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5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6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09:30:00" calcext:value-type="date">
            <text:p>2019-10-07 09:30:00</text:p>
          </table:table-cell>
          <table:table-cell table:style-name="ce5" table:number-columns-repeated="3"/>
          <table:table-cell table:style-name="ce8" table:formula="of:=150+40+30" office:value-type="float" office:value="220" calcext:value-type="float">
            <text:p>220</text:p>
          </table:table-cell>
          <table:table-cell table:style-name="ce8" table:number-columns-repeated="2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1322" calcext:value-type="float">
            <text:p>1322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11H00M00S" calcext:value-type="time">
            <text:p>11:00:00</text:p>
          </table:table-cell>
          <table:table-cell table:formula="of:=(([.R2]-[.L2])/[.T2])*[.J2]+2" office:value-type="float" office:value="398" calcext:value-type="float">
            <text:p>398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09:54:21.556283" calcext:value-type="date">
            <text:p>2019-10-07 09:54:22</text:p>
          </table:table-cell>
          <table:table-cell table:style-name="ce7" table:formula="of:=[.A3]" office:value-type="date" office:date-value="2019-10-07T09:54:21.556283" calcext:value-type="date">
            <text:p>2019-10-07 09:54:22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09:54:21.5562831983" calcext:value-type="date">
            <text:p>12/30/99 09:54 AM</text:p>
          </table:table-cell>
          <table:table-cell table:formula="of:=MOD([.E2]-[.$E$2];[.$H$2])+1+[.$E$2]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08H10M00S" calcext:value-type="time">
            <text:p>08:1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5" calcext:value-type="float">
            <text:p>43745</text:p>
          </table:table-cell>
          <table:table-cell table:formula="of:=[.L3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09:33:01.71115" calcext:value-type="date">
            <text:p>2019-10-07 09:33:02</text:p>
          </table:table-cell>
          <table:table-cell table:style-name="ce7" table:formula="of:=[.A4]" office:value-type="date" office:date-value="2019-10-07T09:33:01.71115" calcext:value-type="date">
            <text:p>2019-10-07 09:33:02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09:33:01.71114998404" calcext:value-type="date">
            <text:p>12/30/99 09:33 AM</text:p>
          </table:table-cell>
          <table:table-cell table:formula="of:=MOD([.E3]-[.$E$2];[.$H$2])+1+[.$E$2]" office:value-type="float" office:value="222" calcext:value-type="float">
            <text:p>222</text:p>
          </table:table-cell>
          <table:table-cell table:formula="of:=MOD([.F3]+1/[.$H$2];5)" office:value-type="float" office:value="0.0166666666666667" calcext:value-type="float">
            <text:p>0,016666666666667</text:p>
          </table:table-cell>
          <table:table-cell table:formula="of:=IF([.F4]=0;[.G3]+2+1/[.$H$2];[.G3]+1/[.$H$2])" office:value-type="float" office:value="0.0166666666666667" calcext:value-type="float">
            <text:p>0,01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08H20M00S" calcext:value-type="time">
            <text:p>08:2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5" calcext:value-type="float">
            <text:p>43745</text:p>
          </table:table-cell>
          <table:table-cell table:formula="of:=[.L4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09:18:16.252686" calcext:value-type="date">
            <text:p>2019-10-07 09:18:16</text:p>
          </table:table-cell>
          <table:table-cell table:style-name="ce7" table:formula="of:=[.A5]" office:value-type="date" office:date-value="2019-10-07T09:18:16.252686" calcext:value-type="date">
            <text:p>2019-10-07 09:18:16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09:18:16.25268643722" calcext:value-type="date">
            <text:p>12/30/99 09:18 AM</text:p>
          </table:table-cell>
          <table:table-cell table:formula="of:=MOD([.E4]-[.$E$2];[.$H$2])+1+[.$E$2]" office:value-type="float" office:value="223" calcext:value-type="float">
            <text:p>223</text:p>
          </table:table-cell>
          <table:table-cell table:formula="of:=MOD([.F4]+1/[.$H$2];5)" office:value-type="float" office:value="0.0333333333333333" calcext:value-type="float">
            <text:p>0,033333333333333</text:p>
          </table:table-cell>
          <table:table-cell table:formula="of:=IF([.F5]=0;[.G4]+2+1/[.$H$2];[.G4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08H30M00S" calcext:value-type="time">
            <text:p>08:3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5" calcext:value-type="float">
            <text:p>43745</text:p>
          </table:table-cell>
          <table:table-cell table:formula="of:=[.L5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09:27:11.320885" calcext:value-type="date">
            <text:p>2019-10-07 09:27:11</text:p>
          </table:table-cell>
          <table:table-cell table:style-name="ce7" table:formula="of:=[.A6]" office:value-type="date" office:date-value="2019-10-07T09:27:11.320885" calcext:value-type="date">
            <text:p>2019-10-07 09:27:11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09:27:11.32088533603" calcext:value-type="date">
            <text:p>12/30/99 09:27 AM</text:p>
          </table:table-cell>
          <table:table-cell table:formula="of:=MOD([.E5]-[.$E$2];[.$H$2])+1+[.$E$2]" office:value-type="float" office:value="224" calcext:value-type="float">
            <text:p>224</text:p>
          </table:table-cell>
          <table:table-cell table:formula="of:=MOD([.F5]+1/[.$H$2];5)" office:value-type="float" office:value="0.05" calcext:value-type="float">
            <text:p>0,05</text:p>
          </table:table-cell>
          <table:table-cell table:formula="of:=IF([.F6]=0;[.G5]+2+1/[.$H$2];[.G5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08H40M00S" calcext:value-type="time">
            <text:p>08:4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5" calcext:value-type="float">
            <text:p>43745</text:p>
          </table:table-cell>
          <table:table-cell table:formula="of:=[.L6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09:46:48.446008" calcext:value-type="date">
            <text:p>2019-10-07 09:46:48</text:p>
          </table:table-cell>
          <table:table-cell table:style-name="ce7" table:formula="of:=[.A7]" office:value-type="date" office:date-value="2019-10-07T09:46:48.446008" calcext:value-type="date">
            <text:p>2019-10-07 09:46:48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09:46:48.44600766432" calcext:value-type="date">
            <text:p>12/30/99 09:46 AM</text:p>
          </table:table-cell>
          <table:table-cell table:formula="of:=MOD([.E6]-[.$E$2];[.$H$2])+1+[.$E$2]" office:value-type="float" office:value="225" calcext:value-type="float">
            <text:p>225</text:p>
          </table:table-cell>
          <table:table-cell table:formula="of:=MOD([.F6]+1/[.$H$2];5)" office:value-type="float" office:value="0.0666666666666667" calcext:value-type="float">
            <text:p>0,066666666666667</text:p>
          </table:table-cell>
          <table:table-cell table:formula="of:=IF([.F7]=0;[.G6]+2+1/[.$H$2];[.G6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08H50M00S" calcext:value-type="time">
            <text:p>08:5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5" calcext:value-type="float">
            <text:p>43745</text:p>
          </table:table-cell>
          <table:table-cell table:formula="of:=[.L7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09:33:46.57256" calcext:value-type="date">
            <text:p>2019-10-07 09:33:47</text:p>
          </table:table-cell>
          <table:table-cell table:style-name="ce7" table:formula="of:=[.A8]" office:value-type="date" office:date-value="2019-10-07T09:33:46.57256" calcext:value-type="date">
            <text:p>2019-10-07 09:33:47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09:33:46.5725604957" calcext:value-type="date">
            <text:p>12/30/99 09:33 AM</text:p>
          </table:table-cell>
          <table:table-cell table:formula="of:=MOD([.E7]-[.$E$2];[.$H$2])+1+[.$E$2]" office:value-type="float" office:value="226" calcext:value-type="float">
            <text:p>226</text:p>
          </table:table-cell>
          <table:table-cell table:formula="of:=MOD([.F7]+1/[.$H$2];5)" office:value-type="float" office:value="0.0833333333333333" calcext:value-type="float">
            <text:p>0,083333333333333</text:p>
          </table:table-cell>
          <table:table-cell table:formula="of:=IF([.F8]=0;[.G7]+2+1/[.$H$2];[.G7]+1/[.$H$2])" office:value-type="float" office:value="0.0833333333333333" calcext:value-type="float">
            <text:p>0,08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09H00M00S" calcext:value-type="time">
            <text:p>09:0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5" calcext:value-type="float">
            <text:p>43745</text:p>
          </table:table-cell>
          <table:table-cell table:formula="of:=[.L8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09:14:42.265566" calcext:value-type="date">
            <text:p>2019-10-07 09:14:42</text:p>
          </table:table-cell>
          <table:table-cell table:style-name="ce7" table:formula="of:=[.A9]" office:value-type="date" office:date-value="2019-10-07T09:14:42.265566" calcext:value-type="date">
            <text:p>2019-10-07 09:14:42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09:14:42.26556570735" calcext:value-type="date">
            <text:p>12/30/99 09:14 AM</text:p>
          </table:table-cell>
          <table:table-cell table:formula="of:=MOD([.E8]-[.$E$2];[.$H$2])+1+[.$E$2]" office:value-type="float" office:value="227" calcext:value-type="float">
            <text:p>227</text:p>
          </table:table-cell>
          <table:table-cell table:formula="of:=MOD([.F8]+1/[.$H$2];5)" office:value-type="float" office:value="0.1" calcext:value-type="float">
            <text:p>0,1</text:p>
          </table:table-cell>
          <table:table-cell table:formula="of:=IF([.F9]=0;[.G8]+2+1/[.$H$2];[.G8]+1/[.$H$2])" office:value-type="float" office:value="0.1" calcext:value-type="float">
            <text:p>0,1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09H10M00S" calcext:value-type="time">
            <text:p>09:1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5" calcext:value-type="float">
            <text:p>43745</text:p>
          </table:table-cell>
          <table:table-cell table:formula="of:=[.L9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];0)&lt;=[.O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09:25:02.443754" calcext:value-type="date">
            <text:p>2019-10-07 09:25:02</text:p>
          </table:table-cell>
          <table:table-cell table:style-name="ce7" table:formula="of:=[.A10]" office:value-type="date" office:date-value="2019-10-07T09:25:02.443754" calcext:value-type="date">
            <text:p>2019-10-07 09:25:02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09:25:02.44375420734" calcext:value-type="date">
            <text:p>12/30/99 09:25 AM</text:p>
          </table:table-cell>
          <table:table-cell table:formula="of:=MOD([.E9]-[.$E$2];[.$H$2])+1+[.$E$2]" office:value-type="float" office:value="228" calcext:value-type="float">
            <text:p>228</text:p>
          </table:table-cell>
          <table:table-cell table:formula="of:=MOD([.F9]+1/[.$H$2];5)" office:value-type="float" office:value="0.116666666666667" calcext:value-type="float">
            <text:p>0,116666666666667</text:p>
          </table:table-cell>
          <table:table-cell table:formula="of:=IF([.F10]=0;[.G9]+2+1/[.$H$2];[.G9]+1/[.$H$2])" office:value-type="float" office:value="0.116666666666667" calcext:value-type="float">
            <text:p>0,11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09H20M00S" calcext:value-type="time">
            <text:p>09:2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5" calcext:value-type="float">
            <text:p>43745</text:p>
          </table:table-cell>
          <table:table-cell table:formula="of:=[.L10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];0)&lt;=[.O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09:12:07.192198" calcext:value-type="date">
            <text:p>2019-10-07 09:12:07</text:p>
          </table:table-cell>
          <table:table-cell table:style-name="ce7" table:formula="of:=[.A11]" office:value-type="date" office:date-value="2019-10-07T09:12:07.192198" calcext:value-type="date">
            <text:p>2019-10-07 09:12:07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09:12:07.19219829887" calcext:value-type="date">
            <text:p>12/30/99 09:12 AM</text:p>
          </table:table-cell>
          <table:table-cell table:formula="of:=MOD([.E10]-[.$E$2];[.$H$2])+1+[.$E$2]" office:value-type="float" office:value="229" calcext:value-type="float">
            <text:p>229</text:p>
          </table:table-cell>
          <table:table-cell table:formula="of:=MOD([.F10]+1/[.$H$2];5)" office:value-type="float" office:value="0.133333333333333" calcext:value-type="float">
            <text:p>0,133333333333333</text:p>
          </table:table-cell>
          <table:table-cell table:formula="of:=IF([.F11]=0;[.G10]+2+1/[.$H$2];[.G10]+1/[.$H$2])" office:value-type="float" office:value="0.133333333333333" calcext:value-type="float">
            <text:p>0,1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09H30M00S" calcext:value-type="time">
            <text:p>09:3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5" calcext:value-type="float">
            <text:p>43745</text:p>
          </table:table-cell>
          <table:table-cell table:formula="of:=[.L11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1];0)&lt;=[.O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09:31:39.972872" calcext:value-type="date">
            <text:p>2019-10-07 09:31:40</text:p>
          </table:table-cell>
          <table:table-cell table:style-name="ce7" table:formula="of:=[.A12]" office:value-type="date" office:date-value="2019-10-07T09:31:39.972872" calcext:value-type="date">
            <text:p>2019-10-07 09:31:40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09:31:39.97287187725" calcext:value-type="date">
            <text:p>12/30/99 09:31 AM</text:p>
          </table:table-cell>
          <table:table-cell table:formula="of:=MOD([.E11]-[.$E$2];[.$H$2])+1+[.$E$2]" office:value-type="float" office:value="230" calcext:value-type="float">
            <text:p>230</text:p>
          </table:table-cell>
          <table:table-cell table:formula="of:=MOD([.F11]+1/[.$H$2];5)" office:value-type="float" office:value="0.15" calcext:value-type="float">
            <text:p>0,15</text:p>
          </table:table-cell>
          <table:table-cell table:formula="of:=IF([.F12]=0;[.G11]+2+1/[.$H$2];[.G11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09H40M00S" calcext:value-type="time">
            <text:p>09:4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5" calcext:value-type="float">
            <text:p>43745</text:p>
          </table:table-cell>
          <table:table-cell table:formula="of:=[.L12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2];0)&lt;=[.O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09:51:22.508042" calcext:value-type="date">
            <text:p>2019-10-07 09:51:23</text:p>
          </table:table-cell>
          <table:table-cell table:style-name="ce7" table:formula="of:=[.A13]" office:value-type="date" office:date-value="2019-10-07T09:51:22.508042" calcext:value-type="date">
            <text:p>2019-10-07 09:51:23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09:51:22.50804205891" calcext:value-type="date">
            <text:p>12/30/99 09:51 AM</text:p>
          </table:table-cell>
          <table:table-cell table:formula="of:=MOD([.E12]-[.$E$2];[.$H$2])+1+[.$E$2]" office:value-type="float" office:value="231" calcext:value-type="float">
            <text:p>231</text:p>
          </table:table-cell>
          <table:table-cell table:formula="of:=MOD([.F12]+1/[.$H$2];5)" office:value-type="float" office:value="0.166666666666667" calcext:value-type="float">
            <text:p>0,166666666666667</text:p>
          </table:table-cell>
          <table:table-cell table:formula="of:=IF([.F13]=0;[.G12]+2+1/[.$H$2];[.G12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09H50M00S" calcext:value-type="time">
            <text:p>09:5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5" calcext:value-type="float">
            <text:p>43745</text:p>
          </table:table-cell>
          <table:table-cell table:formula="of:=[.L13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3];0)&lt;=[.O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09:37:28.847562" calcext:value-type="date">
            <text:p>2019-10-07 09:37:29</text:p>
          </table:table-cell>
          <table:table-cell table:style-name="ce7" table:formula="of:=[.A14]" office:value-type="date" office:date-value="2019-10-07T09:37:28.847562" calcext:value-type="date">
            <text:p>2019-10-07 09:37:29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09:37:28.84756249376" calcext:value-type="date">
            <text:p>12/30/99 09:37 AM</text:p>
          </table:table-cell>
          <table:table-cell table:formula="of:=MOD([.E13]-[.$E$2];[.$H$2])+1+[.$E$2]" office:value-type="float" office:value="232" calcext:value-type="float">
            <text:p>232</text:p>
          </table:table-cell>
          <table:table-cell table:formula="of:=MOD([.F13]+1/[.$H$2];5)" office:value-type="float" office:value="0.183333333333333" calcext:value-type="float">
            <text:p>0,183333333333333</text:p>
          </table:table-cell>
          <table:table-cell table:formula="of:=IF([.F14]=0;[.G13]+2+1/[.$H$2];[.G13]+1/[.$H$2])" office:value-type="float" office:value="0.183333333333333" calcext:value-type="float">
            <text:p>0,183333333333333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10H00M00S" calcext:value-type="time">
            <text:p>10:0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5" calcext:value-type="float">
            <text:p>43745</text:p>
          </table:table-cell>
          <table:table-cell table:formula="of:=[.L14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4];0)&lt;=[.O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09:29:53.73656" calcext:value-type="date">
            <text:p>2019-10-07 09:29:54</text:p>
          </table:table-cell>
          <table:table-cell table:style-name="ce7" table:formula="of:=[.A15]" office:value-type="date" office:date-value="2019-10-07T09:29:53.73656" calcext:value-type="date">
            <text:p>2019-10-07 09:29:54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09:29:53.73656040989" calcext:value-type="date">
            <text:p>12/30/99 09:29 AM</text:p>
          </table:table-cell>
          <table:table-cell table:formula="of:=MOD([.E14]-[.$E$2];[.$H$2])+1+[.$E$2]" office:value-type="float" office:value="233" calcext:value-type="float">
            <text:p>233</text:p>
          </table:table-cell>
          <table:table-cell table:formula="of:=MOD([.F14]+1/[.$H$2];5)" office:value-type="float" office:value="0.2" calcext:value-type="float">
            <text:p>0,2</text:p>
          </table:table-cell>
          <table:table-cell table:formula="of:=IF([.F15]=0;[.G14]+2+1/[.$H$2];[.G14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10H10M00S" calcext:value-type="time">
            <text:p>10:1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5" calcext:value-type="float">
            <text:p>43745</text:p>
          </table:table-cell>
          <table:table-cell table:formula="of:=[.L15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5];0)&lt;=[.O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09:33:23.798625" calcext:value-type="date">
            <text:p>2019-10-07 09:33:24</text:p>
          </table:table-cell>
          <table:table-cell table:style-name="ce7" table:formula="of:=[.A16]" office:value-type="date" office:date-value="2019-10-07T09:33:23.798625" calcext:value-type="date">
            <text:p>2019-10-07 09:33:24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09:33:23.79862510599" calcext:value-type="date">
            <text:p>12/30/99 09:33 AM</text:p>
          </table:table-cell>
          <table:table-cell table:formula="of:=MOD([.E15]-[.$E$2];[.$H$2])+1+[.$E$2]" office:value-type="float" office:value="234" calcext:value-type="float">
            <text:p>234</text:p>
          </table:table-cell>
          <table:table-cell table:formula="of:=MOD([.F15]+1/[.$H$2];5)" office:value-type="float" office:value="0.216666666666667" calcext:value-type="float">
            <text:p>0,216666666666667</text:p>
          </table:table-cell>
          <table:table-cell table:formula="of:=IF([.F16]=0;[.G15]+2+1/[.$H$2];[.G15]+1/[.$H$2])" office:value-type="float" office:value="0.216666666666667" calcext:value-type="float">
            <text:p>0,216666666666667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10H20M00S" calcext:value-type="time">
            <text:p>10:2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5" calcext:value-type="float">
            <text:p>43745</text:p>
          </table:table-cell>
          <table:table-cell table:formula="of:=[.L16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6];0)&lt;=[.O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09:16:43.451271" calcext:value-type="date">
            <text:p>2019-10-07 09:16:43</text:p>
          </table:table-cell>
          <table:table-cell table:style-name="ce7" table:formula="of:=[.A17]" office:value-type="date" office:date-value="2019-10-07T09:16:43.451271" calcext:value-type="date">
            <text:p>2019-10-07 09:16:43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09:16:43.45127054024" calcext:value-type="date">
            <text:p>12/30/99 09:16 AM</text:p>
          </table:table-cell>
          <table:table-cell table:formula="of:=MOD([.E16]-[.$E$2];[.$H$2])+1+[.$E$2]" office:value-type="float" office:value="235" calcext:value-type="float">
            <text:p>235</text:p>
          </table:table-cell>
          <table:table-cell table:formula="of:=MOD([.F16]+1/[.$H$2];5)" office:value-type="float" office:value="0.233333333333333" calcext:value-type="float">
            <text:p>0,233333333333333</text:p>
          </table:table-cell>
          <table:table-cell table:formula="of:=IF([.F17]=0;[.G16]+2+1/[.$H$2];[.G16]+1/[.$H$2])" office:value-type="float" office:value="0.233333333333333" calcext:value-type="float">
            <text:p>0,233333333333333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10H30M00S" calcext:value-type="time">
            <text:p>10:3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5" calcext:value-type="float">
            <text:p>43745</text:p>
          </table:table-cell>
          <table:table-cell table:formula="of:=[.L17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09:25:03.231252" calcext:value-type="date">
            <text:p>2019-10-07 09:25:03</text:p>
          </table:table-cell>
          <table:table-cell table:style-name="ce7" table:formula="of:=[.A18]" office:value-type="date" office:date-value="2019-10-07T09:25:03.231252" calcext:value-type="date">
            <text:p>2019-10-07 09:25:03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09:25:03.23125182185" calcext:value-type="date">
            <text:p>12/30/99 09:25 AM</text:p>
          </table:table-cell>
          <table:table-cell table:formula="of:=MOD([.E17]-[.$E$2];[.$H$2])+1+[.$E$2]" office:value-type="float" office:value="236" calcext:value-type="float">
            <text:p>236</text:p>
          </table:table-cell>
          <table:table-cell table:formula="of:=MOD([.F17]+1/[.$H$2];5)" office:value-type="float" office:value="0.25" calcext:value-type="float">
            <text:p>0,25</text:p>
          </table:table-cell>
          <table:table-cell table:formula="of:=IF([.F18]=0;[.G17]+2+1/[.$H$2];[.G17]+1/[.$H$2])" office:value-type="float" office:value="0.25" calcext:value-type="float">
            <text:p>0,2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10H40M00S" calcext:value-type="time">
            <text:p>10:40:00</text:p>
          </table:table-cell>
          <table:table-cell table:formula="of:=IF([.L18]&lt;[.L17];[.M17]+[.H$2];[.M17])" office:value-type="float" office:value="0" calcext:value-type="float">
            <text:p>0</text:p>
          </table:table-cell>
          <table:table-cell table:formula="of:=OFFSET([.C$4];[.M18];0)" office:value-type="float" office:value="43745" calcext:value-type="float">
            <text:p>43745</text:p>
          </table:table-cell>
          <table:table-cell table:formula="of:=[.L18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];0)&lt;=[.O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10:12:32.670582" calcext:value-type="date">
            <text:p>2019-10-07 10:12:33</text:p>
          </table:table-cell>
          <table:table-cell table:style-name="ce7" table:formula="of:=[.A19]" office:value-type="date" office:date-value="2019-10-07T10:12:32.670582" calcext:value-type="date">
            <text:p>2019-10-07 10:12:33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10:12:32.67058156896" calcext:value-type="date">
            <text:p>12/30/99 10:12 AM</text:p>
          </table:table-cell>
          <table:table-cell table:formula="of:=MOD([.E18]-[.$E$2];[.$H$2])+1+[.$E$2]" office:value-type="float" office:value="237" calcext:value-type="float">
            <text:p>237</text:p>
          </table:table-cell>
          <table:table-cell table:formula="of:=MOD([.F18]+1/[.$H$2];5)" office:value-type="float" office:value="0.266666666666667" calcext:value-type="float">
            <text:p>0,266666666666667</text:p>
          </table:table-cell>
          <table:table-cell table:formula="of:=IF([.F19]=0;[.G18]+2+1/[.$H$2];[.G18]+1/[.$H$2])" office:value-type="float" office:value="0.266666666666667" calcext:value-type="float">
            <text:p>0,266666666666667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10H50M00S" calcext:value-type="time">
            <text:p>10:50:00</text:p>
          </table:table-cell>
          <table:table-cell table:formula="of:=IF([.L19]&lt;[.L18];[.M18]+[.H$2];[.M18])" office:value-type="float" office:value="0" calcext:value-type="float">
            <text:p>0</text:p>
          </table:table-cell>
          <table:table-cell table:formula="of:=OFFSET([.C$4];[.M19];0)" office:value-type="float" office:value="43745" calcext:value-type="float">
            <text:p>43745</text:p>
          </table:table-cell>
          <table:table-cell table:formula="of:=[.L19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9];0)&lt;=[.O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09:27:16.629426" calcext:value-type="date">
            <text:p>2019-10-07 09:27:17</text:p>
          </table:table-cell>
          <table:table-cell table:style-name="ce7" table:formula="of:=[.A20]" office:value-type="date" office:date-value="2019-10-07T09:27:16.629426" calcext:value-type="date">
            <text:p>2019-10-07 09:27:17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09:27:16.62942561787" calcext:value-type="date">
            <text:p>12/30/99 09:27 AM</text:p>
          </table:table-cell>
          <table:table-cell table:formula="of:=MOD([.E19]-[.$E$2];[.$H$2])+1+[.$E$2]" office:value-type="float" office:value="238" calcext:value-type="float">
            <text:p>238</text:p>
          </table:table-cell>
          <table:table-cell table:formula="of:=MOD([.F19]+1/[.$H$2];5)" office:value-type="float" office:value="0.283333333333333" calcext:value-type="float">
            <text:p>0,283333333333333</text:p>
          </table:table-cell>
          <table:table-cell table:formula="of:=IF([.F20]=0;[.G19]+2+1/[.$H$2];[.G19]+1/[.$H$2])" office:value-type="float" office:value="0.283333333333333" calcext:value-type="float">
            <text:p>0,283333333333333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11H00M00S" calcext:value-type="time">
            <text:p>11:00:00</text:p>
          </table:table-cell>
          <table:table-cell table:formula="of:=IF([.L20]&lt;[.L19];[.M19]+[.H$2];[.M19])" office:value-type="float" office:value="0" calcext:value-type="float">
            <text:p>0</text:p>
          </table:table-cell>
          <table:table-cell table:formula="of:=OFFSET([.C$4];[.M20];0)" office:value-type="float" office:value="43745" calcext:value-type="float">
            <text:p>43745</text:p>
          </table:table-cell>
          <table:table-cell table:formula="of:=[.L20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0];0)&lt;=[.O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09:31:59.442858" calcext:value-type="date">
            <text:p>2019-10-07 09:31:59</text:p>
          </table:table-cell>
          <table:table-cell table:style-name="ce7" table:formula="of:=[.A21]" office:value-type="date" office:date-value="2019-10-07T09:31:59.442858" calcext:value-type="date">
            <text:p>2019-10-07 09:31:59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09:31:59.44285780191" calcext:value-type="date">
            <text:p>12/30/99 09:31 AM</text:p>
          </table:table-cell>
          <table:table-cell table:formula="of:=MOD([.E20]-[.$E$2];[.$H$2])+1+[.$E$2]" office:value-type="float" office:value="239" calcext:value-type="float">
            <text:p>239</text:p>
          </table:table-cell>
          <table:table-cell table:formula="of:=MOD([.F20]+1/[.$H$2];5)" office:value-type="float" office:value="0.3" calcext:value-type="float">
            <text:p>0,3</text:p>
          </table:table-cell>
          <table:table-cell table:formula="of:=IF([.F21]=0;[.G20]+2+1/[.$H$2];[.G20]+1/[.$H$2])" office:value-type="float" office:value="0.3" calcext:value-type="float">
            <text:p>0,3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08H10M00S" calcext:value-type="time">
            <text:p>08:10:00</text:p>
          </table:table-cell>
          <table:table-cell table:formula="of:=IF([.L21]&lt;[.L20];[.M20]+[.H$2];[.M20])" office:value-type="float" office:value="60" calcext:value-type="float">
            <text:p>60</text:p>
          </table:table-cell>
          <table:table-cell table:formula="of:=OFFSET([.C$4];[.M21];0)" office:value-type="float" office:value="43746" calcext:value-type="float">
            <text:p>43746</text:p>
          </table:table-cell>
          <table:table-cell table:formula="of:=[.L21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1];0)&lt;=[.O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09:41:13.916857" calcext:value-type="date">
            <text:p>2019-10-07 09:41:14</text:p>
          </table:table-cell>
          <table:table-cell table:style-name="ce7" table:formula="of:=[.A22]" office:value-type="date" office:date-value="2019-10-07T09:41:13.916857" calcext:value-type="date">
            <text:p>2019-10-07 09:41:14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09:41:13.91685694456" calcext:value-type="date">
            <text:p>12/30/99 09:41 AM</text:p>
          </table:table-cell>
          <table:table-cell table:formula="of:=MOD([.E21]-[.$E$2];[.$H$2])+1+[.$E$2]" office:value-type="float" office:value="240" calcext:value-type="float">
            <text:p>240</text:p>
          </table:table-cell>
          <table:table-cell table:formula="of:=MOD([.F21]+1/[.$H$2];5)" office:value-type="float" office:value="0.316666666666667" calcext:value-type="float">
            <text:p>0,316666666666667</text:p>
          </table:table-cell>
          <table:table-cell table:formula="of:=IF([.F22]=0;[.G21]+2+1/[.$H$2];[.G21]+1/[.$H$2])" office:value-type="float" office:value="0.316666666666667" calcext:value-type="float">
            <text:p>0,316666666666667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08H20M00S" calcext:value-type="time">
            <text:p>08:20:00</text:p>
          </table:table-cell>
          <table:table-cell table:formula="of:=IF([.L22]&lt;[.L21];[.M21]+[.H$2];[.M21])" office:value-type="float" office:value="60" calcext:value-type="float">
            <text:p>60</text:p>
          </table:table-cell>
          <table:table-cell table:formula="of:=OFFSET([.C$4];[.M22];0)" office:value-type="float" office:value="43746" calcext:value-type="float">
            <text:p>43746</text:p>
          </table:table-cell>
          <table:table-cell table:formula="of:=[.L22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2];0)&lt;=[.O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09:02:51.29167" calcext:value-type="date">
            <text:p>2019-10-07 09:02:51</text:p>
          </table:table-cell>
          <table:table-cell table:style-name="ce7" table:formula="of:=[.A23]" office:value-type="date" office:date-value="2019-10-07T09:02:51.29167" calcext:value-type="date">
            <text:p>2019-10-07 09:02:51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09:02:51.29167048261" calcext:value-type="date">
            <text:p>12/30/99 09:02 AM</text:p>
          </table:table-cell>
          <table:table-cell table:formula="of:=MOD([.E22]-[.$E$2];[.$H$2])+1+[.$E$2]" office:value-type="float" office:value="241" calcext:value-type="float">
            <text:p>241</text:p>
          </table:table-cell>
          <table:table-cell table:formula="of:=MOD([.F22]+1/[.$H$2];5)" office:value-type="float" office:value="0.333333333333333" calcext:value-type="float">
            <text:p>0,333333333333333</text:p>
          </table:table-cell>
          <table:table-cell table:formula="of:=IF([.F23]=0;[.G22]+2+1/[.$H$2];[.G22]+1/[.$H$2])" office:value-type="float" office:value="0.333333333333333" calcext:value-type="float">
            <text:p>0,333333333333333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08H30M00S" calcext:value-type="time">
            <text:p>08:30:00</text:p>
          </table:table-cell>
          <table:table-cell table:formula="of:=IF([.L23]&lt;[.L22];[.M22]+[.H$2];[.M22])" office:value-type="float" office:value="60" calcext:value-type="float">
            <text:p>60</text:p>
          </table:table-cell>
          <table:table-cell table:formula="of:=OFFSET([.C$4];[.M23];0)" office:value-type="float" office:value="43746" calcext:value-type="float">
            <text:p>43746</text:p>
          </table:table-cell>
          <table:table-cell table:formula="of:=[.L23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3];0)&lt;=[.O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09:52:04.97159" calcext:value-type="date">
            <text:p>2019-10-07 09:52:05</text:p>
          </table:table-cell>
          <table:table-cell table:style-name="ce7" table:formula="of:=[.A24]" office:value-type="date" office:date-value="2019-10-07T09:52:04.97159" calcext:value-type="date">
            <text:p>2019-10-07 09:52:05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09:52:04.97159040067" calcext:value-type="date">
            <text:p>12/30/99 09:52 AM</text:p>
          </table:table-cell>
          <table:table-cell table:formula="of:=MOD([.E23]-[.$E$2];[.$H$2])+1+[.$E$2]" office:value-type="float" office:value="242" calcext:value-type="float">
            <text:p>242</text:p>
          </table:table-cell>
          <table:table-cell table:formula="of:=MOD([.F23]+1/[.$H$2];5)" office:value-type="float" office:value="0.35" calcext:value-type="float">
            <text:p>0,35</text:p>
          </table:table-cell>
          <table:table-cell table:formula="of:=IF([.F24]=0;[.G23]+2+1/[.$H$2];[.G23]+1/[.$H$2])" office:value-type="float" office:value="0.35" calcext:value-type="float">
            <text:p>0,35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08H40M00S" calcext:value-type="time">
            <text:p>08:40:00</text:p>
          </table:table-cell>
          <table:table-cell table:formula="of:=IF([.L24]&lt;[.L23];[.M23]+[.H$2];[.M23])" office:value-type="float" office:value="60" calcext:value-type="float">
            <text:p>60</text:p>
          </table:table-cell>
          <table:table-cell table:formula="of:=OFFSET([.C$4];[.M24];0)" office:value-type="float" office:value="43746" calcext:value-type="float">
            <text:p>43746</text:p>
          </table:table-cell>
          <table:table-cell table:formula="of:=[.L24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4];0)&lt;=[.O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09:35:53.055255" calcext:value-type="date">
            <text:p>2019-10-07 09:35:53</text:p>
          </table:table-cell>
          <table:table-cell table:style-name="ce7" table:formula="of:=[.A25]" office:value-type="date" office:date-value="2019-10-07T09:35:53.055255" calcext:value-type="date">
            <text:p>2019-10-07 09:35:53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09:35:53.05525492877" calcext:value-type="date">
            <text:p>12/30/99 09:35 AM</text:p>
          </table:table-cell>
          <table:table-cell table:formula="of:=MOD([.E24]-[.$E$2];[.$H$2])+1+[.$E$2]" office:value-type="float" office:value="243" calcext:value-type="float">
            <text:p>243</text:p>
          </table:table-cell>
          <table:table-cell table:formula="of:=MOD([.F24]+1/[.$H$2];5)" office:value-type="float" office:value="0.366666666666667" calcext:value-type="float">
            <text:p>0,366666666666667</text:p>
          </table:table-cell>
          <table:table-cell table:formula="of:=IF([.F25]=0;[.G24]+2+1/[.$H$2];[.G24]+1/[.$H$2])" office:value-type="float" office:value="0.366666666666667" calcext:value-type="float">
            <text:p>0,366666666666667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08H50M00S" calcext:value-type="time">
            <text:p>08:50:00</text:p>
          </table:table-cell>
          <table:table-cell table:formula="of:=IF([.L25]&lt;[.L24];[.M24]+[.H$2];[.M24])" office:value-type="float" office:value="60" calcext:value-type="float">
            <text:p>60</text:p>
          </table:table-cell>
          <table:table-cell table:formula="of:=OFFSET([.C$4];[.M25];0)" office:value-type="float" office:value="43746" calcext:value-type="float">
            <text:p>43746</text:p>
          </table:table-cell>
          <table:table-cell table:formula="of:=[.L25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25];0)&lt;=[.O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09:48:56.696215" calcext:value-type="date">
            <text:p>2019-10-07 09:48:57</text:p>
          </table:table-cell>
          <table:table-cell table:style-name="ce7" table:formula="of:=[.A26]" office:value-type="date" office:date-value="2019-10-07T09:48:56.696215" calcext:value-type="date">
            <text:p>2019-10-07 09:48:57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09:48:56.69621476438" calcext:value-type="date">
            <text:p>12/30/99 09:48 AM</text:p>
          </table:table-cell>
          <table:table-cell table:formula="of:=MOD([.E25]-[.$E$2];[.$H$2])+1+[.$E$2]" office:value-type="float" office:value="244" calcext:value-type="float">
            <text:p>244</text:p>
          </table:table-cell>
          <table:table-cell table:formula="of:=MOD([.F25]+1/[.$H$2];5)" office:value-type="float" office:value="0.383333333333333" calcext:value-type="float">
            <text:p>0,383333333333333</text:p>
          </table:table-cell>
          <table:table-cell table:formula="of:=IF([.F26]=0;[.G25]+2+1/[.$H$2];[.G25]+1/[.$H$2])" office:value-type="float" office:value="0.383333333333333" calcext:value-type="float">
            <text:p>0,383333333333333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09H00M00S" calcext:value-type="time">
            <text:p>09:00:00</text:p>
          </table:table-cell>
          <table:table-cell table:formula="of:=IF([.L26]&lt;[.L25];[.M25]+[.H$2];[.M25])" office:value-type="float" office:value="60" calcext:value-type="float">
            <text:p>60</text:p>
          </table:table-cell>
          <table:table-cell table:formula="of:=OFFSET([.C$4];[.M26];0)" office:value-type="float" office:value="43746" calcext:value-type="float">
            <text:p>43746</text:p>
          </table:table-cell>
          <table:table-cell table:formula="of:=[.L26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26];0)&lt;=[.O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09:29:45.616419" calcext:value-type="date">
            <text:p>2019-10-07 09:29:46</text:p>
          </table:table-cell>
          <table:table-cell table:style-name="ce7" table:formula="of:=[.A27]" office:value-type="date" office:date-value="2019-10-07T09:29:45.616419" calcext:value-type="date">
            <text:p>2019-10-07 09:29:46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09:29:45.6164192548" calcext:value-type="date">
            <text:p>12/30/99 09:29 AM</text:p>
          </table:table-cell>
          <table:table-cell table:formula="of:=MOD([.E26]-[.$E$2];[.$H$2])+1+[.$E$2]" office:value-type="float" office:value="245" calcext:value-type="float">
            <text:p>245</text:p>
          </table:table-cell>
          <table:table-cell table:formula="of:=MOD([.F26]+1/[.$H$2];5)" office:value-type="float" office:value="0.4" calcext:value-type="float">
            <text:p>0,4</text:p>
          </table:table-cell>
          <table:table-cell table:formula="of:=IF([.F27]=0;[.G26]+2+1/[.$H$2];[.G26]+1/[.$H$2])" office:value-type="float" office:value="0.4" calcext:value-type="float">
            <text:p>0,4</text:p>
          </table:table-cell>
          <table:table-cell table:number-columns-repeated="4"/>
          <table:table-cell table:formula="of:=SUM(MOD(SUM([.L26]-[.L$2];[.T$2]);[.R$2]-[.L$2]);[.L$2])" office:value-type="time" office:time-value="PT09H10M00S" calcext:value-type="time">
            <text:p>09:10:00</text:p>
          </table:table-cell>
          <table:table-cell table:formula="of:=IF([.L27]&lt;[.L26];[.M26]+[.H$2];[.M26])" office:value-type="float" office:value="60" calcext:value-type="float">
            <text:p>60</text:p>
          </table:table-cell>
          <table:table-cell table:formula="of:=OFFSET([.C$4];[.M27];0)" office:value-type="float" office:value="43746" calcext:value-type="float">
            <text:p>43746</text:p>
          </table:table-cell>
          <table:table-cell table:formula="of:=[.L27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7];0)&lt;=[.O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09:39:54.084387" calcext:value-type="date">
            <text:p>2019-10-07 09:39:54</text:p>
          </table:table-cell>
          <table:table-cell table:style-name="ce7" table:formula="of:=[.A28]" office:value-type="date" office:date-value="2019-10-07T09:39:54.084387" calcext:value-type="date">
            <text:p>2019-10-07 09:39:54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09:39:54.08438724931" calcext:value-type="date">
            <text:p>12/30/99 09:39 AM</text:p>
          </table:table-cell>
          <table:table-cell table:formula="of:=MOD([.E27]-[.$E$2];[.$H$2])+1+[.$E$2]" office:value-type="float" office:value="246" calcext:value-type="float">
            <text:p>246</text:p>
          </table:table-cell>
          <table:table-cell table:formula="of:=MOD([.F27]+1/[.$H$2];5)" office:value-type="float" office:value="0.416666666666667" calcext:value-type="float">
            <text:p>0,416666666666667</text:p>
          </table:table-cell>
          <table:table-cell table:formula="of:=IF([.F28]=0;[.G27]+2+1/[.$H$2];[.G27]+1/[.$H$2])" office:value-type="float" office:value="0.416666666666667" calcext:value-type="float">
            <text:p>0,416666666666667</text:p>
          </table:table-cell>
          <table:table-cell table:number-columns-repeated="4"/>
          <table:table-cell table:formula="of:=SUM(MOD(SUM([.L27]-[.L$2];[.T$2]);[.R$2]-[.L$2]);[.L$2])" office:value-type="time" office:time-value="PT09H20M00S" calcext:value-type="time">
            <text:p>09:20:00</text:p>
          </table:table-cell>
          <table:table-cell table:formula="of:=IF([.L28]&lt;[.L27];[.M27]+[.H$2];[.M27])" office:value-type="float" office:value="60" calcext:value-type="float">
            <text:p>60</text:p>
          </table:table-cell>
          <table:table-cell table:formula="of:=OFFSET([.C$4];[.M28];0)" office:value-type="float" office:value="43746" calcext:value-type="float">
            <text:p>43746</text:p>
          </table:table-cell>
          <table:table-cell table:formula="of:=[.L28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8];0)&lt;=[.O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08:56:45.88434" calcext:value-type="date">
            <text:p>2019-10-07 08:56:46</text:p>
          </table:table-cell>
          <table:table-cell table:style-name="ce7" table:formula="of:=[.A29]" office:value-type="date" office:date-value="2019-10-07T08:56:45.88434" calcext:value-type="date">
            <text:p>2019-10-07 08:56:46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08:56:45.88434033561" calcext:value-type="date">
            <text:p>12/30/99 08:56 AM</text:p>
          </table:table-cell>
          <table:table-cell table:formula="of:=MOD([.E28]-[.$E$2];[.$H$2])+1+[.$E$2]" office:value-type="float" office:value="247" calcext:value-type="float">
            <text:p>247</text:p>
          </table:table-cell>
          <table:table-cell table:formula="of:=MOD([.F28]+1/[.$H$2];5)" office:value-type="float" office:value="0.433333333333333" calcext:value-type="float">
            <text:p>0,433333333333333</text:p>
          </table:table-cell>
          <table:table-cell table:formula="of:=IF([.F29]=0;[.G28]+2+1/[.$H$2];[.G28]+1/[.$H$2])" office:value-type="float" office:value="0.433333333333333" calcext:value-type="float">
            <text:p>0,433333333333333</text:p>
          </table:table-cell>
          <table:table-cell table:number-columns-repeated="4"/>
          <table:table-cell table:formula="of:=SUM(MOD(SUM([.L28]-[.L$2];[.T$2]);[.R$2]-[.L$2]);[.L$2])" office:value-type="time" office:time-value="PT09H30M00S" calcext:value-type="time">
            <text:p>09:30:00</text:p>
          </table:table-cell>
          <table:table-cell table:formula="of:=IF([.L29]&lt;[.L28];[.M28]+[.H$2];[.M28])" office:value-type="float" office:value="60" calcext:value-type="float">
            <text:p>6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9];0)&lt;=[.O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09:55:02.471452" calcext:value-type="date">
            <text:p>2019-10-07 09:55:02</text:p>
          </table:table-cell>
          <table:table-cell table:style-name="ce7" table:formula="of:=[.A30]" office:value-type="date" office:date-value="2019-10-07T09:55:02.471452" calcext:value-type="date">
            <text:p>2019-10-07 09:55:02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09:55:02.47145241592" calcext:value-type="date">
            <text:p>12/30/99 09:55 AM</text:p>
          </table:table-cell>
          <table:table-cell table:formula="of:=MOD([.E29]-[.$E$2];[.$H$2])+1+[.$E$2]" office:value-type="float" office:value="248" calcext:value-type="float">
            <text:p>248</text:p>
          </table:table-cell>
          <table:table-cell table:formula="of:=MOD([.F29]+1/[.$H$2];5)" office:value-type="float" office:value="0.45" calcext:value-type="float">
            <text:p>0,45</text:p>
          </table:table-cell>
          <table:table-cell table:formula="of:=IF([.F30]=0;[.G29]+2+1/[.$H$2];[.G29]+1/[.$H$2])" office:value-type="float" office:value="0.45" calcext:value-type="float">
            <text:p>0,45</text:p>
          </table:table-cell>
          <table:table-cell table:number-columns-repeated="4"/>
          <table:table-cell table:formula="of:=SUM(MOD(SUM([.L29]-[.L$2];[.T$2]);[.R$2]-[.L$2]);[.L$2])" office:value-type="time" office:time-value="PT09H40M00S" calcext:value-type="time">
            <text:p>09:40:00</text:p>
          </table:table-cell>
          <table:table-cell table:formula="of:=IF([.L30]&lt;[.L29];[.M29]+[.H$2];[.M29])" office:value-type="float" office:value="60" calcext:value-type="float">
            <text:p>6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30];0)&lt;=[.O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09:03:11.395964" calcext:value-type="date">
            <text:p>2019-10-07 09:03:11</text:p>
          </table:table-cell>
          <table:table-cell table:formula="of:=[.A31]" office:value-type="float" office:value="43745.3772152311" calcext:value-type="float">
            <text:p>43745.3772152311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377215231063019" calcext:value-type="float">
            <text:p>0.377215231063019</text:p>
          </table:table-cell>
          <table:table-cell table:formula="of:=MOD([.E30]-[.$E$2];[.$H$2])+1+[.$E$2]" office:value-type="float" office:value="249" calcext:value-type="float">
            <text:p>249</text:p>
          </table:table-cell>
          <table:table-cell table:formula="of:=MOD([.F30]+1/[.$H$2];5)" office:value-type="float" office:value="0.466666666666667" calcext:value-type="float">
            <text:p>0,466666666666667</text:p>
          </table:table-cell>
          <table:table-cell table:formula="of:=IF([.F31]=0;[.G30]+2+1/[.$H$2];[.G30]+1/[.$H$2])" office:value-type="float" office:value="0.466666666666667" calcext:value-type="float">
            <text:p>0,466666666666667</text:p>
          </table:table-cell>
          <table:table-cell table:number-columns-repeated="4"/>
          <table:table-cell table:formula="of:=SUM(MOD(SUM([.L30]-[.L$2];[.T$2]);[.R$2]-[.L$2]);[.L$2])" office:value-type="time" office:time-value="PT09H50M00S" calcext:value-type="time">
            <text:p>09:50:00</text:p>
          </table:table-cell>
          <table:table-cell table:formula="of:=IF([.L31]&lt;[.L30];[.M30]+[.H$2];[.M30])" office:value-type="float" office:value="60" calcext:value-type="float">
            <text:p>6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31];0)&lt;=[.O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09:32:41.426063" calcext:value-type="date">
            <text:p>2019-10-07 09:32:41</text:p>
          </table:table-cell>
          <table:table-cell table:formula="of:=[.A32]" office:value-type="float" office:value="43745.3977016905" calcext:value-type="float">
            <text:p>43745.3977016905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397701690540998" calcext:value-type="float">
            <text:p>0.397701690540998</text:p>
          </table:table-cell>
          <table:table-cell table:formula="of:=MOD([.E31]-[.$E$2];[.$H$2])+1+[.$E$2]" office:value-type="float" office:value="250" calcext:value-type="float">
            <text:p>250</text:p>
          </table:table-cell>
          <table:table-cell table:formula="of:=MOD([.F31]+1/[.$H$2];5)" office:value-type="float" office:value="0.483333333333333" calcext:value-type="float">
            <text:p>0,483333333333333</text:p>
          </table:table-cell>
          <table:table-cell table:formula="of:=IF([.F32]=0;[.G31]+2+1/[.$H$2];[.G31]+1/[.$H$2])" office:value-type="float" office:value="0.483333333333333" calcext:value-type="float">
            <text:p>0,483333333333333</text:p>
          </table:table-cell>
          <table:table-cell table:number-columns-repeated="4"/>
          <table:table-cell table:formula="of:=SUM(MOD(SUM([.L31]-[.L$2];[.T$2]);[.R$2]-[.L$2]);[.L$2])" office:value-type="time" office:time-value="PT10H00M00S" calcext:value-type="time">
            <text:p>10:00:00</text:p>
          </table:table-cell>
          <table:table-cell table:formula="of:=IF([.L32]&lt;[.L31];[.M31]+[.H$2];[.M31])" office:value-type="float" office:value="60" calcext:value-type="float">
            <text:p>6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32];0)&lt;=[.O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09:10:46.899772" calcext:value-type="date">
            <text:p>2019-10-07 09:10:47</text:p>
          </table:table-cell>
          <table:table-cell table:formula="of:=[.A33]" office:value-type="float" office:value="43745.3824872659" calcext:value-type="float">
            <text:p>43745.3824872659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382487265880627" calcext:value-type="float">
            <text:p>0.382487265880627</text:p>
          </table:table-cell>
          <table:table-cell table:formula="of:=MOD([.E32]-[.$E$2];[.$H$2])+1+[.$E$2]" office:value-type="float" office:value="251" calcext:value-type="float">
            <text:p>251</text:p>
          </table:table-cell>
          <table:table-cell table:formula="of:=MOD([.F32]+1/[.$H$2];5)" office:value-type="float" office:value="0.5" calcext:value-type="float">
            <text:p>0,5</text:p>
          </table:table-cell>
          <table:table-cell table:formula="of:=IF([.F33]=0;[.G32]+2+1/[.$H$2];[.G32]+1/[.$H$2])" office:value-type="float" office:value="0.5" calcext:value-type="float">
            <text:p>0,5</text:p>
          </table:table-cell>
          <table:table-cell table:number-columns-repeated="4"/>
          <table:table-cell table:formula="of:=SUM(MOD(SUM([.L32]-[.L$2];[.T$2]);[.R$2]-[.L$2]);[.L$2])" office:value-type="time" office:time-value="PT10H10M00S" calcext:value-type="time">
            <text:p>10:10:00</text:p>
          </table:table-cell>
          <table:table-cell table:formula="of:=IF([.L33]&lt;[.L32];[.M32]+[.H$2];[.M32])" office:value-type="float" office:value="60" calcext:value-type="float">
            <text:p>60</text:p>
          </table:table-cell>
          <table:table-cell table:formula="of:=OFFSET([.C$4];[.M33];0)" office:value-type="float" office:value="43746" calcext:value-type="float">
            <text:p>43746</text:p>
          </table:table-cell>
          <table:table-cell table:formula="of:=[.L33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3];0)&lt;=[.O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09:32:46.353079" calcext:value-type="date">
            <text:p>2019-10-07 09:32:46</text:p>
          </table:table-cell>
          <table:table-cell table:formula="of:=[.A34]" office:value-type="float" office:value="43745.3977587162" calcext:value-type="float">
            <text:p>43745.3977587162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397758716193493" calcext:value-type="float">
            <text:p>0.397758716193493</text:p>
          </table:table-cell>
          <table:table-cell table:formula="of:=MOD([.E33]-[.$E$2];[.$H$2])+1+[.$E$2]" office:value-type="float" office:value="252" calcext:value-type="float">
            <text:p>252</text:p>
          </table:table-cell>
          <table:table-cell table:formula="of:=MOD([.F33]+1/[.$H$2];5)" office:value-type="float" office:value="0.516666666666667" calcext:value-type="float">
            <text:p>0,516666666666667</text:p>
          </table:table-cell>
          <table:table-cell table:formula="of:=IF([.F34]=0;[.G33]+2+1/[.$H$2];[.G33]+1/[.$H$2])" office:value-type="float" office:value="0.516666666666667" calcext:value-type="float">
            <text:p>0,516666666666667</text:p>
          </table:table-cell>
          <table:table-cell table:number-columns-repeated="4"/>
          <table:table-cell table:formula="of:=SUM(MOD(SUM([.L33]-[.L$2];[.T$2]);[.R$2]-[.L$2]);[.L$2])" office:value-type="time" office:time-value="PT10H20M00S" calcext:value-type="time">
            <text:p>10:20:00</text:p>
          </table:table-cell>
          <table:table-cell table:formula="of:=IF([.L34]&lt;[.L33];[.M33]+[.H$2];[.M33])" office:value-type="float" office:value="60" calcext:value-type="float">
            <text:p>60</text:p>
          </table:table-cell>
          <table:table-cell table:formula="of:=OFFSET([.C$4];[.M34];0)" office:value-type="float" office:value="43746" calcext:value-type="float">
            <text:p>43746</text:p>
          </table:table-cell>
          <table:table-cell table:formula="of:=[.L34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34];0)&lt;=[.O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09:25:43.056993" calcext:value-type="date">
            <text:p>2019-10-07 09:25:43</text:p>
          </table:table-cell>
          <table:table-cell table:formula="of:=[.A35]" office:value-type="float" office:value="43745.3928594559" calcext:value-type="float">
            <text:p>43745.3928594559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392859455932921" calcext:value-type="float">
            <text:p>0.392859455932921</text:p>
          </table:table-cell>
          <table:table-cell table:formula="of:=MOD([.E34]-[.$E$2];[.$H$2])+1+[.$E$2]" office:value-type="float" office:value="253" calcext:value-type="float">
            <text:p>253</text:p>
          </table:table-cell>
          <table:table-cell table:formula="of:=MOD([.F34]+1/[.$H$2];5)" office:value-type="float" office:value="0.533333333333333" calcext:value-type="float">
            <text:p>0,533333333333333</text:p>
          </table:table-cell>
          <table:table-cell table:formula="of:=IF([.F35]=0;[.G34]+2+1/[.$H$2];[.G34]+1/[.$H$2])" office:value-type="float" office:value="0.533333333333333" calcext:value-type="float">
            <text:p>0,533333333333333</text:p>
          </table:table-cell>
          <table:table-cell table:number-columns-repeated="4"/>
          <table:table-cell table:formula="of:=SUM(MOD(SUM([.L34]-[.L$2];[.T$2]);[.R$2]-[.L$2]);[.L$2])" office:value-type="time" office:time-value="PT10H30M00S" calcext:value-type="time">
            <text:p>10:30:00</text:p>
          </table:table-cell>
          <table:table-cell table:formula="of:=IF([.L35]&lt;[.L34];[.M34]+[.H$2];[.M34])" office:value-type="float" office:value="60" calcext:value-type="float">
            <text:p>60</text:p>
          </table:table-cell>
          <table:table-cell table:formula="of:=OFFSET([.C$4];[.M35];0)" office:value-type="float" office:value="43746" calcext:value-type="float">
            <text:p>43746</text:p>
          </table:table-cell>
          <table:table-cell table:formula="of:=[.L35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35];0)&lt;=[.O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09:46:22.543981" calcext:value-type="date">
            <text:p>2019-10-07 09:46:23</text:p>
          </table:table-cell>
          <table:table-cell table:formula="of:=[.A36]" office:value-type="float" office:value="43745.4072053702" calcext:value-type="float">
            <text:p>43745.4072053702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407205370152951" calcext:value-type="float">
            <text:p>0.407205370152951</text:p>
          </table:table-cell>
          <table:table-cell table:formula="of:=MOD([.E35]-[.$E$2];[.$H$2])+1+[.$E$2]" office:value-type="float" office:value="254" calcext:value-type="float">
            <text:p>254</text:p>
          </table:table-cell>
          <table:table-cell table:formula="of:=MOD([.F35]+1/[.$H$2];5)" office:value-type="float" office:value="0.55" calcext:value-type="float">
            <text:p>0,55</text:p>
          </table:table-cell>
          <table:table-cell table:formula="of:=IF([.F36]=0;[.G35]+2+1/[.$H$2];[.G35]+1/[.$H$2])" office:value-type="float" office:value="0.55" calcext:value-type="float">
            <text:p>0,55</text:p>
          </table:table-cell>
          <table:table-cell table:number-columns-repeated="4"/>
          <table:table-cell table:formula="of:=SUM(MOD(SUM([.L35]-[.L$2];[.T$2]);[.R$2]-[.L$2]);[.L$2])" office:value-type="time" office:time-value="PT10H40M00S" calcext:value-type="time">
            <text:p>10:40:00</text:p>
          </table:table-cell>
          <table:table-cell table:formula="of:=IF([.L36]&lt;[.L35];[.M35]+[.H$2];[.M35])" office:value-type="float" office:value="60" calcext:value-type="float">
            <text:p>60</text:p>
          </table:table-cell>
          <table:table-cell table:formula="of:=OFFSET([.C$4];[.M36];0)" office:value-type="float" office:value="43746" calcext:value-type="float">
            <text:p>43746</text:p>
          </table:table-cell>
          <table:table-cell table:formula="of:=[.L36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36];0)&lt;=[.O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09:42:39.810205" calcext:value-type="date">
            <text:p>2019-10-07 09:42:40</text:p>
          </table:table-cell>
          <table:table-cell table:formula="of:=[.A37]" office:value-type="float" office:value="43745.4046274329" calcext:value-type="float">
            <text:p>43745.4046274329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404627432930283" calcext:value-type="float">
            <text:p>0.404627432930283</text:p>
          </table:table-cell>
          <table:table-cell table:formula="of:=MOD([.E36]-[.$E$2];[.$H$2])+1+[.$E$2]" office:value-type="float" office:value="255" calcext:value-type="float">
            <text:p>255</text:p>
          </table:table-cell>
          <table:table-cell table:formula="of:=MOD([.F36]+1/[.$H$2];5)" office:value-type="float" office:value="0.566666666666667" calcext:value-type="float">
            <text:p>0,566666666666667</text:p>
          </table:table-cell>
          <table:table-cell table:formula="of:=IF([.F37]=0;[.G36]+2+1/[.$H$2];[.G36]+1/[.$H$2])" office:value-type="float" office:value="0.566666666666667" calcext:value-type="float">
            <text:p>0,566666666666667</text:p>
          </table:table-cell>
          <table:table-cell table:number-columns-repeated="4"/>
          <table:table-cell table:formula="of:=SUM(MOD(SUM([.L36]-[.L$2];[.T$2]);[.R$2]-[.L$2]);[.L$2])" office:value-type="time" office:time-value="PT10H50M00S" calcext:value-type="time">
            <text:p>10:50:00</text:p>
          </table:table-cell>
          <table:table-cell table:formula="of:=IF([.L37]&lt;[.L36];[.M36]+[.H$2];[.M36])" office:value-type="float" office:value="60" calcext:value-type="float">
            <text:p>60</text:p>
          </table:table-cell>
          <table:table-cell table:formula="of:=OFFSET([.C$4];[.M37];0)" office:value-type="float" office:value="43746" calcext:value-type="float">
            <text:p>43746</text:p>
          </table:table-cell>
          <table:table-cell table:formula="of:=[.L37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37];0)&lt;=[.O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09:21:31.198147" calcext:value-type="date">
            <text:p>2019-10-07 09:21:31</text:p>
          </table:table-cell>
          <table:table-cell table:formula="of:=[.A38]" office:value-type="float" office:value="43745.389944423" calcext:value-type="float">
            <text:p>43745.389944423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38994442299736" calcext:value-type="float">
            <text:p>0.38994442299736</text:p>
          </table:table-cell>
          <table:table-cell table:formula="of:=MOD([.E37]-[.$E$2];[.$H$2])+1+[.$E$2]" office:value-type="float" office:value="256" calcext:value-type="float">
            <text:p>256</text:p>
          </table:table-cell>
          <table:table-cell table:formula="of:=MOD([.F37]+1/[.$H$2];5)" office:value-type="float" office:value="0.583333333333334" calcext:value-type="float">
            <text:p>0,583333333333334</text:p>
          </table:table-cell>
          <table:table-cell table:formula="of:=IF([.F38]=0;[.G37]+2+1/[.$H$2];[.G37]+1/[.$H$2])" office:value-type="float" office:value="0.583333333333334" calcext:value-type="float">
            <text:p>0,583333333333334</text:p>
          </table:table-cell>
          <table:table-cell table:number-columns-repeated="4"/>
          <table:table-cell table:formula="of:=SUM(MOD(SUM([.L37]-[.L$2];[.T$2]);[.R$2]-[.L$2]);[.L$2])" office:value-type="time" office:time-value="PT11H00M00S" calcext:value-type="time">
            <text:p>11:00:00</text:p>
          </table:table-cell>
          <table:table-cell table:formula="of:=IF([.L38]&lt;[.L37];[.M37]+[.H$2];[.M37])" office:value-type="float" office:value="60" calcext:value-type="float">
            <text:p>60</text:p>
          </table:table-cell>
          <table:table-cell table:formula="of:=OFFSET([.C$4];[.M38];0)" office:value-type="float" office:value="43746" calcext:value-type="float">
            <text:p>43746</text:p>
          </table:table-cell>
          <table:table-cell table:formula="of:=[.L38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38];0)&lt;=[.O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09:21:48.973653" calcext:value-type="date">
            <text:p>2019-10-07 09:21:49</text:p>
          </table:table-cell>
          <table:table-cell table:formula="of:=[.A39]" office:value-type="float" office:value="43745.390150158" calcext:value-type="float">
            <text:p>43745.390150158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39015015802579" calcext:value-type="float">
            <text:p>0.39015015802579</text:p>
          </table:table-cell>
          <table:table-cell table:formula="of:=MOD([.E38]-[.$E$2];[.$H$2])+1+[.$E$2]" office:value-type="float" office:value="257" calcext:value-type="float">
            <text:p>257</text:p>
          </table:table-cell>
          <table:table-cell table:formula="of:=MOD([.F38]+1/[.$H$2];5)" office:value-type="float" office:value="0.6" calcext:value-type="float">
            <text:p>0,6</text:p>
          </table:table-cell>
          <table:table-cell table:formula="of:=IF([.F39]=0;[.G38]+2+1/[.$H$2];[.G38]+1/[.$H$2])" office:value-type="float" office:value="0.6" calcext:value-type="float">
            <text:p>0,6</text:p>
          </table:table-cell>
          <table:table-cell table:number-columns-repeated="4"/>
          <table:table-cell table:formula="of:=SUM(MOD(SUM([.L38]-[.L$2];[.T$2]);[.R$2]-[.L$2]);[.L$2])" office:value-type="time" office:time-value="PT08H10M00S" calcext:value-type="time">
            <text:p>08:10:00</text:p>
          </table:table-cell>
          <table:table-cell table:formula="of:=IF([.L39]&lt;[.L38];[.M38]+[.H$2];[.M38])" office:value-type="float" office:value="120" calcext:value-type="float">
            <text:p>120</text:p>
          </table:table-cell>
          <table:table-cell table:formula="of:=OFFSET([.C$4];[.M39];0)" office:value-type="float" office:value="43747" calcext:value-type="float">
            <text:p>43747</text:p>
          </table:table-cell>
          <table:table-cell table:formula="of:=[.L39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39];0)&lt;=[.O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09:44:45.795351" calcext:value-type="date">
            <text:p>2019-10-07 09:44:46</text:p>
          </table:table-cell>
          <table:table-cell table:formula="of:=[.A40]" office:value-type="float" office:value="43745.4060855943" calcext:value-type="float">
            <text:p>43745.4060855943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406085594338947" calcext:value-type="float">
            <text:p>0.406085594338947</text:p>
          </table:table-cell>
          <table:table-cell table:formula="of:=MOD([.E39]-[.$E$2];[.$H$2])+1+[.$E$2]" office:value-type="float" office:value="258" calcext:value-type="float">
            <text:p>258</text:p>
          </table:table-cell>
          <table:table-cell table:formula="of:=MOD([.F39]+1/[.$H$2];5)" office:value-type="float" office:value="0.616666666666667" calcext:value-type="float">
            <text:p>0,616666666666667</text:p>
          </table:table-cell>
          <table:table-cell table:formula="of:=IF([.F40]=0;[.G39]+2+1/[.$H$2];[.G39]+1/[.$H$2])" office:value-type="float" office:value="0.616666666666667" calcext:value-type="float">
            <text:p>0,616666666666667</text:p>
          </table:table-cell>
          <table:table-cell table:number-columns-repeated="4"/>
          <table:table-cell table:formula="of:=SUM(MOD(SUM([.L39]-[.L$2];[.T$2]);[.R$2]-[.L$2]);[.L$2])" office:value-type="time" office:time-value="PT08H20M00S" calcext:value-type="time">
            <text:p>08:20:00</text:p>
          </table:table-cell>
          <table:table-cell table:formula="of:=IF([.L40]&lt;[.L39];[.M39]+[.H$2];[.M39])" office:value-type="float" office:value="120" calcext:value-type="float">
            <text:p>120</text:p>
          </table:table-cell>
          <table:table-cell table:formula="of:=OFFSET([.C$4];[.M40];0)" office:value-type="float" office:value="43747" calcext:value-type="float">
            <text:p>43747</text:p>
          </table:table-cell>
          <table:table-cell table:formula="of:=[.L40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40];0)&lt;=[.O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09:30:24.753212" calcext:value-type="date">
            <text:p>2019-10-07 09:30:25</text:p>
          </table:table-cell>
          <table:table-cell table:formula="of:=[.A41]" office:value-type="float" office:value="43745.3961198288" calcext:value-type="float">
            <text:p>43745.3961198288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396119828837982" calcext:value-type="float">
            <text:p>0.396119828837982</text:p>
          </table:table-cell>
          <table:table-cell table:formula="of:=MOD([.E40]-[.$E$2];[.$H$2])+1+[.$E$2]" office:value-type="float" office:value="259" calcext:value-type="float">
            <text:p>259</text:p>
          </table:table-cell>
          <table:table-cell table:formula="of:=MOD([.F40]+1/[.$H$2];5)" office:value-type="float" office:value="0.633333333333334" calcext:value-type="float">
            <text:p>0,633333333333334</text:p>
          </table:table-cell>
          <table:table-cell table:formula="of:=IF([.F41]=0;[.G40]+2+1/[.$H$2];[.G40]+1/[.$H$2])" office:value-type="float" office:value="0.633333333333334" calcext:value-type="float">
            <text:p>0,633333333333334</text:p>
          </table:table-cell>
          <table:table-cell table:number-columns-repeated="4"/>
          <table:table-cell table:formula="of:=SUM(MOD(SUM([.L40]-[.L$2];[.T$2]);[.R$2]-[.L$2]);[.L$2])" office:value-type="time" office:time-value="PT08H30M00S" calcext:value-type="time">
            <text:p>08:30:00</text:p>
          </table:table-cell>
          <table:table-cell table:formula="of:=IF([.L41]&lt;[.L40];[.M40]+[.H$2];[.M40])" office:value-type="float" office:value="120" calcext:value-type="float">
            <text:p>120</text:p>
          </table:table-cell>
          <table:table-cell table:formula="of:=OFFSET([.C$4];[.M41];0)" office:value-type="float" office:value="43747" calcext:value-type="float">
            <text:p>43747</text:p>
          </table:table-cell>
          <table:table-cell table:formula="of:=[.L41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41];0)&lt;=[.O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09:36:51.950426" calcext:value-type="date">
            <text:p>2019-10-07 09:36:52</text:p>
          </table:table-cell>
          <table:table-cell table:formula="of:=[.A42]" office:value-type="float" office:value="43745.4006012781" calcext:value-type="float">
            <text:p>43745.4006012781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400601278073736" calcext:value-type="float">
            <text:p>0.400601278073736</text:p>
          </table:table-cell>
          <table:table-cell table:formula="of:=MOD([.E41]-[.$E$2];[.$H$2])+1+[.$E$2]" office:value-type="float" office:value="260" calcext:value-type="float">
            <text:p>260</text:p>
          </table:table-cell>
          <table:table-cell table:formula="of:=MOD([.F41]+1/[.$H$2];5)" office:value-type="float" office:value="0.65" calcext:value-type="float">
            <text:p>0,65</text:p>
          </table:table-cell>
          <table:table-cell table:formula="of:=IF([.F42]=0;[.G41]+2+1/[.$H$2];[.G41]+1/[.$H$2])" office:value-type="float" office:value="0.65" calcext:value-type="float">
            <text:p>0,65</text:p>
          </table:table-cell>
          <table:table-cell table:number-columns-repeated="4"/>
          <table:table-cell table:formula="of:=SUM(MOD(SUM([.L41]-[.L$2];[.T$2]);[.R$2]-[.L$2]);[.L$2])" office:value-type="time" office:time-value="PT08H40M00S" calcext:value-type="time">
            <text:p>08:40:00</text:p>
          </table:table-cell>
          <table:table-cell table:formula="of:=IF([.L42]&lt;[.L41];[.M41]+[.H$2];[.M41])" office:value-type="float" office:value="120" calcext:value-type="float">
            <text:p>120</text:p>
          </table:table-cell>
          <table:table-cell table:formula="of:=OFFSET([.C$4];[.M42];0)" office:value-type="float" office:value="43747" calcext:value-type="float">
            <text:p>43747</text:p>
          </table:table-cell>
          <table:table-cell table:formula="of:=[.L42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2];0)&lt;=[.O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7T09:45:05.217822" calcext:value-type="date">
            <text:p>2019-10-07 09:45:05</text:p>
          </table:table-cell>
          <table:table-cell table:formula="of:=[.A43]" office:value-type="float" office:value="43745.4063103915" calcext:value-type="float">
            <text:p>43745.4063103915</text:p>
          </table:table-cell>
          <table:table-cell table:formula="of:=TRUNC([.A43])" office:value-type="float" office:value="43745" calcext:value-type="float">
            <text:p>43745</text:p>
          </table:table-cell>
          <table:table-cell table:formula="of:=[.B43]-[.C43]" office:value-type="float" office:value="0.406310391459556" calcext:value-type="float">
            <text:p>0.406310391459556</text:p>
          </table:table-cell>
          <table:table-cell table:formula="of:=MOD([.E42]-[.$E$2];[.$H$2])+1+[.$E$2]" office:value-type="float" office:value="261" calcext:value-type="float">
            <text:p>261</text:p>
          </table:table-cell>
          <table:table-cell table:formula="of:=MOD([.F42]+1/[.$H$2];5)" office:value-type="float" office:value="0.666666666666667" calcext:value-type="float">
            <text:p>0,666666666666667</text:p>
          </table:table-cell>
          <table:table-cell table:formula="of:=IF([.F43]=0;[.G42]+2+1/[.$H$2];[.G42]+1/[.$H$2])" office:value-type="float" office:value="0.666666666666667" calcext:value-type="float">
            <text:p>0,666666666666667</text:p>
          </table:table-cell>
          <table:table-cell table:number-columns-repeated="4"/>
          <table:table-cell table:formula="of:=SUM(MOD(SUM([.L42]-[.L$2];[.T$2]);[.R$2]-[.L$2]);[.L$2])" office:value-type="time" office:time-value="PT08H50M00S" calcext:value-type="time">
            <text:p>08:50:00</text:p>
          </table:table-cell>
          <table:table-cell table:formula="of:=IF([.L43]&lt;[.L42];[.M42]+[.H$2];[.M42])" office:value-type="float" office:value="120" calcext:value-type="float">
            <text:p>120</text:p>
          </table:table-cell>
          <table:table-cell table:formula="of:=OFFSET([.C$4];[.M43];0)" office:value-type="float" office:value="43747" calcext:value-type="float">
            <text:p>43747</text:p>
          </table:table-cell>
          <table:table-cell table:formula="of:=[.L43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43];0)&lt;=[.O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7T09:46:48.843728" calcext:value-type="date">
            <text:p>2019-10-07 09:46:49</text:p>
          </table:table-cell>
          <table:table-cell table:style-name="ce7" table:formula="of:=[.A44]" office:value-type="date" office:date-value="2019-10-07T09:46:48.843728" calcext:value-type="date">
            <text:p>2019-10-07 09:46:49</text:p>
          </table:table-cell>
          <table:table-cell table:formula="of:=TRUNC([.A44])" office:value-type="float" office:value="43745" calcext:value-type="float">
            <text:p>43745</text:p>
          </table:table-cell>
          <table:table-cell table:style-name="ce12" table:formula="of:=[.B44]-[.C44]" office:value-type="date" office:date-value="1899-12-30T09:46:48.84372792207" calcext:value-type="date">
            <text:p>12/30/99 09:46 AM</text:p>
          </table:table-cell>
          <table:table-cell table:formula="of:=MOD([.E43]-[.$E$2];[.$H$2])+1+[.$E$2]" office:value-type="float" office:value="262" calcext:value-type="float">
            <text:p>262</text:p>
          </table:table-cell>
          <table:table-cell table:formula="of:=MOD([.F43]+1/[.$H$2];5)" office:value-type="float" office:value="0.683333333333334" calcext:value-type="float">
            <text:p>0,683333333333334</text:p>
          </table:table-cell>
          <table:table-cell table:formula="of:=IF([.F44]=0;[.G43]+2+1/[.$H$2];[.G43]+1/[.$H$2])" office:value-type="float" office:value="0.683333333333334" calcext:value-type="float">
            <text:p>0,683333333333334</text:p>
          </table:table-cell>
          <table:table-cell table:number-columns-repeated="4"/>
          <table:table-cell table:formula="of:=SUM(MOD(SUM([.L43]-[.L$2];[.T$2]);[.R$2]-[.L$2]);[.L$2])" office:value-type="time" office:time-value="PT09H00M00S" calcext:value-type="time">
            <text:p>09:00:00</text:p>
          </table:table-cell>
          <table:table-cell table:formula="of:=IF([.L44]&lt;[.L43];[.M43]+[.H$2];[.M43])" office:value-type="float" office:value="120" calcext:value-type="float">
            <text:p>120</text:p>
          </table:table-cell>
          <table:table-cell table:formula="of:=OFFSET([.C$4];[.M44];0)" office:value-type="float" office:value="43747" calcext:value-type="float">
            <text:p>43747</text:p>
          </table:table-cell>
          <table:table-cell table:formula="of:=[.L44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44];0)&lt;=[.O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7T09:53:05.360562" calcext:value-type="date">
            <text:p>2019-10-07 09:53:05</text:p>
          </table:table-cell>
          <table:table-cell table:formula="of:=[.A45]" office:value-type="float" office:value="43745.4118675991" calcext:value-type="float">
            <text:p>43745.4118675991</text:p>
          </table:table-cell>
          <table:table-cell table:formula="of:=TRUNC([.A45])" office:value-type="float" office:value="43745" calcext:value-type="float">
            <text:p>43745</text:p>
          </table:table-cell>
          <table:table-cell table:formula="of:=[.B45]-[.C45]" office:value-type="float" office:value="0.411867599097604" calcext:value-type="float">
            <text:p>0.411867599097604</text:p>
          </table:table-cell>
          <table:table-cell table:formula="of:=MOD([.E44]-[.$E$2];[.$H$2])+1+[.$E$2]" office:value-type="float" office:value="263" calcext:value-type="float">
            <text:p>263</text:p>
          </table:table-cell>
          <table:table-cell table:formula="of:=MOD([.F44]+1/[.$H$2];5)" office:value-type="float" office:value="0.7" calcext:value-type="float">
            <text:p>0,7</text:p>
          </table:table-cell>
          <table:table-cell table:formula="of:=IF([.F45]=0;[.G44]+2+1/[.$H$2];[.G44]+1/[.$H$2])" office:value-type="float" office:value="0.7" calcext:value-type="float">
            <text:p>0,7</text:p>
          </table:table-cell>
          <table:table-cell table:number-columns-repeated="4"/>
          <table:table-cell table:formula="of:=SUM(MOD(SUM([.L44]-[.L$2];[.T$2]);[.R$2]-[.L$2]);[.L$2])" office:value-type="time" office:time-value="PT09H10M00S" calcext:value-type="time">
            <text:p>09:10:00</text:p>
          </table:table-cell>
          <table:table-cell table:formula="of:=IF([.L45]&lt;[.L44];[.M44]+[.H$2];[.M44])" office:value-type="float" office:value="120" calcext:value-type="float">
            <text:p>120</text:p>
          </table:table-cell>
          <table:table-cell table:formula="of:=OFFSET([.C$4];[.M45];0)" office:value-type="float" office:value="43747" calcext:value-type="float">
            <text:p>43747</text:p>
          </table:table-cell>
          <table:table-cell table:formula="of:=[.L45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45];0)&lt;=[.O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7T09:50:59.784683" calcext:value-type="date">
            <text:p>2019-10-07 09:51:00</text:p>
          </table:table-cell>
          <table:table-cell table:formula="of:=[.A46]" office:value-type="float" office:value="43745.4104141746" calcext:value-type="float">
            <text:p>43745.4104141746</text:p>
          </table:table-cell>
          <table:table-cell table:formula="of:=TRUNC([.A46])" office:value-type="float" office:value="43745" calcext:value-type="float">
            <text:p>43745</text:p>
          </table:table-cell>
          <table:table-cell table:formula="of:=[.B46]-[.C46]" office:value-type="float" office:value="0.410414174577454" calcext:value-type="float">
            <text:p>0.410414174577454</text:p>
          </table:table-cell>
          <table:table-cell table:formula="of:=MOD([.E45]-[.$E$2];[.$H$2])+1+[.$E$2]" office:value-type="float" office:value="264" calcext:value-type="float">
            <text:p>264</text:p>
          </table:table-cell>
          <table:table-cell table:formula="of:=MOD([.F45]+1/[.$H$2];5)" office:value-type="float" office:value="0.716666666666667" calcext:value-type="float">
            <text:p>0,716666666666667</text:p>
          </table:table-cell>
          <table:table-cell table:formula="of:=IF([.F46]=0;[.G45]+2+1/[.$H$2];[.G45]+1/[.$H$2])" office:value-type="float" office:value="0.716666666666667" calcext:value-type="float">
            <text:p>0,716666666666667</text:p>
          </table:table-cell>
          <table:table-cell table:number-columns-repeated="4"/>
          <table:table-cell table:formula="of:=SUM(MOD(SUM([.L45]-[.L$2];[.T$2]);[.R$2]-[.L$2]);[.L$2])" office:value-type="time" office:time-value="PT09H20M00S" calcext:value-type="time">
            <text:p>09:20:00</text:p>
          </table:table-cell>
          <table:table-cell table:formula="of:=IF([.L46]&lt;[.L45];[.M45]+[.H$2];[.M45])" office:value-type="float" office:value="120" calcext:value-type="float">
            <text:p>120</text:p>
          </table:table-cell>
          <table:table-cell table:formula="of:=OFFSET([.C$4];[.M46];0)" office:value-type="float" office:value="43747" calcext:value-type="float">
            <text:p>43747</text:p>
          </table:table-cell>
          <table:table-cell table:formula="of:=[.L46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46];0)&lt;=[.O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7T09:37:54.655127" calcext:value-type="date">
            <text:p>2019-10-07 09:37:55</text:p>
          </table:table-cell>
          <table:table-cell table:formula="of:=[.A47]" office:value-type="float" office:value="43745.4013270269" calcext:value-type="float">
            <text:p>43745.4013270269</text:p>
          </table:table-cell>
          <table:table-cell table:formula="of:=TRUNC([.A47])" office:value-type="float" office:value="43745" calcext:value-type="float">
            <text:p>43745</text:p>
          </table:table-cell>
          <table:table-cell table:formula="of:=[.B47]-[.C47]" office:value-type="float" office:value="0.401327026927902" calcext:value-type="float">
            <text:p>0.401327026927902</text:p>
          </table:table-cell>
          <table:table-cell table:formula="of:=MOD([.E46]-[.$E$2];[.$H$2])+1+[.$E$2]" office:value-type="float" office:value="265" calcext:value-type="float">
            <text:p>265</text:p>
          </table:table-cell>
          <table:table-cell table:formula="of:=MOD([.F46]+1/[.$H$2];5)" office:value-type="float" office:value="0.733333333333334" calcext:value-type="float">
            <text:p>0,733333333333334</text:p>
          </table:table-cell>
          <table:table-cell table:formula="of:=IF([.F47]=0;[.G46]+2+1/[.$H$2];[.G46]+1/[.$H$2])" office:value-type="float" office:value="0.733333333333334" calcext:value-type="float">
            <text:p>0,733333333333334</text:p>
          </table:table-cell>
          <table:table-cell table:number-columns-repeated="4"/>
          <table:table-cell table:formula="of:=SUM(MOD(SUM([.L46]-[.L$2];[.T$2]);[.R$2]-[.L$2]);[.L$2])" office:value-type="time" office:time-value="PT09H30M00S" calcext:value-type="time">
            <text:p>09:30:00</text:p>
          </table:table-cell>
          <table:table-cell table:formula="of:=IF([.L47]&lt;[.L46];[.M46]+[.H$2];[.M46])" office:value-type="float" office:value="120" calcext:value-type="float">
            <text:p>120</text:p>
          </table:table-cell>
          <table:table-cell table:formula="of:=OFFSET([.C$4];[.M47];0)" office:value-type="float" office:value="43747" calcext:value-type="float">
            <text:p>43747</text:p>
          </table:table-cell>
          <table:table-cell table:formula="of:=[.L47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47];0)&lt;=[.O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7T09:14:05.318918" calcext:value-type="date">
            <text:p>2019-10-07 09:14:05</text:p>
          </table:table-cell>
          <table:table-cell table:formula="of:=[.A48]" office:value-type="float" office:value="43745.3847837838" calcext:value-type="float">
            <text:p>43745.3847837838</text:p>
          </table:table-cell>
          <table:table-cell table:formula="of:=TRUNC([.A48])" office:value-type="float" office:value="43745" calcext:value-type="float">
            <text:p>43745</text:p>
          </table:table-cell>
          <table:table-cell table:formula="of:=[.B48]-[.C48]" office:value-type="float" office:value="0.384783783767489" calcext:value-type="float">
            <text:p>0.384783783767489</text:p>
          </table:table-cell>
          <table:table-cell table:formula="of:=MOD([.E47]-[.$E$2];[.$H$2])+1+[.$E$2]" office:value-type="float" office:value="266" calcext:value-type="float">
            <text:p>266</text:p>
          </table:table-cell>
          <table:table-cell table:formula="of:=MOD([.F47]+1/[.$H$2];5)" office:value-type="float" office:value="0.750000000000001" calcext:value-type="float">
            <text:p>0,750000000000001</text:p>
          </table:table-cell>
          <table:table-cell table:formula="of:=IF([.F48]=0;[.G47]+2+1/[.$H$2];[.G47]+1/[.$H$2])" office:value-type="float" office:value="0.750000000000001" calcext:value-type="float">
            <text:p>0,750000000000001</text:p>
          </table:table-cell>
          <table:table-cell table:number-columns-repeated="4"/>
          <table:table-cell table:formula="of:=SUM(MOD(SUM([.L47]-[.L$2];[.T$2]);[.R$2]-[.L$2]);[.L$2])" office:value-type="time" office:time-value="PT09H40M00S" calcext:value-type="time">
            <text:p>09:40:00</text:p>
          </table:table-cell>
          <table:table-cell table:formula="of:=IF([.L48]&lt;[.L47];[.M47]+[.H$2];[.M47])" office:value-type="float" office:value="120" calcext:value-type="float">
            <text:p>120</text:p>
          </table:table-cell>
          <table:table-cell table:formula="of:=OFFSET([.C$4];[.M48];0)" office:value-type="float" office:value="43747" calcext:value-type="float">
            <text:p>43747</text:p>
          </table:table-cell>
          <table:table-cell table:formula="of:=[.L48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48];0)&lt;=[.O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7T09:43:42.844756" calcext:value-type="date">
            <text:p>2019-10-07 09:43:43</text:p>
          </table:table-cell>
          <table:table-cell table:formula="of:=[.A49]" office:value-type="float" office:value="43745.4053569995" calcext:value-type="float">
            <text:p>43745.4053569995</text:p>
          </table:table-cell>
          <table:table-cell table:formula="of:=TRUNC([.A49])" office:value-type="float" office:value="43745" calcext:value-type="float">
            <text:p>43745</text:p>
          </table:table-cell>
          <table:table-cell table:formula="of:=[.B49]-[.C49]" office:value-type="float" office:value="0.405356999486685" calcext:value-type="float">
            <text:p>0.405356999486685</text:p>
          </table:table-cell>
          <table:table-cell table:formula="of:=MOD([.E48]-[.$E$2];[.$H$2])+1+[.$E$2]" office:value-type="float" office:value="267" calcext:value-type="float">
            <text:p>267</text:p>
          </table:table-cell>
          <table:table-cell table:formula="of:=MOD([.F48]+1/[.$H$2];5)" office:value-type="float" office:value="0.766666666666667" calcext:value-type="float">
            <text:p>0,766666666666667</text:p>
          </table:table-cell>
          <table:table-cell table:formula="of:=IF([.F49]=0;[.G48]+2+1/[.$H$2];[.G48]+1/[.$H$2])" office:value-type="float" office:value="0.766666666666667" calcext:value-type="float">
            <text:p>0,766666666666667</text:p>
          </table:table-cell>
          <table:table-cell table:number-columns-repeated="4"/>
          <table:table-cell table:formula="of:=SUM(MOD(SUM([.L48]-[.L$2];[.T$2]);[.R$2]-[.L$2]);[.L$2])" office:value-type="time" office:time-value="PT09H50M00S" calcext:value-type="time">
            <text:p>09:50:00</text:p>
          </table:table-cell>
          <table:table-cell table:formula="of:=IF([.L49]&lt;[.L48];[.M48]+[.H$2];[.M48])" office:value-type="float" office:value="120" calcext:value-type="float">
            <text:p>120</text:p>
          </table:table-cell>
          <table:table-cell table:formula="of:=OFFSET([.C$4];[.M49];0)" office:value-type="float" office:value="43747" calcext:value-type="float">
            <text:p>43747</text:p>
          </table:table-cell>
          <table:table-cell table:formula="of:=[.L49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49];0)&lt;=[.O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7T09:22:37.122519" calcext:value-type="date">
            <text:p>2019-10-07 09:22:37</text:p>
          </table:table-cell>
          <table:table-cell table:formula="of:=[.A50]" office:value-type="float" office:value="43745.3907074366" calcext:value-type="float">
            <text:p>43745.3907074366</text:p>
          </table:table-cell>
          <table:table-cell table:formula="of:=TRUNC([.A50])" office:value-type="float" office:value="43745" calcext:value-type="float">
            <text:p>43745</text:p>
          </table:table-cell>
          <table:table-cell table:formula="of:=[.B50]-[.C50]" office:value-type="float" office:value="0.390707436563389" calcext:value-type="float">
            <text:p>0.390707436563389</text:p>
          </table:table-cell>
          <table:table-cell table:formula="of:=MOD([.E49]-[.$E$2];[.$H$2])+1+[.$E$2]" office:value-type="float" office:value="268" calcext:value-type="float">
            <text:p>268</text:p>
          </table:table-cell>
          <table:table-cell table:formula="of:=MOD([.F49]+1/[.$H$2];5)" office:value-type="float" office:value="0.783333333333334" calcext:value-type="float">
            <text:p>0,783333333333334</text:p>
          </table:table-cell>
          <table:table-cell table:formula="of:=IF([.F50]=0;[.G49]+2+1/[.$H$2];[.G49]+1/[.$H$2])" office:value-type="float" office:value="0.783333333333334" calcext:value-type="float">
            <text:p>0,783333333333334</text:p>
          </table:table-cell>
          <table:table-cell table:number-columns-repeated="4"/>
          <table:table-cell table:formula="of:=SUM(MOD(SUM([.L49]-[.L$2];[.T$2]);[.R$2]-[.L$2]);[.L$2])" office:value-type="time" office:time-value="PT10H00M00S" calcext:value-type="time">
            <text:p>10:00:00</text:p>
          </table:table-cell>
          <table:table-cell table:formula="of:=IF([.L50]&lt;[.L49];[.M49]+[.H$2];[.M49])" office:value-type="float" office:value="120" calcext:value-type="float">
            <text:p>120</text:p>
          </table:table-cell>
          <table:table-cell table:formula="of:=OFFSET([.C$4];[.M50];0)" office:value-type="float" office:value="43747" calcext:value-type="float">
            <text:p>43747</text:p>
          </table:table-cell>
          <table:table-cell table:formula="of:=[.L50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50];0)&lt;=[.O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7T09:03:33.336746" calcext:value-type="date">
            <text:p>2019-10-07 09:03:33</text:p>
          </table:table-cell>
          <table:table-cell table:formula="of:=[.A51]" office:value-type="float" office:value="43745.3774691753" calcext:value-type="float">
            <text:p>43745.3774691753</text:p>
          </table:table-cell>
          <table:table-cell table:formula="of:=TRUNC([.A51])" office:value-type="float" office:value="43745" calcext:value-type="float">
            <text:p>43745</text:p>
          </table:table-cell>
          <table:table-cell table:formula="of:=[.B51]-[.C51]" office:value-type="float" office:value="0.377469175298756" calcext:value-type="float">
            <text:p>0.377469175298756</text:p>
          </table:table-cell>
          <table:table-cell table:formula="of:=MOD([.E50]-[.$E$2];[.$H$2])+1+[.$E$2]" office:value-type="float" office:value="269" calcext:value-type="float">
            <text:p>269</text:p>
          </table:table-cell>
          <table:table-cell table:formula="of:=MOD([.F50]+1/[.$H$2];5)" office:value-type="float" office:value="0.800000000000001" calcext:value-type="float">
            <text:p>0,800000000000001</text:p>
          </table:table-cell>
          <table:table-cell table:formula="of:=IF([.F51]=0;[.G50]+2+1/[.$H$2];[.G50]+1/[.$H$2])" office:value-type="float" office:value="0.800000000000001" calcext:value-type="float">
            <text:p>0,800000000000001</text:p>
          </table:table-cell>
          <table:table-cell table:number-columns-repeated="4"/>
          <table:table-cell table:formula="of:=SUM(MOD(SUM([.L50]-[.L$2];[.T$2]);[.R$2]-[.L$2]);[.L$2])" office:value-type="time" office:time-value="PT10H10M00S" calcext:value-type="time">
            <text:p>10:10:00</text:p>
          </table:table-cell>
          <table:table-cell table:formula="of:=IF([.L51]&lt;[.L50];[.M50]+[.H$2];[.M50])" office:value-type="float" office:value="120" calcext:value-type="float">
            <text:p>120</text:p>
          </table:table-cell>
          <table:table-cell table:formula="of:=OFFSET([.C$4];[.M51];0)" office:value-type="float" office:value="43747" calcext:value-type="float">
            <text:p>43747</text:p>
          </table:table-cell>
          <table:table-cell table:formula="of:=[.L51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1];0)&lt;=[.O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7T09:29:50.005463" calcext:value-type="date">
            <text:p>2019-10-07 09:29:50</text:p>
          </table:table-cell>
          <table:table-cell table:formula="of:=[.A52]" office:value-type="float" office:value="43745.3957176558" calcext:value-type="float">
            <text:p>43745.3957176558</text:p>
          </table:table-cell>
          <table:table-cell table:formula="of:=TRUNC([.A52])" office:value-type="float" office:value="43745" calcext:value-type="float">
            <text:p>43745</text:p>
          </table:table-cell>
          <table:table-cell table:formula="of:=[.B52]-[.C52]" office:value-type="float" office:value="0.395717655817862" calcext:value-type="float">
            <text:p>0.395717655817862</text:p>
          </table:table-cell>
          <table:table-cell table:formula="of:=MOD([.E51]-[.$E$2];[.$H$2])+1+[.$E$2]" office:value-type="float" office:value="270" calcext:value-type="float">
            <text:p>270</text:p>
          </table:table-cell>
          <table:table-cell table:formula="of:=MOD([.F51]+1/[.$H$2];5)" office:value-type="float" office:value="0.816666666666668" calcext:value-type="float">
            <text:p>0,816666666666668</text:p>
          </table:table-cell>
          <table:table-cell table:formula="of:=IF([.F52]=0;[.G51]+2+1/[.$H$2];[.G51]+1/[.$H$2])" office:value-type="float" office:value="0.816666666666668" calcext:value-type="float">
            <text:p>0,816666666666668</text:p>
          </table:table-cell>
          <table:table-cell table:number-columns-repeated="4"/>
          <table:table-cell table:formula="of:=SUM(MOD(SUM([.L51]-[.L$2];[.T$2]);[.R$2]-[.L$2]);[.L$2])" office:value-type="time" office:time-value="PT10H20M00S" calcext:value-type="time">
            <text:p>10:20:00</text:p>
          </table:table-cell>
          <table:table-cell table:formula="of:=IF([.L52]&lt;[.L51];[.M51]+[.H$2];[.M51])" office:value-type="float" office:value="120" calcext:value-type="float">
            <text:p>120</text:p>
          </table:table-cell>
          <table:table-cell table:formula="of:=OFFSET([.C$4];[.M52];0)" office:value-type="float" office:value="43747" calcext:value-type="float">
            <text:p>43747</text:p>
          </table:table-cell>
          <table:table-cell table:formula="of:=[.L52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52];0)&lt;=[.O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7T09:12:34.159183" calcext:value-type="date">
            <text:p>2019-10-07 09:12:34</text:p>
          </table:table-cell>
          <table:table-cell table:formula="of:=[.A53]" office:value-type="float" office:value="43745.3837286942" calcext:value-type="float">
            <text:p>43745.3837286942</text:p>
          </table:table-cell>
          <table:table-cell table:formula="of:=TRUNC([.A53])" office:value-type="float" office:value="43745" calcext:value-type="float">
            <text:p>43745</text:p>
          </table:table-cell>
          <table:table-cell table:formula="of:=[.B53]-[.C53]" office:value-type="float" office:value="0.383728694243473" calcext:value-type="float">
            <text:p>0.383728694243473</text:p>
          </table:table-cell>
          <table:table-cell table:formula="of:=MOD([.E52]-[.$E$2];[.$H$2])+1+[.$E$2]" office:value-type="float" office:value="271" calcext:value-type="float">
            <text:p>271</text:p>
          </table:table-cell>
          <table:table-cell table:formula="of:=MOD([.F52]+1/[.$H$2];5)" office:value-type="float" office:value="0.833333333333334" calcext:value-type="float">
            <text:p>0,833333333333334</text:p>
          </table:table-cell>
          <table:table-cell table:formula="of:=IF([.F53]=0;[.G52]+2+1/[.$H$2];[.G52]+1/[.$H$2])" office:value-type="float" office:value="0.833333333333334" calcext:value-type="float">
            <text:p>0,833333333333334</text:p>
          </table:table-cell>
          <table:table-cell table:number-columns-repeated="4"/>
          <table:table-cell table:formula="of:=SUM(MOD(SUM([.L52]-[.L$2];[.T$2]);[.R$2]-[.L$2]);[.L$2])" office:value-type="time" office:time-value="PT10H30M00S" calcext:value-type="time">
            <text:p>10:30:00</text:p>
          </table:table-cell>
          <table:table-cell table:formula="of:=IF([.L53]&lt;[.L52];[.M52]+[.H$2];[.M52])" office:value-type="float" office:value="120" calcext:value-type="float">
            <text:p>120</text:p>
          </table:table-cell>
          <table:table-cell table:formula="of:=OFFSET([.C$4];[.M53];0)" office:value-type="float" office:value="43747" calcext:value-type="float">
            <text:p>43747</text:p>
          </table:table-cell>
          <table:table-cell table:formula="of:=[.L53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53];0)&lt;=[.O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7T09:30:40.530333" calcext:value-type="date">
            <text:p>2019-10-07 09:30:41</text:p>
          </table:table-cell>
          <table:table-cell table:formula="of:=[.A54]" office:value-type="float" office:value="43745.3963024344" calcext:value-type="float">
            <text:p>43745.3963024344</text:p>
          </table:table-cell>
          <table:table-cell table:formula="of:=TRUNC([.A54])" office:value-type="float" office:value="43745" calcext:value-type="float">
            <text:p>43745</text:p>
          </table:table-cell>
          <table:table-cell table:formula="of:=[.B54]-[.C54]" office:value-type="float" office:value="0.396302434404788" calcext:value-type="float">
            <text:p>0.396302434404788</text:p>
          </table:table-cell>
          <table:table-cell table:formula="of:=MOD([.E53]-[.$E$2];[.$H$2])+1+[.$E$2]" office:value-type="float" office:value="272" calcext:value-type="float">
            <text:p>272</text:p>
          </table:table-cell>
          <table:table-cell table:formula="of:=MOD([.F53]+1/[.$H$2];5)" office:value-type="float" office:value="0.850000000000001" calcext:value-type="float">
            <text:p>0,850000000000001</text:p>
          </table:table-cell>
          <table:table-cell table:formula="of:=IF([.F54]=0;[.G53]+2+1/[.$H$2];[.G53]+1/[.$H$2])" office:value-type="float" office:value="0.850000000000001" calcext:value-type="float">
            <text:p>0,850000000000001</text:p>
          </table:table-cell>
          <table:table-cell table:number-columns-repeated="4"/>
          <table:table-cell table:formula="of:=SUM(MOD(SUM([.L53]-[.L$2];[.T$2]);[.R$2]-[.L$2]);[.L$2])" office:value-type="time" office:time-value="PT10H40M00S" calcext:value-type="time">
            <text:p>10:40:00</text:p>
          </table:table-cell>
          <table:table-cell table:formula="of:=IF([.L54]&lt;[.L53];[.M53]+[.H$2];[.M53])" office:value-type="float" office:value="120" calcext:value-type="float">
            <text:p>120</text:p>
          </table:table-cell>
          <table:table-cell table:formula="of:=OFFSET([.C$4];[.M54];0)" office:value-type="float" office:value="43747" calcext:value-type="float">
            <text:p>43747</text:p>
          </table:table-cell>
          <table:table-cell table:formula="of:=[.L54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54];0)&lt;=[.O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7T09:52:01.621864" calcext:value-type="date">
            <text:p>2019-10-07 09:52:02</text:p>
          </table:table-cell>
          <table:table-cell table:formula="of:=[.A55]" office:value-type="float" office:value="43745.4111298827" calcext:value-type="float">
            <text:p>43745.4111298827</text:p>
          </table:table-cell>
          <table:table-cell table:formula="of:=TRUNC([.A55])" office:value-type="float" office:value="43745" calcext:value-type="float">
            <text:p>43745</text:p>
          </table:table-cell>
          <table:table-cell table:formula="of:=[.B55]-[.C55]" office:value-type="float" office:value="0.411129882682872" calcext:value-type="float">
            <text:p>0.411129882682872</text:p>
          </table:table-cell>
          <table:table-cell table:formula="of:=MOD([.E54]-[.$E$2];[.$H$2])+1+[.$E$2]" office:value-type="float" office:value="273" calcext:value-type="float">
            <text:p>273</text:p>
          </table:table-cell>
          <table:table-cell table:formula="of:=MOD([.F54]+1/[.$H$2];5)" office:value-type="float" office:value="0.866666666666668" calcext:value-type="float">
            <text:p>0,866666666666668</text:p>
          </table:table-cell>
          <table:table-cell table:formula="of:=IF([.F55]=0;[.G54]+2+1/[.$H$2];[.G54]+1/[.$H$2])" office:value-type="float" office:value="0.866666666666668" calcext:value-type="float">
            <text:p>0,866666666666668</text:p>
          </table:table-cell>
          <table:table-cell table:number-columns-repeated="4"/>
          <table:table-cell table:formula="of:=SUM(MOD(SUM([.L54]-[.L$2];[.T$2]);[.R$2]-[.L$2]);[.L$2])" office:value-type="time" office:time-value="PT10H50M00S" calcext:value-type="time">
            <text:p>10:50:00</text:p>
          </table:table-cell>
          <table:table-cell table:formula="of:=IF([.L55]&lt;[.L54];[.M54]+[.H$2];[.M54])" office:value-type="float" office:value="120" calcext:value-type="float">
            <text:p>120</text:p>
          </table:table-cell>
          <table:table-cell table:formula="of:=OFFSET([.C$4];[.M55];0)" office:value-type="float" office:value="43747" calcext:value-type="float">
            <text:p>43747</text:p>
          </table:table-cell>
          <table:table-cell table:formula="of:=[.L55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55];0)&lt;=[.O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7T09:45:29.535106" calcext:value-type="date">
            <text:p>2019-10-07 09:45:30</text:p>
          </table:table-cell>
          <table:table-cell table:formula="of:=[.A56]" office:value-type="float" office:value="43745.4065918415" calcext:value-type="float">
            <text:p>43745.4065918415</text:p>
          </table:table-cell>
          <table:table-cell table:formula="of:=TRUNC([.A56])" office:value-type="float" office:value="43745" calcext:value-type="float">
            <text:p>43745</text:p>
          </table:table-cell>
          <table:table-cell table:formula="of:=[.B56]-[.C56]" office:value-type="float" office:value="0.406591841499903" calcext:value-type="float">
            <text:p>0.406591841499903</text:p>
          </table:table-cell>
          <table:table-cell table:formula="of:=MOD([.E55]-[.$E$2];[.$H$2])+1+[.$E$2]" office:value-type="float" office:value="274" calcext:value-type="float">
            <text:p>274</text:p>
          </table:table-cell>
          <table:table-cell table:formula="of:=MOD([.F55]+1/[.$H$2];5)" office:value-type="float" office:value="0.883333333333334" calcext:value-type="float">
            <text:p>0,883333333333334</text:p>
          </table:table-cell>
          <table:table-cell table:formula="of:=IF([.F56]=0;[.G55]+2+1/[.$H$2];[.G55]+1/[.$H$2])" office:value-type="float" office:value="0.883333333333334" calcext:value-type="float">
            <text:p>0,883333333333334</text:p>
          </table:table-cell>
          <table:table-cell table:number-columns-repeated="4"/>
          <table:table-cell table:formula="of:=SUM(MOD(SUM([.L55]-[.L$2];[.T$2]);[.R$2]-[.L$2]);[.L$2])" office:value-type="time" office:time-value="PT11H00M00S" calcext:value-type="time">
            <text:p>11:00:00</text:p>
          </table:table-cell>
          <table:table-cell table:formula="of:=IF([.L56]&lt;[.L55];[.M55]+[.H$2];[.M55])" office:value-type="float" office:value="120" calcext:value-type="float">
            <text:p>120</text:p>
          </table:table-cell>
          <table:table-cell table:formula="of:=OFFSET([.C$4];[.M56];0)" office:value-type="float" office:value="43747" calcext:value-type="float">
            <text:p>43747</text:p>
          </table:table-cell>
          <table:table-cell table:formula="of:=[.L56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56];0)&lt;=[.O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7T09:17:34.90297" calcext:value-type="date">
            <text:p>2019-10-07 09:17:35</text:p>
          </table:table-cell>
          <table:table-cell table:formula="of:=[.A57]" office:value-type="float" office:value="43745.3872095251" calcext:value-type="float">
            <text:p>43745.3872095251</text:p>
          </table:table-cell>
          <table:table-cell table:formula="of:=TRUNC([.A57])" office:value-type="float" office:value="43745" calcext:value-type="float">
            <text:p>43745</text:p>
          </table:table-cell>
          <table:table-cell table:formula="of:=[.B57]-[.C57]" office:value-type="float" office:value="0.387209525113576" calcext:value-type="float">
            <text:p>0.387209525113576</text:p>
          </table:table-cell>
          <table:table-cell table:formula="of:=MOD([.E56]-[.$E$2];[.$H$2])+1+[.$E$2]" office:value-type="float" office:value="275" calcext:value-type="float">
            <text:p>275</text:p>
          </table:table-cell>
          <table:table-cell table:formula="of:=MOD([.F56]+1/[.$H$2];5)" office:value-type="float" office:value="0.900000000000001" calcext:value-type="float">
            <text:p>0,900000000000001</text:p>
          </table:table-cell>
          <table:table-cell table:formula="of:=IF([.F57]=0;[.G56]+2+1/[.$H$2];[.G56]+1/[.$H$2])" office:value-type="float" office:value="0.900000000000001" calcext:value-type="float">
            <text:p>0,900000000000001</text:p>
          </table:table-cell>
          <table:table-cell table:number-columns-repeated="4"/>
          <table:table-cell table:formula="of:=SUM(MOD(SUM([.L56]-[.L$2];[.T$2]);[.R$2]-[.L$2]);[.L$2])" office:value-type="time" office:time-value="PT08H10M00S" calcext:value-type="time">
            <text:p>08:10:00</text:p>
          </table:table-cell>
          <table:table-cell table:formula="of:=IF([.L57]&lt;[.L56];[.M56]+[.H$2];[.M56])" office:value-type="float" office:value="180" calcext:value-type="float">
            <text:p>180</text:p>
          </table:table-cell>
          <table:table-cell table:formula="of:=OFFSET([.C$4];[.M57];0)" office:value-type="float" office:value="43748" calcext:value-type="float">
            <text:p>43748</text:p>
          </table:table-cell>
          <table:table-cell table:formula="of:=[.L57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57];0)&lt;=[.O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7T09:06:05.834835" calcext:value-type="date">
            <text:p>2019-10-07 09:06:06</text:p>
          </table:table-cell>
          <table:table-cell table:formula="of:=[.A58]" office:value-type="float" office:value="43745.3792341995" calcext:value-type="float">
            <text:p>43745.3792341995</text:p>
          </table:table-cell>
          <table:table-cell table:formula="of:=TRUNC([.A58])" office:value-type="float" office:value="43745" calcext:value-type="float">
            <text:p>43745</text:p>
          </table:table-cell>
          <table:table-cell table:formula="of:=[.B58]-[.C58]" office:value-type="float" office:value="0.379234199477651" calcext:value-type="float">
            <text:p>0.379234199477651</text:p>
          </table:table-cell>
          <table:table-cell table:formula="of:=MOD([.E57]-[.$E$2];[.$H$2])+1+[.$E$2]" office:value-type="float" office:value="276" calcext:value-type="float">
            <text:p>276</text:p>
          </table:table-cell>
          <table:table-cell table:formula="of:=MOD([.F57]+1/[.$H$2];5)" office:value-type="float" office:value="0.916666666666668" calcext:value-type="float">
            <text:p>0,916666666666668</text:p>
          </table:table-cell>
          <table:table-cell table:formula="of:=IF([.F58]=0;[.G57]+2+1/[.$H$2];[.G57]+1/[.$H$2])" office:value-type="float" office:value="0.916666666666668" calcext:value-type="float">
            <text:p>0,916666666666668</text:p>
          </table:table-cell>
          <table:table-cell table:number-columns-repeated="4"/>
          <table:table-cell table:formula="of:=SUM(MOD(SUM([.L57]-[.L$2];[.T$2]);[.R$2]-[.L$2]);[.L$2])" office:value-type="time" office:time-value="PT08H20M00S" calcext:value-type="time">
            <text:p>08:20:00</text:p>
          </table:table-cell>
          <table:table-cell table:formula="of:=IF([.L58]&lt;[.L57];[.M57]+[.H$2];[.M57])" office:value-type="float" office:value="180" calcext:value-type="float">
            <text:p>180</text:p>
          </table:table-cell>
          <table:table-cell table:formula="of:=OFFSET([.C$4];[.M58];0)" office:value-type="float" office:value="43748" calcext:value-type="float">
            <text:p>43748</text:p>
          </table:table-cell>
          <table:table-cell table:formula="of:=[.L58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58];0)&lt;=[.O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7T09:33:18.087012" calcext:value-type="date">
            <text:p>2019-10-07 09:33:18</text:p>
          </table:table-cell>
          <table:table-cell table:formula="of:=[.A59]" office:value-type="float" office:value="43745.3981260071" calcext:value-type="float">
            <text:p>43745.3981260071</text:p>
          </table:table-cell>
          <table:table-cell table:formula="of:=TRUNC([.A59])" office:value-type="float" office:value="43745" calcext:value-type="float">
            <text:p>43745</text:p>
          </table:table-cell>
          <table:table-cell table:formula="of:=[.B59]-[.C59]" office:value-type="float" office:value="0.398126007079554" calcext:value-type="float">
            <text:p>0.398126007079554</text:p>
          </table:table-cell>
          <table:table-cell table:formula="of:=MOD([.E58]-[.$E$2];[.$H$2])+1+[.$E$2]" office:value-type="float" office:value="277" calcext:value-type="float">
            <text:p>277</text:p>
          </table:table-cell>
          <table:table-cell table:formula="of:=MOD([.F58]+1/[.$H$2];5)" office:value-type="float" office:value="0.933333333333334" calcext:value-type="float">
            <text:p>0,933333333333334</text:p>
          </table:table-cell>
          <table:table-cell table:formula="of:=IF([.F59]=0;[.G58]+2+1/[.$H$2];[.G58]+1/[.$H$2])" office:value-type="float" office:value="0.933333333333334" calcext:value-type="float">
            <text:p>0,933333333333334</text:p>
          </table:table-cell>
          <table:table-cell table:number-columns-repeated="4"/>
          <table:table-cell table:formula="of:=SUM(MOD(SUM([.L58]-[.L$2];[.T$2]);[.R$2]-[.L$2]);[.L$2])" office:value-type="time" office:time-value="PT08H30M00S" calcext:value-type="time">
            <text:p>08:30:00</text:p>
          </table:table-cell>
          <table:table-cell table:formula="of:=IF([.L59]&lt;[.L58];[.M58]+[.H$2];[.M58])" office:value-type="float" office:value="180" calcext:value-type="float">
            <text:p>180</text:p>
          </table:table-cell>
          <table:table-cell table:formula="of:=OFFSET([.C$4];[.M59];0)" office:value-type="float" office:value="43748" calcext:value-type="float">
            <text:p>43748</text:p>
          </table:table-cell>
          <table:table-cell table:formula="of:=[.L59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59];0)&lt;=[.O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7T09:28:09.093715" calcext:value-type="date">
            <text:p>2019-10-07 09:28:09</text:p>
          </table:table-cell>
          <table:table-cell table:formula="of:=[.A60]" office:value-type="float" office:value="43745.3945496958" calcext:value-type="float">
            <text:p>43745.3945496958</text:p>
          </table:table-cell>
          <table:table-cell table:formula="of:=TRUNC([.A60])" office:value-type="float" office:value="43745" calcext:value-type="float">
            <text:p>43745</text:p>
          </table:table-cell>
          <table:table-cell table:formula="of:=[.B60]-[.C60]" office:value-type="float" office:value="0.394549695774913" calcext:value-type="float">
            <text:p>0.394549695774913</text:p>
          </table:table-cell>
          <table:table-cell table:formula="of:=MOD([.E59]-[.$E$2];[.$H$2])+1+[.$E$2]" office:value-type="float" office:value="278" calcext:value-type="float">
            <text:p>278</text:p>
          </table:table-cell>
          <table:table-cell table:formula="of:=MOD([.F59]+1/[.$H$2];5)" office:value-type="float" office:value="0.950000000000001" calcext:value-type="float">
            <text:p>0,950000000000001</text:p>
          </table:table-cell>
          <table:table-cell table:formula="of:=IF([.F60]=0;[.G59]+2+1/[.$H$2];[.G59]+1/[.$H$2])" office:value-type="float" office:value="0.950000000000001" calcext:value-type="float">
            <text:p>0,950000000000001</text:p>
          </table:table-cell>
          <table:table-cell table:number-columns-repeated="4"/>
          <table:table-cell table:formula="of:=SUM(MOD(SUM([.L59]-[.L$2];[.T$2]);[.R$2]-[.L$2]);[.L$2])" office:value-type="time" office:time-value="PT08H40M00S" calcext:value-type="time">
            <text:p>08:40:00</text:p>
          </table:table-cell>
          <table:table-cell table:formula="of:=IF([.L60]&lt;[.L59];[.M59]+[.H$2];[.M59])" office:value-type="float" office:value="180" calcext:value-type="float">
            <text:p>180</text:p>
          </table:table-cell>
          <table:table-cell table:formula="of:=OFFSET([.C$4];[.M60];0)" office:value-type="float" office:value="43748" calcext:value-type="float">
            <text:p>43748</text:p>
          </table:table-cell>
          <table:table-cell table:formula="of:=[.L60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60];0)&lt;=[.O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7T09:26:05.620509" calcext:value-type="date">
            <text:p>2019-10-07 09:26:06</text:p>
          </table:table-cell>
          <table:table-cell table:formula="of:=[.A61]" office:value-type="float" office:value="43745.3931206078" calcext:value-type="float">
            <text:p>43745.3931206078</text:p>
          </table:table-cell>
          <table:table-cell table:formula="of:=TRUNC([.A61])" office:value-type="float" office:value="43745" calcext:value-type="float">
            <text:p>43745</text:p>
          </table:table-cell>
          <table:table-cell table:formula="of:=[.B61]-[.C61]" office:value-type="float" office:value="0.393120607746823" calcext:value-type="float">
            <text:p>0.393120607746823</text:p>
          </table:table-cell>
          <table:table-cell table:formula="of:=MOD([.E60]-[.$E$2];[.$H$2])+1+[.$E$2]" office:value-type="float" office:value="279" calcext:value-type="float">
            <text:p>279</text:p>
          </table:table-cell>
          <table:table-cell table:formula="of:=MOD([.F60]+1/[.$H$2];5)" office:value-type="float" office:value="0.966666666666668" calcext:value-type="float">
            <text:p>0,966666666666668</text:p>
          </table:table-cell>
          <table:table-cell table:formula="of:=IF([.F61]=0;[.G60]+2+1/[.$H$2];[.G60]+1/[.$H$2])" office:value-type="float" office:value="0.966666666666668" calcext:value-type="float">
            <text:p>0,966666666666668</text:p>
          </table:table-cell>
          <table:table-cell table:number-columns-repeated="4"/>
          <table:table-cell table:formula="of:=SUM(MOD(SUM([.L60]-[.L$2];[.T$2]);[.R$2]-[.L$2]);[.L$2])" office:value-type="time" office:time-value="PT08H50M00S" calcext:value-type="time">
            <text:p>08:50:00</text:p>
          </table:table-cell>
          <table:table-cell table:formula="of:=IF([.L61]&lt;[.L60];[.M60]+[.H$2];[.M60])" office:value-type="float" office:value="180" calcext:value-type="float">
            <text:p>180</text:p>
          </table:table-cell>
          <table:table-cell table:formula="of:=OFFSET([.C$4];[.M61];0)" office:value-type="float" office:value="43748" calcext:value-type="float">
            <text:p>43748</text:p>
          </table:table-cell>
          <table:table-cell table:formula="of:=[.L61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61];0)&lt;=[.O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7T09:26:03.821944" calcext:value-type="date">
            <text:p>2019-10-07 09:26:04</text:p>
          </table:table-cell>
          <table:table-cell table:formula="of:=[.A62]" office:value-type="float" office:value="43745.393099791" calcext:value-type="float">
            <text:p>43745.393099791</text:p>
          </table:table-cell>
          <table:table-cell table:formula="of:=TRUNC([.A62])" office:value-type="float" office:value="43745" calcext:value-type="float">
            <text:p>43745</text:p>
          </table:table-cell>
          <table:table-cell table:formula="of:=[.B62]-[.C62]" office:value-type="float" office:value="0.39309979101381" calcext:value-type="float">
            <text:p>0.39309979101381</text:p>
          </table:table-cell>
          <table:table-cell table:formula="of:=MOD([.E61]-[.$E$2];[.$H$2])+1+[.$E$2]" office:value-type="float" office:value="280" calcext:value-type="float">
            <text:p>280</text:p>
          </table:table-cell>
          <table:table-cell table:formula="of:=MOD([.F61]+1/[.$H$2];5)" office:value-type="float" office:value="0.983333333333335" calcext:value-type="float">
            <text:p>0,983333333333335</text:p>
          </table:table-cell>
          <table:table-cell table:formula="of:=IF([.F62]=0;[.G61]+2+1/[.$H$2];[.G61]+1/[.$H$2])" office:value-type="float" office:value="0.983333333333335" calcext:value-type="float">
            <text:p>0,983333333333335</text:p>
          </table:table-cell>
          <table:table-cell table:number-columns-repeated="4"/>
          <table:table-cell table:formula="of:=SUM(MOD(SUM([.L61]-[.L$2];[.T$2]);[.R$2]-[.L$2]);[.L$2])" office:value-type="time" office:time-value="PT09H00M00S" calcext:value-type="time">
            <text:p>09:00:00</text:p>
          </table:table-cell>
          <table:table-cell table:formula="of:=IF([.L62]&lt;[.L61];[.M61]+[.H$2];[.M61])" office:value-type="float" office:value="180" calcext:value-type="float">
            <text:p>180</text:p>
          </table:table-cell>
          <table:table-cell table:formula="of:=OFFSET([.C$4];[.M62];0)" office:value-type="float" office:value="43748" calcext:value-type="float">
            <text:p>43748</text:p>
          </table:table-cell>
          <table:table-cell table:formula="of:=[.L62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62];0)&lt;=[.O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09:22:44.047521" calcext:value-type="date">
            <text:p>2019-10-08 09:22:44</text:p>
          </table:table-cell>
          <table:table-cell table:formula="of:=[.A63]" office:value-type="float" office:value="43746.390787587" calcext:value-type="float">
            <text:p>43746.390787587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390787587049999" calcext:value-type="float">
            <text:p>0.390787587049999</text:p>
          </table:table-cell>
          <table:table-cell table:formula="of:=MOD([.E62]-[.$E$2];[.$H$2])+1+[.$E$2]" office:value-type="float" office:value="221" calcext:value-type="float">
            <text:p>221</text:p>
          </table:table-cell>
          <table:table-cell table:formula="of:=MOD([.F62]+1/[.$H$2];5)" office:value-type="float" office:value="1" calcext:value-type="float">
            <text:p>1</text:p>
          </table:table-cell>
          <table:table-cell table:formula="of:=IF([.F63]=0;[.G62]+2+1/[.$H$2];[.G62]+1/[.$H$2])" office:value-type="float" office:value="1" calcext:value-type="float">
            <text:p>1</text:p>
          </table:table-cell>
          <table:table-cell table:number-columns-repeated="4"/>
          <table:table-cell table:formula="of:=SUM(MOD(SUM([.L62]-[.L$2];[.T$2]);[.R$2]-[.L$2]);[.L$2])" office:value-type="time" office:time-value="PT09H10M00S" calcext:value-type="time">
            <text:p>09:10:00</text:p>
          </table:table-cell>
          <table:table-cell table:formula="of:=IF([.L63]&lt;[.L62];[.M62]+[.H$2];[.M62])" office:value-type="float" office:value="180" calcext:value-type="float">
            <text:p>180</text:p>
          </table:table-cell>
          <table:table-cell table:formula="of:=OFFSET([.C$4];[.M63];0)" office:value-type="float" office:value="43748" calcext:value-type="float">
            <text:p>43748</text:p>
          </table:table-cell>
          <table:table-cell table:formula="of:=[.L63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63];0)&lt;=[.O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09:28:48.456326" calcext:value-type="date">
            <text:p>2019-10-08 09:28:48</text:p>
          </table:table-cell>
          <table:table-cell table:style-name="ce7" table:formula="of:=[.A64]" office:value-type="date" office:date-value="2019-10-08T09:28:48.456326" calcext:value-type="date">
            <text:p>2019-10-08 09:28:48</text:p>
          </table:table-cell>
          <table:table-cell table:formula="of:=TRUNC([.A64])" office:value-type="float" office:value="43746" calcext:value-type="float">
            <text:p>43746</text:p>
          </table:table-cell>
          <table:table-cell table:style-name="ce12" table:formula="of:=[.B64]-[.C64]" office:value-type="date" office:date-value="1899-12-30T09:28:48.45632645767" calcext:value-type="date">
            <text:p>12/30/99 09:28 AM</text:p>
          </table:table-cell>
          <table:table-cell table:formula="of:=MOD([.E63]-[.$E$2];[.$H$2])+1+[.$E$2]" office:value-type="float" office:value="222" calcext:value-type="float">
            <text:p>222</text:p>
          </table:table-cell>
          <table:table-cell table:formula="of:=MOD([.F63]+1/[.$H$2];5)" office:value-type="float" office:value="1.01666666666667" calcext:value-type="float">
            <text:p>1,01666666666667</text:p>
          </table:table-cell>
          <table:table-cell table:formula="of:=IF([.F64]=0;[.G63]+2+1/[.$H$2];[.G63]+1/[.$H$2])" office:value-type="float" office:value="1.01666666666667" calcext:value-type="float">
            <text:p>1,01666666666667</text:p>
          </table:table-cell>
          <table:table-cell table:number-columns-repeated="4"/>
          <table:table-cell table:formula="of:=SUM(MOD(SUM([.L63]-[.L$2];[.T$2]);[.R$2]-[.L$2]);[.L$2])" office:value-type="time" office:time-value="PT09H20M00S" calcext:value-type="time">
            <text:p>09:20:00</text:p>
          </table:table-cell>
          <table:table-cell table:formula="of:=IF([.L64]&lt;[.L63];[.M63]+[.H$2];[.M63])" office:value-type="float" office:value="180" calcext:value-type="float">
            <text:p>180</text:p>
          </table:table-cell>
          <table:table-cell table:formula="of:=OFFSET([.C$4];[.M64];0)" office:value-type="float" office:value="43748" calcext:value-type="float">
            <text:p>43748</text:p>
          </table:table-cell>
          <table:table-cell table:formula="of:=[.L64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64];0)&lt;=[.O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09:19:22.670691" calcext:value-type="date">
            <text:p>2019-10-08 09:19:23</text:p>
          </table:table-cell>
          <table:table-cell table:formula="of:=[.A65]" office:value-type="float" office:value="43746.3884568367" calcext:value-type="float">
            <text:p>43746.3884568367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388456836706609" calcext:value-type="float">
            <text:p>0.388456836706609</text:p>
          </table:table-cell>
          <table:table-cell table:formula="of:=MOD([.E64]-[.$E$2];[.$H$2])+1+[.$E$2]" office:value-type="float" office:value="223" calcext:value-type="float">
            <text:p>223</text:p>
          </table:table-cell>
          <table:table-cell table:formula="of:=MOD([.F64]+1/[.$H$2];5)" office:value-type="float" office:value="1.03333333333333" calcext:value-type="float">
            <text:p>1,03333333333333</text:p>
          </table:table-cell>
          <table:table-cell table:formula="of:=IF([.F65]=0;[.G64]+2+1/[.$H$2];[.G64]+1/[.$H$2])" office:value-type="float" office:value="1.03333333333333" calcext:value-type="float">
            <text:p>1,03333333333333</text:p>
          </table:table-cell>
          <table:table-cell table:number-columns-repeated="4"/>
          <table:table-cell table:formula="of:=SUM(MOD(SUM([.L64]-[.L$2];[.T$2]);[.R$2]-[.L$2]);[.L$2])" office:value-type="time" office:time-value="PT09H30M00S" calcext:value-type="time">
            <text:p>09:30:00</text:p>
          </table:table-cell>
          <table:table-cell table:formula="of:=IF([.L65]&lt;[.L64];[.M64]+[.H$2];[.M64])" office:value-type="float" office:value="180" calcext:value-type="float">
            <text:p>180</text:p>
          </table:table-cell>
          <table:table-cell table:formula="of:=OFFSET([.C$4];[.M65];0)" office:value-type="float" office:value="43748" calcext:value-type="float">
            <text:p>43748</text:p>
          </table:table-cell>
          <table:table-cell table:formula="of:=[.L65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65];0)&lt;=[.O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09:30:44.480655" calcext:value-type="date">
            <text:p>2019-10-08 09:30:44</text:p>
          </table:table-cell>
          <table:table-cell table:formula="of:=[.A66]" office:value-type="float" office:value="43746.3963481557" calcext:value-type="float">
            <text:p>43746.3963481557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396348155729356" calcext:value-type="float">
            <text:p>0.396348155729356</text:p>
          </table:table-cell>
          <table:table-cell table:formula="of:=MOD([.E65]-[.$E$2];[.$H$2])+1+[.$E$2]" office:value-type="float" office:value="224" calcext:value-type="float">
            <text:p>224</text:p>
          </table:table-cell>
          <table:table-cell table:formula="of:=MOD([.F65]+1/[.$H$2];5)" office:value-type="float" office:value="1.05" calcext:value-type="float">
            <text:p>1,05</text:p>
          </table:table-cell>
          <table:table-cell table:formula="of:=IF([.F66]=0;[.G65]+2+1/[.$H$2];[.G65]+1/[.$H$2])" office:value-type="float" office:value="1.05" calcext:value-type="float">
            <text:p>1,05</text:p>
          </table:table-cell>
          <table:table-cell table:number-columns-repeated="4"/>
          <table:table-cell table:formula="of:=SUM(MOD(SUM([.L65]-[.L$2];[.T$2]);[.R$2]-[.L$2]);[.L$2])" office:value-type="time" office:time-value="PT09H40M00S" calcext:value-type="time">
            <text:p>09:40:00</text:p>
          </table:table-cell>
          <table:table-cell table:formula="of:=IF([.L66]&lt;[.L65];[.M65]+[.H$2];[.M65])" office:value-type="float" office:value="180" calcext:value-type="float">
            <text:p>180</text:p>
          </table:table-cell>
          <table:table-cell table:formula="of:=OFFSET([.C$4];[.M66];0)" office:value-type="float" office:value="43748" calcext:value-type="float">
            <text:p>43748</text:p>
          </table:table-cell>
          <table:table-cell table:formula="of:=[.L66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66];0)&lt;=[.O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09:30:46.386368" calcext:value-type="date">
            <text:p>2019-10-08 09:30:46</text:p>
          </table:table-cell>
          <table:table-cell table:formula="of:=[.A67]" office:value-type="float" office:value="43746.3963702126" calcext:value-type="float">
            <text:p>43746.3963702126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396370212591137" calcext:value-type="float">
            <text:p>0.396370212591137</text:p>
          </table:table-cell>
          <table:table-cell table:formula="of:=MOD([.E66]-[.$E$2];[.$H$2])+1+[.$E$2]" office:value-type="float" office:value="225" calcext:value-type="float">
            <text:p>225</text:p>
          </table:table-cell>
          <table:table-cell table:formula="of:=MOD([.F66]+1/[.$H$2];5)" office:value-type="float" office:value="1.06666666666667" calcext:value-type="float">
            <text:p>1,06666666666667</text:p>
          </table:table-cell>
          <table:table-cell table:formula="of:=IF([.F67]=0;[.G66]+2+1/[.$H$2];[.G66]+1/[.$H$2])" office:value-type="float" office:value="1.06666666666667" calcext:value-type="float">
            <text:p>1,06666666666667</text:p>
          </table:table-cell>
          <table:table-cell table:number-columns-repeated="4"/>
          <table:table-cell table:formula="of:=SUM(MOD(SUM([.L66]-[.L$2];[.T$2]);[.R$2]-[.L$2]);[.L$2])" office:value-type="time" office:time-value="PT09H50M00S" calcext:value-type="time">
            <text:p>09:50:00</text:p>
          </table:table-cell>
          <table:table-cell table:formula="of:=IF([.L67]&lt;[.L66];[.M66]+[.H$2];[.M66])" office:value-type="float" office:value="180" calcext:value-type="float">
            <text:p>180</text:p>
          </table:table-cell>
          <table:table-cell table:formula="of:=OFFSET([.C$4];[.M67];0)" office:value-type="float" office:value="43748" calcext:value-type="float">
            <text:p>43748</text:p>
          </table:table-cell>
          <table:table-cell table:formula="of:=[.L67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67];0)&lt;=[.O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09:31:49.931305" calcext:value-type="date">
            <text:p>2019-10-08 09:31:50</text:p>
          </table:table-cell>
          <table:table-cell table:formula="of:=[.A68]" office:value-type="float" office:value="43746.3971056864" calcext:value-type="float">
            <text:p>43746.3971056864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397105686402938" calcext:value-type="float">
            <text:p>0.397105686402938</text:p>
          </table:table-cell>
          <table:table-cell table:formula="of:=MOD([.E67]-[.$E$2];[.$H$2])+1+[.$E$2]" office:value-type="float" office:value="226" calcext:value-type="float">
            <text:p>226</text:p>
          </table:table-cell>
          <table:table-cell table:formula="of:=MOD([.F67]+1/[.$H$2];5)" office:value-type="float" office:value="1.08333333333333" calcext:value-type="float">
            <text:p>1,08333333333333</text:p>
          </table:table-cell>
          <table:table-cell table:formula="of:=IF([.F68]=0;[.G67]+2+1/[.$H$2];[.G67]+1/[.$H$2])" office:value-type="float" office:value="1.08333333333333" calcext:value-type="float">
            <text:p>1,08333333333333</text:p>
          </table:table-cell>
          <table:table-cell table:number-columns-repeated="4"/>
          <table:table-cell table:formula="of:=SUM(MOD(SUM([.L67]-[.L$2];[.T$2]);[.R$2]-[.L$2]);[.L$2])" office:value-type="time" office:time-value="PT10H00M00S" calcext:value-type="time">
            <text:p>10:00:00</text:p>
          </table:table-cell>
          <table:table-cell table:formula="of:=IF([.L68]&lt;[.L67];[.M67]+[.H$2];[.M67])" office:value-type="float" office:value="180" calcext:value-type="float">
            <text:p>180</text:p>
          </table:table-cell>
          <table:table-cell table:formula="of:=OFFSET([.C$4];[.M68];0)" office:value-type="float" office:value="43748" calcext:value-type="float">
            <text:p>43748</text:p>
          </table:table-cell>
          <table:table-cell table:formula="of:=[.L68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68];0)&lt;=[.O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09:16:50.314176" calcext:value-type="date">
            <text:p>2019-10-08 09:16:50</text:p>
          </table:table-cell>
          <table:table-cell table:formula="of:=[.A69]" office:value-type="float" office:value="43746.3866934511" calcext:value-type="float">
            <text:p>43746.3866934511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38669345110975" calcext:value-type="float">
            <text:p>0.38669345110975</text:p>
          </table:table-cell>
          <table:table-cell table:formula="of:=MOD([.E68]-[.$E$2];[.$H$2])+1+[.$E$2]" office:value-type="float" office:value="227" calcext:value-type="float">
            <text:p>227</text:p>
          </table:table-cell>
          <table:table-cell table:formula="of:=MOD([.F68]+1/[.$H$2];5)" office:value-type="float" office:value="1.1" calcext:value-type="float">
            <text:p>1,1</text:p>
          </table:table-cell>
          <table:table-cell table:formula="of:=IF([.F69]=0;[.G68]+2+1/[.$H$2];[.G68]+1/[.$H$2])" office:value-type="float" office:value="1.1" calcext:value-type="float">
            <text:p>1,1</text:p>
          </table:table-cell>
          <table:table-cell table:number-columns-repeated="4"/>
          <table:table-cell table:formula="of:=SUM(MOD(SUM([.L68]-[.L$2];[.T$2]);[.R$2]-[.L$2]);[.L$2])" office:value-type="time" office:time-value="PT10H10M00S" calcext:value-type="time">
            <text:p>10:10:00</text:p>
          </table:table-cell>
          <table:table-cell table:formula="of:=IF([.L69]&lt;[.L68];[.M68]+[.H$2];[.M68])" office:value-type="float" office:value="180" calcext:value-type="float">
            <text:p>180</text:p>
          </table:table-cell>
          <table:table-cell table:formula="of:=OFFSET([.C$4];[.M69];0)" office:value-type="float" office:value="43748" calcext:value-type="float">
            <text:p>43748</text:p>
          </table:table-cell>
          <table:table-cell table:formula="of:=[.L69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69];0)&lt;=[.O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09:44:25.868519" calcext:value-type="date">
            <text:p>2019-10-08 09:44:26</text:p>
          </table:table-cell>
          <table:table-cell table:formula="of:=[.A70]" office:value-type="float" office:value="43746.4058549597" calcext:value-type="float">
            <text:p>43746.4058549597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405854959710268" calcext:value-type="float">
            <text:p>0.405854959710268</text:p>
          </table:table-cell>
          <table:table-cell table:formula="of:=MOD([.E69]-[.$E$2];[.$H$2])+1+[.$E$2]" office:value-type="float" office:value="228" calcext:value-type="float">
            <text:p>228</text:p>
          </table:table-cell>
          <table:table-cell table:formula="of:=MOD([.F69]+1/[.$H$2];5)" office:value-type="float" office:value="1.11666666666667" calcext:value-type="float">
            <text:p>1,11666666666667</text:p>
          </table:table-cell>
          <table:table-cell table:formula="of:=IF([.F70]=0;[.G69]+2+1/[.$H$2];[.G69]+1/[.$H$2])" office:value-type="float" office:value="1.11666666666667" calcext:value-type="float">
            <text:p>1,11666666666667</text:p>
          </table:table-cell>
          <table:table-cell table:number-columns-repeated="4"/>
          <table:table-cell table:formula="of:=SUM(MOD(SUM([.L69]-[.L$2];[.T$2]);[.R$2]-[.L$2]);[.L$2])" office:value-type="time" office:time-value="PT10H20M00S" calcext:value-type="time">
            <text:p>10:20:00</text:p>
          </table:table-cell>
          <table:table-cell table:formula="of:=IF([.L70]&lt;[.L69];[.M69]+[.H$2];[.M69])" office:value-type="float" office:value="180" calcext:value-type="float">
            <text:p>180</text:p>
          </table:table-cell>
          <table:table-cell table:formula="of:=OFFSET([.C$4];[.M70];0)" office:value-type="float" office:value="43748" calcext:value-type="float">
            <text:p>43748</text:p>
          </table:table-cell>
          <table:table-cell table:formula="of:=[.L70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70];0)&lt;=[.O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09:29:20.938446" calcext:value-type="date">
            <text:p>2019-10-08 09:29:21</text:p>
          </table:table-cell>
          <table:table-cell table:formula="of:=[.A71]" office:value-type="float" office:value="43746.395381232" calcext:value-type="float">
            <text:p>43746.395381232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39538123201055" calcext:value-type="float">
            <text:p>0.39538123201055</text:p>
          </table:table-cell>
          <table:table-cell table:formula="of:=MOD([.E70]-[.$E$2];[.$H$2])+1+[.$E$2]" office:value-type="float" office:value="229" calcext:value-type="float">
            <text:p>229</text:p>
          </table:table-cell>
          <table:table-cell table:formula="of:=MOD([.F70]+1/[.$H$2];5)" office:value-type="float" office:value="1.13333333333333" calcext:value-type="float">
            <text:p>1,13333333333333</text:p>
          </table:table-cell>
          <table:table-cell table:formula="of:=IF([.F71]=0;[.G70]+2+1/[.$H$2];[.G70]+1/[.$H$2])" office:value-type="float" office:value="1.13333333333333" calcext:value-type="float">
            <text:p>1,13333333333333</text:p>
          </table:table-cell>
          <table:table-cell table:number-columns-repeated="4"/>
          <table:table-cell table:formula="of:=SUM(MOD(SUM([.L70]-[.L$2];[.T$2]);[.R$2]-[.L$2]);[.L$2])" office:value-type="time" office:time-value="PT10H30M00S" calcext:value-type="time">
            <text:p>10:30:00</text:p>
          </table:table-cell>
          <table:table-cell table:formula="of:=IF([.L71]&lt;[.L70];[.M70]+[.H$2];[.M70])" office:value-type="float" office:value="180" calcext:value-type="float">
            <text:p>180</text:p>
          </table:table-cell>
          <table:table-cell table:formula="of:=OFFSET([.C$4];[.M71];0)" office:value-type="float" office:value="43748" calcext:value-type="float">
            <text:p>43748</text:p>
          </table:table-cell>
          <table:table-cell table:formula="of:=[.L71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71];0)&lt;=[.O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09:42:52.149031" calcext:value-type="date">
            <text:p>2019-10-08 09:42:52</text:p>
          </table:table-cell>
          <table:table-cell table:formula="of:=[.A72]" office:value-type="float" office:value="43746.4047702434" calcext:value-type="float">
            <text:p>43746.4047702434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40477024341817" calcext:value-type="float">
            <text:p>0.40477024341817</text:p>
          </table:table-cell>
          <table:table-cell table:formula="of:=MOD([.E71]-[.$E$2];[.$H$2])+1+[.$E$2]" office:value-type="float" office:value="230" calcext:value-type="float">
            <text:p>230</text:p>
          </table:table-cell>
          <table:table-cell table:formula="of:=MOD([.F71]+1/[.$H$2];5)" office:value-type="float" office:value="1.15" calcext:value-type="float">
            <text:p>1,15</text:p>
          </table:table-cell>
          <table:table-cell table:formula="of:=IF([.F72]=0;[.G71]+2+1/[.$H$2];[.G71]+1/[.$H$2])" office:value-type="float" office:value="1.15" calcext:value-type="float">
            <text:p>1,15</text:p>
          </table:table-cell>
          <table:table-cell table:number-columns-repeated="4"/>
          <table:table-cell table:formula="of:=SUM(MOD(SUM([.L71]-[.L$2];[.T$2]);[.R$2]-[.L$2]);[.L$2])" office:value-type="time" office:time-value="PT10H40M00S" calcext:value-type="time">
            <text:p>10:40:00</text:p>
          </table:table-cell>
          <table:table-cell table:formula="of:=IF([.L72]&lt;[.L71];[.M71]+[.H$2];[.M71])" office:value-type="float" office:value="180" calcext:value-type="float">
            <text:p>180</text:p>
          </table:table-cell>
          <table:table-cell table:formula="of:=OFFSET([.C$4];[.M72];0)" office:value-type="float" office:value="43748" calcext:value-type="float">
            <text:p>43748</text:p>
          </table:table-cell>
          <table:table-cell table:formula="of:=[.L72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72];0)&lt;=[.O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09:28:57.247028" calcext:value-type="date">
            <text:p>2019-10-08 09:28:57</text:p>
          </table:table-cell>
          <table:table-cell table:formula="of:=[.A73]" office:value-type="float" office:value="43746.3951070258" calcext:value-type="float">
            <text:p>43746.3951070258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395107025789912" calcext:value-type="float">
            <text:p>0.395107025789912</text:p>
          </table:table-cell>
          <table:table-cell table:formula="of:=MOD([.E72]-[.$E$2];[.$H$2])+1+[.$E$2]" office:value-type="float" office:value="231" calcext:value-type="float">
            <text:p>231</text:p>
          </table:table-cell>
          <table:table-cell table:formula="of:=MOD([.F72]+1/[.$H$2];5)" office:value-type="float" office:value="1.16666666666667" calcext:value-type="float">
            <text:p>1,16666666666667</text:p>
          </table:table-cell>
          <table:table-cell table:formula="of:=IF([.F73]=0;[.G72]+2+1/[.$H$2];[.G72]+1/[.$H$2])" office:value-type="float" office:value="1.16666666666667" calcext:value-type="float">
            <text:p>1,16666666666667</text:p>
          </table:table-cell>
          <table:table-cell table:number-columns-repeated="4"/>
          <table:table-cell table:formula="of:=SUM(MOD(SUM([.L72]-[.L$2];[.T$2]);[.R$2]-[.L$2]);[.L$2])" office:value-type="time" office:time-value="PT10H50M00S" calcext:value-type="time">
            <text:p>10:50:00</text:p>
          </table:table-cell>
          <table:table-cell table:formula="of:=IF([.L73]&lt;[.L72];[.M72]+[.H$2];[.M72])" office:value-type="float" office:value="180" calcext:value-type="float">
            <text:p>180</text:p>
          </table:table-cell>
          <table:table-cell table:formula="of:=OFFSET([.C$4];[.M73];0)" office:value-type="float" office:value="43748" calcext:value-type="float">
            <text:p>43748</text:p>
          </table:table-cell>
          <table:table-cell table:formula="of:=[.L73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73];0)&lt;=[.O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09:41:08.595509" calcext:value-type="date">
            <text:p>2019-10-08 09:41:09</text:p>
          </table:table-cell>
          <table:table-cell table:formula="of:=[.A74]" office:value-type="float" office:value="43746.4035717073" calcext:value-type="float">
            <text:p>43746.4035717073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403571707276569" calcext:value-type="float">
            <text:p>0.403571707276569</text:p>
          </table:table-cell>
          <table:table-cell table:formula="of:=MOD([.E73]-[.$E$2];[.$H$2])+1+[.$E$2]" office:value-type="float" office:value="232" calcext:value-type="float">
            <text:p>232</text:p>
          </table:table-cell>
          <table:table-cell table:formula="of:=MOD([.F73]+1/[.$H$2];5)" office:value-type="float" office:value="1.18333333333333" calcext:value-type="float">
            <text:p>1,18333333333333</text:p>
          </table:table-cell>
          <table:table-cell table:formula="of:=IF([.F74]=0;[.G73]+2+1/[.$H$2];[.G73]+1/[.$H$2])" office:value-type="float" office:value="1.18333333333333" calcext:value-type="float">
            <text:p>1,18333333333333</text:p>
          </table:table-cell>
          <table:table-cell table:number-columns-repeated="4"/>
          <table:table-cell table:formula="of:=SUM(MOD(SUM([.L73]-[.L$2];[.T$2]);[.R$2]-[.L$2]);[.L$2])" office:value-type="time" office:time-value="PT11H00M00S" calcext:value-type="time">
            <text:p>11:00:00</text:p>
          </table:table-cell>
          <table:table-cell table:formula="of:=IF([.L74]&lt;[.L73];[.M73]+[.H$2];[.M73])" office:value-type="float" office:value="180" calcext:value-type="float">
            <text:p>180</text:p>
          </table:table-cell>
          <table:table-cell table:formula="of:=OFFSET([.C$4];[.M74];0)" office:value-type="float" office:value="43748" calcext:value-type="float">
            <text:p>43748</text:p>
          </table:table-cell>
          <table:table-cell table:formula="of:=[.L74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74];0)&lt;=[.O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09:19:21.367697" calcext:value-type="date">
            <text:p>2019-10-08 09:19:21</text:p>
          </table:table-cell>
          <table:table-cell table:formula="of:=[.A75]" office:value-type="float" office:value="43746.3884417558" calcext:value-type="float">
            <text:p>43746.3884417558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388441755756503" calcext:value-type="float">
            <text:p>0.388441755756503</text:p>
          </table:table-cell>
          <table:table-cell table:formula="of:=MOD([.E74]-[.$E$2];[.$H$2])+1+[.$E$2]" office:value-type="float" office:value="233" calcext:value-type="float">
            <text:p>233</text:p>
          </table:table-cell>
          <table:table-cell table:formula="of:=MOD([.F74]+1/[.$H$2];5)" office:value-type="float" office:value="1.2" calcext:value-type="float">
            <text:p>1,2</text:p>
          </table:table-cell>
          <table:table-cell table:formula="of:=IF([.F75]=0;[.G74]+2+1/[.$H$2];[.G74]+1/[.$H$2])" office:value-type="float" office:value="1.2" calcext:value-type="float">
            <text:p>1,2</text:p>
          </table:table-cell>
          <table:table-cell table:number-columns-repeated="4"/>
          <table:table-cell table:formula="of:=SUM(MOD(SUM([.L74]-[.L$2];[.T$2]);[.R$2]-[.L$2]);[.L$2])" office:value-type="time" office:time-value="PT08H10M00S" calcext:value-type="time">
            <text:p>08:10:00</text:p>
          </table:table-cell>
          <table:table-cell table:formula="of:=IF([.L75]&lt;[.L74];[.M74]+[.H$2];[.M74])" office:value-type="float" office:value="240" calcext:value-type="float">
            <text:p>240</text:p>
          </table:table-cell>
          <table:table-cell table:formula="of:=OFFSET([.C$4];[.M75];0)" office:value-type="float" office:value="43749" calcext:value-type="float">
            <text:p>43749</text:p>
          </table:table-cell>
          <table:table-cell table:formula="of:=[.L75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75];0)&lt;=[.O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09:35:18.672793" calcext:value-type="date">
            <text:p>2019-10-08 09:35:19</text:p>
          </table:table-cell>
          <table:table-cell table:formula="of:=[.A76]" office:value-type="float" office:value="43746.3995216758" calcext:value-type="float">
            <text:p>43746.3995216758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399521675841243" calcext:value-type="float">
            <text:p>0.399521675841243</text:p>
          </table:table-cell>
          <table:table-cell table:formula="of:=MOD([.E75]-[.$E$2];[.$H$2])+1+[.$E$2]" office:value-type="float" office:value="234" calcext:value-type="float">
            <text:p>234</text:p>
          </table:table-cell>
          <table:table-cell table:formula="of:=MOD([.F75]+1/[.$H$2];5)" office:value-type="float" office:value="1.21666666666667" calcext:value-type="float">
            <text:p>1,21666666666667</text:p>
          </table:table-cell>
          <table:table-cell table:formula="of:=IF([.F76]=0;[.G75]+2+1/[.$H$2];[.G75]+1/[.$H$2])" office:value-type="float" office:value="1.21666666666667" calcext:value-type="float">
            <text:p>1,21666666666667</text:p>
          </table:table-cell>
          <table:table-cell table:number-columns-repeated="4"/>
          <table:table-cell table:formula="of:=SUM(MOD(SUM([.L75]-[.L$2];[.T$2]);[.R$2]-[.L$2]);[.L$2])" office:value-type="time" office:time-value="PT08H20M00S" calcext:value-type="time">
            <text:p>08:20:00</text:p>
          </table:table-cell>
          <table:table-cell table:formula="of:=IF([.L76]&lt;[.L75];[.M75]+[.H$2];[.M75])" office:value-type="float" office:value="240" calcext:value-type="float">
            <text:p>240</text:p>
          </table:table-cell>
          <table:table-cell table:formula="of:=OFFSET([.C$4];[.M76];0)" office:value-type="float" office:value="43749" calcext:value-type="float">
            <text:p>43749</text:p>
          </table:table-cell>
          <table:table-cell table:formula="of:=[.L76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76];0)&lt;=[.O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09:21:35.767975" calcext:value-type="date">
            <text:p>2019-10-08 09:21:36</text:p>
          </table:table-cell>
          <table:table-cell table:formula="of:=[.A77]" office:value-type="float" office:value="43746.3899973145" calcext:value-type="float">
            <text:p>43746.3899973145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389997314523498" calcext:value-type="float">
            <text:p>0.389997314523498</text:p>
          </table:table-cell>
          <table:table-cell table:formula="of:=MOD([.E76]-[.$E$2];[.$H$2])+1+[.$E$2]" office:value-type="float" office:value="235" calcext:value-type="float">
            <text:p>235</text:p>
          </table:table-cell>
          <table:table-cell table:formula="of:=MOD([.F76]+1/[.$H$2];5)" office:value-type="float" office:value="1.23333333333333" calcext:value-type="float">
            <text:p>1,23333333333333</text:p>
          </table:table-cell>
          <table:table-cell table:formula="of:=IF([.F77]=0;[.G76]+2+1/[.$H$2];[.G76]+1/[.$H$2])" office:value-type="float" office:value="1.23333333333333" calcext:value-type="float">
            <text:p>1,23333333333333</text:p>
          </table:table-cell>
          <table:table-cell table:number-columns-repeated="4"/>
          <table:table-cell table:formula="of:=SUM(MOD(SUM([.L76]-[.L$2];[.T$2]);[.R$2]-[.L$2]);[.L$2])" office:value-type="time" office:time-value="PT08H30M00S" calcext:value-type="time">
            <text:p>08:30:00</text:p>
          </table:table-cell>
          <table:table-cell table:formula="of:=IF([.L77]&lt;[.L76];[.M76]+[.H$2];[.M76])" office:value-type="float" office:value="240" calcext:value-type="float">
            <text:p>240</text:p>
          </table:table-cell>
          <table:table-cell table:formula="of:=OFFSET([.C$4];[.M77];0)" office:value-type="float" office:value="43749" calcext:value-type="float">
            <text:p>43749</text:p>
          </table:table-cell>
          <table:table-cell table:formula="of:=[.L77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77];0)&lt;=[.O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09:54:24.55734" calcext:value-type="date">
            <text:p>2019-10-08 09:54:25</text:p>
          </table:table-cell>
          <table:table-cell table:formula="of:=[.A78]" office:value-type="float" office:value="43746.4127842285" calcext:value-type="float">
            <text:p>43746.4127842285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412784228472447" calcext:value-type="float">
            <text:p>0.412784228472447</text:p>
          </table:table-cell>
          <table:table-cell table:formula="of:=MOD([.E77]-[.$E$2];[.$H$2])+1+[.$E$2]" office:value-type="float" office:value="236" calcext:value-type="float">
            <text:p>236</text:p>
          </table:table-cell>
          <table:table-cell table:formula="of:=MOD([.F77]+1/[.$H$2];5)" office:value-type="float" office:value="1.25" calcext:value-type="float">
            <text:p>1,25</text:p>
          </table:table-cell>
          <table:table-cell table:formula="of:=IF([.F78]=0;[.G77]+2+1/[.$H$2];[.G77]+1/[.$H$2])" office:value-type="float" office:value="1.25" calcext:value-type="float">
            <text:p>1,25</text:p>
          </table:table-cell>
          <table:table-cell table:number-columns-repeated="4"/>
          <table:table-cell table:formula="of:=SUM(MOD(SUM([.L77]-[.L$2];[.T$2]);[.R$2]-[.L$2]);[.L$2])" office:value-type="time" office:time-value="PT08H40M00S" calcext:value-type="time">
            <text:p>08:40:00</text:p>
          </table:table-cell>
          <table:table-cell table:formula="of:=IF([.L78]&lt;[.L77];[.M77]+[.H$2];[.M77])" office:value-type="float" office:value="240" calcext:value-type="float">
            <text:p>240</text:p>
          </table:table-cell>
          <table:table-cell table:formula="of:=OFFSET([.C$4];[.M78];0)" office:value-type="float" office:value="43749" calcext:value-type="float">
            <text:p>43749</text:p>
          </table:table-cell>
          <table:table-cell table:formula="of:=[.L78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78];0)&lt;=[.O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09:06:43.335962" calcext:value-type="date">
            <text:p>2019-10-08 09:06:43</text:p>
          </table:table-cell>
          <table:table-cell table:formula="of:=[.A79]" office:value-type="float" office:value="43746.3796682403" calcext:value-type="float">
            <text:p>43746.3796682403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379668240297178" calcext:value-type="float">
            <text:p>0.379668240297178</text:p>
          </table:table-cell>
          <table:table-cell table:formula="of:=MOD([.E78]-[.$E$2];[.$H$2])+1+[.$E$2]" office:value-type="float" office:value="237" calcext:value-type="float">
            <text:p>237</text:p>
          </table:table-cell>
          <table:table-cell table:formula="of:=MOD([.F78]+1/[.$H$2];5)" office:value-type="float" office:value="1.26666666666667" calcext:value-type="float">
            <text:p>1,26666666666667</text:p>
          </table:table-cell>
          <table:table-cell table:formula="of:=IF([.F79]=0;[.G78]+2+1/[.$H$2];[.G78]+1/[.$H$2])" office:value-type="float" office:value="1.26666666666667" calcext:value-type="float">
            <text:p>1,26666666666667</text:p>
          </table:table-cell>
          <table:table-cell table:number-columns-repeated="4"/>
          <table:table-cell table:formula="of:=SUM(MOD(SUM([.L78]-[.L$2];[.T$2]);[.R$2]-[.L$2]);[.L$2])" office:value-type="time" office:time-value="PT08H50M00S" calcext:value-type="time">
            <text:p>08:50:00</text:p>
          </table:table-cell>
          <table:table-cell table:formula="of:=IF([.L79]&lt;[.L78];[.M78]+[.H$2];[.M78])" office:value-type="float" office:value="240" calcext:value-type="float">
            <text:p>240</text:p>
          </table:table-cell>
          <table:table-cell table:formula="of:=OFFSET([.C$4];[.M79];0)" office:value-type="float" office:value="43749" calcext:value-type="float">
            <text:p>43749</text:p>
          </table:table-cell>
          <table:table-cell table:formula="of:=[.L79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79];0)&lt;=[.O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09:25:43.201651" calcext:value-type="date">
            <text:p>2019-10-08 09:25:43</text:p>
          </table:table-cell>
          <table:table-cell table:formula="of:=[.A80]" office:value-type="float" office:value="43746.3928611302" calcext:value-type="float">
            <text:p>43746.3928611302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39286113021808" calcext:value-type="float">
            <text:p>0.39286113021808</text:p>
          </table:table-cell>
          <table:table-cell table:formula="of:=MOD([.E79]-[.$E$2];[.$H$2])+1+[.$E$2]" office:value-type="float" office:value="238" calcext:value-type="float">
            <text:p>238</text:p>
          </table:table-cell>
          <table:table-cell table:formula="of:=MOD([.F79]+1/[.$H$2];5)" office:value-type="float" office:value="1.28333333333333" calcext:value-type="float">
            <text:p>1,28333333333333</text:p>
          </table:table-cell>
          <table:table-cell table:formula="of:=IF([.F80]=0;[.G79]+2+1/[.$H$2];[.G79]+1/[.$H$2])" office:value-type="float" office:value="1.28333333333333" calcext:value-type="float">
            <text:p>1,28333333333333</text:p>
          </table:table-cell>
          <table:table-cell table:number-columns-repeated="4"/>
          <table:table-cell table:formula="of:=SUM(MOD(SUM([.L79]-[.L$2];[.T$2]);[.R$2]-[.L$2]);[.L$2])" office:value-type="time" office:time-value="PT09H00M00S" calcext:value-type="time">
            <text:p>09:00:00</text:p>
          </table:table-cell>
          <table:table-cell table:formula="of:=IF([.L80]&lt;[.L79];[.M79]+[.H$2];[.M79])" office:value-type="float" office:value="240" calcext:value-type="float">
            <text:p>240</text:p>
          </table:table-cell>
          <table:table-cell table:formula="of:=OFFSET([.C$4];[.M80];0)" office:value-type="float" office:value="43749" calcext:value-type="float">
            <text:p>43749</text:p>
          </table:table-cell>
          <table:table-cell table:formula="of:=[.L80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80];0)&lt;=[.O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09:20:42.074214" calcext:value-type="date">
            <text:p>2019-10-08 09:20:42</text:p>
          </table:table-cell>
          <table:table-cell table:formula="of:=[.A81]" office:value-type="float" office:value="43746.389375859" calcext:value-type="float">
            <text:p>43746.389375859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389375858962012" calcext:value-type="float">
            <text:p>0.389375858962012</text:p>
          </table:table-cell>
          <table:table-cell table:formula="of:=MOD([.E80]-[.$E$2];[.$H$2])+1+[.$E$2]" office:value-type="float" office:value="239" calcext:value-type="float">
            <text:p>239</text:p>
          </table:table-cell>
          <table:table-cell table:formula="of:=MOD([.F80]+1/[.$H$2];5)" office:value-type="float" office:value="1.3" calcext:value-type="float">
            <text:p>1,3</text:p>
          </table:table-cell>
          <table:table-cell table:formula="of:=IF([.F81]=0;[.G80]+2+1/[.$H$2];[.G80]+1/[.$H$2])" office:value-type="float" office:value="1.3" calcext:value-type="float">
            <text:p>1,3</text:p>
          </table:table-cell>
          <table:table-cell table:number-columns-repeated="4"/>
          <table:table-cell table:formula="of:=SUM(MOD(SUM([.L80]-[.L$2];[.T$2]);[.R$2]-[.L$2]);[.L$2])" office:value-type="time" office:time-value="PT09H10M00S" calcext:value-type="time">
            <text:p>09:10:00</text:p>
          </table:table-cell>
          <table:table-cell table:formula="of:=IF([.L81]&lt;[.L80];[.M80]+[.H$2];[.M80])" office:value-type="float" office:value="240" calcext:value-type="float">
            <text:p>240</text:p>
          </table:table-cell>
          <table:table-cell table:formula="of:=OFFSET([.C$4];[.M81];0)" office:value-type="float" office:value="43749" calcext:value-type="float">
            <text:p>43749</text:p>
          </table:table-cell>
          <table:table-cell table:formula="of:=[.L81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81];0)&lt;=[.O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09:55:31.833139" calcext:value-type="date">
            <text:p>2019-10-08 09:55:32</text:p>
          </table:table-cell>
          <table:table-cell table:style-name="ce7" table:formula="of:=[.A82]" office:value-type="date" office:date-value="2019-10-08T09:55:31.833139" calcext:value-type="date">
            <text:p>2019-10-08 09:55:32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09:55:31.83313936461" calcext:value-type="date">
            <text:p>12/30/99 09:55 AM</text:p>
          </table:table-cell>
          <table:table-cell table:formula="of:=MOD([.E81]-[.$E$2];[.$H$2])+1+[.$E$2]" office:value-type="float" office:value="240" calcext:value-type="float">
            <text:p>240</text:p>
          </table:table-cell>
          <table:table-cell table:formula="of:=MOD([.F81]+1/[.$H$2];5)" office:value-type="float" office:value="1.31666666666667" calcext:value-type="float">
            <text:p>1,31666666666667</text:p>
          </table:table-cell>
          <table:table-cell table:formula="of:=IF([.F82]=0;[.G81]+2+1/[.$H$2];[.G81]+1/[.$H$2])" office:value-type="float" office:value="1.31666666666667" calcext:value-type="float">
            <text:p>1,31666666666667</text:p>
          </table:table-cell>
          <table:table-cell table:number-columns-repeated="4"/>
          <table:table-cell table:formula="of:=SUM(MOD(SUM([.L81]-[.L$2];[.T$2]);[.R$2]-[.L$2]);[.L$2])" office:value-type="time" office:time-value="PT09H20M00S" calcext:value-type="time">
            <text:p>09:20:00</text:p>
          </table:table-cell>
          <table:table-cell table:formula="of:=IF([.L82]&lt;[.L81];[.M81]+[.H$2];[.M81])" office:value-type="float" office:value="240" calcext:value-type="float">
            <text:p>240</text:p>
          </table:table-cell>
          <table:table-cell table:formula="of:=OFFSET([.C$4];[.M82];0)" office:value-type="float" office:value="43749" calcext:value-type="float">
            <text:p>43749</text:p>
          </table:table-cell>
          <table:table-cell table:formula="of:=[.L82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82];0)&lt;=[.O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8T09:28:16.384608" calcext:value-type="date">
            <text:p>2019-10-08 09:28:16</text:p>
          </table:table-cell>
          <table:table-cell table:style-name="ce7" table:formula="of:=[.A83]" office:value-type="date" office:date-value="2019-10-08T09:28:16.384608" calcext:value-type="date">
            <text:p>2019-10-08 09:28:16</text:p>
          </table:table-cell>
          <table:table-cell table:formula="of:=TRUNC([.A83])" office:value-type="float" office:value="43746" calcext:value-type="float">
            <text:p>43746</text:p>
          </table:table-cell>
          <table:table-cell table:style-name="ce12" table:formula="of:=[.B83]-[.C83]" office:value-type="date" office:date-value="1899-12-30T09:28:16.3846084429" calcext:value-type="date">
            <text:p>12/30/99 09:28 AM</text:p>
          </table:table-cell>
          <table:table-cell table:formula="of:=MOD([.E82]-[.$E$2];[.$H$2])+1+[.$E$2]" office:value-type="float" office:value="241" calcext:value-type="float">
            <text:p>241</text:p>
          </table:table-cell>
          <table:table-cell table:formula="of:=MOD([.F82]+1/[.$H$2];5)" office:value-type="float" office:value="1.33333333333333" calcext:value-type="float">
            <text:p>1,33333333333333</text:p>
          </table:table-cell>
          <table:table-cell table:formula="of:=IF([.F83]=0;[.G82]+2+1/[.$H$2];[.G82]+1/[.$H$2])" office:value-type="float" office:value="1.33333333333333" calcext:value-type="float">
            <text:p>1,33333333333333</text:p>
          </table:table-cell>
          <table:table-cell table:number-columns-repeated="4"/>
          <table:table-cell table:formula="of:=SUM(MOD(SUM([.L82]-[.L$2];[.T$2]);[.R$2]-[.L$2]);[.L$2])" office:value-type="time" office:time-value="PT09H30M00S" calcext:value-type="time">
            <text:p>09:30:00</text:p>
          </table:table-cell>
          <table:table-cell table:formula="of:=IF([.L83]&lt;[.L82];[.M82]+[.H$2];[.M82])" office:value-type="float" office:value="240" calcext:value-type="float">
            <text:p>240</text:p>
          </table:table-cell>
          <table:table-cell table:formula="of:=OFFSET([.C$4];[.M83];0)" office:value-type="float" office:value="43749" calcext:value-type="float">
            <text:p>43749</text:p>
          </table:table-cell>
          <table:table-cell table:formula="of:=[.L83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83];0)&lt;=[.O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8T09:32:02.637575" calcext:value-type="date">
            <text:p>2019-10-08 09:32:03</text:p>
          </table:table-cell>
          <table:table-cell table:style-name="ce7" table:formula="of:=[.A84]" office:value-type="date" office:date-value="2019-10-08T09:32:02.637575" calcext:value-type="date">
            <text:p>2019-10-08 09:32:03</text:p>
          </table:table-cell>
          <table:table-cell table:formula="of:=TRUNC([.A84])" office:value-type="float" office:value="43746" calcext:value-type="float">
            <text:p>43746</text:p>
          </table:table-cell>
          <table:table-cell table:style-name="ce12" table:formula="of:=[.B84]-[.C84]" office:value-type="date" office:date-value="1899-12-30T09:32:02.63757493347" calcext:value-type="date">
            <text:p>12/30/99 09:32 AM</text:p>
          </table:table-cell>
          <table:table-cell table:formula="of:=MOD([.E83]-[.$E$2];[.$H$2])+1+[.$E$2]" office:value-type="float" office:value="242" calcext:value-type="float">
            <text:p>242</text:p>
          </table:table-cell>
          <table:table-cell table:formula="of:=MOD([.F83]+1/[.$H$2];5)" office:value-type="float" office:value="1.35" calcext:value-type="float">
            <text:p>1,35</text:p>
          </table:table-cell>
          <table:table-cell table:formula="of:=IF([.F84]=0;[.G83]+2+1/[.$H$2];[.G83]+1/[.$H$2])" office:value-type="float" office:value="1.35" calcext:value-type="float">
            <text:p>1,35</text:p>
          </table:table-cell>
          <table:table-cell table:number-columns-repeated="4"/>
          <table:table-cell table:formula="of:=SUM(MOD(SUM([.L83]-[.L$2];[.T$2]);[.R$2]-[.L$2]);[.L$2])" office:value-type="time" office:time-value="PT09H40M00S" calcext:value-type="time">
            <text:p>09:40:00</text:p>
          </table:table-cell>
          <table:table-cell table:formula="of:=IF([.L84]&lt;[.L83];[.M83]+[.H$2];[.M83])" office:value-type="float" office:value="240" calcext:value-type="float">
            <text:p>240</text:p>
          </table:table-cell>
          <table:table-cell table:formula="of:=OFFSET([.C$4];[.M84];0)" office:value-type="float" office:value="43749" calcext:value-type="float">
            <text:p>43749</text:p>
          </table:table-cell>
          <table:table-cell table:formula="of:=[.L84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84];0)&lt;=[.O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8T09:29:58.729766" calcext:value-type="date">
            <text:p>2019-10-08 09:29:59</text:p>
          </table:table-cell>
          <table:table-cell table:style-name="ce7" table:formula="of:=[.A85]" office:value-type="date" office:date-value="2019-10-08T09:29:58.729766" calcext:value-type="date">
            <text:p>2019-10-08 09:29:59</text:p>
          </table:table-cell>
          <table:table-cell table:formula="of:=TRUNC([.A85])" office:value-type="float" office:value="43746" calcext:value-type="float">
            <text:p>43746</text:p>
          </table:table-cell>
          <table:table-cell table:style-name="ce12" table:formula="of:=[.B85]-[.C85]" office:value-type="date" office:date-value="1899-12-30T09:29:58.7297659507" calcext:value-type="date">
            <text:p>12/30/99 09:29 AM</text:p>
          </table:table-cell>
          <table:table-cell table:formula="of:=MOD([.E84]-[.$E$2];[.$H$2])+1+[.$E$2]" office:value-type="float" office:value="243" calcext:value-type="float">
            <text:p>243</text:p>
          </table:table-cell>
          <table:table-cell table:formula="of:=MOD([.F84]+1/[.$H$2];5)" office:value-type="float" office:value="1.36666666666667" calcext:value-type="float">
            <text:p>1,36666666666667</text:p>
          </table:table-cell>
          <table:table-cell table:formula="of:=IF([.F85]=0;[.G84]+2+1/[.$H$2];[.G84]+1/[.$H$2])" office:value-type="float" office:value="1.36666666666667" calcext:value-type="float">
            <text:p>1,36666666666667</text:p>
          </table:table-cell>
          <table:table-cell table:number-columns-repeated="4"/>
          <table:table-cell table:formula="of:=SUM(MOD(SUM([.L84]-[.L$2];[.T$2]);[.R$2]-[.L$2]);[.L$2])" office:value-type="time" office:time-value="PT09H50M00S" calcext:value-type="time">
            <text:p>09:50:00</text:p>
          </table:table-cell>
          <table:table-cell table:formula="of:=IF([.L85]&lt;[.L84];[.M84]+[.H$2];[.M84])" office:value-type="float" office:value="240" calcext:value-type="float">
            <text:p>240</text:p>
          </table:table-cell>
          <table:table-cell table:formula="of:=OFFSET([.C$4];[.M85];0)" office:value-type="float" office:value="43749" calcext:value-type="float">
            <text:p>43749</text:p>
          </table:table-cell>
          <table:table-cell table:formula="of:=[.L85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85];0)&lt;=[.O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8T09:29:49.881057" calcext:value-type="date">
            <text:p>2019-10-08 09:29:50</text:p>
          </table:table-cell>
          <table:table-cell table:style-name="ce7" table:formula="of:=[.A86]" office:value-type="date" office:date-value="2019-10-08T09:29:49.881057" calcext:value-type="date">
            <text:p>2019-10-08 09:29:50</text:p>
          </table:table-cell>
          <table:table-cell table:formula="of:=TRUNC([.A86])" office:value-type="float" office:value="43746" calcext:value-type="float">
            <text:p>43746</text:p>
          </table:table-cell>
          <table:table-cell table:style-name="ce12" table:formula="of:=[.B86]-[.C86]" office:value-type="date" office:date-value="1899-12-30T09:29:49.88105678" calcext:value-type="date">
            <text:p>12/30/99 09:29 AM</text:p>
          </table:table-cell>
          <table:table-cell table:formula="of:=MOD([.E85]-[.$E$2];[.$H$2])+1+[.$E$2]" office:value-type="float" office:value="244" calcext:value-type="float">
            <text:p>244</text:p>
          </table:table-cell>
          <table:table-cell table:formula="of:=MOD([.F85]+1/[.$H$2];5)" office:value-type="float" office:value="1.38333333333333" calcext:value-type="float">
            <text:p>1,38333333333333</text:p>
          </table:table-cell>
          <table:table-cell table:formula="of:=IF([.F86]=0;[.G85]+2+1/[.$H$2];[.G85]+1/[.$H$2])" office:value-type="float" office:value="1.38333333333333" calcext:value-type="float">
            <text:p>1,38333333333333</text:p>
          </table:table-cell>
          <table:table-cell table:number-columns-repeated="4"/>
          <table:table-cell table:formula="of:=SUM(MOD(SUM([.L85]-[.L$2];[.T$2]);[.R$2]-[.L$2]);[.L$2])" office:value-type="time" office:time-value="PT10H00M00S" calcext:value-type="time">
            <text:p>10:00:00</text:p>
          </table:table-cell>
          <table:table-cell table:formula="of:=IF([.L86]&lt;[.L85];[.M85]+[.H$2];[.M85])" office:value-type="float" office:value="240" calcext:value-type="float">
            <text:p>240</text:p>
          </table:table-cell>
          <table:table-cell table:formula="of:=OFFSET([.C$4];[.M86];0)" office:value-type="float" office:value="43749" calcext:value-type="float">
            <text:p>43749</text:p>
          </table:table-cell>
          <table:table-cell table:formula="of:=[.L86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86];0)&lt;=[.O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8T09:48:11.182491" calcext:value-type="date">
            <text:p>2019-10-08 09:48:11</text:p>
          </table:table-cell>
          <table:table-cell table:style-name="ce7" table:formula="of:=[.A87]" office:value-type="date" office:date-value="2019-10-08T09:48:11.182491" calcext:value-type="date">
            <text:p>2019-10-08 09:48:11</text:p>
          </table:table-cell>
          <table:table-cell table:formula="of:=TRUNC([.A87])" office:value-type="float" office:value="43746" calcext:value-type="float">
            <text:p>43746</text:p>
          </table:table-cell>
          <table:table-cell table:style-name="ce12" table:formula="of:=[.B87]-[.C87]" office:value-type="date" office:date-value="1899-12-30T09:48:11.18249122985" calcext:value-type="date">
            <text:p>12/30/99 09:48 AM</text:p>
          </table:table-cell>
          <table:table-cell table:formula="of:=MOD([.E86]-[.$E$2];[.$H$2])+1+[.$E$2]" office:value-type="float" office:value="245" calcext:value-type="float">
            <text:p>245</text:p>
          </table:table-cell>
          <table:table-cell table:formula="of:=MOD([.F86]+1/[.$H$2];5)" office:value-type="float" office:value="1.4" calcext:value-type="float">
            <text:p>1,4</text:p>
          </table:table-cell>
          <table:table-cell table:formula="of:=IF([.F87]=0;[.G86]+2+1/[.$H$2];[.G86]+1/[.$H$2])" office:value-type="float" office:value="1.4" calcext:value-type="float">
            <text:p>1,4</text:p>
          </table:table-cell>
          <table:table-cell table:number-columns-repeated="4"/>
          <table:table-cell table:formula="of:=SUM(MOD(SUM([.L86]-[.L$2];[.T$2]);[.R$2]-[.L$2]);[.L$2])" office:value-type="time" office:time-value="PT10H10M00S" calcext:value-type="time">
            <text:p>10:10:00</text:p>
          </table:table-cell>
          <table:table-cell table:formula="of:=IF([.L87]&lt;[.L86];[.M86]+[.H$2];[.M86])" office:value-type="float" office:value="240" calcext:value-type="float">
            <text:p>240</text:p>
          </table:table-cell>
          <table:table-cell table:formula="of:=OFFSET([.C$4];[.M87];0)" office:value-type="float" office:value="43749" calcext:value-type="float">
            <text:p>43749</text:p>
          </table:table-cell>
          <table:table-cell table:formula="of:=[.L87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87];0)&lt;=[.O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8T09:40:54.894653" calcext:value-type="date">
            <text:p>2019-10-08 09:40:55</text:p>
          </table:table-cell>
          <table:table-cell table:style-name="ce7" table:formula="of:=[.A88]" office:value-type="date" office:date-value="2019-10-08T09:40:54.894653" calcext:value-type="date">
            <text:p>2019-10-08 09:40:55</text:p>
          </table:table-cell>
          <table:table-cell table:formula="of:=TRUNC([.A88])" office:value-type="float" office:value="43746" calcext:value-type="float">
            <text:p>43746</text:p>
          </table:table-cell>
          <table:table-cell table:style-name="ce12" table:formula="of:=[.B88]-[.C88]" office:value-type="date" office:date-value="1899-12-30T09:40:54.89465261344" calcext:value-type="date">
            <text:p>12/30/99 09:40 AM</text:p>
          </table:table-cell>
          <table:table-cell table:formula="of:=MOD([.E87]-[.$E$2];[.$H$2])+1+[.$E$2]" office:value-type="float" office:value="246" calcext:value-type="float">
            <text:p>246</text:p>
          </table:table-cell>
          <table:table-cell table:formula="of:=MOD([.F87]+1/[.$H$2];5)" office:value-type="float" office:value="1.41666666666667" calcext:value-type="float">
            <text:p>1,41666666666667</text:p>
          </table:table-cell>
          <table:table-cell table:formula="of:=IF([.F88]=0;[.G87]+2+1/[.$H$2];[.G87]+1/[.$H$2])" office:value-type="float" office:value="1.41666666666667" calcext:value-type="float">
            <text:p>1,41666666666667</text:p>
          </table:table-cell>
          <table:table-cell table:number-columns-repeated="4"/>
          <table:table-cell table:formula="of:=SUM(MOD(SUM([.L87]-[.L$2];[.T$2]);[.R$2]-[.L$2]);[.L$2])" office:value-type="time" office:time-value="PT10H20M00S" calcext:value-type="time">
            <text:p>10:20:00</text:p>
          </table:table-cell>
          <table:table-cell table:formula="of:=IF([.L88]&lt;[.L87];[.M87]+[.H$2];[.M87])" office:value-type="float" office:value="240" calcext:value-type="float">
            <text:p>240</text:p>
          </table:table-cell>
          <table:table-cell table:formula="of:=OFFSET([.C$4];[.M88];0)" office:value-type="float" office:value="43749" calcext:value-type="float">
            <text:p>43749</text:p>
          </table:table-cell>
          <table:table-cell table:formula="of:=[.L88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88];0)&lt;=[.O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8T09:12:34.089302" calcext:value-type="date">
            <text:p>2019-10-08 09:12:34</text:p>
          </table:table-cell>
          <table:table-cell table:style-name="ce7" table:formula="of:=[.A89]" office:value-type="date" office:date-value="2019-10-08T09:12:34.089302" calcext:value-type="date">
            <text:p>2019-10-08 09:12:34</text:p>
          </table:table-cell>
          <table:table-cell table:formula="of:=TRUNC([.A89])" office:value-type="float" office:value="43746" calcext:value-type="float">
            <text:p>43746</text:p>
          </table:table-cell>
          <table:table-cell table:style-name="ce12" table:formula="of:=[.B89]-[.C89]" office:value-type="date" office:date-value="1899-12-30T09:12:34.08930208068" calcext:value-type="date">
            <text:p>12/30/99 09:12 AM</text:p>
          </table:table-cell>
          <table:table-cell table:formula="of:=MOD([.E88]-[.$E$2];[.$H$2])+1+[.$E$2]" office:value-type="float" office:value="247" calcext:value-type="float">
            <text:p>247</text:p>
          </table:table-cell>
          <table:table-cell table:formula="of:=MOD([.F88]+1/[.$H$2];5)" office:value-type="float" office:value="1.43333333333333" calcext:value-type="float">
            <text:p>1,43333333333333</text:p>
          </table:table-cell>
          <table:table-cell table:formula="of:=IF([.F89]=0;[.G88]+2+1/[.$H$2];[.G88]+1/[.$H$2])" office:value-type="float" office:value="1.43333333333333" calcext:value-type="float">
            <text:p>1,43333333333333</text:p>
          </table:table-cell>
          <table:table-cell table:number-columns-repeated="4"/>
          <table:table-cell table:formula="of:=SUM(MOD(SUM([.L88]-[.L$2];[.T$2]);[.R$2]-[.L$2]);[.L$2])" office:value-type="time" office:time-value="PT10H30M00S" calcext:value-type="time">
            <text:p>10:30:00</text:p>
          </table:table-cell>
          <table:table-cell table:formula="of:=IF([.L89]&lt;[.L88];[.M88]+[.H$2];[.M88])" office:value-type="float" office:value="240" calcext:value-type="float">
            <text:p>240</text:p>
          </table:table-cell>
          <table:table-cell table:formula="of:=OFFSET([.C$4];[.M89];0)" office:value-type="float" office:value="43749" calcext:value-type="float">
            <text:p>43749</text:p>
          </table:table-cell>
          <table:table-cell table:formula="of:=[.L89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89];0)&lt;=[.O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8T09:30:59.209744" calcext:value-type="date">
            <text:p>2019-10-08 09:30:59</text:p>
          </table:table-cell>
          <table:table-cell table:style-name="ce7" table:formula="of:=[.A90]" office:value-type="date" office:date-value="2019-10-08T09:30:59.209744" calcext:value-type="date">
            <text:p>2019-10-08 09:30:59</text:p>
          </table:table-cell>
          <table:table-cell table:formula="of:=TRUNC([.A90])" office:value-type="float" office:value="43746" calcext:value-type="float">
            <text:p>43746</text:p>
          </table:table-cell>
          <table:table-cell table:style-name="ce12" table:formula="of:=[.B90]-[.C90]" office:value-type="date" office:date-value="1899-12-30T09:30:59.20974367764" calcext:value-type="date">
            <text:p>12/30/99 09:30 AM</text:p>
          </table:table-cell>
          <table:table-cell table:formula="of:=MOD([.E89]-[.$E$2];[.$H$2])+1+[.$E$2]" office:value-type="float" office:value="248" calcext:value-type="float">
            <text:p>248</text:p>
          </table:table-cell>
          <table:table-cell table:formula="of:=MOD([.F89]+1/[.$H$2];5)" office:value-type="float" office:value="1.45" calcext:value-type="float">
            <text:p>1,45</text:p>
          </table:table-cell>
          <table:table-cell table:formula="of:=IF([.F90]=0;[.G89]+2+1/[.$H$2];[.G89]+1/[.$H$2])" office:value-type="float" office:value="1.45" calcext:value-type="float">
            <text:p>1,45</text:p>
          </table:table-cell>
          <table:table-cell table:number-columns-repeated="4"/>
          <table:table-cell table:formula="of:=SUM(MOD(SUM([.L89]-[.L$2];[.T$2]);[.R$2]-[.L$2]);[.L$2])" office:value-type="time" office:time-value="PT10H40M00S" calcext:value-type="time">
            <text:p>10:40:00</text:p>
          </table:table-cell>
          <table:table-cell table:formula="of:=IF([.L90]&lt;[.L89];[.M89]+[.H$2];[.M89])" office:value-type="float" office:value="240" calcext:value-type="float">
            <text:p>240</text:p>
          </table:table-cell>
          <table:table-cell table:formula="of:=OFFSET([.C$4];[.M90];0)" office:value-type="float" office:value="43749" calcext:value-type="float">
            <text:p>43749</text:p>
          </table:table-cell>
          <table:table-cell table:formula="of:=[.L90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0];0)&lt;=[.O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8T09:38:59.57785" calcext:value-type="date">
            <text:p>2019-10-08 09:39:00</text:p>
          </table:table-cell>
          <table:table-cell table:style-name="ce7" table:formula="of:=[.A91]" office:value-type="date" office:date-value="2019-10-08T09:38:59.57785" calcext:value-type="date">
            <text:p>2019-10-08 09:39:00</text:p>
          </table:table-cell>
          <table:table-cell table:formula="of:=TRUNC([.A91])" office:value-type="float" office:value="43746" calcext:value-type="float">
            <text:p>43746</text:p>
          </table:table-cell>
          <table:table-cell table:style-name="ce12" table:formula="of:=[.B91]-[.C91]" office:value-type="date" office:date-value="1899-12-30T09:38:59.57785014063" calcext:value-type="date">
            <text:p>12/30/99 09:39 AM</text:p>
          </table:table-cell>
          <table:table-cell table:formula="of:=MOD([.E90]-[.$E$2];[.$H$2])+1+[.$E$2]" office:value-type="float" office:value="249" calcext:value-type="float">
            <text:p>249</text:p>
          </table:table-cell>
          <table:table-cell table:formula="of:=MOD([.F90]+1/[.$H$2];5)" office:value-type="float" office:value="1.46666666666667" calcext:value-type="float">
            <text:p>1,46666666666667</text:p>
          </table:table-cell>
          <table:table-cell table:formula="of:=IF([.F91]=0;[.G90]+2+1/[.$H$2];[.G90]+1/[.$H$2])" office:value-type="float" office:value="1.46666666666667" calcext:value-type="float">
            <text:p>1,46666666666667</text:p>
          </table:table-cell>
          <table:table-cell table:number-columns-repeated="4"/>
          <table:table-cell table:formula="of:=SUM(MOD(SUM([.L90]-[.L$2];[.T$2]);[.R$2]-[.L$2]);[.L$2])" office:value-type="time" office:time-value="PT10H50M00S" calcext:value-type="time">
            <text:p>10:50:00</text:p>
          </table:table-cell>
          <table:table-cell table:formula="of:=IF([.L91]&lt;[.L90];[.M90]+[.H$2];[.M90])" office:value-type="float" office:value="240" calcext:value-type="float">
            <text:p>240</text:p>
          </table:table-cell>
          <table:table-cell table:formula="of:=OFFSET([.C$4];[.M91];0)" office:value-type="float" office:value="43749" calcext:value-type="float">
            <text:p>43749</text:p>
          </table:table-cell>
          <table:table-cell table:formula="of:=[.L91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91];0)&lt;=[.O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8T09:26:47.343377" calcext:value-type="date">
            <text:p>2019-10-08 09:26:47</text:p>
          </table:table-cell>
          <table:table-cell table:style-name="ce7" table:formula="of:=[.A92]" office:value-type="date" office:date-value="2019-10-08T09:26:47.343377" calcext:value-type="date">
            <text:p>2019-10-08 09:26:47</text:p>
          </table:table-cell>
          <table:table-cell table:formula="of:=TRUNC([.A92])" office:value-type="float" office:value="43746" calcext:value-type="float">
            <text:p>43746</text:p>
          </table:table-cell>
          <table:table-cell table:style-name="ce12" table:formula="of:=[.B92]-[.C92]" office:value-type="date" office:date-value="1899-12-30T09:26:47.3433769634" calcext:value-type="date">
            <text:p>12/30/99 09:26 AM</text:p>
          </table:table-cell>
          <table:table-cell table:formula="of:=MOD([.E91]-[.$E$2];[.$H$2])+1+[.$E$2]" office:value-type="float" office:value="250" calcext:value-type="float">
            <text:p>250</text:p>
          </table:table-cell>
          <table:table-cell table:formula="of:=MOD([.F91]+1/[.$H$2];5)" office:value-type="float" office:value="1.48333333333333" calcext:value-type="float">
            <text:p>1,48333333333333</text:p>
          </table:table-cell>
          <table:table-cell table:formula="of:=IF([.F92]=0;[.G91]+2+1/[.$H$2];[.G91]+1/[.$H$2])" office:value-type="float" office:value="1.48333333333333" calcext:value-type="float">
            <text:p>1,48333333333333</text:p>
          </table:table-cell>
          <table:table-cell table:number-columns-repeated="4"/>
          <table:table-cell table:formula="of:=SUM(MOD(SUM([.L91]-[.L$2];[.T$2]);[.R$2]-[.L$2]);[.L$2])" office:value-type="time" office:time-value="PT11H00M00S" calcext:value-type="time">
            <text:p>11:00:00</text:p>
          </table:table-cell>
          <table:table-cell table:formula="of:=IF([.L92]&lt;[.L91];[.M91]+[.H$2];[.M91])" office:value-type="float" office:value="240" calcext:value-type="float">
            <text:p>240</text:p>
          </table:table-cell>
          <table:table-cell table:formula="of:=OFFSET([.C$4];[.M92];0)" office:value-type="float" office:value="43749" calcext:value-type="float">
            <text:p>43749</text:p>
          </table:table-cell>
          <table:table-cell table:formula="of:=[.L92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92];0)&lt;=[.O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8T09:12:26.135521" calcext:value-type="date">
            <text:p>2019-10-08 09:12:26</text:p>
          </table:table-cell>
          <table:table-cell table:style-name="ce7" table:formula="of:=[.A93]" office:value-type="date" office:date-value="2019-10-08T09:12:26.135521" calcext:value-type="date">
            <text:p>2019-10-08 09:12:26</text:p>
          </table:table-cell>
          <table:table-cell table:formula="of:=TRUNC([.A93])" office:value-type="float" office:value="43746" calcext:value-type="float">
            <text:p>43746</text:p>
          </table:table-cell>
          <table:table-cell table:style-name="ce12" table:formula="of:=[.B93]-[.C93]" office:value-type="date" office:date-value="1899-12-30T09:12:26.13552053925" calcext:value-type="date">
            <text:p>12/30/99 09:12 AM</text:p>
          </table:table-cell>
          <table:table-cell table:formula="of:=MOD([.E92]-[.$E$2];[.$H$2])+1+[.$E$2]" office:value-type="float" office:value="251" calcext:value-type="float">
            <text:p>251</text:p>
          </table:table-cell>
          <table:table-cell table:formula="of:=MOD([.F92]+1/[.$H$2];5)" office:value-type="float" office:value="1.5" calcext:value-type="float">
            <text:p>1,5</text:p>
          </table:table-cell>
          <table:table-cell table:formula="of:=IF([.F93]=0;[.G92]+2+1/[.$H$2];[.G92]+1/[.$H$2])" office:value-type="float" office:value="1.5" calcext:value-type="float">
            <text:p>1,5</text:p>
          </table:table-cell>
          <table:table-cell table:number-columns-repeated="4"/>
          <table:table-cell table:formula="of:=SUM(MOD(SUM([.L92]-[.L$2];[.T$2]);[.R$2]-[.L$2]);[.L$2])" office:value-type="time" office:time-value="PT08H10M00S" calcext:value-type="time">
            <text:p>08:10:00</text:p>
          </table:table-cell>
          <table:table-cell table:formula="of:=IF([.L93]&lt;[.L92];[.M92]+[.H$2];[.M92])" office:value-type="float" office:value="300" calcext:value-type="float">
            <text:p>300</text:p>
          </table:table-cell>
          <table:table-cell table:formula="of:=OFFSET([.C$4];[.M93];0)" office:value-type="float" office:value="43750" calcext:value-type="float">
            <text:p>43750</text:p>
          </table:table-cell>
          <table:table-cell table:formula="of:=[.L93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93];0)&lt;=[.O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8T09:33:23.731282" calcext:value-type="date">
            <text:p>2019-10-08 09:33:24</text:p>
          </table:table-cell>
          <table:table-cell table:style-name="ce7" table:formula="of:=[.A94]" office:value-type="date" office:date-value="2019-10-08T09:33:23.731282" calcext:value-type="date">
            <text:p>2019-10-08 09:33:24</text:p>
          </table:table-cell>
          <table:table-cell table:formula="of:=TRUNC([.A94])" office:value-type="float" office:value="43746" calcext:value-type="float">
            <text:p>43746</text:p>
          </table:table-cell>
          <table:table-cell table:style-name="ce12" table:formula="of:=[.B94]-[.C94]" office:value-type="date" office:date-value="1899-12-30T09:33:23.73128238134" calcext:value-type="date">
            <text:p>12/30/99 09:33 AM</text:p>
          </table:table-cell>
          <table:table-cell table:formula="of:=MOD([.E93]-[.$E$2];[.$H$2])+1+[.$E$2]" office:value-type="float" office:value="252" calcext:value-type="float">
            <text:p>252</text:p>
          </table:table-cell>
          <table:table-cell table:formula="of:=MOD([.F93]+1/[.$H$2];5)" office:value-type="float" office:value="1.51666666666667" calcext:value-type="float">
            <text:p>1,51666666666667</text:p>
          </table:table-cell>
          <table:table-cell table:formula="of:=IF([.F94]=0;[.G93]+2+1/[.$H$2];[.G93]+1/[.$H$2])" office:value-type="float" office:value="1.51666666666667" calcext:value-type="float">
            <text:p>1,51666666666667</text:p>
          </table:table-cell>
          <table:table-cell table:number-columns-repeated="4"/>
          <table:table-cell table:formula="of:=SUM(MOD(SUM([.L93]-[.L$2];[.T$2]);[.R$2]-[.L$2]);[.L$2])" office:value-type="time" office:time-value="PT08H20M00S" calcext:value-type="time">
            <text:p>08:20:00</text:p>
          </table:table-cell>
          <table:table-cell table:formula="of:=IF([.L94]&lt;[.L93];[.M93]+[.H$2];[.M93])" office:value-type="float" office:value="300" calcext:value-type="float">
            <text:p>300</text:p>
          </table:table-cell>
          <table:table-cell table:formula="of:=OFFSET([.C$4];[.M94];0)" office:value-type="float" office:value="43750" calcext:value-type="float">
            <text:p>43750</text:p>
          </table:table-cell>
          <table:table-cell table:formula="of:=[.L94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94];0)&lt;=[.O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8T09:28:55.349941" calcext:value-type="date">
            <text:p>2019-10-08 09:28:55</text:p>
          </table:table-cell>
          <table:table-cell table:style-name="ce7" table:formula="of:=[.A95]" office:value-type="date" office:date-value="2019-10-08T09:28:55.349941" calcext:value-type="date">
            <text:p>2019-10-08 09:28:55</text:p>
          </table:table-cell>
          <table:table-cell table:formula="of:=TRUNC([.A95])" office:value-type="float" office:value="43746" calcext:value-type="float">
            <text:p>43746</text:p>
          </table:table-cell>
          <table:table-cell table:style-name="ce12" table:formula="of:=[.B95]-[.C95]" office:value-type="date" office:date-value="1899-12-30T09:28:55.34994099755" calcext:value-type="date">
            <text:p>12/30/99 09:28 AM</text:p>
          </table:table-cell>
          <table:table-cell table:formula="of:=MOD([.E94]-[.$E$2];[.$H$2])+1+[.$E$2]" office:value-type="float" office:value="253" calcext:value-type="float">
            <text:p>253</text:p>
          </table:table-cell>
          <table:table-cell table:formula="of:=MOD([.F94]+1/[.$H$2];5)" office:value-type="float" office:value="1.53333333333333" calcext:value-type="float">
            <text:p>1,53333333333333</text:p>
          </table:table-cell>
          <table:table-cell table:formula="of:=IF([.F95]=0;[.G94]+2+1/[.$H$2];[.G94]+1/[.$H$2])" office:value-type="float" office:value="1.53333333333333" calcext:value-type="float">
            <text:p>1,53333333333333</text:p>
          </table:table-cell>
          <table:table-cell table:number-columns-repeated="4"/>
          <table:table-cell table:formula="of:=SUM(MOD(SUM([.L94]-[.L$2];[.T$2]);[.R$2]-[.L$2]);[.L$2])" office:value-type="time" office:time-value="PT08H30M00S" calcext:value-type="time">
            <text:p>08:30:00</text:p>
          </table:table-cell>
          <table:table-cell table:formula="of:=IF([.L95]&lt;[.L94];[.M94]+[.H$2];[.M94])" office:value-type="float" office:value="300" calcext:value-type="float">
            <text:p>300</text:p>
          </table:table-cell>
          <table:table-cell table:formula="of:=OFFSET([.C$4];[.M95];0)" office:value-type="float" office:value="43750" calcext:value-type="float">
            <text:p>43750</text:p>
          </table:table-cell>
          <table:table-cell table:formula="of:=[.L95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95];0)&lt;=[.O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8T09:27:23.869016" calcext:value-type="date">
            <text:p>2019-10-08 09:27:24</text:p>
          </table:table-cell>
          <table:table-cell table:style-name="ce7" table:formula="of:=[.A96]" office:value-type="date" office:date-value="2019-10-08T09:27:23.869016" calcext:value-type="date">
            <text:p>2019-10-08 09:27:24</text:p>
          </table:table-cell>
          <table:table-cell table:formula="of:=TRUNC([.A96])" office:value-type="float" office:value="43746" calcext:value-type="float">
            <text:p>43746</text:p>
          </table:table-cell>
          <table:table-cell table:style-name="ce12" table:formula="of:=[.B96]-[.C96]" office:value-type="date" office:date-value="1899-12-30T09:27:23.8690162031" calcext:value-type="date">
            <text:p>12/30/99 09:27 AM</text:p>
          </table:table-cell>
          <table:table-cell table:formula="of:=MOD([.E95]-[.$E$2];[.$H$2])+1+[.$E$2]" office:value-type="float" office:value="254" calcext:value-type="float">
            <text:p>254</text:p>
          </table:table-cell>
          <table:table-cell table:formula="of:=MOD([.F95]+1/[.$H$2];5)" office:value-type="float" office:value="1.55" calcext:value-type="float">
            <text:p>1,55</text:p>
          </table:table-cell>
          <table:table-cell table:formula="of:=IF([.F96]=0;[.G95]+2+1/[.$H$2];[.G95]+1/[.$H$2])" office:value-type="float" office:value="1.55" calcext:value-type="float">
            <text:p>1,55</text:p>
          </table:table-cell>
          <table:table-cell table:number-columns-repeated="4"/>
          <table:table-cell table:formula="of:=SUM(MOD(SUM([.L95]-[.L$2];[.T$2]);[.R$2]-[.L$2]);[.L$2])" office:value-type="time" office:time-value="PT08H40M00S" calcext:value-type="time">
            <text:p>08:40:00</text:p>
          </table:table-cell>
          <table:table-cell table:formula="of:=IF([.L96]&lt;[.L95];[.M95]+[.H$2];[.M95])" office:value-type="float" office:value="300" calcext:value-type="float">
            <text:p>300</text:p>
          </table:table-cell>
          <table:table-cell table:formula="of:=OFFSET([.C$4];[.M96];0)" office:value-type="float" office:value="43750" calcext:value-type="float">
            <text:p>43750</text:p>
          </table:table-cell>
          <table:table-cell table:formula="of:=[.L96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96];0)&lt;=[.O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8T09:37:30.970514" calcext:value-type="date">
            <text:p>2019-10-08 09:37:31</text:p>
          </table:table-cell>
          <table:table-cell table:style-name="ce7" table:formula="of:=[.A97]" office:value-type="date" office:date-value="2019-10-08T09:37:30.970514" calcext:value-type="date">
            <text:p>2019-10-08 09:37:31</text:p>
          </table:table-cell>
          <table:table-cell table:formula="of:=TRUNC([.A97])" office:value-type="float" office:value="43746" calcext:value-type="float">
            <text:p>43746</text:p>
          </table:table-cell>
          <table:table-cell table:style-name="ce12" table:formula="of:=[.B97]-[.C97]" office:value-type="date" office:date-value="1899-12-30T09:37:30.97051416524" calcext:value-type="date">
            <text:p>12/30/99 09:37 AM</text:p>
          </table:table-cell>
          <table:table-cell table:formula="of:=MOD([.E96]-[.$E$2];[.$H$2])+1+[.$E$2]" office:value-type="float" office:value="255" calcext:value-type="float">
            <text:p>255</text:p>
          </table:table-cell>
          <table:table-cell table:formula="of:=MOD([.F96]+1/[.$H$2];5)" office:value-type="float" office:value="1.56666666666667" calcext:value-type="float">
            <text:p>1,56666666666667</text:p>
          </table:table-cell>
          <table:table-cell table:formula="of:=IF([.F97]=0;[.G96]+2+1/[.$H$2];[.G96]+1/[.$H$2])" office:value-type="float" office:value="1.56666666666667" calcext:value-type="float">
            <text:p>1,56666666666667</text:p>
          </table:table-cell>
          <table:table-cell table:number-columns-repeated="4"/>
          <table:table-cell table:formula="of:=SUM(MOD(SUM([.L96]-[.L$2];[.T$2]);[.R$2]-[.L$2]);[.L$2])" office:value-type="time" office:time-value="PT08H50M00S" calcext:value-type="time">
            <text:p>08:50:00</text:p>
          </table:table-cell>
          <table:table-cell table:formula="of:=IF([.L97]&lt;[.L96];[.M96]+[.H$2];[.M96])" office:value-type="float" office:value="300" calcext:value-type="float">
            <text:p>300</text:p>
          </table:table-cell>
          <table:table-cell table:formula="of:=OFFSET([.C$4];[.M97];0)" office:value-type="float" office:value="43750" calcext:value-type="float">
            <text:p>43750</text:p>
          </table:table-cell>
          <table:table-cell table:formula="of:=[.L97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97];0)&lt;=[.O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8T09:22:40.69882" calcext:value-type="date">
            <text:p>2019-10-08 09:22:41</text:p>
          </table:table-cell>
          <table:table-cell table:style-name="ce7" table:formula="of:=[.A98]" office:value-type="date" office:date-value="2019-10-08T09:22:40.69882" calcext:value-type="date">
            <text:p>2019-10-08 09:22:41</text:p>
          </table:table-cell>
          <table:table-cell table:formula="of:=TRUNC([.A98])" office:value-type="float" office:value="43746" calcext:value-type="float">
            <text:p>43746</text:p>
          </table:table-cell>
          <table:table-cell table:style-name="ce12" table:formula="of:=[.B98]-[.C98]" office:value-type="date" office:date-value="1899-12-30T09:22:40.69881983567" calcext:value-type="date">
            <text:p>12/30/99 09:22 AM</text:p>
          </table:table-cell>
          <table:table-cell table:formula="of:=MOD([.E97]-[.$E$2];[.$H$2])+1+[.$E$2]" office:value-type="float" office:value="256" calcext:value-type="float">
            <text:p>256</text:p>
          </table:table-cell>
          <table:table-cell table:formula="of:=MOD([.F97]+1/[.$H$2];5)" office:value-type="float" office:value="1.58333333333333" calcext:value-type="float">
            <text:p>1,58333333333333</text:p>
          </table:table-cell>
          <table:table-cell table:formula="of:=IF([.F98]=0;[.G97]+2+1/[.$H$2];[.G97]+1/[.$H$2])" office:value-type="float" office:value="1.58333333333333" calcext:value-type="float">
            <text:p>1,58333333333333</text:p>
          </table:table-cell>
          <table:table-cell table:number-columns-repeated="4"/>
          <table:table-cell table:formula="of:=SUM(MOD(SUM([.L97]-[.L$2];[.T$2]);[.R$2]-[.L$2]);[.L$2])" office:value-type="time" office:time-value="PT09H00M00S" calcext:value-type="time">
            <text:p>09:00:00</text:p>
          </table:table-cell>
          <table:table-cell table:formula="of:=IF([.L98]&lt;[.L97];[.M97]+[.H$2];[.M97])" office:value-type="float" office:value="300" calcext:value-type="float">
            <text:p>300</text:p>
          </table:table-cell>
          <table:table-cell table:formula="of:=OFFSET([.C$4];[.M98];0)" office:value-type="float" office:value="43750" calcext:value-type="float">
            <text:p>43750</text:p>
          </table:table-cell>
          <table:table-cell table:formula="of:=[.L98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98];0)&lt;=[.O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8T09:27:18.280919" calcext:value-type="date">
            <text:p>2019-10-08 09:27:18</text:p>
          </table:table-cell>
          <table:table-cell table:style-name="ce7" table:formula="of:=[.A99]" office:value-type="date" office:date-value="2019-10-08T09:27:18.280919" calcext:value-type="date">
            <text:p>2019-10-08 09:27:18</text:p>
          </table:table-cell>
          <table:table-cell table:formula="of:=TRUNC([.A99])" office:value-type="float" office:value="43746" calcext:value-type="float">
            <text:p>43746</text:p>
          </table:table-cell>
          <table:table-cell table:style-name="ce12" table:formula="of:=[.B99]-[.C99]" office:value-type="date" office:date-value="1899-12-30T09:27:18.28091912437" calcext:value-type="date">
            <text:p>12/30/99 09:27 AM</text:p>
          </table:table-cell>
          <table:table-cell table:formula="of:=MOD([.E98]-[.$E$2];[.$H$2])+1+[.$E$2]" office:value-type="float" office:value="257" calcext:value-type="float">
            <text:p>257</text:p>
          </table:table-cell>
          <table:table-cell table:formula="of:=MOD([.F98]+1/[.$H$2];5)" office:value-type="float" office:value="1.6" calcext:value-type="float">
            <text:p>1,6</text:p>
          </table:table-cell>
          <table:table-cell table:formula="of:=IF([.F99]=0;[.G98]+2+1/[.$H$2];[.G98]+1/[.$H$2])" office:value-type="float" office:value="1.6" calcext:value-type="float">
            <text:p>1,6</text:p>
          </table:table-cell>
          <table:table-cell table:number-columns-repeated="4"/>
          <table:table-cell table:formula="of:=SUM(MOD(SUM([.L98]-[.L$2];[.T$2]);[.R$2]-[.L$2]);[.L$2])" office:value-type="time" office:time-value="PT09H10M00S" calcext:value-type="time">
            <text:p>09:10:00</text:p>
          </table:table-cell>
          <table:table-cell table:formula="of:=IF([.L99]&lt;[.L98];[.M98]+[.H$2];[.M98])" office:value-type="float" office:value="300" calcext:value-type="float">
            <text:p>300</text:p>
          </table:table-cell>
          <table:table-cell table:formula="of:=OFFSET([.C$4];[.M99];0)" office:value-type="float" office:value="43750" calcext:value-type="float">
            <text:p>43750</text:p>
          </table:table-cell>
          <table:table-cell table:formula="of:=[.L99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9];0)&lt;=[.O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8T09:22:57.732258" calcext:value-type="date">
            <text:p>2019-10-08 09:22:58</text:p>
          </table:table-cell>
          <table:table-cell table:style-name="ce7" table:formula="of:=[.A100]" office:value-type="date" office:date-value="2019-10-08T09:22:57.732258" calcext:value-type="date">
            <text:p>2019-10-08 09:22:58</text:p>
          </table:table-cell>
          <table:table-cell table:formula="of:=TRUNC([.A100])" office:value-type="float" office:value="43746" calcext:value-type="float">
            <text:p>43746</text:p>
          </table:table-cell>
          <table:table-cell table:style-name="ce12" table:formula="of:=[.B100]-[.C100]" office:value-type="date" office:date-value="1899-12-30T09:22:57.73225817364" calcext:value-type="date">
            <text:p>12/30/99 09:22 AM</text:p>
          </table:table-cell>
          <table:table-cell table:formula="of:=MOD([.E99]-[.$E$2];[.$H$2])+1+[.$E$2]" office:value-type="float" office:value="258" calcext:value-type="float">
            <text:p>258</text:p>
          </table:table-cell>
          <table:table-cell table:formula="of:=MOD([.F99]+1/[.$H$2];5)" office:value-type="float" office:value="1.61666666666667" calcext:value-type="float">
            <text:p>1,61666666666667</text:p>
          </table:table-cell>
          <table:table-cell table:formula="of:=IF([.F100]=0;[.G99]+2+1/[.$H$2];[.G99]+1/[.$H$2])" office:value-type="float" office:value="1.61666666666667" calcext:value-type="float">
            <text:p>1,61666666666667</text:p>
          </table:table-cell>
          <table:table-cell table:number-columns-repeated="4"/>
          <table:table-cell table:formula="of:=SUM(MOD(SUM([.L99]-[.L$2];[.T$2]);[.R$2]-[.L$2]);[.L$2])" office:value-type="time" office:time-value="PT09H20M00S" calcext:value-type="time">
            <text:p>09:20:00</text:p>
          </table:table-cell>
          <table:table-cell table:formula="of:=IF([.L100]&lt;[.L99];[.M99]+[.H$2];[.M99])" office:value-type="float" office:value="300" calcext:value-type="float">
            <text:p>300</text:p>
          </table:table-cell>
          <table:table-cell table:formula="of:=OFFSET([.C$4];[.M100];0)" office:value-type="float" office:value="43750" calcext:value-type="float">
            <text:p>43750</text:p>
          </table:table-cell>
          <table:table-cell table:formula="of:=[.L100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0];0)&lt;=[.O1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8T09:08:47.643787" calcext:value-type="date">
            <text:p>2019-10-08 09:08:48</text:p>
          </table:table-cell>
          <table:table-cell table:style-name="ce7" table:formula="of:=[.A101]" office:value-type="date" office:date-value="2019-10-08T09:08:47.643787" calcext:value-type="date">
            <text:p>2019-10-08 09:08:48</text:p>
          </table:table-cell>
          <table:table-cell table:formula="of:=TRUNC([.A101])" office:value-type="float" office:value="43746" calcext:value-type="float">
            <text:p>43746</text:p>
          </table:table-cell>
          <table:table-cell table:style-name="ce12" table:formula="of:=[.B101]-[.C101]" office:value-type="date" office:date-value="1899-12-30T09:08:47.64378734864" calcext:value-type="date">
            <text:p>12/30/99 09:08 AM</text:p>
          </table:table-cell>
          <table:table-cell table:formula="of:=MOD([.E100]-[.$E$2];[.$H$2])+1+[.$E$2]" office:value-type="float" office:value="259" calcext:value-type="float">
            <text:p>259</text:p>
          </table:table-cell>
          <table:table-cell table:formula="of:=MOD([.F100]+1/[.$H$2];5)" office:value-type="float" office:value="1.63333333333333" calcext:value-type="float">
            <text:p>1,63333333333333</text:p>
          </table:table-cell>
          <table:table-cell table:formula="of:=IF([.F101]=0;[.G100]+2+1/[.$H$2];[.G100]+1/[.$H$2])" office:value-type="float" office:value="1.63333333333333" calcext:value-type="float">
            <text:p>1,63333333333333</text:p>
          </table:table-cell>
          <table:table-cell table:number-columns-repeated="4"/>
          <table:table-cell table:formula="of:=SUM(MOD(SUM([.L100]-[.L$2];[.T$2]);[.R$2]-[.L$2]);[.L$2])" office:value-type="time" office:time-value="PT09H30M00S" calcext:value-type="time">
            <text:p>09:30:00</text:p>
          </table:table-cell>
          <table:table-cell table:formula="of:=IF([.L101]&lt;[.L100];[.M100]+[.H$2];[.M100])" office:value-type="float" office:value="300" calcext:value-type="float">
            <text:p>300</text:p>
          </table:table-cell>
          <table:table-cell table:formula="of:=OFFSET([.C$4];[.M101];0)" office:value-type="float" office:value="43750" calcext:value-type="float">
            <text:p>43750</text:p>
          </table:table-cell>
          <table:table-cell table:formula="of:=[.L101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01];0)&lt;=[.O1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8T09:05:36.694543" calcext:value-type="date">
            <text:p>2019-10-08 09:05:37</text:p>
          </table:table-cell>
          <table:table-cell table:style-name="ce7" table:formula="of:=[.A102]" office:value-type="date" office:date-value="2019-10-08T09:05:36.694543" calcext:value-type="date">
            <text:p>2019-10-08 09:05:37</text:p>
          </table:table-cell>
          <table:table-cell table:formula="of:=TRUNC([.A102])" office:value-type="float" office:value="43746" calcext:value-type="float">
            <text:p>43746</text:p>
          </table:table-cell>
          <table:table-cell table:style-name="ce12" table:formula="of:=[.B102]-[.C102]" office:value-type="date" office:date-value="1899-12-30T09:05:36.69454331975" calcext:value-type="date">
            <text:p>12/30/99 09:05 AM</text:p>
          </table:table-cell>
          <table:table-cell table:formula="of:=MOD([.E101]-[.$E$2];[.$H$2])+1+[.$E$2]" office:value-type="float" office:value="260" calcext:value-type="float">
            <text:p>260</text:p>
          </table:table-cell>
          <table:table-cell table:formula="of:=MOD([.F101]+1/[.$H$2];5)" office:value-type="float" office:value="1.65" calcext:value-type="float">
            <text:p>1,65</text:p>
          </table:table-cell>
          <table:table-cell table:formula="of:=IF([.F102]=0;[.G101]+2+1/[.$H$2];[.G101]+1/[.$H$2])" office:value-type="float" office:value="1.65" calcext:value-type="float">
            <text:p>1,65</text:p>
          </table:table-cell>
          <table:table-cell table:number-columns-repeated="4"/>
          <table:table-cell table:formula="of:=SUM(MOD(SUM([.L101]-[.L$2];[.T$2]);[.R$2]-[.L$2]);[.L$2])" office:value-type="time" office:time-value="PT09H40M00S" calcext:value-type="time">
            <text:p>09:40:00</text:p>
          </table:table-cell>
          <table:table-cell table:formula="of:=IF([.L102]&lt;[.L101];[.M101]+[.H$2];[.M101])" office:value-type="float" office:value="300" calcext:value-type="float">
            <text:p>300</text:p>
          </table:table-cell>
          <table:table-cell table:formula="of:=OFFSET([.C$4];[.M102];0)" office:value-type="float" office:value="43750" calcext:value-type="float">
            <text:p>43750</text:p>
          </table:table-cell>
          <table:table-cell table:formula="of:=[.L102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02];0)&lt;=[.O1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8T09:22:14.138872" calcext:value-type="date">
            <text:p>2019-10-08 09:22:14</text:p>
          </table:table-cell>
          <table:table-cell table:style-name="ce7" table:formula="of:=[.A103]" office:value-type="date" office:date-value="2019-10-08T09:22:14.138872" calcext:value-type="date">
            <text:p>2019-10-08 09:22:14</text:p>
          </table:table-cell>
          <table:table-cell table:formula="of:=TRUNC([.A103])" office:value-type="float" office:value="43746" calcext:value-type="float">
            <text:p>43746</text:p>
          </table:table-cell>
          <table:table-cell table:style-name="ce12" table:formula="of:=[.B103]-[.C103]" office:value-type="date" office:date-value="1899-12-30T09:22:14.13887161296" calcext:value-type="date">
            <text:p>12/30/99 09:22 AM</text:p>
          </table:table-cell>
          <table:table-cell table:formula="of:=MOD([.E102]-[.$E$2];[.$H$2])+1+[.$E$2]" office:value-type="float" office:value="261" calcext:value-type="float">
            <text:p>261</text:p>
          </table:table-cell>
          <table:table-cell table:formula="of:=MOD([.F102]+1/[.$H$2];5)" office:value-type="float" office:value="1.66666666666667" calcext:value-type="float">
            <text:p>1,66666666666667</text:p>
          </table:table-cell>
          <table:table-cell table:formula="of:=IF([.F103]=0;[.G102]+2+1/[.$H$2];[.G102]+1/[.$H$2])" office:value-type="float" office:value="1.66666666666667" calcext:value-type="float">
            <text:p>1,66666666666667</text:p>
          </table:table-cell>
          <table:table-cell table:number-columns-repeated="4"/>
          <table:table-cell table:formula="of:=SUM(MOD(SUM([.L102]-[.L$2];[.T$2]);[.R$2]-[.L$2]);[.L$2])" office:value-type="time" office:time-value="PT09H50M00S" calcext:value-type="time">
            <text:p>09:50:00</text:p>
          </table:table-cell>
          <table:table-cell table:formula="of:=IF([.L103]&lt;[.L102];[.M102]+[.H$2];[.M102])" office:value-type="float" office:value="300" calcext:value-type="float">
            <text:p>300</text:p>
          </table:table-cell>
          <table:table-cell table:formula="of:=OFFSET([.C$4];[.M103];0)" office:value-type="float" office:value="43750" calcext:value-type="float">
            <text:p>43750</text:p>
          </table:table-cell>
          <table:table-cell table:formula="of:=[.L103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03];0)&lt;=[.O1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8T09:42:48.606251" calcext:value-type="date">
            <text:p>2019-10-08 09:42:49</text:p>
          </table:table-cell>
          <table:table-cell table:style-name="ce7" table:formula="of:=[.A104]" office:value-type="date" office:date-value="2019-10-08T09:42:48.606251" calcext:value-type="date">
            <text:p>2019-10-08 09:42:49</text:p>
          </table:table-cell>
          <table:table-cell table:formula="of:=TRUNC([.A104])" office:value-type="float" office:value="43746" calcext:value-type="float">
            <text:p>43746</text:p>
          </table:table-cell>
          <table:table-cell table:style-name="ce12" table:formula="of:=[.B104]-[.C104]" office:value-type="date" office:date-value="1899-12-30T09:42:48.6062510591" calcext:value-type="date">
            <text:p>12/30/99 09:42 AM</text:p>
          </table:table-cell>
          <table:table-cell table:formula="of:=MOD([.E103]-[.$E$2];[.$H$2])+1+[.$E$2]" office:value-type="float" office:value="262" calcext:value-type="float">
            <text:p>262</text:p>
          </table:table-cell>
          <table:table-cell table:formula="of:=MOD([.F103]+1/[.$H$2];5)" office:value-type="float" office:value="1.68333333333333" calcext:value-type="float">
            <text:p>1,68333333333333</text:p>
          </table:table-cell>
          <table:table-cell table:formula="of:=IF([.F104]=0;[.G103]+2+1/[.$H$2];[.G103]+1/[.$H$2])" office:value-type="float" office:value="1.68333333333333" calcext:value-type="float">
            <text:p>1,68333333333333</text:p>
          </table:table-cell>
          <table:table-cell table:number-columns-repeated="4"/>
          <table:table-cell table:formula="of:=SUM(MOD(SUM([.L103]-[.L$2];[.T$2]);[.R$2]-[.L$2]);[.L$2])" office:value-type="time" office:time-value="PT10H00M00S" calcext:value-type="time">
            <text:p>10:00:00</text:p>
          </table:table-cell>
          <table:table-cell table:formula="of:=IF([.L104]&lt;[.L103];[.M103]+[.H$2];[.M103])" office:value-type="float" office:value="300" calcext:value-type="float">
            <text:p>300</text:p>
          </table:table-cell>
          <table:table-cell table:formula="of:=OFFSET([.C$4];[.M104];0)" office:value-type="float" office:value="43750" calcext:value-type="float">
            <text:p>43750</text:p>
          </table:table-cell>
          <table:table-cell table:formula="of:=[.L104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04];0)&lt;=[.O1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8T09:51:16.065889" calcext:value-type="date">
            <text:p>2019-10-08 09:51:16</text:p>
          </table:table-cell>
          <table:table-cell table:style-name="ce7" table:formula="of:=[.A105]" office:value-type="date" office:date-value="2019-10-08T09:51:16.065889" calcext:value-type="date">
            <text:p>2019-10-08 09:51:16</text:p>
          </table:table-cell>
          <table:table-cell table:formula="of:=TRUNC([.A105])" office:value-type="float" office:value="43746" calcext:value-type="float">
            <text:p>43746</text:p>
          </table:table-cell>
          <table:table-cell table:style-name="ce12" table:formula="of:=[.B105]-[.C105]" office:value-type="date" office:date-value="1899-12-30T09:51:16.06588918716" calcext:value-type="date">
            <text:p>12/30/99 09:51 AM</text:p>
          </table:table-cell>
          <table:table-cell table:formula="of:=MOD([.E104]-[.$E$2];[.$H$2])+1+[.$E$2]" office:value-type="float" office:value="263" calcext:value-type="float">
            <text:p>263</text:p>
          </table:table-cell>
          <table:table-cell table:formula="of:=MOD([.F104]+1/[.$H$2];5)" office:value-type="float" office:value="1.7" calcext:value-type="float">
            <text:p>1,7</text:p>
          </table:table-cell>
          <table:table-cell table:formula="of:=IF([.F105]=0;[.G104]+2+1/[.$H$2];[.G104]+1/[.$H$2])" office:value-type="float" office:value="1.7" calcext:value-type="float">
            <text:p>1,7</text:p>
          </table:table-cell>
          <table:table-cell table:number-columns-repeated="4"/>
          <table:table-cell table:formula="of:=SUM(MOD(SUM([.L104]-[.L$2];[.T$2]);[.R$2]-[.L$2]);[.L$2])" office:value-type="time" office:time-value="PT10H10M00S" calcext:value-type="time">
            <text:p>10:10:00</text:p>
          </table:table-cell>
          <table:table-cell table:formula="of:=IF([.L105]&lt;[.L104];[.M104]+[.H$2];[.M104])" office:value-type="float" office:value="300" calcext:value-type="float">
            <text:p>300</text:p>
          </table:table-cell>
          <table:table-cell table:formula="of:=OFFSET([.C$4];[.M105];0)" office:value-type="float" office:value="43750" calcext:value-type="float">
            <text:p>43750</text:p>
          </table:table-cell>
          <table:table-cell table:formula="of:=[.L105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05];0)&lt;=[.O1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8T08:55:45.870601" calcext:value-type="date">
            <text:p>2019-10-08 08:55:46</text:p>
          </table:table-cell>
          <table:table-cell table:style-name="ce7" table:formula="of:=[.A106]" office:value-type="date" office:date-value="2019-10-08T08:55:45.870601" calcext:value-type="date">
            <text:p>2019-10-08 08:55:46</text:p>
          </table:table-cell>
          <table:table-cell table:formula="of:=TRUNC([.A106])" office:value-type="float" office:value="43746" calcext:value-type="float">
            <text:p>43746</text:p>
          </table:table-cell>
          <table:table-cell table:style-name="ce12" table:formula="of:=[.B106]-[.C106]" office:value-type="date" office:date-value="1899-12-30T08:55:45.87060052436" calcext:value-type="date">
            <text:p>12/30/99 08:55 AM</text:p>
          </table:table-cell>
          <table:table-cell table:formula="of:=MOD([.E105]-[.$E$2];[.$H$2])+1+[.$E$2]" office:value-type="float" office:value="264" calcext:value-type="float">
            <text:p>264</text:p>
          </table:table-cell>
          <table:table-cell table:formula="of:=MOD([.F105]+1/[.$H$2];5)" office:value-type="float" office:value="1.71666666666667" calcext:value-type="float">
            <text:p>1,71666666666667</text:p>
          </table:table-cell>
          <table:table-cell table:formula="of:=IF([.F106]=0;[.G105]+2+1/[.$H$2];[.G105]+1/[.$H$2])" office:value-type="float" office:value="1.71666666666667" calcext:value-type="float">
            <text:p>1,71666666666667</text:p>
          </table:table-cell>
          <table:table-cell table:number-columns-repeated="4"/>
          <table:table-cell table:formula="of:=SUM(MOD(SUM([.L105]-[.L$2];[.T$2]);[.R$2]-[.L$2]);[.L$2])" office:value-type="time" office:time-value="PT10H20M00S" calcext:value-type="time">
            <text:p>10:20:00</text:p>
          </table:table-cell>
          <table:table-cell table:formula="of:=IF([.L106]&lt;[.L105];[.M105]+[.H$2];[.M105])" office:value-type="float" office:value="300" calcext:value-type="float">
            <text:p>300</text:p>
          </table:table-cell>
          <table:table-cell table:formula="of:=OFFSET([.C$4];[.M106];0)" office:value-type="float" office:value="43750" calcext:value-type="float">
            <text:p>43750</text:p>
          </table:table-cell>
          <table:table-cell table:formula="of:=[.L106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06];0)&lt;=[.O1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8T09:39:07.609141" calcext:value-type="date">
            <text:p>2019-10-08 09:39:08</text:p>
          </table:table-cell>
          <table:table-cell table:style-name="ce7" table:formula="of:=[.A107]" office:value-type="date" office:date-value="2019-10-08T09:39:07.609141" calcext:value-type="date">
            <text:p>2019-10-08 09:39:08</text:p>
          </table:table-cell>
          <table:table-cell table:formula="of:=TRUNC([.A107])" office:value-type="float" office:value="43746" calcext:value-type="float">
            <text:p>43746</text:p>
          </table:table-cell>
          <table:table-cell table:style-name="ce12" table:formula="of:=[.B107]-[.C107]" office:value-type="date" office:date-value="1899-12-30T09:39:07.60914081708" calcext:value-type="date">
            <text:p>12/30/99 09:39 AM</text:p>
          </table:table-cell>
          <table:table-cell table:formula="of:=MOD([.E106]-[.$E$2];[.$H$2])+1+[.$E$2]" office:value-type="float" office:value="265" calcext:value-type="float">
            <text:p>265</text:p>
          </table:table-cell>
          <table:table-cell table:formula="of:=MOD([.F106]+1/[.$H$2];5)" office:value-type="float" office:value="1.73333333333333" calcext:value-type="float">
            <text:p>1,73333333333333</text:p>
          </table:table-cell>
          <table:table-cell table:formula="of:=IF([.F107]=0;[.G106]+2+1/[.$H$2];[.G106]+1/[.$H$2])" office:value-type="float" office:value="1.73333333333333" calcext:value-type="float">
            <text:p>1,73333333333333</text:p>
          </table:table-cell>
          <table:table-cell table:number-columns-repeated="4"/>
          <table:table-cell table:formula="of:=SUM(MOD(SUM([.L106]-[.L$2];[.T$2]);[.R$2]-[.L$2]);[.L$2])" office:value-type="time" office:time-value="PT10H30M00S" calcext:value-type="time">
            <text:p>10:30:00</text:p>
          </table:table-cell>
          <table:table-cell table:formula="of:=IF([.L107]&lt;[.L106];[.M106]+[.H$2];[.M106])" office:value-type="float" office:value="300" calcext:value-type="float">
            <text:p>300</text:p>
          </table:table-cell>
          <table:table-cell table:formula="of:=OFFSET([.C$4];[.M107];0)" office:value-type="float" office:value="43750" calcext:value-type="float">
            <text:p>43750</text:p>
          </table:table-cell>
          <table:table-cell table:formula="of:=[.L107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07];0)&lt;=[.O1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8T09:26:59.730494" calcext:value-type="date">
            <text:p>2019-10-08 09:27:00</text:p>
          </table:table-cell>
          <table:table-cell table:style-name="ce7" table:formula="of:=[.A108]" office:value-type="date" office:date-value="2019-10-08T09:26:59.730494" calcext:value-type="date">
            <text:p>2019-10-08 09:27:00</text:p>
          </table:table-cell>
          <table:table-cell table:formula="of:=TRUNC([.A108])" office:value-type="float" office:value="43746" calcext:value-type="float">
            <text:p>43746</text:p>
          </table:table-cell>
          <table:table-cell table:style-name="ce12" table:formula="of:=[.B108]-[.C108]" office:value-type="date" office:date-value="1899-12-30T09:26:59.73049419466" calcext:value-type="date">
            <text:p>12/30/99 09:27 AM</text:p>
          </table:table-cell>
          <table:table-cell table:formula="of:=MOD([.E107]-[.$E$2];[.$H$2])+1+[.$E$2]" office:value-type="float" office:value="266" calcext:value-type="float">
            <text:p>266</text:p>
          </table:table-cell>
          <table:table-cell table:formula="of:=MOD([.F107]+1/[.$H$2];5)" office:value-type="float" office:value="1.75" calcext:value-type="float">
            <text:p>1,75</text:p>
          </table:table-cell>
          <table:table-cell table:formula="of:=IF([.F108]=0;[.G107]+2+1/[.$H$2];[.G107]+1/[.$H$2])" office:value-type="float" office:value="1.75" calcext:value-type="float">
            <text:p>1,75</text:p>
          </table:table-cell>
          <table:table-cell table:number-columns-repeated="4"/>
          <table:table-cell table:formula="of:=SUM(MOD(SUM([.L107]-[.L$2];[.T$2]);[.R$2]-[.L$2]);[.L$2])" office:value-type="time" office:time-value="PT10H40M00S" calcext:value-type="time">
            <text:p>10:40:00</text:p>
          </table:table-cell>
          <table:table-cell table:formula="of:=IF([.L108]&lt;[.L107];[.M107]+[.H$2];[.M107])" office:value-type="float" office:value="300" calcext:value-type="float">
            <text:p>300</text:p>
          </table:table-cell>
          <table:table-cell table:formula="of:=OFFSET([.C$4];[.M108];0)" office:value-type="float" office:value="43750" calcext:value-type="float">
            <text:p>43750</text:p>
          </table:table-cell>
          <table:table-cell table:formula="of:=[.L108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08];0)&lt;=[.O1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8T09:43:50.699807" calcext:value-type="date">
            <text:p>2019-10-08 09:43:51</text:p>
          </table:table-cell>
          <table:table-cell table:style-name="ce7" table:formula="of:=[.A109]" office:value-type="date" office:date-value="2019-10-08T09:43:50.699807" calcext:value-type="date">
            <text:p>2019-10-08 09:43:51</text:p>
          </table:table-cell>
          <table:table-cell table:formula="of:=TRUNC([.A109])" office:value-type="float" office:value="43746" calcext:value-type="float">
            <text:p>43746</text:p>
          </table:table-cell>
          <table:table-cell table:style-name="ce12" table:formula="of:=[.B109]-[.C109]" office:value-type="date" office:date-value="1899-12-30T09:43:50.69980696309" calcext:value-type="date">
            <text:p>12/30/99 09:43 AM</text:p>
          </table:table-cell>
          <table:table-cell table:formula="of:=MOD([.E108]-[.$E$2];[.$H$2])+1+[.$E$2]" office:value-type="float" office:value="267" calcext:value-type="float">
            <text:p>267</text:p>
          </table:table-cell>
          <table:table-cell table:formula="of:=MOD([.F108]+1/[.$H$2];5)" office:value-type="float" office:value="1.76666666666667" calcext:value-type="float">
            <text:p>1,76666666666667</text:p>
          </table:table-cell>
          <table:table-cell table:formula="of:=IF([.F109]=0;[.G108]+2+1/[.$H$2];[.G108]+1/[.$H$2])" office:value-type="float" office:value="1.76666666666667" calcext:value-type="float">
            <text:p>1,76666666666667</text:p>
          </table:table-cell>
          <table:table-cell table:number-columns-repeated="4"/>
          <table:table-cell table:formula="of:=SUM(MOD(SUM([.L108]-[.L$2];[.T$2]);[.R$2]-[.L$2]);[.L$2])" office:value-type="time" office:time-value="PT10H50M00S" calcext:value-type="time">
            <text:p>10:50:00</text:p>
          </table:table-cell>
          <table:table-cell table:formula="of:=IF([.L109]&lt;[.L108];[.M108]+[.H$2];[.M108])" office:value-type="float" office:value="300" calcext:value-type="float">
            <text:p>300</text:p>
          </table:table-cell>
          <table:table-cell table:formula="of:=OFFSET([.C$4];[.M109];0)" office:value-type="float" office:value="43750" calcext:value-type="float">
            <text:p>43750</text:p>
          </table:table-cell>
          <table:table-cell table:formula="of:=[.L109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9];0)&lt;=[.O1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8T09:40:24.644244" calcext:value-type="date">
            <text:p>2019-10-08 09:40:25</text:p>
          </table:table-cell>
          <table:table-cell table:style-name="ce7" table:formula="of:=[.A110]" office:value-type="date" office:date-value="2019-10-08T09:40:24.644244" calcext:value-type="date">
            <text:p>2019-10-08 09:40:25</text:p>
          </table:table-cell>
          <table:table-cell table:formula="of:=TRUNC([.A110])" office:value-type="float" office:value="43746" calcext:value-type="float">
            <text:p>43746</text:p>
          </table:table-cell>
          <table:table-cell table:style-name="ce12" table:formula="of:=[.B110]-[.C110]" office:value-type="date" office:date-value="1899-12-30T09:40:24.64424399659" calcext:value-type="date">
            <text:p>12/30/99 09:40 AM</text:p>
          </table:table-cell>
          <table:table-cell table:formula="of:=MOD([.E109]-[.$E$2];[.$H$2])+1+[.$E$2]" office:value-type="float" office:value="268" calcext:value-type="float">
            <text:p>268</text:p>
          </table:table-cell>
          <table:table-cell table:formula="of:=MOD([.F109]+1/[.$H$2];5)" office:value-type="float" office:value="1.78333333333333" calcext:value-type="float">
            <text:p>1,78333333333333</text:p>
          </table:table-cell>
          <table:table-cell table:formula="of:=IF([.F110]=0;[.G109]+2+1/[.$H$2];[.G109]+1/[.$H$2])" office:value-type="float" office:value="1.78333333333333" calcext:value-type="float">
            <text:p>1,78333333333333</text:p>
          </table:table-cell>
          <table:table-cell table:number-columns-repeated="4"/>
          <table:table-cell table:formula="of:=SUM(MOD(SUM([.L109]-[.L$2];[.T$2]);[.R$2]-[.L$2]);[.L$2])" office:value-type="time" office:time-value="PT11H00M00S" calcext:value-type="time">
            <text:p>11:00:00</text:p>
          </table:table-cell>
          <table:table-cell table:formula="of:=IF([.L110]&lt;[.L109];[.M109]+[.H$2];[.M109])" office:value-type="float" office:value="300" calcext:value-type="float">
            <text:p>300</text:p>
          </table:table-cell>
          <table:table-cell table:formula="of:=OFFSET([.C$4];[.M110];0)" office:value-type="float" office:value="43750" calcext:value-type="float">
            <text:p>43750</text:p>
          </table:table-cell>
          <table:table-cell table:formula="of:=[.L110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10];0)&lt;=[.O1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8T09:25:54.76275" calcext:value-type="date">
            <text:p>2019-10-08 09:25:55</text:p>
          </table:table-cell>
          <table:table-cell table:style-name="ce7" table:formula="of:=[.A111]" office:value-type="date" office:date-value="2019-10-08T09:25:54.76275" calcext:value-type="date">
            <text:p>2019-10-08 09:25:55</text:p>
          </table:table-cell>
          <table:table-cell table:formula="of:=TRUNC([.A111])" office:value-type="float" office:value="43746" calcext:value-type="float">
            <text:p>43746</text:p>
          </table:table-cell>
          <table:table-cell table:style-name="ce12" table:formula="of:=[.B111]-[.C111]" office:value-type="date" office:date-value="1899-12-30T09:25:54.76275037508" calcext:value-type="date">
            <text:p>12/30/99 09:25 AM</text:p>
          </table:table-cell>
          <table:table-cell table:formula="of:=MOD([.E110]-[.$E$2];[.$H$2])+1+[.$E$2]" office:value-type="float" office:value="269" calcext:value-type="float">
            <text:p>269</text:p>
          </table:table-cell>
          <table:table-cell table:formula="of:=MOD([.F110]+1/[.$H$2];5)" office:value-type="float" office:value="1.8" calcext:value-type="float">
            <text:p>1,8</text:p>
          </table:table-cell>
          <table:table-cell table:formula="of:=IF([.F111]=0;[.G110]+2+1/[.$H$2];[.G110]+1/[.$H$2])" office:value-type="float" office:value="1.8" calcext:value-type="float">
            <text:p>1,8</text:p>
          </table:table-cell>
          <table:table-cell table:number-columns-repeated="4"/>
          <table:table-cell table:formula="of:=SUM(MOD(SUM([.L110]-[.L$2];[.T$2]);[.R$2]-[.L$2]);[.L$2])" office:value-type="time" office:time-value="PT08H10M00S" calcext:value-type="time">
            <text:p>08:10:00</text:p>
          </table:table-cell>
          <table:table-cell table:formula="of:=IF([.L111]&lt;[.L110];[.M110]+[.H$2];[.M110])" office:value-type="float" office:value="360" calcext:value-type="float">
            <text:p>360</text:p>
          </table:table-cell>
          <table:table-cell table:formula="of:=OFFSET([.C$4];[.M111];0)" office:value-type="float" office:value="43751" calcext:value-type="float">
            <text:p>43751</text:p>
          </table:table-cell>
          <table:table-cell table:formula="of:=[.L111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11];0)&lt;=[.O1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8T09:36:24.553958" calcext:value-type="date">
            <text:p>2019-10-08 09:36:25</text:p>
          </table:table-cell>
          <table:table-cell table:style-name="ce7" table:formula="of:=[.A112]" office:value-type="date" office:date-value="2019-10-08T09:36:24.553958" calcext:value-type="date">
            <text:p>2019-10-08 09:36:25</text:p>
          </table:table-cell>
          <table:table-cell table:formula="of:=TRUNC([.A112])" office:value-type="float" office:value="43746" calcext:value-type="float">
            <text:p>43746</text:p>
          </table:table-cell>
          <table:table-cell table:style-name="ce12" table:formula="of:=[.B112]-[.C112]" office:value-type="date" office:date-value="1899-12-30T09:36:24.55395817291" calcext:value-type="date">
            <text:p>12/30/99 09:36 AM</text:p>
          </table:table-cell>
          <table:table-cell table:formula="of:=MOD([.E111]-[.$E$2];[.$H$2])+1+[.$E$2]" office:value-type="float" office:value="270" calcext:value-type="float">
            <text:p>270</text:p>
          </table:table-cell>
          <table:table-cell table:formula="of:=MOD([.F111]+1/[.$H$2];5)" office:value-type="float" office:value="1.81666666666667" calcext:value-type="float">
            <text:p>1,81666666666667</text:p>
          </table:table-cell>
          <table:table-cell table:formula="of:=IF([.F112]=0;[.G111]+2+1/[.$H$2];[.G111]+1/[.$H$2])" office:value-type="float" office:value="1.81666666666667" calcext:value-type="float">
            <text:p>1,81666666666667</text:p>
          </table:table-cell>
          <table:table-cell table:number-columns-repeated="4"/>
          <table:table-cell table:formula="of:=SUM(MOD(SUM([.L111]-[.L$2];[.T$2]);[.R$2]-[.L$2]);[.L$2])" office:value-type="time" office:time-value="PT08H20M00S" calcext:value-type="time">
            <text:p>08:20:00</text:p>
          </table:table-cell>
          <table:table-cell table:formula="of:=IF([.L112]&lt;[.L111];[.M111]+[.H$2];[.M111])" office:value-type="float" office:value="360" calcext:value-type="float">
            <text:p>360</text:p>
          </table:table-cell>
          <table:table-cell table:formula="of:=OFFSET([.C$4];[.M112];0)" office:value-type="float" office:value="43751" calcext:value-type="float">
            <text:p>43751</text:p>
          </table:table-cell>
          <table:table-cell table:formula="of:=[.L112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12];0)&lt;=[.O1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8T09:31:31.552759" calcext:value-type="date">
            <text:p>2019-10-08 09:31:32</text:p>
          </table:table-cell>
          <table:table-cell table:style-name="ce7" table:formula="of:=[.A113]" office:value-type="date" office:date-value="2019-10-08T09:31:31.552759" calcext:value-type="date">
            <text:p>2019-10-08 09:31:32</text:p>
          </table:table-cell>
          <table:table-cell table:formula="of:=TRUNC([.A113])" office:value-type="float" office:value="43746" calcext:value-type="float">
            <text:p>43746</text:p>
          </table:table-cell>
          <table:table-cell table:style-name="ce12" table:formula="of:=[.B113]-[.C113]" office:value-type="date" office:date-value="1899-12-30T09:31:31.55275938101" calcext:value-type="date">
            <text:p>12/30/99 09:31 AM</text:p>
          </table:table-cell>
          <table:table-cell table:formula="of:=MOD([.E112]-[.$E$2];[.$H$2])+1+[.$E$2]" office:value-type="float" office:value="271" calcext:value-type="float">
            <text:p>271</text:p>
          </table:table-cell>
          <table:table-cell table:formula="of:=MOD([.F112]+1/[.$H$2];5)" office:value-type="float" office:value="1.83333333333333" calcext:value-type="float">
            <text:p>1,83333333333333</text:p>
          </table:table-cell>
          <table:table-cell table:formula="of:=IF([.F113]=0;[.G112]+2+1/[.$H$2];[.G112]+1/[.$H$2])" office:value-type="float" office:value="1.83333333333333" calcext:value-type="float">
            <text:p>1,83333333333333</text:p>
          </table:table-cell>
          <table:table-cell table:number-columns-repeated="4"/>
          <table:table-cell table:formula="of:=SUM(MOD(SUM([.L112]-[.L$2];[.T$2]);[.R$2]-[.L$2]);[.L$2])" office:value-type="time" office:time-value="PT08H30M00S" calcext:value-type="time">
            <text:p>08:30:00</text:p>
          </table:table-cell>
          <table:table-cell table:formula="of:=IF([.L113]&lt;[.L112];[.M112]+[.H$2];[.M112])" office:value-type="float" office:value="360" calcext:value-type="float">
            <text:p>360</text:p>
          </table:table-cell>
          <table:table-cell table:formula="of:=OFFSET([.C$4];[.M113];0)" office:value-type="float" office:value="43751" calcext:value-type="float">
            <text:p>43751</text:p>
          </table:table-cell>
          <table:table-cell table:formula="of:=[.L113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13];0)&lt;=[.O1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8T09:36:11.334338" calcext:value-type="date">
            <text:p>2019-10-08 09:36:11</text:p>
          </table:table-cell>
          <table:table-cell table:style-name="ce7" table:formula="of:=[.A114]" office:value-type="date" office:date-value="2019-10-08T09:36:11.334338" calcext:value-type="date">
            <text:p>2019-10-08 09:36:11</text:p>
          </table:table-cell>
          <table:table-cell table:formula="of:=TRUNC([.A114])" office:value-type="float" office:value="43746" calcext:value-type="float">
            <text:p>43746</text:p>
          </table:table-cell>
          <table:table-cell table:style-name="ce12" table:formula="of:=[.B114]-[.C114]" office:value-type="date" office:date-value="1899-12-30T09:36:11.33433753625" calcext:value-type="date">
            <text:p>12/30/99 09:36 AM</text:p>
          </table:table-cell>
          <table:table-cell table:formula="of:=MOD([.E113]-[.$E$2];[.$H$2])+1+[.$E$2]" office:value-type="float" office:value="272" calcext:value-type="float">
            <text:p>272</text:p>
          </table:table-cell>
          <table:table-cell table:formula="of:=MOD([.F113]+1/[.$H$2];5)" office:value-type="float" office:value="1.85" calcext:value-type="float">
            <text:p>1,85</text:p>
          </table:table-cell>
          <table:table-cell table:formula="of:=IF([.F114]=0;[.G113]+2+1/[.$H$2];[.G113]+1/[.$H$2])" office:value-type="float" office:value="1.85" calcext:value-type="float">
            <text:p>1,85</text:p>
          </table:table-cell>
          <table:table-cell table:number-columns-repeated="4"/>
          <table:table-cell table:formula="of:=SUM(MOD(SUM([.L113]-[.L$2];[.T$2]);[.R$2]-[.L$2]);[.L$2])" office:value-type="time" office:time-value="PT08H40M00S" calcext:value-type="time">
            <text:p>08:40:00</text:p>
          </table:table-cell>
          <table:table-cell table:formula="of:=IF([.L114]&lt;[.L113];[.M113]+[.H$2];[.M113])" office:value-type="float" office:value="360" calcext:value-type="float">
            <text:p>360</text:p>
          </table:table-cell>
          <table:table-cell table:formula="of:=OFFSET([.C$4];[.M114];0)" office:value-type="float" office:value="43751" calcext:value-type="float">
            <text:p>43751</text:p>
          </table:table-cell>
          <table:table-cell table:formula="of:=[.L114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14];0)&lt;=[.O1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8T09:35:41.155011" calcext:value-type="date">
            <text:p>2019-10-08 09:35:41</text:p>
          </table:table-cell>
          <table:table-cell table:style-name="ce7" table:formula="of:=[.A115]" office:value-type="date" office:date-value="2019-10-08T09:35:41.155011" calcext:value-type="date">
            <text:p>2019-10-08 09:35:41</text:p>
          </table:table-cell>
          <table:table-cell table:formula="of:=TRUNC([.A115])" office:value-type="float" office:value="43746" calcext:value-type="float">
            <text:p>43746</text:p>
          </table:table-cell>
          <table:table-cell table:style-name="ce12" table:formula="of:=[.B115]-[.C115]" office:value-type="date" office:date-value="1899-12-30T09:35:41.1550114397" calcext:value-type="date">
            <text:p>12/30/99 09:35 AM</text:p>
          </table:table-cell>
          <table:table-cell table:formula="of:=MOD([.E114]-[.$E$2];[.$H$2])+1+[.$E$2]" office:value-type="float" office:value="273" calcext:value-type="float">
            <text:p>273</text:p>
          </table:table-cell>
          <table:table-cell table:formula="of:=MOD([.F114]+1/[.$H$2];5)" office:value-type="float" office:value="1.86666666666666" calcext:value-type="float">
            <text:p>1,86666666666666</text:p>
          </table:table-cell>
          <table:table-cell table:formula="of:=IF([.F115]=0;[.G114]+2+1/[.$H$2];[.G114]+1/[.$H$2])" office:value-type="float" office:value="1.86666666666666" calcext:value-type="float">
            <text:p>1,86666666666666</text:p>
          </table:table-cell>
          <table:table-cell table:number-columns-repeated="4"/>
          <table:table-cell table:formula="of:=SUM(MOD(SUM([.L114]-[.L$2];[.T$2]);[.R$2]-[.L$2]);[.L$2])" office:value-type="time" office:time-value="PT08H50M00S" calcext:value-type="time">
            <text:p>08:50:00</text:p>
          </table:table-cell>
          <table:table-cell table:formula="of:=IF([.L115]&lt;[.L114];[.M114]+[.H$2];[.M114])" office:value-type="float" office:value="360" calcext:value-type="float">
            <text:p>360</text:p>
          </table:table-cell>
          <table:table-cell table:formula="of:=OFFSET([.C$4];[.M115];0)" office:value-type="float" office:value="43751" calcext:value-type="float">
            <text:p>43751</text:p>
          </table:table-cell>
          <table:table-cell table:formula="of:=[.L115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15];0)&lt;=[.O1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8T09:38:38.925917" calcext:value-type="date">
            <text:p>2019-10-08 09:38:39</text:p>
          </table:table-cell>
          <table:table-cell table:style-name="ce7" table:formula="of:=[.A116]" office:value-type="date" office:date-value="2019-10-08T09:38:38.925917" calcext:value-type="date">
            <text:p>2019-10-08 09:38:39</text:p>
          </table:table-cell>
          <table:table-cell table:formula="of:=TRUNC([.A116])" office:value-type="float" office:value="43746" calcext:value-type="float">
            <text:p>43746</text:p>
          </table:table-cell>
          <table:table-cell table:style-name="ce12" table:formula="of:=[.B116]-[.C116]" office:value-type="date" office:date-value="1899-12-30T09:38:38.92591717187" calcext:value-type="date">
            <text:p>12/30/99 09:38 AM</text:p>
          </table:table-cell>
          <table:table-cell table:formula="of:=MOD([.E115]-[.$E$2];[.$H$2])+1+[.$E$2]" office:value-type="float" office:value="274" calcext:value-type="float">
            <text:p>274</text:p>
          </table:table-cell>
          <table:table-cell table:formula="of:=MOD([.F115]+1/[.$H$2];5)" office:value-type="float" office:value="1.88333333333333" calcext:value-type="float">
            <text:p>1,88333333333333</text:p>
          </table:table-cell>
          <table:table-cell table:formula="of:=IF([.F116]=0;[.G115]+2+1/[.$H$2];[.G115]+1/[.$H$2])" office:value-type="float" office:value="1.88333333333333" calcext:value-type="float">
            <text:p>1,88333333333333</text:p>
          </table:table-cell>
          <table:table-cell table:number-columns-repeated="4"/>
          <table:table-cell table:formula="of:=SUM(MOD(SUM([.L115]-[.L$2];[.T$2]);[.R$2]-[.L$2]);[.L$2])" office:value-type="time" office:time-value="PT09H00M00S" calcext:value-type="time">
            <text:p>09:00:00</text:p>
          </table:table-cell>
          <table:table-cell table:formula="of:=IF([.L116]&lt;[.L115];[.M115]+[.H$2];[.M115])" office:value-type="float" office:value="360" calcext:value-type="float">
            <text:p>360</text:p>
          </table:table-cell>
          <table:table-cell table:formula="of:=OFFSET([.C$4];[.M116];0)" office:value-type="float" office:value="43751" calcext:value-type="float">
            <text:p>43751</text:p>
          </table:table-cell>
          <table:table-cell table:formula="of:=[.L116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116];0)&lt;=[.O1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8T09:46:09.38095" calcext:value-type="date">
            <text:p>2019-10-08 09:46:09</text:p>
          </table:table-cell>
          <table:table-cell table:style-name="ce7" table:formula="of:=[.A117]" office:value-type="date" office:date-value="2019-10-08T09:46:09.38095" calcext:value-type="date">
            <text:p>2019-10-08 09:46:09</text:p>
          </table:table-cell>
          <table:table-cell table:formula="of:=TRUNC([.A117])" office:value-type="float" office:value="43746" calcext:value-type="float">
            <text:p>43746</text:p>
          </table:table-cell>
          <table:table-cell table:style-name="ce12" table:formula="of:=[.B117]-[.C117]" office:value-type="date" office:date-value="1899-12-30T09:46:09.38095036894" calcext:value-type="date">
            <text:p>12/30/99 09:46 AM</text:p>
          </table:table-cell>
          <table:table-cell table:formula="of:=MOD([.E116]-[.$E$2];[.$H$2])+1+[.$E$2]" office:value-type="float" office:value="275" calcext:value-type="float">
            <text:p>275</text:p>
          </table:table-cell>
          <table:table-cell table:formula="of:=MOD([.F116]+1/[.$H$2];5)" office:value-type="float" office:value="1.9" calcext:value-type="float">
            <text:p>1,9</text:p>
          </table:table-cell>
          <table:table-cell table:formula="of:=IF([.F117]=0;[.G116]+2+1/[.$H$2];[.G116]+1/[.$H$2])" office:value-type="float" office:value="1.9" calcext:value-type="float">
            <text:p>1,9</text:p>
          </table:table-cell>
          <table:table-cell table:number-columns-repeated="4"/>
          <table:table-cell table:formula="of:=SUM(MOD(SUM([.L116]-[.L$2];[.T$2]);[.R$2]-[.L$2]);[.L$2])" office:value-type="time" office:time-value="PT09H10M00S" calcext:value-type="time">
            <text:p>09:10:00</text:p>
          </table:table-cell>
          <table:table-cell table:formula="of:=IF([.L117]&lt;[.L116];[.M116]+[.H$2];[.M116])" office:value-type="float" office:value="360" calcext:value-type="float">
            <text:p>360</text:p>
          </table:table-cell>
          <table:table-cell table:formula="of:=OFFSET([.C$4];[.M117];0)" office:value-type="float" office:value="43751" calcext:value-type="float">
            <text:p>43751</text:p>
          </table:table-cell>
          <table:table-cell table:formula="of:=[.L117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17];0)&lt;=[.O1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8T09:25:15.029" calcext:value-type="date">
            <text:p>2019-10-08 09:25:15</text:p>
          </table:table-cell>
          <table:table-cell table:style-name="ce7" table:formula="of:=[.A118]" office:value-type="date" office:date-value="2019-10-08T09:25:15.029" calcext:value-type="date">
            <text:p>2019-10-08 09:25:15</text:p>
          </table:table-cell>
          <table:table-cell table:formula="of:=TRUNC([.A118])" office:value-type="float" office:value="43746" calcext:value-type="float">
            <text:p>43746</text:p>
          </table:table-cell>
          <table:table-cell table:style-name="ce12" table:formula="of:=[.B118]-[.C118]" office:value-type="date" office:date-value="1899-12-30T09:25:15.02900014166" calcext:value-type="date">
            <text:p>12/30/99 09:25 AM</text:p>
          </table:table-cell>
          <table:table-cell table:formula="of:=MOD([.E117]-[.$E$2];[.$H$2])+1+[.$E$2]" office:value-type="float" office:value="276" calcext:value-type="float">
            <text:p>276</text:p>
          </table:table-cell>
          <table:table-cell table:formula="of:=MOD([.F117]+1/[.$H$2];5)" office:value-type="float" office:value="1.91666666666666" calcext:value-type="float">
            <text:p>1,91666666666666</text:p>
          </table:table-cell>
          <table:table-cell table:formula="of:=IF([.F118]=0;[.G117]+2+1/[.$H$2];[.G117]+1/[.$H$2])" office:value-type="float" office:value="1.91666666666666" calcext:value-type="float">
            <text:p>1,91666666666666</text:p>
          </table:table-cell>
          <table:table-cell table:number-columns-repeated="4"/>
          <table:table-cell table:formula="of:=SUM(MOD(SUM([.L117]-[.L$2];[.T$2]);[.R$2]-[.L$2]);[.L$2])" office:value-type="time" office:time-value="PT09H20M00S" calcext:value-type="time">
            <text:p>09:20:00</text:p>
          </table:table-cell>
          <table:table-cell table:formula="of:=IF([.L118]&lt;[.L117];[.M117]+[.H$2];[.M117])" office:value-type="float" office:value="360" calcext:value-type="float">
            <text:p>360</text:p>
          </table:table-cell>
          <table:table-cell table:formula="of:=OFFSET([.C$4];[.M118];0)" office:value-type="float" office:value="43751" calcext:value-type="float">
            <text:p>43751</text:p>
          </table:table-cell>
          <table:table-cell table:formula="of:=[.L118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18];0)&lt;=[.O1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8T09:33:15.978084" calcext:value-type="date">
            <text:p>2019-10-08 09:33:16</text:p>
          </table:table-cell>
          <table:table-cell table:style-name="ce7" table:formula="of:=[.A119]" office:value-type="date" office:date-value="2019-10-08T09:33:15.978084" calcext:value-type="date">
            <text:p>2019-10-08 09:33:16</text:p>
          </table:table-cell>
          <table:table-cell table:formula="of:=TRUNC([.A119])" office:value-type="float" office:value="43746" calcext:value-type="float">
            <text:p>43746</text:p>
          </table:table-cell>
          <table:table-cell table:style-name="ce12" table:formula="of:=[.B119]-[.C119]" office:value-type="date" office:date-value="1899-12-30T09:33:15.97808439285" calcext:value-type="date">
            <text:p>12/30/99 09:33 AM</text:p>
          </table:table-cell>
          <table:table-cell table:formula="of:=MOD([.E118]-[.$E$2];[.$H$2])+1+[.$E$2]" office:value-type="float" office:value="277" calcext:value-type="float">
            <text:p>277</text:p>
          </table:table-cell>
          <table:table-cell table:formula="of:=MOD([.F118]+1/[.$H$2];5)" office:value-type="float" office:value="1.93333333333333" calcext:value-type="float">
            <text:p>1,93333333333333</text:p>
          </table:table-cell>
          <table:table-cell table:formula="of:=IF([.F119]=0;[.G118]+2+1/[.$H$2];[.G118]+1/[.$H$2])" office:value-type="float" office:value="1.93333333333333" calcext:value-type="float">
            <text:p>1,93333333333333</text:p>
          </table:table-cell>
          <table:table-cell table:number-columns-repeated="4"/>
          <table:table-cell table:formula="of:=SUM(MOD(SUM([.L118]-[.L$2];[.T$2]);[.R$2]-[.L$2]);[.L$2])" office:value-type="time" office:time-value="PT09H30M00S" calcext:value-type="time">
            <text:p>09:30:00</text:p>
          </table:table-cell>
          <table:table-cell table:formula="of:=IF([.L119]&lt;[.L118];[.M118]+[.H$2];[.M118])" office:value-type="float" office:value="360" calcext:value-type="float">
            <text:p>360</text:p>
          </table:table-cell>
          <table:table-cell table:formula="of:=OFFSET([.C$4];[.M119];0)" office:value-type="float" office:value="43751" calcext:value-type="float">
            <text:p>43751</text:p>
          </table:table-cell>
          <table:table-cell table:formula="of:=[.L119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19];0)&lt;=[.O1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8T09:27:35.673888" calcext:value-type="date">
            <text:p>2019-10-08 09:27:36</text:p>
          </table:table-cell>
          <table:table-cell table:style-name="ce7" table:formula="of:=[.A120]" office:value-type="date" office:date-value="2019-10-08T09:27:35.673888" calcext:value-type="date">
            <text:p>2019-10-08 09:27:36</text:p>
          </table:table-cell>
          <table:table-cell table:formula="of:=TRUNC([.A120])" office:value-type="float" office:value="43746" calcext:value-type="float">
            <text:p>43746</text:p>
          </table:table-cell>
          <table:table-cell table:style-name="ce12" table:formula="of:=[.B120]-[.C120]" office:value-type="date" office:date-value="1899-12-30T09:27:35.67388767377" calcext:value-type="date">
            <text:p>12/30/99 09:27 AM</text:p>
          </table:table-cell>
          <table:table-cell table:formula="of:=MOD([.E119]-[.$E$2];[.$H$2])+1+[.$E$2]" office:value-type="float" office:value="278" calcext:value-type="float">
            <text:p>278</text:p>
          </table:table-cell>
          <table:table-cell table:formula="of:=MOD([.F119]+1/[.$H$2];5)" office:value-type="float" office:value="1.95" calcext:value-type="float">
            <text:p>1,95</text:p>
          </table:table-cell>
          <table:table-cell table:formula="of:=IF([.F120]=0;[.G119]+2+1/[.$H$2];[.G119]+1/[.$H$2])" office:value-type="float" office:value="1.95" calcext:value-type="float">
            <text:p>1,95</text:p>
          </table:table-cell>
          <table:table-cell table:number-columns-repeated="4"/>
          <table:table-cell table:formula="of:=SUM(MOD(SUM([.L119]-[.L$2];[.T$2]);[.R$2]-[.L$2]);[.L$2])" office:value-type="time" office:time-value="PT09H40M00S" calcext:value-type="time">
            <text:p>09:40:00</text:p>
          </table:table-cell>
          <table:table-cell table:formula="of:=IF([.L120]&lt;[.L119];[.M119]+[.H$2];[.M119])" office:value-type="float" office:value="360" calcext:value-type="float">
            <text:p>360</text:p>
          </table:table-cell>
          <table:table-cell table:formula="of:=OFFSET([.C$4];[.M120];0)" office:value-type="float" office:value="43751" calcext:value-type="float">
            <text:p>43751</text:p>
          </table:table-cell>
          <table:table-cell table:formula="of:=[.L120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20];0)&lt;=[.O1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8T09:19:23.425282" calcext:value-type="date">
            <text:p>2019-10-08 09:19:23</text:p>
          </table:table-cell>
          <table:table-cell table:style-name="ce7" table:formula="of:=[.A121]" office:value-type="date" office:date-value="2019-10-08T09:19:23.425282" calcext:value-type="date">
            <text:p>2019-10-08 09:19:23</text:p>
          </table:table-cell>
          <table:table-cell table:formula="of:=TRUNC([.A121])" office:value-type="float" office:value="43746" calcext:value-type="float">
            <text:p>43746</text:p>
          </table:table-cell>
          <table:table-cell table:style-name="ce12" table:formula="of:=[.B121]-[.C121]" office:value-type="date" office:date-value="1899-12-30T09:19:23.42528150417" calcext:value-type="date">
            <text:p>12/30/99 09:19 AM</text:p>
          </table:table-cell>
          <table:table-cell table:formula="of:=MOD([.E120]-[.$E$2];[.$H$2])+1+[.$E$2]" office:value-type="float" office:value="279" calcext:value-type="float">
            <text:p>279</text:p>
          </table:table-cell>
          <table:table-cell table:formula="of:=MOD([.F120]+1/[.$H$2];5)" office:value-type="float" office:value="1.96666666666666" calcext:value-type="float">
            <text:p>1,96666666666666</text:p>
          </table:table-cell>
          <table:table-cell table:formula="of:=IF([.F121]=0;[.G120]+2+1/[.$H$2];[.G120]+1/[.$H$2])" office:value-type="float" office:value="1.96666666666666" calcext:value-type="float">
            <text:p>1,96666666666666</text:p>
          </table:table-cell>
          <table:table-cell table:number-columns-repeated="4"/>
          <table:table-cell table:formula="of:=SUM(MOD(SUM([.L120]-[.L$2];[.T$2]);[.R$2]-[.L$2]);[.L$2])" office:value-type="time" office:time-value="PT09H50M00S" calcext:value-type="time">
            <text:p>09:50:00</text:p>
          </table:table-cell>
          <table:table-cell table:formula="of:=IF([.L121]&lt;[.L120];[.M120]+[.H$2];[.M120])" office:value-type="float" office:value="360" calcext:value-type="float">
            <text:p>360</text:p>
          </table:table-cell>
          <table:table-cell table:formula="of:=OFFSET([.C$4];[.M121];0)" office:value-type="float" office:value="43751" calcext:value-type="float">
            <text:p>43751</text:p>
          </table:table-cell>
          <table:table-cell table:formula="of:=[.L121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8T09:28:29.206024" calcext:value-type="date">
            <text:p>2019-10-08 09:28:29</text:p>
          </table:table-cell>
          <table:table-cell table:style-name="ce7" table:formula="of:=[.A122]" office:value-type="date" office:date-value="2019-10-08T09:28:29.206024" calcext:value-type="date">
            <text:p>2019-10-08 09:28:29</text:p>
          </table:table-cell>
          <table:table-cell table:formula="of:=TRUNC([.A122])" office:value-type="float" office:value="43746" calcext:value-type="float">
            <text:p>43746</text:p>
          </table:table-cell>
          <table:table-cell table:style-name="ce12" table:formula="of:=[.B122]-[.C122]" office:value-type="date" office:date-value="1899-12-30T09:28:29.20602350961" calcext:value-type="date">
            <text:p>12/30/99 09:28 AM</text:p>
          </table:table-cell>
          <table:table-cell table:formula="of:=MOD([.E121]-[.$E$2];[.$H$2])+1+[.$E$2]" office:value-type="float" office:value="280" calcext:value-type="float">
            <text:p>280</text:p>
          </table:table-cell>
          <table:table-cell table:formula="of:=MOD([.F121]+1/[.$H$2];5)" office:value-type="float" office:value="1.98333333333333" calcext:value-type="float">
            <text:p>1,98333333333333</text:p>
          </table:table-cell>
          <table:table-cell table:formula="of:=IF([.F122]=0;[.G121]+2+1/[.$H$2];[.G121]+1/[.$H$2])" office:value-type="float" office:value="1.98333333333333" calcext:value-type="float">
            <text:p>1,98333333333333</text:p>
          </table:table-cell>
          <table:table-cell table:number-columns-repeated="4"/>
          <table:table-cell table:formula="of:=SUM(MOD(SUM([.L121]-[.L$2];[.T$2]);[.R$2]-[.L$2]);[.L$2])" office:value-type="time" office:time-value="PT10H00M00S" calcext:value-type="time">
            <text:p>10:00:00</text:p>
          </table:table-cell>
          <table:table-cell table:formula="of:=IF([.L122]&lt;[.L121];[.M121]+[.H$2];[.M121])" office:value-type="float" office:value="360" calcext:value-type="float">
            <text:p>360</text:p>
          </table:table-cell>
          <table:table-cell table:formula="of:=OFFSET([.C$4];[.M122];0)" office:value-type="float" office:value="43751" calcext:value-type="float">
            <text:p>43751</text:p>
          </table:table-cell>
          <table:table-cell table:formula="of:=[.L122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22];0)&lt;=[.O1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09:21:52.868377" calcext:value-type="date">
            <text:p>2019-10-09 09:21:53</text:p>
          </table:table-cell>
          <table:table-cell table:style-name="ce7" table:formula="of:=[.A123]" office:value-type="date" office:date-value="2019-10-09T09:21:52.868377" calcext:value-type="date">
            <text:p>2019-10-09 09:21:53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09:21:52.86837744992" calcext:value-type="date">
            <text:p>12/30/99 09:21 AM</text:p>
          </table:table-cell>
          <table:table-cell table:formula="of:=MOD([.E122]-[.$E$2];[.$H$2])+1+[.$E$2]" office:value-type="float" office:value="221" calcext:value-type="float">
            <text:p>221</text:p>
          </table:table-cell>
          <table:table-cell table:formula="of:=MOD([.F122]+1/[.$H$2];5)" office:value-type="float" office:value="2" calcext:value-type="float">
            <text:p>2</text:p>
          </table:table-cell>
          <table:table-cell table:formula="of:=IF([.F123]=0;[.G122]+2+1/[.$H$2];[.G122]+1/[.$H$2])" office:value-type="float" office:value="2" calcext:value-type="float">
            <text:p>2</text:p>
          </table:table-cell>
          <table:table-cell table:number-columns-repeated="4"/>
          <table:table-cell table:formula="of:=SUM(MOD(SUM([.L122]-[.L$2];[.T$2]);[.R$2]-[.L$2]);[.L$2])" office:value-type="time" office:time-value="PT10H10M00S" calcext:value-type="time">
            <text:p>10:10:00</text:p>
          </table:table-cell>
          <table:table-cell table:formula="of:=IF([.L123]&lt;[.L122];[.M122]+[.H$2];[.M122])" office:value-type="float" office:value="360" calcext:value-type="float">
            <text:p>360</text:p>
          </table:table-cell>
          <table:table-cell table:formula="of:=OFFSET([.C$4];[.M123];0)" office:value-type="float" office:value="43751" calcext:value-type="float">
            <text:p>43751</text:p>
          </table:table-cell>
          <table:table-cell table:formula="of:=[.L123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23];0)&lt;=[.O1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09T09:31:10.964806" calcext:value-type="date">
            <text:p>2019-10-09 09:31:11</text:p>
          </table:table-cell>
          <table:table-cell table:style-name="ce7" table:formula="of:=[.A124]" office:value-type="date" office:date-value="2019-10-09T09:31:10.964806" calcext:value-type="date">
            <text:p>2019-10-09 09:31:11</text:p>
          </table:table-cell>
          <table:table-cell table:formula="of:=TRUNC([.A124])" office:value-type="float" office:value="43747" calcext:value-type="float">
            <text:p>43747</text:p>
          </table:table-cell>
          <table:table-cell table:style-name="ce12" table:formula="of:=[.B124]-[.C124]" office:value-type="date" office:date-value="1899-12-30T09:31:10.96480589826" calcext:value-type="date">
            <text:p>12/30/99 09:31 AM</text:p>
          </table:table-cell>
          <table:table-cell table:formula="of:=MOD([.E123]-[.$E$2];[.$H$2])+1+[.$E$2]" office:value-type="float" office:value="222" calcext:value-type="float">
            <text:p>222</text:p>
          </table:table-cell>
          <table:table-cell table:formula="of:=MOD([.F123]+1/[.$H$2];5)" office:value-type="float" office:value="2.01666666666666" calcext:value-type="float">
            <text:p>2,01666666666666</text:p>
          </table:table-cell>
          <table:table-cell table:formula="of:=IF([.F124]=0;[.G123]+2+1/[.$H$2];[.G123]+1/[.$H$2])" office:value-type="float" office:value="2.01666666666666" calcext:value-type="float">
            <text:p>2,01666666666666</text:p>
          </table:table-cell>
          <table:table-cell table:number-columns-repeated="4"/>
          <table:table-cell table:formula="of:=SUM(MOD(SUM([.L123]-[.L$2];[.T$2]);[.R$2]-[.L$2]);[.L$2])" office:value-type="time" office:time-value="PT10H20M00S" calcext:value-type="time">
            <text:p>10:20:00</text:p>
          </table:table-cell>
          <table:table-cell table:formula="of:=IF([.L124]&lt;[.L123];[.M123]+[.H$2];[.M123])" office:value-type="float" office:value="360" calcext:value-type="float">
            <text:p>360</text:p>
          </table:table-cell>
          <table:table-cell table:formula="of:=OFFSET([.C$4];[.M124];0)" office:value-type="float" office:value="43751" calcext:value-type="float">
            <text:p>43751</text:p>
          </table:table-cell>
          <table:table-cell table:formula="of:=[.L124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24];0)&lt;=[.O1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09T09:40:04.749763" calcext:value-type="date">
            <text:p>2019-10-09 09:40:05</text:p>
          </table:table-cell>
          <table:table-cell table:style-name="ce7" table:formula="of:=[.A125]" office:value-type="date" office:date-value="2019-10-09T09:40:04.749763" calcext:value-type="date">
            <text:p>2019-10-09 09:40:05</text:p>
          </table:table-cell>
          <table:table-cell table:formula="of:=TRUNC([.A125])" office:value-type="float" office:value="43747" calcext:value-type="float">
            <text:p>43747</text:p>
          </table:table-cell>
          <table:table-cell table:style-name="ce12" table:formula="of:=[.B125]-[.C125]" office:value-type="date" office:date-value="1899-12-30T09:40:04.74976266269" calcext:value-type="date">
            <text:p>12/30/99 09:40 AM</text:p>
          </table:table-cell>
          <table:table-cell table:formula="of:=MOD([.E124]-[.$E$2];[.$H$2])+1+[.$E$2]" office:value-type="float" office:value="223" calcext:value-type="float">
            <text:p>223</text:p>
          </table:table-cell>
          <table:table-cell table:formula="of:=MOD([.F124]+1/[.$H$2];5)" office:value-type="float" office:value="2.03333333333333" calcext:value-type="float">
            <text:p>2,03333333333333</text:p>
          </table:table-cell>
          <table:table-cell table:formula="of:=IF([.F125]=0;[.G124]+2+1/[.$H$2];[.G124]+1/[.$H$2])" office:value-type="float" office:value="2.03333333333333" calcext:value-type="float">
            <text:p>2,03333333333333</text:p>
          </table:table-cell>
          <table:table-cell table:number-columns-repeated="4"/>
          <table:table-cell table:formula="of:=SUM(MOD(SUM([.L124]-[.L$2];[.T$2]);[.R$2]-[.L$2]);[.L$2])" office:value-type="time" office:time-value="PT10H30M00S" calcext:value-type="time">
            <text:p>10:30:00</text:p>
          </table:table-cell>
          <table:table-cell table:formula="of:=IF([.L125]&lt;[.L124];[.M124]+[.H$2];[.M124])" office:value-type="float" office:value="360" calcext:value-type="float">
            <text:p>360</text:p>
          </table:table-cell>
          <table:table-cell table:formula="of:=OFFSET([.C$4];[.M125];0)" office:value-type="float" office:value="43751" calcext:value-type="float">
            <text:p>43751</text:p>
          </table:table-cell>
          <table:table-cell table:formula="of:=[.L125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25];0)&lt;=[.O1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09T09:21:12.822217" calcext:value-type="date">
            <text:p>2019-10-09 09:21:13</text:p>
          </table:table-cell>
          <table:table-cell table:style-name="ce7" table:formula="of:=[.A126]" office:value-type="date" office:date-value="2019-10-09T09:21:12.822217" calcext:value-type="date">
            <text:p>2019-10-09 09:21:13</text:p>
          </table:table-cell>
          <table:table-cell table:formula="of:=TRUNC([.A126])" office:value-type="float" office:value="43747" calcext:value-type="float">
            <text:p>43747</text:p>
          </table:table-cell>
          <table:table-cell table:style-name="ce12" table:formula="of:=[.B126]-[.C126]" office:value-type="date" office:date-value="1899-12-30T09:21:12.82221692149" calcext:value-type="date">
            <text:p>12/30/99 09:21 AM</text:p>
          </table:table-cell>
          <table:table-cell table:formula="of:=MOD([.E125]-[.$E$2];[.$H$2])+1+[.$E$2]" office:value-type="float" office:value="224" calcext:value-type="float">
            <text:p>224</text:p>
          </table:table-cell>
          <table:table-cell table:formula="of:=MOD([.F125]+1/[.$H$2];5)" office:value-type="float" office:value="2.05" calcext:value-type="float">
            <text:p>2,05</text:p>
          </table:table-cell>
          <table:table-cell table:formula="of:=IF([.F126]=0;[.G125]+2+1/[.$H$2];[.G125]+1/[.$H$2])" office:value-type="float" office:value="2.05" calcext:value-type="float">
            <text:p>2,05</text:p>
          </table:table-cell>
          <table:table-cell table:number-columns-repeated="4"/>
          <table:table-cell table:formula="of:=SUM(MOD(SUM([.L125]-[.L$2];[.T$2]);[.R$2]-[.L$2]);[.L$2])" office:value-type="time" office:time-value="PT10H40M00S" calcext:value-type="time">
            <text:p>10:40:00</text:p>
          </table:table-cell>
          <table:table-cell table:formula="of:=IF([.L126]&lt;[.L125];[.M125]+[.H$2];[.M125])" office:value-type="float" office:value="360" calcext:value-type="float">
            <text:p>360</text:p>
          </table:table-cell>
          <table:table-cell table:formula="of:=OFFSET([.C$4];[.M126];0)" office:value-type="float" office:value="43751" calcext:value-type="float">
            <text:p>43751</text:p>
          </table:table-cell>
          <table:table-cell table:formula="of:=[.L126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26];0)&lt;=[.O1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09T09:36:36.5117" calcext:value-type="date">
            <text:p>2019-10-09 09:36:37</text:p>
          </table:table-cell>
          <table:table-cell table:style-name="ce7" table:formula="of:=[.A127]" office:value-type="date" office:date-value="2019-10-09T09:36:36.5117" calcext:value-type="date">
            <text:p>2019-10-09 09:36:37</text:p>
          </table:table-cell>
          <table:table-cell table:formula="of:=TRUNC([.A127])" office:value-type="float" office:value="43747" calcext:value-type="float">
            <text:p>43747</text:p>
          </table:table-cell>
          <table:table-cell table:style-name="ce12" table:formula="of:=[.B127]-[.C127]" office:value-type="date" office:date-value="1899-12-30T09:36:36.51170047" calcext:value-type="date">
            <text:p>12/30/99 09:36 AM</text:p>
          </table:table-cell>
          <table:table-cell table:formula="of:=MOD([.E126]-[.$E$2];[.$H$2])+1+[.$E$2]" office:value-type="float" office:value="225" calcext:value-type="float">
            <text:p>225</text:p>
          </table:table-cell>
          <table:table-cell table:formula="of:=MOD([.F126]+1/[.$H$2];5)" office:value-type="float" office:value="2.06666666666666" calcext:value-type="float">
            <text:p>2,06666666666666</text:p>
          </table:table-cell>
          <table:table-cell table:formula="of:=IF([.F127]=0;[.G126]+2+1/[.$H$2];[.G126]+1/[.$H$2])" office:value-type="float" office:value="2.06666666666666" calcext:value-type="float">
            <text:p>2,06666666666666</text:p>
          </table:table-cell>
          <table:table-cell table:number-columns-repeated="4"/>
          <table:table-cell table:formula="of:=SUM(MOD(SUM([.L126]-[.L$2];[.T$2]);[.R$2]-[.L$2]);[.L$2])" office:value-type="time" office:time-value="PT10H50M00S" calcext:value-type="time">
            <text:p>10:50:00</text:p>
          </table:table-cell>
          <table:table-cell table:formula="of:=IF([.L127]&lt;[.L126];[.M126]+[.H$2];[.M126])" office:value-type="float" office:value="360" calcext:value-type="float">
            <text:p>360</text:p>
          </table:table-cell>
          <table:table-cell table:formula="of:=OFFSET([.C$4];[.M127];0)" office:value-type="float" office:value="43751" calcext:value-type="float">
            <text:p>43751</text:p>
          </table:table-cell>
          <table:table-cell table:formula="of:=[.L127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27];0)&lt;=[.O1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09T09:37:15.505118" calcext:value-type="date">
            <text:p>2019-10-09 09:37:16</text:p>
          </table:table-cell>
          <table:table-cell table:style-name="ce7" table:formula="of:=[.A128]" office:value-type="date" office:date-value="2019-10-09T09:37:15.505118" calcext:value-type="date">
            <text:p>2019-10-09 09:37:16</text:p>
          </table:table-cell>
          <table:table-cell table:formula="of:=TRUNC([.A128])" office:value-type="float" office:value="43747" calcext:value-type="float">
            <text:p>43747</text:p>
          </table:table-cell>
          <table:table-cell table:style-name="ce12" table:formula="of:=[.B128]-[.C128]" office:value-type="date" office:date-value="1899-12-30T09:37:15.50511763897" calcext:value-type="date">
            <text:p>12/30/99 09:37 AM</text:p>
          </table:table-cell>
          <table:table-cell table:formula="of:=MOD([.E127]-[.$E$2];[.$H$2])+1+[.$E$2]" office:value-type="float" office:value="226" calcext:value-type="float">
            <text:p>226</text:p>
          </table:table-cell>
          <table:table-cell table:formula="of:=MOD([.F127]+1/[.$H$2];5)" office:value-type="float" office:value="2.08333333333333" calcext:value-type="float">
            <text:p>2,08333333333333</text:p>
          </table:table-cell>
          <table:table-cell table:formula="of:=IF([.F128]=0;[.G127]+2+1/[.$H$2];[.G127]+1/[.$H$2])" office:value-type="float" office:value="2.08333333333333" calcext:value-type="float">
            <text:p>2,08333333333333</text:p>
          </table:table-cell>
          <table:table-cell table:number-columns-repeated="4"/>
          <table:table-cell table:formula="of:=SUM(MOD(SUM([.L127]-[.L$2];[.T$2]);[.R$2]-[.L$2]);[.L$2])" office:value-type="time" office:time-value="PT11H00M00S" calcext:value-type="time">
            <text:p>11:00:00</text:p>
          </table:table-cell>
          <table:table-cell table:formula="of:=IF([.L128]&lt;[.L127];[.M127]+[.H$2];[.M127])" office:value-type="float" office:value="360" calcext:value-type="float">
            <text:p>360</text:p>
          </table:table-cell>
          <table:table-cell table:formula="of:=OFFSET([.C$4];[.M128];0)" office:value-type="float" office:value="43751" calcext:value-type="float">
            <text:p>43751</text:p>
          </table:table-cell>
          <table:table-cell table:formula="of:=[.L128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28];0)&lt;=[.O1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09T09:35:17.527481" calcext:value-type="date">
            <text:p>2019-10-09 09:35:18</text:p>
          </table:table-cell>
          <table:table-cell table:style-name="ce7" table:formula="of:=[.A129]" office:value-type="date" office:date-value="2019-10-09T09:35:17.527481" calcext:value-type="date">
            <text:p>2019-10-09 09:35:18</text:p>
          </table:table-cell>
          <table:table-cell table:formula="of:=TRUNC([.A129])" office:value-type="float" office:value="43747" calcext:value-type="float">
            <text:p>43747</text:p>
          </table:table-cell>
          <table:table-cell table:style-name="ce12" table:formula="of:=[.B129]-[.C129]" office:value-type="date" office:date-value="1899-12-30T09:35:17.52748105209" calcext:value-type="date">
            <text:p>12/30/99 09:35 AM</text:p>
          </table:table-cell>
          <table:table-cell table:formula="of:=MOD([.E128]-[.$E$2];[.$H$2])+1+[.$E$2]" office:value-type="float" office:value="227" calcext:value-type="float">
            <text:p>227</text:p>
          </table:table-cell>
          <table:table-cell table:formula="of:=MOD([.F128]+1/[.$H$2];5)" office:value-type="float" office:value="2.1" calcext:value-type="float">
            <text:p>2,1</text:p>
          </table:table-cell>
          <table:table-cell table:formula="of:=IF([.F129]=0;[.G128]+2+1/[.$H$2];[.G128]+1/[.$H$2])" office:value-type="float" office:value="2.1" calcext:value-type="float">
            <text:p>2,1</text:p>
          </table:table-cell>
          <table:table-cell table:number-columns-repeated="4"/>
          <table:table-cell table:formula="of:=SUM(MOD(SUM([.L128]-[.L$2];[.T$2]);[.R$2]-[.L$2]);[.L$2])" office:value-type="time" office:time-value="PT08H10M00S" calcext:value-type="time">
            <text:p>08:10:00</text:p>
          </table:table-cell>
          <table:table-cell table:formula="of:=IF([.L129]&lt;[.L128];[.M128]+[.H$2];[.M128])" office:value-type="float" office:value="420" calcext:value-type="float">
            <text:p>420</text:p>
          </table:table-cell>
          <table:table-cell table:formula="of:=OFFSET([.C$4];[.M129];0)" office:value-type="float" office:value="43752" calcext:value-type="float">
            <text:p>43752</text:p>
          </table:table-cell>
          <table:table-cell table:formula="of:=[.L129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29];0)&lt;=[.O1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09T09:09:45.340265" calcext:value-type="date">
            <text:p>2019-10-09 09:09:45</text:p>
          </table:table-cell>
          <table:table-cell table:style-name="ce7" table:formula="of:=[.A130]" office:value-type="date" office:date-value="2019-10-09T09:09:45.340265" calcext:value-type="date">
            <text:p>2019-10-09 09:09:45</text:p>
          </table:table-cell>
          <table:table-cell table:formula="of:=TRUNC([.A130])" office:value-type="float" office:value="43747" calcext:value-type="float">
            <text:p>43747</text:p>
          </table:table-cell>
          <table:table-cell table:style-name="ce12" table:formula="of:=[.B130]-[.C130]" office:value-type="date" office:date-value="1899-12-30T09:09:45.34026453272" calcext:value-type="date">
            <text:p>12/30/99 09:09 AM</text:p>
          </table:table-cell>
          <table:table-cell table:formula="of:=MOD([.E129]-[.$E$2];[.$H$2])+1+[.$E$2]" office:value-type="float" office:value="228" calcext:value-type="float">
            <text:p>228</text:p>
          </table:table-cell>
          <table:table-cell table:formula="of:=MOD([.F129]+1/[.$H$2];5)" office:value-type="float" office:value="2.11666666666666" calcext:value-type="float">
            <text:p>2,11666666666666</text:p>
          </table:table-cell>
          <table:table-cell table:formula="of:=IF([.F130]=0;[.G129]+2+1/[.$H$2];[.G129]+1/[.$H$2])" office:value-type="float" office:value="2.11666666666666" calcext:value-type="float">
            <text:p>2,11666666666666</text:p>
          </table:table-cell>
          <table:table-cell table:number-columns-repeated="4"/>
          <table:table-cell table:formula="of:=SUM(MOD(SUM([.L129]-[.L$2];[.T$2]);[.R$2]-[.L$2]);[.L$2])" office:value-type="time" office:time-value="PT08H20M00S" calcext:value-type="time">
            <text:p>08:20:00</text:p>
          </table:table-cell>
          <table:table-cell table:formula="of:=IF([.L130]&lt;[.L129];[.M129]+[.H$2];[.M129])" office:value-type="float" office:value="420" calcext:value-type="float">
            <text:p>420</text:p>
          </table:table-cell>
          <table:table-cell table:formula="of:=OFFSET([.C$4];[.M130];0)" office:value-type="float" office:value="43752" calcext:value-type="float">
            <text:p>43752</text:p>
          </table:table-cell>
          <table:table-cell table:formula="of:=[.L130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30];0)&lt;=[.O1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09T09:46:58.240644" calcext:value-type="date">
            <text:p>2019-10-09 09:46:58</text:p>
          </table:table-cell>
          <table:table-cell table:style-name="ce7" table:formula="of:=[.A131]" office:value-type="date" office:date-value="2019-10-09T09:46:58.240644" calcext:value-type="date">
            <text:p>2019-10-09 09:46:58</text:p>
          </table:table-cell>
          <table:table-cell table:formula="of:=TRUNC([.A131])" office:value-type="float" office:value="43747" calcext:value-type="float">
            <text:p>43747</text:p>
          </table:table-cell>
          <table:table-cell table:style-name="ce12" table:formula="of:=[.B131]-[.C131]" office:value-type="date" office:date-value="1899-12-30T09:46:58.24064373504" calcext:value-type="date">
            <text:p>12/30/99 09:46 AM</text:p>
          </table:table-cell>
          <table:table-cell table:formula="of:=MOD([.E130]-[.$E$2];[.$H$2])+1+[.$E$2]" office:value-type="float" office:value="229" calcext:value-type="float">
            <text:p>229</text:p>
          </table:table-cell>
          <table:table-cell table:formula="of:=MOD([.F130]+1/[.$H$2];5)" office:value-type="float" office:value="2.13333333333333" calcext:value-type="float">
            <text:p>2,13333333333333</text:p>
          </table:table-cell>
          <table:table-cell table:formula="of:=IF([.F131]=0;[.G130]+2+1/[.$H$2];[.G130]+1/[.$H$2])" office:value-type="float" office:value="2.13333333333333" calcext:value-type="float">
            <text:p>2,13333333333333</text:p>
          </table:table-cell>
          <table:table-cell table:number-columns-repeated="4"/>
          <table:table-cell table:formula="of:=SUM(MOD(SUM([.L130]-[.L$2];[.T$2]);[.R$2]-[.L$2]);[.L$2])" office:value-type="time" office:time-value="PT08H30M00S" calcext:value-type="time">
            <text:p>08:30:00</text:p>
          </table:table-cell>
          <table:table-cell table:formula="of:=IF([.L131]&lt;[.L130];[.M130]+[.H$2];[.M130])" office:value-type="float" office:value="420" calcext:value-type="float">
            <text:p>420</text:p>
          </table:table-cell>
          <table:table-cell table:formula="of:=OFFSET([.C$4];[.M131];0)" office:value-type="float" office:value="43752" calcext:value-type="float">
            <text:p>43752</text:p>
          </table:table-cell>
          <table:table-cell table:formula="of:=[.L131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31];0)&lt;=[.O1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09T09:37:36.645895" calcext:value-type="date">
            <text:p>2019-10-09 09:37:37</text:p>
          </table:table-cell>
          <table:table-cell table:style-name="ce7" table:formula="of:=[.A132]" office:value-type="date" office:date-value="2019-10-09T09:37:36.645895" calcext:value-type="date">
            <text:p>2019-10-09 09:37:37</text:p>
          </table:table-cell>
          <table:table-cell table:formula="of:=TRUNC([.A132])" office:value-type="float" office:value="43747" calcext:value-type="float">
            <text:p>43747</text:p>
          </table:table-cell>
          <table:table-cell table:style-name="ce12" table:formula="of:=[.B132]-[.C132]" office:value-type="date" office:date-value="1899-12-30T09:37:36.6458951449" calcext:value-type="date">
            <text:p>12/30/99 09:37 AM</text:p>
          </table:table-cell>
          <table:table-cell table:formula="of:=MOD([.E131]-[.$E$2];[.$H$2])+1+[.$E$2]" office:value-type="float" office:value="230" calcext:value-type="float">
            <text:p>230</text:p>
          </table:table-cell>
          <table:table-cell table:formula="of:=MOD([.F131]+1/[.$H$2];5)" office:value-type="float" office:value="2.15" calcext:value-type="float">
            <text:p>2,15</text:p>
          </table:table-cell>
          <table:table-cell table:formula="of:=IF([.F132]=0;[.G131]+2+1/[.$H$2];[.G131]+1/[.$H$2])" office:value-type="float" office:value="2.15" calcext:value-type="float">
            <text:p>2,15</text:p>
          </table:table-cell>
          <table:table-cell table:number-columns-repeated="4"/>
          <table:table-cell table:formula="of:=SUM(MOD(SUM([.L131]-[.L$2];[.T$2]);[.R$2]-[.L$2]);[.L$2])" office:value-type="time" office:time-value="PT08H40M00S" calcext:value-type="time">
            <text:p>08:40:00</text:p>
          </table:table-cell>
          <table:table-cell table:formula="of:=IF([.L132]&lt;[.L131];[.M131]+[.H$2];[.M131])" office:value-type="float" office:value="420" calcext:value-type="float">
            <text:p>420</text:p>
          </table:table-cell>
          <table:table-cell table:formula="of:=OFFSET([.C$4];[.M132];0)" office:value-type="float" office:value="43752" calcext:value-type="float">
            <text:p>43752</text:p>
          </table:table-cell>
          <table:table-cell table:formula="of:=[.L132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32];0)&lt;=[.O1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09T09:59:23.891757" calcext:value-type="date">
            <text:p>2019-10-09 09:59:24</text:p>
          </table:table-cell>
          <table:table-cell table:style-name="ce7" table:formula="of:=[.A133]" office:value-type="date" office:date-value="2019-10-09T09:59:23.891757" calcext:value-type="date">
            <text:p>2019-10-09 09:59:24</text:p>
          </table:table-cell>
          <table:table-cell table:formula="of:=TRUNC([.A133])" office:value-type="float" office:value="43747" calcext:value-type="float">
            <text:p>43747</text:p>
          </table:table-cell>
          <table:table-cell table:style-name="ce12" table:formula="of:=[.B133]-[.C133]" office:value-type="date" office:date-value="1899-12-30T09:59:23.8917573262" calcext:value-type="date">
            <text:p>12/30/99 09:59 AM</text:p>
          </table:table-cell>
          <table:table-cell table:formula="of:=MOD([.E132]-[.$E$2];[.$H$2])+1+[.$E$2]" office:value-type="float" office:value="231" calcext:value-type="float">
            <text:p>231</text:p>
          </table:table-cell>
          <table:table-cell table:formula="of:=MOD([.F132]+1/[.$H$2];5)" office:value-type="float" office:value="2.16666666666666" calcext:value-type="float">
            <text:p>2,16666666666666</text:p>
          </table:table-cell>
          <table:table-cell table:formula="of:=IF([.F133]=0;[.G132]+2+1/[.$H$2];[.G132]+1/[.$H$2])" office:value-type="float" office:value="2.16666666666666" calcext:value-type="float">
            <text:p>2,16666666666666</text:p>
          </table:table-cell>
          <table:table-cell table:number-columns-repeated="4"/>
          <table:table-cell table:formula="of:=SUM(MOD(SUM([.L132]-[.L$2];[.T$2]);[.R$2]-[.L$2]);[.L$2])" office:value-type="time" office:time-value="PT08H50M00S" calcext:value-type="time">
            <text:p>08:50:00</text:p>
          </table:table-cell>
          <table:table-cell table:formula="of:=IF([.L133]&lt;[.L132];[.M132]+[.H$2];[.M132])" office:value-type="float" office:value="420" calcext:value-type="float">
            <text:p>420</text:p>
          </table:table-cell>
          <table:table-cell table:formula="of:=OFFSET([.C$4];[.M133];0)" office:value-type="float" office:value="43752" calcext:value-type="float">
            <text:p>43752</text:p>
          </table:table-cell>
          <table:table-cell table:formula="of:=[.L133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33];0)&lt;=[.O1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09T09:25:47.85825" calcext:value-type="date">
            <text:p>2019-10-09 09:25:48</text:p>
          </table:table-cell>
          <table:table-cell table:style-name="ce7" table:formula="of:=[.A134]" office:value-type="date" office:date-value="2019-10-09T09:25:47.85825" calcext:value-type="date">
            <text:p>2019-10-09 09:25:48</text:p>
          </table:table-cell>
          <table:table-cell table:formula="of:=TRUNC([.A134])" office:value-type="float" office:value="43747" calcext:value-type="float">
            <text:p>43747</text:p>
          </table:table-cell>
          <table:table-cell table:style-name="ce12" table:formula="of:=[.B134]-[.C134]" office:value-type="date" office:date-value="1899-12-30T09:25:47.85825025756" calcext:value-type="date">
            <text:p>12/30/99 09:25 AM</text:p>
          </table:table-cell>
          <table:table-cell table:formula="of:=MOD([.E133]-[.$E$2];[.$H$2])+1+[.$E$2]" office:value-type="float" office:value="232" calcext:value-type="float">
            <text:p>232</text:p>
          </table:table-cell>
          <table:table-cell table:formula="of:=MOD([.F133]+1/[.$H$2];5)" office:value-type="float" office:value="2.18333333333333" calcext:value-type="float">
            <text:p>2,18333333333333</text:p>
          </table:table-cell>
          <table:table-cell table:formula="of:=IF([.F134]=0;[.G133]+2+1/[.$H$2];[.G133]+1/[.$H$2])" office:value-type="float" office:value="2.18333333333333" calcext:value-type="float">
            <text:p>2,18333333333333</text:p>
          </table:table-cell>
          <table:table-cell table:number-columns-repeated="4"/>
          <table:table-cell table:formula="of:=SUM(MOD(SUM([.L133]-[.L$2];[.T$2]);[.R$2]-[.L$2]);[.L$2])" office:value-type="time" office:time-value="PT09H00M00S" calcext:value-type="time">
            <text:p>09:00:00</text:p>
          </table:table-cell>
          <table:table-cell table:formula="of:=IF([.L134]&lt;[.L133];[.M133]+[.H$2];[.M133])" office:value-type="float" office:value="420" calcext:value-type="float">
            <text:p>420</text:p>
          </table:table-cell>
          <table:table-cell table:formula="of:=OFFSET([.C$4];[.M134];0)" office:value-type="float" office:value="43752" calcext:value-type="float">
            <text:p>43752</text:p>
          </table:table-cell>
          <table:table-cell table:formula="of:=[.L134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134];0)&lt;=[.O1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09T09:14:51.464826" calcext:value-type="date">
            <text:p>2019-10-09 09:14:51</text:p>
          </table:table-cell>
          <table:table-cell table:style-name="ce7" table:formula="of:=[.A135]" office:value-type="date" office:date-value="2019-10-09T09:14:51.464826" calcext:value-type="date">
            <text:p>2019-10-09 09:14:51</text:p>
          </table:table-cell>
          <table:table-cell table:formula="of:=TRUNC([.A135])" office:value-type="float" office:value="43747" calcext:value-type="float">
            <text:p>43747</text:p>
          </table:table-cell>
          <table:table-cell table:style-name="ce12" table:formula="of:=[.B135]-[.C135]" office:value-type="date" office:date-value="1899-12-30T09:14:51.46482555661" calcext:value-type="date">
            <text:p>12/30/99 09:14 AM</text:p>
          </table:table-cell>
          <table:table-cell table:formula="of:=MOD([.E134]-[.$E$2];[.$H$2])+1+[.$E$2]" office:value-type="float" office:value="233" calcext:value-type="float">
            <text:p>233</text:p>
          </table:table-cell>
          <table:table-cell table:formula="of:=MOD([.F134]+1/[.$H$2];5)" office:value-type="float" office:value="2.2" calcext:value-type="float">
            <text:p>2,2</text:p>
          </table:table-cell>
          <table:table-cell table:formula="of:=IF([.F135]=0;[.G134]+2+1/[.$H$2];[.G134]+1/[.$H$2])" office:value-type="float" office:value="2.2" calcext:value-type="float">
            <text:p>2,2</text:p>
          </table:table-cell>
          <table:table-cell table:number-columns-repeated="4"/>
          <table:table-cell table:formula="of:=SUM(MOD(SUM([.L134]-[.L$2];[.T$2]);[.R$2]-[.L$2]);[.L$2])" office:value-type="time" office:time-value="PT09H10M00S" calcext:value-type="time">
            <text:p>09:10:00</text:p>
          </table:table-cell>
          <table:table-cell table:formula="of:=IF([.L135]&lt;[.L134];[.M134]+[.H$2];[.M134])" office:value-type="float" office:value="420" calcext:value-type="float">
            <text:p>420</text:p>
          </table:table-cell>
          <table:table-cell table:formula="of:=OFFSET([.C$4];[.M135];0)" office:value-type="float" office:value="43752" calcext:value-type="float">
            <text:p>43752</text:p>
          </table:table-cell>
          <table:table-cell table:formula="of:=[.L135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35];0)&lt;=[.O1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09T09:40:07.751961" calcext:value-type="date">
            <text:p>2019-10-09 09:40:08</text:p>
          </table:table-cell>
          <table:table-cell table:style-name="ce7" table:formula="of:=[.A136]" office:value-type="date" office:date-value="2019-10-09T09:40:07.751961" calcext:value-type="date">
            <text:p>2019-10-09 09:40:08</text:p>
          </table:table-cell>
          <table:table-cell table:formula="of:=TRUNC([.A136])" office:value-type="float" office:value="43747" calcext:value-type="float">
            <text:p>43747</text:p>
          </table:table-cell>
          <table:table-cell table:style-name="ce12" table:formula="of:=[.B136]-[.C136]" office:value-type="date" office:date-value="1899-12-30T09:40:07.75196109898" calcext:value-type="date">
            <text:p>12/30/99 09:40 AM</text:p>
          </table:table-cell>
          <table:table-cell table:formula="of:=MOD([.E135]-[.$E$2];[.$H$2])+1+[.$E$2]" office:value-type="float" office:value="234" calcext:value-type="float">
            <text:p>234</text:p>
          </table:table-cell>
          <table:table-cell table:formula="of:=MOD([.F135]+1/[.$H$2];5)" office:value-type="float" office:value="2.21666666666666" calcext:value-type="float">
            <text:p>2,21666666666666</text:p>
          </table:table-cell>
          <table:table-cell table:formula="of:=IF([.F136]=0;[.G135]+2+1/[.$H$2];[.G135]+1/[.$H$2])" office:value-type="float" office:value="2.21666666666666" calcext:value-type="float">
            <text:p>2,21666666666666</text:p>
          </table:table-cell>
          <table:table-cell table:number-columns-repeated="4"/>
          <table:table-cell table:formula="of:=SUM(MOD(SUM([.L135]-[.L$2];[.T$2]);[.R$2]-[.L$2]);[.L$2])" office:value-type="time" office:time-value="PT09H20M00S" calcext:value-type="time">
            <text:p>09:20:00</text:p>
          </table:table-cell>
          <table:table-cell table:formula="of:=IF([.L136]&lt;[.L135];[.M135]+[.H$2];[.M135])" office:value-type="float" office:value="420" calcext:value-type="float">
            <text:p>420</text:p>
          </table:table-cell>
          <table:table-cell table:formula="of:=OFFSET([.C$4];[.M136];0)" office:value-type="float" office:value="43752" calcext:value-type="float">
            <text:p>43752</text:p>
          </table:table-cell>
          <table:table-cell table:formula="of:=[.L136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36];0)&lt;=[.O1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09T09:34:49.913972" calcext:value-type="date">
            <text:p>2019-10-09 09:34:50</text:p>
          </table:table-cell>
          <table:table-cell table:style-name="ce7" table:formula="of:=[.A137]" office:value-type="date" office:date-value="2019-10-09T09:34:49.913972" calcext:value-type="date">
            <text:p>2019-10-09 09:34:50</text:p>
          </table:table-cell>
          <table:table-cell table:formula="of:=TRUNC([.A137])" office:value-type="float" office:value="43747" calcext:value-type="float">
            <text:p>43747</text:p>
          </table:table-cell>
          <table:table-cell table:style-name="ce12" table:formula="of:=[.B137]-[.C137]" office:value-type="date" office:date-value="1899-12-30T09:34:49.91397160571" calcext:value-type="date">
            <text:p>12/30/99 09:34 AM</text:p>
          </table:table-cell>
          <table:table-cell table:formula="of:=MOD([.E136]-[.$E$2];[.$H$2])+1+[.$E$2]" office:value-type="float" office:value="235" calcext:value-type="float">
            <text:p>235</text:p>
          </table:table-cell>
          <table:table-cell table:formula="of:=MOD([.F136]+1/[.$H$2];5)" office:value-type="float" office:value="2.23333333333333" calcext:value-type="float">
            <text:p>2,23333333333333</text:p>
          </table:table-cell>
          <table:table-cell table:formula="of:=IF([.F137]=0;[.G136]+2+1/[.$H$2];[.G136]+1/[.$H$2])" office:value-type="float" office:value="2.23333333333333" calcext:value-type="float">
            <text:p>2,23333333333333</text:p>
          </table:table-cell>
          <table:table-cell table:number-columns-repeated="4"/>
          <table:table-cell table:formula="of:=SUM(MOD(SUM([.L136]-[.L$2];[.T$2]);[.R$2]-[.L$2]);[.L$2])" office:value-type="time" office:time-value="PT09H30M00S" calcext:value-type="time">
            <text:p>09:30:00</text:p>
          </table:table-cell>
          <table:table-cell table:formula="of:=IF([.L137]&lt;[.L136];[.M136]+[.H$2];[.M136])" office:value-type="float" office:value="420" calcext:value-type="float">
            <text:p>420</text:p>
          </table:table-cell>
          <table:table-cell table:formula="of:=OFFSET([.C$4];[.M137];0)" office:value-type="float" office:value="43752" calcext:value-type="float">
            <text:p>43752</text:p>
          </table:table-cell>
          <table:table-cell table:formula="of:=[.L137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37];0)&lt;=[.O1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09T09:42:41.949506" calcext:value-type="date">
            <text:p>2019-10-09 09:42:42</text:p>
          </table:table-cell>
          <table:table-cell table:style-name="ce7" table:formula="of:=[.A138]" office:value-type="date" office:date-value="2019-10-09T09:42:41.949506" calcext:value-type="date">
            <text:p>2019-10-09 09:42:42</text:p>
          </table:table-cell>
          <table:table-cell table:formula="of:=TRUNC([.A138])" office:value-type="float" office:value="43747" calcext:value-type="float">
            <text:p>43747</text:p>
          </table:table-cell>
          <table:table-cell table:style-name="ce12" table:formula="of:=[.B138]-[.C138]" office:value-type="date" office:date-value="1899-12-30T09:42:41.94950595964" calcext:value-type="date">
            <text:p>12/30/99 09:42 AM</text:p>
          </table:table-cell>
          <table:table-cell table:formula="of:=MOD([.E137]-[.$E$2];[.$H$2])+1+[.$E$2]" office:value-type="float" office:value="236" calcext:value-type="float">
            <text:p>236</text:p>
          </table:table-cell>
          <table:table-cell table:formula="of:=MOD([.F137]+1/[.$H$2];5)" office:value-type="float" office:value="2.25" calcext:value-type="float">
            <text:p>2,25</text:p>
          </table:table-cell>
          <table:table-cell table:formula="of:=IF([.F138]=0;[.G137]+2+1/[.$H$2];[.G137]+1/[.$H$2])" office:value-type="float" office:value="2.25" calcext:value-type="float">
            <text:p>2,25</text:p>
          </table:table-cell>
          <table:table-cell table:number-columns-repeated="4"/>
          <table:table-cell table:formula="of:=SUM(MOD(SUM([.L137]-[.L$2];[.T$2]);[.R$2]-[.L$2]);[.L$2])" office:value-type="time" office:time-value="PT09H40M00S" calcext:value-type="time">
            <text:p>09:40:00</text:p>
          </table:table-cell>
          <table:table-cell table:formula="of:=IF([.L138]&lt;[.L137];[.M137]+[.H$2];[.M137])" office:value-type="float" office:value="420" calcext:value-type="float">
            <text:p>420</text:p>
          </table:table-cell>
          <table:table-cell table:formula="of:=OFFSET([.C$4];[.M138];0)" office:value-type="float" office:value="43752" calcext:value-type="float">
            <text:p>43752</text:p>
          </table:table-cell>
          <table:table-cell table:formula="of:=[.L138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38];0)&lt;=[.O1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09T09:23:34.552892" calcext:value-type="date">
            <text:p>2019-10-09 09:23:35</text:p>
          </table:table-cell>
          <table:table-cell table:style-name="ce7" table:formula="of:=[.A139]" office:value-type="date" office:date-value="2019-10-09T09:23:34.552892" calcext:value-type="date">
            <text:p>2019-10-09 09:23:35</text:p>
          </table:table-cell>
          <table:table-cell table:formula="of:=TRUNC([.A139])" office:value-type="float" office:value="43747" calcext:value-type="float">
            <text:p>43747</text:p>
          </table:table-cell>
          <table:table-cell table:style-name="ce12" table:formula="of:=[.B139]-[.C139]" office:value-type="date" office:date-value="1899-12-30T09:23:34.55289178994" calcext:value-type="date">
            <text:p>12/30/99 09:23 AM</text:p>
          </table:table-cell>
          <table:table-cell table:formula="of:=MOD([.E138]-[.$E$2];[.$H$2])+1+[.$E$2]" office:value-type="float" office:value="237" calcext:value-type="float">
            <text:p>237</text:p>
          </table:table-cell>
          <table:table-cell table:formula="of:=MOD([.F138]+1/[.$H$2];5)" office:value-type="float" office:value="2.26666666666666" calcext:value-type="float">
            <text:p>2,26666666666666</text:p>
          </table:table-cell>
          <table:table-cell table:formula="of:=IF([.F139]=0;[.G138]+2+1/[.$H$2];[.G138]+1/[.$H$2])" office:value-type="float" office:value="2.26666666666666" calcext:value-type="float">
            <text:p>2,26666666666666</text:p>
          </table:table-cell>
          <table:table-cell table:number-columns-repeated="4"/>
          <table:table-cell table:formula="of:=SUM(MOD(SUM([.L138]-[.L$2];[.T$2]);[.R$2]-[.L$2]);[.L$2])" office:value-type="time" office:time-value="PT09H50M00S" calcext:value-type="time">
            <text:p>09:50:00</text:p>
          </table:table-cell>
          <table:table-cell table:formula="of:=IF([.L139]&lt;[.L138];[.M138]+[.H$2];[.M138])" office:value-type="float" office:value="420" calcext:value-type="float">
            <text:p>420</text:p>
          </table:table-cell>
          <table:table-cell table:formula="of:=OFFSET([.C$4];[.M139];0)" office:value-type="float" office:value="43752" calcext:value-type="float">
            <text:p>43752</text:p>
          </table:table-cell>
          <table:table-cell table:formula="of:=[.L139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39];0)&lt;=[.O1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09T09:38:59.199991" calcext:value-type="date">
            <text:p>2019-10-09 09:38:59</text:p>
          </table:table-cell>
          <table:table-cell table:style-name="ce7" table:formula="of:=[.A140]" office:value-type="date" office:date-value="2019-10-09T09:38:59.199991" calcext:value-type="date">
            <text:p>2019-10-09 09:38:59</text:p>
          </table:table-cell>
          <table:table-cell table:formula="of:=TRUNC([.A140])" office:value-type="float" office:value="43747" calcext:value-type="float">
            <text:p>43747</text:p>
          </table:table-cell>
          <table:table-cell table:style-name="ce12" table:formula="of:=[.B140]-[.C140]" office:value-type="date" office:date-value="1899-12-30T09:38:59.1999905929" calcext:value-type="date">
            <text:p>12/30/99 09:38 AM</text:p>
          </table:table-cell>
          <table:table-cell table:formula="of:=MOD([.E139]-[.$E$2];[.$H$2])+1+[.$E$2]" office:value-type="float" office:value="238" calcext:value-type="float">
            <text:p>238</text:p>
          </table:table-cell>
          <table:table-cell table:formula="of:=MOD([.F139]+1/[.$H$2];5)" office:value-type="float" office:value="2.28333333333333" calcext:value-type="float">
            <text:p>2,28333333333333</text:p>
          </table:table-cell>
          <table:table-cell table:formula="of:=IF([.F140]=0;[.G139]+2+1/[.$H$2];[.G139]+1/[.$H$2])" office:value-type="float" office:value="2.28333333333333" calcext:value-type="float">
            <text:p>2,28333333333333</text:p>
          </table:table-cell>
          <table:table-cell table:number-columns-repeated="4"/>
          <table:table-cell table:formula="of:=SUM(MOD(SUM([.L139]-[.L$2];[.T$2]);[.R$2]-[.L$2]);[.L$2])" office:value-type="time" office:time-value="PT10H00M00S" calcext:value-type="time">
            <text:p>10:00:00</text:p>
          </table:table-cell>
          <table:table-cell table:formula="of:=IF([.L140]&lt;[.L139];[.M139]+[.H$2];[.M139])" office:value-type="float" office:value="420" calcext:value-type="float">
            <text:p>420</text:p>
          </table:table-cell>
          <table:table-cell table:formula="of:=OFFSET([.C$4];[.M140];0)" office:value-type="float" office:value="43752" calcext:value-type="float">
            <text:p>43752</text:p>
          </table:table-cell>
          <table:table-cell table:formula="of:=[.L140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40];0)&lt;=[.O1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09T09:38:22.012865" calcext:value-type="date">
            <text:p>2019-10-09 09:38:22</text:p>
          </table:table-cell>
          <table:table-cell table:style-name="ce7" table:formula="of:=[.A141]" office:value-type="date" office:date-value="2019-10-09T09:38:22.012865" calcext:value-type="date">
            <text:p>2019-10-09 09:38:22</text:p>
          </table:table-cell>
          <table:table-cell table:formula="of:=TRUNC([.A141])" office:value-type="float" office:value="43747" calcext:value-type="float">
            <text:p>43747</text:p>
          </table:table-cell>
          <table:table-cell table:style-name="ce12" table:formula="of:=[.B141]-[.C141]" office:value-type="date" office:date-value="1899-12-30T09:38:22.01286517549" calcext:value-type="date">
            <text:p>12/30/99 09:38 AM</text:p>
          </table:table-cell>
          <table:table-cell table:formula="of:=MOD([.E140]-[.$E$2];[.$H$2])+1+[.$E$2]" office:value-type="float" office:value="239" calcext:value-type="float">
            <text:p>239</text:p>
          </table:table-cell>
          <table:table-cell table:formula="of:=MOD([.F140]+1/[.$H$2];5)" office:value-type="float" office:value="2.3" calcext:value-type="float">
            <text:p>2,3</text:p>
          </table:table-cell>
          <table:table-cell table:formula="of:=IF([.F141]=0;[.G140]+2+1/[.$H$2];[.G140]+1/[.$H$2])" office:value-type="float" office:value="2.3" calcext:value-type="float">
            <text:p>2,3</text:p>
          </table:table-cell>
          <table:table-cell table:number-columns-repeated="4"/>
          <table:table-cell table:formula="of:=SUM(MOD(SUM([.L140]-[.L$2];[.T$2]);[.R$2]-[.L$2]);[.L$2])" office:value-type="time" office:time-value="PT10H10M00S" calcext:value-type="time">
            <text:p>10:10:00</text:p>
          </table:table-cell>
          <table:table-cell table:formula="of:=IF([.L141]&lt;[.L140];[.M140]+[.H$2];[.M140])" office:value-type="float" office:value="420" calcext:value-type="float">
            <text:p>420</text:p>
          </table:table-cell>
          <table:table-cell table:formula="of:=OFFSET([.C$4];[.M141];0)" office:value-type="float" office:value="43752" calcext:value-type="float">
            <text:p>43752</text:p>
          </table:table-cell>
          <table:table-cell table:formula="of:=[.L141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41];0)&lt;=[.O1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09T09:59:16.15716" calcext:value-type="date">
            <text:p>2019-10-09 09:59:16</text:p>
          </table:table-cell>
          <table:table-cell table:style-name="ce7" table:formula="of:=[.A142]" office:value-type="date" office:date-value="2019-10-09T09:59:16.15716" calcext:value-type="date">
            <text:p>2019-10-09 09:59:16</text:p>
          </table:table-cell>
          <table:table-cell table:formula="of:=TRUNC([.A142])" office:value-type="float" office:value="43747" calcext:value-type="float">
            <text:p>43747</text:p>
          </table:table-cell>
          <table:table-cell table:style-name="ce12" table:formula="of:=[.B142]-[.C142]" office:value-type="date" office:date-value="1899-12-30T09:59:16.15716024768" calcext:value-type="date">
            <text:p>12/30/99 09:59 AM</text:p>
          </table:table-cell>
          <table:table-cell table:formula="of:=MOD([.E141]-[.$E$2];[.$H$2])+1+[.$E$2]" office:value-type="float" office:value="240" calcext:value-type="float">
            <text:p>240</text:p>
          </table:table-cell>
          <table:table-cell table:formula="of:=MOD([.F141]+1/[.$H$2];5)" office:value-type="float" office:value="2.31666666666666" calcext:value-type="float">
            <text:p>2,31666666666666</text:p>
          </table:table-cell>
          <table:table-cell table:formula="of:=IF([.F142]=0;[.G141]+2+1/[.$H$2];[.G141]+1/[.$H$2])" office:value-type="float" office:value="2.31666666666666" calcext:value-type="float">
            <text:p>2,31666666666666</text:p>
          </table:table-cell>
          <table:table-cell table:number-columns-repeated="4"/>
          <table:table-cell table:formula="of:=SUM(MOD(SUM([.L141]-[.L$2];[.T$2]);[.R$2]-[.L$2]);[.L$2])" office:value-type="time" office:time-value="PT10H20M00S" calcext:value-type="time">
            <text:p>10:20:00</text:p>
          </table:table-cell>
          <table:table-cell table:formula="of:=IF([.L142]&lt;[.L141];[.M141]+[.H$2];[.M141])" office:value-type="float" office:value="420" calcext:value-type="float">
            <text:p>420</text:p>
          </table:table-cell>
          <table:table-cell table:formula="of:=OFFSET([.C$4];[.M142];0)" office:value-type="float" office:value="43752" calcext:value-type="float">
            <text:p>43752</text:p>
          </table:table-cell>
          <table:table-cell table:formula="of:=[.L142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42];0)&lt;=[.O1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09T09:26:29.98926" calcext:value-type="date">
            <text:p>2019-10-09 09:26:30</text:p>
          </table:table-cell>
          <table:table-cell table:style-name="ce7" table:formula="of:=[.A143]" office:value-type="date" office:date-value="2019-10-09T09:26:29.98926" calcext:value-type="date">
            <text:p>2019-10-09 09:26:30</text:p>
          </table:table-cell>
          <table:table-cell table:formula="of:=TRUNC([.A143])" office:value-type="float" office:value="43747" calcext:value-type="float">
            <text:p>43747</text:p>
          </table:table-cell>
          <table:table-cell table:style-name="ce12" table:formula="of:=[.B143]-[.C143]" office:value-type="date" office:date-value="1899-12-30T09:26:29.98926042113" calcext:value-type="date">
            <text:p>12/30/99 09:26 AM</text:p>
          </table:table-cell>
          <table:table-cell table:formula="of:=MOD([.E142]-[.$E$2];[.$H$2])+1+[.$E$2]" office:value-type="float" office:value="241" calcext:value-type="float">
            <text:p>241</text:p>
          </table:table-cell>
          <table:table-cell table:formula="of:=MOD([.F142]+1/[.$H$2];5)" office:value-type="float" office:value="2.33333333333333" calcext:value-type="float">
            <text:p>2,33333333333333</text:p>
          </table:table-cell>
          <table:table-cell table:formula="of:=IF([.F143]=0;[.G142]+2+1/[.$H$2];[.G142]+1/[.$H$2])" office:value-type="float" office:value="2.33333333333333" calcext:value-type="float">
            <text:p>2,33333333333333</text:p>
          </table:table-cell>
          <table:table-cell table:number-columns-repeated="4"/>
          <table:table-cell table:formula="of:=SUM(MOD(SUM([.L142]-[.L$2];[.T$2]);[.R$2]-[.L$2]);[.L$2])" office:value-type="time" office:time-value="PT10H30M00S" calcext:value-type="time">
            <text:p>10:30:00</text:p>
          </table:table-cell>
          <table:table-cell table:formula="of:=IF([.L143]&lt;[.L142];[.M142]+[.H$2];[.M142])" office:value-type="float" office:value="420" calcext:value-type="float">
            <text:p>420</text:p>
          </table:table-cell>
          <table:table-cell table:formula="of:=OFFSET([.C$4];[.M143];0)" office:value-type="float" office:value="43752" calcext:value-type="float">
            <text:p>43752</text:p>
          </table:table-cell>
          <table:table-cell table:formula="of:=[.L143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43];0)&lt;=[.O1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09T09:28:06.760209" calcext:value-type="date">
            <text:p>2019-10-09 09:28:07</text:p>
          </table:table-cell>
          <table:table-cell table:style-name="ce7" table:formula="of:=[.A144]" office:value-type="date" office:date-value="2019-10-09T09:28:06.760209" calcext:value-type="date">
            <text:p>2019-10-09 09:28:07</text:p>
          </table:table-cell>
          <table:table-cell table:formula="of:=TRUNC([.A144])" office:value-type="float" office:value="43747" calcext:value-type="float">
            <text:p>43747</text:p>
          </table:table-cell>
          <table:table-cell table:style-name="ce12" table:formula="of:=[.B144]-[.C144]" office:value-type="date" office:date-value="1899-12-30T09:28:06.76020945422" calcext:value-type="date">
            <text:p>12/30/99 09:28 AM</text:p>
          </table:table-cell>
          <table:table-cell table:formula="of:=MOD([.E143]-[.$E$2];[.$H$2])+1+[.$E$2]" office:value-type="float" office:value="242" calcext:value-type="float">
            <text:p>242</text:p>
          </table:table-cell>
          <table:table-cell table:formula="of:=MOD([.F143]+1/[.$H$2];5)" office:value-type="float" office:value="2.35" calcext:value-type="float">
            <text:p>2,35</text:p>
          </table:table-cell>
          <table:table-cell table:formula="of:=IF([.F144]=0;[.G143]+2+1/[.$H$2];[.G143]+1/[.$H$2])" office:value-type="float" office:value="2.35" calcext:value-type="float">
            <text:p>2,35</text:p>
          </table:table-cell>
          <table:table-cell table:number-columns-repeated="4"/>
          <table:table-cell table:formula="of:=SUM(MOD(SUM([.L143]-[.L$2];[.T$2]);[.R$2]-[.L$2]);[.L$2])" office:value-type="time" office:time-value="PT10H40M00S" calcext:value-type="time">
            <text:p>10:40:00</text:p>
          </table:table-cell>
          <table:table-cell table:formula="of:=IF([.L144]&lt;[.L143];[.M143]+[.H$2];[.M143])" office:value-type="float" office:value="420" calcext:value-type="float">
            <text:p>420</text:p>
          </table:table-cell>
          <table:table-cell table:formula="of:=OFFSET([.C$4];[.M144];0)" office:value-type="float" office:value="43752" calcext:value-type="float">
            <text:p>43752</text:p>
          </table:table-cell>
          <table:table-cell table:formula="of:=[.L144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44];0)&lt;=[.O1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09T09:29:02.540347" calcext:value-type="date">
            <text:p>2019-10-09 09:29:03</text:p>
          </table:table-cell>
          <table:table-cell table:style-name="ce7" table:formula="of:=[.A145]" office:value-type="date" office:date-value="2019-10-09T09:29:02.540347" calcext:value-type="date">
            <text:p>2019-10-09 09:29:03</text:p>
          </table:table-cell>
          <table:table-cell table:formula="of:=TRUNC([.A145])" office:value-type="float" office:value="43747" calcext:value-type="float">
            <text:p>43747</text:p>
          </table:table-cell>
          <table:table-cell table:style-name="ce12" table:formula="of:=[.B145]-[.C145]" office:value-type="date" office:date-value="1899-12-30T09:29:02.54034720361" calcext:value-type="date">
            <text:p>12/30/99 09:29 AM</text:p>
          </table:table-cell>
          <table:table-cell table:formula="of:=MOD([.E144]-[.$E$2];[.$H$2])+1+[.$E$2]" office:value-type="float" office:value="243" calcext:value-type="float">
            <text:p>243</text:p>
          </table:table-cell>
          <table:table-cell table:formula="of:=MOD([.F144]+1/[.$H$2];5)" office:value-type="float" office:value="2.36666666666666" calcext:value-type="float">
            <text:p>2,36666666666666</text:p>
          </table:table-cell>
          <table:table-cell table:formula="of:=IF([.F145]=0;[.G144]+2+1/[.$H$2];[.G144]+1/[.$H$2])" office:value-type="float" office:value="2.36666666666666" calcext:value-type="float">
            <text:p>2,36666666666666</text:p>
          </table:table-cell>
          <table:table-cell table:number-columns-repeated="4"/>
          <table:table-cell table:formula="of:=SUM(MOD(SUM([.L144]-[.L$2];[.T$2]);[.R$2]-[.L$2]);[.L$2])" office:value-type="time" office:time-value="PT10H50M00S" calcext:value-type="time">
            <text:p>10:50:00</text:p>
          </table:table-cell>
          <table:table-cell table:formula="of:=IF([.L145]&lt;[.L144];[.M144]+[.H$2];[.M144])" office:value-type="float" office:value="420" calcext:value-type="float">
            <text:p>420</text:p>
          </table:table-cell>
          <table:table-cell table:formula="of:=OFFSET([.C$4];[.M145];0)" office:value-type="float" office:value="43752" calcext:value-type="float">
            <text:p>43752</text:p>
          </table:table-cell>
          <table:table-cell table:formula="of:=[.L145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45];0)&lt;=[.O1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09T09:12:33.119109" calcext:value-type="date">
            <text:p>2019-10-09 09:12:33</text:p>
          </table:table-cell>
          <table:table-cell table:style-name="ce7" table:formula="of:=[.A146]" office:value-type="date" office:date-value="2019-10-09T09:12:33.119109" calcext:value-type="date">
            <text:p>2019-10-09 09:12:33</text:p>
          </table:table-cell>
          <table:table-cell table:formula="of:=TRUNC([.A146])" office:value-type="float" office:value="43747" calcext:value-type="float">
            <text:p>43747</text:p>
          </table:table-cell>
          <table:table-cell table:style-name="ce12" table:formula="of:=[.B146]-[.C146]" office:value-type="date" office:date-value="1899-12-30T09:12:33.11910894234" calcext:value-type="date">
            <text:p>12/30/99 09:12 AM</text:p>
          </table:table-cell>
          <table:table-cell table:formula="of:=MOD([.E145]-[.$E$2];[.$H$2])+1+[.$E$2]" office:value-type="float" office:value="244" calcext:value-type="float">
            <text:p>244</text:p>
          </table:table-cell>
          <table:table-cell table:formula="of:=MOD([.F145]+1/[.$H$2];5)" office:value-type="float" office:value="2.38333333333333" calcext:value-type="float">
            <text:p>2,38333333333333</text:p>
          </table:table-cell>
          <table:table-cell table:formula="of:=IF([.F146]=0;[.G145]+2+1/[.$H$2];[.G145]+1/[.$H$2])" office:value-type="float" office:value="2.38333333333333" calcext:value-type="float">
            <text:p>2,38333333333333</text:p>
          </table:table-cell>
          <table:table-cell table:number-columns-repeated="4"/>
          <table:table-cell table:formula="of:=SUM(MOD(SUM([.L145]-[.L$2];[.T$2]);[.R$2]-[.L$2]);[.L$2])" office:value-type="time" office:time-value="PT11H00M00S" calcext:value-type="time">
            <text:p>11:00:00</text:p>
          </table:table-cell>
          <table:table-cell table:formula="of:=IF([.L146]&lt;[.L145];[.M145]+[.H$2];[.M145])" office:value-type="float" office:value="420" calcext:value-type="float">
            <text:p>420</text:p>
          </table:table-cell>
          <table:table-cell table:formula="of:=OFFSET([.C$4];[.M146];0)" office:value-type="float" office:value="43752" calcext:value-type="float">
            <text:p>43752</text:p>
          </table:table-cell>
          <table:table-cell table:formula="of:=[.L146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46];0)&lt;=[.O1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09T09:44:26.833773" calcext:value-type="date">
            <text:p>2019-10-09 09:44:27</text:p>
          </table:table-cell>
          <table:table-cell table:style-name="ce7" table:formula="of:=[.A147]" office:value-type="date" office:date-value="2019-10-09T09:44:26.833773" calcext:value-type="date">
            <text:p>2019-10-09 09:44:27</text:p>
          </table:table-cell>
          <table:table-cell table:formula="of:=TRUNC([.A147])" office:value-type="float" office:value="43747" calcext:value-type="float">
            <text:p>43747</text:p>
          </table:table-cell>
          <table:table-cell table:style-name="ce12" table:formula="of:=[.B147]-[.C147]" office:value-type="date" office:date-value="1899-12-30T09:44:26.83377285954" calcext:value-type="date">
            <text:p>12/30/99 09:44 AM</text:p>
          </table:table-cell>
          <table:table-cell table:formula="of:=MOD([.E146]-[.$E$2];[.$H$2])+1+[.$E$2]" office:value-type="float" office:value="245" calcext:value-type="float">
            <text:p>245</text:p>
          </table:table-cell>
          <table:table-cell table:formula="of:=MOD([.F146]+1/[.$H$2];5)" office:value-type="float" office:value="2.4" calcext:value-type="float">
            <text:p>2,4</text:p>
          </table:table-cell>
          <table:table-cell table:formula="of:=IF([.F147]=0;[.G146]+2+1/[.$H$2];[.G146]+1/[.$H$2])" office:value-type="float" office:value="2.4" calcext:value-type="float">
            <text:p>2,4</text:p>
          </table:table-cell>
          <table:table-cell table:number-columns-repeated="4"/>
          <table:table-cell table:formula="of:=SUM(MOD(SUM([.L146]-[.L$2];[.T$2]);[.R$2]-[.L$2]);[.L$2])" office:value-type="time" office:time-value="PT08H10M00S" calcext:value-type="time">
            <text:p>08:10:00</text:p>
          </table:table-cell>
          <table:table-cell table:formula="of:=IF([.L147]&lt;[.L146];[.M146]+[.H$2];[.M146])" office:value-type="float" office:value="480" calcext:value-type="float">
            <text:p>480</text:p>
          </table:table-cell>
          <table:table-cell table:formula="of:=OFFSET([.C$4];[.M147];0)" office:value-type="float" office:value="43753" calcext:value-type="float">
            <text:p>43753</text:p>
          </table:table-cell>
          <table:table-cell table:formula="of:=[.L147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47];0)&lt;=[.O1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09T09:43:04.462849" calcext:value-type="date">
            <text:p>2019-10-09 09:43:04</text:p>
          </table:table-cell>
          <table:table-cell table:style-name="ce7" table:formula="of:=[.A148]" office:value-type="date" office:date-value="2019-10-09T09:43:04.462849" calcext:value-type="date">
            <text:p>2019-10-09 09:43:04</text:p>
          </table:table-cell>
          <table:table-cell table:formula="of:=TRUNC([.A148])" office:value-type="float" office:value="43747" calcext:value-type="float">
            <text:p>43747</text:p>
          </table:table-cell>
          <table:table-cell table:style-name="ce12" table:formula="of:=[.B148]-[.C148]" office:value-type="date" office:date-value="1899-12-30T09:43:04.46284944657" calcext:value-type="date">
            <text:p>12/30/99 09:43 AM</text:p>
          </table:table-cell>
          <table:table-cell table:formula="of:=MOD([.E147]-[.$E$2];[.$H$2])+1+[.$E$2]" office:value-type="float" office:value="246" calcext:value-type="float">
            <text:p>246</text:p>
          </table:table-cell>
          <table:table-cell table:formula="of:=MOD([.F147]+1/[.$H$2];5)" office:value-type="float" office:value="2.41666666666666" calcext:value-type="float">
            <text:p>2,41666666666666</text:p>
          </table:table-cell>
          <table:table-cell table:formula="of:=IF([.F148]=0;[.G147]+2+1/[.$H$2];[.G147]+1/[.$H$2])" office:value-type="float" office:value="2.41666666666666" calcext:value-type="float">
            <text:p>2,41666666666666</text:p>
          </table:table-cell>
          <table:table-cell table:number-columns-repeated="4"/>
          <table:table-cell table:formula="of:=SUM(MOD(SUM([.L147]-[.L$2];[.T$2]);[.R$2]-[.L$2]);[.L$2])" office:value-type="time" office:time-value="PT08H20M00S" calcext:value-type="time">
            <text:p>08:20:00</text:p>
          </table:table-cell>
          <table:table-cell table:formula="of:=IF([.L148]&lt;[.L147];[.M147]+[.H$2];[.M147])" office:value-type="float" office:value="480" calcext:value-type="float">
            <text:p>480</text:p>
          </table:table-cell>
          <table:table-cell table:formula="of:=OFFSET([.C$4];[.M148];0)" office:value-type="float" office:value="43753" calcext:value-type="float">
            <text:p>43753</text:p>
          </table:table-cell>
          <table:table-cell table:formula="of:=[.L148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48];0)&lt;=[.O1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09T09:26:28.897364" calcext:value-type="date">
            <text:p>2019-10-09 09:26:29</text:p>
          </table:table-cell>
          <table:table-cell table:style-name="ce7" table:formula="of:=[.A149]" office:value-type="date" office:date-value="2019-10-09T09:26:28.897364" calcext:value-type="date">
            <text:p>2019-10-09 09:26:29</text:p>
          </table:table-cell>
          <table:table-cell table:formula="of:=TRUNC([.A149])" office:value-type="float" office:value="43747" calcext:value-type="float">
            <text:p>43747</text:p>
          </table:table-cell>
          <table:table-cell table:style-name="ce12" table:formula="of:=[.B149]-[.C149]" office:value-type="date" office:date-value="1899-12-30T09:26:28.89736393467" calcext:value-type="date">
            <text:p>12/30/99 09:26 AM</text:p>
          </table:table-cell>
          <table:table-cell table:formula="of:=MOD([.E148]-[.$E$2];[.$H$2])+1+[.$E$2]" office:value-type="float" office:value="247" calcext:value-type="float">
            <text:p>247</text:p>
          </table:table-cell>
          <table:table-cell table:formula="of:=MOD([.F148]+1/[.$H$2];5)" office:value-type="float" office:value="2.43333333333333" calcext:value-type="float">
            <text:p>2,43333333333333</text:p>
          </table:table-cell>
          <table:table-cell table:formula="of:=IF([.F149]=0;[.G148]+2+1/[.$H$2];[.G148]+1/[.$H$2])" office:value-type="float" office:value="2.43333333333333" calcext:value-type="float">
            <text:p>2,43333333333333</text:p>
          </table:table-cell>
          <table:table-cell table:number-columns-repeated="4"/>
          <table:table-cell table:formula="of:=SUM(MOD(SUM([.L148]-[.L$2];[.T$2]);[.R$2]-[.L$2]);[.L$2])" office:value-type="time" office:time-value="PT08H30M00S" calcext:value-type="time">
            <text:p>08:30:00</text:p>
          </table:table-cell>
          <table:table-cell table:formula="of:=IF([.L149]&lt;[.L148];[.M148]+[.H$2];[.M148])" office:value-type="float" office:value="480" calcext:value-type="float">
            <text:p>480</text:p>
          </table:table-cell>
          <table:table-cell table:formula="of:=OFFSET([.C$4];[.M149];0)" office:value-type="float" office:value="43753" calcext:value-type="float">
            <text:p>43753</text:p>
          </table:table-cell>
          <table:table-cell table:formula="of:=[.L149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49];0)&lt;=[.O1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09T09:38:03.282798" calcext:value-type="date">
            <text:p>2019-10-09 09:38:03</text:p>
          </table:table-cell>
          <table:table-cell table:style-name="ce7" table:formula="of:=[.A150]" office:value-type="date" office:date-value="2019-10-09T09:38:03.282798" calcext:value-type="date">
            <text:p>2019-10-09 09:38:03</text:p>
          </table:table-cell>
          <table:table-cell table:formula="of:=TRUNC([.A150])" office:value-type="float" office:value="43747" calcext:value-type="float">
            <text:p>43747</text:p>
          </table:table-cell>
          <table:table-cell table:style-name="ce12" table:formula="of:=[.B150]-[.C150]" office:value-type="date" office:date-value="1899-12-30T09:38:03.28279803973" calcext:value-type="date">
            <text:p>12/30/99 09:38 AM</text:p>
          </table:table-cell>
          <table:table-cell table:formula="of:=MOD([.E149]-[.$E$2];[.$H$2])+1+[.$E$2]" office:value-type="float" office:value="248" calcext:value-type="float">
            <text:p>248</text:p>
          </table:table-cell>
          <table:table-cell table:formula="of:=MOD([.F149]+1/[.$H$2];5)" office:value-type="float" office:value="2.45" calcext:value-type="float">
            <text:p>2,45</text:p>
          </table:table-cell>
          <table:table-cell table:formula="of:=IF([.F150]=0;[.G149]+2+1/[.$H$2];[.G149]+1/[.$H$2])" office:value-type="float" office:value="2.45" calcext:value-type="float">
            <text:p>2,45</text:p>
          </table:table-cell>
          <table:table-cell table:number-columns-repeated="4"/>
          <table:table-cell table:formula="of:=SUM(MOD(SUM([.L149]-[.L$2];[.T$2]);[.R$2]-[.L$2]);[.L$2])" office:value-type="time" office:time-value="PT08H40M00S" calcext:value-type="time">
            <text:p>08:40:00</text:p>
          </table:table-cell>
          <table:table-cell table:formula="of:=IF([.L150]&lt;[.L149];[.M149]+[.H$2];[.M149])" office:value-type="float" office:value="480" calcext:value-type="float">
            <text:p>480</text:p>
          </table:table-cell>
          <table:table-cell table:formula="of:=OFFSET([.C$4];[.M150];0)" office:value-type="float" office:value="43753" calcext:value-type="float">
            <text:p>43753</text:p>
          </table:table-cell>
          <table:table-cell table:formula="of:=[.L150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50];0)&lt;=[.O1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09T09:39:34.938038" calcext:value-type="date">
            <text:p>2019-10-09 09:39:35</text:p>
          </table:table-cell>
          <table:table-cell table:style-name="ce7" table:formula="of:=[.A151]" office:value-type="date" office:date-value="2019-10-09T09:39:34.938038" calcext:value-type="date">
            <text:p>2019-10-09 09:39:35</text:p>
          </table:table-cell>
          <table:table-cell table:formula="of:=TRUNC([.A151])" office:value-type="float" office:value="43747" calcext:value-type="float">
            <text:p>43747</text:p>
          </table:table-cell>
          <table:table-cell table:style-name="ce12" table:formula="of:=[.B151]-[.C151]" office:value-type="date" office:date-value="1899-12-30T09:39:34.93803792167" calcext:value-type="date">
            <text:p>12/30/99 09:39 AM</text:p>
          </table:table-cell>
          <table:table-cell table:formula="of:=MOD([.E150]-[.$E$2];[.$H$2])+1+[.$E$2]" office:value-type="float" office:value="249" calcext:value-type="float">
            <text:p>249</text:p>
          </table:table-cell>
          <table:table-cell table:formula="of:=MOD([.F150]+1/[.$H$2];5)" office:value-type="float" office:value="2.46666666666666" calcext:value-type="float">
            <text:p>2,46666666666666</text:p>
          </table:table-cell>
          <table:table-cell table:formula="of:=IF([.F151]=0;[.G150]+2+1/[.$H$2];[.G150]+1/[.$H$2])" office:value-type="float" office:value="2.46666666666666" calcext:value-type="float">
            <text:p>2,46666666666666</text:p>
          </table:table-cell>
          <table:table-cell table:number-columns-repeated="4"/>
          <table:table-cell table:formula="of:=SUM(MOD(SUM([.L150]-[.L$2];[.T$2]);[.R$2]-[.L$2]);[.L$2])" office:value-type="time" office:time-value="PT08H50M00S" calcext:value-type="time">
            <text:p>08:50:00</text:p>
          </table:table-cell>
          <table:table-cell table:formula="of:=IF([.L151]&lt;[.L150];[.M150]+[.H$2];[.M150])" office:value-type="float" office:value="480" calcext:value-type="float">
            <text:p>480</text:p>
          </table:table-cell>
          <table:table-cell table:formula="of:=OFFSET([.C$4];[.M151];0)" office:value-type="float" office:value="43753" calcext:value-type="float">
            <text:p>43753</text:p>
          </table:table-cell>
          <table:table-cell table:formula="of:=[.L151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51];0)&lt;=[.O1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09T09:31:45.006734" calcext:value-type="date">
            <text:p>2019-10-09 09:31:45</text:p>
          </table:table-cell>
          <table:table-cell table:style-name="ce7" table:formula="of:=[.A152]" office:value-type="date" office:date-value="2019-10-09T09:31:45.006734" calcext:value-type="date">
            <text:p>2019-10-09 09:31:45</text:p>
          </table:table-cell>
          <table:table-cell table:formula="of:=TRUNC([.A152])" office:value-type="float" office:value="43747" calcext:value-type="float">
            <text:p>43747</text:p>
          </table:table-cell>
          <table:table-cell table:style-name="ce12" table:formula="of:=[.B152]-[.C152]" office:value-type="date" office:date-value="1899-12-30T09:31:45.0067342585" calcext:value-type="date">
            <text:p>12/30/99 09:31 AM</text:p>
          </table:table-cell>
          <table:table-cell table:formula="of:=MOD([.E151]-[.$E$2];[.$H$2])+1+[.$E$2]" office:value-type="float" office:value="250" calcext:value-type="float">
            <text:p>250</text:p>
          </table:table-cell>
          <table:table-cell table:formula="of:=MOD([.F151]+1/[.$H$2];5)" office:value-type="float" office:value="2.48333333333333" calcext:value-type="float">
            <text:p>2,48333333333333</text:p>
          </table:table-cell>
          <table:table-cell table:formula="of:=IF([.F152]=0;[.G151]+2+1/[.$H$2];[.G151]+1/[.$H$2])" office:value-type="float" office:value="2.48333333333333" calcext:value-type="float">
            <text:p>2,48333333333333</text:p>
          </table:table-cell>
          <table:table-cell table:number-columns-repeated="4"/>
          <table:table-cell table:formula="of:=SUM(MOD(SUM([.L151]-[.L$2];[.T$2]);[.R$2]-[.L$2]);[.L$2])" office:value-type="time" office:time-value="PT09H00M00S" calcext:value-type="time">
            <text:p>09:00:00</text:p>
          </table:table-cell>
          <table:table-cell table:formula="of:=IF([.L152]&lt;[.L151];[.M151]+[.H$2];[.M151])" office:value-type="float" office:value="480" calcext:value-type="float">
            <text:p>480</text:p>
          </table:table-cell>
          <table:table-cell table:formula="of:=OFFSET([.C$4];[.M152];0)" office:value-type="float" office:value="43753" calcext:value-type="float">
            <text:p>43753</text:p>
          </table:table-cell>
          <table:table-cell table:formula="of:=[.L152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152];0)&lt;=[.O1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09T09:40:57.7611" calcext:value-type="date">
            <text:p>2019-10-09 09:40:58</text:p>
          </table:table-cell>
          <table:table-cell table:style-name="ce7" table:formula="of:=[.A153]" office:value-type="date" office:date-value="2019-10-09T09:40:57.7611" calcext:value-type="date">
            <text:p>2019-10-09 09:40:58</text:p>
          </table:table-cell>
          <table:table-cell table:formula="of:=TRUNC([.A153])" office:value-type="float" office:value="43747" calcext:value-type="float">
            <text:p>43747</text:p>
          </table:table-cell>
          <table:table-cell table:style-name="ce12" table:formula="of:=[.B153]-[.C153]" office:value-type="date" office:date-value="1899-12-30T09:40:57.76110005099" calcext:value-type="date">
            <text:p>12/30/99 09:40 AM</text:p>
          </table:table-cell>
          <table:table-cell table:formula="of:=MOD([.E152]-[.$E$2];[.$H$2])+1+[.$E$2]" office:value-type="float" office:value="251" calcext:value-type="float">
            <text:p>251</text:p>
          </table:table-cell>
          <table:table-cell table:formula="of:=MOD([.F152]+1/[.$H$2];5)" office:value-type="float" office:value="2.5" calcext:value-type="float">
            <text:p>2,5</text:p>
          </table:table-cell>
          <table:table-cell table:formula="of:=IF([.F153]=0;[.G152]+2+1/[.$H$2];[.G152]+1/[.$H$2])" office:value-type="float" office:value="2.5" calcext:value-type="float">
            <text:p>2,5</text:p>
          </table:table-cell>
          <table:table-cell table:number-columns-repeated="4"/>
          <table:table-cell table:formula="of:=SUM(MOD(SUM([.L152]-[.L$2];[.T$2]);[.R$2]-[.L$2]);[.L$2])" office:value-type="time" office:time-value="PT09H10M00S" calcext:value-type="time">
            <text:p>09:10:00</text:p>
          </table:table-cell>
          <table:table-cell table:formula="of:=IF([.L153]&lt;[.L152];[.M152]+[.H$2];[.M152])" office:value-type="float" office:value="480" calcext:value-type="float">
            <text:p>480</text:p>
          </table:table-cell>
          <table:table-cell table:formula="of:=OFFSET([.C$4];[.M153];0)" office:value-type="float" office:value="43753" calcext:value-type="float">
            <text:p>43753</text:p>
          </table:table-cell>
          <table:table-cell table:formula="of:=[.L153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3];0)&lt;=[.O1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09T09:23:56.284038" calcext:value-type="date">
            <text:p>2019-10-09 09:23:56</text:p>
          </table:table-cell>
          <table:table-cell table:style-name="ce7" table:formula="of:=[.A154]" office:value-type="date" office:date-value="2019-10-09T09:23:56.284038" calcext:value-type="date">
            <text:p>2019-10-09 09:23:56</text:p>
          </table:table-cell>
          <table:table-cell table:formula="of:=TRUNC([.A154])" office:value-type="float" office:value="43747" calcext:value-type="float">
            <text:p>43747</text:p>
          </table:table-cell>
          <table:table-cell table:style-name="ce12" table:formula="of:=[.B154]-[.C154]" office:value-type="date" office:date-value="1899-12-30T09:23:56.28403837793" calcext:value-type="date">
            <text:p>12/30/99 09:23 AM</text:p>
          </table:table-cell>
          <table:table-cell table:formula="of:=MOD([.E153]-[.$E$2];[.$H$2])+1+[.$E$2]" office:value-type="float" office:value="252" calcext:value-type="float">
            <text:p>252</text:p>
          </table:table-cell>
          <table:table-cell table:formula="of:=MOD([.F153]+1/[.$H$2];5)" office:value-type="float" office:value="2.51666666666666" calcext:value-type="float">
            <text:p>2,51666666666666</text:p>
          </table:table-cell>
          <table:table-cell table:formula="of:=IF([.F154]=0;[.G153]+2+1/[.$H$2];[.G153]+1/[.$H$2])" office:value-type="float" office:value="2.51666666666666" calcext:value-type="float">
            <text:p>2,51666666666666</text:p>
          </table:table-cell>
          <table:table-cell table:number-columns-repeated="4"/>
          <table:table-cell table:formula="of:=SUM(MOD(SUM([.L153]-[.L$2];[.T$2]);[.R$2]-[.L$2]);[.L$2])" office:value-type="time" office:time-value="PT09H20M00S" calcext:value-type="time">
            <text:p>09:20:00</text:p>
          </table:table-cell>
          <table:table-cell table:formula="of:=IF([.L154]&lt;[.L153];[.M153]+[.H$2];[.M153])" office:value-type="float" office:value="480" calcext:value-type="float">
            <text:p>480</text:p>
          </table:table-cell>
          <table:table-cell table:formula="of:=OFFSET([.C$4];[.M154];0)" office:value-type="float" office:value="43753" calcext:value-type="float">
            <text:p>43753</text:p>
          </table:table-cell>
          <table:table-cell table:formula="of:=[.L154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54];0)&lt;=[.O1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09T09:46:02.105189" calcext:value-type="date">
            <text:p>2019-10-09 09:46:02</text:p>
          </table:table-cell>
          <table:table-cell table:style-name="ce7" table:formula="of:=[.A155]" office:value-type="date" office:date-value="2019-10-09T09:46:02.105189" calcext:value-type="date">
            <text:p>2019-10-09 09:46:02</text:p>
          </table:table-cell>
          <table:table-cell table:formula="of:=TRUNC([.A155])" office:value-type="float" office:value="43747" calcext:value-type="float">
            <text:p>43747</text:p>
          </table:table-cell>
          <table:table-cell table:style-name="ce12" table:formula="of:=[.B155]-[.C155]" office:value-type="date" office:date-value="1899-12-30T09:46:02.10518893786" calcext:value-type="date">
            <text:p>12/30/99 09:46 AM</text:p>
          </table:table-cell>
          <table:table-cell table:formula="of:=MOD([.E154]-[.$E$2];[.$H$2])+1+[.$E$2]" office:value-type="float" office:value="253" calcext:value-type="float">
            <text:p>253</text:p>
          </table:table-cell>
          <table:table-cell table:formula="of:=MOD([.F154]+1/[.$H$2];5)" office:value-type="float" office:value="2.53333333333333" calcext:value-type="float">
            <text:p>2,53333333333333</text:p>
          </table:table-cell>
          <table:table-cell table:formula="of:=IF([.F155]=0;[.G154]+2+1/[.$H$2];[.G154]+1/[.$H$2])" office:value-type="float" office:value="2.53333333333333" calcext:value-type="float">
            <text:p>2,53333333333333</text:p>
          </table:table-cell>
          <table:table-cell table:number-columns-repeated="4"/>
          <table:table-cell table:formula="of:=SUM(MOD(SUM([.L154]-[.L$2];[.T$2]);[.R$2]-[.L$2]);[.L$2])" office:value-type="time" office:time-value="PT09H30M00S" calcext:value-type="time">
            <text:p>09:30:00</text:p>
          </table:table-cell>
          <table:table-cell table:formula="of:=IF([.L155]&lt;[.L154];[.M154]+[.H$2];[.M154])" office:value-type="float" office:value="480" calcext:value-type="float">
            <text:p>480</text:p>
          </table:table-cell>
          <table:table-cell table:formula="of:=OFFSET([.C$4];[.M155];0)" office:value-type="float" office:value="43753" calcext:value-type="float">
            <text:p>43753</text:p>
          </table:table-cell>
          <table:table-cell table:formula="of:=[.L155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55];0)&lt;=[.O1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09T09:44:54.13186" calcext:value-type="date">
            <text:p>2019-10-09 09:44:54</text:p>
          </table:table-cell>
          <table:table-cell table:style-name="ce7" table:formula="of:=[.A156]" office:value-type="date" office:date-value="2019-10-09T09:44:54.13186" calcext:value-type="date">
            <text:p>2019-10-09 09:44:54</text:p>
          </table:table-cell>
          <table:table-cell table:formula="of:=TRUNC([.A156])" office:value-type="float" office:value="43747" calcext:value-type="float">
            <text:p>43747</text:p>
          </table:table-cell>
          <table:table-cell table:style-name="ce12" table:formula="of:=[.B156]-[.C156]" office:value-type="date" office:date-value="1899-12-30T09:44:54.13185955491" calcext:value-type="date">
            <text:p>12/30/99 09:44 AM</text:p>
          </table:table-cell>
          <table:table-cell table:formula="of:=MOD([.E155]-[.$E$2];[.$H$2])+1+[.$E$2]" office:value-type="float" office:value="254" calcext:value-type="float">
            <text:p>254</text:p>
          </table:table-cell>
          <table:table-cell table:formula="of:=MOD([.F155]+1/[.$H$2];5)" office:value-type="float" office:value="2.55" calcext:value-type="float">
            <text:p>2,55</text:p>
          </table:table-cell>
          <table:table-cell table:formula="of:=IF([.F156]=0;[.G155]+2+1/[.$H$2];[.G155]+1/[.$H$2])" office:value-type="float" office:value="2.55" calcext:value-type="float">
            <text:p>2,55</text:p>
          </table:table-cell>
          <table:table-cell table:number-columns-repeated="4"/>
          <table:table-cell table:formula="of:=SUM(MOD(SUM([.L155]-[.L$2];[.T$2]);[.R$2]-[.L$2]);[.L$2])" office:value-type="time" office:time-value="PT09H40M00S" calcext:value-type="time">
            <text:p>09:40:00</text:p>
          </table:table-cell>
          <table:table-cell table:formula="of:=IF([.L156]&lt;[.L155];[.M155]+[.H$2];[.M155])" office:value-type="float" office:value="480" calcext:value-type="float">
            <text:p>480</text:p>
          </table:table-cell>
          <table:table-cell table:formula="of:=OFFSET([.C$4];[.M156];0)" office:value-type="float" office:value="43753" calcext:value-type="float">
            <text:p>43753</text:p>
          </table:table-cell>
          <table:table-cell table:formula="of:=[.L156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56];0)&lt;=[.O1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09T09:40:10.753393" calcext:value-type="date">
            <text:p>2019-10-09 09:40:11</text:p>
          </table:table-cell>
          <table:table-cell table:style-name="ce7" table:formula="of:=[.A157]" office:value-type="date" office:date-value="2019-10-09T09:40:10.753393" calcext:value-type="date">
            <text:p>2019-10-09 09:40:11</text:p>
          </table:table-cell>
          <table:table-cell table:formula="of:=TRUNC([.A157])" office:value-type="float" office:value="43747" calcext:value-type="float">
            <text:p>43747</text:p>
          </table:table-cell>
          <table:table-cell table:style-name="ce12" table:formula="of:=[.B157]-[.C157]" office:value-type="date" office:date-value="1899-12-30T09:40:10.75339259114" calcext:value-type="date">
            <text:p>12/30/99 09:40 AM</text:p>
          </table:table-cell>
          <table:table-cell table:formula="of:=MOD([.E156]-[.$E$2];[.$H$2])+1+[.$E$2]" office:value-type="float" office:value="255" calcext:value-type="float">
            <text:p>255</text:p>
          </table:table-cell>
          <table:table-cell table:formula="of:=MOD([.F156]+1/[.$H$2];5)" office:value-type="float" office:value="2.56666666666666" calcext:value-type="float">
            <text:p>2,56666666666666</text:p>
          </table:table-cell>
          <table:table-cell table:formula="of:=IF([.F157]=0;[.G156]+2+1/[.$H$2];[.G156]+1/[.$H$2])" office:value-type="float" office:value="2.56666666666666" calcext:value-type="float">
            <text:p>2,56666666666666</text:p>
          </table:table-cell>
          <table:table-cell table:number-columns-repeated="4"/>
          <table:table-cell table:formula="of:=SUM(MOD(SUM([.L156]-[.L$2];[.T$2]);[.R$2]-[.L$2]);[.L$2])" office:value-type="time" office:time-value="PT09H50M00S" calcext:value-type="time">
            <text:p>09:50:00</text:p>
          </table:table-cell>
          <table:table-cell table:formula="of:=IF([.L157]&lt;[.L156];[.M156]+[.H$2];[.M156])" office:value-type="float" office:value="480" calcext:value-type="float">
            <text:p>480</text:p>
          </table:table-cell>
          <table:table-cell table:formula="of:=OFFSET([.C$4];[.M157];0)" office:value-type="float" office:value="43753" calcext:value-type="float">
            <text:p>43753</text:p>
          </table:table-cell>
          <table:table-cell table:formula="of:=[.L157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57];0)&lt;=[.O1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09T09:40:30.328241" calcext:value-type="date">
            <text:p>2019-10-09 09:40:30</text:p>
          </table:table-cell>
          <table:table-cell table:style-name="ce7" table:formula="of:=[.A158]" office:value-type="date" office:date-value="2019-10-09T09:40:30.328241" calcext:value-type="date">
            <text:p>2019-10-09 09:40:30</text:p>
          </table:table-cell>
          <table:table-cell table:formula="of:=TRUNC([.A158])" office:value-type="float" office:value="43747" calcext:value-type="float">
            <text:p>43747</text:p>
          </table:table-cell>
          <table:table-cell table:style-name="ce12" table:formula="of:=[.B158]-[.C158]" office:value-type="date" office:date-value="1899-12-30T09:40:30.32824052498" calcext:value-type="date">
            <text:p>12/30/99 09:40 AM</text:p>
          </table:table-cell>
          <table:table-cell table:formula="of:=MOD([.E157]-[.$E$2];[.$H$2])+1+[.$E$2]" office:value-type="float" office:value="256" calcext:value-type="float">
            <text:p>256</text:p>
          </table:table-cell>
          <table:table-cell table:formula="of:=MOD([.F157]+1/[.$H$2];5)" office:value-type="float" office:value="2.58333333333333" calcext:value-type="float">
            <text:p>2,58333333333333</text:p>
          </table:table-cell>
          <table:table-cell table:formula="of:=IF([.F158]=0;[.G157]+2+1/[.$H$2];[.G157]+1/[.$H$2])" office:value-type="float" office:value="2.58333333333333" calcext:value-type="float">
            <text:p>2,58333333333333</text:p>
          </table:table-cell>
          <table:table-cell table:number-columns-repeated="4"/>
          <table:table-cell table:formula="of:=SUM(MOD(SUM([.L157]-[.L$2];[.T$2]);[.R$2]-[.L$2]);[.L$2])" office:value-type="time" office:time-value="PT10H00M00S" calcext:value-type="time">
            <text:p>10:00:00</text:p>
          </table:table-cell>
          <table:table-cell table:formula="of:=IF([.L158]&lt;[.L157];[.M157]+[.H$2];[.M157])" office:value-type="float" office:value="480" calcext:value-type="float">
            <text:p>480</text:p>
          </table:table-cell>
          <table:table-cell table:formula="of:=OFFSET([.C$4];[.M158];0)" office:value-type="float" office:value="43753" calcext:value-type="float">
            <text:p>43753</text:p>
          </table:table-cell>
          <table:table-cell table:formula="of:=[.L158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58];0)&lt;=[.O1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09T09:38:41.322663" calcext:value-type="date">
            <text:p>2019-10-09 09:38:41</text:p>
          </table:table-cell>
          <table:table-cell table:style-name="ce7" table:formula="of:=[.A159]" office:value-type="date" office:date-value="2019-10-09T09:38:41.322663" calcext:value-type="date">
            <text:p>2019-10-09 09:38:41</text:p>
          </table:table-cell>
          <table:table-cell table:formula="of:=TRUNC([.A159])" office:value-type="float" office:value="43747" calcext:value-type="float">
            <text:p>43747</text:p>
          </table:table-cell>
          <table:table-cell table:style-name="ce12" table:formula="of:=[.B159]-[.C159]" office:value-type="date" office:date-value="1899-12-30T09:38:41.32266287226" calcext:value-type="date">
            <text:p>12/30/99 09:38 AM</text:p>
          </table:table-cell>
          <table:table-cell table:formula="of:=MOD([.E158]-[.$E$2];[.$H$2])+1+[.$E$2]" office:value-type="float" office:value="257" calcext:value-type="float">
            <text:p>257</text:p>
          </table:table-cell>
          <table:table-cell table:formula="of:=MOD([.F158]+1/[.$H$2];5)" office:value-type="float" office:value="2.6" calcext:value-type="float">
            <text:p>2,6</text:p>
          </table:table-cell>
          <table:table-cell table:formula="of:=IF([.F159]=0;[.G158]+2+1/[.$H$2];[.G158]+1/[.$H$2])" office:value-type="float" office:value="2.6" calcext:value-type="float">
            <text:p>2,6</text:p>
          </table:table-cell>
          <table:table-cell table:number-columns-repeated="4"/>
          <table:table-cell table:formula="of:=SUM(MOD(SUM([.L158]-[.L$2];[.T$2]);[.R$2]-[.L$2]);[.L$2])" office:value-type="time" office:time-value="PT10H10M00S" calcext:value-type="time">
            <text:p>10:10:00</text:p>
          </table:table-cell>
          <table:table-cell table:formula="of:=IF([.L159]&lt;[.L158];[.M158]+[.H$2];[.M158])" office:value-type="float" office:value="480" calcext:value-type="float">
            <text:p>480</text:p>
          </table:table-cell>
          <table:table-cell table:formula="of:=OFFSET([.C$4];[.M159];0)" office:value-type="float" office:value="43753" calcext:value-type="float">
            <text:p>43753</text:p>
          </table:table-cell>
          <table:table-cell table:formula="of:=[.L159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59];0)&lt;=[.O1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09T09:50:00.909252" calcext:value-type="date">
            <text:p>2019-10-09 09:50:01</text:p>
          </table:table-cell>
          <table:table-cell table:style-name="ce7" table:formula="of:=[.A160]" office:value-type="date" office:date-value="2019-10-09T09:50:00.909252" calcext:value-type="date">
            <text:p>2019-10-09 09:50:01</text:p>
          </table:table-cell>
          <table:table-cell table:formula="of:=TRUNC([.A160])" office:value-type="float" office:value="43747" calcext:value-type="float">
            <text:p>43747</text:p>
          </table:table-cell>
          <table:table-cell table:style-name="ce12" table:formula="of:=[.B160]-[.C160]" office:value-type="date" office:date-value="1899-12-30T09:50:00.9092516033" calcext:value-type="date">
            <text:p>12/30/99 09:50 AM</text:p>
          </table:table-cell>
          <table:table-cell table:formula="of:=MOD([.E159]-[.$E$2];[.$H$2])+1+[.$E$2]" office:value-type="float" office:value="258" calcext:value-type="float">
            <text:p>258</text:p>
          </table:table-cell>
          <table:table-cell table:formula="of:=MOD([.F159]+1/[.$H$2];5)" office:value-type="float" office:value="2.61666666666666" calcext:value-type="float">
            <text:p>2,61666666666666</text:p>
          </table:table-cell>
          <table:table-cell table:formula="of:=IF([.F160]=0;[.G159]+2+1/[.$H$2];[.G159]+1/[.$H$2])" office:value-type="float" office:value="2.61666666666666" calcext:value-type="float">
            <text:p>2,61666666666666</text:p>
          </table:table-cell>
          <table:table-cell table:number-columns-repeated="4"/>
          <table:table-cell table:formula="of:=SUM(MOD(SUM([.L159]-[.L$2];[.T$2]);[.R$2]-[.L$2]);[.L$2])" office:value-type="time" office:time-value="PT10H20M00S" calcext:value-type="time">
            <text:p>10:20:00</text:p>
          </table:table-cell>
          <table:table-cell table:formula="of:=IF([.L160]&lt;[.L159];[.M159]+[.H$2];[.M159])" office:value-type="float" office:value="480" calcext:value-type="float">
            <text:p>480</text:p>
          </table:table-cell>
          <table:table-cell table:formula="of:=OFFSET([.C$4];[.M160];0)" office:value-type="float" office:value="43753" calcext:value-type="float">
            <text:p>43753</text:p>
          </table:table-cell>
          <table:table-cell table:formula="of:=[.L160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60];0)&lt;=[.O1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09T09:49:19.431489" calcext:value-type="date">
            <text:p>2019-10-09 09:49:19</text:p>
          </table:table-cell>
          <table:table-cell table:style-name="ce7" table:formula="of:=[.A161]" office:value-type="date" office:date-value="2019-10-09T09:49:19.431489" calcext:value-type="date">
            <text:p>2019-10-09 09:49:19</text:p>
          </table:table-cell>
          <table:table-cell table:formula="of:=TRUNC([.A161])" office:value-type="float" office:value="43747" calcext:value-type="float">
            <text:p>43747</text:p>
          </table:table-cell>
          <table:table-cell table:style-name="ce12" table:formula="of:=[.B161]-[.C161]" office:value-type="date" office:date-value="1899-12-30T09:49:19.43148862571" calcext:value-type="date">
            <text:p>12/30/99 09:49 AM</text:p>
          </table:table-cell>
          <table:table-cell table:formula="of:=MOD([.E160]-[.$E$2];[.$H$2])+1+[.$E$2]" office:value-type="float" office:value="259" calcext:value-type="float">
            <text:p>259</text:p>
          </table:table-cell>
          <table:table-cell table:formula="of:=MOD([.F160]+1/[.$H$2];5)" office:value-type="float" office:value="2.63333333333333" calcext:value-type="float">
            <text:p>2,63333333333333</text:p>
          </table:table-cell>
          <table:table-cell table:formula="of:=IF([.F161]=0;[.G160]+2+1/[.$H$2];[.G160]+1/[.$H$2])" office:value-type="float" office:value="2.63333333333333" calcext:value-type="float">
            <text:p>2,63333333333333</text:p>
          </table:table-cell>
          <table:table-cell table:number-columns-repeated="4"/>
          <table:table-cell table:formula="of:=SUM(MOD(SUM([.L160]-[.L$2];[.T$2]);[.R$2]-[.L$2]);[.L$2])" office:value-type="time" office:time-value="PT10H30M00S" calcext:value-type="time">
            <text:p>10:30:00</text:p>
          </table:table-cell>
          <table:table-cell table:formula="of:=IF([.L161]&lt;[.L160];[.M160]+[.H$2];[.M160])" office:value-type="float" office:value="480" calcext:value-type="float">
            <text:p>480</text:p>
          </table:table-cell>
          <table:table-cell table:formula="of:=OFFSET([.C$4];[.M161];0)" office:value-type="float" office:value="43753" calcext:value-type="float">
            <text:p>43753</text:p>
          </table:table-cell>
          <table:table-cell table:formula="of:=[.L161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61];0)&lt;=[.O1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09T09:39:56.772017" calcext:value-type="date">
            <text:p>2019-10-09 09:39:57</text:p>
          </table:table-cell>
          <table:table-cell table:style-name="ce7" table:formula="of:=[.A162]" office:value-type="date" office:date-value="2019-10-09T09:39:56.772017" calcext:value-type="date">
            <text:p>2019-10-09 09:39:57</text:p>
          </table:table-cell>
          <table:table-cell table:formula="of:=TRUNC([.A162])" office:value-type="float" office:value="43747" calcext:value-type="float">
            <text:p>43747</text:p>
          </table:table-cell>
          <table:table-cell table:style-name="ce12" table:formula="of:=[.B162]-[.C162]" office:value-type="date" office:date-value="1899-12-30T09:39:56.77201663144" calcext:value-type="date">
            <text:p>12/30/99 09:39 AM</text:p>
          </table:table-cell>
          <table:table-cell table:formula="of:=MOD([.E161]-[.$E$2];[.$H$2])+1+[.$E$2]" office:value-type="float" office:value="260" calcext:value-type="float">
            <text:p>260</text:p>
          </table:table-cell>
          <table:table-cell table:formula="of:=MOD([.F161]+1/[.$H$2];5)" office:value-type="float" office:value="2.65" calcext:value-type="float">
            <text:p>2,65</text:p>
          </table:table-cell>
          <table:table-cell table:formula="of:=IF([.F162]=0;[.G161]+2+1/[.$H$2];[.G161]+1/[.$H$2])" office:value-type="float" office:value="2.65" calcext:value-type="float">
            <text:p>2,65</text:p>
          </table:table-cell>
          <table:table-cell table:number-columns-repeated="4"/>
          <table:table-cell table:formula="of:=SUM(MOD(SUM([.L161]-[.L$2];[.T$2]);[.R$2]-[.L$2]);[.L$2])" office:value-type="time" office:time-value="PT10H40M00S" calcext:value-type="time">
            <text:p>10:40:00</text:p>
          </table:table-cell>
          <table:table-cell table:formula="of:=IF([.L162]&lt;[.L161];[.M161]+[.H$2];[.M161])" office:value-type="float" office:value="480" calcext:value-type="float">
            <text:p>480</text:p>
          </table:table-cell>
          <table:table-cell table:formula="of:=OFFSET([.C$4];[.M162];0)" office:value-type="float" office:value="43753" calcext:value-type="float">
            <text:p>43753</text:p>
          </table:table-cell>
          <table:table-cell table:formula="of:=[.L162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62];0)&lt;=[.O1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09T09:55:13.727267" calcext:value-type="date">
            <text:p>2019-10-09 09:55:14</text:p>
          </table:table-cell>
          <table:table-cell table:style-name="ce7" table:formula="of:=[.A163]" office:value-type="date" office:date-value="2019-10-09T09:55:13.727267" calcext:value-type="date">
            <text:p>2019-10-09 09:55:14</text:p>
          </table:table-cell>
          <table:table-cell table:formula="of:=TRUNC([.A163])" office:value-type="float" office:value="43747" calcext:value-type="float">
            <text:p>43747</text:p>
          </table:table-cell>
          <table:table-cell table:style-name="ce12" table:formula="of:=[.B163]-[.C163]" office:value-type="date" office:date-value="1899-12-30T09:55:13.72726669069" calcext:value-type="date">
            <text:p>12/30/99 09:55 AM</text:p>
          </table:table-cell>
          <table:table-cell table:formula="of:=MOD([.E162]-[.$E$2];[.$H$2])+1+[.$E$2]" office:value-type="float" office:value="261" calcext:value-type="float">
            <text:p>261</text:p>
          </table:table-cell>
          <table:table-cell table:formula="of:=MOD([.F162]+1/[.$H$2];5)" office:value-type="float" office:value="2.66666666666666" calcext:value-type="float">
            <text:p>2,66666666666666</text:p>
          </table:table-cell>
          <table:table-cell table:formula="of:=IF([.F163]=0;[.G162]+2+1/[.$H$2];[.G162]+1/[.$H$2])" office:value-type="float" office:value="2.66666666666666" calcext:value-type="float">
            <text:p>2,66666666666666</text:p>
          </table:table-cell>
          <table:table-cell table:number-columns-repeated="4"/>
          <table:table-cell table:formula="of:=SUM(MOD(SUM([.L162]-[.L$2];[.T$2]);[.R$2]-[.L$2]);[.L$2])" office:value-type="time" office:time-value="PT10H50M00S" calcext:value-type="time">
            <text:p>10:50:00</text:p>
          </table:table-cell>
          <table:table-cell table:formula="of:=IF([.L163]&lt;[.L162];[.M162]+[.H$2];[.M162])" office:value-type="float" office:value="480" calcext:value-type="float">
            <text:p>480</text:p>
          </table:table-cell>
          <table:table-cell table:formula="of:=OFFSET([.C$4];[.M163];0)" office:value-type="float" office:value="43753" calcext:value-type="float">
            <text:p>43753</text:p>
          </table:table-cell>
          <table:table-cell table:formula="of:=[.L163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63];0)&lt;=[.O1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09T09:25:50.111648" calcext:value-type="date">
            <text:p>2019-10-09 09:25:50</text:p>
          </table:table-cell>
          <table:table-cell table:style-name="ce7" table:formula="of:=[.A164]" office:value-type="date" office:date-value="2019-10-09T09:25:50.111648" calcext:value-type="date">
            <text:p>2019-10-09 09:25:50</text:p>
          </table:table-cell>
          <table:table-cell table:formula="of:=TRUNC([.A164])" office:value-type="float" office:value="43747" calcext:value-type="float">
            <text:p>43747</text:p>
          </table:table-cell>
          <table:table-cell table:style-name="ce12" table:formula="of:=[.B164]-[.C164]" office:value-type="date" office:date-value="1899-12-30T09:25:50.11164781172" calcext:value-type="date">
            <text:p>12/30/99 09:25 AM</text:p>
          </table:table-cell>
          <table:table-cell table:formula="of:=MOD([.E163]-[.$E$2];[.$H$2])+1+[.$E$2]" office:value-type="float" office:value="262" calcext:value-type="float">
            <text:p>262</text:p>
          </table:table-cell>
          <table:table-cell table:formula="of:=MOD([.F163]+1/[.$H$2];5)" office:value-type="float" office:value="2.68333333333333" calcext:value-type="float">
            <text:p>2,68333333333333</text:p>
          </table:table-cell>
          <table:table-cell table:formula="of:=IF([.F164]=0;[.G163]+2+1/[.$H$2];[.G163]+1/[.$H$2])" office:value-type="float" office:value="2.68333333333333" calcext:value-type="float">
            <text:p>2,68333333333333</text:p>
          </table:table-cell>
          <table:table-cell table:number-columns-repeated="4"/>
          <table:table-cell table:formula="of:=SUM(MOD(SUM([.L163]-[.L$2];[.T$2]);[.R$2]-[.L$2]);[.L$2])" office:value-type="time" office:time-value="PT11H00M00S" calcext:value-type="time">
            <text:p>11:00:00</text:p>
          </table:table-cell>
          <table:table-cell table:formula="of:=IF([.L164]&lt;[.L163];[.M163]+[.H$2];[.M163])" office:value-type="float" office:value="480" calcext:value-type="float">
            <text:p>480</text:p>
          </table:table-cell>
          <table:table-cell table:formula="of:=OFFSET([.C$4];[.M164];0)" office:value-type="float" office:value="43753" calcext:value-type="float">
            <text:p>43753</text:p>
          </table:table-cell>
          <table:table-cell table:formula="of:=[.L164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64];0)&lt;=[.O1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09T09:21:33.266421" calcext:value-type="date">
            <text:p>2019-10-09 09:21:33</text:p>
          </table:table-cell>
          <table:table-cell table:style-name="ce7" table:formula="of:=[.A165]" office:value-type="date" office:date-value="2019-10-09T09:21:33.266421" calcext:value-type="date">
            <text:p>2019-10-09 09:21:33</text:p>
          </table:table-cell>
          <table:table-cell table:formula="of:=TRUNC([.A165])" office:value-type="float" office:value="43747" calcext:value-type="float">
            <text:p>43747</text:p>
          </table:table-cell>
          <table:table-cell table:style-name="ce12" table:formula="of:=[.B165]-[.C165]" office:value-type="date" office:date-value="1899-12-30T09:21:33.2664205553" calcext:value-type="date">
            <text:p>12/30/99 09:21 AM</text:p>
          </table:table-cell>
          <table:table-cell table:formula="of:=MOD([.E164]-[.$E$2];[.$H$2])+1+[.$E$2]" office:value-type="float" office:value="263" calcext:value-type="float">
            <text:p>263</text:p>
          </table:table-cell>
          <table:table-cell table:formula="of:=MOD([.F164]+1/[.$H$2];5)" office:value-type="float" office:value="2.7" calcext:value-type="float">
            <text:p>2,7</text:p>
          </table:table-cell>
          <table:table-cell table:formula="of:=IF([.F165]=0;[.G164]+2+1/[.$H$2];[.G164]+1/[.$H$2])" office:value-type="float" office:value="2.7" calcext:value-type="float">
            <text:p>2,7</text:p>
          </table:table-cell>
          <table:table-cell table:number-columns-repeated="4"/>
          <table:table-cell table:formula="of:=SUM(MOD(SUM([.L164]-[.L$2];[.T$2]);[.R$2]-[.L$2]);[.L$2])" office:value-type="time" office:time-value="PT08H10M00S" calcext:value-type="time">
            <text:p>08:10:00</text:p>
          </table:table-cell>
          <table:table-cell table:formula="of:=IF([.L165]&lt;[.L164];[.M164]+[.H$2];[.M164])" office:value-type="float" office:value="540" calcext:value-type="float">
            <text:p>540</text:p>
          </table:table-cell>
          <table:table-cell table:formula="of:=OFFSET([.C$4];[.M165];0)" office:value-type="float" office:value="43754" calcext:value-type="float">
            <text:p>43754</text:p>
          </table:table-cell>
          <table:table-cell table:formula="of:=[.L165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65];0)&lt;=[.O1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09T09:51:49.795825" calcext:value-type="date">
            <text:p>2019-10-09 09:51:50</text:p>
          </table:table-cell>
          <table:table-cell table:style-name="ce7" table:formula="of:=[.A166]" office:value-type="date" office:date-value="2019-10-09T09:51:49.795825" calcext:value-type="date">
            <text:p>2019-10-09 09:51:50</text:p>
          </table:table-cell>
          <table:table-cell table:formula="of:=TRUNC([.A166])" office:value-type="float" office:value="43747" calcext:value-type="float">
            <text:p>43747</text:p>
          </table:table-cell>
          <table:table-cell table:style-name="ce12" table:formula="of:=[.B166]-[.C166]" office:value-type="date" office:date-value="1899-12-30T09:51:49.79582467116" calcext:value-type="date">
            <text:p>12/30/99 09:51 AM</text:p>
          </table:table-cell>
          <table:table-cell table:formula="of:=MOD([.E165]-[.$E$2];[.$H$2])+1+[.$E$2]" office:value-type="float" office:value="264" calcext:value-type="float">
            <text:p>264</text:p>
          </table:table-cell>
          <table:table-cell table:formula="of:=MOD([.F165]+1/[.$H$2];5)" office:value-type="float" office:value="2.71666666666666" calcext:value-type="float">
            <text:p>2,71666666666666</text:p>
          </table:table-cell>
          <table:table-cell table:formula="of:=IF([.F166]=0;[.G165]+2+1/[.$H$2];[.G165]+1/[.$H$2])" office:value-type="float" office:value="2.71666666666666" calcext:value-type="float">
            <text:p>2,71666666666666</text:p>
          </table:table-cell>
          <table:table-cell table:number-columns-repeated="4"/>
          <table:table-cell table:formula="of:=SUM(MOD(SUM([.L165]-[.L$2];[.T$2]);[.R$2]-[.L$2]);[.L$2])" office:value-type="time" office:time-value="PT08H20M00S" calcext:value-type="time">
            <text:p>08:20:00</text:p>
          </table:table-cell>
          <table:table-cell table:formula="of:=IF([.L166]&lt;[.L165];[.M165]+[.H$2];[.M165])" office:value-type="float" office:value="540" calcext:value-type="float">
            <text:p>540</text:p>
          </table:table-cell>
          <table:table-cell table:formula="of:=OFFSET([.C$4];[.M166];0)" office:value-type="float" office:value="43754" calcext:value-type="float">
            <text:p>43754</text:p>
          </table:table-cell>
          <table:table-cell table:formula="of:=[.L166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66];0)&lt;=[.O1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09T09:31:40.615811" calcext:value-type="date">
            <text:p>2019-10-09 09:31:41</text:p>
          </table:table-cell>
          <table:table-cell table:style-name="ce7" table:formula="of:=[.A167]" office:value-type="date" office:date-value="2019-10-09T09:31:40.615811" calcext:value-type="date">
            <text:p>2019-10-09 09:31:41</text:p>
          </table:table-cell>
          <table:table-cell table:formula="of:=TRUNC([.A167])" office:value-type="float" office:value="43747" calcext:value-type="float">
            <text:p>43747</text:p>
          </table:table-cell>
          <table:table-cell table:style-name="ce12" table:formula="of:=[.B167]-[.C167]" office:value-type="date" office:date-value="1899-12-30T09:31:40.61581120826" calcext:value-type="date">
            <text:p>12/30/99 09:31 AM</text:p>
          </table:table-cell>
          <table:table-cell table:formula="of:=MOD([.E166]-[.$E$2];[.$H$2])+1+[.$E$2]" office:value-type="float" office:value="265" calcext:value-type="float">
            <text:p>265</text:p>
          </table:table-cell>
          <table:table-cell table:formula="of:=MOD([.F166]+1/[.$H$2];5)" office:value-type="float" office:value="2.73333333333333" calcext:value-type="float">
            <text:p>2,73333333333333</text:p>
          </table:table-cell>
          <table:table-cell table:formula="of:=IF([.F167]=0;[.G166]+2+1/[.$H$2];[.G166]+1/[.$H$2])" office:value-type="float" office:value="2.73333333333333" calcext:value-type="float">
            <text:p>2,73333333333333</text:p>
          </table:table-cell>
          <table:table-cell table:number-columns-repeated="4"/>
          <table:table-cell table:formula="of:=SUM(MOD(SUM([.L166]-[.L$2];[.T$2]);[.R$2]-[.L$2]);[.L$2])" office:value-type="time" office:time-value="PT08H30M00S" calcext:value-type="time">
            <text:p>08:30:00</text:p>
          </table:table-cell>
          <table:table-cell table:formula="of:=IF([.L167]&lt;[.L166];[.M166]+[.H$2];[.M166])" office:value-type="float" office:value="540" calcext:value-type="float">
            <text:p>540</text:p>
          </table:table-cell>
          <table:table-cell table:formula="of:=OFFSET([.C$4];[.M167];0)" office:value-type="float" office:value="43754" calcext:value-type="float">
            <text:p>43754</text:p>
          </table:table-cell>
          <table:table-cell table:formula="of:=[.L167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67];0)&lt;=[.O1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09T09:11:13.199739" calcext:value-type="date">
            <text:p>2019-10-09 09:11:13</text:p>
          </table:table-cell>
          <table:table-cell table:style-name="ce7" table:formula="of:=[.A168]" office:value-type="date" office:date-value="2019-10-09T09:11:13.199739" calcext:value-type="date">
            <text:p>2019-10-09 09:11:13</text:p>
          </table:table-cell>
          <table:table-cell table:formula="of:=TRUNC([.A168])" office:value-type="float" office:value="43747" calcext:value-type="float">
            <text:p>43747</text:p>
          </table:table-cell>
          <table:table-cell table:style-name="ce12" table:formula="of:=[.B168]-[.C168]" office:value-type="date" office:date-value="1899-12-30T09:11:13.19973881822" calcext:value-type="date">
            <text:p>12/30/99 09:11 AM</text:p>
          </table:table-cell>
          <table:table-cell table:formula="of:=MOD([.E167]-[.$E$2];[.$H$2])+1+[.$E$2]" office:value-type="float" office:value="266" calcext:value-type="float">
            <text:p>266</text:p>
          </table:table-cell>
          <table:table-cell table:formula="of:=MOD([.F167]+1/[.$H$2];5)" office:value-type="float" office:value="2.75" calcext:value-type="float">
            <text:p>2,75</text:p>
          </table:table-cell>
          <table:table-cell table:formula="of:=IF([.F168]=0;[.G167]+2+1/[.$H$2];[.G167]+1/[.$H$2])" office:value-type="float" office:value="2.75" calcext:value-type="float">
            <text:p>2,75</text:p>
          </table:table-cell>
          <table:table-cell table:number-columns-repeated="4"/>
          <table:table-cell table:formula="of:=SUM(MOD(SUM([.L167]-[.L$2];[.T$2]);[.R$2]-[.L$2]);[.L$2])" office:value-type="time" office:time-value="PT08H40M00S" calcext:value-type="time">
            <text:p>08:40:00</text:p>
          </table:table-cell>
          <table:table-cell table:formula="of:=IF([.L168]&lt;[.L167];[.M167]+[.H$2];[.M167])" office:value-type="float" office:value="540" calcext:value-type="float">
            <text:p>540</text:p>
          </table:table-cell>
          <table:table-cell table:formula="of:=OFFSET([.C$4];[.M168];0)" office:value-type="float" office:value="43754" calcext:value-type="float">
            <text:p>43754</text:p>
          </table:table-cell>
          <table:table-cell table:formula="of:=[.L168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68];0)&lt;=[.O1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09T09:27:31.871851" calcext:value-type="date">
            <text:p>2019-10-09 09:27:32</text:p>
          </table:table-cell>
          <table:table-cell table:style-name="ce7" table:formula="of:=[.A169]" office:value-type="date" office:date-value="2019-10-09T09:27:31.871851" calcext:value-type="date">
            <text:p>2019-10-09 09:27:32</text:p>
          </table:table-cell>
          <table:table-cell table:formula="of:=TRUNC([.A169])" office:value-type="float" office:value="43747" calcext:value-type="float">
            <text:p>43747</text:p>
          </table:table-cell>
          <table:table-cell table:style-name="ce12" table:formula="of:=[.B169]-[.C169]" office:value-type="date" office:date-value="1899-12-30T09:27:31.87185136601" calcext:value-type="date">
            <text:p>12/30/99 09:27 AM</text:p>
          </table:table-cell>
          <table:table-cell table:formula="of:=MOD([.E168]-[.$E$2];[.$H$2])+1+[.$E$2]" office:value-type="float" office:value="267" calcext:value-type="float">
            <text:p>267</text:p>
          </table:table-cell>
          <table:table-cell table:formula="of:=MOD([.F168]+1/[.$H$2];5)" office:value-type="float" office:value="2.76666666666666" calcext:value-type="float">
            <text:p>2,76666666666666</text:p>
          </table:table-cell>
          <table:table-cell table:formula="of:=IF([.F169]=0;[.G168]+2+1/[.$H$2];[.G168]+1/[.$H$2])" office:value-type="float" office:value="2.76666666666666" calcext:value-type="float">
            <text:p>2,76666666666666</text:p>
          </table:table-cell>
          <table:table-cell table:number-columns-repeated="4"/>
          <table:table-cell table:formula="of:=SUM(MOD(SUM([.L168]-[.L$2];[.T$2]);[.R$2]-[.L$2]);[.L$2])" office:value-type="time" office:time-value="PT08H50M00S" calcext:value-type="time">
            <text:p>08:50:00</text:p>
          </table:table-cell>
          <table:table-cell table:formula="of:=IF([.L169]&lt;[.L168];[.M168]+[.H$2];[.M168])" office:value-type="float" office:value="540" calcext:value-type="float">
            <text:p>540</text:p>
          </table:table-cell>
          <table:table-cell table:formula="of:=OFFSET([.C$4];[.M169];0)" office:value-type="float" office:value="43754" calcext:value-type="float">
            <text:p>43754</text:p>
          </table:table-cell>
          <table:table-cell table:formula="of:=[.L169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69];0)&lt;=[.O1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09T09:37:18.765141" calcext:value-type="date">
            <text:p>2019-10-09 09:37:19</text:p>
          </table:table-cell>
          <table:table-cell table:style-name="ce7" table:formula="of:=[.A170]" office:value-type="date" office:date-value="2019-10-09T09:37:18.765141" calcext:value-type="date">
            <text:p>2019-10-09 09:37:19</text:p>
          </table:table-cell>
          <table:table-cell table:formula="of:=TRUNC([.A170])" office:value-type="float" office:value="43747" calcext:value-type="float">
            <text:p>43747</text:p>
          </table:table-cell>
          <table:table-cell table:style-name="ce12" table:formula="of:=[.B170]-[.C170]" office:value-type="date" office:date-value="1899-12-30T09:37:18.7651406927" calcext:value-type="date">
            <text:p>12/30/99 09:37 AM</text:p>
          </table:table-cell>
          <table:table-cell table:formula="of:=MOD([.E169]-[.$E$2];[.$H$2])+1+[.$E$2]" office:value-type="float" office:value="268" calcext:value-type="float">
            <text:p>268</text:p>
          </table:table-cell>
          <table:table-cell table:formula="of:=MOD([.F169]+1/[.$H$2];5)" office:value-type="float" office:value="2.78333333333333" calcext:value-type="float">
            <text:p>2,78333333333333</text:p>
          </table:table-cell>
          <table:table-cell table:formula="of:=IF([.F170]=0;[.G169]+2+1/[.$H$2];[.G169]+1/[.$H$2])" office:value-type="float" office:value="2.78333333333333" calcext:value-type="float">
            <text:p>2,78333333333333</text:p>
          </table:table-cell>
          <table:table-cell table:number-columns-repeated="4"/>
          <table:table-cell table:formula="of:=SUM(MOD(SUM([.L169]-[.L$2];[.T$2]);[.R$2]-[.L$2]);[.L$2])" office:value-type="time" office:time-value="PT09H00M00S" calcext:value-type="time">
            <text:p>09:00:00</text:p>
          </table:table-cell>
          <table:table-cell table:formula="of:=IF([.L170]&lt;[.L169];[.M169]+[.H$2];[.M169])" office:value-type="float" office:value="540" calcext:value-type="float">
            <text:p>540</text:p>
          </table:table-cell>
          <table:table-cell table:formula="of:=OFFSET([.C$4];[.M170];0)" office:value-type="float" office:value="43754" calcext:value-type="float">
            <text:p>43754</text:p>
          </table:table-cell>
          <table:table-cell table:formula="of:=[.L170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170];0)&lt;=[.O1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09T09:32:56.450149" calcext:value-type="date">
            <text:p>2019-10-09 09:32:56</text:p>
          </table:table-cell>
          <table:table-cell table:style-name="ce7" table:formula="of:=[.A171]" office:value-type="date" office:date-value="2019-10-09T09:32:56.450149" calcext:value-type="date">
            <text:p>2019-10-09 09:32:56</text:p>
          </table:table-cell>
          <table:table-cell table:formula="of:=TRUNC([.A171])" office:value-type="float" office:value="43747" calcext:value-type="float">
            <text:p>43747</text:p>
          </table:table-cell>
          <table:table-cell table:style-name="ce12" table:formula="of:=[.B171]-[.C171]" office:value-type="date" office:date-value="1899-12-30T09:32:56.45014892332" calcext:value-type="date">
            <text:p>12/30/99 09:32 AM</text:p>
          </table:table-cell>
          <table:table-cell table:formula="of:=MOD([.E170]-[.$E$2];[.$H$2])+1+[.$E$2]" office:value-type="float" office:value="269" calcext:value-type="float">
            <text:p>269</text:p>
          </table:table-cell>
          <table:table-cell table:formula="of:=MOD([.F170]+1/[.$H$2];5)" office:value-type="float" office:value="2.79999999999999" calcext:value-type="float">
            <text:p>2,79999999999999</text:p>
          </table:table-cell>
          <table:table-cell table:formula="of:=IF([.F171]=0;[.G170]+2+1/[.$H$2];[.G170]+1/[.$H$2])" office:value-type="float" office:value="2.79999999999999" calcext:value-type="float">
            <text:p>2,79999999999999</text:p>
          </table:table-cell>
          <table:table-cell table:number-columns-repeated="4"/>
          <table:table-cell table:formula="of:=SUM(MOD(SUM([.L170]-[.L$2];[.T$2]);[.R$2]-[.L$2]);[.L$2])" office:value-type="time" office:time-value="PT09H10M00S" calcext:value-type="time">
            <text:p>09:10:00</text:p>
          </table:table-cell>
          <table:table-cell table:formula="of:=IF([.L171]&lt;[.L170];[.M170]+[.H$2];[.M170])" office:value-type="float" office:value="540" calcext:value-type="float">
            <text:p>540</text:p>
          </table:table-cell>
          <table:table-cell table:formula="of:=OFFSET([.C$4];[.M171];0)" office:value-type="float" office:value="43754" calcext:value-type="float">
            <text:p>43754</text:p>
          </table:table-cell>
          <table:table-cell table:formula="of:=[.L171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71];0)&lt;=[.O1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09T09:13:40.8071" calcext:value-type="date">
            <text:p>2019-10-09 09:13:41</text:p>
          </table:table-cell>
          <table:table-cell table:style-name="ce7" table:formula="of:=[.A172]" office:value-type="date" office:date-value="2019-10-09T09:13:40.8071" calcext:value-type="date">
            <text:p>2019-10-09 09:13:41</text:p>
          </table:table-cell>
          <table:table-cell table:formula="of:=TRUNC([.A172])" office:value-type="float" office:value="43747" calcext:value-type="float">
            <text:p>43747</text:p>
          </table:table-cell>
          <table:table-cell table:style-name="ce12" table:formula="of:=[.B172]-[.C172]" office:value-type="date" office:date-value="1899-12-30T09:13:40.80709990114" calcext:value-type="date">
            <text:p>12/30/99 09:13 AM</text:p>
          </table:table-cell>
          <table:table-cell table:formula="of:=MOD([.E171]-[.$E$2];[.$H$2])+1+[.$E$2]" office:value-type="float" office:value="270" calcext:value-type="float">
            <text:p>270</text:p>
          </table:table-cell>
          <table:table-cell table:formula="of:=MOD([.F171]+1/[.$H$2];5)" office:value-type="float" office:value="2.81666666666666" calcext:value-type="float">
            <text:p>2,81666666666666</text:p>
          </table:table-cell>
          <table:table-cell table:formula="of:=IF([.F172]=0;[.G171]+2+1/[.$H$2];[.G171]+1/[.$H$2])" office:value-type="float" office:value="2.81666666666666" calcext:value-type="float">
            <text:p>2,81666666666666</text:p>
          </table:table-cell>
          <table:table-cell table:number-columns-repeated="4"/>
          <table:table-cell table:formula="of:=SUM(MOD(SUM([.L171]-[.L$2];[.T$2]);[.R$2]-[.L$2]);[.L$2])" office:value-type="time" office:time-value="PT09H20M00S" calcext:value-type="time">
            <text:p>09:20:00</text:p>
          </table:table-cell>
          <table:table-cell table:formula="of:=IF([.L172]&lt;[.L171];[.M171]+[.H$2];[.M171])" office:value-type="float" office:value="540" calcext:value-type="float">
            <text:p>540</text:p>
          </table:table-cell>
          <table:table-cell table:formula="of:=OFFSET([.C$4];[.M172];0)" office:value-type="float" office:value="43754" calcext:value-type="float">
            <text:p>43754</text:p>
          </table:table-cell>
          <table:table-cell table:formula="of:=[.L172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72];0)&lt;=[.O1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09T09:30:19.842388" calcext:value-type="date">
            <text:p>2019-10-09 09:30:20</text:p>
          </table:table-cell>
          <table:table-cell table:style-name="ce7" table:formula="of:=[.A173]" office:value-type="date" office:date-value="2019-10-09T09:30:19.842388" calcext:value-type="date">
            <text:p>2019-10-09 09:30:20</text:p>
          </table:table-cell>
          <table:table-cell table:formula="of:=TRUNC([.A173])" office:value-type="float" office:value="43747" calcext:value-type="float">
            <text:p>43747</text:p>
          </table:table-cell>
          <table:table-cell table:style-name="ce12" table:formula="of:=[.B173]-[.C173]" office:value-type="date" office:date-value="1899-12-30T09:30:19.84238843434" calcext:value-type="date">
            <text:p>12/30/99 09:30 AM</text:p>
          </table:table-cell>
          <table:table-cell table:formula="of:=MOD([.E172]-[.$E$2];[.$H$2])+1+[.$E$2]" office:value-type="float" office:value="271" calcext:value-type="float">
            <text:p>271</text:p>
          </table:table-cell>
          <table:table-cell table:formula="of:=MOD([.F172]+1/[.$H$2];5)" office:value-type="float" office:value="2.83333333333333" calcext:value-type="float">
            <text:p>2,83333333333333</text:p>
          </table:table-cell>
          <table:table-cell table:formula="of:=IF([.F173]=0;[.G172]+2+1/[.$H$2];[.G172]+1/[.$H$2])" office:value-type="float" office:value="2.83333333333333" calcext:value-type="float">
            <text:p>2,83333333333333</text:p>
          </table:table-cell>
          <table:table-cell table:number-columns-repeated="4"/>
          <table:table-cell table:formula="of:=SUM(MOD(SUM([.L172]-[.L$2];[.T$2]);[.R$2]-[.L$2]);[.L$2])" office:value-type="time" office:time-value="PT09H30M00S" calcext:value-type="time">
            <text:p>09:30:00</text:p>
          </table:table-cell>
          <table:table-cell table:formula="of:=IF([.L173]&lt;[.L172];[.M172]+[.H$2];[.M172])" office:value-type="float" office:value="540" calcext:value-type="float">
            <text:p>540</text:p>
          </table:table-cell>
          <table:table-cell table:formula="of:=OFFSET([.C$4];[.M173];0)" office:value-type="float" office:value="43754" calcext:value-type="float">
            <text:p>43754</text:p>
          </table:table-cell>
          <table:table-cell table:formula="of:=[.L173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73];0)&lt;=[.O1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09T09:35:08.141196" calcext:value-type="date">
            <text:p>2019-10-09 09:35:08</text:p>
          </table:table-cell>
          <table:table-cell table:style-name="ce7" table:formula="of:=[.A174]" office:value-type="date" office:date-value="2019-10-09T09:35:08.141196" calcext:value-type="date">
            <text:p>2019-10-09 09:35:08</text:p>
          </table:table-cell>
          <table:table-cell table:formula="of:=TRUNC([.A174])" office:value-type="float" office:value="43747" calcext:value-type="float">
            <text:p>43747</text:p>
          </table:table-cell>
          <table:table-cell table:style-name="ce12" table:formula="of:=[.B174]-[.C174]" office:value-type="date" office:date-value="1899-12-30T09:35:08.14119621646" calcext:value-type="date">
            <text:p>12/30/99 09:35 AM</text:p>
          </table:table-cell>
          <table:table-cell table:formula="of:=MOD([.E173]-[.$E$2];[.$H$2])+1+[.$E$2]" office:value-type="float" office:value="272" calcext:value-type="float">
            <text:p>272</text:p>
          </table:table-cell>
          <table:table-cell table:formula="of:=MOD([.F173]+1/[.$H$2];5)" office:value-type="float" office:value="2.84999999999999" calcext:value-type="float">
            <text:p>2,84999999999999</text:p>
          </table:table-cell>
          <table:table-cell table:formula="of:=IF([.F174]=0;[.G173]+2+1/[.$H$2];[.G173]+1/[.$H$2])" office:value-type="float" office:value="2.84999999999999" calcext:value-type="float">
            <text:p>2,84999999999999</text:p>
          </table:table-cell>
          <table:table-cell table:number-columns-repeated="4"/>
          <table:table-cell table:formula="of:=SUM(MOD(SUM([.L173]-[.L$2];[.T$2]);[.R$2]-[.L$2]);[.L$2])" office:value-type="time" office:time-value="PT09H40M00S" calcext:value-type="time">
            <text:p>09:40:00</text:p>
          </table:table-cell>
          <table:table-cell table:formula="of:=IF([.L174]&lt;[.L173];[.M173]+[.H$2];[.M173])" office:value-type="float" office:value="540" calcext:value-type="float">
            <text:p>540</text:p>
          </table:table-cell>
          <table:table-cell table:formula="of:=OFFSET([.C$4];[.M174];0)" office:value-type="float" office:value="43754" calcext:value-type="float">
            <text:p>43754</text:p>
          </table:table-cell>
          <table:table-cell table:formula="of:=[.L174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74];0)&lt;=[.O1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09T09:13:38.843542" calcext:value-type="date">
            <text:p>2019-10-09 09:13:39</text:p>
          </table:table-cell>
          <table:table-cell table:style-name="ce7" table:formula="of:=[.A175]" office:value-type="date" office:date-value="2019-10-09T09:13:38.843542" calcext:value-type="date">
            <text:p>2019-10-09 09:13:39</text:p>
          </table:table-cell>
          <table:table-cell table:formula="of:=TRUNC([.A175])" office:value-type="float" office:value="43747" calcext:value-type="float">
            <text:p>43747</text:p>
          </table:table-cell>
          <table:table-cell table:style-name="ce12" table:formula="of:=[.B175]-[.C175]" office:value-type="date" office:date-value="1899-12-30T09:13:38.84354185313" calcext:value-type="date">
            <text:p>12/30/99 09:13 AM</text:p>
          </table:table-cell>
          <table:table-cell table:formula="of:=MOD([.E174]-[.$E$2];[.$H$2])+1+[.$E$2]" office:value-type="float" office:value="273" calcext:value-type="float">
            <text:p>273</text:p>
          </table:table-cell>
          <table:table-cell table:formula="of:=MOD([.F174]+1/[.$H$2];5)" office:value-type="float" office:value="2.86666666666666" calcext:value-type="float">
            <text:p>2,86666666666666</text:p>
          </table:table-cell>
          <table:table-cell table:formula="of:=IF([.F175]=0;[.G174]+2+1/[.$H$2];[.G174]+1/[.$H$2])" office:value-type="float" office:value="2.86666666666666" calcext:value-type="float">
            <text:p>2,86666666666666</text:p>
          </table:table-cell>
          <table:table-cell table:number-columns-repeated="4"/>
          <table:table-cell table:formula="of:=SUM(MOD(SUM([.L174]-[.L$2];[.T$2]);[.R$2]-[.L$2]);[.L$2])" office:value-type="time" office:time-value="PT09H50M00S" calcext:value-type="time">
            <text:p>09:50:00</text:p>
          </table:table-cell>
          <table:table-cell table:formula="of:=IF([.L175]&lt;[.L174];[.M174]+[.H$2];[.M174])" office:value-type="float" office:value="540" calcext:value-type="float">
            <text:p>540</text:p>
          </table:table-cell>
          <table:table-cell table:formula="of:=OFFSET([.C$4];[.M175];0)" office:value-type="float" office:value="43754" calcext:value-type="float">
            <text:p>43754</text:p>
          </table:table-cell>
          <table:table-cell table:formula="of:=[.L175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75];0)&lt;=[.O1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09T09:10:56.247856" calcext:value-type="date">
            <text:p>2019-10-09 09:10:56</text:p>
          </table:table-cell>
          <table:table-cell table:style-name="ce7" table:formula="of:=[.A176]" office:value-type="date" office:date-value="2019-10-09T09:10:56.247856" calcext:value-type="date">
            <text:p>2019-10-09 09:10:56</text:p>
          </table:table-cell>
          <table:table-cell table:formula="of:=TRUNC([.A176])" office:value-type="float" office:value="43747" calcext:value-type="float">
            <text:p>43747</text:p>
          </table:table-cell>
          <table:table-cell table:style-name="ce12" table:formula="of:=[.B176]-[.C176]" office:value-type="date" office:date-value="1899-12-30T09:10:56.24785555992" calcext:value-type="date">
            <text:p>12/30/99 09:10 AM</text:p>
          </table:table-cell>
          <table:table-cell table:formula="of:=MOD([.E175]-[.$E$2];[.$H$2])+1+[.$E$2]" office:value-type="float" office:value="274" calcext:value-type="float">
            <text:p>274</text:p>
          </table:table-cell>
          <table:table-cell table:formula="of:=MOD([.F175]+1/[.$H$2];5)" office:value-type="float" office:value="2.88333333333333" calcext:value-type="float">
            <text:p>2,88333333333333</text:p>
          </table:table-cell>
          <table:table-cell table:formula="of:=IF([.F176]=0;[.G175]+2+1/[.$H$2];[.G175]+1/[.$H$2])" office:value-type="float" office:value="2.88333333333333" calcext:value-type="float">
            <text:p>2,88333333333333</text:p>
          </table:table-cell>
          <table:table-cell table:number-columns-repeated="4"/>
          <table:table-cell table:formula="of:=SUM(MOD(SUM([.L175]-[.L$2];[.T$2]);[.R$2]-[.L$2]);[.L$2])" office:value-type="time" office:time-value="PT10H00M00S" calcext:value-type="time">
            <text:p>10:00:00</text:p>
          </table:table-cell>
          <table:table-cell table:formula="of:=IF([.L176]&lt;[.L175];[.M175]+[.H$2];[.M175])" office:value-type="float" office:value="540" calcext:value-type="float">
            <text:p>540</text:p>
          </table:table-cell>
          <table:table-cell table:formula="of:=OFFSET([.C$4];[.M176];0)" office:value-type="float" office:value="43754" calcext:value-type="float">
            <text:p>43754</text:p>
          </table:table-cell>
          <table:table-cell table:formula="of:=[.L176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76];0)&lt;=[.O1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09T09:17:45.978766" calcext:value-type="date">
            <text:p>2019-10-09 09:17:46</text:p>
          </table:table-cell>
          <table:table-cell table:style-name="ce7" table:formula="of:=[.A177]" office:value-type="date" office:date-value="2019-10-09T09:17:45.978766" calcext:value-type="date">
            <text:p>2019-10-09 09:17:46</text:p>
          </table:table-cell>
          <table:table-cell table:formula="of:=TRUNC([.A177])" office:value-type="float" office:value="43747" calcext:value-type="float">
            <text:p>43747</text:p>
          </table:table-cell>
          <table:table-cell table:style-name="ce12" table:formula="of:=[.B177]-[.C177]" office:value-type="date" office:date-value="1899-12-30T09:17:45.97876595333" calcext:value-type="date">
            <text:p>12/30/99 09:17 AM</text:p>
          </table:table-cell>
          <table:table-cell table:formula="of:=MOD([.E176]-[.$E$2];[.$H$2])+1+[.$E$2]" office:value-type="float" office:value="275" calcext:value-type="float">
            <text:p>275</text:p>
          </table:table-cell>
          <table:table-cell table:formula="of:=MOD([.F176]+1/[.$H$2];5)" office:value-type="float" office:value="2.89999999999999" calcext:value-type="float">
            <text:p>2,89999999999999</text:p>
          </table:table-cell>
          <table:table-cell table:formula="of:=IF([.F177]=0;[.G176]+2+1/[.$H$2];[.G176]+1/[.$H$2])" office:value-type="float" office:value="2.89999999999999" calcext:value-type="float">
            <text:p>2,89999999999999</text:p>
          </table:table-cell>
          <table:table-cell table:number-columns-repeated="4"/>
          <table:table-cell table:formula="of:=SUM(MOD(SUM([.L176]-[.L$2];[.T$2]);[.R$2]-[.L$2]);[.L$2])" office:value-type="time" office:time-value="PT10H10M00S" calcext:value-type="time">
            <text:p>10:10:00</text:p>
          </table:table-cell>
          <table:table-cell table:formula="of:=IF([.L177]&lt;[.L176];[.M176]+[.H$2];[.M176])" office:value-type="float" office:value="540" calcext:value-type="float">
            <text:p>540</text:p>
          </table:table-cell>
          <table:table-cell table:formula="of:=OFFSET([.C$4];[.M177];0)" office:value-type="float" office:value="43754" calcext:value-type="float">
            <text:p>43754</text:p>
          </table:table-cell>
          <table:table-cell table:formula="of:=[.L177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77];0)&lt;=[.O1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09T09:00:50.896484" calcext:value-type="date">
            <text:p>2019-10-09 09:00:51</text:p>
          </table:table-cell>
          <table:table-cell table:style-name="ce7" table:formula="of:=[.A178]" office:value-type="date" office:date-value="2019-10-09T09:00:50.896484" calcext:value-type="date">
            <text:p>2019-10-09 09:00:51</text:p>
          </table:table-cell>
          <table:table-cell table:formula="of:=TRUNC([.A178])" office:value-type="float" office:value="43747" calcext:value-type="float">
            <text:p>43747</text:p>
          </table:table-cell>
          <table:table-cell table:style-name="ce12" table:formula="of:=[.B178]-[.C178]" office:value-type="date" office:date-value="1899-12-30T09:00:50.89648389257" calcext:value-type="date">
            <text:p>12/30/99 09:00 AM</text:p>
          </table:table-cell>
          <table:table-cell table:formula="of:=MOD([.E177]-[.$E$2];[.$H$2])+1+[.$E$2]" office:value-type="float" office:value="276" calcext:value-type="float">
            <text:p>276</text:p>
          </table:table-cell>
          <table:table-cell table:formula="of:=MOD([.F177]+1/[.$H$2];5)" office:value-type="float" office:value="2.91666666666666" calcext:value-type="float">
            <text:p>2,91666666666666</text:p>
          </table:table-cell>
          <table:table-cell table:formula="of:=IF([.F178]=0;[.G177]+2+1/[.$H$2];[.G177]+1/[.$H$2])" office:value-type="float" office:value="2.91666666666666" calcext:value-type="float">
            <text:p>2,91666666666666</text:p>
          </table:table-cell>
          <table:table-cell table:number-columns-repeated="4"/>
          <table:table-cell table:formula="of:=SUM(MOD(SUM([.L177]-[.L$2];[.T$2]);[.R$2]-[.L$2]);[.L$2])" office:value-type="time" office:time-value="PT10H20M00S" calcext:value-type="time">
            <text:p>10:20:00</text:p>
          </table:table-cell>
          <table:table-cell table:formula="of:=IF([.L178]&lt;[.L177];[.M177]+[.H$2];[.M177])" office:value-type="float" office:value="540" calcext:value-type="float">
            <text:p>540</text:p>
          </table:table-cell>
          <table:table-cell table:formula="of:=OFFSET([.C$4];[.M178];0)" office:value-type="float" office:value="43754" calcext:value-type="float">
            <text:p>43754</text:p>
          </table:table-cell>
          <table:table-cell table:formula="of:=[.L178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78];0)&lt;=[.O1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09T09:43:52.665147" calcext:value-type="date">
            <text:p>2019-10-09 09:43:53</text:p>
          </table:table-cell>
          <table:table-cell table:style-name="ce7" table:formula="of:=[.A179]" office:value-type="date" office:date-value="2019-10-09T09:43:52.665147" calcext:value-type="date">
            <text:p>2019-10-09 09:43:53</text:p>
          </table:table-cell>
          <table:table-cell table:formula="of:=TRUNC([.A179])" office:value-type="float" office:value="43747" calcext:value-type="float">
            <text:p>43747</text:p>
          </table:table-cell>
          <table:table-cell table:style-name="ce12" table:formula="of:=[.B179]-[.C179]" office:value-type="date" office:date-value="1899-12-30T09:43:52.66514721327" calcext:value-type="date">
            <text:p>12/30/99 09:43 AM</text:p>
          </table:table-cell>
          <table:table-cell table:formula="of:=MOD([.E178]-[.$E$2];[.$H$2])+1+[.$E$2]" office:value-type="float" office:value="277" calcext:value-type="float">
            <text:p>277</text:p>
          </table:table-cell>
          <table:table-cell table:formula="of:=MOD([.F178]+1/[.$H$2];5)" office:value-type="float" office:value="2.93333333333333" calcext:value-type="float">
            <text:p>2,93333333333333</text:p>
          </table:table-cell>
          <table:table-cell table:formula="of:=IF([.F179]=0;[.G178]+2+1/[.$H$2];[.G178]+1/[.$H$2])" office:value-type="float" office:value="2.93333333333333" calcext:value-type="float">
            <text:p>2,93333333333333</text:p>
          </table:table-cell>
          <table:table-cell table:number-columns-repeated="4"/>
          <table:table-cell table:formula="of:=SUM(MOD(SUM([.L178]-[.L$2];[.T$2]);[.R$2]-[.L$2]);[.L$2])" office:value-type="time" office:time-value="PT10H30M00S" calcext:value-type="time">
            <text:p>10:30:00</text:p>
          </table:table-cell>
          <table:table-cell table:formula="of:=IF([.L179]&lt;[.L178];[.M178]+[.H$2];[.M178])" office:value-type="float" office:value="540" calcext:value-type="float">
            <text:p>540</text:p>
          </table:table-cell>
          <table:table-cell table:formula="of:=OFFSET([.C$4];[.M179];0)" office:value-type="float" office:value="43754" calcext:value-type="float">
            <text:p>43754</text:p>
          </table:table-cell>
          <table:table-cell table:formula="of:=[.L179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79];0)&lt;=[.O1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09T09:41:14.244571" calcext:value-type="date">
            <text:p>2019-10-09 09:41:14</text:p>
          </table:table-cell>
          <table:table-cell table:style-name="ce7" table:formula="of:=[.A180]" office:value-type="date" office:date-value="2019-10-09T09:41:14.244571" calcext:value-type="date">
            <text:p>2019-10-09 09:41:14</text:p>
          </table:table-cell>
          <table:table-cell table:formula="of:=TRUNC([.A180])" office:value-type="float" office:value="43747" calcext:value-type="float">
            <text:p>43747</text:p>
          </table:table-cell>
          <table:table-cell table:style-name="ce12" table:formula="of:=[.B180]-[.C180]" office:value-type="date" office:date-value="1899-12-30T09:41:14.24457091838" calcext:value-type="date">
            <text:p>12/30/99 09:41 AM</text:p>
          </table:table-cell>
          <table:table-cell table:formula="of:=MOD([.E179]-[.$E$2];[.$H$2])+1+[.$E$2]" office:value-type="float" office:value="278" calcext:value-type="float">
            <text:p>278</text:p>
          </table:table-cell>
          <table:table-cell table:formula="of:=MOD([.F179]+1/[.$H$2];5)" office:value-type="float" office:value="2.94999999999999" calcext:value-type="float">
            <text:p>2,94999999999999</text:p>
          </table:table-cell>
          <table:table-cell table:formula="of:=IF([.F180]=0;[.G179]+2+1/[.$H$2];[.G179]+1/[.$H$2])" office:value-type="float" office:value="2.94999999999999" calcext:value-type="float">
            <text:p>2,94999999999999</text:p>
          </table:table-cell>
          <table:table-cell table:number-columns-repeated="4"/>
          <table:table-cell table:formula="of:=SUM(MOD(SUM([.L179]-[.L$2];[.T$2]);[.R$2]-[.L$2]);[.L$2])" office:value-type="time" office:time-value="PT10H40M00S" calcext:value-type="time">
            <text:p>10:40:00</text:p>
          </table:table-cell>
          <table:table-cell table:formula="of:=IF([.L180]&lt;[.L179];[.M179]+[.H$2];[.M179])" office:value-type="float" office:value="540" calcext:value-type="float">
            <text:p>540</text:p>
          </table:table-cell>
          <table:table-cell table:formula="of:=OFFSET([.C$4];[.M180];0)" office:value-type="float" office:value="43754" calcext:value-type="float">
            <text:p>43754</text:p>
          </table:table-cell>
          <table:table-cell table:formula="of:=[.L180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0];0)&lt;=[.O1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09T09:22:18.303882" calcext:value-type="date">
            <text:p>2019-10-09 09:22:18</text:p>
          </table:table-cell>
          <table:table-cell table:style-name="ce7" table:formula="of:=[.A181]" office:value-type="date" office:date-value="2019-10-09T09:22:18.303882" calcext:value-type="date">
            <text:p>2019-10-09 09:22:18</text:p>
          </table:table-cell>
          <table:table-cell table:formula="of:=TRUNC([.A181])" office:value-type="float" office:value="43747" calcext:value-type="float">
            <text:p>43747</text:p>
          </table:table-cell>
          <table:table-cell table:style-name="ce12" table:formula="of:=[.B181]-[.C181]" office:value-type="date" office:date-value="1899-12-30T09:22:18.30388183706" calcext:value-type="date">
            <text:p>12/30/99 09:22 AM</text:p>
          </table:table-cell>
          <table:table-cell table:formula="of:=MOD([.E180]-[.$E$2];[.$H$2])+1+[.$E$2]" office:value-type="float" office:value="279" calcext:value-type="float">
            <text:p>279</text:p>
          </table:table-cell>
          <table:table-cell table:formula="of:=MOD([.F180]+1/[.$H$2];5)" office:value-type="float" office:value="2.96666666666666" calcext:value-type="float">
            <text:p>2,96666666666666</text:p>
          </table:table-cell>
          <table:table-cell table:formula="of:=IF([.F181]=0;[.G180]+2+1/[.$H$2];[.G180]+1/[.$H$2])" office:value-type="float" office:value="2.96666666666666" calcext:value-type="float">
            <text:p>2,96666666666666</text:p>
          </table:table-cell>
          <table:table-cell table:number-columns-repeated="4"/>
          <table:table-cell table:formula="of:=SUM(MOD(SUM([.L180]-[.L$2];[.T$2]);[.R$2]-[.L$2]);[.L$2])" office:value-type="time" office:time-value="PT10H50M00S" calcext:value-type="time">
            <text:p>10:50:00</text:p>
          </table:table-cell>
          <table:table-cell table:formula="of:=IF([.L181]&lt;[.L180];[.M180]+[.H$2];[.M180])" office:value-type="float" office:value="540" calcext:value-type="float">
            <text:p>540</text:p>
          </table:table-cell>
          <table:table-cell table:formula="of:=OFFSET([.C$4];[.M181];0)" office:value-type="float" office:value="43754" calcext:value-type="float">
            <text:p>43754</text:p>
          </table:table-cell>
          <table:table-cell table:formula="of:=[.L181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81];0)&lt;=[.O1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09T09:43:07.93485" calcext:value-type="date">
            <text:p>2019-10-09 09:43:08</text:p>
          </table:table-cell>
          <table:table-cell table:style-name="ce7" table:formula="of:=[.A182]" office:value-type="date" office:date-value="2019-10-09T09:43:07.93485" calcext:value-type="date">
            <text:p>2019-10-09 09:43:08</text:p>
          </table:table-cell>
          <table:table-cell table:formula="of:=TRUNC([.A182])" office:value-type="float" office:value="43747" calcext:value-type="float">
            <text:p>43747</text:p>
          </table:table-cell>
          <table:table-cell table:style-name="ce12" table:formula="of:=[.B182]-[.C182]" office:value-type="date" office:date-value="1899-12-30T09:43:07.93485020287" calcext:value-type="date">
            <text:p>12/30/99 09:43 AM</text:p>
          </table:table-cell>
          <table:table-cell table:formula="of:=MOD([.E181]-[.$E$2];[.$H$2])+1+[.$E$2]" office:value-type="float" office:value="280" calcext:value-type="float">
            <text:p>280</text:p>
          </table:table-cell>
          <table:table-cell table:formula="of:=MOD([.F181]+1/[.$H$2];5)" office:value-type="float" office:value="2.98333333333333" calcext:value-type="float">
            <text:p>2,98333333333333</text:p>
          </table:table-cell>
          <table:table-cell table:formula="of:=IF([.F182]=0;[.G181]+2+1/[.$H$2];[.G181]+1/[.$H$2])" office:value-type="float" office:value="2.98333333333333" calcext:value-type="float">
            <text:p>2,98333333333333</text:p>
          </table:table-cell>
          <table:table-cell table:number-columns-repeated="4"/>
          <table:table-cell table:formula="of:=SUM(MOD(SUM([.L181]-[.L$2];[.T$2]);[.R$2]-[.L$2]);[.L$2])" office:value-type="time" office:time-value="PT11H00M00S" calcext:value-type="time">
            <text:p>11:00:00</text:p>
          </table:table-cell>
          <table:table-cell table:formula="of:=IF([.L182]&lt;[.L181];[.M181]+[.H$2];[.M181])" office:value-type="float" office:value="540" calcext:value-type="float">
            <text:p>540</text:p>
          </table:table-cell>
          <table:table-cell table:formula="of:=OFFSET([.C$4];[.M182];0)" office:value-type="float" office:value="43754" calcext:value-type="float">
            <text:p>43754</text:p>
          </table:table-cell>
          <table:table-cell table:formula="of:=[.L182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82];0)&lt;=[.O1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09T09:12:11.283156" calcext:value-type="date">
            <text:p>2019-10-09 09:12:11</text:p>
          </table:table-cell>
          <table:table-cell table:style-name="ce7" table:formula="of:=[.A183]" office:value-type="date" office:date-value="2019-10-09T09:12:11.283156" calcext:value-type="date">
            <text:p>2019-10-09 09:12:11</text:p>
          </table:table-cell>
          <table:table-cell table:formula="of:=TRUNC([.A183])" office:value-type="float" office:value="43747" calcext:value-type="float">
            <text:p>43747</text:p>
          </table:table-cell>
          <table:table-cell table:style-name="ce12" table:formula="of:=[.B183]-[.C183]" office:value-type="date" office:date-value="1899-12-30T09:12:11.28315629438" calcext:value-type="date">
            <text:p>12/30/99 09:12 AM</text:p>
          </table:table-cell>
          <table:table-cell table:formula="of:=MOD([.E182]-[.$E$2];[.$H$2])+1+[.$E$2]" office:value-type="float" office:value="221" calcext:value-type="float">
            <text:p>221</text:p>
          </table:table-cell>
          <table:table-cell table:formula="of:=MOD([.F182]+1/[.$H$2];5)" office:value-type="float" office:value="3" calcext:value-type="float">
            <text:p>3</text:p>
          </table:table-cell>
          <table:table-cell table:formula="of:=IF([.F183]=0;[.G182]+2+1/[.$H$2];[.G182]+1/[.$H$2])" office:value-type="float" office:value="3" calcext:value-type="float">
            <text:p>3</text:p>
          </table:table-cell>
          <table:table-cell table:number-columns-repeated="4"/>
          <table:table-cell table:formula="of:=SUM(MOD(SUM([.L182]-[.L$2];[.T$2]);[.R$2]-[.L$2]);[.L$2])" office:value-type="time" office:time-value="PT08H10M00S" calcext:value-type="time">
            <text:p>08:10:00</text:p>
          </table:table-cell>
          <table:table-cell table:formula="of:=IF([.L183]&lt;[.L182];[.M182]+[.H$2];[.M182])" office:value-type="float" office:value="600" calcext:value-type="float">
            <text:p>600</text:p>
          </table:table-cell>
          <table:table-cell table:formula="of:=OFFSET([.C$4];[.M183];0)" office:value-type="float" office:value="43755" calcext:value-type="float">
            <text:p>43755</text:p>
          </table:table-cell>
          <table:table-cell table:formula="of:=[.L183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83];0)&lt;=[.O1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0T09:15:49.897204" calcext:value-type="date">
            <text:p>2019-10-10 09:15:50</text:p>
          </table:table-cell>
          <table:table-cell table:style-name="ce7" table:formula="of:=[.A184]" office:value-type="date" office:date-value="2019-10-10T09:15:49.897204" calcext:value-type="date">
            <text:p>2019-10-10 09:15:50</text:p>
          </table:table-cell>
          <table:table-cell table:formula="of:=TRUNC([.A184])" office:value-type="float" office:value="43748" calcext:value-type="float">
            <text:p>43748</text:p>
          </table:table-cell>
          <table:table-cell table:style-name="ce12" table:formula="of:=[.B184]-[.C184]" office:value-type="date" office:date-value="1899-12-30T09:15:49.89720387384" calcext:value-type="date">
            <text:p>12/30/99 09:15 AM</text:p>
          </table:table-cell>
          <table:table-cell table:formula="of:=MOD([.E183]-[.$E$2];[.$H$2])+1+[.$E$2]" office:value-type="float" office:value="222" calcext:value-type="float">
            <text:p>222</text:p>
          </table:table-cell>
          <table:table-cell table:formula="of:=MOD([.F183]+1/[.$H$2];5)" office:value-type="float" office:value="3.01666666666666" calcext:value-type="float">
            <text:p>3,01666666666666</text:p>
          </table:table-cell>
          <table:table-cell table:formula="of:=IF([.F184]=0;[.G183]+2+1/[.$H$2];[.G183]+1/[.$H$2])" office:value-type="float" office:value="3.01666666666666" calcext:value-type="float">
            <text:p>3,01666666666666</text:p>
          </table:table-cell>
          <table:table-cell table:number-columns-repeated="4"/>
          <table:table-cell table:formula="of:=SUM(MOD(SUM([.L183]-[.L$2];[.T$2]);[.R$2]-[.L$2]);[.L$2])" office:value-type="time" office:time-value="PT08H20M00S" calcext:value-type="time">
            <text:p>08:20:00</text:p>
          </table:table-cell>
          <table:table-cell table:formula="of:=IF([.L184]&lt;[.L183];[.M183]+[.H$2];[.M183])" office:value-type="float" office:value="600" calcext:value-type="float">
            <text:p>600</text:p>
          </table:table-cell>
          <table:table-cell table:formula="of:=OFFSET([.C$4];[.M184];0)" office:value-type="float" office:value="43755" calcext:value-type="float">
            <text:p>43755</text:p>
          </table:table-cell>
          <table:table-cell table:formula="of:=[.L184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84];0)&lt;=[.O1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0T09:41:25.482341" calcext:value-type="date">
            <text:p>2019-10-10 09:41:25</text:p>
          </table:table-cell>
          <table:table-cell table:style-name="ce7" table:formula="of:=[.A185]" office:value-type="date" office:date-value="2019-10-10T09:41:25.482341" calcext:value-type="date">
            <text:p>2019-10-10 09:41:25</text:p>
          </table:table-cell>
          <table:table-cell table:formula="of:=TRUNC([.A185])" office:value-type="float" office:value="43748" calcext:value-type="float">
            <text:p>43748</text:p>
          </table:table-cell>
          <table:table-cell table:style-name="ce12" table:formula="of:=[.B185]-[.C185]" office:value-type="date" office:date-value="1899-12-30T09:41:25.48234063201" calcext:value-type="date">
            <text:p>12/30/99 09:41 AM</text:p>
          </table:table-cell>
          <table:table-cell table:formula="of:=MOD([.E184]-[.$E$2];[.$H$2])+1+[.$E$2]" office:value-type="float" office:value="223" calcext:value-type="float">
            <text:p>223</text:p>
          </table:table-cell>
          <table:table-cell table:formula="of:=MOD([.F184]+1/[.$H$2];5)" office:value-type="float" office:value="3.03333333333333" calcext:value-type="float">
            <text:p>3,03333333333333</text:p>
          </table:table-cell>
          <table:table-cell table:formula="of:=IF([.F185]=0;[.G184]+2+1/[.$H$2];[.G184]+1/[.$H$2])" office:value-type="float" office:value="3.03333333333333" calcext:value-type="float">
            <text:p>3,03333333333333</text:p>
          </table:table-cell>
          <table:table-cell table:number-columns-repeated="4"/>
          <table:table-cell table:formula="of:=SUM(MOD(SUM([.L184]-[.L$2];[.T$2]);[.R$2]-[.L$2]);[.L$2])" office:value-type="time" office:time-value="PT08H30M00S" calcext:value-type="time">
            <text:p>08:30:00</text:p>
          </table:table-cell>
          <table:table-cell table:formula="of:=IF([.L185]&lt;[.L184];[.M184]+[.H$2];[.M184])" office:value-type="float" office:value="600" calcext:value-type="float">
            <text:p>600</text:p>
          </table:table-cell>
          <table:table-cell table:formula="of:=OFFSET([.C$4];[.M185];0)" office:value-type="float" office:value="43755" calcext:value-type="float">
            <text:p>43755</text:p>
          </table:table-cell>
          <table:table-cell table:formula="of:=[.L185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85];0)&lt;=[.O1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0T09:04:30.429319" calcext:value-type="date">
            <text:p>2019-10-10 09:04:30</text:p>
          </table:table-cell>
          <table:table-cell table:style-name="ce7" table:formula="of:=[.A186]" office:value-type="date" office:date-value="2019-10-10T09:04:30.429319" calcext:value-type="date">
            <text:p>2019-10-10 09:04:30</text:p>
          </table:table-cell>
          <table:table-cell table:formula="of:=TRUNC([.A186])" office:value-type="float" office:value="43748" calcext:value-type="float">
            <text:p>43748</text:p>
          </table:table-cell>
          <table:table-cell table:style-name="ce12" table:formula="of:=[.B186]-[.C186]" office:value-type="date" office:date-value="1899-12-30T09:04:30.42931860778" calcext:value-type="date">
            <text:p>12/30/99 09:04 AM</text:p>
          </table:table-cell>
          <table:table-cell table:formula="of:=MOD([.E185]-[.$E$2];[.$H$2])+1+[.$E$2]" office:value-type="float" office:value="224" calcext:value-type="float">
            <text:p>224</text:p>
          </table:table-cell>
          <table:table-cell table:formula="of:=MOD([.F185]+1/[.$H$2];5)" office:value-type="float" office:value="3.04999999999999" calcext:value-type="float">
            <text:p>3,04999999999999</text:p>
          </table:table-cell>
          <table:table-cell table:formula="of:=IF([.F186]=0;[.G185]+2+1/[.$H$2];[.G185]+1/[.$H$2])" office:value-type="float" office:value="3.04999999999999" calcext:value-type="float">
            <text:p>3,04999999999999</text:p>
          </table:table-cell>
          <table:table-cell table:number-columns-repeated="4"/>
          <table:table-cell table:formula="of:=SUM(MOD(SUM([.L185]-[.L$2];[.T$2]);[.R$2]-[.L$2]);[.L$2])" office:value-type="time" office:time-value="PT08H40M00S" calcext:value-type="time">
            <text:p>08:40:00</text:p>
          </table:table-cell>
          <table:table-cell table:formula="of:=IF([.L186]&lt;[.L185];[.M185]+[.H$2];[.M185])" office:value-type="float" office:value="600" calcext:value-type="float">
            <text:p>600</text:p>
          </table:table-cell>
          <table:table-cell table:formula="of:=OFFSET([.C$4];[.M186];0)" office:value-type="float" office:value="43755" calcext:value-type="float">
            <text:p>43755</text:p>
          </table:table-cell>
          <table:table-cell table:formula="of:=[.L186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86];0)&lt;=[.O1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0T09:12:39.953942" calcext:value-type="date">
            <text:p>2019-10-10 09:12:40</text:p>
          </table:table-cell>
          <table:table-cell table:style-name="ce7" table:formula="of:=[.A187]" office:value-type="date" office:date-value="2019-10-10T09:12:39.953942" calcext:value-type="date">
            <text:p>2019-10-10 09:12:40</text:p>
          </table:table-cell>
          <table:table-cell table:formula="of:=TRUNC([.A187])" office:value-type="float" office:value="43748" calcext:value-type="float">
            <text:p>43748</text:p>
          </table:table-cell>
          <table:table-cell table:style-name="ce12" table:formula="of:=[.B187]-[.C187]" office:value-type="date" office:date-value="1899-12-30T09:12:39.95394224301" calcext:value-type="date">
            <text:p>12/30/99 09:12 AM</text:p>
          </table:table-cell>
          <table:table-cell table:formula="of:=MOD([.E186]-[.$E$2];[.$H$2])+1+[.$E$2]" office:value-type="float" office:value="225" calcext:value-type="float">
            <text:p>225</text:p>
          </table:table-cell>
          <table:table-cell table:formula="of:=MOD([.F186]+1/[.$H$2];5)" office:value-type="float" office:value="3.06666666666666" calcext:value-type="float">
            <text:p>3,06666666666666</text:p>
          </table:table-cell>
          <table:table-cell table:formula="of:=IF([.F187]=0;[.G186]+2+1/[.$H$2];[.G186]+1/[.$H$2])" office:value-type="float" office:value="3.06666666666666" calcext:value-type="float">
            <text:p>3,06666666666666</text:p>
          </table:table-cell>
          <table:table-cell table:number-columns-repeated="4"/>
          <table:table-cell table:formula="of:=SUM(MOD(SUM([.L186]-[.L$2];[.T$2]);[.R$2]-[.L$2]);[.L$2])" office:value-type="time" office:time-value="PT08H50M00S" calcext:value-type="time">
            <text:p>08:50:00</text:p>
          </table:table-cell>
          <table:table-cell table:formula="of:=IF([.L187]&lt;[.L186];[.M186]+[.H$2];[.M186])" office:value-type="float" office:value="600" calcext:value-type="float">
            <text:p>600</text:p>
          </table:table-cell>
          <table:table-cell table:formula="of:=OFFSET([.C$4];[.M187];0)" office:value-type="float" office:value="43755" calcext:value-type="float">
            <text:p>43755</text:p>
          </table:table-cell>
          <table:table-cell table:formula="of:=[.L187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87];0)&lt;=[.O1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0T09:47:46.152884" calcext:value-type="date">
            <text:p>2019-10-10 09:47:46</text:p>
          </table:table-cell>
          <table:table-cell table:style-name="ce7" table:formula="of:=[.A188]" office:value-type="date" office:date-value="2019-10-10T09:47:46.152884" calcext:value-type="date">
            <text:p>2019-10-10 09:47:46</text:p>
          </table:table-cell>
          <table:table-cell table:formula="of:=TRUNC([.A188])" office:value-type="float" office:value="43748" calcext:value-type="float">
            <text:p>43748</text:p>
          </table:table-cell>
          <table:table-cell table:style-name="ce12" table:formula="of:=[.B188]-[.C188]" office:value-type="date" office:date-value="1899-12-30T09:47:46.1528844852" calcext:value-type="date">
            <text:p>12/30/99 09:47 AM</text:p>
          </table:table-cell>
          <table:table-cell table:formula="of:=MOD([.E187]-[.$E$2];[.$H$2])+1+[.$E$2]" office:value-type="float" office:value="226" calcext:value-type="float">
            <text:p>226</text:p>
          </table:table-cell>
          <table:table-cell table:formula="of:=MOD([.F187]+1/[.$H$2];5)" office:value-type="float" office:value="3.08333333333333" calcext:value-type="float">
            <text:p>3,08333333333333</text:p>
          </table:table-cell>
          <table:table-cell table:formula="of:=IF([.F188]=0;[.G187]+2+1/[.$H$2];[.G187]+1/[.$H$2])" office:value-type="float" office:value="3.08333333333333" calcext:value-type="float">
            <text:p>3,08333333333333</text:p>
          </table:table-cell>
          <table:table-cell table:number-columns-repeated="4"/>
          <table:table-cell table:formula="of:=SUM(MOD(SUM([.L187]-[.L$2];[.T$2]);[.R$2]-[.L$2]);[.L$2])" office:value-type="time" office:time-value="PT09H00M00S" calcext:value-type="time">
            <text:p>09:00:00</text:p>
          </table:table-cell>
          <table:table-cell table:formula="of:=IF([.L188]&lt;[.L187];[.M187]+[.H$2];[.M187])" office:value-type="float" office:value="600" calcext:value-type="float">
            <text:p>600</text:p>
          </table:table-cell>
          <table:table-cell table:formula="of:=OFFSET([.C$4];[.M188];0)" office:value-type="float" office:value="43755" calcext:value-type="float">
            <text:p>43755</text:p>
          </table:table-cell>
          <table:table-cell table:formula="of:=[.L188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188];0)&lt;=[.O1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0T09:35:06.191072" calcext:value-type="date">
            <text:p>2019-10-10 09:35:06</text:p>
          </table:table-cell>
          <table:table-cell table:style-name="ce7" table:formula="of:=[.A189]" office:value-type="date" office:date-value="2019-10-10T09:35:06.191072" calcext:value-type="date">
            <text:p>2019-10-10 09:35:06</text:p>
          </table:table-cell>
          <table:table-cell table:formula="of:=TRUNC([.A189])" office:value-type="float" office:value="43748" calcext:value-type="float">
            <text:p>43748</text:p>
          </table:table-cell>
          <table:table-cell table:style-name="ce12" table:formula="of:=[.B189]-[.C189]" office:value-type="date" office:date-value="1899-12-30T09:35:06.19107163511" calcext:value-type="date">
            <text:p>12/30/99 09:35 AM</text:p>
          </table:table-cell>
          <table:table-cell table:formula="of:=MOD([.E188]-[.$E$2];[.$H$2])+1+[.$E$2]" office:value-type="float" office:value="227" calcext:value-type="float">
            <text:p>227</text:p>
          </table:table-cell>
          <table:table-cell table:formula="of:=MOD([.F188]+1/[.$H$2];5)" office:value-type="float" office:value="3.09999999999999" calcext:value-type="float">
            <text:p>3,09999999999999</text:p>
          </table:table-cell>
          <table:table-cell table:formula="of:=IF([.F189]=0;[.G188]+2+1/[.$H$2];[.G188]+1/[.$H$2])" office:value-type="float" office:value="3.09999999999999" calcext:value-type="float">
            <text:p>3,09999999999999</text:p>
          </table:table-cell>
          <table:table-cell table:number-columns-repeated="4"/>
          <table:table-cell table:formula="of:=SUM(MOD(SUM([.L188]-[.L$2];[.T$2]);[.R$2]-[.L$2]);[.L$2])" office:value-type="time" office:time-value="PT09H10M00S" calcext:value-type="time">
            <text:p>09:10:00</text:p>
          </table:table-cell>
          <table:table-cell table:formula="of:=IF([.L189]&lt;[.L188];[.M188]+[.H$2];[.M188])" office:value-type="float" office:value="600" calcext:value-type="float">
            <text:p>600</text:p>
          </table:table-cell>
          <table:table-cell table:formula="of:=OFFSET([.C$4];[.M189];0)" office:value-type="float" office:value="43755" calcext:value-type="float">
            <text:p>43755</text:p>
          </table:table-cell>
          <table:table-cell table:formula="of:=[.L189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9];0)&lt;=[.O1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0T09:56:07.571321" calcext:value-type="date">
            <text:p>2019-10-10 09:56:08</text:p>
          </table:table-cell>
          <table:table-cell table:style-name="ce7" table:formula="of:=[.A190]" office:value-type="date" office:date-value="2019-10-10T09:56:07.571321" calcext:value-type="date">
            <text:p>2019-10-10 09:56:08</text:p>
          </table:table-cell>
          <table:table-cell table:formula="of:=TRUNC([.A190])" office:value-type="float" office:value="43748" calcext:value-type="float">
            <text:p>43748</text:p>
          </table:table-cell>
          <table:table-cell table:style-name="ce12" table:formula="of:=[.B190]-[.C190]" office:value-type="date" office:date-value="1899-12-30T09:56:07.57132122293" calcext:value-type="date">
            <text:p>12/30/99 09:56 AM</text:p>
          </table:table-cell>
          <table:table-cell table:formula="of:=MOD([.E189]-[.$E$2];[.$H$2])+1+[.$E$2]" office:value-type="float" office:value="228" calcext:value-type="float">
            <text:p>228</text:p>
          </table:table-cell>
          <table:table-cell table:formula="of:=MOD([.F189]+1/[.$H$2];5)" office:value-type="float" office:value="3.11666666666666" calcext:value-type="float">
            <text:p>3,11666666666666</text:p>
          </table:table-cell>
          <table:table-cell table:formula="of:=IF([.F190]=0;[.G189]+2+1/[.$H$2];[.G189]+1/[.$H$2])" office:value-type="float" office:value="3.11666666666666" calcext:value-type="float">
            <text:p>3,11666666666666</text:p>
          </table:table-cell>
          <table:table-cell table:number-columns-repeated="4"/>
          <table:table-cell table:formula="of:=SUM(MOD(SUM([.L189]-[.L$2];[.T$2]);[.R$2]-[.L$2]);[.L$2])" office:value-type="time" office:time-value="PT09H20M00S" calcext:value-type="time">
            <text:p>09:20:00</text:p>
          </table:table-cell>
          <table:table-cell table:formula="of:=IF([.L190]&lt;[.L189];[.M189]+[.H$2];[.M189])" office:value-type="float" office:value="600" calcext:value-type="float">
            <text:p>600</text:p>
          </table:table-cell>
          <table:table-cell table:formula="of:=OFFSET([.C$4];[.M190];0)" office:value-type="float" office:value="43755" calcext:value-type="float">
            <text:p>43755</text:p>
          </table:table-cell>
          <table:table-cell table:formula="of:=[.L190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90];0)&lt;=[.O1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0T09:28:20.404986" calcext:value-type="date">
            <text:p>2019-10-10 09:28:20</text:p>
          </table:table-cell>
          <table:table-cell table:style-name="ce7" table:formula="of:=[.A191]" office:value-type="date" office:date-value="2019-10-10T09:28:20.404986" calcext:value-type="date">
            <text:p>2019-10-10 09:28:20</text:p>
          </table:table-cell>
          <table:table-cell table:formula="of:=TRUNC([.A191])" office:value-type="float" office:value="43748" calcext:value-type="float">
            <text:p>43748</text:p>
          </table:table-cell>
          <table:table-cell table:style-name="ce12" table:formula="of:=[.B191]-[.C191]" office:value-type="date" office:date-value="1899-12-30T09:28:20.40498620365" calcext:value-type="date">
            <text:p>12/30/99 09:28 AM</text:p>
          </table:table-cell>
          <table:table-cell table:formula="of:=MOD([.E190]-[.$E$2];[.$H$2])+1+[.$E$2]" office:value-type="float" office:value="229" calcext:value-type="float">
            <text:p>229</text:p>
          </table:table-cell>
          <table:table-cell table:formula="of:=MOD([.F190]+1/[.$H$2];5)" office:value-type="float" office:value="3.13333333333333" calcext:value-type="float">
            <text:p>3,13333333333333</text:p>
          </table:table-cell>
          <table:table-cell table:formula="of:=IF([.F191]=0;[.G190]+2+1/[.$H$2];[.G190]+1/[.$H$2])" office:value-type="float" office:value="3.13333333333333" calcext:value-type="float">
            <text:p>3,13333333333333</text:p>
          </table:table-cell>
          <table:table-cell table:number-columns-repeated="4"/>
          <table:table-cell table:formula="of:=SUM(MOD(SUM([.L190]-[.L$2];[.T$2]);[.R$2]-[.L$2]);[.L$2])" office:value-type="time" office:time-value="PT09H30M00S" calcext:value-type="time">
            <text:p>09:30:00</text:p>
          </table:table-cell>
          <table:table-cell table:formula="of:=IF([.L191]&lt;[.L190];[.M190]+[.H$2];[.M190])" office:value-type="float" office:value="600" calcext:value-type="float">
            <text:p>600</text:p>
          </table:table-cell>
          <table:table-cell table:formula="of:=OFFSET([.C$4];[.M191];0)" office:value-type="float" office:value="43755" calcext:value-type="float">
            <text:p>43755</text:p>
          </table:table-cell>
          <table:table-cell table:formula="of:=[.L191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91];0)&lt;=[.O1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0T09:27:53.787325" calcext:value-type="date">
            <text:p>2019-10-10 09:27:54</text:p>
          </table:table-cell>
          <table:table-cell table:style-name="ce7" table:formula="of:=[.A192]" office:value-type="date" office:date-value="2019-10-10T09:27:53.787325" calcext:value-type="date">
            <text:p>2019-10-10 09:27:54</text:p>
          </table:table-cell>
          <table:table-cell table:formula="of:=TRUNC([.A192])" office:value-type="float" office:value="43748" calcext:value-type="float">
            <text:p>43748</text:p>
          </table:table-cell>
          <table:table-cell table:style-name="ce12" table:formula="of:=[.B192]-[.C192]" office:value-type="date" office:date-value="1899-12-30T09:27:53.78732480574" calcext:value-type="date">
            <text:p>12/30/99 09:27 AM</text:p>
          </table:table-cell>
          <table:table-cell table:formula="of:=MOD([.E191]-[.$E$2];[.$H$2])+1+[.$E$2]" office:value-type="float" office:value="230" calcext:value-type="float">
            <text:p>230</text:p>
          </table:table-cell>
          <table:table-cell table:formula="of:=MOD([.F191]+1/[.$H$2];5)" office:value-type="float" office:value="3.14999999999999" calcext:value-type="float">
            <text:p>3,14999999999999</text:p>
          </table:table-cell>
          <table:table-cell table:formula="of:=IF([.F192]=0;[.G191]+2+1/[.$H$2];[.G191]+1/[.$H$2])" office:value-type="float" office:value="3.14999999999999" calcext:value-type="float">
            <text:p>3,14999999999999</text:p>
          </table:table-cell>
          <table:table-cell table:number-columns-repeated="4"/>
          <table:table-cell table:formula="of:=SUM(MOD(SUM([.L191]-[.L$2];[.T$2]);[.R$2]-[.L$2]);[.L$2])" office:value-type="time" office:time-value="PT09H40M00S" calcext:value-type="time">
            <text:p>09:40:00</text:p>
          </table:table-cell>
          <table:table-cell table:formula="of:=IF([.L192]&lt;[.L191];[.M191]+[.H$2];[.M191])" office:value-type="float" office:value="600" calcext:value-type="float">
            <text:p>600</text:p>
          </table:table-cell>
          <table:table-cell table:formula="of:=OFFSET([.C$4];[.M192];0)" office:value-type="float" office:value="43755" calcext:value-type="float">
            <text:p>43755</text:p>
          </table:table-cell>
          <table:table-cell table:formula="of:=[.L192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92];0)&lt;=[.O1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0T09:33:04.183806" calcext:value-type="date">
            <text:p>2019-10-10 09:33:04</text:p>
          </table:table-cell>
          <table:table-cell table:style-name="ce7" table:formula="of:=[.A193]" office:value-type="date" office:date-value="2019-10-10T09:33:04.183806" calcext:value-type="date">
            <text:p>2019-10-10 09:33:04</text:p>
          </table:table-cell>
          <table:table-cell table:formula="of:=TRUNC([.A193])" office:value-type="float" office:value="43748" calcext:value-type="float">
            <text:p>43748</text:p>
          </table:table-cell>
          <table:table-cell table:style-name="ce12" table:formula="of:=[.B193]-[.C193]" office:value-type="date" office:date-value="1899-12-30T09:33:04.18380555231" calcext:value-type="date">
            <text:p>12/30/99 09:33 AM</text:p>
          </table:table-cell>
          <table:table-cell table:formula="of:=MOD([.E192]-[.$E$2];[.$H$2])+1+[.$E$2]" office:value-type="float" office:value="231" calcext:value-type="float">
            <text:p>231</text:p>
          </table:table-cell>
          <table:table-cell table:formula="of:=MOD([.F192]+1/[.$H$2];5)" office:value-type="float" office:value="3.16666666666666" calcext:value-type="float">
            <text:p>3,16666666666666</text:p>
          </table:table-cell>
          <table:table-cell table:formula="of:=IF([.F193]=0;[.G192]+2+1/[.$H$2];[.G192]+1/[.$H$2])" office:value-type="float" office:value="3.16666666666666" calcext:value-type="float">
            <text:p>3,16666666666666</text:p>
          </table:table-cell>
          <table:table-cell table:number-columns-repeated="4"/>
          <table:table-cell table:formula="of:=SUM(MOD(SUM([.L192]-[.L$2];[.T$2]);[.R$2]-[.L$2]);[.L$2])" office:value-type="time" office:time-value="PT09H50M00S" calcext:value-type="time">
            <text:p>09:50:00</text:p>
          </table:table-cell>
          <table:table-cell table:formula="of:=IF([.L193]&lt;[.L192];[.M192]+[.H$2];[.M192])" office:value-type="float" office:value="600" calcext:value-type="float">
            <text:p>600</text:p>
          </table:table-cell>
          <table:table-cell table:formula="of:=OFFSET([.C$4];[.M193];0)" office:value-type="float" office:value="43755" calcext:value-type="float">
            <text:p>43755</text:p>
          </table:table-cell>
          <table:table-cell table:formula="of:=[.L193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93];0)&lt;=[.O1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0T09:18:46.466871" calcext:value-type="date">
            <text:p>2019-10-10 09:18:46</text:p>
          </table:table-cell>
          <table:table-cell table:style-name="ce7" table:formula="of:=[.A194]" office:value-type="date" office:date-value="2019-10-10T09:18:46.466871" calcext:value-type="date">
            <text:p>2019-10-10 09:18:46</text:p>
          </table:table-cell>
          <table:table-cell table:formula="of:=TRUNC([.A194])" office:value-type="float" office:value="43748" calcext:value-type="float">
            <text:p>43748</text:p>
          </table:table-cell>
          <table:table-cell table:style-name="ce12" table:formula="of:=[.B194]-[.C194]" office:value-type="date" office:date-value="1899-12-30T09:18:46.46687077358" calcext:value-type="date">
            <text:p>12/30/99 09:18 AM</text:p>
          </table:table-cell>
          <table:table-cell table:formula="of:=MOD([.E193]-[.$E$2];[.$H$2])+1+[.$E$2]" office:value-type="float" office:value="232" calcext:value-type="float">
            <text:p>232</text:p>
          </table:table-cell>
          <table:table-cell table:formula="of:=MOD([.F193]+1/[.$H$2];5)" office:value-type="float" office:value="3.18333333333333" calcext:value-type="float">
            <text:p>3,18333333333333</text:p>
          </table:table-cell>
          <table:table-cell table:formula="of:=IF([.F194]=0;[.G193]+2+1/[.$H$2];[.G193]+1/[.$H$2])" office:value-type="float" office:value="3.18333333333333" calcext:value-type="float">
            <text:p>3,18333333333333</text:p>
          </table:table-cell>
          <table:table-cell table:number-columns-repeated="4"/>
          <table:table-cell table:formula="of:=SUM(MOD(SUM([.L193]-[.L$2];[.T$2]);[.R$2]-[.L$2]);[.L$2])" office:value-type="time" office:time-value="PT10H00M00S" calcext:value-type="time">
            <text:p>10:00:00</text:p>
          </table:table-cell>
          <table:table-cell table:formula="of:=IF([.L194]&lt;[.L193];[.M193]+[.H$2];[.M193])" office:value-type="float" office:value="600" calcext:value-type="float">
            <text:p>600</text:p>
          </table:table-cell>
          <table:table-cell table:formula="of:=OFFSET([.C$4];[.M194];0)" office:value-type="float" office:value="43755" calcext:value-type="float">
            <text:p>43755</text:p>
          </table:table-cell>
          <table:table-cell table:formula="of:=[.L194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94];0)&lt;=[.O1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0T09:21:08.096569" calcext:value-type="date">
            <text:p>2019-10-10 09:21:08</text:p>
          </table:table-cell>
          <table:table-cell table:style-name="ce7" table:formula="of:=[.A195]" office:value-type="date" office:date-value="2019-10-10T09:21:08.096569" calcext:value-type="date">
            <text:p>2019-10-10 09:21:08</text:p>
          </table:table-cell>
          <table:table-cell table:formula="of:=TRUNC([.A195])" office:value-type="float" office:value="43748" calcext:value-type="float">
            <text:p>43748</text:p>
          </table:table-cell>
          <table:table-cell table:style-name="ce12" table:formula="of:=[.B195]-[.C195]" office:value-type="date" office:date-value="1899-12-30T09:21:08.09656927362" calcext:value-type="date">
            <text:p>12/30/99 09:21 AM</text:p>
          </table:table-cell>
          <table:table-cell table:formula="of:=MOD([.E194]-[.$E$2];[.$H$2])+1+[.$E$2]" office:value-type="float" office:value="233" calcext:value-type="float">
            <text:p>233</text:p>
          </table:table-cell>
          <table:table-cell table:formula="of:=MOD([.F194]+1/[.$H$2];5)" office:value-type="float" office:value="3.19999999999999" calcext:value-type="float">
            <text:p>3,19999999999999</text:p>
          </table:table-cell>
          <table:table-cell table:formula="of:=IF([.F195]=0;[.G194]+2+1/[.$H$2];[.G194]+1/[.$H$2])" office:value-type="float" office:value="3.19999999999999" calcext:value-type="float">
            <text:p>3,19999999999999</text:p>
          </table:table-cell>
          <table:table-cell table:number-columns-repeated="4"/>
          <table:table-cell table:formula="of:=SUM(MOD(SUM([.L194]-[.L$2];[.T$2]);[.R$2]-[.L$2]);[.L$2])" office:value-type="time" office:time-value="PT10H10M00S" calcext:value-type="time">
            <text:p>10:10:00</text:p>
          </table:table-cell>
          <table:table-cell table:formula="of:=IF([.L195]&lt;[.L194];[.M194]+[.H$2];[.M194])" office:value-type="float" office:value="600" calcext:value-type="float">
            <text:p>600</text:p>
          </table:table-cell>
          <table:table-cell table:formula="of:=OFFSET([.C$4];[.M195];0)" office:value-type="float" office:value="43755" calcext:value-type="float">
            <text:p>43755</text:p>
          </table:table-cell>
          <table:table-cell table:formula="of:=[.L195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95];0)&lt;=[.O1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0T09:29:22.018467" calcext:value-type="date">
            <text:p>2019-10-10 09:29:22</text:p>
          </table:table-cell>
          <table:table-cell table:style-name="ce7" table:formula="of:=[.A196]" office:value-type="date" office:date-value="2019-10-10T09:29:22.018467" calcext:value-type="date">
            <text:p>2019-10-10 09:29:22</text:p>
          </table:table-cell>
          <table:table-cell table:formula="of:=TRUNC([.A196])" office:value-type="float" office:value="43748" calcext:value-type="float">
            <text:p>43748</text:p>
          </table:table-cell>
          <table:table-cell table:style-name="ce12" table:formula="of:=[.B196]-[.C196]" office:value-type="date" office:date-value="1899-12-30T09:29:22.01846650802" calcext:value-type="date">
            <text:p>12/30/99 09:29 AM</text:p>
          </table:table-cell>
          <table:table-cell table:formula="of:=MOD([.E195]-[.$E$2];[.$H$2])+1+[.$E$2]" office:value-type="float" office:value="234" calcext:value-type="float">
            <text:p>234</text:p>
          </table:table-cell>
          <table:table-cell table:formula="of:=MOD([.F195]+1/[.$H$2];5)" office:value-type="float" office:value="3.21666666666666" calcext:value-type="float">
            <text:p>3,21666666666666</text:p>
          </table:table-cell>
          <table:table-cell table:formula="of:=IF([.F196]=0;[.G195]+2+1/[.$H$2];[.G195]+1/[.$H$2])" office:value-type="float" office:value="3.21666666666666" calcext:value-type="float">
            <text:p>3,21666666666666</text:p>
          </table:table-cell>
          <table:table-cell table:number-columns-repeated="4"/>
          <table:table-cell table:formula="of:=SUM(MOD(SUM([.L195]-[.L$2];[.T$2]);[.R$2]-[.L$2]);[.L$2])" office:value-type="time" office:time-value="PT10H20M00S" calcext:value-type="time">
            <text:p>10:20:00</text:p>
          </table:table-cell>
          <table:table-cell table:formula="of:=IF([.L196]&lt;[.L195];[.M195]+[.H$2];[.M195])" office:value-type="float" office:value="600" calcext:value-type="float">
            <text:p>600</text:p>
          </table:table-cell>
          <table:table-cell table:formula="of:=OFFSET([.C$4];[.M196];0)" office:value-type="float" office:value="43755" calcext:value-type="float">
            <text:p>43755</text:p>
          </table:table-cell>
          <table:table-cell table:formula="of:=[.L196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96];0)&lt;=[.O1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0T09:21:03.206127" calcext:value-type="date">
            <text:p>2019-10-10 09:21:03</text:p>
          </table:table-cell>
          <table:table-cell table:style-name="ce7" table:formula="of:=[.A197]" office:value-type="date" office:date-value="2019-10-10T09:21:03.206127" calcext:value-type="date">
            <text:p>2019-10-10 09:21:03</text:p>
          </table:table-cell>
          <table:table-cell table:formula="of:=TRUNC([.A197])" office:value-type="float" office:value="43748" calcext:value-type="float">
            <text:p>43748</text:p>
          </table:table-cell>
          <table:table-cell table:style-name="ce12" table:formula="of:=[.B197]-[.C197]" office:value-type="date" office:date-value="1899-12-30T09:21:03.20612733252" calcext:value-type="date">
            <text:p>12/30/99 09:21 AM</text:p>
          </table:table-cell>
          <table:table-cell table:formula="of:=MOD([.E196]-[.$E$2];[.$H$2])+1+[.$E$2]" office:value-type="float" office:value="235" calcext:value-type="float">
            <text:p>235</text:p>
          </table:table-cell>
          <table:table-cell table:formula="of:=MOD([.F196]+1/[.$H$2];5)" office:value-type="float" office:value="3.23333333333333" calcext:value-type="float">
            <text:p>3,23333333333333</text:p>
          </table:table-cell>
          <table:table-cell table:formula="of:=IF([.F197]=0;[.G196]+2+1/[.$H$2];[.G196]+1/[.$H$2])" office:value-type="float" office:value="3.23333333333333" calcext:value-type="float">
            <text:p>3,23333333333333</text:p>
          </table:table-cell>
          <table:table-cell table:number-columns-repeated="4"/>
          <table:table-cell table:formula="of:=SUM(MOD(SUM([.L196]-[.L$2];[.T$2]);[.R$2]-[.L$2]);[.L$2])" office:value-type="time" office:time-value="PT10H30M00S" calcext:value-type="time">
            <text:p>10:30:00</text:p>
          </table:table-cell>
          <table:table-cell table:formula="of:=IF([.L197]&lt;[.L196];[.M196]+[.H$2];[.M196])" office:value-type="float" office:value="600" calcext:value-type="float">
            <text:p>600</text:p>
          </table:table-cell>
          <table:table-cell table:formula="of:=OFFSET([.C$4];[.M197];0)" office:value-type="float" office:value="43755" calcext:value-type="float">
            <text:p>43755</text:p>
          </table:table-cell>
          <table:table-cell table:formula="of:=[.L197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97];0)&lt;=[.O1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0T09:15:23.762881" calcext:value-type="date">
            <text:p>2019-10-10 09:15:24</text:p>
          </table:table-cell>
          <table:table-cell table:style-name="ce7" table:formula="of:=[.A198]" office:value-type="date" office:date-value="2019-10-10T09:15:23.762881" calcext:value-type="date">
            <text:p>2019-10-10 09:15:24</text:p>
          </table:table-cell>
          <table:table-cell table:formula="of:=TRUNC([.A198])" office:value-type="float" office:value="43748" calcext:value-type="float">
            <text:p>43748</text:p>
          </table:table-cell>
          <table:table-cell table:style-name="ce12" table:formula="of:=[.B198]-[.C198]" office:value-type="date" office:date-value="1899-12-30T09:15:23.76288136002" calcext:value-type="date">
            <text:p>12/30/99 09:15 AM</text:p>
          </table:table-cell>
          <table:table-cell table:formula="of:=MOD([.E197]-[.$E$2];[.$H$2])+1+[.$E$2]" office:value-type="float" office:value="236" calcext:value-type="float">
            <text:p>236</text:p>
          </table:table-cell>
          <table:table-cell table:formula="of:=MOD([.F197]+1/[.$H$2];5)" office:value-type="float" office:value="3.24999999999999" calcext:value-type="float">
            <text:p>3,24999999999999</text:p>
          </table:table-cell>
          <table:table-cell table:formula="of:=IF([.F198]=0;[.G197]+2+1/[.$H$2];[.G197]+1/[.$H$2])" office:value-type="float" office:value="3.24999999999999" calcext:value-type="float">
            <text:p>3,24999999999999</text:p>
          </table:table-cell>
          <table:table-cell table:number-columns-repeated="4"/>
          <table:table-cell table:formula="of:=SUM(MOD(SUM([.L197]-[.L$2];[.T$2]);[.R$2]-[.L$2]);[.L$2])" office:value-type="time" office:time-value="PT10H40M00S" calcext:value-type="time">
            <text:p>10:40:00</text:p>
          </table:table-cell>
          <table:table-cell table:formula="of:=IF([.L198]&lt;[.L197];[.M197]+[.H$2];[.M197])" office:value-type="float" office:value="600" calcext:value-type="float">
            <text:p>600</text:p>
          </table:table-cell>
          <table:table-cell table:formula="of:=OFFSET([.C$4];[.M198];0)" office:value-type="float" office:value="43755" calcext:value-type="float">
            <text:p>43755</text:p>
          </table:table-cell>
          <table:table-cell table:formula="of:=[.L198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98];0)&lt;=[.O1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0T09:23:41.899162" calcext:value-type="date">
            <text:p>2019-10-10 09:23:42</text:p>
          </table:table-cell>
          <table:table-cell table:style-name="ce7" table:formula="of:=[.A199]" office:value-type="date" office:date-value="2019-10-10T09:23:41.899162" calcext:value-type="date">
            <text:p>2019-10-10 09:23:42</text:p>
          </table:table-cell>
          <table:table-cell table:formula="of:=TRUNC([.A199])" office:value-type="float" office:value="43748" calcext:value-type="float">
            <text:p>43748</text:p>
          </table:table-cell>
          <table:table-cell table:style-name="ce12" table:formula="of:=[.B199]-[.C199]" office:value-type="date" office:date-value="1899-12-30T09:23:41.8991617905" calcext:value-type="date">
            <text:p>12/30/99 09:23 AM</text:p>
          </table:table-cell>
          <table:table-cell table:formula="of:=MOD([.E198]-[.$E$2];[.$H$2])+1+[.$E$2]" office:value-type="float" office:value="237" calcext:value-type="float">
            <text:p>237</text:p>
          </table:table-cell>
          <table:table-cell table:formula="of:=MOD([.F198]+1/[.$H$2];5)" office:value-type="float" office:value="3.26666666666666" calcext:value-type="float">
            <text:p>3,26666666666666</text:p>
          </table:table-cell>
          <table:table-cell table:formula="of:=IF([.F199]=0;[.G198]+2+1/[.$H$2];[.G198]+1/[.$H$2])" office:value-type="float" office:value="3.26666666666666" calcext:value-type="float">
            <text:p>3,26666666666666</text:p>
          </table:table-cell>
          <table:table-cell table:number-columns-repeated="4"/>
          <table:table-cell table:formula="of:=SUM(MOD(SUM([.L198]-[.L$2];[.T$2]);[.R$2]-[.L$2]);[.L$2])" office:value-type="time" office:time-value="PT10H50M00S" calcext:value-type="time">
            <text:p>10:50:00</text:p>
          </table:table-cell>
          <table:table-cell table:formula="of:=IF([.L199]&lt;[.L198];[.M198]+[.H$2];[.M198])" office:value-type="float" office:value="600" calcext:value-type="float">
            <text:p>600</text:p>
          </table:table-cell>
          <table:table-cell table:formula="of:=OFFSET([.C$4];[.M199];0)" office:value-type="float" office:value="43755" calcext:value-type="float">
            <text:p>43755</text:p>
          </table:table-cell>
          <table:table-cell table:formula="of:=[.L199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99];0)&lt;=[.O1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0T09:32:51.46546" calcext:value-type="date">
            <text:p>2019-10-10 09:32:51</text:p>
          </table:table-cell>
          <table:table-cell table:style-name="ce7" table:formula="of:=[.A200]" office:value-type="date" office:date-value="2019-10-10T09:32:51.46546" calcext:value-type="date">
            <text:p>2019-10-10 09:32:51</text:p>
          </table:table-cell>
          <table:table-cell table:formula="of:=TRUNC([.A200])" office:value-type="float" office:value="43748" calcext:value-type="float">
            <text:p>43748</text:p>
          </table:table-cell>
          <table:table-cell table:style-name="ce12" table:formula="of:=[.B200]-[.C200]" office:value-type="date" office:date-value="1899-12-30T09:32:51.46546023432" calcext:value-type="date">
            <text:p>12/30/99 09:32 AM</text:p>
          </table:table-cell>
          <table:table-cell table:formula="of:=MOD([.E199]-[.$E$2];[.$H$2])+1+[.$E$2]" office:value-type="float" office:value="238" calcext:value-type="float">
            <text:p>238</text:p>
          </table:table-cell>
          <table:table-cell table:formula="of:=MOD([.F199]+1/[.$H$2];5)" office:value-type="float" office:value="3.28333333333333" calcext:value-type="float">
            <text:p>3,28333333333333</text:p>
          </table:table-cell>
          <table:table-cell table:formula="of:=IF([.F200]=0;[.G199]+2+1/[.$H$2];[.G199]+1/[.$H$2])" office:value-type="float" office:value="3.28333333333333" calcext:value-type="float">
            <text:p>3,28333333333333</text:p>
          </table:table-cell>
          <table:table-cell table:number-columns-repeated="4"/>
          <table:table-cell table:formula="of:=SUM(MOD(SUM([.L199]-[.L$2];[.T$2]);[.R$2]-[.L$2]);[.L$2])" office:value-type="time" office:time-value="PT11H00M00S" calcext:value-type="time">
            <text:p>11:00:00</text:p>
          </table:table-cell>
          <table:table-cell table:formula="of:=IF([.L200]&lt;[.L199];[.M199]+[.H$2];[.M199])" office:value-type="float" office:value="600" calcext:value-type="float">
            <text:p>600</text:p>
          </table:table-cell>
          <table:table-cell table:formula="of:=OFFSET([.C$4];[.M200];0)" office:value-type="float" office:value="43755" calcext:value-type="float">
            <text:p>43755</text:p>
          </table:table-cell>
          <table:table-cell table:formula="of:=[.L200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00];0)&lt;=[.O2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0T09:56:19.76833" calcext:value-type="date">
            <text:p>2019-10-10 09:56:20</text:p>
          </table:table-cell>
          <table:table-cell table:style-name="ce7" table:formula="of:=[.A201]" office:value-type="date" office:date-value="2019-10-10T09:56:19.76833" calcext:value-type="date">
            <text:p>2019-10-10 09:56:20</text:p>
          </table:table-cell>
          <table:table-cell table:formula="of:=TRUNC([.A201])" office:value-type="float" office:value="43748" calcext:value-type="float">
            <text:p>43748</text:p>
          </table:table-cell>
          <table:table-cell table:style-name="ce12" table:formula="of:=[.B201]-[.C201]" office:value-type="date" office:date-value="1899-12-30T09:56:19.7683299752" calcext:value-type="date">
            <text:p>12/30/99 09:56 AM</text:p>
          </table:table-cell>
          <table:table-cell table:formula="of:=MOD([.E200]-[.$E$2];[.$H$2])+1+[.$E$2]" office:value-type="float" office:value="239" calcext:value-type="float">
            <text:p>239</text:p>
          </table:table-cell>
          <table:table-cell table:formula="of:=MOD([.F200]+1/[.$H$2];5)" office:value-type="float" office:value="3.29999999999999" calcext:value-type="float">
            <text:p>3,29999999999999</text:p>
          </table:table-cell>
          <table:table-cell table:formula="of:=IF([.F201]=0;[.G200]+2+1/[.$H$2];[.G200]+1/[.$H$2])" office:value-type="float" office:value="3.29999999999999" calcext:value-type="float">
            <text:p>3,29999999999999</text:p>
          </table:table-cell>
          <table:table-cell table:number-columns-repeated="4"/>
          <table:table-cell table:formula="of:=SUM(MOD(SUM([.L200]-[.L$2];[.T$2]);[.R$2]-[.L$2]);[.L$2])" office:value-type="time" office:time-value="PT08H10M00S" calcext:value-type="time">
            <text:p>08:10:00</text:p>
          </table:table-cell>
          <table:table-cell table:formula="of:=IF([.L201]&lt;[.L200];[.M200]+[.H$2];[.M200])" office:value-type="float" office:value="660" calcext:value-type="float">
            <text:p>660</text:p>
          </table:table-cell>
          <table:table-cell table:formula="of:=OFFSET([.C$4];[.M201];0)" office:value-type="float" office:value="43756" calcext:value-type="float">
            <text:p>43756</text:p>
          </table:table-cell>
          <table:table-cell table:formula="of:=[.L201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01];0)&lt;=[.O2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0T09:14:59.833602" calcext:value-type="date">
            <text:p>2019-10-10 09:15:00</text:p>
          </table:table-cell>
          <table:table-cell table:style-name="ce7" table:formula="of:=[.A202]" office:value-type="date" office:date-value="2019-10-10T09:14:59.833602" calcext:value-type="date">
            <text:p>2019-10-10 09:15:00</text:p>
          </table:table-cell>
          <table:table-cell table:formula="of:=TRUNC([.A202])" office:value-type="float" office:value="43748" calcext:value-type="float">
            <text:p>43748</text:p>
          </table:table-cell>
          <table:table-cell table:style-name="ce12" table:formula="of:=[.B202]-[.C202]" office:value-type="date" office:date-value="1899-12-30T09:14:59.8336018296" calcext:value-type="date">
            <text:p>12/30/99 09:15 AM</text:p>
          </table:table-cell>
          <table:table-cell table:formula="of:=MOD([.E201]-[.$E$2];[.$H$2])+1+[.$E$2]" office:value-type="float" office:value="240" calcext:value-type="float">
            <text:p>240</text:p>
          </table:table-cell>
          <table:table-cell table:formula="of:=MOD([.F201]+1/[.$H$2];5)" office:value-type="float" office:value="3.31666666666666" calcext:value-type="float">
            <text:p>3,31666666666666</text:p>
          </table:table-cell>
          <table:table-cell table:formula="of:=IF([.F202]=0;[.G201]+2+1/[.$H$2];[.G201]+1/[.$H$2])" office:value-type="float" office:value="3.31666666666666" calcext:value-type="float">
            <text:p>3,31666666666666</text:p>
          </table:table-cell>
          <table:table-cell table:number-columns-repeated="4"/>
          <table:table-cell table:formula="of:=SUM(MOD(SUM([.L201]-[.L$2];[.T$2]);[.R$2]-[.L$2]);[.L$2])" office:value-type="time" office:time-value="PT08H20M00S" calcext:value-type="time">
            <text:p>08:20:00</text:p>
          </table:table-cell>
          <table:table-cell table:formula="of:=IF([.L202]&lt;[.L201];[.M201]+[.H$2];[.M201])" office:value-type="float" office:value="660" calcext:value-type="float">
            <text:p>660</text:p>
          </table:table-cell>
          <table:table-cell table:formula="of:=OFFSET([.C$4];[.M202];0)" office:value-type="float" office:value="43756" calcext:value-type="float">
            <text:p>43756</text:p>
          </table:table-cell>
          <table:table-cell table:formula="of:=[.L202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02];0)&lt;=[.O2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0T09:24:42.903983" calcext:value-type="date">
            <text:p>2019-10-10 09:24:43</text:p>
          </table:table-cell>
          <table:table-cell table:style-name="ce7" table:formula="of:=[.A203]" office:value-type="date" office:date-value="2019-10-10T09:24:42.903983" calcext:value-type="date">
            <text:p>2019-10-10 09:24:43</text:p>
          </table:table-cell>
          <table:table-cell table:formula="of:=TRUNC([.A203])" office:value-type="float" office:value="43748" calcext:value-type="float">
            <text:p>43748</text:p>
          </table:table-cell>
          <table:table-cell table:style-name="ce12" table:formula="of:=[.B203]-[.C203]" office:value-type="date" office:date-value="1899-12-30T09:24:42.90398265235" calcext:value-type="date">
            <text:p>12/30/99 09:24 AM</text:p>
          </table:table-cell>
          <table:table-cell table:formula="of:=MOD([.E202]-[.$E$2];[.$H$2])+1+[.$E$2]" office:value-type="float" office:value="241" calcext:value-type="float">
            <text:p>241</text:p>
          </table:table-cell>
          <table:table-cell table:formula="of:=MOD([.F202]+1/[.$H$2];5)" office:value-type="float" office:value="3.33333333333333" calcext:value-type="float">
            <text:p>3,33333333333333</text:p>
          </table:table-cell>
          <table:table-cell table:formula="of:=IF([.F203]=0;[.G202]+2+1/[.$H$2];[.G202]+1/[.$H$2])" office:value-type="float" office:value="3.33333333333333" calcext:value-type="float">
            <text:p>3,33333333333333</text:p>
          </table:table-cell>
          <table:table-cell table:number-columns-repeated="4"/>
          <table:table-cell table:formula="of:=SUM(MOD(SUM([.L202]-[.L$2];[.T$2]);[.R$2]-[.L$2]);[.L$2])" office:value-type="time" office:time-value="PT08H30M00S" calcext:value-type="time">
            <text:p>08:30:00</text:p>
          </table:table-cell>
          <table:table-cell table:formula="of:=IF([.L203]&lt;[.L202];[.M202]+[.H$2];[.M202])" office:value-type="float" office:value="660" calcext:value-type="float">
            <text:p>660</text:p>
          </table:table-cell>
          <table:table-cell table:formula="of:=OFFSET([.C$4];[.M203];0)" office:value-type="float" office:value="43756" calcext:value-type="float">
            <text:p>43756</text:p>
          </table:table-cell>
          <table:table-cell table:formula="of:=[.L203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03];0)&lt;=[.O2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0T09:22:25.352654" calcext:value-type="date">
            <text:p>2019-10-10 09:22:25</text:p>
          </table:table-cell>
          <table:table-cell table:style-name="ce7" table:formula="of:=[.A204]" office:value-type="date" office:date-value="2019-10-10T09:22:25.352654" calcext:value-type="date">
            <text:p>2019-10-10 09:22:25</text:p>
          </table:table-cell>
          <table:table-cell table:formula="of:=TRUNC([.A204])" office:value-type="float" office:value="43748" calcext:value-type="float">
            <text:p>43748</text:p>
          </table:table-cell>
          <table:table-cell table:style-name="ce12" table:formula="of:=[.B204]-[.C204]" office:value-type="date" office:date-value="1899-12-30T09:22:25.35265357699" calcext:value-type="date">
            <text:p>12/30/99 09:22 AM</text:p>
          </table:table-cell>
          <table:table-cell table:formula="of:=MOD([.E203]-[.$E$2];[.$H$2])+1+[.$E$2]" office:value-type="float" office:value="242" calcext:value-type="float">
            <text:p>242</text:p>
          </table:table-cell>
          <table:table-cell table:formula="of:=MOD([.F203]+1/[.$H$2];5)" office:value-type="float" office:value="3.34999999999999" calcext:value-type="float">
            <text:p>3,34999999999999</text:p>
          </table:table-cell>
          <table:table-cell table:formula="of:=IF([.F204]=0;[.G203]+2+1/[.$H$2];[.G203]+1/[.$H$2])" office:value-type="float" office:value="3.34999999999999" calcext:value-type="float">
            <text:p>3,34999999999999</text:p>
          </table:table-cell>
          <table:table-cell table:number-columns-repeated="4"/>
          <table:table-cell table:formula="of:=SUM(MOD(SUM([.L203]-[.L$2];[.T$2]);[.R$2]-[.L$2]);[.L$2])" office:value-type="time" office:time-value="PT08H40M00S" calcext:value-type="time">
            <text:p>08:40:00</text:p>
          </table:table-cell>
          <table:table-cell table:formula="of:=IF([.L204]&lt;[.L203];[.M203]+[.H$2];[.M203])" office:value-type="float" office:value="660" calcext:value-type="float">
            <text:p>660</text:p>
          </table:table-cell>
          <table:table-cell table:formula="of:=OFFSET([.C$4];[.M204];0)" office:value-type="float" office:value="43756" calcext:value-type="float">
            <text:p>43756</text:p>
          </table:table-cell>
          <table:table-cell table:formula="of:=[.L204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04];0)&lt;=[.O2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0T09:29:01.627293" calcext:value-type="date">
            <text:p>2019-10-10 09:29:02</text:p>
          </table:table-cell>
          <table:table-cell table:style-name="ce7" table:formula="of:=[.A205]" office:value-type="date" office:date-value="2019-10-10T09:29:01.627293" calcext:value-type="date">
            <text:p>2019-10-10 09:29:02</text:p>
          </table:table-cell>
          <table:table-cell table:formula="of:=TRUNC([.A205])" office:value-type="float" office:value="43748" calcext:value-type="float">
            <text:p>43748</text:p>
          </table:table-cell>
          <table:table-cell table:style-name="ce12" table:formula="of:=[.B205]-[.C205]" office:value-type="date" office:date-value="1899-12-30T09:29:01.627292661" calcext:value-type="date">
            <text:p>12/30/99 09:29 AM</text:p>
          </table:table-cell>
          <table:table-cell table:formula="of:=MOD([.E204]-[.$E$2];[.$H$2])+1+[.$E$2]" office:value-type="float" office:value="243" calcext:value-type="float">
            <text:p>243</text:p>
          </table:table-cell>
          <table:table-cell table:formula="of:=MOD([.F204]+1/[.$H$2];5)" office:value-type="float" office:value="3.36666666666666" calcext:value-type="float">
            <text:p>3,36666666666666</text:p>
          </table:table-cell>
          <table:table-cell table:formula="of:=IF([.F205]=0;[.G204]+2+1/[.$H$2];[.G204]+1/[.$H$2])" office:value-type="float" office:value="3.36666666666666" calcext:value-type="float">
            <text:p>3,36666666666666</text:p>
          </table:table-cell>
          <table:table-cell table:number-columns-repeated="4"/>
          <table:table-cell table:formula="of:=SUM(MOD(SUM([.L204]-[.L$2];[.T$2]);[.R$2]-[.L$2]);[.L$2])" office:value-type="time" office:time-value="PT08H50M00S" calcext:value-type="time">
            <text:p>08:50:00</text:p>
          </table:table-cell>
          <table:table-cell table:formula="of:=IF([.L205]&lt;[.L204];[.M204]+[.H$2];[.M204])" office:value-type="float" office:value="660" calcext:value-type="float">
            <text:p>660</text:p>
          </table:table-cell>
          <table:table-cell table:formula="of:=OFFSET([.C$4];[.M205];0)" office:value-type="float" office:value="43756" calcext:value-type="float">
            <text:p>43756</text:p>
          </table:table-cell>
          <table:table-cell table:formula="of:=[.L205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205];0)&lt;=[.O2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0T09:40:48.128427" calcext:value-type="date">
            <text:p>2019-10-10 09:40:48</text:p>
          </table:table-cell>
          <table:table-cell table:style-name="ce7" table:formula="of:=[.A206]" office:value-type="date" office:date-value="2019-10-10T09:40:48.128427" calcext:value-type="date">
            <text:p>2019-10-10 09:40:48</text:p>
          </table:table-cell>
          <table:table-cell table:formula="of:=TRUNC([.A206])" office:value-type="float" office:value="43748" calcext:value-type="float">
            <text:p>43748</text:p>
          </table:table-cell>
          <table:table-cell table:style-name="ce12" table:formula="of:=[.B206]-[.C206]" office:value-type="date" office:date-value="1899-12-30T09:40:48.12842749525" calcext:value-type="date">
            <text:p>12/30/99 09:40 AM</text:p>
          </table:table-cell>
          <table:table-cell table:formula="of:=MOD([.E205]-[.$E$2];[.$H$2])+1+[.$E$2]" office:value-type="float" office:value="244" calcext:value-type="float">
            <text:p>244</text:p>
          </table:table-cell>
          <table:table-cell table:formula="of:=MOD([.F205]+1/[.$H$2];5)" office:value-type="float" office:value="3.38333333333333" calcext:value-type="float">
            <text:p>3,38333333333333</text:p>
          </table:table-cell>
          <table:table-cell table:formula="of:=IF([.F206]=0;[.G205]+2+1/[.$H$2];[.G205]+1/[.$H$2])" office:value-type="float" office:value="3.38333333333333" calcext:value-type="float">
            <text:p>3,38333333333333</text:p>
          </table:table-cell>
          <table:table-cell table:number-columns-repeated="4"/>
          <table:table-cell table:formula="of:=SUM(MOD(SUM([.L205]-[.L$2];[.T$2]);[.R$2]-[.L$2]);[.L$2])" office:value-type="time" office:time-value="PT09H00M00S" calcext:value-type="time">
            <text:p>09:00:00</text:p>
          </table:table-cell>
          <table:table-cell table:formula="of:=IF([.L206]&lt;[.L205];[.M205]+[.H$2];[.M205])" office:value-type="float" office:value="660" calcext:value-type="float">
            <text:p>660</text:p>
          </table:table-cell>
          <table:table-cell table:formula="of:=OFFSET([.C$4];[.M206];0)" office:value-type="float" office:value="43756" calcext:value-type="float">
            <text:p>43756</text:p>
          </table:table-cell>
          <table:table-cell table:formula="of:=[.L206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206];0)&lt;=[.O2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0T09:19:15.847902" calcext:value-type="date">
            <text:p>2019-10-10 09:19:16</text:p>
          </table:table-cell>
          <table:table-cell table:style-name="ce7" table:formula="of:=[.A207]" office:value-type="date" office:date-value="2019-10-10T09:19:15.847902" calcext:value-type="date">
            <text:p>2019-10-10 09:19:16</text:p>
          </table:table-cell>
          <table:table-cell table:formula="of:=TRUNC([.A207])" office:value-type="float" office:value="43748" calcext:value-type="float">
            <text:p>43748</text:p>
          </table:table-cell>
          <table:table-cell table:style-name="ce12" table:formula="of:=[.B207]-[.C207]" office:value-type="date" office:date-value="1899-12-30T09:19:15.84790168796" calcext:value-type="date">
            <text:p>12/30/99 09:19 AM</text:p>
          </table:table-cell>
          <table:table-cell table:formula="of:=MOD([.E206]-[.$E$2];[.$H$2])+1+[.$E$2]" office:value-type="float" office:value="245" calcext:value-type="float">
            <text:p>245</text:p>
          </table:table-cell>
          <table:table-cell table:formula="of:=MOD([.F206]+1/[.$H$2];5)" office:value-type="float" office:value="3.39999999999999" calcext:value-type="float">
            <text:p>3,39999999999999</text:p>
          </table:table-cell>
          <table:table-cell table:formula="of:=IF([.F207]=0;[.G206]+2+1/[.$H$2];[.G206]+1/[.$H$2])" office:value-type="float" office:value="3.39999999999999" calcext:value-type="float">
            <text:p>3,39999999999999</text:p>
          </table:table-cell>
          <table:table-cell table:number-columns-repeated="4"/>
          <table:table-cell table:formula="of:=SUM(MOD(SUM([.L206]-[.L$2];[.T$2]);[.R$2]-[.L$2]);[.L$2])" office:value-type="time" office:time-value="PT09H10M00S" calcext:value-type="time">
            <text:p>09:10:00</text:p>
          </table:table-cell>
          <table:table-cell table:formula="of:=IF([.L207]&lt;[.L206];[.M206]+[.H$2];[.M206])" office:value-type="float" office:value="660" calcext:value-type="float">
            <text:p>660</text:p>
          </table:table-cell>
          <table:table-cell table:formula="of:=OFFSET([.C$4];[.M207];0)" office:value-type="float" office:value="43756" calcext:value-type="float">
            <text:p>43756</text:p>
          </table:table-cell>
          <table:table-cell table:formula="of:=[.L207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07];0)&lt;=[.O2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0T09:37:02.997411" calcext:value-type="date">
            <text:p>2019-10-10 09:37:03</text:p>
          </table:table-cell>
          <table:table-cell table:style-name="ce7" table:formula="of:=[.A208]" office:value-type="date" office:date-value="2019-10-10T09:37:02.997411" calcext:value-type="date">
            <text:p>2019-10-10 09:37:03</text:p>
          </table:table-cell>
          <table:table-cell table:formula="of:=TRUNC([.A208])" office:value-type="float" office:value="43748" calcext:value-type="float">
            <text:p>43748</text:p>
          </table:table-cell>
          <table:table-cell table:style-name="ce12" table:formula="of:=[.B208]-[.C208]" office:value-type="date" office:date-value="1899-12-30T09:37:02.99741101451" calcext:value-type="date">
            <text:p>12/30/99 09:37 AM</text:p>
          </table:table-cell>
          <table:table-cell table:formula="of:=MOD([.E207]-[.$E$2];[.$H$2])+1+[.$E$2]" office:value-type="float" office:value="246" calcext:value-type="float">
            <text:p>246</text:p>
          </table:table-cell>
          <table:table-cell table:formula="of:=MOD([.F207]+1/[.$H$2];5)" office:value-type="float" office:value="3.41666666666666" calcext:value-type="float">
            <text:p>3,41666666666666</text:p>
          </table:table-cell>
          <table:table-cell table:formula="of:=IF([.F208]=0;[.G207]+2+1/[.$H$2];[.G207]+1/[.$H$2])" office:value-type="float" office:value="3.41666666666666" calcext:value-type="float">
            <text:p>3,41666666666666</text:p>
          </table:table-cell>
          <table:table-cell table:number-columns-repeated="4"/>
          <table:table-cell table:formula="of:=SUM(MOD(SUM([.L207]-[.L$2];[.T$2]);[.R$2]-[.L$2]);[.L$2])" office:value-type="time" office:time-value="PT09H20M00S" calcext:value-type="time">
            <text:p>09:20:00</text:p>
          </table:table-cell>
          <table:table-cell table:formula="of:=IF([.L208]&lt;[.L207];[.M207]+[.H$2];[.M207])" office:value-type="float" office:value="660" calcext:value-type="float">
            <text:p>660</text:p>
          </table:table-cell>
          <table:table-cell table:formula="of:=OFFSET([.C$4];[.M208];0)" office:value-type="float" office:value="43756" calcext:value-type="float">
            <text:p>43756</text:p>
          </table:table-cell>
          <table:table-cell table:formula="of:=[.L208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08];0)&lt;=[.O2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0T09:29:54.292376" calcext:value-type="date">
            <text:p>2019-10-10 09:29:54</text:p>
          </table:table-cell>
          <table:table-cell table:style-name="ce7" table:formula="of:=[.A209]" office:value-type="date" office:date-value="2019-10-10T09:29:54.292376" calcext:value-type="date">
            <text:p>2019-10-10 09:29:54</text:p>
          </table:table-cell>
          <table:table-cell table:formula="of:=TRUNC([.A209])" office:value-type="float" office:value="43748" calcext:value-type="float">
            <text:p>43748</text:p>
          </table:table-cell>
          <table:table-cell table:style-name="ce12" table:formula="of:=[.B209]-[.C209]" office:value-type="date" office:date-value="1899-12-30T09:29:54.29237551522" calcext:value-type="date">
            <text:p>12/30/99 09:29 AM</text:p>
          </table:table-cell>
          <table:table-cell table:formula="of:=MOD([.E208]-[.$E$2];[.$H$2])+1+[.$E$2]" office:value-type="float" office:value="247" calcext:value-type="float">
            <text:p>247</text:p>
          </table:table-cell>
          <table:table-cell table:formula="of:=MOD([.F208]+1/[.$H$2];5)" office:value-type="float" office:value="3.43333333333333" calcext:value-type="float">
            <text:p>3,43333333333333</text:p>
          </table:table-cell>
          <table:table-cell table:formula="of:=IF([.F209]=0;[.G208]+2+1/[.$H$2];[.G208]+1/[.$H$2])" office:value-type="float" office:value="3.43333333333333" calcext:value-type="float">
            <text:p>3,43333333333333</text:p>
          </table:table-cell>
          <table:table-cell table:number-columns-repeated="4"/>
          <table:table-cell table:formula="of:=SUM(MOD(SUM([.L208]-[.L$2];[.T$2]);[.R$2]-[.L$2]);[.L$2])" office:value-type="time" office:time-value="PT09H30M00S" calcext:value-type="time">
            <text:p>09:30:00</text:p>
          </table:table-cell>
          <table:table-cell table:formula="of:=IF([.L209]&lt;[.L208];[.M208]+[.H$2];[.M208])" office:value-type="float" office:value="660" calcext:value-type="float">
            <text:p>660</text:p>
          </table:table-cell>
          <table:table-cell table:formula="of:=OFFSET([.C$4];[.M209];0)" office:value-type="float" office:value="43756" calcext:value-type="float">
            <text:p>43756</text:p>
          </table:table-cell>
          <table:table-cell table:formula="of:=[.L209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09];0)&lt;=[.O2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0T09:05:40.520694" calcext:value-type="date">
            <text:p>2019-10-10 09:05:41</text:p>
          </table:table-cell>
          <table:table-cell table:style-name="ce7" table:formula="of:=[.A210]" office:value-type="date" office:date-value="2019-10-10T09:05:40.520694" calcext:value-type="date">
            <text:p>2019-10-10 09:05:41</text:p>
          </table:table-cell>
          <table:table-cell table:formula="of:=TRUNC([.A210])" office:value-type="float" office:value="43748" calcext:value-type="float">
            <text:p>43748</text:p>
          </table:table-cell>
          <table:table-cell table:style-name="ce12" table:formula="of:=[.B210]-[.C210]" office:value-type="date" office:date-value="1899-12-30T09:05:40.52069373429" calcext:value-type="date">
            <text:p>12/30/99 09:05 AM</text:p>
          </table:table-cell>
          <table:table-cell table:formula="of:=MOD([.E209]-[.$E$2];[.$H$2])+1+[.$E$2]" office:value-type="float" office:value="248" calcext:value-type="float">
            <text:p>248</text:p>
          </table:table-cell>
          <table:table-cell table:formula="of:=MOD([.F209]+1/[.$H$2];5)" office:value-type="float" office:value="3.44999999999999" calcext:value-type="float">
            <text:p>3,44999999999999</text:p>
          </table:table-cell>
          <table:table-cell table:formula="of:=IF([.F210]=0;[.G209]+2+1/[.$H$2];[.G209]+1/[.$H$2])" office:value-type="float" office:value="3.44999999999999" calcext:value-type="float">
            <text:p>3,44999999999999</text:p>
          </table:table-cell>
          <table:table-cell table:number-columns-repeated="4"/>
          <table:table-cell table:formula="of:=SUM(MOD(SUM([.L209]-[.L$2];[.T$2]);[.R$2]-[.L$2]);[.L$2])" office:value-type="time" office:time-value="PT09H40M00S" calcext:value-type="time">
            <text:p>09:40:00</text:p>
          </table:table-cell>
          <table:table-cell table:formula="of:=IF([.L210]&lt;[.L209];[.M209]+[.H$2];[.M209])" office:value-type="float" office:value="660" calcext:value-type="float">
            <text:p>660</text:p>
          </table:table-cell>
          <table:table-cell table:formula="of:=OFFSET([.C$4];[.M210];0)" office:value-type="float" office:value="43756" calcext:value-type="float">
            <text:p>43756</text:p>
          </table:table-cell>
          <table:table-cell table:formula="of:=[.L210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10];0)&lt;=[.O2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0T09:34:02.761678" calcext:value-type="date">
            <text:p>2019-10-10 09:34:03</text:p>
          </table:table-cell>
          <table:table-cell table:style-name="ce7" table:formula="of:=[.A211]" office:value-type="date" office:date-value="2019-10-10T09:34:02.761678" calcext:value-type="date">
            <text:p>2019-10-10 09:34:03</text:p>
          </table:table-cell>
          <table:table-cell table:formula="of:=TRUNC([.A211])" office:value-type="float" office:value="43748" calcext:value-type="float">
            <text:p>43748</text:p>
          </table:table-cell>
          <table:table-cell table:style-name="ce12" table:formula="of:=[.B211]-[.C211]" office:value-type="date" office:date-value="1899-12-30T09:34:02.76167820208" calcext:value-type="date">
            <text:p>12/30/99 09:34 AM</text:p>
          </table:table-cell>
          <table:table-cell table:formula="of:=MOD([.E210]-[.$E$2];[.$H$2])+1+[.$E$2]" office:value-type="float" office:value="249" calcext:value-type="float">
            <text:p>249</text:p>
          </table:table-cell>
          <table:table-cell table:formula="of:=MOD([.F210]+1/[.$H$2];5)" office:value-type="float" office:value="3.46666666666666" calcext:value-type="float">
            <text:p>3,46666666666666</text:p>
          </table:table-cell>
          <table:table-cell table:formula="of:=IF([.F211]=0;[.G210]+2+1/[.$H$2];[.G210]+1/[.$H$2])" office:value-type="float" office:value="3.46666666666666" calcext:value-type="float">
            <text:p>3,46666666666666</text:p>
          </table:table-cell>
          <table:table-cell table:number-columns-repeated="4"/>
          <table:table-cell table:formula="of:=SUM(MOD(SUM([.L210]-[.L$2];[.T$2]);[.R$2]-[.L$2]);[.L$2])" office:value-type="time" office:time-value="PT09H50M00S" calcext:value-type="time">
            <text:p>09:50:00</text:p>
          </table:table-cell>
          <table:table-cell table:formula="of:=IF([.L211]&lt;[.L210];[.M210]+[.H$2];[.M210])" office:value-type="float" office:value="660" calcext:value-type="float">
            <text:p>660</text:p>
          </table:table-cell>
          <table:table-cell table:formula="of:=OFFSET([.C$4];[.M211];0)" office:value-type="float" office:value="43756" calcext:value-type="float">
            <text:p>43756</text:p>
          </table:table-cell>
          <table:table-cell table:formula="of:=[.L211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11];0)&lt;=[.O2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0T09:33:44.92614" calcext:value-type="date">
            <text:p>2019-10-10 09:33:45</text:p>
          </table:table-cell>
          <table:table-cell table:style-name="ce7" table:formula="of:=[.A212]" office:value-type="date" office:date-value="2019-10-10T09:33:44.92614" calcext:value-type="date">
            <text:p>2019-10-10 09:33:45</text:p>
          </table:table-cell>
          <table:table-cell table:formula="of:=TRUNC([.A212])" office:value-type="float" office:value="43748" calcext:value-type="float">
            <text:p>43748</text:p>
          </table:table-cell>
          <table:table-cell table:style-name="ce12" table:formula="of:=[.B212]-[.C212]" office:value-type="date" office:date-value="1899-12-30T09:33:44.92613950744" calcext:value-type="date">
            <text:p>12/30/99 09:33 AM</text:p>
          </table:table-cell>
          <table:table-cell table:formula="of:=MOD([.E211]-[.$E$2];[.$H$2])+1+[.$E$2]" office:value-type="float" office:value="250" calcext:value-type="float">
            <text:p>250</text:p>
          </table:table-cell>
          <table:table-cell table:formula="of:=MOD([.F211]+1/[.$H$2];5)" office:value-type="float" office:value="3.48333333333333" calcext:value-type="float">
            <text:p>3,48333333333333</text:p>
          </table:table-cell>
          <table:table-cell table:formula="of:=IF([.F212]=0;[.G211]+2+1/[.$H$2];[.G211]+1/[.$H$2])" office:value-type="float" office:value="3.48333333333333" calcext:value-type="float">
            <text:p>3,48333333333333</text:p>
          </table:table-cell>
          <table:table-cell table:number-columns-repeated="4"/>
          <table:table-cell table:formula="of:=SUM(MOD(SUM([.L211]-[.L$2];[.T$2]);[.R$2]-[.L$2]);[.L$2])" office:value-type="time" office:time-value="PT10H00M00S" calcext:value-type="time">
            <text:p>10:00:00</text:p>
          </table:table-cell>
          <table:table-cell table:formula="of:=IF([.L212]&lt;[.L211];[.M211]+[.H$2];[.M211])" office:value-type="float" office:value="660" calcext:value-type="float">
            <text:p>660</text:p>
          </table:table-cell>
          <table:table-cell table:formula="of:=OFFSET([.C$4];[.M212];0)" office:value-type="float" office:value="43756" calcext:value-type="float">
            <text:p>43756</text:p>
          </table:table-cell>
          <table:table-cell table:formula="of:=[.L212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12];0)&lt;=[.O2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0T09:31:53.019563" calcext:value-type="date">
            <text:p>2019-10-10 09:31:53</text:p>
          </table:table-cell>
          <table:table-cell table:style-name="ce7" table:formula="of:=[.A213]" office:value-type="date" office:date-value="2019-10-10T09:31:53.019563" calcext:value-type="date">
            <text:p>2019-10-10 09:31:53</text:p>
          </table:table-cell>
          <table:table-cell table:formula="of:=TRUNC([.A213])" office:value-type="float" office:value="43748" calcext:value-type="float">
            <text:p>43748</text:p>
          </table:table-cell>
          <table:table-cell table:style-name="ce12" table:formula="of:=[.B213]-[.C213]" office:value-type="date" office:date-value="1899-12-30T09:31:53.01956295501" calcext:value-type="date">
            <text:p>12/30/99 09:31 AM</text:p>
          </table:table-cell>
          <table:table-cell table:formula="of:=MOD([.E212]-[.$E$2];[.$H$2])+1+[.$E$2]" office:value-type="float" office:value="251" calcext:value-type="float">
            <text:p>251</text:p>
          </table:table-cell>
          <table:table-cell table:formula="of:=MOD([.F212]+1/[.$H$2];5)" office:value-type="float" office:value="3.49999999999999" calcext:value-type="float">
            <text:p>3,49999999999999</text:p>
          </table:table-cell>
          <table:table-cell table:formula="of:=IF([.F213]=0;[.G212]+2+1/[.$H$2];[.G212]+1/[.$H$2])" office:value-type="float" office:value="3.49999999999999" calcext:value-type="float">
            <text:p>3,49999999999999</text:p>
          </table:table-cell>
          <table:table-cell table:number-columns-repeated="4"/>
          <table:table-cell table:formula="of:=SUM(MOD(SUM([.L212]-[.L$2];[.T$2]);[.R$2]-[.L$2]);[.L$2])" office:value-type="time" office:time-value="PT10H10M00S" calcext:value-type="time">
            <text:p>10:10:00</text:p>
          </table:table-cell>
          <table:table-cell table:formula="of:=IF([.L213]&lt;[.L212];[.M212]+[.H$2];[.M212])" office:value-type="float" office:value="660" calcext:value-type="float">
            <text:p>660</text:p>
          </table:table-cell>
          <table:table-cell table:formula="of:=OFFSET([.C$4];[.M213];0)" office:value-type="float" office:value="43756" calcext:value-type="float">
            <text:p>43756</text:p>
          </table:table-cell>
          <table:table-cell table:formula="of:=[.L213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13];0)&lt;=[.O2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0T09:31:04.041531" calcext:value-type="date">
            <text:p>2019-10-10 09:31:04</text:p>
          </table:table-cell>
          <table:table-cell table:style-name="ce7" table:formula="of:=[.A214]" office:value-type="date" office:date-value="2019-10-10T09:31:04.041531" calcext:value-type="date">
            <text:p>2019-10-10 09:31:04</text:p>
          </table:table-cell>
          <table:table-cell table:formula="of:=TRUNC([.A214])" office:value-type="float" office:value="43748" calcext:value-type="float">
            <text:p>43748</text:p>
          </table:table-cell>
          <table:table-cell table:style-name="ce12" table:formula="of:=[.B214]-[.C214]" office:value-type="date" office:date-value="1899-12-30T09:31:04.04153136536" calcext:value-type="date">
            <text:p>12/30/99 09:31 AM</text:p>
          </table:table-cell>
          <table:table-cell table:formula="of:=MOD([.E213]-[.$E$2];[.$H$2])+1+[.$E$2]" office:value-type="float" office:value="252" calcext:value-type="float">
            <text:p>252</text:p>
          </table:table-cell>
          <table:table-cell table:formula="of:=MOD([.F213]+1/[.$H$2];5)" office:value-type="float" office:value="3.51666666666666" calcext:value-type="float">
            <text:p>3,51666666666666</text:p>
          </table:table-cell>
          <table:table-cell table:formula="of:=IF([.F214]=0;[.G213]+2+1/[.$H$2];[.G213]+1/[.$H$2])" office:value-type="float" office:value="3.51666666666666" calcext:value-type="float">
            <text:p>3,51666666666666</text:p>
          </table:table-cell>
          <table:table-cell table:number-columns-repeated="4"/>
          <table:table-cell table:formula="of:=SUM(MOD(SUM([.L213]-[.L$2];[.T$2]);[.R$2]-[.L$2]);[.L$2])" office:value-type="time" office:time-value="PT10H20M00S" calcext:value-type="time">
            <text:p>10:20:00</text:p>
          </table:table-cell>
          <table:table-cell table:formula="of:=IF([.L214]&lt;[.L213];[.M213]+[.H$2];[.M213])" office:value-type="float" office:value="660" calcext:value-type="float">
            <text:p>660</text:p>
          </table:table-cell>
          <table:table-cell table:formula="of:=OFFSET([.C$4];[.M214];0)" office:value-type="float" office:value="43756" calcext:value-type="float">
            <text:p>43756</text:p>
          </table:table-cell>
          <table:table-cell table:formula="of:=[.L214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214];0)&lt;=[.O2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0T09:13:39.633345" calcext:value-type="date">
            <text:p>2019-10-10 09:13:40</text:p>
          </table:table-cell>
          <table:table-cell table:style-name="ce7" table:formula="of:=[.A215]" office:value-type="date" office:date-value="2019-10-10T09:13:39.633345" calcext:value-type="date">
            <text:p>2019-10-10 09:13:40</text:p>
          </table:table-cell>
          <table:table-cell table:formula="of:=TRUNC([.A215])" office:value-type="float" office:value="43748" calcext:value-type="float">
            <text:p>43748</text:p>
          </table:table-cell>
          <table:table-cell table:style-name="ce12" table:formula="of:=[.B215]-[.C215]" office:value-type="date" office:date-value="1899-12-30T09:13:39.63334470056" calcext:value-type="date">
            <text:p>12/30/99 09:13 AM</text:p>
          </table:table-cell>
          <table:table-cell table:formula="of:=MOD([.E214]-[.$E$2];[.$H$2])+1+[.$E$2]" office:value-type="float" office:value="253" calcext:value-type="float">
            <text:p>253</text:p>
          </table:table-cell>
          <table:table-cell table:formula="of:=MOD([.F214]+1/[.$H$2];5)" office:value-type="float" office:value="3.53333333333333" calcext:value-type="float">
            <text:p>3,53333333333333</text:p>
          </table:table-cell>
          <table:table-cell table:formula="of:=IF([.F215]=0;[.G214]+2+1/[.$H$2];[.G214]+1/[.$H$2])" office:value-type="float" office:value="3.53333333333333" calcext:value-type="float">
            <text:p>3,53333333333333</text:p>
          </table:table-cell>
          <table:table-cell table:number-columns-repeated="4"/>
          <table:table-cell table:formula="of:=SUM(MOD(SUM([.L214]-[.L$2];[.T$2]);[.R$2]-[.L$2]);[.L$2])" office:value-type="time" office:time-value="PT10H30M00S" calcext:value-type="time">
            <text:p>10:30:00</text:p>
          </table:table-cell>
          <table:table-cell table:formula="of:=IF([.L215]&lt;[.L214];[.M214]+[.H$2];[.M214])" office:value-type="float" office:value="660" calcext:value-type="float">
            <text:p>660</text:p>
          </table:table-cell>
          <table:table-cell table:formula="of:=OFFSET([.C$4];[.M215];0)" office:value-type="float" office:value="43756" calcext:value-type="float">
            <text:p>43756</text:p>
          </table:table-cell>
          <table:table-cell table:formula="of:=[.L215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215];0)&lt;=[.O2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0T09:48:10.74347" calcext:value-type="date">
            <text:p>2019-10-10 09:48:11</text:p>
          </table:table-cell>
          <table:table-cell table:style-name="ce7" table:formula="of:=[.A216]" office:value-type="date" office:date-value="2019-10-10T09:48:10.74347" calcext:value-type="date">
            <text:p>2019-10-10 09:48:11</text:p>
          </table:table-cell>
          <table:table-cell table:formula="of:=TRUNC([.A216])" office:value-type="float" office:value="43748" calcext:value-type="float">
            <text:p>43748</text:p>
          </table:table-cell>
          <table:table-cell table:style-name="ce12" table:formula="of:=[.B216]-[.C216]" office:value-type="date" office:date-value="1899-12-30T09:48:10.74346977286" calcext:value-type="date">
            <text:p>12/30/99 09:48 AM</text:p>
          </table:table-cell>
          <table:table-cell table:formula="of:=MOD([.E215]-[.$E$2];[.$H$2])+1+[.$E$2]" office:value-type="float" office:value="254" calcext:value-type="float">
            <text:p>254</text:p>
          </table:table-cell>
          <table:table-cell table:formula="of:=MOD([.F215]+1/[.$H$2];5)" office:value-type="float" office:value="3.54999999999999" calcext:value-type="float">
            <text:p>3,54999999999999</text:p>
          </table:table-cell>
          <table:table-cell table:formula="of:=IF([.F216]=0;[.G215]+2+1/[.$H$2];[.G215]+1/[.$H$2])" office:value-type="float" office:value="3.54999999999999" calcext:value-type="float">
            <text:p>3,54999999999999</text:p>
          </table:table-cell>
          <table:table-cell table:number-columns-repeated="4"/>
          <table:table-cell table:formula="of:=SUM(MOD(SUM([.L215]-[.L$2];[.T$2]);[.R$2]-[.L$2]);[.L$2])" office:value-type="time" office:time-value="PT10H40M00S" calcext:value-type="time">
            <text:p>10:40:00</text:p>
          </table:table-cell>
          <table:table-cell table:formula="of:=IF([.L216]&lt;[.L215];[.M215]+[.H$2];[.M215])" office:value-type="float" office:value="660" calcext:value-type="float">
            <text:p>660</text:p>
          </table:table-cell>
          <table:table-cell table:formula="of:=OFFSET([.C$4];[.M216];0)" office:value-type="float" office:value="43756" calcext:value-type="float">
            <text:p>43756</text:p>
          </table:table-cell>
          <table:table-cell table:formula="of:=[.L216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16];0)&lt;=[.O2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0T09:20:18.211131" calcext:value-type="date">
            <text:p>2019-10-10 09:20:18</text:p>
          </table:table-cell>
          <table:table-cell table:style-name="ce7" table:formula="of:=[.A217]" office:value-type="date" office:date-value="2019-10-10T09:20:18.211131" calcext:value-type="date">
            <text:p>2019-10-10 09:20:18</text:p>
          </table:table-cell>
          <table:table-cell table:formula="of:=TRUNC([.A217])" office:value-type="float" office:value="43748" calcext:value-type="float">
            <text:p>43748</text:p>
          </table:table-cell>
          <table:table-cell table:style-name="ce12" table:formula="of:=[.B217]-[.C217]" office:value-type="date" office:date-value="1899-12-30T09:20:18.21113149635" calcext:value-type="date">
            <text:p>12/30/99 09:20 AM</text:p>
          </table:table-cell>
          <table:table-cell table:formula="of:=MOD([.E216]-[.$E$2];[.$H$2])+1+[.$E$2]" office:value-type="float" office:value="255" calcext:value-type="float">
            <text:p>255</text:p>
          </table:table-cell>
          <table:table-cell table:formula="of:=MOD([.F216]+1/[.$H$2];5)" office:value-type="float" office:value="3.56666666666666" calcext:value-type="float">
            <text:p>3,56666666666666</text:p>
          </table:table-cell>
          <table:table-cell table:formula="of:=IF([.F217]=0;[.G216]+2+1/[.$H$2];[.G216]+1/[.$H$2])" office:value-type="float" office:value="3.56666666666666" calcext:value-type="float">
            <text:p>3,56666666666666</text:p>
          </table:table-cell>
          <table:table-cell table:number-columns-repeated="4"/>
          <table:table-cell table:formula="of:=SUM(MOD(SUM([.L216]-[.L$2];[.T$2]);[.R$2]-[.L$2]);[.L$2])" office:value-type="time" office:time-value="PT10H50M00S" calcext:value-type="time">
            <text:p>10:50:00</text:p>
          </table:table-cell>
          <table:table-cell table:formula="of:=IF([.L217]&lt;[.L216];[.M216]+[.H$2];[.M216])" office:value-type="float" office:value="660" calcext:value-type="float">
            <text:p>660</text:p>
          </table:table-cell>
          <table:table-cell table:formula="of:=OFFSET([.C$4];[.M217];0)" office:value-type="float" office:value="43756" calcext:value-type="float">
            <text:p>43756</text:p>
          </table:table-cell>
          <table:table-cell table:formula="of:=[.L217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17];0)&lt;=[.O2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0T09:29:58.266375" calcext:value-type="date">
            <text:p>2019-10-10 09:29:58</text:p>
          </table:table-cell>
          <table:table-cell table:style-name="ce7" table:formula="of:=[.A218]" office:value-type="date" office:date-value="2019-10-10T09:29:58.266375" calcext:value-type="date">
            <text:p>2019-10-10 09:29:58</text:p>
          </table:table-cell>
          <table:table-cell table:formula="of:=TRUNC([.A218])" office:value-type="float" office:value="43748" calcext:value-type="float">
            <text:p>43748</text:p>
          </table:table-cell>
          <table:table-cell table:style-name="ce12" table:formula="of:=[.B218]-[.C218]" office:value-type="date" office:date-value="1899-12-30T09:29:58.26637452934" calcext:value-type="date">
            <text:p>12/30/99 09:29 AM</text:p>
          </table:table-cell>
          <table:table-cell table:formula="of:=MOD([.E217]-[.$E$2];[.$H$2])+1+[.$E$2]" office:value-type="float" office:value="256" calcext:value-type="float">
            <text:p>256</text:p>
          </table:table-cell>
          <table:table-cell table:formula="of:=MOD([.F217]+1/[.$H$2];5)" office:value-type="float" office:value="3.58333333333333" calcext:value-type="float">
            <text:p>3,58333333333333</text:p>
          </table:table-cell>
          <table:table-cell table:formula="of:=IF([.F218]=0;[.G217]+2+1/[.$H$2];[.G217]+1/[.$H$2])" office:value-type="float" office:value="3.58333333333333" calcext:value-type="float">
            <text:p>3,58333333333333</text:p>
          </table:table-cell>
          <table:table-cell table:number-columns-repeated="4"/>
          <table:table-cell table:formula="of:=SUM(MOD(SUM([.L217]-[.L$2];[.T$2]);[.R$2]-[.L$2]);[.L$2])" office:value-type="time" office:time-value="PT11H00M00S" calcext:value-type="time">
            <text:p>11:00:00</text:p>
          </table:table-cell>
          <table:table-cell table:formula="of:=IF([.L218]&lt;[.L217];[.M217]+[.H$2];[.M217])" office:value-type="float" office:value="660" calcext:value-type="float">
            <text:p>660</text:p>
          </table:table-cell>
          <table:table-cell table:formula="of:=OFFSET([.C$4];[.M218];0)" office:value-type="float" office:value="43756" calcext:value-type="float">
            <text:p>43756</text:p>
          </table:table-cell>
          <table:table-cell table:formula="of:=[.L218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18];0)&lt;=[.O2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0T09:42:45.882137" calcext:value-type="date">
            <text:p>2019-10-10 09:42:46</text:p>
          </table:table-cell>
          <table:table-cell table:style-name="ce7" table:formula="of:=[.A219]" office:value-type="date" office:date-value="2019-10-10T09:42:45.882137" calcext:value-type="date">
            <text:p>2019-10-10 09:42:46</text:p>
          </table:table-cell>
          <table:table-cell table:formula="of:=TRUNC([.A219])" office:value-type="float" office:value="43748" calcext:value-type="float">
            <text:p>43748</text:p>
          </table:table-cell>
          <table:table-cell table:style-name="ce12" table:formula="of:=[.B219]-[.C219]" office:value-type="date" office:date-value="1899-12-30T09:42:45.8821371384" calcext:value-type="date">
            <text:p>12/30/99 09:42 AM</text:p>
          </table:table-cell>
          <table:table-cell table:formula="of:=MOD([.E218]-[.$E$2];[.$H$2])+1+[.$E$2]" office:value-type="float" office:value="257" calcext:value-type="float">
            <text:p>257</text:p>
          </table:table-cell>
          <table:table-cell table:formula="of:=MOD([.F218]+1/[.$H$2];5)" office:value-type="float" office:value="3.59999999999999" calcext:value-type="float">
            <text:p>3,59999999999999</text:p>
          </table:table-cell>
          <table:table-cell table:formula="of:=IF([.F219]=0;[.G218]+2+1/[.$H$2];[.G218]+1/[.$H$2])" office:value-type="float" office:value="3.59999999999999" calcext:value-type="float">
            <text:p>3,59999999999999</text:p>
          </table:table-cell>
          <table:table-cell table:number-columns-repeated="4"/>
          <table:table-cell table:formula="of:=SUM(MOD(SUM([.L218]-[.L$2];[.T$2]);[.R$2]-[.L$2]);[.L$2])" office:value-type="time" office:time-value="PT08H10M00S" calcext:value-type="time">
            <text:p>08:10:00</text:p>
          </table:table-cell>
          <table:table-cell table:formula="of:=IF([.L219]&lt;[.L218];[.M218]+[.H$2];[.M218])" office:value-type="float" office:value="720" calcext:value-type="float">
            <text:p>720</text:p>
          </table:table-cell>
          <table:table-cell table:formula="of:=OFFSET([.C$4];[.M219];0)" office:value-type="float" office:value="43757" calcext:value-type="float">
            <text:p>43757</text:p>
          </table:table-cell>
          <table:table-cell table:formula="of:=[.L219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19];0)&lt;=[.O2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0T09:26:14.684418" calcext:value-type="date">
            <text:p>2019-10-10 09:26:15</text:p>
          </table:table-cell>
          <table:table-cell table:style-name="ce7" table:formula="of:=[.A220]" office:value-type="date" office:date-value="2019-10-10T09:26:14.684418" calcext:value-type="date">
            <text:p>2019-10-10 09:26:15</text:p>
          </table:table-cell>
          <table:table-cell table:formula="of:=TRUNC([.A220])" office:value-type="float" office:value="43748" calcext:value-type="float">
            <text:p>43748</text:p>
          </table:table-cell>
          <table:table-cell table:style-name="ce12" table:formula="of:=[.B220]-[.C220]" office:value-type="date" office:date-value="1899-12-30T09:26:14.68441799283" calcext:value-type="date">
            <text:p>12/30/99 09:26 AM</text:p>
          </table:table-cell>
          <table:table-cell table:formula="of:=MOD([.E219]-[.$E$2];[.$H$2])+1+[.$E$2]" office:value-type="float" office:value="258" calcext:value-type="float">
            <text:p>258</text:p>
          </table:table-cell>
          <table:table-cell table:formula="of:=MOD([.F219]+1/[.$H$2];5)" office:value-type="float" office:value="3.61666666666666" calcext:value-type="float">
            <text:p>3,61666666666666</text:p>
          </table:table-cell>
          <table:table-cell table:formula="of:=IF([.F220]=0;[.G219]+2+1/[.$H$2];[.G219]+1/[.$H$2])" office:value-type="float" office:value="3.61666666666666" calcext:value-type="float">
            <text:p>3,61666666666666</text:p>
          </table:table-cell>
          <table:table-cell table:number-columns-repeated="4"/>
          <table:table-cell table:formula="of:=SUM(MOD(SUM([.L219]-[.L$2];[.T$2]);[.R$2]-[.L$2]);[.L$2])" office:value-type="time" office:time-value="PT08H20M00S" calcext:value-type="time">
            <text:p>08:20:00</text:p>
          </table:table-cell>
          <table:table-cell table:formula="of:=IF([.L220]&lt;[.L219];[.M219]+[.H$2];[.M219])" office:value-type="float" office:value="720" calcext:value-type="float">
            <text:p>720</text:p>
          </table:table-cell>
          <table:table-cell table:formula="of:=OFFSET([.C$4];[.M220];0)" office:value-type="float" office:value="43757" calcext:value-type="float">
            <text:p>43757</text:p>
          </table:table-cell>
          <table:table-cell table:formula="of:=[.L220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20];0)&lt;=[.O2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0T09:22:55.947668" calcext:value-type="date">
            <text:p>2019-10-10 09:22:56</text:p>
          </table:table-cell>
          <table:table-cell table:style-name="ce7" table:formula="of:=[.A221]" office:value-type="date" office:date-value="2019-10-10T09:22:55.947668" calcext:value-type="date">
            <text:p>2019-10-10 09:22:56</text:p>
          </table:table-cell>
          <table:table-cell table:formula="of:=TRUNC([.A221])" office:value-type="float" office:value="43748" calcext:value-type="float">
            <text:p>43748</text:p>
          </table:table-cell>
          <table:table-cell table:style-name="ce12" table:formula="of:=[.B221]-[.C221]" office:value-type="date" office:date-value="1899-12-30T09:22:55.94766779803" calcext:value-type="date">
            <text:p>12/30/99 09:22 AM</text:p>
          </table:table-cell>
          <table:table-cell table:formula="of:=MOD([.E220]-[.$E$2];[.$H$2])+1+[.$E$2]" office:value-type="float" office:value="259" calcext:value-type="float">
            <text:p>259</text:p>
          </table:table-cell>
          <table:table-cell table:formula="of:=MOD([.F220]+1/[.$H$2];5)" office:value-type="float" office:value="3.63333333333333" calcext:value-type="float">
            <text:p>3,63333333333333</text:p>
          </table:table-cell>
          <table:table-cell table:formula="of:=IF([.F221]=0;[.G220]+2+1/[.$H$2];[.G220]+1/[.$H$2])" office:value-type="float" office:value="3.63333333333333" calcext:value-type="float">
            <text:p>3,63333333333333</text:p>
          </table:table-cell>
          <table:table-cell table:number-columns-repeated="4"/>
          <table:table-cell table:formula="of:=SUM(MOD(SUM([.L220]-[.L$2];[.T$2]);[.R$2]-[.L$2]);[.L$2])" office:value-type="time" office:time-value="PT08H30M00S" calcext:value-type="time">
            <text:p>08:30:00</text:p>
          </table:table-cell>
          <table:table-cell table:formula="of:=IF([.L221]&lt;[.L220];[.M220]+[.H$2];[.M220])" office:value-type="float" office:value="720" calcext:value-type="float">
            <text:p>720</text:p>
          </table:table-cell>
          <table:table-cell table:formula="of:=OFFSET([.C$4];[.M221];0)" office:value-type="float" office:value="43757" calcext:value-type="float">
            <text:p>43757</text:p>
          </table:table-cell>
          <table:table-cell table:formula="of:=[.L221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21];0)&lt;=[.O2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0T09:09:52.268844" calcext:value-type="date">
            <text:p>2019-10-10 09:09:52</text:p>
          </table:table-cell>
          <table:table-cell table:style-name="ce7" table:formula="of:=[.A222]" office:value-type="date" office:date-value="2019-10-10T09:09:52.268844" calcext:value-type="date">
            <text:p>2019-10-10 09:09:52</text:p>
          </table:table-cell>
          <table:table-cell table:formula="of:=TRUNC([.A222])" office:value-type="float" office:value="43748" calcext:value-type="float">
            <text:p>43748</text:p>
          </table:table-cell>
          <table:table-cell table:style-name="ce12" table:formula="of:=[.B222]-[.C222]" office:value-type="date" office:date-value="1899-12-30T09:09:52.26884355303" calcext:value-type="date">
            <text:p>12/30/99 09:09 AM</text:p>
          </table:table-cell>
          <table:table-cell table:formula="of:=MOD([.E221]-[.$E$2];[.$H$2])+1+[.$E$2]" office:value-type="float" office:value="260" calcext:value-type="float">
            <text:p>260</text:p>
          </table:table-cell>
          <table:table-cell table:formula="of:=MOD([.F221]+1/[.$H$2];5)" office:value-type="float" office:value="3.64999999999999" calcext:value-type="float">
            <text:p>3,64999999999999</text:p>
          </table:table-cell>
          <table:table-cell table:formula="of:=IF([.F222]=0;[.G221]+2+1/[.$H$2];[.G221]+1/[.$H$2])" office:value-type="float" office:value="3.64999999999999" calcext:value-type="float">
            <text:p>3,64999999999999</text:p>
          </table:table-cell>
          <table:table-cell table:number-columns-repeated="4"/>
          <table:table-cell table:formula="of:=SUM(MOD(SUM([.L221]-[.L$2];[.T$2]);[.R$2]-[.L$2]);[.L$2])" office:value-type="time" office:time-value="PT08H40M00S" calcext:value-type="time">
            <text:p>08:40:00</text:p>
          </table:table-cell>
          <table:table-cell table:formula="of:=IF([.L222]&lt;[.L221];[.M221]+[.H$2];[.M221])" office:value-type="float" office:value="720" calcext:value-type="float">
            <text:p>720</text:p>
          </table:table-cell>
          <table:table-cell table:formula="of:=OFFSET([.C$4];[.M222];0)" office:value-type="float" office:value="43757" calcext:value-type="float">
            <text:p>43757</text:p>
          </table:table-cell>
          <table:table-cell table:formula="of:=[.L222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22];0)&lt;=[.O2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0T09:17:10.279352" calcext:value-type="date">
            <text:p>2019-10-10 09:17:10</text:p>
          </table:table-cell>
          <table:table-cell table:style-name="ce7" table:formula="of:=[.A223]" office:value-type="date" office:date-value="2019-10-10T09:17:10.279352" calcext:value-type="date">
            <text:p>2019-10-10 09:17:10</text:p>
          </table:table-cell>
          <table:table-cell table:formula="of:=TRUNC([.A223])" office:value-type="float" office:value="43748" calcext:value-type="float">
            <text:p>43748</text:p>
          </table:table-cell>
          <table:table-cell table:style-name="ce12" table:formula="of:=[.B223]-[.C223]" office:value-type="date" office:date-value="1899-12-30T09:17:10.27935249265" calcext:value-type="date">
            <text:p>12/30/99 09:17 AM</text:p>
          </table:table-cell>
          <table:table-cell table:formula="of:=MOD([.E222]-[.$E$2];[.$H$2])+1+[.$E$2]" office:value-type="float" office:value="261" calcext:value-type="float">
            <text:p>261</text:p>
          </table:table-cell>
          <table:table-cell table:formula="of:=MOD([.F222]+1/[.$H$2];5)" office:value-type="float" office:value="3.66666666666666" calcext:value-type="float">
            <text:p>3,66666666666666</text:p>
          </table:table-cell>
          <table:table-cell table:formula="of:=IF([.F223]=0;[.G222]+2+1/[.$H$2];[.G222]+1/[.$H$2])" office:value-type="float" office:value="3.66666666666666" calcext:value-type="float">
            <text:p>3,66666666666666</text:p>
          </table:table-cell>
          <table:table-cell table:number-columns-repeated="4"/>
          <table:table-cell table:formula="of:=SUM(MOD(SUM([.L222]-[.L$2];[.T$2]);[.R$2]-[.L$2]);[.L$2])" office:value-type="time" office:time-value="PT08H50M00S" calcext:value-type="time">
            <text:p>08:50:00</text:p>
          </table:table-cell>
          <table:table-cell table:formula="of:=IF([.L223]&lt;[.L222];[.M222]+[.H$2];[.M222])" office:value-type="float" office:value="720" calcext:value-type="float">
            <text:p>720</text:p>
          </table:table-cell>
          <table:table-cell table:formula="of:=OFFSET([.C$4];[.M223];0)" office:value-type="float" office:value="43757" calcext:value-type="float">
            <text:p>43757</text:p>
          </table:table-cell>
          <table:table-cell table:formula="of:=[.L223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223];0)&lt;=[.O2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0T09:22:35.457642" calcext:value-type="date">
            <text:p>2019-10-10 09:22:35</text:p>
          </table:table-cell>
          <table:table-cell table:style-name="ce7" table:formula="of:=[.A224]" office:value-type="date" office:date-value="2019-10-10T09:22:35.457642" calcext:value-type="date">
            <text:p>2019-10-10 09:22:35</text:p>
          </table:table-cell>
          <table:table-cell table:formula="of:=TRUNC([.A224])" office:value-type="float" office:value="43748" calcext:value-type="float">
            <text:p>43748</text:p>
          </table:table-cell>
          <table:table-cell table:style-name="ce12" table:formula="of:=[.B224]-[.C224]" office:value-type="date" office:date-value="1899-12-30T09:22:35.45764239505" calcext:value-type="date">
            <text:p>12/30/99 09:22 AM</text:p>
          </table:table-cell>
          <table:table-cell table:formula="of:=MOD([.E223]-[.$E$2];[.$H$2])+1+[.$E$2]" office:value-type="float" office:value="262" calcext:value-type="float">
            <text:p>262</text:p>
          </table:table-cell>
          <table:table-cell table:formula="of:=MOD([.F223]+1/[.$H$2];5)" office:value-type="float" office:value="3.68333333333333" calcext:value-type="float">
            <text:p>3,68333333333333</text:p>
          </table:table-cell>
          <table:table-cell table:formula="of:=IF([.F224]=0;[.G223]+2+1/[.$H$2];[.G223]+1/[.$H$2])" office:value-type="float" office:value="3.68333333333333" calcext:value-type="float">
            <text:p>3,68333333333333</text:p>
          </table:table-cell>
          <table:table-cell table:number-columns-repeated="4"/>
          <table:table-cell table:formula="of:=SUM(MOD(SUM([.L223]-[.L$2];[.T$2]);[.R$2]-[.L$2]);[.L$2])" office:value-type="time" office:time-value="PT09H00M00S" calcext:value-type="time">
            <text:p>09:00:00</text:p>
          </table:table-cell>
          <table:table-cell table:formula="of:=IF([.L224]&lt;[.L223];[.M223]+[.H$2];[.M223])" office:value-type="float" office:value="720" calcext:value-type="float">
            <text:p>720</text:p>
          </table:table-cell>
          <table:table-cell table:formula="of:=OFFSET([.C$4];[.M224];0)" office:value-type="float" office:value="43757" calcext:value-type="float">
            <text:p>43757</text:p>
          </table:table-cell>
          <table:table-cell table:formula="of:=[.L224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224];0)&lt;=[.O2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0T09:44:25.977494" calcext:value-type="date">
            <text:p>2019-10-10 09:44:26</text:p>
          </table:table-cell>
          <table:table-cell table:style-name="ce7" table:formula="of:=[.A225]" office:value-type="date" office:date-value="2019-10-10T09:44:25.977494" calcext:value-type="date">
            <text:p>2019-10-10 09:44:26</text:p>
          </table:table-cell>
          <table:table-cell table:formula="of:=TRUNC([.A225])" office:value-type="float" office:value="43748" calcext:value-type="float">
            <text:p>43748</text:p>
          </table:table-cell>
          <table:table-cell table:style-name="ce12" table:formula="of:=[.B225]-[.C225]" office:value-type="date" office:date-value="1899-12-30T09:44:25.97749355715" calcext:value-type="date">
            <text:p>12/30/99 09:44 AM</text:p>
          </table:table-cell>
          <table:table-cell table:formula="of:=MOD([.E224]-[.$E$2];[.$H$2])+1+[.$E$2]" office:value-type="float" office:value="263" calcext:value-type="float">
            <text:p>263</text:p>
          </table:table-cell>
          <table:table-cell table:formula="of:=MOD([.F224]+1/[.$H$2];5)" office:value-type="float" office:value="3.69999999999999" calcext:value-type="float">
            <text:p>3,69999999999999</text:p>
          </table:table-cell>
          <table:table-cell table:formula="of:=IF([.F225]=0;[.G224]+2+1/[.$H$2];[.G224]+1/[.$H$2])" office:value-type="float" office:value="3.69999999999999" calcext:value-type="float">
            <text:p>3,69999999999999</text:p>
          </table:table-cell>
          <table:table-cell table:number-columns-repeated="4"/>
          <table:table-cell table:formula="of:=SUM(MOD(SUM([.L224]-[.L$2];[.T$2]);[.R$2]-[.L$2]);[.L$2])" office:value-type="time" office:time-value="PT09H10M00S" calcext:value-type="time">
            <text:p>09:10:00</text:p>
          </table:table-cell>
          <table:table-cell table:formula="of:=IF([.L225]&lt;[.L224];[.M224]+[.H$2];[.M224])" office:value-type="float" office:value="720" calcext:value-type="float">
            <text:p>720</text:p>
          </table:table-cell>
          <table:table-cell table:formula="of:=OFFSET([.C$4];[.M225];0)" office:value-type="float" office:value="43757" calcext:value-type="float">
            <text:p>43757</text:p>
          </table:table-cell>
          <table:table-cell table:formula="of:=[.L225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25];0)&lt;=[.O2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0T09:08:38.223398" calcext:value-type="date">
            <text:p>2019-10-10 09:08:38</text:p>
          </table:table-cell>
          <table:table-cell table:style-name="ce7" table:formula="of:=[.A226]" office:value-type="date" office:date-value="2019-10-10T09:08:38.223398" calcext:value-type="date">
            <text:p>2019-10-10 09:08:38</text:p>
          </table:table-cell>
          <table:table-cell table:formula="of:=TRUNC([.A226])" office:value-type="float" office:value="43748" calcext:value-type="float">
            <text:p>43748</text:p>
          </table:table-cell>
          <table:table-cell table:style-name="ce12" table:formula="of:=[.B226]-[.C226]" office:value-type="date" office:date-value="1899-12-30T09:08:38.22339801583" calcext:value-type="date">
            <text:p>12/30/99 09:08 AM</text:p>
          </table:table-cell>
          <table:table-cell table:formula="of:=MOD([.E225]-[.$E$2];[.$H$2])+1+[.$E$2]" office:value-type="float" office:value="264" calcext:value-type="float">
            <text:p>264</text:p>
          </table:table-cell>
          <table:table-cell table:formula="of:=MOD([.F225]+1/[.$H$2];5)" office:value-type="float" office:value="3.71666666666666" calcext:value-type="float">
            <text:p>3,71666666666666</text:p>
          </table:table-cell>
          <table:table-cell table:formula="of:=IF([.F226]=0;[.G225]+2+1/[.$H$2];[.G225]+1/[.$H$2])" office:value-type="float" office:value="3.71666666666666" calcext:value-type="float">
            <text:p>3,71666666666666</text:p>
          </table:table-cell>
          <table:table-cell table:number-columns-repeated="4"/>
          <table:table-cell table:formula="of:=SUM(MOD(SUM([.L225]-[.L$2];[.T$2]);[.R$2]-[.L$2]);[.L$2])" office:value-type="time" office:time-value="PT09H20M00S" calcext:value-type="time">
            <text:p>09:20:00</text:p>
          </table:table-cell>
          <table:table-cell table:formula="of:=IF([.L226]&lt;[.L225];[.M225]+[.H$2];[.M225])" office:value-type="float" office:value="720" calcext:value-type="float">
            <text:p>720</text:p>
          </table:table-cell>
          <table:table-cell table:formula="of:=OFFSET([.C$4];[.M226];0)" office:value-type="float" office:value="43757" calcext:value-type="float">
            <text:p>43757</text:p>
          </table:table-cell>
          <table:table-cell table:formula="of:=[.L226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26];0)&lt;=[.O2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0T09:29:03.979038" calcext:value-type="date">
            <text:p>2019-10-10 09:29:04</text:p>
          </table:table-cell>
          <table:table-cell table:style-name="ce7" table:formula="of:=[.A227]" office:value-type="date" office:date-value="2019-10-10T09:29:03.979038" calcext:value-type="date">
            <text:p>2019-10-10 09:29:04</text:p>
          </table:table-cell>
          <table:table-cell table:formula="of:=TRUNC([.A227])" office:value-type="float" office:value="43748" calcext:value-type="float">
            <text:p>43748</text:p>
          </table:table-cell>
          <table:table-cell table:style-name="ce12" table:formula="of:=[.B227]-[.C227]" office:value-type="date" office:date-value="1899-12-30T09:29:03.97903822828" calcext:value-type="date">
            <text:p>12/30/99 09:29 AM</text:p>
          </table:table-cell>
          <table:table-cell table:formula="of:=MOD([.E226]-[.$E$2];[.$H$2])+1+[.$E$2]" office:value-type="float" office:value="265" calcext:value-type="float">
            <text:p>265</text:p>
          </table:table-cell>
          <table:table-cell table:formula="of:=MOD([.F226]+1/[.$H$2];5)" office:value-type="float" office:value="3.73333333333332" calcext:value-type="float">
            <text:p>3,73333333333332</text:p>
          </table:table-cell>
          <table:table-cell table:formula="of:=IF([.F227]=0;[.G226]+2+1/[.$H$2];[.G226]+1/[.$H$2])" office:value-type="float" office:value="3.73333333333332" calcext:value-type="float">
            <text:p>3,73333333333332</text:p>
          </table:table-cell>
          <table:table-cell table:number-columns-repeated="4"/>
          <table:table-cell table:formula="of:=SUM(MOD(SUM([.L226]-[.L$2];[.T$2]);[.R$2]-[.L$2]);[.L$2])" office:value-type="time" office:time-value="PT09H30M00S" calcext:value-type="time">
            <text:p>09:30:00</text:p>
          </table:table-cell>
          <table:table-cell table:formula="of:=IF([.L227]&lt;[.L226];[.M226]+[.H$2];[.M226])" office:value-type="float" office:value="720" calcext:value-type="float">
            <text:p>720</text:p>
          </table:table-cell>
          <table:table-cell table:formula="of:=OFFSET([.C$4];[.M227];0)" office:value-type="float" office:value="43757" calcext:value-type="float">
            <text:p>43757</text:p>
          </table:table-cell>
          <table:table-cell table:formula="of:=[.L227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27];0)&lt;=[.O2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0T09:13:43.044084" calcext:value-type="date">
            <text:p>2019-10-10 09:13:43</text:p>
          </table:table-cell>
          <table:table-cell table:style-name="ce7" table:formula="of:=[.A228]" office:value-type="date" office:date-value="2019-10-10T09:13:43.044084" calcext:value-type="date">
            <text:p>2019-10-10 09:13:43</text:p>
          </table:table-cell>
          <table:table-cell table:formula="of:=TRUNC([.A228])" office:value-type="float" office:value="43748" calcext:value-type="float">
            <text:p>43748</text:p>
          </table:table-cell>
          <table:table-cell table:style-name="ce12" table:formula="of:=[.B228]-[.C228]" office:value-type="date" office:date-value="1899-12-30T09:13:43.04408422206" calcext:value-type="date">
            <text:p>12/30/99 09:13 AM</text:p>
          </table:table-cell>
          <table:table-cell table:formula="of:=MOD([.E227]-[.$E$2];[.$H$2])+1+[.$E$2]" office:value-type="float" office:value="266" calcext:value-type="float">
            <text:p>266</text:p>
          </table:table-cell>
          <table:table-cell table:formula="of:=MOD([.F227]+1/[.$H$2];5)" office:value-type="float" office:value="3.74999999999999" calcext:value-type="float">
            <text:p>3,74999999999999</text:p>
          </table:table-cell>
          <table:table-cell table:formula="of:=IF([.F228]=0;[.G227]+2+1/[.$H$2];[.G227]+1/[.$H$2])" office:value-type="float" office:value="3.74999999999999" calcext:value-type="float">
            <text:p>3,74999999999999</text:p>
          </table:table-cell>
          <table:table-cell table:number-columns-repeated="4"/>
          <table:table-cell table:formula="of:=SUM(MOD(SUM([.L227]-[.L$2];[.T$2]);[.R$2]-[.L$2]);[.L$2])" office:value-type="time" office:time-value="PT09H40M00S" calcext:value-type="time">
            <text:p>09:40:00</text:p>
          </table:table-cell>
          <table:table-cell table:formula="of:=IF([.L228]&lt;[.L227];[.M227]+[.H$2];[.M227])" office:value-type="float" office:value="720" calcext:value-type="float">
            <text:p>720</text:p>
          </table:table-cell>
          <table:table-cell table:formula="of:=OFFSET([.C$4];[.M228];0)" office:value-type="float" office:value="43757" calcext:value-type="float">
            <text:p>43757</text:p>
          </table:table-cell>
          <table:table-cell table:formula="of:=[.L228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28];0)&lt;=[.O2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0T09:36:55.396561" calcext:value-type="date">
            <text:p>2019-10-10 09:36:55</text:p>
          </table:table-cell>
          <table:table-cell table:style-name="ce7" table:formula="of:=[.A229]" office:value-type="date" office:date-value="2019-10-10T09:36:55.396561" calcext:value-type="date">
            <text:p>2019-10-10 09:36:55</text:p>
          </table:table-cell>
          <table:table-cell table:formula="of:=TRUNC([.A229])" office:value-type="float" office:value="43748" calcext:value-type="float">
            <text:p>43748</text:p>
          </table:table-cell>
          <table:table-cell table:style-name="ce12" table:formula="of:=[.B229]-[.C229]" office:value-type="date" office:date-value="1899-12-30T09:36:55.39656145032" calcext:value-type="date">
            <text:p>12/30/99 09:36 AM</text:p>
          </table:table-cell>
          <table:table-cell table:formula="of:=MOD([.E228]-[.$E$2];[.$H$2])+1+[.$E$2]" office:value-type="float" office:value="267" calcext:value-type="float">
            <text:p>267</text:p>
          </table:table-cell>
          <table:table-cell table:formula="of:=MOD([.F228]+1/[.$H$2];5)" office:value-type="float" office:value="3.76666666666666" calcext:value-type="float">
            <text:p>3,76666666666666</text:p>
          </table:table-cell>
          <table:table-cell table:formula="of:=IF([.F229]=0;[.G228]+2+1/[.$H$2];[.G228]+1/[.$H$2])" office:value-type="float" office:value="3.76666666666666" calcext:value-type="float">
            <text:p>3,76666666666666</text:p>
          </table:table-cell>
          <table:table-cell table:number-columns-repeated="4"/>
          <table:table-cell table:formula="of:=SUM(MOD(SUM([.L228]-[.L$2];[.T$2]);[.R$2]-[.L$2]);[.L$2])" office:value-type="time" office:time-value="PT09H50M00S" calcext:value-type="time">
            <text:p>09:50:00</text:p>
          </table:table-cell>
          <table:table-cell table:formula="of:=IF([.L229]&lt;[.L228];[.M228]+[.H$2];[.M228])" office:value-type="float" office:value="720" calcext:value-type="float">
            <text:p>720</text:p>
          </table:table-cell>
          <table:table-cell table:formula="of:=OFFSET([.C$4];[.M229];0)" office:value-type="float" office:value="43757" calcext:value-type="float">
            <text:p>43757</text:p>
          </table:table-cell>
          <table:table-cell table:formula="of:=[.L229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29];0)&lt;=[.O2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0T09:33:05.751743" calcext:value-type="date">
            <text:p>2019-10-10 09:33:06</text:p>
          </table:table-cell>
          <table:table-cell table:style-name="ce7" table:formula="of:=[.A230]" office:value-type="date" office:date-value="2019-10-10T09:33:05.751743" calcext:value-type="date">
            <text:p>2019-10-10 09:33:06</text:p>
          </table:table-cell>
          <table:table-cell table:formula="of:=TRUNC([.A230])" office:value-type="float" office:value="43748" calcext:value-type="float">
            <text:p>43748</text:p>
          </table:table-cell>
          <table:table-cell table:style-name="ce12" table:formula="of:=[.B230]-[.C230]" office:value-type="date" office:date-value="1899-12-30T09:33:05.75174300931" calcext:value-type="date">
            <text:p>12/30/99 09:33 AM</text:p>
          </table:table-cell>
          <table:table-cell table:formula="of:=MOD([.E229]-[.$E$2];[.$H$2])+1+[.$E$2]" office:value-type="float" office:value="268" calcext:value-type="float">
            <text:p>268</text:p>
          </table:table-cell>
          <table:table-cell table:formula="of:=MOD([.F229]+1/[.$H$2];5)" office:value-type="float" office:value="3.78333333333332" calcext:value-type="float">
            <text:p>3,78333333333332</text:p>
          </table:table-cell>
          <table:table-cell table:formula="of:=IF([.F230]=0;[.G229]+2+1/[.$H$2];[.G229]+1/[.$H$2])" office:value-type="float" office:value="3.78333333333332" calcext:value-type="float">
            <text:p>3,78333333333332</text:p>
          </table:table-cell>
          <table:table-cell table:number-columns-repeated="4"/>
          <table:table-cell table:formula="of:=SUM(MOD(SUM([.L229]-[.L$2];[.T$2]);[.R$2]-[.L$2]);[.L$2])" office:value-type="time" office:time-value="PT10H00M00S" calcext:value-type="time">
            <text:p>10:00:00</text:p>
          </table:table-cell>
          <table:table-cell table:formula="of:=IF([.L230]&lt;[.L229];[.M229]+[.H$2];[.M229])" office:value-type="float" office:value="720" calcext:value-type="float">
            <text:p>720</text:p>
          </table:table-cell>
          <table:table-cell table:formula="of:=OFFSET([.C$4];[.M230];0)" office:value-type="float" office:value="43757" calcext:value-type="float">
            <text:p>43757</text:p>
          </table:table-cell>
          <table:table-cell table:formula="of:=[.L230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30];0)&lt;=[.O2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0T09:29:46.109456" calcext:value-type="date">
            <text:p>2019-10-10 09:29:46</text:p>
          </table:table-cell>
          <table:table-cell table:style-name="ce7" table:formula="of:=[.A231]" office:value-type="date" office:date-value="2019-10-10T09:29:46.109456" calcext:value-type="date">
            <text:p>2019-10-10 09:29:46</text:p>
          </table:table-cell>
          <table:table-cell table:formula="of:=TRUNC([.A231])" office:value-type="float" office:value="43748" calcext:value-type="float">
            <text:p>43748</text:p>
          </table:table-cell>
          <table:table-cell table:style-name="ce12" table:formula="of:=[.B231]-[.C231]" office:value-type="date" office:date-value="1899-12-30T09:29:46.10945558175" calcext:value-type="date">
            <text:p>12/30/99 09:29 AM</text:p>
          </table:table-cell>
          <table:table-cell table:formula="of:=MOD([.E230]-[.$E$2];[.$H$2])+1+[.$E$2]" office:value-type="float" office:value="269" calcext:value-type="float">
            <text:p>269</text:p>
          </table:table-cell>
          <table:table-cell table:formula="of:=MOD([.F230]+1/[.$H$2];5)" office:value-type="float" office:value="3.79999999999999" calcext:value-type="float">
            <text:p>3,79999999999999</text:p>
          </table:table-cell>
          <table:table-cell table:formula="of:=IF([.F231]=0;[.G230]+2+1/[.$H$2];[.G230]+1/[.$H$2])" office:value-type="float" office:value="3.79999999999999" calcext:value-type="float">
            <text:p>3,79999999999999</text:p>
          </table:table-cell>
          <table:table-cell table:number-columns-repeated="4"/>
          <table:table-cell table:formula="of:=SUM(MOD(SUM([.L230]-[.L$2];[.T$2]);[.R$2]-[.L$2]);[.L$2])" office:value-type="time" office:time-value="PT10H10M00S" calcext:value-type="time">
            <text:p>10:10:00</text:p>
          </table:table-cell>
          <table:table-cell table:formula="of:=IF([.L231]&lt;[.L230];[.M230]+[.H$2];[.M230])" office:value-type="float" office:value="720" calcext:value-type="float">
            <text:p>720</text:p>
          </table:table-cell>
          <table:table-cell table:formula="of:=OFFSET([.C$4];[.M231];0)" office:value-type="float" office:value="43757" calcext:value-type="float">
            <text:p>43757</text:p>
          </table:table-cell>
          <table:table-cell table:formula="of:=[.L231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31];0)&lt;=[.O2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0T09:46:33.492839" calcext:value-type="date">
            <text:p>2019-10-10 09:46:33</text:p>
          </table:table-cell>
          <table:table-cell table:style-name="ce7" table:formula="of:=[.A232]" office:value-type="date" office:date-value="2019-10-10T09:46:33.492839" calcext:value-type="date">
            <text:p>2019-10-10 09:46:33</text:p>
          </table:table-cell>
          <table:table-cell table:formula="of:=TRUNC([.A232])" office:value-type="float" office:value="43748" calcext:value-type="float">
            <text:p>43748</text:p>
          </table:table-cell>
          <table:table-cell table:style-name="ce12" table:formula="of:=[.B232]-[.C232]" office:value-type="date" office:date-value="1899-12-30T09:46:33.4928386705" calcext:value-type="date">
            <text:p>12/30/99 09:46 AM</text:p>
          </table:table-cell>
          <table:table-cell table:formula="of:=MOD([.E231]-[.$E$2];[.$H$2])+1+[.$E$2]" office:value-type="float" office:value="270" calcext:value-type="float">
            <text:p>270</text:p>
          </table:table-cell>
          <table:table-cell table:formula="of:=MOD([.F231]+1/[.$H$2];5)" office:value-type="float" office:value="3.81666666666666" calcext:value-type="float">
            <text:p>3,81666666666666</text:p>
          </table:table-cell>
          <table:table-cell table:formula="of:=IF([.F232]=0;[.G231]+2+1/[.$H$2];[.G231]+1/[.$H$2])" office:value-type="float" office:value="3.81666666666666" calcext:value-type="float">
            <text:p>3,81666666666666</text:p>
          </table:table-cell>
          <table:table-cell table:number-columns-repeated="4"/>
          <table:table-cell table:formula="of:=SUM(MOD(SUM([.L231]-[.L$2];[.T$2]);[.R$2]-[.L$2]);[.L$2])" office:value-type="time" office:time-value="PT10H20M00S" calcext:value-type="time">
            <text:p>10:20:00</text:p>
          </table:table-cell>
          <table:table-cell table:formula="of:=IF([.L232]&lt;[.L231];[.M231]+[.H$2];[.M231])" office:value-type="float" office:value="720" calcext:value-type="float">
            <text:p>720</text:p>
          </table:table-cell>
          <table:table-cell table:formula="of:=OFFSET([.C$4];[.M232];0)" office:value-type="float" office:value="43757" calcext:value-type="float">
            <text:p>43757</text:p>
          </table:table-cell>
          <table:table-cell table:formula="of:=[.L232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232];0)&lt;=[.O2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0T09:30:16.332407" calcext:value-type="date">
            <text:p>2019-10-10 09:30:16</text:p>
          </table:table-cell>
          <table:table-cell table:style-name="ce7" table:formula="of:=[.A233]" office:value-type="date" office:date-value="2019-10-10T09:30:16.332407" calcext:value-type="date">
            <text:p>2019-10-10 09:30:16</text:p>
          </table:table-cell>
          <table:table-cell table:formula="of:=TRUNC([.A233])" office:value-type="float" office:value="43748" calcext:value-type="float">
            <text:p>43748</text:p>
          </table:table-cell>
          <table:table-cell table:style-name="ce12" table:formula="of:=[.B233]-[.C233]" office:value-type="date" office:date-value="1899-12-30T09:30:16.33240696974" calcext:value-type="date">
            <text:p>12/30/99 09:30 AM</text:p>
          </table:table-cell>
          <table:table-cell table:formula="of:=MOD([.E232]-[.$E$2];[.$H$2])+1+[.$E$2]" office:value-type="float" office:value="271" calcext:value-type="float">
            <text:p>271</text:p>
          </table:table-cell>
          <table:table-cell table:formula="of:=MOD([.F232]+1/[.$H$2];5)" office:value-type="float" office:value="3.83333333333332" calcext:value-type="float">
            <text:p>3,83333333333332</text:p>
          </table:table-cell>
          <table:table-cell table:formula="of:=IF([.F233]=0;[.G232]+2+1/[.$H$2];[.G232]+1/[.$H$2])" office:value-type="float" office:value="3.83333333333332" calcext:value-type="float">
            <text:p>3,83333333333332</text:p>
          </table:table-cell>
          <table:table-cell table:number-columns-repeated="4"/>
          <table:table-cell table:formula="of:=SUM(MOD(SUM([.L232]-[.L$2];[.T$2]);[.R$2]-[.L$2]);[.L$2])" office:value-type="time" office:time-value="PT10H30M00S" calcext:value-type="time">
            <text:p>10:30:00</text:p>
          </table:table-cell>
          <table:table-cell table:formula="of:=IF([.L233]&lt;[.L232];[.M232]+[.H$2];[.M232])" office:value-type="float" office:value="720" calcext:value-type="float">
            <text:p>720</text:p>
          </table:table-cell>
          <table:table-cell table:formula="of:=OFFSET([.C$4];[.M233];0)" office:value-type="float" office:value="43757" calcext:value-type="float">
            <text:p>43757</text:p>
          </table:table-cell>
          <table:table-cell table:formula="of:=[.L233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233];0)&lt;=[.O2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0T09:39:56.994074" calcext:value-type="date">
            <text:p>2019-10-10 09:39:57</text:p>
          </table:table-cell>
          <table:table-cell table:style-name="ce7" table:formula="of:=[.A234]" office:value-type="date" office:date-value="2019-10-10T09:39:56.994074" calcext:value-type="date">
            <text:p>2019-10-10 09:39:57</text:p>
          </table:table-cell>
          <table:table-cell table:formula="of:=TRUNC([.A234])" office:value-type="float" office:value="43748" calcext:value-type="float">
            <text:p>43748</text:p>
          </table:table-cell>
          <table:table-cell table:style-name="ce12" table:formula="of:=[.B234]-[.C234]" office:value-type="date" office:date-value="1899-12-30T09:39:56.99407399166" calcext:value-type="date">
            <text:p>12/30/99 09:39 AM</text:p>
          </table:table-cell>
          <table:table-cell table:formula="of:=MOD([.E233]-[.$E$2];[.$H$2])+1+[.$E$2]" office:value-type="float" office:value="272" calcext:value-type="float">
            <text:p>272</text:p>
          </table:table-cell>
          <table:table-cell table:formula="of:=MOD([.F233]+1/[.$H$2];5)" office:value-type="float" office:value="3.84999999999999" calcext:value-type="float">
            <text:p>3,84999999999999</text:p>
          </table:table-cell>
          <table:table-cell table:formula="of:=IF([.F234]=0;[.G233]+2+1/[.$H$2];[.G233]+1/[.$H$2])" office:value-type="float" office:value="3.84999999999999" calcext:value-type="float">
            <text:p>3,84999999999999</text:p>
          </table:table-cell>
          <table:table-cell table:number-columns-repeated="4"/>
          <table:table-cell table:formula="of:=SUM(MOD(SUM([.L233]-[.L$2];[.T$2]);[.R$2]-[.L$2]);[.L$2])" office:value-type="time" office:time-value="PT10H40M00S" calcext:value-type="time">
            <text:p>10:40:00</text:p>
          </table:table-cell>
          <table:table-cell table:formula="of:=IF([.L234]&lt;[.L233];[.M233]+[.H$2];[.M233])" office:value-type="float" office:value="720" calcext:value-type="float">
            <text:p>720</text:p>
          </table:table-cell>
          <table:table-cell table:formula="of:=OFFSET([.C$4];[.M234];0)" office:value-type="float" office:value="43757" calcext:value-type="float">
            <text:p>43757</text:p>
          </table:table-cell>
          <table:table-cell table:formula="of:=[.L234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34];0)&lt;=[.O2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0T09:07:26.706091" calcext:value-type="date">
            <text:p>2019-10-10 09:07:27</text:p>
          </table:table-cell>
          <table:table-cell table:style-name="ce7" table:formula="of:=[.A235]" office:value-type="date" office:date-value="2019-10-10T09:07:26.706091" calcext:value-type="date">
            <text:p>2019-10-10 09:07:27</text:p>
          </table:table-cell>
          <table:table-cell table:formula="of:=TRUNC([.A235])" office:value-type="float" office:value="43748" calcext:value-type="float">
            <text:p>43748</text:p>
          </table:table-cell>
          <table:table-cell table:style-name="ce12" table:formula="of:=[.B235]-[.C235]" office:value-type="date" office:date-value="1899-12-30T09:07:26.70609079767" calcext:value-type="date">
            <text:p>12/30/99 09:07 AM</text:p>
          </table:table-cell>
          <table:table-cell table:formula="of:=MOD([.E234]-[.$E$2];[.$H$2])+1+[.$E$2]" office:value-type="float" office:value="273" calcext:value-type="float">
            <text:p>273</text:p>
          </table:table-cell>
          <table:table-cell table:formula="of:=MOD([.F234]+1/[.$H$2];5)" office:value-type="float" office:value="3.86666666666666" calcext:value-type="float">
            <text:p>3,86666666666666</text:p>
          </table:table-cell>
          <table:table-cell table:formula="of:=IF([.F235]=0;[.G234]+2+1/[.$H$2];[.G234]+1/[.$H$2])" office:value-type="float" office:value="3.86666666666666" calcext:value-type="float">
            <text:p>3,86666666666666</text:p>
          </table:table-cell>
          <table:table-cell table:number-columns-repeated="4"/>
          <table:table-cell table:formula="of:=SUM(MOD(SUM([.L234]-[.L$2];[.T$2]);[.R$2]-[.L$2]);[.L$2])" office:value-type="time" office:time-value="PT10H50M00S" calcext:value-type="time">
            <text:p>10:50:00</text:p>
          </table:table-cell>
          <table:table-cell table:formula="of:=IF([.L235]&lt;[.L234];[.M234]+[.H$2];[.M234])" office:value-type="float" office:value="720" calcext:value-type="float">
            <text:p>720</text:p>
          </table:table-cell>
          <table:table-cell table:formula="of:=OFFSET([.C$4];[.M235];0)" office:value-type="float" office:value="43757" calcext:value-type="float">
            <text:p>43757</text:p>
          </table:table-cell>
          <table:table-cell table:formula="of:=[.L235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0T09:50:10.541467" calcext:value-type="date">
            <text:p>2019-10-10 09:50:11</text:p>
          </table:table-cell>
          <table:table-cell table:style-name="ce7" table:formula="of:=[.A236]" office:value-type="date" office:date-value="2019-10-10T09:50:10.541467" calcext:value-type="date">
            <text:p>2019-10-10 09:50:11</text:p>
          </table:table-cell>
          <table:table-cell table:formula="of:=TRUNC([.A236])" office:value-type="float" office:value="43748" calcext:value-type="float">
            <text:p>43748</text:p>
          </table:table-cell>
          <table:table-cell table:style-name="ce12" table:formula="of:=[.B236]-[.C236]" office:value-type="date" office:date-value="1899-12-30T09:50:10.54146713577" calcext:value-type="date">
            <text:p>12/30/99 09:50 AM</text:p>
          </table:table-cell>
          <table:table-cell table:formula="of:=MOD([.E235]-[.$E$2];[.$H$2])+1+[.$E$2]" office:value-type="float" office:value="274" calcext:value-type="float">
            <text:p>274</text:p>
          </table:table-cell>
          <table:table-cell table:formula="of:=MOD([.F235]+1/[.$H$2];5)" office:value-type="float" office:value="3.88333333333332" calcext:value-type="float">
            <text:p>3,88333333333332</text:p>
          </table:table-cell>
          <table:table-cell table:formula="of:=IF([.F236]=0;[.G235]+2+1/[.$H$2];[.G235]+1/[.$H$2])" office:value-type="float" office:value="3.88333333333332" calcext:value-type="float">
            <text:p>3,88333333333332</text:p>
          </table:table-cell>
          <table:table-cell table:number-columns-repeated="4"/>
          <table:table-cell table:formula="of:=SUM(MOD(SUM([.L235]-[.L$2];[.T$2]);[.R$2]-[.L$2]);[.L$2])" office:value-type="time" office:time-value="PT11H00M00S" calcext:value-type="time">
            <text:p>11:00:00</text:p>
          </table:table-cell>
          <table:table-cell table:formula="of:=IF([.L236]&lt;[.L235];[.M235]+[.H$2];[.M235])" office:value-type="float" office:value="720" calcext:value-type="float">
            <text:p>720</text:p>
          </table:table-cell>
          <table:table-cell table:formula="of:=OFFSET([.C$4];[.M236];0)" office:value-type="float" office:value="43757" calcext:value-type="float">
            <text:p>43757</text:p>
          </table:table-cell>
          <table:table-cell table:formula="of:=[.L236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0T09:52:37.982843" calcext:value-type="date">
            <text:p>2019-10-10 09:52:38</text:p>
          </table:table-cell>
          <table:table-cell table:style-name="ce7" table:formula="of:=[.A237]" office:value-type="date" office:date-value="2019-10-10T09:52:37.982843" calcext:value-type="date">
            <text:p>2019-10-10 09:52:38</text:p>
          </table:table-cell>
          <table:table-cell table:formula="of:=TRUNC([.A237])" office:value-type="float" office:value="43748" calcext:value-type="float">
            <text:p>43748</text:p>
          </table:table-cell>
          <table:table-cell table:style-name="ce12" table:formula="of:=[.B237]-[.C237]" office:value-type="date" office:date-value="1899-12-30T09:52:37.98284327611" calcext:value-type="date">
            <text:p>12/30/99 09:52 AM</text:p>
          </table:table-cell>
          <table:table-cell table:formula="of:=MOD([.E236]-[.$E$2];[.$H$2])+1+[.$E$2]" office:value-type="float" office:value="275" calcext:value-type="float">
            <text:p>275</text:p>
          </table:table-cell>
          <table:table-cell table:formula="of:=MOD([.F236]+1/[.$H$2];5)" office:value-type="float" office:value="3.89999999999999" calcext:value-type="float">
            <text:p>3,89999999999999</text:p>
          </table:table-cell>
          <table:table-cell table:formula="of:=IF([.F237]=0;[.G236]+2+1/[.$H$2];[.G236]+1/[.$H$2])" office:value-type="float" office:value="3.89999999999999" calcext:value-type="float">
            <text:p>3,89999999999999</text:p>
          </table:table-cell>
          <table:table-cell table:number-columns-repeated="4"/>
          <table:table-cell table:formula="of:=SUM(MOD(SUM([.L236]-[.L$2];[.T$2]);[.R$2]-[.L$2]);[.L$2])" office:value-type="time" office:time-value="PT08H10M00S" calcext:value-type="time">
            <text:p>08:10:00</text:p>
          </table:table-cell>
          <table:table-cell table:formula="of:=IF([.L237]&lt;[.L236];[.M236]+[.H$2];[.M236])" office:value-type="float" office:value="780" calcext:value-type="float">
            <text:p>780</text:p>
          </table:table-cell>
          <table:table-cell table:formula="of:=OFFSET([.C$4];[.M237];0)" office:value-type="float" office:value="43758" calcext:value-type="float">
            <text:p>43758</text:p>
          </table:table-cell>
          <table:table-cell table:formula="of:=[.L237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37];0)&lt;=[.O2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0T09:21:43.08217" calcext:value-type="date">
            <text:p>2019-10-10 09:21:43</text:p>
          </table:table-cell>
          <table:table-cell table:style-name="ce7" table:formula="of:=[.A238]" office:value-type="date" office:date-value="2019-10-10T09:21:43.08217" calcext:value-type="date">
            <text:p>2019-10-10 09:21:43</text:p>
          </table:table-cell>
          <table:table-cell table:formula="of:=TRUNC([.A238])" office:value-type="float" office:value="43748" calcext:value-type="float">
            <text:p>43748</text:p>
          </table:table-cell>
          <table:table-cell table:style-name="ce12" table:formula="of:=[.B238]-[.C238]" office:value-type="date" office:date-value="1899-12-30T09:21:43.08217022102" calcext:value-type="date">
            <text:p>12/30/99 09:21 AM</text:p>
          </table:table-cell>
          <table:table-cell table:formula="of:=MOD([.E237]-[.$E$2];[.$H$2])+1+[.$E$2]" office:value-type="float" office:value="276" calcext:value-type="float">
            <text:p>276</text:p>
          </table:table-cell>
          <table:table-cell table:formula="of:=MOD([.F237]+1/[.$H$2];5)" office:value-type="float" office:value="3.91666666666666" calcext:value-type="float">
            <text:p>3,91666666666666</text:p>
          </table:table-cell>
          <table:table-cell table:formula="of:=IF([.F238]=0;[.G237]+2+1/[.$H$2];[.G237]+1/[.$H$2])" office:value-type="float" office:value="3.91666666666666" calcext:value-type="float">
            <text:p>3,91666666666666</text:p>
          </table:table-cell>
          <table:table-cell table:number-columns-repeated="4"/>
          <table:table-cell table:formula="of:=SUM(MOD(SUM([.L237]-[.L$2];[.T$2]);[.R$2]-[.L$2]);[.L$2])" office:value-type="time" office:time-value="PT08H19M59.999999999S" calcext:value-type="time">
            <text:p>08:20:00</text:p>
          </table:table-cell>
          <table:table-cell table:formula="of:=IF([.L238]&lt;[.L237];[.M237]+[.H$2];[.M237])" office:value-type="float" office:value="780" calcext:value-type="float">
            <text:p>780</text:p>
          </table:table-cell>
          <table:table-cell table:formula="of:=OFFSET([.C$4];[.M238];0)" office:value-type="float" office:value="43758" calcext:value-type="float">
            <text:p>43758</text:p>
          </table:table-cell>
          <table:table-cell table:formula="of:=[.L238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38];0)&lt;=[.O2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0T09:20:48.858845" calcext:value-type="date">
            <text:p>2019-10-10 09:20:49</text:p>
          </table:table-cell>
          <table:table-cell table:style-name="ce7" table:formula="of:=[.A239]" office:value-type="date" office:date-value="2019-10-10T09:20:48.858845" calcext:value-type="date">
            <text:p>2019-10-10 09:20:49</text:p>
          </table:table-cell>
          <table:table-cell table:formula="of:=TRUNC([.A239])" office:value-type="float" office:value="43748" calcext:value-type="float">
            <text:p>43748</text:p>
          </table:table-cell>
          <table:table-cell table:style-name="ce12" table:formula="of:=[.B239]-[.C239]" office:value-type="date" office:date-value="1899-12-30T09:20:48.85884483811" calcext:value-type="date">
            <text:p>12/30/99 09:20 AM</text:p>
          </table:table-cell>
          <table:table-cell table:formula="of:=MOD([.E238]-[.$E$2];[.$H$2])+1+[.$E$2]" office:value-type="float" office:value="277" calcext:value-type="float">
            <text:p>277</text:p>
          </table:table-cell>
          <table:table-cell table:formula="of:=MOD([.F238]+1/[.$H$2];5)" office:value-type="float" office:value="3.93333333333332" calcext:value-type="float">
            <text:p>3,93333333333332</text:p>
          </table:table-cell>
          <table:table-cell table:formula="of:=IF([.F239]=0;[.G238]+2+1/[.$H$2];[.G238]+1/[.$H$2])" office:value-type="float" office:value="3.93333333333332" calcext:value-type="float">
            <text:p>3,93333333333332</text:p>
          </table:table-cell>
          <table:table-cell table:number-columns-repeated="4"/>
          <table:table-cell table:formula="of:=SUM(MOD(SUM([.L238]-[.L$2];[.T$2]);[.R$2]-[.L$2]);[.L$2])" office:value-type="time" office:time-value="PT08H30M00S" calcext:value-type="time">
            <text:p>08:30:00</text:p>
          </table:table-cell>
          <table:table-cell table:formula="of:=IF([.L239]&lt;[.L238];[.M238]+[.H$2];[.M238])" office:value-type="float" office:value="780" calcext:value-type="float">
            <text:p>780</text:p>
          </table:table-cell>
          <table:table-cell table:formula="of:=OFFSET([.C$4];[.M239];0)" office:value-type="float" office:value="43758" calcext:value-type="float">
            <text:p>43758</text:p>
          </table:table-cell>
          <table:table-cell table:formula="of:=[.L239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39];0)&lt;=[.O2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0T09:05:52.209723" calcext:value-type="date">
            <text:p>2019-10-10 09:05:52</text:p>
          </table:table-cell>
          <table:table-cell table:style-name="ce7" table:formula="of:=[.A240]" office:value-type="date" office:date-value="2019-10-10T09:05:52.209723" calcext:value-type="date">
            <text:p>2019-10-10 09:05:52</text:p>
          </table:table-cell>
          <table:table-cell table:formula="of:=TRUNC([.A240])" office:value-type="float" office:value="43748" calcext:value-type="float">
            <text:p>43748</text:p>
          </table:table-cell>
          <table:table-cell table:style-name="ce12" table:formula="of:=[.B240]-[.C240]" office:value-type="date" office:date-value="1899-12-30T09:05:52.20972332172" calcext:value-type="date">
            <text:p>12/30/99 09:05 AM</text:p>
          </table:table-cell>
          <table:table-cell table:formula="of:=MOD([.E239]-[.$E$2];[.$H$2])+1+[.$E$2]" office:value-type="float" office:value="278" calcext:value-type="float">
            <text:p>278</text:p>
          </table:table-cell>
          <table:table-cell table:formula="of:=MOD([.F239]+1/[.$H$2];5)" office:value-type="float" office:value="3.94999999999999" calcext:value-type="float">
            <text:p>3,94999999999999</text:p>
          </table:table-cell>
          <table:table-cell table:formula="of:=IF([.F240]=0;[.G239]+2+1/[.$H$2];[.G239]+1/[.$H$2])" office:value-type="float" office:value="3.94999999999999" calcext:value-type="float">
            <text:p>3,94999999999999</text:p>
          </table:table-cell>
          <table:table-cell table:number-columns-repeated="4"/>
          <table:table-cell table:formula="of:=SUM(MOD(SUM([.L239]-[.L$2];[.T$2]);[.R$2]-[.L$2]);[.L$2])" office:value-type="time" office:time-value="PT08H39M59.999999999S" calcext:value-type="time">
            <text:p>08:40:00</text:p>
          </table:table-cell>
          <table:table-cell table:formula="of:=IF([.L240]&lt;[.L239];[.M239]+[.H$2];[.M239])" office:value-type="float" office:value="780" calcext:value-type="float">
            <text:p>780</text:p>
          </table:table-cell>
          <table:table-cell table:formula="of:=OFFSET([.C$4];[.M240];0)" office:value-type="float" office:value="43758" calcext:value-type="float">
            <text:p>43758</text:p>
          </table:table-cell>
          <table:table-cell table:formula="of:=[.L240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40];0)&lt;=[.O2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0T09:39:52.274431" calcext:value-type="date">
            <text:p>2019-10-10 09:39:52</text:p>
          </table:table-cell>
          <table:table-cell table:style-name="ce7" table:formula="of:=[.A241]" office:value-type="date" office:date-value="2019-10-10T09:39:52.274431" calcext:value-type="date">
            <text:p>2019-10-10 09:39:52</text:p>
          </table:table-cell>
          <table:table-cell table:formula="of:=TRUNC([.A241])" office:value-type="float" office:value="43748" calcext:value-type="float">
            <text:p>43748</text:p>
          </table:table-cell>
          <table:table-cell table:style-name="ce12" table:formula="of:=[.B241]-[.C241]" office:value-type="date" office:date-value="1899-12-30T09:39:52.27443051059" calcext:value-type="date">
            <text:p>12/30/99 09:39 AM</text:p>
          </table:table-cell>
          <table:table-cell table:formula="of:=MOD([.E240]-[.$E$2];[.$H$2])+1+[.$E$2]" office:value-type="float" office:value="279" calcext:value-type="float">
            <text:p>279</text:p>
          </table:table-cell>
          <table:table-cell table:formula="of:=MOD([.F240]+1/[.$H$2];5)" office:value-type="float" office:value="3.96666666666666" calcext:value-type="float">
            <text:p>3,96666666666666</text:p>
          </table:table-cell>
          <table:table-cell table:formula="of:=IF([.F241]=0;[.G240]+2+1/[.$H$2];[.G240]+1/[.$H$2])" office:value-type="float" office:value="3.96666666666666" calcext:value-type="float">
            <text:p>3,96666666666666</text:p>
          </table:table-cell>
          <table:table-cell table:number-columns-repeated="4"/>
          <table:table-cell table:formula="of:=SUM(MOD(SUM([.L240]-[.L$2];[.T$2]);[.R$2]-[.L$2]);[.L$2])" office:value-type="time" office:time-value="PT08H49M59.999999999S" calcext:value-type="time">
            <text:p>08:50:00</text:p>
          </table:table-cell>
          <table:table-cell table:formula="of:=IF([.L241]&lt;[.L240];[.M240]+[.H$2];[.M240])" office:value-type="float" office:value="780" calcext:value-type="float">
            <text:p>780</text:p>
          </table:table-cell>
          <table:table-cell table:formula="of:=OFFSET([.C$4];[.M241];0)" office:value-type="float" office:value="43758" calcext:value-type="float">
            <text:p>43758</text:p>
          </table:table-cell>
          <table:table-cell table:formula="of:=[.L241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41];0)&lt;=[.O2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0T09:36:11.284516" calcext:value-type="date">
            <text:p>2019-10-10 09:36:11</text:p>
          </table:table-cell>
          <table:table-cell table:style-name="ce7" table:formula="of:=[.A242]" office:value-type="date" office:date-value="2019-10-10T09:36:11.284516" calcext:value-type="date">
            <text:p>2019-10-10 09:36:11</text:p>
          </table:table-cell>
          <table:table-cell table:formula="of:=TRUNC([.A242])" office:value-type="float" office:value="43748" calcext:value-type="float">
            <text:p>43748</text:p>
          </table:table-cell>
          <table:table-cell table:style-name="ce12" table:formula="of:=[.B242]-[.C242]" office:value-type="date" office:date-value="1899-12-30T09:36:11.28451634198" calcext:value-type="date">
            <text:p>12/30/99 09:36 AM</text:p>
          </table:table-cell>
          <table:table-cell table:formula="of:=MOD([.E241]-[.$E$2];[.$H$2])+1+[.$E$2]" office:value-type="float" office:value="280" calcext:value-type="float">
            <text:p>280</text:p>
          </table:table-cell>
          <table:table-cell table:formula="of:=MOD([.F241]+1/[.$H$2];5)" office:value-type="float" office:value="3.98333333333332" calcext:value-type="float">
            <text:p>3,98333333333332</text:p>
          </table:table-cell>
          <table:table-cell table:formula="of:=IF([.F242]=0;[.G241]+2+1/[.$H$2];[.G241]+1/[.$H$2])" office:value-type="float" office:value="3.98333333333332" calcext:value-type="float">
            <text:p>3,98333333333332</text:p>
          </table:table-cell>
          <table:table-cell table:number-columns-repeated="4"/>
          <table:table-cell table:formula="of:=SUM(MOD(SUM([.L241]-[.L$2];[.T$2]);[.R$2]-[.L$2]);[.L$2])" office:value-type="time" office:time-value="PT08H59M59.999999999S" calcext:value-type="time">
            <text:p>09:00:00</text:p>
          </table:table-cell>
          <table:table-cell table:formula="of:=IF([.L242]&lt;[.L241];[.M241]+[.H$2];[.M241])" office:value-type="float" office:value="780" calcext:value-type="float">
            <text:p>780</text:p>
          </table:table-cell>
          <table:table-cell table:formula="of:=OFFSET([.C$4];[.M242];0)" office:value-type="float" office:value="43758" calcext:value-type="float">
            <text:p>43758</text:p>
          </table:table-cell>
          <table:table-cell table:formula="of:=[.L242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42];0)&lt;=[.O2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0T09:31:26.862619" calcext:value-type="date">
            <text:p>2019-10-10 09:31:27</text:p>
          </table:table-cell>
          <table:table-cell table:style-name="ce7" table:formula="of:=[.A243]" office:value-type="date" office:date-value="2019-10-10T09:31:26.862619" calcext:value-type="date">
            <text:p>2019-10-10 09:31:27</text:p>
          </table:table-cell>
          <table:table-cell table:formula="of:=TRUNC([.A243])" office:value-type="float" office:value="43748" calcext:value-type="float">
            <text:p>43748</text:p>
          </table:table-cell>
          <table:table-cell table:style-name="ce12" table:formula="of:=[.B243]-[.C243]" office:value-type="date" office:date-value="1899-12-30T09:31:26.86261936091" calcext:value-type="date">
            <text:p>12/30/99 09:31 AM</text:p>
          </table:table-cell>
          <table:table-cell table:formula="of:=MOD([.E242]-[.$E$2];[.$H$2])+1+[.$E$2]" office:value-type="float" office:value="221" calcext:value-type="float">
            <text:p>221</text:p>
          </table:table-cell>
          <table:table-cell table:formula="of:=MOD([.F242]+1/[.$H$2];5)" office:value-type="float" office:value="3.99999999999999" calcext:value-type="float">
            <text:p>3,99999999999999</text:p>
          </table:table-cell>
          <table:table-cell table:formula="of:=IF([.F243]=0;[.G242]+2+1/[.$H$2];[.G242]+1/[.$H$2])" office:value-type="float" office:value="3.99999999999999" calcext:value-type="float">
            <text:p>3,99999999999999</text:p>
          </table:table-cell>
          <table:table-cell table:number-columns-repeated="4"/>
          <table:table-cell table:formula="of:=SUM(MOD(SUM([.L242]-[.L$2];[.T$2]);[.R$2]-[.L$2]);[.L$2])" office:value-type="time" office:time-value="PT09H09M59.999999999S" calcext:value-type="time">
            <text:p>09:10:00</text:p>
          </table:table-cell>
          <table:table-cell table:formula="of:=IF([.L243]&lt;[.L242];[.M242]+[.H$2];[.M242])" office:value-type="float" office:value="780" calcext:value-type="float">
            <text:p>780</text:p>
          </table:table-cell>
          <table:table-cell table:formula="of:=OFFSET([.C$4];[.M243];0)" office:value-type="float" office:value="43758" calcext:value-type="float">
            <text:p>43758</text:p>
          </table:table-cell>
          <table:table-cell table:formula="of:=[.L243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1T09:20:58.828731" calcext:value-type="date">
            <text:p>2019-10-11 09:20:59</text:p>
          </table:table-cell>
          <table:table-cell table:style-name="ce7" table:formula="of:=[.A244]" office:value-type="date" office:date-value="2019-10-11T09:20:58.828731" calcext:value-type="date">
            <text:p>2019-10-11 09:20:59</text:p>
          </table:table-cell>
          <table:table-cell table:formula="of:=TRUNC([.A244])" office:value-type="float" office:value="43749" calcext:value-type="float">
            <text:p>43749</text:p>
          </table:table-cell>
          <table:table-cell table:style-name="ce12" table:formula="of:=[.B244]-[.C244]" office:value-type="date" office:date-value="1899-12-30T09:20:58.82873078808" calcext:value-type="date">
            <text:p>12/30/99 09:20 AM</text:p>
          </table:table-cell>
          <table:table-cell table:formula="of:=MOD([.E243]-[.$E$2];[.$H$2])+1+[.$E$2]" office:value-type="float" office:value="222" calcext:value-type="float">
            <text:p>222</text:p>
          </table:table-cell>
          <table:table-cell table:formula="of:=MOD([.F243]+1/[.$H$2];5)" office:value-type="float" office:value="4.01666666666666" calcext:value-type="float">
            <text:p>4,01666666666666</text:p>
          </table:table-cell>
          <table:table-cell table:formula="of:=IF([.F244]=0;[.G243]+2+1/[.$H$2];[.G243]+1/[.$H$2])" office:value-type="float" office:value="4.01666666666666" calcext:value-type="float">
            <text:p>4,01666666666666</text:p>
          </table:table-cell>
          <table:table-cell table:number-columns-repeated="4"/>
          <table:table-cell table:formula="of:=SUM(MOD(SUM([.L243]-[.L$2];[.T$2]);[.R$2]-[.L$2]);[.L$2])" office:value-type="time" office:time-value="PT09H19M59.999999999S" calcext:value-type="time">
            <text:p>09:20:00</text:p>
          </table:table-cell>
          <table:table-cell table:formula="of:=IF([.L244]&lt;[.L243];[.M243]+[.H$2];[.M243])" office:value-type="float" office:value="780" calcext:value-type="float">
            <text:p>780</text:p>
          </table:table-cell>
          <table:table-cell table:formula="of:=OFFSET([.C$4];[.M244];0)" office:value-type="float" office:value="43758" calcext:value-type="float">
            <text:p>43758</text:p>
          </table:table-cell>
          <table:table-cell table:formula="of:=[.L244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44];0)&lt;=[.O2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1T09:50:10.752045" calcext:value-type="date">
            <text:p>2019-10-11 09:50:11</text:p>
          </table:table-cell>
          <table:table-cell table:style-name="ce7" table:formula="of:=[.A245]" office:value-type="date" office:date-value="2019-10-11T09:50:10.752045" calcext:value-type="date">
            <text:p>2019-10-11 09:50:11</text:p>
          </table:table-cell>
          <table:table-cell table:formula="of:=TRUNC([.A245])" office:value-type="float" office:value="43749" calcext:value-type="float">
            <text:p>43749</text:p>
          </table:table-cell>
          <table:table-cell table:style-name="ce12" table:formula="of:=[.B245]-[.C245]" office:value-type="date" office:date-value="1899-12-30T09:50:10.75204485096" calcext:value-type="date">
            <text:p>12/30/99 09:50 AM</text:p>
          </table:table-cell>
          <table:table-cell table:formula="of:=MOD([.E244]-[.$E$2];[.$H$2])+1+[.$E$2]" office:value-type="float" office:value="223" calcext:value-type="float">
            <text:p>223</text:p>
          </table:table-cell>
          <table:table-cell table:formula="of:=MOD([.F244]+1/[.$H$2];5)" office:value-type="float" office:value="4.03333333333332" calcext:value-type="float">
            <text:p>4,03333333333332</text:p>
          </table:table-cell>
          <table:table-cell table:formula="of:=IF([.F245]=0;[.G244]+2+1/[.$H$2];[.G244]+1/[.$H$2])" office:value-type="float" office:value="4.03333333333332" calcext:value-type="float">
            <text:p>4,03333333333332</text:p>
          </table:table-cell>
          <table:table-cell table:number-columns-repeated="4"/>
          <table:table-cell table:formula="of:=SUM(MOD(SUM([.L244]-[.L$2];[.T$2]);[.R$2]-[.L$2]);[.L$2])" office:value-type="time" office:time-value="PT09H29M59.999999999S" calcext:value-type="time">
            <text:p>09:30:00</text:p>
          </table:table-cell>
          <table:table-cell table:formula="of:=IF([.L245]&lt;[.L244];[.M244]+[.H$2];[.M244])" office:value-type="float" office:value="780" calcext:value-type="float">
            <text:p>780</text:p>
          </table:table-cell>
          <table:table-cell table:formula="of:=OFFSET([.C$4];[.M245];0)" office:value-type="float" office:value="43758" calcext:value-type="float">
            <text:p>43758</text:p>
          </table:table-cell>
          <table:table-cell table:formula="of:=[.L245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45];0)&lt;=[.O2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1T09:46:34.530213" calcext:value-type="date">
            <text:p>2019-10-11 09:46:35</text:p>
          </table:table-cell>
          <table:table-cell table:style-name="ce7" table:formula="of:=[.A246]" office:value-type="date" office:date-value="2019-10-11T09:46:34.530213" calcext:value-type="date">
            <text:p>2019-10-11 09:46:35</text:p>
          </table:table-cell>
          <table:table-cell table:formula="of:=TRUNC([.A246])" office:value-type="float" office:value="43749" calcext:value-type="float">
            <text:p>43749</text:p>
          </table:table-cell>
          <table:table-cell table:style-name="ce12" table:formula="of:=[.B246]-[.C246]" office:value-type="date" office:date-value="1899-12-30T09:46:34.53021297231" calcext:value-type="date">
            <text:p>12/30/99 09:46 AM</text:p>
          </table:table-cell>
          <table:table-cell table:formula="of:=MOD([.E245]-[.$E$2];[.$H$2])+1+[.$E$2]" office:value-type="float" office:value="224" calcext:value-type="float">
            <text:p>224</text:p>
          </table:table-cell>
          <table:table-cell table:formula="of:=MOD([.F245]+1/[.$H$2];5)" office:value-type="float" office:value="4.04999999999999" calcext:value-type="float">
            <text:p>4,04999999999999</text:p>
          </table:table-cell>
          <table:table-cell table:formula="of:=IF([.F246]=0;[.G245]+2+1/[.$H$2];[.G245]+1/[.$H$2])" office:value-type="float" office:value="4.04999999999999" calcext:value-type="float">
            <text:p>4,04999999999999</text:p>
          </table:table-cell>
          <table:table-cell table:number-columns-repeated="4"/>
          <table:table-cell table:formula="of:=SUM(MOD(SUM([.L245]-[.L$2];[.T$2]);[.R$2]-[.L$2]);[.L$2])" office:value-type="time" office:time-value="PT09H39M59.999999999S" calcext:value-type="time">
            <text:p>09:40:00</text:p>
          </table:table-cell>
          <table:table-cell table:formula="of:=IF([.L246]&lt;[.L245];[.M245]+[.H$2];[.M245])" office:value-type="float" office:value="780" calcext:value-type="float">
            <text:p>780</text:p>
          </table:table-cell>
          <table:table-cell table:formula="of:=OFFSET([.C$4];[.M246];0)" office:value-type="float" office:value="43758" calcext:value-type="float">
            <text:p>43758</text:p>
          </table:table-cell>
          <table:table-cell table:formula="of:=[.L246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46];0)&lt;=[.O2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1T09:42:07.69743" calcext:value-type="date">
            <text:p>2019-10-11 09:42:08</text:p>
          </table:table-cell>
          <table:table-cell table:style-name="ce7" table:formula="of:=[.A247]" office:value-type="date" office:date-value="2019-10-11T09:42:07.69743" calcext:value-type="date">
            <text:p>2019-10-11 09:42:08</text:p>
          </table:table-cell>
          <table:table-cell table:formula="of:=TRUNC([.A247])" office:value-type="float" office:value="43749" calcext:value-type="float">
            <text:p>43749</text:p>
          </table:table-cell>
          <table:table-cell table:style-name="ce12" table:formula="of:=[.B247]-[.C247]" office:value-type="date" office:date-value="1899-12-30T09:42:07.69742987584" calcext:value-type="date">
            <text:p>12/30/99 09:42 AM</text:p>
          </table:table-cell>
          <table:table-cell table:formula="of:=MOD([.E246]-[.$E$2];[.$H$2])+1+[.$E$2]" office:value-type="float" office:value="225" calcext:value-type="float">
            <text:p>225</text:p>
          </table:table-cell>
          <table:table-cell table:formula="of:=MOD([.F246]+1/[.$H$2];5)" office:value-type="float" office:value="4.06666666666666" calcext:value-type="float">
            <text:p>4,06666666666666</text:p>
          </table:table-cell>
          <table:table-cell table:formula="of:=IF([.F247]=0;[.G246]+2+1/[.$H$2];[.G246]+1/[.$H$2])" office:value-type="float" office:value="4.06666666666666" calcext:value-type="float">
            <text:p>4,06666666666666</text:p>
          </table:table-cell>
          <table:table-cell table:number-columns-repeated="4"/>
          <table:table-cell table:formula="of:=SUM(MOD(SUM([.L246]-[.L$2];[.T$2]);[.R$2]-[.L$2]);[.L$2])" office:value-type="time" office:time-value="PT09H49M59.999999999S" calcext:value-type="time">
            <text:p>09:50:00</text:p>
          </table:table-cell>
          <table:table-cell table:formula="of:=IF([.L247]&lt;[.L246];[.M246]+[.H$2];[.M246])" office:value-type="float" office:value="780" calcext:value-type="float">
            <text:p>780</text:p>
          </table:table-cell>
          <table:table-cell table:formula="of:=OFFSET([.C$4];[.M247];0)" office:value-type="float" office:value="43758" calcext:value-type="float">
            <text:p>43758</text:p>
          </table:table-cell>
          <table:table-cell table:formula="of:=[.L247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47];0)&lt;=[.O2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1T09:09:43.536247" calcext:value-type="date">
            <text:p>2019-10-11 09:09:44</text:p>
          </table:table-cell>
          <table:table-cell table:style-name="ce7" table:formula="of:=[.A248]" office:value-type="date" office:date-value="2019-10-11T09:09:43.536247" calcext:value-type="date">
            <text:p>2019-10-11 09:09:44</text:p>
          </table:table-cell>
          <table:table-cell table:formula="of:=TRUNC([.A248])" office:value-type="float" office:value="43749" calcext:value-type="float">
            <text:p>43749</text:p>
          </table:table-cell>
          <table:table-cell table:style-name="ce12" table:formula="of:=[.B248]-[.C248]" office:value-type="date" office:date-value="1899-12-30T09:09:43.53624721058" calcext:value-type="date">
            <text:p>12/30/99 09:09 AM</text:p>
          </table:table-cell>
          <table:table-cell table:formula="of:=MOD([.E247]-[.$E$2];[.$H$2])+1+[.$E$2]" office:value-type="float" office:value="226" calcext:value-type="float">
            <text:p>226</text:p>
          </table:table-cell>
          <table:table-cell table:formula="of:=MOD([.F247]+1/[.$H$2];5)" office:value-type="float" office:value="4.08333333333332" calcext:value-type="float">
            <text:p>4,08333333333332</text:p>
          </table:table-cell>
          <table:table-cell table:formula="of:=IF([.F248]=0;[.G247]+2+1/[.$H$2];[.G247]+1/[.$H$2])" office:value-type="float" office:value="4.08333333333332" calcext:value-type="float">
            <text:p>4,08333333333332</text:p>
          </table:table-cell>
          <table:table-cell table:number-columns-repeated="4"/>
          <table:table-cell table:formula="of:=SUM(MOD(SUM([.L247]-[.L$2];[.T$2]);[.R$2]-[.L$2]);[.L$2])" office:value-type="time" office:time-value="PT09H59M59.999999999S" calcext:value-type="time">
            <text:p>10:00:00</text:p>
          </table:table-cell>
          <table:table-cell table:formula="of:=IF([.L248]&lt;[.L247];[.M247]+[.H$2];[.M247])" office:value-type="float" office:value="780" calcext:value-type="float">
            <text:p>780</text:p>
          </table:table-cell>
          <table:table-cell table:formula="of:=OFFSET([.C$4];[.M248];0)" office:value-type="float" office:value="43758" calcext:value-type="float">
            <text:p>43758</text:p>
          </table:table-cell>
          <table:table-cell table:formula="of:=[.L248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48];0)&lt;=[.O2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1T08:56:30.271742" calcext:value-type="date">
            <text:p>2019-10-11 08:56:30</text:p>
          </table:table-cell>
          <table:table-cell table:style-name="ce7" table:formula="of:=[.A249]" office:value-type="date" office:date-value="2019-10-11T08:56:30.271742" calcext:value-type="date">
            <text:p>2019-10-11 08:56:30</text:p>
          </table:table-cell>
          <table:table-cell table:formula="of:=TRUNC([.A249])" office:value-type="float" office:value="43749" calcext:value-type="float">
            <text:p>43749</text:p>
          </table:table-cell>
          <table:table-cell table:style-name="ce12" table:formula="of:=[.B249]-[.C249]" office:value-type="date" office:date-value="1899-12-30T08:56:30.27174208313" calcext:value-type="date">
            <text:p>12/30/99 08:56 AM</text:p>
          </table:table-cell>
          <table:table-cell table:formula="of:=MOD([.E248]-[.$E$2];[.$H$2])+1+[.$E$2]" office:value-type="float" office:value="227" calcext:value-type="float">
            <text:p>227</text:p>
          </table:table-cell>
          <table:table-cell table:formula="of:=MOD([.F248]+1/[.$H$2];5)" office:value-type="float" office:value="4.09999999999999" calcext:value-type="float">
            <text:p>4,09999999999999</text:p>
          </table:table-cell>
          <table:table-cell table:formula="of:=IF([.F249]=0;[.G248]+2+1/[.$H$2];[.G248]+1/[.$H$2])" office:value-type="float" office:value="4.09999999999999" calcext:value-type="float">
            <text:p>4,09999999999999</text:p>
          </table:table-cell>
          <table:table-cell table:number-columns-repeated="4"/>
          <table:table-cell table:formula="of:=SUM(MOD(SUM([.L248]-[.L$2];[.T$2]);[.R$2]-[.L$2]);[.L$2])" office:value-type="time" office:time-value="PT10H09M59.999999999S" calcext:value-type="time">
            <text:p>10:10:00</text:p>
          </table:table-cell>
          <table:table-cell table:formula="of:=IF([.L249]&lt;[.L248];[.M248]+[.H$2];[.M248])" office:value-type="float" office:value="780" calcext:value-type="float">
            <text:p>780</text:p>
          </table:table-cell>
          <table:table-cell table:formula="of:=OFFSET([.C$4];[.M249];0)" office:value-type="float" office:value="43758" calcext:value-type="float">
            <text:p>43758</text:p>
          </table:table-cell>
          <table:table-cell table:formula="of:=[.L249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49];0)&lt;=[.O2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1T09:02:47.813218" calcext:value-type="date">
            <text:p>2019-10-11 09:02:48</text:p>
          </table:table-cell>
          <table:table-cell table:style-name="ce7" table:formula="of:=[.A250]" office:value-type="date" office:date-value="2019-10-11T09:02:47.813218" calcext:value-type="date">
            <text:p>2019-10-11 09:02:48</text:p>
          </table:table-cell>
          <table:table-cell table:formula="of:=TRUNC([.A250])" office:value-type="float" office:value="43749" calcext:value-type="float">
            <text:p>43749</text:p>
          </table:table-cell>
          <table:table-cell table:style-name="ce12" table:formula="of:=[.B250]-[.C250]" office:value-type="date" office:date-value="1899-12-30T09:02:47.81321796589" calcext:value-type="date">
            <text:p>12/30/99 09:02 AM</text:p>
          </table:table-cell>
          <table:table-cell table:formula="of:=MOD([.E249]-[.$E$2];[.$H$2])+1+[.$E$2]" office:value-type="float" office:value="228" calcext:value-type="float">
            <text:p>228</text:p>
          </table:table-cell>
          <table:table-cell table:formula="of:=MOD([.F249]+1/[.$H$2];5)" office:value-type="float" office:value="4.11666666666666" calcext:value-type="float">
            <text:p>4,11666666666666</text:p>
          </table:table-cell>
          <table:table-cell table:formula="of:=IF([.F250]=0;[.G249]+2+1/[.$H$2];[.G249]+1/[.$H$2])" office:value-type="float" office:value="4.11666666666666" calcext:value-type="float">
            <text:p>4,11666666666666</text:p>
          </table:table-cell>
          <table:table-cell table:number-columns-repeated="4"/>
          <table:table-cell table:formula="of:=SUM(MOD(SUM([.L249]-[.L$2];[.T$2]);[.R$2]-[.L$2]);[.L$2])" office:value-type="time" office:time-value="PT10H19M59.999999999S" calcext:value-type="time">
            <text:p>10:20:00</text:p>
          </table:table-cell>
          <table:table-cell table:formula="of:=IF([.L250]&lt;[.L249];[.M249]+[.H$2];[.M249])" office:value-type="float" office:value="780" calcext:value-type="float">
            <text:p>780</text:p>
          </table:table-cell>
          <table:table-cell table:formula="of:=OFFSET([.C$4];[.M250];0)" office:value-type="float" office:value="43758" calcext:value-type="float">
            <text:p>43758</text:p>
          </table:table-cell>
          <table:table-cell table:formula="of:=[.L250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50];0)&lt;=[.O2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1T09:49:05.389994" calcext:value-type="date">
            <text:p>2019-10-11 09:49:05</text:p>
          </table:table-cell>
          <table:table-cell table:style-name="ce7" table:formula="of:=[.A251]" office:value-type="date" office:date-value="2019-10-11T09:49:05.389994" calcext:value-type="date">
            <text:p>2019-10-11 09:49:05</text:p>
          </table:table-cell>
          <table:table-cell table:formula="of:=TRUNC([.A251])" office:value-type="float" office:value="43749" calcext:value-type="float">
            <text:p>43749</text:p>
          </table:table-cell>
          <table:table-cell table:style-name="ce12" table:formula="of:=[.B251]-[.C251]" office:value-type="date" office:date-value="1899-12-30T09:49:05.3899943037" calcext:value-type="date">
            <text:p>12/30/99 09:49 AM</text:p>
          </table:table-cell>
          <table:table-cell table:formula="of:=MOD([.E250]-[.$E$2];[.$H$2])+1+[.$E$2]" office:value-type="float" office:value="229" calcext:value-type="float">
            <text:p>229</text:p>
          </table:table-cell>
          <table:table-cell table:formula="of:=MOD([.F250]+1/[.$H$2];5)" office:value-type="float" office:value="4.13333333333332" calcext:value-type="float">
            <text:p>4,13333333333332</text:p>
          </table:table-cell>
          <table:table-cell table:formula="of:=IF([.F251]=0;[.G250]+2+1/[.$H$2];[.G250]+1/[.$H$2])" office:value-type="float" office:value="4.13333333333332" calcext:value-type="float">
            <text:p>4,13333333333332</text:p>
          </table:table-cell>
          <table:table-cell table:number-columns-repeated="4"/>
          <table:table-cell table:formula="of:=SUM(MOD(SUM([.L250]-[.L$2];[.T$2]);[.R$2]-[.L$2]);[.L$2])" office:value-type="time" office:time-value="PT10H29M59.999999999S" calcext:value-type="time">
            <text:p>10:30:00</text:p>
          </table:table-cell>
          <table:table-cell table:formula="of:=IF([.L251]&lt;[.L250];[.M250]+[.H$2];[.M250])" office:value-type="float" office:value="780" calcext:value-type="float">
            <text:p>780</text:p>
          </table:table-cell>
          <table:table-cell table:formula="of:=OFFSET([.C$4];[.M251];0)" office:value-type="float" office:value="43758" calcext:value-type="float">
            <text:p>43758</text:p>
          </table:table-cell>
          <table:table-cell table:formula="of:=[.L251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51];0)&lt;=[.O2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1T09:30:40.681193" calcext:value-type="date">
            <text:p>2019-10-11 09:30:41</text:p>
          </table:table-cell>
          <table:table-cell table:style-name="ce7" table:formula="of:=[.A252]" office:value-type="date" office:date-value="2019-10-11T09:30:40.681193" calcext:value-type="date">
            <text:p>2019-10-11 09:30:41</text:p>
          </table:table-cell>
          <table:table-cell table:formula="of:=TRUNC([.A252])" office:value-type="float" office:value="43749" calcext:value-type="float">
            <text:p>43749</text:p>
          </table:table-cell>
          <table:table-cell table:style-name="ce12" table:formula="of:=[.B252]-[.C252]" office:value-type="date" office:date-value="1899-12-30T09:30:40.68119300064" calcext:value-type="date">
            <text:p>12/30/99 09:30 AM</text:p>
          </table:table-cell>
          <table:table-cell table:formula="of:=MOD([.E251]-[.$E$2];[.$H$2])+1+[.$E$2]" office:value-type="float" office:value="230" calcext:value-type="float">
            <text:p>230</text:p>
          </table:table-cell>
          <table:table-cell table:formula="of:=MOD([.F251]+1/[.$H$2];5)" office:value-type="float" office:value="4.14999999999999" calcext:value-type="float">
            <text:p>4,14999999999999</text:p>
          </table:table-cell>
          <table:table-cell table:formula="of:=IF([.F252]=0;[.G251]+2+1/[.$H$2];[.G251]+1/[.$H$2])" office:value-type="float" office:value="4.14999999999999" calcext:value-type="float">
            <text:p>4,14999999999999</text:p>
          </table:table-cell>
          <table:table-cell table:number-columns-repeated="4"/>
          <table:table-cell table:formula="of:=SUM(MOD(SUM([.L251]-[.L$2];[.T$2]);[.R$2]-[.L$2]);[.L$2])" office:value-type="time" office:time-value="PT10H39M59.999999999S" calcext:value-type="time">
            <text:p>10:40:00</text:p>
          </table:table-cell>
          <table:table-cell table:formula="of:=IF([.L252]&lt;[.L251];[.M251]+[.H$2];[.M251])" office:value-type="float" office:value="780" calcext:value-type="float">
            <text:p>780</text:p>
          </table:table-cell>
          <table:table-cell table:formula="of:=OFFSET([.C$4];[.M252];0)" office:value-type="float" office:value="43758" calcext:value-type="float">
            <text:p>43758</text:p>
          </table:table-cell>
          <table:table-cell table:formula="of:=[.L252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52];0)&lt;=[.O2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1T09:26:13.458323" calcext:value-type="date">
            <text:p>2019-10-11 09:26:13</text:p>
          </table:table-cell>
          <table:table-cell table:style-name="ce7" table:formula="of:=[.A253]" office:value-type="date" office:date-value="2019-10-11T09:26:13.458323" calcext:value-type="date">
            <text:p>2019-10-11 09:26:13</text:p>
          </table:table-cell>
          <table:table-cell table:formula="of:=TRUNC([.A253])" office:value-type="float" office:value="43749" calcext:value-type="float">
            <text:p>43749</text:p>
          </table:table-cell>
          <table:table-cell table:style-name="ce12" table:formula="of:=[.B253]-[.C253]" office:value-type="date" office:date-value="1899-12-30T09:26:13.45832262654" calcext:value-type="date">
            <text:p>12/30/99 09:26 AM</text:p>
          </table:table-cell>
          <table:table-cell table:formula="of:=MOD([.E252]-[.$E$2];[.$H$2])+1+[.$E$2]" office:value-type="float" office:value="231" calcext:value-type="float">
            <text:p>231</text:p>
          </table:table-cell>
          <table:table-cell table:formula="of:=MOD([.F252]+1/[.$H$2];5)" office:value-type="float" office:value="4.16666666666666" calcext:value-type="float">
            <text:p>4,16666666666666</text:p>
          </table:table-cell>
          <table:table-cell table:formula="of:=IF([.F253]=0;[.G252]+2+1/[.$H$2];[.G252]+1/[.$H$2])" office:value-type="float" office:value="4.16666666666666" calcext:value-type="float">
            <text:p>4,16666666666666</text:p>
          </table:table-cell>
          <table:table-cell table:number-columns-repeated="4"/>
          <table:table-cell table:formula="of:=SUM(MOD(SUM([.L252]-[.L$2];[.T$2]);[.R$2]-[.L$2]);[.L$2])" office:value-type="time" office:time-value="PT10H49M59.999999999S" calcext:value-type="time">
            <text:p>10:50:00</text:p>
          </table:table-cell>
          <table:table-cell table:formula="of:=IF([.L253]&lt;[.L252];[.M252]+[.H$2];[.M252])" office:value-type="float" office:value="780" calcext:value-type="float">
            <text:p>780</text:p>
          </table:table-cell>
          <table:table-cell table:formula="of:=OFFSET([.C$4];[.M253];0)" office:value-type="float" office:value="43758" calcext:value-type="float">
            <text:p>43758</text:p>
          </table:table-cell>
          <table:table-cell table:formula="of:=[.L253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53];0)&lt;=[.O2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1T09:20:50.829701" calcext:value-type="date">
            <text:p>2019-10-11 09:20:51</text:p>
          </table:table-cell>
          <table:table-cell table:style-name="ce7" table:formula="of:=[.A254]" office:value-type="date" office:date-value="2019-10-11T09:20:50.829701" calcext:value-type="date">
            <text:p>2019-10-11 09:20:51</text:p>
          </table:table-cell>
          <table:table-cell table:formula="of:=TRUNC([.A254])" office:value-type="float" office:value="43749" calcext:value-type="float">
            <text:p>43749</text:p>
          </table:table-cell>
          <table:table-cell table:style-name="ce12" table:formula="of:=[.B254]-[.C254]" office:value-type="date" office:date-value="1899-12-30T09:20:50.82970079966" calcext:value-type="date">
            <text:p>12/30/99 09:20 AM</text:p>
          </table:table-cell>
          <table:table-cell table:formula="of:=MOD([.E253]-[.$E$2];[.$H$2])+1+[.$E$2]" office:value-type="float" office:value="232" calcext:value-type="float">
            <text:p>232</text:p>
          </table:table-cell>
          <table:table-cell table:formula="of:=MOD([.F253]+1/[.$H$2];5)" office:value-type="float" office:value="4.18333333333332" calcext:value-type="float">
            <text:p>4,18333333333332</text:p>
          </table:table-cell>
          <table:table-cell table:formula="of:=IF([.F254]=0;[.G253]+2+1/[.$H$2];[.G253]+1/[.$H$2])" office:value-type="float" office:value="4.18333333333332" calcext:value-type="float">
            <text:p>4,18333333333332</text:p>
          </table:table-cell>
          <table:table-cell table:number-columns-repeated="4"/>
          <table:table-cell table:formula="of:=SUM(MOD(SUM([.L253]-[.L$2];[.T$2]);[.R$2]-[.L$2]);[.L$2])" office:value-type="time" office:time-value="PT10H59M59.999999999S" calcext:value-type="time">
            <text:p>11:00:00</text:p>
          </table:table-cell>
          <table:table-cell table:formula="of:=IF([.L254]&lt;[.L253];[.M253]+[.H$2];[.M253])" office:value-type="float" office:value="780" calcext:value-type="float">
            <text:p>780</text:p>
          </table:table-cell>
          <table:table-cell table:formula="of:=OFFSET([.C$4];[.M254];0)" office:value-type="float" office:value="43758" calcext:value-type="float">
            <text:p>43758</text:p>
          </table:table-cell>
          <table:table-cell table:formula="of:=[.L254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54];0)&lt;=[.O2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1T09:16:31.556809" calcext:value-type="date">
            <text:p>2019-10-11 09:16:32</text:p>
          </table:table-cell>
          <table:table-cell table:style-name="ce7" table:formula="of:=[.A255]" office:value-type="date" office:date-value="2019-10-11T09:16:31.556809" calcext:value-type="date">
            <text:p>2019-10-11 09:16:32</text:p>
          </table:table-cell>
          <table:table-cell table:formula="of:=TRUNC([.A255])" office:value-type="float" office:value="43749" calcext:value-type="float">
            <text:p>43749</text:p>
          </table:table-cell>
          <table:table-cell table:style-name="ce12" table:formula="of:=[.B255]-[.C255]" office:value-type="date" office:date-value="1899-12-30T09:16:31.55680930708" calcext:value-type="date">
            <text:p>12/30/99 09:16 AM</text:p>
          </table:table-cell>
          <table:table-cell table:formula="of:=MOD([.E254]-[.$E$2];[.$H$2])+1+[.$E$2]" office:value-type="float" office:value="233" calcext:value-type="float">
            <text:p>233</text:p>
          </table:table-cell>
          <table:table-cell table:formula="of:=MOD([.F254]+1/[.$H$2];5)" office:value-type="float" office:value="4.19999999999999" calcext:value-type="float">
            <text:p>4,19999999999999</text:p>
          </table:table-cell>
          <table:table-cell table:formula="of:=IF([.F255]=0;[.G254]+2+1/[.$H$2];[.G254]+1/[.$H$2])" office:value-type="float" office:value="4.19999999999999" calcext:value-type="float">
            <text:p>4,19999999999999</text:p>
          </table:table-cell>
          <table:table-cell table:number-columns-repeated="4"/>
          <table:table-cell table:formula="of:=SUM(MOD(SUM([.L254]-[.L$2];[.T$2]);[.R$2]-[.L$2]);[.L$2])" office:value-type="time" office:time-value="PT08H09M59.999999999S" calcext:value-type="time">
            <text:p>08:10:00</text:p>
          </table:table-cell>
          <table:table-cell table:formula="of:=IF([.L255]&lt;[.L254];[.M254]+[.H$2];[.M254])" office:value-type="float" office:value="840" calcext:value-type="float">
            <text:p>840</text:p>
          </table:table-cell>
          <table:table-cell table:formula="of:=OFFSET([.C$4];[.M255];0)" office:value-type="float" office:value="43759" calcext:value-type="float">
            <text:p>43759</text:p>
          </table:table-cell>
          <table:table-cell table:formula="of:=[.L255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55];0)&lt;=[.O2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1T09:12:37.216986" calcext:value-type="date">
            <text:p>2019-10-11 09:12:37</text:p>
          </table:table-cell>
          <table:table-cell table:style-name="ce7" table:formula="of:=[.A256]" office:value-type="date" office:date-value="2019-10-11T09:12:37.216986" calcext:value-type="date">
            <text:p>2019-10-11 09:12:37</text:p>
          </table:table-cell>
          <table:table-cell table:formula="of:=TRUNC([.A256])" office:value-type="float" office:value="43749" calcext:value-type="float">
            <text:p>43749</text:p>
          </table:table-cell>
          <table:table-cell table:style-name="ce12" table:formula="of:=[.B256]-[.C256]" office:value-type="date" office:date-value="1899-12-30T09:12:37.21698640846" calcext:value-type="date">
            <text:p>12/30/99 09:12 AM</text:p>
          </table:table-cell>
          <table:table-cell table:formula="of:=MOD([.E255]-[.$E$2];[.$H$2])+1+[.$E$2]" office:value-type="float" office:value="234" calcext:value-type="float">
            <text:p>234</text:p>
          </table:table-cell>
          <table:table-cell table:formula="of:=MOD([.F255]+1/[.$H$2];5)" office:value-type="float" office:value="4.21666666666666" calcext:value-type="float">
            <text:p>4,21666666666666</text:p>
          </table:table-cell>
          <table:table-cell table:formula="of:=IF([.F256]=0;[.G255]+2+1/[.$H$2];[.G255]+1/[.$H$2])" office:value-type="float" office:value="4.21666666666666" calcext:value-type="float">
            <text:p>4,21666666666666</text:p>
          </table:table-cell>
          <table:table-cell table:number-columns-repeated="4"/>
          <table:table-cell table:formula="of:=SUM(MOD(SUM([.L255]-[.L$2];[.T$2]);[.R$2]-[.L$2]);[.L$2])" office:value-type="time" office:time-value="PT08H19M59.999999999S" calcext:value-type="time">
            <text:p>08:20:00</text:p>
          </table:table-cell>
          <table:table-cell table:formula="of:=IF([.L256]&lt;[.L255];[.M255]+[.H$2];[.M255])" office:value-type="float" office:value="840" calcext:value-type="float">
            <text:p>840</text:p>
          </table:table-cell>
          <table:table-cell table:formula="of:=OFFSET([.C$4];[.M256];0)" office:value-type="float" office:value="43759" calcext:value-type="float">
            <text:p>43759</text:p>
          </table:table-cell>
          <table:table-cell table:formula="of:=[.L256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56];0)&lt;=[.O2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1T09:38:06.02724" calcext:value-type="date">
            <text:p>2019-10-11 09:38:06</text:p>
          </table:table-cell>
          <table:table-cell table:style-name="ce7" table:formula="of:=[.A257]" office:value-type="date" office:date-value="2019-10-11T09:38:06.02724" calcext:value-type="date">
            <text:p>2019-10-11 09:38:06</text:p>
          </table:table-cell>
          <table:table-cell table:formula="of:=TRUNC([.A257])" office:value-type="float" office:value="43749" calcext:value-type="float">
            <text:p>43749</text:p>
          </table:table-cell>
          <table:table-cell table:style-name="ce12" table:formula="of:=[.B257]-[.C257]" office:value-type="date" office:date-value="1899-12-30T09:38:06.027239752" calcext:value-type="date">
            <text:p>12/30/99 09:38 AM</text:p>
          </table:table-cell>
          <table:table-cell table:formula="of:=MOD([.E256]-[.$E$2];[.$H$2])+1+[.$E$2]" office:value-type="float" office:value="235" calcext:value-type="float">
            <text:p>235</text:p>
          </table:table-cell>
          <table:table-cell table:formula="of:=MOD([.F256]+1/[.$H$2];5)" office:value-type="float" office:value="4.23333333333332" calcext:value-type="float">
            <text:p>4,23333333333332</text:p>
          </table:table-cell>
          <table:table-cell table:formula="of:=IF([.F257]=0;[.G256]+2+1/[.$H$2];[.G256]+1/[.$H$2])" office:value-type="float" office:value="4.23333333333332" calcext:value-type="float">
            <text:p>4,23333333333332</text:p>
          </table:table-cell>
          <table:table-cell table:number-columns-repeated="4"/>
          <table:table-cell table:formula="of:=SUM(MOD(SUM([.L256]-[.L$2];[.T$2]);[.R$2]-[.L$2]);[.L$2])" office:value-type="time" office:time-value="PT08H29M59.999999999S" calcext:value-type="time">
            <text:p>08:30:00</text:p>
          </table:table-cell>
          <table:table-cell table:formula="of:=IF([.L257]&lt;[.L256];[.M256]+[.H$2];[.M256])" office:value-type="float" office:value="840" calcext:value-type="float">
            <text:p>840</text:p>
          </table:table-cell>
          <table:table-cell table:formula="of:=OFFSET([.C$4];[.M257];0)" office:value-type="float" office:value="43759" calcext:value-type="float">
            <text:p>43759</text:p>
          </table:table-cell>
          <table:table-cell table:formula="of:=[.L257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57];0)&lt;=[.O2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1T09:13:50.314517" calcext:value-type="date">
            <text:p>2019-10-11 09:13:50</text:p>
          </table:table-cell>
          <table:table-cell table:style-name="ce7" table:formula="of:=[.A258]" office:value-type="date" office:date-value="2019-10-11T09:13:50.314517" calcext:value-type="date">
            <text:p>2019-10-11 09:13:50</text:p>
          </table:table-cell>
          <table:table-cell table:formula="of:=TRUNC([.A258])" office:value-type="float" office:value="43749" calcext:value-type="float">
            <text:p>43749</text:p>
          </table:table-cell>
          <table:table-cell table:style-name="ce12" table:formula="of:=[.B258]-[.C258]" office:value-type="date" office:date-value="1899-12-30T09:13:50.31451664865" calcext:value-type="date">
            <text:p>12/30/99 09:13 AM</text:p>
          </table:table-cell>
          <table:table-cell table:formula="of:=MOD([.E257]-[.$E$2];[.$H$2])+1+[.$E$2]" office:value-type="float" office:value="236" calcext:value-type="float">
            <text:p>236</text:p>
          </table:table-cell>
          <table:table-cell table:formula="of:=MOD([.F257]+1/[.$H$2];5)" office:value-type="float" office:value="4.24999999999999" calcext:value-type="float">
            <text:p>4,24999999999999</text:p>
          </table:table-cell>
          <table:table-cell table:formula="of:=IF([.F258]=0;[.G257]+2+1/[.$H$2];[.G257]+1/[.$H$2])" office:value-type="float" office:value="4.24999999999999" calcext:value-type="float">
            <text:p>4,24999999999999</text:p>
          </table:table-cell>
          <table:table-cell table:number-columns-repeated="4"/>
          <table:table-cell table:formula="of:=SUM(MOD(SUM([.L257]-[.L$2];[.T$2]);[.R$2]-[.L$2]);[.L$2])" office:value-type="time" office:time-value="PT08H39M59.999999999S" calcext:value-type="time">
            <text:p>08:40:00</text:p>
          </table:table-cell>
          <table:table-cell table:formula="of:=IF([.L258]&lt;[.L257];[.M257]+[.H$2];[.M257])" office:value-type="float" office:value="840" calcext:value-type="float">
            <text:p>840</text:p>
          </table:table-cell>
          <table:table-cell table:formula="of:=OFFSET([.C$4];[.M258];0)" office:value-type="float" office:value="43759" calcext:value-type="float">
            <text:p>43759</text:p>
          </table:table-cell>
          <table:table-cell table:formula="of:=[.L258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58];0)&lt;=[.O2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1T09:49:09.540181" calcext:value-type="date">
            <text:p>2019-10-11 09:49:10</text:p>
          </table:table-cell>
          <table:table-cell table:style-name="ce7" table:formula="of:=[.A259]" office:value-type="date" office:date-value="2019-10-11T09:49:09.540181" calcext:value-type="date">
            <text:p>2019-10-11 09:49:10</text:p>
          </table:table-cell>
          <table:table-cell table:formula="of:=TRUNC([.A259])" office:value-type="float" office:value="43749" calcext:value-type="float">
            <text:p>43749</text:p>
          </table:table-cell>
          <table:table-cell table:style-name="ce12" table:formula="of:=[.B259]-[.C259]" office:value-type="date" office:date-value="1899-12-30T09:49:09.54018050339" calcext:value-type="date">
            <text:p>12/30/99 09:49 AM</text:p>
          </table:table-cell>
          <table:table-cell table:formula="of:=MOD([.E258]-[.$E$2];[.$H$2])+1+[.$E$2]" office:value-type="float" office:value="237" calcext:value-type="float">
            <text:p>237</text:p>
          </table:table-cell>
          <table:table-cell table:formula="of:=MOD([.F258]+1/[.$H$2];5)" office:value-type="float" office:value="4.26666666666666" calcext:value-type="float">
            <text:p>4,26666666666666</text:p>
          </table:table-cell>
          <table:table-cell table:formula="of:=IF([.F259]=0;[.G258]+2+1/[.$H$2];[.G258]+1/[.$H$2])" office:value-type="float" office:value="4.26666666666666" calcext:value-type="float">
            <text:p>4,26666666666666</text:p>
          </table:table-cell>
          <table:table-cell table:number-columns-repeated="4"/>
          <table:table-cell table:formula="of:=SUM(MOD(SUM([.L258]-[.L$2];[.T$2]);[.R$2]-[.L$2]);[.L$2])" office:value-type="time" office:time-value="PT08H49M59.999999999S" calcext:value-type="time">
            <text:p>08:50:00</text:p>
          </table:table-cell>
          <table:table-cell table:formula="of:=IF([.L259]&lt;[.L258];[.M258]+[.H$2];[.M258])" office:value-type="float" office:value="840" calcext:value-type="float">
            <text:p>840</text:p>
          </table:table-cell>
          <table:table-cell table:formula="of:=OFFSET([.C$4];[.M259];0)" office:value-type="float" office:value="43759" calcext:value-type="float">
            <text:p>43759</text:p>
          </table:table-cell>
          <table:table-cell table:formula="of:=[.L259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59];0)&lt;=[.O2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1T09:25:24.643857" calcext:value-type="date">
            <text:p>2019-10-11 09:25:25</text:p>
          </table:table-cell>
          <table:table-cell table:style-name="ce7" table:formula="of:=[.A260]" office:value-type="date" office:date-value="2019-10-11T09:25:24.643857" calcext:value-type="date">
            <text:p>2019-10-11 09:25:25</text:p>
          </table:table-cell>
          <table:table-cell table:formula="of:=TRUNC([.A260])" office:value-type="float" office:value="43749" calcext:value-type="float">
            <text:p>43749</text:p>
          </table:table-cell>
          <table:table-cell table:style-name="ce12" table:formula="of:=[.B260]-[.C260]" office:value-type="date" office:date-value="1899-12-30T09:25:24.64385696221" calcext:value-type="date">
            <text:p>12/30/99 09:25 AM</text:p>
          </table:table-cell>
          <table:table-cell table:formula="of:=MOD([.E259]-[.$E$2];[.$H$2])+1+[.$E$2]" office:value-type="float" office:value="238" calcext:value-type="float">
            <text:p>238</text:p>
          </table:table-cell>
          <table:table-cell table:formula="of:=MOD([.F259]+1/[.$H$2];5)" office:value-type="float" office:value="4.28333333333332" calcext:value-type="float">
            <text:p>4,28333333333332</text:p>
          </table:table-cell>
          <table:table-cell table:formula="of:=IF([.F260]=0;[.G259]+2+1/[.$H$2];[.G259]+1/[.$H$2])" office:value-type="float" office:value="4.28333333333332" calcext:value-type="float">
            <text:p>4,28333333333332</text:p>
          </table:table-cell>
          <table:table-cell table:number-columns-repeated="4"/>
          <table:table-cell table:formula="of:=SUM(MOD(SUM([.L259]-[.L$2];[.T$2]);[.R$2]-[.L$2]);[.L$2])" office:value-type="time" office:time-value="PT08H59M59.999999999S" calcext:value-type="time">
            <text:p>09:00:00</text:p>
          </table:table-cell>
          <table:table-cell table:formula="of:=IF([.L260]&lt;[.L259];[.M259]+[.H$2];[.M259])" office:value-type="float" office:value="840" calcext:value-type="float">
            <text:p>840</text:p>
          </table:table-cell>
          <table:table-cell table:formula="of:=OFFSET([.C$4];[.M260];0)" office:value-type="float" office:value="43759" calcext:value-type="float">
            <text:p>43759</text:p>
          </table:table-cell>
          <table:table-cell table:formula="of:=[.L260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60];0)&lt;=[.O2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1T09:27:13.443951" calcext:value-type="date">
            <text:p>2019-10-11 09:27:13</text:p>
          </table:table-cell>
          <table:table-cell table:style-name="ce7" table:formula="of:=[.A261]" office:value-type="date" office:date-value="2019-10-11T09:27:13.443951" calcext:value-type="date">
            <text:p>2019-10-11 09:27:13</text:p>
          </table:table-cell>
          <table:table-cell table:formula="of:=TRUNC([.A261])" office:value-type="float" office:value="43749" calcext:value-type="float">
            <text:p>43749</text:p>
          </table:table-cell>
          <table:table-cell table:style-name="ce12" table:formula="of:=[.B261]-[.C261]" office:value-type="date" office:date-value="1899-12-30T09:27:13.44395079184" calcext:value-type="date">
            <text:p>12/30/99 09:27 AM</text:p>
          </table:table-cell>
          <table:table-cell table:formula="of:=MOD([.E260]-[.$E$2];[.$H$2])+1+[.$E$2]" office:value-type="float" office:value="239" calcext:value-type="float">
            <text:p>239</text:p>
          </table:table-cell>
          <table:table-cell table:formula="of:=MOD([.F260]+1/[.$H$2];5)" office:value-type="float" office:value="4.29999999999999" calcext:value-type="float">
            <text:p>4,29999999999999</text:p>
          </table:table-cell>
          <table:table-cell table:formula="of:=IF([.F261]=0;[.G260]+2+1/[.$H$2];[.G260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260]-[.L$2];[.T$2]);[.R$2]-[.L$2]);[.L$2])" office:value-type="time" office:time-value="PT09H09M59.999999999S" calcext:value-type="time">
            <text:p>09:10:00</text:p>
          </table:table-cell>
          <table:table-cell table:formula="of:=IF([.L261]&lt;[.L260];[.M260]+[.H$2];[.M260])" office:value-type="float" office:value="840" calcext:value-type="float">
            <text:p>840</text:p>
          </table:table-cell>
          <table:table-cell table:formula="of:=OFFSET([.C$4];[.M261];0)" office:value-type="float" office:value="43759" calcext:value-type="float">
            <text:p>43759</text:p>
          </table:table-cell>
          <table:table-cell table:formula="of:=[.L261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61];0)&lt;=[.O2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1T09:13:25.464627" calcext:value-type="date">
            <text:p>2019-10-11 09:13:25</text:p>
          </table:table-cell>
          <table:table-cell table:style-name="ce7" table:formula="of:=[.A262]" office:value-type="date" office:date-value="2019-10-11T09:13:25.464627" calcext:value-type="date">
            <text:p>2019-10-11 09:13:25</text:p>
          </table:table-cell>
          <table:table-cell table:formula="of:=TRUNC([.A262])" office:value-type="float" office:value="43749" calcext:value-type="float">
            <text:p>43749</text:p>
          </table:table-cell>
          <table:table-cell table:style-name="ce12" table:formula="of:=[.B262]-[.C262]" office:value-type="date" office:date-value="1899-12-30T09:13:25.46462691855" calcext:value-type="date">
            <text:p>12/30/99 09:13 AM</text:p>
          </table:table-cell>
          <table:table-cell table:formula="of:=MOD([.E261]-[.$E$2];[.$H$2])+1+[.$E$2]" office:value-type="float" office:value="240" calcext:value-type="float">
            <text:p>240</text:p>
          </table:table-cell>
          <table:table-cell table:formula="of:=MOD([.F261]+1/[.$H$2];5)" office:value-type="float" office:value="4.31666666666666" calcext:value-type="float">
            <text:p>4,31666666666666</text:p>
          </table:table-cell>
          <table:table-cell table:formula="of:=IF([.F262]=0;[.G261]+2+1/[.$H$2];[.G261]+1/[.$H$2])" office:value-type="float" office:value="4.31666666666666" calcext:value-type="float">
            <text:p>4,31666666666666</text:p>
          </table:table-cell>
          <table:table-cell table:number-columns-repeated="4"/>
          <table:table-cell table:formula="of:=SUM(MOD(SUM([.L261]-[.L$2];[.T$2]);[.R$2]-[.L$2]);[.L$2])" office:value-type="time" office:time-value="PT09H19M59.999999999S" calcext:value-type="time">
            <text:p>09:20:00</text:p>
          </table:table-cell>
          <table:table-cell table:formula="of:=IF([.L262]&lt;[.L261];[.M261]+[.H$2];[.M261])" office:value-type="float" office:value="840" calcext:value-type="float">
            <text:p>840</text:p>
          </table:table-cell>
          <table:table-cell table:formula="of:=OFFSET([.C$4];[.M262];0)" office:value-type="float" office:value="43759" calcext:value-type="float">
            <text:p>43759</text:p>
          </table:table-cell>
          <table:table-cell table:formula="of:=[.L262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62];0)&lt;=[.O2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1T09:41:19.888366" calcext:value-type="date">
            <text:p>2019-10-11 09:41:20</text:p>
          </table:table-cell>
          <table:table-cell table:style-name="ce7" table:formula="of:=[.A263]" office:value-type="date" office:date-value="2019-10-11T09:41:19.888366" calcext:value-type="date">
            <text:p>2019-10-11 09:41:20</text:p>
          </table:table-cell>
          <table:table-cell table:formula="of:=TRUNC([.A263])" office:value-type="float" office:value="43749" calcext:value-type="float">
            <text:p>43749</text:p>
          </table:table-cell>
          <table:table-cell table:style-name="ce12" table:formula="of:=[.B263]-[.C263]" office:value-type="date" office:date-value="1899-12-30T09:41:19.88836574368" calcext:value-type="date">
            <text:p>12/30/99 09:41 AM</text:p>
          </table:table-cell>
          <table:table-cell table:formula="of:=MOD([.E262]-[.$E$2];[.$H$2])+1+[.$E$2]" office:value-type="float" office:value="241" calcext:value-type="float">
            <text:p>241</text:p>
          </table:table-cell>
          <table:table-cell table:formula="of:=MOD([.F262]+1/[.$H$2];5)" office:value-type="float" office:value="4.33333333333332" calcext:value-type="float">
            <text:p>4,33333333333332</text:p>
          </table:table-cell>
          <table:table-cell table:formula="of:=IF([.F263]=0;[.G262]+2+1/[.$H$2];[.G262]+1/[.$H$2])" office:value-type="float" office:value="4.33333333333332" calcext:value-type="float">
            <text:p>4,33333333333332</text:p>
          </table:table-cell>
          <table:table-cell table:number-columns-repeated="4"/>
          <table:table-cell table:formula="of:=SUM(MOD(SUM([.L262]-[.L$2];[.T$2]);[.R$2]-[.L$2]);[.L$2])" office:value-type="time" office:time-value="PT09H29M59.999999999S" calcext:value-type="time">
            <text:p>09:30:00</text:p>
          </table:table-cell>
          <table:table-cell table:formula="of:=IF([.L263]&lt;[.L262];[.M262]+[.H$2];[.M262])" office:value-type="float" office:value="840" calcext:value-type="float">
            <text:p>840</text:p>
          </table:table-cell>
          <table:table-cell table:formula="of:=OFFSET([.C$4];[.M263];0)" office:value-type="float" office:value="43759" calcext:value-type="float">
            <text:p>43759</text:p>
          </table:table-cell>
          <table:table-cell table:formula="of:=[.L263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63];0)&lt;=[.O2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1T09:26:45.768966" calcext:value-type="date">
            <text:p>2019-10-11 09:26:46</text:p>
          </table:table-cell>
          <table:table-cell table:style-name="ce7" table:formula="of:=[.A264]" office:value-type="date" office:date-value="2019-10-11T09:26:45.768966" calcext:value-type="date">
            <text:p>2019-10-11 09:26:46</text:p>
          </table:table-cell>
          <table:table-cell table:formula="of:=TRUNC([.A264])" office:value-type="float" office:value="43749" calcext:value-type="float">
            <text:p>43749</text:p>
          </table:table-cell>
          <table:table-cell table:style-name="ce12" table:formula="of:=[.B264]-[.C264]" office:value-type="date" office:date-value="1899-12-30T09:26:45.76896574348" calcext:value-type="date">
            <text:p>12/30/99 09:26 AM</text:p>
          </table:table-cell>
          <table:table-cell table:formula="of:=MOD([.E263]-[.$E$2];[.$H$2])+1+[.$E$2]" office:value-type="float" office:value="242" calcext:value-type="float">
            <text:p>242</text:p>
          </table:table-cell>
          <table:table-cell table:formula="of:=MOD([.F263]+1/[.$H$2];5)" office:value-type="float" office:value="4.34999999999999" calcext:value-type="float">
            <text:p>4,34999999999999</text:p>
          </table:table-cell>
          <table:table-cell table:formula="of:=IF([.F264]=0;[.G263]+2+1/[.$H$2];[.G263]+1/[.$H$2])" office:value-type="float" office:value="4.34999999999999" calcext:value-type="float">
            <text:p>4,34999999999999</text:p>
          </table:table-cell>
          <table:table-cell table:number-columns-repeated="4"/>
          <table:table-cell table:formula="of:=SUM(MOD(SUM([.L263]-[.L$2];[.T$2]);[.R$2]-[.L$2]);[.L$2])" office:value-type="time" office:time-value="PT09H39M59.999999999S" calcext:value-type="time">
            <text:p>09:40:00</text:p>
          </table:table-cell>
          <table:table-cell table:formula="of:=IF([.L264]&lt;[.L263];[.M263]+[.H$2];[.M263])" office:value-type="float" office:value="840" calcext:value-type="float">
            <text:p>840</text:p>
          </table:table-cell>
          <table:table-cell table:formula="of:=OFFSET([.C$4];[.M264];0)" office:value-type="float" office:value="43759" calcext:value-type="float">
            <text:p>43759</text:p>
          </table:table-cell>
          <table:table-cell table:formula="of:=[.L264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64];0)&lt;=[.O2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1T09:19:45.667341" calcext:value-type="date">
            <text:p>2019-10-11 09:19:46</text:p>
          </table:table-cell>
          <table:table-cell table:style-name="ce7" table:formula="of:=[.A265]" office:value-type="date" office:date-value="2019-10-11T09:19:45.667341" calcext:value-type="date">
            <text:p>2019-10-11 09:19:46</text:p>
          </table:table-cell>
          <table:table-cell table:formula="of:=TRUNC([.A265])" office:value-type="float" office:value="43749" calcext:value-type="float">
            <text:p>43749</text:p>
          </table:table-cell>
          <table:table-cell table:style-name="ce12" table:formula="of:=[.B265]-[.C265]" office:value-type="date" office:date-value="1899-12-30T09:19:45.66734113265" calcext:value-type="date">
            <text:p>12/30/99 09:19 AM</text:p>
          </table:table-cell>
          <table:table-cell table:formula="of:=MOD([.E264]-[.$E$2];[.$H$2])+1+[.$E$2]" office:value-type="float" office:value="243" calcext:value-type="float">
            <text:p>243</text:p>
          </table:table-cell>
          <table:table-cell table:formula="of:=MOD([.F264]+1/[.$H$2];5)" office:value-type="float" office:value="4.36666666666666" calcext:value-type="float">
            <text:p>4,36666666666666</text:p>
          </table:table-cell>
          <table:table-cell table:formula="of:=IF([.F265]=0;[.G264]+2+1/[.$H$2];[.G264]+1/[.$H$2])" office:value-type="float" office:value="4.36666666666666" calcext:value-type="float">
            <text:p>4,36666666666666</text:p>
          </table:table-cell>
          <table:table-cell table:number-columns-repeated="4"/>
          <table:table-cell table:formula="of:=SUM(MOD(SUM([.L264]-[.L$2];[.T$2]);[.R$2]-[.L$2]);[.L$2])" office:value-type="time" office:time-value="PT09H49M59.999999999S" calcext:value-type="time">
            <text:p>09:50:00</text:p>
          </table:table-cell>
          <table:table-cell table:formula="of:=IF([.L265]&lt;[.L264];[.M264]+[.H$2];[.M264])" office:value-type="float" office:value="840" calcext:value-type="float">
            <text:p>840</text:p>
          </table:table-cell>
          <table:table-cell table:formula="of:=OFFSET([.C$4];[.M265];0)" office:value-type="float" office:value="43759" calcext:value-type="float">
            <text:p>43759</text:p>
          </table:table-cell>
          <table:table-cell table:formula="of:=[.L265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65];0)&lt;=[.O2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1T09:49:10.850777" calcext:value-type="date">
            <text:p>2019-10-11 09:49:11</text:p>
          </table:table-cell>
          <table:table-cell table:style-name="ce7" table:formula="of:=[.A266]" office:value-type="date" office:date-value="2019-10-11T09:49:10.850777" calcext:value-type="date">
            <text:p>2019-10-11 09:49:11</text:p>
          </table:table-cell>
          <table:table-cell table:formula="of:=TRUNC([.A266])" office:value-type="float" office:value="43749" calcext:value-type="float">
            <text:p>43749</text:p>
          </table:table-cell>
          <table:table-cell table:style-name="ce12" table:formula="of:=[.B266]-[.C266]" office:value-type="date" office:date-value="1899-12-30T09:49:10.85077676922" calcext:value-type="date">
            <text:p>12/30/99 09:49 AM</text:p>
          </table:table-cell>
          <table:table-cell table:formula="of:=MOD([.E265]-[.$E$2];[.$H$2])+1+[.$E$2]" office:value-type="float" office:value="244" calcext:value-type="float">
            <text:p>244</text:p>
          </table:table-cell>
          <table:table-cell table:formula="of:=MOD([.F265]+1/[.$H$2];5)" office:value-type="float" office:value="4.38333333333332" calcext:value-type="float">
            <text:p>4,38333333333332</text:p>
          </table:table-cell>
          <table:table-cell table:formula="of:=IF([.F266]=0;[.G265]+2+1/[.$H$2];[.G265]+1/[.$H$2])" office:value-type="float" office:value="4.38333333333332" calcext:value-type="float">
            <text:p>4,38333333333332</text:p>
          </table:table-cell>
          <table:table-cell table:number-columns-repeated="4"/>
          <table:table-cell table:formula="of:=SUM(MOD(SUM([.L265]-[.L$2];[.T$2]);[.R$2]-[.L$2]);[.L$2])" office:value-type="time" office:time-value="PT09H59M59.999999999S" calcext:value-type="time">
            <text:p>10:00:00</text:p>
          </table:table-cell>
          <table:table-cell table:formula="of:=IF([.L266]&lt;[.L265];[.M265]+[.H$2];[.M265])" office:value-type="float" office:value="840" calcext:value-type="float">
            <text:p>840</text:p>
          </table:table-cell>
          <table:table-cell table:formula="of:=OFFSET([.C$4];[.M266];0)" office:value-type="float" office:value="43759" calcext:value-type="float">
            <text:p>43759</text:p>
          </table:table-cell>
          <table:table-cell table:formula="of:=[.L266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66];0)&lt;=[.O2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1T09:29:53.425993" calcext:value-type="date">
            <text:p>2019-10-11 09:29:53</text:p>
          </table:table-cell>
          <table:table-cell table:style-name="ce7" table:formula="of:=[.A267]" office:value-type="date" office:date-value="2019-10-11T09:29:53.425993" calcext:value-type="date">
            <text:p>2019-10-11 09:29:53</text:p>
          </table:table-cell>
          <table:table-cell table:formula="of:=TRUNC([.A267])" office:value-type="float" office:value="43749" calcext:value-type="float">
            <text:p>43749</text:p>
          </table:table-cell>
          <table:table-cell table:style-name="ce12" table:formula="of:=[.B267]-[.C267]" office:value-type="date" office:date-value="1899-12-30T09:29:53.42599329539" calcext:value-type="date">
            <text:p>12/30/99 09:29 AM</text:p>
          </table:table-cell>
          <table:table-cell table:formula="of:=MOD([.E266]-[.$E$2];[.$H$2])+1+[.$E$2]" office:value-type="float" office:value="245" calcext:value-type="float">
            <text:p>245</text:p>
          </table:table-cell>
          <table:table-cell table:formula="of:=MOD([.F266]+1/[.$H$2];5)" office:value-type="float" office:value="4.39999999999999" calcext:value-type="float">
            <text:p>4,39999999999999</text:p>
          </table:table-cell>
          <table:table-cell table:formula="of:=IF([.F267]=0;[.G266]+2+1/[.$H$2];[.G266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266]-[.L$2];[.T$2]);[.R$2]-[.L$2]);[.L$2])" office:value-type="time" office:time-value="PT10H09M59.999999999S" calcext:value-type="time">
            <text:p>10:10:00</text:p>
          </table:table-cell>
          <table:table-cell table:formula="of:=IF([.L267]&lt;[.L266];[.M266]+[.H$2];[.M266])" office:value-type="float" office:value="840" calcext:value-type="float">
            <text:p>840</text:p>
          </table:table-cell>
          <table:table-cell table:formula="of:=OFFSET([.C$4];[.M267];0)" office:value-type="float" office:value="43759" calcext:value-type="float">
            <text:p>43759</text:p>
          </table:table-cell>
          <table:table-cell table:formula="of:=[.L267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67];0)&lt;=[.O2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1T09:38:18.874522" calcext:value-type="date">
            <text:p>2019-10-11 09:38:19</text:p>
          </table:table-cell>
          <table:table-cell table:style-name="ce7" table:formula="of:=[.A268]" office:value-type="date" office:date-value="2019-10-11T09:38:18.874522" calcext:value-type="date">
            <text:p>2019-10-11 09:38:19</text:p>
          </table:table-cell>
          <table:table-cell table:formula="of:=TRUNC([.A268])" office:value-type="float" office:value="43749" calcext:value-type="float">
            <text:p>43749</text:p>
          </table:table-cell>
          <table:table-cell table:style-name="ce12" table:formula="of:=[.B268]-[.C268]" office:value-type="date" office:date-value="1899-12-30T09:38:18.8745222101" calcext:value-type="date">
            <text:p>12/30/99 09:38 AM</text:p>
          </table:table-cell>
          <table:table-cell table:formula="of:=MOD([.E267]-[.$E$2];[.$H$2])+1+[.$E$2]" office:value-type="float" office:value="246" calcext:value-type="float">
            <text:p>246</text:p>
          </table:table-cell>
          <table:table-cell table:formula="of:=MOD([.F267]+1/[.$H$2];5)" office:value-type="float" office:value="4.41666666666666" calcext:value-type="float">
            <text:p>4,41666666666666</text:p>
          </table:table-cell>
          <table:table-cell table:formula="of:=IF([.F268]=0;[.G267]+2+1/[.$H$2];[.G267]+1/[.$H$2])" office:value-type="float" office:value="4.41666666666666" calcext:value-type="float">
            <text:p>4,41666666666666</text:p>
          </table:table-cell>
          <table:table-cell table:number-columns-repeated="4"/>
          <table:table-cell table:formula="of:=SUM(MOD(SUM([.L267]-[.L$2];[.T$2]);[.R$2]-[.L$2]);[.L$2])" office:value-type="time" office:time-value="PT10H19M59.999999999S" calcext:value-type="time">
            <text:p>10:20:00</text:p>
          </table:table-cell>
          <table:table-cell table:formula="of:=IF([.L268]&lt;[.L267];[.M267]+[.H$2];[.M267])" office:value-type="float" office:value="840" calcext:value-type="float">
            <text:p>840</text:p>
          </table:table-cell>
          <table:table-cell table:formula="of:=OFFSET([.C$4];[.M268];0)" office:value-type="float" office:value="43759" calcext:value-type="float">
            <text:p>43759</text:p>
          </table:table-cell>
          <table:table-cell table:formula="of:=[.L268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68];0)&lt;=[.O2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1T09:28:29.649104" calcext:value-type="date">
            <text:p>2019-10-11 09:28:30</text:p>
          </table:table-cell>
          <table:table-cell table:style-name="ce7" table:formula="of:=[.A269]" office:value-type="date" office:date-value="2019-10-11T09:28:29.649104" calcext:value-type="date">
            <text:p>2019-10-11 09:28:30</text:p>
          </table:table-cell>
          <table:table-cell table:formula="of:=TRUNC([.A269])" office:value-type="float" office:value="43749" calcext:value-type="float">
            <text:p>43749</text:p>
          </table:table-cell>
          <table:table-cell table:style-name="ce12" table:formula="of:=[.B269]-[.C269]" office:value-type="date" office:date-value="1899-12-30T09:28:29.64910411276" calcext:value-type="date">
            <text:p>12/30/99 09:28 AM</text:p>
          </table:table-cell>
          <table:table-cell table:formula="of:=MOD([.E268]-[.$E$2];[.$H$2])+1+[.$E$2]" office:value-type="float" office:value="247" calcext:value-type="float">
            <text:p>247</text:p>
          </table:table-cell>
          <table:table-cell table:formula="of:=MOD([.F268]+1/[.$H$2];5)" office:value-type="float" office:value="4.43333333333332" calcext:value-type="float">
            <text:p>4,43333333333332</text:p>
          </table:table-cell>
          <table:table-cell table:formula="of:=IF([.F269]=0;[.G268]+2+1/[.$H$2];[.G268]+1/[.$H$2])" office:value-type="float" office:value="4.43333333333332" calcext:value-type="float">
            <text:p>4,43333333333332</text:p>
          </table:table-cell>
          <table:table-cell table:number-columns-repeated="4"/>
          <table:table-cell table:formula="of:=SUM(MOD(SUM([.L268]-[.L$2];[.T$2]);[.R$2]-[.L$2]);[.L$2])" office:value-type="time" office:time-value="PT10H29M59.999999999S" calcext:value-type="time">
            <text:p>10:30:00</text:p>
          </table:table-cell>
          <table:table-cell table:formula="of:=IF([.L269]&lt;[.L268];[.M268]+[.H$2];[.M268])" office:value-type="float" office:value="840" calcext:value-type="float">
            <text:p>840</text:p>
          </table:table-cell>
          <table:table-cell table:formula="of:=OFFSET([.C$4];[.M269];0)" office:value-type="float" office:value="43759" calcext:value-type="float">
            <text:p>43759</text:p>
          </table:table-cell>
          <table:table-cell table:formula="of:=[.L269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69];0)&lt;=[.O2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1T09:10:09.75365" calcext:value-type="date">
            <text:p>2019-10-11 09:10:10</text:p>
          </table:table-cell>
          <table:table-cell table:style-name="ce7" table:formula="of:=[.A270]" office:value-type="date" office:date-value="2019-10-11T09:10:09.75365" calcext:value-type="date">
            <text:p>2019-10-11 09:10:10</text:p>
          </table:table-cell>
          <table:table-cell table:formula="of:=TRUNC([.A270])" office:value-type="float" office:value="43749" calcext:value-type="float">
            <text:p>43749</text:p>
          </table:table-cell>
          <table:table-cell table:style-name="ce12" table:formula="of:=[.B270]-[.C270]" office:value-type="date" office:date-value="1899-12-30T09:10:09.75364989135" calcext:value-type="date">
            <text:p>12/30/99 09:10 AM</text:p>
          </table:table-cell>
          <table:table-cell table:formula="of:=MOD([.E269]-[.$E$2];[.$H$2])+1+[.$E$2]" office:value-type="float" office:value="248" calcext:value-type="float">
            <text:p>248</text:p>
          </table:table-cell>
          <table:table-cell table:formula="of:=MOD([.F269]+1/[.$H$2];5)" office:value-type="float" office:value="4.44999999999999" calcext:value-type="float">
            <text:p>4,44999999999999</text:p>
          </table:table-cell>
          <table:table-cell table:formula="of:=IF([.F270]=0;[.G269]+2+1/[.$H$2];[.G269]+1/[.$H$2])" office:value-type="float" office:value="4.44999999999999" calcext:value-type="float">
            <text:p>4,44999999999999</text:p>
          </table:table-cell>
          <table:table-cell table:number-columns-repeated="4"/>
          <table:table-cell table:formula="of:=SUM(MOD(SUM([.L269]-[.L$2];[.T$2]);[.R$2]-[.L$2]);[.L$2])" office:value-type="time" office:time-value="PT10H39M59.999999999S" calcext:value-type="time">
            <text:p>10:40:00</text:p>
          </table:table-cell>
          <table:table-cell table:formula="of:=IF([.L270]&lt;[.L269];[.M269]+[.H$2];[.M269])" office:value-type="float" office:value="840" calcext:value-type="float">
            <text:p>840</text:p>
          </table:table-cell>
          <table:table-cell table:formula="of:=OFFSET([.C$4];[.M270];0)" office:value-type="float" office:value="43759" calcext:value-type="float">
            <text:p>43759</text:p>
          </table:table-cell>
          <table:table-cell table:formula="of:=[.L270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70];0)&lt;=[.O2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1T09:36:13.293386" calcext:value-type="date">
            <text:p>2019-10-11 09:36:13</text:p>
          </table:table-cell>
          <table:table-cell table:style-name="ce7" table:formula="of:=[.A271]" office:value-type="date" office:date-value="2019-10-11T09:36:13.293386" calcext:value-type="date">
            <text:p>2019-10-11 09:36:13</text:p>
          </table:table-cell>
          <table:table-cell table:formula="of:=TRUNC([.A271])" office:value-type="float" office:value="43749" calcext:value-type="float">
            <text:p>43749</text:p>
          </table:table-cell>
          <table:table-cell table:style-name="ce12" table:formula="of:=[.B271]-[.C271]" office:value-type="date" office:date-value="1899-12-30T09:36:13.29338570125" calcext:value-type="date">
            <text:p>12/30/99 09:36 AM</text:p>
          </table:table-cell>
          <table:table-cell table:formula="of:=MOD([.E270]-[.$E$2];[.$H$2])+1+[.$E$2]" office:value-type="float" office:value="249" calcext:value-type="float">
            <text:p>249</text:p>
          </table:table-cell>
          <table:table-cell table:formula="of:=MOD([.F270]+1/[.$H$2];5)" office:value-type="float" office:value="4.46666666666666" calcext:value-type="float">
            <text:p>4,46666666666666</text:p>
          </table:table-cell>
          <table:table-cell table:formula="of:=IF([.F271]=0;[.G270]+2+1/[.$H$2];[.G270]+1/[.$H$2])" office:value-type="float" office:value="4.46666666666666" calcext:value-type="float">
            <text:p>4,46666666666666</text:p>
          </table:table-cell>
          <table:table-cell table:number-columns-repeated="4"/>
          <table:table-cell table:formula="of:=SUM(MOD(SUM([.L270]-[.L$2];[.T$2]);[.R$2]-[.L$2]);[.L$2])" office:value-type="time" office:time-value="PT10H49M59.999999999S" calcext:value-type="time">
            <text:p>10:50:00</text:p>
          </table:table-cell>
          <table:table-cell table:formula="of:=IF([.L271]&lt;[.L270];[.M270]+[.H$2];[.M270])" office:value-type="float" office:value="840" calcext:value-type="float">
            <text:p>840</text:p>
          </table:table-cell>
          <table:table-cell table:formula="of:=OFFSET([.C$4];[.M271];0)" office:value-type="float" office:value="43759" calcext:value-type="float">
            <text:p>43759</text:p>
          </table:table-cell>
          <table:table-cell table:formula="of:=[.L271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71];0)&lt;=[.O2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1T09:26:03.818799" calcext:value-type="date">
            <text:p>2019-10-11 09:26:04</text:p>
          </table:table-cell>
          <table:table-cell table:style-name="ce7" table:formula="of:=[.A272]" office:value-type="date" office:date-value="2019-10-11T09:26:03.818799" calcext:value-type="date">
            <text:p>2019-10-11 09:26:04</text:p>
          </table:table-cell>
          <table:table-cell table:formula="of:=TRUNC([.A272])" office:value-type="float" office:value="43749" calcext:value-type="float">
            <text:p>43749</text:p>
          </table:table-cell>
          <table:table-cell table:style-name="ce12" table:formula="of:=[.B272]-[.C272]" office:value-type="date" office:date-value="1899-12-30T09:26:03.81879912224" calcext:value-type="date">
            <text:p>12/30/99 09:26 AM</text:p>
          </table:table-cell>
          <table:table-cell table:formula="of:=MOD([.E271]-[.$E$2];[.$H$2])+1+[.$E$2]" office:value-type="float" office:value="250" calcext:value-type="float">
            <text:p>250</text:p>
          </table:table-cell>
          <table:table-cell table:formula="of:=MOD([.F271]+1/[.$H$2];5)" office:value-type="float" office:value="4.48333333333332" calcext:value-type="float">
            <text:p>4,48333333333332</text:p>
          </table:table-cell>
          <table:table-cell table:formula="of:=IF([.F272]=0;[.G271]+2+1/[.$H$2];[.G271]+1/[.$H$2])" office:value-type="float" office:value="4.48333333333332" calcext:value-type="float">
            <text:p>4,48333333333332</text:p>
          </table:table-cell>
          <table:table-cell table:number-columns-repeated="4"/>
          <table:table-cell table:formula="of:=SUM(MOD(SUM([.L271]-[.L$2];[.T$2]);[.R$2]-[.L$2]);[.L$2])" office:value-type="time" office:time-value="PT10H59M59.999999999S" calcext:value-type="time">
            <text:p>11:00:00</text:p>
          </table:table-cell>
          <table:table-cell table:formula="of:=IF([.L272]&lt;[.L271];[.M271]+[.H$2];[.M271])" office:value-type="float" office:value="840" calcext:value-type="float">
            <text:p>840</text:p>
          </table:table-cell>
          <table:table-cell table:formula="of:=OFFSET([.C$4];[.M272];0)" office:value-type="float" office:value="43759" calcext:value-type="float">
            <text:p>43759</text:p>
          </table:table-cell>
          <table:table-cell table:formula="of:=[.L272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72];0)&lt;=[.O2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1T09:23:11.808899" calcext:value-type="date">
            <text:p>2019-10-11 09:23:12</text:p>
          </table:table-cell>
          <table:table-cell table:style-name="ce7" table:formula="of:=[.A273]" office:value-type="date" office:date-value="2019-10-11T09:23:11.808899" calcext:value-type="date">
            <text:p>2019-10-11 09:23:12</text:p>
          </table:table-cell>
          <table:table-cell table:formula="of:=TRUNC([.A273])" office:value-type="float" office:value="43749" calcext:value-type="float">
            <text:p>43749</text:p>
          </table:table-cell>
          <table:table-cell table:style-name="ce12" table:formula="of:=[.B273]-[.C273]" office:value-type="date" office:date-value="1899-12-30T09:23:11.80889928248" calcext:value-type="date">
            <text:p>12/30/99 09:23 AM</text:p>
          </table:table-cell>
          <table:table-cell table:formula="of:=MOD([.E272]-[.$E$2];[.$H$2])+1+[.$E$2]" office:value-type="float" office:value="251" calcext:value-type="float">
            <text:p>251</text:p>
          </table:table-cell>
          <table:table-cell table:formula="of:=MOD([.F272]+1/[.$H$2];5)" office:value-type="float" office:value="4.49999999999999" calcext:value-type="float">
            <text:p>4,49999999999999</text:p>
          </table:table-cell>
          <table:table-cell table:formula="of:=IF([.F273]=0;[.G272]+2+1/[.$H$2];[.G272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272]-[.L$2];[.T$2]);[.R$2]-[.L$2]);[.L$2])" office:value-type="time" office:time-value="PT08H09M59.999999999S" calcext:value-type="time">
            <text:p>08:10:00</text:p>
          </table:table-cell>
          <table:table-cell table:formula="of:=IF([.L273]&lt;[.L272];[.M272]+[.H$2];[.M272])" office:value-type="float" office:value="900" calcext:value-type="float">
            <text:p>900</text:p>
          </table:table-cell>
          <table:table-cell table:formula="of:=OFFSET([.C$4];[.M273];0)" office:value-type="float" office:value="43760" calcext:value-type="float">
            <text:p>43760</text:p>
          </table:table-cell>
          <table:table-cell table:formula="of:=[.L273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73];0)&lt;=[.O2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1T09:43:24.840544" calcext:value-type="date">
            <text:p>2019-10-11 09:43:25</text:p>
          </table:table-cell>
          <table:table-cell table:style-name="ce7" table:formula="of:=[.A274]" office:value-type="date" office:date-value="2019-10-11T09:43:24.840544" calcext:value-type="date">
            <text:p>2019-10-11 09:43:25</text:p>
          </table:table-cell>
          <table:table-cell table:formula="of:=TRUNC([.A274])" office:value-type="float" office:value="43749" calcext:value-type="float">
            <text:p>43749</text:p>
          </table:table-cell>
          <table:table-cell table:style-name="ce12" table:formula="of:=[.B274]-[.C274]" office:value-type="date" office:date-value="1899-12-30T09:43:24.84054393601" calcext:value-type="date">
            <text:p>12/30/99 09:43 AM</text:p>
          </table:table-cell>
          <table:table-cell table:formula="of:=MOD([.E273]-[.$E$2];[.$H$2])+1+[.$E$2]" office:value-type="float" office:value="252" calcext:value-type="float">
            <text:p>252</text:p>
          </table:table-cell>
          <table:table-cell table:formula="of:=MOD([.F273]+1/[.$H$2];5)" office:value-type="float" office:value="4.51666666666666" calcext:value-type="float">
            <text:p>4,51666666666666</text:p>
          </table:table-cell>
          <table:table-cell table:formula="of:=IF([.F274]=0;[.G273]+2+1/[.$H$2];[.G273]+1/[.$H$2])" office:value-type="float" office:value="4.51666666666666" calcext:value-type="float">
            <text:p>4,51666666666666</text:p>
          </table:table-cell>
          <table:table-cell table:number-columns-repeated="4"/>
          <table:table-cell table:formula="of:=SUM(MOD(SUM([.L273]-[.L$2];[.T$2]);[.R$2]-[.L$2]);[.L$2])" office:value-type="time" office:time-value="PT08H19M59.999999999S" calcext:value-type="time">
            <text:p>08:20:00</text:p>
          </table:table-cell>
          <table:table-cell table:formula="of:=IF([.L274]&lt;[.L273];[.M273]+[.H$2];[.M273])" office:value-type="float" office:value="900" calcext:value-type="float">
            <text:p>900</text:p>
          </table:table-cell>
          <table:table-cell table:formula="of:=OFFSET([.C$4];[.M274];0)" office:value-type="float" office:value="43760" calcext:value-type="float">
            <text:p>43760</text:p>
          </table:table-cell>
          <table:table-cell table:formula="of:=[.L274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74];0)&lt;=[.O2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1T09:15:12.865325" calcext:value-type="date">
            <text:p>2019-10-11 09:15:13</text:p>
          </table:table-cell>
          <table:table-cell table:style-name="ce7" table:formula="of:=[.A275]" office:value-type="date" office:date-value="2019-10-11T09:15:12.865325" calcext:value-type="date">
            <text:p>2019-10-11 09:15:13</text:p>
          </table:table-cell>
          <table:table-cell table:formula="of:=TRUNC([.A275])" office:value-type="float" office:value="43749" calcext:value-type="float">
            <text:p>43749</text:p>
          </table:table-cell>
          <table:table-cell table:style-name="ce12" table:formula="of:=[.B275]-[.C275]" office:value-type="date" office:date-value="1899-12-30T09:15:12.86532492377" calcext:value-type="date">
            <text:p>12/30/99 09:15 AM</text:p>
          </table:table-cell>
          <table:table-cell table:formula="of:=MOD([.E274]-[.$E$2];[.$H$2])+1+[.$E$2]" office:value-type="float" office:value="253" calcext:value-type="float">
            <text:p>253</text:p>
          </table:table-cell>
          <table:table-cell table:formula="of:=MOD([.F274]+1/[.$H$2];5)" office:value-type="float" office:value="4.53333333333332" calcext:value-type="float">
            <text:p>4,53333333333332</text:p>
          </table:table-cell>
          <table:table-cell table:formula="of:=IF([.F275]=0;[.G274]+2+1/[.$H$2];[.G274]+1/[.$H$2])" office:value-type="float" office:value="4.53333333333332" calcext:value-type="float">
            <text:p>4,53333333333332</text:p>
          </table:table-cell>
          <table:table-cell table:number-columns-repeated="4"/>
          <table:table-cell table:formula="of:=SUM(MOD(SUM([.L274]-[.L$2];[.T$2]);[.R$2]-[.L$2]);[.L$2])" office:value-type="time" office:time-value="PT08H29M59.999999999S" calcext:value-type="time">
            <text:p>08:30:00</text:p>
          </table:table-cell>
          <table:table-cell table:formula="of:=IF([.L275]&lt;[.L274];[.M274]+[.H$2];[.M274])" office:value-type="float" office:value="900" calcext:value-type="float">
            <text:p>900</text:p>
          </table:table-cell>
          <table:table-cell table:formula="of:=OFFSET([.C$4];[.M275];0)" office:value-type="float" office:value="43760" calcext:value-type="float">
            <text:p>43760</text:p>
          </table:table-cell>
          <table:table-cell table:formula="of:=[.L275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75];0)&lt;=[.O2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1T09:57:44.209094" calcext:value-type="date">
            <text:p>2019-10-11 09:57:44</text:p>
          </table:table-cell>
          <table:table-cell table:style-name="ce7" table:formula="of:=[.A276]" office:value-type="date" office:date-value="2019-10-11T09:57:44.209094" calcext:value-type="date">
            <text:p>2019-10-11 09:57:44</text:p>
          </table:table-cell>
          <table:table-cell table:formula="of:=TRUNC([.A276])" office:value-type="float" office:value="43749" calcext:value-type="float">
            <text:p>43749</text:p>
          </table:table-cell>
          <table:table-cell table:style-name="ce12" table:formula="of:=[.B276]-[.C276]" office:value-type="date" office:date-value="1899-12-30T09:57:44.20909354929" calcext:value-type="date">
            <text:p>12/30/99 09:57 AM</text:p>
          </table:table-cell>
          <table:table-cell table:formula="of:=MOD([.E275]-[.$E$2];[.$H$2])+1+[.$E$2]" office:value-type="float" office:value="254" calcext:value-type="float">
            <text:p>254</text:p>
          </table:table-cell>
          <table:table-cell table:formula="of:=MOD([.F275]+1/[.$H$2];5)" office:value-type="float" office:value="4.54999999999999" calcext:value-type="float">
            <text:p>4,54999999999999</text:p>
          </table:table-cell>
          <table:table-cell table:formula="of:=IF([.F276]=0;[.G275]+2+1/[.$H$2];[.G275]+1/[.$H$2])" office:value-type="float" office:value="4.54999999999999" calcext:value-type="float">
            <text:p>4,54999999999999</text:p>
          </table:table-cell>
          <table:table-cell table:number-columns-repeated="4"/>
          <table:table-cell table:formula="of:=SUM(MOD(SUM([.L275]-[.L$2];[.T$2]);[.R$2]-[.L$2]);[.L$2])" office:value-type="time" office:time-value="PT08H39M59.999999999S" calcext:value-type="time">
            <text:p>08:40:00</text:p>
          </table:table-cell>
          <table:table-cell table:formula="of:=IF([.L276]&lt;[.L275];[.M275]+[.H$2];[.M275])" office:value-type="float" office:value="900" calcext:value-type="float">
            <text:p>900</text:p>
          </table:table-cell>
          <table:table-cell table:formula="of:=OFFSET([.C$4];[.M276];0)" office:value-type="float" office:value="43760" calcext:value-type="float">
            <text:p>43760</text:p>
          </table:table-cell>
          <table:table-cell table:formula="of:=[.L276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76];0)&lt;=[.O2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1T09:20:46.334359" calcext:value-type="date">
            <text:p>2019-10-11 09:20:46</text:p>
          </table:table-cell>
          <table:table-cell table:style-name="ce7" table:formula="of:=[.A277]" office:value-type="date" office:date-value="2019-10-11T09:20:46.334359" calcext:value-type="date">
            <text:p>2019-10-11 09:20:46</text:p>
          </table:table-cell>
          <table:table-cell table:formula="of:=TRUNC([.A277])" office:value-type="float" office:value="43749" calcext:value-type="float">
            <text:p>43749</text:p>
          </table:table-cell>
          <table:table-cell table:style-name="ce12" table:formula="of:=[.B277]-[.C277]" office:value-type="date" office:date-value="1899-12-30T09:20:46.33435893338" calcext:value-type="date">
            <text:p>12/30/99 09:20 AM</text:p>
          </table:table-cell>
          <table:table-cell table:formula="of:=MOD([.E276]-[.$E$2];[.$H$2])+1+[.$E$2]" office:value-type="float" office:value="255" calcext:value-type="float">
            <text:p>255</text:p>
          </table:table-cell>
          <table:table-cell table:formula="of:=MOD([.F276]+1/[.$H$2];5)" office:value-type="float" office:value="4.56666666666666" calcext:value-type="float">
            <text:p>4,56666666666666</text:p>
          </table:table-cell>
          <table:table-cell table:formula="of:=IF([.F277]=0;[.G276]+2+1/[.$H$2];[.G276]+1/[.$H$2])" office:value-type="float" office:value="4.56666666666666" calcext:value-type="float">
            <text:p>4,56666666666666</text:p>
          </table:table-cell>
          <table:table-cell table:number-columns-repeated="4"/>
          <table:table-cell table:formula="of:=SUM(MOD(SUM([.L276]-[.L$2];[.T$2]);[.R$2]-[.L$2]);[.L$2])" office:value-type="time" office:time-value="PT08H49M59.999999999S" calcext:value-type="time">
            <text:p>08:50:00</text:p>
          </table:table-cell>
          <table:table-cell table:formula="of:=IF([.L277]&lt;[.L276];[.M276]+[.H$2];[.M276])" office:value-type="float" office:value="900" calcext:value-type="float">
            <text:p>900</text:p>
          </table:table-cell>
          <table:table-cell table:formula="of:=OFFSET([.C$4];[.M277];0)" office:value-type="float" office:value="43760" calcext:value-type="float">
            <text:p>43760</text:p>
          </table:table-cell>
          <table:table-cell table:formula="of:=[.L277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77];0)&lt;=[.O2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1T09:22:44.649898" calcext:value-type="date">
            <text:p>2019-10-11 09:22:45</text:p>
          </table:table-cell>
          <table:table-cell table:style-name="ce7" table:formula="of:=[.A278]" office:value-type="date" office:date-value="2019-10-11T09:22:44.649898" calcext:value-type="date">
            <text:p>2019-10-11 09:22:45</text:p>
          </table:table-cell>
          <table:table-cell table:formula="of:=TRUNC([.A278])" office:value-type="float" office:value="43749" calcext:value-type="float">
            <text:p>43749</text:p>
          </table:table-cell>
          <table:table-cell table:style-name="ce12" table:formula="of:=[.B278]-[.C278]" office:value-type="date" office:date-value="1899-12-30T09:22:44.64989790693" calcext:value-type="date">
            <text:p>12/30/99 09:22 AM</text:p>
          </table:table-cell>
          <table:table-cell table:formula="of:=MOD([.E277]-[.$E$2];[.$H$2])+1+[.$E$2]" office:value-type="float" office:value="256" calcext:value-type="float">
            <text:p>256</text:p>
          </table:table-cell>
          <table:table-cell table:formula="of:=MOD([.F277]+1/[.$H$2];5)" office:value-type="float" office:value="4.58333333333332" calcext:value-type="float">
            <text:p>4,58333333333332</text:p>
          </table:table-cell>
          <table:table-cell table:formula="of:=IF([.F278]=0;[.G277]+2+1/[.$H$2];[.G277]+1/[.$H$2])" office:value-type="float" office:value="4.58333333333332" calcext:value-type="float">
            <text:p>4,58333333333332</text:p>
          </table:table-cell>
          <table:table-cell table:number-columns-repeated="4"/>
          <table:table-cell table:formula="of:=SUM(MOD(SUM([.L277]-[.L$2];[.T$2]);[.R$2]-[.L$2]);[.L$2])" office:value-type="time" office:time-value="PT08H59M59.999999999S" calcext:value-type="time">
            <text:p>09:00:00</text:p>
          </table:table-cell>
          <table:table-cell table:formula="of:=IF([.L278]&lt;[.L277];[.M277]+[.H$2];[.M277])" office:value-type="float" office:value="900" calcext:value-type="float">
            <text:p>900</text:p>
          </table:table-cell>
          <table:table-cell table:formula="of:=OFFSET([.C$4];[.M278];0)" office:value-type="float" office:value="43760" calcext:value-type="float">
            <text:p>43760</text:p>
          </table:table-cell>
          <table:table-cell table:formula="of:=[.L278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78];0)&lt;=[.O2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1T09:03:00.429045" calcext:value-type="date">
            <text:p>2019-10-11 09:03:00</text:p>
          </table:table-cell>
          <table:table-cell table:style-name="ce7" table:formula="of:=[.A279]" office:value-type="date" office:date-value="2019-10-11T09:03:00.429045" calcext:value-type="date">
            <text:p>2019-10-11 09:03:00</text:p>
          </table:table-cell>
          <table:table-cell table:formula="of:=TRUNC([.A279])" office:value-type="float" office:value="43749" calcext:value-type="float">
            <text:p>43749</text:p>
          </table:table-cell>
          <table:table-cell table:style-name="ce12" table:formula="of:=[.B279]-[.C279]" office:value-type="date" office:date-value="1899-12-30T09:03:00.42904485483" calcext:value-type="date">
            <text:p>12/30/99 09:03 AM</text:p>
          </table:table-cell>
          <table:table-cell table:formula="of:=MOD([.E278]-[.$E$2];[.$H$2])+1+[.$E$2]" office:value-type="float" office:value="257" calcext:value-type="float">
            <text:p>257</text:p>
          </table:table-cell>
          <table:table-cell table:formula="of:=MOD([.F278]+1/[.$H$2];5)" office:value-type="float" office:value="4.59999999999999" calcext:value-type="float">
            <text:p>4,59999999999999</text:p>
          </table:table-cell>
          <table:table-cell table:formula="of:=IF([.F279]=0;[.G278]+2+1/[.$H$2];[.G278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278]-[.L$2];[.T$2]);[.R$2]-[.L$2]);[.L$2])" office:value-type="time" office:time-value="PT09H09M59.999999999S" calcext:value-type="time">
            <text:p>09:10:00</text:p>
          </table:table-cell>
          <table:table-cell table:formula="of:=IF([.L279]&lt;[.L278];[.M278]+[.H$2];[.M278])" office:value-type="float" office:value="900" calcext:value-type="float">
            <text:p>900</text:p>
          </table:table-cell>
          <table:table-cell table:formula="of:=OFFSET([.C$4];[.M279];0)" office:value-type="float" office:value="43760" calcext:value-type="float">
            <text:p>43760</text:p>
          </table:table-cell>
          <table:table-cell table:formula="of:=[.L279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79];0)&lt;=[.O2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1T09:20:42.809398" calcext:value-type="date">
            <text:p>2019-10-11 09:20:43</text:p>
          </table:table-cell>
          <table:table-cell table:style-name="ce7" table:formula="of:=[.A280]" office:value-type="date" office:date-value="2019-10-11T09:20:42.809398" calcext:value-type="date">
            <text:p>2019-10-11 09:20:43</text:p>
          </table:table-cell>
          <table:table-cell table:formula="of:=TRUNC([.A280])" office:value-type="float" office:value="43749" calcext:value-type="float">
            <text:p>43749</text:p>
          </table:table-cell>
          <table:table-cell table:style-name="ce12" table:formula="of:=[.B280]-[.C280]" office:value-type="date" office:date-value="1899-12-30T09:20:42.80939816963" calcext:value-type="date">
            <text:p>12/30/99 09:20 AM</text:p>
          </table:table-cell>
          <table:table-cell table:formula="of:=MOD([.E279]-[.$E$2];[.$H$2])+1+[.$E$2]" office:value-type="float" office:value="258" calcext:value-type="float">
            <text:p>258</text:p>
          </table:table-cell>
          <table:table-cell table:formula="of:=MOD([.F279]+1/[.$H$2];5)" office:value-type="float" office:value="4.61666666666666" calcext:value-type="float">
            <text:p>4,61666666666666</text:p>
          </table:table-cell>
          <table:table-cell table:formula="of:=IF([.F280]=0;[.G279]+2+1/[.$H$2];[.G279]+1/[.$H$2])" office:value-type="float" office:value="4.61666666666666" calcext:value-type="float">
            <text:p>4,61666666666666</text:p>
          </table:table-cell>
          <table:table-cell table:number-columns-repeated="4"/>
          <table:table-cell table:formula="of:=SUM(MOD(SUM([.L279]-[.L$2];[.T$2]);[.R$2]-[.L$2]);[.L$2])" office:value-type="time" office:time-value="PT09H19M59.999999999S" calcext:value-type="time">
            <text:p>09:20:00</text:p>
          </table:table-cell>
          <table:table-cell table:formula="of:=IF([.L280]&lt;[.L279];[.M279]+[.H$2];[.M279])" office:value-type="float" office:value="900" calcext:value-type="float">
            <text:p>900</text:p>
          </table:table-cell>
          <table:table-cell table:formula="of:=OFFSET([.C$4];[.M280];0)" office:value-type="float" office:value="43760" calcext:value-type="float">
            <text:p>43760</text:p>
          </table:table-cell>
          <table:table-cell table:formula="of:=[.L280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80];0)&lt;=[.O2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1T09:31:27.106131" calcext:value-type="date">
            <text:p>2019-10-11 09:31:27</text:p>
          </table:table-cell>
          <table:table-cell table:style-name="ce7" table:formula="of:=[.A281]" office:value-type="date" office:date-value="2019-10-11T09:31:27.106131" calcext:value-type="date">
            <text:p>2019-10-11 09:31:27</text:p>
          </table:table-cell>
          <table:table-cell table:formula="of:=TRUNC([.A281])" office:value-type="float" office:value="43749" calcext:value-type="float">
            <text:p>43749</text:p>
          </table:table-cell>
          <table:table-cell table:style-name="ce12" table:formula="of:=[.B281]-[.C281]" office:value-type="date" office:date-value="1899-12-30T09:31:27.10613104049" calcext:value-type="date">
            <text:p>12/30/99 09:31 AM</text:p>
          </table:table-cell>
          <table:table-cell table:formula="of:=MOD([.E280]-[.$E$2];[.$H$2])+1+[.$E$2]" office:value-type="float" office:value="259" calcext:value-type="float">
            <text:p>259</text:p>
          </table:table-cell>
          <table:table-cell table:formula="of:=MOD([.F280]+1/[.$H$2];5)" office:value-type="float" office:value="4.63333333333332" calcext:value-type="float">
            <text:p>4,63333333333332</text:p>
          </table:table-cell>
          <table:table-cell table:formula="of:=IF([.F281]=0;[.G280]+2+1/[.$H$2];[.G280]+1/[.$H$2])" office:value-type="float" office:value="4.63333333333332" calcext:value-type="float">
            <text:p>4,63333333333332</text:p>
          </table:table-cell>
          <table:table-cell table:number-columns-repeated="4"/>
          <table:table-cell table:formula="of:=SUM(MOD(SUM([.L280]-[.L$2];[.T$2]);[.R$2]-[.L$2]);[.L$2])" office:value-type="time" office:time-value="PT09H29M59.999999999S" calcext:value-type="time">
            <text:p>09:30:00</text:p>
          </table:table-cell>
          <table:table-cell table:formula="of:=IF([.L281]&lt;[.L280];[.M280]+[.H$2];[.M280])" office:value-type="float" office:value="900" calcext:value-type="float">
            <text:p>900</text:p>
          </table:table-cell>
          <table:table-cell table:formula="of:=OFFSET([.C$4];[.M281];0)" office:value-type="float" office:value="43760" calcext:value-type="float">
            <text:p>43760</text:p>
          </table:table-cell>
          <table:table-cell table:formula="of:=[.L281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81];0)&lt;=[.O2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1T09:31:34.30916" calcext:value-type="date">
            <text:p>2019-10-11 09:31:34</text:p>
          </table:table-cell>
          <table:table-cell table:style-name="ce7" table:formula="of:=[.A282]" office:value-type="date" office:date-value="2019-10-11T09:31:34.30916" calcext:value-type="date">
            <text:p>2019-10-11 09:31:34</text:p>
          </table:table-cell>
          <table:table-cell table:formula="of:=TRUNC([.A282])" office:value-type="float" office:value="43749" calcext:value-type="float">
            <text:p>43749</text:p>
          </table:table-cell>
          <table:table-cell table:style-name="ce12" table:formula="of:=[.B282]-[.C282]" office:value-type="date" office:date-value="1899-12-30T09:31:34.30915976409" calcext:value-type="date">
            <text:p>12/30/99 09:31 AM</text:p>
          </table:table-cell>
          <table:table-cell table:formula="of:=MOD([.E281]-[.$E$2];[.$H$2])+1+[.$E$2]" office:value-type="float" office:value="260" calcext:value-type="float">
            <text:p>260</text:p>
          </table:table-cell>
          <table:table-cell table:formula="of:=MOD([.F281]+1/[.$H$2];5)" office:value-type="float" office:value="4.64999999999999" calcext:value-type="float">
            <text:p>4,64999999999999</text:p>
          </table:table-cell>
          <table:table-cell table:formula="of:=IF([.F282]=0;[.G281]+2+1/[.$H$2];[.G281]+1/[.$H$2])" office:value-type="float" office:value="4.64999999999999" calcext:value-type="float">
            <text:p>4,64999999999999</text:p>
          </table:table-cell>
          <table:table-cell table:number-columns-repeated="4"/>
          <table:table-cell table:formula="of:=SUM(MOD(SUM([.L281]-[.L$2];[.T$2]);[.R$2]-[.L$2]);[.L$2])" office:value-type="time" office:time-value="PT09H39M59.999999999S" calcext:value-type="time">
            <text:p>09:40:00</text:p>
          </table:table-cell>
          <table:table-cell table:formula="of:=IF([.L282]&lt;[.L281];[.M281]+[.H$2];[.M281])" office:value-type="float" office:value="900" calcext:value-type="float">
            <text:p>900</text:p>
          </table:table-cell>
          <table:table-cell table:formula="of:=OFFSET([.C$4];[.M282];0)" office:value-type="float" office:value="43760" calcext:value-type="float">
            <text:p>43760</text:p>
          </table:table-cell>
          <table:table-cell table:formula="of:=[.L282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82];0)&lt;=[.O2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1T09:41:23.759985" calcext:value-type="date">
            <text:p>2019-10-11 09:41:24</text:p>
          </table:table-cell>
          <table:table-cell table:style-name="ce7" table:formula="of:=[.A283]" office:value-type="date" office:date-value="2019-10-11T09:41:23.759985" calcext:value-type="date">
            <text:p>2019-10-11 09:41:24</text:p>
          </table:table-cell>
          <table:table-cell table:formula="of:=TRUNC([.A283])" office:value-type="float" office:value="43749" calcext:value-type="float">
            <text:p>43749</text:p>
          </table:table-cell>
          <table:table-cell table:style-name="ce12" table:formula="of:=[.B283]-[.C283]" office:value-type="date" office:date-value="1899-12-30T09:41:23.75998463016" calcext:value-type="date">
            <text:p>12/30/99 09:41 AM</text:p>
          </table:table-cell>
          <table:table-cell table:formula="of:=MOD([.E282]-[.$E$2];[.$H$2])+1+[.$E$2]" office:value-type="float" office:value="261" calcext:value-type="float">
            <text:p>261</text:p>
          </table:table-cell>
          <table:table-cell table:formula="of:=MOD([.F282]+1/[.$H$2];5)" office:value-type="float" office:value="4.66666666666666" calcext:value-type="float">
            <text:p>4,66666666666666</text:p>
          </table:table-cell>
          <table:table-cell table:formula="of:=IF([.F283]=0;[.G282]+2+1/[.$H$2];[.G282]+1/[.$H$2])" office:value-type="float" office:value="4.66666666666666" calcext:value-type="float">
            <text:p>4,66666666666666</text:p>
          </table:table-cell>
          <table:table-cell table:number-columns-repeated="4"/>
          <table:table-cell table:formula="of:=SUM(MOD(SUM([.L282]-[.L$2];[.T$2]);[.R$2]-[.L$2]);[.L$2])" office:value-type="time" office:time-value="PT09H49M59.999999999S" calcext:value-type="time">
            <text:p>09:50:00</text:p>
          </table:table-cell>
          <table:table-cell table:formula="of:=IF([.L283]&lt;[.L282];[.M282]+[.H$2];[.M282])" office:value-type="float" office:value="900" calcext:value-type="float">
            <text:p>900</text:p>
          </table:table-cell>
          <table:table-cell table:formula="of:=OFFSET([.C$4];[.M283];0)" office:value-type="float" office:value="43760" calcext:value-type="float">
            <text:p>43760</text:p>
          </table:table-cell>
          <table:table-cell table:formula="of:=[.L283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83];0)&lt;=[.O2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1T09:19:43.068498" calcext:value-type="date">
            <text:p>2019-10-11 09:19:43</text:p>
          </table:table-cell>
          <table:table-cell table:style-name="ce7" table:formula="of:=[.A284]" office:value-type="date" office:date-value="2019-10-11T09:19:43.068498" calcext:value-type="date">
            <text:p>2019-10-11 09:19:43</text:p>
          </table:table-cell>
          <table:table-cell table:formula="of:=TRUNC([.A284])" office:value-type="float" office:value="43749" calcext:value-type="float">
            <text:p>43749</text:p>
          </table:table-cell>
          <table:table-cell table:style-name="ce12" table:formula="of:=[.B284]-[.C284]" office:value-type="date" office:date-value="1899-12-30T09:19:43.0684981076" calcext:value-type="date">
            <text:p>12/30/99 09:19 AM</text:p>
          </table:table-cell>
          <table:table-cell table:formula="of:=MOD([.E283]-[.$E$2];[.$H$2])+1+[.$E$2]" office:value-type="float" office:value="262" calcext:value-type="float">
            <text:p>262</text:p>
          </table:table-cell>
          <table:table-cell table:formula="of:=MOD([.F283]+1/[.$H$2];5)" office:value-type="float" office:value="4.68333333333332" calcext:value-type="float">
            <text:p>4,68333333333332</text:p>
          </table:table-cell>
          <table:table-cell table:formula="of:=IF([.F284]=0;[.G283]+2+1/[.$H$2];[.G283]+1/[.$H$2])" office:value-type="float" office:value="4.68333333333332" calcext:value-type="float">
            <text:p>4,68333333333332</text:p>
          </table:table-cell>
          <table:table-cell table:number-columns-repeated="4"/>
          <table:table-cell table:formula="of:=SUM(MOD(SUM([.L283]-[.L$2];[.T$2]);[.R$2]-[.L$2]);[.L$2])" office:value-type="time" office:time-value="PT09H59M59.999999999S" calcext:value-type="time">
            <text:p>10:00:00</text:p>
          </table:table-cell>
          <table:table-cell table:formula="of:=IF([.L284]&lt;[.L283];[.M283]+[.H$2];[.M283])" office:value-type="float" office:value="900" calcext:value-type="float">
            <text:p>900</text:p>
          </table:table-cell>
          <table:table-cell table:formula="of:=OFFSET([.C$4];[.M284];0)" office:value-type="float" office:value="43760" calcext:value-type="float">
            <text:p>43760</text:p>
          </table:table-cell>
          <table:table-cell table:formula="of:=[.L284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1T09:33:04.200213" calcext:value-type="date">
            <text:p>2019-10-11 09:33:04</text:p>
          </table:table-cell>
          <table:table-cell table:style-name="ce7" table:formula="of:=[.A285]" office:value-type="date" office:date-value="2019-10-11T09:33:04.200213" calcext:value-type="date">
            <text:p>2019-10-11 09:33:04</text:p>
          </table:table-cell>
          <table:table-cell table:formula="of:=TRUNC([.A285])" office:value-type="float" office:value="43749" calcext:value-type="float">
            <text:p>43749</text:p>
          </table:table-cell>
          <table:table-cell table:style-name="ce12" table:formula="of:=[.B285]-[.C285]" office:value-type="date" office:date-value="1899-12-30T09:33:04.20021312777" calcext:value-type="date">
            <text:p>12/30/99 09:33 AM</text:p>
          </table:table-cell>
          <table:table-cell table:formula="of:=MOD([.E284]-[.$E$2];[.$H$2])+1+[.$E$2]" office:value-type="float" office:value="263" calcext:value-type="float">
            <text:p>263</text:p>
          </table:table-cell>
          <table:table-cell table:formula="of:=MOD([.F284]+1/[.$H$2];5)" office:value-type="float" office:value="4.69999999999999" calcext:value-type="float">
            <text:p>4,69999999999999</text:p>
          </table:table-cell>
          <table:table-cell table:formula="of:=IF([.F285]=0;[.G284]+2+1/[.$H$2];[.G284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284]-[.L$2];[.T$2]);[.R$2]-[.L$2]);[.L$2])" office:value-type="time" office:time-value="PT10H09M59.999999999S" calcext:value-type="time">
            <text:p>10:10:00</text:p>
          </table:table-cell>
          <table:table-cell table:formula="of:=IF([.L285]&lt;[.L284];[.M284]+[.H$2];[.M284])" office:value-type="float" office:value="900" calcext:value-type="float">
            <text:p>900</text:p>
          </table:table-cell>
          <table:table-cell table:formula="of:=OFFSET([.C$4];[.M285];0)" office:value-type="float" office:value="43760" calcext:value-type="float">
            <text:p>43760</text:p>
          </table:table-cell>
          <table:table-cell table:formula="of:=[.L285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1T09:31:34.374321" calcext:value-type="date">
            <text:p>2019-10-11 09:31:34</text:p>
          </table:table-cell>
          <table:table-cell table:style-name="ce7" table:formula="of:=[.A286]" office:value-type="date" office:date-value="2019-10-11T09:31:34.374321" calcext:value-type="date">
            <text:p>2019-10-11 09:31:34</text:p>
          </table:table-cell>
          <table:table-cell table:formula="of:=TRUNC([.A286])" office:value-type="float" office:value="43749" calcext:value-type="float">
            <text:p>43749</text:p>
          </table:table-cell>
          <table:table-cell table:style-name="ce12" table:formula="of:=[.B286]-[.C286]" office:value-type="date" office:date-value="1899-12-30T09:31:34.37432109844" calcext:value-type="date">
            <text:p>12/30/99 09:31 AM</text:p>
          </table:table-cell>
          <table:table-cell table:formula="of:=MOD([.E285]-[.$E$2];[.$H$2])+1+[.$E$2]" office:value-type="float" office:value="264" calcext:value-type="float">
            <text:p>264</text:p>
          </table:table-cell>
          <table:table-cell table:formula="of:=MOD([.F285]+1/[.$H$2];5)" office:value-type="float" office:value="4.71666666666666" calcext:value-type="float">
            <text:p>4,71666666666666</text:p>
          </table:table-cell>
          <table:table-cell table:formula="of:=IF([.F286]=0;[.G285]+2+1/[.$H$2];[.G285]+1/[.$H$2])" office:value-type="float" office:value="4.71666666666666" calcext:value-type="float">
            <text:p>4,71666666666666</text:p>
          </table:table-cell>
          <table:table-cell table:number-columns-repeated="4"/>
          <table:table-cell table:formula="of:=SUM(MOD(SUM([.L285]-[.L$2];[.T$2]);[.R$2]-[.L$2]);[.L$2])" office:value-type="time" office:time-value="PT10H19M59.999999999S" calcext:value-type="time">
            <text:p>10:20:00</text:p>
          </table:table-cell>
          <table:table-cell table:formula="of:=IF([.L286]&lt;[.L285];[.M285]+[.H$2];[.M285])" office:value-type="float" office:value="900" calcext:value-type="float">
            <text:p>900</text:p>
          </table:table-cell>
          <table:table-cell table:formula="of:=OFFSET([.C$4];[.M286];0)" office:value-type="float" office:value="43760" calcext:value-type="float">
            <text:p>43760</text:p>
          </table:table-cell>
          <table:table-cell table:formula="of:=[.L286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1T09:25:34.311714" calcext:value-type="date">
            <text:p>2019-10-11 09:25:34</text:p>
          </table:table-cell>
          <table:table-cell table:style-name="ce7" table:formula="of:=[.A287]" office:value-type="date" office:date-value="2019-10-11T09:25:34.311714" calcext:value-type="date">
            <text:p>2019-10-11 09:25:34</text:p>
          </table:table-cell>
          <table:table-cell table:formula="of:=TRUNC([.A287])" office:value-type="float" office:value="43749" calcext:value-type="float">
            <text:p>43749</text:p>
          </table:table-cell>
          <table:table-cell table:style-name="ce12" table:formula="of:=[.B287]-[.C287]" office:value-type="date" office:date-value="1899-12-30T09:25:34.31171402335" calcext:value-type="date">
            <text:p>12/30/99 09:25 AM</text:p>
          </table:table-cell>
          <table:table-cell table:formula="of:=MOD([.E286]-[.$E$2];[.$H$2])+1+[.$E$2]" office:value-type="float" office:value="265" calcext:value-type="float">
            <text:p>265</text:p>
          </table:table-cell>
          <table:table-cell table:formula="of:=MOD([.F286]+1/[.$H$2];5)" office:value-type="float" office:value="4.73333333333332" calcext:value-type="float">
            <text:p>4,73333333333332</text:p>
          </table:table-cell>
          <table:table-cell table:formula="of:=IF([.F287]=0;[.G286]+2+1/[.$H$2];[.G286]+1/[.$H$2])" office:value-type="float" office:value="4.73333333333332" calcext:value-type="float">
            <text:p>4,73333333333332</text:p>
          </table:table-cell>
          <table:table-cell table:number-columns-repeated="4"/>
          <table:table-cell table:formula="of:=SUM(MOD(SUM([.L286]-[.L$2];[.T$2]);[.R$2]-[.L$2]);[.L$2])" office:value-type="time" office:time-value="PT10H29M59.999999999S" calcext:value-type="time">
            <text:p>10:30:00</text:p>
          </table:table-cell>
          <table:table-cell table:formula="of:=IF([.L287]&lt;[.L286];[.M286]+[.H$2];[.M286])" office:value-type="float" office:value="900" calcext:value-type="float">
            <text:p>900</text:p>
          </table:table-cell>
          <table:table-cell table:formula="of:=OFFSET([.C$4];[.M287];0)" office:value-type="float" office:value="43760" calcext:value-type="float">
            <text:p>43760</text:p>
          </table:table-cell>
          <table:table-cell table:formula="of:=[.L287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1T09:35:47.610626" calcext:value-type="date">
            <text:p>2019-10-11 09:35:48</text:p>
          </table:table-cell>
          <table:table-cell table:style-name="ce7" table:formula="of:=[.A288]" office:value-type="date" office:date-value="2019-10-11T09:35:47.610626" calcext:value-type="date">
            <text:p>2019-10-11 09:35:48</text:p>
          </table:table-cell>
          <table:table-cell table:formula="of:=TRUNC([.A288])" office:value-type="float" office:value="43749" calcext:value-type="float">
            <text:p>43749</text:p>
          </table:table-cell>
          <table:table-cell table:style-name="ce12" table:formula="of:=[.B288]-[.C288]" office:value-type="date" office:date-value="1899-12-30T09:35:47.61062606703" calcext:value-type="date">
            <text:p>12/30/99 09:35 AM</text:p>
          </table:table-cell>
          <table:table-cell table:formula="of:=MOD([.E287]-[.$E$2];[.$H$2])+1+[.$E$2]" office:value-type="float" office:value="266" calcext:value-type="float">
            <text:p>266</text:p>
          </table:table-cell>
          <table:table-cell table:formula="of:=MOD([.F287]+1/[.$H$2];5)" office:value-type="float" office:value="4.74999999999999" calcext:value-type="float">
            <text:p>4,74999999999999</text:p>
          </table:table-cell>
          <table:table-cell table:formula="of:=IF([.F288]=0;[.G287]+2+1/[.$H$2];[.G287]+1/[.$H$2])" office:value-type="float" office:value="4.74999999999999" calcext:value-type="float">
            <text:p>4,74999999999999</text:p>
          </table:table-cell>
          <table:table-cell table:number-columns-repeated="4"/>
          <table:table-cell table:formula="of:=SUM(MOD(SUM([.L287]-[.L$2];[.T$2]);[.R$2]-[.L$2]);[.L$2])" office:value-type="time" office:time-value="PT10H39M59.999999999S" calcext:value-type="time">
            <text:p>10:40:00</text:p>
          </table:table-cell>
          <table:table-cell table:formula="of:=IF([.L288]&lt;[.L287];[.M287]+[.H$2];[.M287])" office:value-type="float" office:value="900" calcext:value-type="float">
            <text:p>900</text:p>
          </table:table-cell>
          <table:table-cell table:formula="of:=OFFSET([.C$4];[.M288];0)" office:value-type="float" office:value="43760" calcext:value-type="float">
            <text:p>43760</text:p>
          </table:table-cell>
          <table:table-cell table:formula="of:=[.L288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88];0)&lt;=[.O2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1T09:40:06.607167" calcext:value-type="date">
            <text:p>2019-10-11 09:40:07</text:p>
          </table:table-cell>
          <table:table-cell table:style-name="ce7" table:formula="of:=[.A289]" office:value-type="date" office:date-value="2019-10-11T09:40:06.607167" calcext:value-type="date">
            <text:p>2019-10-11 09:40:07</text:p>
          </table:table-cell>
          <table:table-cell table:formula="of:=TRUNC([.A289])" office:value-type="float" office:value="43749" calcext:value-type="float">
            <text:p>43749</text:p>
          </table:table-cell>
          <table:table-cell table:style-name="ce12" table:formula="of:=[.B289]-[.C289]" office:value-type="date" office:date-value="1899-12-30T09:40:06.60716746934" calcext:value-type="date">
            <text:p>12/30/99 09:40 AM</text:p>
          </table:table-cell>
          <table:table-cell table:formula="of:=MOD([.E288]-[.$E$2];[.$H$2])+1+[.$E$2]" office:value-type="float" office:value="267" calcext:value-type="float">
            <text:p>267</text:p>
          </table:table-cell>
          <table:table-cell table:formula="of:=MOD([.F288]+1/[.$H$2];5)" office:value-type="float" office:value="4.76666666666666" calcext:value-type="float">
            <text:p>4,76666666666666</text:p>
          </table:table-cell>
          <table:table-cell table:formula="of:=IF([.F289]=0;[.G288]+2+1/[.$H$2];[.G288]+1/[.$H$2])" office:value-type="float" office:value="4.76666666666666" calcext:value-type="float">
            <text:p>4,76666666666666</text:p>
          </table:table-cell>
          <table:table-cell table:number-columns-repeated="4"/>
          <table:table-cell table:formula="of:=SUM(MOD(SUM([.L288]-[.L$2];[.T$2]);[.R$2]-[.L$2]);[.L$2])" office:value-type="time" office:time-value="PT10H49M59.999999999S" calcext:value-type="time">
            <text:p>10:50:00</text:p>
          </table:table-cell>
          <table:table-cell table:formula="of:=IF([.L289]&lt;[.L288];[.M288]+[.H$2];[.M288])" office:value-type="float" office:value="900" calcext:value-type="float">
            <text:p>900</text:p>
          </table:table-cell>
          <table:table-cell table:formula="of:=OFFSET([.C$4];[.M289];0)" office:value-type="float" office:value="43760" calcext:value-type="float">
            <text:p>43760</text:p>
          </table:table-cell>
          <table:table-cell table:formula="of:=[.L289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89];0)&lt;=[.O2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1T09:35:39.772175" calcext:value-type="date">
            <text:p>2019-10-11 09:35:40</text:p>
          </table:table-cell>
          <table:table-cell table:style-name="ce7" table:formula="of:=[.A290]" office:value-type="date" office:date-value="2019-10-11T09:35:39.772175" calcext:value-type="date">
            <text:p>2019-10-11 09:35:40</text:p>
          </table:table-cell>
          <table:table-cell table:formula="of:=TRUNC([.A290])" office:value-type="float" office:value="43749" calcext:value-type="float">
            <text:p>43749</text:p>
          </table:table-cell>
          <table:table-cell table:style-name="ce12" table:formula="of:=[.B290]-[.C290]" office:value-type="date" office:date-value="1899-12-30T09:35:39.77217532229" calcext:value-type="date">
            <text:p>12/30/99 09:35 AM</text:p>
          </table:table-cell>
          <table:table-cell table:formula="of:=MOD([.E289]-[.$E$2];[.$H$2])+1+[.$E$2]" office:value-type="float" office:value="268" calcext:value-type="float">
            <text:p>268</text:p>
          </table:table-cell>
          <table:table-cell table:formula="of:=MOD([.F289]+1/[.$H$2];5)" office:value-type="float" office:value="4.78333333333332" calcext:value-type="float">
            <text:p>4,78333333333332</text:p>
          </table:table-cell>
          <table:table-cell table:formula="of:=IF([.F290]=0;[.G289]+2+1/[.$H$2];[.G289]+1/[.$H$2])" office:value-type="float" office:value="4.78333333333332" calcext:value-type="float">
            <text:p>4,78333333333332</text:p>
          </table:table-cell>
          <table:table-cell table:number-columns-repeated="4"/>
          <table:table-cell table:formula="of:=SUM(MOD(SUM([.L289]-[.L$2];[.T$2]);[.R$2]-[.L$2]);[.L$2])" office:value-type="time" office:time-value="PT10H59M59.999999999S" calcext:value-type="time">
            <text:p>11:00:00</text:p>
          </table:table-cell>
          <table:table-cell table:formula="of:=IF([.L290]&lt;[.L289];[.M289]+[.H$2];[.M289])" office:value-type="float" office:value="900" calcext:value-type="float">
            <text:p>900</text:p>
          </table:table-cell>
          <table:table-cell table:formula="of:=OFFSET([.C$4];[.M290];0)" office:value-type="float" office:value="43760" calcext:value-type="float">
            <text:p>43760</text:p>
          </table:table-cell>
          <table:table-cell table:formula="of:=[.L290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90];0)&lt;=[.O2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1T09:27:42.580564" calcext:value-type="date">
            <text:p>2019-10-11 09:27:43</text:p>
          </table:table-cell>
          <table:table-cell table:style-name="ce7" table:formula="of:=[.A291]" office:value-type="date" office:date-value="2019-10-11T09:27:42.580564" calcext:value-type="date">
            <text:p>2019-10-11 09:27:43</text:p>
          </table:table-cell>
          <table:table-cell table:formula="of:=TRUNC([.A291])" office:value-type="float" office:value="43749" calcext:value-type="float">
            <text:p>43749</text:p>
          </table:table-cell>
          <table:table-cell table:style-name="ce12" table:formula="of:=[.B291]-[.C291]" office:value-type="date" office:date-value="1899-12-30T09:27:42.58056352381" calcext:value-type="date">
            <text:p>12/30/99 09:27 AM</text:p>
          </table:table-cell>
          <table:table-cell table:formula="of:=MOD([.E290]-[.$E$2];[.$H$2])+1+[.$E$2]" office:value-type="float" office:value="269" calcext:value-type="float">
            <text:p>269</text:p>
          </table:table-cell>
          <table:table-cell table:formula="of:=MOD([.F290]+1/[.$H$2];5)" office:value-type="float" office:value="4.79999999999999" calcext:value-type="float">
            <text:p>4,79999999999999</text:p>
          </table:table-cell>
          <table:table-cell table:formula="of:=IF([.F291]=0;[.G290]+2+1/[.$H$2];[.G290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290]-[.L$2];[.T$2]);[.R$2]-[.L$2]);[.L$2])" office:value-type="time" office:time-value="PT08H09M59.999999999S" calcext:value-type="time">
            <text:p>08:10:00</text:p>
          </table:table-cell>
          <table:table-cell table:formula="of:=IF([.L291]&lt;[.L290];[.M290]+[.H$2];[.M290])" office:value-type="float" office:value="960" calcext:value-type="float">
            <text:p>960</text:p>
          </table:table-cell>
          <table:table-cell table:formula="of:=OFFSET([.C$4];[.M291];0)" office:value-type="float" office:value="43761" calcext:value-type="float">
            <text:p>43761</text:p>
          </table:table-cell>
          <table:table-cell table:formula="of:=[.L291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91];0)&lt;=[.O2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1T09:40:04.892973" calcext:value-type="date">
            <text:p>2019-10-11 09:40:05</text:p>
          </table:table-cell>
          <table:table-cell table:style-name="ce7" table:formula="of:=[.A292]" office:value-type="date" office:date-value="2019-10-11T09:40:04.892973" calcext:value-type="date">
            <text:p>2019-10-11 09:40:05</text:p>
          </table:table-cell>
          <table:table-cell table:formula="of:=TRUNC([.A292])" office:value-type="float" office:value="43749" calcext:value-type="float">
            <text:p>43749</text:p>
          </table:table-cell>
          <table:table-cell table:style-name="ce12" table:formula="of:=[.B292]-[.C292]" office:value-type="date" office:date-value="1899-12-30T09:40:04.89297313616" calcext:value-type="date">
            <text:p>12/30/99 09:40 AM</text:p>
          </table:table-cell>
          <table:table-cell table:formula="of:=MOD([.E291]-[.$E$2];[.$H$2])+1+[.$E$2]" office:value-type="float" office:value="270" calcext:value-type="float">
            <text:p>270</text:p>
          </table:table-cell>
          <table:table-cell table:formula="of:=MOD([.F291]+1/[.$H$2];5)" office:value-type="float" office:value="4.81666666666666" calcext:value-type="float">
            <text:p>4,81666666666666</text:p>
          </table:table-cell>
          <table:table-cell table:formula="of:=IF([.F292]=0;[.G291]+2+1/[.$H$2];[.G291]+1/[.$H$2])" office:value-type="float" office:value="4.81666666666666" calcext:value-type="float">
            <text:p>4,81666666666666</text:p>
          </table:table-cell>
          <table:table-cell table:number-columns-repeated="4"/>
          <table:table-cell table:formula="of:=SUM(MOD(SUM([.L291]-[.L$2];[.T$2]);[.R$2]-[.L$2]);[.L$2])" office:value-type="time" office:time-value="PT08H19M59.999999999S" calcext:value-type="time">
            <text:p>08:20:00</text:p>
          </table:table-cell>
          <table:table-cell table:formula="of:=IF([.L292]&lt;[.L291];[.M291]+[.H$2];[.M291])" office:value-type="float" office:value="960" calcext:value-type="float">
            <text:p>960</text:p>
          </table:table-cell>
          <table:table-cell table:formula="of:=OFFSET([.C$4];[.M292];0)" office:value-type="float" office:value="43761" calcext:value-type="float">
            <text:p>43761</text:p>
          </table:table-cell>
          <table:table-cell table:formula="of:=[.L292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92];0)&lt;=[.O2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1T09:43:35.876705" calcext:value-type="date">
            <text:p>2019-10-11 09:43:36</text:p>
          </table:table-cell>
          <table:table-cell table:style-name="ce7" table:formula="of:=[.A293]" office:value-type="date" office:date-value="2019-10-11T09:43:35.876705" calcext:value-type="date">
            <text:p>2019-10-11 09:43:36</text:p>
          </table:table-cell>
          <table:table-cell table:formula="of:=TRUNC([.A293])" office:value-type="float" office:value="43749" calcext:value-type="float">
            <text:p>43749</text:p>
          </table:table-cell>
          <table:table-cell table:style-name="ce12" table:formula="of:=[.B293]-[.C293]" office:value-type="date" office:date-value="1899-12-30T09:43:35.87670478038" calcext:value-type="date">
            <text:p>12/30/99 09:43 AM</text:p>
          </table:table-cell>
          <table:table-cell table:formula="of:=MOD([.E292]-[.$E$2];[.$H$2])+1+[.$E$2]" office:value-type="float" office:value="271" calcext:value-type="float">
            <text:p>271</text:p>
          </table:table-cell>
          <table:table-cell table:formula="of:=MOD([.F292]+1/[.$H$2];5)" office:value-type="float" office:value="4.83333333333332" calcext:value-type="float">
            <text:p>4,83333333333332</text:p>
          </table:table-cell>
          <table:table-cell table:formula="of:=IF([.F293]=0;[.G292]+2+1/[.$H$2];[.G292]+1/[.$H$2])" office:value-type="float" office:value="4.83333333333332" calcext:value-type="float">
            <text:p>4,83333333333332</text:p>
          </table:table-cell>
          <table:table-cell table:number-columns-repeated="4"/>
          <table:table-cell table:formula="of:=SUM(MOD(SUM([.L292]-[.L$2];[.T$2]);[.R$2]-[.L$2]);[.L$2])" office:value-type="time" office:time-value="PT08H29M59.999999999S" calcext:value-type="time">
            <text:p>08:30:00</text:p>
          </table:table-cell>
          <table:table-cell table:formula="of:=IF([.L293]&lt;[.L292];[.M292]+[.H$2];[.M292])" office:value-type="float" office:value="960" calcext:value-type="float">
            <text:p>960</text:p>
          </table:table-cell>
          <table:table-cell table:formula="of:=OFFSET([.C$4];[.M293];0)" office:value-type="float" office:value="43761" calcext:value-type="float">
            <text:p>43761</text:p>
          </table:table-cell>
          <table:table-cell table:formula="of:=[.L293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93];0)&lt;=[.O2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1T09:49:08.929853" calcext:value-type="date">
            <text:p>2019-10-11 09:49:09</text:p>
          </table:table-cell>
          <table:table-cell table:style-name="ce7" table:formula="of:=[.A294]" office:value-type="date" office:date-value="2019-10-11T09:49:08.929853" calcext:value-type="date">
            <text:p>2019-10-11 09:49:09</text:p>
          </table:table-cell>
          <table:table-cell table:formula="of:=TRUNC([.A294])" office:value-type="float" office:value="43749" calcext:value-type="float">
            <text:p>43749</text:p>
          </table:table-cell>
          <table:table-cell table:style-name="ce12" table:formula="of:=[.B294]-[.C294]" office:value-type="date" office:date-value="1899-12-30T09:49:08.92985327169" calcext:value-type="date">
            <text:p>12/30/99 09:49 AM</text:p>
          </table:table-cell>
          <table:table-cell table:formula="of:=MOD([.E293]-[.$E$2];[.$H$2])+1+[.$E$2]" office:value-type="float" office:value="272" calcext:value-type="float">
            <text:p>272</text:p>
          </table:table-cell>
          <table:table-cell table:formula="of:=MOD([.F293]+1/[.$H$2];5)" office:value-type="float" office:value="4.84999999999999" calcext:value-type="float">
            <text:p>4,84999999999999</text:p>
          </table:table-cell>
          <table:table-cell table:formula="of:=IF([.F294]=0;[.G293]+2+1/[.$H$2];[.G293]+1/[.$H$2])" office:value-type="float" office:value="4.84999999999999" calcext:value-type="float">
            <text:p>4,84999999999999</text:p>
          </table:table-cell>
          <table:table-cell table:number-columns-repeated="4"/>
          <table:table-cell table:formula="of:=SUM(MOD(SUM([.L293]-[.L$2];[.T$2]);[.R$2]-[.L$2]);[.L$2])" office:value-type="time" office:time-value="PT08H39M59.999999999S" calcext:value-type="time">
            <text:p>08:40:00</text:p>
          </table:table-cell>
          <table:table-cell table:formula="of:=IF([.L294]&lt;[.L293];[.M293]+[.H$2];[.M293])" office:value-type="float" office:value="960" calcext:value-type="float">
            <text:p>960</text:p>
          </table:table-cell>
          <table:table-cell table:formula="of:=OFFSET([.C$4];[.M294];0)" office:value-type="float" office:value="43761" calcext:value-type="float">
            <text:p>43761</text:p>
          </table:table-cell>
          <table:table-cell table:formula="of:=[.L294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94];0)&lt;=[.O2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1T09:07:42.557969" calcext:value-type="date">
            <text:p>2019-10-11 09:07:43</text:p>
          </table:table-cell>
          <table:table-cell table:style-name="ce7" table:formula="of:=[.A295]" office:value-type="date" office:date-value="2019-10-11T09:07:42.557969" calcext:value-type="date">
            <text:p>2019-10-11 09:07:43</text:p>
          </table:table-cell>
          <table:table-cell table:formula="of:=TRUNC([.A295])" office:value-type="float" office:value="43749" calcext:value-type="float">
            <text:p>43749</text:p>
          </table:table-cell>
          <table:table-cell table:style-name="ce12" table:formula="of:=[.B295]-[.C295]" office:value-type="date" office:date-value="1899-12-30T09:07:42.55796870682" calcext:value-type="date">
            <text:p>12/30/99 09:07 AM</text:p>
          </table:table-cell>
          <table:table-cell table:formula="of:=MOD([.E294]-[.$E$2];[.$H$2])+1+[.$E$2]" office:value-type="float" office:value="273" calcext:value-type="float">
            <text:p>273</text:p>
          </table:table-cell>
          <table:table-cell table:formula="of:=MOD([.F294]+1/[.$H$2];5)" office:value-type="float" office:value="4.86666666666666" calcext:value-type="float">
            <text:p>4,86666666666666</text:p>
          </table:table-cell>
          <table:table-cell table:formula="of:=IF([.F295]=0;[.G294]+2+1/[.$H$2];[.G294]+1/[.$H$2])" office:value-type="float" office:value="4.86666666666666" calcext:value-type="float">
            <text:p>4,86666666666666</text:p>
          </table:table-cell>
          <table:table-cell table:number-columns-repeated="4"/>
          <table:table-cell table:formula="of:=SUM(MOD(SUM([.L294]-[.L$2];[.T$2]);[.R$2]-[.L$2]);[.L$2])" office:value-type="time" office:time-value="PT08H49M59.999999999S" calcext:value-type="time">
            <text:p>08:50:00</text:p>
          </table:table-cell>
          <table:table-cell table:formula="of:=IF([.L295]&lt;[.L294];[.M294]+[.H$2];[.M294])" office:value-type="float" office:value="960" calcext:value-type="float">
            <text:p>960</text:p>
          </table:table-cell>
          <table:table-cell table:formula="of:=OFFSET([.C$4];[.M295];0)" office:value-type="float" office:value="43761" calcext:value-type="float">
            <text:p>43761</text:p>
          </table:table-cell>
          <table:table-cell table:formula="of:=[.L295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95];0)&lt;=[.O2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1T09:46:50.340451" calcext:value-type="date">
            <text:p>2019-10-11 09:46:50</text:p>
          </table:table-cell>
          <table:table-cell table:style-name="ce7" table:formula="of:=[.A296]" office:value-type="date" office:date-value="2019-10-11T09:46:50.340451" calcext:value-type="date">
            <text:p>2019-10-11 09:46:50</text:p>
          </table:table-cell>
          <table:table-cell table:formula="of:=TRUNC([.A296])" office:value-type="float" office:value="43749" calcext:value-type="float">
            <text:p>43749</text:p>
          </table:table-cell>
          <table:table-cell table:style-name="ce12" table:formula="of:=[.B296]-[.C296]" office:value-type="date" office:date-value="1899-12-30T09:46:50.3404508438" calcext:value-type="date">
            <text:p>12/30/99 09:46 AM</text:p>
          </table:table-cell>
          <table:table-cell table:formula="of:=MOD([.E295]-[.$E$2];[.$H$2])+1+[.$E$2]" office:value-type="float" office:value="274" calcext:value-type="float">
            <text:p>274</text:p>
          </table:table-cell>
          <table:table-cell table:formula="of:=MOD([.F295]+1/[.$H$2];5)" office:value-type="float" office:value="4.88333333333332" calcext:value-type="float">
            <text:p>4,88333333333332</text:p>
          </table:table-cell>
          <table:table-cell table:formula="of:=IF([.F296]=0;[.G295]+2+1/[.$H$2];[.G295]+1/[.$H$2])" office:value-type="float" office:value="4.88333333333332" calcext:value-type="float">
            <text:p>4,88333333333332</text:p>
          </table:table-cell>
          <table:table-cell table:number-columns-repeated="4"/>
          <table:table-cell table:formula="of:=SUM(MOD(SUM([.L295]-[.L$2];[.T$2]);[.R$2]-[.L$2]);[.L$2])" office:value-type="time" office:time-value="PT08H59M59.999999999S" calcext:value-type="time">
            <text:p>09:00:00</text:p>
          </table:table-cell>
          <table:table-cell table:formula="of:=IF([.L296]&lt;[.L295];[.M295]+[.H$2];[.M295])" office:value-type="float" office:value="960" calcext:value-type="float">
            <text:p>960</text:p>
          </table:table-cell>
          <table:table-cell table:formula="of:=OFFSET([.C$4];[.M296];0)" office:value-type="float" office:value="43761" calcext:value-type="float">
            <text:p>43761</text:p>
          </table:table-cell>
          <table:table-cell table:formula="of:=[.L296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96];0)&lt;=[.O2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1T09:49:29.516105" calcext:value-type="date">
            <text:p>2019-10-11 09:49:30</text:p>
          </table:table-cell>
          <table:table-cell table:style-name="ce7" table:formula="of:=[.A297]" office:value-type="date" office:date-value="2019-10-11T09:49:29.516105" calcext:value-type="date">
            <text:p>2019-10-11 09:49:30</text:p>
          </table:table-cell>
          <table:table-cell table:formula="of:=TRUNC([.A297])" office:value-type="float" office:value="43749" calcext:value-type="float">
            <text:p>43749</text:p>
          </table:table-cell>
          <table:table-cell table:style-name="ce12" table:formula="of:=[.B297]-[.C297]" office:value-type="date" office:date-value="1899-12-30T09:49:29.51610501856" calcext:value-type="date">
            <text:p>12/30/99 09:49 AM</text:p>
          </table:table-cell>
          <table:table-cell table:formula="of:=MOD([.E296]-[.$E$2];[.$H$2])+1+[.$E$2]" office:value-type="float" office:value="275" calcext:value-type="float">
            <text:p>275</text:p>
          </table:table-cell>
          <table:table-cell table:formula="of:=MOD([.F296]+1/[.$H$2];5)" office:value-type="float" office:value="4.89999999999999" calcext:value-type="float">
            <text:p>4,89999999999999</text:p>
          </table:table-cell>
          <table:table-cell table:formula="of:=IF([.F297]=0;[.G296]+2+1/[.$H$2];[.G296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296]-[.L$2];[.T$2]);[.R$2]-[.L$2]);[.L$2])" office:value-type="time" office:time-value="PT09H09M59.999999999S" calcext:value-type="time">
            <text:p>09:10:00</text:p>
          </table:table-cell>
          <table:table-cell table:formula="of:=IF([.L297]&lt;[.L296];[.M296]+[.H$2];[.M296])" office:value-type="float" office:value="960" calcext:value-type="float">
            <text:p>960</text:p>
          </table:table-cell>
          <table:table-cell table:formula="of:=OFFSET([.C$4];[.M297];0)" office:value-type="float" office:value="43761" calcext:value-type="float">
            <text:p>43761</text:p>
          </table:table-cell>
          <table:table-cell table:formula="of:=[.L297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97];0)&lt;=[.O2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1T09:33:19.422817" calcext:value-type="date">
            <text:p>2019-10-11 09:33:19</text:p>
          </table:table-cell>
          <table:table-cell table:style-name="ce7" table:formula="of:=[.A298]" office:value-type="date" office:date-value="2019-10-11T09:33:19.422817" calcext:value-type="date">
            <text:p>2019-10-11 09:33:19</text:p>
          </table:table-cell>
          <table:table-cell table:formula="of:=TRUNC([.A298])" office:value-type="float" office:value="43749" calcext:value-type="float">
            <text:p>43749</text:p>
          </table:table-cell>
          <table:table-cell table:style-name="ce12" table:formula="of:=[.B298]-[.C298]" office:value-type="date" office:date-value="1899-12-30T09:33:19.42281651311" calcext:value-type="date">
            <text:p>12/30/99 09:33 AM</text:p>
          </table:table-cell>
          <table:table-cell table:formula="of:=MOD([.E297]-[.$E$2];[.$H$2])+1+[.$E$2]" office:value-type="float" office:value="276" calcext:value-type="float">
            <text:p>276</text:p>
          </table:table-cell>
          <table:table-cell table:formula="of:=MOD([.F297]+1/[.$H$2];5)" office:value-type="float" office:value="4.91666666666665" calcext:value-type="float">
            <text:p>4,91666666666665</text:p>
          </table:table-cell>
          <table:table-cell table:formula="of:=IF([.F298]=0;[.G297]+2+1/[.$H$2];[.G297]+1/[.$H$2])" office:value-type="float" office:value="4.91666666666665" calcext:value-type="float">
            <text:p>4,91666666666665</text:p>
          </table:table-cell>
          <table:table-cell table:number-columns-repeated="4"/>
          <table:table-cell table:formula="of:=SUM(MOD(SUM([.L297]-[.L$2];[.T$2]);[.R$2]-[.L$2]);[.L$2])" office:value-type="time" office:time-value="PT09H19M59.999999999S" calcext:value-type="time">
            <text:p>09:20:00</text:p>
          </table:table-cell>
          <table:table-cell table:formula="of:=IF([.L298]&lt;[.L297];[.M297]+[.H$2];[.M297])" office:value-type="float" office:value="960" calcext:value-type="float">
            <text:p>960</text:p>
          </table:table-cell>
          <table:table-cell table:formula="of:=OFFSET([.C$4];[.M298];0)" office:value-type="float" office:value="43761" calcext:value-type="float">
            <text:p>43761</text:p>
          </table:table-cell>
          <table:table-cell table:formula="of:=[.L298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98];0)&lt;=[.O2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1T09:29:39.363495" calcext:value-type="date">
            <text:p>2019-10-11 09:29:39</text:p>
          </table:table-cell>
          <table:table-cell table:style-name="ce7" table:formula="of:=[.A299]" office:value-type="date" office:date-value="2019-10-11T09:29:39.363495" calcext:value-type="date">
            <text:p>2019-10-11 09:29:39</text:p>
          </table:table-cell>
          <table:table-cell table:formula="of:=TRUNC([.A299])" office:value-type="float" office:value="43749" calcext:value-type="float">
            <text:p>43749</text:p>
          </table:table-cell>
          <table:table-cell table:style-name="ce12" table:formula="of:=[.B299]-[.C299]" office:value-type="date" office:date-value="1899-12-30T09:29:39.36349539086" calcext:value-type="date">
            <text:p>12/30/99 09:29 AM</text:p>
          </table:table-cell>
          <table:table-cell table:formula="of:=MOD([.E298]-[.$E$2];[.$H$2])+1+[.$E$2]" office:value-type="float" office:value="277" calcext:value-type="float">
            <text:p>277</text:p>
          </table:table-cell>
          <table:table-cell table:formula="of:=MOD([.F298]+1/[.$H$2];5)" office:value-type="float" office:value="4.93333333333332" calcext:value-type="float">
            <text:p>4,93333333333332</text:p>
          </table:table-cell>
          <table:table-cell table:formula="of:=IF([.F299]=0;[.G298]+2+1/[.$H$2];[.G298]+1/[.$H$2])" office:value-type="float" office:value="4.93333333333332" calcext:value-type="float">
            <text:p>4,93333333333332</text:p>
          </table:table-cell>
          <table:table-cell table:number-columns-repeated="4"/>
          <table:table-cell table:formula="of:=SUM(MOD(SUM([.L298]-[.L$2];[.T$2]);[.R$2]-[.L$2]);[.L$2])" office:value-type="time" office:time-value="PT09H29M59.999999999S" calcext:value-type="time">
            <text:p>09:30:00</text:p>
          </table:table-cell>
          <table:table-cell table:formula="of:=IF([.L299]&lt;[.L298];[.M298]+[.H$2];[.M298])" office:value-type="float" office:value="960" calcext:value-type="float">
            <text:p>960</text:p>
          </table:table-cell>
          <table:table-cell table:formula="of:=OFFSET([.C$4];[.M299];0)" office:value-type="float" office:value="43761" calcext:value-type="float">
            <text:p>43761</text:p>
          </table:table-cell>
          <table:table-cell table:formula="of:=[.L299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99];0)&lt;=[.O2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1T10:08:33.192195" calcext:value-type="date">
            <text:p>2019-10-11 10:08:33</text:p>
          </table:table-cell>
          <table:table-cell table:style-name="ce7" table:formula="of:=[.A300]" office:value-type="date" office:date-value="2019-10-11T10:08:33.192195" calcext:value-type="date">
            <text:p>2019-10-11 10:08:33</text:p>
          </table:table-cell>
          <table:table-cell table:formula="of:=TRUNC([.A300])" office:value-type="float" office:value="43749" calcext:value-type="float">
            <text:p>43749</text:p>
          </table:table-cell>
          <table:table-cell table:style-name="ce12" table:formula="of:=[.B300]-[.C300]" office:value-type="date" office:date-value="1899-12-30T10:08:33.19219521247" calcext:value-type="date">
            <text:p>12/30/99 10:08 AM</text:p>
          </table:table-cell>
          <table:table-cell table:formula="of:=MOD([.E299]-[.$E$2];[.$H$2])+1+[.$E$2]" office:value-type="float" office:value="278" calcext:value-type="float">
            <text:p>278</text:p>
          </table:table-cell>
          <table:table-cell table:formula="of:=MOD([.F299]+1/[.$H$2];5)" office:value-type="float" office:value="4.94999999999999" calcext:value-type="float">
            <text:p>4,94999999999999</text:p>
          </table:table-cell>
          <table:table-cell table:formula="of:=IF([.F300]=0;[.G299]+2+1/[.$H$2];[.G299]+1/[.$H$2])" office:value-type="float" office:value="4.94999999999999" calcext:value-type="float">
            <text:p>4,94999999999999</text:p>
          </table:table-cell>
          <table:table-cell table:number-columns-repeated="4"/>
          <table:table-cell table:formula="of:=SUM(MOD(SUM([.L299]-[.L$2];[.T$2]);[.R$2]-[.L$2]);[.L$2])" office:value-type="time" office:time-value="PT09H39M59.999999999S" calcext:value-type="time">
            <text:p>09:40:00</text:p>
          </table:table-cell>
          <table:table-cell table:formula="of:=IF([.L300]&lt;[.L299];[.M299]+[.H$2];[.M299])" office:value-type="float" office:value="960" calcext:value-type="float">
            <text:p>960</text:p>
          </table:table-cell>
          <table:table-cell table:formula="of:=OFFSET([.C$4];[.M300];0)" office:value-type="float" office:value="43761" calcext:value-type="float">
            <text:p>43761</text:p>
          </table:table-cell>
          <table:table-cell table:formula="of:=[.L300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00];0)&lt;=[.O3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1T09:15:45.510086" calcext:value-type="date">
            <text:p>2019-10-11 09:15:46</text:p>
          </table:table-cell>
          <table:table-cell table:style-name="ce7" table:formula="of:=[.A301]" office:value-type="date" office:date-value="2019-10-11T09:15:45.510086" calcext:value-type="date">
            <text:p>2019-10-11 09:15:46</text:p>
          </table:table-cell>
          <table:table-cell table:formula="of:=TRUNC([.A301])" office:value-type="float" office:value="43749" calcext:value-type="float">
            <text:p>43749</text:p>
          </table:table-cell>
          <table:table-cell table:style-name="ce12" table:formula="of:=[.B301]-[.C301]" office:value-type="date" office:date-value="1899-12-30T09:15:45.5100859981" calcext:value-type="date">
            <text:p>12/30/99 09:15 AM</text:p>
          </table:table-cell>
          <table:table-cell table:formula="of:=MOD([.E300]-[.$E$2];[.$H$2])+1+[.$E$2]" office:value-type="float" office:value="279" calcext:value-type="float">
            <text:p>279</text:p>
          </table:table-cell>
          <table:table-cell table:formula="of:=MOD([.F300]+1/[.$H$2];5)" office:value-type="float" office:value="4.96666666666665" calcext:value-type="float">
            <text:p>4,96666666666665</text:p>
          </table:table-cell>
          <table:table-cell table:formula="of:=IF([.F301]=0;[.G300]+2+1/[.$H$2];[.G300]+1/[.$H$2])" office:value-type="float" office:value="4.96666666666665" calcext:value-type="float">
            <text:p>4,96666666666665</text:p>
          </table:table-cell>
          <table:table-cell table:number-columns-repeated="4"/>
          <table:table-cell table:formula="of:=SUM(MOD(SUM([.L300]-[.L$2];[.T$2]);[.R$2]-[.L$2]);[.L$2])" office:value-type="time" office:time-value="PT09H49M59.999999999S" calcext:value-type="time">
            <text:p>09:50:00</text:p>
          </table:table-cell>
          <table:table-cell table:formula="of:=IF([.L301]&lt;[.L300];[.M300]+[.H$2];[.M300])" office:value-type="float" office:value="960" calcext:value-type="float">
            <text:p>960</text:p>
          </table:table-cell>
          <table:table-cell table:formula="of:=OFFSET([.C$4];[.M301];0)" office:value-type="float" office:value="43761" calcext:value-type="float">
            <text:p>43761</text:p>
          </table:table-cell>
          <table:table-cell table:formula="of:=[.L301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01];0)&lt;=[.O3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1T09:47:12.138718" calcext:value-type="date">
            <text:p>2019-10-11 09:47:12</text:p>
          </table:table-cell>
          <table:table-cell table:style-name="ce7" table:formula="of:=[.A302]" office:value-type="date" office:date-value="2019-10-11T09:47:12.138718" calcext:value-type="date">
            <text:p>2019-10-11 09:47:12</text:p>
          </table:table-cell>
          <table:table-cell table:formula="of:=TRUNC([.A302])" office:value-type="float" office:value="43749" calcext:value-type="float">
            <text:p>43749</text:p>
          </table:table-cell>
          <table:table-cell table:style-name="ce12" table:formula="of:=[.B302]-[.C302]" office:value-type="date" office:date-value="1899-12-30T09:47:12.13871761691" calcext:value-type="date">
            <text:p>12/30/99 09:47 AM</text:p>
          </table:table-cell>
          <table:table-cell table:formula="of:=MOD([.E301]-[.$E$2];[.$H$2])+1+[.$E$2]" office:value-type="float" office:value="280" calcext:value-type="float">
            <text:p>280</text:p>
          </table:table-cell>
          <table:table-cell table:formula="of:=MOD([.F301]+1/[.$H$2];5)" office:value-type="float" office:value="4.98333333333332" calcext:value-type="float">
            <text:p>4,98333333333332</text:p>
          </table:table-cell>
          <table:table-cell table:formula="of:=IF([.F302]=0;[.G301]+2+1/[.$H$2];[.G301]+1/[.$H$2])" office:value-type="float" office:value="4.98333333333332" calcext:value-type="float">
            <text:p>4,98333333333332</text:p>
          </table:table-cell>
          <table:table-cell table:number-columns-repeated="4"/>
          <table:table-cell table:formula="of:=SUM(MOD(SUM([.L301]-[.L$2];[.T$2]);[.R$2]-[.L$2]);[.L$2])" office:value-type="time" office:time-value="PT09H59M59.999999999S" calcext:value-type="time">
            <text:p>10:00:00</text:p>
          </table:table-cell>
          <table:table-cell table:formula="of:=IF([.L302]&lt;[.L301];[.M301]+[.H$2];[.M301])" office:value-type="float" office:value="960" calcext:value-type="float">
            <text:p>960</text:p>
          </table:table-cell>
          <table:table-cell table:formula="of:=OFFSET([.C$4];[.M302];0)" office:value-type="float" office:value="43761" calcext:value-type="float">
            <text:p>43761</text:p>
          </table:table-cell>
          <table:table-cell table:formula="of:=[.L302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02];0)&lt;=[.O3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1T09:25:33.479502" calcext:value-type="date">
            <text:p>2019-10-11 09:25:33</text:p>
          </table:table-cell>
          <table:table-cell table:style-name="ce7" table:formula="of:=[.A303]" office:value-type="date" office:date-value="2019-10-11T09:25:33.479502" calcext:value-type="date">
            <text:p>2019-10-11 09:25:33</text:p>
          </table:table-cell>
          <table:table-cell table:formula="of:=TRUNC([.A303])" office:value-type="float" office:value="43749" calcext:value-type="float">
            <text:p>43749</text:p>
          </table:table-cell>
          <table:table-cell table:style-name="ce12" table:formula="of:=[.B303]-[.C303]" office:value-type="date" office:date-value="1899-12-30T09:25:33.47950167954" calcext:value-type="date">
            <text:p>12/30/99 09:25 AM</text:p>
          </table:table-cell>
          <table:table-cell table:formula="of:=MOD([.E302]-[.$E$2];[.$H$2])+1+[.$E$2]" office:value-type="float" office:value="221" calcext:value-type="float">
            <text:p>221</text:p>
          </table:table-cell>
          <table:table-cell table:formula="of:=MOD([.F302]+1/[.$H$2];5)" office:value-type="float" office:value="4.99999999999999" calcext:value-type="float">
            <text:p>4,99999999999999</text:p>
          </table:table-cell>
          <table:table-cell table:formula="of:=IF([.F303]=0;[.G302]+2+1/[.$H$2];[.G30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302]-[.L$2];[.T$2]);[.R$2]-[.L$2]);[.L$2])" office:value-type="time" office:time-value="PT10H09M59.999999999S" calcext:value-type="time">
            <text:p>10:10:00</text:p>
          </table:table-cell>
          <table:table-cell table:formula="of:=IF([.L303]&lt;[.L302];[.M302]+[.H$2];[.M302])" office:value-type="float" office:value="960" calcext:value-type="float">
            <text:p>960</text:p>
          </table:table-cell>
          <table:table-cell table:formula="of:=OFFSET([.C$4];[.M303];0)" office:value-type="float" office:value="43761" calcext:value-type="float">
            <text:p>43761</text:p>
          </table:table-cell>
          <table:table-cell table:formula="of:=[.L303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03];0)&lt;=[.O3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2T09:27:40.934262" calcext:value-type="date">
            <text:p>2019-10-12 09:27:41</text:p>
          </table:table-cell>
          <table:table-cell table:style-name="ce7" table:formula="of:=[.A304]" office:value-type="date" office:date-value="2019-10-12T09:27:40.934262" calcext:value-type="date">
            <text:p>2019-10-12 09:27:41</text:p>
          </table:table-cell>
          <table:table-cell table:formula="of:=TRUNC([.A304])" office:value-type="float" office:value="43750" calcext:value-type="float">
            <text:p>43750</text:p>
          </table:table-cell>
          <table:table-cell table:style-name="ce12" table:formula="of:=[.B304]-[.C304]" office:value-type="date" office:date-value="1899-12-30T09:27:40.93426197767" calcext:value-type="date">
            <text:p>12/30/99 09:27 AM</text:p>
          </table:table-cell>
          <table:table-cell table:formula="of:=MOD([.E303]-[.$E$2];[.$H$2])+1+[.$E$2]" office:value-type="float" office:value="222" calcext:value-type="float">
            <text:p>222</text:p>
          </table:table-cell>
          <table:table-cell table:formula="of:=MOD([.F303]+1/[.$H$2];5)" office:value-type="float" office:value="0.0166666666666542" calcext:value-type="float">
            <text:p>0,016666666666654</text:p>
          </table:table-cell>
          <table:table-cell table:formula="of:=IF([.F304]=0;[.G303]+2+1/[.$H$2];[.G303]+1/[.$H$2])" office:value-type="float" office:value="5.01666666666665" calcext:value-type="float">
            <text:p>5,01666666666665</text:p>
          </table:table-cell>
          <table:table-cell table:number-columns-repeated="4"/>
          <table:table-cell table:formula="of:=SUM(MOD(SUM([.L303]-[.L$2];[.T$2]);[.R$2]-[.L$2]);[.L$2])" office:value-type="time" office:time-value="PT10H19M59.999999999S" calcext:value-type="time">
            <text:p>10:20:00</text:p>
          </table:table-cell>
          <table:table-cell table:formula="of:=IF([.L304]&lt;[.L303];[.M303]+[.H$2];[.M303])" office:value-type="float" office:value="960" calcext:value-type="float">
            <text:p>960</text:p>
          </table:table-cell>
          <table:table-cell table:formula="of:=OFFSET([.C$4];[.M304];0)" office:value-type="float" office:value="43761" calcext:value-type="float">
            <text:p>43761</text:p>
          </table:table-cell>
          <table:table-cell table:formula="of:=[.L304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04];0)&lt;=[.O3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2T08:42:50.462736" calcext:value-type="date">
            <text:p>2019-10-12 08:42:50</text:p>
          </table:table-cell>
          <table:table-cell table:style-name="ce7" table:formula="of:=[.A305]" office:value-type="date" office:date-value="2019-10-12T08:42:50.462736" calcext:value-type="date">
            <text:p>2019-10-12 08:42:50</text:p>
          </table:table-cell>
          <table:table-cell table:formula="of:=TRUNC([.A305])" office:value-type="float" office:value="43750" calcext:value-type="float">
            <text:p>43750</text:p>
          </table:table-cell>
          <table:table-cell table:style-name="ce12" table:formula="of:=[.B305]-[.C305]" office:value-type="date" office:date-value="1899-12-30T08:42:50.46273637097" calcext:value-type="date">
            <text:p>12/30/99 08:42 AM</text:p>
          </table:table-cell>
          <table:table-cell table:formula="of:=MOD([.E304]-[.$E$2];[.$H$2])+1+[.$E$2]" office:value-type="float" office:value="223" calcext:value-type="float">
            <text:p>223</text:p>
          </table:table-cell>
          <table:table-cell table:formula="of:=MOD([.F304]+1/[.$H$2];5)" office:value-type="float" office:value="0.0333333333333208" calcext:value-type="float">
            <text:p>0,033333333333321</text:p>
          </table:table-cell>
          <table:table-cell table:formula="of:=IF([.F305]=0;[.G304]+2+1/[.$H$2];[.G304]+1/[.$H$2])" office:value-type="float" office:value="5.03333333333332" calcext:value-type="float">
            <text:p>5,03333333333332</text:p>
          </table:table-cell>
          <table:table-cell table:number-columns-repeated="4"/>
          <table:table-cell table:formula="of:=SUM(MOD(SUM([.L304]-[.L$2];[.T$2]);[.R$2]-[.L$2]);[.L$2])" office:value-type="time" office:time-value="PT10H29M59.999999999S" calcext:value-type="time">
            <text:p>10:30:00</text:p>
          </table:table-cell>
          <table:table-cell table:formula="of:=IF([.L305]&lt;[.L304];[.M304]+[.H$2];[.M304])" office:value-type="float" office:value="960" calcext:value-type="float">
            <text:p>960</text:p>
          </table:table-cell>
          <table:table-cell table:formula="of:=OFFSET([.C$4];[.M305];0)" office:value-type="float" office:value="43761" calcext:value-type="float">
            <text:p>43761</text:p>
          </table:table-cell>
          <table:table-cell table:formula="of:=[.L305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05];0)&lt;=[.O3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2T09:51:42.542654" calcext:value-type="date">
            <text:p>2019-10-12 09:51:43</text:p>
          </table:table-cell>
          <table:table-cell table:style-name="ce7" table:formula="of:=[.A306]" office:value-type="date" office:date-value="2019-10-12T09:51:42.542654" calcext:value-type="date">
            <text:p>2019-10-12 09:51:43</text:p>
          </table:table-cell>
          <table:table-cell table:formula="of:=TRUNC([.A306])" office:value-type="float" office:value="43750" calcext:value-type="float">
            <text:p>43750</text:p>
          </table:table-cell>
          <table:table-cell table:style-name="ce12" table:formula="of:=[.B306]-[.C306]" office:value-type="date" office:date-value="1899-12-30T09:51:42.54265414551" calcext:value-type="date">
            <text:p>12/30/99 09:51 AM</text:p>
          </table:table-cell>
          <table:table-cell table:formula="of:=MOD([.E305]-[.$E$2];[.$H$2])+1+[.$E$2]" office:value-type="float" office:value="224" calcext:value-type="float">
            <text:p>224</text:p>
          </table:table-cell>
          <table:table-cell table:formula="of:=MOD([.F305]+1/[.$H$2];5)" office:value-type="float" office:value="0.0499999999999875" calcext:value-type="float">
            <text:p>0,049999999999988</text:p>
          </table:table-cell>
          <table:table-cell table:formula="of:=IF([.F306]=0;[.G305]+2+1/[.$H$2];[.G305]+1/[.$H$2])" office:value-type="float" office:value="5.04999999999999" calcext:value-type="float">
            <text:p>5,04999999999999</text:p>
          </table:table-cell>
          <table:table-cell table:number-columns-repeated="4"/>
          <table:table-cell table:formula="of:=SUM(MOD(SUM([.L305]-[.L$2];[.T$2]);[.R$2]-[.L$2]);[.L$2])" office:value-type="time" office:time-value="PT10H39M59.999999999S" calcext:value-type="time">
            <text:p>10:40:00</text:p>
          </table:table-cell>
          <table:table-cell table:formula="of:=IF([.L306]&lt;[.L305];[.M305]+[.H$2];[.M305])" office:value-type="float" office:value="960" calcext:value-type="float">
            <text:p>960</text:p>
          </table:table-cell>
          <table:table-cell table:formula="of:=OFFSET([.C$4];[.M306];0)" office:value-type="float" office:value="43761" calcext:value-type="float">
            <text:p>43761</text:p>
          </table:table-cell>
          <table:table-cell table:formula="of:=[.L306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06];0)&lt;=[.O3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2T09:32:06.306588" calcext:value-type="date">
            <text:p>2019-10-12 09:32:06</text:p>
          </table:table-cell>
          <table:table-cell table:style-name="ce7" table:formula="of:=[.A307]" office:value-type="date" office:date-value="2019-10-12T09:32:06.306588" calcext:value-type="date">
            <text:p>2019-10-12 09:32:06</text:p>
          </table:table-cell>
          <table:table-cell table:formula="of:=TRUNC([.A307])" office:value-type="float" office:value="43750" calcext:value-type="float">
            <text:p>43750</text:p>
          </table:table-cell>
          <table:table-cell table:style-name="ce12" table:formula="of:=[.B307]-[.C307]" office:value-type="date" office:date-value="1899-12-30T09:32:06.30658792332" calcext:value-type="date">
            <text:p>12/30/99 09:32 AM</text:p>
          </table:table-cell>
          <table:table-cell table:formula="of:=MOD([.E306]-[.$E$2];[.$H$2])+1+[.$E$2]" office:value-type="float" office:value="225" calcext:value-type="float">
            <text:p>225</text:p>
          </table:table-cell>
          <table:table-cell table:formula="of:=MOD([.F306]+1/[.$H$2];5)" office:value-type="float" office:value="0.0666666666666542" calcext:value-type="float">
            <text:p>0,066666666666654</text:p>
          </table:table-cell>
          <table:table-cell table:formula="of:=IF([.F307]=0;[.G306]+2+1/[.$H$2];[.G306]+1/[.$H$2])" office:value-type="float" office:value="5.06666666666665" calcext:value-type="float">
            <text:p>5,06666666666665</text:p>
          </table:table-cell>
          <table:table-cell table:number-columns-repeated="4"/>
          <table:table-cell table:formula="of:=SUM(MOD(SUM([.L306]-[.L$2];[.T$2]);[.R$2]-[.L$2]);[.L$2])" office:value-type="time" office:time-value="PT10H49M59.999999999S" calcext:value-type="time">
            <text:p>10:50:00</text:p>
          </table:table-cell>
          <table:table-cell table:formula="of:=IF([.L307]&lt;[.L306];[.M306]+[.H$2];[.M306])" office:value-type="float" office:value="960" calcext:value-type="float">
            <text:p>960</text:p>
          </table:table-cell>
          <table:table-cell table:formula="of:=OFFSET([.C$4];[.M307];0)" office:value-type="float" office:value="43761" calcext:value-type="float">
            <text:p>43761</text:p>
          </table:table-cell>
          <table:table-cell table:formula="of:=[.L307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07];0)&lt;=[.O3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2T09:14:25.447615" calcext:value-type="date">
            <text:p>2019-10-12 09:14:25</text:p>
          </table:table-cell>
          <table:table-cell table:style-name="ce7" table:formula="of:=[.A308]" office:value-type="date" office:date-value="2019-10-12T09:14:25.447615" calcext:value-type="date">
            <text:p>2019-10-12 09:14:25</text:p>
          </table:table-cell>
          <table:table-cell table:formula="of:=TRUNC([.A308])" office:value-type="float" office:value="43750" calcext:value-type="float">
            <text:p>43750</text:p>
          </table:table-cell>
          <table:table-cell table:style-name="ce12" table:formula="of:=[.B308]-[.C308]" office:value-type="date" office:date-value="1899-12-30T09:14:25.44761478435" calcext:value-type="date">
            <text:p>12/30/99 09:14 AM</text:p>
          </table:table-cell>
          <table:table-cell table:formula="of:=MOD([.E307]-[.$E$2];[.$H$2])+1+[.$E$2]" office:value-type="float" office:value="226" calcext:value-type="float">
            <text:p>226</text:p>
          </table:table-cell>
          <table:table-cell table:formula="of:=MOD([.F307]+1/[.$H$2];5)" office:value-type="float" office:value="0.0833333333333208" calcext:value-type="float">
            <text:p>0,083333333333321</text:p>
          </table:table-cell>
          <table:table-cell table:formula="of:=IF([.F308]=0;[.G307]+2+1/[.$H$2];[.G307]+1/[.$H$2])" office:value-type="float" office:value="5.08333333333332" calcext:value-type="float">
            <text:p>5,08333333333332</text:p>
          </table:table-cell>
          <table:table-cell table:number-columns-repeated="4"/>
          <table:table-cell table:formula="of:=SUM(MOD(SUM([.L307]-[.L$2];[.T$2]);[.R$2]-[.L$2]);[.L$2])" office:value-type="time" office:time-value="PT10H59M59.999999999S" calcext:value-type="time">
            <text:p>11:00:00</text:p>
          </table:table-cell>
          <table:table-cell table:formula="of:=IF([.L308]&lt;[.L307];[.M307]+[.H$2];[.M307])" office:value-type="float" office:value="960" calcext:value-type="float">
            <text:p>960</text:p>
          </table:table-cell>
          <table:table-cell table:formula="of:=OFFSET([.C$4];[.M308];0)" office:value-type="float" office:value="43761" calcext:value-type="float">
            <text:p>43761</text:p>
          </table:table-cell>
          <table:table-cell table:formula="of:=[.L308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08];0)&lt;=[.O3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2T09:14:22.794507" calcext:value-type="date">
            <text:p>2019-10-12 09:14:23</text:p>
          </table:table-cell>
          <table:table-cell table:style-name="ce7" table:formula="of:=[.A309]" office:value-type="date" office:date-value="2019-10-12T09:14:22.794507" calcext:value-type="date">
            <text:p>2019-10-12 09:14:23</text:p>
          </table:table-cell>
          <table:table-cell table:formula="of:=TRUNC([.A309])" office:value-type="float" office:value="43750" calcext:value-type="float">
            <text:p>43750</text:p>
          </table:table-cell>
          <table:table-cell table:style-name="ce12" table:formula="of:=[.B309]-[.C309]" office:value-type="date" office:date-value="1899-12-30T09:14:22.79450668953" calcext:value-type="date">
            <text:p>12/30/99 09:14 AM</text:p>
          </table:table-cell>
          <table:table-cell table:formula="of:=MOD([.E308]-[.$E$2];[.$H$2])+1+[.$E$2]" office:value-type="float" office:value="227" calcext:value-type="float">
            <text:p>227</text:p>
          </table:table-cell>
          <table:table-cell table:formula="of:=MOD([.F308]+1/[.$H$2];5)" office:value-type="float" office:value="0.0999999999999875" calcext:value-type="float">
            <text:p>0,099999999999988</text:p>
          </table:table-cell>
          <table:table-cell table:formula="of:=IF([.F309]=0;[.G308]+2+1/[.$H$2];[.G308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308]-[.L$2];[.T$2]);[.R$2]-[.L$2]);[.L$2])" office:value-type="time" office:time-value="PT08H09M59.999999999S" calcext:value-type="time">
            <text:p>08:10:00</text:p>
          </table:table-cell>
          <table:table-cell table:formula="of:=IF([.L309]&lt;[.L308];[.M308]+[.H$2];[.M308])" office:value-type="float" office:value="1020" calcext:value-type="float">
            <text:p>1020</text:p>
          </table:table-cell>
          <table:table-cell table:formula="of:=OFFSET([.C$4];[.M309];0)" office:value-type="float" office:value="43762" calcext:value-type="float">
            <text:p>43762</text:p>
          </table:table-cell>
          <table:table-cell table:formula="of:=[.L309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09];0)&lt;=[.O3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2T09:39:10.630458" calcext:value-type="date">
            <text:p>2019-10-12 09:39:11</text:p>
          </table:table-cell>
          <table:table-cell table:style-name="ce7" table:formula="of:=[.A310]" office:value-type="date" office:date-value="2019-10-12T09:39:10.630458" calcext:value-type="date">
            <text:p>2019-10-12 09:39:11</text:p>
          </table:table-cell>
          <table:table-cell table:formula="of:=TRUNC([.A310])" office:value-type="float" office:value="43750" calcext:value-type="float">
            <text:p>43750</text:p>
          </table:table-cell>
          <table:table-cell table:style-name="ce12" table:formula="of:=[.B310]-[.C310]" office:value-type="date" office:date-value="1899-12-30T09:39:10.63045816496" calcext:value-type="date">
            <text:p>12/30/99 09:39 AM</text:p>
          </table:table-cell>
          <table:table-cell table:formula="of:=MOD([.E309]-[.$E$2];[.$H$2])+1+[.$E$2]" office:value-type="float" office:value="228" calcext:value-type="float">
            <text:p>228</text:p>
          </table:table-cell>
          <table:table-cell table:formula="of:=MOD([.F309]+1/[.$H$2];5)" office:value-type="float" office:value="0.116666666666654" calcext:value-type="float">
            <text:p>0,116666666666654</text:p>
          </table:table-cell>
          <table:table-cell table:formula="of:=IF([.F310]=0;[.G309]+2+1/[.$H$2];[.G309]+1/[.$H$2])" office:value-type="float" office:value="5.11666666666665" calcext:value-type="float">
            <text:p>5,11666666666665</text:p>
          </table:table-cell>
          <table:table-cell table:number-columns-repeated="4"/>
          <table:table-cell table:formula="of:=SUM(MOD(SUM([.L309]-[.L$2];[.T$2]);[.R$2]-[.L$2]);[.L$2])" office:value-type="time" office:time-value="PT08H19M59.999999999S" calcext:value-type="time">
            <text:p>08:20:00</text:p>
          </table:table-cell>
          <table:table-cell table:formula="of:=IF([.L310]&lt;[.L309];[.M309]+[.H$2];[.M309])" office:value-type="float" office:value="1020" calcext:value-type="float">
            <text:p>1020</text:p>
          </table:table-cell>
          <table:table-cell table:formula="of:=OFFSET([.C$4];[.M310];0)" office:value-type="float" office:value="43762" calcext:value-type="float">
            <text:p>43762</text:p>
          </table:table-cell>
          <table:table-cell table:formula="of:=[.L310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10];0)&lt;=[.O3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2T09:36:10.186972" calcext:value-type="date">
            <text:p>2019-10-12 09:36:10</text:p>
          </table:table-cell>
          <table:table-cell table:style-name="ce7" table:formula="of:=[.A311]" office:value-type="date" office:date-value="2019-10-12T09:36:10.186972" calcext:value-type="date">
            <text:p>2019-10-12 09:36:10</text:p>
          </table:table-cell>
          <table:table-cell table:formula="of:=TRUNC([.A311])" office:value-type="float" office:value="43750" calcext:value-type="float">
            <text:p>43750</text:p>
          </table:table-cell>
          <table:table-cell table:style-name="ce12" table:formula="of:=[.B311]-[.C311]" office:value-type="date" office:date-value="1899-12-30T09:36:10.18697212916" calcext:value-type="date">
            <text:p>12/30/99 09:36 AM</text:p>
          </table:table-cell>
          <table:table-cell table:formula="of:=MOD([.E310]-[.$E$2];[.$H$2])+1+[.$E$2]" office:value-type="float" office:value="229" calcext:value-type="float">
            <text:p>229</text:p>
          </table:table-cell>
          <table:table-cell table:formula="of:=MOD([.F310]+1/[.$H$2];5)" office:value-type="float" office:value="0.133333333333321" calcext:value-type="float">
            <text:p>0,133333333333321</text:p>
          </table:table-cell>
          <table:table-cell table:formula="of:=IF([.F311]=0;[.G310]+2+1/[.$H$2];[.G310]+1/[.$H$2])" office:value-type="float" office:value="5.13333333333332" calcext:value-type="float">
            <text:p>5,13333333333332</text:p>
          </table:table-cell>
          <table:table-cell table:number-columns-repeated="4"/>
          <table:table-cell table:formula="of:=SUM(MOD(SUM([.L310]-[.L$2];[.T$2]);[.R$2]-[.L$2]);[.L$2])" office:value-type="time" office:time-value="PT08H29M59.999999999S" calcext:value-type="time">
            <text:p>08:30:00</text:p>
          </table:table-cell>
          <table:table-cell table:formula="of:=IF([.L311]&lt;[.L310];[.M310]+[.H$2];[.M310])" office:value-type="float" office:value="1020" calcext:value-type="float">
            <text:p>1020</text:p>
          </table:table-cell>
          <table:table-cell table:formula="of:=OFFSET([.C$4];[.M311];0)" office:value-type="float" office:value="43762" calcext:value-type="float">
            <text:p>43762</text:p>
          </table:table-cell>
          <table:table-cell table:formula="of:=[.L311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11];0)&lt;=[.O3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2T09:46:34.774299" calcext:value-type="date">
            <text:p>2019-10-12 09:46:35</text:p>
          </table:table-cell>
          <table:table-cell table:style-name="ce7" table:formula="of:=[.A312]" office:value-type="date" office:date-value="2019-10-12T09:46:34.774299" calcext:value-type="date">
            <text:p>2019-10-12 09:46:35</text:p>
          </table:table-cell>
          <table:table-cell table:formula="of:=TRUNC([.A312])" office:value-type="float" office:value="43750" calcext:value-type="float">
            <text:p>43750</text:p>
          </table:table-cell>
          <table:table-cell table:style-name="ce12" table:formula="of:=[.B312]-[.C312]" office:value-type="date" office:date-value="1899-12-30T09:46:34.77429923136" calcext:value-type="date">
            <text:p>12/30/99 09:46 AM</text:p>
          </table:table-cell>
          <table:table-cell table:formula="of:=MOD([.E311]-[.$E$2];[.$H$2])+1+[.$E$2]" office:value-type="float" office:value="230" calcext:value-type="float">
            <text:p>230</text:p>
          </table:table-cell>
          <table:table-cell table:formula="of:=MOD([.F311]+1/[.$H$2];5)" office:value-type="float" office:value="0.149999999999987" calcext:value-type="float">
            <text:p>0,149999999999987</text:p>
          </table:table-cell>
          <table:table-cell table:formula="of:=IF([.F312]=0;[.G311]+2+1/[.$H$2];[.G311]+1/[.$H$2])" office:value-type="float" office:value="5.14999999999999" calcext:value-type="float">
            <text:p>5,14999999999999</text:p>
          </table:table-cell>
          <table:table-cell table:number-columns-repeated="4"/>
          <table:table-cell table:formula="of:=SUM(MOD(SUM([.L311]-[.L$2];[.T$2]);[.R$2]-[.L$2]);[.L$2])" office:value-type="time" office:time-value="PT08H39M59.999999999S" calcext:value-type="time">
            <text:p>08:40:00</text:p>
          </table:table-cell>
          <table:table-cell table:formula="of:=IF([.L312]&lt;[.L311];[.M311]+[.H$2];[.M311])" office:value-type="float" office:value="1020" calcext:value-type="float">
            <text:p>1020</text:p>
          </table:table-cell>
          <table:table-cell table:formula="of:=OFFSET([.C$4];[.M312];0)" office:value-type="float" office:value="43762" calcext:value-type="float">
            <text:p>43762</text:p>
          </table:table-cell>
          <table:table-cell table:formula="of:=[.L312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12];0)&lt;=[.O3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2T09:40:20.760861" calcext:value-type="date">
            <text:p>2019-10-12 09:40:21</text:p>
          </table:table-cell>
          <table:table-cell table:style-name="ce7" table:formula="of:=[.A313]" office:value-type="date" office:date-value="2019-10-12T09:40:20.760861" calcext:value-type="date">
            <text:p>2019-10-12 09:40:21</text:p>
          </table:table-cell>
          <table:table-cell table:formula="of:=TRUNC([.A313])" office:value-type="float" office:value="43750" calcext:value-type="float">
            <text:p>43750</text:p>
          </table:table-cell>
          <table:table-cell table:style-name="ce12" table:formula="of:=[.B313]-[.C313]" office:value-type="date" office:date-value="1899-12-30T09:40:20.76086131856" calcext:value-type="date">
            <text:p>12/30/99 09:40 AM</text:p>
          </table:table-cell>
          <table:table-cell table:formula="of:=MOD([.E312]-[.$E$2];[.$H$2])+1+[.$E$2]" office:value-type="float" office:value="231" calcext:value-type="float">
            <text:p>231</text:p>
          </table:table-cell>
          <table:table-cell table:formula="of:=MOD([.F312]+1/[.$H$2];5)" office:value-type="float" office:value="0.166666666666654" calcext:value-type="float">
            <text:p>0,166666666666654</text:p>
          </table:table-cell>
          <table:table-cell table:formula="of:=IF([.F313]=0;[.G312]+2+1/[.$H$2];[.G312]+1/[.$H$2])" office:value-type="float" office:value="5.16666666666665" calcext:value-type="float">
            <text:p>5,16666666666665</text:p>
          </table:table-cell>
          <table:table-cell table:number-columns-repeated="4"/>
          <table:table-cell table:formula="of:=SUM(MOD(SUM([.L312]-[.L$2];[.T$2]);[.R$2]-[.L$2]);[.L$2])" office:value-type="time" office:time-value="PT08H49M59.999999999S" calcext:value-type="time">
            <text:p>08:50:00</text:p>
          </table:table-cell>
          <table:table-cell table:formula="of:=IF([.L313]&lt;[.L312];[.M312]+[.H$2];[.M312])" office:value-type="float" office:value="1020" calcext:value-type="float">
            <text:p>1020</text:p>
          </table:table-cell>
          <table:table-cell table:formula="of:=OFFSET([.C$4];[.M313];0)" office:value-type="float" office:value="43762" calcext:value-type="float">
            <text:p>43762</text:p>
          </table:table-cell>
          <table:table-cell table:formula="of:=[.L313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13];0)&lt;=[.O3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2T09:21:57.029467" calcext:value-type="date">
            <text:p>2019-10-12 09:21:57</text:p>
          </table:table-cell>
          <table:table-cell table:style-name="ce7" table:formula="of:=[.A314]" office:value-type="date" office:date-value="2019-10-12T09:21:57.029467" calcext:value-type="date">
            <text:p>2019-10-12 09:21:57</text:p>
          </table:table-cell>
          <table:table-cell table:formula="of:=TRUNC([.A314])" office:value-type="float" office:value="43750" calcext:value-type="float">
            <text:p>43750</text:p>
          </table:table-cell>
          <table:table-cell table:style-name="ce12" table:formula="of:=[.B314]-[.C314]" office:value-type="date" office:date-value="1899-12-30T09:21:57.02946745791" calcext:value-type="date">
            <text:p>12/30/99 09:21 AM</text:p>
          </table:table-cell>
          <table:table-cell table:formula="of:=MOD([.E313]-[.$E$2];[.$H$2])+1+[.$E$2]" office:value-type="float" office:value="232" calcext:value-type="float">
            <text:p>232</text:p>
          </table:table-cell>
          <table:table-cell table:formula="of:=MOD([.F313]+1/[.$H$2];5)" office:value-type="float" office:value="0.183333333333321" calcext:value-type="float">
            <text:p>0,183333333333321</text:p>
          </table:table-cell>
          <table:table-cell table:formula="of:=IF([.F314]=0;[.G313]+2+1/[.$H$2];[.G313]+1/[.$H$2])" office:value-type="float" office:value="5.18333333333332" calcext:value-type="float">
            <text:p>5,18333333333332</text:p>
          </table:table-cell>
          <table:table-cell table:number-columns-repeated="4"/>
          <table:table-cell table:formula="of:=SUM(MOD(SUM([.L313]-[.L$2];[.T$2]);[.R$2]-[.L$2]);[.L$2])" office:value-type="time" office:time-value="PT08H59M59.999999999S" calcext:value-type="time">
            <text:p>09:00:00</text:p>
          </table:table-cell>
          <table:table-cell table:formula="of:=IF([.L314]&lt;[.L313];[.M313]+[.H$2];[.M313])" office:value-type="float" office:value="1020" calcext:value-type="float">
            <text:p>1020</text:p>
          </table:table-cell>
          <table:table-cell table:formula="of:=OFFSET([.C$4];[.M314];0)" office:value-type="float" office:value="43762" calcext:value-type="float">
            <text:p>43762</text:p>
          </table:table-cell>
          <table:table-cell table:formula="of:=[.L314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14];0)&lt;=[.O3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2T09:19:09.010114" calcext:value-type="date">
            <text:p>2019-10-12 09:19:09</text:p>
          </table:table-cell>
          <table:table-cell table:style-name="ce7" table:formula="of:=[.A315]" office:value-type="date" office:date-value="2019-10-12T09:19:09.010114" calcext:value-type="date">
            <text:p>2019-10-12 09:19:09</text:p>
          </table:table-cell>
          <table:table-cell table:formula="of:=TRUNC([.A315])" office:value-type="float" office:value="43750" calcext:value-type="float">
            <text:p>43750</text:p>
          </table:table-cell>
          <table:table-cell table:style-name="ce12" table:formula="of:=[.B315]-[.C315]" office:value-type="date" office:date-value="1899-12-30T09:19:09.01011376642" calcext:value-type="date">
            <text:p>12/30/99 09:19 AM</text:p>
          </table:table-cell>
          <table:table-cell table:formula="of:=MOD([.E314]-[.$E$2];[.$H$2])+1+[.$E$2]" office:value-type="float" office:value="233" calcext:value-type="float">
            <text:p>233</text:p>
          </table:table-cell>
          <table:table-cell table:formula="of:=MOD([.F314]+1/[.$H$2];5)" office:value-type="float" office:value="0.199999999999987" calcext:value-type="float">
            <text:p>0,199999999999987</text:p>
          </table:table-cell>
          <table:table-cell table:formula="of:=IF([.F315]=0;[.G314]+2+1/[.$H$2];[.G314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314]-[.L$2];[.T$2]);[.R$2]-[.L$2]);[.L$2])" office:value-type="time" office:time-value="PT09H09M59.999999999S" calcext:value-type="time">
            <text:p>09:10:00</text:p>
          </table:table-cell>
          <table:table-cell table:formula="of:=IF([.L315]&lt;[.L314];[.M314]+[.H$2];[.M314])" office:value-type="float" office:value="1020" calcext:value-type="float">
            <text:p>1020</text:p>
          </table:table-cell>
          <table:table-cell table:formula="of:=OFFSET([.C$4];[.M315];0)" office:value-type="float" office:value="43762" calcext:value-type="float">
            <text:p>43762</text:p>
          </table:table-cell>
          <table:table-cell table:formula="of:=[.L315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15];0)&lt;=[.O3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2T09:41:57.638924" calcext:value-type="date">
            <text:p>2019-10-12 09:41:58</text:p>
          </table:table-cell>
          <table:table-cell table:style-name="ce7" table:formula="of:=[.A316]" office:value-type="date" office:date-value="2019-10-12T09:41:57.638924" calcext:value-type="date">
            <text:p>2019-10-12 09:41:58</text:p>
          </table:table-cell>
          <table:table-cell table:formula="of:=TRUNC([.A316])" office:value-type="float" office:value="43750" calcext:value-type="float">
            <text:p>43750</text:p>
          </table:table-cell>
          <table:table-cell table:style-name="ce12" table:formula="of:=[.B316]-[.C316]" office:value-type="date" office:date-value="1899-12-30T09:41:57.63892415911" calcext:value-type="date">
            <text:p>12/30/99 09:41 AM</text:p>
          </table:table-cell>
          <table:table-cell table:formula="of:=MOD([.E315]-[.$E$2];[.$H$2])+1+[.$E$2]" office:value-type="float" office:value="234" calcext:value-type="float">
            <text:p>234</text:p>
          </table:table-cell>
          <table:table-cell table:formula="of:=MOD([.F315]+1/[.$H$2];5)" office:value-type="float" office:value="0.216666666666654" calcext:value-type="float">
            <text:p>0,216666666666654</text:p>
          </table:table-cell>
          <table:table-cell table:formula="of:=IF([.F316]=0;[.G315]+2+1/[.$H$2];[.G315]+1/[.$H$2])" office:value-type="float" office:value="5.21666666666665" calcext:value-type="float">
            <text:p>5,21666666666665</text:p>
          </table:table-cell>
          <table:table-cell table:number-columns-repeated="4"/>
          <table:table-cell table:formula="of:=SUM(MOD(SUM([.L315]-[.L$2];[.T$2]);[.R$2]-[.L$2]);[.L$2])" office:value-type="time" office:time-value="PT09H19M59.999999999S" calcext:value-type="time">
            <text:p>09:20:00</text:p>
          </table:table-cell>
          <table:table-cell table:formula="of:=IF([.L316]&lt;[.L315];[.M315]+[.H$2];[.M315])" office:value-type="float" office:value="1020" calcext:value-type="float">
            <text:p>1020</text:p>
          </table:table-cell>
          <table:table-cell table:formula="of:=OFFSET([.C$4];[.M316];0)" office:value-type="float" office:value="43762" calcext:value-type="float">
            <text:p>43762</text:p>
          </table:table-cell>
          <table:table-cell table:formula="of:=[.L316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16];0)&lt;=[.O3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2T09:33:34.938326" calcext:value-type="date">
            <text:p>2019-10-12 09:33:35</text:p>
          </table:table-cell>
          <table:table-cell table:style-name="ce7" table:formula="of:=[.A317]" office:value-type="date" office:date-value="2019-10-12T09:33:34.938326" calcext:value-type="date">
            <text:p>2019-10-12 09:33:35</text:p>
          </table:table-cell>
          <table:table-cell table:formula="of:=TRUNC([.A317])" office:value-type="float" office:value="43750" calcext:value-type="float">
            <text:p>43750</text:p>
          </table:table-cell>
          <table:table-cell table:style-name="ce12" table:formula="of:=[.B317]-[.C317]" office:value-type="date" office:date-value="1899-12-30T09:33:34.93832592387" calcext:value-type="date">
            <text:p>12/30/99 09:33 AM</text:p>
          </table:table-cell>
          <table:table-cell table:formula="of:=MOD([.E316]-[.$E$2];[.$H$2])+1+[.$E$2]" office:value-type="float" office:value="235" calcext:value-type="float">
            <text:p>235</text:p>
          </table:table-cell>
          <table:table-cell table:formula="of:=MOD([.F316]+1/[.$H$2];5)" office:value-type="float" office:value="0.233333333333321" calcext:value-type="float">
            <text:p>0,233333333333321</text:p>
          </table:table-cell>
          <table:table-cell table:formula="of:=IF([.F317]=0;[.G316]+2+1/[.$H$2];[.G316]+1/[.$H$2])" office:value-type="float" office:value="5.23333333333332" calcext:value-type="float">
            <text:p>5,23333333333332</text:p>
          </table:table-cell>
          <table:table-cell table:number-columns-repeated="4"/>
          <table:table-cell table:formula="of:=SUM(MOD(SUM([.L316]-[.L$2];[.T$2]);[.R$2]-[.L$2]);[.L$2])" office:value-type="time" office:time-value="PT09H29M59.999999999S" calcext:value-type="time">
            <text:p>09:30:00</text:p>
          </table:table-cell>
          <table:table-cell table:formula="of:=IF([.L317]&lt;[.L316];[.M316]+[.H$2];[.M316])" office:value-type="float" office:value="1020" calcext:value-type="float">
            <text:p>1020</text:p>
          </table:table-cell>
          <table:table-cell table:formula="of:=OFFSET([.C$4];[.M317];0)" office:value-type="float" office:value="43762" calcext:value-type="float">
            <text:p>43762</text:p>
          </table:table-cell>
          <table:table-cell table:formula="of:=[.L317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17];0)&lt;=[.O3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2T09:36:56.9434" calcext:value-type="date">
            <text:p>2019-10-12 09:36:57</text:p>
          </table:table-cell>
          <table:table-cell table:style-name="ce7" table:formula="of:=[.A318]" office:value-type="date" office:date-value="2019-10-12T09:36:56.9434" calcext:value-type="date">
            <text:p>2019-10-12 09:36:57</text:p>
          </table:table-cell>
          <table:table-cell table:formula="of:=TRUNC([.A318])" office:value-type="float" office:value="43750" calcext:value-type="float">
            <text:p>43750</text:p>
          </table:table-cell>
          <table:table-cell table:style-name="ce12" table:formula="of:=[.B318]-[.C318]" office:value-type="date" office:date-value="1899-12-30T09:36:56.94340039976" calcext:value-type="date">
            <text:p>12/30/99 09:36 AM</text:p>
          </table:table-cell>
          <table:table-cell table:formula="of:=MOD([.E317]-[.$E$2];[.$H$2])+1+[.$E$2]" office:value-type="float" office:value="236" calcext:value-type="float">
            <text:p>236</text:p>
          </table:table-cell>
          <table:table-cell table:formula="of:=MOD([.F317]+1/[.$H$2];5)" office:value-type="float" office:value="0.249999999999987" calcext:value-type="float">
            <text:p>0,249999999999987</text:p>
          </table:table-cell>
          <table:table-cell table:formula="of:=IF([.F318]=0;[.G317]+2+1/[.$H$2];[.G317]+1/[.$H$2])" office:value-type="float" office:value="5.24999999999999" calcext:value-type="float">
            <text:p>5,24999999999999</text:p>
          </table:table-cell>
          <table:table-cell table:number-columns-repeated="4"/>
          <table:table-cell table:formula="of:=SUM(MOD(SUM([.L317]-[.L$2];[.T$2]);[.R$2]-[.L$2]);[.L$2])" office:value-type="time" office:time-value="PT09H39M59.999999999S" calcext:value-type="time">
            <text:p>09:40:00</text:p>
          </table:table-cell>
          <table:table-cell table:formula="of:=IF([.L318]&lt;[.L317];[.M317]+[.H$2];[.M317])" office:value-type="float" office:value="1020" calcext:value-type="float">
            <text:p>1020</text:p>
          </table:table-cell>
          <table:table-cell table:formula="of:=OFFSET([.C$4];[.M318];0)" office:value-type="float" office:value="43762" calcext:value-type="float">
            <text:p>43762</text:p>
          </table:table-cell>
          <table:table-cell table:formula="of:=[.L318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18];0)&lt;=[.O3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2T09:56:59.675577" calcext:value-type="date">
            <text:p>2019-10-12 09:57:00</text:p>
          </table:table-cell>
          <table:table-cell table:style-name="ce7" table:formula="of:=[.A319]" office:value-type="date" office:date-value="2019-10-12T09:56:59.675577" calcext:value-type="date">
            <text:p>2019-10-12 09:57:00</text:p>
          </table:table-cell>
          <table:table-cell table:formula="of:=TRUNC([.A319])" office:value-type="float" office:value="43750" calcext:value-type="float">
            <text:p>43750</text:p>
          </table:table-cell>
          <table:table-cell table:style-name="ce12" table:formula="of:=[.B319]-[.C319]" office:value-type="date" office:date-value="1899-12-30T09:56:59.67557680327" calcext:value-type="date">
            <text:p>12/30/99 09:57 AM</text:p>
          </table:table-cell>
          <table:table-cell table:formula="of:=MOD([.E318]-[.$E$2];[.$H$2])+1+[.$E$2]" office:value-type="float" office:value="237" calcext:value-type="float">
            <text:p>237</text:p>
          </table:table-cell>
          <table:table-cell table:formula="of:=MOD([.F318]+1/[.$H$2];5)" office:value-type="float" office:value="0.266666666666654" calcext:value-type="float">
            <text:p>0,266666666666654</text:p>
          </table:table-cell>
          <table:table-cell table:formula="of:=IF([.F319]=0;[.G318]+2+1/[.$H$2];[.G318]+1/[.$H$2])" office:value-type="float" office:value="5.26666666666665" calcext:value-type="float">
            <text:p>5,26666666666665</text:p>
          </table:table-cell>
          <table:table-cell table:number-columns-repeated="4"/>
          <table:table-cell table:formula="of:=SUM(MOD(SUM([.L318]-[.L$2];[.T$2]);[.R$2]-[.L$2]);[.L$2])" office:value-type="time" office:time-value="PT09H49M59.999999999S" calcext:value-type="time">
            <text:p>09:50:00</text:p>
          </table:table-cell>
          <table:table-cell table:formula="of:=IF([.L319]&lt;[.L318];[.M318]+[.H$2];[.M318])" office:value-type="float" office:value="1020" calcext:value-type="float">
            <text:p>1020</text:p>
          </table:table-cell>
          <table:table-cell table:formula="of:=OFFSET([.C$4];[.M319];0)" office:value-type="float" office:value="43762" calcext:value-type="float">
            <text:p>43762</text:p>
          </table:table-cell>
          <table:table-cell table:formula="of:=[.L319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19];0)&lt;=[.O3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2T09:20:57.122417" calcext:value-type="date">
            <text:p>2019-10-12 09:20:57</text:p>
          </table:table-cell>
          <table:table-cell table:style-name="ce7" table:formula="of:=[.A320]" office:value-type="date" office:date-value="2019-10-12T09:20:57.122417" calcext:value-type="date">
            <text:p>2019-10-12 09:20:57</text:p>
          </table:table-cell>
          <table:table-cell table:formula="of:=TRUNC([.A320])" office:value-type="float" office:value="43750" calcext:value-type="float">
            <text:p>43750</text:p>
          </table:table-cell>
          <table:table-cell table:style-name="ce12" table:formula="of:=[.B320]-[.C320]" office:value-type="date" office:date-value="1899-12-30T09:20:57.12241712026" calcext:value-type="date">
            <text:p>12/30/99 09:20 AM</text:p>
          </table:table-cell>
          <table:table-cell table:formula="of:=MOD([.E319]-[.$E$2];[.$H$2])+1+[.$E$2]" office:value-type="float" office:value="238" calcext:value-type="float">
            <text:p>238</text:p>
          </table:table-cell>
          <table:table-cell table:formula="of:=MOD([.F319]+1/[.$H$2];5)" office:value-type="float" office:value="0.283333333333321" calcext:value-type="float">
            <text:p>0,283333333333321</text:p>
          </table:table-cell>
          <table:table-cell table:formula="of:=IF([.F320]=0;[.G319]+2+1/[.$H$2];[.G319]+1/[.$H$2])" office:value-type="float" office:value="5.28333333333332" calcext:value-type="float">
            <text:p>5,28333333333332</text:p>
          </table:table-cell>
          <table:table-cell table:number-columns-repeated="4"/>
          <table:table-cell table:formula="of:=SUM(MOD(SUM([.L319]-[.L$2];[.T$2]);[.R$2]-[.L$2]);[.L$2])" office:value-type="time" office:time-value="PT09H59M59.999999999S" calcext:value-type="time">
            <text:p>10:00:00</text:p>
          </table:table-cell>
          <table:table-cell table:formula="of:=IF([.L320]&lt;[.L319];[.M319]+[.H$2];[.M319])" office:value-type="float" office:value="1020" calcext:value-type="float">
            <text:p>1020</text:p>
          </table:table-cell>
          <table:table-cell table:formula="of:=OFFSET([.C$4];[.M320];0)" office:value-type="float" office:value="43762" calcext:value-type="float">
            <text:p>43762</text:p>
          </table:table-cell>
          <table:table-cell table:formula="of:=[.L320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20];0)&lt;=[.O3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2T09:34:10.005552" calcext:value-type="date">
            <text:p>2019-10-12 09:34:10</text:p>
          </table:table-cell>
          <table:table-cell table:style-name="ce7" table:formula="of:=[.A321]" office:value-type="date" office:date-value="2019-10-12T09:34:10.005552" calcext:value-type="date">
            <text:p>2019-10-12 09:34:10</text:p>
          </table:table-cell>
          <table:table-cell table:formula="of:=TRUNC([.A321])" office:value-type="float" office:value="43750" calcext:value-type="float">
            <text:p>43750</text:p>
          </table:table-cell>
          <table:table-cell table:style-name="ce12" table:formula="of:=[.B321]-[.C321]" office:value-type="date" office:date-value="1899-12-30T09:34:10.00555173028" calcext:value-type="date">
            <text:p>12/30/99 09:34 AM</text:p>
          </table:table-cell>
          <table:table-cell table:formula="of:=MOD([.E320]-[.$E$2];[.$H$2])+1+[.$E$2]" office:value-type="float" office:value="239" calcext:value-type="float">
            <text:p>239</text:p>
          </table:table-cell>
          <table:table-cell table:formula="of:=MOD([.F320]+1/[.$H$2];5)" office:value-type="float" office:value="0.299999999999987" calcext:value-type="float">
            <text:p>0,299999999999987</text:p>
          </table:table-cell>
          <table:table-cell table:formula="of:=IF([.F321]=0;[.G320]+2+1/[.$H$2];[.G320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320]-[.L$2];[.T$2]);[.R$2]-[.L$2]);[.L$2])" office:value-type="time" office:time-value="PT10H09M59.999999999S" calcext:value-type="time">
            <text:p>10:10:00</text:p>
          </table:table-cell>
          <table:table-cell table:formula="of:=IF([.L321]&lt;[.L320];[.M320]+[.H$2];[.M320])" office:value-type="float" office:value="1020" calcext:value-type="float">
            <text:p>1020</text:p>
          </table:table-cell>
          <table:table-cell table:formula="of:=OFFSET([.C$4];[.M321];0)" office:value-type="float" office:value="43762" calcext:value-type="float">
            <text:p>43762</text:p>
          </table:table-cell>
          <table:table-cell table:formula="of:=[.L321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21];0)&lt;=[.O3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2T09:25:30.662258" calcext:value-type="date">
            <text:p>2019-10-12 09:25:31</text:p>
          </table:table-cell>
          <table:table-cell table:style-name="ce7" table:formula="of:=[.A322]" office:value-type="date" office:date-value="2019-10-12T09:25:30.662258" calcext:value-type="date">
            <text:p>2019-10-12 09:25:31</text:p>
          </table:table-cell>
          <table:table-cell table:formula="of:=TRUNC([.A322])" office:value-type="float" office:value="43750" calcext:value-type="float">
            <text:p>43750</text:p>
          </table:table-cell>
          <table:table-cell table:style-name="ce12" table:formula="of:=[.B322]-[.C322]" office:value-type="date" office:date-value="1899-12-30T09:25:30.66225810908" calcext:value-type="date">
            <text:p>12/30/99 09:25 AM</text:p>
          </table:table-cell>
          <table:table-cell table:formula="of:=MOD([.E321]-[.$E$2];[.$H$2])+1+[.$E$2]" office:value-type="float" office:value="240" calcext:value-type="float">
            <text:p>240</text:p>
          </table:table-cell>
          <table:table-cell table:formula="of:=MOD([.F321]+1/[.$H$2];5)" office:value-type="float" office:value="0.316666666666654" calcext:value-type="float">
            <text:p>0,316666666666654</text:p>
          </table:table-cell>
          <table:table-cell table:formula="of:=IF([.F322]=0;[.G321]+2+1/[.$H$2];[.G321]+1/[.$H$2])" office:value-type="float" office:value="5.31666666666665" calcext:value-type="float">
            <text:p>5,31666666666665</text:p>
          </table:table-cell>
          <table:table-cell table:number-columns-repeated="4"/>
          <table:table-cell table:formula="of:=SUM(MOD(SUM([.L321]-[.L$2];[.T$2]);[.R$2]-[.L$2]);[.L$2])" office:value-type="time" office:time-value="PT10H19M59.999999999S" calcext:value-type="time">
            <text:p>10:20:00</text:p>
          </table:table-cell>
          <table:table-cell table:formula="of:=IF([.L322]&lt;[.L321];[.M321]+[.H$2];[.M321])" office:value-type="float" office:value="1020" calcext:value-type="float">
            <text:p>1020</text:p>
          </table:table-cell>
          <table:table-cell table:formula="of:=OFFSET([.C$4];[.M322];0)" office:value-type="float" office:value="43762" calcext:value-type="float">
            <text:p>43762</text:p>
          </table:table-cell>
          <table:table-cell table:formula="of:=[.L322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22];0)&lt;=[.O3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2T09:48:49.804338" calcext:value-type="date">
            <text:p>2019-10-12 09:48:50</text:p>
          </table:table-cell>
          <table:table-cell table:style-name="ce7" table:formula="of:=[.A323]" office:value-type="date" office:date-value="2019-10-12T09:48:49.804338" calcext:value-type="date">
            <text:p>2019-10-12 09:48:50</text:p>
          </table:table-cell>
          <table:table-cell table:formula="of:=TRUNC([.A323])" office:value-type="float" office:value="43750" calcext:value-type="float">
            <text:p>43750</text:p>
          </table:table-cell>
          <table:table-cell table:style-name="ce12" table:formula="of:=[.B323]-[.C323]" office:value-type="date" office:date-value="1899-12-30T09:48:49.80433842167" calcext:value-type="date">
            <text:p>12/30/99 09:48 AM</text:p>
          </table:table-cell>
          <table:table-cell table:formula="of:=MOD([.E322]-[.$E$2];[.$H$2])+1+[.$E$2]" office:value-type="float" office:value="241" calcext:value-type="float">
            <text:p>241</text:p>
          </table:table-cell>
          <table:table-cell table:formula="of:=MOD([.F322]+1/[.$H$2];5)" office:value-type="float" office:value="0.333333333333321" calcext:value-type="float">
            <text:p>0,333333333333321</text:p>
          </table:table-cell>
          <table:table-cell table:formula="of:=IF([.F323]=0;[.G322]+2+1/[.$H$2];[.G322]+1/[.$H$2])" office:value-type="float" office:value="5.33333333333332" calcext:value-type="float">
            <text:p>5,33333333333332</text:p>
          </table:table-cell>
          <table:table-cell table:number-columns-repeated="4"/>
          <table:table-cell table:formula="of:=SUM(MOD(SUM([.L322]-[.L$2];[.T$2]);[.R$2]-[.L$2]);[.L$2])" office:value-type="time" office:time-value="PT10H29M59.999999999S" calcext:value-type="time">
            <text:p>10:30:00</text:p>
          </table:table-cell>
          <table:table-cell table:formula="of:=IF([.L323]&lt;[.L322];[.M322]+[.H$2];[.M322])" office:value-type="float" office:value="1020" calcext:value-type="float">
            <text:p>1020</text:p>
          </table:table-cell>
          <table:table-cell table:formula="of:=OFFSET([.C$4];[.M323];0)" office:value-type="float" office:value="43762" calcext:value-type="float">
            <text:p>43762</text:p>
          </table:table-cell>
          <table:table-cell table:formula="of:=[.L323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23];0)&lt;=[.O3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2T09:44:12.399865" calcext:value-type="date">
            <text:p>2019-10-12 09:44:12</text:p>
          </table:table-cell>
          <table:table-cell table:style-name="ce7" table:formula="of:=[.A324]" office:value-type="date" office:date-value="2019-10-12T09:44:12.399865" calcext:value-type="date">
            <text:p>2019-10-12 09:44:12</text:p>
          </table:table-cell>
          <table:table-cell table:formula="of:=TRUNC([.A324])" office:value-type="float" office:value="43750" calcext:value-type="float">
            <text:p>43750</text:p>
          </table:table-cell>
          <table:table-cell table:style-name="ce12" table:formula="of:=[.B324]-[.C324]" office:value-type="date" office:date-value="1899-12-30T09:44:12.39986465313" calcext:value-type="date">
            <text:p>12/30/99 09:44 AM</text:p>
          </table:table-cell>
          <table:table-cell table:formula="of:=MOD([.E323]-[.$E$2];[.$H$2])+1+[.$E$2]" office:value-type="float" office:value="242" calcext:value-type="float">
            <text:p>242</text:p>
          </table:table-cell>
          <table:table-cell table:formula="of:=MOD([.F323]+1/[.$H$2];5)" office:value-type="float" office:value="0.349999999999987" calcext:value-type="float">
            <text:p>0,349999999999987</text:p>
          </table:table-cell>
          <table:table-cell table:formula="of:=IF([.F324]=0;[.G323]+2+1/[.$H$2];[.G323]+1/[.$H$2])" office:value-type="float" office:value="5.34999999999999" calcext:value-type="float">
            <text:p>5,34999999999999</text:p>
          </table:table-cell>
          <table:table-cell table:number-columns-repeated="4"/>
          <table:table-cell table:formula="of:=SUM(MOD(SUM([.L323]-[.L$2];[.T$2]);[.R$2]-[.L$2]);[.L$2])" office:value-type="time" office:time-value="PT10H39M59.999999999S" calcext:value-type="time">
            <text:p>10:40:00</text:p>
          </table:table-cell>
          <table:table-cell table:formula="of:=IF([.L324]&lt;[.L323];[.M323]+[.H$2];[.M323])" office:value-type="float" office:value="1020" calcext:value-type="float">
            <text:p>1020</text:p>
          </table:table-cell>
          <table:table-cell table:formula="of:=OFFSET([.C$4];[.M324];0)" office:value-type="float" office:value="43762" calcext:value-type="float">
            <text:p>43762</text:p>
          </table:table-cell>
          <table:table-cell table:formula="of:=[.L324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24];0)&lt;=[.O3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2T09:25:26.792543" calcext:value-type="date">
            <text:p>2019-10-12 09:25:27</text:p>
          </table:table-cell>
          <table:table-cell table:style-name="ce7" table:formula="of:=[.A325]" office:value-type="date" office:date-value="2019-10-12T09:25:26.792543" calcext:value-type="date">
            <text:p>2019-10-12 09:25:27</text:p>
          </table:table-cell>
          <table:table-cell table:formula="of:=TRUNC([.A325])" office:value-type="float" office:value="43750" calcext:value-type="float">
            <text:p>43750</text:p>
          </table:table-cell>
          <table:table-cell table:style-name="ce12" table:formula="of:=[.B325]-[.C325]" office:value-type="date" office:date-value="1899-12-30T09:25:26.79254338145" calcext:value-type="date">
            <text:p>12/30/99 09:25 AM</text:p>
          </table:table-cell>
          <table:table-cell table:formula="of:=MOD([.E324]-[.$E$2];[.$H$2])+1+[.$E$2]" office:value-type="float" office:value="243" calcext:value-type="float">
            <text:p>243</text:p>
          </table:table-cell>
          <table:table-cell table:formula="of:=MOD([.F324]+1/[.$H$2];5)" office:value-type="float" office:value="0.366666666666654" calcext:value-type="float">
            <text:p>0,366666666666654</text:p>
          </table:table-cell>
          <table:table-cell table:formula="of:=IF([.F325]=0;[.G324]+2+1/[.$H$2];[.G324]+1/[.$H$2])" office:value-type="float" office:value="5.36666666666665" calcext:value-type="float">
            <text:p>5,36666666666665</text:p>
          </table:table-cell>
          <table:table-cell table:number-columns-repeated="4"/>
          <table:table-cell table:formula="of:=SUM(MOD(SUM([.L324]-[.L$2];[.T$2]);[.R$2]-[.L$2]);[.L$2])" office:value-type="time" office:time-value="PT10H49M59.999999999S" calcext:value-type="time">
            <text:p>10:50:00</text:p>
          </table:table-cell>
          <table:table-cell table:formula="of:=IF([.L325]&lt;[.L324];[.M324]+[.H$2];[.M324])" office:value-type="float" office:value="1020" calcext:value-type="float">
            <text:p>1020</text:p>
          </table:table-cell>
          <table:table-cell table:formula="of:=OFFSET([.C$4];[.M325];0)" office:value-type="float" office:value="43762" calcext:value-type="float">
            <text:p>43762</text:p>
          </table:table-cell>
          <table:table-cell table:formula="of:=[.L325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25];0)&lt;=[.O3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2T09:23:25.395414" calcext:value-type="date">
            <text:p>2019-10-12 09:23:25</text:p>
          </table:table-cell>
          <table:table-cell table:style-name="ce7" table:formula="of:=[.A326]" office:value-type="date" office:date-value="2019-10-12T09:23:25.395414" calcext:value-type="date">
            <text:p>2019-10-12 09:23:25</text:p>
          </table:table-cell>
          <table:table-cell table:formula="of:=TRUNC([.A326])" office:value-type="float" office:value="43750" calcext:value-type="float">
            <text:p>43750</text:p>
          </table:table-cell>
          <table:table-cell table:style-name="ce12" table:formula="of:=[.B326]-[.C326]" office:value-type="date" office:date-value="1899-12-30T09:23:25.3954140516" calcext:value-type="date">
            <text:p>12/30/99 09:23 AM</text:p>
          </table:table-cell>
          <table:table-cell table:formula="of:=MOD([.E325]-[.$E$2];[.$H$2])+1+[.$E$2]" office:value-type="float" office:value="244" calcext:value-type="float">
            <text:p>244</text:p>
          </table:table-cell>
          <table:table-cell table:formula="of:=MOD([.F325]+1/[.$H$2];5)" office:value-type="float" office:value="0.383333333333321" calcext:value-type="float">
            <text:p>0,383333333333321</text:p>
          </table:table-cell>
          <table:table-cell table:formula="of:=IF([.F326]=0;[.G325]+2+1/[.$H$2];[.G325]+1/[.$H$2])" office:value-type="float" office:value="5.38333333333332" calcext:value-type="float">
            <text:p>5,38333333333332</text:p>
          </table:table-cell>
          <table:table-cell table:number-columns-repeated="4"/>
          <table:table-cell table:formula="of:=SUM(MOD(SUM([.L325]-[.L$2];[.T$2]);[.R$2]-[.L$2]);[.L$2])" office:value-type="time" office:time-value="PT10H59M59.999999999S" calcext:value-type="time">
            <text:p>11:00:00</text:p>
          </table:table-cell>
          <table:table-cell table:formula="of:=IF([.L326]&lt;[.L325];[.M325]+[.H$2];[.M325])" office:value-type="float" office:value="1020" calcext:value-type="float">
            <text:p>1020</text:p>
          </table:table-cell>
          <table:table-cell table:formula="of:=OFFSET([.C$4];[.M326];0)" office:value-type="float" office:value="43762" calcext:value-type="float">
            <text:p>43762</text:p>
          </table:table-cell>
          <table:table-cell table:formula="of:=[.L326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26];0)&lt;=[.O3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2T09:23:47.907826" calcext:value-type="date">
            <text:p>2019-10-12 09:23:48</text:p>
          </table:table-cell>
          <table:table-cell table:style-name="ce7" table:formula="of:=[.A327]" office:value-type="date" office:date-value="2019-10-12T09:23:47.907826" calcext:value-type="date">
            <text:p>2019-10-12 09:23:48</text:p>
          </table:table-cell>
          <table:table-cell table:formula="of:=TRUNC([.A327])" office:value-type="float" office:value="43750" calcext:value-type="float">
            <text:p>43750</text:p>
          </table:table-cell>
          <table:table-cell table:style-name="ce12" table:formula="of:=[.B327]-[.C327]" office:value-type="date" office:date-value="1899-12-30T09:23:47.90782589" calcext:value-type="date">
            <text:p>12/30/99 09:23 AM</text:p>
          </table:table-cell>
          <table:table-cell table:formula="of:=MOD([.E326]-[.$E$2];[.$H$2])+1+[.$E$2]" office:value-type="float" office:value="245" calcext:value-type="float">
            <text:p>245</text:p>
          </table:table-cell>
          <table:table-cell table:formula="of:=MOD([.F326]+1/[.$H$2];5)" office:value-type="float" office:value="0.399999999999987" calcext:value-type="float">
            <text:p>0,399999999999987</text:p>
          </table:table-cell>
          <table:table-cell table:formula="of:=IF([.F327]=0;[.G326]+2+1/[.$H$2];[.G326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326]-[.L$2];[.T$2]);[.R$2]-[.L$2]);[.L$2])" office:value-type="time" office:time-value="PT08H09M59.999999999S" calcext:value-type="time">
            <text:p>08:10:00</text:p>
          </table:table-cell>
          <table:table-cell table:formula="of:=IF([.L327]&lt;[.L326];[.M326]+[.H$2];[.M326])" office:value-type="float" office:value="1080" calcext:value-type="float">
            <text:p>1080</text:p>
          </table:table-cell>
          <table:table-cell table:formula="of:=OFFSET([.C$4];[.M327];0)" office:value-type="float" office:value="43763" calcext:value-type="float">
            <text:p>43763</text:p>
          </table:table-cell>
          <table:table-cell table:formula="of:=[.L327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27];0)&lt;=[.O3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2T08:55:18.755215" calcext:value-type="date">
            <text:p>2019-10-12 08:55:19</text:p>
          </table:table-cell>
          <table:table-cell table:style-name="ce7" table:formula="of:=[.A328]" office:value-type="date" office:date-value="2019-10-12T08:55:18.755215" calcext:value-type="date">
            <text:p>2019-10-12 08:55:19</text:p>
          </table:table-cell>
          <table:table-cell table:formula="of:=TRUNC([.A328])" office:value-type="float" office:value="43750" calcext:value-type="float">
            <text:p>43750</text:p>
          </table:table-cell>
          <table:table-cell table:style-name="ce12" table:formula="of:=[.B328]-[.C328]" office:value-type="date" office:date-value="1899-12-30T08:55:18.75521501061" calcext:value-type="date">
            <text:p>12/30/99 08:55 AM</text:p>
          </table:table-cell>
          <table:table-cell table:formula="of:=MOD([.E327]-[.$E$2];[.$H$2])+1+[.$E$2]" office:value-type="float" office:value="246" calcext:value-type="float">
            <text:p>246</text:p>
          </table:table-cell>
          <table:table-cell table:formula="of:=MOD([.F327]+1/[.$H$2];5)" office:value-type="float" office:value="0.416666666666654" calcext:value-type="float">
            <text:p>0,416666666666654</text:p>
          </table:table-cell>
          <table:table-cell table:formula="of:=IF([.F328]=0;[.G327]+2+1/[.$H$2];[.G327]+1/[.$H$2])" office:value-type="float" office:value="5.41666666666665" calcext:value-type="float">
            <text:p>5,41666666666665</text:p>
          </table:table-cell>
          <table:table-cell table:number-columns-repeated="4"/>
          <table:table-cell table:formula="of:=SUM(MOD(SUM([.L327]-[.L$2];[.T$2]);[.R$2]-[.L$2]);[.L$2])" office:value-type="time" office:time-value="PT08H19M59.999999999S" calcext:value-type="time">
            <text:p>08:20:00</text:p>
          </table:table-cell>
          <table:table-cell table:formula="of:=IF([.L328]&lt;[.L327];[.M327]+[.H$2];[.M327])" office:value-type="float" office:value="1080" calcext:value-type="float">
            <text:p>1080</text:p>
          </table:table-cell>
          <table:table-cell table:formula="of:=OFFSET([.C$4];[.M328];0)" office:value-type="float" office:value="43763" calcext:value-type="float">
            <text:p>43763</text:p>
          </table:table-cell>
          <table:table-cell table:formula="of:=[.L328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28];0)&lt;=[.O3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2T09:07:45.875585" calcext:value-type="date">
            <text:p>2019-10-12 09:07:46</text:p>
          </table:table-cell>
          <table:table-cell table:style-name="ce7" table:formula="of:=[.A329]" office:value-type="date" office:date-value="2019-10-12T09:07:45.875585" calcext:value-type="date">
            <text:p>2019-10-12 09:07:46</text:p>
          </table:table-cell>
          <table:table-cell table:formula="of:=TRUNC([.A329])" office:value-type="float" office:value="43750" calcext:value-type="float">
            <text:p>43750</text:p>
          </table:table-cell>
          <table:table-cell table:style-name="ce12" table:formula="of:=[.B329]-[.C329]" office:value-type="date" office:date-value="1899-12-30T09:07:45.87558486499" calcext:value-type="date">
            <text:p>12/30/99 09:07 AM</text:p>
          </table:table-cell>
          <table:table-cell table:formula="of:=MOD([.E328]-[.$E$2];[.$H$2])+1+[.$E$2]" office:value-type="float" office:value="247" calcext:value-type="float">
            <text:p>247</text:p>
          </table:table-cell>
          <table:table-cell table:formula="of:=MOD([.F328]+1/[.$H$2];5)" office:value-type="float" office:value="0.433333333333321" calcext:value-type="float">
            <text:p>0,433333333333321</text:p>
          </table:table-cell>
          <table:table-cell table:formula="of:=IF([.F329]=0;[.G328]+2+1/[.$H$2];[.G328]+1/[.$H$2])" office:value-type="float" office:value="5.43333333333332" calcext:value-type="float">
            <text:p>5,43333333333332</text:p>
          </table:table-cell>
          <table:table-cell table:number-columns-repeated="4"/>
          <table:table-cell table:formula="of:=SUM(MOD(SUM([.L328]-[.L$2];[.T$2]);[.R$2]-[.L$2]);[.L$2])" office:value-type="time" office:time-value="PT08H29M59.999999999S" calcext:value-type="time">
            <text:p>08:30:00</text:p>
          </table:table-cell>
          <table:table-cell table:formula="of:=IF([.L329]&lt;[.L328];[.M328]+[.H$2];[.M328])" office:value-type="float" office:value="1080" calcext:value-type="float">
            <text:p>1080</text:p>
          </table:table-cell>
          <table:table-cell table:formula="of:=OFFSET([.C$4];[.M329];0)" office:value-type="float" office:value="43763" calcext:value-type="float">
            <text:p>43763</text:p>
          </table:table-cell>
          <table:table-cell table:formula="of:=[.L329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29];0)&lt;=[.O3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2T09:19:56.839941" calcext:value-type="date">
            <text:p>2019-10-12 09:19:57</text:p>
          </table:table-cell>
          <table:table-cell table:style-name="ce7" table:formula="of:=[.A330]" office:value-type="date" office:date-value="2019-10-12T09:19:56.839941" calcext:value-type="date">
            <text:p>2019-10-12 09:19:57</text:p>
          </table:table-cell>
          <table:table-cell table:formula="of:=TRUNC([.A330])" office:value-type="float" office:value="43750" calcext:value-type="float">
            <text:p>43750</text:p>
          </table:table-cell>
          <table:table-cell table:style-name="ce12" table:formula="of:=[.B330]-[.C330]" office:value-type="date" office:date-value="1899-12-30T09:19:56.83994133957" calcext:value-type="date">
            <text:p>12/30/99 09:19 AM</text:p>
          </table:table-cell>
          <table:table-cell table:formula="of:=MOD([.E329]-[.$E$2];[.$H$2])+1+[.$E$2]" office:value-type="float" office:value="248" calcext:value-type="float">
            <text:p>248</text:p>
          </table:table-cell>
          <table:table-cell table:formula="of:=MOD([.F329]+1/[.$H$2];5)" office:value-type="float" office:value="0.449999999999987" calcext:value-type="float">
            <text:p>0,449999999999987</text:p>
          </table:table-cell>
          <table:table-cell table:formula="of:=IF([.F330]=0;[.G329]+2+1/[.$H$2];[.G329]+1/[.$H$2])" office:value-type="float" office:value="5.44999999999999" calcext:value-type="float">
            <text:p>5,44999999999999</text:p>
          </table:table-cell>
          <table:table-cell table:number-columns-repeated="4"/>
          <table:table-cell table:formula="of:=SUM(MOD(SUM([.L329]-[.L$2];[.T$2]);[.R$2]-[.L$2]);[.L$2])" office:value-type="time" office:time-value="PT08H39M59.999999999S" calcext:value-type="time">
            <text:p>08:40:00</text:p>
          </table:table-cell>
          <table:table-cell table:formula="of:=IF([.L330]&lt;[.L329];[.M329]+[.H$2];[.M329])" office:value-type="float" office:value="1080" calcext:value-type="float">
            <text:p>1080</text:p>
          </table:table-cell>
          <table:table-cell table:formula="of:=OFFSET([.C$4];[.M330];0)" office:value-type="float" office:value="43763" calcext:value-type="float">
            <text:p>43763</text:p>
          </table:table-cell>
          <table:table-cell table:formula="of:=[.L330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30];0)&lt;=[.O3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2T09:09:22.417586" calcext:value-type="date">
            <text:p>2019-10-12 09:09:22</text:p>
          </table:table-cell>
          <table:table-cell table:style-name="ce7" table:formula="of:=[.A331]" office:value-type="date" office:date-value="2019-10-12T09:09:22.417586" calcext:value-type="date">
            <text:p>2019-10-12 09:09:22</text:p>
          </table:table-cell>
          <table:table-cell table:formula="of:=TRUNC([.A331])" office:value-type="float" office:value="43750" calcext:value-type="float">
            <text:p>43750</text:p>
          </table:table-cell>
          <table:table-cell table:style-name="ce12" table:formula="of:=[.B331]-[.C331]" office:value-type="date" office:date-value="1899-12-30T09:09:22.4175859848" calcext:value-type="date">
            <text:p>12/30/99 09:09 AM</text:p>
          </table:table-cell>
          <table:table-cell table:formula="of:=MOD([.E330]-[.$E$2];[.$H$2])+1+[.$E$2]" office:value-type="float" office:value="249" calcext:value-type="float">
            <text:p>249</text:p>
          </table:table-cell>
          <table:table-cell table:formula="of:=MOD([.F330]+1/[.$H$2];5)" office:value-type="float" office:value="0.466666666666654" calcext:value-type="float">
            <text:p>0,466666666666654</text:p>
          </table:table-cell>
          <table:table-cell table:formula="of:=IF([.F331]=0;[.G330]+2+1/[.$H$2];[.G330]+1/[.$H$2])" office:value-type="float" office:value="5.46666666666665" calcext:value-type="float">
            <text:p>5,46666666666665</text:p>
          </table:table-cell>
          <table:table-cell table:number-columns-repeated="4"/>
          <table:table-cell table:formula="of:=SUM(MOD(SUM([.L330]-[.L$2];[.T$2]);[.R$2]-[.L$2]);[.L$2])" office:value-type="time" office:time-value="PT08H49M59.999999999S" calcext:value-type="time">
            <text:p>08:50:00</text:p>
          </table:table-cell>
          <table:table-cell table:formula="of:=IF([.L331]&lt;[.L330];[.M330]+[.H$2];[.M330])" office:value-type="float" office:value="1080" calcext:value-type="float">
            <text:p>1080</text:p>
          </table:table-cell>
          <table:table-cell table:formula="of:=OFFSET([.C$4];[.M331];0)" office:value-type="float" office:value="43763" calcext:value-type="float">
            <text:p>43763</text:p>
          </table:table-cell>
          <table:table-cell table:formula="of:=[.L331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31];0)&lt;=[.O3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2T09:22:25.429051" calcext:value-type="date">
            <text:p>2019-10-12 09:22:25</text:p>
          </table:table-cell>
          <table:table-cell table:style-name="ce7" table:formula="of:=[.A332]" office:value-type="date" office:date-value="2019-10-12T09:22:25.429051" calcext:value-type="date">
            <text:p>2019-10-12 09:22:25</text:p>
          </table:table-cell>
          <table:table-cell table:formula="of:=TRUNC([.A332])" office:value-type="float" office:value="43750" calcext:value-type="float">
            <text:p>43750</text:p>
          </table:table-cell>
          <table:table-cell table:style-name="ce12" table:formula="of:=[.B332]-[.C332]" office:value-type="date" office:date-value="1899-12-30T09:22:25.429050643" calcext:value-type="date">
            <text:p>12/30/99 09:22 AM</text:p>
          </table:table-cell>
          <table:table-cell table:formula="of:=MOD([.E331]-[.$E$2];[.$H$2])+1+[.$E$2]" office:value-type="float" office:value="250" calcext:value-type="float">
            <text:p>250</text:p>
          </table:table-cell>
          <table:table-cell table:formula="of:=MOD([.F331]+1/[.$H$2];5)" office:value-type="float" office:value="0.483333333333321" calcext:value-type="float">
            <text:p>0,483333333333321</text:p>
          </table:table-cell>
          <table:table-cell table:formula="of:=IF([.F332]=0;[.G331]+2+1/[.$H$2];[.G331]+1/[.$H$2])" office:value-type="float" office:value="5.48333333333332" calcext:value-type="float">
            <text:p>5,48333333333332</text:p>
          </table:table-cell>
          <table:table-cell table:number-columns-repeated="4"/>
          <table:table-cell table:formula="of:=SUM(MOD(SUM([.L331]-[.L$2];[.T$2]);[.R$2]-[.L$2]);[.L$2])" office:value-type="time" office:time-value="PT08H59M59.999999999S" calcext:value-type="time">
            <text:p>09:00:00</text:p>
          </table:table-cell>
          <table:table-cell table:formula="of:=IF([.L332]&lt;[.L331];[.M331]+[.H$2];[.M331])" office:value-type="float" office:value="1080" calcext:value-type="float">
            <text:p>1080</text:p>
          </table:table-cell>
          <table:table-cell table:formula="of:=OFFSET([.C$4];[.M332];0)" office:value-type="float" office:value="43763" calcext:value-type="float">
            <text:p>43763</text:p>
          </table:table-cell>
          <table:table-cell table:formula="of:=[.L332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32];0)&lt;=[.O3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2T09:18:27.334562" calcext:value-type="date">
            <text:p>2019-10-12 09:18:27</text:p>
          </table:table-cell>
          <table:table-cell table:style-name="ce7" table:formula="of:=[.A333]" office:value-type="date" office:date-value="2019-10-12T09:18:27.334562" calcext:value-type="date">
            <text:p>2019-10-12 09:18:27</text:p>
          </table:table-cell>
          <table:table-cell table:formula="of:=TRUNC([.A333])" office:value-type="float" office:value="43750" calcext:value-type="float">
            <text:p>43750</text:p>
          </table:table-cell>
          <table:table-cell table:style-name="ce12" table:formula="of:=[.B333]-[.C333]" office:value-type="date" office:date-value="1899-12-30T09:18:27.3345621815" calcext:value-type="date">
            <text:p>12/30/99 09:18 AM</text:p>
          </table:table-cell>
          <table:table-cell table:formula="of:=MOD([.E332]-[.$E$2];[.$H$2])+1+[.$E$2]" office:value-type="float" office:value="251" calcext:value-type="float">
            <text:p>251</text:p>
          </table:table-cell>
          <table:table-cell table:formula="of:=MOD([.F332]+1/[.$H$2];5)" office:value-type="float" office:value="0.499999999999987" calcext:value-type="float">
            <text:p>0,499999999999987</text:p>
          </table:table-cell>
          <table:table-cell table:formula="of:=IF([.F333]=0;[.G332]+2+1/[.$H$2];[.G332]+1/[.$H$2])" office:value-type="float" office:value="5.49999999999999" calcext:value-type="float">
            <text:p>5,49999999999999</text:p>
          </table:table-cell>
          <table:table-cell table:number-columns-repeated="4"/>
          <table:table-cell table:formula="of:=SUM(MOD(SUM([.L332]-[.L$2];[.T$2]);[.R$2]-[.L$2]);[.L$2])" office:value-type="time" office:time-value="PT09H09M59.999999999S" calcext:value-type="time">
            <text:p>09:10:00</text:p>
          </table:table-cell>
          <table:table-cell table:formula="of:=IF([.L333]&lt;[.L332];[.M332]+[.H$2];[.M332])" office:value-type="float" office:value="1080" calcext:value-type="float">
            <text:p>1080</text:p>
          </table:table-cell>
          <table:table-cell table:formula="of:=OFFSET([.C$4];[.M333];0)" office:value-type="float" office:value="43763" calcext:value-type="float">
            <text:p>43763</text:p>
          </table:table-cell>
          <table:table-cell table:formula="of:=[.L333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33];0)&lt;=[.O3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2T09:48:47.790756" calcext:value-type="date">
            <text:p>2019-10-12 09:48:48</text:p>
          </table:table-cell>
          <table:table-cell table:style-name="ce7" table:formula="of:=[.A334]" office:value-type="date" office:date-value="2019-10-12T09:48:47.790756" calcext:value-type="date">
            <text:p>2019-10-12 09:48:48</text:p>
          </table:table-cell>
          <table:table-cell table:formula="of:=TRUNC([.A334])" office:value-type="float" office:value="43750" calcext:value-type="float">
            <text:p>43750</text:p>
          </table:table-cell>
          <table:table-cell table:style-name="ce12" table:formula="of:=[.B334]-[.C334]" office:value-type="date" office:date-value="1899-12-30T09:48:47.7907561278" calcext:value-type="date">
            <text:p>12/30/99 09:48 AM</text:p>
          </table:table-cell>
          <table:table-cell table:formula="of:=MOD([.E333]-[.$E$2];[.$H$2])+1+[.$E$2]" office:value-type="float" office:value="252" calcext:value-type="float">
            <text:p>252</text:p>
          </table:table-cell>
          <table:table-cell table:formula="of:=MOD([.F333]+1/[.$H$2];5)" office:value-type="float" office:value="0.516666666666654" calcext:value-type="float">
            <text:p>0,516666666666654</text:p>
          </table:table-cell>
          <table:table-cell table:formula="of:=IF([.F334]=0;[.G333]+2+1/[.$H$2];[.G333]+1/[.$H$2])" office:value-type="float" office:value="5.51666666666665" calcext:value-type="float">
            <text:p>5,51666666666665</text:p>
          </table:table-cell>
          <table:table-cell table:number-columns-repeated="4"/>
          <table:table-cell table:formula="of:=SUM(MOD(SUM([.L333]-[.L$2];[.T$2]);[.R$2]-[.L$2]);[.L$2])" office:value-type="time" office:time-value="PT09H19M59.999999999S" calcext:value-type="time">
            <text:p>09:20:00</text:p>
          </table:table-cell>
          <table:table-cell table:formula="of:=IF([.L334]&lt;[.L333];[.M333]+[.H$2];[.M333])" office:value-type="float" office:value="1080" calcext:value-type="float">
            <text:p>1080</text:p>
          </table:table-cell>
          <table:table-cell table:formula="of:=OFFSET([.C$4];[.M334];0)" office:value-type="float" office:value="43763" calcext:value-type="float">
            <text:p>43763</text:p>
          </table:table-cell>
          <table:table-cell table:formula="of:=[.L334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34];0)&lt;=[.O3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2T09:10:53.843823" calcext:value-type="date">
            <text:p>2019-10-12 09:10:54</text:p>
          </table:table-cell>
          <table:table-cell table:style-name="ce7" table:formula="of:=[.A335]" office:value-type="date" office:date-value="2019-10-12T09:10:53.843823" calcext:value-type="date">
            <text:p>2019-10-12 09:10:54</text:p>
          </table:table-cell>
          <table:table-cell table:formula="of:=TRUNC([.A335])" office:value-type="float" office:value="43750" calcext:value-type="float">
            <text:p>43750</text:p>
          </table:table-cell>
          <table:table-cell table:style-name="ce12" table:formula="of:=[.B335]-[.C335]" office:value-type="date" office:date-value="1899-12-30T09:10:53.84382263292" calcext:value-type="date">
            <text:p>12/30/99 09:10 AM</text:p>
          </table:table-cell>
          <table:table-cell table:formula="of:=MOD([.E334]-[.$E$2];[.$H$2])+1+[.$E$2]" office:value-type="float" office:value="253" calcext:value-type="float">
            <text:p>253</text:p>
          </table:table-cell>
          <table:table-cell table:formula="of:=MOD([.F334]+1/[.$H$2];5)" office:value-type="float" office:value="0.533333333333321" calcext:value-type="float">
            <text:p>0,533333333333321</text:p>
          </table:table-cell>
          <table:table-cell table:formula="of:=IF([.F335]=0;[.G334]+2+1/[.$H$2];[.G334]+1/[.$H$2])" office:value-type="float" office:value="5.53333333333332" calcext:value-type="float">
            <text:p>5,53333333333332</text:p>
          </table:table-cell>
          <table:table-cell table:number-columns-repeated="4"/>
          <table:table-cell table:formula="of:=SUM(MOD(SUM([.L334]-[.L$2];[.T$2]);[.R$2]-[.L$2]);[.L$2])" office:value-type="time" office:time-value="PT09H29M59.999999999S" calcext:value-type="time">
            <text:p>09:30:00</text:p>
          </table:table-cell>
          <table:table-cell table:formula="of:=IF([.L335]&lt;[.L334];[.M334]+[.H$2];[.M334])" office:value-type="float" office:value="1080" calcext:value-type="float">
            <text:p>1080</text:p>
          </table:table-cell>
          <table:table-cell table:formula="of:=OFFSET([.C$4];[.M335];0)" office:value-type="float" office:value="43763" calcext:value-type="float">
            <text:p>43763</text:p>
          </table:table-cell>
          <table:table-cell table:formula="of:=[.L335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35];0)&lt;=[.O3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2T09:24:33.626396" calcext:value-type="date">
            <text:p>2019-10-12 09:24:34</text:p>
          </table:table-cell>
          <table:table-cell table:style-name="ce7" table:formula="of:=[.A336]" office:value-type="date" office:date-value="2019-10-12T09:24:33.626396" calcext:value-type="date">
            <text:p>2019-10-12 09:24:34</text:p>
          </table:table-cell>
          <table:table-cell table:formula="of:=TRUNC([.A336])" office:value-type="float" office:value="43750" calcext:value-type="float">
            <text:p>43750</text:p>
          </table:table-cell>
          <table:table-cell table:style-name="ce12" table:formula="of:=[.B336]-[.C336]" office:value-type="date" office:date-value="1899-12-30T09:24:33.62639580388" calcext:value-type="date">
            <text:p>12/30/99 09:24 AM</text:p>
          </table:table-cell>
          <table:table-cell table:formula="of:=MOD([.E335]-[.$E$2];[.$H$2])+1+[.$E$2]" office:value-type="float" office:value="254" calcext:value-type="float">
            <text:p>254</text:p>
          </table:table-cell>
          <table:table-cell table:formula="of:=MOD([.F335]+1/[.$H$2];5)" office:value-type="float" office:value="0.549999999999988" calcext:value-type="float">
            <text:p>0,549999999999988</text:p>
          </table:table-cell>
          <table:table-cell table:formula="of:=IF([.F336]=0;[.G335]+2+1/[.$H$2];[.G335]+1/[.$H$2])" office:value-type="float" office:value="5.54999999999999" calcext:value-type="float">
            <text:p>5,54999999999999</text:p>
          </table:table-cell>
          <table:table-cell table:number-columns-repeated="4"/>
          <table:table-cell table:formula="of:=SUM(MOD(SUM([.L335]-[.L$2];[.T$2]);[.R$2]-[.L$2]);[.L$2])" office:value-type="time" office:time-value="PT09H39M59.999999999S" calcext:value-type="time">
            <text:p>09:40:00</text:p>
          </table:table-cell>
          <table:table-cell table:formula="of:=IF([.L336]&lt;[.L335];[.M335]+[.H$2];[.M335])" office:value-type="float" office:value="1080" calcext:value-type="float">
            <text:p>1080</text:p>
          </table:table-cell>
          <table:table-cell table:formula="of:=OFFSET([.C$4];[.M336];0)" office:value-type="float" office:value="43763" calcext:value-type="float">
            <text:p>43763</text:p>
          </table:table-cell>
          <table:table-cell table:formula="of:=[.L336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36];0)&lt;=[.O3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2T09:30:20.047304" calcext:value-type="date">
            <text:p>2019-10-12 09:30:20</text:p>
          </table:table-cell>
          <table:table-cell table:style-name="ce7" table:formula="of:=[.A337]" office:value-type="date" office:date-value="2019-10-12T09:30:20.047304" calcext:value-type="date">
            <text:p>2019-10-12 09:30:20</text:p>
          </table:table-cell>
          <table:table-cell table:formula="of:=TRUNC([.A337])" office:value-type="float" office:value="43750" calcext:value-type="float">
            <text:p>43750</text:p>
          </table:table-cell>
          <table:table-cell table:style-name="ce12" table:formula="of:=[.B337]-[.C337]" office:value-type="date" office:date-value="1899-12-30T09:30:20.04730396438" calcext:value-type="date">
            <text:p>12/30/99 09:30 AM</text:p>
          </table:table-cell>
          <table:table-cell table:formula="of:=MOD([.E336]-[.$E$2];[.$H$2])+1+[.$E$2]" office:value-type="float" office:value="255" calcext:value-type="float">
            <text:p>255</text:p>
          </table:table-cell>
          <table:table-cell table:formula="of:=MOD([.F336]+1/[.$H$2];5)" office:value-type="float" office:value="0.566666666666654" calcext:value-type="float">
            <text:p>0,566666666666654</text:p>
          </table:table-cell>
          <table:table-cell table:formula="of:=IF([.F337]=0;[.G336]+2+1/[.$H$2];[.G336]+1/[.$H$2])" office:value-type="float" office:value="5.56666666666665" calcext:value-type="float">
            <text:p>5,56666666666665</text:p>
          </table:table-cell>
          <table:table-cell table:number-columns-repeated="4"/>
          <table:table-cell table:formula="of:=SUM(MOD(SUM([.L336]-[.L$2];[.T$2]);[.R$2]-[.L$2]);[.L$2])" office:value-type="time" office:time-value="PT09H49M59.999999999S" calcext:value-type="time">
            <text:p>09:50:00</text:p>
          </table:table-cell>
          <table:table-cell table:formula="of:=IF([.L337]&lt;[.L336];[.M336]+[.H$2];[.M336])" office:value-type="float" office:value="1080" calcext:value-type="float">
            <text:p>1080</text:p>
          </table:table-cell>
          <table:table-cell table:formula="of:=OFFSET([.C$4];[.M337];0)" office:value-type="float" office:value="43763" calcext:value-type="float">
            <text:p>43763</text:p>
          </table:table-cell>
          <table:table-cell table:formula="of:=[.L337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37];0)&lt;=[.O3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2T09:40:21.839459" calcext:value-type="date">
            <text:p>2019-10-12 09:40:22</text:p>
          </table:table-cell>
          <table:table-cell table:style-name="ce7" table:formula="of:=[.A338]" office:value-type="date" office:date-value="2019-10-12T09:40:21.839459" calcext:value-type="date">
            <text:p>2019-10-12 09:40:22</text:p>
          </table:table-cell>
          <table:table-cell table:formula="of:=TRUNC([.A338])" office:value-type="float" office:value="43750" calcext:value-type="float">
            <text:p>43750</text:p>
          </table:table-cell>
          <table:table-cell table:style-name="ce12" table:formula="of:=[.B338]-[.C338]" office:value-type="date" office:date-value="1899-12-30T09:40:21.83945949655" calcext:value-type="date">
            <text:p>12/30/99 09:40 AM</text:p>
          </table:table-cell>
          <table:table-cell table:formula="of:=MOD([.E337]-[.$E$2];[.$H$2])+1+[.$E$2]" office:value-type="float" office:value="256" calcext:value-type="float">
            <text:p>256</text:p>
          </table:table-cell>
          <table:table-cell table:formula="of:=MOD([.F337]+1/[.$H$2];5)" office:value-type="float" office:value="0.583333333333321" calcext:value-type="float">
            <text:p>0,583333333333321</text:p>
          </table:table-cell>
          <table:table-cell table:formula="of:=IF([.F338]=0;[.G337]+2+1/[.$H$2];[.G337]+1/[.$H$2])" office:value-type="float" office:value="5.58333333333332" calcext:value-type="float">
            <text:p>5,58333333333332</text:p>
          </table:table-cell>
          <table:table-cell table:number-columns-repeated="4"/>
          <table:table-cell table:formula="of:=SUM(MOD(SUM([.L337]-[.L$2];[.T$2]);[.R$2]-[.L$2]);[.L$2])" office:value-type="time" office:time-value="PT09H59M59.999999999S" calcext:value-type="time">
            <text:p>10:00:00</text:p>
          </table:table-cell>
          <table:table-cell table:formula="of:=IF([.L338]&lt;[.L337];[.M337]+[.H$2];[.M337])" office:value-type="float" office:value="1080" calcext:value-type="float">
            <text:p>1080</text:p>
          </table:table-cell>
          <table:table-cell table:formula="of:=OFFSET([.C$4];[.M338];0)" office:value-type="float" office:value="43763" calcext:value-type="float">
            <text:p>43763</text:p>
          </table:table-cell>
          <table:table-cell table:formula="of:=[.L338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38];0)&lt;=[.O3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2T09:09:01.094183" calcext:value-type="date">
            <text:p>2019-10-12 09:09:01</text:p>
          </table:table-cell>
          <table:table-cell table:style-name="ce7" table:formula="of:=[.A339]" office:value-type="date" office:date-value="2019-10-12T09:09:01.094183" calcext:value-type="date">
            <text:p>2019-10-12 09:09:01</text:p>
          </table:table-cell>
          <table:table-cell table:formula="of:=TRUNC([.A339])" office:value-type="float" office:value="43750" calcext:value-type="float">
            <text:p>43750</text:p>
          </table:table-cell>
          <table:table-cell table:style-name="ce12" table:formula="of:=[.B339]-[.C339]" office:value-type="date" office:date-value="1899-12-30T09:09:01.09418336302" calcext:value-type="date">
            <text:p>12/30/99 09:09 AM</text:p>
          </table:table-cell>
          <table:table-cell table:formula="of:=MOD([.E338]-[.$E$2];[.$H$2])+1+[.$E$2]" office:value-type="float" office:value="257" calcext:value-type="float">
            <text:p>257</text:p>
          </table:table-cell>
          <table:table-cell table:formula="of:=MOD([.F338]+1/[.$H$2];5)" office:value-type="float" office:value="0.599999999999988" calcext:value-type="float">
            <text:p>0,599999999999988</text:p>
          </table:table-cell>
          <table:table-cell table:formula="of:=IF([.F339]=0;[.G338]+2+1/[.$H$2];[.G338]+1/[.$H$2])" office:value-type="float" office:value="5.59999999999999" calcext:value-type="float">
            <text:p>5,59999999999999</text:p>
          </table:table-cell>
          <table:table-cell table:number-columns-repeated="4"/>
          <table:table-cell table:formula="of:=SUM(MOD(SUM([.L338]-[.L$2];[.T$2]);[.R$2]-[.L$2]);[.L$2])" office:value-type="time" office:time-value="PT10H09M59.999999999S" calcext:value-type="time">
            <text:p>10:10:00</text:p>
          </table:table-cell>
          <table:table-cell table:formula="of:=IF([.L339]&lt;[.L338];[.M338]+[.H$2];[.M338])" office:value-type="float" office:value="1080" calcext:value-type="float">
            <text:p>1080</text:p>
          </table:table-cell>
          <table:table-cell table:formula="of:=OFFSET([.C$4];[.M339];0)" office:value-type="float" office:value="43763" calcext:value-type="float">
            <text:p>43763</text:p>
          </table:table-cell>
          <table:table-cell table:formula="of:=[.L339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39];0)&lt;=[.O3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2T09:05:30.825459" calcext:value-type="date">
            <text:p>2019-10-12 09:05:31</text:p>
          </table:table-cell>
          <table:table-cell table:style-name="ce7" table:formula="of:=[.A340]" office:value-type="date" office:date-value="2019-10-12T09:05:30.825459" calcext:value-type="date">
            <text:p>2019-10-12 09:05:31</text:p>
          </table:table-cell>
          <table:table-cell table:formula="of:=TRUNC([.A340])" office:value-type="float" office:value="43750" calcext:value-type="float">
            <text:p>43750</text:p>
          </table:table-cell>
          <table:table-cell table:style-name="ce12" table:formula="of:=[.B340]-[.C340]" office:value-type="date" office:date-value="1899-12-30T09:05:30.82545928191" calcext:value-type="date">
            <text:p>12/30/99 09:05 AM</text:p>
          </table:table-cell>
          <table:table-cell table:formula="of:=MOD([.E339]-[.$E$2];[.$H$2])+1+[.$E$2]" office:value-type="float" office:value="258" calcext:value-type="float">
            <text:p>258</text:p>
          </table:table-cell>
          <table:table-cell table:formula="of:=MOD([.F339]+1/[.$H$2];5)" office:value-type="float" office:value="0.616666666666654" calcext:value-type="float">
            <text:p>0,616666666666654</text:p>
          </table:table-cell>
          <table:table-cell table:formula="of:=IF([.F340]=0;[.G339]+2+1/[.$H$2];[.G339]+1/[.$H$2])" office:value-type="float" office:value="5.61666666666665" calcext:value-type="float">
            <text:p>5,61666666666665</text:p>
          </table:table-cell>
          <table:table-cell table:number-columns-repeated="4"/>
          <table:table-cell table:formula="of:=SUM(MOD(SUM([.L339]-[.L$2];[.T$2]);[.R$2]-[.L$2]);[.L$2])" office:value-type="time" office:time-value="PT10H19M59.999999999S" calcext:value-type="time">
            <text:p>10:20:00</text:p>
          </table:table-cell>
          <table:table-cell table:formula="of:=IF([.L340]&lt;[.L339];[.M339]+[.H$2];[.M339])" office:value-type="float" office:value="1080" calcext:value-type="float">
            <text:p>1080</text:p>
          </table:table-cell>
          <table:table-cell table:formula="of:=OFFSET([.C$4];[.M340];0)" office:value-type="float" office:value="43763" calcext:value-type="float">
            <text:p>43763</text:p>
          </table:table-cell>
          <table:table-cell table:formula="of:=[.L340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40];0)&lt;=[.O3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2T09:41:16.977556" calcext:value-type="date">
            <text:p>2019-10-12 09:41:17</text:p>
          </table:table-cell>
          <table:table-cell table:style-name="ce7" table:formula="of:=[.A341]" office:value-type="date" office:date-value="2019-10-12T09:41:16.977556" calcext:value-type="date">
            <text:p>2019-10-12 09:41:17</text:p>
          </table:table-cell>
          <table:table-cell table:formula="of:=TRUNC([.A341])" office:value-type="float" office:value="43750" calcext:value-type="float">
            <text:p>43750</text:p>
          </table:table-cell>
          <table:table-cell table:style-name="ce12" table:formula="of:=[.B341]-[.C341]" office:value-type="date" office:date-value="1899-12-30T09:41:16.9775562454" calcext:value-type="date">
            <text:p>12/30/99 09:41 AM</text:p>
          </table:table-cell>
          <table:table-cell table:formula="of:=MOD([.E340]-[.$E$2];[.$H$2])+1+[.$E$2]" office:value-type="float" office:value="259" calcext:value-type="float">
            <text:p>259</text:p>
          </table:table-cell>
          <table:table-cell table:formula="of:=MOD([.F340]+1/[.$H$2];5)" office:value-type="float" office:value="0.633333333333321" calcext:value-type="float">
            <text:p>0,633333333333321</text:p>
          </table:table-cell>
          <table:table-cell table:formula="of:=IF([.F341]=0;[.G340]+2+1/[.$H$2];[.G340]+1/[.$H$2])" office:value-type="float" office:value="5.63333333333332" calcext:value-type="float">
            <text:p>5,63333333333332</text:p>
          </table:table-cell>
          <table:table-cell table:number-columns-repeated="4"/>
          <table:table-cell table:formula="of:=SUM(MOD(SUM([.L340]-[.L$2];[.T$2]);[.R$2]-[.L$2]);[.L$2])" office:value-type="time" office:time-value="PT10H29M59.999999999S" calcext:value-type="time">
            <text:p>10:30:00</text:p>
          </table:table-cell>
          <table:table-cell table:formula="of:=IF([.L341]&lt;[.L340];[.M340]+[.H$2];[.M340])" office:value-type="float" office:value="1080" calcext:value-type="float">
            <text:p>1080</text:p>
          </table:table-cell>
          <table:table-cell table:formula="of:=OFFSET([.C$4];[.M341];0)" office:value-type="float" office:value="43763" calcext:value-type="float">
            <text:p>43763</text:p>
          </table:table-cell>
          <table:table-cell table:formula="of:=[.L341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41];0)&lt;=[.O3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2T09:24:30.449915" calcext:value-type="date">
            <text:p>2019-10-12 09:24:30</text:p>
          </table:table-cell>
          <table:table-cell table:style-name="ce7" table:formula="of:=[.A342]" office:value-type="date" office:date-value="2019-10-12T09:24:30.449915" calcext:value-type="date">
            <text:p>2019-10-12 09:24:30</text:p>
          </table:table-cell>
          <table:table-cell table:formula="of:=TRUNC([.A342])" office:value-type="float" office:value="43750" calcext:value-type="float">
            <text:p>43750</text:p>
          </table:table-cell>
          <table:table-cell table:style-name="ce12" table:formula="of:=[.B342]-[.C342]" office:value-type="date" office:date-value="1899-12-30T09:24:30.4499149695" calcext:value-type="date">
            <text:p>12/30/99 09:24 AM</text:p>
          </table:table-cell>
          <table:table-cell table:formula="of:=MOD([.E341]-[.$E$2];[.$H$2])+1+[.$E$2]" office:value-type="float" office:value="260" calcext:value-type="float">
            <text:p>260</text:p>
          </table:table-cell>
          <table:table-cell table:formula="of:=MOD([.F341]+1/[.$H$2];5)" office:value-type="float" office:value="0.649999999999988" calcext:value-type="float">
            <text:p>0,649999999999988</text:p>
          </table:table-cell>
          <table:table-cell table:formula="of:=IF([.F342]=0;[.G341]+2+1/[.$H$2];[.G341]+1/[.$H$2])" office:value-type="float" office:value="5.64999999999999" calcext:value-type="float">
            <text:p>5,64999999999999</text:p>
          </table:table-cell>
          <table:table-cell table:number-columns-repeated="4"/>
          <table:table-cell table:formula="of:=SUM(MOD(SUM([.L341]-[.L$2];[.T$2]);[.R$2]-[.L$2]);[.L$2])" office:value-type="time" office:time-value="PT10H39M59.999999999S" calcext:value-type="time">
            <text:p>10:40:00</text:p>
          </table:table-cell>
          <table:table-cell table:formula="of:=IF([.L342]&lt;[.L341];[.M341]+[.H$2];[.M341])" office:value-type="float" office:value="1080" calcext:value-type="float">
            <text:p>1080</text:p>
          </table:table-cell>
          <table:table-cell table:formula="of:=OFFSET([.C$4];[.M342];0)" office:value-type="float" office:value="43763" calcext:value-type="float">
            <text:p>43763</text:p>
          </table:table-cell>
          <table:table-cell table:formula="of:=[.L342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42];0)&lt;=[.O3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2T09:35:06.624082" calcext:value-type="date">
            <text:p>2019-10-12 09:35:07</text:p>
          </table:table-cell>
          <table:table-cell table:style-name="ce7" table:formula="of:=[.A343]" office:value-type="date" office:date-value="2019-10-12T09:35:06.624082" calcext:value-type="date">
            <text:p>2019-10-12 09:35:07</text:p>
          </table:table-cell>
          <table:table-cell table:formula="of:=TRUNC([.A343])" office:value-type="float" office:value="43750" calcext:value-type="float">
            <text:p>43750</text:p>
          </table:table-cell>
          <table:table-cell table:style-name="ce12" table:formula="of:=[.B343]-[.C343]" office:value-type="date" office:date-value="1899-12-30T09:35:06.62408201024" calcext:value-type="date">
            <text:p>12/30/99 09:35 AM</text:p>
          </table:table-cell>
          <table:table-cell table:formula="of:=MOD([.E342]-[.$E$2];[.$H$2])+1+[.$E$2]" office:value-type="float" office:value="261" calcext:value-type="float">
            <text:p>261</text:p>
          </table:table-cell>
          <table:table-cell table:formula="of:=MOD([.F342]+1/[.$H$2];5)" office:value-type="float" office:value="0.666666666666655" calcext:value-type="float">
            <text:p>0,666666666666655</text:p>
          </table:table-cell>
          <table:table-cell table:formula="of:=IF([.F343]=0;[.G342]+2+1/[.$H$2];[.G342]+1/[.$H$2])" office:value-type="float" office:value="5.66666666666665" calcext:value-type="float">
            <text:p>5,66666666666665</text:p>
          </table:table-cell>
          <table:table-cell table:number-columns-repeated="4"/>
          <table:table-cell table:formula="of:=SUM(MOD(SUM([.L342]-[.L$2];[.T$2]);[.R$2]-[.L$2]);[.L$2])" office:value-type="time" office:time-value="PT10H49M59.999999999S" calcext:value-type="time">
            <text:p>10:50:00</text:p>
          </table:table-cell>
          <table:table-cell table:formula="of:=IF([.L343]&lt;[.L342];[.M342]+[.H$2];[.M342])" office:value-type="float" office:value="1080" calcext:value-type="float">
            <text:p>1080</text:p>
          </table:table-cell>
          <table:table-cell table:formula="of:=OFFSET([.C$4];[.M343];0)" office:value-type="float" office:value="43763" calcext:value-type="float">
            <text:p>43763</text:p>
          </table:table-cell>
          <table:table-cell table:formula="of:=[.L343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43];0)&lt;=[.O3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2T09:04:46.309015" calcext:value-type="date">
            <text:p>2019-10-12 09:04:46</text:p>
          </table:table-cell>
          <table:table-cell table:style-name="ce7" table:formula="of:=[.A344]" office:value-type="date" office:date-value="2019-10-12T09:04:46.309015" calcext:value-type="date">
            <text:p>2019-10-12 09:04:46</text:p>
          </table:table-cell>
          <table:table-cell table:formula="of:=TRUNC([.A344])" office:value-type="float" office:value="43750" calcext:value-type="float">
            <text:p>43750</text:p>
          </table:table-cell>
          <table:table-cell table:style-name="ce12" table:formula="of:=[.B344]-[.C344]" office:value-type="date" office:date-value="1899-12-30T09:04:46.30901521537" calcext:value-type="date">
            <text:p>12/30/99 09:04 AM</text:p>
          </table:table-cell>
          <table:table-cell table:formula="of:=MOD([.E343]-[.$E$2];[.$H$2])+1+[.$E$2]" office:value-type="float" office:value="262" calcext:value-type="float">
            <text:p>262</text:p>
          </table:table-cell>
          <table:table-cell table:formula="of:=MOD([.F343]+1/[.$H$2];5)" office:value-type="float" office:value="0.683333333333321" calcext:value-type="float">
            <text:p>0,683333333333321</text:p>
          </table:table-cell>
          <table:table-cell table:formula="of:=IF([.F344]=0;[.G343]+2+1/[.$H$2];[.G343]+1/[.$H$2])" office:value-type="float" office:value="5.68333333333332" calcext:value-type="float">
            <text:p>5,68333333333332</text:p>
          </table:table-cell>
          <table:table-cell table:number-columns-repeated="4"/>
          <table:table-cell table:formula="of:=SUM(MOD(SUM([.L343]-[.L$2];[.T$2]);[.R$2]-[.L$2]);[.L$2])" office:value-type="time" office:time-value="PT10H59M59.999999999S" calcext:value-type="time">
            <text:p>11:00:00</text:p>
          </table:table-cell>
          <table:table-cell table:formula="of:=IF([.L344]&lt;[.L343];[.M343]+[.H$2];[.M343])" office:value-type="float" office:value="1080" calcext:value-type="float">
            <text:p>1080</text:p>
          </table:table-cell>
          <table:table-cell table:formula="of:=OFFSET([.C$4];[.M344];0)" office:value-type="float" office:value="43763" calcext:value-type="float">
            <text:p>43763</text:p>
          </table:table-cell>
          <table:table-cell table:formula="of:=[.L344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44];0)&lt;=[.O3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2T09:34:07.432614" calcext:value-type="date">
            <text:p>2019-10-12 09:34:07</text:p>
          </table:table-cell>
          <table:table-cell table:style-name="ce7" table:formula="of:=[.A345]" office:value-type="date" office:date-value="2019-10-12T09:34:07.432614" calcext:value-type="date">
            <text:p>2019-10-12 09:34:07</text:p>
          </table:table-cell>
          <table:table-cell table:formula="of:=TRUNC([.A345])" office:value-type="float" office:value="43750" calcext:value-type="float">
            <text:p>43750</text:p>
          </table:table-cell>
          <table:table-cell table:style-name="ce12" table:formula="of:=[.B345]-[.C345]" office:value-type="date" office:date-value="1899-12-30T09:34:07.43261444382" calcext:value-type="date">
            <text:p>12/30/99 09:34 AM</text:p>
          </table:table-cell>
          <table:table-cell table:formula="of:=MOD([.E344]-[.$E$2];[.$H$2])+1+[.$E$2]" office:value-type="float" office:value="263" calcext:value-type="float">
            <text:p>263</text:p>
          </table:table-cell>
          <table:table-cell table:formula="of:=MOD([.F344]+1/[.$H$2];5)" office:value-type="float" office:value="0.699999999999988" calcext:value-type="float">
            <text:p>0,699999999999988</text:p>
          </table:table-cell>
          <table:table-cell table:formula="of:=IF([.F345]=0;[.G344]+2+1/[.$H$2];[.G344]+1/[.$H$2])" office:value-type="float" office:value="5.69999999999999" calcext:value-type="float">
            <text:p>5,69999999999999</text:p>
          </table:table-cell>
          <table:table-cell table:number-columns-repeated="4"/>
          <table:table-cell table:formula="of:=SUM(MOD(SUM([.L344]-[.L$2];[.T$2]);[.R$2]-[.L$2]);[.L$2])" office:value-type="time" office:time-value="PT08H09M59.999999999S" calcext:value-type="time">
            <text:p>08:10:00</text:p>
          </table:table-cell>
          <table:table-cell table:formula="of:=IF([.L345]&lt;[.L344];[.M344]+[.H$2];[.M344])" office:value-type="float" office:value="1140" calcext:value-type="float">
            <text:p>1140</text:p>
          </table:table-cell>
          <table:table-cell table:formula="of:=OFFSET([.C$4];[.M345];0)" office:value-type="float" office:value="43764" calcext:value-type="float">
            <text:p>43764</text:p>
          </table:table-cell>
          <table:table-cell table:formula="of:=[.L345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45];0)&lt;=[.O3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2T09:34:32.725449" calcext:value-type="date">
            <text:p>2019-10-12 09:34:33</text:p>
          </table:table-cell>
          <table:table-cell table:style-name="ce7" table:formula="of:=[.A346]" office:value-type="date" office:date-value="2019-10-12T09:34:32.725449" calcext:value-type="date">
            <text:p>2019-10-12 09:34:33</text:p>
          </table:table-cell>
          <table:table-cell table:formula="of:=TRUNC([.A346])" office:value-type="float" office:value="43750" calcext:value-type="float">
            <text:p>43750</text:p>
          </table:table-cell>
          <table:table-cell table:style-name="ce12" table:formula="of:=[.B346]-[.C346]" office:value-type="date" office:date-value="1899-12-30T09:34:32.72544899024" calcext:value-type="date">
            <text:p>12/30/99 09:34 AM</text:p>
          </table:table-cell>
          <table:table-cell table:formula="of:=MOD([.E345]-[.$E$2];[.$H$2])+1+[.$E$2]" office:value-type="float" office:value="264" calcext:value-type="float">
            <text:p>264</text:p>
          </table:table-cell>
          <table:table-cell table:formula="of:=MOD([.F345]+1/[.$H$2];5)" office:value-type="float" office:value="0.716666666666655" calcext:value-type="float">
            <text:p>0,716666666666655</text:p>
          </table:table-cell>
          <table:table-cell table:formula="of:=IF([.F346]=0;[.G345]+2+1/[.$H$2];[.G345]+1/[.$H$2])" office:value-type="float" office:value="5.71666666666665" calcext:value-type="float">
            <text:p>5,71666666666665</text:p>
          </table:table-cell>
          <table:table-cell table:number-columns-repeated="4"/>
          <table:table-cell table:formula="of:=SUM(MOD(SUM([.L345]-[.L$2];[.T$2]);[.R$2]-[.L$2]);[.L$2])" office:value-type="time" office:time-value="PT08H19M59.999999999S" calcext:value-type="time">
            <text:p>08:20:00</text:p>
          </table:table-cell>
          <table:table-cell table:formula="of:=IF([.L346]&lt;[.L345];[.M345]+[.H$2];[.M345])" office:value-type="float" office:value="1140" calcext:value-type="float">
            <text:p>1140</text:p>
          </table:table-cell>
          <table:table-cell table:formula="of:=OFFSET([.C$4];[.M346];0)" office:value-type="float" office:value="43764" calcext:value-type="float">
            <text:p>43764</text:p>
          </table:table-cell>
          <table:table-cell table:formula="of:=[.L346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46];0)&lt;=[.O3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2T09:40:08.326906" calcext:value-type="date">
            <text:p>2019-10-12 09:40:08</text:p>
          </table:table-cell>
          <table:table-cell table:style-name="ce7" table:formula="of:=[.A347]" office:value-type="date" office:date-value="2019-10-12T09:40:08.326906" calcext:value-type="date">
            <text:p>2019-10-12 09:40:08</text:p>
          </table:table-cell>
          <table:table-cell table:formula="of:=TRUNC([.A347])" office:value-type="float" office:value="43750" calcext:value-type="float">
            <text:p>43750</text:p>
          </table:table-cell>
          <table:table-cell table:style-name="ce12" table:formula="of:=[.B347]-[.C347]" office:value-type="date" office:date-value="1899-12-30T09:40:08.32690643147" calcext:value-type="date">
            <text:p>12/30/99 09:40 AM</text:p>
          </table:table-cell>
          <table:table-cell table:formula="of:=MOD([.E346]-[.$E$2];[.$H$2])+1+[.$E$2]" office:value-type="float" office:value="265" calcext:value-type="float">
            <text:p>265</text:p>
          </table:table-cell>
          <table:table-cell table:formula="of:=MOD([.F346]+1/[.$H$2];5)" office:value-type="float" office:value="0.733333333333321" calcext:value-type="float">
            <text:p>0,733333333333321</text:p>
          </table:table-cell>
          <table:table-cell table:formula="of:=IF([.F347]=0;[.G346]+2+1/[.$H$2];[.G346]+1/[.$H$2])" office:value-type="float" office:value="5.73333333333332" calcext:value-type="float">
            <text:p>5,73333333333332</text:p>
          </table:table-cell>
          <table:table-cell table:number-columns-repeated="4"/>
          <table:table-cell table:formula="of:=SUM(MOD(SUM([.L346]-[.L$2];[.T$2]);[.R$2]-[.L$2]);[.L$2])" office:value-type="time" office:time-value="PT08H29M59.999999999S" calcext:value-type="time">
            <text:p>08:30:00</text:p>
          </table:table-cell>
          <table:table-cell table:formula="of:=IF([.L347]&lt;[.L346];[.M346]+[.H$2];[.M346])" office:value-type="float" office:value="1140" calcext:value-type="float">
            <text:p>1140</text:p>
          </table:table-cell>
          <table:table-cell table:formula="of:=OFFSET([.C$4];[.M347];0)" office:value-type="float" office:value="43764" calcext:value-type="float">
            <text:p>43764</text:p>
          </table:table-cell>
          <table:table-cell table:formula="of:=[.L347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47];0)&lt;=[.O3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2T09:10:36.173518" calcext:value-type="date">
            <text:p>2019-10-12 09:10:36</text:p>
          </table:table-cell>
          <table:table-cell table:style-name="ce7" table:formula="of:=[.A348]" office:value-type="date" office:date-value="2019-10-12T09:10:36.173518" calcext:value-type="date">
            <text:p>2019-10-12 09:10:36</text:p>
          </table:table-cell>
          <table:table-cell table:formula="of:=TRUNC([.A348])" office:value-type="float" office:value="43750" calcext:value-type="float">
            <text:p>43750</text:p>
          </table:table-cell>
          <table:table-cell table:style-name="ce12" table:formula="of:=[.B348]-[.C348]" office:value-type="date" office:date-value="1899-12-30T09:10:36.17351765279" calcext:value-type="date">
            <text:p>12/30/99 09:10 AM</text:p>
          </table:table-cell>
          <table:table-cell table:formula="of:=MOD([.E347]-[.$E$2];[.$H$2])+1+[.$E$2]" office:value-type="float" office:value="266" calcext:value-type="float">
            <text:p>266</text:p>
          </table:table-cell>
          <table:table-cell table:formula="of:=MOD([.F347]+1/[.$H$2];5)" office:value-type="float" office:value="0.749999999999988" calcext:value-type="float">
            <text:p>0,749999999999988</text:p>
          </table:table-cell>
          <table:table-cell table:formula="of:=IF([.F348]=0;[.G347]+2+1/[.$H$2];[.G347]+1/[.$H$2])" office:value-type="float" office:value="5.74999999999999" calcext:value-type="float">
            <text:p>5,74999999999999</text:p>
          </table:table-cell>
          <table:table-cell table:number-columns-repeated="4"/>
          <table:table-cell table:formula="of:=SUM(MOD(SUM([.L347]-[.L$2];[.T$2]);[.R$2]-[.L$2]);[.L$2])" office:value-type="time" office:time-value="PT08H39M59.999999999S" calcext:value-type="time">
            <text:p>08:40:00</text:p>
          </table:table-cell>
          <table:table-cell table:formula="of:=IF([.L348]&lt;[.L347];[.M347]+[.H$2];[.M347])" office:value-type="float" office:value="1140" calcext:value-type="float">
            <text:p>1140</text:p>
          </table:table-cell>
          <table:table-cell table:formula="of:=OFFSET([.C$4];[.M348];0)" office:value-type="float" office:value="43764" calcext:value-type="float">
            <text:p>43764</text:p>
          </table:table-cell>
          <table:table-cell table:formula="of:=[.L348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48];0)&lt;=[.O3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2T09:42:46.334103" calcext:value-type="date">
            <text:p>2019-10-12 09:42:46</text:p>
          </table:table-cell>
          <table:table-cell table:style-name="ce7" table:formula="of:=[.A349]" office:value-type="date" office:date-value="2019-10-12T09:42:46.334103" calcext:value-type="date">
            <text:p>2019-10-12 09:42:46</text:p>
          </table:table-cell>
          <table:table-cell table:formula="of:=TRUNC([.A349])" office:value-type="float" office:value="43750" calcext:value-type="float">
            <text:p>43750</text:p>
          </table:table-cell>
          <table:table-cell table:style-name="ce12" table:formula="of:=[.B349]-[.C349]" office:value-type="date" office:date-value="1899-12-30T09:42:46.334102978" calcext:value-type="date">
            <text:p>12/30/99 09:42 AM</text:p>
          </table:table-cell>
          <table:table-cell table:formula="of:=MOD([.E348]-[.$E$2];[.$H$2])+1+[.$E$2]" office:value-type="float" office:value="267" calcext:value-type="float">
            <text:p>267</text:p>
          </table:table-cell>
          <table:table-cell table:formula="of:=MOD([.F348]+1/[.$H$2];5)" office:value-type="float" office:value="0.766666666666655" calcext:value-type="float">
            <text:p>0,766666666666655</text:p>
          </table:table-cell>
          <table:table-cell table:formula="of:=IF([.F349]=0;[.G348]+2+1/[.$H$2];[.G348]+1/[.$H$2])" office:value-type="float" office:value="5.76666666666665" calcext:value-type="float">
            <text:p>5,76666666666665</text:p>
          </table:table-cell>
          <table:table-cell table:number-columns-repeated="4"/>
          <table:table-cell table:formula="of:=SUM(MOD(SUM([.L348]-[.L$2];[.T$2]);[.R$2]-[.L$2]);[.L$2])" office:value-type="time" office:time-value="PT08H49M59.999999999S" calcext:value-type="time">
            <text:p>08:50:00</text:p>
          </table:table-cell>
          <table:table-cell table:formula="of:=IF([.L349]&lt;[.L348];[.M348]+[.H$2];[.M348])" office:value-type="float" office:value="1140" calcext:value-type="float">
            <text:p>1140</text:p>
          </table:table-cell>
          <table:table-cell table:formula="of:=OFFSET([.C$4];[.M349];0)" office:value-type="float" office:value="43764" calcext:value-type="float">
            <text:p>43764</text:p>
          </table:table-cell>
          <table:table-cell table:formula="of:=[.L349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49];0)&lt;=[.O3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2T09:20:25.162639" calcext:value-type="date">
            <text:p>2019-10-12 09:20:25</text:p>
          </table:table-cell>
          <table:table-cell table:style-name="ce7" table:formula="of:=[.A350]" office:value-type="date" office:date-value="2019-10-12T09:20:25.162639" calcext:value-type="date">
            <text:p>2019-10-12 09:20:25</text:p>
          </table:table-cell>
          <table:table-cell table:formula="of:=TRUNC([.A350])" office:value-type="float" office:value="43750" calcext:value-type="float">
            <text:p>43750</text:p>
          </table:table-cell>
          <table:table-cell table:style-name="ce12" table:formula="of:=[.B350]-[.C350]" office:value-type="date" office:date-value="1899-12-30T09:20:25.16263900325" calcext:value-type="date">
            <text:p>12/30/99 09:20 AM</text:p>
          </table:table-cell>
          <table:table-cell table:formula="of:=MOD([.E349]-[.$E$2];[.$H$2])+1+[.$E$2]" office:value-type="float" office:value="268" calcext:value-type="float">
            <text:p>268</text:p>
          </table:table-cell>
          <table:table-cell table:formula="of:=MOD([.F349]+1/[.$H$2];5)" office:value-type="float" office:value="0.783333333333322" calcext:value-type="float">
            <text:p>0,783333333333322</text:p>
          </table:table-cell>
          <table:table-cell table:formula="of:=IF([.F350]=0;[.G349]+2+1/[.$H$2];[.G349]+1/[.$H$2])" office:value-type="float" office:value="5.78333333333332" calcext:value-type="float">
            <text:p>5,78333333333332</text:p>
          </table:table-cell>
          <table:table-cell table:number-columns-repeated="4"/>
          <table:table-cell table:formula="of:=SUM(MOD(SUM([.L349]-[.L$2];[.T$2]);[.R$2]-[.L$2]);[.L$2])" office:value-type="time" office:time-value="PT08H59M59.999999999S" calcext:value-type="time">
            <text:p>09:00:00</text:p>
          </table:table-cell>
          <table:table-cell table:formula="of:=IF([.L350]&lt;[.L349];[.M349]+[.H$2];[.M349])" office:value-type="float" office:value="1140" calcext:value-type="float">
            <text:p>1140</text:p>
          </table:table-cell>
          <table:table-cell table:formula="of:=OFFSET([.C$4];[.M350];0)" office:value-type="float" office:value="43764" calcext:value-type="float">
            <text:p>43764</text:p>
          </table:table-cell>
          <table:table-cell table:formula="of:=[.L350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50];0)&lt;=[.O3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2T09:11:16.919091" calcext:value-type="date">
            <text:p>2019-10-12 09:11:17</text:p>
          </table:table-cell>
          <table:table-cell table:style-name="ce7" table:formula="of:=[.A351]" office:value-type="date" office:date-value="2019-10-12T09:11:16.919091" calcext:value-type="date">
            <text:p>2019-10-12 09:11:17</text:p>
          </table:table-cell>
          <table:table-cell table:formula="of:=TRUNC([.A351])" office:value-type="float" office:value="43750" calcext:value-type="float">
            <text:p>43750</text:p>
          </table:table-cell>
          <table:table-cell table:style-name="ce12" table:formula="of:=[.B351]-[.C351]" office:value-type="date" office:date-value="1899-12-30T09:11:16.91909100395" calcext:value-type="date">
            <text:p>12/30/99 09:11 AM</text:p>
          </table:table-cell>
          <table:table-cell table:formula="of:=MOD([.E350]-[.$E$2];[.$H$2])+1+[.$E$2]" office:value-type="float" office:value="269" calcext:value-type="float">
            <text:p>269</text:p>
          </table:table-cell>
          <table:table-cell table:formula="of:=MOD([.F350]+1/[.$H$2];5)" office:value-type="float" office:value="0.799999999999988" calcext:value-type="float">
            <text:p>0,799999999999988</text:p>
          </table:table-cell>
          <table:table-cell table:formula="of:=IF([.F351]=0;[.G350]+2+1/[.$H$2];[.G350]+1/[.$H$2])" office:value-type="float" office:value="5.79999999999999" calcext:value-type="float">
            <text:p>5,79999999999999</text:p>
          </table:table-cell>
          <table:table-cell table:number-columns-repeated="4"/>
          <table:table-cell table:formula="of:=SUM(MOD(SUM([.L350]-[.L$2];[.T$2]);[.R$2]-[.L$2]);[.L$2])" office:value-type="time" office:time-value="PT09H09M59.999999999S" calcext:value-type="time">
            <text:p>09:10:00</text:p>
          </table:table-cell>
          <table:table-cell table:formula="of:=IF([.L351]&lt;[.L350];[.M350]+[.H$2];[.M350])" office:value-type="float" office:value="1140" calcext:value-type="float">
            <text:p>1140</text:p>
          </table:table-cell>
          <table:table-cell table:formula="of:=OFFSET([.C$4];[.M351];0)" office:value-type="float" office:value="43764" calcext:value-type="float">
            <text:p>43764</text:p>
          </table:table-cell>
          <table:table-cell table:formula="of:=[.L351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51];0)&lt;=[.O3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2T09:15:58.811167" calcext:value-type="date">
            <text:p>2019-10-12 09:15:59</text:p>
          </table:table-cell>
          <table:table-cell table:style-name="ce7" table:formula="of:=[.A352]" office:value-type="date" office:date-value="2019-10-12T09:15:58.811167" calcext:value-type="date">
            <text:p>2019-10-12 09:15:59</text:p>
          </table:table-cell>
          <table:table-cell table:formula="of:=TRUNC([.A352])" office:value-type="float" office:value="43750" calcext:value-type="float">
            <text:p>43750</text:p>
          </table:table-cell>
          <table:table-cell table:style-name="ce12" table:formula="of:=[.B352]-[.C352]" office:value-type="date" office:date-value="1899-12-30T09:15:58.81116678938" calcext:value-type="date">
            <text:p>12/30/99 09:15 AM</text:p>
          </table:table-cell>
          <table:table-cell table:formula="of:=MOD([.E351]-[.$E$2];[.$H$2])+1+[.$E$2]" office:value-type="float" office:value="270" calcext:value-type="float">
            <text:p>270</text:p>
          </table:table-cell>
          <table:table-cell table:formula="of:=MOD([.F351]+1/[.$H$2];5)" office:value-type="float" office:value="0.816666666666655" calcext:value-type="float">
            <text:p>0,816666666666655</text:p>
          </table:table-cell>
          <table:table-cell table:formula="of:=IF([.F352]=0;[.G351]+2+1/[.$H$2];[.G351]+1/[.$H$2])" office:value-type="float" office:value="5.81666666666665" calcext:value-type="float">
            <text:p>5,81666666666665</text:p>
          </table:table-cell>
          <table:table-cell table:number-columns-repeated="4"/>
          <table:table-cell table:formula="of:=SUM(MOD(SUM([.L351]-[.L$2];[.T$2]);[.R$2]-[.L$2]);[.L$2])" office:value-type="time" office:time-value="PT09H19M59.999999999S" calcext:value-type="time">
            <text:p>09:20:00</text:p>
          </table:table-cell>
          <table:table-cell table:formula="of:=IF([.L352]&lt;[.L351];[.M351]+[.H$2];[.M351])" office:value-type="float" office:value="1140" calcext:value-type="float">
            <text:p>1140</text:p>
          </table:table-cell>
          <table:table-cell table:formula="of:=OFFSET([.C$4];[.M352];0)" office:value-type="float" office:value="43764" calcext:value-type="float">
            <text:p>43764</text:p>
          </table:table-cell>
          <table:table-cell table:formula="of:=[.L352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52];0)&lt;=[.O3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2T09:19:37.477604" calcext:value-type="date">
            <text:p>2019-10-12 09:19:37</text:p>
          </table:table-cell>
          <table:table-cell table:style-name="ce7" table:formula="of:=[.A353]" office:value-type="date" office:date-value="2019-10-12T09:19:37.477604" calcext:value-type="date">
            <text:p>2019-10-12 09:19:37</text:p>
          </table:table-cell>
          <table:table-cell table:formula="of:=TRUNC([.A353])" office:value-type="float" office:value="43750" calcext:value-type="float">
            <text:p>43750</text:p>
          </table:table-cell>
          <table:table-cell table:style-name="ce12" table:formula="of:=[.B353]-[.C353]" office:value-type="date" office:date-value="1899-12-30T09:19:37.47760419734" calcext:value-type="date">
            <text:p>12/30/99 09:19 AM</text:p>
          </table:table-cell>
          <table:table-cell table:formula="of:=MOD([.E352]-[.$E$2];[.$H$2])+1+[.$E$2]" office:value-type="float" office:value="271" calcext:value-type="float">
            <text:p>271</text:p>
          </table:table-cell>
          <table:table-cell table:formula="of:=MOD([.F352]+1/[.$H$2];5)" office:value-type="float" office:value="0.833333333333322" calcext:value-type="float">
            <text:p>0,833333333333322</text:p>
          </table:table-cell>
          <table:table-cell table:formula="of:=IF([.F353]=0;[.G352]+2+1/[.$H$2];[.G352]+1/[.$H$2])" office:value-type="float" office:value="5.83333333333332" calcext:value-type="float">
            <text:p>5,83333333333332</text:p>
          </table:table-cell>
          <table:table-cell table:number-columns-repeated="4"/>
          <table:table-cell table:formula="of:=SUM(MOD(SUM([.L352]-[.L$2];[.T$2]);[.R$2]-[.L$2]);[.L$2])" office:value-type="time" office:time-value="PT09H29M59.999999999S" calcext:value-type="time">
            <text:p>09:30:00</text:p>
          </table:table-cell>
          <table:table-cell table:formula="of:=IF([.L353]&lt;[.L352];[.M352]+[.H$2];[.M352])" office:value-type="float" office:value="1140" calcext:value-type="float">
            <text:p>1140</text:p>
          </table:table-cell>
          <table:table-cell table:formula="of:=OFFSET([.C$4];[.M353];0)" office:value-type="float" office:value="43764" calcext:value-type="float">
            <text:p>43764</text:p>
          </table:table-cell>
          <table:table-cell table:formula="of:=[.L353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53];0)&lt;=[.O3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2T09:18:41.666478" calcext:value-type="date">
            <text:p>2019-10-12 09:18:42</text:p>
          </table:table-cell>
          <table:table-cell table:style-name="ce7" table:formula="of:=[.A354]" office:value-type="date" office:date-value="2019-10-12T09:18:41.666478" calcext:value-type="date">
            <text:p>2019-10-12 09:18:42</text:p>
          </table:table-cell>
          <table:table-cell table:formula="of:=TRUNC([.A354])" office:value-type="float" office:value="43750" calcext:value-type="float">
            <text:p>43750</text:p>
          </table:table-cell>
          <table:table-cell table:style-name="ce12" table:formula="of:=[.B354]-[.C354]" office:value-type="date" office:date-value="1899-12-30T09:18:41.66647813283" calcext:value-type="date">
            <text:p>12/30/99 09:18 AM</text:p>
          </table:table-cell>
          <table:table-cell table:formula="of:=MOD([.E353]-[.$E$2];[.$H$2])+1+[.$E$2]" office:value-type="float" office:value="272" calcext:value-type="float">
            <text:p>272</text:p>
          </table:table-cell>
          <table:table-cell table:formula="of:=MOD([.F353]+1/[.$H$2];5)" office:value-type="float" office:value="0.849999999999988" calcext:value-type="float">
            <text:p>0,849999999999988</text:p>
          </table:table-cell>
          <table:table-cell table:formula="of:=IF([.F354]=0;[.G353]+2+1/[.$H$2];[.G353]+1/[.$H$2])" office:value-type="float" office:value="5.84999999999998" calcext:value-type="float">
            <text:p>5,84999999999998</text:p>
          </table:table-cell>
          <table:table-cell table:number-columns-repeated="4"/>
          <table:table-cell table:formula="of:=SUM(MOD(SUM([.L353]-[.L$2];[.T$2]);[.R$2]-[.L$2]);[.L$2])" office:value-type="time" office:time-value="PT09H39M59.999999999S" calcext:value-type="time">
            <text:p>09:40:00</text:p>
          </table:table-cell>
          <table:table-cell table:formula="of:=IF([.L354]&lt;[.L353];[.M353]+[.H$2];[.M353])" office:value-type="float" office:value="1140" calcext:value-type="float">
            <text:p>1140</text:p>
          </table:table-cell>
          <table:table-cell table:formula="of:=OFFSET([.C$4];[.M354];0)" office:value-type="float" office:value="43764" calcext:value-type="float">
            <text:p>43764</text:p>
          </table:table-cell>
          <table:table-cell table:formula="of:=[.L354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54];0)&lt;=[.O3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2T09:21:58.009275" calcext:value-type="date">
            <text:p>2019-10-12 09:21:58</text:p>
          </table:table-cell>
          <table:table-cell table:style-name="ce7" table:formula="of:=[.A355]" office:value-type="date" office:date-value="2019-10-12T09:21:58.009275" calcext:value-type="date">
            <text:p>2019-10-12 09:21:58</text:p>
          </table:table-cell>
          <table:table-cell table:formula="of:=TRUNC([.A355])" office:value-type="float" office:value="43750" calcext:value-type="float">
            <text:p>43750</text:p>
          </table:table-cell>
          <table:table-cell table:style-name="ce12" table:formula="of:=[.B355]-[.C355]" office:value-type="date" office:date-value="1899-12-30T09:21:58.00927505828" calcext:value-type="date">
            <text:p>12/30/99 09:21 AM</text:p>
          </table:table-cell>
          <table:table-cell table:formula="of:=MOD([.E354]-[.$E$2];[.$H$2])+1+[.$E$2]" office:value-type="float" office:value="273" calcext:value-type="float">
            <text:p>273</text:p>
          </table:table-cell>
          <table:table-cell table:formula="of:=MOD([.F354]+1/[.$H$2];5)" office:value-type="float" office:value="0.866666666666655" calcext:value-type="float">
            <text:p>0,866666666666655</text:p>
          </table:table-cell>
          <table:table-cell table:formula="of:=IF([.F355]=0;[.G354]+2+1/[.$H$2];[.G354]+1/[.$H$2])" office:value-type="float" office:value="5.86666666666665" calcext:value-type="float">
            <text:p>5,86666666666665</text:p>
          </table:table-cell>
          <table:table-cell table:number-columns-repeated="4"/>
          <table:table-cell table:formula="of:=SUM(MOD(SUM([.L354]-[.L$2];[.T$2]);[.R$2]-[.L$2]);[.L$2])" office:value-type="time" office:time-value="PT09H49M59.999999999S" calcext:value-type="time">
            <text:p>09:50:00</text:p>
          </table:table-cell>
          <table:table-cell table:formula="of:=IF([.L355]&lt;[.L354];[.M354]+[.H$2];[.M354])" office:value-type="float" office:value="1140" calcext:value-type="float">
            <text:p>1140</text:p>
          </table:table-cell>
          <table:table-cell table:formula="of:=OFFSET([.C$4];[.M355];0)" office:value-type="float" office:value="43764" calcext:value-type="float">
            <text:p>43764</text:p>
          </table:table-cell>
          <table:table-cell table:formula="of:=[.L355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55];0)&lt;=[.O3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2T09:09:17.580176" calcext:value-type="date">
            <text:p>2019-10-12 09:09:18</text:p>
          </table:table-cell>
          <table:table-cell table:style-name="ce7" table:formula="of:=[.A356]" office:value-type="date" office:date-value="2019-10-12T09:09:17.580176" calcext:value-type="date">
            <text:p>2019-10-12 09:09:18</text:p>
          </table:table-cell>
          <table:table-cell table:formula="of:=TRUNC([.A356])" office:value-type="float" office:value="43750" calcext:value-type="float">
            <text:p>43750</text:p>
          </table:table-cell>
          <table:table-cell table:style-name="ce12" table:formula="of:=[.B356]-[.C356]" office:value-type="date" office:date-value="1899-12-30T09:09:17.58017634507" calcext:value-type="date">
            <text:p>12/30/99 09:09 AM</text:p>
          </table:table-cell>
          <table:table-cell table:formula="of:=MOD([.E355]-[.$E$2];[.$H$2])+1+[.$E$2]" office:value-type="float" office:value="274" calcext:value-type="float">
            <text:p>274</text:p>
          </table:table-cell>
          <table:table-cell table:formula="of:=MOD([.F355]+1/[.$H$2];5)" office:value-type="float" office:value="0.883333333333322" calcext:value-type="float">
            <text:p>0,883333333333322</text:p>
          </table:table-cell>
          <table:table-cell table:formula="of:=IF([.F356]=0;[.G355]+2+1/[.$H$2];[.G355]+1/[.$H$2])" office:value-type="float" office:value="5.88333333333332" calcext:value-type="float">
            <text:p>5,88333333333332</text:p>
          </table:table-cell>
          <table:table-cell table:number-columns-repeated="4"/>
          <table:table-cell table:formula="of:=SUM(MOD(SUM([.L355]-[.L$2];[.T$2]);[.R$2]-[.L$2]);[.L$2])" office:value-type="time" office:time-value="PT09H59M59.999999999S" calcext:value-type="time">
            <text:p>10:00:00</text:p>
          </table:table-cell>
          <table:table-cell table:formula="of:=IF([.L356]&lt;[.L355];[.M355]+[.H$2];[.M355])" office:value-type="float" office:value="1140" calcext:value-type="float">
            <text:p>1140</text:p>
          </table:table-cell>
          <table:table-cell table:formula="of:=OFFSET([.C$4];[.M356];0)" office:value-type="float" office:value="43764" calcext:value-type="float">
            <text:p>43764</text:p>
          </table:table-cell>
          <table:table-cell table:formula="of:=[.L356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56];0)&lt;=[.O3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2T09:26:04.006889" calcext:value-type="date">
            <text:p>2019-10-12 09:26:04</text:p>
          </table:table-cell>
          <table:table-cell table:style-name="ce7" table:formula="of:=[.A357]" office:value-type="date" office:date-value="2019-10-12T09:26:04.006889" calcext:value-type="date">
            <text:p>2019-10-12 09:26:04</text:p>
          </table:table-cell>
          <table:table-cell table:formula="of:=TRUNC([.A357])" office:value-type="float" office:value="43750" calcext:value-type="float">
            <text:p>43750</text:p>
          </table:table-cell>
          <table:table-cell table:style-name="ce12" table:formula="of:=[.B357]-[.C357]" office:value-type="date" office:date-value="1899-12-30T09:26:04.00688902941" calcext:value-type="date">
            <text:p>12/30/99 09:26 AM</text:p>
          </table:table-cell>
          <table:table-cell table:formula="of:=MOD([.E356]-[.$E$2];[.$H$2])+1+[.$E$2]" office:value-type="float" office:value="275" calcext:value-type="float">
            <text:p>275</text:p>
          </table:table-cell>
          <table:table-cell table:formula="of:=MOD([.F356]+1/[.$H$2];5)" office:value-type="float" office:value="0.899999999999988" calcext:value-type="float">
            <text:p>0,899999999999988</text:p>
          </table:table-cell>
          <table:table-cell table:formula="of:=IF([.F357]=0;[.G356]+2+1/[.$H$2];[.G356]+1/[.$H$2])" office:value-type="float" office:value="5.89999999999998" calcext:value-type="float">
            <text:p>5,89999999999998</text:p>
          </table:table-cell>
          <table:table-cell table:number-columns-repeated="4"/>
          <table:table-cell table:formula="of:=SUM(MOD(SUM([.L356]-[.L$2];[.T$2]);[.R$2]-[.L$2]);[.L$2])" office:value-type="time" office:time-value="PT10H09M59.999999999S" calcext:value-type="time">
            <text:p>10:10:00</text:p>
          </table:table-cell>
          <table:table-cell table:formula="of:=IF([.L357]&lt;[.L356];[.M356]+[.H$2];[.M356])" office:value-type="float" office:value="1140" calcext:value-type="float">
            <text:p>1140</text:p>
          </table:table-cell>
          <table:table-cell table:formula="of:=OFFSET([.C$4];[.M357];0)" office:value-type="float" office:value="43764" calcext:value-type="float">
            <text:p>43764</text:p>
          </table:table-cell>
          <table:table-cell table:formula="of:=[.L357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57];0)&lt;=[.O3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2T09:40:06.36294" calcext:value-type="date">
            <text:p>2019-10-12 09:40:06</text:p>
          </table:table-cell>
          <table:table-cell table:style-name="ce7" table:formula="of:=[.A358]" office:value-type="date" office:date-value="2019-10-12T09:40:06.36294" calcext:value-type="date">
            <text:p>2019-10-12 09:40:06</text:p>
          </table:table-cell>
          <table:table-cell table:formula="of:=TRUNC([.A358])" office:value-type="float" office:value="43750" calcext:value-type="float">
            <text:p>43750</text:p>
          </table:table-cell>
          <table:table-cell table:style-name="ce12" table:formula="of:=[.B358]-[.C358]" office:value-type="date" office:date-value="1899-12-30T09:40:06.36294039432" calcext:value-type="date">
            <text:p>12/30/99 09:40 AM</text:p>
          </table:table-cell>
          <table:table-cell table:formula="of:=MOD([.E357]-[.$E$2];[.$H$2])+1+[.$E$2]" office:value-type="float" office:value="276" calcext:value-type="float">
            <text:p>276</text:p>
          </table:table-cell>
          <table:table-cell table:formula="of:=MOD([.F357]+1/[.$H$2];5)" office:value-type="float" office:value="0.916666666666655" calcext:value-type="float">
            <text:p>0,916666666666655</text:p>
          </table:table-cell>
          <table:table-cell table:formula="of:=IF([.F358]=0;[.G357]+2+1/[.$H$2];[.G357]+1/[.$H$2])" office:value-type="float" office:value="5.91666666666665" calcext:value-type="float">
            <text:p>5,91666666666665</text:p>
          </table:table-cell>
          <table:table-cell table:number-columns-repeated="4"/>
          <table:table-cell table:formula="of:=SUM(MOD(SUM([.L357]-[.L$2];[.T$2]);[.R$2]-[.L$2]);[.L$2])" office:value-type="time" office:time-value="PT10H19M59.999999999S" calcext:value-type="time">
            <text:p>10:20:00</text:p>
          </table:table-cell>
          <table:table-cell table:formula="of:=IF([.L358]&lt;[.L357];[.M357]+[.H$2];[.M357])" office:value-type="float" office:value="1140" calcext:value-type="float">
            <text:p>1140</text:p>
          </table:table-cell>
          <table:table-cell table:formula="of:=OFFSET([.C$4];[.M358];0)" office:value-type="float" office:value="43764" calcext:value-type="float">
            <text:p>43764</text:p>
          </table:table-cell>
          <table:table-cell table:formula="of:=[.L358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58];0)&lt;=[.O3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2T09:36:03.445558" calcext:value-type="date">
            <text:p>2019-10-12 09:36:03</text:p>
          </table:table-cell>
          <table:table-cell table:style-name="ce7" table:formula="of:=[.A359]" office:value-type="date" office:date-value="2019-10-12T09:36:03.445558" calcext:value-type="date">
            <text:p>2019-10-12 09:36:03</text:p>
          </table:table-cell>
          <table:table-cell table:formula="of:=TRUNC([.A359])" office:value-type="float" office:value="43750" calcext:value-type="float">
            <text:p>43750</text:p>
          </table:table-cell>
          <table:table-cell table:style-name="ce12" table:formula="of:=[.B359]-[.C359]" office:value-type="date" office:date-value="1899-12-30T09:36:03.44555828255" calcext:value-type="date">
            <text:p>12/30/99 09:36 AM</text:p>
          </table:table-cell>
          <table:table-cell table:formula="of:=MOD([.E358]-[.$E$2];[.$H$2])+1+[.$E$2]" office:value-type="float" office:value="277" calcext:value-type="float">
            <text:p>277</text:p>
          </table:table-cell>
          <table:table-cell table:formula="of:=MOD([.F358]+1/[.$H$2];5)" office:value-type="float" office:value="0.933333333333322" calcext:value-type="float">
            <text:p>0,933333333333322</text:p>
          </table:table-cell>
          <table:table-cell table:formula="of:=IF([.F359]=0;[.G358]+2+1/[.$H$2];[.G358]+1/[.$H$2])" office:value-type="float" office:value="5.93333333333332" calcext:value-type="float">
            <text:p>5,93333333333332</text:p>
          </table:table-cell>
          <table:table-cell table:number-columns-repeated="4"/>
          <table:table-cell table:formula="of:=SUM(MOD(SUM([.L358]-[.L$2];[.T$2]);[.R$2]-[.L$2]);[.L$2])" office:value-type="time" office:time-value="PT10H29M59.999999999S" calcext:value-type="time">
            <text:p>10:30:00</text:p>
          </table:table-cell>
          <table:table-cell table:formula="of:=IF([.L359]&lt;[.L358];[.M358]+[.H$2];[.M358])" office:value-type="float" office:value="1140" calcext:value-type="float">
            <text:p>1140</text:p>
          </table:table-cell>
          <table:table-cell table:formula="of:=OFFSET([.C$4];[.M359];0)" office:value-type="float" office:value="43764" calcext:value-type="float">
            <text:p>43764</text:p>
          </table:table-cell>
          <table:table-cell table:formula="of:=[.L359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59];0)&lt;=[.O3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2T09:29:23.892365" calcext:value-type="date">
            <text:p>2019-10-12 09:29:24</text:p>
          </table:table-cell>
          <table:table-cell table:style-name="ce7" table:formula="of:=[.A360]" office:value-type="date" office:date-value="2019-10-12T09:29:23.892365" calcext:value-type="date">
            <text:p>2019-10-12 09:29:24</text:p>
          </table:table-cell>
          <table:table-cell table:formula="of:=TRUNC([.A360])" office:value-type="float" office:value="43750" calcext:value-type="float">
            <text:p>43750</text:p>
          </table:table-cell>
          <table:table-cell table:style-name="ce12" table:formula="of:=[.B360]-[.C360]" office:value-type="date" office:date-value="1899-12-30T09:29:23.89236501418" calcext:value-type="date">
            <text:p>12/30/99 09:29 AM</text:p>
          </table:table-cell>
          <table:table-cell table:formula="of:=MOD([.E359]-[.$E$2];[.$H$2])+1+[.$E$2]" office:value-type="float" office:value="278" calcext:value-type="float">
            <text:p>278</text:p>
          </table:table-cell>
          <table:table-cell table:formula="of:=MOD([.F359]+1/[.$H$2];5)" office:value-type="float" office:value="0.949999999999989" calcext:value-type="float">
            <text:p>0,949999999999989</text:p>
          </table:table-cell>
          <table:table-cell table:formula="of:=IF([.F360]=0;[.G359]+2+1/[.$H$2];[.G359]+1/[.$H$2])" office:value-type="float" office:value="5.94999999999998" calcext:value-type="float">
            <text:p>5,94999999999998</text:p>
          </table:table-cell>
          <table:table-cell table:number-columns-repeated="4"/>
          <table:table-cell table:formula="of:=SUM(MOD(SUM([.L359]-[.L$2];[.T$2]);[.R$2]-[.L$2]);[.L$2])" office:value-type="time" office:time-value="PT10H39M59.999999999S" calcext:value-type="time">
            <text:p>10:40:00</text:p>
          </table:table-cell>
          <table:table-cell table:formula="of:=IF([.L360]&lt;[.L359];[.M359]+[.H$2];[.M359])" office:value-type="float" office:value="1140" calcext:value-type="float">
            <text:p>1140</text:p>
          </table:table-cell>
          <table:table-cell table:formula="of:=OFFSET([.C$4];[.M360];0)" office:value-type="float" office:value="43764" calcext:value-type="float">
            <text:p>43764</text:p>
          </table:table-cell>
          <table:table-cell table:formula="of:=[.L360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60];0)&lt;=[.O3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2T09:28:49.966643" calcext:value-type="date">
            <text:p>2019-10-12 09:28:50</text:p>
          </table:table-cell>
          <table:table-cell table:style-name="ce7" table:formula="of:=[.A361]" office:value-type="date" office:date-value="2019-10-12T09:28:49.966643" calcext:value-type="date">
            <text:p>2019-10-12 09:28:50</text:p>
          </table:table-cell>
          <table:table-cell table:formula="of:=TRUNC([.A361])" office:value-type="float" office:value="43750" calcext:value-type="float">
            <text:p>43750</text:p>
          </table:table-cell>
          <table:table-cell table:style-name="ce12" table:formula="of:=[.B361]-[.C361]" office:value-type="date" office:date-value="1899-12-30T09:28:49.96664314996" calcext:value-type="date">
            <text:p>12/30/99 09:28 AM</text:p>
          </table:table-cell>
          <table:table-cell table:formula="of:=MOD([.E360]-[.$E$2];[.$H$2])+1+[.$E$2]" office:value-type="float" office:value="279" calcext:value-type="float">
            <text:p>279</text:p>
          </table:table-cell>
          <table:table-cell table:formula="of:=MOD([.F360]+1/[.$H$2];5)" office:value-type="float" office:value="0.966666666666655" calcext:value-type="float">
            <text:p>0,966666666666655</text:p>
          </table:table-cell>
          <table:table-cell table:formula="of:=IF([.F361]=0;[.G360]+2+1/[.$H$2];[.G360]+1/[.$H$2])" office:value-type="float" office:value="5.96666666666665" calcext:value-type="float">
            <text:p>5,96666666666665</text:p>
          </table:table-cell>
          <table:table-cell table:number-columns-repeated="4"/>
          <table:table-cell table:formula="of:=SUM(MOD(SUM([.L360]-[.L$2];[.T$2]);[.R$2]-[.L$2]);[.L$2])" office:value-type="time" office:time-value="PT10H49M59.999999999S" calcext:value-type="time">
            <text:p>10:50:00</text:p>
          </table:table-cell>
          <table:table-cell table:formula="of:=IF([.L361]&lt;[.L360];[.M360]+[.H$2];[.M360])" office:value-type="float" office:value="1140" calcext:value-type="float">
            <text:p>1140</text:p>
          </table:table-cell>
          <table:table-cell table:formula="of:=OFFSET([.C$4];[.M361];0)" office:value-type="float" office:value="43764" calcext:value-type="float">
            <text:p>43764</text:p>
          </table:table-cell>
          <table:table-cell table:formula="of:=[.L361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61];0)&lt;=[.O3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2T09:27:57.364066" calcext:value-type="date">
            <text:p>2019-10-12 09:27:57</text:p>
          </table:table-cell>
          <table:table-cell table:style-name="ce7" table:formula="of:=[.A362]" office:value-type="date" office:date-value="2019-10-12T09:27:57.364066" calcext:value-type="date">
            <text:p>2019-10-12 09:27:57</text:p>
          </table:table-cell>
          <table:table-cell table:formula="of:=TRUNC([.A362])" office:value-type="float" office:value="43750" calcext:value-type="float">
            <text:p>43750</text:p>
          </table:table-cell>
          <table:table-cell table:style-name="ce12" table:formula="of:=[.B362]-[.C362]" office:value-type="date" office:date-value="1899-12-30T09:27:57.36406624317" calcext:value-type="date">
            <text:p>12/30/99 09:27 AM</text:p>
          </table:table-cell>
          <table:table-cell table:formula="of:=MOD([.E361]-[.$E$2];[.$H$2])+1+[.$E$2]" office:value-type="float" office:value="280" calcext:value-type="float">
            <text:p>280</text:p>
          </table:table-cell>
          <table:table-cell table:formula="of:=MOD([.F361]+1/[.$H$2];5)" office:value-type="float" office:value="0.983333333333322" calcext:value-type="float">
            <text:p>0,983333333333322</text:p>
          </table:table-cell>
          <table:table-cell table:formula="of:=IF([.F362]=0;[.G361]+2+1/[.$H$2];[.G361]+1/[.$H$2])" office:value-type="float" office:value="5.98333333333332" calcext:value-type="float">
            <text:p>5,98333333333332</text:p>
          </table:table-cell>
          <table:table-cell table:number-columns-repeated="4"/>
          <table:table-cell table:formula="of:=SUM(MOD(SUM([.L361]-[.L$2];[.T$2]);[.R$2]-[.L$2]);[.L$2])" office:value-type="time" office:time-value="PT10H59M59.999999999S" calcext:value-type="time">
            <text:p>11:00:00</text:p>
          </table:table-cell>
          <table:table-cell table:formula="of:=IF([.L362]&lt;[.L361];[.M361]+[.H$2];[.M361])" office:value-type="float" office:value="1140" calcext:value-type="float">
            <text:p>1140</text:p>
          </table:table-cell>
          <table:table-cell table:formula="of:=OFFSET([.C$4];[.M362];0)" office:value-type="float" office:value="43764" calcext:value-type="float">
            <text:p>43764</text:p>
          </table:table-cell>
          <table:table-cell table:formula="of:=[.L362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62];0)&lt;=[.O3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2T09:27:57.243097" calcext:value-type="date">
            <text:p>2019-10-12 09:27:57</text:p>
          </table:table-cell>
          <table:table-cell table:style-name="ce7" table:formula="of:=[.A363]" office:value-type="date" office:date-value="2019-10-12T09:27:57.243097" calcext:value-type="date">
            <text:p>2019-10-12 09:27:57</text:p>
          </table:table-cell>
          <table:table-cell table:formula="of:=TRUNC([.A363])" office:value-type="float" office:value="43750" calcext:value-type="float">
            <text:p>43750</text:p>
          </table:table-cell>
          <table:table-cell table:style-name="ce12" table:formula="of:=[.B363]-[.C363]" office:value-type="date" office:date-value="1899-12-30T09:27:57.24309652112" calcext:value-type="date">
            <text:p>12/30/99 09:27 AM</text:p>
          </table:table-cell>
          <table:table-cell table:formula="of:=MOD([.E362]-[.$E$2];[.$H$2])+1+[.$E$2]" office:value-type="float" office:value="221" calcext:value-type="float">
            <text:p>221</text:p>
          </table:table-cell>
          <table:table-cell table:formula="of:=MOD([.F362]+1/[.$H$2];5)" office:value-type="float" office:value="0.999999999999989" calcext:value-type="float">
            <text:p>0,999999999999989</text:p>
          </table:table-cell>
          <table:table-cell table:formula="of:=IF([.F363]=0;[.G362]+2+1/[.$H$2];[.G362]+1/[.$H$2])" office:value-type="float" office:value="5.99999999999998" calcext:value-type="float">
            <text:p>5,99999999999998</text:p>
          </table:table-cell>
          <table:table-cell table:number-columns-repeated="4"/>
          <table:table-cell table:formula="of:=SUM(MOD(SUM([.L362]-[.L$2];[.T$2]);[.R$2]-[.L$2]);[.L$2])" office:value-type="time" office:time-value="PT08H09M59.999999999S" calcext:value-type="time">
            <text:p>08:10:00</text:p>
          </table:table-cell>
          <table:table-cell table:formula="of:=IF([.L363]&lt;[.L362];[.M362]+[.H$2];[.M362])" office:value-type="float" office:value="1200" calcext:value-type="float">
            <text:p>1200</text:p>
          </table:table-cell>
          <table:table-cell table:formula="of:=OFFSET([.C$4];[.M363];0)" office:value-type="float" office:value="43765" calcext:value-type="float">
            <text:p>43765</text:p>
          </table:table-cell>
          <table:table-cell table:formula="of:=[.L363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63];0)&lt;=[.O3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3T09:31:20.165716" calcext:value-type="date">
            <text:p>2019-10-13 09:31:20</text:p>
          </table:table-cell>
          <table:table-cell table:style-name="ce7" table:formula="of:=[.A364]" office:value-type="date" office:date-value="2019-10-13T09:31:20.165716" calcext:value-type="date">
            <text:p>2019-10-13 09:31:20</text:p>
          </table:table-cell>
          <table:table-cell table:formula="of:=TRUNC([.A364])" office:value-type="float" office:value="43751" calcext:value-type="float">
            <text:p>43751</text:p>
          </table:table-cell>
          <table:table-cell table:style-name="ce12" table:formula="of:=[.B364]-[.C364]" office:value-type="date" office:date-value="1899-12-30T09:31:20.16571593471" calcext:value-type="date">
            <text:p>12/30/99 09:31 AM</text:p>
          </table:table-cell>
          <table:table-cell table:formula="of:=MOD([.E363]-[.$E$2];[.$H$2])+1+[.$E$2]" office:value-type="float" office:value="222" calcext:value-type="float">
            <text:p>222</text:p>
          </table:table-cell>
          <table:table-cell table:formula="of:=MOD([.F363]+1/[.$H$2];5)" office:value-type="float" office:value="1.01666666666666" calcext:value-type="float">
            <text:p>1,01666666666666</text:p>
          </table:table-cell>
          <table:table-cell table:formula="of:=IF([.F364]=0;[.G363]+2+1/[.$H$2];[.G363]+1/[.$H$2])" office:value-type="float" office:value="6.01666666666665" calcext:value-type="float">
            <text:p>6,01666666666665</text:p>
          </table:table-cell>
          <table:table-cell table:number-columns-repeated="4"/>
          <table:table-cell table:formula="of:=SUM(MOD(SUM([.L363]-[.L$2];[.T$2]);[.R$2]-[.L$2]);[.L$2])" office:value-type="time" office:time-value="PT08H19M59.999999999S" calcext:value-type="time">
            <text:p>08:20:00</text:p>
          </table:table-cell>
          <table:table-cell table:formula="of:=IF([.L364]&lt;[.L363];[.M363]+[.H$2];[.M363])" office:value-type="float" office:value="1200" calcext:value-type="float">
            <text:p>1200</text:p>
          </table:table-cell>
          <table:table-cell table:formula="of:=OFFSET([.C$4];[.M364];0)" office:value-type="float" office:value="43765" calcext:value-type="float">
            <text:p>43765</text:p>
          </table:table-cell>
          <table:table-cell table:formula="of:=[.L364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64];0)&lt;=[.O3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3T09:53:20.913809" calcext:value-type="date">
            <text:p>2019-10-13 09:53:21</text:p>
          </table:table-cell>
          <table:table-cell table:style-name="ce7" table:formula="of:=[.A365]" office:value-type="date" office:date-value="2019-10-13T09:53:20.913809" calcext:value-type="date">
            <text:p>2019-10-13 09:53:21</text:p>
          </table:table-cell>
          <table:table-cell table:formula="of:=TRUNC([.A365])" office:value-type="float" office:value="43751" calcext:value-type="float">
            <text:p>43751</text:p>
          </table:table-cell>
          <table:table-cell table:style-name="ce12" table:formula="of:=[.B365]-[.C365]" office:value-type="date" office:date-value="1899-12-30T09:53:20.91380949598" calcext:value-type="date">
            <text:p>12/30/99 09:53 AM</text:p>
          </table:table-cell>
          <table:table-cell table:formula="of:=MOD([.E364]-[.$E$2];[.$H$2])+1+[.$E$2]" office:value-type="float" office:value="223" calcext:value-type="float">
            <text:p>223</text:p>
          </table:table-cell>
          <table:table-cell table:formula="of:=MOD([.F364]+1/[.$H$2];5)" office:value-type="float" office:value="1.03333333333332" calcext:value-type="float">
            <text:p>1,03333333333332</text:p>
          </table:table-cell>
          <table:table-cell table:formula="of:=IF([.F365]=0;[.G364]+2+1/[.$H$2];[.G364]+1/[.$H$2])" office:value-type="float" office:value="6.03333333333332" calcext:value-type="float">
            <text:p>6,03333333333332</text:p>
          </table:table-cell>
          <table:table-cell table:number-columns-repeated="4"/>
          <table:table-cell table:formula="of:=SUM(MOD(SUM([.L364]-[.L$2];[.T$2]);[.R$2]-[.L$2]);[.L$2])" office:value-type="time" office:time-value="PT08H29M59.999999999S" calcext:value-type="time">
            <text:p>08:30:00</text:p>
          </table:table-cell>
          <table:table-cell table:formula="of:=IF([.L365]&lt;[.L364];[.M364]+[.H$2];[.M364])" office:value-type="float" office:value="1200" calcext:value-type="float">
            <text:p>1200</text:p>
          </table:table-cell>
          <table:table-cell table:formula="of:=OFFSET([.C$4];[.M365];0)" office:value-type="float" office:value="43765" calcext:value-type="float">
            <text:p>43765</text:p>
          </table:table-cell>
          <table:table-cell table:formula="of:=[.L365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65];0)&lt;=[.O3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3T09:37:53.891223" calcext:value-type="date">
            <text:p>2019-10-13 09:37:54</text:p>
          </table:table-cell>
          <table:table-cell table:style-name="ce7" table:formula="of:=[.A366]" office:value-type="date" office:date-value="2019-10-13T09:37:53.891223" calcext:value-type="date">
            <text:p>2019-10-13 09:37:54</text:p>
          </table:table-cell>
          <table:table-cell table:formula="of:=TRUNC([.A366])" office:value-type="float" office:value="43751" calcext:value-type="float">
            <text:p>43751</text:p>
          </table:table-cell>
          <table:table-cell table:style-name="ce12" table:formula="of:=[.B366]-[.C366]" office:value-type="date" office:date-value="1899-12-30T09:37:53.89122254681" calcext:value-type="date">
            <text:p>12/30/99 09:37 AM</text:p>
          </table:table-cell>
          <table:table-cell table:formula="of:=MOD([.E365]-[.$E$2];[.$H$2])+1+[.$E$2]" office:value-type="float" office:value="224" calcext:value-type="float">
            <text:p>224</text:p>
          </table:table-cell>
          <table:table-cell table:formula="of:=MOD([.F365]+1/[.$H$2];5)" office:value-type="float" office:value="1.04999999999999" calcext:value-type="float">
            <text:p>1,04999999999999</text:p>
          </table:table-cell>
          <table:table-cell table:formula="of:=IF([.F366]=0;[.G365]+2+1/[.$H$2];[.G365]+1/[.$H$2])" office:value-type="float" office:value="6.04999999999998" calcext:value-type="float">
            <text:p>6,04999999999998</text:p>
          </table:table-cell>
          <table:table-cell table:number-columns-repeated="4"/>
          <table:table-cell table:formula="of:=SUM(MOD(SUM([.L365]-[.L$2];[.T$2]);[.R$2]-[.L$2]);[.L$2])" office:value-type="time" office:time-value="PT08H39M59.999999999S" calcext:value-type="time">
            <text:p>08:40:00</text:p>
          </table:table-cell>
          <table:table-cell table:formula="of:=IF([.L366]&lt;[.L365];[.M365]+[.H$2];[.M365])" office:value-type="float" office:value="1200" calcext:value-type="float">
            <text:p>1200</text:p>
          </table:table-cell>
          <table:table-cell table:formula="of:=OFFSET([.C$4];[.M366];0)" office:value-type="float" office:value="43765" calcext:value-type="float">
            <text:p>43765</text:p>
          </table:table-cell>
          <table:table-cell table:formula="of:=[.L366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66];0)&lt;=[.O3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3T09:27:48.715362" calcext:value-type="date">
            <text:p>2019-10-13 09:27:49</text:p>
          </table:table-cell>
          <table:table-cell table:style-name="ce7" table:formula="of:=[.A367]" office:value-type="date" office:date-value="2019-10-13T09:27:48.715362" calcext:value-type="date">
            <text:p>2019-10-13 09:27:49</text:p>
          </table:table-cell>
          <table:table-cell table:formula="of:=TRUNC([.A367])" office:value-type="float" office:value="43751" calcext:value-type="float">
            <text:p>43751</text:p>
          </table:table-cell>
          <table:table-cell table:style-name="ce12" table:formula="of:=[.B367]-[.C367]" office:value-type="date" office:date-value="1899-12-30T09:27:48.71536227409" calcext:value-type="date">
            <text:p>12/30/99 09:27 AM</text:p>
          </table:table-cell>
          <table:table-cell table:formula="of:=MOD([.E366]-[.$E$2];[.$H$2])+1+[.$E$2]" office:value-type="float" office:value="225" calcext:value-type="float">
            <text:p>225</text:p>
          </table:table-cell>
          <table:table-cell table:formula="of:=MOD([.F366]+1/[.$H$2];5)" office:value-type="float" office:value="1.06666666666666" calcext:value-type="float">
            <text:p>1,06666666666666</text:p>
          </table:table-cell>
          <table:table-cell table:formula="of:=IF([.F367]=0;[.G366]+2+1/[.$H$2];[.G366]+1/[.$H$2])" office:value-type="float" office:value="6.06666666666665" calcext:value-type="float">
            <text:p>6,06666666666665</text:p>
          </table:table-cell>
          <table:table-cell table:number-columns-repeated="4"/>
          <table:table-cell table:formula="of:=SUM(MOD(SUM([.L366]-[.L$2];[.T$2]);[.R$2]-[.L$2]);[.L$2])" office:value-type="time" office:time-value="PT08H49M59.999999999S" calcext:value-type="time">
            <text:p>08:50:00</text:p>
          </table:table-cell>
          <table:table-cell table:formula="of:=IF([.L367]&lt;[.L366];[.M366]+[.H$2];[.M366])" office:value-type="float" office:value="1200" calcext:value-type="float">
            <text:p>1200</text:p>
          </table:table-cell>
          <table:table-cell table:formula="of:=OFFSET([.C$4];[.M367];0)" office:value-type="float" office:value="43765" calcext:value-type="float">
            <text:p>43765</text:p>
          </table:table-cell>
          <table:table-cell table:formula="of:=[.L367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67];0)&lt;=[.O3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3T09:35:21.62658" calcext:value-type="date">
            <text:p>2019-10-13 09:35:22</text:p>
          </table:table-cell>
          <table:table-cell table:style-name="ce7" table:formula="of:=[.A368]" office:value-type="date" office:date-value="2019-10-13T09:35:21.62658" calcext:value-type="date">
            <text:p>2019-10-13 09:35:22</text:p>
          </table:table-cell>
          <table:table-cell table:formula="of:=TRUNC([.A368])" office:value-type="float" office:value="43751" calcext:value-type="float">
            <text:p>43751</text:p>
          </table:table-cell>
          <table:table-cell table:style-name="ce12" table:formula="of:=[.B368]-[.C368]" office:value-type="date" office:date-value="1899-12-30T09:35:21.62657997105" calcext:value-type="date">
            <text:p>12/30/99 09:35 AM</text:p>
          </table:table-cell>
          <table:table-cell table:formula="of:=MOD([.E367]-[.$E$2];[.$H$2])+1+[.$E$2]" office:value-type="float" office:value="226" calcext:value-type="float">
            <text:p>226</text:p>
          </table:table-cell>
          <table:table-cell table:formula="of:=MOD([.F367]+1/[.$H$2];5)" office:value-type="float" office:value="1.08333333333332" calcext:value-type="float">
            <text:p>1,08333333333332</text:p>
          </table:table-cell>
          <table:table-cell table:formula="of:=IF([.F368]=0;[.G367]+2+1/[.$H$2];[.G367]+1/[.$H$2])" office:value-type="float" office:value="6.08333333333332" calcext:value-type="float">
            <text:p>6,08333333333332</text:p>
          </table:table-cell>
          <table:table-cell table:number-columns-repeated="4"/>
          <table:table-cell table:formula="of:=SUM(MOD(SUM([.L367]-[.L$2];[.T$2]);[.R$2]-[.L$2]);[.L$2])" office:value-type="time" office:time-value="PT08H59M59.999999999S" calcext:value-type="time">
            <text:p>09:00:00</text:p>
          </table:table-cell>
          <table:table-cell table:formula="of:=IF([.L368]&lt;[.L367];[.M367]+[.H$2];[.M367])" office:value-type="float" office:value="1200" calcext:value-type="float">
            <text:p>1200</text:p>
          </table:table-cell>
          <table:table-cell table:formula="of:=OFFSET([.C$4];[.M368];0)" office:value-type="float" office:value="43765" calcext:value-type="float">
            <text:p>43765</text:p>
          </table:table-cell>
          <table:table-cell table:formula="of:=[.L368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68];0)&lt;=[.O3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3T09:03:13.121848" calcext:value-type="date">
            <text:p>2019-10-13 09:03:13</text:p>
          </table:table-cell>
          <table:table-cell table:style-name="ce7" table:formula="of:=[.A369]" office:value-type="date" office:date-value="2019-10-13T09:03:13.121848" calcext:value-type="date">
            <text:p>2019-10-13 09:03:13</text:p>
          </table:table-cell>
          <table:table-cell table:formula="of:=TRUNC([.A369])" office:value-type="float" office:value="43751" calcext:value-type="float">
            <text:p>43751</text:p>
          </table:table-cell>
          <table:table-cell table:style-name="ce12" table:formula="of:=[.B369]-[.C369]" office:value-type="date" office:date-value="1899-12-30T09:03:13.12184841838" calcext:value-type="date">
            <text:p>12/30/99 09:03 AM</text:p>
          </table:table-cell>
          <table:table-cell table:formula="of:=MOD([.E368]-[.$E$2];[.$H$2])+1+[.$E$2]" office:value-type="float" office:value="227" calcext:value-type="float">
            <text:p>227</text:p>
          </table:table-cell>
          <table:table-cell table:formula="of:=MOD([.F368]+1/[.$H$2];5)" office:value-type="float" office:value="1.09999999999999" calcext:value-type="float">
            <text:p>1,09999999999999</text:p>
          </table:table-cell>
          <table:table-cell table:formula="of:=IF([.F369]=0;[.G368]+2+1/[.$H$2];[.G368]+1/[.$H$2])" office:value-type="float" office:value="6.09999999999998" calcext:value-type="float">
            <text:p>6,09999999999998</text:p>
          </table:table-cell>
          <table:table-cell table:number-columns-repeated="4"/>
          <table:table-cell table:formula="of:=SUM(MOD(SUM([.L368]-[.L$2];[.T$2]);[.R$2]-[.L$2]);[.L$2])" office:value-type="time" office:time-value="PT09H09M59.999999999S" calcext:value-type="time">
            <text:p>09:10:00</text:p>
          </table:table-cell>
          <table:table-cell table:formula="of:=IF([.L369]&lt;[.L368];[.M368]+[.H$2];[.M368])" office:value-type="float" office:value="1200" calcext:value-type="float">
            <text:p>1200</text:p>
          </table:table-cell>
          <table:table-cell table:formula="of:=OFFSET([.C$4];[.M369];0)" office:value-type="float" office:value="43765" calcext:value-type="float">
            <text:p>43765</text:p>
          </table:table-cell>
          <table:table-cell table:formula="of:=[.L369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69];0)&lt;=[.O3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3T09:27:39.168295" calcext:value-type="date">
            <text:p>2019-10-13 09:27:39</text:p>
          </table:table-cell>
          <table:table-cell table:style-name="ce7" table:formula="of:=[.A370]" office:value-type="date" office:date-value="2019-10-13T09:27:39.168295" calcext:value-type="date">
            <text:p>2019-10-13 09:27:39</text:p>
          </table:table-cell>
          <table:table-cell table:formula="of:=TRUNC([.A370])" office:value-type="float" office:value="43751" calcext:value-type="float">
            <text:p>43751</text:p>
          </table:table-cell>
          <table:table-cell table:style-name="ce12" table:formula="of:=[.B370]-[.C370]" office:value-type="date" office:date-value="1899-12-30T09:27:39.16829451453" calcext:value-type="date">
            <text:p>12/30/99 09:27 AM</text:p>
          </table:table-cell>
          <table:table-cell table:formula="of:=MOD([.E369]-[.$E$2];[.$H$2])+1+[.$E$2]" office:value-type="float" office:value="228" calcext:value-type="float">
            <text:p>228</text:p>
          </table:table-cell>
          <table:table-cell table:formula="of:=MOD([.F369]+1/[.$H$2];5)" office:value-type="float" office:value="1.11666666666666" calcext:value-type="float">
            <text:p>1,11666666666666</text:p>
          </table:table-cell>
          <table:table-cell table:formula="of:=IF([.F370]=0;[.G369]+2+1/[.$H$2];[.G369]+1/[.$H$2])" office:value-type="float" office:value="6.11666666666665" calcext:value-type="float">
            <text:p>6,11666666666665</text:p>
          </table:table-cell>
          <table:table-cell table:number-columns-repeated="4"/>
          <table:table-cell table:formula="of:=SUM(MOD(SUM([.L369]-[.L$2];[.T$2]);[.R$2]-[.L$2]);[.L$2])" office:value-type="time" office:time-value="PT09H19M59.999999999S" calcext:value-type="time">
            <text:p>09:20:00</text:p>
          </table:table-cell>
          <table:table-cell table:formula="of:=IF([.L370]&lt;[.L369];[.M369]+[.H$2];[.M369])" office:value-type="float" office:value="1200" calcext:value-type="float">
            <text:p>1200</text:p>
          </table:table-cell>
          <table:table-cell table:formula="of:=OFFSET([.C$4];[.M370];0)" office:value-type="float" office:value="43765" calcext:value-type="float">
            <text:p>43765</text:p>
          </table:table-cell>
          <table:table-cell table:formula="of:=[.L370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70];0)&lt;=[.O3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3T09:21:03.349038" calcext:value-type="date">
            <text:p>2019-10-13 09:21:03</text:p>
          </table:table-cell>
          <table:table-cell table:style-name="ce7" table:formula="of:=[.A371]" office:value-type="date" office:date-value="2019-10-13T09:21:03.349038" calcext:value-type="date">
            <text:p>2019-10-13 09:21:03</text:p>
          </table:table-cell>
          <table:table-cell table:formula="of:=TRUNC([.A371])" office:value-type="float" office:value="43751" calcext:value-type="float">
            <text:p>43751</text:p>
          </table:table-cell>
          <table:table-cell table:style-name="ce12" table:formula="of:=[.B371]-[.C371]" office:value-type="date" office:date-value="1899-12-30T09:21:03.34903794341" calcext:value-type="date">
            <text:p>12/30/99 09:21 AM</text:p>
          </table:table-cell>
          <table:table-cell table:formula="of:=MOD([.E370]-[.$E$2];[.$H$2])+1+[.$E$2]" office:value-type="float" office:value="229" calcext:value-type="float">
            <text:p>229</text:p>
          </table:table-cell>
          <table:table-cell table:formula="of:=MOD([.F370]+1/[.$H$2];5)" office:value-type="float" office:value="1.13333333333332" calcext:value-type="float">
            <text:p>1,13333333333332</text:p>
          </table:table-cell>
          <table:table-cell table:formula="of:=IF([.F371]=0;[.G370]+2+1/[.$H$2];[.G370]+1/[.$H$2])" office:value-type="float" office:value="6.13333333333332" calcext:value-type="float">
            <text:p>6,13333333333332</text:p>
          </table:table-cell>
          <table:table-cell table:number-columns-repeated="4"/>
          <table:table-cell table:formula="of:=SUM(MOD(SUM([.L370]-[.L$2];[.T$2]);[.R$2]-[.L$2]);[.L$2])" office:value-type="time" office:time-value="PT09H29M59.999999999S" calcext:value-type="time">
            <text:p>09:30:00</text:p>
          </table:table-cell>
          <table:table-cell table:formula="of:=IF([.L371]&lt;[.L370];[.M370]+[.H$2];[.M370])" office:value-type="float" office:value="1200" calcext:value-type="float">
            <text:p>1200</text:p>
          </table:table-cell>
          <table:table-cell table:formula="of:=OFFSET([.C$4];[.M371];0)" office:value-type="float" office:value="43765" calcext:value-type="float">
            <text:p>43765</text:p>
          </table:table-cell>
          <table:table-cell table:formula="of:=[.L371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71];0)&lt;=[.O3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3T09:20:42.123922" calcext:value-type="date">
            <text:p>2019-10-13 09:20:42</text:p>
          </table:table-cell>
          <table:table-cell table:style-name="ce7" table:formula="of:=[.A372]" office:value-type="date" office:date-value="2019-10-13T09:20:42.123922" calcext:value-type="date">
            <text:p>2019-10-13 09:20:42</text:p>
          </table:table-cell>
          <table:table-cell table:formula="of:=TRUNC([.A372])" office:value-type="float" office:value="43751" calcext:value-type="float">
            <text:p>43751</text:p>
          </table:table-cell>
          <table:table-cell table:style-name="ce12" table:formula="of:=[.B372]-[.C372]" office:value-type="date" office:date-value="1899-12-30T09:20:42.1239223564" calcext:value-type="date">
            <text:p>12/30/99 09:20 AM</text:p>
          </table:table-cell>
          <table:table-cell table:formula="of:=MOD([.E371]-[.$E$2];[.$H$2])+1+[.$E$2]" office:value-type="float" office:value="230" calcext:value-type="float">
            <text:p>230</text:p>
          </table:table-cell>
          <table:table-cell table:formula="of:=MOD([.F371]+1/[.$H$2];5)" office:value-type="float" office:value="1.14999999999999" calcext:value-type="float">
            <text:p>1,14999999999999</text:p>
          </table:table-cell>
          <table:table-cell table:formula="of:=IF([.F372]=0;[.G371]+2+1/[.$H$2];[.G371]+1/[.$H$2])" office:value-type="float" office:value="6.14999999999998" calcext:value-type="float">
            <text:p>6,14999999999998</text:p>
          </table:table-cell>
          <table:table-cell table:number-columns-repeated="4"/>
          <table:table-cell table:formula="of:=SUM(MOD(SUM([.L371]-[.L$2];[.T$2]);[.R$2]-[.L$2]);[.L$2])" office:value-type="time" office:time-value="PT09H39M59.999999999S" calcext:value-type="time">
            <text:p>09:40:00</text:p>
          </table:table-cell>
          <table:table-cell table:formula="of:=IF([.L372]&lt;[.L371];[.M371]+[.H$2];[.M371])" office:value-type="float" office:value="1200" calcext:value-type="float">
            <text:p>1200</text:p>
          </table:table-cell>
          <table:table-cell table:formula="of:=OFFSET([.C$4];[.M372];0)" office:value-type="float" office:value="43765" calcext:value-type="float">
            <text:p>43765</text:p>
          </table:table-cell>
          <table:table-cell table:formula="of:=[.L372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72];0)&lt;=[.O3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3T09:47:10.182027" calcext:value-type="date">
            <text:p>2019-10-13 09:47:10</text:p>
          </table:table-cell>
          <table:table-cell table:style-name="ce7" table:formula="of:=[.A373]" office:value-type="date" office:date-value="2019-10-13T09:47:10.182027" calcext:value-type="date">
            <text:p>2019-10-13 09:47:10</text:p>
          </table:table-cell>
          <table:table-cell table:formula="of:=TRUNC([.A373])" office:value-type="float" office:value="43751" calcext:value-type="float">
            <text:p>43751</text:p>
          </table:table-cell>
          <table:table-cell table:style-name="ce12" table:formula="of:=[.B373]-[.C373]" office:value-type="date" office:date-value="1899-12-30T09:47:10.18202749081" calcext:value-type="date">
            <text:p>12/30/99 09:47 AM</text:p>
          </table:table-cell>
          <table:table-cell table:formula="of:=MOD([.E372]-[.$E$2];[.$H$2])+1+[.$E$2]" office:value-type="float" office:value="231" calcext:value-type="float">
            <text:p>231</text:p>
          </table:table-cell>
          <table:table-cell table:formula="of:=MOD([.F372]+1/[.$H$2];5)" office:value-type="float" office:value="1.16666666666666" calcext:value-type="float">
            <text:p>1,16666666666666</text:p>
          </table:table-cell>
          <table:table-cell table:formula="of:=IF([.F373]=0;[.G372]+2+1/[.$H$2];[.G372]+1/[.$H$2])" office:value-type="float" office:value="6.16666666666665" calcext:value-type="float">
            <text:p>6,16666666666665</text:p>
          </table:table-cell>
          <table:table-cell table:number-columns-repeated="4"/>
          <table:table-cell table:formula="of:=SUM(MOD(SUM([.L372]-[.L$2];[.T$2]);[.R$2]-[.L$2]);[.L$2])" office:value-type="time" office:time-value="PT09H49M59.999999999S" calcext:value-type="time">
            <text:p>09:50:00</text:p>
          </table:table-cell>
          <table:table-cell table:formula="of:=IF([.L373]&lt;[.L372];[.M372]+[.H$2];[.M372])" office:value-type="float" office:value="1200" calcext:value-type="float">
            <text:p>1200</text:p>
          </table:table-cell>
          <table:table-cell table:formula="of:=OFFSET([.C$4];[.M373];0)" office:value-type="float" office:value="43765" calcext:value-type="float">
            <text:p>43765</text:p>
          </table:table-cell>
          <table:table-cell table:formula="of:=[.L373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73];0)&lt;=[.O3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3T09:13:21.632064" calcext:value-type="date">
            <text:p>2019-10-13 09:13:22</text:p>
          </table:table-cell>
          <table:table-cell table:style-name="ce7" table:formula="of:=[.A374]" office:value-type="date" office:date-value="2019-10-13T09:13:21.632064" calcext:value-type="date">
            <text:p>2019-10-13 09:13:22</text:p>
          </table:table-cell>
          <table:table-cell table:formula="of:=TRUNC([.A374])" office:value-type="float" office:value="43751" calcext:value-type="float">
            <text:p>43751</text:p>
          </table:table-cell>
          <table:table-cell table:style-name="ce12" table:formula="of:=[.B374]-[.C374]" office:value-type="date" office:date-value="1899-12-30T09:13:21.63206434809" calcext:value-type="date">
            <text:p>12/30/99 09:13 AM</text:p>
          </table:table-cell>
          <table:table-cell table:formula="of:=MOD([.E373]-[.$E$2];[.$H$2])+1+[.$E$2]" office:value-type="float" office:value="232" calcext:value-type="float">
            <text:p>232</text:p>
          </table:table-cell>
          <table:table-cell table:formula="of:=MOD([.F373]+1/[.$H$2];5)" office:value-type="float" office:value="1.18333333333332" calcext:value-type="float">
            <text:p>1,18333333333332</text:p>
          </table:table-cell>
          <table:table-cell table:formula="of:=IF([.F374]=0;[.G373]+2+1/[.$H$2];[.G373]+1/[.$H$2])" office:value-type="float" office:value="6.18333333333332" calcext:value-type="float">
            <text:p>6,18333333333332</text:p>
          </table:table-cell>
          <table:table-cell table:number-columns-repeated="4"/>
          <table:table-cell table:formula="of:=SUM(MOD(SUM([.L373]-[.L$2];[.T$2]);[.R$2]-[.L$2]);[.L$2])" office:value-type="time" office:time-value="PT09H59M59.999999999S" calcext:value-type="time">
            <text:p>10:00:00</text:p>
          </table:table-cell>
          <table:table-cell table:formula="of:=IF([.L374]&lt;[.L373];[.M373]+[.H$2];[.M373])" office:value-type="float" office:value="1200" calcext:value-type="float">
            <text:p>1200</text:p>
          </table:table-cell>
          <table:table-cell table:formula="of:=OFFSET([.C$4];[.M374];0)" office:value-type="float" office:value="43765" calcext:value-type="float">
            <text:p>43765</text:p>
          </table:table-cell>
          <table:table-cell table:formula="of:=[.L374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74];0)&lt;=[.O3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3T09:19:15.755578" calcext:value-type="date">
            <text:p>2019-10-13 09:19:16</text:p>
          </table:table-cell>
          <table:table-cell table:style-name="ce7" table:formula="of:=[.A375]" office:value-type="date" office:date-value="2019-10-13T09:19:15.755578" calcext:value-type="date">
            <text:p>2019-10-13 09:19:16</text:p>
          </table:table-cell>
          <table:table-cell table:formula="of:=TRUNC([.A375])" office:value-type="float" office:value="43751" calcext:value-type="float">
            <text:p>43751</text:p>
          </table:table-cell>
          <table:table-cell table:style-name="ce12" table:formula="of:=[.B375]-[.C375]" office:value-type="date" office:date-value="1899-12-30T09:19:15.75557795819" calcext:value-type="date">
            <text:p>12/30/99 09:19 AM</text:p>
          </table:table-cell>
          <table:table-cell table:formula="of:=MOD([.E374]-[.$E$2];[.$H$2])+1+[.$E$2]" office:value-type="float" office:value="233" calcext:value-type="float">
            <text:p>233</text:p>
          </table:table-cell>
          <table:table-cell table:formula="of:=MOD([.F374]+1/[.$H$2];5)" office:value-type="float" office:value="1.19999999999999" calcext:value-type="float">
            <text:p>1,19999999999999</text:p>
          </table:table-cell>
          <table:table-cell table:formula="of:=IF([.F375]=0;[.G374]+2+1/[.$H$2];[.G374]+1/[.$H$2])" office:value-type="float" office:value="6.19999999999998" calcext:value-type="float">
            <text:p>6,19999999999998</text:p>
          </table:table-cell>
          <table:table-cell table:number-columns-repeated="4"/>
          <table:table-cell table:formula="of:=SUM(MOD(SUM([.L374]-[.L$2];[.T$2]);[.R$2]-[.L$2]);[.L$2])" office:value-type="time" office:time-value="PT10H09M59.999999999S" calcext:value-type="time">
            <text:p>10:10:00</text:p>
          </table:table-cell>
          <table:table-cell table:formula="of:=IF([.L375]&lt;[.L374];[.M374]+[.H$2];[.M374])" office:value-type="float" office:value="1200" calcext:value-type="float">
            <text:p>1200</text:p>
          </table:table-cell>
          <table:table-cell table:formula="of:=OFFSET([.C$4];[.M375];0)" office:value-type="float" office:value="43765" calcext:value-type="float">
            <text:p>43765</text:p>
          </table:table-cell>
          <table:table-cell table:formula="of:=[.L375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75];0)&lt;=[.O3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3T09:30:35.174217" calcext:value-type="date">
            <text:p>2019-10-13 09:30:35</text:p>
          </table:table-cell>
          <table:table-cell table:style-name="ce7" table:formula="of:=[.A376]" office:value-type="date" office:date-value="2019-10-13T09:30:35.174217" calcext:value-type="date">
            <text:p>2019-10-13 09:30:35</text:p>
          </table:table-cell>
          <table:table-cell table:formula="of:=TRUNC([.A376])" office:value-type="float" office:value="43751" calcext:value-type="float">
            <text:p>43751</text:p>
          </table:table-cell>
          <table:table-cell table:style-name="ce12" table:formula="of:=[.B376]-[.C376]" office:value-type="date" office:date-value="1899-12-30T09:30:35.17421723809" calcext:value-type="date">
            <text:p>12/30/99 09:30 AM</text:p>
          </table:table-cell>
          <table:table-cell table:formula="of:=MOD([.E375]-[.$E$2];[.$H$2])+1+[.$E$2]" office:value-type="float" office:value="234" calcext:value-type="float">
            <text:p>234</text:p>
          </table:table-cell>
          <table:table-cell table:formula="of:=MOD([.F375]+1/[.$H$2];5)" office:value-type="float" office:value="1.21666666666665" calcext:value-type="float">
            <text:p>1,21666666666665</text:p>
          </table:table-cell>
          <table:table-cell table:formula="of:=IF([.F376]=0;[.G375]+2+1/[.$H$2];[.G375]+1/[.$H$2])" office:value-type="float" office:value="6.21666666666665" calcext:value-type="float">
            <text:p>6,21666666666665</text:p>
          </table:table-cell>
          <table:table-cell table:number-columns-repeated="4"/>
          <table:table-cell table:formula="of:=SUM(MOD(SUM([.L375]-[.L$2];[.T$2]);[.R$2]-[.L$2]);[.L$2])" office:value-type="time" office:time-value="PT10H19M59.999999999S" calcext:value-type="time">
            <text:p>10:20:00</text:p>
          </table:table-cell>
          <table:table-cell table:formula="of:=IF([.L376]&lt;[.L375];[.M375]+[.H$2];[.M375])" office:value-type="float" office:value="1200" calcext:value-type="float">
            <text:p>1200</text:p>
          </table:table-cell>
          <table:table-cell table:formula="of:=OFFSET([.C$4];[.M376];0)" office:value-type="float" office:value="43765" calcext:value-type="float">
            <text:p>43765</text:p>
          </table:table-cell>
          <table:table-cell table:formula="of:=[.L376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76];0)&lt;=[.O3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3T09:26:51.700526" calcext:value-type="date">
            <text:p>2019-10-13 09:26:52</text:p>
          </table:table-cell>
          <table:table-cell table:style-name="ce7" table:formula="of:=[.A377]" office:value-type="date" office:date-value="2019-10-13T09:26:51.700526" calcext:value-type="date">
            <text:p>2019-10-13 09:26:52</text:p>
          </table:table-cell>
          <table:table-cell table:formula="of:=TRUNC([.A377])" office:value-type="float" office:value="43751" calcext:value-type="float">
            <text:p>43751</text:p>
          </table:table-cell>
          <table:table-cell table:style-name="ce12" table:formula="of:=[.B377]-[.C377]" office:value-type="date" office:date-value="1899-12-30T09:26:51.7005255539" calcext:value-type="date">
            <text:p>12/30/99 09:26 AM</text:p>
          </table:table-cell>
          <table:table-cell table:formula="of:=MOD([.E376]-[.$E$2];[.$H$2])+1+[.$E$2]" office:value-type="float" office:value="235" calcext:value-type="float">
            <text:p>235</text:p>
          </table:table-cell>
          <table:table-cell table:formula="of:=MOD([.F376]+1/[.$H$2];5)" office:value-type="float" office:value="1.23333333333332" calcext:value-type="float">
            <text:p>1,23333333333332</text:p>
          </table:table-cell>
          <table:table-cell table:formula="of:=IF([.F377]=0;[.G376]+2+1/[.$H$2];[.G376]+1/[.$H$2])" office:value-type="float" office:value="6.23333333333332" calcext:value-type="float">
            <text:p>6,23333333333332</text:p>
          </table:table-cell>
          <table:table-cell table:number-columns-repeated="4"/>
          <table:table-cell table:formula="of:=SUM(MOD(SUM([.L376]-[.L$2];[.T$2]);[.R$2]-[.L$2]);[.L$2])" office:value-type="time" office:time-value="PT10H29M59.999999999S" calcext:value-type="time">
            <text:p>10:30:00</text:p>
          </table:table-cell>
          <table:table-cell table:formula="of:=IF([.L377]&lt;[.L376];[.M376]+[.H$2];[.M376])" office:value-type="float" office:value="1200" calcext:value-type="float">
            <text:p>1200</text:p>
          </table:table-cell>
          <table:table-cell table:formula="of:=OFFSET([.C$4];[.M377];0)" office:value-type="float" office:value="43765" calcext:value-type="float">
            <text:p>43765</text:p>
          </table:table-cell>
          <table:table-cell table:formula="of:=[.L377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77];0)&lt;=[.O3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3T09:41:54.183352" calcext:value-type="date">
            <text:p>2019-10-13 09:41:54</text:p>
          </table:table-cell>
          <table:table-cell table:style-name="ce7" table:formula="of:=[.A378]" office:value-type="date" office:date-value="2019-10-13T09:41:54.183352" calcext:value-type="date">
            <text:p>2019-10-13 09:41:54</text:p>
          </table:table-cell>
          <table:table-cell table:formula="of:=TRUNC([.A378])" office:value-type="float" office:value="43751" calcext:value-type="float">
            <text:p>43751</text:p>
          </table:table-cell>
          <table:table-cell table:style-name="ce12" table:formula="of:=[.B378]-[.C378]" office:value-type="date" office:date-value="1899-12-30T09:41:54.18335235212" calcext:value-type="date">
            <text:p>12/30/99 09:41 AM</text:p>
          </table:table-cell>
          <table:table-cell table:formula="of:=MOD([.E377]-[.$E$2];[.$H$2])+1+[.$E$2]" office:value-type="float" office:value="236" calcext:value-type="float">
            <text:p>236</text:p>
          </table:table-cell>
          <table:table-cell table:formula="of:=MOD([.F377]+1/[.$H$2];5)" office:value-type="float" office:value="1.24999999999999" calcext:value-type="float">
            <text:p>1,24999999999999</text:p>
          </table:table-cell>
          <table:table-cell table:formula="of:=IF([.F378]=0;[.G377]+2+1/[.$H$2];[.G377]+1/[.$H$2])" office:value-type="float" office:value="6.24999999999998" calcext:value-type="float">
            <text:p>6,24999999999998</text:p>
          </table:table-cell>
          <table:table-cell table:number-columns-repeated="4"/>
          <table:table-cell table:formula="of:=SUM(MOD(SUM([.L377]-[.L$2];[.T$2]);[.R$2]-[.L$2]);[.L$2])" office:value-type="time" office:time-value="PT10H39M59.999999999S" calcext:value-type="time">
            <text:p>10:40:00</text:p>
          </table:table-cell>
          <table:table-cell table:formula="of:=IF([.L378]&lt;[.L377];[.M377]+[.H$2];[.M377])" office:value-type="float" office:value="1200" calcext:value-type="float">
            <text:p>1200</text:p>
          </table:table-cell>
          <table:table-cell table:formula="of:=OFFSET([.C$4];[.M378];0)" office:value-type="float" office:value="43765" calcext:value-type="float">
            <text:p>43765</text:p>
          </table:table-cell>
          <table:table-cell table:formula="of:=[.L378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78];0)&lt;=[.O3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3T09:26:06.896655" calcext:value-type="date">
            <text:p>2019-10-13 09:26:07</text:p>
          </table:table-cell>
          <table:table-cell table:style-name="ce7" table:formula="of:=[.A379]" office:value-type="date" office:date-value="2019-10-13T09:26:06.896655" calcext:value-type="date">
            <text:p>2019-10-13 09:26:07</text:p>
          </table:table-cell>
          <table:table-cell table:formula="of:=TRUNC([.A379])" office:value-type="float" office:value="43751" calcext:value-type="float">
            <text:p>43751</text:p>
          </table:table-cell>
          <table:table-cell table:style-name="ce12" table:formula="of:=[.B379]-[.C379]" office:value-type="date" office:date-value="1899-12-30T09:26:06.89665471204" calcext:value-type="date">
            <text:p>12/30/99 09:26 AM</text:p>
          </table:table-cell>
          <table:table-cell table:formula="of:=MOD([.E378]-[.$E$2];[.$H$2])+1+[.$E$2]" office:value-type="float" office:value="237" calcext:value-type="float">
            <text:p>237</text:p>
          </table:table-cell>
          <table:table-cell table:formula="of:=MOD([.F378]+1/[.$H$2];5)" office:value-type="float" office:value="1.26666666666665" calcext:value-type="float">
            <text:p>1,26666666666665</text:p>
          </table:table-cell>
          <table:table-cell table:formula="of:=IF([.F379]=0;[.G378]+2+1/[.$H$2];[.G378]+1/[.$H$2])" office:value-type="float" office:value="6.26666666666665" calcext:value-type="float">
            <text:p>6,26666666666665</text:p>
          </table:table-cell>
          <table:table-cell table:number-columns-repeated="4"/>
          <table:table-cell table:formula="of:=SUM(MOD(SUM([.L378]-[.L$2];[.T$2]);[.R$2]-[.L$2]);[.L$2])" office:value-type="time" office:time-value="PT10H49M59.999999999S" calcext:value-type="time">
            <text:p>10:50:00</text:p>
          </table:table-cell>
          <table:table-cell table:formula="of:=IF([.L379]&lt;[.L378];[.M378]+[.H$2];[.M378])" office:value-type="float" office:value="1200" calcext:value-type="float">
            <text:p>1200</text:p>
          </table:table-cell>
          <table:table-cell table:formula="of:=OFFSET([.C$4];[.M379];0)" office:value-type="float" office:value="43765" calcext:value-type="float">
            <text:p>43765</text:p>
          </table:table-cell>
          <table:table-cell table:formula="of:=[.L379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79];0)&lt;=[.O3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3T08:59:53.310659" calcext:value-type="date">
            <text:p>2019-10-13 08:59:53</text:p>
          </table:table-cell>
          <table:table-cell table:style-name="ce7" table:formula="of:=[.A380]" office:value-type="date" office:date-value="2019-10-13T08:59:53.310659" calcext:value-type="date">
            <text:p>2019-10-13 08:59:53</text:p>
          </table:table-cell>
          <table:table-cell table:formula="of:=TRUNC([.A380])" office:value-type="float" office:value="43751" calcext:value-type="float">
            <text:p>43751</text:p>
          </table:table-cell>
          <table:table-cell table:style-name="ce12" table:formula="of:=[.B380]-[.C380]" office:value-type="date" office:date-value="1899-12-30T08:59:53.31065851729" calcext:value-type="date">
            <text:p>12/30/99 08:59 AM</text:p>
          </table:table-cell>
          <table:table-cell table:formula="of:=MOD([.E379]-[.$E$2];[.$H$2])+1+[.$E$2]" office:value-type="float" office:value="238" calcext:value-type="float">
            <text:p>238</text:p>
          </table:table-cell>
          <table:table-cell table:formula="of:=MOD([.F379]+1/[.$H$2];5)" office:value-type="float" office:value="1.28333333333332" calcext:value-type="float">
            <text:p>1,28333333333332</text:p>
          </table:table-cell>
          <table:table-cell table:formula="of:=IF([.F380]=0;[.G379]+2+1/[.$H$2];[.G379]+1/[.$H$2])" office:value-type="float" office:value="6.28333333333332" calcext:value-type="float">
            <text:p>6,28333333333332</text:p>
          </table:table-cell>
          <table:table-cell table:number-columns-repeated="4"/>
          <table:table-cell table:formula="of:=SUM(MOD(SUM([.L379]-[.L$2];[.T$2]);[.R$2]-[.L$2]);[.L$2])" office:value-type="time" office:time-value="PT10H59M59.999999999S" calcext:value-type="time">
            <text:p>11:00:00</text:p>
          </table:table-cell>
          <table:table-cell table:formula="of:=IF([.L380]&lt;[.L379];[.M379]+[.H$2];[.M379])" office:value-type="float" office:value="1200" calcext:value-type="float">
            <text:p>1200</text:p>
          </table:table-cell>
          <table:table-cell table:formula="of:=OFFSET([.C$4];[.M380];0)" office:value-type="float" office:value="43765" calcext:value-type="float">
            <text:p>43765</text:p>
          </table:table-cell>
          <table:table-cell table:formula="of:=[.L380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80];0)&lt;=[.O3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3T09:23:26.219069" calcext:value-type="date">
            <text:p>2019-10-13 09:23:26</text:p>
          </table:table-cell>
          <table:table-cell table:style-name="ce7" table:formula="of:=[.A381]" office:value-type="date" office:date-value="2019-10-13T09:23:26.219069" calcext:value-type="date">
            <text:p>2019-10-13 09:23:26</text:p>
          </table:table-cell>
          <table:table-cell table:formula="of:=TRUNC([.A381])" office:value-type="float" office:value="43751" calcext:value-type="float">
            <text:p>43751</text:p>
          </table:table-cell>
          <table:table-cell table:style-name="ce12" table:formula="of:=[.B381]-[.C381]" office:value-type="date" office:date-value="1899-12-30T09:23:26.21906868182" calcext:value-type="date">
            <text:p>12/30/99 09:23 AM</text:p>
          </table:table-cell>
          <table:table-cell table:formula="of:=MOD([.E380]-[.$E$2];[.$H$2])+1+[.$E$2]" office:value-type="float" office:value="239" calcext:value-type="float">
            <text:p>239</text:p>
          </table:table-cell>
          <table:table-cell table:formula="of:=MOD([.F380]+1/[.$H$2];5)" office:value-type="float" office:value="1.29999999999999" calcext:value-type="float">
            <text:p>1,29999999999999</text:p>
          </table:table-cell>
          <table:table-cell table:formula="of:=IF([.F381]=0;[.G380]+2+1/[.$H$2];[.G380]+1/[.$H$2])" office:value-type="float" office:value="6.29999999999998" calcext:value-type="float">
            <text:p>6,29999999999998</text:p>
          </table:table-cell>
          <table:table-cell table:number-columns-repeated="4"/>
          <table:table-cell table:formula="of:=SUM(MOD(SUM([.L380]-[.L$2];[.T$2]);[.R$2]-[.L$2]);[.L$2])" office:value-type="time" office:time-value="PT08H09M59.999999999S" calcext:value-type="time">
            <text:p>08:10:00</text:p>
          </table:table-cell>
          <table:table-cell table:formula="of:=IF([.L381]&lt;[.L380];[.M380]+[.H$2];[.M380])" office:value-type="float" office:value="1260" calcext:value-type="float">
            <text:p>1260</text:p>
          </table:table-cell>
          <table:table-cell table:formula="of:=OFFSET([.C$4];[.M381];0)" office:value-type="float" office:value="43766" calcext:value-type="float">
            <text:p>43766</text:p>
          </table:table-cell>
          <table:table-cell table:formula="of:=[.L381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81];0)&lt;=[.O3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3T09:11:21.553658" calcext:value-type="date">
            <text:p>2019-10-13 09:11:22</text:p>
          </table:table-cell>
          <table:table-cell table:style-name="ce7" table:formula="of:=[.A382]" office:value-type="date" office:date-value="2019-10-13T09:11:21.553658" calcext:value-type="date">
            <text:p>2019-10-13 09:11:22</text:p>
          </table:table-cell>
          <table:table-cell table:formula="of:=TRUNC([.A382])" office:value-type="float" office:value="43751" calcext:value-type="float">
            <text:p>43751</text:p>
          </table:table-cell>
          <table:table-cell table:style-name="ce12" table:formula="of:=[.B382]-[.C382]" office:value-type="date" office:date-value="1899-12-30T09:11:21.55365837738" calcext:value-type="date">
            <text:p>12/30/99 09:11 AM</text:p>
          </table:table-cell>
          <table:table-cell table:formula="of:=MOD([.E381]-[.$E$2];[.$H$2])+1+[.$E$2]" office:value-type="float" office:value="240" calcext:value-type="float">
            <text:p>240</text:p>
          </table:table-cell>
          <table:table-cell table:formula="of:=MOD([.F381]+1/[.$H$2];5)" office:value-type="float" office:value="1.31666666666665" calcext:value-type="float">
            <text:p>1,31666666666665</text:p>
          </table:table-cell>
          <table:table-cell table:formula="of:=IF([.F382]=0;[.G381]+2+1/[.$H$2];[.G381]+1/[.$H$2])" office:value-type="float" office:value="6.31666666666665" calcext:value-type="float">
            <text:p>6,31666666666665</text:p>
          </table:table-cell>
          <table:table-cell table:number-columns-repeated="4"/>
          <table:table-cell table:formula="of:=SUM(MOD(SUM([.L381]-[.L$2];[.T$2]);[.R$2]-[.L$2]);[.L$2])" office:value-type="time" office:time-value="PT08H19M59.999999999S" calcext:value-type="time">
            <text:p>08:20:00</text:p>
          </table:table-cell>
          <table:table-cell table:formula="of:=IF([.L382]&lt;[.L381];[.M381]+[.H$2];[.M381])" office:value-type="float" office:value="1260" calcext:value-type="float">
            <text:p>1260</text:p>
          </table:table-cell>
          <table:table-cell table:formula="of:=OFFSET([.C$4];[.M382];0)" office:value-type="float" office:value="43766" calcext:value-type="float">
            <text:p>43766</text:p>
          </table:table-cell>
          <table:table-cell table:formula="of:=[.L382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82];0)&lt;=[.O3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3T09:37:26.479624" calcext:value-type="date">
            <text:p>2019-10-13 09:37:26</text:p>
          </table:table-cell>
          <table:table-cell table:style-name="ce7" table:formula="of:=[.A383]" office:value-type="date" office:date-value="2019-10-13T09:37:26.479624" calcext:value-type="date">
            <text:p>2019-10-13 09:37:26</text:p>
          </table:table-cell>
          <table:table-cell table:formula="of:=TRUNC([.A383])" office:value-type="float" office:value="43751" calcext:value-type="float">
            <text:p>43751</text:p>
          </table:table-cell>
          <table:table-cell table:style-name="ce12" table:formula="of:=[.B383]-[.C383]" office:value-type="date" office:date-value="1899-12-30T09:37:26.47962434683" calcext:value-type="date">
            <text:p>12/30/99 09:37 AM</text:p>
          </table:table-cell>
          <table:table-cell table:formula="of:=MOD([.E382]-[.$E$2];[.$H$2])+1+[.$E$2]" office:value-type="float" office:value="241" calcext:value-type="float">
            <text:p>241</text:p>
          </table:table-cell>
          <table:table-cell table:formula="of:=MOD([.F382]+1/[.$H$2];5)" office:value-type="float" office:value="1.33333333333332" calcext:value-type="float">
            <text:p>1,33333333333332</text:p>
          </table:table-cell>
          <table:table-cell table:formula="of:=IF([.F383]=0;[.G382]+2+1/[.$H$2];[.G382]+1/[.$H$2])" office:value-type="float" office:value="6.33333333333332" calcext:value-type="float">
            <text:p>6,33333333333332</text:p>
          </table:table-cell>
          <table:table-cell table:number-columns-repeated="4"/>
          <table:table-cell table:formula="of:=SUM(MOD(SUM([.L382]-[.L$2];[.T$2]);[.R$2]-[.L$2]);[.L$2])" office:value-type="time" office:time-value="PT08H29M59.999999999S" calcext:value-type="time">
            <text:p>08:30:00</text:p>
          </table:table-cell>
          <table:table-cell table:formula="of:=IF([.L383]&lt;[.L382];[.M382]+[.H$2];[.M382])" office:value-type="float" office:value="1260" calcext:value-type="float">
            <text:p>1260</text:p>
          </table:table-cell>
          <table:table-cell table:formula="of:=OFFSET([.C$4];[.M383];0)" office:value-type="float" office:value="43766" calcext:value-type="float">
            <text:p>43766</text:p>
          </table:table-cell>
          <table:table-cell table:formula="of:=[.L383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83];0)&lt;=[.O3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3T09:27:13.267779" calcext:value-type="date">
            <text:p>2019-10-13 09:27:13</text:p>
          </table:table-cell>
          <table:table-cell table:style-name="ce7" table:formula="of:=[.A384]" office:value-type="date" office:date-value="2019-10-13T09:27:13.267779" calcext:value-type="date">
            <text:p>2019-10-13 09:27:13</text:p>
          </table:table-cell>
          <table:table-cell table:formula="of:=TRUNC([.A384])" office:value-type="float" office:value="43751" calcext:value-type="float">
            <text:p>43751</text:p>
          </table:table-cell>
          <table:table-cell table:style-name="ce12" table:formula="of:=[.B384]-[.C384]" office:value-type="date" office:date-value="1899-12-30T09:27:13.2677786937" calcext:value-type="date">
            <text:p>12/30/99 09:27 AM</text:p>
          </table:table-cell>
          <table:table-cell table:formula="of:=MOD([.E383]-[.$E$2];[.$H$2])+1+[.$E$2]" office:value-type="float" office:value="242" calcext:value-type="float">
            <text:p>242</text:p>
          </table:table-cell>
          <table:table-cell table:formula="of:=MOD([.F383]+1/[.$H$2];5)" office:value-type="float" office:value="1.34999999999999" calcext:value-type="float">
            <text:p>1,34999999999999</text:p>
          </table:table-cell>
          <table:table-cell table:formula="of:=IF([.F384]=0;[.G383]+2+1/[.$H$2];[.G383]+1/[.$H$2])" office:value-type="float" office:value="6.34999999999998" calcext:value-type="float">
            <text:p>6,34999999999998</text:p>
          </table:table-cell>
          <table:table-cell table:number-columns-repeated="4"/>
          <table:table-cell table:formula="of:=SUM(MOD(SUM([.L383]-[.L$2];[.T$2]);[.R$2]-[.L$2]);[.L$2])" office:value-type="time" office:time-value="PT08H39M59.999999999S" calcext:value-type="time">
            <text:p>08:40:00</text:p>
          </table:table-cell>
          <table:table-cell table:formula="of:=IF([.L384]&lt;[.L383];[.M383]+[.H$2];[.M383])" office:value-type="float" office:value="1260" calcext:value-type="float">
            <text:p>1260</text:p>
          </table:table-cell>
          <table:table-cell table:formula="of:=OFFSET([.C$4];[.M384];0)" office:value-type="float" office:value="43766" calcext:value-type="float">
            <text:p>43766</text:p>
          </table:table-cell>
          <table:table-cell table:formula="of:=[.L384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84];0)&lt;=[.O3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3T09:34:00.260252" calcext:value-type="date">
            <text:p>2019-10-13 09:34:00</text:p>
          </table:table-cell>
          <table:table-cell table:style-name="ce7" table:formula="of:=[.A385]" office:value-type="date" office:date-value="2019-10-13T09:34:00.260252" calcext:value-type="date">
            <text:p>2019-10-13 09:34:00</text:p>
          </table:table-cell>
          <table:table-cell table:formula="of:=TRUNC([.A385])" office:value-type="float" office:value="43751" calcext:value-type="float">
            <text:p>43751</text:p>
          </table:table-cell>
          <table:table-cell table:style-name="ce12" table:formula="of:=[.B385]-[.C385]" office:value-type="date" office:date-value="1899-12-30T09:34:00.26025217026" calcext:value-type="date">
            <text:p>12/30/99 09:34 AM</text:p>
          </table:table-cell>
          <table:table-cell table:formula="of:=MOD([.E384]-[.$E$2];[.$H$2])+1+[.$E$2]" office:value-type="float" office:value="243" calcext:value-type="float">
            <text:p>243</text:p>
          </table:table-cell>
          <table:table-cell table:formula="of:=MOD([.F384]+1/[.$H$2];5)" office:value-type="float" office:value="1.36666666666665" calcext:value-type="float">
            <text:p>1,36666666666665</text:p>
          </table:table-cell>
          <table:table-cell table:formula="of:=IF([.F385]=0;[.G384]+2+1/[.$H$2];[.G384]+1/[.$H$2])" office:value-type="float" office:value="6.36666666666665" calcext:value-type="float">
            <text:p>6,36666666666665</text:p>
          </table:table-cell>
          <table:table-cell table:number-columns-repeated="4"/>
          <table:table-cell table:formula="of:=SUM(MOD(SUM([.L384]-[.L$2];[.T$2]);[.R$2]-[.L$2]);[.L$2])" office:value-type="time" office:time-value="PT08H49M59.999999999S" calcext:value-type="time">
            <text:p>08:50:00</text:p>
          </table:table-cell>
          <table:table-cell table:formula="of:=IF([.L385]&lt;[.L384];[.M384]+[.H$2];[.M384])" office:value-type="float" office:value="1260" calcext:value-type="float">
            <text:p>1260</text:p>
          </table:table-cell>
          <table:table-cell table:formula="of:=OFFSET([.C$4];[.M385];0)" office:value-type="float" office:value="43766" calcext:value-type="float">
            <text:p>43766</text:p>
          </table:table-cell>
          <table:table-cell table:formula="of:=[.L385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85];0)&lt;=[.O3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3T09:27:01.025916" calcext:value-type="date">
            <text:p>2019-10-13 09:27:01</text:p>
          </table:table-cell>
          <table:table-cell table:style-name="ce7" table:formula="of:=[.A386]" office:value-type="date" office:date-value="2019-10-13T09:27:01.025916" calcext:value-type="date">
            <text:p>2019-10-13 09:27:01</text:p>
          </table:table-cell>
          <table:table-cell table:formula="of:=TRUNC([.A386])" office:value-type="float" office:value="43751" calcext:value-type="float">
            <text:p>43751</text:p>
          </table:table-cell>
          <table:table-cell table:style-name="ce12" table:formula="of:=[.B386]-[.C386]" office:value-type="date" office:date-value="1899-12-30T09:27:01.02591628209" calcext:value-type="date">
            <text:p>12/30/99 09:27 AM</text:p>
          </table:table-cell>
          <table:table-cell table:formula="of:=MOD([.E385]-[.$E$2];[.$H$2])+1+[.$E$2]" office:value-type="float" office:value="244" calcext:value-type="float">
            <text:p>244</text:p>
          </table:table-cell>
          <table:table-cell table:formula="of:=MOD([.F385]+1/[.$H$2];5)" office:value-type="float" office:value="1.38333333333332" calcext:value-type="float">
            <text:p>1,38333333333332</text:p>
          </table:table-cell>
          <table:table-cell table:formula="of:=IF([.F386]=0;[.G385]+2+1/[.$H$2];[.G385]+1/[.$H$2])" office:value-type="float" office:value="6.38333333333332" calcext:value-type="float">
            <text:p>6,38333333333332</text:p>
          </table:table-cell>
          <table:table-cell table:number-columns-repeated="4"/>
          <table:table-cell table:formula="of:=SUM(MOD(SUM([.L385]-[.L$2];[.T$2]);[.R$2]-[.L$2]);[.L$2])" office:value-type="time" office:time-value="PT08H59M59.999999999S" calcext:value-type="time">
            <text:p>09:00:00</text:p>
          </table:table-cell>
          <table:table-cell table:formula="of:=IF([.L386]&lt;[.L385];[.M385]+[.H$2];[.M385])" office:value-type="float" office:value="1260" calcext:value-type="float">
            <text:p>1260</text:p>
          </table:table-cell>
          <table:table-cell table:formula="of:=OFFSET([.C$4];[.M386];0)" office:value-type="float" office:value="43766" calcext:value-type="float">
            <text:p>43766</text:p>
          </table:table-cell>
          <table:table-cell table:formula="of:=[.L386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86];0)&lt;=[.O3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3T09:03:53.417388" calcext:value-type="date">
            <text:p>2019-10-13 09:03:53</text:p>
          </table:table-cell>
          <table:table-cell table:style-name="ce7" table:formula="of:=[.A387]" office:value-type="date" office:date-value="2019-10-13T09:03:53.417388" calcext:value-type="date">
            <text:p>2019-10-13 09:03:53</text:p>
          </table:table-cell>
          <table:table-cell table:formula="of:=TRUNC([.A387])" office:value-type="float" office:value="43751" calcext:value-type="float">
            <text:p>43751</text:p>
          </table:table-cell>
          <table:table-cell table:style-name="ce12" table:formula="of:=[.B387]-[.C387]" office:value-type="date" office:date-value="1899-12-30T09:03:53.41738837771" calcext:value-type="date">
            <text:p>12/30/99 09:03 AM</text:p>
          </table:table-cell>
          <table:table-cell table:formula="of:=MOD([.E386]-[.$E$2];[.$H$2])+1+[.$E$2]" office:value-type="float" office:value="245" calcext:value-type="float">
            <text:p>245</text:p>
          </table:table-cell>
          <table:table-cell table:formula="of:=MOD([.F386]+1/[.$H$2];5)" office:value-type="float" office:value="1.39999999999999" calcext:value-type="float">
            <text:p>1,39999999999999</text:p>
          </table:table-cell>
          <table:table-cell table:formula="of:=IF([.F387]=0;[.G386]+2+1/[.$H$2];[.G386]+1/[.$H$2])" office:value-type="float" office:value="6.39999999999998" calcext:value-type="float">
            <text:p>6,39999999999998</text:p>
          </table:table-cell>
          <table:table-cell table:number-columns-repeated="4"/>
          <table:table-cell table:formula="of:=SUM(MOD(SUM([.L386]-[.L$2];[.T$2]);[.R$2]-[.L$2]);[.L$2])" office:value-type="time" office:time-value="PT09H09M59.999999999S" calcext:value-type="time">
            <text:p>09:10:00</text:p>
          </table:table-cell>
          <table:table-cell table:formula="of:=IF([.L387]&lt;[.L386];[.M386]+[.H$2];[.M386])" office:value-type="float" office:value="1260" calcext:value-type="float">
            <text:p>1260</text:p>
          </table:table-cell>
          <table:table-cell table:formula="of:=OFFSET([.C$4];[.M387];0)" office:value-type="float" office:value="43766" calcext:value-type="float">
            <text:p>43766</text:p>
          </table:table-cell>
          <table:table-cell table:formula="of:=[.L387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87];0)&lt;=[.O3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3T09:19:16.247913" calcext:value-type="date">
            <text:p>2019-10-13 09:19:16</text:p>
          </table:table-cell>
          <table:table-cell table:style-name="ce7" table:formula="of:=[.A388]" office:value-type="date" office:date-value="2019-10-13T09:19:16.247913" calcext:value-type="date">
            <text:p>2019-10-13 09:19:16</text:p>
          </table:table-cell>
          <table:table-cell table:formula="of:=TRUNC([.A388])" office:value-type="float" office:value="43751" calcext:value-type="float">
            <text:p>43751</text:p>
          </table:table-cell>
          <table:table-cell table:style-name="ce12" table:formula="of:=[.B388]-[.C388]" office:value-type="date" office:date-value="1899-12-30T09:19:16.24791271985" calcext:value-type="date">
            <text:p>12/30/99 09:19 AM</text:p>
          </table:table-cell>
          <table:table-cell table:formula="of:=MOD([.E387]-[.$E$2];[.$H$2])+1+[.$E$2]" office:value-type="float" office:value="246" calcext:value-type="float">
            <text:p>246</text:p>
          </table:table-cell>
          <table:table-cell table:formula="of:=MOD([.F387]+1/[.$H$2];5)" office:value-type="float" office:value="1.41666666666665" calcext:value-type="float">
            <text:p>1,41666666666665</text:p>
          </table:table-cell>
          <table:table-cell table:formula="of:=IF([.F388]=0;[.G387]+2+1/[.$H$2];[.G387]+1/[.$H$2])" office:value-type="float" office:value="6.41666666666665" calcext:value-type="float">
            <text:p>6,41666666666665</text:p>
          </table:table-cell>
          <table:table-cell table:number-columns-repeated="4"/>
          <table:table-cell table:formula="of:=SUM(MOD(SUM([.L387]-[.L$2];[.T$2]);[.R$2]-[.L$2]);[.L$2])" office:value-type="time" office:time-value="PT09H19M59.999999999S" calcext:value-type="time">
            <text:p>09:20:00</text:p>
          </table:table-cell>
          <table:table-cell table:formula="of:=IF([.L388]&lt;[.L387];[.M387]+[.H$2];[.M387])" office:value-type="float" office:value="1260" calcext:value-type="float">
            <text:p>1260</text:p>
          </table:table-cell>
          <table:table-cell table:formula="of:=OFFSET([.C$4];[.M388];0)" office:value-type="float" office:value="43766" calcext:value-type="float">
            <text:p>43766</text:p>
          </table:table-cell>
          <table:table-cell table:formula="of:=[.L388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88];0)&lt;=[.O3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3T08:55:16.031319" calcext:value-type="date">
            <text:p>2019-10-13 08:55:16</text:p>
          </table:table-cell>
          <table:table-cell table:style-name="ce7" table:formula="of:=[.A389]" office:value-type="date" office:date-value="2019-10-13T08:55:16.031319" calcext:value-type="date">
            <text:p>2019-10-13 08:55:16</text:p>
          </table:table-cell>
          <table:table-cell table:formula="of:=TRUNC([.A389])" office:value-type="float" office:value="43751" calcext:value-type="float">
            <text:p>43751</text:p>
          </table:table-cell>
          <table:table-cell table:style-name="ce12" table:formula="of:=[.B389]-[.C389]" office:value-type="date" office:date-value="1899-12-30T08:55:16.03131922893" calcext:value-type="date">
            <text:p>12/30/99 08:55 AM</text:p>
          </table:table-cell>
          <table:table-cell table:formula="of:=MOD([.E388]-[.$E$2];[.$H$2])+1+[.$E$2]" office:value-type="float" office:value="247" calcext:value-type="float">
            <text:p>247</text:p>
          </table:table-cell>
          <table:table-cell table:formula="of:=MOD([.F388]+1/[.$H$2];5)" office:value-type="float" office:value="1.43333333333332" calcext:value-type="float">
            <text:p>1,43333333333332</text:p>
          </table:table-cell>
          <table:table-cell table:formula="of:=IF([.F389]=0;[.G388]+2+1/[.$H$2];[.G388]+1/[.$H$2])" office:value-type="float" office:value="6.43333333333332" calcext:value-type="float">
            <text:p>6,43333333333332</text:p>
          </table:table-cell>
          <table:table-cell table:number-columns-repeated="4"/>
          <table:table-cell table:formula="of:=SUM(MOD(SUM([.L388]-[.L$2];[.T$2]);[.R$2]-[.L$2]);[.L$2])" office:value-type="time" office:time-value="PT09H29M59.999999999S" calcext:value-type="time">
            <text:p>09:30:00</text:p>
          </table:table-cell>
          <table:table-cell table:formula="of:=IF([.L389]&lt;[.L388];[.M388]+[.H$2];[.M388])" office:value-type="float" office:value="1260" calcext:value-type="float">
            <text:p>1260</text:p>
          </table:table-cell>
          <table:table-cell table:formula="of:=OFFSET([.C$4];[.M389];0)" office:value-type="float" office:value="43766" calcext:value-type="float">
            <text:p>43766</text:p>
          </table:table-cell>
          <table:table-cell table:formula="of:=[.L389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89];0)&lt;=[.O3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3T09:52:50.468565" calcext:value-type="date">
            <text:p>2019-10-13 09:52:50</text:p>
          </table:table-cell>
          <table:table-cell table:style-name="ce7" table:formula="of:=[.A390]" office:value-type="date" office:date-value="2019-10-13T09:52:50.468565" calcext:value-type="date">
            <text:p>2019-10-13 09:52:50</text:p>
          </table:table-cell>
          <table:table-cell table:formula="of:=TRUNC([.A390])" office:value-type="float" office:value="43751" calcext:value-type="float">
            <text:p>43751</text:p>
          </table:table-cell>
          <table:table-cell table:style-name="ce12" table:formula="of:=[.B390]-[.C390]" office:value-type="date" office:date-value="1899-12-30T09:52:50.46856500674" calcext:value-type="date">
            <text:p>12/30/99 09:52 AM</text:p>
          </table:table-cell>
          <table:table-cell table:formula="of:=MOD([.E389]-[.$E$2];[.$H$2])+1+[.$E$2]" office:value-type="float" office:value="248" calcext:value-type="float">
            <text:p>248</text:p>
          </table:table-cell>
          <table:table-cell table:formula="of:=MOD([.F389]+1/[.$H$2];5)" office:value-type="float" office:value="1.44999999999999" calcext:value-type="float">
            <text:p>1,44999999999999</text:p>
          </table:table-cell>
          <table:table-cell table:formula="of:=IF([.F390]=0;[.G389]+2+1/[.$H$2];[.G389]+1/[.$H$2])" office:value-type="float" office:value="6.44999999999998" calcext:value-type="float">
            <text:p>6,44999999999998</text:p>
          </table:table-cell>
          <table:table-cell table:number-columns-repeated="4"/>
          <table:table-cell table:formula="of:=SUM(MOD(SUM([.L389]-[.L$2];[.T$2]);[.R$2]-[.L$2]);[.L$2])" office:value-type="time" office:time-value="PT09H39M59.999999999S" calcext:value-type="time">
            <text:p>09:40:00</text:p>
          </table:table-cell>
          <table:table-cell table:formula="of:=IF([.L390]&lt;[.L389];[.M389]+[.H$2];[.M389])" office:value-type="float" office:value="1260" calcext:value-type="float">
            <text:p>1260</text:p>
          </table:table-cell>
          <table:table-cell table:formula="of:=OFFSET([.C$4];[.M390];0)" office:value-type="float" office:value="43766" calcext:value-type="float">
            <text:p>43766</text:p>
          </table:table-cell>
          <table:table-cell table:formula="of:=[.L390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90];0)&lt;=[.O3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3T09:31:03.577469" calcext:value-type="date">
            <text:p>2019-10-13 09:31:04</text:p>
          </table:table-cell>
          <table:table-cell table:style-name="ce7" table:formula="of:=[.A391]" office:value-type="date" office:date-value="2019-10-13T09:31:03.577469" calcext:value-type="date">
            <text:p>2019-10-13 09:31:04</text:p>
          </table:table-cell>
          <table:table-cell table:formula="of:=TRUNC([.A391])" office:value-type="float" office:value="43751" calcext:value-type="float">
            <text:p>43751</text:p>
          </table:table-cell>
          <table:table-cell table:style-name="ce12" table:formula="of:=[.B391]-[.C391]" office:value-type="date" office:date-value="1899-12-30T09:31:03.57746855356" calcext:value-type="date">
            <text:p>12/30/99 09:31 AM</text:p>
          </table:table-cell>
          <table:table-cell table:formula="of:=MOD([.E390]-[.$E$2];[.$H$2])+1+[.$E$2]" office:value-type="float" office:value="249" calcext:value-type="float">
            <text:p>249</text:p>
          </table:table-cell>
          <table:table-cell table:formula="of:=MOD([.F390]+1/[.$H$2];5)" office:value-type="float" office:value="1.46666666666665" calcext:value-type="float">
            <text:p>1,46666666666665</text:p>
          </table:table-cell>
          <table:table-cell table:formula="of:=IF([.F391]=0;[.G390]+2+1/[.$H$2];[.G390]+1/[.$H$2])" office:value-type="float" office:value="6.46666666666665" calcext:value-type="float">
            <text:p>6,46666666666665</text:p>
          </table:table-cell>
          <table:table-cell table:number-columns-repeated="4"/>
          <table:table-cell table:formula="of:=SUM(MOD(SUM([.L390]-[.L$2];[.T$2]);[.R$2]-[.L$2]);[.L$2])" office:value-type="time" office:time-value="PT09H49M59.999999999S" calcext:value-type="time">
            <text:p>09:50:00</text:p>
          </table:table-cell>
          <table:table-cell table:formula="of:=IF([.L391]&lt;[.L390];[.M390]+[.H$2];[.M390])" office:value-type="float" office:value="1260" calcext:value-type="float">
            <text:p>1260</text:p>
          </table:table-cell>
          <table:table-cell table:formula="of:=OFFSET([.C$4];[.M391];0)" office:value-type="float" office:value="43766" calcext:value-type="float">
            <text:p>43766</text:p>
          </table:table-cell>
          <table:table-cell table:formula="of:=[.L391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91];0)&lt;=[.O3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3T09:40:06.375824" calcext:value-type="date">
            <text:p>2019-10-13 09:40:06</text:p>
          </table:table-cell>
          <table:table-cell table:style-name="ce7" table:formula="of:=[.A392]" office:value-type="date" office:date-value="2019-10-13T09:40:06.375824" calcext:value-type="date">
            <text:p>2019-10-13 09:40:06</text:p>
          </table:table-cell>
          <table:table-cell table:formula="of:=TRUNC([.A392])" office:value-type="float" office:value="43751" calcext:value-type="float">
            <text:p>43751</text:p>
          </table:table-cell>
          <table:table-cell table:style-name="ce12" table:formula="of:=[.B392]-[.C392]" office:value-type="date" office:date-value="1899-12-30T09:40:06.37582442723" calcext:value-type="date">
            <text:p>12/30/99 09:40 AM</text:p>
          </table:table-cell>
          <table:table-cell table:formula="of:=MOD([.E391]-[.$E$2];[.$H$2])+1+[.$E$2]" office:value-type="float" office:value="250" calcext:value-type="float">
            <text:p>250</text:p>
          </table:table-cell>
          <table:table-cell table:formula="of:=MOD([.F391]+1/[.$H$2];5)" office:value-type="float" office:value="1.48333333333332" calcext:value-type="float">
            <text:p>1,48333333333332</text:p>
          </table:table-cell>
          <table:table-cell table:formula="of:=IF([.F392]=0;[.G391]+2+1/[.$H$2];[.G391]+1/[.$H$2])" office:value-type="float" office:value="6.48333333333332" calcext:value-type="float">
            <text:p>6,48333333333332</text:p>
          </table:table-cell>
          <table:table-cell table:number-columns-repeated="4"/>
          <table:table-cell table:formula="of:=SUM(MOD(SUM([.L391]-[.L$2];[.T$2]);[.R$2]-[.L$2]);[.L$2])" office:value-type="time" office:time-value="PT09H59M59.999999999S" calcext:value-type="time">
            <text:p>10:00:00</text:p>
          </table:table-cell>
          <table:table-cell table:formula="of:=IF([.L392]&lt;[.L391];[.M391]+[.H$2];[.M391])" office:value-type="float" office:value="1260" calcext:value-type="float">
            <text:p>1260</text:p>
          </table:table-cell>
          <table:table-cell table:formula="of:=OFFSET([.C$4];[.M392];0)" office:value-type="float" office:value="43766" calcext:value-type="float">
            <text:p>43766</text:p>
          </table:table-cell>
          <table:table-cell table:formula="of:=[.L392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92];0)&lt;=[.O3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13T09:13:46.633669" calcext:value-type="date">
            <text:p>2019-10-13 09:13:47</text:p>
          </table:table-cell>
          <table:table-cell table:style-name="ce7" table:formula="of:=[.A393]" office:value-type="date" office:date-value="2019-10-13T09:13:46.633669" calcext:value-type="date">
            <text:p>2019-10-13 09:13:47</text:p>
          </table:table-cell>
          <table:table-cell table:formula="of:=TRUNC([.A393])" office:value-type="float" office:value="43751" calcext:value-type="float">
            <text:p>43751</text:p>
          </table:table-cell>
          <table:table-cell table:style-name="ce12" table:formula="of:=[.B393]-[.C393]" office:value-type="date" office:date-value="1899-12-30T09:13:46.63366945926" calcext:value-type="date">
            <text:p>12/30/99 09:13 AM</text:p>
          </table:table-cell>
          <table:table-cell table:formula="of:=MOD([.E392]-[.$E$2];[.$H$2])+1+[.$E$2]" office:value-type="float" office:value="251" calcext:value-type="float">
            <text:p>251</text:p>
          </table:table-cell>
          <table:table-cell table:formula="of:=MOD([.F392]+1/[.$H$2];5)" office:value-type="float" office:value="1.49999999999999" calcext:value-type="float">
            <text:p>1,49999999999999</text:p>
          </table:table-cell>
          <table:table-cell table:formula="of:=IF([.F393]=0;[.G392]+2+1/[.$H$2];[.G392]+1/[.$H$2])" office:value-type="float" office:value="6.49999999999998" calcext:value-type="float">
            <text:p>6,49999999999998</text:p>
          </table:table-cell>
          <table:table-cell table:number-columns-repeated="4"/>
          <table:table-cell table:formula="of:=SUM(MOD(SUM([.L392]-[.L$2];[.T$2]);[.R$2]-[.L$2]);[.L$2])" office:value-type="time" office:time-value="PT10H09M59.999999999S" calcext:value-type="time">
            <text:p>10:10:00</text:p>
          </table:table-cell>
          <table:table-cell table:formula="of:=IF([.L393]&lt;[.L392];[.M392]+[.H$2];[.M392])" office:value-type="float" office:value="1260" calcext:value-type="float">
            <text:p>1260</text:p>
          </table:table-cell>
          <table:table-cell table:formula="of:=OFFSET([.C$4];[.M393];0)" office:value-type="float" office:value="43766" calcext:value-type="float">
            <text:p>43766</text:p>
          </table:table-cell>
          <table:table-cell table:formula="of:=[.L393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93];0)&lt;=[.O3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13T09:38:12.904831" calcext:value-type="date">
            <text:p>2019-10-13 09:38:13</text:p>
          </table:table-cell>
          <table:table-cell table:style-name="ce7" table:formula="of:=[.A394]" office:value-type="date" office:date-value="2019-10-13T09:38:12.904831" calcext:value-type="date">
            <text:p>2019-10-13 09:38:13</text:p>
          </table:table-cell>
          <table:table-cell table:formula="of:=TRUNC([.A394])" office:value-type="float" office:value="43751" calcext:value-type="float">
            <text:p>43751</text:p>
          </table:table-cell>
          <table:table-cell table:style-name="ce12" table:formula="of:=[.B394]-[.C394]" office:value-type="date" office:date-value="1899-12-30T09:38:12.90483144578" calcext:value-type="date">
            <text:p>12/30/99 09:38 AM</text:p>
          </table:table-cell>
          <table:table-cell table:formula="of:=MOD([.E393]-[.$E$2];[.$H$2])+1+[.$E$2]" office:value-type="float" office:value="252" calcext:value-type="float">
            <text:p>252</text:p>
          </table:table-cell>
          <table:table-cell table:formula="of:=MOD([.F393]+1/[.$H$2];5)" office:value-type="float" office:value="1.51666666666665" calcext:value-type="float">
            <text:p>1,51666666666665</text:p>
          </table:table-cell>
          <table:table-cell table:formula="of:=IF([.F394]=0;[.G393]+2+1/[.$H$2];[.G393]+1/[.$H$2])" office:value-type="float" office:value="6.51666666666665" calcext:value-type="float">
            <text:p>6,51666666666665</text:p>
          </table:table-cell>
          <table:table-cell table:number-columns-repeated="4"/>
          <table:table-cell table:formula="of:=SUM(MOD(SUM([.L393]-[.L$2];[.T$2]);[.R$2]-[.L$2]);[.L$2])" office:value-type="time" office:time-value="PT10H19M59.999999999S" calcext:value-type="time">
            <text:p>10:20:00</text:p>
          </table:table-cell>
          <table:table-cell table:formula="of:=IF([.L394]&lt;[.L393];[.M393]+[.H$2];[.M393])" office:value-type="float" office:value="1260" calcext:value-type="float">
            <text:p>1260</text:p>
          </table:table-cell>
          <table:table-cell table:formula="of:=OFFSET([.C$4];[.M394];0)" office:value-type="float" office:value="43766" calcext:value-type="float">
            <text:p>43766</text:p>
          </table:table-cell>
          <table:table-cell table:formula="of:=[.L394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94];0)&lt;=[.O3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13T09:26:42.957953" calcext:value-type="date">
            <text:p>2019-10-13 09:26:43</text:p>
          </table:table-cell>
          <table:table-cell table:style-name="ce7" table:formula="of:=[.A395]" office:value-type="date" office:date-value="2019-10-13T09:26:42.957953" calcext:value-type="date">
            <text:p>2019-10-13 09:26:43</text:p>
          </table:table-cell>
          <table:table-cell table:formula="of:=TRUNC([.A395])" office:value-type="float" office:value="43751" calcext:value-type="float">
            <text:p>43751</text:p>
          </table:table-cell>
          <table:table-cell table:style-name="ce12" table:formula="of:=[.B395]-[.C395]" office:value-type="date" office:date-value="1899-12-30T09:26:42.95795327984" calcext:value-type="date">
            <text:p>12/30/99 09:26 AM</text:p>
          </table:table-cell>
          <table:table-cell table:formula="of:=MOD([.E394]-[.$E$2];[.$H$2])+1+[.$E$2]" office:value-type="float" office:value="253" calcext:value-type="float">
            <text:p>253</text:p>
          </table:table-cell>
          <table:table-cell table:formula="of:=MOD([.F394]+1/[.$H$2];5)" office:value-type="float" office:value="1.53333333333332" calcext:value-type="float">
            <text:p>1,53333333333332</text:p>
          </table:table-cell>
          <table:table-cell table:formula="of:=IF([.F395]=0;[.G394]+2+1/[.$H$2];[.G394]+1/[.$H$2])" office:value-type="float" office:value="6.53333333333332" calcext:value-type="float">
            <text:p>6,53333333333332</text:p>
          </table:table-cell>
          <table:table-cell table:number-columns-repeated="4"/>
          <table:table-cell table:formula="of:=SUM(MOD(SUM([.L394]-[.L$2];[.T$2]);[.R$2]-[.L$2]);[.L$2])" office:value-type="time" office:time-value="PT10H29M59.999999999S" calcext:value-type="time">
            <text:p>10:30:00</text:p>
          </table:table-cell>
          <table:table-cell table:formula="of:=IF([.L395]&lt;[.L394];[.M394]+[.H$2];[.M394])" office:value-type="float" office:value="1260" calcext:value-type="float">
            <text:p>1260</text:p>
          </table:table-cell>
          <table:table-cell table:formula="of:=OFFSET([.C$4];[.M395];0)" office:value-type="float" office:value="43766" calcext:value-type="float">
            <text:p>43766</text:p>
          </table:table-cell>
          <table:table-cell table:formula="of:=[.L395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95];0)&lt;=[.O3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13T09:27:58.941534" calcext:value-type="date">
            <text:p>2019-10-13 09:27:59</text:p>
          </table:table-cell>
          <table:table-cell table:style-name="ce7" table:formula="of:=[.A396]" office:value-type="date" office:date-value="2019-10-13T09:27:58.941534" calcext:value-type="date">
            <text:p>2019-10-13 09:27:59</text:p>
          </table:table-cell>
          <table:table-cell table:formula="of:=TRUNC([.A396])" office:value-type="float" office:value="43751" calcext:value-type="float">
            <text:p>43751</text:p>
          </table:table-cell>
          <table:table-cell table:style-name="ce12" table:formula="of:=[.B396]-[.C396]" office:value-type="date" office:date-value="1899-12-30T09:27:58.94153392408" calcext:value-type="date">
            <text:p>12/30/99 09:27 AM</text:p>
          </table:table-cell>
          <table:table-cell table:formula="of:=MOD([.E395]-[.$E$2];[.$H$2])+1+[.$E$2]" office:value-type="float" office:value="254" calcext:value-type="float">
            <text:p>254</text:p>
          </table:table-cell>
          <table:table-cell table:formula="of:=MOD([.F395]+1/[.$H$2];5)" office:value-type="float" office:value="1.54999999999999" calcext:value-type="float">
            <text:p>1,54999999999999</text:p>
          </table:table-cell>
          <table:table-cell table:formula="of:=IF([.F396]=0;[.G395]+2+1/[.$H$2];[.G395]+1/[.$H$2])" office:value-type="float" office:value="6.54999999999998" calcext:value-type="float">
            <text:p>6,54999999999998</text:p>
          </table:table-cell>
          <table:table-cell table:number-columns-repeated="4"/>
          <table:table-cell table:formula="of:=SUM(MOD(SUM([.L395]-[.L$2];[.T$2]);[.R$2]-[.L$2]);[.L$2])" office:value-type="time" office:time-value="PT10H39M59.999999999S" calcext:value-type="time">
            <text:p>10:40:00</text:p>
          </table:table-cell>
          <table:table-cell table:formula="of:=IF([.L396]&lt;[.L395];[.M395]+[.H$2];[.M395])" office:value-type="float" office:value="1260" calcext:value-type="float">
            <text:p>1260</text:p>
          </table:table-cell>
          <table:table-cell table:formula="of:=OFFSET([.C$4];[.M396];0)" office:value-type="float" office:value="43766" calcext:value-type="float">
            <text:p>43766</text:p>
          </table:table-cell>
          <table:table-cell table:formula="of:=[.L396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96];0)&lt;=[.O3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13T09:45:44.360575" calcext:value-type="date">
            <text:p>2019-10-13 09:45:44</text:p>
          </table:table-cell>
          <table:table-cell table:style-name="ce7" table:formula="of:=[.A397]" office:value-type="date" office:date-value="2019-10-13T09:45:44.360575" calcext:value-type="date">
            <text:p>2019-10-13 09:45:44</text:p>
          </table:table-cell>
          <table:table-cell table:formula="of:=TRUNC([.A397])" office:value-type="float" office:value="43751" calcext:value-type="float">
            <text:p>43751</text:p>
          </table:table-cell>
          <table:table-cell table:style-name="ce12" table:formula="of:=[.B397]-[.C397]" office:value-type="date" office:date-value="1899-12-30T09:45:44.36057461426" calcext:value-type="date">
            <text:p>12/30/99 09:45 AM</text:p>
          </table:table-cell>
          <table:table-cell table:formula="of:=MOD([.E396]-[.$E$2];[.$H$2])+1+[.$E$2]" office:value-type="float" office:value="255" calcext:value-type="float">
            <text:p>255</text:p>
          </table:table-cell>
          <table:table-cell table:formula="of:=MOD([.F396]+1/[.$H$2];5)" office:value-type="float" office:value="1.56666666666665" calcext:value-type="float">
            <text:p>1,56666666666665</text:p>
          </table:table-cell>
          <table:table-cell table:formula="of:=IF([.F397]=0;[.G396]+2+1/[.$H$2];[.G396]+1/[.$H$2])" office:value-type="float" office:value="6.56666666666665" calcext:value-type="float">
            <text:p>6,56666666666665</text:p>
          </table:table-cell>
          <table:table-cell table:number-columns-repeated="4"/>
          <table:table-cell table:formula="of:=SUM(MOD(SUM([.L396]-[.L$2];[.T$2]);[.R$2]-[.L$2]);[.L$2])" office:value-type="time" office:time-value="PT10H49M59.999999999S" calcext:value-type="time">
            <text:p>10:50:00</text:p>
          </table:table-cell>
          <table:table-cell table:formula="of:=IF([.L397]&lt;[.L396];[.M396]+[.H$2];[.M396])" office:value-type="float" office:value="1260" calcext:value-type="float">
            <text:p>1260</text:p>
          </table:table-cell>
          <table:table-cell table:formula="of:=OFFSET([.C$4];[.M397];0)" office:value-type="float" office:value="43766" calcext:value-type="float">
            <text:p>43766</text:p>
          </table:table-cell>
          <table:table-cell table:formula="of:=[.L397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97];0)&lt;=[.O3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13T09:14:08.222257" calcext:value-type="date">
            <text:p>2019-10-13 09:14:08</text:p>
          </table:table-cell>
          <table:table-cell table:style-name="ce7" table:formula="of:=[.A398]" office:value-type="date" office:date-value="2019-10-13T09:14:08.222257" calcext:value-type="date">
            <text:p>2019-10-13 09:14:08</text:p>
          </table:table-cell>
          <table:table-cell table:formula="of:=TRUNC([.A398])" office:value-type="float" office:value="43751" calcext:value-type="float">
            <text:p>43751</text:p>
          </table:table-cell>
          <table:table-cell table:style-name="ce12" table:formula="of:=[.B398]-[.C398]" office:value-type="date" office:date-value="1899-12-30T09:14:08.22225684766" calcext:value-type="date">
            <text:p>12/30/99 09:14 AM</text:p>
          </table:table-cell>
          <table:table-cell table:formula="of:=MOD([.E397]-[.$E$2];[.$H$2])+1+[.$E$2]" office:value-type="float" office:value="256" calcext:value-type="float">
            <text:p>256</text:p>
          </table:table-cell>
          <table:table-cell table:formula="of:=MOD([.F397]+1/[.$H$2];5)" office:value-type="float" office:value="1.58333333333332" calcext:value-type="float">
            <text:p>1,58333333333332</text:p>
          </table:table-cell>
          <table:table-cell table:formula="of:=IF([.F398]=0;[.G397]+2+1/[.$H$2];[.G397]+1/[.$H$2])" office:value-type="float" office:value="6.58333333333332" calcext:value-type="float">
            <text:p>6,58333333333332</text:p>
          </table:table-cell>
          <table:table-cell table:number-columns-repeated="4"/>
          <table:table-cell table:formula="of:=SUM(MOD(SUM([.L397]-[.L$2];[.T$2]);[.R$2]-[.L$2]);[.L$2])" office:value-type="time" office:time-value="PT10H59M59.999999999S" calcext:value-type="time">
            <text:p>11:00:00</text:p>
          </table:table-cell>
          <table:table-cell table:formula="of:=IF([.L398]&lt;[.L397];[.M397]+[.H$2];[.M397])" office:value-type="float" office:value="1260" calcext:value-type="float">
            <text:p>1260</text:p>
          </table:table-cell>
          <table:table-cell table:formula="of:=OFFSET([.C$4];[.M398];0)" office:value-type="float" office:value="43766" calcext:value-type="float">
            <text:p>43766</text:p>
          </table:table-cell>
          <table:table-cell table:formula="of:=[.L398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98];0)&lt;=[.O3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13T09:06:04.846294" calcext:value-type="date">
            <text:p>2019-10-13 09:06:05</text:p>
          </table:table-cell>
          <table:table-cell table:style-name="ce7" table:formula="of:=[.A399]" office:value-type="date" office:date-value="2019-10-13T09:06:04.846294" calcext:value-type="date">
            <text:p>2019-10-13 09:06:05</text:p>
          </table:table-cell>
          <table:table-cell table:formula="of:=TRUNC([.A399])" office:value-type="float" office:value="43751" calcext:value-type="float">
            <text:p>43751</text:p>
          </table:table-cell>
          <table:table-cell table:style-name="ce12" table:formula="of:=[.B399]-[.C399]" office:value-type="date" office:date-value="1899-12-30T09:06:04.84629353508" calcext:value-type="date">
            <text:p>12/30/99 09:06 AM</text:p>
          </table:table-cell>
          <table:table-cell table:formula="of:=MOD([.E398]-[.$E$2];[.$H$2])+1+[.$E$2]" office:value-type="float" office:value="257" calcext:value-type="float">
            <text:p>257</text:p>
          </table:table-cell>
          <table:table-cell table:formula="of:=MOD([.F398]+1/[.$H$2];5)" office:value-type="float" office:value="1.59999999999999" calcext:value-type="float">
            <text:p>1,59999999999999</text:p>
          </table:table-cell>
          <table:table-cell table:formula="of:=IF([.F399]=0;[.G398]+2+1/[.$H$2];[.G398]+1/[.$H$2])" office:value-type="float" office:value="6.59999999999998" calcext:value-type="float">
            <text:p>6,5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0]))" office:value-type="date" office:date-value="2019-10-13T09:35:24.369112" calcext:value-type="date">
            <text:p>2019-10-13 09:35:24</text:p>
          </table:table-cell>
          <table:table-cell table:style-name="ce7" table:formula="of:=[.A400]" office:value-type="date" office:date-value="2019-10-13T09:35:24.369112" calcext:value-type="date">
            <text:p>2019-10-13 09:35:24</text:p>
          </table:table-cell>
          <table:table-cell table:formula="of:=TRUNC([.A400])" office:value-type="float" office:value="43751" calcext:value-type="float">
            <text:p>43751</text:p>
          </table:table-cell>
          <table:table-cell table:style-name="ce12" table:formula="of:=[.B400]-[.C400]" office:value-type="date" office:date-value="1899-12-30T09:35:24.36911249533" calcext:value-type="date">
            <text:p>12/30/99 09:35 AM</text:p>
          </table:table-cell>
          <table:table-cell table:formula="of:=MOD([.E399]-[.$E$2];[.$H$2])+1+[.$E$2]" office:value-type="float" office:value="258" calcext:value-type="float">
            <text:p>258</text:p>
          </table:table-cell>
          <table:table-cell table:formula="of:=MOD([.F399]+1/[.$H$2];5)" office:value-type="float" office:value="1.61666666666665" calcext:value-type="float">
            <text:p>1,61666666666665</text:p>
          </table:table-cell>
          <table:table-cell table:formula="of:=IF([.F400]=0;[.G399]+2+1/[.$H$2];[.G399]+1/[.$H$2])" office:value-type="float" office:value="6.61666666666665" calcext:value-type="float">
            <text:p>6,6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1]))" office:value-type="date" office:date-value="2019-10-13T09:40:56.990896" calcext:value-type="date">
            <text:p>2019-10-13 09:40:57</text:p>
          </table:table-cell>
          <table:table-cell table:style-name="ce7" table:formula="of:=[.A401]" office:value-type="date" office:date-value="2019-10-13T09:40:56.990896" calcext:value-type="date">
            <text:p>2019-10-13 09:40:57</text:p>
          </table:table-cell>
          <table:table-cell table:formula="of:=TRUNC([.A401])" office:value-type="float" office:value="43751" calcext:value-type="float">
            <text:p>43751</text:p>
          </table:table-cell>
          <table:table-cell table:style-name="ce12" table:formula="of:=[.B401]-[.C401]" office:value-type="date" office:date-value="1899-12-30T09:40:56.9908963982" calcext:value-type="date">
            <text:p>12/30/99 09:40 AM</text:p>
          </table:table-cell>
          <table:table-cell table:formula="of:=MOD([.E400]-[.$E$2];[.$H$2])+1+[.$E$2]" office:value-type="float" office:value="259" calcext:value-type="float">
            <text:p>259</text:p>
          </table:table-cell>
          <table:table-cell table:formula="of:=MOD([.F400]+1/[.$H$2];5)" office:value-type="float" office:value="1.63333333333332" calcext:value-type="float">
            <text:p>1,63333333333332</text:p>
          </table:table-cell>
          <table:table-cell table:formula="of:=IF([.F401]=0;[.G400]+2+1/[.$H$2];[.G400]+1/[.$H$2])" office:value-type="float" office:value="6.63333333333332" calcext:value-type="float">
            <text:p>6,6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2]))" office:value-type="date" office:date-value="2019-10-13T09:18:24.964946" calcext:value-type="date">
            <text:p>2019-10-13 09:18:25</text:p>
          </table:table-cell>
          <table:table-cell table:style-name="ce7" table:formula="of:=[.A402]" office:value-type="date" office:date-value="2019-10-13T09:18:24.964946" calcext:value-type="date">
            <text:p>2019-10-13 09:18:25</text:p>
          </table:table-cell>
          <table:table-cell table:formula="of:=TRUNC([.A402])" office:value-type="float" office:value="43751" calcext:value-type="float">
            <text:p>43751</text:p>
          </table:table-cell>
          <table:table-cell table:style-name="ce12" table:formula="of:=[.B402]-[.C402]" office:value-type="date" office:date-value="1899-12-30T09:18:24.9649461871" calcext:value-type="date">
            <text:p>12/30/99 09:18 AM</text:p>
          </table:table-cell>
          <table:table-cell table:formula="of:=MOD([.E401]-[.$E$2];[.$H$2])+1+[.$E$2]" office:value-type="float" office:value="260" calcext:value-type="float">
            <text:p>260</text:p>
          </table:table-cell>
          <table:table-cell table:formula="of:=MOD([.F401]+1/[.$H$2];5)" office:value-type="float" office:value="1.64999999999999" calcext:value-type="float">
            <text:p>1,64999999999999</text:p>
          </table:table-cell>
          <table:table-cell table:formula="of:=IF([.F402]=0;[.G401]+2+1/[.$H$2];[.G401]+1/[.$H$2])" office:value-type="float" office:value="6.64999999999998" calcext:value-type="float">
            <text:p>6,6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3]))" office:value-type="date" office:date-value="2019-10-13T09:49:05.647347" calcext:value-type="date">
            <text:p>2019-10-13 09:49:06</text:p>
          </table:table-cell>
          <table:table-cell table:style-name="ce7" table:formula="of:=[.A403]" office:value-type="date" office:date-value="2019-10-13T09:49:05.647347" calcext:value-type="date">
            <text:p>2019-10-13 09:49:06</text:p>
          </table:table-cell>
          <table:table-cell table:formula="of:=TRUNC([.A403])" office:value-type="float" office:value="43751" calcext:value-type="float">
            <text:p>43751</text:p>
          </table:table-cell>
          <table:table-cell table:style-name="ce12" table:formula="of:=[.B403]-[.C403]" office:value-type="date" office:date-value="1899-12-30T09:49:05.64734743908" calcext:value-type="date">
            <text:p>12/30/99 09:49 AM</text:p>
          </table:table-cell>
          <table:table-cell table:formula="of:=MOD([.E402]-[.$E$2];[.$H$2])+1+[.$E$2]" office:value-type="float" office:value="261" calcext:value-type="float">
            <text:p>261</text:p>
          </table:table-cell>
          <table:table-cell table:formula="of:=MOD([.F402]+1/[.$H$2];5)" office:value-type="float" office:value="1.66666666666665" calcext:value-type="float">
            <text:p>1,66666666666665</text:p>
          </table:table-cell>
          <table:table-cell table:formula="of:=IF([.F403]=0;[.G402]+2+1/[.$H$2];[.G402]+1/[.$H$2])" office:value-type="float" office:value="6.66666666666665" calcext:value-type="float">
            <text:p>6,6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4]))" office:value-type="date" office:date-value="2019-10-13T09:27:40.011416" calcext:value-type="date">
            <text:p>2019-10-13 09:27:40</text:p>
          </table:table-cell>
          <table:table-cell table:style-name="ce7" table:formula="of:=[.A404]" office:value-type="date" office:date-value="2019-10-13T09:27:40.011416" calcext:value-type="date">
            <text:p>2019-10-13 09:27:40</text:p>
          </table:table-cell>
          <table:table-cell table:formula="of:=TRUNC([.A404])" office:value-type="float" office:value="43751" calcext:value-type="float">
            <text:p>43751</text:p>
          </table:table-cell>
          <table:table-cell table:style-name="ce12" table:formula="of:=[.B404]-[.C404]" office:value-type="date" office:date-value="1899-12-30T09:27:40.01141632441" calcext:value-type="date">
            <text:p>12/30/99 09:27 AM</text:p>
          </table:table-cell>
          <table:table-cell table:formula="of:=MOD([.E403]-[.$E$2];[.$H$2])+1+[.$E$2]" office:value-type="float" office:value="262" calcext:value-type="float">
            <text:p>262</text:p>
          </table:table-cell>
          <table:table-cell table:formula="of:=MOD([.F403]+1/[.$H$2];5)" office:value-type="float" office:value="1.68333333333332" calcext:value-type="float">
            <text:p>1,68333333333332</text:p>
          </table:table-cell>
          <table:table-cell table:formula="of:=IF([.F404]=0;[.G403]+2+1/[.$H$2];[.G403]+1/[.$H$2])" office:value-type="float" office:value="6.68333333333332" calcext:value-type="float">
            <text:p>6,6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5]))" office:value-type="date" office:date-value="2019-10-13T09:09:38.546645" calcext:value-type="date">
            <text:p>2019-10-13 09:09:39</text:p>
          </table:table-cell>
          <table:table-cell table:style-name="ce7" table:formula="of:=[.A405]" office:value-type="date" office:date-value="2019-10-13T09:09:38.546645" calcext:value-type="date">
            <text:p>2019-10-13 09:09:39</text:p>
          </table:table-cell>
          <table:table-cell table:formula="of:=TRUNC([.A405])" office:value-type="float" office:value="43751" calcext:value-type="float">
            <text:p>43751</text:p>
          </table:table-cell>
          <table:table-cell table:style-name="ce12" table:formula="of:=[.B405]-[.C405]" office:value-type="date" office:date-value="1899-12-30T09:09:38.54664504994" calcext:value-type="date">
            <text:p>12/30/99 09:09 AM</text:p>
          </table:table-cell>
          <table:table-cell table:formula="of:=MOD([.E404]-[.$E$2];[.$H$2])+1+[.$E$2]" office:value-type="float" office:value="263" calcext:value-type="float">
            <text:p>263</text:p>
          </table:table-cell>
          <table:table-cell table:formula="of:=MOD([.F404]+1/[.$H$2];5)" office:value-type="float" office:value="1.69999999999999" calcext:value-type="float">
            <text:p>1,69999999999999</text:p>
          </table:table-cell>
          <table:table-cell table:formula="of:=IF([.F405]=0;[.G404]+2+1/[.$H$2];[.G404]+1/[.$H$2])" office:value-type="float" office:value="6.69999999999998" calcext:value-type="float">
            <text:p>6,6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6]))" office:value-type="date" office:date-value="2019-10-13T09:37:51.992031" calcext:value-type="date">
            <text:p>2019-10-13 09:37:52</text:p>
          </table:table-cell>
          <table:table-cell table:style-name="ce7" table:formula="of:=[.A406]" office:value-type="date" office:date-value="2019-10-13T09:37:51.992031" calcext:value-type="date">
            <text:p>2019-10-13 09:37:52</text:p>
          </table:table-cell>
          <table:table-cell table:formula="of:=TRUNC([.A406])" office:value-type="float" office:value="43751" calcext:value-type="float">
            <text:p>43751</text:p>
          </table:table-cell>
          <table:table-cell table:style-name="ce12" table:formula="of:=[.B406]-[.C406]" office:value-type="date" office:date-value="1899-12-30T09:37:51.99203122873" calcext:value-type="date">
            <text:p>12/30/99 09:37 AM</text:p>
          </table:table-cell>
          <table:table-cell table:formula="of:=MOD([.E405]-[.$E$2];[.$H$2])+1+[.$E$2]" office:value-type="float" office:value="264" calcext:value-type="float">
            <text:p>264</text:p>
          </table:table-cell>
          <table:table-cell table:formula="of:=MOD([.F405]+1/[.$H$2];5)" office:value-type="float" office:value="1.71666666666665" calcext:value-type="float">
            <text:p>1,71666666666665</text:p>
          </table:table-cell>
          <table:table-cell table:formula="of:=IF([.F406]=0;[.G405]+2+1/[.$H$2];[.G405]+1/[.$H$2])" office:value-type="float" office:value="6.71666666666665" calcext:value-type="float">
            <text:p>6,7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7]))" office:value-type="date" office:date-value="2019-10-13T09:04:48.357412" calcext:value-type="date">
            <text:p>2019-10-13 09:04:48</text:p>
          </table:table-cell>
          <table:table-cell table:style-name="ce7" table:formula="of:=[.A407]" office:value-type="date" office:date-value="2019-10-13T09:04:48.357412" calcext:value-type="date">
            <text:p>2019-10-13 09:04:48</text:p>
          </table:table-cell>
          <table:table-cell table:formula="of:=TRUNC([.A407])" office:value-type="float" office:value="43751" calcext:value-type="float">
            <text:p>43751</text:p>
          </table:table-cell>
          <table:table-cell table:style-name="ce12" table:formula="of:=[.B407]-[.C407]" office:value-type="date" office:date-value="1899-12-30T09:04:48.35741237272" calcext:value-type="date">
            <text:p>12/30/99 09:04 AM</text:p>
          </table:table-cell>
          <table:table-cell table:formula="of:=MOD([.E406]-[.$E$2];[.$H$2])+1+[.$E$2]" office:value-type="float" office:value="265" calcext:value-type="float">
            <text:p>265</text:p>
          </table:table-cell>
          <table:table-cell table:formula="of:=MOD([.F406]+1/[.$H$2];5)" office:value-type="float" office:value="1.73333333333332" calcext:value-type="float">
            <text:p>1,73333333333332</text:p>
          </table:table-cell>
          <table:table-cell table:formula="of:=IF([.F407]=0;[.G406]+2+1/[.$H$2];[.G406]+1/[.$H$2])" office:value-type="float" office:value="6.73333333333332" calcext:value-type="float">
            <text:p>6,7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8]))" office:value-type="date" office:date-value="2019-10-13T09:38:35.992809" calcext:value-type="date">
            <text:p>2019-10-13 09:38:36</text:p>
          </table:table-cell>
          <table:table-cell table:style-name="ce7" table:formula="of:=[.A408]" office:value-type="date" office:date-value="2019-10-13T09:38:35.992809" calcext:value-type="date">
            <text:p>2019-10-13 09:38:36</text:p>
          </table:table-cell>
          <table:table-cell table:formula="of:=TRUNC([.A408])" office:value-type="float" office:value="43751" calcext:value-type="float">
            <text:p>43751</text:p>
          </table:table-cell>
          <table:table-cell table:style-name="ce12" table:formula="of:=[.B408]-[.C408]" office:value-type="date" office:date-value="1899-12-30T09:38:35.99280908704" calcext:value-type="date">
            <text:p>12/30/99 09:38 AM</text:p>
          </table:table-cell>
          <table:table-cell table:formula="of:=MOD([.E407]-[.$E$2];[.$H$2])+1+[.$E$2]" office:value-type="float" office:value="266" calcext:value-type="float">
            <text:p>266</text:p>
          </table:table-cell>
          <table:table-cell table:formula="of:=MOD([.F407]+1/[.$H$2];5)" office:value-type="float" office:value="1.74999999999999" calcext:value-type="float">
            <text:p>1,74999999999999</text:p>
          </table:table-cell>
          <table:table-cell table:formula="of:=IF([.F408]=0;[.G407]+2+1/[.$H$2];[.G407]+1/[.$H$2])" office:value-type="float" office:value="6.74999999999998" calcext:value-type="float">
            <text:p>6,7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9]))" office:value-type="date" office:date-value="2019-10-13T09:36:43.678633" calcext:value-type="date">
            <text:p>2019-10-13 09:36:44</text:p>
          </table:table-cell>
          <table:table-cell table:style-name="ce7" table:formula="of:=[.A409]" office:value-type="date" office:date-value="2019-10-13T09:36:43.678633" calcext:value-type="date">
            <text:p>2019-10-13 09:36:44</text:p>
          </table:table-cell>
          <table:table-cell table:formula="of:=TRUNC([.A409])" office:value-type="float" office:value="43751" calcext:value-type="float">
            <text:p>43751</text:p>
          </table:table-cell>
          <table:table-cell table:style-name="ce12" table:formula="of:=[.B409]-[.C409]" office:value-type="date" office:date-value="1899-12-30T09:36:43.67863315623" calcext:value-type="date">
            <text:p>12/30/99 09:36 AM</text:p>
          </table:table-cell>
          <table:table-cell table:formula="of:=MOD([.E408]-[.$E$2];[.$H$2])+1+[.$E$2]" office:value-type="float" office:value="267" calcext:value-type="float">
            <text:p>267</text:p>
          </table:table-cell>
          <table:table-cell table:formula="of:=MOD([.F408]+1/[.$H$2];5)" office:value-type="float" office:value="1.76666666666665" calcext:value-type="float">
            <text:p>1,76666666666665</text:p>
          </table:table-cell>
          <table:table-cell table:formula="of:=IF([.F409]=0;[.G408]+2+1/[.$H$2];[.G408]+1/[.$H$2])" office:value-type="float" office:value="6.76666666666665" calcext:value-type="float">
            <text:p>6,7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0]))" office:value-type="date" office:date-value="2019-10-13T09:20:26.001833" calcext:value-type="date">
            <text:p>2019-10-13 09:20:26</text:p>
          </table:table-cell>
          <table:table-cell table:style-name="ce7" table:formula="of:=[.A410]" office:value-type="date" office:date-value="2019-10-13T09:20:26.001833" calcext:value-type="date">
            <text:p>2019-10-13 09:20:26</text:p>
          </table:table-cell>
          <table:table-cell table:formula="of:=TRUNC([.A410])" office:value-type="float" office:value="43751" calcext:value-type="float">
            <text:p>43751</text:p>
          </table:table-cell>
          <table:table-cell table:style-name="ce12" table:formula="of:=[.B410]-[.C410]" office:value-type="date" office:date-value="1899-12-30T09:20:26.00183305331" calcext:value-type="date">
            <text:p>12/30/99 09:20 AM</text:p>
          </table:table-cell>
          <table:table-cell table:formula="of:=MOD([.E409]-[.$E$2];[.$H$2])+1+[.$E$2]" office:value-type="float" office:value="268" calcext:value-type="float">
            <text:p>268</text:p>
          </table:table-cell>
          <table:table-cell table:formula="of:=MOD([.F409]+1/[.$H$2];5)" office:value-type="float" office:value="1.78333333333332" calcext:value-type="float">
            <text:p>1,78333333333332</text:p>
          </table:table-cell>
          <table:table-cell table:formula="of:=IF([.F410]=0;[.G409]+2+1/[.$H$2];[.G409]+1/[.$H$2])" office:value-type="float" office:value="6.78333333333331" calcext:value-type="float">
            <text:p>6,7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1]))" office:value-type="date" office:date-value="2019-10-13T09:30:47.376668" calcext:value-type="date">
            <text:p>2019-10-13 09:30:47</text:p>
          </table:table-cell>
          <table:table-cell table:style-name="ce7" table:formula="of:=[.A411]" office:value-type="date" office:date-value="2019-10-13T09:30:47.376668" calcext:value-type="date">
            <text:p>2019-10-13 09:30:47</text:p>
          </table:table-cell>
          <table:table-cell table:formula="of:=TRUNC([.A411])" office:value-type="float" office:value="43751" calcext:value-type="float">
            <text:p>43751</text:p>
          </table:table-cell>
          <table:table-cell table:style-name="ce12" table:formula="of:=[.B411]-[.C411]" office:value-type="date" office:date-value="1899-12-30T09:30:47.37666815054" calcext:value-type="date">
            <text:p>12/30/99 09:30 AM</text:p>
          </table:table-cell>
          <table:table-cell table:formula="of:=MOD([.E410]-[.$E$2];[.$H$2])+1+[.$E$2]" office:value-type="float" office:value="269" calcext:value-type="float">
            <text:p>269</text:p>
          </table:table-cell>
          <table:table-cell table:formula="of:=MOD([.F410]+1/[.$H$2];5)" office:value-type="float" office:value="1.79999999999999" calcext:value-type="float">
            <text:p>1,79999999999999</text:p>
          </table:table-cell>
          <table:table-cell table:formula="of:=IF([.F411]=0;[.G410]+2+1/[.$H$2];[.G410]+1/[.$H$2])" office:value-type="float" office:value="6.79999999999998" calcext:value-type="float">
            <text:p>6,7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2]))" office:value-type="date" office:date-value="2019-10-13T09:28:52.822805" calcext:value-type="date">
            <text:p>2019-10-13 09:28:53</text:p>
          </table:table-cell>
          <table:table-cell table:style-name="ce7" table:formula="of:=[.A412]" office:value-type="date" office:date-value="2019-10-13T09:28:52.822805" calcext:value-type="date">
            <text:p>2019-10-13 09:28:53</text:p>
          </table:table-cell>
          <table:table-cell table:formula="of:=TRUNC([.A412])" office:value-type="float" office:value="43751" calcext:value-type="float">
            <text:p>43751</text:p>
          </table:table-cell>
          <table:table-cell table:style-name="ce12" table:formula="of:=[.B412]-[.C412]" office:value-type="date" office:date-value="1899-12-30T09:28:52.82280473504" calcext:value-type="date">
            <text:p>12/30/99 09:28 AM</text:p>
          </table:table-cell>
          <table:table-cell table:formula="of:=MOD([.E411]-[.$E$2];[.$H$2])+1+[.$E$2]" office:value-type="float" office:value="270" calcext:value-type="float">
            <text:p>270</text:p>
          </table:table-cell>
          <table:table-cell table:formula="of:=MOD([.F411]+1/[.$H$2];5)" office:value-type="float" office:value="1.81666666666665" calcext:value-type="float">
            <text:p>1,81666666666665</text:p>
          </table:table-cell>
          <table:table-cell table:formula="of:=IF([.F412]=0;[.G411]+2+1/[.$H$2];[.G411]+1/[.$H$2])" office:value-type="float" office:value="6.81666666666665" calcext:value-type="float">
            <text:p>6,8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3]))" office:value-type="date" office:date-value="2019-10-13T09:20:00.273719" calcext:value-type="date">
            <text:p>2019-10-13 09:20:00</text:p>
          </table:table-cell>
          <table:table-cell table:style-name="ce7" table:formula="of:=[.A413]" office:value-type="date" office:date-value="2019-10-13T09:20:00.273719" calcext:value-type="date">
            <text:p>2019-10-13 09:20:00</text:p>
          </table:table-cell>
          <table:table-cell table:formula="of:=TRUNC([.A413])" office:value-type="float" office:value="43751" calcext:value-type="float">
            <text:p>43751</text:p>
          </table:table-cell>
          <table:table-cell table:style-name="ce12" table:formula="of:=[.B413]-[.C413]" office:value-type="date" office:date-value="1899-12-30T09:20:00.27371873148" calcext:value-type="date">
            <text:p>12/30/99 09:20 AM</text:p>
          </table:table-cell>
          <table:table-cell table:formula="of:=MOD([.E412]-[.$E$2];[.$H$2])+1+[.$E$2]" office:value-type="float" office:value="271" calcext:value-type="float">
            <text:p>271</text:p>
          </table:table-cell>
          <table:table-cell table:formula="of:=MOD([.F412]+1/[.$H$2];5)" office:value-type="float" office:value="1.83333333333332" calcext:value-type="float">
            <text:p>1,83333333333332</text:p>
          </table:table-cell>
          <table:table-cell table:formula="of:=IF([.F413]=0;[.G412]+2+1/[.$H$2];[.G412]+1/[.$H$2])" office:value-type="float" office:value="6.83333333333331" calcext:value-type="float">
            <text:p>6,8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4]))" office:value-type="date" office:date-value="2019-10-13T09:33:08.870689" calcext:value-type="date">
            <text:p>2019-10-13 09:33:09</text:p>
          </table:table-cell>
          <table:table-cell table:style-name="ce7" table:formula="of:=[.A414]" office:value-type="date" office:date-value="2019-10-13T09:33:08.870689" calcext:value-type="date">
            <text:p>2019-10-13 09:33:09</text:p>
          </table:table-cell>
          <table:table-cell table:formula="of:=TRUNC([.A414])" office:value-type="float" office:value="43751" calcext:value-type="float">
            <text:p>43751</text:p>
          </table:table-cell>
          <table:table-cell table:style-name="ce12" table:formula="of:=[.B414]-[.C414]" office:value-type="date" office:date-value="1899-12-30T09:33:08.87068857439" calcext:value-type="date">
            <text:p>12/30/99 09:33 AM</text:p>
          </table:table-cell>
          <table:table-cell table:formula="of:=MOD([.E413]-[.$E$2];[.$H$2])+1+[.$E$2]" office:value-type="float" office:value="272" calcext:value-type="float">
            <text:p>272</text:p>
          </table:table-cell>
          <table:table-cell table:formula="of:=MOD([.F413]+1/[.$H$2];5)" office:value-type="float" office:value="1.84999999999999" calcext:value-type="float">
            <text:p>1,84999999999999</text:p>
          </table:table-cell>
          <table:table-cell table:formula="of:=IF([.F414]=0;[.G413]+2+1/[.$H$2];[.G413]+1/[.$H$2])" office:value-type="float" office:value="6.84999999999998" calcext:value-type="float">
            <text:p>6,8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5]))" office:value-type="date" office:date-value="2019-10-13T10:01:33.490635" calcext:value-type="date">
            <text:p>2019-10-13 10:01:33</text:p>
          </table:table-cell>
          <table:table-cell table:style-name="ce7" table:formula="of:=[.A415]" office:value-type="date" office:date-value="2019-10-13T10:01:33.490635" calcext:value-type="date">
            <text:p>2019-10-13 10:01:33</text:p>
          </table:table-cell>
          <table:table-cell table:formula="of:=TRUNC([.A415])" office:value-type="float" office:value="43751" calcext:value-type="float">
            <text:p>43751</text:p>
          </table:table-cell>
          <table:table-cell table:style-name="ce12" table:formula="of:=[.B415]-[.C415]" office:value-type="date" office:date-value="1899-12-30T10:01:33.49063506816" calcext:value-type="date">
            <text:p>12/30/99 10:01 AM</text:p>
          </table:table-cell>
          <table:table-cell table:formula="of:=MOD([.E414]-[.$E$2];[.$H$2])+1+[.$E$2]" office:value-type="float" office:value="273" calcext:value-type="float">
            <text:p>273</text:p>
          </table:table-cell>
          <table:table-cell table:formula="of:=MOD([.F414]+1/[.$H$2];5)" office:value-type="float" office:value="1.86666666666665" calcext:value-type="float">
            <text:p>1,86666666666665</text:p>
          </table:table-cell>
          <table:table-cell table:formula="of:=IF([.F415]=0;[.G414]+2+1/[.$H$2];[.G414]+1/[.$H$2])" office:value-type="float" office:value="6.86666666666665" calcext:value-type="float">
            <text:p>6,8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6]))" office:value-type="date" office:date-value="2019-10-13T09:40:51.695023" calcext:value-type="date">
            <text:p>2019-10-13 09:40:52</text:p>
          </table:table-cell>
          <table:table-cell table:style-name="ce7" table:formula="of:=[.A416]" office:value-type="date" office:date-value="2019-10-13T09:40:51.695023" calcext:value-type="date">
            <text:p>2019-10-13 09:40:52</text:p>
          </table:table-cell>
          <table:table-cell table:formula="of:=TRUNC([.A416])" office:value-type="float" office:value="43751" calcext:value-type="float">
            <text:p>43751</text:p>
          </table:table-cell>
          <table:table-cell table:style-name="ce12" table:formula="of:=[.B416]-[.C416]" office:value-type="date" office:date-value="1899-12-30T09:40:51.69502263889" calcext:value-type="date">
            <text:p>12/30/99 09:40 AM</text:p>
          </table:table-cell>
          <table:table-cell table:formula="of:=MOD([.E415]-[.$E$2];[.$H$2])+1+[.$E$2]" office:value-type="float" office:value="274" calcext:value-type="float">
            <text:p>274</text:p>
          </table:table-cell>
          <table:table-cell table:formula="of:=MOD([.F415]+1/[.$H$2];5)" office:value-type="float" office:value="1.88333333333332" calcext:value-type="float">
            <text:p>1,88333333333332</text:p>
          </table:table-cell>
          <table:table-cell table:formula="of:=IF([.F416]=0;[.G415]+2+1/[.$H$2];[.G415]+1/[.$H$2])" office:value-type="float" office:value="6.88333333333331" calcext:value-type="float">
            <text:p>6,8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7]))" office:value-type="date" office:date-value="2019-10-13T09:34:46.894945" calcext:value-type="date">
            <text:p>2019-10-13 09:34:47</text:p>
          </table:table-cell>
          <table:table-cell table:style-name="ce7" table:formula="of:=[.A417]" office:value-type="date" office:date-value="2019-10-13T09:34:46.894945" calcext:value-type="date">
            <text:p>2019-10-13 09:34:47</text:p>
          </table:table-cell>
          <table:table-cell table:formula="of:=TRUNC([.A417])" office:value-type="float" office:value="43751" calcext:value-type="float">
            <text:p>43751</text:p>
          </table:table-cell>
          <table:table-cell table:style-name="ce12" table:formula="of:=[.B417]-[.C417]" office:value-type="date" office:date-value="1899-12-30T09:34:46.89494503196" calcext:value-type="date">
            <text:p>12/30/99 09:34 AM</text:p>
          </table:table-cell>
          <table:table-cell table:formula="of:=MOD([.E416]-[.$E$2];[.$H$2])+1+[.$E$2]" office:value-type="float" office:value="275" calcext:value-type="float">
            <text:p>275</text:p>
          </table:table-cell>
          <table:table-cell table:formula="of:=MOD([.F416]+1/[.$H$2];5)" office:value-type="float" office:value="1.89999999999999" calcext:value-type="float">
            <text:p>1,89999999999999</text:p>
          </table:table-cell>
          <table:table-cell table:formula="of:=IF([.F417]=0;[.G416]+2+1/[.$H$2];[.G416]+1/[.$H$2])" office:value-type="float" office:value="6.89999999999998" calcext:value-type="float">
            <text:p>6,8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8]))" office:value-type="date" office:date-value="2019-10-13T09:46:30.061541" calcext:value-type="date">
            <text:p>2019-10-13 09:46:30</text:p>
          </table:table-cell>
          <table:table-cell table:style-name="ce7" table:formula="of:=[.A418]" office:value-type="date" office:date-value="2019-10-13T09:46:30.061541" calcext:value-type="date">
            <text:p>2019-10-13 09:46:30</text:p>
          </table:table-cell>
          <table:table-cell table:formula="of:=TRUNC([.A418])" office:value-type="float" office:value="43751" calcext:value-type="float">
            <text:p>43751</text:p>
          </table:table-cell>
          <table:table-cell table:style-name="ce12" table:formula="of:=[.B418]-[.C418]" office:value-type="date" office:date-value="1899-12-30T09:46:30.06154064555" calcext:value-type="date">
            <text:p>12/30/99 09:46 AM</text:p>
          </table:table-cell>
          <table:table-cell table:formula="of:=MOD([.E417]-[.$E$2];[.$H$2])+1+[.$E$2]" office:value-type="float" office:value="276" calcext:value-type="float">
            <text:p>276</text:p>
          </table:table-cell>
          <table:table-cell table:formula="of:=MOD([.F417]+1/[.$H$2];5)" office:value-type="float" office:value="1.91666666666665" calcext:value-type="float">
            <text:p>1,91666666666665</text:p>
          </table:table-cell>
          <table:table-cell table:formula="of:=IF([.F418]=0;[.G417]+2+1/[.$H$2];[.G417]+1/[.$H$2])" office:value-type="float" office:value="6.91666666666665" calcext:value-type="float">
            <text:p>6,9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9]))" office:value-type="date" office:date-value="2019-10-13T09:18:12.882254" calcext:value-type="date">
            <text:p>2019-10-13 09:18:13</text:p>
          </table:table-cell>
          <table:table-cell table:style-name="ce7" table:formula="of:=[.A419]" office:value-type="date" office:date-value="2019-10-13T09:18:12.882254" calcext:value-type="date">
            <text:p>2019-10-13 09:18:13</text:p>
          </table:table-cell>
          <table:table-cell table:formula="of:=TRUNC([.A419])" office:value-type="float" office:value="43751" calcext:value-type="float">
            <text:p>43751</text:p>
          </table:table-cell>
          <table:table-cell table:style-name="ce12" table:formula="of:=[.B419]-[.C419]" office:value-type="date" office:date-value="1899-12-30T09:18:12.88225360215" calcext:value-type="date">
            <text:p>12/30/99 09:18 AM</text:p>
          </table:table-cell>
          <table:table-cell table:formula="of:=MOD([.E418]-[.$E$2];[.$H$2])+1+[.$E$2]" office:value-type="float" office:value="277" calcext:value-type="float">
            <text:p>277</text:p>
          </table:table-cell>
          <table:table-cell table:formula="of:=MOD([.F418]+1/[.$H$2];5)" office:value-type="float" office:value="1.93333333333332" calcext:value-type="float">
            <text:p>1,93333333333332</text:p>
          </table:table-cell>
          <table:table-cell table:formula="of:=IF([.F419]=0;[.G418]+2+1/[.$H$2];[.G418]+1/[.$H$2])" office:value-type="float" office:value="6.93333333333331" calcext:value-type="float">
            <text:p>6,9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0]))" office:value-type="date" office:date-value="2019-10-13T09:35:50.414608" calcext:value-type="date">
            <text:p>2019-10-13 09:35:50</text:p>
          </table:table-cell>
          <table:table-cell table:style-name="ce7" table:formula="of:=[.A420]" office:value-type="date" office:date-value="2019-10-13T09:35:50.414608" calcext:value-type="date">
            <text:p>2019-10-13 09:35:50</text:p>
          </table:table-cell>
          <table:table-cell table:formula="of:=TRUNC([.A420])" office:value-type="float" office:value="43751" calcext:value-type="float">
            <text:p>43751</text:p>
          </table:table-cell>
          <table:table-cell table:style-name="ce12" table:formula="of:=[.B420]-[.C420]" office:value-type="date" office:date-value="1899-12-30T09:35:50.41460841894" calcext:value-type="date">
            <text:p>12/30/99 09:35 AM</text:p>
          </table:table-cell>
          <table:table-cell table:formula="of:=MOD([.E419]-[.$E$2];[.$H$2])+1+[.$E$2]" office:value-type="float" office:value="278" calcext:value-type="float">
            <text:p>278</text:p>
          </table:table-cell>
          <table:table-cell table:formula="of:=MOD([.F419]+1/[.$H$2];5)" office:value-type="float" office:value="1.94999999999999" calcext:value-type="float">
            <text:p>1,94999999999999</text:p>
          </table:table-cell>
          <table:table-cell table:formula="of:=IF([.F420]=0;[.G419]+2+1/[.$H$2];[.G419]+1/[.$H$2])" office:value-type="float" office:value="6.94999999999998" calcext:value-type="float">
            <text:p>6,9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1]))" office:value-type="date" office:date-value="2019-10-13T09:49:22.614072" calcext:value-type="date">
            <text:p>2019-10-13 09:49:23</text:p>
          </table:table-cell>
          <table:table-cell table:style-name="ce7" table:formula="of:=[.A421]" office:value-type="date" office:date-value="2019-10-13T09:49:22.614072" calcext:value-type="date">
            <text:p>2019-10-13 09:49:23</text:p>
          </table:table-cell>
          <table:table-cell table:formula="of:=TRUNC([.A421])" office:value-type="float" office:value="43751" calcext:value-type="float">
            <text:p>43751</text:p>
          </table:table-cell>
          <table:table-cell table:style-name="ce12" table:formula="of:=[.B421]-[.C421]" office:value-type="date" office:date-value="1899-12-30T09:49:22.61407169513" calcext:value-type="date">
            <text:p>12/30/99 09:49 AM</text:p>
          </table:table-cell>
          <table:table-cell table:formula="of:=MOD([.E420]-[.$E$2];[.$H$2])+1+[.$E$2]" office:value-type="float" office:value="279" calcext:value-type="float">
            <text:p>279</text:p>
          </table:table-cell>
          <table:table-cell table:formula="of:=MOD([.F420]+1/[.$H$2];5)" office:value-type="float" office:value="1.96666666666665" calcext:value-type="float">
            <text:p>1,96666666666665</text:p>
          </table:table-cell>
          <table:table-cell table:formula="of:=IF([.F421]=0;[.G420]+2+1/[.$H$2];[.G420]+1/[.$H$2])" office:value-type="float" office:value="6.96666666666665" calcext:value-type="float">
            <text:p>6,9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2]))" office:value-type="date" office:date-value="2019-10-13T09:39:29.899824" calcext:value-type="date">
            <text:p>2019-10-13 09:39:30</text:p>
          </table:table-cell>
          <table:table-cell table:style-name="ce7" table:formula="of:=[.A422]" office:value-type="date" office:date-value="2019-10-13T09:39:29.899824" calcext:value-type="date">
            <text:p>2019-10-13 09:39:30</text:p>
          </table:table-cell>
          <table:table-cell table:formula="of:=TRUNC([.A422])" office:value-type="float" office:value="43751" calcext:value-type="float">
            <text:p>43751</text:p>
          </table:table-cell>
          <table:table-cell table:style-name="ce12" table:formula="of:=[.B422]-[.C422]" office:value-type="date" office:date-value="1899-12-30T09:39:29.8998240754" calcext:value-type="date">
            <text:p>12/30/99 09:39 AM</text:p>
          </table:table-cell>
          <table:table-cell table:formula="of:=MOD([.E421]-[.$E$2];[.$H$2])+1+[.$E$2]" office:value-type="float" office:value="280" calcext:value-type="float">
            <text:p>280</text:p>
          </table:table-cell>
          <table:table-cell table:formula="of:=MOD([.F421]+1/[.$H$2];5)" office:value-type="float" office:value="1.98333333333332" calcext:value-type="float">
            <text:p>1,98333333333332</text:p>
          </table:table-cell>
          <table:table-cell table:formula="of:=IF([.F422]=0;[.G421]+2+1/[.$H$2];[.G421]+1/[.$H$2])" office:value-type="float" office:value="6.98333333333331" calcext:value-type="float">
            <text:p>6,9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3]))" office:value-type="date" office:date-value="2019-10-13T09:44:17.9397" calcext:value-type="date">
            <text:p>2019-10-13 09:44:18</text:p>
          </table:table-cell>
          <table:table-cell table:style-name="ce7" table:formula="of:=[.A423]" office:value-type="date" office:date-value="2019-10-13T09:44:17.9397" calcext:value-type="date">
            <text:p>2019-10-13 09:44:18</text:p>
          </table:table-cell>
          <table:table-cell table:formula="of:=TRUNC([.A423])" office:value-type="float" office:value="43751" calcext:value-type="float">
            <text:p>43751</text:p>
          </table:table-cell>
          <table:table-cell table:style-name="ce12" table:formula="of:=[.B423]-[.C423]" office:value-type="date" office:date-value="1899-12-30T09:44:17.93970020022" calcext:value-type="date">
            <text:p>12/30/99 09:44 AM</text:p>
          </table:table-cell>
          <table:table-cell table:formula="of:=MOD([.E422]-[.$E$2];[.$H$2])+1+[.$E$2]" office:value-type="float" office:value="221" calcext:value-type="float">
            <text:p>221</text:p>
          </table:table-cell>
          <table:table-cell table:formula="of:=MOD([.F422]+1/[.$H$2];5)" office:value-type="float" office:value="1.99999999999999" calcext:value-type="float">
            <text:p>1,99999999999999</text:p>
          </table:table-cell>
          <table:table-cell table:formula="of:=IF([.F423]=0;[.G422]+2+1/[.$H$2];[.G422]+1/[.$H$2])" office:value-type="float" office:value="6.99999999999998" calcext:value-type="float">
            <text:p>6,9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4]))" office:value-type="date" office:date-value="2019-10-14T09:36:40.98096" calcext:value-type="date">
            <text:p>2019-10-14 09:36:41</text:p>
          </table:table-cell>
          <table:table-cell table:style-name="ce7" table:formula="of:=[.A424]" office:value-type="date" office:date-value="2019-10-14T09:36:40.98096" calcext:value-type="date">
            <text:p>2019-10-14 09:36:41</text:p>
          </table:table-cell>
          <table:table-cell table:formula="of:=TRUNC([.A424])" office:value-type="float" office:value="43752" calcext:value-type="float">
            <text:p>43752</text:p>
          </table:table-cell>
          <table:table-cell table:style-name="ce12" table:formula="of:=[.B424]-[.C424]" office:value-type="date" office:date-value="1899-12-30T09:36:40.98095994908" calcext:value-type="date">
            <text:p>12/30/99 09:36 AM</text:p>
          </table:table-cell>
          <table:table-cell table:formula="of:=MOD([.E423]-[.$E$2];[.$H$2])+1+[.$E$2]" office:value-type="float" office:value="222" calcext:value-type="float">
            <text:p>222</text:p>
          </table:table-cell>
          <table:table-cell table:formula="of:=MOD([.F423]+1/[.$H$2];5)" office:value-type="float" office:value="2.01666666666665" calcext:value-type="float">
            <text:p>2,01666666666665</text:p>
          </table:table-cell>
          <table:table-cell table:formula="of:=IF([.F424]=0;[.G423]+2+1/[.$H$2];[.G423]+1/[.$H$2])" office:value-type="float" office:value="7.01666666666665" calcext:value-type="float">
            <text:p>7,0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5]))" office:value-type="date" office:date-value="2019-10-14T09:26:57.228089" calcext:value-type="date">
            <text:p>2019-10-14 09:26:57</text:p>
          </table:table-cell>
          <table:table-cell table:style-name="ce7" table:formula="of:=[.A425]" office:value-type="date" office:date-value="2019-10-14T09:26:57.228089" calcext:value-type="date">
            <text:p>2019-10-14 09:26:57</text:p>
          </table:table-cell>
          <table:table-cell table:formula="of:=TRUNC([.A425])" office:value-type="float" office:value="43752" calcext:value-type="float">
            <text:p>43752</text:p>
          </table:table-cell>
          <table:table-cell table:style-name="ce12" table:formula="of:=[.B425]-[.C425]" office:value-type="date" office:date-value="1899-12-30T09:26:57.22808936611" calcext:value-type="date">
            <text:p>12/30/99 09:26 AM</text:p>
          </table:table-cell>
          <table:table-cell table:formula="of:=MOD([.E424]-[.$E$2];[.$H$2])+1+[.$E$2]" office:value-type="float" office:value="223" calcext:value-type="float">
            <text:p>223</text:p>
          </table:table-cell>
          <table:table-cell table:formula="of:=MOD([.F424]+1/[.$H$2];5)" office:value-type="float" office:value="2.03333333333332" calcext:value-type="float">
            <text:p>2,03333333333332</text:p>
          </table:table-cell>
          <table:table-cell table:formula="of:=IF([.F425]=0;[.G424]+2+1/[.$H$2];[.G424]+1/[.$H$2])" office:value-type="float" office:value="7.03333333333331" calcext:value-type="float">
            <text:p>7,0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6]))" office:value-type="date" office:date-value="2019-10-14T09:50:18.215645" calcext:value-type="date">
            <text:p>2019-10-14 09:50:18</text:p>
          </table:table-cell>
          <table:table-cell table:style-name="ce7" table:formula="of:=[.A426]" office:value-type="date" office:date-value="2019-10-14T09:50:18.215645" calcext:value-type="date">
            <text:p>2019-10-14 09:50:18</text:p>
          </table:table-cell>
          <table:table-cell table:formula="of:=TRUNC([.A426])" office:value-type="float" office:value="43752" calcext:value-type="float">
            <text:p>43752</text:p>
          </table:table-cell>
          <table:table-cell table:style-name="ce12" table:formula="of:=[.B426]-[.C426]" office:value-type="date" office:date-value="1899-12-30T09:50:18.21564473212" calcext:value-type="date">
            <text:p>12/30/99 09:50 AM</text:p>
          </table:table-cell>
          <table:table-cell table:formula="of:=MOD([.E425]-[.$E$2];[.$H$2])+1+[.$E$2]" office:value-type="float" office:value="224" calcext:value-type="float">
            <text:p>224</text:p>
          </table:table-cell>
          <table:table-cell table:formula="of:=MOD([.F425]+1/[.$H$2];5)" office:value-type="float" office:value="2.04999999999999" calcext:value-type="float">
            <text:p>2,04999999999999</text:p>
          </table:table-cell>
          <table:table-cell table:formula="of:=IF([.F426]=0;[.G425]+2+1/[.$H$2];[.G425]+1/[.$H$2])" office:value-type="float" office:value="7.04999999999998" calcext:value-type="float">
            <text:p>7,0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7]))" office:value-type="date" office:date-value="2019-10-14T09:39:06.670847" calcext:value-type="date">
            <text:p>2019-10-14 09:39:07</text:p>
          </table:table-cell>
          <table:table-cell table:style-name="ce7" table:formula="of:=[.A427]" office:value-type="date" office:date-value="2019-10-14T09:39:06.670847" calcext:value-type="date">
            <text:p>2019-10-14 09:39:07</text:p>
          </table:table-cell>
          <table:table-cell table:formula="of:=TRUNC([.A427])" office:value-type="float" office:value="43752" calcext:value-type="float">
            <text:p>43752</text:p>
          </table:table-cell>
          <table:table-cell table:style-name="ce12" table:formula="of:=[.B427]-[.C427]" office:value-type="date" office:date-value="1899-12-30T09:39:06.67084689718" calcext:value-type="date">
            <text:p>12/30/99 09:39 AM</text:p>
          </table:table-cell>
          <table:table-cell table:formula="of:=MOD([.E426]-[.$E$2];[.$H$2])+1+[.$E$2]" office:value-type="float" office:value="225" calcext:value-type="float">
            <text:p>225</text:p>
          </table:table-cell>
          <table:table-cell table:formula="of:=MOD([.F426]+1/[.$H$2];5)" office:value-type="float" office:value="2.06666666666665" calcext:value-type="float">
            <text:p>2,06666666666665</text:p>
          </table:table-cell>
          <table:table-cell table:formula="of:=IF([.F427]=0;[.G426]+2+1/[.$H$2];[.G426]+1/[.$H$2])" office:value-type="float" office:value="7.06666666666665" calcext:value-type="float">
            <text:p>7,0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8]))" office:value-type="date" office:date-value="2019-10-14T09:06:42.741897" calcext:value-type="date">
            <text:p>2019-10-14 09:06:43</text:p>
          </table:table-cell>
          <table:table-cell table:style-name="ce7" table:formula="of:=[.A428]" office:value-type="date" office:date-value="2019-10-14T09:06:42.741897" calcext:value-type="date">
            <text:p>2019-10-14 09:06:43</text:p>
          </table:table-cell>
          <table:table-cell table:formula="of:=TRUNC([.A428])" office:value-type="float" office:value="43752" calcext:value-type="float">
            <text:p>43752</text:p>
          </table:table-cell>
          <table:table-cell table:style-name="ce12" table:formula="of:=[.B428]-[.C428]" office:value-type="date" office:date-value="1899-12-30T09:06:42.74189680349" calcext:value-type="date">
            <text:p>12/30/99 09:06 AM</text:p>
          </table:table-cell>
          <table:table-cell table:formula="of:=MOD([.E427]-[.$E$2];[.$H$2])+1+[.$E$2]" office:value-type="float" office:value="226" calcext:value-type="float">
            <text:p>226</text:p>
          </table:table-cell>
          <table:table-cell table:formula="of:=MOD([.F427]+1/[.$H$2];5)" office:value-type="float" office:value="2.08333333333332" calcext:value-type="float">
            <text:p>2,08333333333332</text:p>
          </table:table-cell>
          <table:table-cell table:formula="of:=IF([.F428]=0;[.G427]+2+1/[.$H$2];[.G427]+1/[.$H$2])" office:value-type="float" office:value="7.08333333333331" calcext:value-type="float">
            <text:p>7,0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9]))" office:value-type="date" office:date-value="2019-10-14T09:23:46.144756" calcext:value-type="date">
            <text:p>2019-10-14 09:23:46</text:p>
          </table:table-cell>
          <table:table-cell table:style-name="ce7" table:formula="of:=[.A429]" office:value-type="date" office:date-value="2019-10-14T09:23:46.144756" calcext:value-type="date">
            <text:p>2019-10-14 09:23:46</text:p>
          </table:table-cell>
          <table:table-cell table:formula="of:=TRUNC([.A429])" office:value-type="float" office:value="43752" calcext:value-type="float">
            <text:p>43752</text:p>
          </table:table-cell>
          <table:table-cell table:style-name="ce12" table:formula="of:=[.B429]-[.C429]" office:value-type="date" office:date-value="1899-12-30T09:23:46.14475584123" calcext:value-type="date">
            <text:p>12/30/99 09:23 AM</text:p>
          </table:table-cell>
          <table:table-cell table:formula="of:=MOD([.E428]-[.$E$2];[.$H$2])+1+[.$E$2]" office:value-type="float" office:value="227" calcext:value-type="float">
            <text:p>227</text:p>
          </table:table-cell>
          <table:table-cell table:formula="of:=MOD([.F428]+1/[.$H$2];5)" office:value-type="float" office:value="2.09999999999998" calcext:value-type="float">
            <text:p>2,09999999999998</text:p>
          </table:table-cell>
          <table:table-cell table:formula="of:=IF([.F429]=0;[.G428]+2+1/[.$H$2];[.G428]+1/[.$H$2])" office:value-type="float" office:value="7.09999999999998" calcext:value-type="float">
            <text:p>7,0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0]))" office:value-type="date" office:date-value="2019-10-14T10:00:36.600618" calcext:value-type="date">
            <text:p>2019-10-14 10:00:37</text:p>
          </table:table-cell>
          <table:table-cell table:style-name="ce7" table:formula="of:=[.A430]" office:value-type="date" office:date-value="2019-10-14T10:00:36.600618" calcext:value-type="date">
            <text:p>2019-10-14 10:00:37</text:p>
          </table:table-cell>
          <table:table-cell table:formula="of:=TRUNC([.A430])" office:value-type="float" office:value="43752" calcext:value-type="float">
            <text:p>43752</text:p>
          </table:table-cell>
          <table:table-cell table:style-name="ce12" table:formula="of:=[.B430]-[.C430]" office:value-type="date" office:date-value="1899-12-30T10:00:36.60061787814" calcext:value-type="date">
            <text:p>12/30/99 10:00 AM</text:p>
          </table:table-cell>
          <table:table-cell table:formula="of:=MOD([.E429]-[.$E$2];[.$H$2])+1+[.$E$2]" office:value-type="float" office:value="228" calcext:value-type="float">
            <text:p>228</text:p>
          </table:table-cell>
          <table:table-cell table:formula="of:=MOD([.F429]+1/[.$H$2];5)" office:value-type="float" office:value="2.11666666666665" calcext:value-type="float">
            <text:p>2,11666666666665</text:p>
          </table:table-cell>
          <table:table-cell table:formula="of:=IF([.F430]=0;[.G429]+2+1/[.$H$2];[.G429]+1/[.$H$2])" office:value-type="float" office:value="7.11666666666665" calcext:value-type="float">
            <text:p>7,1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1]))" office:value-type="date" office:date-value="2019-10-14T09:49:04.780564" calcext:value-type="date">
            <text:p>2019-10-14 09:49:05</text:p>
          </table:table-cell>
          <table:table-cell table:style-name="ce7" table:formula="of:=[.A431]" office:value-type="date" office:date-value="2019-10-14T09:49:04.780564" calcext:value-type="date">
            <text:p>2019-10-14 09:49:05</text:p>
          </table:table-cell>
          <table:table-cell table:formula="of:=TRUNC([.A431])" office:value-type="float" office:value="43752" calcext:value-type="float">
            <text:p>43752</text:p>
          </table:table-cell>
          <table:table-cell table:style-name="ce12" table:formula="of:=[.B431]-[.C431]" office:value-type="date" office:date-value="1899-12-30T09:49:04.78056351654" calcext:value-type="date">
            <text:p>12/30/99 09:49 AM</text:p>
          </table:table-cell>
          <table:table-cell table:formula="of:=MOD([.E430]-[.$E$2];[.$H$2])+1+[.$E$2]" office:value-type="float" office:value="229" calcext:value-type="float">
            <text:p>229</text:p>
          </table:table-cell>
          <table:table-cell table:formula="of:=MOD([.F430]+1/[.$H$2];5)" office:value-type="float" office:value="2.13333333333332" calcext:value-type="float">
            <text:p>2,13333333333332</text:p>
          </table:table-cell>
          <table:table-cell table:formula="of:=IF([.F431]=0;[.G430]+2+1/[.$H$2];[.G430]+1/[.$H$2])" office:value-type="float" office:value="7.13333333333331" calcext:value-type="float">
            <text:p>7,1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2]))" office:value-type="date" office:date-value="2019-10-14T09:33:55.388013" calcext:value-type="date">
            <text:p>2019-10-14 09:33:55</text:p>
          </table:table-cell>
          <table:table-cell table:style-name="ce7" table:formula="of:=[.A432]" office:value-type="date" office:date-value="2019-10-14T09:33:55.388013" calcext:value-type="date">
            <text:p>2019-10-14 09:33:55</text:p>
          </table:table-cell>
          <table:table-cell table:formula="of:=TRUNC([.A432])" office:value-type="float" office:value="43752" calcext:value-type="float">
            <text:p>43752</text:p>
          </table:table-cell>
          <table:table-cell table:style-name="ce12" table:formula="of:=[.B432]-[.C432]" office:value-type="date" office:date-value="1899-12-30T09:33:55.38801320828" calcext:value-type="date">
            <text:p>12/30/99 09:33 AM</text:p>
          </table:table-cell>
          <table:table-cell table:formula="of:=MOD([.E431]-[.$E$2];[.$H$2])+1+[.$E$2]" office:value-type="float" office:value="230" calcext:value-type="float">
            <text:p>230</text:p>
          </table:table-cell>
          <table:table-cell table:formula="of:=MOD([.F431]+1/[.$H$2];5)" office:value-type="float" office:value="2.14999999999998" calcext:value-type="float">
            <text:p>2,14999999999998</text:p>
          </table:table-cell>
          <table:table-cell table:formula="of:=IF([.F432]=0;[.G431]+2+1/[.$H$2];[.G431]+1/[.$H$2])" office:value-type="float" office:value="7.14999999999998" calcext:value-type="float">
            <text:p>7,1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3]))" office:value-type="date" office:date-value="2019-10-14T09:58:28.292272" calcext:value-type="date">
            <text:p>2019-10-14 09:58:28</text:p>
          </table:table-cell>
          <table:table-cell table:style-name="ce7" table:formula="of:=[.A433]" office:value-type="date" office:date-value="2019-10-14T09:58:28.292272" calcext:value-type="date">
            <text:p>2019-10-14 09:58:28</text:p>
          </table:table-cell>
          <table:table-cell table:formula="of:=TRUNC([.A433])" office:value-type="float" office:value="43752" calcext:value-type="float">
            <text:p>43752</text:p>
          </table:table-cell>
          <table:table-cell table:style-name="ce12" table:formula="of:=[.B433]-[.C433]" office:value-type="date" office:date-value="1899-12-30T09:58:28.29227201175" calcext:value-type="date">
            <text:p>12/30/99 09:58 AM</text:p>
          </table:table-cell>
          <table:table-cell table:formula="of:=MOD([.E432]-[.$E$2];[.$H$2])+1+[.$E$2]" office:value-type="float" office:value="231" calcext:value-type="float">
            <text:p>231</text:p>
          </table:table-cell>
          <table:table-cell table:formula="of:=MOD([.F432]+1/[.$H$2];5)" office:value-type="float" office:value="2.16666666666665" calcext:value-type="float">
            <text:p>2,16666666666665</text:p>
          </table:table-cell>
          <table:table-cell table:formula="of:=IF([.F433]=0;[.G432]+2+1/[.$H$2];[.G432]+1/[.$H$2])" office:value-type="float" office:value="7.16666666666665" calcext:value-type="float">
            <text:p>7,1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4]))" office:value-type="date" office:date-value="2019-10-14T09:53:05.966263" calcext:value-type="date">
            <text:p>2019-10-14 09:53:06</text:p>
          </table:table-cell>
          <table:table-cell table:style-name="ce7" table:formula="of:=[.A434]" office:value-type="date" office:date-value="2019-10-14T09:53:05.966263" calcext:value-type="date">
            <text:p>2019-10-14 09:53:06</text:p>
          </table:table-cell>
          <table:table-cell table:formula="of:=TRUNC([.A434])" office:value-type="float" office:value="43752" calcext:value-type="float">
            <text:p>43752</text:p>
          </table:table-cell>
          <table:table-cell table:style-name="ce12" table:formula="of:=[.B434]-[.C434]" office:value-type="date" office:date-value="1899-12-30T09:53:05.96626308281" calcext:value-type="date">
            <text:p>12/30/99 09:53 AM</text:p>
          </table:table-cell>
          <table:table-cell table:formula="of:=MOD([.E433]-[.$E$2];[.$H$2])+1+[.$E$2]" office:value-type="float" office:value="232" calcext:value-type="float">
            <text:p>232</text:p>
          </table:table-cell>
          <table:table-cell table:formula="of:=MOD([.F433]+1/[.$H$2];5)" office:value-type="float" office:value="2.18333333333332" calcext:value-type="float">
            <text:p>2,18333333333332</text:p>
          </table:table-cell>
          <table:table-cell table:formula="of:=IF([.F434]=0;[.G433]+2+1/[.$H$2];[.G433]+1/[.$H$2])" office:value-type="float" office:value="7.18333333333331" calcext:value-type="float">
            <text:p>7,1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5]))" office:value-type="date" office:date-value="2019-10-14T09:19:17.824136" calcext:value-type="date">
            <text:p>2019-10-14 09:19:18</text:p>
          </table:table-cell>
          <table:table-cell table:style-name="ce7" table:formula="of:=[.A435]" office:value-type="date" office:date-value="2019-10-14T09:19:17.824136" calcext:value-type="date">
            <text:p>2019-10-14 09:19:18</text:p>
          </table:table-cell>
          <table:table-cell table:formula="of:=TRUNC([.A435])" office:value-type="float" office:value="43752" calcext:value-type="float">
            <text:p>43752</text:p>
          </table:table-cell>
          <table:table-cell table:style-name="ce12" table:formula="of:=[.B435]-[.C435]" office:value-type="date" office:date-value="1899-12-30T09:19:17.82413631678" calcext:value-type="date">
            <text:p>12/30/99 09:19 AM</text:p>
          </table:table-cell>
          <table:table-cell table:formula="of:=MOD([.E434]-[.$E$2];[.$H$2])+1+[.$E$2]" office:value-type="float" office:value="233" calcext:value-type="float">
            <text:p>233</text:p>
          </table:table-cell>
          <table:table-cell table:formula="of:=MOD([.F434]+1/[.$H$2];5)" office:value-type="float" office:value="2.19999999999998" calcext:value-type="float">
            <text:p>2,19999999999998</text:p>
          </table:table-cell>
          <table:table-cell table:formula="of:=IF([.F435]=0;[.G434]+2+1/[.$H$2];[.G434]+1/[.$H$2])" office:value-type="float" office:value="7.19999999999998" calcext:value-type="float">
            <text:p>7,1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6]))" office:value-type="date" office:date-value="2019-10-14T09:28:59.169518" calcext:value-type="date">
            <text:p>2019-10-14 09:28:59</text:p>
          </table:table-cell>
          <table:table-cell table:style-name="ce7" table:formula="of:=[.A436]" office:value-type="date" office:date-value="2019-10-14T09:28:59.169518" calcext:value-type="date">
            <text:p>2019-10-14 09:28:59</text:p>
          </table:table-cell>
          <table:table-cell table:formula="of:=TRUNC([.A436])" office:value-type="float" office:value="43752" calcext:value-type="float">
            <text:p>43752</text:p>
          </table:table-cell>
          <table:table-cell table:style-name="ce12" table:formula="of:=[.B436]-[.C436]" office:value-type="date" office:date-value="1899-12-30T09:28:59.16951832362" calcext:value-type="date">
            <text:p>12/30/99 09:28 AM</text:p>
          </table:table-cell>
          <table:table-cell table:formula="of:=MOD([.E435]-[.$E$2];[.$H$2])+1+[.$E$2]" office:value-type="float" office:value="234" calcext:value-type="float">
            <text:p>234</text:p>
          </table:table-cell>
          <table:table-cell table:formula="of:=MOD([.F435]+1/[.$H$2];5)" office:value-type="float" office:value="2.21666666666665" calcext:value-type="float">
            <text:p>2,21666666666665</text:p>
          </table:table-cell>
          <table:table-cell table:formula="of:=IF([.F436]=0;[.G435]+2+1/[.$H$2];[.G435]+1/[.$H$2])" office:value-type="float" office:value="7.21666666666665" calcext:value-type="float">
            <text:p>7,2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7]))" office:value-type="date" office:date-value="2019-10-14T09:23:59.910292" calcext:value-type="date">
            <text:p>2019-10-14 09:24:00</text:p>
          </table:table-cell>
          <table:table-cell table:style-name="ce7" table:formula="of:=[.A437]" office:value-type="date" office:date-value="2019-10-14T09:23:59.910292" calcext:value-type="date">
            <text:p>2019-10-14 09:24:00</text:p>
          </table:table-cell>
          <table:table-cell table:formula="of:=TRUNC([.A437])" office:value-type="float" office:value="43752" calcext:value-type="float">
            <text:p>43752</text:p>
          </table:table-cell>
          <table:table-cell table:style-name="ce12" table:formula="of:=[.B437]-[.C437]" office:value-type="date" office:date-value="1899-12-30T09:23:59.91029171739" calcext:value-type="date">
            <text:p>12/30/99 09:24 AM</text:p>
          </table:table-cell>
          <table:table-cell table:formula="of:=MOD([.E436]-[.$E$2];[.$H$2])+1+[.$E$2]" office:value-type="float" office:value="235" calcext:value-type="float">
            <text:p>235</text:p>
          </table:table-cell>
          <table:table-cell table:formula="of:=MOD([.F436]+1/[.$H$2];5)" office:value-type="float" office:value="2.23333333333332" calcext:value-type="float">
            <text:p>2,23333333333332</text:p>
          </table:table-cell>
          <table:table-cell table:formula="of:=IF([.F437]=0;[.G436]+2+1/[.$H$2];[.G436]+1/[.$H$2])" office:value-type="float" office:value="7.23333333333331" calcext:value-type="float">
            <text:p>7,2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8]))" office:value-type="date" office:date-value="2019-10-14T09:47:27.705311" calcext:value-type="date">
            <text:p>2019-10-14 09:47:28</text:p>
          </table:table-cell>
          <table:table-cell table:style-name="ce7" table:formula="of:=[.A438]" office:value-type="date" office:date-value="2019-10-14T09:47:27.705311" calcext:value-type="date">
            <text:p>2019-10-14 09:47:28</text:p>
          </table:table-cell>
          <table:table-cell table:formula="of:=TRUNC([.A438])" office:value-type="float" office:value="43752" calcext:value-type="float">
            <text:p>43752</text:p>
          </table:table-cell>
          <table:table-cell table:style-name="ce12" table:formula="of:=[.B438]-[.C438]" office:value-type="date" office:date-value="1899-12-30T09:47:27.70531053655" calcext:value-type="date">
            <text:p>12/30/99 09:47 AM</text:p>
          </table:table-cell>
          <table:table-cell table:formula="of:=MOD([.E437]-[.$E$2];[.$H$2])+1+[.$E$2]" office:value-type="float" office:value="236" calcext:value-type="float">
            <text:p>236</text:p>
          </table:table-cell>
          <table:table-cell table:formula="of:=MOD([.F437]+1/[.$H$2];5)" office:value-type="float" office:value="2.24999999999998" calcext:value-type="float">
            <text:p>2,24999999999998</text:p>
          </table:table-cell>
          <table:table-cell table:formula="of:=IF([.F438]=0;[.G437]+2+1/[.$H$2];[.G437]+1/[.$H$2])" office:value-type="float" office:value="7.24999999999998" calcext:value-type="float">
            <text:p>7,2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9]))" office:value-type="date" office:date-value="2019-10-14T09:26:04.679977" calcext:value-type="date">
            <text:p>2019-10-14 09:26:05</text:p>
          </table:table-cell>
          <table:table-cell table:style-name="ce7" table:formula="of:=[.A439]" office:value-type="date" office:date-value="2019-10-14T09:26:04.679977" calcext:value-type="date">
            <text:p>2019-10-14 09:26:05</text:p>
          </table:table-cell>
          <table:table-cell table:formula="of:=TRUNC([.A439])" office:value-type="float" office:value="43752" calcext:value-type="float">
            <text:p>43752</text:p>
          </table:table-cell>
          <table:table-cell table:style-name="ce12" table:formula="of:=[.B439]-[.C439]" office:value-type="date" office:date-value="1899-12-30T09:26:04.67997743748" calcext:value-type="date">
            <text:p>12/30/99 09:26 AM</text:p>
          </table:table-cell>
          <table:table-cell table:formula="of:=MOD([.E438]-[.$E$2];[.$H$2])+1+[.$E$2]" office:value-type="float" office:value="237" calcext:value-type="float">
            <text:p>237</text:p>
          </table:table-cell>
          <table:table-cell table:formula="of:=MOD([.F438]+1/[.$H$2];5)" office:value-type="float" office:value="2.26666666666665" calcext:value-type="float">
            <text:p>2,26666666666665</text:p>
          </table:table-cell>
          <table:table-cell table:formula="of:=IF([.F439]=0;[.G438]+2+1/[.$H$2];[.G438]+1/[.$H$2])" office:value-type="float" office:value="7.26666666666665" calcext:value-type="float">
            <text:p>7,2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0]))" office:value-type="date" office:date-value="2019-10-14T10:06:06.380404" calcext:value-type="date">
            <text:p>2019-10-14 10:06:06</text:p>
          </table:table-cell>
          <table:table-cell table:style-name="ce7" table:formula="of:=[.A440]" office:value-type="date" office:date-value="2019-10-14T10:06:06.380404" calcext:value-type="date">
            <text:p>2019-10-14 10:06:06</text:p>
          </table:table-cell>
          <table:table-cell table:formula="of:=TRUNC([.A440])" office:value-type="float" office:value="43752" calcext:value-type="float">
            <text:p>43752</text:p>
          </table:table-cell>
          <table:table-cell table:style-name="ce12" table:formula="of:=[.B440]-[.C440]" office:value-type="date" office:date-value="1899-12-30T10:06:06.38040414546" calcext:value-type="date">
            <text:p>12/30/99 10:06 AM</text:p>
          </table:table-cell>
          <table:table-cell table:formula="of:=MOD([.E439]-[.$E$2];[.$H$2])+1+[.$E$2]" office:value-type="float" office:value="238" calcext:value-type="float">
            <text:p>238</text:p>
          </table:table-cell>
          <table:table-cell table:formula="of:=MOD([.F439]+1/[.$H$2];5)" office:value-type="float" office:value="2.28333333333332" calcext:value-type="float">
            <text:p>2,28333333333332</text:p>
          </table:table-cell>
          <table:table-cell table:formula="of:=IF([.F440]=0;[.G439]+2+1/[.$H$2];[.G439]+1/[.$H$2])" office:value-type="float" office:value="7.28333333333331" calcext:value-type="float">
            <text:p>7,2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1]))" office:value-type="date" office:date-value="2019-10-14T09:26:43.295687" calcext:value-type="date">
            <text:p>2019-10-14 09:26:43</text:p>
          </table:table-cell>
          <table:table-cell table:style-name="ce7" table:formula="of:=[.A441]" office:value-type="date" office:date-value="2019-10-14T09:26:43.295687" calcext:value-type="date">
            <text:p>2019-10-14 09:26:43</text:p>
          </table:table-cell>
          <table:table-cell table:formula="of:=TRUNC([.A441])" office:value-type="float" office:value="43752" calcext:value-type="float">
            <text:p>43752</text:p>
          </table:table-cell>
          <table:table-cell table:style-name="ce12" table:formula="of:=[.B441]-[.C441]" office:value-type="date" office:date-value="1899-12-30T09:26:43.29568656161" calcext:value-type="date">
            <text:p>12/30/99 09:26 AM</text:p>
          </table:table-cell>
          <table:table-cell table:formula="of:=MOD([.E440]-[.$E$2];[.$H$2])+1+[.$E$2]" office:value-type="float" office:value="239" calcext:value-type="float">
            <text:p>239</text:p>
          </table:table-cell>
          <table:table-cell table:formula="of:=MOD([.F440]+1/[.$H$2];5)" office:value-type="float" office:value="2.29999999999998" calcext:value-type="float">
            <text:p>2,29999999999998</text:p>
          </table:table-cell>
          <table:table-cell table:formula="of:=IF([.F441]=0;[.G440]+2+1/[.$H$2];[.G440]+1/[.$H$2])" office:value-type="float" office:value="7.29999999999998" calcext:value-type="float">
            <text:p>7,2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2]))" office:value-type="date" office:date-value="2019-10-14T09:31:49.216757" calcext:value-type="date">
            <text:p>2019-10-14 09:31:49</text:p>
          </table:table-cell>
          <table:table-cell table:style-name="ce7" table:formula="of:=[.A442]" office:value-type="date" office:date-value="2019-10-14T09:31:49.216757" calcext:value-type="date">
            <text:p>2019-10-14 09:31:49</text:p>
          </table:table-cell>
          <table:table-cell table:formula="of:=TRUNC([.A442])" office:value-type="float" office:value="43752" calcext:value-type="float">
            <text:p>43752</text:p>
          </table:table-cell>
          <table:table-cell table:style-name="ce12" table:formula="of:=[.B442]-[.C442]" office:value-type="date" office:date-value="1899-12-30T09:31:49.21675718855" calcext:value-type="date">
            <text:p>12/30/99 09:31 AM</text:p>
          </table:table-cell>
          <table:table-cell table:formula="of:=MOD([.E441]-[.$E$2];[.$H$2])+1+[.$E$2]" office:value-type="float" office:value="240" calcext:value-type="float">
            <text:p>240</text:p>
          </table:table-cell>
          <table:table-cell table:formula="of:=MOD([.F441]+1/[.$H$2];5)" office:value-type="float" office:value="2.31666666666665" calcext:value-type="float">
            <text:p>2,31666666666665</text:p>
          </table:table-cell>
          <table:table-cell table:formula="of:=IF([.F442]=0;[.G441]+2+1/[.$H$2];[.G441]+1/[.$H$2])" office:value-type="float" office:value="7.31666666666665" calcext:value-type="float">
            <text:p>7,3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3]))" office:value-type="date" office:date-value="2019-10-14T09:40:53.961421" calcext:value-type="date">
            <text:p>2019-10-14 09:40:54</text:p>
          </table:table-cell>
          <table:table-cell table:style-name="ce7" table:formula="of:=[.A443]" office:value-type="date" office:date-value="2019-10-14T09:40:53.961421" calcext:value-type="date">
            <text:p>2019-10-14 09:40:54</text:p>
          </table:table-cell>
          <table:table-cell table:formula="of:=TRUNC([.A443])" office:value-type="float" office:value="43752" calcext:value-type="float">
            <text:p>43752</text:p>
          </table:table-cell>
          <table:table-cell table:style-name="ce12" table:formula="of:=[.B443]-[.C443]" office:value-type="date" office:date-value="1899-12-30T09:40:53.96142052487" calcext:value-type="date">
            <text:p>12/30/99 09:40 AM</text:p>
          </table:table-cell>
          <table:table-cell table:formula="of:=MOD([.E442]-[.$E$2];[.$H$2])+1+[.$E$2]" office:value-type="float" office:value="241" calcext:value-type="float">
            <text:p>241</text:p>
          </table:table-cell>
          <table:table-cell table:formula="of:=MOD([.F442]+1/[.$H$2];5)" office:value-type="float" office:value="2.33333333333332" calcext:value-type="float">
            <text:p>2,33333333333332</text:p>
          </table:table-cell>
          <table:table-cell table:formula="of:=IF([.F443]=0;[.G442]+2+1/[.$H$2];[.G442]+1/[.$H$2])" office:value-type="float" office:value="7.33333333333331" calcext:value-type="float">
            <text:p>7,3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4]))" office:value-type="date" office:date-value="2019-10-14T09:09:11.571155" calcext:value-type="date">
            <text:p>2019-10-14 09:09:12</text:p>
          </table:table-cell>
          <table:table-cell table:style-name="ce7" table:formula="of:=[.A444]" office:value-type="date" office:date-value="2019-10-14T09:09:11.571155" calcext:value-type="date">
            <text:p>2019-10-14 09:09:12</text:p>
          </table:table-cell>
          <table:table-cell table:formula="of:=TRUNC([.A444])" office:value-type="float" office:value="43752" calcext:value-type="float">
            <text:p>43752</text:p>
          </table:table-cell>
          <table:table-cell table:style-name="ce12" table:formula="of:=[.B444]-[.C444]" office:value-type="date" office:date-value="1899-12-30T09:09:11.57115454786" calcext:value-type="date">
            <text:p>12/30/99 09:09 AM</text:p>
          </table:table-cell>
          <table:table-cell table:formula="of:=MOD([.E443]-[.$E$2];[.$H$2])+1+[.$E$2]" office:value-type="float" office:value="242" calcext:value-type="float">
            <text:p>242</text:p>
          </table:table-cell>
          <table:table-cell table:formula="of:=MOD([.F443]+1/[.$H$2];5)" office:value-type="float" office:value="2.34999999999998" calcext:value-type="float">
            <text:p>2,34999999999998</text:p>
          </table:table-cell>
          <table:table-cell table:formula="of:=IF([.F444]=0;[.G443]+2+1/[.$H$2];[.G443]+1/[.$H$2])" office:value-type="float" office:value="7.34999999999998" calcext:value-type="float">
            <text:p>7,3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5]))" office:value-type="date" office:date-value="2019-10-14T09:45:35.836229" calcext:value-type="date">
            <text:p>2019-10-14 09:45:36</text:p>
          </table:table-cell>
          <table:table-cell table:style-name="ce7" table:formula="of:=[.A445]" office:value-type="date" office:date-value="2019-10-14T09:45:35.836229" calcext:value-type="date">
            <text:p>2019-10-14 09:45:36</text:p>
          </table:table-cell>
          <table:table-cell table:formula="of:=TRUNC([.A445])" office:value-type="float" office:value="43752" calcext:value-type="float">
            <text:p>43752</text:p>
          </table:table-cell>
          <table:table-cell table:style-name="ce12" table:formula="of:=[.B445]-[.C445]" office:value-type="date" office:date-value="1899-12-30T09:45:35.83622938022" calcext:value-type="date">
            <text:p>12/30/99 09:45 AM</text:p>
          </table:table-cell>
          <table:table-cell table:formula="of:=MOD([.E444]-[.$E$2];[.$H$2])+1+[.$E$2]" office:value-type="float" office:value="243" calcext:value-type="float">
            <text:p>243</text:p>
          </table:table-cell>
          <table:table-cell table:formula="of:=MOD([.F444]+1/[.$H$2];5)" office:value-type="float" office:value="2.36666666666665" calcext:value-type="float">
            <text:p>2,36666666666665</text:p>
          </table:table-cell>
          <table:table-cell table:formula="of:=IF([.F445]=0;[.G444]+2+1/[.$H$2];[.G444]+1/[.$H$2])" office:value-type="float" office:value="7.36666666666665" calcext:value-type="float">
            <text:p>7,3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6]))" office:value-type="date" office:date-value="2019-10-14T10:02:41.758555" calcext:value-type="date">
            <text:p>2019-10-14 10:02:42</text:p>
          </table:table-cell>
          <table:table-cell table:style-name="ce7" table:formula="of:=[.A446]" office:value-type="date" office:date-value="2019-10-14T10:02:41.758555" calcext:value-type="date">
            <text:p>2019-10-14 10:02:42</text:p>
          </table:table-cell>
          <table:table-cell table:formula="of:=TRUNC([.A446])" office:value-type="float" office:value="43752" calcext:value-type="float">
            <text:p>43752</text:p>
          </table:table-cell>
          <table:table-cell table:style-name="ce12" table:formula="of:=[.B446]-[.C446]" office:value-type="date" office:date-value="1899-12-30T10:02:41.75855523907" calcext:value-type="date">
            <text:p>12/30/99 10:02 AM</text:p>
          </table:table-cell>
          <table:table-cell table:formula="of:=MOD([.E445]-[.$E$2];[.$H$2])+1+[.$E$2]" office:value-type="float" office:value="244" calcext:value-type="float">
            <text:p>244</text:p>
          </table:table-cell>
          <table:table-cell table:formula="of:=MOD([.F445]+1/[.$H$2];5)" office:value-type="float" office:value="2.38333333333332" calcext:value-type="float">
            <text:p>2,38333333333332</text:p>
          </table:table-cell>
          <table:table-cell table:formula="of:=IF([.F446]=0;[.G445]+2+1/[.$H$2];[.G445]+1/[.$H$2])" office:value-type="float" office:value="7.38333333333331" calcext:value-type="float">
            <text:p>7,3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7]))" office:value-type="date" office:date-value="2019-10-14T09:20:25.978927" calcext:value-type="date">
            <text:p>2019-10-14 09:20:26</text:p>
          </table:table-cell>
          <table:table-cell table:style-name="ce7" table:formula="of:=[.A447]" office:value-type="date" office:date-value="2019-10-14T09:20:25.978927" calcext:value-type="date">
            <text:p>2019-10-14 09:20:26</text:p>
          </table:table-cell>
          <table:table-cell table:formula="of:=TRUNC([.A447])" office:value-type="float" office:value="43752" calcext:value-type="float">
            <text:p>43752</text:p>
          </table:table-cell>
          <table:table-cell table:style-name="ce12" table:formula="of:=[.B447]-[.C447]" office:value-type="date" office:date-value="1899-12-30T09:20:25.97892656922" calcext:value-type="date">
            <text:p>12/30/99 09:20 AM</text:p>
          </table:table-cell>
          <table:table-cell table:formula="of:=MOD([.E446]-[.$E$2];[.$H$2])+1+[.$E$2]" office:value-type="float" office:value="245" calcext:value-type="float">
            <text:p>245</text:p>
          </table:table-cell>
          <table:table-cell table:formula="of:=MOD([.F446]+1/[.$H$2];5)" office:value-type="float" office:value="2.39999999999998" calcext:value-type="float">
            <text:p>2,39999999999998</text:p>
          </table:table-cell>
          <table:table-cell table:formula="of:=IF([.F447]=0;[.G446]+2+1/[.$H$2];[.G446]+1/[.$H$2])" office:value-type="float" office:value="7.39999999999998" calcext:value-type="float">
            <text:p>7,3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8]))" office:value-type="date" office:date-value="2019-10-14T09:01:39.939952" calcext:value-type="date">
            <text:p>2019-10-14 09:01:40</text:p>
          </table:table-cell>
          <table:table-cell table:style-name="ce7" table:formula="of:=[.A448]" office:value-type="date" office:date-value="2019-10-14T09:01:39.939952" calcext:value-type="date">
            <text:p>2019-10-14 09:01:40</text:p>
          </table:table-cell>
          <table:table-cell table:formula="of:=TRUNC([.A448])" office:value-type="float" office:value="43752" calcext:value-type="float">
            <text:p>43752</text:p>
          </table:table-cell>
          <table:table-cell table:style-name="ce12" table:formula="of:=[.B448]-[.C448]" office:value-type="date" office:date-value="1899-12-30T09:01:39.93995153345" calcext:value-type="date">
            <text:p>12/30/99 09:01 AM</text:p>
          </table:table-cell>
          <table:table-cell table:formula="of:=MOD([.E447]-[.$E$2];[.$H$2])+1+[.$E$2]" office:value-type="float" office:value="246" calcext:value-type="float">
            <text:p>246</text:p>
          </table:table-cell>
          <table:table-cell table:formula="of:=MOD([.F447]+1/[.$H$2];5)" office:value-type="float" office:value="2.41666666666665" calcext:value-type="float">
            <text:p>2,41666666666665</text:p>
          </table:table-cell>
          <table:table-cell table:formula="of:=IF([.F448]=0;[.G447]+2+1/[.$H$2];[.G447]+1/[.$H$2])" office:value-type="float" office:value="7.41666666666665" calcext:value-type="float">
            <text:p>7,4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9]))" office:value-type="date" office:date-value="2019-10-14T09:44:32.734159" calcext:value-type="date">
            <text:p>2019-10-14 09:44:33</text:p>
          </table:table-cell>
          <table:table-cell table:style-name="ce7" table:formula="of:=[.A449]" office:value-type="date" office:date-value="2019-10-14T09:44:32.734159" calcext:value-type="date">
            <text:p>2019-10-14 09:44:33</text:p>
          </table:table-cell>
          <table:table-cell table:formula="of:=TRUNC([.A449])" office:value-type="float" office:value="43752" calcext:value-type="float">
            <text:p>43752</text:p>
          </table:table-cell>
          <table:table-cell table:style-name="ce12" table:formula="of:=[.B449]-[.C449]" office:value-type="date" office:date-value="1899-12-30T09:44:32.73415890522" calcext:value-type="date">
            <text:p>12/30/99 09:44 AM</text:p>
          </table:table-cell>
          <table:table-cell table:formula="of:=MOD([.E448]-[.$E$2];[.$H$2])+1+[.$E$2]" office:value-type="float" office:value="247" calcext:value-type="float">
            <text:p>247</text:p>
          </table:table-cell>
          <table:table-cell table:formula="of:=MOD([.F448]+1/[.$H$2];5)" office:value-type="float" office:value="2.43333333333332" calcext:value-type="float">
            <text:p>2,43333333333332</text:p>
          </table:table-cell>
          <table:table-cell table:formula="of:=IF([.F449]=0;[.G448]+2+1/[.$H$2];[.G448]+1/[.$H$2])" office:value-type="float" office:value="7.43333333333331" calcext:value-type="float">
            <text:p>7,4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0]))" office:value-type="date" office:date-value="2019-10-14T09:15:10.341571" calcext:value-type="date">
            <text:p>2019-10-14 09:15:10</text:p>
          </table:table-cell>
          <table:table-cell table:style-name="ce7" table:formula="of:=[.A450]" office:value-type="date" office:date-value="2019-10-14T09:15:10.341571" calcext:value-type="date">
            <text:p>2019-10-14 09:15:10</text:p>
          </table:table-cell>
          <table:table-cell table:formula="of:=TRUNC([.A450])" office:value-type="float" office:value="43752" calcext:value-type="float">
            <text:p>43752</text:p>
          </table:table-cell>
          <table:table-cell table:style-name="ce12" table:formula="of:=[.B450]-[.C450]" office:value-type="date" office:date-value="1899-12-30T09:15:10.34157075919" calcext:value-type="date">
            <text:p>12/30/99 09:15 AM</text:p>
          </table:table-cell>
          <table:table-cell table:formula="of:=MOD([.E449]-[.$E$2];[.$H$2])+1+[.$E$2]" office:value-type="float" office:value="248" calcext:value-type="float">
            <text:p>248</text:p>
          </table:table-cell>
          <table:table-cell table:formula="of:=MOD([.F449]+1/[.$H$2];5)" office:value-type="float" office:value="2.44999999999998" calcext:value-type="float">
            <text:p>2,44999999999998</text:p>
          </table:table-cell>
          <table:table-cell table:formula="of:=IF([.F450]=0;[.G449]+2+1/[.$H$2];[.G449]+1/[.$H$2])" office:value-type="float" office:value="7.44999999999998" calcext:value-type="float">
            <text:p>7,4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1]))" office:value-type="date" office:date-value="2019-10-14T09:38:43.274047" calcext:value-type="date">
            <text:p>2019-10-14 09:38:43</text:p>
          </table:table-cell>
          <table:table-cell table:style-name="ce7" table:formula="of:=[.A451]" office:value-type="date" office:date-value="2019-10-14T09:38:43.274047" calcext:value-type="date">
            <text:p>2019-10-14 09:38:43</text:p>
          </table:table-cell>
          <table:table-cell table:formula="of:=TRUNC([.A451])" office:value-type="float" office:value="43752" calcext:value-type="float">
            <text:p>43752</text:p>
          </table:table-cell>
          <table:table-cell table:style-name="ce12" table:formula="of:=[.B451]-[.C451]" office:value-type="date" office:date-value="1899-12-30T09:38:43.27404725365" calcext:value-type="date">
            <text:p>12/30/99 09:38 AM</text:p>
          </table:table-cell>
          <table:table-cell table:formula="of:=MOD([.E450]-[.$E$2];[.$H$2])+1+[.$E$2]" office:value-type="float" office:value="249" calcext:value-type="float">
            <text:p>249</text:p>
          </table:table-cell>
          <table:table-cell table:formula="of:=MOD([.F450]+1/[.$H$2];5)" office:value-type="float" office:value="2.46666666666665" calcext:value-type="float">
            <text:p>2,46666666666665</text:p>
          </table:table-cell>
          <table:table-cell table:formula="of:=IF([.F451]=0;[.G450]+2+1/[.$H$2];[.G450]+1/[.$H$2])" office:value-type="float" office:value="7.46666666666665" calcext:value-type="float">
            <text:p>7,4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2]))" office:value-type="date" office:date-value="2019-10-14T09:11:47.467678" calcext:value-type="date">
            <text:p>2019-10-14 09:11:47</text:p>
          </table:table-cell>
          <table:table-cell table:style-name="ce7" table:formula="of:=[.A452]" office:value-type="date" office:date-value="2019-10-14T09:11:47.467678" calcext:value-type="date">
            <text:p>2019-10-14 09:11:47</text:p>
          </table:table-cell>
          <table:table-cell table:formula="of:=TRUNC([.A452])" office:value-type="float" office:value="43752" calcext:value-type="float">
            <text:p>43752</text:p>
          </table:table-cell>
          <table:table-cell table:style-name="ce12" table:formula="of:=[.B452]-[.C452]" office:value-type="date" office:date-value="1899-12-30T09:11:47.46767807286" calcext:value-type="date">
            <text:p>12/30/99 09:11 AM</text:p>
          </table:table-cell>
          <table:table-cell table:formula="of:=MOD([.E451]-[.$E$2];[.$H$2])+1+[.$E$2]" office:value-type="float" office:value="250" calcext:value-type="float">
            <text:p>250</text:p>
          </table:table-cell>
          <table:table-cell table:formula="of:=MOD([.F451]+1/[.$H$2];5)" office:value-type="float" office:value="2.48333333333332" calcext:value-type="float">
            <text:p>2,48333333333332</text:p>
          </table:table-cell>
          <table:table-cell table:formula="of:=IF([.F452]=0;[.G451]+2+1/[.$H$2];[.G451]+1/[.$H$2])" office:value-type="float" office:value="7.48333333333331" calcext:value-type="float">
            <text:p>7,4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3]))" office:value-type="date" office:date-value="2019-10-14T09:29:14.543515" calcext:value-type="date">
            <text:p>2019-10-14 09:29:15</text:p>
          </table:table-cell>
          <table:table-cell table:style-name="ce7" table:formula="of:=[.A453]" office:value-type="date" office:date-value="2019-10-14T09:29:14.543515" calcext:value-type="date">
            <text:p>2019-10-14 09:29:15</text:p>
          </table:table-cell>
          <table:table-cell table:formula="of:=TRUNC([.A453])" office:value-type="float" office:value="43752" calcext:value-type="float">
            <text:p>43752</text:p>
          </table:table-cell>
          <table:table-cell table:style-name="ce12" table:formula="of:=[.B453]-[.C453]" office:value-type="date" office:date-value="1899-12-30T09:29:14.5435145963" calcext:value-type="date">
            <text:p>12/30/99 09:29 AM</text:p>
          </table:table-cell>
          <table:table-cell table:formula="of:=MOD([.E452]-[.$E$2];[.$H$2])+1+[.$E$2]" office:value-type="float" office:value="251" calcext:value-type="float">
            <text:p>251</text:p>
          </table:table-cell>
          <table:table-cell table:formula="of:=MOD([.F452]+1/[.$H$2];5)" office:value-type="float" office:value="2.49999999999998" calcext:value-type="float">
            <text:p>2,49999999999998</text:p>
          </table:table-cell>
          <table:table-cell table:formula="of:=IF([.F453]=0;[.G452]+2+1/[.$H$2];[.G452]+1/[.$H$2])" office:value-type="float" office:value="7.49999999999998" calcext:value-type="float">
            <text:p>7,4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4]))" office:value-type="date" office:date-value="2019-10-14T09:45:30.927867" calcext:value-type="date">
            <text:p>2019-10-14 09:45:31</text:p>
          </table:table-cell>
          <table:table-cell table:style-name="ce7" table:formula="of:=[.A454]" office:value-type="date" office:date-value="2019-10-14T09:45:30.927867" calcext:value-type="date">
            <text:p>2019-10-14 09:45:31</text:p>
          </table:table-cell>
          <table:table-cell table:formula="of:=TRUNC([.A454])" office:value-type="float" office:value="43752" calcext:value-type="float">
            <text:p>43752</text:p>
          </table:table-cell>
          <table:table-cell table:style-name="ce12" table:formula="of:=[.B454]-[.C454]" office:value-type="date" office:date-value="1899-12-30T09:45:30.92786734924" calcext:value-type="date">
            <text:p>12/30/99 09:45 AM</text:p>
          </table:table-cell>
          <table:table-cell table:formula="of:=MOD([.E453]-[.$E$2];[.$H$2])+1+[.$E$2]" office:value-type="float" office:value="252" calcext:value-type="float">
            <text:p>252</text:p>
          </table:table-cell>
          <table:table-cell table:formula="of:=MOD([.F453]+1/[.$H$2];5)" office:value-type="float" office:value="2.51666666666665" calcext:value-type="float">
            <text:p>2,51666666666665</text:p>
          </table:table-cell>
          <table:table-cell table:formula="of:=IF([.F454]=0;[.G453]+2+1/[.$H$2];[.G453]+1/[.$H$2])" office:value-type="float" office:value="7.51666666666665" calcext:value-type="float">
            <text:p>7,5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5]))" office:value-type="date" office:date-value="2019-10-14T09:41:44.87663" calcext:value-type="date">
            <text:p>2019-10-14 09:41:45</text:p>
          </table:table-cell>
          <table:table-cell table:style-name="ce7" table:formula="of:=[.A455]" office:value-type="date" office:date-value="2019-10-14T09:41:44.87663" calcext:value-type="date">
            <text:p>2019-10-14 09:41:45</text:p>
          </table:table-cell>
          <table:table-cell table:formula="of:=TRUNC([.A455])" office:value-type="float" office:value="43752" calcext:value-type="float">
            <text:p>43752</text:p>
          </table:table-cell>
          <table:table-cell table:style-name="ce12" table:formula="of:=[.B455]-[.C455]" office:value-type="date" office:date-value="1899-12-30T09:41:44.87662979867" calcext:value-type="date">
            <text:p>12/30/99 09:41 AM</text:p>
          </table:table-cell>
          <table:table-cell table:formula="of:=MOD([.E454]-[.$E$2];[.$H$2])+1+[.$E$2]" office:value-type="float" office:value="253" calcext:value-type="float">
            <text:p>253</text:p>
          </table:table-cell>
          <table:table-cell table:formula="of:=MOD([.F454]+1/[.$H$2];5)" office:value-type="float" office:value="2.53333333333332" calcext:value-type="float">
            <text:p>2,53333333333332</text:p>
          </table:table-cell>
          <table:table-cell table:formula="of:=IF([.F455]=0;[.G454]+2+1/[.$H$2];[.G454]+1/[.$H$2])" office:value-type="float" office:value="7.53333333333331" calcext:value-type="float">
            <text:p>7,5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6]))" office:value-type="date" office:date-value="2019-10-14T09:16:05.996953" calcext:value-type="date">
            <text:p>2019-10-14 09:16:06</text:p>
          </table:table-cell>
          <table:table-cell table:style-name="ce7" table:formula="of:=[.A456]" office:value-type="date" office:date-value="2019-10-14T09:16:05.996953" calcext:value-type="date">
            <text:p>2019-10-14 09:16:06</text:p>
          </table:table-cell>
          <table:table-cell table:formula="of:=TRUNC([.A456])" office:value-type="float" office:value="43752" calcext:value-type="float">
            <text:p>43752</text:p>
          </table:table-cell>
          <table:table-cell table:style-name="ce12" table:formula="of:=[.B456]-[.C456]" office:value-type="date" office:date-value="1899-12-30T09:16:05.99695309997" calcext:value-type="date">
            <text:p>12/30/99 09:16 AM</text:p>
          </table:table-cell>
          <table:table-cell table:formula="of:=MOD([.E455]-[.$E$2];[.$H$2])+1+[.$E$2]" office:value-type="float" office:value="254" calcext:value-type="float">
            <text:p>254</text:p>
          </table:table-cell>
          <table:table-cell table:formula="of:=MOD([.F455]+1/[.$H$2];5)" office:value-type="float" office:value="2.54999999999998" calcext:value-type="float">
            <text:p>2,54999999999998</text:p>
          </table:table-cell>
          <table:table-cell table:formula="of:=IF([.F456]=0;[.G455]+2+1/[.$H$2];[.G455]+1/[.$H$2])" office:value-type="float" office:value="7.54999999999998" calcext:value-type="float">
            <text:p>7,5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7]))" office:value-type="date" office:date-value="2019-10-14T09:51:08.139619" calcext:value-type="date">
            <text:p>2019-10-14 09:51:08</text:p>
          </table:table-cell>
          <table:table-cell table:style-name="ce7" table:formula="of:=[.A457]" office:value-type="date" office:date-value="2019-10-14T09:51:08.139619" calcext:value-type="date">
            <text:p>2019-10-14 09:51:08</text:p>
          </table:table-cell>
          <table:table-cell table:formula="of:=TRUNC([.A457])" office:value-type="float" office:value="43752" calcext:value-type="float">
            <text:p>43752</text:p>
          </table:table-cell>
          <table:table-cell table:style-name="ce12" table:formula="of:=[.B457]-[.C457]" office:value-type="date" office:date-value="1899-12-30T09:51:08.13961893786" calcext:value-type="date">
            <text:p>12/30/99 09:51 AM</text:p>
          </table:table-cell>
          <table:table-cell table:formula="of:=MOD([.E456]-[.$E$2];[.$H$2])+1+[.$E$2]" office:value-type="float" office:value="255" calcext:value-type="float">
            <text:p>255</text:p>
          </table:table-cell>
          <table:table-cell table:formula="of:=MOD([.F456]+1/[.$H$2];5)" office:value-type="float" office:value="2.56666666666665" calcext:value-type="float">
            <text:p>2,56666666666665</text:p>
          </table:table-cell>
          <table:table-cell table:formula="of:=IF([.F457]=0;[.G456]+2+1/[.$H$2];[.G456]+1/[.$H$2])" office:value-type="float" office:value="7.56666666666665" calcext:value-type="float">
            <text:p>7,5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8]))" office:value-type="date" office:date-value="2019-10-14T09:28:10.449326" calcext:value-type="date">
            <text:p>2019-10-14 09:28:10</text:p>
          </table:table-cell>
          <table:table-cell table:style-name="ce7" table:formula="of:=[.A458]" office:value-type="date" office:date-value="2019-10-14T09:28:10.449326" calcext:value-type="date">
            <text:p>2019-10-14 09:28:10</text:p>
          </table:table-cell>
          <table:table-cell table:formula="of:=TRUNC([.A458])" office:value-type="float" office:value="43752" calcext:value-type="float">
            <text:p>43752</text:p>
          </table:table-cell>
          <table:table-cell table:style-name="ce12" table:formula="of:=[.B458]-[.C458]" office:value-type="date" office:date-value="1899-12-30T09:28:10.44932581019" calcext:value-type="date">
            <text:p>12/30/99 09:28 AM</text:p>
          </table:table-cell>
          <table:table-cell table:formula="of:=MOD([.E457]-[.$E$2];[.$H$2])+1+[.$E$2]" office:value-type="float" office:value="256" calcext:value-type="float">
            <text:p>256</text:p>
          </table:table-cell>
          <table:table-cell table:formula="of:=MOD([.F457]+1/[.$H$2];5)" office:value-type="float" office:value="2.58333333333332" calcext:value-type="float">
            <text:p>2,58333333333332</text:p>
          </table:table-cell>
          <table:table-cell table:formula="of:=IF([.F458]=0;[.G457]+2+1/[.$H$2];[.G457]+1/[.$H$2])" office:value-type="float" office:value="7.58333333333331" calcext:value-type="float">
            <text:p>7,5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9]))" office:value-type="date" office:date-value="2019-10-14T09:32:02.792454" calcext:value-type="date">
            <text:p>2019-10-14 09:32:03</text:p>
          </table:table-cell>
          <table:table-cell table:style-name="ce7" table:formula="of:=[.A459]" office:value-type="date" office:date-value="2019-10-14T09:32:02.792454" calcext:value-type="date">
            <text:p>2019-10-14 09:32:03</text:p>
          </table:table-cell>
          <table:table-cell table:formula="of:=TRUNC([.A459])" office:value-type="float" office:value="43752" calcext:value-type="float">
            <text:p>43752</text:p>
          </table:table-cell>
          <table:table-cell table:style-name="ce12" table:formula="of:=[.B459]-[.C459]" office:value-type="date" office:date-value="1899-12-30T09:32:02.79245427344" calcext:value-type="date">
            <text:p>12/30/99 09:32 AM</text:p>
          </table:table-cell>
          <table:table-cell table:formula="of:=MOD([.E458]-[.$E$2];[.$H$2])+1+[.$E$2]" office:value-type="float" office:value="257" calcext:value-type="float">
            <text:p>257</text:p>
          </table:table-cell>
          <table:table-cell table:formula="of:=MOD([.F458]+1/[.$H$2];5)" office:value-type="float" office:value="2.59999999999998" calcext:value-type="float">
            <text:p>2,59999999999998</text:p>
          </table:table-cell>
          <table:table-cell table:formula="of:=IF([.F459]=0;[.G458]+2+1/[.$H$2];[.G458]+1/[.$H$2])" office:value-type="float" office:value="7.59999999999998" calcext:value-type="float">
            <text:p>7,5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0]))" office:value-type="date" office:date-value="2019-10-14T08:52:30.177909" calcext:value-type="date">
            <text:p>2019-10-14 08:52:30</text:p>
          </table:table-cell>
          <table:table-cell table:style-name="ce7" table:formula="of:=[.A460]" office:value-type="date" office:date-value="2019-10-14T08:52:30.177909" calcext:value-type="date">
            <text:p>2019-10-14 08:52:30</text:p>
          </table:table-cell>
          <table:table-cell table:formula="of:=TRUNC([.A460])" office:value-type="float" office:value="43752" calcext:value-type="float">
            <text:p>43752</text:p>
          </table:table-cell>
          <table:table-cell table:style-name="ce12" table:formula="of:=[.B460]-[.C460]" office:value-type="date" office:date-value="1899-12-30T08:52:30.17790882848" calcext:value-type="date">
            <text:p>12/30/99 08:52 AM</text:p>
          </table:table-cell>
          <table:table-cell table:formula="of:=MOD([.E459]-[.$E$2];[.$H$2])+1+[.$E$2]" office:value-type="float" office:value="258" calcext:value-type="float">
            <text:p>258</text:p>
          </table:table-cell>
          <table:table-cell table:formula="of:=MOD([.F459]+1/[.$H$2];5)" office:value-type="float" office:value="2.61666666666665" calcext:value-type="float">
            <text:p>2,61666666666665</text:p>
          </table:table-cell>
          <table:table-cell table:formula="of:=IF([.F460]=0;[.G459]+2+1/[.$H$2];[.G459]+1/[.$H$2])" office:value-type="float" office:value="7.61666666666665" calcext:value-type="float">
            <text:p>7,6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1]))" office:value-type="date" office:date-value="2019-10-14T09:27:42.583937" calcext:value-type="date">
            <text:p>2019-10-14 09:27:43</text:p>
          </table:table-cell>
          <table:table-cell table:style-name="ce7" table:formula="of:=[.A461]" office:value-type="date" office:date-value="2019-10-14T09:27:42.583937" calcext:value-type="date">
            <text:p>2019-10-14 09:27:43</text:p>
          </table:table-cell>
          <table:table-cell table:formula="of:=TRUNC([.A461])" office:value-type="float" office:value="43752" calcext:value-type="float">
            <text:p>43752</text:p>
          </table:table-cell>
          <table:table-cell table:style-name="ce12" table:formula="of:=[.B461]-[.C461]" office:value-type="date" office:date-value="1899-12-30T09:27:42.58393744938" calcext:value-type="date">
            <text:p>12/30/99 09:27 AM</text:p>
          </table:table-cell>
          <table:table-cell table:formula="of:=MOD([.E460]-[.$E$2];[.$H$2])+1+[.$E$2]" office:value-type="float" office:value="259" calcext:value-type="float">
            <text:p>259</text:p>
          </table:table-cell>
          <table:table-cell table:formula="of:=MOD([.F460]+1/[.$H$2];5)" office:value-type="float" office:value="2.63333333333332" calcext:value-type="float">
            <text:p>2,63333333333332</text:p>
          </table:table-cell>
          <table:table-cell table:formula="of:=IF([.F461]=0;[.G460]+2+1/[.$H$2];[.G460]+1/[.$H$2])" office:value-type="float" office:value="7.63333333333331" calcext:value-type="float">
            <text:p>7,6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2]))" office:value-type="date" office:date-value="2019-10-14T08:50:12.827865" calcext:value-type="date">
            <text:p>2019-10-14 08:50:13</text:p>
          </table:table-cell>
          <table:table-cell table:style-name="ce7" table:formula="of:=[.A462]" office:value-type="date" office:date-value="2019-10-14T08:50:12.827865" calcext:value-type="date">
            <text:p>2019-10-14 08:50:13</text:p>
          </table:table-cell>
          <table:table-cell table:formula="of:=TRUNC([.A462])" office:value-type="float" office:value="43752" calcext:value-type="float">
            <text:p>43752</text:p>
          </table:table-cell>
          <table:table-cell table:style-name="ce12" table:formula="of:=[.B462]-[.C462]" office:value-type="date" office:date-value="1899-12-30T08:50:12.82786487136" calcext:value-type="date">
            <text:p>12/30/99 08:50 AM</text:p>
          </table:table-cell>
          <table:table-cell table:formula="of:=MOD([.E461]-[.$E$2];[.$H$2])+1+[.$E$2]" office:value-type="float" office:value="260" calcext:value-type="float">
            <text:p>260</text:p>
          </table:table-cell>
          <table:table-cell table:formula="of:=MOD([.F461]+1/[.$H$2];5)" office:value-type="float" office:value="2.64999999999998" calcext:value-type="float">
            <text:p>2,64999999999998</text:p>
          </table:table-cell>
          <table:table-cell table:formula="of:=IF([.F462]=0;[.G461]+2+1/[.$H$2];[.G461]+1/[.$H$2])" office:value-type="float" office:value="7.64999999999998" calcext:value-type="float">
            <text:p>7,6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3]))" office:value-type="date" office:date-value="2019-10-14T09:40:44.952646" calcext:value-type="date">
            <text:p>2019-10-14 09:40:45</text:p>
          </table:table-cell>
          <table:table-cell table:style-name="ce7" table:formula="of:=[.A463]" office:value-type="date" office:date-value="2019-10-14T09:40:44.952646" calcext:value-type="date">
            <text:p>2019-10-14 09:40:45</text:p>
          </table:table-cell>
          <table:table-cell table:formula="of:=TRUNC([.A463])" office:value-type="float" office:value="43752" calcext:value-type="float">
            <text:p>43752</text:p>
          </table:table-cell>
          <table:table-cell table:style-name="ce12" table:formula="of:=[.B463]-[.C463]" office:value-type="date" office:date-value="1899-12-30T09:40:44.95264634024" calcext:value-type="date">
            <text:p>12/30/99 09:40 AM</text:p>
          </table:table-cell>
          <table:table-cell table:formula="of:=MOD([.E462]-[.$E$2];[.$H$2])+1+[.$E$2]" office:value-type="float" office:value="261" calcext:value-type="float">
            <text:p>261</text:p>
          </table:table-cell>
          <table:table-cell table:formula="of:=MOD([.F462]+1/[.$H$2];5)" office:value-type="float" office:value="2.66666666666665" calcext:value-type="float">
            <text:p>2,66666666666665</text:p>
          </table:table-cell>
          <table:table-cell table:formula="of:=IF([.F463]=0;[.G462]+2+1/[.$H$2];[.G462]+1/[.$H$2])" office:value-type="float" office:value="7.66666666666665" calcext:value-type="float">
            <text:p>7,6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4]))" office:value-type="date" office:date-value="2019-10-14T09:23:57.784062" calcext:value-type="date">
            <text:p>2019-10-14 09:23:58</text:p>
          </table:table-cell>
          <table:table-cell table:style-name="ce7" table:formula="of:=[.A464]" office:value-type="date" office:date-value="2019-10-14T09:23:57.784062" calcext:value-type="date">
            <text:p>2019-10-14 09:23:58</text:p>
          </table:table-cell>
          <table:table-cell table:formula="of:=TRUNC([.A464])" office:value-type="float" office:value="43752" calcext:value-type="float">
            <text:p>43752</text:p>
          </table:table-cell>
          <table:table-cell table:style-name="ce12" table:formula="of:=[.B464]-[.C464]" office:value-type="date" office:date-value="1899-12-30T09:23:57.78406230267" calcext:value-type="date">
            <text:p>12/30/99 09:23 AM</text:p>
          </table:table-cell>
          <table:table-cell table:formula="of:=MOD([.E463]-[.$E$2];[.$H$2])+1+[.$E$2]" office:value-type="float" office:value="262" calcext:value-type="float">
            <text:p>262</text:p>
          </table:table-cell>
          <table:table-cell table:formula="of:=MOD([.F463]+1/[.$H$2];5)" office:value-type="float" office:value="2.68333333333332" calcext:value-type="float">
            <text:p>2,68333333333332</text:p>
          </table:table-cell>
          <table:table-cell table:formula="of:=IF([.F464]=0;[.G463]+2+1/[.$H$2];[.G463]+1/[.$H$2])" office:value-type="float" office:value="7.68333333333331" calcext:value-type="float">
            <text:p>7,6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5]))" office:value-type="date" office:date-value="2019-10-14T09:26:02.728442" calcext:value-type="date">
            <text:p>2019-10-14 09:26:03</text:p>
          </table:table-cell>
          <table:table-cell table:style-name="ce7" table:formula="of:=[.A465]" office:value-type="date" office:date-value="2019-10-14T09:26:02.728442" calcext:value-type="date">
            <text:p>2019-10-14 09:26:03</text:p>
          </table:table-cell>
          <table:table-cell table:formula="of:=TRUNC([.A465])" office:value-type="float" office:value="43752" calcext:value-type="float">
            <text:p>43752</text:p>
          </table:table-cell>
          <table:table-cell table:style-name="ce12" table:formula="of:=[.B465]-[.C465]" office:value-type="date" office:date-value="1899-12-30T09:26:02.72844155319" calcext:value-type="date">
            <text:p>12/30/99 09:26 AM</text:p>
          </table:table-cell>
          <table:table-cell table:formula="of:=MOD([.E464]-[.$E$2];[.$H$2])+1+[.$E$2]" office:value-type="float" office:value="263" calcext:value-type="float">
            <text:p>263</text:p>
          </table:table-cell>
          <table:table-cell table:formula="of:=MOD([.F464]+1/[.$H$2];5)" office:value-type="float" office:value="2.69999999999998" calcext:value-type="float">
            <text:p>2,69999999999998</text:p>
          </table:table-cell>
          <table:table-cell table:formula="of:=IF([.F465]=0;[.G464]+2+1/[.$H$2];[.G464]+1/[.$H$2])" office:value-type="float" office:value="7.69999999999998" calcext:value-type="float">
            <text:p>7,6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6]))" office:value-type="date" office:date-value="2019-10-14T09:14:11.366805" calcext:value-type="date">
            <text:p>2019-10-14 09:14:11</text:p>
          </table:table-cell>
          <table:table-cell table:style-name="ce7" table:formula="of:=[.A466]" office:value-type="date" office:date-value="2019-10-14T09:14:11.366805" calcext:value-type="date">
            <text:p>2019-10-14 09:14:11</text:p>
          </table:table-cell>
          <table:table-cell table:formula="of:=TRUNC([.A466])" office:value-type="float" office:value="43752" calcext:value-type="float">
            <text:p>43752</text:p>
          </table:table-cell>
          <table:table-cell table:style-name="ce12" table:formula="of:=[.B466]-[.C466]" office:value-type="date" office:date-value="1899-12-30T09:14:11.36680451687" calcext:value-type="date">
            <text:p>12/30/99 09:14 AM</text:p>
          </table:table-cell>
          <table:table-cell table:formula="of:=MOD([.E465]-[.$E$2];[.$H$2])+1+[.$E$2]" office:value-type="float" office:value="264" calcext:value-type="float">
            <text:p>264</text:p>
          </table:table-cell>
          <table:table-cell table:formula="of:=MOD([.F465]+1/[.$H$2];5)" office:value-type="float" office:value="2.71666666666665" calcext:value-type="float">
            <text:p>2,71666666666665</text:p>
          </table:table-cell>
          <table:table-cell table:formula="of:=IF([.F466]=0;[.G465]+2+1/[.$H$2];[.G465]+1/[.$H$2])" office:value-type="float" office:value="7.71666666666664" calcext:value-type="float">
            <text:p>7,7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7]))" office:value-type="date" office:date-value="2019-10-14T09:50:31.650317" calcext:value-type="date">
            <text:p>2019-10-14 09:50:32</text:p>
          </table:table-cell>
          <table:table-cell table:style-name="ce7" table:formula="of:=[.A467]" office:value-type="date" office:date-value="2019-10-14T09:50:31.650317" calcext:value-type="date">
            <text:p>2019-10-14 09:50:32</text:p>
          </table:table-cell>
          <table:table-cell table:formula="of:=TRUNC([.A467])" office:value-type="float" office:value="43752" calcext:value-type="float">
            <text:p>43752</text:p>
          </table:table-cell>
          <table:table-cell table:style-name="ce12" table:formula="of:=[.B467]-[.C467]" office:value-type="date" office:date-value="1899-12-30T09:50:31.65031650569" calcext:value-type="date">
            <text:p>12/30/99 09:50 AM</text:p>
          </table:table-cell>
          <table:table-cell table:formula="of:=MOD([.E466]-[.$E$2];[.$H$2])+1+[.$E$2]" office:value-type="float" office:value="265" calcext:value-type="float">
            <text:p>265</text:p>
          </table:table-cell>
          <table:table-cell table:formula="of:=MOD([.F466]+1/[.$H$2];5)" office:value-type="float" office:value="2.73333333333332" calcext:value-type="float">
            <text:p>2,73333333333332</text:p>
          </table:table-cell>
          <table:table-cell table:formula="of:=IF([.F467]=0;[.G466]+2+1/[.$H$2];[.G466]+1/[.$H$2])" office:value-type="float" office:value="7.73333333333331" calcext:value-type="float">
            <text:p>7,7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8]))" office:value-type="date" office:date-value="2019-10-14T09:56:00.850425" calcext:value-type="date">
            <text:p>2019-10-14 09:56:01</text:p>
          </table:table-cell>
          <table:table-cell table:style-name="ce7" table:formula="of:=[.A468]" office:value-type="date" office:date-value="2019-10-14T09:56:00.850425" calcext:value-type="date">
            <text:p>2019-10-14 09:56:01</text:p>
          </table:table-cell>
          <table:table-cell table:formula="of:=TRUNC([.A468])" office:value-type="float" office:value="43752" calcext:value-type="float">
            <text:p>43752</text:p>
          </table:table-cell>
          <table:table-cell table:style-name="ce12" table:formula="of:=[.B468]-[.C468]" office:value-type="date" office:date-value="1899-12-30T09:56:00.850425018" calcext:value-type="date">
            <text:p>12/30/99 09:56 AM</text:p>
          </table:table-cell>
          <table:table-cell table:formula="of:=MOD([.E467]-[.$E$2];[.$H$2])+1+[.$E$2]" office:value-type="float" office:value="266" calcext:value-type="float">
            <text:p>266</text:p>
          </table:table-cell>
          <table:table-cell table:formula="of:=MOD([.F467]+1/[.$H$2];5)" office:value-type="float" office:value="2.74999999999998" calcext:value-type="float">
            <text:p>2,74999999999998</text:p>
          </table:table-cell>
          <table:table-cell table:formula="of:=IF([.F468]=0;[.G467]+2+1/[.$H$2];[.G467]+1/[.$H$2])" office:value-type="float" office:value="7.74999999999998" calcext:value-type="float">
            <text:p>7,7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9]))" office:value-type="date" office:date-value="2019-10-14T09:33:30.429707" calcext:value-type="date">
            <text:p>2019-10-14 09:33:30</text:p>
          </table:table-cell>
          <table:table-cell table:style-name="ce7" table:formula="of:=[.A469]" office:value-type="date" office:date-value="2019-10-14T09:33:30.429707" calcext:value-type="date">
            <text:p>2019-10-14 09:33:30</text:p>
          </table:table-cell>
          <table:table-cell table:formula="of:=TRUNC([.A469])" office:value-type="float" office:value="43752" calcext:value-type="float">
            <text:p>43752</text:p>
          </table:table-cell>
          <table:table-cell table:style-name="ce12" table:formula="of:=[.B469]-[.C469]" office:value-type="date" office:date-value="1899-12-30T09:33:30.42970712297" calcext:value-type="date">
            <text:p>12/30/99 09:33 AM</text:p>
          </table:table-cell>
          <table:table-cell table:formula="of:=MOD([.E468]-[.$E$2];[.$H$2])+1+[.$E$2]" office:value-type="float" office:value="267" calcext:value-type="float">
            <text:p>267</text:p>
          </table:table-cell>
          <table:table-cell table:formula="of:=MOD([.F468]+1/[.$H$2];5)" office:value-type="float" office:value="2.76666666666665" calcext:value-type="float">
            <text:p>2,76666666666665</text:p>
          </table:table-cell>
          <table:table-cell table:formula="of:=IF([.F469]=0;[.G468]+2+1/[.$H$2];[.G468]+1/[.$H$2])" office:value-type="float" office:value="7.76666666666664" calcext:value-type="float">
            <text:p>7,7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0]))" office:value-type="date" office:date-value="2019-10-14T10:00:55.810586" calcext:value-type="date">
            <text:p>2019-10-14 10:00:56</text:p>
          </table:table-cell>
          <table:table-cell table:style-name="ce7" table:formula="of:=[.A470]" office:value-type="date" office:date-value="2019-10-14T10:00:55.810586" calcext:value-type="date">
            <text:p>2019-10-14 10:00:56</text:p>
          </table:table-cell>
          <table:table-cell table:formula="of:=TRUNC([.A470])" office:value-type="float" office:value="43752" calcext:value-type="float">
            <text:p>43752</text:p>
          </table:table-cell>
          <table:table-cell table:style-name="ce12" table:formula="of:=[.B470]-[.C470]" office:value-type="date" office:date-value="1899-12-30T10:00:55.81058585085" calcext:value-type="date">
            <text:p>12/30/99 10:00 AM</text:p>
          </table:table-cell>
          <table:table-cell table:formula="of:=MOD([.E469]-[.$E$2];[.$H$2])+1+[.$E$2]" office:value-type="float" office:value="268" calcext:value-type="float">
            <text:p>268</text:p>
          </table:table-cell>
          <table:table-cell table:formula="of:=MOD([.F469]+1/[.$H$2];5)" office:value-type="float" office:value="2.78333333333332" calcext:value-type="float">
            <text:p>2,78333333333332</text:p>
          </table:table-cell>
          <table:table-cell table:formula="of:=IF([.F470]=0;[.G469]+2+1/[.$H$2];[.G469]+1/[.$H$2])" office:value-type="float" office:value="7.78333333333331" calcext:value-type="float">
            <text:p>7,7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1]))" office:value-type="date" office:date-value="2019-10-14T09:37:35.090602" calcext:value-type="date">
            <text:p>2019-10-14 09:37:35</text:p>
          </table:table-cell>
          <table:table-cell table:style-name="ce7" table:formula="of:=[.A471]" office:value-type="date" office:date-value="2019-10-14T09:37:35.090602" calcext:value-type="date">
            <text:p>2019-10-14 09:37:35</text:p>
          </table:table-cell>
          <table:table-cell table:formula="of:=TRUNC([.A471])" office:value-type="float" office:value="43752" calcext:value-type="float">
            <text:p>43752</text:p>
          </table:table-cell>
          <table:table-cell table:style-name="ce12" table:formula="of:=[.B471]-[.C471]" office:value-type="date" office:date-value="1899-12-30T09:37:35.09060157929" calcext:value-type="date">
            <text:p>12/30/99 09:37 AM</text:p>
          </table:table-cell>
          <table:table-cell table:formula="of:=MOD([.E470]-[.$E$2];[.$H$2])+1+[.$E$2]" office:value-type="float" office:value="269" calcext:value-type="float">
            <text:p>269</text:p>
          </table:table-cell>
          <table:table-cell table:formula="of:=MOD([.F470]+1/[.$H$2];5)" office:value-type="float" office:value="2.79999999999998" calcext:value-type="float">
            <text:p>2,79999999999998</text:p>
          </table:table-cell>
          <table:table-cell table:formula="of:=IF([.F471]=0;[.G470]+2+1/[.$H$2];[.G470]+1/[.$H$2])" office:value-type="float" office:value="7.79999999999998" calcext:value-type="float">
            <text:p>7,7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2]))" office:value-type="date" office:date-value="2019-10-14T09:40:24.269601" calcext:value-type="date">
            <text:p>2019-10-14 09:40:24</text:p>
          </table:table-cell>
          <table:table-cell table:style-name="ce7" table:formula="of:=[.A472]" office:value-type="date" office:date-value="2019-10-14T09:40:24.269601" calcext:value-type="date">
            <text:p>2019-10-14 09:40:24</text:p>
          </table:table-cell>
          <table:table-cell table:formula="of:=TRUNC([.A472])" office:value-type="float" office:value="43752" calcext:value-type="float">
            <text:p>43752</text:p>
          </table:table-cell>
          <table:table-cell table:style-name="ce12" table:formula="of:=[.B472]-[.C472]" office:value-type="date" office:date-value="1899-12-30T09:40:24.2696005851" calcext:value-type="date">
            <text:p>12/30/99 09:40 AM</text:p>
          </table:table-cell>
          <table:table-cell table:formula="of:=MOD([.E471]-[.$E$2];[.$H$2])+1+[.$E$2]" office:value-type="float" office:value="270" calcext:value-type="float">
            <text:p>270</text:p>
          </table:table-cell>
          <table:table-cell table:formula="of:=MOD([.F471]+1/[.$H$2];5)" office:value-type="float" office:value="2.81666666666665" calcext:value-type="float">
            <text:p>2,81666666666665</text:p>
          </table:table-cell>
          <table:table-cell table:formula="of:=IF([.F472]=0;[.G471]+2+1/[.$H$2];[.G471]+1/[.$H$2])" office:value-type="float" office:value="7.81666666666664" calcext:value-type="float">
            <text:p>7,8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3]))" office:value-type="date" office:date-value="2019-10-14T09:19:11.855128" calcext:value-type="date">
            <text:p>2019-10-14 09:19:12</text:p>
          </table:table-cell>
          <table:table-cell table:style-name="ce7" table:formula="of:=[.A473]" office:value-type="date" office:date-value="2019-10-14T09:19:11.855128" calcext:value-type="date">
            <text:p>2019-10-14 09:19:12</text:p>
          </table:table-cell>
          <table:table-cell table:formula="of:=TRUNC([.A473])" office:value-type="float" office:value="43752" calcext:value-type="float">
            <text:p>43752</text:p>
          </table:table-cell>
          <table:table-cell table:style-name="ce12" table:formula="of:=[.B473]-[.C473]" office:value-type="date" office:date-value="1899-12-30T09:19:11.85512762982" calcext:value-type="date">
            <text:p>12/30/99 09:19 AM</text:p>
          </table:table-cell>
          <table:table-cell table:formula="of:=MOD([.E472]-[.$E$2];[.$H$2])+1+[.$E$2]" office:value-type="float" office:value="271" calcext:value-type="float">
            <text:p>271</text:p>
          </table:table-cell>
          <table:table-cell table:formula="of:=MOD([.F472]+1/[.$H$2];5)" office:value-type="float" office:value="2.83333333333332" calcext:value-type="float">
            <text:p>2,83333333333332</text:p>
          </table:table-cell>
          <table:table-cell table:formula="of:=IF([.F473]=0;[.G472]+2+1/[.$H$2];[.G472]+1/[.$H$2])" office:value-type="float" office:value="7.83333333333331" calcext:value-type="float">
            <text:p>7,8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4]))" office:value-type="date" office:date-value="2019-10-14T09:38:30.281264" calcext:value-type="date">
            <text:p>2019-10-14 09:38:30</text:p>
          </table:table-cell>
          <table:table-cell table:style-name="ce7" table:formula="of:=[.A474]" office:value-type="date" office:date-value="2019-10-14T09:38:30.281264" calcext:value-type="date">
            <text:p>2019-10-14 09:38:30</text:p>
          </table:table-cell>
          <table:table-cell table:formula="of:=TRUNC([.A474])" office:value-type="float" office:value="43752" calcext:value-type="float">
            <text:p>43752</text:p>
          </table:table-cell>
          <table:table-cell table:style-name="ce12" table:formula="of:=[.B474]-[.C474]" office:value-type="date" office:date-value="1899-12-30T09:38:30.28126417659" calcext:value-type="date">
            <text:p>12/30/99 09:38 AM</text:p>
          </table:table-cell>
          <table:table-cell table:formula="of:=MOD([.E473]-[.$E$2];[.$H$2])+1+[.$E$2]" office:value-type="float" office:value="272" calcext:value-type="float">
            <text:p>272</text:p>
          </table:table-cell>
          <table:table-cell table:formula="of:=MOD([.F473]+1/[.$H$2];5)" office:value-type="float" office:value="2.84999999999998" calcext:value-type="float">
            <text:p>2,84999999999998</text:p>
          </table:table-cell>
          <table:table-cell table:formula="of:=IF([.F474]=0;[.G473]+2+1/[.$H$2];[.G473]+1/[.$H$2])" office:value-type="float" office:value="7.84999999999998" calcext:value-type="float">
            <text:p>7,8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5]))" office:value-type="date" office:date-value="2019-10-14T09:51:51.970483" calcext:value-type="date">
            <text:p>2019-10-14 09:51:52</text:p>
          </table:table-cell>
          <table:table-cell table:style-name="ce7" table:formula="of:=[.A475]" office:value-type="date" office:date-value="2019-10-14T09:51:51.970483" calcext:value-type="date">
            <text:p>2019-10-14 09:51:52</text:p>
          </table:table-cell>
          <table:table-cell table:formula="of:=TRUNC([.A475])" office:value-type="float" office:value="43752" calcext:value-type="float">
            <text:p>43752</text:p>
          </table:table-cell>
          <table:table-cell table:style-name="ce12" table:formula="of:=[.B475]-[.C475]" office:value-type="date" office:date-value="1899-12-30T09:51:51.97048346512" calcext:value-type="date">
            <text:p>12/30/99 09:51 AM</text:p>
          </table:table-cell>
          <table:table-cell table:formula="of:=MOD([.E474]-[.$E$2];[.$H$2])+1+[.$E$2]" office:value-type="float" office:value="273" calcext:value-type="float">
            <text:p>273</text:p>
          </table:table-cell>
          <table:table-cell table:formula="of:=MOD([.F474]+1/[.$H$2];5)" office:value-type="float" office:value="2.86666666666665" calcext:value-type="float">
            <text:p>2,86666666666665</text:p>
          </table:table-cell>
          <table:table-cell table:formula="of:=IF([.F475]=0;[.G474]+2+1/[.$H$2];[.G474]+1/[.$H$2])" office:value-type="float" office:value="7.86666666666664" calcext:value-type="float">
            <text:p>7,8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6]))" office:value-type="date" office:date-value="2019-10-14T09:19:59.823305" calcext:value-type="date">
            <text:p>2019-10-14 09:20:00</text:p>
          </table:table-cell>
          <table:table-cell table:style-name="ce7" table:formula="of:=[.A476]" office:value-type="date" office:date-value="2019-10-14T09:19:59.823305" calcext:value-type="date">
            <text:p>2019-10-14 09:20:00</text:p>
          </table:table-cell>
          <table:table-cell table:formula="of:=TRUNC([.A476])" office:value-type="float" office:value="43752" calcext:value-type="float">
            <text:p>43752</text:p>
          </table:table-cell>
          <table:table-cell table:style-name="ce12" table:formula="of:=[.B476]-[.C476]" office:value-type="date" office:date-value="1899-12-30T09:19:59.8233050108" calcext:value-type="date">
            <text:p>12/30/99 09:20 AM</text:p>
          </table:table-cell>
          <table:table-cell table:formula="of:=MOD([.E475]-[.$E$2];[.$H$2])+1+[.$E$2]" office:value-type="float" office:value="274" calcext:value-type="float">
            <text:p>274</text:p>
          </table:table-cell>
          <table:table-cell table:formula="of:=MOD([.F475]+1/[.$H$2];5)" office:value-type="float" office:value="2.88333333333332" calcext:value-type="float">
            <text:p>2,88333333333332</text:p>
          </table:table-cell>
          <table:table-cell table:formula="of:=IF([.F476]=0;[.G475]+2+1/[.$H$2];[.G475]+1/[.$H$2])" office:value-type="float" office:value="7.88333333333331" calcext:value-type="float">
            <text:p>7,8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7]))" office:value-type="date" office:date-value="2019-10-14T09:09:18.724792" calcext:value-type="date">
            <text:p>2019-10-14 09:09:19</text:p>
          </table:table-cell>
          <table:table-cell table:style-name="ce7" table:formula="of:=[.A477]" office:value-type="date" office:date-value="2019-10-14T09:09:18.724792" calcext:value-type="date">
            <text:p>2019-10-14 09:09:19</text:p>
          </table:table-cell>
          <table:table-cell table:formula="of:=TRUNC([.A477])" office:value-type="float" office:value="43752" calcext:value-type="float">
            <text:p>43752</text:p>
          </table:table-cell>
          <table:table-cell table:style-name="ce12" table:formula="of:=[.B477]-[.C477]" office:value-type="date" office:date-value="1899-12-30T09:09:18.72479206882" calcext:value-type="date">
            <text:p>12/30/99 09:09 AM</text:p>
          </table:table-cell>
          <table:table-cell table:formula="of:=MOD([.E476]-[.$E$2];[.$H$2])+1+[.$E$2]" office:value-type="float" office:value="275" calcext:value-type="float">
            <text:p>275</text:p>
          </table:table-cell>
          <table:table-cell table:formula="of:=MOD([.F476]+1/[.$H$2];5)" office:value-type="float" office:value="2.89999999999998" calcext:value-type="float">
            <text:p>2,89999999999998</text:p>
          </table:table-cell>
          <table:table-cell table:formula="of:=IF([.F477]=0;[.G476]+2+1/[.$H$2];[.G476]+1/[.$H$2])" office:value-type="float" office:value="7.89999999999998" calcext:value-type="float">
            <text:p>7,8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8]))" office:value-type="date" office:date-value="2019-10-14T10:07:38.224446" calcext:value-type="date">
            <text:p>2019-10-14 10:07:38</text:p>
          </table:table-cell>
          <table:table-cell table:style-name="ce7" table:formula="of:=[.A478]" office:value-type="date" office:date-value="2019-10-14T10:07:38.224446" calcext:value-type="date">
            <text:p>2019-10-14 10:07:38</text:p>
          </table:table-cell>
          <table:table-cell table:formula="of:=TRUNC([.A478])" office:value-type="float" office:value="43752" calcext:value-type="float">
            <text:p>43752</text:p>
          </table:table-cell>
          <table:table-cell table:style-name="ce12" table:formula="of:=[.B478]-[.C478]" office:value-type="date" office:date-value="1899-12-30T10:07:38.2244461868" calcext:value-type="date">
            <text:p>12/30/99 10:07 AM</text:p>
          </table:table-cell>
          <table:table-cell table:formula="of:=MOD([.E477]-[.$E$2];[.$H$2])+1+[.$E$2]" office:value-type="float" office:value="276" calcext:value-type="float">
            <text:p>276</text:p>
          </table:table-cell>
          <table:table-cell table:formula="of:=MOD([.F477]+1/[.$H$2];5)" office:value-type="float" office:value="2.91666666666665" calcext:value-type="float">
            <text:p>2,91666666666665</text:p>
          </table:table-cell>
          <table:table-cell table:formula="of:=IF([.F478]=0;[.G477]+2+1/[.$H$2];[.G477]+1/[.$H$2])" office:value-type="float" office:value="7.91666666666664" calcext:value-type="float">
            <text:p>7,9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9]))" office:value-type="date" office:date-value="2019-10-14T09:49:59.163435" calcext:value-type="date">
            <text:p>2019-10-14 09:49:59</text:p>
          </table:table-cell>
          <table:table-cell table:style-name="ce7" table:formula="of:=[.A479]" office:value-type="date" office:date-value="2019-10-14T09:49:59.163435" calcext:value-type="date">
            <text:p>2019-10-14 09:49:59</text:p>
          </table:table-cell>
          <table:table-cell table:formula="of:=TRUNC([.A479])" office:value-type="float" office:value="43752" calcext:value-type="float">
            <text:p>43752</text:p>
          </table:table-cell>
          <table:table-cell table:style-name="ce12" table:formula="of:=[.B479]-[.C479]" office:value-type="date" office:date-value="1899-12-30T09:49:59.16343465447" calcext:value-type="date">
            <text:p>12/30/99 09:49 AM</text:p>
          </table:table-cell>
          <table:table-cell table:formula="of:=MOD([.E478]-[.$E$2];[.$H$2])+1+[.$E$2]" office:value-type="float" office:value="277" calcext:value-type="float">
            <text:p>277</text:p>
          </table:table-cell>
          <table:table-cell table:formula="of:=MOD([.F478]+1/[.$H$2];5)" office:value-type="float" office:value="2.93333333333332" calcext:value-type="float">
            <text:p>2,93333333333332</text:p>
          </table:table-cell>
          <table:table-cell table:formula="of:=IF([.F479]=0;[.G478]+2+1/[.$H$2];[.G478]+1/[.$H$2])" office:value-type="float" office:value="7.93333333333331" calcext:value-type="float">
            <text:p>7,9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0]))" office:value-type="date" office:date-value="2019-10-14T09:15:22.656329" calcext:value-type="date">
            <text:p>2019-10-14 09:15:23</text:p>
          </table:table-cell>
          <table:table-cell table:style-name="ce7" table:formula="of:=[.A480]" office:value-type="date" office:date-value="2019-10-14T09:15:22.656329" calcext:value-type="date">
            <text:p>2019-10-14 09:15:23</text:p>
          </table:table-cell>
          <table:table-cell table:formula="of:=TRUNC([.A480])" office:value-type="float" office:value="43752" calcext:value-type="float">
            <text:p>43752</text:p>
          </table:table-cell>
          <table:table-cell table:style-name="ce12" table:formula="of:=[.B480]-[.C480]" office:value-type="date" office:date-value="1899-12-30T09:15:22.6563293254" calcext:value-type="date">
            <text:p>12/30/99 09:15 AM</text:p>
          </table:table-cell>
          <table:table-cell table:formula="of:=MOD([.E479]-[.$E$2];[.$H$2])+1+[.$E$2]" office:value-type="float" office:value="278" calcext:value-type="float">
            <text:p>278</text:p>
          </table:table-cell>
          <table:table-cell table:formula="of:=MOD([.F479]+1/[.$H$2];5)" office:value-type="float" office:value="2.94999999999998" calcext:value-type="float">
            <text:p>2,94999999999998</text:p>
          </table:table-cell>
          <table:table-cell table:formula="of:=IF([.F480]=0;[.G479]+2+1/[.$H$2];[.G479]+1/[.$H$2])" office:value-type="float" office:value="7.94999999999998" calcext:value-type="float">
            <text:p>7,9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1]))" office:value-type="date" office:date-value="2019-10-14T09:14:41.814956" calcext:value-type="date">
            <text:p>2019-10-14 09:14:42</text:p>
          </table:table-cell>
          <table:table-cell table:style-name="ce7" table:formula="of:=[.A481]" office:value-type="date" office:date-value="2019-10-14T09:14:41.814956" calcext:value-type="date">
            <text:p>2019-10-14 09:14:42</text:p>
          </table:table-cell>
          <table:table-cell table:formula="of:=TRUNC([.A481])" office:value-type="float" office:value="43752" calcext:value-type="float">
            <text:p>43752</text:p>
          </table:table-cell>
          <table:table-cell table:style-name="ce12" table:formula="of:=[.B481]-[.C481]" office:value-type="date" office:date-value="1899-12-30T09:14:41.81495647877" calcext:value-type="date">
            <text:p>12/30/99 09:14 AM</text:p>
          </table:table-cell>
          <table:table-cell table:formula="of:=MOD([.E480]-[.$E$2];[.$H$2])+1+[.$E$2]" office:value-type="float" office:value="279" calcext:value-type="float">
            <text:p>279</text:p>
          </table:table-cell>
          <table:table-cell table:formula="of:=MOD([.F480]+1/[.$H$2];5)" office:value-type="float" office:value="2.96666666666665" calcext:value-type="float">
            <text:p>2,96666666666665</text:p>
          </table:table-cell>
          <table:table-cell table:formula="of:=IF([.F481]=0;[.G480]+2+1/[.$H$2];[.G480]+1/[.$H$2])" office:value-type="float" office:value="7.96666666666664" calcext:value-type="float">
            <text:p>7,9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2]))" office:value-type="date" office:date-value="2019-10-14T10:01:19.6756" calcext:value-type="date">
            <text:p>2019-10-14 10:01:20</text:p>
          </table:table-cell>
          <table:table-cell table:style-name="ce7" table:formula="of:=[.A482]" office:value-type="date" office:date-value="2019-10-14T10:01:19.6756" calcext:value-type="date">
            <text:p>2019-10-14 10:01:20</text:p>
          </table:table-cell>
          <table:table-cell table:formula="of:=TRUNC([.A482])" office:value-type="float" office:value="43752" calcext:value-type="float">
            <text:p>43752</text:p>
          </table:table-cell>
          <table:table-cell table:style-name="ce12" table:formula="of:=[.B482]-[.C482]" office:value-type="date" office:date-value="1899-12-30T10:01:19.67560049146" calcext:value-type="date">
            <text:p>12/30/99 10:01 AM</text:p>
          </table:table-cell>
          <table:table-cell table:formula="of:=MOD([.E481]-[.$E$2];[.$H$2])+1+[.$E$2]" office:value-type="float" office:value="280" calcext:value-type="float">
            <text:p>280</text:p>
          </table:table-cell>
          <table:table-cell table:formula="of:=MOD([.F481]+1/[.$H$2];5)" office:value-type="float" office:value="2.98333333333332" calcext:value-type="float">
            <text:p>2,98333333333332</text:p>
          </table:table-cell>
          <table:table-cell table:formula="of:=IF([.F482]=0;[.G481]+2+1/[.$H$2];[.G481]+1/[.$H$2])" office:value-type="float" office:value="7.98333333333331" calcext:value-type="float">
            <text:p>7,9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3]))" office:value-type="date" office:date-value="2019-10-14T09:42:13.603572" calcext:value-type="date">
            <text:p>2019-10-14 09:42:14</text:p>
          </table:table-cell>
          <table:table-cell table:style-name="ce7" table:formula="of:=[.A483]" office:value-type="date" office:date-value="2019-10-14T09:42:13.603572" calcext:value-type="date">
            <text:p>2019-10-14 09:42:14</text:p>
          </table:table-cell>
          <table:table-cell table:formula="of:=TRUNC([.A483])" office:value-type="float" office:value="43752" calcext:value-type="float">
            <text:p>43752</text:p>
          </table:table-cell>
          <table:table-cell table:style-name="ce12" table:formula="of:=[.B483]-[.C483]" office:value-type="date" office:date-value="1899-12-30T09:42:13.60357177444" calcext:value-type="date">
            <text:p>12/30/99 09:42 AM</text:p>
          </table:table-cell>
          <table:table-cell table:formula="of:=MOD([.E482]-[.$E$2];[.$H$2])+1+[.$E$2]" office:value-type="float" office:value="221" calcext:value-type="float">
            <text:p>221</text:p>
          </table:table-cell>
          <table:table-cell table:formula="of:=MOD([.F482]+1/[.$H$2];5)" office:value-type="float" office:value="2.99999999999998" calcext:value-type="float">
            <text:p>2,99999999999998</text:p>
          </table:table-cell>
          <table:table-cell table:formula="of:=IF([.F483]=0;[.G482]+2+1/[.$H$2];[.G482]+1/[.$H$2])" office:value-type="float" office:value="7.99999999999998" calcext:value-type="float">
            <text:p>7,9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4]))" office:value-type="date" office:date-value="2019-10-15T09:44:21.649782" calcext:value-type="date">
            <text:p>2019-10-15 09:44:22</text:p>
          </table:table-cell>
          <table:table-cell table:style-name="ce7" table:formula="of:=[.A484]" office:value-type="date" office:date-value="2019-10-15T09:44:21.649782" calcext:value-type="date">
            <text:p>2019-10-15 09:44:22</text:p>
          </table:table-cell>
          <table:table-cell table:formula="of:=TRUNC([.A484])" office:value-type="float" office:value="43753" calcext:value-type="float">
            <text:p>43753</text:p>
          </table:table-cell>
          <table:table-cell table:style-name="ce12" table:formula="of:=[.B484]-[.C484]" office:value-type="date" office:date-value="1899-12-30T09:44:21.64978179149" calcext:value-type="date">
            <text:p>12/30/99 09:44 AM</text:p>
          </table:table-cell>
          <table:table-cell table:formula="of:=MOD([.E483]-[.$E$2];[.$H$2])+1+[.$E$2]" office:value-type="float" office:value="222" calcext:value-type="float">
            <text:p>222</text:p>
          </table:table-cell>
          <table:table-cell table:formula="of:=MOD([.F483]+1/[.$H$2];5)" office:value-type="float" office:value="3.01666666666665" calcext:value-type="float">
            <text:p>3,01666666666665</text:p>
          </table:table-cell>
          <table:table-cell table:formula="of:=IF([.F484]=0;[.G483]+2+1/[.$H$2];[.G483]+1/[.$H$2])" office:value-type="float" office:value="8.01666666666664" calcext:value-type="float">
            <text:p>8,0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5]))" office:value-type="date" office:date-value="2019-10-15T09:28:19.834174" calcext:value-type="date">
            <text:p>2019-10-15 09:28:20</text:p>
          </table:table-cell>
          <table:table-cell table:style-name="ce7" table:formula="of:=[.A485]" office:value-type="date" office:date-value="2019-10-15T09:28:19.834174" calcext:value-type="date">
            <text:p>2019-10-15 09:28:20</text:p>
          </table:table-cell>
          <table:table-cell table:formula="of:=TRUNC([.A485])" office:value-type="float" office:value="43753" calcext:value-type="float">
            <text:p>43753</text:p>
          </table:table-cell>
          <table:table-cell table:style-name="ce12" table:formula="of:=[.B485]-[.C485]" office:value-type="date" office:date-value="1899-12-30T09:28:19.83417419717" calcext:value-type="date">
            <text:p>12/30/99 09:28 AM</text:p>
          </table:table-cell>
          <table:table-cell table:formula="of:=MOD([.E484]-[.$E$2];[.$H$2])+1+[.$E$2]" office:value-type="float" office:value="223" calcext:value-type="float">
            <text:p>223</text:p>
          </table:table-cell>
          <table:table-cell table:formula="of:=MOD([.F484]+1/[.$H$2];5)" office:value-type="float" office:value="3.03333333333331" calcext:value-type="float">
            <text:p>3,03333333333331</text:p>
          </table:table-cell>
          <table:table-cell table:formula="of:=IF([.F485]=0;[.G484]+2+1/[.$H$2];[.G484]+1/[.$H$2])" office:value-type="float" office:value="8.03333333333331" calcext:value-type="float">
            <text:p>8,0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6]))" office:value-type="date" office:date-value="2019-10-15T09:51:29.960767" calcext:value-type="date">
            <text:p>2019-10-15 09:51:30</text:p>
          </table:table-cell>
          <table:table-cell table:style-name="ce7" table:formula="of:=[.A486]" office:value-type="date" office:date-value="2019-10-15T09:51:29.960767" calcext:value-type="date">
            <text:p>2019-10-15 09:51:30</text:p>
          </table:table-cell>
          <table:table-cell table:formula="of:=TRUNC([.A486])" office:value-type="float" office:value="43753" calcext:value-type="float">
            <text:p>43753</text:p>
          </table:table-cell>
          <table:table-cell table:style-name="ce12" table:formula="of:=[.B486]-[.C486]" office:value-type="date" office:date-value="1899-12-30T09:51:29.96076704934" calcext:value-type="date">
            <text:p>12/30/99 09:51 AM</text:p>
          </table:table-cell>
          <table:table-cell table:formula="of:=MOD([.E485]-[.$E$2];[.$H$2])+1+[.$E$2]" office:value-type="float" office:value="224" calcext:value-type="float">
            <text:p>224</text:p>
          </table:table-cell>
          <table:table-cell table:formula="of:=MOD([.F485]+1/[.$H$2];5)" office:value-type="float" office:value="3.04999999999998" calcext:value-type="float">
            <text:p>3,04999999999998</text:p>
          </table:table-cell>
          <table:table-cell table:formula="of:=IF([.F486]=0;[.G485]+2+1/[.$H$2];[.G485]+1/[.$H$2])" office:value-type="float" office:value="8.04999999999998" calcext:value-type="float">
            <text:p>8,0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7]))" office:value-type="date" office:date-value="2019-10-15T09:37:14.195287" calcext:value-type="date">
            <text:p>2019-10-15 09:37:14</text:p>
          </table:table-cell>
          <table:table-cell table:style-name="ce7" table:formula="of:=[.A487]" office:value-type="date" office:date-value="2019-10-15T09:37:14.195287" calcext:value-type="date">
            <text:p>2019-10-15 09:37:14</text:p>
          </table:table-cell>
          <table:table-cell table:formula="of:=TRUNC([.A487])" office:value-type="float" office:value="43753" calcext:value-type="float">
            <text:p>43753</text:p>
          </table:table-cell>
          <table:table-cell table:style-name="ce12" table:formula="of:=[.B487]-[.C487]" office:value-type="date" office:date-value="1899-12-30T09:37:14.19528705999" calcext:value-type="date">
            <text:p>12/30/99 09:37 AM</text:p>
          </table:table-cell>
          <table:table-cell table:formula="of:=MOD([.E486]-[.$E$2];[.$H$2])+1+[.$E$2]" office:value-type="float" office:value="225" calcext:value-type="float">
            <text:p>225</text:p>
          </table:table-cell>
          <table:table-cell table:formula="of:=MOD([.F486]+1/[.$H$2];5)" office:value-type="float" office:value="3.06666666666665" calcext:value-type="float">
            <text:p>3,06666666666665</text:p>
          </table:table-cell>
          <table:table-cell table:formula="of:=IF([.F487]=0;[.G486]+2+1/[.$H$2];[.G486]+1/[.$H$2])" office:value-type="float" office:value="8.06666666666665" calcext:value-type="float">
            <text:p>8,0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8]))" office:value-type="date" office:date-value="2019-10-15T09:24:34.949136" calcext:value-type="date">
            <text:p>2019-10-15 09:24:35</text:p>
          </table:table-cell>
          <table:table-cell table:style-name="ce7" table:formula="of:=[.A488]" office:value-type="date" office:date-value="2019-10-15T09:24:34.949136" calcext:value-type="date">
            <text:p>2019-10-15 09:24:35</text:p>
          </table:table-cell>
          <table:table-cell table:formula="of:=TRUNC([.A488])" office:value-type="float" office:value="43753" calcext:value-type="float">
            <text:p>43753</text:p>
          </table:table-cell>
          <table:table-cell table:style-name="ce12" table:formula="of:=[.B488]-[.C488]" office:value-type="date" office:date-value="1899-12-30T09:24:34.94913619012" calcext:value-type="date">
            <text:p>12/30/99 09:24 AM</text:p>
          </table:table-cell>
          <table:table-cell table:formula="of:=MOD([.E487]-[.$E$2];[.$H$2])+1+[.$E$2]" office:value-type="float" office:value="226" calcext:value-type="float">
            <text:p>226</text:p>
          </table:table-cell>
          <table:table-cell table:formula="of:=MOD([.F487]+1/[.$H$2];5)" office:value-type="float" office:value="3.08333333333331" calcext:value-type="float">
            <text:p>3,08333333333331</text:p>
          </table:table-cell>
          <table:table-cell table:formula="of:=IF([.F488]=0;[.G487]+2+1/[.$H$2];[.G487]+1/[.$H$2])" office:value-type="float" office:value="8.08333333333331" calcext:value-type="float">
            <text:p>8,0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9]))" office:value-type="date" office:date-value="2019-10-15T09:38:05.671031" calcext:value-type="date">
            <text:p>2019-10-15 09:38:06</text:p>
          </table:table-cell>
          <table:table-cell table:style-name="ce7" table:formula="of:=[.A489]" office:value-type="date" office:date-value="2019-10-15T09:38:05.671031" calcext:value-type="date">
            <text:p>2019-10-15 09:38:06</text:p>
          </table:table-cell>
          <table:table-cell table:formula="of:=TRUNC([.A489])" office:value-type="float" office:value="43753" calcext:value-type="float">
            <text:p>43753</text:p>
          </table:table-cell>
          <table:table-cell table:style-name="ce12" table:formula="of:=[.B489]-[.C489]" office:value-type="date" office:date-value="1899-12-30T09:38:05.67103066016" calcext:value-type="date">
            <text:p>12/30/99 09:38 AM</text:p>
          </table:table-cell>
          <table:table-cell table:formula="of:=MOD([.E488]-[.$E$2];[.$H$2])+1+[.$E$2]" office:value-type="float" office:value="227" calcext:value-type="float">
            <text:p>227</text:p>
          </table:table-cell>
          <table:table-cell table:formula="of:=MOD([.F488]+1/[.$H$2];5)" office:value-type="float" office:value="3.09999999999998" calcext:value-type="float">
            <text:p>3,09999999999998</text:p>
          </table:table-cell>
          <table:table-cell table:formula="of:=IF([.F489]=0;[.G488]+2+1/[.$H$2];[.G488]+1/[.$H$2])" office:value-type="float" office:value="8.09999999999998" calcext:value-type="float">
            <text:p>8,0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0]))" office:value-type="date" office:date-value="2019-10-15T09:30:46.418133" calcext:value-type="date">
            <text:p>2019-10-15 09:30:46</text:p>
          </table:table-cell>
          <table:table-cell table:style-name="ce7" table:formula="of:=[.A490]" office:value-type="date" office:date-value="2019-10-15T09:30:46.418133" calcext:value-type="date">
            <text:p>2019-10-15 09:30:46</text:p>
          </table:table-cell>
          <table:table-cell table:formula="of:=TRUNC([.A490])" office:value-type="float" office:value="43753" calcext:value-type="float">
            <text:p>43753</text:p>
          </table:table-cell>
          <table:table-cell table:style-name="ce12" table:formula="of:=[.B490]-[.C490]" office:value-type="date" office:date-value="1899-12-30T09:30:46.41813319176" calcext:value-type="date">
            <text:p>12/30/99 09:30 AM</text:p>
          </table:table-cell>
          <table:table-cell table:formula="of:=MOD([.E489]-[.$E$2];[.$H$2])+1+[.$E$2]" office:value-type="float" office:value="228" calcext:value-type="float">
            <text:p>228</text:p>
          </table:table-cell>
          <table:table-cell table:formula="of:=MOD([.F489]+1/[.$H$2];5)" office:value-type="float" office:value="3.11666666666665" calcext:value-type="float">
            <text:p>3,11666666666665</text:p>
          </table:table-cell>
          <table:table-cell table:formula="of:=IF([.F490]=0;[.G489]+2+1/[.$H$2];[.G489]+1/[.$H$2])" office:value-type="float" office:value="8.11666666666665" calcext:value-type="float">
            <text:p>8,1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1]))" office:value-type="date" office:date-value="2019-10-15T09:44:03.007079" calcext:value-type="date">
            <text:p>2019-10-15 09:44:03</text:p>
          </table:table-cell>
          <table:table-cell table:style-name="ce7" table:formula="of:=[.A491]" office:value-type="date" office:date-value="2019-10-15T09:44:03.007079" calcext:value-type="date">
            <text:p>2019-10-15 09:44:03</text:p>
          </table:table-cell>
          <table:table-cell table:formula="of:=TRUNC([.A491])" office:value-type="float" office:value="43753" calcext:value-type="float">
            <text:p>43753</text:p>
          </table:table-cell>
          <table:table-cell table:style-name="ce12" table:formula="of:=[.B491]-[.C491]" office:value-type="date" office:date-value="1899-12-30T09:44:03.00707902294" calcext:value-type="date">
            <text:p>12/30/99 09:44 AM</text:p>
          </table:table-cell>
          <table:table-cell table:formula="of:=MOD([.E490]-[.$E$2];[.$H$2])+1+[.$E$2]" office:value-type="float" office:value="229" calcext:value-type="float">
            <text:p>229</text:p>
          </table:table-cell>
          <table:table-cell table:formula="of:=MOD([.F490]+1/[.$H$2];5)" office:value-type="float" office:value="3.13333333333331" calcext:value-type="float">
            <text:p>3,13333333333331</text:p>
          </table:table-cell>
          <table:table-cell table:formula="of:=IF([.F491]=0;[.G490]+2+1/[.$H$2];[.G490]+1/[.$H$2])" office:value-type="float" office:value="8.13333333333332" calcext:value-type="float">
            <text:p>8,1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2]))" office:value-type="date" office:date-value="2019-10-15T09:36:27.610014" calcext:value-type="date">
            <text:p>2019-10-15 09:36:28</text:p>
          </table:table-cell>
          <table:table-cell table:style-name="ce7" table:formula="of:=[.A492]" office:value-type="date" office:date-value="2019-10-15T09:36:27.610014" calcext:value-type="date">
            <text:p>2019-10-15 09:36:28</text:p>
          </table:table-cell>
          <table:table-cell table:formula="of:=TRUNC([.A492])" office:value-type="float" office:value="43753" calcext:value-type="float">
            <text:p>43753</text:p>
          </table:table-cell>
          <table:table-cell table:style-name="ce12" table:formula="of:=[.B492]-[.C492]" office:value-type="date" office:date-value="1899-12-30T09:36:27.61001431849" calcext:value-type="date">
            <text:p>12/30/99 09:36 AM</text:p>
          </table:table-cell>
          <table:table-cell table:formula="of:=MOD([.E491]-[.$E$2];[.$H$2])+1+[.$E$2]" office:value-type="float" office:value="230" calcext:value-type="float">
            <text:p>230</text:p>
          </table:table-cell>
          <table:table-cell table:formula="of:=MOD([.F491]+1/[.$H$2];5)" office:value-type="float" office:value="3.14999999999998" calcext:value-type="float">
            <text:p>3,14999999999998</text:p>
          </table:table-cell>
          <table:table-cell table:formula="of:=IF([.F492]=0;[.G491]+2+1/[.$H$2];[.G491]+1/[.$H$2])" office:value-type="float" office:value="8.14999999999998" calcext:value-type="float">
            <text:p>8,1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3]))" office:value-type="date" office:date-value="2019-10-15T09:17:17.833823" calcext:value-type="date">
            <text:p>2019-10-15 09:17:18</text:p>
          </table:table-cell>
          <table:table-cell table:style-name="ce7" table:formula="of:=[.A493]" office:value-type="date" office:date-value="2019-10-15T09:17:17.833823" calcext:value-type="date">
            <text:p>2019-10-15 09:17:18</text:p>
          </table:table-cell>
          <table:table-cell table:formula="of:=TRUNC([.A493])" office:value-type="float" office:value="43753" calcext:value-type="float">
            <text:p>43753</text:p>
          </table:table-cell>
          <table:table-cell table:style-name="ce12" table:formula="of:=[.B493]-[.C493]" office:value-type="date" office:date-value="1899-12-30T09:17:17.83382268157" calcext:value-type="date">
            <text:p>12/30/99 09:17 AM</text:p>
          </table:table-cell>
          <table:table-cell table:formula="of:=MOD([.E492]-[.$E$2];[.$H$2])+1+[.$E$2]" office:value-type="float" office:value="231" calcext:value-type="float">
            <text:p>231</text:p>
          </table:table-cell>
          <table:table-cell table:formula="of:=MOD([.F492]+1/[.$H$2];5)" office:value-type="float" office:value="3.16666666666665" calcext:value-type="float">
            <text:p>3,16666666666665</text:p>
          </table:table-cell>
          <table:table-cell table:formula="of:=IF([.F493]=0;[.G492]+2+1/[.$H$2];[.G492]+1/[.$H$2])" office:value-type="float" office:value="8.16666666666665" calcext:value-type="float">
            <text:p>8,1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4]))" office:value-type="date" office:date-value="2019-10-15T09:31:07.490999" calcext:value-type="date">
            <text:p>2019-10-15 09:31:07</text:p>
          </table:table-cell>
          <table:table-cell table:style-name="ce7" table:formula="of:=[.A494]" office:value-type="date" office:date-value="2019-10-15T09:31:07.490999" calcext:value-type="date">
            <text:p>2019-10-15 09:31:07</text:p>
          </table:table-cell>
          <table:table-cell table:formula="of:=TRUNC([.A494])" office:value-type="float" office:value="43753" calcext:value-type="float">
            <text:p>43753</text:p>
          </table:table-cell>
          <table:table-cell table:style-name="ce12" table:formula="of:=[.B494]-[.C494]" office:value-type="date" office:date-value="1899-12-30T09:31:07.49099905137" calcext:value-type="date">
            <text:p>12/30/99 09:31 AM</text:p>
          </table:table-cell>
          <table:table-cell table:formula="of:=MOD([.E493]-[.$E$2];[.$H$2])+1+[.$E$2]" office:value-type="float" office:value="232" calcext:value-type="float">
            <text:p>232</text:p>
          </table:table-cell>
          <table:table-cell table:formula="of:=MOD([.F493]+1/[.$H$2];5)" office:value-type="float" office:value="3.18333333333331" calcext:value-type="float">
            <text:p>3,18333333333331</text:p>
          </table:table-cell>
          <table:table-cell table:formula="of:=IF([.F494]=0;[.G493]+2+1/[.$H$2];[.G493]+1/[.$H$2])" office:value-type="float" office:value="8.18333333333332" calcext:value-type="float">
            <text:p>8,1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5]))" office:value-type="date" office:date-value="2019-10-15T09:17:57.248795" calcext:value-type="date">
            <text:p>2019-10-15 09:17:57</text:p>
          </table:table-cell>
          <table:table-cell table:style-name="ce7" table:formula="of:=[.A495]" office:value-type="date" office:date-value="2019-10-15T09:17:57.248795" calcext:value-type="date">
            <text:p>2019-10-15 09:17:57</text:p>
          </table:table-cell>
          <table:table-cell table:formula="of:=TRUNC([.A495])" office:value-type="float" office:value="43753" calcext:value-type="float">
            <text:p>43753</text:p>
          </table:table-cell>
          <table:table-cell table:style-name="ce12" table:formula="of:=[.B495]-[.C495]" office:value-type="date" office:date-value="1899-12-30T09:17:57.24879509769" calcext:value-type="date">
            <text:p>12/30/99 09:17 AM</text:p>
          </table:table-cell>
          <table:table-cell table:formula="of:=MOD([.E494]-[.$E$2];[.$H$2])+1+[.$E$2]" office:value-type="float" office:value="233" calcext:value-type="float">
            <text:p>233</text:p>
          </table:table-cell>
          <table:table-cell table:formula="of:=MOD([.F494]+1/[.$H$2];5)" office:value-type="float" office:value="3.19999999999998" calcext:value-type="float">
            <text:p>3,19999999999998</text:p>
          </table:table-cell>
          <table:table-cell table:formula="of:=IF([.F495]=0;[.G494]+2+1/[.$H$2];[.G494]+1/[.$H$2])" office:value-type="float" office:value="8.19999999999999" calcext:value-type="float">
            <text:p>8,1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6]))" office:value-type="date" office:date-value="2019-10-15T09:12:31.129835" calcext:value-type="date">
            <text:p>2019-10-15 09:12:31</text:p>
          </table:table-cell>
          <table:table-cell table:style-name="ce7" table:formula="of:=[.A496]" office:value-type="date" office:date-value="2019-10-15T09:12:31.129835" calcext:value-type="date">
            <text:p>2019-10-15 09:12:31</text:p>
          </table:table-cell>
          <table:table-cell table:formula="of:=TRUNC([.A496])" office:value-type="float" office:value="43753" calcext:value-type="float">
            <text:p>43753</text:p>
          </table:table-cell>
          <table:table-cell table:style-name="ce12" table:formula="of:=[.B496]-[.C496]" office:value-type="date" office:date-value="1899-12-30T09:12:31.12983500585" calcext:value-type="date">
            <text:p>12/30/99 09:12 AM</text:p>
          </table:table-cell>
          <table:table-cell table:formula="of:=MOD([.E495]-[.$E$2];[.$H$2])+1+[.$E$2]" office:value-type="float" office:value="234" calcext:value-type="float">
            <text:p>234</text:p>
          </table:table-cell>
          <table:table-cell table:formula="of:=MOD([.F495]+1/[.$H$2];5)" office:value-type="float" office:value="3.21666666666665" calcext:value-type="float">
            <text:p>3,21666666666665</text:p>
          </table:table-cell>
          <table:table-cell table:formula="of:=IF([.F496]=0;[.G495]+2+1/[.$H$2];[.G495]+1/[.$H$2])" office:value-type="float" office:value="8.21666666666665" calcext:value-type="float">
            <text:p>8,2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7]))" office:value-type="date" office:date-value="2019-10-15T09:44:03.604993" calcext:value-type="date">
            <text:p>2019-10-15 09:44:04</text:p>
          </table:table-cell>
          <table:table-cell table:style-name="ce7" table:formula="of:=[.A497]" office:value-type="date" office:date-value="2019-10-15T09:44:03.604993" calcext:value-type="date">
            <text:p>2019-10-15 09:44:04</text:p>
          </table:table-cell>
          <table:table-cell table:formula="of:=TRUNC([.A497])" office:value-type="float" office:value="43753" calcext:value-type="float">
            <text:p>43753</text:p>
          </table:table-cell>
          <table:table-cell table:style-name="ce12" table:formula="of:=[.B497]-[.C497]" office:value-type="date" office:date-value="1899-12-30T09:44:03.60499307513" calcext:value-type="date">
            <text:p>12/30/99 09:44 AM</text:p>
          </table:table-cell>
          <table:table-cell table:formula="of:=MOD([.E496]-[.$E$2];[.$H$2])+1+[.$E$2]" office:value-type="float" office:value="235" calcext:value-type="float">
            <text:p>235</text:p>
          </table:table-cell>
          <table:table-cell table:formula="of:=MOD([.F496]+1/[.$H$2];5)" office:value-type="float" office:value="3.23333333333331" calcext:value-type="float">
            <text:p>3,23333333333331</text:p>
          </table:table-cell>
          <table:table-cell table:formula="of:=IF([.F497]=0;[.G496]+2+1/[.$H$2];[.G496]+1/[.$H$2])" office:value-type="float" office:value="8.23333333333332" calcext:value-type="float">
            <text:p>8,2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8]))" office:value-type="date" office:date-value="2019-10-15T09:30:09.831865" calcext:value-type="date">
            <text:p>2019-10-15 09:30:10</text:p>
          </table:table-cell>
          <table:table-cell table:style-name="ce7" table:formula="of:=[.A498]" office:value-type="date" office:date-value="2019-10-15T09:30:09.831865" calcext:value-type="date">
            <text:p>2019-10-15 09:30:10</text:p>
          </table:table-cell>
          <table:table-cell table:formula="of:=TRUNC([.A498])" office:value-type="float" office:value="43753" calcext:value-type="float">
            <text:p>43753</text:p>
          </table:table-cell>
          <table:table-cell table:style-name="ce12" table:formula="of:=[.B498]-[.C498]" office:value-type="date" office:date-value="1899-12-30T09:30:09.83186513186" calcext:value-type="date">
            <text:p>12/30/99 09:30 AM</text:p>
          </table:table-cell>
          <table:table-cell table:formula="of:=MOD([.E497]-[.$E$2];[.$H$2])+1+[.$E$2]" office:value-type="float" office:value="236" calcext:value-type="float">
            <text:p>236</text:p>
          </table:table-cell>
          <table:table-cell table:formula="of:=MOD([.F497]+1/[.$H$2];5)" office:value-type="float" office:value="3.24999999999998" calcext:value-type="float">
            <text:p>3,24999999999998</text:p>
          </table:table-cell>
          <table:table-cell table:formula="of:=IF([.F498]=0;[.G497]+2+1/[.$H$2];[.G497]+1/[.$H$2])" office:value-type="float" office:value="8.24999999999999" calcext:value-type="float">
            <text:p>8,2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9]))" office:value-type="date" office:date-value="2019-10-15T09:27:46.303612" calcext:value-type="date">
            <text:p>2019-10-15 09:27:46</text:p>
          </table:table-cell>
          <table:table-cell table:style-name="ce7" table:formula="of:=[.A499]" office:value-type="date" office:date-value="2019-10-15T09:27:46.303612" calcext:value-type="date">
            <text:p>2019-10-15 09:27:46</text:p>
          </table:table-cell>
          <table:table-cell table:formula="of:=TRUNC([.A499])" office:value-type="float" office:value="43753" calcext:value-type="float">
            <text:p>43753</text:p>
          </table:table-cell>
          <table:table-cell table:style-name="ce12" table:formula="of:=[.B499]-[.C499]" office:value-type="date" office:date-value="1899-12-30T09:27:46.30361150019" calcext:value-type="date">
            <text:p>12/30/99 09:27 AM</text:p>
          </table:table-cell>
          <table:table-cell table:formula="of:=MOD([.E498]-[.$E$2];[.$H$2])+1+[.$E$2]" office:value-type="float" office:value="237" calcext:value-type="float">
            <text:p>237</text:p>
          </table:table-cell>
          <table:table-cell table:formula="of:=MOD([.F498]+1/[.$H$2];5)" office:value-type="float" office:value="3.26666666666665" calcext:value-type="float">
            <text:p>3,26666666666665</text:p>
          </table:table-cell>
          <table:table-cell table:formula="of:=IF([.F499]=0;[.G498]+2+1/[.$H$2];[.G498]+1/[.$H$2])" office:value-type="float" office:value="8.26666666666666" calcext:value-type="float">
            <text:p>8,2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0]))" office:value-type="date" office:date-value="2019-10-15T09:11:39.796766" calcext:value-type="date">
            <text:p>2019-10-15 09:11:40</text:p>
          </table:table-cell>
          <table:table-cell table:style-name="ce7" table:formula="of:=[.A500]" office:value-type="date" office:date-value="2019-10-15T09:11:39.796766" calcext:value-type="date">
            <text:p>2019-10-15 09:11:40</text:p>
          </table:table-cell>
          <table:table-cell table:formula="of:=TRUNC([.A500])" office:value-type="float" office:value="43753" calcext:value-type="float">
            <text:p>43753</text:p>
          </table:table-cell>
          <table:table-cell table:style-name="ce12" table:formula="of:=[.B500]-[.C500]" office:value-type="date" office:date-value="1899-12-30T09:11:39.7967656469" calcext:value-type="date">
            <text:p>12/30/99 09:11 AM</text:p>
          </table:table-cell>
          <table:table-cell table:formula="of:=MOD([.E499]-[.$E$2];[.$H$2])+1+[.$E$2]" office:value-type="float" office:value="238" calcext:value-type="float">
            <text:p>238</text:p>
          </table:table-cell>
          <table:table-cell table:formula="of:=MOD([.F499]+1/[.$H$2];5)" office:value-type="float" office:value="3.28333333333331" calcext:value-type="float">
            <text:p>3,28333333333331</text:p>
          </table:table-cell>
          <table:table-cell table:formula="of:=IF([.F500]=0;[.G499]+2+1/[.$H$2];[.G499]+1/[.$H$2])" office:value-type="float" office:value="8.28333333333332" calcext:value-type="float">
            <text:p>8,2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1]))" office:value-type="date" office:date-value="2019-10-15T09:32:31.304793" calcext:value-type="date">
            <text:p>2019-10-15 09:32:31</text:p>
          </table:table-cell>
          <table:table-cell table:style-name="ce7" table:formula="of:=[.A501]" office:value-type="date" office:date-value="2019-10-15T09:32:31.304793" calcext:value-type="date">
            <text:p>2019-10-15 09:32:31</text:p>
          </table:table-cell>
          <table:table-cell table:formula="of:=TRUNC([.A501])" office:value-type="float" office:value="43753" calcext:value-type="float">
            <text:p>43753</text:p>
          </table:table-cell>
          <table:table-cell table:style-name="ce12" table:formula="of:=[.B501]-[.C501]" office:value-type="date" office:date-value="1899-12-30T09:32:31.30479270592" calcext:value-type="date">
            <text:p>12/30/99 09:32 AM</text:p>
          </table:table-cell>
          <table:table-cell table:formula="of:=MOD([.E500]-[.$E$2];[.$H$2])+1+[.$E$2]" office:value-type="float" office:value="239" calcext:value-type="float">
            <text:p>239</text:p>
          </table:table-cell>
          <table:table-cell table:formula="of:=MOD([.F500]+1/[.$H$2];5)" office:value-type="float" office:value="3.29999999999998" calcext:value-type="float">
            <text:p>3,29999999999998</text:p>
          </table:table-cell>
          <table:table-cell table:formula="of:=IF([.F501]=0;[.G500]+2+1/[.$H$2];[.G500]+1/[.$H$2])" office:value-type="float" office:value="8.29999999999999" calcext:value-type="float">
            <text:p>8,2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2]))" office:value-type="date" office:date-value="2019-10-15T09:21:42.4262" calcext:value-type="date">
            <text:p>2019-10-15 09:21:42</text:p>
          </table:table-cell>
          <table:table-cell table:style-name="ce7" table:formula="of:=[.A502]" office:value-type="date" office:date-value="2019-10-15T09:21:42.4262" calcext:value-type="date">
            <text:p>2019-10-15 09:21:42</text:p>
          </table:table-cell>
          <table:table-cell table:formula="of:=TRUNC([.A502])" office:value-type="float" office:value="43753" calcext:value-type="float">
            <text:p>43753</text:p>
          </table:table-cell>
          <table:table-cell table:style-name="ce12" table:formula="of:=[.B502]-[.C502]" office:value-type="date" office:date-value="1899-12-30T09:21:42.42620038334" calcext:value-type="date">
            <text:p>12/30/99 09:21 AM</text:p>
          </table:table-cell>
          <table:table-cell table:formula="of:=MOD([.E501]-[.$E$2];[.$H$2])+1+[.$E$2]" office:value-type="float" office:value="240" calcext:value-type="float">
            <text:p>240</text:p>
          </table:table-cell>
          <table:table-cell table:formula="of:=MOD([.F501]+1/[.$H$2];5)" office:value-type="float" office:value="3.31666666666665" calcext:value-type="float">
            <text:p>3,31666666666665</text:p>
          </table:table-cell>
          <table:table-cell table:formula="of:=IF([.F502]=0;[.G501]+2+1/[.$H$2];[.G501]+1/[.$H$2])" office:value-type="float" office:value="8.31666666666666" calcext:value-type="float">
            <text:p>8,3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3]))" office:value-type="date" office:date-value="2019-10-15T09:32:46.091429" calcext:value-type="date">
            <text:p>2019-10-15 09:32:46</text:p>
          </table:table-cell>
          <table:table-cell table:style-name="ce7" table:formula="of:=[.A503]" office:value-type="date" office:date-value="2019-10-15T09:32:46.091429" calcext:value-type="date">
            <text:p>2019-10-15 09:32:46</text:p>
          </table:table-cell>
          <table:table-cell table:formula="of:=TRUNC([.A503])" office:value-type="float" office:value="43753" calcext:value-type="float">
            <text:p>43753</text:p>
          </table:table-cell>
          <table:table-cell table:style-name="ce12" table:formula="of:=[.B503]-[.C503]" office:value-type="date" office:date-value="1899-12-30T09:32:46.09142858069" calcext:value-type="date">
            <text:p>12/30/99 09:32 AM</text:p>
          </table:table-cell>
          <table:table-cell table:formula="of:=MOD([.E502]-[.$E$2];[.$H$2])+1+[.$E$2]" office:value-type="float" office:value="241" calcext:value-type="float">
            <text:p>241</text:p>
          </table:table-cell>
          <table:table-cell table:formula="of:=MOD([.F502]+1/[.$H$2];5)" office:value-type="float" office:value="3.33333333333331" calcext:value-type="float">
            <text:p>3,33333333333331</text:p>
          </table:table-cell>
          <table:table-cell table:formula="of:=IF([.F503]=0;[.G502]+2+1/[.$H$2];[.G502]+1/[.$H$2])" office:value-type="float" office:value="8.33333333333333" calcext:value-type="float">
            <text:p>8,3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4]))" office:value-type="date" office:date-value="2019-10-15T09:20:20.568508" calcext:value-type="date">
            <text:p>2019-10-15 09:20:21</text:p>
          </table:table-cell>
          <table:table-cell table:style-name="ce7" table:formula="of:=[.A504]" office:value-type="date" office:date-value="2019-10-15T09:20:20.568508" calcext:value-type="date">
            <text:p>2019-10-15 09:20:21</text:p>
          </table:table-cell>
          <table:table-cell table:formula="of:=TRUNC([.A504])" office:value-type="float" office:value="43753" calcext:value-type="float">
            <text:p>43753</text:p>
          </table:table-cell>
          <table:table-cell table:style-name="ce12" table:formula="of:=[.B504]-[.C504]" office:value-type="date" office:date-value="1899-12-30T09:20:20.56850844529" calcext:value-type="date">
            <text:p>12/30/99 09:20 AM</text:p>
          </table:table-cell>
          <table:table-cell table:formula="of:=MOD([.E503]-[.$E$2];[.$H$2])+1+[.$E$2]" office:value-type="float" office:value="242" calcext:value-type="float">
            <text:p>242</text:p>
          </table:table-cell>
          <table:table-cell table:formula="of:=MOD([.F503]+1/[.$H$2];5)" office:value-type="float" office:value="3.34999999999998" calcext:value-type="float">
            <text:p>3,34999999999998</text:p>
          </table:table-cell>
          <table:table-cell table:formula="of:=IF([.F504]=0;[.G503]+2+1/[.$H$2];[.G503]+1/[.$H$2])" office:value-type="float" office:value="8.34999999999999" calcext:value-type="float">
            <text:p>8,3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5]))" office:value-type="date" office:date-value="2019-10-15T09:23:25.19447" calcext:value-type="date">
            <text:p>2019-10-15 09:23:25</text:p>
          </table:table-cell>
          <table:table-cell table:style-name="ce7" table:formula="of:=[.A505]" office:value-type="date" office:date-value="2019-10-15T09:23:25.19447" calcext:value-type="date">
            <text:p>2019-10-15 09:23:25</text:p>
          </table:table-cell>
          <table:table-cell table:formula="of:=TRUNC([.A505])" office:value-type="float" office:value="43753" calcext:value-type="float">
            <text:p>43753</text:p>
          </table:table-cell>
          <table:table-cell table:style-name="ce12" table:formula="of:=[.B505]-[.C505]" office:value-type="date" office:date-value="1899-12-30T09:23:25.19447028637" calcext:value-type="date">
            <text:p>12/30/99 09:23 AM</text:p>
          </table:table-cell>
          <table:table-cell table:formula="of:=MOD([.E504]-[.$E$2];[.$H$2])+1+[.$E$2]" office:value-type="float" office:value="243" calcext:value-type="float">
            <text:p>243</text:p>
          </table:table-cell>
          <table:table-cell table:formula="of:=MOD([.F504]+1/[.$H$2];5)" office:value-type="float" office:value="3.36666666666665" calcext:value-type="float">
            <text:p>3,36666666666665</text:p>
          </table:table-cell>
          <table:table-cell table:formula="of:=IF([.F505]=0;[.G504]+2+1/[.$H$2];[.G504]+1/[.$H$2])" office:value-type="float" office:value="8.36666666666666" calcext:value-type="float">
            <text:p>8,3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6]))" office:value-type="date" office:date-value="2019-10-15T09:31:11.996939" calcext:value-type="date">
            <text:p>2019-10-15 09:31:12</text:p>
          </table:table-cell>
          <table:table-cell table:style-name="ce7" table:formula="of:=[.A506]" office:value-type="date" office:date-value="2019-10-15T09:31:11.996939" calcext:value-type="date">
            <text:p>2019-10-15 09:31:12</text:p>
          </table:table-cell>
          <table:table-cell table:formula="of:=TRUNC([.A506])" office:value-type="float" office:value="43753" calcext:value-type="float">
            <text:p>43753</text:p>
          </table:table-cell>
          <table:table-cell table:style-name="ce12" table:formula="of:=[.B506]-[.C506]" office:value-type="date" office:date-value="1899-12-30T09:31:11.99693857692" calcext:value-type="date">
            <text:p>12/30/99 09:31 AM</text:p>
          </table:table-cell>
          <table:table-cell table:formula="of:=MOD([.E505]-[.$E$2];[.$H$2])+1+[.$E$2]" office:value-type="float" office:value="244" calcext:value-type="float">
            <text:p>244</text:p>
          </table:table-cell>
          <table:table-cell table:formula="of:=MOD([.F505]+1/[.$H$2];5)" office:value-type="float" office:value="3.38333333333331" calcext:value-type="float">
            <text:p>3,38333333333331</text:p>
          </table:table-cell>
          <table:table-cell table:formula="of:=IF([.F506]=0;[.G505]+2+1/[.$H$2];[.G505]+1/[.$H$2])" office:value-type="float" office:value="8.38333333333333" calcext:value-type="float">
            <text:p>8,3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7]))" office:value-type="date" office:date-value="2019-10-15T09:06:40.240106" calcext:value-type="date">
            <text:p>2019-10-15 09:06:40</text:p>
          </table:table-cell>
          <table:table-cell table:style-name="ce7" table:formula="of:=[.A507]" office:value-type="date" office:date-value="2019-10-15T09:06:40.240106" calcext:value-type="date">
            <text:p>2019-10-15 09:06:40</text:p>
          </table:table-cell>
          <table:table-cell table:formula="of:=TRUNC([.A507])" office:value-type="float" office:value="43753" calcext:value-type="float">
            <text:p>43753</text:p>
          </table:table-cell>
          <table:table-cell table:style-name="ce12" table:formula="of:=[.B507]-[.C507]" office:value-type="date" office:date-value="1899-12-30T09:06:40.24010553025" calcext:value-type="date">
            <text:p>12/30/99 09:06 AM</text:p>
          </table:table-cell>
          <table:table-cell table:formula="of:=MOD([.E506]-[.$E$2];[.$H$2])+1+[.$E$2]" office:value-type="float" office:value="245" calcext:value-type="float">
            <text:p>245</text:p>
          </table:table-cell>
          <table:table-cell table:formula="of:=MOD([.F506]+1/[.$H$2];5)" office:value-type="float" office:value="3.39999999999998" calcext:value-type="float">
            <text:p>3,39999999999998</text:p>
          </table:table-cell>
          <table:table-cell table:formula="of:=IF([.F507]=0;[.G506]+2+1/[.$H$2];[.G506]+1/[.$H$2])" office:value-type="float" office:value="8.4" calcext:value-type="float">
            <text:p>8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8]))" office:value-type="date" office:date-value="2019-10-15T09:15:55.26773" calcext:value-type="date">
            <text:p>2019-10-15 09:15:55</text:p>
          </table:table-cell>
          <table:table-cell table:style-name="ce7" table:formula="of:=[.A508]" office:value-type="date" office:date-value="2019-10-15T09:15:55.26773" calcext:value-type="date">
            <text:p>2019-10-15 09:15:55</text:p>
          </table:table-cell>
          <table:table-cell table:formula="of:=TRUNC([.A508])" office:value-type="float" office:value="43753" calcext:value-type="float">
            <text:p>43753</text:p>
          </table:table-cell>
          <table:table-cell table:style-name="ce12" table:formula="of:=[.B508]-[.C508]" office:value-type="date" office:date-value="1899-12-30T09:15:55.26773021556" calcext:value-type="date">
            <text:p>12/30/99 09:15 AM</text:p>
          </table:table-cell>
          <table:table-cell table:formula="of:=MOD([.E507]-[.$E$2];[.$H$2])+1+[.$E$2]" office:value-type="float" office:value="246" calcext:value-type="float">
            <text:p>246</text:p>
          </table:table-cell>
          <table:table-cell table:formula="of:=MOD([.F507]+1/[.$H$2];5)" office:value-type="float" office:value="3.41666666666665" calcext:value-type="float">
            <text:p>3,41666666666665</text:p>
          </table:table-cell>
          <table:table-cell table:formula="of:=IF([.F508]=0;[.G507]+2+1/[.$H$2];[.G507]+1/[.$H$2])" office:value-type="float" office:value="8.41666666666666" calcext:value-type="float">
            <text:p>8,4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9]))" office:value-type="date" office:date-value="2019-10-15T09:40:17.741655" calcext:value-type="date">
            <text:p>2019-10-15 09:40:18</text:p>
          </table:table-cell>
          <table:table-cell table:style-name="ce7" table:formula="of:=[.A509]" office:value-type="date" office:date-value="2019-10-15T09:40:17.741655" calcext:value-type="date">
            <text:p>2019-10-15 09:40:18</text:p>
          </table:table-cell>
          <table:table-cell table:formula="of:=TRUNC([.A509])" office:value-type="float" office:value="43753" calcext:value-type="float">
            <text:p>43753</text:p>
          </table:table-cell>
          <table:table-cell table:style-name="ce12" table:formula="of:=[.B509]-[.C509]" office:value-type="date" office:date-value="1899-12-30T09:40:17.74165495299" calcext:value-type="date">
            <text:p>12/30/99 09:40 AM</text:p>
          </table:table-cell>
          <table:table-cell table:formula="of:=MOD([.E508]-[.$E$2];[.$H$2])+1+[.$E$2]" office:value-type="float" office:value="247" calcext:value-type="float">
            <text:p>247</text:p>
          </table:table-cell>
          <table:table-cell table:formula="of:=MOD([.F508]+1/[.$H$2];5)" office:value-type="float" office:value="3.43333333333331" calcext:value-type="float">
            <text:p>3,43333333333331</text:p>
          </table:table-cell>
          <table:table-cell table:formula="of:=IF([.F509]=0;[.G508]+2+1/[.$H$2];[.G508]+1/[.$H$2])" office:value-type="float" office:value="8.43333333333333" calcext:value-type="float">
            <text:p>8,4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0]))" office:value-type="date" office:date-value="2019-10-15T09:31:15.517225" calcext:value-type="date">
            <text:p>2019-10-15 09:31:16</text:p>
          </table:table-cell>
          <table:table-cell table:style-name="ce7" table:formula="of:=[.A510]" office:value-type="date" office:date-value="2019-10-15T09:31:15.517225" calcext:value-type="date">
            <text:p>2019-10-15 09:31:16</text:p>
          </table:table-cell>
          <table:table-cell table:formula="of:=TRUNC([.A510])" office:value-type="float" office:value="43753" calcext:value-type="float">
            <text:p>43753</text:p>
          </table:table-cell>
          <table:table-cell table:style-name="ce12" table:formula="of:=[.B510]-[.C510]" office:value-type="date" office:date-value="1899-12-30T09:31:15.51722475328" calcext:value-type="date">
            <text:p>12/30/99 09:31 AM</text:p>
          </table:table-cell>
          <table:table-cell table:formula="of:=MOD([.E509]-[.$E$2];[.$H$2])+1+[.$E$2]" office:value-type="float" office:value="248" calcext:value-type="float">
            <text:p>248</text:p>
          </table:table-cell>
          <table:table-cell table:formula="of:=MOD([.F509]+1/[.$H$2];5)" office:value-type="float" office:value="3.44999999999998" calcext:value-type="float">
            <text:p>3,44999999999998</text:p>
          </table:table-cell>
          <table:table-cell table:formula="of:=IF([.F510]=0;[.G509]+2+1/[.$H$2];[.G509]+1/[.$H$2])" office:value-type="float" office:value="8.45" calcext:value-type="float">
            <text:p>8,4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1]))" office:value-type="date" office:date-value="2019-10-15T09:40:50.029357" calcext:value-type="date">
            <text:p>2019-10-15 09:40:50</text:p>
          </table:table-cell>
          <table:table-cell table:style-name="ce7" table:formula="of:=[.A511]" office:value-type="date" office:date-value="2019-10-15T09:40:50.029357" calcext:value-type="date">
            <text:p>2019-10-15 09:40:50</text:p>
          </table:table-cell>
          <table:table-cell table:formula="of:=TRUNC([.A511])" office:value-type="float" office:value="43753" calcext:value-type="float">
            <text:p>43753</text:p>
          </table:table-cell>
          <table:table-cell table:style-name="ce12" table:formula="of:=[.B511]-[.C511]" office:value-type="date" office:date-value="1899-12-30T09:40:50.0293570105" calcext:value-type="date">
            <text:p>12/30/99 09:40 AM</text:p>
          </table:table-cell>
          <table:table-cell table:formula="of:=MOD([.E510]-[.$E$2];[.$H$2])+1+[.$E$2]" office:value-type="float" office:value="249" calcext:value-type="float">
            <text:p>249</text:p>
          </table:table-cell>
          <table:table-cell table:formula="of:=MOD([.F510]+1/[.$H$2];5)" office:value-type="float" office:value="3.46666666666665" calcext:value-type="float">
            <text:p>3,46666666666665</text:p>
          </table:table-cell>
          <table:table-cell table:formula="of:=IF([.F511]=0;[.G510]+2+1/[.$H$2];[.G510]+1/[.$H$2])" office:value-type="float" office:value="8.46666666666667" calcext:value-type="float">
            <text:p>8,4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2]))" office:value-type="date" office:date-value="2019-10-15T09:27:10.075361" calcext:value-type="date">
            <text:p>2019-10-15 09:27:10</text:p>
          </table:table-cell>
          <table:table-cell table:style-name="ce7" table:formula="of:=[.A512]" office:value-type="date" office:date-value="2019-10-15T09:27:10.075361" calcext:value-type="date">
            <text:p>2019-10-15 09:27:10</text:p>
          </table:table-cell>
          <table:table-cell table:formula="of:=TRUNC([.A512])" office:value-type="float" office:value="43753" calcext:value-type="float">
            <text:p>43753</text:p>
          </table:table-cell>
          <table:table-cell table:style-name="ce12" table:formula="of:=[.B512]-[.C512]" office:value-type="date" office:date-value="1899-12-30T09:27:10.07536113728" calcext:value-type="date">
            <text:p>12/30/99 09:27 AM</text:p>
          </table:table-cell>
          <table:table-cell table:formula="of:=MOD([.E511]-[.$E$2];[.$H$2])+1+[.$E$2]" office:value-type="float" office:value="250" calcext:value-type="float">
            <text:p>250</text:p>
          </table:table-cell>
          <table:table-cell table:formula="of:=MOD([.F511]+1/[.$H$2];5)" office:value-type="float" office:value="3.48333333333331" calcext:value-type="float">
            <text:p>3,48333333333331</text:p>
          </table:table-cell>
          <table:table-cell table:formula="of:=IF([.F512]=0;[.G511]+2+1/[.$H$2];[.G511]+1/[.$H$2])" office:value-type="float" office:value="8.48333333333333" calcext:value-type="float">
            <text:p>8,4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3]))" office:value-type="date" office:date-value="2019-10-15T09:19:28.937429" calcext:value-type="date">
            <text:p>2019-10-15 09:19:29</text:p>
          </table:table-cell>
          <table:table-cell table:style-name="ce7" table:formula="of:=[.A513]" office:value-type="date" office:date-value="2019-10-15T09:19:28.937429" calcext:value-type="date">
            <text:p>2019-10-15 09:19:29</text:p>
          </table:table-cell>
          <table:table-cell table:formula="of:=TRUNC([.A513])" office:value-type="float" office:value="43753" calcext:value-type="float">
            <text:p>43753</text:p>
          </table:table-cell>
          <table:table-cell table:style-name="ce12" table:formula="of:=[.B513]-[.C513]" office:value-type="date" office:date-value="1899-12-30T09:19:28.93742911052" calcext:value-type="date">
            <text:p>12/30/99 09:19 AM</text:p>
          </table:table-cell>
          <table:table-cell table:formula="of:=MOD([.E512]-[.$E$2];[.$H$2])+1+[.$E$2]" office:value-type="float" office:value="251" calcext:value-type="float">
            <text:p>251</text:p>
          </table:table-cell>
          <table:table-cell table:formula="of:=MOD([.F512]+1/[.$H$2];5)" office:value-type="float" office:value="3.49999999999998" calcext:value-type="float">
            <text:p>3,49999999999998</text:p>
          </table:table-cell>
          <table:table-cell table:formula="of:=IF([.F513]=0;[.G512]+2+1/[.$H$2];[.G512]+1/[.$H$2])" office:value-type="float" office:value="8.5" calcext:value-type="float">
            <text:p>8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4]))" office:value-type="date" office:date-value="2019-10-15T09:21:09.018019" calcext:value-type="date">
            <text:p>2019-10-15 09:21:09</text:p>
          </table:table-cell>
          <table:table-cell table:style-name="ce7" table:formula="of:=[.A514]" office:value-type="date" office:date-value="2019-10-15T09:21:09.018019" calcext:value-type="date">
            <text:p>2019-10-15 09:21:09</text:p>
          </table:table-cell>
          <table:table-cell table:formula="of:=TRUNC([.A514])" office:value-type="float" office:value="43753" calcext:value-type="float">
            <text:p>43753</text:p>
          </table:table-cell>
          <table:table-cell table:style-name="ce12" table:formula="of:=[.B514]-[.C514]" office:value-type="date" office:date-value="1899-12-30T09:21:09.01801871136" calcext:value-type="date">
            <text:p>12/30/99 09:21 AM</text:p>
          </table:table-cell>
          <table:table-cell table:formula="of:=MOD([.E513]-[.$E$2];[.$H$2])+1+[.$E$2]" office:value-type="float" office:value="252" calcext:value-type="float">
            <text:p>252</text:p>
          </table:table-cell>
          <table:table-cell table:formula="of:=MOD([.F513]+1/[.$H$2];5)" office:value-type="float" office:value="3.51666666666665" calcext:value-type="float">
            <text:p>3,51666666666665</text:p>
          </table:table-cell>
          <table:table-cell table:formula="of:=IF([.F514]=0;[.G513]+2+1/[.$H$2];[.G513]+1/[.$H$2])" office:value-type="float" office:value="8.51666666666667" calcext:value-type="float">
            <text:p>8,5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5]))" office:value-type="date" office:date-value="2019-10-15T09:15:10.965238" calcext:value-type="date">
            <text:p>2019-10-15 09:15:11</text:p>
          </table:table-cell>
          <table:table-cell table:style-name="ce7" table:formula="of:=[.A515]" office:value-type="date" office:date-value="2019-10-15T09:15:10.965238" calcext:value-type="date">
            <text:p>2019-10-15 09:15:11</text:p>
          </table:table-cell>
          <table:table-cell table:formula="of:=TRUNC([.A515])" office:value-type="float" office:value="43753" calcext:value-type="float">
            <text:p>43753</text:p>
          </table:table-cell>
          <table:table-cell table:style-name="ce12" table:formula="of:=[.B515]-[.C515]" office:value-type="date" office:date-value="1899-12-30T09:15:10.96523841843" calcext:value-type="date">
            <text:p>12/30/99 09:15 AM</text:p>
          </table:table-cell>
          <table:table-cell table:formula="of:=MOD([.E514]-[.$E$2];[.$H$2])+1+[.$E$2]" office:value-type="float" office:value="253" calcext:value-type="float">
            <text:p>253</text:p>
          </table:table-cell>
          <table:table-cell table:formula="of:=MOD([.F514]+1/[.$H$2];5)" office:value-type="float" office:value="3.53333333333331" calcext:value-type="float">
            <text:p>3,53333333333331</text:p>
          </table:table-cell>
          <table:table-cell table:formula="of:=IF([.F515]=0;[.G514]+2+1/[.$H$2];[.G514]+1/[.$H$2])" office:value-type="float" office:value="8.53333333333334" calcext:value-type="float">
            <text:p>8,5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6]))" office:value-type="date" office:date-value="2019-10-15T09:21:00.941604" calcext:value-type="date">
            <text:p>2019-10-15 09:21:01</text:p>
          </table:table-cell>
          <table:table-cell table:style-name="ce7" table:formula="of:=[.A516]" office:value-type="date" office:date-value="2019-10-15T09:21:00.941604" calcext:value-type="date">
            <text:p>2019-10-15 09:21:01</text:p>
          </table:table-cell>
          <table:table-cell table:formula="of:=TRUNC([.A516])" office:value-type="float" office:value="43753" calcext:value-type="float">
            <text:p>43753</text:p>
          </table:table-cell>
          <table:table-cell table:style-name="ce12" table:formula="of:=[.B516]-[.C516]" office:value-type="date" office:date-value="1899-12-30T09:21:00.94160405919" calcext:value-type="date">
            <text:p>12/30/99 09:21 AM</text:p>
          </table:table-cell>
          <table:table-cell table:formula="of:=MOD([.E515]-[.$E$2];[.$H$2])+1+[.$E$2]" office:value-type="float" office:value="254" calcext:value-type="float">
            <text:p>254</text:p>
          </table:table-cell>
          <table:table-cell table:formula="of:=MOD([.F515]+1/[.$H$2];5)" office:value-type="float" office:value="3.54999999999998" calcext:value-type="float">
            <text:p>3,54999999999998</text:p>
          </table:table-cell>
          <table:table-cell table:formula="of:=IF([.F516]=0;[.G515]+2+1/[.$H$2];[.G515]+1/[.$H$2])" office:value-type="float" office:value="8.55" calcext:value-type="float">
            <text:p>8,5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7]))" office:value-type="date" office:date-value="2019-10-15T09:35:05.345277" calcext:value-type="date">
            <text:p>2019-10-15 09:35:05</text:p>
          </table:table-cell>
          <table:table-cell table:style-name="ce7" table:formula="of:=[.A517]" office:value-type="date" office:date-value="2019-10-15T09:35:05.345277" calcext:value-type="date">
            <text:p>2019-10-15 09:35:05</text:p>
          </table:table-cell>
          <table:table-cell table:formula="of:=TRUNC([.A517])" office:value-type="float" office:value="43753" calcext:value-type="float">
            <text:p>43753</text:p>
          </table:table-cell>
          <table:table-cell table:style-name="ce12" table:formula="of:=[.B517]-[.C517]" office:value-type="date" office:date-value="1899-12-30T09:35:05.34527746495" calcext:value-type="date">
            <text:p>12/30/99 09:35 AM</text:p>
          </table:table-cell>
          <table:table-cell table:formula="of:=MOD([.E516]-[.$E$2];[.$H$2])+1+[.$E$2]" office:value-type="float" office:value="255" calcext:value-type="float">
            <text:p>255</text:p>
          </table:table-cell>
          <table:table-cell table:formula="of:=MOD([.F516]+1/[.$H$2];5)" office:value-type="float" office:value="3.56666666666665" calcext:value-type="float">
            <text:p>3,56666666666665</text:p>
          </table:table-cell>
          <table:table-cell table:formula="of:=IF([.F517]=0;[.G516]+2+1/[.$H$2];[.G516]+1/[.$H$2])" office:value-type="float" office:value="8.56666666666667" calcext:value-type="float">
            <text:p>8,5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8]))" office:value-type="date" office:date-value="2019-10-15T09:25:53.474051" calcext:value-type="date">
            <text:p>2019-10-15 09:25:53</text:p>
          </table:table-cell>
          <table:table-cell table:style-name="ce7" table:formula="of:=[.A518]" office:value-type="date" office:date-value="2019-10-15T09:25:53.474051" calcext:value-type="date">
            <text:p>2019-10-15 09:25:53</text:p>
          </table:table-cell>
          <table:table-cell table:formula="of:=TRUNC([.A518])" office:value-type="float" office:value="43753" calcext:value-type="float">
            <text:p>43753</text:p>
          </table:table-cell>
          <table:table-cell table:style-name="ce12" table:formula="of:=[.B518]-[.C518]" office:value-type="date" office:date-value="1899-12-30T09:25:53.4740509931" calcext:value-type="date">
            <text:p>12/30/99 09:25 AM</text:p>
          </table:table-cell>
          <table:table-cell table:formula="of:=MOD([.E517]-[.$E$2];[.$H$2])+1+[.$E$2]" office:value-type="float" office:value="256" calcext:value-type="float">
            <text:p>256</text:p>
          </table:table-cell>
          <table:table-cell table:formula="of:=MOD([.F517]+1/[.$H$2];5)" office:value-type="float" office:value="3.58333333333331" calcext:value-type="float">
            <text:p>3,58333333333331</text:p>
          </table:table-cell>
          <table:table-cell table:formula="of:=IF([.F518]=0;[.G517]+2+1/[.$H$2];[.G517]+1/[.$H$2])" office:value-type="float" office:value="8.58333333333334" calcext:value-type="float">
            <text:p>8,5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9]))" office:value-type="date" office:date-value="2019-10-15T09:30:30.487281" calcext:value-type="date">
            <text:p>2019-10-15 09:30:30</text:p>
          </table:table-cell>
          <table:table-cell table:style-name="ce7" table:formula="of:=[.A519]" office:value-type="date" office:date-value="2019-10-15T09:30:30.487281" calcext:value-type="date">
            <text:p>2019-10-15 09:30:30</text:p>
          </table:table-cell>
          <table:table-cell table:formula="of:=TRUNC([.A519])" office:value-type="float" office:value="43753" calcext:value-type="float">
            <text:p>43753</text:p>
          </table:table-cell>
          <table:table-cell table:style-name="ce12" table:formula="of:=[.B519]-[.C519]" office:value-type="date" office:date-value="1899-12-30T09:30:30.48728141002" calcext:value-type="date">
            <text:p>12/30/99 09:30 AM</text:p>
          </table:table-cell>
          <table:table-cell table:formula="of:=MOD([.E518]-[.$E$2];[.$H$2])+1+[.$E$2]" office:value-type="float" office:value="257" calcext:value-type="float">
            <text:p>257</text:p>
          </table:table-cell>
          <table:table-cell table:formula="of:=MOD([.F518]+1/[.$H$2];5)" office:value-type="float" office:value="3.59999999999998" calcext:value-type="float">
            <text:p>3,59999999999998</text:p>
          </table:table-cell>
          <table:table-cell table:formula="of:=IF([.F519]=0;[.G518]+2+1/[.$H$2];[.G518]+1/[.$H$2])" office:value-type="float" office:value="8.60000000000001" calcext:value-type="float">
            <text:p>8,6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0]))" office:value-type="date" office:date-value="2019-10-15T09:15:56.310167" calcext:value-type="date">
            <text:p>2019-10-15 09:15:56</text:p>
          </table:table-cell>
          <table:table-cell table:style-name="ce7" table:formula="of:=[.A520]" office:value-type="date" office:date-value="2019-10-15T09:15:56.310167" calcext:value-type="date">
            <text:p>2019-10-15 09:15:56</text:p>
          </table:table-cell>
          <table:table-cell table:formula="of:=TRUNC([.A520])" office:value-type="float" office:value="43753" calcext:value-type="float">
            <text:p>43753</text:p>
          </table:table-cell>
          <table:table-cell table:style-name="ce12" table:formula="of:=[.B520]-[.C520]" office:value-type="date" office:date-value="1899-12-30T09:15:56.31016697735" calcext:value-type="date">
            <text:p>12/30/99 09:15 AM</text:p>
          </table:table-cell>
          <table:table-cell table:formula="of:=MOD([.E519]-[.$E$2];[.$H$2])+1+[.$E$2]" office:value-type="float" office:value="258" calcext:value-type="float">
            <text:p>258</text:p>
          </table:table-cell>
          <table:table-cell table:formula="of:=MOD([.F519]+1/[.$H$2];5)" office:value-type="float" office:value="3.61666666666665" calcext:value-type="float">
            <text:p>3,61666666666665</text:p>
          </table:table-cell>
          <table:table-cell table:formula="of:=IF([.F520]=0;[.G519]+2+1/[.$H$2];[.G519]+1/[.$H$2])" office:value-type="float" office:value="8.61666666666667" calcext:value-type="float">
            <text:p>8,6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1]))" office:value-type="date" office:date-value="2019-10-15T09:45:53.612291" calcext:value-type="date">
            <text:p>2019-10-15 09:45:54</text:p>
          </table:table-cell>
          <table:table-cell table:style-name="ce7" table:formula="of:=[.A521]" office:value-type="date" office:date-value="2019-10-15T09:45:53.612291" calcext:value-type="date">
            <text:p>2019-10-15 09:45:54</text:p>
          </table:table-cell>
          <table:table-cell table:formula="of:=TRUNC([.A521])" office:value-type="float" office:value="43753" calcext:value-type="float">
            <text:p>43753</text:p>
          </table:table-cell>
          <table:table-cell table:style-name="ce12" table:formula="of:=[.B521]-[.C521]" office:value-type="date" office:date-value="1899-12-30T09:45:53.61229092814" calcext:value-type="date">
            <text:p>12/30/99 09:45 AM</text:p>
          </table:table-cell>
          <table:table-cell table:formula="of:=MOD([.E520]-[.$E$2];[.$H$2])+1+[.$E$2]" office:value-type="float" office:value="259" calcext:value-type="float">
            <text:p>259</text:p>
          </table:table-cell>
          <table:table-cell table:formula="of:=MOD([.F520]+1/[.$H$2];5)" office:value-type="float" office:value="3.63333333333331" calcext:value-type="float">
            <text:p>3,63333333333331</text:p>
          </table:table-cell>
          <table:table-cell table:formula="of:=IF([.F521]=0;[.G520]+2+1/[.$H$2];[.G520]+1/[.$H$2])" office:value-type="float" office:value="8.63333333333334" calcext:value-type="float">
            <text:p>8,6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2]))" office:value-type="date" office:date-value="2019-10-15T09:22:17.899425" calcext:value-type="date">
            <text:p>2019-10-15 09:22:18</text:p>
          </table:table-cell>
          <table:table-cell table:style-name="ce7" table:formula="of:=[.A522]" office:value-type="date" office:date-value="2019-10-15T09:22:17.899425" calcext:value-type="date">
            <text:p>2019-10-15 09:22:18</text:p>
          </table:table-cell>
          <table:table-cell table:formula="of:=TRUNC([.A522])" office:value-type="float" office:value="43753" calcext:value-type="float">
            <text:p>43753</text:p>
          </table:table-cell>
          <table:table-cell table:style-name="ce12" table:formula="of:=[.B522]-[.C522]" office:value-type="date" office:date-value="1899-12-30T09:22:17.89942504372" calcext:value-type="date">
            <text:p>12/30/99 09:22 AM</text:p>
          </table:table-cell>
          <table:table-cell table:formula="of:=MOD([.E521]-[.$E$2];[.$H$2])+1+[.$E$2]" office:value-type="float" office:value="260" calcext:value-type="float">
            <text:p>260</text:p>
          </table:table-cell>
          <table:table-cell table:formula="of:=MOD([.F521]+1/[.$H$2];5)" office:value-type="float" office:value="3.64999999999998" calcext:value-type="float">
            <text:p>3,64999999999998</text:p>
          </table:table-cell>
          <table:table-cell table:formula="of:=IF([.F522]=0;[.G521]+2+1/[.$H$2];[.G521]+1/[.$H$2])" office:value-type="float" office:value="8.65000000000001" calcext:value-type="float">
            <text:p>8,6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3]))" office:value-type="date" office:date-value="2019-10-15T09:09:50.647539" calcext:value-type="date">
            <text:p>2019-10-15 09:09:51</text:p>
          </table:table-cell>
          <table:table-cell table:style-name="ce7" table:formula="of:=[.A523]" office:value-type="date" office:date-value="2019-10-15T09:09:50.647539" calcext:value-type="date">
            <text:p>2019-10-15 09:09:51</text:p>
          </table:table-cell>
          <table:table-cell table:formula="of:=TRUNC([.A523])" office:value-type="float" office:value="43753" calcext:value-type="float">
            <text:p>43753</text:p>
          </table:table-cell>
          <table:table-cell table:style-name="ce12" table:formula="of:=[.B523]-[.C523]" office:value-type="date" office:date-value="1899-12-30T09:09:50.64753872808" calcext:value-type="date">
            <text:p>12/30/99 09:09 AM</text:p>
          </table:table-cell>
          <table:table-cell table:formula="of:=MOD([.E522]-[.$E$2];[.$H$2])+1+[.$E$2]" office:value-type="float" office:value="261" calcext:value-type="float">
            <text:p>261</text:p>
          </table:table-cell>
          <table:table-cell table:formula="of:=MOD([.F522]+1/[.$H$2];5)" office:value-type="float" office:value="3.66666666666665" calcext:value-type="float">
            <text:p>3,66666666666665</text:p>
          </table:table-cell>
          <table:table-cell table:formula="of:=IF([.F523]=0;[.G522]+2+1/[.$H$2];[.G522]+1/[.$H$2])" office:value-type="float" office:value="8.66666666666668" calcext:value-type="float">
            <text:p>8,6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4]))" office:value-type="date" office:date-value="2019-10-15T09:53:31.660184" calcext:value-type="date">
            <text:p>2019-10-15 09:53:32</text:p>
          </table:table-cell>
          <table:table-cell table:style-name="ce7" table:formula="of:=[.A524]" office:value-type="date" office:date-value="2019-10-15T09:53:31.660184" calcext:value-type="date">
            <text:p>2019-10-15 09:53:32</text:p>
          </table:table-cell>
          <table:table-cell table:formula="of:=TRUNC([.A524])" office:value-type="float" office:value="43753" calcext:value-type="float">
            <text:p>43753</text:p>
          </table:table-cell>
          <table:table-cell table:style-name="ce12" table:formula="of:=[.B524]-[.C524]" office:value-type="date" office:date-value="1899-12-30T09:53:31.66018426884" calcext:value-type="date">
            <text:p>12/30/99 09:53 AM</text:p>
          </table:table-cell>
          <table:table-cell table:formula="of:=MOD([.E523]-[.$E$2];[.$H$2])+1+[.$E$2]" office:value-type="float" office:value="262" calcext:value-type="float">
            <text:p>262</text:p>
          </table:table-cell>
          <table:table-cell table:formula="of:=MOD([.F523]+1/[.$H$2];5)" office:value-type="float" office:value="3.68333333333331" calcext:value-type="float">
            <text:p>3,68333333333331</text:p>
          </table:table-cell>
          <table:table-cell table:formula="of:=IF([.F524]=0;[.G523]+2+1/[.$H$2];[.G523]+1/[.$H$2])" office:value-type="float" office:value="8.68333333333334" calcext:value-type="float">
            <text:p>8,6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5]))" office:value-type="date" office:date-value="2019-10-15T09:54:12.524095" calcext:value-type="date">
            <text:p>2019-10-15 09:54:13</text:p>
          </table:table-cell>
          <table:table-cell table:style-name="ce7" table:formula="of:=[.A525]" office:value-type="date" office:date-value="2019-10-15T09:54:12.524095" calcext:value-type="date">
            <text:p>2019-10-15 09:54:13</text:p>
          </table:table-cell>
          <table:table-cell table:formula="of:=TRUNC([.A525])" office:value-type="float" office:value="43753" calcext:value-type="float">
            <text:p>43753</text:p>
          </table:table-cell>
          <table:table-cell table:style-name="ce12" table:formula="of:=[.B525]-[.C525]" office:value-type="date" office:date-value="1899-12-30T09:54:12.5240952149" calcext:value-type="date">
            <text:p>12/30/99 09:54 AM</text:p>
          </table:table-cell>
          <table:table-cell table:formula="of:=MOD([.E524]-[.$E$2];[.$H$2])+1+[.$E$2]" office:value-type="float" office:value="263" calcext:value-type="float">
            <text:p>263</text:p>
          </table:table-cell>
          <table:table-cell table:formula="of:=MOD([.F524]+1/[.$H$2];5)" office:value-type="float" office:value="3.69999999999998" calcext:value-type="float">
            <text:p>3,69999999999998</text:p>
          </table:table-cell>
          <table:table-cell table:formula="of:=IF([.F525]=0;[.G524]+2+1/[.$H$2];[.G524]+1/[.$H$2])" office:value-type="float" office:value="8.70000000000001" calcext:value-type="float">
            <text:p>8,7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6]))" office:value-type="date" office:date-value="2019-10-15T09:30:00.203636" calcext:value-type="date">
            <text:p>2019-10-15 09:30:00</text:p>
          </table:table-cell>
          <table:table-cell table:style-name="ce7" table:formula="of:=[.A526]" office:value-type="date" office:date-value="2019-10-15T09:30:00.203636" calcext:value-type="date">
            <text:p>2019-10-15 09:30:00</text:p>
          </table:table-cell>
          <table:table-cell table:formula="of:=TRUNC([.A526])" office:value-type="float" office:value="43753" calcext:value-type="float">
            <text:p>43753</text:p>
          </table:table-cell>
          <table:table-cell table:style-name="ce12" table:formula="of:=[.B526]-[.C526]" office:value-type="date" office:date-value="1899-12-30T09:30:00.20363645162" calcext:value-type="date">
            <text:p>12/30/99 09:30 AM</text:p>
          </table:table-cell>
          <table:table-cell table:formula="of:=MOD([.E525]-[.$E$2];[.$H$2])+1+[.$E$2]" office:value-type="float" office:value="264" calcext:value-type="float">
            <text:p>264</text:p>
          </table:table-cell>
          <table:table-cell table:formula="of:=MOD([.F525]+1/[.$H$2];5)" office:value-type="float" office:value="3.71666666666665" calcext:value-type="float">
            <text:p>3,71666666666665</text:p>
          </table:table-cell>
          <table:table-cell table:formula="of:=IF([.F526]=0;[.G525]+2+1/[.$H$2];[.G525]+1/[.$H$2])" office:value-type="float" office:value="8.71666666666668" calcext:value-type="float">
            <text:p>8,7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7]))" office:value-type="date" office:date-value="2019-10-15T09:10:28.136658" calcext:value-type="date">
            <text:p>2019-10-15 09:10:28</text:p>
          </table:table-cell>
          <table:table-cell table:style-name="ce7" table:formula="of:=[.A527]" office:value-type="date" office:date-value="2019-10-15T09:10:28.136658" calcext:value-type="date">
            <text:p>2019-10-15 09:10:28</text:p>
          </table:table-cell>
          <table:table-cell table:formula="of:=TRUNC([.A527])" office:value-type="float" office:value="43753" calcext:value-type="float">
            <text:p>43753</text:p>
          </table:table-cell>
          <table:table-cell table:style-name="ce12" table:formula="of:=[.B527]-[.C527]" office:value-type="date" office:date-value="1899-12-30T09:10:28.13665783033" calcext:value-type="date">
            <text:p>12/30/99 09:10 AM</text:p>
          </table:table-cell>
          <table:table-cell table:formula="of:=MOD([.E526]-[.$E$2];[.$H$2])+1+[.$E$2]" office:value-type="float" office:value="265" calcext:value-type="float">
            <text:p>265</text:p>
          </table:table-cell>
          <table:table-cell table:formula="of:=MOD([.F526]+1/[.$H$2];5)" office:value-type="float" office:value="3.73333333333331" calcext:value-type="float">
            <text:p>3,73333333333331</text:p>
          </table:table-cell>
          <table:table-cell table:formula="of:=IF([.F527]=0;[.G526]+2+1/[.$H$2];[.G526]+1/[.$H$2])" office:value-type="float" office:value="8.73333333333335" calcext:value-type="float">
            <text:p>8,7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8]))" office:value-type="date" office:date-value="2019-10-15T09:19:10.596792" calcext:value-type="date">
            <text:p>2019-10-15 09:19:11</text:p>
          </table:table-cell>
          <table:table-cell table:style-name="ce7" table:formula="of:=[.A528]" office:value-type="date" office:date-value="2019-10-15T09:19:10.596792" calcext:value-type="date">
            <text:p>2019-10-15 09:19:11</text:p>
          </table:table-cell>
          <table:table-cell table:formula="of:=TRUNC([.A528])" office:value-type="float" office:value="43753" calcext:value-type="float">
            <text:p>43753</text:p>
          </table:table-cell>
          <table:table-cell table:style-name="ce12" table:formula="of:=[.B528]-[.C528]" office:value-type="date" office:date-value="1899-12-30T09:19:10.59679232072" calcext:value-type="date">
            <text:p>12/30/99 09:19 AM</text:p>
          </table:table-cell>
          <table:table-cell table:formula="of:=MOD([.E527]-[.$E$2];[.$H$2])+1+[.$E$2]" office:value-type="float" office:value="266" calcext:value-type="float">
            <text:p>266</text:p>
          </table:table-cell>
          <table:table-cell table:formula="of:=MOD([.F527]+1/[.$H$2];5)" office:value-type="float" office:value="3.74999999999998" calcext:value-type="float">
            <text:p>3,74999999999998</text:p>
          </table:table-cell>
          <table:table-cell table:formula="of:=IF([.F528]=0;[.G527]+2+1/[.$H$2];[.G527]+1/[.$H$2])" office:value-type="float" office:value="8.75000000000001" calcext:value-type="float">
            <text:p>8,7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9]))" office:value-type="date" office:date-value="2019-10-15T09:24:55.807109" calcext:value-type="date">
            <text:p>2019-10-15 09:24:56</text:p>
          </table:table-cell>
          <table:table-cell table:style-name="ce7" table:formula="of:=[.A529]" office:value-type="date" office:date-value="2019-10-15T09:24:55.807109" calcext:value-type="date">
            <text:p>2019-10-15 09:24:56</text:p>
          </table:table-cell>
          <table:table-cell table:formula="of:=TRUNC([.A529])" office:value-type="float" office:value="43753" calcext:value-type="float">
            <text:p>43753</text:p>
          </table:table-cell>
          <table:table-cell table:style-name="ce12" table:formula="of:=[.B529]-[.C529]" office:value-type="date" office:date-value="1899-12-30T09:24:55.80710933078" calcext:value-type="date">
            <text:p>12/30/99 09:24 AM</text:p>
          </table:table-cell>
          <table:table-cell table:formula="of:=MOD([.E528]-[.$E$2];[.$H$2])+1+[.$E$2]" office:value-type="float" office:value="267" calcext:value-type="float">
            <text:p>267</text:p>
          </table:table-cell>
          <table:table-cell table:formula="of:=MOD([.F528]+1/[.$H$2];5)" office:value-type="float" office:value="3.76666666666665" calcext:value-type="float">
            <text:p>3,76666666666665</text:p>
          </table:table-cell>
          <table:table-cell table:formula="of:=IF([.F529]=0;[.G528]+2+1/[.$H$2];[.G528]+1/[.$H$2])" office:value-type="float" office:value="8.76666666666668" calcext:value-type="float">
            <text:p>8,7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0]))" office:value-type="date" office:date-value="2019-10-15T09:23:16.564235" calcext:value-type="date">
            <text:p>2019-10-15 09:23:17</text:p>
          </table:table-cell>
          <table:table-cell table:style-name="ce7" table:formula="of:=[.A530]" office:value-type="date" office:date-value="2019-10-15T09:23:16.564235" calcext:value-type="date">
            <text:p>2019-10-15 09:23:17</text:p>
          </table:table-cell>
          <table:table-cell table:formula="of:=TRUNC([.A530])" office:value-type="float" office:value="43753" calcext:value-type="float">
            <text:p>43753</text:p>
          </table:table-cell>
          <table:table-cell table:style-name="ce12" table:formula="of:=[.B530]-[.C530]" office:value-type="date" office:date-value="1899-12-30T09:23:16.56423458364" calcext:value-type="date">
            <text:p>12/30/99 09:23 AM</text:p>
          </table:table-cell>
          <table:table-cell table:formula="of:=MOD([.E529]-[.$E$2];[.$H$2])+1+[.$E$2]" office:value-type="float" office:value="268" calcext:value-type="float">
            <text:p>268</text:p>
          </table:table-cell>
          <table:table-cell table:formula="of:=MOD([.F529]+1/[.$H$2];5)" office:value-type="float" office:value="3.78333333333331" calcext:value-type="float">
            <text:p>3,78333333333331</text:p>
          </table:table-cell>
          <table:table-cell table:formula="of:=IF([.F530]=0;[.G529]+2+1/[.$H$2];[.G529]+1/[.$H$2])" office:value-type="float" office:value="8.78333333333335" calcext:value-type="float">
            <text:p>8,7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1]))" office:value-type="date" office:date-value="2019-10-15T09:33:24.124068" calcext:value-type="date">
            <text:p>2019-10-15 09:33:24</text:p>
          </table:table-cell>
          <table:table-cell table:style-name="ce7" table:formula="of:=[.A531]" office:value-type="date" office:date-value="2019-10-15T09:33:24.124068" calcext:value-type="date">
            <text:p>2019-10-15 09:33:24</text:p>
          </table:table-cell>
          <table:table-cell table:formula="of:=TRUNC([.A531])" office:value-type="float" office:value="43753" calcext:value-type="float">
            <text:p>43753</text:p>
          </table:table-cell>
          <table:table-cell table:style-name="ce12" table:formula="of:=[.B531]-[.C531]" office:value-type="date" office:date-value="1899-12-30T09:33:24.1240677936" calcext:value-type="date">
            <text:p>12/30/99 09:33 AM</text:p>
          </table:table-cell>
          <table:table-cell table:formula="of:=MOD([.E530]-[.$E$2];[.$H$2])+1+[.$E$2]" office:value-type="float" office:value="269" calcext:value-type="float">
            <text:p>269</text:p>
          </table:table-cell>
          <table:table-cell table:formula="of:=MOD([.F530]+1/[.$H$2];5)" office:value-type="float" office:value="3.79999999999998" calcext:value-type="float">
            <text:p>3,79999999999998</text:p>
          </table:table-cell>
          <table:table-cell table:formula="of:=IF([.F531]=0;[.G530]+2+1/[.$H$2];[.G530]+1/[.$H$2])" office:value-type="float" office:value="8.80000000000002" calcext:value-type="float">
            <text:p>8,8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2]))" office:value-type="date" office:date-value="2019-10-15T09:51:08.603173" calcext:value-type="date">
            <text:p>2019-10-15 09:51:09</text:p>
          </table:table-cell>
          <table:table-cell table:style-name="ce7" table:formula="of:=[.A532]" office:value-type="date" office:date-value="2019-10-15T09:51:08.603173" calcext:value-type="date">
            <text:p>2019-10-15 09:51:09</text:p>
          </table:table-cell>
          <table:table-cell table:formula="of:=TRUNC([.A532])" office:value-type="float" office:value="43753" calcext:value-type="float">
            <text:p>43753</text:p>
          </table:table-cell>
          <table:table-cell table:style-name="ce12" table:formula="of:=[.B532]-[.C532]" office:value-type="date" office:date-value="1899-12-30T09:51:08.60317254905" calcext:value-type="date">
            <text:p>12/30/99 09:51 AM</text:p>
          </table:table-cell>
          <table:table-cell table:formula="of:=MOD([.E531]-[.$E$2];[.$H$2])+1+[.$E$2]" office:value-type="float" office:value="270" calcext:value-type="float">
            <text:p>270</text:p>
          </table:table-cell>
          <table:table-cell table:formula="of:=MOD([.F531]+1/[.$H$2];5)" office:value-type="float" office:value="3.81666666666665" calcext:value-type="float">
            <text:p>3,81666666666665</text:p>
          </table:table-cell>
          <table:table-cell table:formula="of:=IF([.F532]=0;[.G531]+2+1/[.$H$2];[.G531]+1/[.$H$2])" office:value-type="float" office:value="8.81666666666668" calcext:value-type="float">
            <text:p>8,8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3]))" office:value-type="date" office:date-value="2019-10-15T09:01:29.762271" calcext:value-type="date">
            <text:p>2019-10-15 09:01:30</text:p>
          </table:table-cell>
          <table:table-cell table:style-name="ce7" table:formula="of:=[.A533]" office:value-type="date" office:date-value="2019-10-15T09:01:29.762271" calcext:value-type="date">
            <text:p>2019-10-15 09:01:30</text:p>
          </table:table-cell>
          <table:table-cell table:formula="of:=TRUNC([.A533])" office:value-type="float" office:value="43753" calcext:value-type="float">
            <text:p>43753</text:p>
          </table:table-cell>
          <table:table-cell table:style-name="ce12" table:formula="of:=[.B533]-[.C533]" office:value-type="date" office:date-value="1899-12-30T09:01:29.76227149833" calcext:value-type="date">
            <text:p>12/30/99 09:01 AM</text:p>
          </table:table-cell>
          <table:table-cell table:formula="of:=MOD([.E532]-[.$E$2];[.$H$2])+1+[.$E$2]" office:value-type="float" office:value="271" calcext:value-type="float">
            <text:p>271</text:p>
          </table:table-cell>
          <table:table-cell table:formula="of:=MOD([.F532]+1/[.$H$2];5)" office:value-type="float" office:value="3.83333333333331" calcext:value-type="float">
            <text:p>3,83333333333331</text:p>
          </table:table-cell>
          <table:table-cell table:formula="of:=IF([.F533]=0;[.G532]+2+1/[.$H$2];[.G532]+1/[.$H$2])" office:value-type="float" office:value="8.83333333333335" calcext:value-type="float">
            <text:p>8,8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4]))" office:value-type="date" office:date-value="2019-10-15T09:18:30.409089" calcext:value-type="date">
            <text:p>2019-10-15 09:18:30</text:p>
          </table:table-cell>
          <table:table-cell table:style-name="ce7" table:formula="of:=[.A534]" office:value-type="date" office:date-value="2019-10-15T09:18:30.409089" calcext:value-type="date">
            <text:p>2019-10-15 09:18:30</text:p>
          </table:table-cell>
          <table:table-cell table:formula="of:=TRUNC([.A534])" office:value-type="float" office:value="43753" calcext:value-type="float">
            <text:p>43753</text:p>
          </table:table-cell>
          <table:table-cell table:style-name="ce12" table:formula="of:=[.B534]-[.C534]" office:value-type="date" office:date-value="1899-12-30T09:18:30.409089108" calcext:value-type="date">
            <text:p>12/30/99 09:18 AM</text:p>
          </table:table-cell>
          <table:table-cell table:formula="of:=MOD([.E533]-[.$E$2];[.$H$2])+1+[.$E$2]" office:value-type="float" office:value="272" calcext:value-type="float">
            <text:p>272</text:p>
          </table:table-cell>
          <table:table-cell table:formula="of:=MOD([.F533]+1/[.$H$2];5)" office:value-type="float" office:value="3.84999999999998" calcext:value-type="float">
            <text:p>3,84999999999998</text:p>
          </table:table-cell>
          <table:table-cell table:formula="of:=IF([.F534]=0;[.G533]+2+1/[.$H$2];[.G533]+1/[.$H$2])" office:value-type="float" office:value="8.85000000000002" calcext:value-type="float">
            <text:p>8,8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5]))" office:value-type="date" office:date-value="2019-10-15T09:17:05.013636" calcext:value-type="date">
            <text:p>2019-10-15 09:17:05</text:p>
          </table:table-cell>
          <table:table-cell table:style-name="ce7" table:formula="of:=[.A535]" office:value-type="date" office:date-value="2019-10-15T09:17:05.013636" calcext:value-type="date">
            <text:p>2019-10-15 09:17:05</text:p>
          </table:table-cell>
          <table:table-cell table:formula="of:=TRUNC([.A535])" office:value-type="float" office:value="43753" calcext:value-type="float">
            <text:p>43753</text:p>
          </table:table-cell>
          <table:table-cell table:style-name="ce12" table:formula="of:=[.B535]-[.C535]" office:value-type="date" office:date-value="1899-12-30T09:17:05.01363598276" calcext:value-type="date">
            <text:p>12/30/99 09:17 AM</text:p>
          </table:table-cell>
          <table:table-cell table:formula="of:=MOD([.E534]-[.$E$2];[.$H$2])+1+[.$E$2]" office:value-type="float" office:value="273" calcext:value-type="float">
            <text:p>273</text:p>
          </table:table-cell>
          <table:table-cell table:formula="of:=MOD([.F534]+1/[.$H$2];5)" office:value-type="float" office:value="3.86666666666665" calcext:value-type="float">
            <text:p>3,86666666666665</text:p>
          </table:table-cell>
          <table:table-cell table:formula="of:=IF([.F535]=0;[.G534]+2+1/[.$H$2];[.G534]+1/[.$H$2])" office:value-type="float" office:value="8.86666666666669" calcext:value-type="float">
            <text:p>8,8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6]))" office:value-type="date" office:date-value="2019-10-15T08:50:28.827757" calcext:value-type="date">
            <text:p>2019-10-15 08:50:29</text:p>
          </table:table-cell>
          <table:table-cell table:style-name="ce7" table:formula="of:=[.A536]" office:value-type="date" office:date-value="2019-10-15T08:50:28.827757" calcext:value-type="date">
            <text:p>2019-10-15 08:50:29</text:p>
          </table:table-cell>
          <table:table-cell table:formula="of:=TRUNC([.A536])" office:value-type="float" office:value="43753" calcext:value-type="float">
            <text:p>43753</text:p>
          </table:table-cell>
          <table:table-cell table:style-name="ce12" table:formula="of:=[.B536]-[.C536]" office:value-type="date" office:date-value="1899-12-30T08:50:28.82775734179" calcext:value-type="date">
            <text:p>12/30/99 08:50 AM</text:p>
          </table:table-cell>
          <table:table-cell table:formula="of:=MOD([.E535]-[.$E$2];[.$H$2])+1+[.$E$2]" office:value-type="float" office:value="274" calcext:value-type="float">
            <text:p>274</text:p>
          </table:table-cell>
          <table:table-cell table:formula="of:=MOD([.F535]+1/[.$H$2];5)" office:value-type="float" office:value="3.88333333333331" calcext:value-type="float">
            <text:p>3,88333333333331</text:p>
          </table:table-cell>
          <table:table-cell table:formula="of:=IF([.F536]=0;[.G535]+2+1/[.$H$2];[.G535]+1/[.$H$2])" office:value-type="float" office:value="8.88333333333335" calcext:value-type="float">
            <text:p>8,8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7]))" office:value-type="date" office:date-value="2019-10-15T10:02:50.359691" calcext:value-type="date">
            <text:p>2019-10-15 10:02:50</text:p>
          </table:table-cell>
          <table:table-cell table:style-name="ce7" table:formula="of:=[.A537]" office:value-type="date" office:date-value="2019-10-15T10:02:50.359691" calcext:value-type="date">
            <text:p>2019-10-15 10:02:50</text:p>
          </table:table-cell>
          <table:table-cell table:formula="of:=TRUNC([.A537])" office:value-type="float" office:value="43753" calcext:value-type="float">
            <text:p>43753</text:p>
          </table:table-cell>
          <table:table-cell table:style-name="ce12" table:formula="of:=[.B537]-[.C537]" office:value-type="date" office:date-value="1899-12-30T10:02:50.35969106946" calcext:value-type="date">
            <text:p>12/30/99 10:02 AM</text:p>
          </table:table-cell>
          <table:table-cell table:formula="of:=MOD([.E536]-[.$E$2];[.$H$2])+1+[.$E$2]" office:value-type="float" office:value="275" calcext:value-type="float">
            <text:p>275</text:p>
          </table:table-cell>
          <table:table-cell table:formula="of:=MOD([.F536]+1/[.$H$2];5)" office:value-type="float" office:value="3.89999999999998" calcext:value-type="float">
            <text:p>3,89999999999998</text:p>
          </table:table-cell>
          <table:table-cell table:formula="of:=IF([.F537]=0;[.G536]+2+1/[.$H$2];[.G536]+1/[.$H$2])" office:value-type="float" office:value="8.90000000000002" calcext:value-type="float">
            <text:p>8,9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8]))" office:value-type="date" office:date-value="2019-10-15T09:21:38.904723" calcext:value-type="date">
            <text:p>2019-10-15 09:21:39</text:p>
          </table:table-cell>
          <table:table-cell table:style-name="ce7" table:formula="of:=[.A538]" office:value-type="date" office:date-value="2019-10-15T09:21:38.904723" calcext:value-type="date">
            <text:p>2019-10-15 09:21:39</text:p>
          </table:table-cell>
          <table:table-cell table:formula="of:=TRUNC([.A538])" office:value-type="float" office:value="43753" calcext:value-type="float">
            <text:p>43753</text:p>
          </table:table-cell>
          <table:table-cell table:style-name="ce12" table:formula="of:=[.B538]-[.C538]" office:value-type="date" office:date-value="1899-12-30T09:21:38.904722929" calcext:value-type="date">
            <text:p>12/30/99 09:21 AM</text:p>
          </table:table-cell>
          <table:table-cell table:formula="of:=MOD([.E537]-[.$E$2];[.$H$2])+1+[.$E$2]" office:value-type="float" office:value="276" calcext:value-type="float">
            <text:p>276</text:p>
          </table:table-cell>
          <table:table-cell table:formula="of:=MOD([.F537]+1/[.$H$2];5)" office:value-type="float" office:value="3.91666666666665" calcext:value-type="float">
            <text:p>3,91666666666665</text:p>
          </table:table-cell>
          <table:table-cell table:formula="of:=IF([.F538]=0;[.G537]+2+1/[.$H$2];[.G537]+1/[.$H$2])" office:value-type="float" office:value="8.91666666666669" calcext:value-type="float">
            <text:p>8,9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9]))" office:value-type="date" office:date-value="2019-10-15T09:19:14.680227" calcext:value-type="date">
            <text:p>2019-10-15 09:19:15</text:p>
          </table:table-cell>
          <table:table-cell table:style-name="ce7" table:formula="of:=[.A539]" office:value-type="date" office:date-value="2019-10-15T09:19:14.680227" calcext:value-type="date">
            <text:p>2019-10-15 09:19:15</text:p>
          </table:table-cell>
          <table:table-cell table:formula="of:=TRUNC([.A539])" office:value-type="float" office:value="43753" calcext:value-type="float">
            <text:p>43753</text:p>
          </table:table-cell>
          <table:table-cell table:style-name="ce12" table:formula="of:=[.B539]-[.C539]" office:value-type="date" office:date-value="1899-12-30T09:19:14.68022734858" calcext:value-type="date">
            <text:p>12/30/99 09:19 AM</text:p>
          </table:table-cell>
          <table:table-cell table:formula="of:=MOD([.E538]-[.$E$2];[.$H$2])+1+[.$E$2]" office:value-type="float" office:value="277" calcext:value-type="float">
            <text:p>277</text:p>
          </table:table-cell>
          <table:table-cell table:formula="of:=MOD([.F538]+1/[.$H$2];5)" office:value-type="float" office:value="3.93333333333331" calcext:value-type="float">
            <text:p>3,93333333333331</text:p>
          </table:table-cell>
          <table:table-cell table:formula="of:=IF([.F539]=0;[.G538]+2+1/[.$H$2];[.G538]+1/[.$H$2])" office:value-type="float" office:value="8.93333333333336" calcext:value-type="float">
            <text:p>8,9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0]))" office:value-type="date" office:date-value="2019-10-15T09:39:24.086752" calcext:value-type="date">
            <text:p>2019-10-15 09:39:24</text:p>
          </table:table-cell>
          <table:table-cell table:style-name="ce7" table:formula="of:=[.A540]" office:value-type="date" office:date-value="2019-10-15T09:39:24.086752" calcext:value-type="date">
            <text:p>2019-10-15 09:39:24</text:p>
          </table:table-cell>
          <table:table-cell table:formula="of:=TRUNC([.A540])" office:value-type="float" office:value="43753" calcext:value-type="float">
            <text:p>43753</text:p>
          </table:table-cell>
          <table:table-cell table:style-name="ce12" table:formula="of:=[.B540]-[.C540]" office:value-type="date" office:date-value="1899-12-30T09:39:24.0867521055" calcext:value-type="date">
            <text:p>12/30/99 09:39 AM</text:p>
          </table:table-cell>
          <table:table-cell table:formula="of:=MOD([.E539]-[.$E$2];[.$H$2])+1+[.$E$2]" office:value-type="float" office:value="278" calcext:value-type="float">
            <text:p>278</text:p>
          </table:table-cell>
          <table:table-cell table:formula="of:=MOD([.F539]+1/[.$H$2];5)" office:value-type="float" office:value="3.94999999999998" calcext:value-type="float">
            <text:p>3,94999999999998</text:p>
          </table:table-cell>
          <table:table-cell table:formula="of:=IF([.F540]=0;[.G539]+2+1/[.$H$2];[.G539]+1/[.$H$2])" office:value-type="float" office:value="8.95000000000002" calcext:value-type="float">
            <text:p>8,9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1]))" office:value-type="date" office:date-value="2019-10-15T09:35:24.072436" calcext:value-type="date">
            <text:p>2019-10-15 09:35:24</text:p>
          </table:table-cell>
          <table:table-cell table:style-name="ce7" table:formula="of:=[.A541]" office:value-type="date" office:date-value="2019-10-15T09:35:24.072436" calcext:value-type="date">
            <text:p>2019-10-15 09:35:24</text:p>
          </table:table-cell>
          <table:table-cell table:formula="of:=TRUNC([.A541])" office:value-type="float" office:value="43753" calcext:value-type="float">
            <text:p>43753</text:p>
          </table:table-cell>
          <table:table-cell table:style-name="ce12" table:formula="of:=[.B541]-[.C541]" office:value-type="date" office:date-value="1899-12-30T09:35:24.07243649941" calcext:value-type="date">
            <text:p>12/30/99 09:35 AM</text:p>
          </table:table-cell>
          <table:table-cell table:formula="of:=MOD([.E540]-[.$E$2];[.$H$2])+1+[.$E$2]" office:value-type="float" office:value="279" calcext:value-type="float">
            <text:p>279</text:p>
          </table:table-cell>
          <table:table-cell table:formula="of:=MOD([.F540]+1/[.$H$2];5)" office:value-type="float" office:value="3.96666666666664" calcext:value-type="float">
            <text:p>3,96666666666664</text:p>
          </table:table-cell>
          <table:table-cell table:formula="of:=IF([.F541]=0;[.G540]+2+1/[.$H$2];[.G540]+1/[.$H$2])" office:value-type="float" office:value="8.96666666666669" calcext:value-type="float">
            <text:p>8,9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2]))" office:value-type="date" office:date-value="2019-10-15T08:58:14.86479" calcext:value-type="date">
            <text:p>2019-10-15 08:58:15</text:p>
          </table:table-cell>
          <table:table-cell table:style-name="ce7" table:formula="of:=[.A542]" office:value-type="date" office:date-value="2019-10-15T08:58:14.86479" calcext:value-type="date">
            <text:p>2019-10-15 08:58:15</text:p>
          </table:table-cell>
          <table:table-cell table:formula="of:=TRUNC([.A542])" office:value-type="float" office:value="43753" calcext:value-type="float">
            <text:p>43753</text:p>
          </table:table-cell>
          <table:table-cell table:style-name="ce12" table:formula="of:=[.B542]-[.C542]" office:value-type="date" office:date-value="1899-12-30T08:58:14.86478960607" calcext:value-type="date">
            <text:p>12/30/99 08:58 AM</text:p>
          </table:table-cell>
          <table:table-cell table:formula="of:=MOD([.E541]-[.$E$2];[.$H$2])+1+[.$E$2]" office:value-type="float" office:value="280" calcext:value-type="float">
            <text:p>280</text:p>
          </table:table-cell>
          <table:table-cell table:formula="of:=MOD([.F541]+1/[.$H$2];5)" office:value-type="float" office:value="3.98333333333331" calcext:value-type="float">
            <text:p>3,98333333333331</text:p>
          </table:table-cell>
          <table:table-cell table:formula="of:=IF([.F542]=0;[.G541]+2+1/[.$H$2];[.G541]+1/[.$H$2])" office:value-type="float" office:value="8.98333333333336" calcext:value-type="float">
            <text:p>8,9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3]))" office:value-type="date" office:date-value="2019-10-16T10:10:10.539122" calcext:value-type="date">
            <text:p>2019-10-16 10:10:11</text:p>
          </table:table-cell>
          <table:table-cell table:style-name="ce7" table:formula="of:=[.A543]" office:value-type="date" office:date-value="2019-10-16T10:10:10.539122" calcext:value-type="date">
            <text:p>2019-10-16 10:10:11</text:p>
          </table:table-cell>
          <table:table-cell table:formula="of:=TRUNC([.A543])" office:value-type="float" office:value="43754" calcext:value-type="float">
            <text:p>43754</text:p>
          </table:table-cell>
          <table:table-cell table:style-name="ce12" table:formula="of:=[.B543]-[.C543]" office:value-type="date" office:date-value="1899-12-30T10:10:10.53912180942" calcext:value-type="date">
            <text:p>12/30/99 10:10 AM</text:p>
          </table:table-cell>
          <table:table-cell table:formula="of:=MOD([.E542]-[.$E$2];[.$H$2])+1+[.$E$2]" office:value-type="float" office:value="221" calcext:value-type="float">
            <text:p>221</text:p>
          </table:table-cell>
          <table:table-cell table:formula="of:=MOD([.F542]+1/[.$H$2];5)" office:value-type="float" office:value="3.99999999999998" calcext:value-type="float">
            <text:p>3,99999999999998</text:p>
          </table:table-cell>
          <table:table-cell table:formula="of:=IF([.F543]=0;[.G542]+2+1/[.$H$2];[.G542]+1/[.$H$2])" office:value-type="float" office:value="9.00000000000003" calcext:value-type="float">
            <text:p>9,0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4]))" office:value-type="date" office:date-value="2019-10-16T09:17:50.744512" calcext:value-type="date">
            <text:p>2019-10-16 09:17:51</text:p>
          </table:table-cell>
          <table:table-cell table:style-name="ce7" table:formula="of:=[.A544]" office:value-type="date" office:date-value="2019-10-16T09:17:50.744512" calcext:value-type="date">
            <text:p>2019-10-16 09:17:51</text:p>
          </table:table-cell>
          <table:table-cell table:formula="of:=TRUNC([.A544])" office:value-type="float" office:value="43754" calcext:value-type="float">
            <text:p>43754</text:p>
          </table:table-cell>
          <table:table-cell table:style-name="ce12" table:formula="of:=[.B544]-[.C544]" office:value-type="date" office:date-value="1899-12-30T09:17:50.74451220687" calcext:value-type="date">
            <text:p>12/30/99 09:17 AM</text:p>
          </table:table-cell>
          <table:table-cell table:formula="of:=MOD([.E543]-[.$E$2];[.$H$2])+1+[.$E$2]" office:value-type="float" office:value="222" calcext:value-type="float">
            <text:p>222</text:p>
          </table:table-cell>
          <table:table-cell table:formula="of:=MOD([.F543]+1/[.$H$2];5)" office:value-type="float" office:value="4.01666666666665" calcext:value-type="float">
            <text:p>4,01666666666665</text:p>
          </table:table-cell>
          <table:table-cell table:formula="of:=IF([.F544]=0;[.G543]+2+1/[.$H$2];[.G543]+1/[.$H$2])" office:value-type="float" office:value="9.01666666666669" calcext:value-type="float">
            <text:p>9,0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5]))" office:value-type="date" office:date-value="2019-10-16T09:28:41.52861" calcext:value-type="date">
            <text:p>2019-10-16 09:28:42</text:p>
          </table:table-cell>
          <table:table-cell table:style-name="ce7" table:formula="of:=[.A545]" office:value-type="date" office:date-value="2019-10-16T09:28:41.52861" calcext:value-type="date">
            <text:p>2019-10-16 09:28:42</text:p>
          </table:table-cell>
          <table:table-cell table:formula="of:=TRUNC([.A545])" office:value-type="float" office:value="43754" calcext:value-type="float">
            <text:p>43754</text:p>
          </table:table-cell>
          <table:table-cell table:style-name="ce12" table:formula="of:=[.B545]-[.C545]" office:value-type="date" office:date-value="1899-12-30T09:28:41.52860993519" calcext:value-type="date">
            <text:p>12/30/99 09:28 AM</text:p>
          </table:table-cell>
          <table:table-cell table:formula="of:=MOD([.E544]-[.$E$2];[.$H$2])+1+[.$E$2]" office:value-type="float" office:value="223" calcext:value-type="float">
            <text:p>223</text:p>
          </table:table-cell>
          <table:table-cell table:formula="of:=MOD([.F544]+1/[.$H$2];5)" office:value-type="float" office:value="4.03333333333331" calcext:value-type="float">
            <text:p>4,03333333333331</text:p>
          </table:table-cell>
          <table:table-cell table:formula="of:=IF([.F545]=0;[.G544]+2+1/[.$H$2];[.G544]+1/[.$H$2])" office:value-type="float" office:value="9.03333333333336" calcext:value-type="float">
            <text:p>9,0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6]))" office:value-type="date" office:date-value="2019-10-16T09:11:49.386248" calcext:value-type="date">
            <text:p>2019-10-16 09:11:49</text:p>
          </table:table-cell>
          <table:table-cell table:style-name="ce7" table:formula="of:=[.A546]" office:value-type="date" office:date-value="2019-10-16T09:11:49.386248" calcext:value-type="date">
            <text:p>2019-10-16 09:11:49</text:p>
          </table:table-cell>
          <table:table-cell table:formula="of:=TRUNC([.A546])" office:value-type="float" office:value="43754" calcext:value-type="float">
            <text:p>43754</text:p>
          </table:table-cell>
          <table:table-cell table:style-name="ce12" table:formula="of:=[.B546]-[.C546]" office:value-type="date" office:date-value="1899-12-30T09:11:49.38624793198" calcext:value-type="date">
            <text:p>12/30/99 09:11 AM</text:p>
          </table:table-cell>
          <table:table-cell table:formula="of:=MOD([.E545]-[.$E$2];[.$H$2])+1+[.$E$2]" office:value-type="float" office:value="224" calcext:value-type="float">
            <text:p>224</text:p>
          </table:table-cell>
          <table:table-cell table:formula="of:=MOD([.F545]+1/[.$H$2];5)" office:value-type="float" office:value="4.04999999999998" calcext:value-type="float">
            <text:p>4,04999999999998</text:p>
          </table:table-cell>
          <table:table-cell table:formula="of:=IF([.F546]=0;[.G545]+2+1/[.$H$2];[.G545]+1/[.$H$2])" office:value-type="float" office:value="9.05000000000003" calcext:value-type="float">
            <text:p>9,0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7]))" office:value-type="date" office:date-value="2019-10-16T09:50:10.285439" calcext:value-type="date">
            <text:p>2019-10-16 09:50:10</text:p>
          </table:table-cell>
          <table:table-cell table:style-name="ce7" table:formula="of:=[.A547]" office:value-type="date" office:date-value="2019-10-16T09:50:10.285439" calcext:value-type="date">
            <text:p>2019-10-16 09:50:10</text:p>
          </table:table-cell>
          <table:table-cell table:formula="of:=TRUNC([.A547])" office:value-type="float" office:value="43754" calcext:value-type="float">
            <text:p>43754</text:p>
          </table:table-cell>
          <table:table-cell table:style-name="ce12" table:formula="of:=[.B547]-[.C547]" office:value-type="date" office:date-value="1899-12-30T09:50:10.28543855064" calcext:value-type="date">
            <text:p>12/30/99 09:50 AM</text:p>
          </table:table-cell>
          <table:table-cell table:formula="of:=MOD([.E546]-[.$E$2];[.$H$2])+1+[.$E$2]" office:value-type="float" office:value="225" calcext:value-type="float">
            <text:p>225</text:p>
          </table:table-cell>
          <table:table-cell table:formula="of:=MOD([.F546]+1/[.$H$2];5)" office:value-type="float" office:value="4.06666666666665" calcext:value-type="float">
            <text:p>4,06666666666665</text:p>
          </table:table-cell>
          <table:table-cell table:formula="of:=IF([.F547]=0;[.G546]+2+1/[.$H$2];[.G546]+1/[.$H$2])" office:value-type="float" office:value="9.0666666666667" calcext:value-type="float">
            <text:p>9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8]))" office:value-type="date" office:date-value="2019-10-16T08:55:02.412348" calcext:value-type="date">
            <text:p>2019-10-16 08:55:02</text:p>
          </table:table-cell>
          <table:table-cell table:style-name="ce7" table:formula="of:=[.A548]" office:value-type="date" office:date-value="2019-10-16T08:55:02.412348" calcext:value-type="date">
            <text:p>2019-10-16 08:55:02</text:p>
          </table:table-cell>
          <table:table-cell table:formula="of:=TRUNC([.A548])" office:value-type="float" office:value="43754" calcext:value-type="float">
            <text:p>43754</text:p>
          </table:table-cell>
          <table:table-cell table:style-name="ce12" table:formula="of:=[.B548]-[.C548]" office:value-type="date" office:date-value="1899-12-30T08:55:02.41234763525" calcext:value-type="date">
            <text:p>12/30/99 08:55 AM</text:p>
          </table:table-cell>
          <table:table-cell table:formula="of:=MOD([.E547]-[.$E$2];[.$H$2])+1+[.$E$2]" office:value-type="float" office:value="226" calcext:value-type="float">
            <text:p>226</text:p>
          </table:table-cell>
          <table:table-cell table:formula="of:=MOD([.F547]+1/[.$H$2];5)" office:value-type="float" office:value="4.08333333333331" calcext:value-type="float">
            <text:p>4,08333333333331</text:p>
          </table:table-cell>
          <table:table-cell table:formula="of:=IF([.F548]=0;[.G547]+2+1/[.$H$2];[.G547]+1/[.$H$2])" office:value-type="float" office:value="9.08333333333336" calcext:value-type="float">
            <text:p>9,0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9]))" office:value-type="date" office:date-value="2019-10-16T09:38:37.363681" calcext:value-type="date">
            <text:p>2019-10-16 09:38:37</text:p>
          </table:table-cell>
          <table:table-cell table:style-name="ce7" table:formula="of:=[.A549]" office:value-type="date" office:date-value="2019-10-16T09:38:37.363681" calcext:value-type="date">
            <text:p>2019-10-16 09:38:37</text:p>
          </table:table-cell>
          <table:table-cell table:formula="of:=TRUNC([.A549])" office:value-type="float" office:value="43754" calcext:value-type="float">
            <text:p>43754</text:p>
          </table:table-cell>
          <table:table-cell table:style-name="ce12" table:formula="of:=[.B549]-[.C549]" office:value-type="date" office:date-value="1899-12-30T09:38:37.36368087586" calcext:value-type="date">
            <text:p>12/30/99 09:38 AM</text:p>
          </table:table-cell>
          <table:table-cell table:formula="of:=MOD([.E548]-[.$E$2];[.$H$2])+1+[.$E$2]" office:value-type="float" office:value="227" calcext:value-type="float">
            <text:p>227</text:p>
          </table:table-cell>
          <table:table-cell table:formula="of:=MOD([.F548]+1/[.$H$2];5)" office:value-type="float" office:value="4.09999999999998" calcext:value-type="float">
            <text:p>4,09999999999998</text:p>
          </table:table-cell>
          <table:table-cell table:formula="of:=IF([.F549]=0;[.G548]+2+1/[.$H$2];[.G548]+1/[.$H$2])" office:value-type="float" office:value="9.10000000000003" calcext:value-type="float">
            <text:p>9,1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0]))" office:value-type="date" office:date-value="2019-10-16T09:14:07.765342" calcext:value-type="date">
            <text:p>2019-10-16 09:14:08</text:p>
          </table:table-cell>
          <table:table-cell table:style-name="ce7" table:formula="of:=[.A550]" office:value-type="date" office:date-value="2019-10-16T09:14:07.765342" calcext:value-type="date">
            <text:p>2019-10-16 09:14:08</text:p>
          </table:table-cell>
          <table:table-cell table:formula="of:=TRUNC([.A550])" office:value-type="float" office:value="43754" calcext:value-type="float">
            <text:p>43754</text:p>
          </table:table-cell>
          <table:table-cell table:style-name="ce12" table:formula="of:=[.B550]-[.C550]" office:value-type="date" office:date-value="1899-12-30T09:14:07.76534170378" calcext:value-type="date">
            <text:p>12/30/99 09:14 AM</text:p>
          </table:table-cell>
          <table:table-cell table:formula="of:=MOD([.E549]-[.$E$2];[.$H$2])+1+[.$E$2]" office:value-type="float" office:value="228" calcext:value-type="float">
            <text:p>228</text:p>
          </table:table-cell>
          <table:table-cell table:formula="of:=MOD([.F549]+1/[.$H$2];5)" office:value-type="float" office:value="4.11666666666665" calcext:value-type="float">
            <text:p>4,11666666666665</text:p>
          </table:table-cell>
          <table:table-cell table:formula="of:=IF([.F550]=0;[.G549]+2+1/[.$H$2];[.G549]+1/[.$H$2])" office:value-type="float" office:value="9.1166666666667" calcext:value-type="float">
            <text:p>9,1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1]))" office:value-type="date" office:date-value="2019-10-16T09:31:41.871766" calcext:value-type="date">
            <text:p>2019-10-16 09:31:42</text:p>
          </table:table-cell>
          <table:table-cell table:style-name="ce7" table:formula="of:=[.A551]" office:value-type="date" office:date-value="2019-10-16T09:31:41.871766" calcext:value-type="date">
            <text:p>2019-10-16 09:31:42</text:p>
          </table:table-cell>
          <table:table-cell table:formula="of:=TRUNC([.A551])" office:value-type="float" office:value="43754" calcext:value-type="float">
            <text:p>43754</text:p>
          </table:table-cell>
          <table:table-cell table:style-name="ce12" table:formula="of:=[.B551]-[.C551]" office:value-type="date" office:date-value="1899-12-30T09:31:41.87176584732" calcext:value-type="date">
            <text:p>12/30/99 09:31 AM</text:p>
          </table:table-cell>
          <table:table-cell table:formula="of:=MOD([.E550]-[.$E$2];[.$H$2])+1+[.$E$2]" office:value-type="float" office:value="229" calcext:value-type="float">
            <text:p>229</text:p>
          </table:table-cell>
          <table:table-cell table:formula="of:=MOD([.F550]+1/[.$H$2];5)" office:value-type="float" office:value="4.13333333333331" calcext:value-type="float">
            <text:p>4,13333333333331</text:p>
          </table:table-cell>
          <table:table-cell table:formula="of:=IF([.F551]=0;[.G550]+2+1/[.$H$2];[.G550]+1/[.$H$2])" office:value-type="float" office:value="9.13333333333337" calcext:value-type="float">
            <text:p>9,1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2]))" office:value-type="date" office:date-value="2019-10-16T09:32:51.141186" calcext:value-type="date">
            <text:p>2019-10-16 09:32:51</text:p>
          </table:table-cell>
          <table:table-cell table:style-name="ce7" table:formula="of:=[.A552]" office:value-type="date" office:date-value="2019-10-16T09:32:51.141186" calcext:value-type="date">
            <text:p>2019-10-16 09:32:51</text:p>
          </table:table-cell>
          <table:table-cell table:formula="of:=TRUNC([.A552])" office:value-type="float" office:value="43754" calcext:value-type="float">
            <text:p>43754</text:p>
          </table:table-cell>
          <table:table-cell table:style-name="ce12" table:formula="of:=[.B552]-[.C552]" office:value-type="date" office:date-value="1899-12-30T09:32:51.14118556492" calcext:value-type="date">
            <text:p>12/30/99 09:32 AM</text:p>
          </table:table-cell>
          <table:table-cell table:formula="of:=MOD([.E551]-[.$E$2];[.$H$2])+1+[.$E$2]" office:value-type="float" office:value="230" calcext:value-type="float">
            <text:p>230</text:p>
          </table:table-cell>
          <table:table-cell table:formula="of:=MOD([.F551]+1/[.$H$2];5)" office:value-type="float" office:value="4.14999999999998" calcext:value-type="float">
            <text:p>4,14999999999998</text:p>
          </table:table-cell>
          <table:table-cell table:formula="of:=IF([.F552]=0;[.G551]+2+1/[.$H$2];[.G551]+1/[.$H$2])" office:value-type="float" office:value="9.15000000000003" calcext:value-type="float">
            <text:p>9,1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3]))" office:value-type="date" office:date-value="2019-10-16T09:16:22.735307" calcext:value-type="date">
            <text:p>2019-10-16 09:16:23</text:p>
          </table:table-cell>
          <table:table-cell table:style-name="ce7" table:formula="of:=[.A553]" office:value-type="date" office:date-value="2019-10-16T09:16:22.735307" calcext:value-type="date">
            <text:p>2019-10-16 09:16:23</text:p>
          </table:table-cell>
          <table:table-cell table:formula="of:=TRUNC([.A553])" office:value-type="float" office:value="43754" calcext:value-type="float">
            <text:p>43754</text:p>
          </table:table-cell>
          <table:table-cell table:style-name="ce12" table:formula="of:=[.B553]-[.C553]" office:value-type="date" office:date-value="1899-12-30T09:16:22.73530653678" calcext:value-type="date">
            <text:p>12/30/99 09:16 AM</text:p>
          </table:table-cell>
          <table:table-cell table:formula="of:=MOD([.E552]-[.$E$2];[.$H$2])+1+[.$E$2]" office:value-type="float" office:value="231" calcext:value-type="float">
            <text:p>231</text:p>
          </table:table-cell>
          <table:table-cell table:formula="of:=MOD([.F552]+1/[.$H$2];5)" office:value-type="float" office:value="4.16666666666665" calcext:value-type="float">
            <text:p>4,16666666666665</text:p>
          </table:table-cell>
          <table:table-cell table:formula="of:=IF([.F553]=0;[.G552]+2+1/[.$H$2];[.G552]+1/[.$H$2])" office:value-type="float" office:value="9.1666666666667" calcext:value-type="float">
            <text:p>9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4]))" office:value-type="date" office:date-value="2019-10-16T09:27:56.252636" calcext:value-type="date">
            <text:p>2019-10-16 09:27:56</text:p>
          </table:table-cell>
          <table:table-cell table:style-name="ce7" table:formula="of:=[.A554]" office:value-type="date" office:date-value="2019-10-16T09:27:56.252636" calcext:value-type="date">
            <text:p>2019-10-16 09:27:56</text:p>
          </table:table-cell>
          <table:table-cell table:formula="of:=TRUNC([.A554])" office:value-type="float" office:value="43754" calcext:value-type="float">
            <text:p>43754</text:p>
          </table:table-cell>
          <table:table-cell table:style-name="ce12" table:formula="of:=[.B554]-[.C554]" office:value-type="date" office:date-value="1899-12-30T09:27:56.25263594091" calcext:value-type="date">
            <text:p>12/30/99 09:27 AM</text:p>
          </table:table-cell>
          <table:table-cell table:formula="of:=MOD([.E553]-[.$E$2];[.$H$2])+1+[.$E$2]" office:value-type="float" office:value="232" calcext:value-type="float">
            <text:p>232</text:p>
          </table:table-cell>
          <table:table-cell table:formula="of:=MOD([.F553]+1/[.$H$2];5)" office:value-type="float" office:value="4.18333333333331" calcext:value-type="float">
            <text:p>4,18333333333331</text:p>
          </table:table-cell>
          <table:table-cell table:formula="of:=IF([.F554]=0;[.G553]+2+1/[.$H$2];[.G553]+1/[.$H$2])" office:value-type="float" office:value="9.18333333333337" calcext:value-type="float">
            <text:p>9,1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5]))" office:value-type="date" office:date-value="2019-10-16T09:33:43.394684" calcext:value-type="date">
            <text:p>2019-10-16 09:33:43</text:p>
          </table:table-cell>
          <table:table-cell table:style-name="ce7" table:formula="of:=[.A555]" office:value-type="date" office:date-value="2019-10-16T09:33:43.394684" calcext:value-type="date">
            <text:p>2019-10-16 09:33:43</text:p>
          </table:table-cell>
          <table:table-cell table:formula="of:=TRUNC([.A555])" office:value-type="float" office:value="43754" calcext:value-type="float">
            <text:p>43754</text:p>
          </table:table-cell>
          <table:table-cell table:style-name="ce12" table:formula="of:=[.B555]-[.C555]" office:value-type="date" office:date-value="1899-12-30T09:33:43.39468407445" calcext:value-type="date">
            <text:p>12/30/99 09:33 AM</text:p>
          </table:table-cell>
          <table:table-cell table:formula="of:=MOD([.E554]-[.$E$2];[.$H$2])+1+[.$E$2]" office:value-type="float" office:value="233" calcext:value-type="float">
            <text:p>233</text:p>
          </table:table-cell>
          <table:table-cell table:formula="of:=MOD([.F554]+1/[.$H$2];5)" office:value-type="float" office:value="4.19999999999998" calcext:value-type="float">
            <text:p>4,19999999999998</text:p>
          </table:table-cell>
          <table:table-cell table:formula="of:=IF([.F555]=0;[.G554]+2+1/[.$H$2];[.G554]+1/[.$H$2])" office:value-type="float" office:value="9.20000000000004" calcext:value-type="float">
            <text:p>9,2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6]))" office:value-type="date" office:date-value="2019-10-16T09:28:58.946798" calcext:value-type="date">
            <text:p>2019-10-16 09:28:59</text:p>
          </table:table-cell>
          <table:table-cell table:style-name="ce7" table:formula="of:=[.A556]" office:value-type="date" office:date-value="2019-10-16T09:28:58.946798" calcext:value-type="date">
            <text:p>2019-10-16 09:28:59</text:p>
          </table:table-cell>
          <table:table-cell table:formula="of:=TRUNC([.A556])" office:value-type="float" office:value="43754" calcext:value-type="float">
            <text:p>43754</text:p>
          </table:table-cell>
          <table:table-cell table:style-name="ce12" table:formula="of:=[.B556]-[.C556]" office:value-type="date" office:date-value="1899-12-30T09:28:58.9467977453" calcext:value-type="date">
            <text:p>12/30/99 09:28 AM</text:p>
          </table:table-cell>
          <table:table-cell table:formula="of:=MOD([.E555]-[.$E$2];[.$H$2])+1+[.$E$2]" office:value-type="float" office:value="234" calcext:value-type="float">
            <text:p>234</text:p>
          </table:table-cell>
          <table:table-cell table:formula="of:=MOD([.F555]+1/[.$H$2];5)" office:value-type="float" office:value="4.21666666666664" calcext:value-type="float">
            <text:p>4,21666666666664</text:p>
          </table:table-cell>
          <table:table-cell table:formula="of:=IF([.F556]=0;[.G555]+2+1/[.$H$2];[.G555]+1/[.$H$2])" office:value-type="float" office:value="9.2166666666667" calcext:value-type="float">
            <text:p>9,2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7]))" office:value-type="date" office:date-value="2019-10-16T09:32:06.20538" calcext:value-type="date">
            <text:p>2019-10-16 09:32:06</text:p>
          </table:table-cell>
          <table:table-cell table:style-name="ce7" table:formula="of:=[.A557]" office:value-type="date" office:date-value="2019-10-16T09:32:06.20538" calcext:value-type="date">
            <text:p>2019-10-16 09:32:06</text:p>
          </table:table-cell>
          <table:table-cell table:formula="of:=TRUNC([.A557])" office:value-type="float" office:value="43754" calcext:value-type="float">
            <text:p>43754</text:p>
          </table:table-cell>
          <table:table-cell table:style-name="ce12" table:formula="of:=[.B557]-[.C557]" office:value-type="date" office:date-value="1899-12-30T09:32:06.20537958574" calcext:value-type="date">
            <text:p>12/30/99 09:32 AM</text:p>
          </table:table-cell>
          <table:table-cell table:formula="of:=MOD([.E556]-[.$E$2];[.$H$2])+1+[.$E$2]" office:value-type="float" office:value="235" calcext:value-type="float">
            <text:p>235</text:p>
          </table:table-cell>
          <table:table-cell table:formula="of:=MOD([.F556]+1/[.$H$2];5)" office:value-type="float" office:value="4.23333333333331" calcext:value-type="float">
            <text:p>4,23333333333331</text:p>
          </table:table-cell>
          <table:table-cell table:formula="of:=IF([.F557]=0;[.G556]+2+1/[.$H$2];[.G556]+1/[.$H$2])" office:value-type="float" office:value="9.23333333333337" calcext:value-type="float">
            <text:p>9,2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8]))" office:value-type="date" office:date-value="2019-10-16T09:25:45.835392" calcext:value-type="date">
            <text:p>2019-10-16 09:25:46</text:p>
          </table:table-cell>
          <table:table-cell table:style-name="ce7" table:formula="of:=[.A558]" office:value-type="date" office:date-value="2019-10-16T09:25:45.835392" calcext:value-type="date">
            <text:p>2019-10-16 09:25:46</text:p>
          </table:table-cell>
          <table:table-cell table:formula="of:=TRUNC([.A558])" office:value-type="float" office:value="43754" calcext:value-type="float">
            <text:p>43754</text:p>
          </table:table-cell>
          <table:table-cell table:style-name="ce12" table:formula="of:=[.B558]-[.C558]" office:value-type="date" office:date-value="1899-12-30T09:25:45.83539234009" calcext:value-type="date">
            <text:p>12/30/99 09:25 AM</text:p>
          </table:table-cell>
          <table:table-cell table:formula="of:=MOD([.E557]-[.$E$2];[.$H$2])+1+[.$E$2]" office:value-type="float" office:value="236" calcext:value-type="float">
            <text:p>236</text:p>
          </table:table-cell>
          <table:table-cell table:formula="of:=MOD([.F557]+1/[.$H$2];5)" office:value-type="float" office:value="4.24999999999998" calcext:value-type="float">
            <text:p>4,24999999999998</text:p>
          </table:table-cell>
          <table:table-cell table:formula="of:=IF([.F558]=0;[.G557]+2+1/[.$H$2];[.G557]+1/[.$H$2])" office:value-type="float" office:value="9.25000000000004" calcext:value-type="float">
            <text:p>9,25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9]))" office:value-type="date" office:date-value="2019-10-16T09:27:16.002663" calcext:value-type="date">
            <text:p>2019-10-16 09:27:16</text:p>
          </table:table-cell>
          <table:table-cell table:style-name="ce7" table:formula="of:=[.A559]" office:value-type="date" office:date-value="2019-10-16T09:27:16.002663" calcext:value-type="date">
            <text:p>2019-10-16 09:27:16</text:p>
          </table:table-cell>
          <table:table-cell table:formula="of:=TRUNC([.A559])" office:value-type="float" office:value="43754" calcext:value-type="float">
            <text:p>43754</text:p>
          </table:table-cell>
          <table:table-cell table:style-name="ce12" table:formula="of:=[.B559]-[.C559]" office:value-type="date" office:date-value="1899-12-30T09:27:16.00266315043" calcext:value-type="date">
            <text:p>12/30/99 09:27 AM</text:p>
          </table:table-cell>
          <table:table-cell table:formula="of:=MOD([.E558]-[.$E$2];[.$H$2])+1+[.$E$2]" office:value-type="float" office:value="237" calcext:value-type="float">
            <text:p>237</text:p>
          </table:table-cell>
          <table:table-cell table:formula="of:=MOD([.F558]+1/[.$H$2];5)" office:value-type="float" office:value="4.26666666666664" calcext:value-type="float">
            <text:p>4,26666666666664</text:p>
          </table:table-cell>
          <table:table-cell table:formula="of:=IF([.F559]=0;[.G558]+2+1/[.$H$2];[.G558]+1/[.$H$2])" office:value-type="float" office:value="9.26666666666671" calcext:value-type="float">
            <text:p>9,26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0]))" office:value-type="date" office:date-value="2019-10-16T09:08:03.360477" calcext:value-type="date">
            <text:p>2019-10-16 09:08:03</text:p>
          </table:table-cell>
          <table:table-cell table:style-name="ce7" table:formula="of:=[.A560]" office:value-type="date" office:date-value="2019-10-16T09:08:03.360477" calcext:value-type="date">
            <text:p>2019-10-16 09:08:03</text:p>
          </table:table-cell>
          <table:table-cell table:formula="of:=TRUNC([.A560])" office:value-type="float" office:value="43754" calcext:value-type="float">
            <text:p>43754</text:p>
          </table:table-cell>
          <table:table-cell table:style-name="ce12" table:formula="of:=[.B560]-[.C560]" office:value-type="date" office:date-value="1899-12-30T09:08:03.36047669873" calcext:value-type="date">
            <text:p>12/30/99 09:08 AM</text:p>
          </table:table-cell>
          <table:table-cell table:formula="of:=MOD([.E559]-[.$E$2];[.$H$2])+1+[.$E$2]" office:value-type="float" office:value="238" calcext:value-type="float">
            <text:p>238</text:p>
          </table:table-cell>
          <table:table-cell table:formula="of:=MOD([.F559]+1/[.$H$2];5)" office:value-type="float" office:value="4.28333333333331" calcext:value-type="float">
            <text:p>4,28333333333331</text:p>
          </table:table-cell>
          <table:table-cell table:formula="of:=IF([.F560]=0;[.G559]+2+1/[.$H$2];[.G559]+1/[.$H$2])" office:value-type="float" office:value="9.28333333333337" calcext:value-type="float">
            <text:p>9,2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1]))" office:value-type="date" office:date-value="2019-10-16T09:22:35.385008" calcext:value-type="date">
            <text:p>2019-10-16 09:22:35</text:p>
          </table:table-cell>
          <table:table-cell table:style-name="ce7" table:formula="of:=[.A561]" office:value-type="date" office:date-value="2019-10-16T09:22:35.385008" calcext:value-type="date">
            <text:p>2019-10-16 09:22:35</text:p>
          </table:table-cell>
          <table:table-cell table:formula="of:=TRUNC([.A561])" office:value-type="float" office:value="43754" calcext:value-type="float">
            <text:p>43754</text:p>
          </table:table-cell>
          <table:table-cell table:style-name="ce12" table:formula="of:=[.B561]-[.C561]" office:value-type="date" office:date-value="1899-12-30T09:22:35.38500775583" calcext:value-type="date">
            <text:p>12/30/99 09:22 AM</text:p>
          </table:table-cell>
          <table:table-cell table:formula="of:=MOD([.E560]-[.$E$2];[.$H$2])+1+[.$E$2]" office:value-type="float" office:value="239" calcext:value-type="float">
            <text:p>239</text:p>
          </table:table-cell>
          <table:table-cell table:formula="of:=MOD([.F560]+1/[.$H$2];5)" office:value-type="float" office:value="4.29999999999998" calcext:value-type="float">
            <text:p>4,29999999999998</text:p>
          </table:table-cell>
          <table:table-cell table:formula="of:=IF([.F561]=0;[.G560]+2+1/[.$H$2];[.G560]+1/[.$H$2])" office:value-type="float" office:value="9.30000000000004" calcext:value-type="float">
            <text:p>9,3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2]))" office:value-type="date" office:date-value="2019-10-16T09:27:05.915834" calcext:value-type="date">
            <text:p>2019-10-16 09:27:06</text:p>
          </table:table-cell>
          <table:table-cell table:style-name="ce7" table:formula="of:=[.A562]" office:value-type="date" office:date-value="2019-10-16T09:27:05.915834" calcext:value-type="date">
            <text:p>2019-10-16 09:27:06</text:p>
          </table:table-cell>
          <table:table-cell table:formula="of:=TRUNC([.A562])" office:value-type="float" office:value="43754" calcext:value-type="float">
            <text:p>43754</text:p>
          </table:table-cell>
          <table:table-cell table:style-name="ce12" table:formula="of:=[.B562]-[.C562]" office:value-type="date" office:date-value="1899-12-30T09:27:05.91583393514" calcext:value-type="date">
            <text:p>12/30/99 09:27 AM</text:p>
          </table:table-cell>
          <table:table-cell table:formula="of:=MOD([.E561]-[.$E$2];[.$H$2])+1+[.$E$2]" office:value-type="float" office:value="240" calcext:value-type="float">
            <text:p>240</text:p>
          </table:table-cell>
          <table:table-cell table:formula="of:=MOD([.F561]+1/[.$H$2];5)" office:value-type="float" office:value="4.31666666666664" calcext:value-type="float">
            <text:p>4,31666666666664</text:p>
          </table:table-cell>
          <table:table-cell table:formula="of:=IF([.F562]=0;[.G561]+2+1/[.$H$2];[.G561]+1/[.$H$2])" office:value-type="float" office:value="9.31666666666671" calcext:value-type="float">
            <text:p>9,31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3]))" office:value-type="date" office:date-value="2019-10-16T09:27:21.920354" calcext:value-type="date">
            <text:p>2019-10-16 09:27:22</text:p>
          </table:table-cell>
          <table:table-cell table:style-name="ce7" table:formula="of:=[.A563]" office:value-type="date" office:date-value="2019-10-16T09:27:21.920354" calcext:value-type="date">
            <text:p>2019-10-16 09:27:22</text:p>
          </table:table-cell>
          <table:table-cell table:formula="of:=TRUNC([.A563])" office:value-type="float" office:value="43754" calcext:value-type="float">
            <text:p>43754</text:p>
          </table:table-cell>
          <table:table-cell table:style-name="ce12" table:formula="of:=[.B563]-[.C563]" office:value-type="date" office:date-value="1899-12-30T09:27:21.9203544734" calcext:value-type="date">
            <text:p>12/30/99 09:27 AM</text:p>
          </table:table-cell>
          <table:table-cell table:formula="of:=MOD([.E562]-[.$E$2];[.$H$2])+1+[.$E$2]" office:value-type="float" office:value="241" calcext:value-type="float">
            <text:p>241</text:p>
          </table:table-cell>
          <table:table-cell table:formula="of:=MOD([.F562]+1/[.$H$2];5)" office:value-type="float" office:value="4.33333333333331" calcext:value-type="float">
            <text:p>4,33333333333331</text:p>
          </table:table-cell>
          <table:table-cell table:formula="of:=IF([.F563]=0;[.G562]+2+1/[.$H$2];[.G562]+1/[.$H$2])" office:value-type="float" office:value="9.33333333333338" calcext:value-type="float">
            <text:p>9,33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4]))" office:value-type="date" office:date-value="2019-10-16T09:36:30.234255" calcext:value-type="date">
            <text:p>2019-10-16 09:36:30</text:p>
          </table:table-cell>
          <table:table-cell table:style-name="ce7" table:formula="of:=[.A564]" office:value-type="date" office:date-value="2019-10-16T09:36:30.234255" calcext:value-type="date">
            <text:p>2019-10-16 09:36:30</text:p>
          </table:table-cell>
          <table:table-cell table:formula="of:=TRUNC([.A564])" office:value-type="float" office:value="43754" calcext:value-type="float">
            <text:p>43754</text:p>
          </table:table-cell>
          <table:table-cell table:style-name="ce12" table:formula="of:=[.B564]-[.C564]" office:value-type="date" office:date-value="1899-12-30T09:36:30.23425451014" calcext:value-type="date">
            <text:p>12/30/99 09:36 AM</text:p>
          </table:table-cell>
          <table:table-cell table:formula="of:=MOD([.E563]-[.$E$2];[.$H$2])+1+[.$E$2]" office:value-type="float" office:value="242" calcext:value-type="float">
            <text:p>242</text:p>
          </table:table-cell>
          <table:table-cell table:formula="of:=MOD([.F563]+1/[.$H$2];5)" office:value-type="float" office:value="4.34999999999998" calcext:value-type="float">
            <text:p>4,34999999999998</text:p>
          </table:table-cell>
          <table:table-cell table:formula="of:=IF([.F564]=0;[.G563]+2+1/[.$H$2];[.G563]+1/[.$H$2])" office:value-type="float" office:value="9.35000000000004" calcext:value-type="float">
            <text:p>9,35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5]))" office:value-type="date" office:date-value="2019-10-16T09:26:53.931449" calcext:value-type="date">
            <text:p>2019-10-16 09:26:54</text:p>
          </table:table-cell>
          <table:table-cell table:style-name="ce7" table:formula="of:=[.A565]" office:value-type="date" office:date-value="2019-10-16T09:26:53.931449" calcext:value-type="date">
            <text:p>2019-10-16 09:26:54</text:p>
          </table:table-cell>
          <table:table-cell table:formula="of:=TRUNC([.A565])" office:value-type="float" office:value="43754" calcext:value-type="float">
            <text:p>43754</text:p>
          </table:table-cell>
          <table:table-cell table:style-name="ce12" table:formula="of:=[.B565]-[.C565]" office:value-type="date" office:date-value="1899-12-30T09:26:53.93144913018" calcext:value-type="date">
            <text:p>12/30/99 09:26 AM</text:p>
          </table:table-cell>
          <table:table-cell table:formula="of:=MOD([.E564]-[.$E$2];[.$H$2])+1+[.$E$2]" office:value-type="float" office:value="243" calcext:value-type="float">
            <text:p>243</text:p>
          </table:table-cell>
          <table:table-cell table:formula="of:=MOD([.F564]+1/[.$H$2];5)" office:value-type="float" office:value="4.36666666666664" calcext:value-type="float">
            <text:p>4,36666666666664</text:p>
          </table:table-cell>
          <table:table-cell table:formula="of:=IF([.F565]=0;[.G564]+2+1/[.$H$2];[.G564]+1/[.$H$2])" office:value-type="float" office:value="9.36666666666671" calcext:value-type="float">
            <text:p>9,36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6]))" office:value-type="date" office:date-value="2019-10-16T09:56:33.310373" calcext:value-type="date">
            <text:p>2019-10-16 09:56:33</text:p>
          </table:table-cell>
          <table:table-cell table:style-name="ce7" table:formula="of:=[.A566]" office:value-type="date" office:date-value="2019-10-16T09:56:33.310373" calcext:value-type="date">
            <text:p>2019-10-16 09:56:33</text:p>
          </table:table-cell>
          <table:table-cell table:formula="of:=TRUNC([.A566])" office:value-type="float" office:value="43754" calcext:value-type="float">
            <text:p>43754</text:p>
          </table:table-cell>
          <table:table-cell table:style-name="ce12" table:formula="of:=[.B566]-[.C566]" office:value-type="date" office:date-value="1899-12-30T09:56:33.31037329976" calcext:value-type="date">
            <text:p>12/30/99 09:56 AM</text:p>
          </table:table-cell>
          <table:table-cell table:formula="of:=MOD([.E565]-[.$E$2];[.$H$2])+1+[.$E$2]" office:value-type="float" office:value="244" calcext:value-type="float">
            <text:p>244</text:p>
          </table:table-cell>
          <table:table-cell table:formula="of:=MOD([.F565]+1/[.$H$2];5)" office:value-type="float" office:value="4.38333333333331" calcext:value-type="float">
            <text:p>4,38333333333331</text:p>
          </table:table-cell>
          <table:table-cell table:formula="of:=IF([.F566]=0;[.G565]+2+1/[.$H$2];[.G565]+1/[.$H$2])" office:value-type="float" office:value="9.38333333333338" calcext:value-type="float">
            <text:p>9,38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7]))" office:value-type="date" office:date-value="2019-10-16T09:51:10.279079" calcext:value-type="date">
            <text:p>2019-10-16 09:51:10</text:p>
          </table:table-cell>
          <table:table-cell table:style-name="ce7" table:formula="of:=[.A567]" office:value-type="date" office:date-value="2019-10-16T09:51:10.279079" calcext:value-type="date">
            <text:p>2019-10-16 09:51:10</text:p>
          </table:table-cell>
          <table:table-cell table:formula="of:=TRUNC([.A567])" office:value-type="float" office:value="43754" calcext:value-type="float">
            <text:p>43754</text:p>
          </table:table-cell>
          <table:table-cell table:style-name="ce12" table:formula="of:=[.B567]-[.C567]" office:value-type="date" office:date-value="1899-12-30T09:51:10.27907939628" calcext:value-type="date">
            <text:p>12/30/99 09:51 AM</text:p>
          </table:table-cell>
          <table:table-cell table:formula="of:=MOD([.E566]-[.$E$2];[.$H$2])+1+[.$E$2]" office:value-type="float" office:value="245" calcext:value-type="float">
            <text:p>245</text:p>
          </table:table-cell>
          <table:table-cell table:formula="of:=MOD([.F566]+1/[.$H$2];5)" office:value-type="float" office:value="4.39999999999998" calcext:value-type="float">
            <text:p>4,39999999999998</text:p>
          </table:table-cell>
          <table:table-cell table:formula="of:=IF([.F567]=0;[.G566]+2+1/[.$H$2];[.G566]+1/[.$H$2])" office:value-type="float" office:value="9.40000000000005" calcext:value-type="float">
            <text:p>9,40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8]))" office:value-type="date" office:date-value="2019-10-16T09:36:18.441589" calcext:value-type="date">
            <text:p>2019-10-16 09:36:18</text:p>
          </table:table-cell>
          <table:table-cell table:style-name="ce7" table:formula="of:=[.A568]" office:value-type="date" office:date-value="2019-10-16T09:36:18.441589" calcext:value-type="date">
            <text:p>2019-10-16 09:36:18</text:p>
          </table:table-cell>
          <table:table-cell table:formula="of:=TRUNC([.A568])" office:value-type="float" office:value="43754" calcext:value-type="float">
            <text:p>43754</text:p>
          </table:table-cell>
          <table:table-cell table:style-name="ce12" table:formula="of:=[.B568]-[.C568]" office:value-type="date" office:date-value="1899-12-30T09:36:18.44158939552" calcext:value-type="date">
            <text:p>12/30/99 09:36 AM</text:p>
          </table:table-cell>
          <table:table-cell table:formula="of:=MOD([.E567]-[.$E$2];[.$H$2])+1+[.$E$2]" office:value-type="float" office:value="246" calcext:value-type="float">
            <text:p>246</text:p>
          </table:table-cell>
          <table:table-cell table:formula="of:=MOD([.F567]+1/[.$H$2];5)" office:value-type="float" office:value="4.41666666666664" calcext:value-type="float">
            <text:p>4,41666666666664</text:p>
          </table:table-cell>
          <table:table-cell table:formula="of:=IF([.F568]=0;[.G567]+2+1/[.$H$2];[.G567]+1/[.$H$2])" office:value-type="float" office:value="9.41666666666671" calcext:value-type="float">
            <text:p>9,41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9]))" office:value-type="date" office:date-value="2019-10-16T09:22:52.908286" calcext:value-type="date">
            <text:p>2019-10-16 09:22:53</text:p>
          </table:table-cell>
          <table:table-cell table:style-name="ce7" table:formula="of:=[.A569]" office:value-type="date" office:date-value="2019-10-16T09:22:52.908286" calcext:value-type="date">
            <text:p>2019-10-16 09:22:53</text:p>
          </table:table-cell>
          <table:table-cell table:formula="of:=TRUNC([.A569])" office:value-type="float" office:value="43754" calcext:value-type="float">
            <text:p>43754</text:p>
          </table:table-cell>
          <table:table-cell table:style-name="ce12" table:formula="of:=[.B569]-[.C569]" office:value-type="date" office:date-value="1899-12-30T09:22:52.90828577243" calcext:value-type="date">
            <text:p>12/30/99 09:22 AM</text:p>
          </table:table-cell>
          <table:table-cell table:formula="of:=MOD([.E568]-[.$E$2];[.$H$2])+1+[.$E$2]" office:value-type="float" office:value="247" calcext:value-type="float">
            <text:p>247</text:p>
          </table:table-cell>
          <table:table-cell table:formula="of:=MOD([.F568]+1/[.$H$2];5)" office:value-type="float" office:value="4.43333333333331" calcext:value-type="float">
            <text:p>4,43333333333331</text:p>
          </table:table-cell>
          <table:table-cell table:formula="of:=IF([.F569]=0;[.G568]+2+1/[.$H$2];[.G568]+1/[.$H$2])" office:value-type="float" office:value="9.43333333333338" calcext:value-type="float">
            <text:p>9,43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0]))" office:value-type="date" office:date-value="2019-10-16T09:35:47.926765" calcext:value-type="date">
            <text:p>2019-10-16 09:35:48</text:p>
          </table:table-cell>
          <table:table-cell table:style-name="ce7" table:formula="of:=[.A570]" office:value-type="date" office:date-value="2019-10-16T09:35:47.926765" calcext:value-type="date">
            <text:p>2019-10-16 09:35:48</text:p>
          </table:table-cell>
          <table:table-cell table:formula="of:=TRUNC([.A570])" office:value-type="float" office:value="43754" calcext:value-type="float">
            <text:p>43754</text:p>
          </table:table-cell>
          <table:table-cell table:style-name="ce12" table:formula="of:=[.B570]-[.C570]" office:value-type="date" office:date-value="1899-12-30T09:35:47.92676484212" calcext:value-type="date">
            <text:p>12/30/99 09:35 AM</text:p>
          </table:table-cell>
          <table:table-cell table:formula="of:=MOD([.E569]-[.$E$2];[.$H$2])+1+[.$E$2]" office:value-type="float" office:value="248" calcext:value-type="float">
            <text:p>248</text:p>
          </table:table-cell>
          <table:table-cell table:formula="of:=MOD([.F569]+1/[.$H$2];5)" office:value-type="float" office:value="4.44999999999998" calcext:value-type="float">
            <text:p>4,44999999999998</text:p>
          </table:table-cell>
          <table:table-cell table:formula="of:=IF([.F570]=0;[.G569]+2+1/[.$H$2];[.G569]+1/[.$H$2])" office:value-type="float" office:value="9.45000000000005" calcext:value-type="float">
            <text:p>9,45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1]))" office:value-type="date" office:date-value="2019-10-16T09:22:53.934349" calcext:value-type="date">
            <text:p>2019-10-16 09:22:54</text:p>
          </table:table-cell>
          <table:table-cell table:style-name="ce7" table:formula="of:=[.A571]" office:value-type="date" office:date-value="2019-10-16T09:22:53.934349" calcext:value-type="date">
            <text:p>2019-10-16 09:22:54</text:p>
          </table:table-cell>
          <table:table-cell table:formula="of:=TRUNC([.A571])" office:value-type="float" office:value="43754" calcext:value-type="float">
            <text:p>43754</text:p>
          </table:table-cell>
          <table:table-cell table:style-name="ce12" table:formula="of:=[.B571]-[.C571]" office:value-type="date" office:date-value="1899-12-30T09:22:53.93434890546" calcext:value-type="date">
            <text:p>12/30/99 09:22 AM</text:p>
          </table:table-cell>
          <table:table-cell table:formula="of:=MOD([.E570]-[.$E$2];[.$H$2])+1+[.$E$2]" office:value-type="float" office:value="249" calcext:value-type="float">
            <text:p>249</text:p>
          </table:table-cell>
          <table:table-cell table:formula="of:=MOD([.F570]+1/[.$H$2];5)" office:value-type="float" office:value="4.46666666666664" calcext:value-type="float">
            <text:p>4,46666666666664</text:p>
          </table:table-cell>
          <table:table-cell table:formula="of:=IF([.F571]=0;[.G570]+2+1/[.$H$2];[.G570]+1/[.$H$2])" office:value-type="float" office:value="9.46666666666672" calcext:value-type="float">
            <text:p>9,46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2]))" office:value-type="date" office:date-value="2019-10-16T09:44:48.414933" calcext:value-type="date">
            <text:p>2019-10-16 09:44:48</text:p>
          </table:table-cell>
          <table:table-cell table:style-name="ce7" table:formula="of:=[.A572]" office:value-type="date" office:date-value="2019-10-16T09:44:48.414933" calcext:value-type="date">
            <text:p>2019-10-16 09:44:48</text:p>
          </table:table-cell>
          <table:table-cell table:formula="of:=TRUNC([.A572])" office:value-type="float" office:value="43754" calcext:value-type="float">
            <text:p>43754</text:p>
          </table:table-cell>
          <table:table-cell table:style-name="ce12" table:formula="of:=[.B572]-[.C572]" office:value-type="date" office:date-value="1899-12-30T09:44:48.41493283398" calcext:value-type="date">
            <text:p>12/30/99 09:44 AM</text:p>
          </table:table-cell>
          <table:table-cell table:formula="of:=MOD([.E571]-[.$E$2];[.$H$2])+1+[.$E$2]" office:value-type="float" office:value="250" calcext:value-type="float">
            <text:p>250</text:p>
          </table:table-cell>
          <table:table-cell table:formula="of:=MOD([.F571]+1/[.$H$2];5)" office:value-type="float" office:value="4.48333333333331" calcext:value-type="float">
            <text:p>4,48333333333331</text:p>
          </table:table-cell>
          <table:table-cell table:formula="of:=IF([.F572]=0;[.G571]+2+1/[.$H$2];[.G571]+1/[.$H$2])" office:value-type="float" office:value="9.48333333333338" calcext:value-type="float">
            <text:p>9,48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3]))" office:value-type="date" office:date-value="2019-10-16T09:25:51.838846" calcext:value-type="date">
            <text:p>2019-10-16 09:25:52</text:p>
          </table:table-cell>
          <table:table-cell table:style-name="ce7" table:formula="of:=[.A573]" office:value-type="date" office:date-value="2019-10-16T09:25:51.838846" calcext:value-type="date">
            <text:p>2019-10-16 09:25:52</text:p>
          </table:table-cell>
          <table:table-cell table:formula="of:=TRUNC([.A573])" office:value-type="float" office:value="43754" calcext:value-type="float">
            <text:p>43754</text:p>
          </table:table-cell>
          <table:table-cell table:style-name="ce12" table:formula="of:=[.B573]-[.C573]" office:value-type="date" office:date-value="1899-12-30T09:25:51.83884561993" calcext:value-type="date">
            <text:p>12/30/99 09:25 AM</text:p>
          </table:table-cell>
          <table:table-cell table:formula="of:=MOD([.E572]-[.$E$2];[.$H$2])+1+[.$E$2]" office:value-type="float" office:value="251" calcext:value-type="float">
            <text:p>251</text:p>
          </table:table-cell>
          <table:table-cell table:formula="of:=MOD([.F572]+1/[.$H$2];5)" office:value-type="float" office:value="4.49999999999998" calcext:value-type="float">
            <text:p>4,49999999999998</text:p>
          </table:table-cell>
          <table:table-cell table:formula="of:=IF([.F573]=0;[.G572]+2+1/[.$H$2];[.G572]+1/[.$H$2])" office:value-type="float" office:value="9.50000000000005" calcext:value-type="float">
            <text:p>9,50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4]))" office:value-type="date" office:date-value="2019-10-16T09:45:29.449605" calcext:value-type="date">
            <text:p>2019-10-16 09:45:29</text:p>
          </table:table-cell>
          <table:table-cell table:style-name="ce7" table:formula="of:=[.A574]" office:value-type="date" office:date-value="2019-10-16T09:45:29.449605" calcext:value-type="date">
            <text:p>2019-10-16 09:45:29</text:p>
          </table:table-cell>
          <table:table-cell table:formula="of:=TRUNC([.A574])" office:value-type="float" office:value="43754" calcext:value-type="float">
            <text:p>43754</text:p>
          </table:table-cell>
          <table:table-cell table:style-name="ce12" table:formula="of:=[.B574]-[.C574]" office:value-type="date" office:date-value="1899-12-30T09:45:29.44960515015" calcext:value-type="date">
            <text:p>12/30/99 09:45 AM</text:p>
          </table:table-cell>
          <table:table-cell table:formula="of:=MOD([.E573]-[.$E$2];[.$H$2])+1+[.$E$2]" office:value-type="float" office:value="252" calcext:value-type="float">
            <text:p>252</text:p>
          </table:table-cell>
          <table:table-cell table:formula="of:=MOD([.F573]+1/[.$H$2];5)" office:value-type="float" office:value="4.51666666666664" calcext:value-type="float">
            <text:p>4,51666666666664</text:p>
          </table:table-cell>
          <table:table-cell table:formula="of:=IF([.F574]=0;[.G573]+2+1/[.$H$2];[.G573]+1/[.$H$2])" office:value-type="float" office:value="9.51666666666672" calcext:value-type="float">
            <text:p>9,51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5]))" office:value-type="date" office:date-value="2019-10-16T09:32:10.00141" calcext:value-type="date">
            <text:p>2019-10-16 09:32:10</text:p>
          </table:table-cell>
          <table:table-cell table:style-name="ce7" table:formula="of:=[.A575]" office:value-type="date" office:date-value="2019-10-16T09:32:10.00141" calcext:value-type="date">
            <text:p>2019-10-16 09:32:10</text:p>
          </table:table-cell>
          <table:table-cell table:formula="of:=TRUNC([.A575])" office:value-type="float" office:value="43754" calcext:value-type="float">
            <text:p>43754</text:p>
          </table:table-cell>
          <table:table-cell table:style-name="ce12" table:formula="of:=[.B575]-[.C575]" office:value-type="date" office:date-value="1899-12-30T09:32:10.00141046941" calcext:value-type="date">
            <text:p>12/30/99 09:32 AM</text:p>
          </table:table-cell>
          <table:table-cell table:formula="of:=MOD([.E574]-[.$E$2];[.$H$2])+1+[.$E$2]" office:value-type="float" office:value="253" calcext:value-type="float">
            <text:p>253</text:p>
          </table:table-cell>
          <table:table-cell table:formula="of:=MOD([.F574]+1/[.$H$2];5)" office:value-type="float" office:value="4.53333333333331" calcext:value-type="float">
            <text:p>4,53333333333331</text:p>
          </table:table-cell>
          <table:table-cell table:formula="of:=IF([.F575]=0;[.G574]+2+1/[.$H$2];[.G574]+1/[.$H$2])" office:value-type="float" office:value="9.53333333333339" calcext:value-type="float">
            <text:p>9,5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6]))" office:value-type="date" office:date-value="2019-10-16T09:31:42.461753" calcext:value-type="date">
            <text:p>2019-10-16 09:31:42</text:p>
          </table:table-cell>
          <table:table-cell table:style-name="ce7" table:formula="of:=[.A576]" office:value-type="date" office:date-value="2019-10-16T09:31:42.461753" calcext:value-type="date">
            <text:p>2019-10-16 09:31:42</text:p>
          </table:table-cell>
          <table:table-cell table:formula="of:=TRUNC([.A576])" office:value-type="float" office:value="43754" calcext:value-type="float">
            <text:p>43754</text:p>
          </table:table-cell>
          <table:table-cell table:style-name="ce12" table:formula="of:=[.B576]-[.C576]" office:value-type="date" office:date-value="1899-12-30T09:31:42.46175334323" calcext:value-type="date">
            <text:p>12/30/99 09:31 AM</text:p>
          </table:table-cell>
          <table:table-cell table:formula="of:=MOD([.E575]-[.$E$2];[.$H$2])+1+[.$E$2]" office:value-type="float" office:value="254" calcext:value-type="float">
            <text:p>254</text:p>
          </table:table-cell>
          <table:table-cell table:formula="of:=MOD([.F575]+1/[.$H$2];5)" office:value-type="float" office:value="4.54999999999998" calcext:value-type="float">
            <text:p>4,54999999999998</text:p>
          </table:table-cell>
          <table:table-cell table:formula="of:=IF([.F576]=0;[.G575]+2+1/[.$H$2];[.G575]+1/[.$H$2])" office:value-type="float" office:value="9.55000000000005" calcext:value-type="float">
            <text:p>9,55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7]))" office:value-type="date" office:date-value="2019-10-16T09:38:05.9282" calcext:value-type="date">
            <text:p>2019-10-16 09:38:06</text:p>
          </table:table-cell>
          <table:table-cell table:style-name="ce7" table:formula="of:=[.A577]" office:value-type="date" office:date-value="2019-10-16T09:38:05.9282" calcext:value-type="date">
            <text:p>2019-10-16 09:38:06</text:p>
          </table:table-cell>
          <table:table-cell table:formula="of:=TRUNC([.A577])" office:value-type="float" office:value="43754" calcext:value-type="float">
            <text:p>43754</text:p>
          </table:table-cell>
          <table:table-cell table:style-name="ce12" table:formula="of:=[.B577]-[.C577]" office:value-type="date" office:date-value="1899-12-30T09:38:05.92820023187" calcext:value-type="date">
            <text:p>12/30/99 09:38 AM</text:p>
          </table:table-cell>
          <table:table-cell table:formula="of:=MOD([.E576]-[.$E$2];[.$H$2])+1+[.$E$2]" office:value-type="float" office:value="255" calcext:value-type="float">
            <text:p>255</text:p>
          </table:table-cell>
          <table:table-cell table:formula="of:=MOD([.F576]+1/[.$H$2];5)" office:value-type="float" office:value="4.56666666666664" calcext:value-type="float">
            <text:p>4,56666666666664</text:p>
          </table:table-cell>
          <table:table-cell table:formula="of:=IF([.F577]=0;[.G576]+2+1/[.$H$2];[.G576]+1/[.$H$2])" office:value-type="float" office:value="9.56666666666672" calcext:value-type="float">
            <text:p>9,56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8]))" office:value-type="date" office:date-value="2019-10-16T09:39:00.93636" calcext:value-type="date">
            <text:p>2019-10-16 09:39:01</text:p>
          </table:table-cell>
          <table:table-cell table:style-name="ce7" table:formula="of:=[.A578]" office:value-type="date" office:date-value="2019-10-16T09:39:00.93636" calcext:value-type="date">
            <text:p>2019-10-16 09:39:01</text:p>
          </table:table-cell>
          <table:table-cell table:formula="of:=TRUNC([.A578])" office:value-type="float" office:value="43754" calcext:value-type="float">
            <text:p>43754</text:p>
          </table:table-cell>
          <table:table-cell table:style-name="ce12" table:formula="of:=[.B578]-[.C578]" office:value-type="date" office:date-value="1899-12-30T09:39:00.93636029866" calcext:value-type="date">
            <text:p>12/30/99 09:39 AM</text:p>
          </table:table-cell>
          <table:table-cell table:formula="of:=MOD([.E577]-[.$E$2];[.$H$2])+1+[.$E$2]" office:value-type="float" office:value="256" calcext:value-type="float">
            <text:p>256</text:p>
          </table:table-cell>
          <table:table-cell table:formula="of:=MOD([.F577]+1/[.$H$2];5)" office:value-type="float" office:value="4.58333333333331" calcext:value-type="float">
            <text:p>4,58333333333331</text:p>
          </table:table-cell>
          <table:table-cell table:formula="of:=IF([.F578]=0;[.G577]+2+1/[.$H$2];[.G577]+1/[.$H$2])" office:value-type="float" office:value="9.58333333333339" calcext:value-type="float">
            <text:p>9,5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9]))" office:value-type="date" office:date-value="2019-10-16T09:32:15.822095" calcext:value-type="date">
            <text:p>2019-10-16 09:32:16</text:p>
          </table:table-cell>
          <table:table-cell table:style-name="ce7" table:formula="of:=[.A579]" office:value-type="date" office:date-value="2019-10-16T09:32:15.822095" calcext:value-type="date">
            <text:p>2019-10-16 09:32:16</text:p>
          </table:table-cell>
          <table:table-cell table:formula="of:=TRUNC([.A579])" office:value-type="float" office:value="43754" calcext:value-type="float">
            <text:p>43754</text:p>
          </table:table-cell>
          <table:table-cell table:style-name="ce12" table:formula="of:=[.B579]-[.C579]" office:value-type="date" office:date-value="1899-12-30T09:32:15.82209467422" calcext:value-type="date">
            <text:p>12/30/99 09:32 AM</text:p>
          </table:table-cell>
          <table:table-cell table:formula="of:=MOD([.E578]-[.$E$2];[.$H$2])+1+[.$E$2]" office:value-type="float" office:value="257" calcext:value-type="float">
            <text:p>257</text:p>
          </table:table-cell>
          <table:table-cell table:formula="of:=MOD([.F578]+1/[.$H$2];5)" office:value-type="float" office:value="4.59999999999998" calcext:value-type="float">
            <text:p>4,59999999999998</text:p>
          </table:table-cell>
          <table:table-cell table:formula="of:=IF([.F579]=0;[.G578]+2+1/[.$H$2];[.G578]+1/[.$H$2])" office:value-type="float" office:value="9.60000000000006" calcext:value-type="float">
            <text:p>9,6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0]))" office:value-type="date" office:date-value="2019-10-16T09:02:45.937706" calcext:value-type="date">
            <text:p>2019-10-16 09:02:46</text:p>
          </table:table-cell>
          <table:table-cell table:style-name="ce7" table:formula="of:=[.A580]" office:value-type="date" office:date-value="2019-10-16T09:02:45.937706" calcext:value-type="date">
            <text:p>2019-10-16 09:02:46</text:p>
          </table:table-cell>
          <table:table-cell table:formula="of:=TRUNC([.A580])" office:value-type="float" office:value="43754" calcext:value-type="float">
            <text:p>43754</text:p>
          </table:table-cell>
          <table:table-cell table:style-name="ce12" table:formula="of:=[.B580]-[.C580]" office:value-type="date" office:date-value="1899-12-30T09:02:45.93770636246" calcext:value-type="date">
            <text:p>12/30/99 09:02 AM</text:p>
          </table:table-cell>
          <table:table-cell table:formula="of:=MOD([.E579]-[.$E$2];[.$H$2])+1+[.$E$2]" office:value-type="float" office:value="258" calcext:value-type="float">
            <text:p>258</text:p>
          </table:table-cell>
          <table:table-cell table:formula="of:=MOD([.F579]+1/[.$H$2];5)" office:value-type="float" office:value="4.61666666666664" calcext:value-type="float">
            <text:p>4,61666666666664</text:p>
          </table:table-cell>
          <table:table-cell table:formula="of:=IF([.F580]=0;[.G579]+2+1/[.$H$2];[.G579]+1/[.$H$2])" office:value-type="float" office:value="9.61666666666672" calcext:value-type="float">
            <text:p>9,61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1]))" office:value-type="date" office:date-value="2019-10-16T09:51:31.498951" calcext:value-type="date">
            <text:p>2019-10-16 09:51:31</text:p>
          </table:table-cell>
          <table:table-cell table:style-name="ce7" table:formula="of:=[.A581]" office:value-type="date" office:date-value="2019-10-16T09:51:31.498951" calcext:value-type="date">
            <text:p>2019-10-16 09:51:31</text:p>
          </table:table-cell>
          <table:table-cell table:formula="of:=TRUNC([.A581])" office:value-type="float" office:value="43754" calcext:value-type="float">
            <text:p>43754</text:p>
          </table:table-cell>
          <table:table-cell table:style-name="ce12" table:formula="of:=[.B581]-[.C581]" office:value-type="date" office:date-value="1899-12-30T09:51:31.4989514742" calcext:value-type="date">
            <text:p>12/30/99 09:51 AM</text:p>
          </table:table-cell>
          <table:table-cell table:formula="of:=MOD([.E580]-[.$E$2];[.$H$2])+1+[.$E$2]" office:value-type="float" office:value="259" calcext:value-type="float">
            <text:p>259</text:p>
          </table:table-cell>
          <table:table-cell table:formula="of:=MOD([.F580]+1/[.$H$2];5)" office:value-type="float" office:value="4.63333333333331" calcext:value-type="float">
            <text:p>4,63333333333331</text:p>
          </table:table-cell>
          <table:table-cell table:formula="of:=IF([.F581]=0;[.G580]+2+1/[.$H$2];[.G580]+1/[.$H$2])" office:value-type="float" office:value="9.63333333333339" calcext:value-type="float">
            <text:p>9,6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2]))" office:value-type="date" office:date-value="2019-10-16T09:15:57.475368" calcext:value-type="date">
            <text:p>2019-10-16 09:15:57</text:p>
          </table:table-cell>
          <table:table-cell table:style-name="ce7" table:formula="of:=[.A582]" office:value-type="date" office:date-value="2019-10-16T09:15:57.475368" calcext:value-type="date">
            <text:p>2019-10-16 09:15:57</text:p>
          </table:table-cell>
          <table:table-cell table:formula="of:=TRUNC([.A582])" office:value-type="float" office:value="43754" calcext:value-type="float">
            <text:p>43754</text:p>
          </table:table-cell>
          <table:table-cell table:style-name="ce12" table:formula="of:=[.B582]-[.C582]" office:value-type="date" office:date-value="1899-12-30T09:15:57.47536760755" calcext:value-type="date">
            <text:p>12/30/99 09:15 AM</text:p>
          </table:table-cell>
          <table:table-cell table:formula="of:=MOD([.E581]-[.$E$2];[.$H$2])+1+[.$E$2]" office:value-type="float" office:value="260" calcext:value-type="float">
            <text:p>260</text:p>
          </table:table-cell>
          <table:table-cell table:formula="of:=MOD([.F581]+1/[.$H$2];5)" office:value-type="float" office:value="4.64999999999998" calcext:value-type="float">
            <text:p>4,64999999999998</text:p>
          </table:table-cell>
          <table:table-cell table:formula="of:=IF([.F582]=0;[.G581]+2+1/[.$H$2];[.G581]+1/[.$H$2])" office:value-type="float" office:value="9.65000000000006" calcext:value-type="float">
            <text:p>9,6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3]))" office:value-type="date" office:date-value="2019-10-16T09:09:00.211341" calcext:value-type="date">
            <text:p>2019-10-16 09:09:00</text:p>
          </table:table-cell>
          <table:table-cell table:style-name="ce7" table:formula="of:=[.A583]" office:value-type="date" office:date-value="2019-10-16T09:09:00.211341" calcext:value-type="date">
            <text:p>2019-10-16 09:09:00</text:p>
          </table:table-cell>
          <table:table-cell table:formula="of:=TRUNC([.A583])" office:value-type="float" office:value="43754" calcext:value-type="float">
            <text:p>43754</text:p>
          </table:table-cell>
          <table:table-cell table:style-name="ce12" table:formula="of:=[.B583]-[.C583]" office:value-type="date" office:date-value="1899-12-30T09:09:00.21134139039" calcext:value-type="date">
            <text:p>12/30/99 09:09 AM</text:p>
          </table:table-cell>
          <table:table-cell table:formula="of:=MOD([.E582]-[.$E$2];[.$H$2])+1+[.$E$2]" office:value-type="float" office:value="261" calcext:value-type="float">
            <text:p>261</text:p>
          </table:table-cell>
          <table:table-cell table:formula="of:=MOD([.F582]+1/[.$H$2];5)" office:value-type="float" office:value="4.66666666666664" calcext:value-type="float">
            <text:p>4,66666666666664</text:p>
          </table:table-cell>
          <table:table-cell table:formula="of:=IF([.F583]=0;[.G582]+2+1/[.$H$2];[.G582]+1/[.$H$2])" office:value-type="float" office:value="9.66666666666673" calcext:value-type="float">
            <text:p>9,6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4]))" office:value-type="date" office:date-value="2019-10-16T09:13:14.607832" calcext:value-type="date">
            <text:p>2019-10-16 09:13:15</text:p>
          </table:table-cell>
          <table:table-cell table:style-name="ce7" table:formula="of:=[.A584]" office:value-type="date" office:date-value="2019-10-16T09:13:14.607832" calcext:value-type="date">
            <text:p>2019-10-16 09:13:15</text:p>
          </table:table-cell>
          <table:table-cell table:formula="of:=TRUNC([.A584])" office:value-type="float" office:value="43754" calcext:value-type="float">
            <text:p>43754</text:p>
          </table:table-cell>
          <table:table-cell table:style-name="ce12" table:formula="of:=[.B584]-[.C584]" office:value-type="date" office:date-value="1899-12-30T09:13:14.60783167742" calcext:value-type="date">
            <text:p>12/30/99 09:13 AM</text:p>
          </table:table-cell>
          <table:table-cell table:formula="of:=MOD([.E583]-[.$E$2];[.$H$2])+1+[.$E$2]" office:value-type="float" office:value="262" calcext:value-type="float">
            <text:p>262</text:p>
          </table:table-cell>
          <table:table-cell table:formula="of:=MOD([.F583]+1/[.$H$2];5)" office:value-type="float" office:value="4.68333333333331" calcext:value-type="float">
            <text:p>4,68333333333331</text:p>
          </table:table-cell>
          <table:table-cell table:formula="of:=IF([.F584]=0;[.G583]+2+1/[.$H$2];[.G583]+1/[.$H$2])" office:value-type="float" office:value="9.68333333333339" calcext:value-type="float">
            <text:p>9,6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5]))" office:value-type="date" office:date-value="2019-10-16T09:46:23.044332" calcext:value-type="date">
            <text:p>2019-10-16 09:46:23</text:p>
          </table:table-cell>
          <table:table-cell table:style-name="ce7" table:formula="of:=[.A585]" office:value-type="date" office:date-value="2019-10-16T09:46:23.044332" calcext:value-type="date">
            <text:p>2019-10-16 09:46:23</text:p>
          </table:table-cell>
          <table:table-cell table:formula="of:=TRUNC([.A585])" office:value-type="float" office:value="43754" calcext:value-type="float">
            <text:p>43754</text:p>
          </table:table-cell>
          <table:table-cell table:style-name="ce12" table:formula="of:=[.B585]-[.C585]" office:value-type="date" office:date-value="1899-12-30T09:46:23.04433180019" calcext:value-type="date">
            <text:p>12/30/99 09:46 AM</text:p>
          </table:table-cell>
          <table:table-cell table:formula="of:=MOD([.E584]-[.$E$2];[.$H$2])+1+[.$E$2]" office:value-type="float" office:value="263" calcext:value-type="float">
            <text:p>263</text:p>
          </table:table-cell>
          <table:table-cell table:formula="of:=MOD([.F584]+1/[.$H$2];5)" office:value-type="float" office:value="4.69999999999998" calcext:value-type="float">
            <text:p>4,69999999999998</text:p>
          </table:table-cell>
          <table:table-cell table:formula="of:=IF([.F585]=0;[.G584]+2+1/[.$H$2];[.G584]+1/[.$H$2])" office:value-type="float" office:value="9.70000000000006" calcext:value-type="float">
            <text:p>9,7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6]))" office:value-type="date" office:date-value="2019-10-16T09:18:16.483606" calcext:value-type="date">
            <text:p>2019-10-16 09:18:16</text:p>
          </table:table-cell>
          <table:table-cell table:style-name="ce7" table:formula="of:=[.A586]" office:value-type="date" office:date-value="2019-10-16T09:18:16.483606" calcext:value-type="date">
            <text:p>2019-10-16 09:18:16</text:p>
          </table:table-cell>
          <table:table-cell table:formula="of:=TRUNC([.A586])" office:value-type="float" office:value="43754" calcext:value-type="float">
            <text:p>43754</text:p>
          </table:table-cell>
          <table:table-cell table:style-name="ce12" table:formula="of:=[.B586]-[.C586]" office:value-type="date" office:date-value="1899-12-30T09:18:16.48360640276" calcext:value-type="date">
            <text:p>12/30/99 09:18 AM</text:p>
          </table:table-cell>
          <table:table-cell table:formula="of:=MOD([.E585]-[.$E$2];[.$H$2])+1+[.$E$2]" office:value-type="float" office:value="264" calcext:value-type="float">
            <text:p>264</text:p>
          </table:table-cell>
          <table:table-cell table:formula="of:=MOD([.F585]+1/[.$H$2];5)" office:value-type="float" office:value="4.71666666666664" calcext:value-type="float">
            <text:p>4,71666666666664</text:p>
          </table:table-cell>
          <table:table-cell table:formula="of:=IF([.F586]=0;[.G585]+2+1/[.$H$2];[.G585]+1/[.$H$2])" office:value-type="float" office:value="9.71666666666673" calcext:value-type="float">
            <text:p>9,7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7]))" office:value-type="date" office:date-value="2019-10-16T09:14:51.190984" calcext:value-type="date">
            <text:p>2019-10-16 09:14:51</text:p>
          </table:table-cell>
          <table:table-cell table:style-name="ce7" table:formula="of:=[.A587]" office:value-type="date" office:date-value="2019-10-16T09:14:51.190984" calcext:value-type="date">
            <text:p>2019-10-16 09:14:51</text:p>
          </table:table-cell>
          <table:table-cell table:formula="of:=TRUNC([.A587])" office:value-type="float" office:value="43754" calcext:value-type="float">
            <text:p>43754</text:p>
          </table:table-cell>
          <table:table-cell table:style-name="ce12" table:formula="of:=[.B587]-[.C587]" office:value-type="date" office:date-value="1899-12-30T09:14:51.1909843795" calcext:value-type="date">
            <text:p>12/30/99 09:14 AM</text:p>
          </table:table-cell>
          <table:table-cell table:formula="of:=MOD([.E586]-[.$E$2];[.$H$2])+1+[.$E$2]" office:value-type="float" office:value="265" calcext:value-type="float">
            <text:p>265</text:p>
          </table:table-cell>
          <table:table-cell table:formula="of:=MOD([.F586]+1/[.$H$2];5)" office:value-type="float" office:value="4.73333333333331" calcext:value-type="float">
            <text:p>4,73333333333331</text:p>
          </table:table-cell>
          <table:table-cell table:formula="of:=IF([.F587]=0;[.G586]+2+1/[.$H$2];[.G586]+1/[.$H$2])" office:value-type="float" office:value="9.7333333333334" calcext:value-type="float">
            <text:p>9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8]))" office:value-type="date" office:date-value="2019-10-16T09:25:21.466755" calcext:value-type="date">
            <text:p>2019-10-16 09:25:21</text:p>
          </table:table-cell>
          <table:table-cell table:style-name="ce7" table:formula="of:=[.A588]" office:value-type="date" office:date-value="2019-10-16T09:25:21.466755" calcext:value-type="date">
            <text:p>2019-10-16 09:25:21</text:p>
          </table:table-cell>
          <table:table-cell table:formula="of:=TRUNC([.A588])" office:value-type="float" office:value="43754" calcext:value-type="float">
            <text:p>43754</text:p>
          </table:table-cell>
          <table:table-cell table:style-name="ce12" table:formula="of:=[.B588]-[.C588]" office:value-type="date" office:date-value="1899-12-30T09:25:21.46675502881" calcext:value-type="date">
            <text:p>12/30/99 09:25 AM</text:p>
          </table:table-cell>
          <table:table-cell table:formula="of:=MOD([.E587]-[.$E$2];[.$H$2])+1+[.$E$2]" office:value-type="float" office:value="266" calcext:value-type="float">
            <text:p>266</text:p>
          </table:table-cell>
          <table:table-cell table:formula="of:=MOD([.F587]+1/[.$H$2];5)" office:value-type="float" office:value="4.74999999999998" calcext:value-type="float">
            <text:p>4,74999999999998</text:p>
          </table:table-cell>
          <table:table-cell table:formula="of:=IF([.F588]=0;[.G587]+2+1/[.$H$2];[.G587]+1/[.$H$2])" office:value-type="float" office:value="9.75000000000006" calcext:value-type="float">
            <text:p>9,7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9]))" office:value-type="date" office:date-value="2019-10-16T09:43:31.952623" calcext:value-type="date">
            <text:p>2019-10-16 09:43:32</text:p>
          </table:table-cell>
          <table:table-cell table:style-name="ce7" table:formula="of:=[.A589]" office:value-type="date" office:date-value="2019-10-16T09:43:31.952623" calcext:value-type="date">
            <text:p>2019-10-16 09:43:32</text:p>
          </table:table-cell>
          <table:table-cell table:formula="of:=TRUNC([.A589])" office:value-type="float" office:value="43754" calcext:value-type="float">
            <text:p>43754</text:p>
          </table:table-cell>
          <table:table-cell table:style-name="ce12" table:formula="of:=[.B589]-[.C589]" office:value-type="date" office:date-value="1899-12-30T09:43:31.95262251422" calcext:value-type="date">
            <text:p>12/30/99 09:43 AM</text:p>
          </table:table-cell>
          <table:table-cell table:formula="of:=MOD([.E588]-[.$E$2];[.$H$2])+1+[.$E$2]" office:value-type="float" office:value="267" calcext:value-type="float">
            <text:p>267</text:p>
          </table:table-cell>
          <table:table-cell table:formula="of:=MOD([.F588]+1/[.$H$2];5)" office:value-type="float" office:value="4.76666666666664" calcext:value-type="float">
            <text:p>4,76666666666664</text:p>
          </table:table-cell>
          <table:table-cell table:formula="of:=IF([.F589]=0;[.G588]+2+1/[.$H$2];[.G588]+1/[.$H$2])" office:value-type="float" office:value="9.76666666666673" calcext:value-type="float">
            <text:p>9,7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0]))" office:value-type="date" office:date-value="2019-10-16T09:10:04.591821" calcext:value-type="date">
            <text:p>2019-10-16 09:10:05</text:p>
          </table:table-cell>
          <table:table-cell table:style-name="ce7" table:formula="of:=[.A590]" office:value-type="date" office:date-value="2019-10-16T09:10:04.591821" calcext:value-type="date">
            <text:p>2019-10-16 09:10:05</text:p>
          </table:table-cell>
          <table:table-cell table:formula="of:=TRUNC([.A590])" office:value-type="float" office:value="43754" calcext:value-type="float">
            <text:p>43754</text:p>
          </table:table-cell>
          <table:table-cell table:style-name="ce12" table:formula="of:=[.B590]-[.C590]" office:value-type="date" office:date-value="1899-12-30T09:10:04.59182099439" calcext:value-type="date">
            <text:p>12/30/99 09:10 AM</text:p>
          </table:table-cell>
          <table:table-cell table:formula="of:=MOD([.E589]-[.$E$2];[.$H$2])+1+[.$E$2]" office:value-type="float" office:value="268" calcext:value-type="float">
            <text:p>268</text:p>
          </table:table-cell>
          <table:table-cell table:formula="of:=MOD([.F589]+1/[.$H$2];5)" office:value-type="float" office:value="4.78333333333331" calcext:value-type="float">
            <text:p>4,78333333333331</text:p>
          </table:table-cell>
          <table:table-cell table:formula="of:=IF([.F590]=0;[.G589]+2+1/[.$H$2];[.G589]+1/[.$H$2])" office:value-type="float" office:value="9.7833333333334" calcext:value-type="float">
            <text:p>9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1]))" office:value-type="date" office:date-value="2019-10-16T09:11:35.837843" calcext:value-type="date">
            <text:p>2019-10-16 09:11:36</text:p>
          </table:table-cell>
          <table:table-cell table:style-name="ce7" table:formula="of:=[.A591]" office:value-type="date" office:date-value="2019-10-16T09:11:35.837843" calcext:value-type="date">
            <text:p>2019-10-16 09:11:36</text:p>
          </table:table-cell>
          <table:table-cell table:formula="of:=TRUNC([.A591])" office:value-type="float" office:value="43754" calcext:value-type="float">
            <text:p>43754</text:p>
          </table:table-cell>
          <table:table-cell table:style-name="ce12" table:formula="of:=[.B591]-[.C591]" office:value-type="date" office:date-value="1899-12-30T09:11:35.83784274291" calcext:value-type="date">
            <text:p>12/30/99 09:11 AM</text:p>
          </table:table-cell>
          <table:table-cell table:formula="of:=MOD([.E590]-[.$E$2];[.$H$2])+1+[.$E$2]" office:value-type="float" office:value="269" calcext:value-type="float">
            <text:p>269</text:p>
          </table:table-cell>
          <table:table-cell table:formula="of:=MOD([.F590]+1/[.$H$2];5)" office:value-type="float" office:value="4.79999999999998" calcext:value-type="float">
            <text:p>4,79999999999998</text:p>
          </table:table-cell>
          <table:table-cell table:formula="of:=IF([.F591]=0;[.G590]+2+1/[.$H$2];[.G590]+1/[.$H$2])" office:value-type="float" office:value="9.80000000000007" calcext:value-type="float">
            <text:p>9,8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2]))" office:value-type="date" office:date-value="2019-10-16T08:59:04.501484" calcext:value-type="date">
            <text:p>2019-10-16 08:59:05</text:p>
          </table:table-cell>
          <table:table-cell table:style-name="ce7" table:formula="of:=[.A592]" office:value-type="date" office:date-value="2019-10-16T08:59:04.501484" calcext:value-type="date">
            <text:p>2019-10-16 08:59:05</text:p>
          </table:table-cell>
          <table:table-cell table:formula="of:=TRUNC([.A592])" office:value-type="float" office:value="43754" calcext:value-type="float">
            <text:p>43754</text:p>
          </table:table-cell>
          <table:table-cell table:style-name="ce12" table:formula="of:=[.B592]-[.C592]" office:value-type="date" office:date-value="1899-12-30T08:59:04.50148413889" calcext:value-type="date">
            <text:p>12/30/99 08:59 AM</text:p>
          </table:table-cell>
          <table:table-cell table:formula="of:=MOD([.E591]-[.$E$2];[.$H$2])+1+[.$E$2]" office:value-type="float" office:value="270" calcext:value-type="float">
            <text:p>270</text:p>
          </table:table-cell>
          <table:table-cell table:formula="of:=MOD([.F591]+1/[.$H$2];5)" office:value-type="float" office:value="4.81666666666664" calcext:value-type="float">
            <text:p>4,81666666666664</text:p>
          </table:table-cell>
          <table:table-cell table:formula="of:=IF([.F592]=0;[.G591]+2+1/[.$H$2];[.G591]+1/[.$H$2])" office:value-type="float" office:value="9.81666666666673" calcext:value-type="float">
            <text:p>9,8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3]))" office:value-type="date" office:date-value="2019-10-16T09:26:37.33156" calcext:value-type="date">
            <text:p>2019-10-16 09:26:37</text:p>
          </table:table-cell>
          <table:table-cell table:style-name="ce7" table:formula="of:=[.A593]" office:value-type="date" office:date-value="2019-10-16T09:26:37.33156" calcext:value-type="date">
            <text:p>2019-10-16 09:26:37</text:p>
          </table:table-cell>
          <table:table-cell table:formula="of:=TRUNC([.A593])" office:value-type="float" office:value="43754" calcext:value-type="float">
            <text:p>43754</text:p>
          </table:table-cell>
          <table:table-cell table:style-name="ce12" table:formula="of:=[.B593]-[.C593]" office:value-type="date" office:date-value="1899-12-30T09:26:37.33155991416" calcext:value-type="date">
            <text:p>12/30/99 09:26 AM</text:p>
          </table:table-cell>
          <table:table-cell table:formula="of:=MOD([.E592]-[.$E$2];[.$H$2])+1+[.$E$2]" office:value-type="float" office:value="271" calcext:value-type="float">
            <text:p>271</text:p>
          </table:table-cell>
          <table:table-cell table:formula="of:=MOD([.F592]+1/[.$H$2];5)" office:value-type="float" office:value="4.83333333333331" calcext:value-type="float">
            <text:p>4,83333333333331</text:p>
          </table:table-cell>
          <table:table-cell table:formula="of:=IF([.F593]=0;[.G592]+2+1/[.$H$2];[.G592]+1/[.$H$2])" office:value-type="float" office:value="9.8333333333334" calcext:value-type="float">
            <text:p>9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4]))" office:value-type="date" office:date-value="2019-10-16T09:28:06.352069" calcext:value-type="date">
            <text:p>2019-10-16 09:28:06</text:p>
          </table:table-cell>
          <table:table-cell table:style-name="ce7" table:formula="of:=[.A594]" office:value-type="date" office:date-value="2019-10-16T09:28:06.352069" calcext:value-type="date">
            <text:p>2019-10-16 09:28:06</text:p>
          </table:table-cell>
          <table:table-cell table:formula="of:=TRUNC([.A594])" office:value-type="float" office:value="43754" calcext:value-type="float">
            <text:p>43754</text:p>
          </table:table-cell>
          <table:table-cell table:style-name="ce12" table:formula="of:=[.B594]-[.C594]" office:value-type="date" office:date-value="1899-12-30T09:28:06.35206881445" calcext:value-type="date">
            <text:p>12/30/99 09:28 AM</text:p>
          </table:table-cell>
          <table:table-cell table:formula="of:=MOD([.E593]-[.$E$2];[.$H$2])+1+[.$E$2]" office:value-type="float" office:value="272" calcext:value-type="float">
            <text:p>272</text:p>
          </table:table-cell>
          <table:table-cell table:formula="of:=MOD([.F593]+1/[.$H$2];5)" office:value-type="float" office:value="4.84999999999998" calcext:value-type="float">
            <text:p>4,84999999999998</text:p>
          </table:table-cell>
          <table:table-cell table:formula="of:=IF([.F594]=0;[.G593]+2+1/[.$H$2];[.G593]+1/[.$H$2])" office:value-type="float" office:value="9.85000000000007" calcext:value-type="float">
            <text:p>9,8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5]))" office:value-type="date" office:date-value="2019-10-16T09:46:58.623065" calcext:value-type="date">
            <text:p>2019-10-16 09:46:59</text:p>
          </table:table-cell>
          <table:table-cell table:style-name="ce7" table:formula="of:=[.A595]" office:value-type="date" office:date-value="2019-10-16T09:46:58.623065" calcext:value-type="date">
            <text:p>2019-10-16 09:46:59</text:p>
          </table:table-cell>
          <table:table-cell table:formula="of:=TRUNC([.A595])" office:value-type="float" office:value="43754" calcext:value-type="float">
            <text:p>43754</text:p>
          </table:table-cell>
          <table:table-cell table:style-name="ce12" table:formula="of:=[.B595]-[.C595]" office:value-type="date" office:date-value="1899-12-30T09:46:58.62306471448" calcext:value-type="date">
            <text:p>12/30/99 09:46 AM</text:p>
          </table:table-cell>
          <table:table-cell table:formula="of:=MOD([.E594]-[.$E$2];[.$H$2])+1+[.$E$2]" office:value-type="float" office:value="273" calcext:value-type="float">
            <text:p>273</text:p>
          </table:table-cell>
          <table:table-cell table:formula="of:=MOD([.F594]+1/[.$H$2];5)" office:value-type="float" office:value="4.86666666666664" calcext:value-type="float">
            <text:p>4,86666666666664</text:p>
          </table:table-cell>
          <table:table-cell table:formula="of:=IF([.F595]=0;[.G594]+2+1/[.$H$2];[.G594]+1/[.$H$2])" office:value-type="float" office:value="9.86666666666674" calcext:value-type="float">
            <text:p>9,8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6]))" office:value-type="date" office:date-value="2019-10-16T09:29:32.813032" calcext:value-type="date">
            <text:p>2019-10-16 09:29:33</text:p>
          </table:table-cell>
          <table:table-cell table:style-name="ce7" table:formula="of:=[.A596]" office:value-type="date" office:date-value="2019-10-16T09:29:32.813032" calcext:value-type="date">
            <text:p>2019-10-16 09:29:33</text:p>
          </table:table-cell>
          <table:table-cell table:formula="of:=TRUNC([.A596])" office:value-type="float" office:value="43754" calcext:value-type="float">
            <text:p>43754</text:p>
          </table:table-cell>
          <table:table-cell table:style-name="ce12" table:formula="of:=[.B596]-[.C596]" office:value-type="date" office:date-value="1899-12-30T09:29:32.81303177588" calcext:value-type="date">
            <text:p>12/30/99 09:29 AM</text:p>
          </table:table-cell>
          <table:table-cell table:formula="of:=MOD([.E595]-[.$E$2];[.$H$2])+1+[.$E$2]" office:value-type="float" office:value="274" calcext:value-type="float">
            <text:p>274</text:p>
          </table:table-cell>
          <table:table-cell table:formula="of:=MOD([.F595]+1/[.$H$2];5)" office:value-type="float" office:value="4.88333333333331" calcext:value-type="float">
            <text:p>4,88333333333331</text:p>
          </table:table-cell>
          <table:table-cell table:formula="of:=IF([.F596]=0;[.G595]+2+1/[.$H$2];[.G595]+1/[.$H$2])" office:value-type="float" office:value="9.8833333333334" calcext:value-type="float">
            <text:p>9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7]))" office:value-type="date" office:date-value="2019-10-16T09:17:16.364679" calcext:value-type="date">
            <text:p>2019-10-16 09:17:16</text:p>
          </table:table-cell>
          <table:table-cell table:style-name="ce7" table:formula="of:=[.A597]" office:value-type="date" office:date-value="2019-10-16T09:17:16.364679" calcext:value-type="date">
            <text:p>2019-10-16 09:17:16</text:p>
          </table:table-cell>
          <table:table-cell table:formula="of:=TRUNC([.A597])" office:value-type="float" office:value="43754" calcext:value-type="float">
            <text:p>43754</text:p>
          </table:table-cell>
          <table:table-cell table:style-name="ce12" table:formula="of:=[.B597]-[.C597]" office:value-type="date" office:date-value="1899-12-30T09:17:16.36467894539" calcext:value-type="date">
            <text:p>12/30/99 09:17 AM</text:p>
          </table:table-cell>
          <table:table-cell table:formula="of:=MOD([.E596]-[.$E$2];[.$H$2])+1+[.$E$2]" office:value-type="float" office:value="275" calcext:value-type="float">
            <text:p>275</text:p>
          </table:table-cell>
          <table:table-cell table:formula="of:=MOD([.F596]+1/[.$H$2];5)" office:value-type="float" office:value="4.89999999999998" calcext:value-type="float">
            <text:p>4,89999999999998</text:p>
          </table:table-cell>
          <table:table-cell table:formula="of:=IF([.F597]=0;[.G596]+2+1/[.$H$2];[.G596]+1/[.$H$2])" office:value-type="float" office:value="9.90000000000007" calcext:value-type="float">
            <text:p>9,9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8]))" office:value-type="date" office:date-value="2019-10-16T09:09:40.552702" calcext:value-type="date">
            <text:p>2019-10-16 09:09:41</text:p>
          </table:table-cell>
          <table:table-cell table:style-name="ce7" table:formula="of:=[.A598]" office:value-type="date" office:date-value="2019-10-16T09:09:40.552702" calcext:value-type="date">
            <text:p>2019-10-16 09:09:41</text:p>
          </table:table-cell>
          <table:table-cell table:formula="of:=TRUNC([.A598])" office:value-type="float" office:value="43754" calcext:value-type="float">
            <text:p>43754</text:p>
          </table:table-cell>
          <table:table-cell table:style-name="ce12" table:formula="of:=[.B598]-[.C598]" office:value-type="date" office:date-value="1899-12-30T09:09:40.5527018616" calcext:value-type="date">
            <text:p>12/30/99 09:09 AM</text:p>
          </table:table-cell>
          <table:table-cell table:formula="of:=MOD([.E597]-[.$E$2];[.$H$2])+1+[.$E$2]" office:value-type="float" office:value="276" calcext:value-type="float">
            <text:p>276</text:p>
          </table:table-cell>
          <table:table-cell table:formula="of:=MOD([.F597]+1/[.$H$2];5)" office:value-type="float" office:value="4.91666666666664" calcext:value-type="float">
            <text:p>4,91666666666664</text:p>
          </table:table-cell>
          <table:table-cell table:formula="of:=IF([.F598]=0;[.G597]+2+1/[.$H$2];[.G597]+1/[.$H$2])" office:value-type="float" office:value="9.91666666666674" calcext:value-type="float">
            <text:p>9,91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9]))" office:value-type="date" office:date-value="2019-10-16T09:18:53.830435" calcext:value-type="date">
            <text:p>2019-10-16 09:18:54</text:p>
          </table:table-cell>
          <table:table-cell table:style-name="ce7" table:formula="of:=[.A599]" office:value-type="date" office:date-value="2019-10-16T09:18:53.830435" calcext:value-type="date">
            <text:p>2019-10-16 09:18:54</text:p>
          </table:table-cell>
          <table:table-cell table:formula="of:=TRUNC([.A599])" office:value-type="float" office:value="43754" calcext:value-type="float">
            <text:p>43754</text:p>
          </table:table-cell>
          <table:table-cell table:style-name="ce12" table:formula="of:=[.B599]-[.C599]" office:value-type="date" office:date-value="1899-12-30T09:18:53.83043473586" calcext:value-type="date">
            <text:p>12/30/99 09:18 AM</text:p>
          </table:table-cell>
          <table:table-cell table:formula="of:=MOD([.E598]-[.$E$2];[.$H$2])+1+[.$E$2]" office:value-type="float" office:value="277" calcext:value-type="float">
            <text:p>277</text:p>
          </table:table-cell>
          <table:table-cell table:formula="of:=MOD([.F598]+1/[.$H$2];5)" office:value-type="float" office:value="4.93333333333331" calcext:value-type="float">
            <text:p>4,93333333333331</text:p>
          </table:table-cell>
          <table:table-cell table:formula="of:=IF([.F599]=0;[.G598]+2+1/[.$H$2];[.G598]+1/[.$H$2])" office:value-type="float" office:value="9.93333333333341" calcext:value-type="float">
            <text:p>9,93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0]))" office:value-type="date" office:date-value="2019-10-16T09:28:30.163223" calcext:value-type="date">
            <text:p>2019-10-16 09:28:30</text:p>
          </table:table-cell>
          <table:table-cell table:style-name="ce7" table:formula="of:=[.A600]" office:value-type="date" office:date-value="2019-10-16T09:28:30.163223" calcext:value-type="date">
            <text:p>2019-10-16 09:28:30</text:p>
          </table:table-cell>
          <table:table-cell table:formula="of:=TRUNC([.A600])" office:value-type="float" office:value="43754" calcext:value-type="float">
            <text:p>43754</text:p>
          </table:table-cell>
          <table:table-cell table:style-name="ce12" table:formula="of:=[.B600]-[.C600]" office:value-type="date" office:date-value="1899-12-30T09:28:30.16322323121" calcext:value-type="date">
            <text:p>12/30/99 09:28 AM</text:p>
          </table:table-cell>
          <table:table-cell table:formula="of:=MOD([.E599]-[.$E$2];[.$H$2])+1+[.$E$2]" office:value-type="float" office:value="278" calcext:value-type="float">
            <text:p>278</text:p>
          </table:table-cell>
          <table:table-cell table:formula="of:=MOD([.F599]+1/[.$H$2];5)" office:value-type="float" office:value="4.94999999999998" calcext:value-type="float">
            <text:p>4,94999999999998</text:p>
          </table:table-cell>
          <table:table-cell table:formula="of:=IF([.F600]=0;[.G599]+2+1/[.$H$2];[.G599]+1/[.$H$2])" office:value-type="float" office:value="9.95000000000007" calcext:value-type="float">
            <text:p>9,9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1]))" office:value-type="date" office:date-value="2019-10-16T09:37:14.391009" calcext:value-type="date">
            <text:p>2019-10-16 09:37:14</text:p>
          </table:table-cell>
          <table:table-cell table:style-name="ce7" table:formula="of:=[.A601]" office:value-type="date" office:date-value="2019-10-16T09:37:14.391009" calcext:value-type="date">
            <text:p>2019-10-16 09:37:14</text:p>
          </table:table-cell>
          <table:table-cell table:formula="of:=TRUNC([.A601])" office:value-type="float" office:value="43754" calcext:value-type="float">
            <text:p>43754</text:p>
          </table:table-cell>
          <table:table-cell table:style-name="ce12" table:formula="of:=[.B601]-[.C601]" office:value-type="date" office:date-value="1899-12-30T09:37:14.39100869" calcext:value-type="date">
            <text:p>12/30/99 09:37 AM</text:p>
          </table:table-cell>
          <table:table-cell table:formula="of:=MOD([.E600]-[.$E$2];[.$H$2])+1+[.$E$2]" office:value-type="float" office:value="279" calcext:value-type="float">
            <text:p>279</text:p>
          </table:table-cell>
          <table:table-cell table:formula="of:=MOD([.F600]+1/[.$H$2];5)" office:value-type="float" office:value="4.96666666666664" calcext:value-type="float">
            <text:p>4,96666666666664</text:p>
          </table:table-cell>
          <table:table-cell table:formula="of:=IF([.F601]=0;[.G600]+2+1/[.$H$2];[.G600]+1/[.$H$2])" office:value-type="float" office:value="9.96666666666674" calcext:value-type="float">
            <text:p>9,9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2]))" office:value-type="date" office:date-value="2019-10-16T09:26:02.944519" calcext:value-type="date">
            <text:p>2019-10-16 09:26:03</text:p>
          </table:table-cell>
          <table:table-cell table:style-name="ce7" table:formula="of:=[.A602]" office:value-type="date" office:date-value="2019-10-16T09:26:02.944519" calcext:value-type="date">
            <text:p>2019-10-16 09:26:03</text:p>
          </table:table-cell>
          <table:table-cell table:formula="of:=TRUNC([.A602])" office:value-type="float" office:value="43754" calcext:value-type="float">
            <text:p>43754</text:p>
          </table:table-cell>
          <table:table-cell table:style-name="ce12" table:formula="of:=[.B602]-[.C602]" office:value-type="date" office:date-value="1899-12-30T09:26:02.94451926369" calcext:value-type="date">
            <text:p>12/30/99 09:26 AM</text:p>
          </table:table-cell>
          <table:table-cell table:formula="of:=MOD([.E601]-[.$E$2];[.$H$2])+1+[.$E$2]" office:value-type="float" office:value="280" calcext:value-type="float">
            <text:p>280</text:p>
          </table:table-cell>
          <table:table-cell table:formula="of:=MOD([.F601]+1/[.$H$2];5)" office:value-type="float" office:value="4.98333333333331" calcext:value-type="float">
            <text:p>4,98333333333331</text:p>
          </table:table-cell>
          <table:table-cell table:formula="of:=IF([.F602]=0;[.G601]+2+1/[.$H$2];[.G601]+1/[.$H$2])" office:value-type="float" office:value="9.98333333333341" calcext:value-type="float">
            <text:p>9,98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3]))" office:value-type="date" office:date-value="2019-10-17T09:42:02.363657" calcext:value-type="date">
            <text:p>2019-10-17 09:42:02</text:p>
          </table:table-cell>
          <table:table-cell table:style-name="ce7" table:formula="of:=[.A603]" office:value-type="date" office:date-value="2019-10-17T09:42:02.363657" calcext:value-type="date">
            <text:p>2019-10-17 09:42:02</text:p>
          </table:table-cell>
          <table:table-cell table:formula="of:=TRUNC([.A603])" office:value-type="float" office:value="43755" calcext:value-type="float">
            <text:p>43755</text:p>
          </table:table-cell>
          <table:table-cell table:style-name="ce12" table:formula="of:=[.B603]-[.C603]" office:value-type="date" office:date-value="1899-12-30T09:42:02.36365713179" calcext:value-type="date">
            <text:p>12/30/99 09:42 AM</text:p>
          </table:table-cell>
          <table:table-cell table:formula="of:=MOD([.E602]-[.$E$2];[.$H$2])+1+[.$E$2]" office:value-type="float" office:value="221" calcext:value-type="float">
            <text:p>221</text:p>
          </table:table-cell>
          <table:table-cell table:formula="of:=MOD([.F602]+1/[.$H$2];5)" office:value-type="float" office:value="4.99999999999998" calcext:value-type="float">
            <text:p>4,99999999999998</text:p>
          </table:table-cell>
          <table:table-cell table:formula="of:=IF([.F603]=0;[.G602]+2+1/[.$H$2];[.G602]+1/[.$H$2])" office:value-type="float" office:value="10.0000000000001" calcext:value-type="float">
            <text:p>1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4]))" office:value-type="date" office:date-value="2019-10-17T09:18:55.553046" calcext:value-type="date">
            <text:p>2019-10-17 09:18:56</text:p>
          </table:table-cell>
          <table:table-cell table:style-name="ce7" table:formula="of:=[.A604]" office:value-type="date" office:date-value="2019-10-17T09:18:55.553046" calcext:value-type="date">
            <text:p>2019-10-17 09:18:56</text:p>
          </table:table-cell>
          <table:table-cell table:formula="of:=TRUNC([.A604])" office:value-type="float" office:value="43755" calcext:value-type="float">
            <text:p>43755</text:p>
          </table:table-cell>
          <table:table-cell table:style-name="ce12" table:formula="of:=[.B604]-[.C604]" office:value-type="date" office:date-value="1899-12-30T09:18:55.55304596666" calcext:value-type="date">
            <text:p>12/30/99 09:18 AM</text:p>
          </table:table-cell>
          <table:table-cell table:formula="of:=MOD([.E603]-[.$E$2];[.$H$2])+1+[.$E$2]" office:value-type="float" office:value="222" calcext:value-type="float">
            <text:p>222</text:p>
          </table:table-cell>
          <table:table-cell table:formula="of:=MOD([.F603]+1/[.$H$2];5)" office:value-type="float" office:value="0.0166666666666417" calcext:value-type="float">
            <text:p>0,016666666666642</text:p>
          </table:table-cell>
          <table:table-cell table:formula="of:=IF([.F604]=0;[.G603]+2+1/[.$H$2];[.G603]+1/[.$H$2])" office:value-type="float" office:value="10.0166666666667" calcext:value-type="float">
            <text:p>10,0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5]))" office:value-type="date" office:date-value="2019-10-17T09:29:17.530514" calcext:value-type="date">
            <text:p>2019-10-17 09:29:18</text:p>
          </table:table-cell>
          <table:table-cell table:style-name="ce7" table:formula="of:=[.A605]" office:value-type="date" office:date-value="2019-10-17T09:29:17.530514" calcext:value-type="date">
            <text:p>2019-10-17 09:29:18</text:p>
          </table:table-cell>
          <table:table-cell table:formula="of:=TRUNC([.A605])" office:value-type="float" office:value="43755" calcext:value-type="float">
            <text:p>43755</text:p>
          </table:table-cell>
          <table:table-cell table:style-name="ce12" table:formula="of:=[.B605]-[.C605]" office:value-type="date" office:date-value="1899-12-30T09:29:17.53051433712" calcext:value-type="date">
            <text:p>12/30/99 09:29 AM</text:p>
          </table:table-cell>
          <table:table-cell table:formula="of:=MOD([.E604]-[.$E$2];[.$H$2])+1+[.$E$2]" office:value-type="float" office:value="223" calcext:value-type="float">
            <text:p>223</text:p>
          </table:table-cell>
          <table:table-cell table:formula="of:=MOD([.F604]+1/[.$H$2];5)" office:value-type="float" office:value="0.0333333333333084" calcext:value-type="float">
            <text:p>0,033333333333308</text:p>
          </table:table-cell>
          <table:table-cell table:formula="of:=IF([.F605]=0;[.G604]+2+1/[.$H$2];[.G604]+1/[.$H$2])" office:value-type="float" office:value="10.0333333333334" calcext:value-type="float">
            <text:p>10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6]))" office:value-type="date" office:date-value="2019-10-17T09:31:23.550424" calcext:value-type="date">
            <text:p>2019-10-17 09:31:24</text:p>
          </table:table-cell>
          <table:table-cell table:style-name="ce7" table:formula="of:=[.A606]" office:value-type="date" office:date-value="2019-10-17T09:31:23.550424" calcext:value-type="date">
            <text:p>2019-10-17 09:31:24</text:p>
          </table:table-cell>
          <table:table-cell table:formula="of:=TRUNC([.A606])" office:value-type="float" office:value="43755" calcext:value-type="float">
            <text:p>43755</text:p>
          </table:table-cell>
          <table:table-cell table:style-name="ce12" table:formula="of:=[.B606]-[.C606]" office:value-type="date" office:date-value="1899-12-30T09:31:23.55042398907" calcext:value-type="date">
            <text:p>12/30/99 09:31 AM</text:p>
          </table:table-cell>
          <table:table-cell table:formula="of:=MOD([.E605]-[.$E$2];[.$H$2])+1+[.$E$2]" office:value-type="float" office:value="224" calcext:value-type="float">
            <text:p>224</text:p>
          </table:table-cell>
          <table:table-cell table:formula="of:=MOD([.F605]+1/[.$H$2];5)" office:value-type="float" office:value="0.0499999999999751" calcext:value-type="float">
            <text:p>0,049999999999975</text:p>
          </table:table-cell>
          <table:table-cell table:formula="of:=IF([.F606]=0;[.G605]+2+1/[.$H$2];[.G605]+1/[.$H$2])" office:value-type="float" office:value="10.0500000000001" calcext:value-type="float">
            <text:p>1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7]))" office:value-type="date" office:date-value="2019-10-17T09:57:59.808412" calcext:value-type="date">
            <text:p>2019-10-17 09:58:00</text:p>
          </table:table-cell>
          <table:table-cell table:style-name="ce7" table:formula="of:=[.A607]" office:value-type="date" office:date-value="2019-10-17T09:57:59.808412" calcext:value-type="date">
            <text:p>2019-10-17 09:58:00</text:p>
          </table:table-cell>
          <table:table-cell table:formula="of:=TRUNC([.A607])" office:value-type="float" office:value="43755" calcext:value-type="float">
            <text:p>43755</text:p>
          </table:table-cell>
          <table:table-cell table:style-name="ce12" table:formula="of:=[.B607]-[.C607]" office:value-type="date" office:date-value="1899-12-30T09:57:59.80841172393" calcext:value-type="date">
            <text:p>12/30/99 09:58 AM</text:p>
          </table:table-cell>
          <table:table-cell table:formula="of:=MOD([.E606]-[.$E$2];[.$H$2])+1+[.$E$2]" office:value-type="float" office:value="225" calcext:value-type="float">
            <text:p>225</text:p>
          </table:table-cell>
          <table:table-cell table:formula="of:=MOD([.F606]+1/[.$H$2];5)" office:value-type="float" office:value="0.0666666666666417" calcext:value-type="float">
            <text:p>0,066666666666642</text:p>
          </table:table-cell>
          <table:table-cell table:formula="of:=IF([.F607]=0;[.G606]+2+1/[.$H$2];[.G606]+1/[.$H$2])" office:value-type="float" office:value="10.0666666666667" calcext:value-type="float">
            <text:p>10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8]))" office:value-type="date" office:date-value="2019-10-17T09:17:38.267959" calcext:value-type="date">
            <text:p>2019-10-17 09:17:38</text:p>
          </table:table-cell>
          <table:table-cell table:style-name="ce7" table:formula="of:=[.A608]" office:value-type="date" office:date-value="2019-10-17T09:17:38.267959" calcext:value-type="date">
            <text:p>2019-10-17 09:17:38</text:p>
          </table:table-cell>
          <table:table-cell table:formula="of:=TRUNC([.A608])" office:value-type="float" office:value="43755" calcext:value-type="float">
            <text:p>43755</text:p>
          </table:table-cell>
          <table:table-cell table:style-name="ce12" table:formula="of:=[.B608]-[.C608]" office:value-type="date" office:date-value="1899-12-30T09:17:38.26795923058" calcext:value-type="date">
            <text:p>12/30/99 09:17 AM</text:p>
          </table:table-cell>
          <table:table-cell table:formula="of:=MOD([.E607]-[.$E$2];[.$H$2])+1+[.$E$2]" office:value-type="float" office:value="226" calcext:value-type="float">
            <text:p>226</text:p>
          </table:table-cell>
          <table:table-cell table:formula="of:=MOD([.F607]+1/[.$H$2];5)" office:value-type="float" office:value="0.0833333333333084" calcext:value-type="float">
            <text:p>0,083333333333308</text:p>
          </table:table-cell>
          <table:table-cell table:formula="of:=IF([.F608]=0;[.G607]+2+1/[.$H$2];[.G607]+1/[.$H$2])" office:value-type="float" office:value="10.0833333333334" calcext:value-type="float">
            <text:p>10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9]))" office:value-type="date" office:date-value="2019-10-17T08:52:56.507303" calcext:value-type="date">
            <text:p>2019-10-17 08:52:57</text:p>
          </table:table-cell>
          <table:table-cell table:style-name="ce7" table:formula="of:=[.A609]" office:value-type="date" office:date-value="2019-10-17T08:52:56.507303" calcext:value-type="date">
            <text:p>2019-10-17 08:52:57</text:p>
          </table:table-cell>
          <table:table-cell table:formula="of:=TRUNC([.A609])" office:value-type="float" office:value="43755" calcext:value-type="float">
            <text:p>43755</text:p>
          </table:table-cell>
          <table:table-cell table:style-name="ce12" table:formula="of:=[.B609]-[.C609]" office:value-type="date" office:date-value="1899-12-30T08:52:56.50730295572" calcext:value-type="date">
            <text:p>12/30/99 08:52 AM</text:p>
          </table:table-cell>
          <table:table-cell table:formula="of:=MOD([.E608]-[.$E$2];[.$H$2])+1+[.$E$2]" office:value-type="float" office:value="227" calcext:value-type="float">
            <text:p>227</text:p>
          </table:table-cell>
          <table:table-cell table:formula="of:=MOD([.F608]+1/[.$H$2];5)" office:value-type="float" office:value="0.0999999999999751" calcext:value-type="float">
            <text:p>0,099999999999975</text:p>
          </table:table-cell>
          <table:table-cell table:formula="of:=IF([.F609]=0;[.G608]+2+1/[.$H$2];[.G608]+1/[.$H$2])" office:value-type="float" office:value="10.1000000000001" calcext:value-type="float">
            <text:p>1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0]))" office:value-type="date" office:date-value="2019-10-17T09:23:31.255479" calcext:value-type="date">
            <text:p>2019-10-17 09:23:31</text:p>
          </table:table-cell>
          <table:table-cell table:style-name="ce7" table:formula="of:=[.A610]" office:value-type="date" office:date-value="2019-10-17T09:23:31.255479" calcext:value-type="date">
            <text:p>2019-10-17 09:23:31</text:p>
          </table:table-cell>
          <table:table-cell table:formula="of:=TRUNC([.A610])" office:value-type="float" office:value="43755" calcext:value-type="float">
            <text:p>43755</text:p>
          </table:table-cell>
          <table:table-cell table:style-name="ce12" table:formula="of:=[.B610]-[.C610]" office:value-type="date" office:date-value="1899-12-30T09:23:31.25547895208" calcext:value-type="date">
            <text:p>12/30/99 09:23 AM</text:p>
          </table:table-cell>
          <table:table-cell table:formula="of:=MOD([.E609]-[.$E$2];[.$H$2])+1+[.$E$2]" office:value-type="float" office:value="228" calcext:value-type="float">
            <text:p>228</text:p>
          </table:table-cell>
          <table:table-cell table:formula="of:=MOD([.F609]+1/[.$H$2];5)" office:value-type="float" office:value="0.116666666666642" calcext:value-type="float">
            <text:p>0,116666666666642</text:p>
          </table:table-cell>
          <table:table-cell table:formula="of:=IF([.F610]=0;[.G609]+2+1/[.$H$2];[.G609]+1/[.$H$2])" office:value-type="float" office:value="10.1166666666668" calcext:value-type="float">
            <text:p>1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1]))" office:value-type="date" office:date-value="2019-10-17T09:21:51.374965" calcext:value-type="date">
            <text:p>2019-10-17 09:21:51</text:p>
          </table:table-cell>
          <table:table-cell table:style-name="ce7" table:formula="of:=[.A611]" office:value-type="date" office:date-value="2019-10-17T09:21:51.374965" calcext:value-type="date">
            <text:p>2019-10-17 09:21:51</text:p>
          </table:table-cell>
          <table:table-cell table:formula="of:=TRUNC([.A611])" office:value-type="float" office:value="43755" calcext:value-type="float">
            <text:p>43755</text:p>
          </table:table-cell>
          <table:table-cell table:style-name="ce12" table:formula="of:=[.B611]-[.C611]" office:value-type="date" office:date-value="1899-12-30T09:21:51.37496496085" calcext:value-type="date">
            <text:p>12/30/99 09:21 AM</text:p>
          </table:table-cell>
          <table:table-cell table:formula="of:=MOD([.E610]-[.$E$2];[.$H$2])+1+[.$E$2]" office:value-type="float" office:value="229" calcext:value-type="float">
            <text:p>229</text:p>
          </table:table-cell>
          <table:table-cell table:formula="of:=MOD([.F610]+1/[.$H$2];5)" office:value-type="float" office:value="0.133333333333308" calcext:value-type="float">
            <text:p>0,133333333333308</text:p>
          </table:table-cell>
          <table:table-cell table:formula="of:=IF([.F611]=0;[.G610]+2+1/[.$H$2];[.G610]+1/[.$H$2])" office:value-type="float" office:value="10.1333333333334" calcext:value-type="float">
            <text:p>10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2]))" office:value-type="date" office:date-value="2019-10-17T09:06:48.205192" calcext:value-type="date">
            <text:p>2019-10-17 09:06:48</text:p>
          </table:table-cell>
          <table:table-cell table:style-name="ce7" table:formula="of:=[.A612]" office:value-type="date" office:date-value="2019-10-17T09:06:48.205192" calcext:value-type="date">
            <text:p>2019-10-17 09:06:48</text:p>
          </table:table-cell>
          <table:table-cell table:formula="of:=TRUNC([.A612])" office:value-type="float" office:value="43755" calcext:value-type="float">
            <text:p>43755</text:p>
          </table:table-cell>
          <table:table-cell table:style-name="ce12" table:formula="of:=[.B612]-[.C612]" office:value-type="date" office:date-value="1899-12-30T09:06:48.20519195404" calcext:value-type="date">
            <text:p>12/30/99 09:06 AM</text:p>
          </table:table-cell>
          <table:table-cell table:formula="of:=MOD([.E611]-[.$E$2];[.$H$2])+1+[.$E$2]" office:value-type="float" office:value="230" calcext:value-type="float">
            <text:p>230</text:p>
          </table:table-cell>
          <table:table-cell table:formula="of:=MOD([.F611]+1/[.$H$2];5)" office:value-type="float" office:value="0.149999999999975" calcext:value-type="float">
            <text:p>0,149999999999975</text:p>
          </table:table-cell>
          <table:table-cell table:formula="of:=IF([.F612]=0;[.G611]+2+1/[.$H$2];[.G611]+1/[.$H$2])" office:value-type="float" office:value="10.1500000000001" calcext:value-type="float">
            <text:p>1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3]))" office:value-type="date" office:date-value="2019-10-17T10:04:39.285733" calcext:value-type="date">
            <text:p>2019-10-17 10:04:39</text:p>
          </table:table-cell>
          <table:table-cell table:style-name="ce7" table:formula="of:=[.A613]" office:value-type="date" office:date-value="2019-10-17T10:04:39.285733" calcext:value-type="date">
            <text:p>2019-10-17 10:04:39</text:p>
          </table:table-cell>
          <table:table-cell table:formula="of:=TRUNC([.A613])" office:value-type="float" office:value="43755" calcext:value-type="float">
            <text:p>43755</text:p>
          </table:table-cell>
          <table:table-cell table:style-name="ce12" table:formula="of:=[.B613]-[.C613]" office:value-type="date" office:date-value="1899-12-30T10:04:39.28573284298" calcext:value-type="date">
            <text:p>12/30/99 10:04 AM</text:p>
          </table:table-cell>
          <table:table-cell table:formula="of:=MOD([.E612]-[.$E$2];[.$H$2])+1+[.$E$2]" office:value-type="float" office:value="231" calcext:value-type="float">
            <text:p>231</text:p>
          </table:table-cell>
          <table:table-cell table:formula="of:=MOD([.F612]+1/[.$H$2];5)" office:value-type="float" office:value="0.166666666666642" calcext:value-type="float">
            <text:p>0,166666666666642</text:p>
          </table:table-cell>
          <table:table-cell table:formula="of:=IF([.F613]=0;[.G612]+2+1/[.$H$2];[.G612]+1/[.$H$2])" office:value-type="float" office:value="10.1666666666668" calcext:value-type="float">
            <text:p>1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4]))" office:value-type="date" office:date-value="2019-10-17T08:52:58.990652" calcext:value-type="date">
            <text:p>2019-10-17 08:52:59</text:p>
          </table:table-cell>
          <table:table-cell table:style-name="ce7" table:formula="of:=[.A614]" office:value-type="date" office:date-value="2019-10-17T08:52:58.990652" calcext:value-type="date">
            <text:p>2019-10-17 08:52:59</text:p>
          </table:table-cell>
          <table:table-cell table:formula="of:=TRUNC([.A614])" office:value-type="float" office:value="43755" calcext:value-type="float">
            <text:p>43755</text:p>
          </table:table-cell>
          <table:table-cell table:style-name="ce12" table:formula="of:=[.B614]-[.C614]" office:value-type="date" office:date-value="1899-12-30T08:52:58.99065236561" calcext:value-type="date">
            <text:p>12/30/99 08:52 AM</text:p>
          </table:table-cell>
          <table:table-cell table:formula="of:=MOD([.E613]-[.$E$2];[.$H$2])+1+[.$E$2]" office:value-type="float" office:value="232" calcext:value-type="float">
            <text:p>232</text:p>
          </table:table-cell>
          <table:table-cell table:formula="of:=MOD([.F613]+1/[.$H$2];5)" office:value-type="float" office:value="0.183333333333308" calcext:value-type="float">
            <text:p>0,183333333333308</text:p>
          </table:table-cell>
          <table:table-cell table:formula="of:=IF([.F614]=0;[.G613]+2+1/[.$H$2];[.G613]+1/[.$H$2])" office:value-type="float" office:value="10.1833333333334" calcext:value-type="float">
            <text:p>10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5]))" office:value-type="date" office:date-value="2019-10-17T09:49:37.868493" calcext:value-type="date">
            <text:p>2019-10-17 09:49:38</text:p>
          </table:table-cell>
          <table:table-cell table:style-name="ce7" table:formula="of:=[.A615]" office:value-type="date" office:date-value="2019-10-17T09:49:37.868493" calcext:value-type="date">
            <text:p>2019-10-17 09:49:38</text:p>
          </table:table-cell>
          <table:table-cell table:formula="of:=TRUNC([.A615])" office:value-type="float" office:value="43755" calcext:value-type="float">
            <text:p>43755</text:p>
          </table:table-cell>
          <table:table-cell table:style-name="ce12" table:formula="of:=[.B615]-[.C615]" office:value-type="date" office:date-value="1899-12-30T09:49:37.86849320401" calcext:value-type="date">
            <text:p>12/30/99 09:49 AM</text:p>
          </table:table-cell>
          <table:table-cell table:formula="of:=MOD([.E614]-[.$E$2];[.$H$2])+1+[.$E$2]" office:value-type="float" office:value="233" calcext:value-type="float">
            <text:p>233</text:p>
          </table:table-cell>
          <table:table-cell table:formula="of:=MOD([.F614]+1/[.$H$2];5)" office:value-type="float" office:value="0.199999999999975" calcext:value-type="float">
            <text:p>0,199999999999975</text:p>
          </table:table-cell>
          <table:table-cell table:formula="of:=IF([.F615]=0;[.G614]+2+1/[.$H$2];[.G614]+1/[.$H$2])" office:value-type="float" office:value="10.2000000000001" calcext:value-type="float">
            <text:p>1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6]))" office:value-type="date" office:date-value="2019-10-17T09:20:08.179003" calcext:value-type="date">
            <text:p>2019-10-17 09:20:08</text:p>
          </table:table-cell>
          <table:table-cell table:style-name="ce7" table:formula="of:=[.A616]" office:value-type="date" office:date-value="2019-10-17T09:20:08.179003" calcext:value-type="date">
            <text:p>2019-10-17 09:20:08</text:p>
          </table:table-cell>
          <table:table-cell table:formula="of:=TRUNC([.A616])" office:value-type="float" office:value="43755" calcext:value-type="float">
            <text:p>43755</text:p>
          </table:table-cell>
          <table:table-cell table:style-name="ce12" table:formula="of:=[.B616]-[.C616]" office:value-type="date" office:date-value="1899-12-30T09:20:08.17900300026" calcext:value-type="date">
            <text:p>12/30/99 09:20 AM</text:p>
          </table:table-cell>
          <table:table-cell table:formula="of:=MOD([.E615]-[.$E$2];[.$H$2])+1+[.$E$2]" office:value-type="float" office:value="234" calcext:value-type="float">
            <text:p>234</text:p>
          </table:table-cell>
          <table:table-cell table:formula="of:=MOD([.F615]+1/[.$H$2];5)" office:value-type="float" office:value="0.216666666666642" calcext:value-type="float">
            <text:p>0,216666666666642</text:p>
          </table:table-cell>
          <table:table-cell table:formula="of:=IF([.F616]=0;[.G615]+2+1/[.$H$2];[.G615]+1/[.$H$2])" office:value-type="float" office:value="10.2166666666668" calcext:value-type="float">
            <text:p>1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7]))" office:value-type="date" office:date-value="2019-10-17T09:48:51.112912" calcext:value-type="date">
            <text:p>2019-10-17 09:48:51</text:p>
          </table:table-cell>
          <table:table-cell table:style-name="ce7" table:formula="of:=[.A617]" office:value-type="date" office:date-value="2019-10-17T09:48:51.112912" calcext:value-type="date">
            <text:p>2019-10-17 09:48:51</text:p>
          </table:table-cell>
          <table:table-cell table:formula="of:=TRUNC([.A617])" office:value-type="float" office:value="43755" calcext:value-type="float">
            <text:p>43755</text:p>
          </table:table-cell>
          <table:table-cell table:style-name="ce12" table:formula="of:=[.B617]-[.C617]" office:value-type="date" office:date-value="1899-12-30T09:48:51.11291234381" calcext:value-type="date">
            <text:p>12/30/99 09:48 AM</text:p>
          </table:table-cell>
          <table:table-cell table:formula="of:=MOD([.E616]-[.$E$2];[.$H$2])+1+[.$E$2]" office:value-type="float" office:value="235" calcext:value-type="float">
            <text:p>235</text:p>
          </table:table-cell>
          <table:table-cell table:formula="of:=MOD([.F616]+1/[.$H$2];5)" office:value-type="float" office:value="0.233333333333308" calcext:value-type="float">
            <text:p>0,233333333333308</text:p>
          </table:table-cell>
          <table:table-cell table:formula="of:=IF([.F617]=0;[.G616]+2+1/[.$H$2];[.G616]+1/[.$H$2])" office:value-type="float" office:value="10.2333333333334" calcext:value-type="float">
            <text:p>10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8]))" office:value-type="date" office:date-value="2019-10-17T09:46:42.8697" calcext:value-type="date">
            <text:p>2019-10-17 09:46:43</text:p>
          </table:table-cell>
          <table:table-cell table:style-name="ce7" table:formula="of:=[.A618]" office:value-type="date" office:date-value="2019-10-17T09:46:42.8697" calcext:value-type="date">
            <text:p>2019-10-17 09:46:43</text:p>
          </table:table-cell>
          <table:table-cell table:formula="of:=TRUNC([.A618])" office:value-type="float" office:value="43755" calcext:value-type="float">
            <text:p>43755</text:p>
          </table:table-cell>
          <table:table-cell table:style-name="ce12" table:formula="of:=[.B618]-[.C618]" office:value-type="date" office:date-value="1899-12-30T09:46:42.86969952285" calcext:value-type="date">
            <text:p>12/30/99 09:46 AM</text:p>
          </table:table-cell>
          <table:table-cell table:formula="of:=MOD([.E617]-[.$E$2];[.$H$2])+1+[.$E$2]" office:value-type="float" office:value="236" calcext:value-type="float">
            <text:p>236</text:p>
          </table:table-cell>
          <table:table-cell table:formula="of:=MOD([.F617]+1/[.$H$2];5)" office:value-type="float" office:value="0.249999999999975" calcext:value-type="float">
            <text:p>0,249999999999975</text:p>
          </table:table-cell>
          <table:table-cell table:formula="of:=IF([.F618]=0;[.G617]+2+1/[.$H$2];[.G617]+1/[.$H$2])" office:value-type="float" office:value="10.2500000000001" calcext:value-type="float">
            <text:p>1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9]))" office:value-type="date" office:date-value="2019-10-17T09:31:38.310611" calcext:value-type="date">
            <text:p>2019-10-17 09:31:38</text:p>
          </table:table-cell>
          <table:table-cell table:style-name="ce7" table:formula="of:=[.A619]" office:value-type="date" office:date-value="2019-10-17T09:31:38.310611" calcext:value-type="date">
            <text:p>2019-10-17 09:31:38</text:p>
          </table:table-cell>
          <table:table-cell table:formula="of:=TRUNC([.A619])" office:value-type="float" office:value="43755" calcext:value-type="float">
            <text:p>43755</text:p>
          </table:table-cell>
          <table:table-cell table:style-name="ce12" table:formula="of:=[.B619]-[.C619]" office:value-type="date" office:date-value="1899-12-30T09:31:38.31061097793" calcext:value-type="date">
            <text:p>12/30/99 09:31 AM</text:p>
          </table:table-cell>
          <table:table-cell table:formula="of:=MOD([.E618]-[.$E$2];[.$H$2])+1+[.$E$2]" office:value-type="float" office:value="237" calcext:value-type="float">
            <text:p>237</text:p>
          </table:table-cell>
          <table:table-cell table:formula="of:=MOD([.F618]+1/[.$H$2];5)" office:value-type="float" office:value="0.266666666666642" calcext:value-type="float">
            <text:p>0,266666666666642</text:p>
          </table:table-cell>
          <table:table-cell table:formula="of:=IF([.F619]=0;[.G618]+2+1/[.$H$2];[.G618]+1/[.$H$2])" office:value-type="float" office:value="10.2666666666668" calcext:value-type="float">
            <text:p>1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0]))" office:value-type="date" office:date-value="2019-10-17T09:49:25.936359" calcext:value-type="date">
            <text:p>2019-10-17 09:49:26</text:p>
          </table:table-cell>
          <table:table-cell table:style-name="ce7" table:formula="of:=[.A620]" office:value-type="date" office:date-value="2019-10-17T09:49:25.936359" calcext:value-type="date">
            <text:p>2019-10-17 09:49:26</text:p>
          </table:table-cell>
          <table:table-cell table:formula="of:=TRUNC([.A620])" office:value-type="float" office:value="43755" calcext:value-type="float">
            <text:p>43755</text:p>
          </table:table-cell>
          <table:table-cell table:style-name="ce12" table:formula="of:=[.B620]-[.C620]" office:value-type="date" office:date-value="1899-12-30T09:49:25.93635866884" calcext:value-type="date">
            <text:p>12/30/99 09:49 AM</text:p>
          </table:table-cell>
          <table:table-cell table:formula="of:=MOD([.E619]-[.$E$2];[.$H$2])+1+[.$E$2]" office:value-type="float" office:value="238" calcext:value-type="float">
            <text:p>238</text:p>
          </table:table-cell>
          <table:table-cell table:formula="of:=MOD([.F619]+1/[.$H$2];5)" office:value-type="float" office:value="0.283333333333308" calcext:value-type="float">
            <text:p>0,283333333333308</text:p>
          </table:table-cell>
          <table:table-cell table:formula="of:=IF([.F620]=0;[.G619]+2+1/[.$H$2];[.G619]+1/[.$H$2])" office:value-type="float" office:value="10.2833333333334" calcext:value-type="float">
            <text:p>10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1]))" office:value-type="date" office:date-value="2019-10-17T09:35:56.192327" calcext:value-type="date">
            <text:p>2019-10-17 09:35:56</text:p>
          </table:table-cell>
          <table:table-cell table:style-name="ce7" table:formula="of:=[.A621]" office:value-type="date" office:date-value="2019-10-17T09:35:56.192327" calcext:value-type="date">
            <text:p>2019-10-17 09:35:56</text:p>
          </table:table-cell>
          <table:table-cell table:formula="of:=TRUNC([.A621])" office:value-type="float" office:value="43755" calcext:value-type="float">
            <text:p>43755</text:p>
          </table:table-cell>
          <table:table-cell table:style-name="ce12" table:formula="of:=[.B621]-[.C621]" office:value-type="date" office:date-value="1899-12-30T09:35:56.19232677855" calcext:value-type="date">
            <text:p>12/30/99 09:35 AM</text:p>
          </table:table-cell>
          <table:table-cell table:formula="of:=MOD([.E620]-[.$E$2];[.$H$2])+1+[.$E$2]" office:value-type="float" office:value="239" calcext:value-type="float">
            <text:p>239</text:p>
          </table:table-cell>
          <table:table-cell table:formula="of:=MOD([.F620]+1/[.$H$2];5)" office:value-type="float" office:value="0.299999999999975" calcext:value-type="float">
            <text:p>0,299999999999975</text:p>
          </table:table-cell>
          <table:table-cell table:formula="of:=IF([.F621]=0;[.G620]+2+1/[.$H$2];[.G620]+1/[.$H$2])" office:value-type="float" office:value="10.3000000000001" calcext:value-type="float">
            <text:p>1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2]))" office:value-type="date" office:date-value="2019-10-17T09:01:57.225292" calcext:value-type="date">
            <text:p>2019-10-17 09:01:57</text:p>
          </table:table-cell>
          <table:table-cell table:style-name="ce7" table:formula="of:=[.A622]" office:value-type="date" office:date-value="2019-10-17T09:01:57.225292" calcext:value-type="date">
            <text:p>2019-10-17 09:01:57</text:p>
          </table:table-cell>
          <table:table-cell table:formula="of:=TRUNC([.A622])" office:value-type="float" office:value="43755" calcext:value-type="float">
            <text:p>43755</text:p>
          </table:table-cell>
          <table:table-cell table:style-name="ce12" table:formula="of:=[.B622]-[.C622]" office:value-type="date" office:date-value="1899-12-30T09:01:57.22529204562" calcext:value-type="date">
            <text:p>12/30/99 09:01 AM</text:p>
          </table:table-cell>
          <table:table-cell table:formula="of:=MOD([.E621]-[.$E$2];[.$H$2])+1+[.$E$2]" office:value-type="float" office:value="240" calcext:value-type="float">
            <text:p>240</text:p>
          </table:table-cell>
          <table:table-cell table:formula="of:=MOD([.F621]+1/[.$H$2];5)" office:value-type="float" office:value="0.316666666666642" calcext:value-type="float">
            <text:p>0,316666666666642</text:p>
          </table:table-cell>
          <table:table-cell table:formula="of:=IF([.F622]=0;[.G621]+2+1/[.$H$2];[.G621]+1/[.$H$2])" office:value-type="float" office:value="10.3166666666668" calcext:value-type="float">
            <text:p>1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3]))" office:value-type="date" office:date-value="2019-10-17T09:47:04.891161" calcext:value-type="date">
            <text:p>2019-10-17 09:47:05</text:p>
          </table:table-cell>
          <table:table-cell table:style-name="ce7" table:formula="of:=[.A623]" office:value-type="date" office:date-value="2019-10-17T09:47:04.891161" calcext:value-type="date">
            <text:p>2019-10-17 09:47:05</text:p>
          </table:table-cell>
          <table:table-cell table:formula="of:=TRUNC([.A623])" office:value-type="float" office:value="43755" calcext:value-type="float">
            <text:p>43755</text:p>
          </table:table-cell>
          <table:table-cell table:style-name="ce12" table:formula="of:=[.B623]-[.C623]" office:value-type="date" office:date-value="1899-12-30T09:47:04.89116149954" calcext:value-type="date">
            <text:p>12/30/99 09:47 AM</text:p>
          </table:table-cell>
          <table:table-cell table:formula="of:=MOD([.E622]-[.$E$2];[.$H$2])+1+[.$E$2]" office:value-type="float" office:value="241" calcext:value-type="float">
            <text:p>241</text:p>
          </table:table-cell>
          <table:table-cell table:formula="of:=MOD([.F622]+1/[.$H$2];5)" office:value-type="float" office:value="0.333333333333308" calcext:value-type="float">
            <text:p>0,333333333333308</text:p>
          </table:table-cell>
          <table:table-cell table:formula="of:=IF([.F623]=0;[.G622]+2+1/[.$H$2];[.G622]+1/[.$H$2])" office:value-type="float" office:value="10.3333333333334" calcext:value-type="float">
            <text:p>10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4]))" office:value-type="date" office:date-value="2019-10-17T10:06:40.210378" calcext:value-type="date">
            <text:p>2019-10-17 10:06:40</text:p>
          </table:table-cell>
          <table:table-cell table:style-name="ce7" table:formula="of:=[.A624]" office:value-type="date" office:date-value="2019-10-17T10:06:40.210378" calcext:value-type="date">
            <text:p>2019-10-17 10:06:40</text:p>
          </table:table-cell>
          <table:table-cell table:formula="of:=TRUNC([.A624])" office:value-type="float" office:value="43755" calcext:value-type="float">
            <text:p>43755</text:p>
          </table:table-cell>
          <table:table-cell table:style-name="ce12" table:formula="of:=[.B624]-[.C624]" office:value-type="date" office:date-value="1899-12-30T10:06:40.21037806291" calcext:value-type="date">
            <text:p>12/30/99 10:06 AM</text:p>
          </table:table-cell>
          <table:table-cell table:formula="of:=MOD([.E623]-[.$E$2];[.$H$2])+1+[.$E$2]" office:value-type="float" office:value="242" calcext:value-type="float">
            <text:p>242</text:p>
          </table:table-cell>
          <table:table-cell table:formula="of:=MOD([.F623]+1/[.$H$2];5)" office:value-type="float" office:value="0.349999999999975" calcext:value-type="float">
            <text:p>0,349999999999975</text:p>
          </table:table-cell>
          <table:table-cell table:formula="of:=IF([.F624]=0;[.G623]+2+1/[.$H$2];[.G623]+1/[.$H$2])" office:value-type="float" office:value="10.3500000000001" calcext:value-type="float">
            <text:p>1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5]))" office:value-type="date" office:date-value="2019-10-17T09:26:12.348289" calcext:value-type="date">
            <text:p>2019-10-17 09:26:12</text:p>
          </table:table-cell>
          <table:table-cell table:style-name="ce7" table:formula="of:=[.A625]" office:value-type="date" office:date-value="2019-10-17T09:26:12.348289" calcext:value-type="date">
            <text:p>2019-10-17 09:26:12</text:p>
          </table:table-cell>
          <table:table-cell table:formula="of:=TRUNC([.A625])" office:value-type="float" office:value="43755" calcext:value-type="float">
            <text:p>43755</text:p>
          </table:table-cell>
          <table:table-cell table:style-name="ce12" table:formula="of:=[.B625]-[.C625]" office:value-type="date" office:date-value="1899-12-30T09:26:12.34828916844" calcext:value-type="date">
            <text:p>12/30/99 09:26 AM</text:p>
          </table:table-cell>
          <table:table-cell table:formula="of:=MOD([.E624]-[.$E$2];[.$H$2])+1+[.$E$2]" office:value-type="float" office:value="243" calcext:value-type="float">
            <text:p>243</text:p>
          </table:table-cell>
          <table:table-cell table:formula="of:=MOD([.F624]+1/[.$H$2];5)" office:value-type="float" office:value="0.366666666666642" calcext:value-type="float">
            <text:p>0,366666666666642</text:p>
          </table:table-cell>
          <table:table-cell table:formula="of:=IF([.F625]=0;[.G624]+2+1/[.$H$2];[.G624]+1/[.$H$2])" office:value-type="float" office:value="10.3666666666668" calcext:value-type="float">
            <text:p>1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6]))" office:value-type="date" office:date-value="2019-10-17T09:30:14.600255" calcext:value-type="date">
            <text:p>2019-10-17 09:30:15</text:p>
          </table:table-cell>
          <table:table-cell table:style-name="ce7" table:formula="of:=[.A626]" office:value-type="date" office:date-value="2019-10-17T09:30:14.600255" calcext:value-type="date">
            <text:p>2019-10-17 09:30:15</text:p>
          </table:table-cell>
          <table:table-cell table:formula="of:=TRUNC([.A626])" office:value-type="float" office:value="43755" calcext:value-type="float">
            <text:p>43755</text:p>
          </table:table-cell>
          <table:table-cell table:style-name="ce12" table:formula="of:=[.B626]-[.C626]" office:value-type="date" office:date-value="1899-12-30T09:30:14.60025482811" calcext:value-type="date">
            <text:p>12/30/99 09:30 AM</text:p>
          </table:table-cell>
          <table:table-cell table:formula="of:=MOD([.E625]-[.$E$2];[.$H$2])+1+[.$E$2]" office:value-type="float" office:value="244" calcext:value-type="float">
            <text:p>244</text:p>
          </table:table-cell>
          <table:table-cell table:formula="of:=MOD([.F625]+1/[.$H$2];5)" office:value-type="float" office:value="0.383333333333308" calcext:value-type="float">
            <text:p>0,383333333333308</text:p>
          </table:table-cell>
          <table:table-cell table:formula="of:=IF([.F626]=0;[.G625]+2+1/[.$H$2];[.G625]+1/[.$H$2])" office:value-type="float" office:value="10.3833333333334" calcext:value-type="float">
            <text:p>10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7]))" office:value-type="date" office:date-value="2019-10-17T09:35:34.804803" calcext:value-type="date">
            <text:p>2019-10-17 09:35:35</text:p>
          </table:table-cell>
          <table:table-cell table:style-name="ce7" table:formula="of:=[.A627]" office:value-type="date" office:date-value="2019-10-17T09:35:34.804803" calcext:value-type="date">
            <text:p>2019-10-17 09:35:35</text:p>
          </table:table-cell>
          <table:table-cell table:formula="of:=TRUNC([.A627])" office:value-type="float" office:value="43755" calcext:value-type="float">
            <text:p>43755</text:p>
          </table:table-cell>
          <table:table-cell table:style-name="ce12" table:formula="of:=[.B627]-[.C627]" office:value-type="date" office:date-value="1899-12-30T09:35:34.80480322614" calcext:value-type="date">
            <text:p>12/30/99 09:35 AM</text:p>
          </table:table-cell>
          <table:table-cell table:formula="of:=MOD([.E626]-[.$E$2];[.$H$2])+1+[.$E$2]" office:value-type="float" office:value="245" calcext:value-type="float">
            <text:p>245</text:p>
          </table:table-cell>
          <table:table-cell table:formula="of:=MOD([.F626]+1/[.$H$2];5)" office:value-type="float" office:value="0.399999999999975" calcext:value-type="float">
            <text:p>0,399999999999975</text:p>
          </table:table-cell>
          <table:table-cell table:formula="of:=IF([.F627]=0;[.G626]+2+1/[.$H$2];[.G626]+1/[.$H$2])" office:value-type="float" office:value="10.4000000000001" calcext:value-type="float">
            <text:p>1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8]))" office:value-type="date" office:date-value="2019-10-17T09:24:51.119483" calcext:value-type="date">
            <text:p>2019-10-17 09:24:51</text:p>
          </table:table-cell>
          <table:table-cell table:style-name="ce7" table:formula="of:=[.A628]" office:value-type="date" office:date-value="2019-10-17T09:24:51.119483" calcext:value-type="date">
            <text:p>2019-10-17 09:24:51</text:p>
          </table:table-cell>
          <table:table-cell table:formula="of:=TRUNC([.A628])" office:value-type="float" office:value="43755" calcext:value-type="float">
            <text:p>43755</text:p>
          </table:table-cell>
          <table:table-cell table:style-name="ce12" table:formula="of:=[.B628]-[.C628]" office:value-type="date" office:date-value="1899-12-30T09:24:51.11948325299" calcext:value-type="date">
            <text:p>12/30/99 09:24 AM</text:p>
          </table:table-cell>
          <table:table-cell table:formula="of:=MOD([.E627]-[.$E$2];[.$H$2])+1+[.$E$2]" office:value-type="float" office:value="246" calcext:value-type="float">
            <text:p>246</text:p>
          </table:table-cell>
          <table:table-cell table:formula="of:=MOD([.F627]+1/[.$H$2];5)" office:value-type="float" office:value="0.416666666666642" calcext:value-type="float">
            <text:p>0,416666666666642</text:p>
          </table:table-cell>
          <table:table-cell table:formula="of:=IF([.F628]=0;[.G627]+2+1/[.$H$2];[.G627]+1/[.$H$2])" office:value-type="float" office:value="10.4166666666668" calcext:value-type="float">
            <text:p>1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9]))" office:value-type="date" office:date-value="2019-10-17T09:34:52.145489" calcext:value-type="date">
            <text:p>2019-10-17 09:34:52</text:p>
          </table:table-cell>
          <table:table-cell table:style-name="ce7" table:formula="of:=[.A629]" office:value-type="date" office:date-value="2019-10-17T09:34:52.145489" calcext:value-type="date">
            <text:p>2019-10-17 09:34:52</text:p>
          </table:table-cell>
          <table:table-cell table:formula="of:=TRUNC([.A629])" office:value-type="float" office:value="43755" calcext:value-type="float">
            <text:p>43755</text:p>
          </table:table-cell>
          <table:table-cell table:style-name="ce12" table:formula="of:=[.B629]-[.C629]" office:value-type="date" office:date-value="1899-12-30T09:34:52.14548862074" calcext:value-type="date">
            <text:p>12/30/99 09:34 AM</text:p>
          </table:table-cell>
          <table:table-cell table:formula="of:=MOD([.E628]-[.$E$2];[.$H$2])+1+[.$E$2]" office:value-type="float" office:value="247" calcext:value-type="float">
            <text:p>247</text:p>
          </table:table-cell>
          <table:table-cell table:formula="of:=MOD([.F628]+1/[.$H$2];5)" office:value-type="float" office:value="0.433333333333308" calcext:value-type="float">
            <text:p>0,433333333333308</text:p>
          </table:table-cell>
          <table:table-cell table:formula="of:=IF([.F629]=0;[.G628]+2+1/[.$H$2];[.G628]+1/[.$H$2])" office:value-type="float" office:value="10.4333333333334" calcext:value-type="float">
            <text:p>10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0]))" office:value-type="date" office:date-value="2019-10-17T09:26:05.281318" calcext:value-type="date">
            <text:p>2019-10-17 09:26:05</text:p>
          </table:table-cell>
          <table:table-cell table:style-name="ce7" table:formula="of:=[.A630]" office:value-type="date" office:date-value="2019-10-17T09:26:05.281318" calcext:value-type="date">
            <text:p>2019-10-17 09:26:05</text:p>
          </table:table-cell>
          <table:table-cell table:formula="of:=TRUNC([.A630])" office:value-type="float" office:value="43755" calcext:value-type="float">
            <text:p>43755</text:p>
          </table:table-cell>
          <table:table-cell table:style-name="ce12" table:formula="of:=[.B630]-[.C630]" office:value-type="date" office:date-value="1899-12-30T09:26:05.2813175926" calcext:value-type="date">
            <text:p>12/30/99 09:26 AM</text:p>
          </table:table-cell>
          <table:table-cell table:formula="of:=MOD([.E629]-[.$E$2];[.$H$2])+1+[.$E$2]" office:value-type="float" office:value="248" calcext:value-type="float">
            <text:p>248</text:p>
          </table:table-cell>
          <table:table-cell table:formula="of:=MOD([.F629]+1/[.$H$2];5)" office:value-type="float" office:value="0.449999999999975" calcext:value-type="float">
            <text:p>0,449999999999975</text:p>
          </table:table-cell>
          <table:table-cell table:formula="of:=IF([.F630]=0;[.G629]+2+1/[.$H$2];[.G629]+1/[.$H$2])" office:value-type="float" office:value="10.4500000000001" calcext:value-type="float">
            <text:p>1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1]))" office:value-type="date" office:date-value="2019-10-17T10:08:04.302672" calcext:value-type="date">
            <text:p>2019-10-17 10:08:04</text:p>
          </table:table-cell>
          <table:table-cell table:style-name="ce7" table:formula="of:=[.A631]" office:value-type="date" office:date-value="2019-10-17T10:08:04.302672" calcext:value-type="date">
            <text:p>2019-10-17 10:08:04</text:p>
          </table:table-cell>
          <table:table-cell table:formula="of:=TRUNC([.A631])" office:value-type="float" office:value="43755" calcext:value-type="float">
            <text:p>43755</text:p>
          </table:table-cell>
          <table:table-cell table:style-name="ce12" table:formula="of:=[.B631]-[.C631]" office:value-type="date" office:date-value="1899-12-30T10:08:04.30267239455" calcext:value-type="date">
            <text:p>12/30/99 10:08 AM</text:p>
          </table:table-cell>
          <table:table-cell table:formula="of:=MOD([.E630]-[.$E$2];[.$H$2])+1+[.$E$2]" office:value-type="float" office:value="249" calcext:value-type="float">
            <text:p>249</text:p>
          </table:table-cell>
          <table:table-cell table:formula="of:=MOD([.F630]+1/[.$H$2];5)" office:value-type="float" office:value="0.466666666666642" calcext:value-type="float">
            <text:p>0,466666666666642</text:p>
          </table:table-cell>
          <table:table-cell table:formula="of:=IF([.F631]=0;[.G630]+2+1/[.$H$2];[.G630]+1/[.$H$2])" office:value-type="float" office:value="10.4666666666668" calcext:value-type="float">
            <text:p>1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2]))" office:value-type="date" office:date-value="2019-10-17T09:57:39.839915" calcext:value-type="date">
            <text:p>2019-10-17 09:57:40</text:p>
          </table:table-cell>
          <table:table-cell table:style-name="ce7" table:formula="of:=[.A632]" office:value-type="date" office:date-value="2019-10-17T09:57:39.839915" calcext:value-type="date">
            <text:p>2019-10-17 09:57:40</text:p>
          </table:table-cell>
          <table:table-cell table:formula="of:=TRUNC([.A632])" office:value-type="float" office:value="43755" calcext:value-type="float">
            <text:p>43755</text:p>
          </table:table-cell>
          <table:table-cell table:style-name="ce12" table:formula="of:=[.B632]-[.C632]" office:value-type="date" office:date-value="1899-12-30T09:57:39.83991525136" calcext:value-type="date">
            <text:p>12/30/99 09:57 AM</text:p>
          </table:table-cell>
          <table:table-cell table:formula="of:=MOD([.E631]-[.$E$2];[.$H$2])+1+[.$E$2]" office:value-type="float" office:value="250" calcext:value-type="float">
            <text:p>250</text:p>
          </table:table-cell>
          <table:table-cell table:formula="of:=MOD([.F631]+1/[.$H$2];5)" office:value-type="float" office:value="0.483333333333308" calcext:value-type="float">
            <text:p>0,483333333333308</text:p>
          </table:table-cell>
          <table:table-cell table:formula="of:=IF([.F632]=0;[.G631]+2+1/[.$H$2];[.G631]+1/[.$H$2])" office:value-type="float" office:value="10.4833333333334" calcext:value-type="float">
            <text:p>10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3]))" office:value-type="date" office:date-value="2019-10-17T09:12:48.492092" calcext:value-type="date">
            <text:p>2019-10-17 09:12:48</text:p>
          </table:table-cell>
          <table:table-cell table:style-name="ce7" table:formula="of:=[.A633]" office:value-type="date" office:date-value="2019-10-17T09:12:48.492092" calcext:value-type="date">
            <text:p>2019-10-17 09:12:48</text:p>
          </table:table-cell>
          <table:table-cell table:formula="of:=TRUNC([.A633])" office:value-type="float" office:value="43755" calcext:value-type="float">
            <text:p>43755</text:p>
          </table:table-cell>
          <table:table-cell table:style-name="ce12" table:formula="of:=[.B633]-[.C633]" office:value-type="date" office:date-value="1899-12-30T09:12:48.49209247157" calcext:value-type="date">
            <text:p>12/30/99 09:12 AM</text:p>
          </table:table-cell>
          <table:table-cell table:formula="of:=MOD([.E632]-[.$E$2];[.$H$2])+1+[.$E$2]" office:value-type="float" office:value="251" calcext:value-type="float">
            <text:p>251</text:p>
          </table:table-cell>
          <table:table-cell table:formula="of:=MOD([.F632]+1/[.$H$2];5)" office:value-type="float" office:value="0.499999999999975" calcext:value-type="float">
            <text:p>0,499999999999975</text:p>
          </table:table-cell>
          <table:table-cell table:formula="of:=IF([.F633]=0;[.G632]+2+1/[.$H$2];[.G632]+1/[.$H$2])" office:value-type="float" office:value="10.5000000000001" calcext:value-type="float">
            <text:p>1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4]))" office:value-type="date" office:date-value="2019-10-17T09:04:34.679151" calcext:value-type="date">
            <text:p>2019-10-17 09:04:35</text:p>
          </table:table-cell>
          <table:table-cell table:style-name="ce7" table:formula="of:=[.A634]" office:value-type="date" office:date-value="2019-10-17T09:04:34.679151" calcext:value-type="date">
            <text:p>2019-10-17 09:04:35</text:p>
          </table:table-cell>
          <table:table-cell table:formula="of:=TRUNC([.A634])" office:value-type="float" office:value="43755" calcext:value-type="float">
            <text:p>43755</text:p>
          </table:table-cell>
          <table:table-cell table:style-name="ce12" table:formula="of:=[.B634]-[.C634]" office:value-type="date" office:date-value="1899-12-30T09:04:34.67915096786" calcext:value-type="date">
            <text:p>12/30/99 09:04 AM</text:p>
          </table:table-cell>
          <table:table-cell table:formula="of:=MOD([.E633]-[.$E$2];[.$H$2])+1+[.$E$2]" office:value-type="float" office:value="252" calcext:value-type="float">
            <text:p>252</text:p>
          </table:table-cell>
          <table:table-cell table:formula="of:=MOD([.F633]+1/[.$H$2];5)" office:value-type="float" office:value="0.516666666666642" calcext:value-type="float">
            <text:p>0,516666666666642</text:p>
          </table:table-cell>
          <table:table-cell table:formula="of:=IF([.F634]=0;[.G633]+2+1/[.$H$2];[.G633]+1/[.$H$2])" office:value-type="float" office:value="10.5166666666668" calcext:value-type="float">
            <text:p>1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5]))" office:value-type="date" office:date-value="2019-10-17T09:21:27.917159" calcext:value-type="date">
            <text:p>2019-10-17 09:21:28</text:p>
          </table:table-cell>
          <table:table-cell table:style-name="ce7" table:formula="of:=[.A635]" office:value-type="date" office:date-value="2019-10-17T09:21:27.917159" calcext:value-type="date">
            <text:p>2019-10-17 09:21:28</text:p>
          </table:table-cell>
          <table:table-cell table:formula="of:=TRUNC([.A635])" office:value-type="float" office:value="43755" calcext:value-type="float">
            <text:p>43755</text:p>
          </table:table-cell>
          <table:table-cell table:style-name="ce12" table:formula="of:=[.B635]-[.C635]" office:value-type="date" office:date-value="1899-12-30T09:21:27.91715868283" calcext:value-type="date">
            <text:p>12/30/99 09:21 AM</text:p>
          </table:table-cell>
          <table:table-cell table:formula="of:=MOD([.E634]-[.$E$2];[.$H$2])+1+[.$E$2]" office:value-type="float" office:value="253" calcext:value-type="float">
            <text:p>253</text:p>
          </table:table-cell>
          <table:table-cell table:formula="of:=MOD([.F634]+1/[.$H$2];5)" office:value-type="float" office:value="0.533333333333308" calcext:value-type="float">
            <text:p>0,533333333333308</text:p>
          </table:table-cell>
          <table:table-cell table:formula="of:=IF([.F635]=0;[.G634]+2+1/[.$H$2];[.G634]+1/[.$H$2])" office:value-type="float" office:value="10.5333333333334" calcext:value-type="float">
            <text:p>1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6]))" office:value-type="date" office:date-value="2019-10-17T09:04:16.112247" calcext:value-type="date">
            <text:p>2019-10-17 09:04:16</text:p>
          </table:table-cell>
          <table:table-cell table:style-name="ce7" table:formula="of:=[.A636]" office:value-type="date" office:date-value="2019-10-17T09:04:16.112247" calcext:value-type="date">
            <text:p>2019-10-17 09:04:16</text:p>
          </table:table-cell>
          <table:table-cell table:formula="of:=TRUNC([.A636])" office:value-type="float" office:value="43755" calcext:value-type="float">
            <text:p>43755</text:p>
          </table:table-cell>
          <table:table-cell table:style-name="ce12" table:formula="of:=[.B636]-[.C636]" office:value-type="date" office:date-value="1899-12-30T09:04:16.11224742606" calcext:value-type="date">
            <text:p>12/30/99 09:04 AM</text:p>
          </table:table-cell>
          <table:table-cell table:formula="of:=MOD([.E635]-[.$E$2];[.$H$2])+1+[.$E$2]" office:value-type="float" office:value="254" calcext:value-type="float">
            <text:p>254</text:p>
          </table:table-cell>
          <table:table-cell table:formula="of:=MOD([.F635]+1/[.$H$2];5)" office:value-type="float" office:value="0.549999999999975" calcext:value-type="float">
            <text:p>0,549999999999975</text:p>
          </table:table-cell>
          <table:table-cell table:formula="of:=IF([.F636]=0;[.G635]+2+1/[.$H$2];[.G635]+1/[.$H$2])" office:value-type="float" office:value="10.5500000000001" calcext:value-type="float">
            <text:p>1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7]))" office:value-type="date" office:date-value="2019-10-17T09:19:27.947302" calcext:value-type="date">
            <text:p>2019-10-17 09:19:28</text:p>
          </table:table-cell>
          <table:table-cell table:style-name="ce7" table:formula="of:=[.A637]" office:value-type="date" office:date-value="2019-10-17T09:19:27.947302" calcext:value-type="date">
            <text:p>2019-10-17 09:19:28</text:p>
          </table:table-cell>
          <table:table-cell table:formula="of:=TRUNC([.A637])" office:value-type="float" office:value="43755" calcext:value-type="float">
            <text:p>43755</text:p>
          </table:table-cell>
          <table:table-cell table:style-name="ce12" table:formula="of:=[.B637]-[.C637]" office:value-type="date" office:date-value="1899-12-30T09:19:27.9473023396" calcext:value-type="date">
            <text:p>12/30/99 09:19 AM</text:p>
          </table:table-cell>
          <table:table-cell table:formula="of:=MOD([.E636]-[.$E$2];[.$H$2])+1+[.$E$2]" office:value-type="float" office:value="255" calcext:value-type="float">
            <text:p>255</text:p>
          </table:table-cell>
          <table:table-cell table:formula="of:=MOD([.F636]+1/[.$H$2];5)" office:value-type="float" office:value="0.566666666666642" calcext:value-type="float">
            <text:p>0,566666666666642</text:p>
          </table:table-cell>
          <table:table-cell table:formula="of:=IF([.F637]=0;[.G636]+2+1/[.$H$2];[.G636]+1/[.$H$2])" office:value-type="float" office:value="10.5666666666668" calcext:value-type="float">
            <text:p>1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8]))" office:value-type="date" office:date-value="2019-10-17T09:17:56.174395" calcext:value-type="date">
            <text:p>2019-10-17 09:17:56</text:p>
          </table:table-cell>
          <table:table-cell table:style-name="ce7" table:formula="of:=[.A638]" office:value-type="date" office:date-value="2019-10-17T09:17:56.174395" calcext:value-type="date">
            <text:p>2019-10-17 09:17:56</text:p>
          </table:table-cell>
          <table:table-cell table:formula="of:=TRUNC([.A638])" office:value-type="float" office:value="43755" calcext:value-type="float">
            <text:p>43755</text:p>
          </table:table-cell>
          <table:table-cell table:style-name="ce12" table:formula="of:=[.B638]-[.C638]" office:value-type="date" office:date-value="1899-12-30T09:17:56.17439499591" calcext:value-type="date">
            <text:p>12/30/99 09:17 AM</text:p>
          </table:table-cell>
          <table:table-cell table:formula="of:=MOD([.E637]-[.$E$2];[.$H$2])+1+[.$E$2]" office:value-type="float" office:value="256" calcext:value-type="float">
            <text:p>256</text:p>
          </table:table-cell>
          <table:table-cell table:formula="of:=MOD([.F637]+1/[.$H$2];5)" office:value-type="float" office:value="0.583333333333308" calcext:value-type="float">
            <text:p>0,583333333333308</text:p>
          </table:table-cell>
          <table:table-cell table:formula="of:=IF([.F638]=0;[.G637]+2+1/[.$H$2];[.G637]+1/[.$H$2])" office:value-type="float" office:value="10.5833333333334" calcext:value-type="float">
            <text:p>1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9]))" office:value-type="date" office:date-value="2019-10-17T09:07:25.509647" calcext:value-type="date">
            <text:p>2019-10-17 09:07:26</text:p>
          </table:table-cell>
          <table:table-cell table:style-name="ce7" table:formula="of:=[.A639]" office:value-type="date" office:date-value="2019-10-17T09:07:25.509647" calcext:value-type="date">
            <text:p>2019-10-17 09:07:26</text:p>
          </table:table-cell>
          <table:table-cell table:formula="of:=TRUNC([.A639])" office:value-type="float" office:value="43755" calcext:value-type="float">
            <text:p>43755</text:p>
          </table:table-cell>
          <table:table-cell table:style-name="ce12" table:formula="of:=[.B639]-[.C639]" office:value-type="date" office:date-value="1899-12-30T09:07:25.5096466234" calcext:value-type="date">
            <text:p>12/30/99 09:07 AM</text:p>
          </table:table-cell>
          <table:table-cell table:formula="of:=MOD([.E638]-[.$E$2];[.$H$2])+1+[.$E$2]" office:value-type="float" office:value="257" calcext:value-type="float">
            <text:p>257</text:p>
          </table:table-cell>
          <table:table-cell table:formula="of:=MOD([.F638]+1/[.$H$2];5)" office:value-type="float" office:value="0.599999999999975" calcext:value-type="float">
            <text:p>0,599999999999975</text:p>
          </table:table-cell>
          <table:table-cell table:formula="of:=IF([.F639]=0;[.G638]+2+1/[.$H$2];[.G638]+1/[.$H$2])" office:value-type="float" office:value="10.6000000000001" calcext:value-type="float">
            <text:p>1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0]))" office:value-type="date" office:date-value="2019-10-17T09:35:34.448391" calcext:value-type="date">
            <text:p>2019-10-17 09:35:34</text:p>
          </table:table-cell>
          <table:table-cell table:style-name="ce7" table:formula="of:=[.A640]" office:value-type="date" office:date-value="2019-10-17T09:35:34.448391" calcext:value-type="date">
            <text:p>2019-10-17 09:35:34</text:p>
          </table:table-cell>
          <table:table-cell table:formula="of:=TRUNC([.A640])" office:value-type="float" office:value="43755" calcext:value-type="float">
            <text:p>43755</text:p>
          </table:table-cell>
          <table:table-cell table:style-name="ce12" table:formula="of:=[.B640]-[.C640]" office:value-type="date" office:date-value="1899-12-30T09:35:34.4483910827" calcext:value-type="date">
            <text:p>12/30/99 09:35 AM</text:p>
          </table:table-cell>
          <table:table-cell table:formula="of:=MOD([.E639]-[.$E$2];[.$H$2])+1+[.$E$2]" office:value-type="float" office:value="258" calcext:value-type="float">
            <text:p>258</text:p>
          </table:table-cell>
          <table:table-cell table:formula="of:=MOD([.F639]+1/[.$H$2];5)" office:value-type="float" office:value="0.616666666666642" calcext:value-type="float">
            <text:p>0,616666666666642</text:p>
          </table:table-cell>
          <table:table-cell table:formula="of:=IF([.F640]=0;[.G639]+2+1/[.$H$2];[.G639]+1/[.$H$2])" office:value-type="float" office:value="10.6166666666668" calcext:value-type="float">
            <text:p>1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1]))" office:value-type="date" office:date-value="2019-10-17T09:31:46.947088" calcext:value-type="date">
            <text:p>2019-10-17 09:31:47</text:p>
          </table:table-cell>
          <table:table-cell table:style-name="ce7" table:formula="of:=[.A641]" office:value-type="date" office:date-value="2019-10-17T09:31:46.947088" calcext:value-type="date">
            <text:p>2019-10-17 09:31:47</text:p>
          </table:table-cell>
          <table:table-cell table:formula="of:=TRUNC([.A641])" office:value-type="float" office:value="43755" calcext:value-type="float">
            <text:p>43755</text:p>
          </table:table-cell>
          <table:table-cell table:style-name="ce12" table:formula="of:=[.B641]-[.C641]" office:value-type="date" office:date-value="1899-12-30T09:31:46.94708847441" calcext:value-type="date">
            <text:p>12/30/99 09:31 AM</text:p>
          </table:table-cell>
          <table:table-cell table:formula="of:=MOD([.E640]-[.$E$2];[.$H$2])+1+[.$E$2]" office:value-type="float" office:value="259" calcext:value-type="float">
            <text:p>259</text:p>
          </table:table-cell>
          <table:table-cell table:formula="of:=MOD([.F640]+1/[.$H$2];5)" office:value-type="float" office:value="0.633333333333309" calcext:value-type="float">
            <text:p>0,633333333333309</text:p>
          </table:table-cell>
          <table:table-cell table:formula="of:=IF([.F641]=0;[.G640]+2+1/[.$H$2];[.G640]+1/[.$H$2])" office:value-type="float" office:value="10.6333333333334" calcext:value-type="float">
            <text:p>1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2]))" office:value-type="date" office:date-value="2019-10-17T09:58:38.823427" calcext:value-type="date">
            <text:p>2019-10-17 09:58:39</text:p>
          </table:table-cell>
          <table:table-cell table:style-name="ce7" table:formula="of:=[.A642]" office:value-type="date" office:date-value="2019-10-17T09:58:38.823427" calcext:value-type="date">
            <text:p>2019-10-17 09:58:39</text:p>
          </table:table-cell>
          <table:table-cell table:formula="of:=TRUNC([.A642])" office:value-type="float" office:value="43755" calcext:value-type="float">
            <text:p>43755</text:p>
          </table:table-cell>
          <table:table-cell table:style-name="ce12" table:formula="of:=[.B642]-[.C642]" office:value-type="date" office:date-value="1899-12-30T09:58:38.8234265428" calcext:value-type="date">
            <text:p>12/30/99 09:58 AM</text:p>
          </table:table-cell>
          <table:table-cell table:formula="of:=MOD([.E641]-[.$E$2];[.$H$2])+1+[.$E$2]" office:value-type="float" office:value="260" calcext:value-type="float">
            <text:p>260</text:p>
          </table:table-cell>
          <table:table-cell table:formula="of:=MOD([.F641]+1/[.$H$2];5)" office:value-type="float" office:value="0.649999999999975" calcext:value-type="float">
            <text:p>0,649999999999975</text:p>
          </table:table-cell>
          <table:table-cell table:formula="of:=IF([.F642]=0;[.G641]+2+1/[.$H$2];[.G641]+1/[.$H$2])" office:value-type="float" office:value="10.6500000000001" calcext:value-type="float">
            <text:p>1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3]))" office:value-type="date" office:date-value="2019-10-17T09:28:21.936798" calcext:value-type="date">
            <text:p>2019-10-17 09:28:22</text:p>
          </table:table-cell>
          <table:table-cell table:style-name="ce7" table:formula="of:=[.A643]" office:value-type="date" office:date-value="2019-10-17T09:28:21.936798" calcext:value-type="date">
            <text:p>2019-10-17 09:28:22</text:p>
          </table:table-cell>
          <table:table-cell table:formula="of:=TRUNC([.A643])" office:value-type="float" office:value="43755" calcext:value-type="float">
            <text:p>43755</text:p>
          </table:table-cell>
          <table:table-cell table:style-name="ce12" table:formula="of:=[.B643]-[.C643]" office:value-type="date" office:date-value="1899-12-30T09:28:21.93679807708" calcext:value-type="date">
            <text:p>12/30/99 09:28 AM</text:p>
          </table:table-cell>
          <table:table-cell table:formula="of:=MOD([.E642]-[.$E$2];[.$H$2])+1+[.$E$2]" office:value-type="float" office:value="261" calcext:value-type="float">
            <text:p>261</text:p>
          </table:table-cell>
          <table:table-cell table:formula="of:=MOD([.F642]+1/[.$H$2];5)" office:value-type="float" office:value="0.666666666666642" calcext:value-type="float">
            <text:p>0,666666666666642</text:p>
          </table:table-cell>
          <table:table-cell table:formula="of:=IF([.F643]=0;[.G642]+2+1/[.$H$2];[.G642]+1/[.$H$2])" office:value-type="float" office:value="10.6666666666668" calcext:value-type="float">
            <text:p>1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4]))" office:value-type="date" office:date-value="2019-10-17T09:34:00.254076" calcext:value-type="date">
            <text:p>2019-10-17 09:34:00</text:p>
          </table:table-cell>
          <table:table-cell table:style-name="ce7" table:formula="of:=[.A644]" office:value-type="date" office:date-value="2019-10-17T09:34:00.254076" calcext:value-type="date">
            <text:p>2019-10-17 09:34:00</text:p>
          </table:table-cell>
          <table:table-cell table:formula="of:=TRUNC([.A644])" office:value-type="float" office:value="43755" calcext:value-type="float">
            <text:p>43755</text:p>
          </table:table-cell>
          <table:table-cell table:style-name="ce12" table:formula="of:=[.B644]-[.C644]" office:value-type="date" office:date-value="1899-12-30T09:34:00.25407575537" calcext:value-type="date">
            <text:p>12/30/99 09:34 AM</text:p>
          </table:table-cell>
          <table:table-cell table:formula="of:=MOD([.E643]-[.$E$2];[.$H$2])+1+[.$E$2]" office:value-type="float" office:value="262" calcext:value-type="float">
            <text:p>262</text:p>
          </table:table-cell>
          <table:table-cell table:formula="of:=MOD([.F643]+1/[.$H$2];5)" office:value-type="float" office:value="0.683333333333309" calcext:value-type="float">
            <text:p>0,683333333333309</text:p>
          </table:table-cell>
          <table:table-cell table:formula="of:=IF([.F644]=0;[.G643]+2+1/[.$H$2];[.G643]+1/[.$H$2])" office:value-type="float" office:value="10.6833333333334" calcext:value-type="float">
            <text:p>1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5]))" office:value-type="date" office:date-value="2019-10-17T09:38:42.638825" calcext:value-type="date">
            <text:p>2019-10-17 09:38:43</text:p>
          </table:table-cell>
          <table:table-cell table:style-name="ce7" table:formula="of:=[.A645]" office:value-type="date" office:date-value="2019-10-17T09:38:42.638825" calcext:value-type="date">
            <text:p>2019-10-17 09:38:43</text:p>
          </table:table-cell>
          <table:table-cell table:formula="of:=TRUNC([.A645])" office:value-type="float" office:value="43755" calcext:value-type="float">
            <text:p>43755</text:p>
          </table:table-cell>
          <table:table-cell table:style-name="ce12" table:formula="of:=[.B645]-[.C645]" office:value-type="date" office:date-value="1899-12-30T09:38:42.63882514089" calcext:value-type="date">
            <text:p>12/30/99 09:38 AM</text:p>
          </table:table-cell>
          <table:table-cell table:formula="of:=MOD([.E644]-[.$E$2];[.$H$2])+1+[.$E$2]" office:value-type="float" office:value="263" calcext:value-type="float">
            <text:p>263</text:p>
          </table:table-cell>
          <table:table-cell table:formula="of:=MOD([.F644]+1/[.$H$2];5)" office:value-type="float" office:value="0.699999999999976" calcext:value-type="float">
            <text:p>0,699999999999976</text:p>
          </table:table-cell>
          <table:table-cell table:formula="of:=IF([.F645]=0;[.G644]+2+1/[.$H$2];[.G644]+1/[.$H$2])" office:value-type="float" office:value="10.7000000000001" calcext:value-type="float">
            <text:p>1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6]))" office:value-type="date" office:date-value="2019-10-17T09:18:15.326159" calcext:value-type="date">
            <text:p>2019-10-17 09:18:15</text:p>
          </table:table-cell>
          <table:table-cell table:style-name="ce7" table:formula="of:=[.A646]" office:value-type="date" office:date-value="2019-10-17T09:18:15.326159" calcext:value-type="date">
            <text:p>2019-10-17 09:18:15</text:p>
          </table:table-cell>
          <table:table-cell table:formula="of:=TRUNC([.A646])" office:value-type="float" office:value="43755" calcext:value-type="float">
            <text:p>43755</text:p>
          </table:table-cell>
          <table:table-cell table:style-name="ce12" table:formula="of:=[.B646]-[.C646]" office:value-type="date" office:date-value="1899-12-30T09:18:15.32615945209" calcext:value-type="date">
            <text:p>12/30/99 09:18 AM</text:p>
          </table:table-cell>
          <table:table-cell table:formula="of:=MOD([.E645]-[.$E$2];[.$H$2])+1+[.$E$2]" office:value-type="float" office:value="264" calcext:value-type="float">
            <text:p>264</text:p>
          </table:table-cell>
          <table:table-cell table:formula="of:=MOD([.F645]+1/[.$H$2];5)" office:value-type="float" office:value="0.716666666666642" calcext:value-type="float">
            <text:p>0,716666666666642</text:p>
          </table:table-cell>
          <table:table-cell table:formula="of:=IF([.F646]=0;[.G645]+2+1/[.$H$2];[.G645]+1/[.$H$2])" office:value-type="float" office:value="10.7166666666668" calcext:value-type="float">
            <text:p>1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7]))" office:value-type="date" office:date-value="2019-10-17T09:43:39.195704" calcext:value-type="date">
            <text:p>2019-10-17 09:43:39</text:p>
          </table:table-cell>
          <table:table-cell table:style-name="ce7" table:formula="of:=[.A647]" office:value-type="date" office:date-value="2019-10-17T09:43:39.195704" calcext:value-type="date">
            <text:p>2019-10-17 09:43:39</text:p>
          </table:table-cell>
          <table:table-cell table:formula="of:=TRUNC([.A647])" office:value-type="float" office:value="43755" calcext:value-type="float">
            <text:p>43755</text:p>
          </table:table-cell>
          <table:table-cell table:style-name="ce12" table:formula="of:=[.B647]-[.C647]" office:value-type="date" office:date-value="1899-12-30T09:43:39.19570395257" calcext:value-type="date">
            <text:p>12/30/99 09:43 AM</text:p>
          </table:table-cell>
          <table:table-cell table:formula="of:=MOD([.E646]-[.$E$2];[.$H$2])+1+[.$E$2]" office:value-type="float" office:value="265" calcext:value-type="float">
            <text:p>265</text:p>
          </table:table-cell>
          <table:table-cell table:formula="of:=MOD([.F646]+1/[.$H$2];5)" office:value-type="float" office:value="0.733333333333309" calcext:value-type="float">
            <text:p>0,733333333333309</text:p>
          </table:table-cell>
          <table:table-cell table:formula="of:=IF([.F647]=0;[.G646]+2+1/[.$H$2];[.G646]+1/[.$H$2])" office:value-type="float" office:value="10.7333333333334" calcext:value-type="float">
            <text:p>1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8]))" office:value-type="date" office:date-value="2019-10-17T10:02:02.319446" calcext:value-type="date">
            <text:p>2019-10-17 10:02:02</text:p>
          </table:table-cell>
          <table:table-cell table:style-name="ce7" table:formula="of:=[.A648]" office:value-type="date" office:date-value="2019-10-17T10:02:02.319446" calcext:value-type="date">
            <text:p>2019-10-17 10:02:02</text:p>
          </table:table-cell>
          <table:table-cell table:formula="of:=TRUNC([.A648])" office:value-type="float" office:value="43755" calcext:value-type="float">
            <text:p>43755</text:p>
          </table:table-cell>
          <table:table-cell table:style-name="ce12" table:formula="of:=[.B648]-[.C648]" office:value-type="date" office:date-value="1899-12-30T10:02:02.31944608502" calcext:value-type="date">
            <text:p>12/30/99 10:02 AM</text:p>
          </table:table-cell>
          <table:table-cell table:formula="of:=MOD([.E647]-[.$E$2];[.$H$2])+1+[.$E$2]" office:value-type="float" office:value="266" calcext:value-type="float">
            <text:p>266</text:p>
          </table:table-cell>
          <table:table-cell table:formula="of:=MOD([.F647]+1/[.$H$2];5)" office:value-type="float" office:value="0.749999999999976" calcext:value-type="float">
            <text:p>0,749999999999976</text:p>
          </table:table-cell>
          <table:table-cell table:formula="of:=IF([.F648]=0;[.G647]+2+1/[.$H$2];[.G647]+1/[.$H$2])" office:value-type="float" office:value="10.7500000000001" calcext:value-type="float">
            <text:p>1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9]))" office:value-type="date" office:date-value="2019-10-17T09:36:01.706824" calcext:value-type="date">
            <text:p>2019-10-17 09:36:02</text:p>
          </table:table-cell>
          <table:table-cell table:style-name="ce7" table:formula="of:=[.A649]" office:value-type="date" office:date-value="2019-10-17T09:36:01.706824" calcext:value-type="date">
            <text:p>2019-10-17 09:36:02</text:p>
          </table:table-cell>
          <table:table-cell table:formula="of:=TRUNC([.A649])" office:value-type="float" office:value="43755" calcext:value-type="float">
            <text:p>43755</text:p>
          </table:table-cell>
          <table:table-cell table:style-name="ce12" table:formula="of:=[.B649]-[.C649]" office:value-type="date" office:date-value="1899-12-30T09:36:01.70682425145" calcext:value-type="date">
            <text:p>12/30/99 09:36 AM</text:p>
          </table:table-cell>
          <table:table-cell table:formula="of:=MOD([.E648]-[.$E$2];[.$H$2])+1+[.$E$2]" office:value-type="float" office:value="267" calcext:value-type="float">
            <text:p>267</text:p>
          </table:table-cell>
          <table:table-cell table:formula="of:=MOD([.F648]+1/[.$H$2];5)" office:value-type="float" office:value="0.766666666666642" calcext:value-type="float">
            <text:p>0,766666666666642</text:p>
          </table:table-cell>
          <table:table-cell table:formula="of:=IF([.F649]=0;[.G648]+2+1/[.$H$2];[.G648]+1/[.$H$2])" office:value-type="float" office:value="10.7666666666668" calcext:value-type="float">
            <text:p>1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0]))" office:value-type="date" office:date-value="2019-10-17T09:35:54.560337" calcext:value-type="date">
            <text:p>2019-10-17 09:35:55</text:p>
          </table:table-cell>
          <table:table-cell table:style-name="ce7" table:formula="of:=[.A650]" office:value-type="date" office:date-value="2019-10-17T09:35:54.560337" calcext:value-type="date">
            <text:p>2019-10-17 09:35:55</text:p>
          </table:table-cell>
          <table:table-cell table:formula="of:=TRUNC([.A650])" office:value-type="float" office:value="43755" calcext:value-type="float">
            <text:p>43755</text:p>
          </table:table-cell>
          <table:table-cell table:style-name="ce12" table:formula="of:=[.B650]-[.C650]" office:value-type="date" office:date-value="1899-12-30T09:35:54.56033691298" calcext:value-type="date">
            <text:p>12/30/99 09:35 AM</text:p>
          </table:table-cell>
          <table:table-cell table:formula="of:=MOD([.E649]-[.$E$2];[.$H$2])+1+[.$E$2]" office:value-type="float" office:value="268" calcext:value-type="float">
            <text:p>268</text:p>
          </table:table-cell>
          <table:table-cell table:formula="of:=MOD([.F649]+1/[.$H$2];5)" office:value-type="float" office:value="0.783333333333309" calcext:value-type="float">
            <text:p>0,783333333333309</text:p>
          </table:table-cell>
          <table:table-cell table:formula="of:=IF([.F650]=0;[.G649]+2+1/[.$H$2];[.G649]+1/[.$H$2])" office:value-type="float" office:value="10.7833333333335" calcext:value-type="float">
            <text:p>10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1]))" office:value-type="date" office:date-value="2019-10-17T09:23:39.150185" calcext:value-type="date">
            <text:p>2019-10-17 09:23:39</text:p>
          </table:table-cell>
          <table:table-cell table:style-name="ce7" table:formula="of:=[.A651]" office:value-type="date" office:date-value="2019-10-17T09:23:39.150185" calcext:value-type="date">
            <text:p>2019-10-17 09:23:39</text:p>
          </table:table-cell>
          <table:table-cell table:formula="of:=TRUNC([.A651])" office:value-type="float" office:value="43755" calcext:value-type="float">
            <text:p>43755</text:p>
          </table:table-cell>
          <table:table-cell table:style-name="ce12" table:formula="of:=[.B651]-[.C651]" office:value-type="date" office:date-value="1899-12-30T09:23:39.15018504951" calcext:value-type="date">
            <text:p>12/30/99 09:23 AM</text:p>
          </table:table-cell>
          <table:table-cell table:formula="of:=MOD([.E650]-[.$E$2];[.$H$2])+1+[.$E$2]" office:value-type="float" office:value="269" calcext:value-type="float">
            <text:p>269</text:p>
          </table:table-cell>
          <table:table-cell table:formula="of:=MOD([.F650]+1/[.$H$2];5)" office:value-type="float" office:value="0.799999999999976" calcext:value-type="float">
            <text:p>0,799999999999976</text:p>
          </table:table-cell>
          <table:table-cell table:formula="of:=IF([.F651]=0;[.G650]+2+1/[.$H$2];[.G650]+1/[.$H$2])" office:value-type="float" office:value="10.8000000000001" calcext:value-type="float">
            <text:p>1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2]))" office:value-type="date" office:date-value="2019-10-17T09:33:07.263477" calcext:value-type="date">
            <text:p>2019-10-17 09:33:07</text:p>
          </table:table-cell>
          <table:table-cell table:style-name="ce7" table:formula="of:=[.A652]" office:value-type="date" office:date-value="2019-10-17T09:33:07.263477" calcext:value-type="date">
            <text:p>2019-10-17 09:33:07</text:p>
          </table:table-cell>
          <table:table-cell table:formula="of:=TRUNC([.A652])" office:value-type="float" office:value="43755" calcext:value-type="float">
            <text:p>43755</text:p>
          </table:table-cell>
          <table:table-cell table:style-name="ce12" table:formula="of:=[.B652]-[.C652]" office:value-type="date" office:date-value="1899-12-30T09:33:07.26347729098" calcext:value-type="date">
            <text:p>12/30/99 09:33 AM</text:p>
          </table:table-cell>
          <table:table-cell table:formula="of:=MOD([.E651]-[.$E$2];[.$H$2])+1+[.$E$2]" office:value-type="float" office:value="270" calcext:value-type="float">
            <text:p>270</text:p>
          </table:table-cell>
          <table:table-cell table:formula="of:=MOD([.F651]+1/[.$H$2];5)" office:value-type="float" office:value="0.816666666666642" calcext:value-type="float">
            <text:p>0,816666666666642</text:p>
          </table:table-cell>
          <table:table-cell table:formula="of:=IF([.F652]=0;[.G651]+2+1/[.$H$2];[.G651]+1/[.$H$2])" office:value-type="float" office:value="10.8166666666668" calcext:value-type="float">
            <text:p>1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3]))" office:value-type="date" office:date-value="2019-10-17T09:35:53.27723" calcext:value-type="date">
            <text:p>2019-10-17 09:35:53</text:p>
          </table:table-cell>
          <table:table-cell table:style-name="ce7" table:formula="of:=[.A653]" office:value-type="date" office:date-value="2019-10-17T09:35:53.27723" calcext:value-type="date">
            <text:p>2019-10-17 09:35:53</text:p>
          </table:table-cell>
          <table:table-cell table:formula="of:=TRUNC([.A653])" office:value-type="float" office:value="43755" calcext:value-type="float">
            <text:p>43755</text:p>
          </table:table-cell>
          <table:table-cell table:style-name="ce12" table:formula="of:=[.B653]-[.C653]" office:value-type="date" office:date-value="1899-12-30T09:35:53.27722993679" calcext:value-type="date">
            <text:p>12/30/99 09:35 AM</text:p>
          </table:table-cell>
          <table:table-cell table:formula="of:=MOD([.E652]-[.$E$2];[.$H$2])+1+[.$E$2]" office:value-type="float" office:value="271" calcext:value-type="float">
            <text:p>271</text:p>
          </table:table-cell>
          <table:table-cell table:formula="of:=MOD([.F652]+1/[.$H$2];5)" office:value-type="float" office:value="0.833333333333309" calcext:value-type="float">
            <text:p>0,833333333333309</text:p>
          </table:table-cell>
          <table:table-cell table:formula="of:=IF([.F653]=0;[.G652]+2+1/[.$H$2];[.G652]+1/[.$H$2])" office:value-type="float" office:value="10.8333333333335" calcext:value-type="float">
            <text:p>10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4]))" office:value-type="date" office:date-value="2019-10-17T09:37:29.511031" calcext:value-type="date">
            <text:p>2019-10-17 09:37:30</text:p>
          </table:table-cell>
          <table:table-cell table:style-name="ce7" table:formula="of:=[.A654]" office:value-type="date" office:date-value="2019-10-17T09:37:29.511031" calcext:value-type="date">
            <text:p>2019-10-17 09:37:30</text:p>
          </table:table-cell>
          <table:table-cell table:formula="of:=TRUNC([.A654])" office:value-type="float" office:value="43755" calcext:value-type="float">
            <text:p>43755</text:p>
          </table:table-cell>
          <table:table-cell table:style-name="ce12" table:formula="of:=[.B654]-[.C654]" office:value-type="date" office:date-value="1899-12-30T09:37:29.51103078201" calcext:value-type="date">
            <text:p>12/30/99 09:37 AM</text:p>
          </table:table-cell>
          <table:table-cell table:formula="of:=MOD([.E653]-[.$E$2];[.$H$2])+1+[.$E$2]" office:value-type="float" office:value="272" calcext:value-type="float">
            <text:p>272</text:p>
          </table:table-cell>
          <table:table-cell table:formula="of:=MOD([.F653]+1/[.$H$2];5)" office:value-type="float" office:value="0.849999999999976" calcext:value-type="float">
            <text:p>0,849999999999976</text:p>
          </table:table-cell>
          <table:table-cell table:formula="of:=IF([.F654]=0;[.G653]+2+1/[.$H$2];[.G653]+1/[.$H$2])" office:value-type="float" office:value="10.8500000000001" calcext:value-type="float">
            <text:p>1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5]))" office:value-type="date" office:date-value="2019-10-17T09:21:46.256343" calcext:value-type="date">
            <text:p>2019-10-17 09:21:46</text:p>
          </table:table-cell>
          <table:table-cell table:style-name="ce7" table:formula="of:=[.A655]" office:value-type="date" office:date-value="2019-10-17T09:21:46.256343" calcext:value-type="date">
            <text:p>2019-10-17 09:21:46</text:p>
          </table:table-cell>
          <table:table-cell table:formula="of:=TRUNC([.A655])" office:value-type="float" office:value="43755" calcext:value-type="float">
            <text:p>43755</text:p>
          </table:table-cell>
          <table:table-cell table:style-name="ce12" table:formula="of:=[.B655]-[.C655]" office:value-type="date" office:date-value="1899-12-30T09:21:46.25634267926" calcext:value-type="date">
            <text:p>12/30/99 09:21 AM</text:p>
          </table:table-cell>
          <table:table-cell table:formula="of:=MOD([.E654]-[.$E$2];[.$H$2])+1+[.$E$2]" office:value-type="float" office:value="273" calcext:value-type="float">
            <text:p>273</text:p>
          </table:table-cell>
          <table:table-cell table:formula="of:=MOD([.F654]+1/[.$H$2];5)" office:value-type="float" office:value="0.866666666666643" calcext:value-type="float">
            <text:p>0,866666666666643</text:p>
          </table:table-cell>
          <table:table-cell table:formula="of:=IF([.F655]=0;[.G654]+2+1/[.$H$2];[.G654]+1/[.$H$2])" office:value-type="float" office:value="10.8666666666668" calcext:value-type="float">
            <text:p>1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6]))" office:value-type="date" office:date-value="2019-10-17T09:28:14.471537" calcext:value-type="date">
            <text:p>2019-10-17 09:28:14</text:p>
          </table:table-cell>
          <table:table-cell table:style-name="ce7" table:formula="of:=[.A656]" office:value-type="date" office:date-value="2019-10-17T09:28:14.471537" calcext:value-type="date">
            <text:p>2019-10-17 09:28:14</text:p>
          </table:table-cell>
          <table:table-cell table:formula="of:=TRUNC([.A656])" office:value-type="float" office:value="43755" calcext:value-type="float">
            <text:p>43755</text:p>
          </table:table-cell>
          <table:table-cell table:style-name="ce12" table:formula="of:=[.B656]-[.C656]" office:value-type="date" office:date-value="1899-12-30T09:28:14.47153732181" calcext:value-type="date">
            <text:p>12/30/99 09:28 AM</text:p>
          </table:table-cell>
          <table:table-cell table:formula="of:=MOD([.E655]-[.$E$2];[.$H$2])+1+[.$E$2]" office:value-type="float" office:value="274" calcext:value-type="float">
            <text:p>274</text:p>
          </table:table-cell>
          <table:table-cell table:formula="of:=MOD([.F655]+1/[.$H$2];5)" office:value-type="float" office:value="0.883333333333309" calcext:value-type="float">
            <text:p>0,883333333333309</text:p>
          </table:table-cell>
          <table:table-cell table:formula="of:=IF([.F656]=0;[.G655]+2+1/[.$H$2];[.G655]+1/[.$H$2])" office:value-type="float" office:value="10.8833333333335" calcext:value-type="float">
            <text:p>10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7]))" office:value-type="date" office:date-value="2019-10-17T09:05:58.721833" calcext:value-type="date">
            <text:p>2019-10-17 09:05:59</text:p>
          </table:table-cell>
          <table:table-cell table:style-name="ce7" table:formula="of:=[.A657]" office:value-type="date" office:date-value="2019-10-17T09:05:58.721833" calcext:value-type="date">
            <text:p>2019-10-17 09:05:59</text:p>
          </table:table-cell>
          <table:table-cell table:formula="of:=TRUNC([.A657])" office:value-type="float" office:value="43755" calcext:value-type="float">
            <text:p>43755</text:p>
          </table:table-cell>
          <table:table-cell table:style-name="ce12" table:formula="of:=[.B657]-[.C657]" office:value-type="date" office:date-value="1899-12-30T09:05:58.72183281463" calcext:value-type="date">
            <text:p>12/30/99 09:05 AM</text:p>
          </table:table-cell>
          <table:table-cell table:formula="of:=MOD([.E656]-[.$E$2];[.$H$2])+1+[.$E$2]" office:value-type="float" office:value="275" calcext:value-type="float">
            <text:p>275</text:p>
          </table:table-cell>
          <table:table-cell table:formula="of:=MOD([.F656]+1/[.$H$2];5)" office:value-type="float" office:value="0.899999999999976" calcext:value-type="float">
            <text:p>0,899999999999976</text:p>
          </table:table-cell>
          <table:table-cell table:formula="of:=IF([.F657]=0;[.G656]+2+1/[.$H$2];[.G656]+1/[.$H$2])" office:value-type="float" office:value="10.9000000000001" calcext:value-type="float">
            <text:p>1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8]))" office:value-type="date" office:date-value="2019-10-17T09:09:42.000713" calcext:value-type="date">
            <text:p>2019-10-17 09:09:42</text:p>
          </table:table-cell>
          <table:table-cell table:style-name="ce7" table:formula="of:=[.A658]" office:value-type="date" office:date-value="2019-10-17T09:09:42.000713" calcext:value-type="date">
            <text:p>2019-10-17 09:09:42</text:p>
          </table:table-cell>
          <table:table-cell table:formula="of:=TRUNC([.A658])" office:value-type="float" office:value="43755" calcext:value-type="float">
            <text:p>43755</text:p>
          </table:table-cell>
          <table:table-cell table:style-name="ce12" table:formula="of:=[.B658]-[.C658]" office:value-type="date" office:date-value="1899-12-30T09:09:42.0007131435" calcext:value-type="date">
            <text:p>12/30/99 09:09 AM</text:p>
          </table:table-cell>
          <table:table-cell table:formula="of:=MOD([.E657]-[.$E$2];[.$H$2])+1+[.$E$2]" office:value-type="float" office:value="276" calcext:value-type="float">
            <text:p>276</text:p>
          </table:table-cell>
          <table:table-cell table:formula="of:=MOD([.F657]+1/[.$H$2];5)" office:value-type="float" office:value="0.916666666666643" calcext:value-type="float">
            <text:p>0,916666666666643</text:p>
          </table:table-cell>
          <table:table-cell table:formula="of:=IF([.F658]=0;[.G657]+2+1/[.$H$2];[.G657]+1/[.$H$2])" office:value-type="float" office:value="10.9166666666668" calcext:value-type="float">
            <text:p>1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9]))" office:value-type="date" office:date-value="2019-10-17T09:30:31.872497" calcext:value-type="date">
            <text:p>2019-10-17 09:30:32</text:p>
          </table:table-cell>
          <table:table-cell table:style-name="ce7" table:formula="of:=[.A659]" office:value-type="date" office:date-value="2019-10-17T09:30:31.872497" calcext:value-type="date">
            <text:p>2019-10-17 09:30:32</text:p>
          </table:table-cell>
          <table:table-cell table:formula="of:=TRUNC([.A659])" office:value-type="float" office:value="43755" calcext:value-type="float">
            <text:p>43755</text:p>
          </table:table-cell>
          <table:table-cell table:style-name="ce12" table:formula="of:=[.B659]-[.C659]" office:value-type="date" office:date-value="1899-12-30T09:30:31.8724969402" calcext:value-type="date">
            <text:p>12/30/99 09:30 AM</text:p>
          </table:table-cell>
          <table:table-cell table:formula="of:=MOD([.E658]-[.$E$2];[.$H$2])+1+[.$E$2]" office:value-type="float" office:value="277" calcext:value-type="float">
            <text:p>277</text:p>
          </table:table-cell>
          <table:table-cell table:formula="of:=MOD([.F658]+1/[.$H$2];5)" office:value-type="float" office:value="0.93333333333331" calcext:value-type="float">
            <text:p>0,93333333333331</text:p>
          </table:table-cell>
          <table:table-cell table:formula="of:=IF([.F659]=0;[.G658]+2+1/[.$H$2];[.G658]+1/[.$H$2])" office:value-type="float" office:value="10.9333333333335" calcext:value-type="float">
            <text:p>10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0]))" office:value-type="date" office:date-value="2019-10-17T09:25:02.478743" calcext:value-type="date">
            <text:p>2019-10-17 09:25:02</text:p>
          </table:table-cell>
          <table:table-cell table:style-name="ce7" table:formula="of:=[.A660]" office:value-type="date" office:date-value="2019-10-17T09:25:02.478743" calcext:value-type="date">
            <text:p>2019-10-17 09:25:02</text:p>
          </table:table-cell>
          <table:table-cell table:formula="of:=TRUNC([.A660])" office:value-type="float" office:value="43755" calcext:value-type="float">
            <text:p>43755</text:p>
          </table:table-cell>
          <table:table-cell table:style-name="ce12" table:formula="of:=[.B660]-[.C660]" office:value-type="date" office:date-value="1899-12-30T09:25:02.47874320485" calcext:value-type="date">
            <text:p>12/30/99 09:25 AM</text:p>
          </table:table-cell>
          <table:table-cell table:formula="of:=MOD([.E659]-[.$E$2];[.$H$2])+1+[.$E$2]" office:value-type="float" office:value="278" calcext:value-type="float">
            <text:p>278</text:p>
          </table:table-cell>
          <table:table-cell table:formula="of:=MOD([.F659]+1/[.$H$2];5)" office:value-type="float" office:value="0.949999999999976" calcext:value-type="float">
            <text:p>0,949999999999976</text:p>
          </table:table-cell>
          <table:table-cell table:formula="of:=IF([.F660]=0;[.G659]+2+1/[.$H$2];[.G659]+1/[.$H$2])" office:value-type="float" office:value="10.9500000000001" calcext:value-type="float">
            <text:p>1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1]))" office:value-type="date" office:date-value="2019-10-17T09:07:48.240455" calcext:value-type="date">
            <text:p>2019-10-17 09:07:48</text:p>
          </table:table-cell>
          <table:table-cell table:style-name="ce7" table:formula="of:=[.A661]" office:value-type="date" office:date-value="2019-10-17T09:07:48.240455" calcext:value-type="date">
            <text:p>2019-10-17 09:07:48</text:p>
          </table:table-cell>
          <table:table-cell table:formula="of:=TRUNC([.A661])" office:value-type="float" office:value="43755" calcext:value-type="float">
            <text:p>43755</text:p>
          </table:table-cell>
          <table:table-cell table:style-name="ce12" table:formula="of:=[.B661]-[.C661]" office:value-type="date" office:date-value="1899-12-30T09:07:48.24045460671" calcext:value-type="date">
            <text:p>12/30/99 09:07 AM</text:p>
          </table:table-cell>
          <table:table-cell table:formula="of:=MOD([.E660]-[.$E$2];[.$H$2])+1+[.$E$2]" office:value-type="float" office:value="279" calcext:value-type="float">
            <text:p>279</text:p>
          </table:table-cell>
          <table:table-cell table:formula="of:=MOD([.F660]+1/[.$H$2];5)" office:value-type="float" office:value="0.966666666666643" calcext:value-type="float">
            <text:p>0,966666666666643</text:p>
          </table:table-cell>
          <table:table-cell table:formula="of:=IF([.F661]=0;[.G660]+2+1/[.$H$2];[.G660]+1/[.$H$2])" office:value-type="float" office:value="10.9666666666668" calcext:value-type="float">
            <text:p>1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2]))" office:value-type="date" office:date-value="2019-10-17T09:11:16.303358" calcext:value-type="date">
            <text:p>2019-10-17 09:11:16</text:p>
          </table:table-cell>
          <table:table-cell table:style-name="ce7" table:formula="of:=[.A662]" office:value-type="date" office:date-value="2019-10-17T09:11:16.303358" calcext:value-type="date">
            <text:p>2019-10-17 09:11:16</text:p>
          </table:table-cell>
          <table:table-cell table:formula="of:=TRUNC([.A662])" office:value-type="float" office:value="43755" calcext:value-type="float">
            <text:p>43755</text:p>
          </table:table-cell>
          <table:table-cell table:style-name="ce12" table:formula="of:=[.B662]-[.C662]" office:value-type="date" office:date-value="1899-12-30T09:11:16.30335807335" calcext:value-type="date">
            <text:p>12/30/99 09:11 AM</text:p>
          </table:table-cell>
          <table:table-cell table:formula="of:=MOD([.E661]-[.$E$2];[.$H$2])+1+[.$E$2]" office:value-type="float" office:value="280" calcext:value-type="float">
            <text:p>280</text:p>
          </table:table-cell>
          <table:table-cell table:formula="of:=MOD([.F661]+1/[.$H$2];5)" office:value-type="float" office:value="0.98333333333331" calcext:value-type="float">
            <text:p>0,98333333333331</text:p>
          </table:table-cell>
          <table:table-cell table:formula="of:=IF([.F662]=0;[.G661]+2+1/[.$H$2];[.G661]+1/[.$H$2])" office:value-type="float" office:value="10.9833333333335" calcext:value-type="float">
            <text:p>10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3]))" office:value-type="date" office:date-value="2019-10-18T09:37:10.912601" calcext:value-type="date">
            <text:p>2019-10-18 09:37:11</text:p>
          </table:table-cell>
          <table:table-cell table:style-name="ce7" table:formula="of:=[.A663]" office:value-type="date" office:date-value="2019-10-18T09:37:10.912601" calcext:value-type="date">
            <text:p>2019-10-18 09:37:11</text:p>
          </table:table-cell>
          <table:table-cell table:formula="of:=TRUNC([.A663])" office:value-type="float" office:value="43756" calcext:value-type="float">
            <text:p>43756</text:p>
          </table:table-cell>
          <table:table-cell table:style-name="ce12" table:formula="of:=[.B663]-[.C663]" office:value-type="date" office:date-value="1899-12-30T09:37:10.91260143556" calcext:value-type="date">
            <text:p>12/30/99 09:37 AM</text:p>
          </table:table-cell>
          <table:table-cell table:formula="of:=MOD([.E662]-[.$E$2];[.$H$2])+1+[.$E$2]" office:value-type="float" office:value="221" calcext:value-type="float">
            <text:p>221</text:p>
          </table:table-cell>
          <table:table-cell table:formula="of:=MOD([.F662]+1/[.$H$2];5)" office:value-type="float" office:value="0.999999999999976" calcext:value-type="float">
            <text:p>0,999999999999976</text:p>
          </table:table-cell>
          <table:table-cell table:formula="of:=IF([.F663]=0;[.G662]+2+1/[.$H$2];[.G662]+1/[.$H$2])" office:value-type="float" office:value="11.0000000000001" calcext:value-type="float">
            <text:p>1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4]))" office:value-type="date" office:date-value="2019-10-18T09:45:25.129003" calcext:value-type="date">
            <text:p>2019-10-18 09:45:25</text:p>
          </table:table-cell>
          <table:table-cell table:style-name="ce7" table:formula="of:=[.A664]" office:value-type="date" office:date-value="2019-10-18T09:45:25.129003" calcext:value-type="date">
            <text:p>2019-10-18 09:45:25</text:p>
          </table:table-cell>
          <table:table-cell table:formula="of:=TRUNC([.A664])" office:value-type="float" office:value="43756" calcext:value-type="float">
            <text:p>43756</text:p>
          </table:table-cell>
          <table:table-cell table:style-name="ce12" table:formula="of:=[.B664]-[.C664]" office:value-type="date" office:date-value="1899-12-30T09:45:25.12900333386" calcext:value-type="date">
            <text:p>12/30/99 09:45 AM</text:p>
          </table:table-cell>
          <table:table-cell table:formula="of:=MOD([.E663]-[.$E$2];[.$H$2])+1+[.$E$2]" office:value-type="float" office:value="222" calcext:value-type="float">
            <text:p>222</text:p>
          </table:table-cell>
          <table:table-cell table:formula="of:=MOD([.F663]+1/[.$H$2];5)" office:value-type="float" office:value="1.01666666666664" calcext:value-type="float">
            <text:p>1,01666666666664</text:p>
          </table:table-cell>
          <table:table-cell table:formula="of:=IF([.F664]=0;[.G663]+2+1/[.$H$2];[.G663]+1/[.$H$2])" office:value-type="float" office:value="11.0166666666668" calcext:value-type="float">
            <text:p>1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5]))" office:value-type="date" office:date-value="2019-10-18T09:18:51.535314" calcext:value-type="date">
            <text:p>2019-10-18 09:18:52</text:p>
          </table:table-cell>
          <table:table-cell table:style-name="ce7" table:formula="of:=[.A665]" office:value-type="date" office:date-value="2019-10-18T09:18:51.535314" calcext:value-type="date">
            <text:p>2019-10-18 09:18:52</text:p>
          </table:table-cell>
          <table:table-cell table:formula="of:=TRUNC([.A665])" office:value-type="float" office:value="43756" calcext:value-type="float">
            <text:p>43756</text:p>
          </table:table-cell>
          <table:table-cell table:style-name="ce12" table:formula="of:=[.B665]-[.C665]" office:value-type="date" office:date-value="1899-12-30T09:18:51.53531416319" calcext:value-type="date">
            <text:p>12/30/99 09:18 AM</text:p>
          </table:table-cell>
          <table:table-cell table:formula="of:=MOD([.E664]-[.$E$2];[.$H$2])+1+[.$E$2]" office:value-type="float" office:value="223" calcext:value-type="float">
            <text:p>223</text:p>
          </table:table-cell>
          <table:table-cell table:formula="of:=MOD([.F664]+1/[.$H$2];5)" office:value-type="float" office:value="1.03333333333331" calcext:value-type="float">
            <text:p>1,03333333333331</text:p>
          </table:table-cell>
          <table:table-cell table:formula="of:=IF([.F665]=0;[.G664]+2+1/[.$H$2];[.G664]+1/[.$H$2])" office:value-type="float" office:value="11.0333333333335" calcext:value-type="float">
            <text:p>11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6]))" office:value-type="date" office:date-value="2019-10-18T09:12:29.8384" calcext:value-type="date">
            <text:p>2019-10-18 09:12:30</text:p>
          </table:table-cell>
          <table:table-cell table:style-name="ce7" table:formula="of:=[.A666]" office:value-type="date" office:date-value="2019-10-18T09:12:29.8384" calcext:value-type="date">
            <text:p>2019-10-18 09:12:30</text:p>
          </table:table-cell>
          <table:table-cell table:formula="of:=TRUNC([.A666])" office:value-type="float" office:value="43756" calcext:value-type="float">
            <text:p>43756</text:p>
          </table:table-cell>
          <table:table-cell table:style-name="ce12" table:formula="of:=[.B666]-[.C666]" office:value-type="date" office:date-value="1899-12-30T09:12:29.83840039931" calcext:value-type="date">
            <text:p>12/30/99 09:12 AM</text:p>
          </table:table-cell>
          <table:table-cell table:formula="of:=MOD([.E665]-[.$E$2];[.$H$2])+1+[.$E$2]" office:value-type="float" office:value="224" calcext:value-type="float">
            <text:p>224</text:p>
          </table:table-cell>
          <table:table-cell table:formula="of:=MOD([.F665]+1/[.$H$2];5)" office:value-type="float" office:value="1.04999999999998" calcext:value-type="float">
            <text:p>1,04999999999998</text:p>
          </table:table-cell>
          <table:table-cell table:formula="of:=IF([.F666]=0;[.G665]+2+1/[.$H$2];[.G665]+1/[.$H$2])" office:value-type="float" office:value="11.0500000000001" calcext:value-type="float">
            <text:p>1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7]))" office:value-type="date" office:date-value="2019-10-18T09:18:07.760455" calcext:value-type="date">
            <text:p>2019-10-18 09:18:08</text:p>
          </table:table-cell>
          <table:table-cell table:style-name="ce7" table:formula="of:=[.A667]" office:value-type="date" office:date-value="2019-10-18T09:18:07.760455" calcext:value-type="date">
            <text:p>2019-10-18 09:18:08</text:p>
          </table:table-cell>
          <table:table-cell table:formula="of:=TRUNC([.A667])" office:value-type="float" office:value="43756" calcext:value-type="float">
            <text:p>43756</text:p>
          </table:table-cell>
          <table:table-cell table:style-name="ce12" table:formula="of:=[.B667]-[.C667]" office:value-type="date" office:date-value="1899-12-30T09:18:07.76045541745" calcext:value-type="date">
            <text:p>12/30/99 09:18 AM</text:p>
          </table:table-cell>
          <table:table-cell table:formula="of:=MOD([.E666]-[.$E$2];[.$H$2])+1+[.$E$2]" office:value-type="float" office:value="225" calcext:value-type="float">
            <text:p>225</text:p>
          </table:table-cell>
          <table:table-cell table:formula="of:=MOD([.F666]+1/[.$H$2];5)" office:value-type="float" office:value="1.06666666666664" calcext:value-type="float">
            <text:p>1,06666666666664</text:p>
          </table:table-cell>
          <table:table-cell table:formula="of:=IF([.F667]=0;[.G666]+2+1/[.$H$2];[.G666]+1/[.$H$2])" office:value-type="float" office:value="11.0666666666668" calcext:value-type="float">
            <text:p>1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8]))" office:value-type="date" office:date-value="2019-10-18T09:24:26.607249" calcext:value-type="date">
            <text:p>2019-10-18 09:24:27</text:p>
          </table:table-cell>
          <table:table-cell table:style-name="ce7" table:formula="of:=[.A668]" office:value-type="date" office:date-value="2019-10-18T09:24:26.607249" calcext:value-type="date">
            <text:p>2019-10-18 09:24:27</text:p>
          </table:table-cell>
          <table:table-cell table:formula="of:=TRUNC([.A668])" office:value-type="float" office:value="43756" calcext:value-type="float">
            <text:p>43756</text:p>
          </table:table-cell>
          <table:table-cell table:style-name="ce12" table:formula="of:=[.B668]-[.C668]" office:value-type="date" office:date-value="1899-12-30T09:24:26.60724885296" calcext:value-type="date">
            <text:p>12/30/99 09:24 AM</text:p>
          </table:table-cell>
          <table:table-cell table:formula="of:=MOD([.E667]-[.$E$2];[.$H$2])+1+[.$E$2]" office:value-type="float" office:value="226" calcext:value-type="float">
            <text:p>226</text:p>
          </table:table-cell>
          <table:table-cell table:formula="of:=MOD([.F667]+1/[.$H$2];5)" office:value-type="float" office:value="1.08333333333331" calcext:value-type="float">
            <text:p>1,08333333333331</text:p>
          </table:table-cell>
          <table:table-cell table:formula="of:=IF([.F668]=0;[.G667]+2+1/[.$H$2];[.G667]+1/[.$H$2])" office:value-type="float" office:value="11.0833333333335" calcext:value-type="float">
            <text:p>11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9]))" office:value-type="date" office:date-value="2019-10-18T09:47:02.853803" calcext:value-type="date">
            <text:p>2019-10-18 09:47:03</text:p>
          </table:table-cell>
          <table:table-cell table:style-name="ce7" table:formula="of:=[.A669]" office:value-type="date" office:date-value="2019-10-18T09:47:02.853803" calcext:value-type="date">
            <text:p>2019-10-18 09:47:03</text:p>
          </table:table-cell>
          <table:table-cell table:formula="of:=TRUNC([.A669])" office:value-type="float" office:value="43756" calcext:value-type="float">
            <text:p>43756</text:p>
          </table:table-cell>
          <table:table-cell table:style-name="ce12" table:formula="of:=[.B669]-[.C669]" office:value-type="date" office:date-value="1899-12-30T09:47:02.85380268004" calcext:value-type="date">
            <text:p>12/30/99 09:47 AM</text:p>
          </table:table-cell>
          <table:table-cell table:formula="of:=MOD([.E668]-[.$E$2];[.$H$2])+1+[.$E$2]" office:value-type="float" office:value="227" calcext:value-type="float">
            <text:p>227</text:p>
          </table:table-cell>
          <table:table-cell table:formula="of:=MOD([.F668]+1/[.$H$2];5)" office:value-type="float" office:value="1.09999999999998" calcext:value-type="float">
            <text:p>1,09999999999998</text:p>
          </table:table-cell>
          <table:table-cell table:formula="of:=IF([.F669]=0;[.G668]+2+1/[.$H$2];[.G668]+1/[.$H$2])" office:value-type="float" office:value="11.1000000000001" calcext:value-type="float">
            <text:p>1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0]))" office:value-type="date" office:date-value="2019-10-18T09:35:23.951296" calcext:value-type="date">
            <text:p>2019-10-18 09:35:24</text:p>
          </table:table-cell>
          <table:table-cell table:style-name="ce7" table:formula="of:=[.A670]" office:value-type="date" office:date-value="2019-10-18T09:35:23.951296" calcext:value-type="date">
            <text:p>2019-10-18 09:35:24</text:p>
          </table:table-cell>
          <table:table-cell table:formula="of:=TRUNC([.A670])" office:value-type="float" office:value="43756" calcext:value-type="float">
            <text:p>43756</text:p>
          </table:table-cell>
          <table:table-cell table:style-name="ce12" table:formula="of:=[.B670]-[.C670]" office:value-type="date" office:date-value="1899-12-30T09:35:23.95129578654" calcext:value-type="date">
            <text:p>12/30/99 09:35 AM</text:p>
          </table:table-cell>
          <table:table-cell table:formula="of:=MOD([.E669]-[.$E$2];[.$H$2])+1+[.$E$2]" office:value-type="float" office:value="228" calcext:value-type="float">
            <text:p>228</text:p>
          </table:table-cell>
          <table:table-cell table:formula="of:=MOD([.F669]+1/[.$H$2];5)" office:value-type="float" office:value="1.11666666666664" calcext:value-type="float">
            <text:p>1,11666666666664</text:p>
          </table:table-cell>
          <table:table-cell table:formula="of:=IF([.F670]=0;[.G669]+2+1/[.$H$2];[.G669]+1/[.$H$2])" office:value-type="float" office:value="11.1166666666668" calcext:value-type="float">
            <text:p>11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1]))" office:value-type="date" office:date-value="2019-10-18T09:26:52.667643" calcext:value-type="date">
            <text:p>2019-10-18 09:26:53</text:p>
          </table:table-cell>
          <table:table-cell table:style-name="ce7" table:formula="of:=[.A671]" office:value-type="date" office:date-value="2019-10-18T09:26:52.667643" calcext:value-type="date">
            <text:p>2019-10-18 09:26:53</text:p>
          </table:table-cell>
          <table:table-cell table:formula="of:=TRUNC([.A671])" office:value-type="float" office:value="43756" calcext:value-type="float">
            <text:p>43756</text:p>
          </table:table-cell>
          <table:table-cell table:style-name="ce12" table:formula="of:=[.B671]-[.C671]" office:value-type="date" office:date-value="1899-12-30T09:26:52.66764274333" calcext:value-type="date">
            <text:p>12/30/99 09:26 AM</text:p>
          </table:table-cell>
          <table:table-cell table:formula="of:=MOD([.E670]-[.$E$2];[.$H$2])+1+[.$E$2]" office:value-type="float" office:value="229" calcext:value-type="float">
            <text:p>229</text:p>
          </table:table-cell>
          <table:table-cell table:formula="of:=MOD([.F670]+1/[.$H$2];5)" office:value-type="float" office:value="1.13333333333331" calcext:value-type="float">
            <text:p>1,13333333333331</text:p>
          </table:table-cell>
          <table:table-cell table:formula="of:=IF([.F671]=0;[.G670]+2+1/[.$H$2];[.G670]+1/[.$H$2])" office:value-type="float" office:value="11.1333333333335" calcext:value-type="float">
            <text:p>11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2]))" office:value-type="date" office:date-value="2019-10-18T09:59:43.573271" calcext:value-type="date">
            <text:p>2019-10-18 09:59:44</text:p>
          </table:table-cell>
          <table:table-cell table:style-name="ce7" table:formula="of:=[.A672]" office:value-type="date" office:date-value="2019-10-18T09:59:43.573271" calcext:value-type="date">
            <text:p>2019-10-18 09:59:44</text:p>
          </table:table-cell>
          <table:table-cell table:formula="of:=TRUNC([.A672])" office:value-type="float" office:value="43756" calcext:value-type="float">
            <text:p>43756</text:p>
          </table:table-cell>
          <table:table-cell table:style-name="ce12" table:formula="of:=[.B672]-[.C672]" office:value-type="date" office:date-value="1899-12-30T09:59:43.57327084523" calcext:value-type="date">
            <text:p>12/30/99 09:59 AM</text:p>
          </table:table-cell>
          <table:table-cell table:formula="of:=MOD([.E671]-[.$E$2];[.$H$2])+1+[.$E$2]" office:value-type="float" office:value="230" calcext:value-type="float">
            <text:p>230</text:p>
          </table:table-cell>
          <table:table-cell table:formula="of:=MOD([.F671]+1/[.$H$2];5)" office:value-type="float" office:value="1.14999999999998" calcext:value-type="float">
            <text:p>1,14999999999998</text:p>
          </table:table-cell>
          <table:table-cell table:formula="of:=IF([.F672]=0;[.G671]+2+1/[.$H$2];[.G671]+1/[.$H$2])" office:value-type="float" office:value="11.1500000000001" calcext:value-type="float">
            <text:p>1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3]))" office:value-type="date" office:date-value="2019-10-18T09:49:17.142978" calcext:value-type="date">
            <text:p>2019-10-18 09:49:17</text:p>
          </table:table-cell>
          <table:table-cell table:style-name="ce7" table:formula="of:=[.A673]" office:value-type="date" office:date-value="2019-10-18T09:49:17.142978" calcext:value-type="date">
            <text:p>2019-10-18 09:49:17</text:p>
          </table:table-cell>
          <table:table-cell table:formula="of:=TRUNC([.A673])" office:value-type="float" office:value="43756" calcext:value-type="float">
            <text:p>43756</text:p>
          </table:table-cell>
          <table:table-cell table:style-name="ce12" table:formula="of:=[.B673]-[.C673]" office:value-type="date" office:date-value="1899-12-30T09:49:17.14297760278" calcext:value-type="date">
            <text:p>12/30/99 09:49 AM</text:p>
          </table:table-cell>
          <table:table-cell table:formula="of:=MOD([.E672]-[.$E$2];[.$H$2])+1+[.$E$2]" office:value-type="float" office:value="231" calcext:value-type="float">
            <text:p>231</text:p>
          </table:table-cell>
          <table:table-cell table:formula="of:=MOD([.F672]+1/[.$H$2];5)" office:value-type="float" office:value="1.16666666666664" calcext:value-type="float">
            <text:p>1,16666666666664</text:p>
          </table:table-cell>
          <table:table-cell table:formula="of:=IF([.F673]=0;[.G672]+2+1/[.$H$2];[.G672]+1/[.$H$2])" office:value-type="float" office:value="11.1666666666668" calcext:value-type="float">
            <text:p>11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4]))" office:value-type="date" office:date-value="2019-10-18T09:28:24.33908" calcext:value-type="date">
            <text:p>2019-10-18 09:28:24</text:p>
          </table:table-cell>
          <table:table-cell table:style-name="ce7" table:formula="of:=[.A674]" office:value-type="date" office:date-value="2019-10-18T09:28:24.33908" calcext:value-type="date">
            <text:p>2019-10-18 09:28:24</text:p>
          </table:table-cell>
          <table:table-cell table:formula="of:=TRUNC([.A674])" office:value-type="float" office:value="43756" calcext:value-type="float">
            <text:p>43756</text:p>
          </table:table-cell>
          <table:table-cell table:style-name="ce12" table:formula="of:=[.B674]-[.C674]" office:value-type="date" office:date-value="1899-12-30T09:28:24.33907960542" calcext:value-type="date">
            <text:p>12/30/99 09:28 AM</text:p>
          </table:table-cell>
          <table:table-cell table:formula="of:=MOD([.E673]-[.$E$2];[.$H$2])+1+[.$E$2]" office:value-type="float" office:value="232" calcext:value-type="float">
            <text:p>232</text:p>
          </table:table-cell>
          <table:table-cell table:formula="of:=MOD([.F673]+1/[.$H$2];5)" office:value-type="float" office:value="1.18333333333331" calcext:value-type="float">
            <text:p>1,18333333333331</text:p>
          </table:table-cell>
          <table:table-cell table:formula="of:=IF([.F674]=0;[.G673]+2+1/[.$H$2];[.G673]+1/[.$H$2])" office:value-type="float" office:value="11.1833333333335" calcext:value-type="float">
            <text:p>11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5]))" office:value-type="date" office:date-value="2019-10-18T09:50:00.757617" calcext:value-type="date">
            <text:p>2019-10-18 09:50:01</text:p>
          </table:table-cell>
          <table:table-cell table:style-name="ce7" table:formula="of:=[.A675]" office:value-type="date" office:date-value="2019-10-18T09:50:00.757617" calcext:value-type="date">
            <text:p>2019-10-18 09:50:01</text:p>
          </table:table-cell>
          <table:table-cell table:formula="of:=TRUNC([.A675])" office:value-type="float" office:value="43756" calcext:value-type="float">
            <text:p>43756</text:p>
          </table:table-cell>
          <table:table-cell table:style-name="ce12" table:formula="of:=[.B675]-[.C675]" office:value-type="date" office:date-value="1899-12-30T09:50:00.75761731714" calcext:value-type="date">
            <text:p>12/30/99 09:50 AM</text:p>
          </table:table-cell>
          <table:table-cell table:formula="of:=MOD([.E674]-[.$E$2];[.$H$2])+1+[.$E$2]" office:value-type="float" office:value="233" calcext:value-type="float">
            <text:p>233</text:p>
          </table:table-cell>
          <table:table-cell table:formula="of:=MOD([.F674]+1/[.$H$2];5)" office:value-type="float" office:value="1.19999999999998" calcext:value-type="float">
            <text:p>1,19999999999998</text:p>
          </table:table-cell>
          <table:table-cell table:formula="of:=IF([.F675]=0;[.G674]+2+1/[.$H$2];[.G674]+1/[.$H$2])" office:value-type="float" office:value="11.2000000000001" calcext:value-type="float">
            <text:p>1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6]))" office:value-type="date" office:date-value="2019-10-18T09:25:54.212153" calcext:value-type="date">
            <text:p>2019-10-18 09:25:54</text:p>
          </table:table-cell>
          <table:table-cell table:style-name="ce7" table:formula="of:=[.A676]" office:value-type="date" office:date-value="2019-10-18T09:25:54.212153" calcext:value-type="date">
            <text:p>2019-10-18 09:25:54</text:p>
          </table:table-cell>
          <table:table-cell table:formula="of:=TRUNC([.A676])" office:value-type="float" office:value="43756" calcext:value-type="float">
            <text:p>43756</text:p>
          </table:table-cell>
          <table:table-cell table:style-name="ce12" table:formula="of:=[.B676]-[.C676]" office:value-type="date" office:date-value="1899-12-30T09:25:54.21215300448" calcext:value-type="date">
            <text:p>12/30/99 09:25 AM</text:p>
          </table:table-cell>
          <table:table-cell table:formula="of:=MOD([.E675]-[.$E$2];[.$H$2])+1+[.$E$2]" office:value-type="float" office:value="234" calcext:value-type="float">
            <text:p>234</text:p>
          </table:table-cell>
          <table:table-cell table:formula="of:=MOD([.F675]+1/[.$H$2];5)" office:value-type="float" office:value="1.21666666666664" calcext:value-type="float">
            <text:p>1,21666666666664</text:p>
          </table:table-cell>
          <table:table-cell table:formula="of:=IF([.F676]=0;[.G675]+2+1/[.$H$2];[.G675]+1/[.$H$2])" office:value-type="float" office:value="11.2166666666668" calcext:value-type="float">
            <text:p>11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7]))" office:value-type="date" office:date-value="2019-10-18T09:26:05.415964" calcext:value-type="date">
            <text:p>2019-10-18 09:26:05</text:p>
          </table:table-cell>
          <table:table-cell table:style-name="ce7" table:formula="of:=[.A677]" office:value-type="date" office:date-value="2019-10-18T09:26:05.415964" calcext:value-type="date">
            <text:p>2019-10-18 09:26:05</text:p>
          </table:table-cell>
          <table:table-cell table:formula="of:=TRUNC([.A677])" office:value-type="float" office:value="43756" calcext:value-type="float">
            <text:p>43756</text:p>
          </table:table-cell>
          <table:table-cell table:style-name="ce12" table:formula="of:=[.B677]-[.C677]" office:value-type="date" office:date-value="1899-12-30T09:26:05.41596406605" calcext:value-type="date">
            <text:p>12/30/99 09:26 AM</text:p>
          </table:table-cell>
          <table:table-cell table:formula="of:=MOD([.E676]-[.$E$2];[.$H$2])+1+[.$E$2]" office:value-type="float" office:value="235" calcext:value-type="float">
            <text:p>235</text:p>
          </table:table-cell>
          <table:table-cell table:formula="of:=MOD([.F676]+1/[.$H$2];5)" office:value-type="float" office:value="1.23333333333331" calcext:value-type="float">
            <text:p>1,23333333333331</text:p>
          </table:table-cell>
          <table:table-cell table:formula="of:=IF([.F677]=0;[.G676]+2+1/[.$H$2];[.G676]+1/[.$H$2])" office:value-type="float" office:value="11.2333333333335" calcext:value-type="float">
            <text:p>11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8]))" office:value-type="date" office:date-value="2019-10-18T09:28:11.73513" calcext:value-type="date">
            <text:p>2019-10-18 09:28:12</text:p>
          </table:table-cell>
          <table:table-cell table:style-name="ce7" table:formula="of:=[.A678]" office:value-type="date" office:date-value="2019-10-18T09:28:11.73513" calcext:value-type="date">
            <text:p>2019-10-18 09:28:12</text:p>
          </table:table-cell>
          <table:table-cell table:formula="of:=TRUNC([.A678])" office:value-type="float" office:value="43756" calcext:value-type="float">
            <text:p>43756</text:p>
          </table:table-cell>
          <table:table-cell table:style-name="ce12" table:formula="of:=[.B678]-[.C678]" office:value-type="date" office:date-value="1899-12-30T09:28:11.73513029236" calcext:value-type="date">
            <text:p>12/30/99 09:28 AM</text:p>
          </table:table-cell>
          <table:table-cell table:formula="of:=MOD([.E677]-[.$E$2];[.$H$2])+1+[.$E$2]" office:value-type="float" office:value="236" calcext:value-type="float">
            <text:p>236</text:p>
          </table:table-cell>
          <table:table-cell table:formula="of:=MOD([.F677]+1/[.$H$2];5)" office:value-type="float" office:value="1.24999999999998" calcext:value-type="float">
            <text:p>1,24999999999998</text:p>
          </table:table-cell>
          <table:table-cell table:formula="of:=IF([.F678]=0;[.G677]+2+1/[.$H$2];[.G677]+1/[.$H$2])" office:value-type="float" office:value="11.2500000000001" calcext:value-type="float">
            <text:p>1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9]))" office:value-type="date" office:date-value="2019-10-18T09:14:03.810808" calcext:value-type="date">
            <text:p>2019-10-18 09:14:04</text:p>
          </table:table-cell>
          <table:table-cell table:style-name="ce7" table:formula="of:=[.A679]" office:value-type="date" office:date-value="2019-10-18T09:14:03.810808" calcext:value-type="date">
            <text:p>2019-10-18 09:14:04</text:p>
          </table:table-cell>
          <table:table-cell table:formula="of:=TRUNC([.A679])" office:value-type="float" office:value="43756" calcext:value-type="float">
            <text:p>43756</text:p>
          </table:table-cell>
          <table:table-cell table:style-name="ce12" table:formula="of:=[.B679]-[.C679]" office:value-type="date" office:date-value="1899-12-30T09:14:03.81080798339" calcext:value-type="date">
            <text:p>12/30/99 09:14 AM</text:p>
          </table:table-cell>
          <table:table-cell table:formula="of:=MOD([.E678]-[.$E$2];[.$H$2])+1+[.$E$2]" office:value-type="float" office:value="237" calcext:value-type="float">
            <text:p>237</text:p>
          </table:table-cell>
          <table:table-cell table:formula="of:=MOD([.F678]+1/[.$H$2];5)" office:value-type="float" office:value="1.26666666666664" calcext:value-type="float">
            <text:p>1,26666666666664</text:p>
          </table:table-cell>
          <table:table-cell table:formula="of:=IF([.F679]=0;[.G678]+2+1/[.$H$2];[.G678]+1/[.$H$2])" office:value-type="float" office:value="11.2666666666668" calcext:value-type="float">
            <text:p>11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0]))" office:value-type="date" office:date-value="2019-10-18T09:42:01.529699" calcext:value-type="date">
            <text:p>2019-10-18 09:42:02</text:p>
          </table:table-cell>
          <table:table-cell table:style-name="ce7" table:formula="of:=[.A680]" office:value-type="date" office:date-value="2019-10-18T09:42:01.529699" calcext:value-type="date">
            <text:p>2019-10-18 09:42:02</text:p>
          </table:table-cell>
          <table:table-cell table:formula="of:=TRUNC([.A680])" office:value-type="float" office:value="43756" calcext:value-type="float">
            <text:p>43756</text:p>
          </table:table-cell>
          <table:table-cell table:style-name="ce12" table:formula="of:=[.B680]-[.C680]" office:value-type="date" office:date-value="1899-12-30T09:42:01.5296990471" calcext:value-type="date">
            <text:p>12/30/99 09:42 AM</text:p>
          </table:table-cell>
          <table:table-cell table:formula="of:=MOD([.E679]-[.$E$2];[.$H$2])+1+[.$E$2]" office:value-type="float" office:value="238" calcext:value-type="float">
            <text:p>238</text:p>
          </table:table-cell>
          <table:table-cell table:formula="of:=MOD([.F679]+1/[.$H$2];5)" office:value-type="float" office:value="1.28333333333331" calcext:value-type="float">
            <text:p>1,28333333333331</text:p>
          </table:table-cell>
          <table:table-cell table:formula="of:=IF([.F680]=0;[.G679]+2+1/[.$H$2];[.G679]+1/[.$H$2])" office:value-type="float" office:value="11.2833333333335" calcext:value-type="float">
            <text:p>11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1]))" office:value-type="date" office:date-value="2019-10-18T10:12:04.450175" calcext:value-type="date">
            <text:p>2019-10-18 10:12:04</text:p>
          </table:table-cell>
          <table:table-cell table:style-name="ce7" table:formula="of:=[.A681]" office:value-type="date" office:date-value="2019-10-18T10:12:04.450175" calcext:value-type="date">
            <text:p>2019-10-18 10:12:04</text:p>
          </table:table-cell>
          <table:table-cell table:formula="of:=TRUNC([.A681])" office:value-type="float" office:value="43756" calcext:value-type="float">
            <text:p>43756</text:p>
          </table:table-cell>
          <table:table-cell table:style-name="ce12" table:formula="of:=[.B681]-[.C681]" office:value-type="date" office:date-value="1899-12-30T10:12:04.45017476566" calcext:value-type="date">
            <text:p>12/30/99 10:12 AM</text:p>
          </table:table-cell>
          <table:table-cell table:formula="of:=MOD([.E680]-[.$E$2];[.$H$2])+1+[.$E$2]" office:value-type="float" office:value="239" calcext:value-type="float">
            <text:p>239</text:p>
          </table:table-cell>
          <table:table-cell table:formula="of:=MOD([.F680]+1/[.$H$2];5)" office:value-type="float" office:value="1.29999999999998" calcext:value-type="float">
            <text:p>1,29999999999998</text:p>
          </table:table-cell>
          <table:table-cell table:formula="of:=IF([.F681]=0;[.G680]+2+1/[.$H$2];[.G680]+1/[.$H$2])" office:value-type="float" office:value="11.3000000000001" calcext:value-type="float">
            <text:p>1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2]))" office:value-type="date" office:date-value="2019-10-18T09:20:28.406662" calcext:value-type="date">
            <text:p>2019-10-18 09:20:28</text:p>
          </table:table-cell>
          <table:table-cell table:style-name="ce7" table:formula="of:=[.A682]" office:value-type="date" office:date-value="2019-10-18T09:20:28.406662" calcext:value-type="date">
            <text:p>2019-10-18 09:20:28</text:p>
          </table:table-cell>
          <table:table-cell table:formula="of:=TRUNC([.A682])" office:value-type="float" office:value="43756" calcext:value-type="float">
            <text:p>43756</text:p>
          </table:table-cell>
          <table:table-cell table:style-name="ce12" table:formula="of:=[.B682]-[.C682]" office:value-type="date" office:date-value="1899-12-30T09:20:28.40666184202" calcext:value-type="date">
            <text:p>12/30/99 09:20 AM</text:p>
          </table:table-cell>
          <table:table-cell table:formula="of:=MOD([.E681]-[.$E$2];[.$H$2])+1+[.$E$2]" office:value-type="float" office:value="240" calcext:value-type="float">
            <text:p>240</text:p>
          </table:table-cell>
          <table:table-cell table:formula="of:=MOD([.F681]+1/[.$H$2];5)" office:value-type="float" office:value="1.31666666666664" calcext:value-type="float">
            <text:p>1,31666666666664</text:p>
          </table:table-cell>
          <table:table-cell table:formula="of:=IF([.F682]=0;[.G681]+2+1/[.$H$2];[.G681]+1/[.$H$2])" office:value-type="float" office:value="11.3166666666668" calcext:value-type="float">
            <text:p>11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3]))" office:value-type="date" office:date-value="2019-10-18T09:50:27.419485" calcext:value-type="date">
            <text:p>2019-10-18 09:50:27</text:p>
          </table:table-cell>
          <table:table-cell table:style-name="ce7" table:formula="of:=[.A683]" office:value-type="date" office:date-value="2019-10-18T09:50:27.419485" calcext:value-type="date">
            <text:p>2019-10-18 09:50:27</text:p>
          </table:table-cell>
          <table:table-cell table:formula="of:=TRUNC([.A683])" office:value-type="float" office:value="43756" calcext:value-type="float">
            <text:p>43756</text:p>
          </table:table-cell>
          <table:table-cell table:style-name="ce12" table:formula="of:=[.B683]-[.C683]" office:value-type="date" office:date-value="1899-12-30T09:50:27.41948487237" calcext:value-type="date">
            <text:p>12/30/99 09:50 AM</text:p>
          </table:table-cell>
          <table:table-cell table:formula="of:=MOD([.E682]-[.$E$2];[.$H$2])+1+[.$E$2]" office:value-type="float" office:value="241" calcext:value-type="float">
            <text:p>241</text:p>
          </table:table-cell>
          <table:table-cell table:formula="of:=MOD([.F682]+1/[.$H$2];5)" office:value-type="float" office:value="1.33333333333331" calcext:value-type="float">
            <text:p>1,33333333333331</text:p>
          </table:table-cell>
          <table:table-cell table:formula="of:=IF([.F683]=0;[.G682]+2+1/[.$H$2];[.G682]+1/[.$H$2])" office:value-type="float" office:value="11.3333333333335" calcext:value-type="float">
            <text:p>11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4]))" office:value-type="date" office:date-value="2019-10-18T09:08:47.082431" calcext:value-type="date">
            <text:p>2019-10-18 09:08:47</text:p>
          </table:table-cell>
          <table:table-cell table:style-name="ce7" table:formula="of:=[.A684]" office:value-type="date" office:date-value="2019-10-18T09:08:47.082431" calcext:value-type="date">
            <text:p>2019-10-18 09:08:47</text:p>
          </table:table-cell>
          <table:table-cell table:formula="of:=TRUNC([.A684])" office:value-type="float" office:value="43756" calcext:value-type="float">
            <text:p>43756</text:p>
          </table:table-cell>
          <table:table-cell table:style-name="ce12" table:formula="of:=[.B684]-[.C684]" office:value-type="date" office:date-value="1899-12-30T09:08:47.08243075758" calcext:value-type="date">
            <text:p>12/30/99 09:08 AM</text:p>
          </table:table-cell>
          <table:table-cell table:formula="of:=MOD([.E683]-[.$E$2];[.$H$2])+1+[.$E$2]" office:value-type="float" office:value="242" calcext:value-type="float">
            <text:p>242</text:p>
          </table:table-cell>
          <table:table-cell table:formula="of:=MOD([.F683]+1/[.$H$2];5)" office:value-type="float" office:value="1.34999999999998" calcext:value-type="float">
            <text:p>1,34999999999998</text:p>
          </table:table-cell>
          <table:table-cell table:formula="of:=IF([.F684]=0;[.G683]+2+1/[.$H$2];[.G683]+1/[.$H$2])" office:value-type="float" office:value="11.3500000000001" calcext:value-type="float">
            <text:p>1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5]))" office:value-type="date" office:date-value="2019-10-18T09:41:06.644136" calcext:value-type="date">
            <text:p>2019-10-18 09:41:07</text:p>
          </table:table-cell>
          <table:table-cell table:style-name="ce7" table:formula="of:=[.A685]" office:value-type="date" office:date-value="2019-10-18T09:41:06.644136" calcext:value-type="date">
            <text:p>2019-10-18 09:41:07</text:p>
          </table:table-cell>
          <table:table-cell table:formula="of:=TRUNC([.A685])" office:value-type="float" office:value="43756" calcext:value-type="float">
            <text:p>43756</text:p>
          </table:table-cell>
          <table:table-cell table:style-name="ce12" table:formula="of:=[.B685]-[.C685]" office:value-type="date" office:date-value="1899-12-30T09:41:06.6441362584" calcext:value-type="date">
            <text:p>12/30/99 09:41 AM</text:p>
          </table:table-cell>
          <table:table-cell table:formula="of:=MOD([.E684]-[.$E$2];[.$H$2])+1+[.$E$2]" office:value-type="float" office:value="243" calcext:value-type="float">
            <text:p>243</text:p>
          </table:table-cell>
          <table:table-cell table:formula="of:=MOD([.F684]+1/[.$H$2];5)" office:value-type="float" office:value="1.36666666666664" calcext:value-type="float">
            <text:p>1,36666666666664</text:p>
          </table:table-cell>
          <table:table-cell table:formula="of:=IF([.F685]=0;[.G684]+2+1/[.$H$2];[.G684]+1/[.$H$2])" office:value-type="float" office:value="11.3666666666668" calcext:value-type="float">
            <text:p>11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6]))" office:value-type="date" office:date-value="2019-10-18T09:21:44.83562" calcext:value-type="date">
            <text:p>2019-10-18 09:21:45</text:p>
          </table:table-cell>
          <table:table-cell table:style-name="ce7" table:formula="of:=[.A686]" office:value-type="date" office:date-value="2019-10-18T09:21:44.83562" calcext:value-type="date">
            <text:p>2019-10-18 09:21:45</text:p>
          </table:table-cell>
          <table:table-cell table:formula="of:=TRUNC([.A686])" office:value-type="float" office:value="43756" calcext:value-type="float">
            <text:p>43756</text:p>
          </table:table-cell>
          <table:table-cell table:style-name="ce12" table:formula="of:=[.B686]-[.C686]" office:value-type="date" office:date-value="1899-12-30T09:21:44.83562014997" calcext:value-type="date">
            <text:p>12/30/99 09:21 AM</text:p>
          </table:table-cell>
          <table:table-cell table:formula="of:=MOD([.E685]-[.$E$2];[.$H$2])+1+[.$E$2]" office:value-type="float" office:value="244" calcext:value-type="float">
            <text:p>244</text:p>
          </table:table-cell>
          <table:table-cell table:formula="of:=MOD([.F685]+1/[.$H$2];5)" office:value-type="float" office:value="1.38333333333331" calcext:value-type="float">
            <text:p>1,38333333333331</text:p>
          </table:table-cell>
          <table:table-cell table:formula="of:=IF([.F686]=0;[.G685]+2+1/[.$H$2];[.G685]+1/[.$H$2])" office:value-type="float" office:value="11.3833333333335" calcext:value-type="float">
            <text:p>11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7]))" office:value-type="date" office:date-value="2019-10-18T09:36:54.946602" calcext:value-type="date">
            <text:p>2019-10-18 09:36:55</text:p>
          </table:table-cell>
          <table:table-cell table:style-name="ce7" table:formula="of:=[.A687]" office:value-type="date" office:date-value="2019-10-18T09:36:54.946602" calcext:value-type="date">
            <text:p>2019-10-18 09:36:55</text:p>
          </table:table-cell>
          <table:table-cell table:formula="of:=TRUNC([.A687])" office:value-type="float" office:value="43756" calcext:value-type="float">
            <text:p>43756</text:p>
          </table:table-cell>
          <table:table-cell table:style-name="ce12" table:formula="of:=[.B687]-[.C687]" office:value-type="date" office:date-value="1899-12-30T09:36:54.94660223834" calcext:value-type="date">
            <text:p>12/30/99 09:36 AM</text:p>
          </table:table-cell>
          <table:table-cell table:formula="of:=MOD([.E686]-[.$E$2];[.$H$2])+1+[.$E$2]" office:value-type="float" office:value="245" calcext:value-type="float">
            <text:p>245</text:p>
          </table:table-cell>
          <table:table-cell table:formula="of:=MOD([.F686]+1/[.$H$2];5)" office:value-type="float" office:value="1.39999999999998" calcext:value-type="float">
            <text:p>1,39999999999998</text:p>
          </table:table-cell>
          <table:table-cell table:formula="of:=IF([.F687]=0;[.G686]+2+1/[.$H$2];[.G686]+1/[.$H$2])" office:value-type="float" office:value="11.4000000000001" calcext:value-type="float">
            <text:p>1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8]))" office:value-type="date" office:date-value="2019-10-18T09:20:50.122632" calcext:value-type="date">
            <text:p>2019-10-18 09:20:50</text:p>
          </table:table-cell>
          <table:table-cell table:style-name="ce7" table:formula="of:=[.A688]" office:value-type="date" office:date-value="2019-10-18T09:20:50.122632" calcext:value-type="date">
            <text:p>2019-10-18 09:20:50</text:p>
          </table:table-cell>
          <table:table-cell table:formula="of:=TRUNC([.A688])" office:value-type="float" office:value="43756" calcext:value-type="float">
            <text:p>43756</text:p>
          </table:table-cell>
          <table:table-cell table:style-name="ce12" table:formula="of:=[.B688]-[.C688]" office:value-type="date" office:date-value="1899-12-30T09:20:50.12263236567" calcext:value-type="date">
            <text:p>12/30/99 09:20 AM</text:p>
          </table:table-cell>
          <table:table-cell table:formula="of:=MOD([.E687]-[.$E$2];[.$H$2])+1+[.$E$2]" office:value-type="float" office:value="246" calcext:value-type="float">
            <text:p>246</text:p>
          </table:table-cell>
          <table:table-cell table:formula="of:=MOD([.F687]+1/[.$H$2];5)" office:value-type="float" office:value="1.41666666666664" calcext:value-type="float">
            <text:p>1,41666666666664</text:p>
          </table:table-cell>
          <table:table-cell table:formula="of:=IF([.F688]=0;[.G687]+2+1/[.$H$2];[.G687]+1/[.$H$2])" office:value-type="float" office:value="11.4166666666668" calcext:value-type="float">
            <text:p>11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9]))" office:value-type="date" office:date-value="2019-10-18T09:11:11.54879" calcext:value-type="date">
            <text:p>2019-10-18 09:11:12</text:p>
          </table:table-cell>
          <table:table-cell table:style-name="ce7" table:formula="of:=[.A689]" office:value-type="date" office:date-value="2019-10-18T09:11:11.54879" calcext:value-type="date">
            <text:p>2019-10-18 09:11:12</text:p>
          </table:table-cell>
          <table:table-cell table:formula="of:=TRUNC([.A689])" office:value-type="float" office:value="43756" calcext:value-type="float">
            <text:p>43756</text:p>
          </table:table-cell>
          <table:table-cell table:style-name="ce12" table:formula="of:=[.B689]-[.C689]" office:value-type="date" office:date-value="1899-12-30T09:11:11.54878971633" calcext:value-type="date">
            <text:p>12/30/99 09:11 AM</text:p>
          </table:table-cell>
          <table:table-cell table:formula="of:=MOD([.E688]-[.$E$2];[.$H$2])+1+[.$E$2]" office:value-type="float" office:value="247" calcext:value-type="float">
            <text:p>247</text:p>
          </table:table-cell>
          <table:table-cell table:formula="of:=MOD([.F688]+1/[.$H$2];5)" office:value-type="float" office:value="1.43333333333331" calcext:value-type="float">
            <text:p>1,43333333333331</text:p>
          </table:table-cell>
          <table:table-cell table:formula="of:=IF([.F689]=0;[.G688]+2+1/[.$H$2];[.G688]+1/[.$H$2])" office:value-type="float" office:value="11.4333333333335" calcext:value-type="float">
            <text:p>11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0]))" office:value-type="date" office:date-value="2019-10-18T09:41:36.472292" calcext:value-type="date">
            <text:p>2019-10-18 09:41:36</text:p>
          </table:table-cell>
          <table:table-cell table:style-name="ce7" table:formula="of:=[.A690]" office:value-type="date" office:date-value="2019-10-18T09:41:36.472292" calcext:value-type="date">
            <text:p>2019-10-18 09:41:36</text:p>
          </table:table-cell>
          <table:table-cell table:formula="of:=TRUNC([.A690])" office:value-type="float" office:value="43756" calcext:value-type="float">
            <text:p>43756</text:p>
          </table:table-cell>
          <table:table-cell table:style-name="ce12" table:formula="of:=[.B690]-[.C690]" office:value-type="date" office:date-value="1899-12-30T09:41:36.47229183465" calcext:value-type="date">
            <text:p>12/30/99 09:41 AM</text:p>
          </table:table-cell>
          <table:table-cell table:formula="of:=MOD([.E689]-[.$E$2];[.$H$2])+1+[.$E$2]" office:value-type="float" office:value="248" calcext:value-type="float">
            <text:p>248</text:p>
          </table:table-cell>
          <table:table-cell table:formula="of:=MOD([.F689]+1/[.$H$2];5)" office:value-type="float" office:value="1.44999999999997" calcext:value-type="float">
            <text:p>1,44999999999997</text:p>
          </table:table-cell>
          <table:table-cell table:formula="of:=IF([.F690]=0;[.G689]+2+1/[.$H$2];[.G689]+1/[.$H$2])" office:value-type="float" office:value="11.4500000000002" calcext:value-type="float">
            <text:p>11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1]))" office:value-type="date" office:date-value="2019-10-18T09:16:49.421045" calcext:value-type="date">
            <text:p>2019-10-18 09:16:49</text:p>
          </table:table-cell>
          <table:table-cell table:style-name="ce7" table:formula="of:=[.A691]" office:value-type="date" office:date-value="2019-10-18T09:16:49.421045" calcext:value-type="date">
            <text:p>2019-10-18 09:16:49</text:p>
          </table:table-cell>
          <table:table-cell table:formula="of:=TRUNC([.A691])" office:value-type="float" office:value="43756" calcext:value-type="float">
            <text:p>43756</text:p>
          </table:table-cell>
          <table:table-cell table:style-name="ce12" table:formula="of:=[.B691]-[.C691]" office:value-type="date" office:date-value="1899-12-30T09:16:49.42104491405" calcext:value-type="date">
            <text:p>12/30/99 09:16 AM</text:p>
          </table:table-cell>
          <table:table-cell table:formula="of:=MOD([.E690]-[.$E$2];[.$H$2])+1+[.$E$2]" office:value-type="float" office:value="249" calcext:value-type="float">
            <text:p>249</text:p>
          </table:table-cell>
          <table:table-cell table:formula="of:=MOD([.F690]+1/[.$H$2];5)" office:value-type="float" office:value="1.46666666666664" calcext:value-type="float">
            <text:p>1,46666666666664</text:p>
          </table:table-cell>
          <table:table-cell table:formula="of:=IF([.F691]=0;[.G690]+2+1/[.$H$2];[.G690]+1/[.$H$2])" office:value-type="float" office:value="11.4666666666668" calcext:value-type="float">
            <text:p>11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2]))" office:value-type="date" office:date-value="2019-10-18T08:55:45.078238" calcext:value-type="date">
            <text:p>2019-10-18 08:55:45</text:p>
          </table:table-cell>
          <table:table-cell table:style-name="ce7" table:formula="of:=[.A692]" office:value-type="date" office:date-value="2019-10-18T08:55:45.078238" calcext:value-type="date">
            <text:p>2019-10-18 08:55:45</text:p>
          </table:table-cell>
          <table:table-cell table:formula="of:=TRUNC([.A692])" office:value-type="float" office:value="43756" calcext:value-type="float">
            <text:p>43756</text:p>
          </table:table-cell>
          <table:table-cell table:style-name="ce12" table:formula="of:=[.B692]-[.C692]" office:value-type="date" office:date-value="1899-12-30T08:55:45.0782378437" calcext:value-type="date">
            <text:p>12/30/99 08:55 AM</text:p>
          </table:table-cell>
          <table:table-cell table:formula="of:=MOD([.E691]-[.$E$2];[.$H$2])+1+[.$E$2]" office:value-type="float" office:value="250" calcext:value-type="float">
            <text:p>250</text:p>
          </table:table-cell>
          <table:table-cell table:formula="of:=MOD([.F691]+1/[.$H$2];5)" office:value-type="float" office:value="1.48333333333331" calcext:value-type="float">
            <text:p>1,48333333333331</text:p>
          </table:table-cell>
          <table:table-cell table:formula="of:=IF([.F692]=0;[.G691]+2+1/[.$H$2];[.G691]+1/[.$H$2])" office:value-type="float" office:value="11.4833333333335" calcext:value-type="float">
            <text:p>11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3]))" office:value-type="date" office:date-value="2019-10-18T09:36:21.672709" calcext:value-type="date">
            <text:p>2019-10-18 09:36:22</text:p>
          </table:table-cell>
          <table:table-cell table:style-name="ce7" table:formula="of:=[.A693]" office:value-type="date" office:date-value="2019-10-18T09:36:21.672709" calcext:value-type="date">
            <text:p>2019-10-18 09:36:22</text:p>
          </table:table-cell>
          <table:table-cell table:formula="of:=TRUNC([.A693])" office:value-type="float" office:value="43756" calcext:value-type="float">
            <text:p>43756</text:p>
          </table:table-cell>
          <table:table-cell table:style-name="ce12" table:formula="of:=[.B693]-[.C693]" office:value-type="date" office:date-value="1899-12-30T09:36:21.67270871345" calcext:value-type="date">
            <text:p>12/30/99 09:36 AM</text:p>
          </table:table-cell>
          <table:table-cell table:formula="of:=MOD([.E692]-[.$E$2];[.$H$2])+1+[.$E$2]" office:value-type="float" office:value="251" calcext:value-type="float">
            <text:p>251</text:p>
          </table:table-cell>
          <table:table-cell table:formula="of:=MOD([.F692]+1/[.$H$2];5)" office:value-type="float" office:value="1.49999999999997" calcext:value-type="float">
            <text:p>1,49999999999997</text:p>
          </table:table-cell>
          <table:table-cell table:formula="of:=IF([.F693]=0;[.G692]+2+1/[.$H$2];[.G692]+1/[.$H$2])" office:value-type="float" office:value="11.5000000000002" calcext:value-type="float">
            <text:p>11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4]))" office:value-type="date" office:date-value="2019-10-18T09:23:29.092873" calcext:value-type="date">
            <text:p>2019-10-18 09:23:29</text:p>
          </table:table-cell>
          <table:table-cell table:style-name="ce7" table:formula="of:=[.A694]" office:value-type="date" office:date-value="2019-10-18T09:23:29.092873" calcext:value-type="date">
            <text:p>2019-10-18 09:23:29</text:p>
          </table:table-cell>
          <table:table-cell table:formula="of:=TRUNC([.A694])" office:value-type="float" office:value="43756" calcext:value-type="float">
            <text:p>43756</text:p>
          </table:table-cell>
          <table:table-cell table:style-name="ce12" table:formula="of:=[.B694]-[.C694]" office:value-type="date" office:date-value="1899-12-30T09:23:29.09287312534" calcext:value-type="date">
            <text:p>12/30/99 09:23 AM</text:p>
          </table:table-cell>
          <table:table-cell table:formula="of:=MOD([.E693]-[.$E$2];[.$H$2])+1+[.$E$2]" office:value-type="float" office:value="252" calcext:value-type="float">
            <text:p>252</text:p>
          </table:table-cell>
          <table:table-cell table:formula="of:=MOD([.F693]+1/[.$H$2];5)" office:value-type="float" office:value="1.51666666666664" calcext:value-type="float">
            <text:p>1,51666666666664</text:p>
          </table:table-cell>
          <table:table-cell table:formula="of:=IF([.F694]=0;[.G693]+2+1/[.$H$2];[.G693]+1/[.$H$2])" office:value-type="float" office:value="11.5166666666668" calcext:value-type="float">
            <text:p>11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5]))" office:value-type="date" office:date-value="2019-10-18T09:42:02.285811" calcext:value-type="date">
            <text:p>2019-10-18 09:42:02</text:p>
          </table:table-cell>
          <table:table-cell table:style-name="ce7" table:formula="of:=[.A695]" office:value-type="date" office:date-value="2019-10-18T09:42:02.285811" calcext:value-type="date">
            <text:p>2019-10-18 09:42:02</text:p>
          </table:table-cell>
          <table:table-cell table:formula="of:=TRUNC([.A695])" office:value-type="float" office:value="43756" calcext:value-type="float">
            <text:p>43756</text:p>
          </table:table-cell>
          <table:table-cell table:style-name="ce12" table:formula="of:=[.B695]-[.C695]" office:value-type="date" office:date-value="1899-12-30T09:42:02.28581104428" calcext:value-type="date">
            <text:p>12/30/99 09:42 AM</text:p>
          </table:table-cell>
          <table:table-cell table:formula="of:=MOD([.E694]-[.$E$2];[.$H$2])+1+[.$E$2]" office:value-type="float" office:value="253" calcext:value-type="float">
            <text:p>253</text:p>
          </table:table-cell>
          <table:table-cell table:formula="of:=MOD([.F694]+1/[.$H$2];5)" office:value-type="float" office:value="1.53333333333331" calcext:value-type="float">
            <text:p>1,53333333333331</text:p>
          </table:table-cell>
          <table:table-cell table:formula="of:=IF([.F695]=0;[.G694]+2+1/[.$H$2];[.G694]+1/[.$H$2])" office:value-type="float" office:value="11.5333333333335" calcext:value-type="float">
            <text:p>11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6]))" office:value-type="date" office:date-value="2019-10-18T09:30:03.167678" calcext:value-type="date">
            <text:p>2019-10-18 09:30:03</text:p>
          </table:table-cell>
          <table:table-cell table:style-name="ce7" table:formula="of:=[.A696]" office:value-type="date" office:date-value="2019-10-18T09:30:03.167678" calcext:value-type="date">
            <text:p>2019-10-18 09:30:03</text:p>
          </table:table-cell>
          <table:table-cell table:formula="of:=TRUNC([.A696])" office:value-type="float" office:value="43756" calcext:value-type="float">
            <text:p>43756</text:p>
          </table:table-cell>
          <table:table-cell table:style-name="ce12" table:formula="of:=[.B696]-[.C696]" office:value-type="date" office:date-value="1899-12-30T09:30:03.16767815966" calcext:value-type="date">
            <text:p>12/30/99 09:30 AM</text:p>
          </table:table-cell>
          <table:table-cell table:formula="of:=MOD([.E695]-[.$E$2];[.$H$2])+1+[.$E$2]" office:value-type="float" office:value="254" calcext:value-type="float">
            <text:p>254</text:p>
          </table:table-cell>
          <table:table-cell table:formula="of:=MOD([.F695]+1/[.$H$2];5)" office:value-type="float" office:value="1.54999999999997" calcext:value-type="float">
            <text:p>1,54999999999997</text:p>
          </table:table-cell>
          <table:table-cell table:formula="of:=IF([.F696]=0;[.G695]+2+1/[.$H$2];[.G695]+1/[.$H$2])" office:value-type="float" office:value="11.5500000000002" calcext:value-type="float">
            <text:p>11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7]))" office:value-type="date" office:date-value="2019-10-18T10:09:15.922475" calcext:value-type="date">
            <text:p>2019-10-18 10:09:16</text:p>
          </table:table-cell>
          <table:table-cell table:style-name="ce7" table:formula="of:=[.A697]" office:value-type="date" office:date-value="2019-10-18T10:09:15.922475" calcext:value-type="date">
            <text:p>2019-10-18 10:09:16</text:p>
          </table:table-cell>
          <table:table-cell table:formula="of:=TRUNC([.A697])" office:value-type="float" office:value="43756" calcext:value-type="float">
            <text:p>43756</text:p>
          </table:table-cell>
          <table:table-cell table:style-name="ce12" table:formula="of:=[.B697]-[.C697]" office:value-type="date" office:date-value="1899-12-30T10:09:15.92247478198" calcext:value-type="date">
            <text:p>12/30/99 10:09 AM</text:p>
          </table:table-cell>
          <table:table-cell table:formula="of:=MOD([.E696]-[.$E$2];[.$H$2])+1+[.$E$2]" office:value-type="float" office:value="255" calcext:value-type="float">
            <text:p>255</text:p>
          </table:table-cell>
          <table:table-cell table:formula="of:=MOD([.F696]+1/[.$H$2];5)" office:value-type="float" office:value="1.56666666666664" calcext:value-type="float">
            <text:p>1,56666666666664</text:p>
          </table:table-cell>
          <table:table-cell table:formula="of:=IF([.F697]=0;[.G696]+2+1/[.$H$2];[.G696]+1/[.$H$2])" office:value-type="float" office:value="11.5666666666668" calcext:value-type="float">
            <text:p>11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8]))" office:value-type="date" office:date-value="2019-10-18T10:00:34.309832" calcext:value-type="date">
            <text:p>2019-10-18 10:00:34</text:p>
          </table:table-cell>
          <table:table-cell table:style-name="ce7" table:formula="of:=[.A698]" office:value-type="date" office:date-value="2019-10-18T10:00:34.309832" calcext:value-type="date">
            <text:p>2019-10-18 10:00:34</text:p>
          </table:table-cell>
          <table:table-cell table:formula="of:=TRUNC([.A698])" office:value-type="float" office:value="43756" calcext:value-type="float">
            <text:p>43756</text:p>
          </table:table-cell>
          <table:table-cell table:style-name="ce12" table:formula="of:=[.B698]-[.C698]" office:value-type="date" office:date-value="1899-12-30T10:00:34.30983242579" calcext:value-type="date">
            <text:p>12/30/99 10:00 AM</text:p>
          </table:table-cell>
          <table:table-cell table:formula="of:=MOD([.E697]-[.$E$2];[.$H$2])+1+[.$E$2]" office:value-type="float" office:value="256" calcext:value-type="float">
            <text:p>256</text:p>
          </table:table-cell>
          <table:table-cell table:formula="of:=MOD([.F697]+1/[.$H$2];5)" office:value-type="float" office:value="1.58333333333331" calcext:value-type="float">
            <text:p>1,58333333333331</text:p>
          </table:table-cell>
          <table:table-cell table:formula="of:=IF([.F698]=0;[.G697]+2+1/[.$H$2];[.G697]+1/[.$H$2])" office:value-type="float" office:value="11.5833333333335" calcext:value-type="float">
            <text:p>11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9]))" office:value-type="date" office:date-value="2019-10-18T09:26:26.359462" calcext:value-type="date">
            <text:p>2019-10-18 09:26:26</text:p>
          </table:table-cell>
          <table:table-cell table:style-name="ce7" table:formula="of:=[.A699]" office:value-type="date" office:date-value="2019-10-18T09:26:26.359462" calcext:value-type="date">
            <text:p>2019-10-18 09:26:26</text:p>
          </table:table-cell>
          <table:table-cell table:formula="of:=TRUNC([.A699])" office:value-type="float" office:value="43756" calcext:value-type="float">
            <text:p>43756</text:p>
          </table:table-cell>
          <table:table-cell table:style-name="ce12" table:formula="of:=[.B699]-[.C699]" office:value-type="date" office:date-value="1899-12-30T09:26:26.35946153663" calcext:value-type="date">
            <text:p>12/30/99 09:26 AM</text:p>
          </table:table-cell>
          <table:table-cell table:formula="of:=MOD([.E698]-[.$E$2];[.$H$2])+1+[.$E$2]" office:value-type="float" office:value="257" calcext:value-type="float">
            <text:p>257</text:p>
          </table:table-cell>
          <table:table-cell table:formula="of:=MOD([.F698]+1/[.$H$2];5)" office:value-type="float" office:value="1.59999999999997" calcext:value-type="float">
            <text:p>1,59999999999997</text:p>
          </table:table-cell>
          <table:table-cell table:formula="of:=IF([.F699]=0;[.G698]+2+1/[.$H$2];[.G698]+1/[.$H$2])" office:value-type="float" office:value="11.6000000000002" calcext:value-type="float">
            <text:p>11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0]))" office:value-type="date" office:date-value="2019-10-18T09:43:33.673731" calcext:value-type="date">
            <text:p>2019-10-18 09:43:34</text:p>
          </table:table-cell>
          <table:table-cell table:style-name="ce7" table:formula="of:=[.A700]" office:value-type="date" office:date-value="2019-10-18T09:43:33.673731" calcext:value-type="date">
            <text:p>2019-10-18 09:43:34</text:p>
          </table:table-cell>
          <table:table-cell table:formula="of:=TRUNC([.A700])" office:value-type="float" office:value="43756" calcext:value-type="float">
            <text:p>43756</text:p>
          </table:table-cell>
          <table:table-cell table:style-name="ce12" table:formula="of:=[.B700]-[.C700]" office:value-type="date" office:date-value="1899-12-30T09:43:33.67373128887" calcext:value-type="date">
            <text:p>12/30/99 09:43 AM</text:p>
          </table:table-cell>
          <table:table-cell table:formula="of:=MOD([.E699]-[.$E$2];[.$H$2])+1+[.$E$2]" office:value-type="float" office:value="258" calcext:value-type="float">
            <text:p>258</text:p>
          </table:table-cell>
          <table:table-cell table:formula="of:=MOD([.F699]+1/[.$H$2];5)" office:value-type="float" office:value="1.61666666666664" calcext:value-type="float">
            <text:p>1,61666666666664</text:p>
          </table:table-cell>
          <table:table-cell table:formula="of:=IF([.F700]=0;[.G699]+2+1/[.$H$2];[.G699]+1/[.$H$2])" office:value-type="float" office:value="11.6166666666668" calcext:value-type="float">
            <text:p>11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1]))" office:value-type="date" office:date-value="2019-10-18T09:23:21.848825" calcext:value-type="date">
            <text:p>2019-10-18 09:23:22</text:p>
          </table:table-cell>
          <table:table-cell table:style-name="ce7" table:formula="of:=[.A701]" office:value-type="date" office:date-value="2019-10-18T09:23:21.848825" calcext:value-type="date">
            <text:p>2019-10-18 09:23:22</text:p>
          </table:table-cell>
          <table:table-cell table:formula="of:=TRUNC([.A701])" office:value-type="float" office:value="43756" calcext:value-type="float">
            <text:p>43756</text:p>
          </table:table-cell>
          <table:table-cell table:style-name="ce12" table:formula="of:=[.B701]-[.C701]" office:value-type="date" office:date-value="1899-12-30T09:23:21.84882483445" calcext:value-type="date">
            <text:p>12/30/99 09:23 AM</text:p>
          </table:table-cell>
          <table:table-cell table:formula="of:=MOD([.E700]-[.$E$2];[.$H$2])+1+[.$E$2]" office:value-type="float" office:value="259" calcext:value-type="float">
            <text:p>259</text:p>
          </table:table-cell>
          <table:table-cell table:formula="of:=MOD([.F700]+1/[.$H$2];5)" office:value-type="float" office:value="1.63333333333331" calcext:value-type="float">
            <text:p>1,63333333333331</text:p>
          </table:table-cell>
          <table:table-cell table:formula="of:=IF([.F701]=0;[.G700]+2+1/[.$H$2];[.G700]+1/[.$H$2])" office:value-type="float" office:value="11.6333333333335" calcext:value-type="float">
            <text:p>11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2]))" office:value-type="date" office:date-value="2019-10-18T09:22:06.05751" calcext:value-type="date">
            <text:p>2019-10-18 09:22:06</text:p>
          </table:table-cell>
          <table:table-cell table:style-name="ce7" table:formula="of:=[.A702]" office:value-type="date" office:date-value="2019-10-18T09:22:06.05751" calcext:value-type="date">
            <text:p>2019-10-18 09:22:06</text:p>
          </table:table-cell>
          <table:table-cell table:formula="of:=TRUNC([.A702])" office:value-type="float" office:value="43756" calcext:value-type="float">
            <text:p>43756</text:p>
          </table:table-cell>
          <table:table-cell table:style-name="ce12" table:formula="of:=[.B702]-[.C702]" office:value-type="date" office:date-value="1899-12-30T09:22:06.05751017109" calcext:value-type="date">
            <text:p>12/30/99 09:22 AM</text:p>
          </table:table-cell>
          <table:table-cell table:formula="of:=MOD([.E701]-[.$E$2];[.$H$2])+1+[.$E$2]" office:value-type="float" office:value="260" calcext:value-type="float">
            <text:p>260</text:p>
          </table:table-cell>
          <table:table-cell table:formula="of:=MOD([.F701]+1/[.$H$2];5)" office:value-type="float" office:value="1.64999999999997" calcext:value-type="float">
            <text:p>1,64999999999997</text:p>
          </table:table-cell>
          <table:table-cell table:formula="of:=IF([.F702]=0;[.G701]+2+1/[.$H$2];[.G701]+1/[.$H$2])" office:value-type="float" office:value="11.6500000000002" calcext:value-type="float">
            <text:p>11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3]))" office:value-type="date" office:date-value="2019-10-18T09:31:06.417561" calcext:value-type="date">
            <text:p>2019-10-18 09:31:06</text:p>
          </table:table-cell>
          <table:table-cell table:style-name="ce7" table:formula="of:=[.A703]" office:value-type="date" office:date-value="2019-10-18T09:31:06.417561" calcext:value-type="date">
            <text:p>2019-10-18 09:31:06</text:p>
          </table:table-cell>
          <table:table-cell table:formula="of:=TRUNC([.A703])" office:value-type="float" office:value="43756" calcext:value-type="float">
            <text:p>43756</text:p>
          </table:table-cell>
          <table:table-cell table:style-name="ce12" table:formula="of:=[.B703]-[.C703]" office:value-type="date" office:date-value="1899-12-30T09:31:06.41756140161" calcext:value-type="date">
            <text:p>12/30/99 09:31 AM</text:p>
          </table:table-cell>
          <table:table-cell table:formula="of:=MOD([.E702]-[.$E$2];[.$H$2])+1+[.$E$2]" office:value-type="float" office:value="261" calcext:value-type="float">
            <text:p>261</text:p>
          </table:table-cell>
          <table:table-cell table:formula="of:=MOD([.F702]+1/[.$H$2];5)" office:value-type="float" office:value="1.66666666666664" calcext:value-type="float">
            <text:p>1,66666666666664</text:p>
          </table:table-cell>
          <table:table-cell table:formula="of:=IF([.F703]=0;[.G702]+2+1/[.$H$2];[.G702]+1/[.$H$2])" office:value-type="float" office:value="11.6666666666668" calcext:value-type="float">
            <text:p>11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4]))" office:value-type="date" office:date-value="2019-10-18T09:03:41.20181" calcext:value-type="date">
            <text:p>2019-10-18 09:03:41</text:p>
          </table:table-cell>
          <table:table-cell table:style-name="ce7" table:formula="of:=[.A704]" office:value-type="date" office:date-value="2019-10-18T09:03:41.20181" calcext:value-type="date">
            <text:p>2019-10-18 09:03:41</text:p>
          </table:table-cell>
          <table:table-cell table:formula="of:=TRUNC([.A704])" office:value-type="float" office:value="43756" calcext:value-type="float">
            <text:p>43756</text:p>
          </table:table-cell>
          <table:table-cell table:style-name="ce12" table:formula="of:=[.B704]-[.C704]" office:value-type="date" office:date-value="1899-12-30T09:03:41.20180951897" calcext:value-type="date">
            <text:p>12/30/99 09:03 AM</text:p>
          </table:table-cell>
          <table:table-cell table:formula="of:=MOD([.E703]-[.$E$2];[.$H$2])+1+[.$E$2]" office:value-type="float" office:value="262" calcext:value-type="float">
            <text:p>262</text:p>
          </table:table-cell>
          <table:table-cell table:formula="of:=MOD([.F703]+1/[.$H$2];5)" office:value-type="float" office:value="1.68333333333331" calcext:value-type="float">
            <text:p>1,68333333333331</text:p>
          </table:table-cell>
          <table:table-cell table:formula="of:=IF([.F704]=0;[.G703]+2+1/[.$H$2];[.G703]+1/[.$H$2])" office:value-type="float" office:value="11.6833333333335" calcext:value-type="float">
            <text:p>11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5]))" office:value-type="date" office:date-value="2019-10-18T09:36:32.423449" calcext:value-type="date">
            <text:p>2019-10-18 09:36:32</text:p>
          </table:table-cell>
          <table:table-cell table:style-name="ce7" table:formula="of:=[.A705]" office:value-type="date" office:date-value="2019-10-18T09:36:32.423449" calcext:value-type="date">
            <text:p>2019-10-18 09:36:32</text:p>
          </table:table-cell>
          <table:table-cell table:formula="of:=TRUNC([.A705])" office:value-type="float" office:value="43756" calcext:value-type="float">
            <text:p>43756</text:p>
          </table:table-cell>
          <table:table-cell table:style-name="ce12" table:formula="of:=[.B705]-[.C705]" office:value-type="date" office:date-value="1899-12-30T09:36:32.42344941013" calcext:value-type="date">
            <text:p>12/30/99 09:36 AM</text:p>
          </table:table-cell>
          <table:table-cell table:formula="of:=MOD([.E704]-[.$E$2];[.$H$2])+1+[.$E$2]" office:value-type="float" office:value="263" calcext:value-type="float">
            <text:p>263</text:p>
          </table:table-cell>
          <table:table-cell table:formula="of:=MOD([.F704]+1/[.$H$2];5)" office:value-type="float" office:value="1.69999999999997" calcext:value-type="float">
            <text:p>1,69999999999997</text:p>
          </table:table-cell>
          <table:table-cell table:formula="of:=IF([.F705]=0;[.G704]+2+1/[.$H$2];[.G704]+1/[.$H$2])" office:value-type="float" office:value="11.7000000000002" calcext:value-type="float">
            <text:p>11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6]))" office:value-type="date" office:date-value="2019-10-18T09:29:09.731014" calcext:value-type="date">
            <text:p>2019-10-18 09:29:10</text:p>
          </table:table-cell>
          <table:table-cell table:style-name="ce7" table:formula="of:=[.A706]" office:value-type="date" office:date-value="2019-10-18T09:29:09.731014" calcext:value-type="date">
            <text:p>2019-10-18 09:29:10</text:p>
          </table:table-cell>
          <table:table-cell table:formula="of:=TRUNC([.A706])" office:value-type="float" office:value="43756" calcext:value-type="float">
            <text:p>43756</text:p>
          </table:table-cell>
          <table:table-cell table:style-name="ce12" table:formula="of:=[.B706]-[.C706]" office:value-type="date" office:date-value="1899-12-30T09:29:09.73101429641" calcext:value-type="date">
            <text:p>12/30/99 09:29 AM</text:p>
          </table:table-cell>
          <table:table-cell table:formula="of:=MOD([.E705]-[.$E$2];[.$H$2])+1+[.$E$2]" office:value-type="float" office:value="264" calcext:value-type="float">
            <text:p>264</text:p>
          </table:table-cell>
          <table:table-cell table:formula="of:=MOD([.F705]+1/[.$H$2];5)" office:value-type="float" office:value="1.71666666666664" calcext:value-type="float">
            <text:p>1,71666666666664</text:p>
          </table:table-cell>
          <table:table-cell table:formula="of:=IF([.F706]=0;[.G705]+2+1/[.$H$2];[.G705]+1/[.$H$2])" office:value-type="float" office:value="11.7166666666668" calcext:value-type="float">
            <text:p>11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7]))" office:value-type="date" office:date-value="2019-10-18T09:38:50.254672" calcext:value-type="date">
            <text:p>2019-10-18 09:38:50</text:p>
          </table:table-cell>
          <table:table-cell table:style-name="ce7" table:formula="of:=[.A707]" office:value-type="date" office:date-value="2019-10-18T09:38:50.254672" calcext:value-type="date">
            <text:p>2019-10-18 09:38:50</text:p>
          </table:table-cell>
          <table:table-cell table:formula="of:=TRUNC([.A707])" office:value-type="float" office:value="43756" calcext:value-type="float">
            <text:p>43756</text:p>
          </table:table-cell>
          <table:table-cell table:style-name="ce12" table:formula="of:=[.B707]-[.C707]" office:value-type="date" office:date-value="1899-12-30T09:38:50.25467223488" calcext:value-type="date">
            <text:p>12/30/99 09:38 AM</text:p>
          </table:table-cell>
          <table:table-cell table:formula="of:=MOD([.E706]-[.$E$2];[.$H$2])+1+[.$E$2]" office:value-type="float" office:value="265" calcext:value-type="float">
            <text:p>265</text:p>
          </table:table-cell>
          <table:table-cell table:formula="of:=MOD([.F706]+1/[.$H$2];5)" office:value-type="float" office:value="1.73333333333331" calcext:value-type="float">
            <text:p>1,73333333333331</text:p>
          </table:table-cell>
          <table:table-cell table:formula="of:=IF([.F707]=0;[.G706]+2+1/[.$H$2];[.G706]+1/[.$H$2])" office:value-type="float" office:value="11.7333333333335" calcext:value-type="float">
            <text:p>11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8]))" office:value-type="date" office:date-value="2019-10-18T09:22:49.705476" calcext:value-type="date">
            <text:p>2019-10-18 09:22:50</text:p>
          </table:table-cell>
          <table:table-cell table:style-name="ce7" table:formula="of:=[.A708]" office:value-type="date" office:date-value="2019-10-18T09:22:49.705476" calcext:value-type="date">
            <text:p>2019-10-18 09:22:50</text:p>
          </table:table-cell>
          <table:table-cell table:formula="of:=TRUNC([.A708])" office:value-type="float" office:value="43756" calcext:value-type="float">
            <text:p>43756</text:p>
          </table:table-cell>
          <table:table-cell table:style-name="ce12" table:formula="of:=[.B708]-[.C708]" office:value-type="date" office:date-value="1899-12-30T09:22:49.70547612291" calcext:value-type="date">
            <text:p>12/30/99 09:22 AM</text:p>
          </table:table-cell>
          <table:table-cell table:formula="of:=MOD([.E707]-[.$E$2];[.$H$2])+1+[.$E$2]" office:value-type="float" office:value="266" calcext:value-type="float">
            <text:p>266</text:p>
          </table:table-cell>
          <table:table-cell table:formula="of:=MOD([.F707]+1/[.$H$2];5)" office:value-type="float" office:value="1.74999999999997" calcext:value-type="float">
            <text:p>1,74999999999997</text:p>
          </table:table-cell>
          <table:table-cell table:formula="of:=IF([.F708]=0;[.G707]+2+1/[.$H$2];[.G707]+1/[.$H$2])" office:value-type="float" office:value="11.7500000000002" calcext:value-type="float">
            <text:p>11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9]))" office:value-type="date" office:date-value="2019-10-18T09:08:47.238953" calcext:value-type="date">
            <text:p>2019-10-18 09:08:47</text:p>
          </table:table-cell>
          <table:table-cell table:style-name="ce7" table:formula="of:=[.A709]" office:value-type="date" office:date-value="2019-10-18T09:08:47.238953" calcext:value-type="date">
            <text:p>2019-10-18 09:08:47</text:p>
          </table:table-cell>
          <table:table-cell table:formula="of:=TRUNC([.A709])" office:value-type="float" office:value="43756" calcext:value-type="float">
            <text:p>43756</text:p>
          </table:table-cell>
          <table:table-cell table:style-name="ce12" table:formula="of:=[.B709]-[.C709]" office:value-type="date" office:date-value="1899-12-30T09:08:47.23895274103" calcext:value-type="date">
            <text:p>12/30/99 09:08 AM</text:p>
          </table:table-cell>
          <table:table-cell table:formula="of:=MOD([.E708]-[.$E$2];[.$H$2])+1+[.$E$2]" office:value-type="float" office:value="267" calcext:value-type="float">
            <text:p>267</text:p>
          </table:table-cell>
          <table:table-cell table:formula="of:=MOD([.F708]+1/[.$H$2];5)" office:value-type="float" office:value="1.76666666666664" calcext:value-type="float">
            <text:p>1,76666666666664</text:p>
          </table:table-cell>
          <table:table-cell table:formula="of:=IF([.F709]=0;[.G708]+2+1/[.$H$2];[.G708]+1/[.$H$2])" office:value-type="float" office:value="11.7666666666668" calcext:value-type="float">
            <text:p>11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0]))" office:value-type="date" office:date-value="2019-10-18T09:12:31.093812" calcext:value-type="date">
            <text:p>2019-10-18 09:12:31</text:p>
          </table:table-cell>
          <table:table-cell table:style-name="ce7" table:formula="of:=[.A710]" office:value-type="date" office:date-value="2019-10-18T09:12:31.093812" calcext:value-type="date">
            <text:p>2019-10-18 09:12:31</text:p>
          </table:table-cell>
          <table:table-cell table:formula="of:=TRUNC([.A710])" office:value-type="float" office:value="43756" calcext:value-type="float">
            <text:p>43756</text:p>
          </table:table-cell>
          <table:table-cell table:style-name="ce12" table:formula="of:=[.B710]-[.C710]" office:value-type="date" office:date-value="1899-12-30T09:12:31.09381189104" calcext:value-type="date">
            <text:p>12/30/99 09:12 AM</text:p>
          </table:table-cell>
          <table:table-cell table:formula="of:=MOD([.E709]-[.$E$2];[.$H$2])+1+[.$E$2]" office:value-type="float" office:value="268" calcext:value-type="float">
            <text:p>268</text:p>
          </table:table-cell>
          <table:table-cell table:formula="of:=MOD([.F709]+1/[.$H$2];5)" office:value-type="float" office:value="1.78333333333331" calcext:value-type="float">
            <text:p>1,78333333333331</text:p>
          </table:table-cell>
          <table:table-cell table:formula="of:=IF([.F710]=0;[.G709]+2+1/[.$H$2];[.G709]+1/[.$H$2])" office:value-type="float" office:value="11.7833333333335" calcext:value-type="float">
            <text:p>11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1]))" office:value-type="date" office:date-value="2019-10-18T09:01:03.305233" calcext:value-type="date">
            <text:p>2019-10-18 09:01:03</text:p>
          </table:table-cell>
          <table:table-cell table:style-name="ce7" table:formula="of:=[.A711]" office:value-type="date" office:date-value="2019-10-18T09:01:03.305233" calcext:value-type="date">
            <text:p>2019-10-18 09:01:03</text:p>
          </table:table-cell>
          <table:table-cell table:formula="of:=TRUNC([.A711])" office:value-type="float" office:value="43756" calcext:value-type="float">
            <text:p>43756</text:p>
          </table:table-cell>
          <table:table-cell table:style-name="ce12" table:formula="of:=[.B711]-[.C711]" office:value-type="date" office:date-value="1899-12-30T09:01:03.30523272045" calcext:value-type="date">
            <text:p>12/30/99 09:01 AM</text:p>
          </table:table-cell>
          <table:table-cell table:formula="of:=MOD([.E710]-[.$E$2];[.$H$2])+1+[.$E$2]" office:value-type="float" office:value="269" calcext:value-type="float">
            <text:p>269</text:p>
          </table:table-cell>
          <table:table-cell table:formula="of:=MOD([.F710]+1/[.$H$2];5)" office:value-type="float" office:value="1.79999999999997" calcext:value-type="float">
            <text:p>1,79999999999997</text:p>
          </table:table-cell>
          <table:table-cell table:formula="of:=IF([.F711]=0;[.G710]+2+1/[.$H$2];[.G710]+1/[.$H$2])" office:value-type="float" office:value="11.8000000000002" calcext:value-type="float">
            <text:p>11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2]))" office:value-type="date" office:date-value="2019-10-18T09:23:11.336307" calcext:value-type="date">
            <text:p>2019-10-18 09:23:11</text:p>
          </table:table-cell>
          <table:table-cell table:style-name="ce7" table:formula="of:=[.A712]" office:value-type="date" office:date-value="2019-10-18T09:23:11.336307" calcext:value-type="date">
            <text:p>2019-10-18 09:23:11</text:p>
          </table:table-cell>
          <table:table-cell table:formula="of:=TRUNC([.A712])" office:value-type="float" office:value="43756" calcext:value-type="float">
            <text:p>43756</text:p>
          </table:table-cell>
          <table:table-cell table:style-name="ce12" table:formula="of:=[.B712]-[.C712]" office:value-type="date" office:date-value="1899-12-30T09:23:11.336307046" calcext:value-type="date">
            <text:p>12/30/99 09:23 AM</text:p>
          </table:table-cell>
          <table:table-cell table:formula="of:=MOD([.E711]-[.$E$2];[.$H$2])+1+[.$E$2]" office:value-type="float" office:value="270" calcext:value-type="float">
            <text:p>270</text:p>
          </table:table-cell>
          <table:table-cell table:formula="of:=MOD([.F711]+1/[.$H$2];5)" office:value-type="float" office:value="1.81666666666664" calcext:value-type="float">
            <text:p>1,81666666666664</text:p>
          </table:table-cell>
          <table:table-cell table:formula="of:=IF([.F712]=0;[.G711]+2+1/[.$H$2];[.G711]+1/[.$H$2])" office:value-type="float" office:value="11.8166666666668" calcext:value-type="float">
            <text:p>11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3]))" office:value-type="date" office:date-value="2019-10-18T09:14:15.991075" calcext:value-type="date">
            <text:p>2019-10-18 09:14:16</text:p>
          </table:table-cell>
          <table:table-cell table:style-name="ce7" table:formula="of:=[.A713]" office:value-type="date" office:date-value="2019-10-18T09:14:15.991075" calcext:value-type="date">
            <text:p>2019-10-18 09:14:16</text:p>
          </table:table-cell>
          <table:table-cell table:formula="of:=TRUNC([.A713])" office:value-type="float" office:value="43756" calcext:value-type="float">
            <text:p>43756</text:p>
          </table:table-cell>
          <table:table-cell table:style-name="ce12" table:formula="of:=[.B713]-[.C713]" office:value-type="date" office:date-value="1899-12-30T09:14:15.99107472226" calcext:value-type="date">
            <text:p>12/30/99 09:14 AM</text:p>
          </table:table-cell>
          <table:table-cell table:formula="of:=MOD([.E712]-[.$E$2];[.$H$2])+1+[.$E$2]" office:value-type="float" office:value="271" calcext:value-type="float">
            <text:p>271</text:p>
          </table:table-cell>
          <table:table-cell table:formula="of:=MOD([.F712]+1/[.$H$2];5)" office:value-type="float" office:value="1.83333333333331" calcext:value-type="float">
            <text:p>1,83333333333331</text:p>
          </table:table-cell>
          <table:table-cell table:formula="of:=IF([.F713]=0;[.G712]+2+1/[.$H$2];[.G712]+1/[.$H$2])" office:value-type="float" office:value="11.8333333333335" calcext:value-type="float">
            <text:p>11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4]))" office:value-type="date" office:date-value="2019-10-18T09:40:14.059827" calcext:value-type="date">
            <text:p>2019-10-18 09:40:14</text:p>
          </table:table-cell>
          <table:table-cell table:style-name="ce7" table:formula="of:=[.A714]" office:value-type="date" office:date-value="2019-10-18T09:40:14.059827" calcext:value-type="date">
            <text:p>2019-10-18 09:40:14</text:p>
          </table:table-cell>
          <table:table-cell table:formula="of:=TRUNC([.A714])" office:value-type="float" office:value="43756" calcext:value-type="float">
            <text:p>43756</text:p>
          </table:table-cell>
          <table:table-cell table:style-name="ce12" table:formula="of:=[.B714]-[.C714]" office:value-type="date" office:date-value="1899-12-30T09:40:14.05982708093" calcext:value-type="date">
            <text:p>12/30/99 09:40 AM</text:p>
          </table:table-cell>
          <table:table-cell table:formula="of:=MOD([.E713]-[.$E$2];[.$H$2])+1+[.$E$2]" office:value-type="float" office:value="272" calcext:value-type="float">
            <text:p>272</text:p>
          </table:table-cell>
          <table:table-cell table:formula="of:=MOD([.F713]+1/[.$H$2];5)" office:value-type="float" office:value="1.84999999999997" calcext:value-type="float">
            <text:p>1,84999999999997</text:p>
          </table:table-cell>
          <table:table-cell table:formula="of:=IF([.F714]=0;[.G713]+2+1/[.$H$2];[.G713]+1/[.$H$2])" office:value-type="float" office:value="11.8500000000002" calcext:value-type="float">
            <text:p>11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5]))" office:value-type="date" office:date-value="2019-10-18T09:42:13.220663" calcext:value-type="date">
            <text:p>2019-10-18 09:42:13</text:p>
          </table:table-cell>
          <table:table-cell table:style-name="ce7" table:formula="of:=[.A715]" office:value-type="date" office:date-value="2019-10-18T09:42:13.220663" calcext:value-type="date">
            <text:p>2019-10-18 09:42:13</text:p>
          </table:table-cell>
          <table:table-cell table:formula="of:=TRUNC([.A715])" office:value-type="float" office:value="43756" calcext:value-type="float">
            <text:p>43756</text:p>
          </table:table-cell>
          <table:table-cell table:style-name="ce12" table:formula="of:=[.B715]-[.C715]" office:value-type="date" office:date-value="1899-12-30T09:42:13.22066296823" calcext:value-type="date">
            <text:p>12/30/99 09:42 AM</text:p>
          </table:table-cell>
          <table:table-cell table:formula="of:=MOD([.E714]-[.$E$2];[.$H$2])+1+[.$E$2]" office:value-type="float" office:value="273" calcext:value-type="float">
            <text:p>273</text:p>
          </table:table-cell>
          <table:table-cell table:formula="of:=MOD([.F714]+1/[.$H$2];5)" office:value-type="float" office:value="1.86666666666664" calcext:value-type="float">
            <text:p>1,86666666666664</text:p>
          </table:table-cell>
          <table:table-cell table:formula="of:=IF([.F715]=0;[.G714]+2+1/[.$H$2];[.G714]+1/[.$H$2])" office:value-type="float" office:value="11.8666666666668" calcext:value-type="float">
            <text:p>11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6]))" office:value-type="date" office:date-value="2019-10-18T09:45:49.929479" calcext:value-type="date">
            <text:p>2019-10-18 09:45:50</text:p>
          </table:table-cell>
          <table:table-cell table:style-name="ce7" table:formula="of:=[.A716]" office:value-type="date" office:date-value="2019-10-18T09:45:49.929479" calcext:value-type="date">
            <text:p>2019-10-18 09:45:50</text:p>
          </table:table-cell>
          <table:table-cell table:formula="of:=TRUNC([.A716])" office:value-type="float" office:value="43756" calcext:value-type="float">
            <text:p>43756</text:p>
          </table:table-cell>
          <table:table-cell table:style-name="ce12" table:formula="of:=[.B716]-[.C716]" office:value-type="date" office:date-value="1899-12-30T09:45:49.9294792302" calcext:value-type="date">
            <text:p>12/30/99 09:45 AM</text:p>
          </table:table-cell>
          <table:table-cell table:formula="of:=MOD([.E715]-[.$E$2];[.$H$2])+1+[.$E$2]" office:value-type="float" office:value="274" calcext:value-type="float">
            <text:p>274</text:p>
          </table:table-cell>
          <table:table-cell table:formula="of:=MOD([.F715]+1/[.$H$2];5)" office:value-type="float" office:value="1.88333333333331" calcext:value-type="float">
            <text:p>1,88333333333331</text:p>
          </table:table-cell>
          <table:table-cell table:formula="of:=IF([.F716]=0;[.G715]+2+1/[.$H$2];[.G715]+1/[.$H$2])" office:value-type="float" office:value="11.8833333333335" calcext:value-type="float">
            <text:p>11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7]))" office:value-type="date" office:date-value="2019-10-18T09:42:30.247496" calcext:value-type="date">
            <text:p>2019-10-18 09:42:30</text:p>
          </table:table-cell>
          <table:table-cell table:style-name="ce7" table:formula="of:=[.A717]" office:value-type="date" office:date-value="2019-10-18T09:42:30.247496" calcext:value-type="date">
            <text:p>2019-10-18 09:42:30</text:p>
          </table:table-cell>
          <table:table-cell table:formula="of:=TRUNC([.A717])" office:value-type="float" office:value="43756" calcext:value-type="float">
            <text:p>43756</text:p>
          </table:table-cell>
          <table:table-cell table:style-name="ce12" table:formula="of:=[.B717]-[.C717]" office:value-type="date" office:date-value="1899-12-30T09:42:30.24749552831" calcext:value-type="date">
            <text:p>12/30/99 09:42 AM</text:p>
          </table:table-cell>
          <table:table-cell table:formula="of:=MOD([.E716]-[.$E$2];[.$H$2])+1+[.$E$2]" office:value-type="float" office:value="275" calcext:value-type="float">
            <text:p>275</text:p>
          </table:table-cell>
          <table:table-cell table:formula="of:=MOD([.F716]+1/[.$H$2];5)" office:value-type="float" office:value="1.89999999999997" calcext:value-type="float">
            <text:p>1,89999999999997</text:p>
          </table:table-cell>
          <table:table-cell table:formula="of:=IF([.F717]=0;[.G716]+2+1/[.$H$2];[.G716]+1/[.$H$2])" office:value-type="float" office:value="11.9000000000002" calcext:value-type="float">
            <text:p>11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8]))" office:value-type="date" office:date-value="2019-10-18T09:33:20.06058" calcext:value-type="date">
            <text:p>2019-10-18 09:33:20</text:p>
          </table:table-cell>
          <table:table-cell table:style-name="ce7" table:formula="of:=[.A718]" office:value-type="date" office:date-value="2019-10-18T09:33:20.06058" calcext:value-type="date">
            <text:p>2019-10-18 09:33:20</text:p>
          </table:table-cell>
          <table:table-cell table:formula="of:=TRUNC([.A718])" office:value-type="float" office:value="43756" calcext:value-type="float">
            <text:p>43756</text:p>
          </table:table-cell>
          <table:table-cell table:style-name="ce12" table:formula="of:=[.B718]-[.C718]" office:value-type="date" office:date-value="1899-12-30T09:33:20.06058022846" calcext:value-type="date">
            <text:p>12/30/99 09:33 AM</text:p>
          </table:table-cell>
          <table:table-cell table:formula="of:=MOD([.E717]-[.$E$2];[.$H$2])+1+[.$E$2]" office:value-type="float" office:value="276" calcext:value-type="float">
            <text:p>276</text:p>
          </table:table-cell>
          <table:table-cell table:formula="of:=MOD([.F717]+1/[.$H$2];5)" office:value-type="float" office:value="1.91666666666664" calcext:value-type="float">
            <text:p>1,91666666666664</text:p>
          </table:table-cell>
          <table:table-cell table:formula="of:=IF([.F718]=0;[.G717]+2+1/[.$H$2];[.G717]+1/[.$H$2])" office:value-type="float" office:value="11.9166666666668" calcext:value-type="float">
            <text:p>11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9]))" office:value-type="date" office:date-value="2019-10-18T09:32:39.993721" calcext:value-type="date">
            <text:p>2019-10-18 09:32:40</text:p>
          </table:table-cell>
          <table:table-cell table:style-name="ce7" table:formula="of:=[.A719]" office:value-type="date" office:date-value="2019-10-18T09:32:39.993721" calcext:value-type="date">
            <text:p>2019-10-18 09:32:40</text:p>
          </table:table-cell>
          <table:table-cell table:formula="of:=TRUNC([.A719])" office:value-type="float" office:value="43756" calcext:value-type="float">
            <text:p>43756</text:p>
          </table:table-cell>
          <table:table-cell table:style-name="ce12" table:formula="of:=[.B719]-[.C719]" office:value-type="date" office:date-value="1899-12-30T09:32:39.99372100923" calcext:value-type="date">
            <text:p>12/30/99 09:32 AM</text:p>
          </table:table-cell>
          <table:table-cell table:formula="of:=MOD([.E718]-[.$E$2];[.$H$2])+1+[.$E$2]" office:value-type="float" office:value="277" calcext:value-type="float">
            <text:p>277</text:p>
          </table:table-cell>
          <table:table-cell table:formula="of:=MOD([.F718]+1/[.$H$2];5)" office:value-type="float" office:value="1.93333333333331" calcext:value-type="float">
            <text:p>1,93333333333331</text:p>
          </table:table-cell>
          <table:table-cell table:formula="of:=IF([.F719]=0;[.G718]+2+1/[.$H$2];[.G718]+1/[.$H$2])" office:value-type="float" office:value="11.9333333333335" calcext:value-type="float">
            <text:p>11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0]))" office:value-type="date" office:date-value="2019-10-18T10:01:33.816271" calcext:value-type="date">
            <text:p>2019-10-18 10:01:34</text:p>
          </table:table-cell>
          <table:table-cell table:style-name="ce7" table:formula="of:=[.A720]" office:value-type="date" office:date-value="2019-10-18T10:01:33.816271" calcext:value-type="date">
            <text:p>2019-10-18 10:01:34</text:p>
          </table:table-cell>
          <table:table-cell table:formula="of:=TRUNC([.A720])" office:value-type="float" office:value="43756" calcext:value-type="float">
            <text:p>43756</text:p>
          </table:table-cell>
          <table:table-cell table:style-name="ce12" table:formula="of:=[.B720]-[.C720]" office:value-type="date" office:date-value="1899-12-30T10:01:33.81627074908" calcext:value-type="date">
            <text:p>12/30/99 10:01 AM</text:p>
          </table:table-cell>
          <table:table-cell table:formula="of:=MOD([.E719]-[.$E$2];[.$H$2])+1+[.$E$2]" office:value-type="float" office:value="278" calcext:value-type="float">
            <text:p>278</text:p>
          </table:table-cell>
          <table:table-cell table:formula="of:=MOD([.F719]+1/[.$H$2];5)" office:value-type="float" office:value="1.94999999999997" calcext:value-type="float">
            <text:p>1,94999999999997</text:p>
          </table:table-cell>
          <table:table-cell table:formula="of:=IF([.F720]=0;[.G719]+2+1/[.$H$2];[.G719]+1/[.$H$2])" office:value-type="float" office:value="11.9500000000002" calcext:value-type="float">
            <text:p>11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1]))" office:value-type="date" office:date-value="2019-10-18T09:37:49.239466" calcext:value-type="date">
            <text:p>2019-10-18 09:37:49</text:p>
          </table:table-cell>
          <table:table-cell table:style-name="ce7" table:formula="of:=[.A721]" office:value-type="date" office:date-value="2019-10-18T09:37:49.239466" calcext:value-type="date">
            <text:p>2019-10-18 09:37:49</text:p>
          </table:table-cell>
          <table:table-cell table:formula="of:=TRUNC([.A721])" office:value-type="float" office:value="43756" calcext:value-type="float">
            <text:p>43756</text:p>
          </table:table-cell>
          <table:table-cell table:style-name="ce12" table:formula="of:=[.B721]-[.C721]" office:value-type="date" office:date-value="1899-12-30T09:37:49.23946556635" calcext:value-type="date">
            <text:p>12/30/99 09:37 AM</text:p>
          </table:table-cell>
          <table:table-cell table:formula="of:=MOD([.E720]-[.$E$2];[.$H$2])+1+[.$E$2]" office:value-type="float" office:value="279" calcext:value-type="float">
            <text:p>279</text:p>
          </table:table-cell>
          <table:table-cell table:formula="of:=MOD([.F720]+1/[.$H$2];5)" office:value-type="float" office:value="1.96666666666664" calcext:value-type="float">
            <text:p>1,96666666666664</text:p>
          </table:table-cell>
          <table:table-cell table:formula="of:=IF([.F721]=0;[.G720]+2+1/[.$H$2];[.G720]+1/[.$H$2])" office:value-type="float" office:value="11.9666666666668" calcext:value-type="float">
            <text:p>11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2]))" office:value-type="date" office:date-value="2019-10-18T09:31:07.932998" calcext:value-type="date">
            <text:p>2019-10-18 09:31:08</text:p>
          </table:table-cell>
          <table:table-cell table:style-name="ce7" table:formula="of:=[.A722]" office:value-type="date" office:date-value="2019-10-18T09:31:07.932998" calcext:value-type="date">
            <text:p>2019-10-18 09:31:08</text:p>
          </table:table-cell>
          <table:table-cell table:formula="of:=TRUNC([.A722])" office:value-type="float" office:value="43756" calcext:value-type="float">
            <text:p>43756</text:p>
          </table:table-cell>
          <table:table-cell table:style-name="ce12" table:formula="of:=[.B722]-[.C722]" office:value-type="date" office:date-value="1899-12-30T09:31:07.93299776036" calcext:value-type="date">
            <text:p>12/30/99 09:31 AM</text:p>
          </table:table-cell>
          <table:table-cell table:formula="of:=MOD([.E721]-[.$E$2];[.$H$2])+1+[.$E$2]" office:value-type="float" office:value="280" calcext:value-type="float">
            <text:p>280</text:p>
          </table:table-cell>
          <table:table-cell table:formula="of:=MOD([.F721]+1/[.$H$2];5)" office:value-type="float" office:value="1.98333333333331" calcext:value-type="float">
            <text:p>1,98333333333331</text:p>
          </table:table-cell>
          <table:table-cell table:formula="of:=IF([.F722]=0;[.G721]+2+1/[.$H$2];[.G721]+1/[.$H$2])" office:value-type="float" office:value="11.9833333333335" calcext:value-type="float">
            <text:p>11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3]))" office:value-type="date" office:date-value="2019-10-19T09:42:47.701202" calcext:value-type="date">
            <text:p>2019-10-19 09:42:48</text:p>
          </table:table-cell>
          <table:table-cell table:style-name="ce7" table:formula="of:=[.A723]" office:value-type="date" office:date-value="2019-10-19T09:42:47.701202" calcext:value-type="date">
            <text:p>2019-10-19 09:42:48</text:p>
          </table:table-cell>
          <table:table-cell table:formula="of:=TRUNC([.A723])" office:value-type="float" office:value="43757" calcext:value-type="float">
            <text:p>43757</text:p>
          </table:table-cell>
          <table:table-cell table:style-name="ce12" table:formula="of:=[.B723]-[.C723]" office:value-type="date" office:date-value="1899-12-30T09:42:47.70120165311" calcext:value-type="date">
            <text:p>12/30/99 09:42 AM</text:p>
          </table:table-cell>
          <table:table-cell table:formula="of:=MOD([.E722]-[.$E$2];[.$H$2])+1+[.$E$2]" office:value-type="float" office:value="221" calcext:value-type="float">
            <text:p>221</text:p>
          </table:table-cell>
          <table:table-cell table:formula="of:=MOD([.F722]+1/[.$H$2];5)" office:value-type="float" office:value="1.99999999999997" calcext:value-type="float">
            <text:p>1,99999999999997</text:p>
          </table:table-cell>
          <table:table-cell table:formula="of:=IF([.F723]=0;[.G722]+2+1/[.$H$2];[.G722]+1/[.$H$2])" office:value-type="float" office:value="12.0000000000002" calcext:value-type="float">
            <text:p>12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4]))" office:value-type="date" office:date-value="2019-10-19T09:26:49.68937" calcext:value-type="date">
            <text:p>2019-10-19 09:26:50</text:p>
          </table:table-cell>
          <table:table-cell table:style-name="ce7" table:formula="of:=[.A724]" office:value-type="date" office:date-value="2019-10-19T09:26:49.68937" calcext:value-type="date">
            <text:p>2019-10-19 09:26:50</text:p>
          </table:table-cell>
          <table:table-cell table:formula="of:=TRUNC([.A724])" office:value-type="float" office:value="43757" calcext:value-type="float">
            <text:p>43757</text:p>
          </table:table-cell>
          <table:table-cell table:style-name="ce12" table:formula="of:=[.B724]-[.C724]" office:value-type="date" office:date-value="1899-12-30T09:26:49.68937044963" calcext:value-type="date">
            <text:p>12/30/99 09:26 AM</text:p>
          </table:table-cell>
          <table:table-cell table:formula="of:=MOD([.E723]-[.$E$2];[.$H$2])+1+[.$E$2]" office:value-type="float" office:value="222" calcext:value-type="float">
            <text:p>222</text:p>
          </table:table-cell>
          <table:table-cell table:formula="of:=MOD([.F723]+1/[.$H$2];5)" office:value-type="float" office:value="2.01666666666664" calcext:value-type="float">
            <text:p>2,01666666666664</text:p>
          </table:table-cell>
          <table:table-cell table:formula="of:=IF([.F724]=0;[.G723]+2+1/[.$H$2];[.G723]+1/[.$H$2])" office:value-type="float" office:value="12.0166666666668" calcext:value-type="float">
            <text:p>12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5]))" office:value-type="date" office:date-value="2019-10-19T09:32:37.204867" calcext:value-type="date">
            <text:p>2019-10-19 09:32:37</text:p>
          </table:table-cell>
          <table:table-cell table:style-name="ce7" table:formula="of:=[.A725]" office:value-type="date" office:date-value="2019-10-19T09:32:37.204867" calcext:value-type="date">
            <text:p>2019-10-19 09:32:37</text:p>
          </table:table-cell>
          <table:table-cell table:formula="of:=TRUNC([.A725])" office:value-type="float" office:value="43757" calcext:value-type="float">
            <text:p>43757</text:p>
          </table:table-cell>
          <table:table-cell table:style-name="ce12" table:formula="of:=[.B725]-[.C725]" office:value-type="date" office:date-value="1899-12-30T09:32:37.20486694481" calcext:value-type="date">
            <text:p>12/30/99 09:32 AM</text:p>
          </table:table-cell>
          <table:table-cell table:formula="of:=MOD([.E724]-[.$E$2];[.$H$2])+1+[.$E$2]" office:value-type="float" office:value="223" calcext:value-type="float">
            <text:p>223</text:p>
          </table:table-cell>
          <table:table-cell table:formula="of:=MOD([.F724]+1/[.$H$2];5)" office:value-type="float" office:value="2.03333333333331" calcext:value-type="float">
            <text:p>2,03333333333331</text:p>
          </table:table-cell>
          <table:table-cell table:formula="of:=IF([.F725]=0;[.G724]+2+1/[.$H$2];[.G724]+1/[.$H$2])" office:value-type="float" office:value="12.0333333333335" calcext:value-type="float">
            <text:p>12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6]))" office:value-type="date" office:date-value="2019-10-19T09:27:40.975444" calcext:value-type="date">
            <text:p>2019-10-19 09:27:41</text:p>
          </table:table-cell>
          <table:table-cell table:style-name="ce7" table:formula="of:=[.A726]" office:value-type="date" office:date-value="2019-10-19T09:27:40.975444" calcext:value-type="date">
            <text:p>2019-10-19 09:27:41</text:p>
          </table:table-cell>
          <table:table-cell table:formula="of:=TRUNC([.A726])" office:value-type="float" office:value="43757" calcext:value-type="float">
            <text:p>43757</text:p>
          </table:table-cell>
          <table:table-cell table:style-name="ce12" table:formula="of:=[.B726]-[.C726]" office:value-type="date" office:date-value="1899-12-30T09:27:40.97544373479" calcext:value-type="date">
            <text:p>12/30/99 09:27 AM</text:p>
          </table:table-cell>
          <table:table-cell table:formula="of:=MOD([.E725]-[.$E$2];[.$H$2])+1+[.$E$2]" office:value-type="float" office:value="224" calcext:value-type="float">
            <text:p>224</text:p>
          </table:table-cell>
          <table:table-cell table:formula="of:=MOD([.F725]+1/[.$H$2];5)" office:value-type="float" office:value="2.04999999999997" calcext:value-type="float">
            <text:p>2,04999999999997</text:p>
          </table:table-cell>
          <table:table-cell table:formula="of:=IF([.F726]=0;[.G725]+2+1/[.$H$2];[.G725]+1/[.$H$2])" office:value-type="float" office:value="12.0500000000002" calcext:value-type="float">
            <text:p>12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7]))" office:value-type="date" office:date-value="2019-10-19T09:42:34.799998" calcext:value-type="date">
            <text:p>2019-10-19 09:42:35</text:p>
          </table:table-cell>
          <table:table-cell table:style-name="ce7" table:formula="of:=[.A727]" office:value-type="date" office:date-value="2019-10-19T09:42:34.799998" calcext:value-type="date">
            <text:p>2019-10-19 09:42:35</text:p>
          </table:table-cell>
          <table:table-cell table:formula="of:=TRUNC([.A727])" office:value-type="float" office:value="43757" calcext:value-type="float">
            <text:p>43757</text:p>
          </table:table-cell>
          <table:table-cell table:style-name="ce12" table:formula="of:=[.B727]-[.C727]" office:value-type="date" office:date-value="1899-12-30T09:42:34.79999799281" calcext:value-type="date">
            <text:p>12/30/99 09:42 AM</text:p>
          </table:table-cell>
          <table:table-cell table:formula="of:=MOD([.E726]-[.$E$2];[.$H$2])+1+[.$E$2]" office:value-type="float" office:value="225" calcext:value-type="float">
            <text:p>225</text:p>
          </table:table-cell>
          <table:table-cell table:formula="of:=MOD([.F726]+1/[.$H$2];5)" office:value-type="float" office:value="2.06666666666664" calcext:value-type="float">
            <text:p>2,06666666666664</text:p>
          </table:table-cell>
          <table:table-cell table:formula="of:=IF([.F727]=0;[.G726]+2+1/[.$H$2];[.G726]+1/[.$H$2])" office:value-type="float" office:value="12.0666666666668" calcext:value-type="float">
            <text:p>12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8]))" office:value-type="date" office:date-value="2019-10-19T09:21:19.473063" calcext:value-type="date">
            <text:p>2019-10-19 09:21:19</text:p>
          </table:table-cell>
          <table:table-cell table:style-name="ce7" table:formula="of:=[.A728]" office:value-type="date" office:date-value="2019-10-19T09:21:19.473063" calcext:value-type="date">
            <text:p>2019-10-19 09:21:19</text:p>
          </table:table-cell>
          <table:table-cell table:formula="of:=TRUNC([.A728])" office:value-type="float" office:value="43757" calcext:value-type="float">
            <text:p>43757</text:p>
          </table:table-cell>
          <table:table-cell table:style-name="ce12" table:formula="of:=[.B728]-[.C728]" office:value-type="date" office:date-value="1899-12-30T09:21:19.4730628375" calcext:value-type="date">
            <text:p>12/30/99 09:21 AM</text:p>
          </table:table-cell>
          <table:table-cell table:formula="of:=MOD([.E727]-[.$E$2];[.$H$2])+1+[.$E$2]" office:value-type="float" office:value="226" calcext:value-type="float">
            <text:p>226</text:p>
          </table:table-cell>
          <table:table-cell table:formula="of:=MOD([.F727]+1/[.$H$2];5)" office:value-type="float" office:value="2.08333333333331" calcext:value-type="float">
            <text:p>2,08333333333331</text:p>
          </table:table-cell>
          <table:table-cell table:formula="of:=IF([.F728]=0;[.G727]+2+1/[.$H$2];[.G727]+1/[.$H$2])" office:value-type="float" office:value="12.0833333333335" calcext:value-type="float">
            <text:p>12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9]))" office:value-type="date" office:date-value="2019-10-19T09:21:56.540006" calcext:value-type="date">
            <text:p>2019-10-19 09:21:57</text:p>
          </table:table-cell>
          <table:table-cell table:style-name="ce7" table:formula="of:=[.A729]" office:value-type="date" office:date-value="2019-10-19T09:21:56.540006" calcext:value-type="date">
            <text:p>2019-10-19 09:21:57</text:p>
          </table:table-cell>
          <table:table-cell table:formula="of:=TRUNC([.A729])" office:value-type="float" office:value="43757" calcext:value-type="float">
            <text:p>43757</text:p>
          </table:table-cell>
          <table:table-cell table:style-name="ce12" table:formula="of:=[.B729]-[.C729]" office:value-type="date" office:date-value="1899-12-30T09:21:56.5400062222" calcext:value-type="date">
            <text:p>12/30/99 09:21 AM</text:p>
          </table:table-cell>
          <table:table-cell table:formula="of:=MOD([.E728]-[.$E$2];[.$H$2])+1+[.$E$2]" office:value-type="float" office:value="227" calcext:value-type="float">
            <text:p>227</text:p>
          </table:table-cell>
          <table:table-cell table:formula="of:=MOD([.F728]+1/[.$H$2];5)" office:value-type="float" office:value="2.09999999999997" calcext:value-type="float">
            <text:p>2,09999999999997</text:p>
          </table:table-cell>
          <table:table-cell table:formula="of:=IF([.F729]=0;[.G728]+2+1/[.$H$2];[.G728]+1/[.$H$2])" office:value-type="float" office:value="12.1000000000002" calcext:value-type="float">
            <text:p>12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0]))" office:value-type="date" office:date-value="2019-10-19T09:31:40.199725" calcext:value-type="date">
            <text:p>2019-10-19 09:31:40</text:p>
          </table:table-cell>
          <table:table-cell table:style-name="ce7" table:formula="of:=[.A730]" office:value-type="date" office:date-value="2019-10-19T09:31:40.199725" calcext:value-type="date">
            <text:p>2019-10-19 09:31:40</text:p>
          </table:table-cell>
          <table:table-cell table:formula="of:=TRUNC([.A730])" office:value-type="float" office:value="43757" calcext:value-type="float">
            <text:p>43757</text:p>
          </table:table-cell>
          <table:table-cell table:style-name="ce12" table:formula="of:=[.B730]-[.C730]" office:value-type="date" office:date-value="1899-12-30T09:31:40.19972515292" calcext:value-type="date">
            <text:p>12/30/99 09:31 AM</text:p>
          </table:table-cell>
          <table:table-cell table:formula="of:=MOD([.E729]-[.$E$2];[.$H$2])+1+[.$E$2]" office:value-type="float" office:value="228" calcext:value-type="float">
            <text:p>228</text:p>
          </table:table-cell>
          <table:table-cell table:formula="of:=MOD([.F729]+1/[.$H$2];5)" office:value-type="float" office:value="2.11666666666664" calcext:value-type="float">
            <text:p>2,11666666666664</text:p>
          </table:table-cell>
          <table:table-cell table:formula="of:=IF([.F730]=0;[.G729]+2+1/[.$H$2];[.G729]+1/[.$H$2])" office:value-type="float" office:value="12.1166666666668" calcext:value-type="float">
            <text:p>12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1]))" office:value-type="date" office:date-value="2019-10-19T09:07:12.470746" calcext:value-type="date">
            <text:p>2019-10-19 09:07:12</text:p>
          </table:table-cell>
          <table:table-cell table:style-name="ce7" table:formula="of:=[.A731]" office:value-type="date" office:date-value="2019-10-19T09:07:12.470746" calcext:value-type="date">
            <text:p>2019-10-19 09:07:12</text:p>
          </table:table-cell>
          <table:table-cell table:formula="of:=TRUNC([.A731])" office:value-type="float" office:value="43757" calcext:value-type="float">
            <text:p>43757</text:p>
          </table:table-cell>
          <table:table-cell table:style-name="ce12" table:formula="of:=[.B731]-[.C731]" office:value-type="date" office:date-value="1899-12-30T09:07:12.47074568644" calcext:value-type="date">
            <text:p>12/30/99 09:07 AM</text:p>
          </table:table-cell>
          <table:table-cell table:formula="of:=MOD([.E730]-[.$E$2];[.$H$2])+1+[.$E$2]" office:value-type="float" office:value="229" calcext:value-type="float">
            <text:p>229</text:p>
          </table:table-cell>
          <table:table-cell table:formula="of:=MOD([.F730]+1/[.$H$2];5)" office:value-type="float" office:value="2.13333333333331" calcext:value-type="float">
            <text:p>2,13333333333331</text:p>
          </table:table-cell>
          <table:table-cell table:formula="of:=IF([.F731]=0;[.G730]+2+1/[.$H$2];[.G730]+1/[.$H$2])" office:value-type="float" office:value="12.1333333333335" calcext:value-type="float">
            <text:p>12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2]))" office:value-type="date" office:date-value="2019-10-19T09:25:56.551751" calcext:value-type="date">
            <text:p>2019-10-19 09:25:57</text:p>
          </table:table-cell>
          <table:table-cell table:style-name="ce7" table:formula="of:=[.A732]" office:value-type="date" office:date-value="2019-10-19T09:25:56.551751" calcext:value-type="date">
            <text:p>2019-10-19 09:25:57</text:p>
          </table:table-cell>
          <table:table-cell table:formula="of:=TRUNC([.A732])" office:value-type="float" office:value="43757" calcext:value-type="float">
            <text:p>43757</text:p>
          </table:table-cell>
          <table:table-cell table:style-name="ce12" table:formula="of:=[.B732]-[.C732]" office:value-type="date" office:date-value="1899-12-30T09:25:56.55175130814" calcext:value-type="date">
            <text:p>12/30/99 09:25 AM</text:p>
          </table:table-cell>
          <table:table-cell table:formula="of:=MOD([.E731]-[.$E$2];[.$H$2])+1+[.$E$2]" office:value-type="float" office:value="230" calcext:value-type="float">
            <text:p>230</text:p>
          </table:table-cell>
          <table:table-cell table:formula="of:=MOD([.F731]+1/[.$H$2];5)" office:value-type="float" office:value="2.14999999999997" calcext:value-type="float">
            <text:p>2,14999999999997</text:p>
          </table:table-cell>
          <table:table-cell table:formula="of:=IF([.F732]=0;[.G731]+2+1/[.$H$2];[.G731]+1/[.$H$2])" office:value-type="float" office:value="12.1500000000002" calcext:value-type="float">
            <text:p>12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3]))" office:value-type="date" office:date-value="2019-10-19T09:29:31.686009" calcext:value-type="date">
            <text:p>2019-10-19 09:29:32</text:p>
          </table:table-cell>
          <table:table-cell table:style-name="ce7" table:formula="of:=[.A733]" office:value-type="date" office:date-value="2019-10-19T09:29:31.686009" calcext:value-type="date">
            <text:p>2019-10-19 09:29:32</text:p>
          </table:table-cell>
          <table:table-cell table:formula="of:=TRUNC([.A733])" office:value-type="float" office:value="43757" calcext:value-type="float">
            <text:p>43757</text:p>
          </table:table-cell>
          <table:table-cell table:style-name="ce12" table:formula="of:=[.B733]-[.C733]" office:value-type="date" office:date-value="1899-12-30T09:29:31.68600861914" calcext:value-type="date">
            <text:p>12/30/99 09:29 AM</text:p>
          </table:table-cell>
          <table:table-cell table:formula="of:=MOD([.E732]-[.$E$2];[.$H$2])+1+[.$E$2]" office:value-type="float" office:value="231" calcext:value-type="float">
            <text:p>231</text:p>
          </table:table-cell>
          <table:table-cell table:formula="of:=MOD([.F732]+1/[.$H$2];5)" office:value-type="float" office:value="2.16666666666664" calcext:value-type="float">
            <text:p>2,16666666666664</text:p>
          </table:table-cell>
          <table:table-cell table:formula="of:=IF([.F733]=0;[.G732]+2+1/[.$H$2];[.G732]+1/[.$H$2])" office:value-type="float" office:value="12.1666666666669" calcext:value-type="float">
            <text:p>12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4]))" office:value-type="date" office:date-value="2019-10-19T09:42:13.854719" calcext:value-type="date">
            <text:p>2019-10-19 09:42:14</text:p>
          </table:table-cell>
          <table:table-cell table:style-name="ce7" table:formula="of:=[.A734]" office:value-type="date" office:date-value="2019-10-19T09:42:13.854719" calcext:value-type="date">
            <text:p>2019-10-19 09:42:14</text:p>
          </table:table-cell>
          <table:table-cell table:formula="of:=TRUNC([.A734])" office:value-type="float" office:value="43757" calcext:value-type="float">
            <text:p>43757</text:p>
          </table:table-cell>
          <table:table-cell table:style-name="ce12" table:formula="of:=[.B734]-[.C734]" office:value-type="date" office:date-value="1899-12-30T09:42:13.85471894871" calcext:value-type="date">
            <text:p>12/30/99 09:42 AM</text:p>
          </table:table-cell>
          <table:table-cell table:formula="of:=MOD([.E733]-[.$E$2];[.$H$2])+1+[.$E$2]" office:value-type="float" office:value="232" calcext:value-type="float">
            <text:p>232</text:p>
          </table:table-cell>
          <table:table-cell table:formula="of:=MOD([.F733]+1/[.$H$2];5)" office:value-type="float" office:value="2.18333333333331" calcext:value-type="float">
            <text:p>2,18333333333331</text:p>
          </table:table-cell>
          <table:table-cell table:formula="of:=IF([.F734]=0;[.G733]+2+1/[.$H$2];[.G733]+1/[.$H$2])" office:value-type="float" office:value="12.1833333333335" calcext:value-type="float">
            <text:p>12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5]))" office:value-type="date" office:date-value="2019-10-19T09:30:13.736883" calcext:value-type="date">
            <text:p>2019-10-19 09:30:14</text:p>
          </table:table-cell>
          <table:table-cell table:style-name="ce7" table:formula="of:=[.A735]" office:value-type="date" office:date-value="2019-10-19T09:30:13.736883" calcext:value-type="date">
            <text:p>2019-10-19 09:30:14</text:p>
          </table:table-cell>
          <table:table-cell table:formula="of:=TRUNC([.A735])" office:value-type="float" office:value="43757" calcext:value-type="float">
            <text:p>43757</text:p>
          </table:table-cell>
          <table:table-cell table:style-name="ce12" table:formula="of:=[.B735]-[.C735]" office:value-type="date" office:date-value="1899-12-30T09:30:13.73688254971" calcext:value-type="date">
            <text:p>12/30/99 09:30 AM</text:p>
          </table:table-cell>
          <table:table-cell table:formula="of:=MOD([.E734]-[.$E$2];[.$H$2])+1+[.$E$2]" office:value-type="float" office:value="233" calcext:value-type="float">
            <text:p>233</text:p>
          </table:table-cell>
          <table:table-cell table:formula="of:=MOD([.F734]+1/[.$H$2];5)" office:value-type="float" office:value="2.19999999999997" calcext:value-type="float">
            <text:p>2,19999999999997</text:p>
          </table:table-cell>
          <table:table-cell table:formula="of:=IF([.F735]=0;[.G734]+2+1/[.$H$2];[.G734]+1/[.$H$2])" office:value-type="float" office:value="12.2000000000002" calcext:value-type="float">
            <text:p>12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6]))" office:value-type="date" office:date-value="2019-10-19T09:51:04.790117" calcext:value-type="date">
            <text:p>2019-10-19 09:51:05</text:p>
          </table:table-cell>
          <table:table-cell table:style-name="ce7" table:formula="of:=[.A736]" office:value-type="date" office:date-value="2019-10-19T09:51:04.790117" calcext:value-type="date">
            <text:p>2019-10-19 09:51:05</text:p>
          </table:table-cell>
          <table:table-cell table:formula="of:=TRUNC([.A736])" office:value-type="float" office:value="43757" calcext:value-type="float">
            <text:p>43757</text:p>
          </table:table-cell>
          <table:table-cell table:style-name="ce12" table:formula="of:=[.B736]-[.C736]" office:value-type="date" office:date-value="1899-12-30T09:51:04.79011676274" calcext:value-type="date">
            <text:p>12/30/99 09:51 AM</text:p>
          </table:table-cell>
          <table:table-cell table:formula="of:=MOD([.E735]-[.$E$2];[.$H$2])+1+[.$E$2]" office:value-type="float" office:value="234" calcext:value-type="float">
            <text:p>234</text:p>
          </table:table-cell>
          <table:table-cell table:formula="of:=MOD([.F735]+1/[.$H$2];5)" office:value-type="float" office:value="2.21666666666664" calcext:value-type="float">
            <text:p>2,21666666666664</text:p>
          </table:table-cell>
          <table:table-cell table:formula="of:=IF([.F736]=0;[.G735]+2+1/[.$H$2];[.G735]+1/[.$H$2])" office:value-type="float" office:value="12.2166666666669" calcext:value-type="float">
            <text:p>12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7]))" office:value-type="date" office:date-value="2019-10-19T09:29:01.222582" calcext:value-type="date">
            <text:p>2019-10-19 09:29:01</text:p>
          </table:table-cell>
          <table:table-cell table:style-name="ce7" table:formula="of:=[.A737]" office:value-type="date" office:date-value="2019-10-19T09:29:01.222582" calcext:value-type="date">
            <text:p>2019-10-19 09:29:01</text:p>
          </table:table-cell>
          <table:table-cell table:formula="of:=TRUNC([.A737])" office:value-type="float" office:value="43757" calcext:value-type="float">
            <text:p>43757</text:p>
          </table:table-cell>
          <table:table-cell table:style-name="ce12" table:formula="of:=[.B737]-[.C737]" office:value-type="date" office:date-value="1899-12-30T09:29:01.222581896" calcext:value-type="date">
            <text:p>12/30/99 09:29 AM</text:p>
          </table:table-cell>
          <table:table-cell table:formula="of:=MOD([.E736]-[.$E$2];[.$H$2])+1+[.$E$2]" office:value-type="float" office:value="235" calcext:value-type="float">
            <text:p>235</text:p>
          </table:table-cell>
          <table:table-cell table:formula="of:=MOD([.F736]+1/[.$H$2];5)" office:value-type="float" office:value="2.23333333333331" calcext:value-type="float">
            <text:p>2,23333333333331</text:p>
          </table:table-cell>
          <table:table-cell table:formula="of:=IF([.F737]=0;[.G736]+2+1/[.$H$2];[.G736]+1/[.$H$2])" office:value-type="float" office:value="12.2333333333335" calcext:value-type="float">
            <text:p>12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8]))" office:value-type="date" office:date-value="2019-10-19T09:32:20.056808" calcext:value-type="date">
            <text:p>2019-10-19 09:32:20</text:p>
          </table:table-cell>
          <table:table-cell table:style-name="ce7" table:formula="of:=[.A738]" office:value-type="date" office:date-value="2019-10-19T09:32:20.056808" calcext:value-type="date">
            <text:p>2019-10-19 09:32:20</text:p>
          </table:table-cell>
          <table:table-cell table:formula="of:=TRUNC([.A738])" office:value-type="float" office:value="43757" calcext:value-type="float">
            <text:p>43757</text:p>
          </table:table-cell>
          <table:table-cell table:style-name="ce12" table:formula="of:=[.B738]-[.C738]" office:value-type="date" office:date-value="1899-12-30T09:32:20.05680817645" calcext:value-type="date">
            <text:p>12/30/99 09:32 AM</text:p>
          </table:table-cell>
          <table:table-cell table:formula="of:=MOD([.E737]-[.$E$2];[.$H$2])+1+[.$E$2]" office:value-type="float" office:value="236" calcext:value-type="float">
            <text:p>236</text:p>
          </table:table-cell>
          <table:table-cell table:formula="of:=MOD([.F737]+1/[.$H$2];5)" office:value-type="float" office:value="2.24999999999997" calcext:value-type="float">
            <text:p>2,24999999999997</text:p>
          </table:table-cell>
          <table:table-cell table:formula="of:=IF([.F738]=0;[.G737]+2+1/[.$H$2];[.G737]+1/[.$H$2])" office:value-type="float" office:value="12.2500000000002" calcext:value-type="float">
            <text:p>12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9]))" office:value-type="date" office:date-value="2019-10-19T09:30:12.74913" calcext:value-type="date">
            <text:p>2019-10-19 09:30:13</text:p>
          </table:table-cell>
          <table:table-cell table:style-name="ce7" table:formula="of:=[.A739]" office:value-type="date" office:date-value="2019-10-19T09:30:12.74913" calcext:value-type="date">
            <text:p>2019-10-19 09:30:13</text:p>
          </table:table-cell>
          <table:table-cell table:formula="of:=TRUNC([.A739])" office:value-type="float" office:value="43757" calcext:value-type="float">
            <text:p>43757</text:p>
          </table:table-cell>
          <table:table-cell table:style-name="ce12" table:formula="of:=[.B739]-[.C739]" office:value-type="date" office:date-value="1899-12-30T09:30:12.74913016241" calcext:value-type="date">
            <text:p>12/30/99 09:30 AM</text:p>
          </table:table-cell>
          <table:table-cell table:formula="of:=MOD([.E738]-[.$E$2];[.$H$2])+1+[.$E$2]" office:value-type="float" office:value="237" calcext:value-type="float">
            <text:p>237</text:p>
          </table:table-cell>
          <table:table-cell table:formula="of:=MOD([.F738]+1/[.$H$2];5)" office:value-type="float" office:value="2.26666666666664" calcext:value-type="float">
            <text:p>2,26666666666664</text:p>
          </table:table-cell>
          <table:table-cell table:formula="of:=IF([.F739]=0;[.G738]+2+1/[.$H$2];[.G738]+1/[.$H$2])" office:value-type="float" office:value="12.2666666666669" calcext:value-type="float">
            <text:p>12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0]))" office:value-type="date" office:date-value="2019-10-19T09:23:59.143872" calcext:value-type="date">
            <text:p>2019-10-19 09:23:59</text:p>
          </table:table-cell>
          <table:table-cell table:style-name="ce7" table:formula="of:=[.A740]" office:value-type="date" office:date-value="2019-10-19T09:23:59.143872" calcext:value-type="date">
            <text:p>2019-10-19 09:23:59</text:p>
          </table:table-cell>
          <table:table-cell table:formula="of:=TRUNC([.A740])" office:value-type="float" office:value="43757" calcext:value-type="float">
            <text:p>43757</text:p>
          </table:table-cell>
          <table:table-cell table:style-name="ce12" table:formula="of:=[.B740]-[.C740]" office:value-type="date" office:date-value="1899-12-30T09:23:59.14387249388" calcext:value-type="date">
            <text:p>12/30/99 09:23 AM</text:p>
          </table:table-cell>
          <table:table-cell table:formula="of:=MOD([.E739]-[.$E$2];[.$H$2])+1+[.$E$2]" office:value-type="float" office:value="238" calcext:value-type="float">
            <text:p>238</text:p>
          </table:table-cell>
          <table:table-cell table:formula="of:=MOD([.F739]+1/[.$H$2];5)" office:value-type="float" office:value="2.28333333333331" calcext:value-type="float">
            <text:p>2,28333333333331</text:p>
          </table:table-cell>
          <table:table-cell table:formula="of:=IF([.F740]=0;[.G739]+2+1/[.$H$2];[.G739]+1/[.$H$2])" office:value-type="float" office:value="12.2833333333335" calcext:value-type="float">
            <text:p>12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1]))" office:value-type="date" office:date-value="2019-10-19T09:29:01.061936" calcext:value-type="date">
            <text:p>2019-10-19 09:29:01</text:p>
          </table:table-cell>
          <table:table-cell table:style-name="ce7" table:formula="of:=[.A741]" office:value-type="date" office:date-value="2019-10-19T09:29:01.061936" calcext:value-type="date">
            <text:p>2019-10-19 09:29:01</text:p>
          </table:table-cell>
          <table:table-cell table:formula="of:=TRUNC([.A741])" office:value-type="float" office:value="43757" calcext:value-type="float">
            <text:p>43757</text:p>
          </table:table-cell>
          <table:table-cell table:style-name="ce12" table:formula="of:=[.B741]-[.C741]" office:value-type="date" office:date-value="1899-12-30T09:29:01.06193601619" calcext:value-type="date">
            <text:p>12/30/99 09:29 AM</text:p>
          </table:table-cell>
          <table:table-cell table:formula="of:=MOD([.E740]-[.$E$2];[.$H$2])+1+[.$E$2]" office:value-type="float" office:value="239" calcext:value-type="float">
            <text:p>239</text:p>
          </table:table-cell>
          <table:table-cell table:formula="of:=MOD([.F740]+1/[.$H$2];5)" office:value-type="float" office:value="2.29999999999997" calcext:value-type="float">
            <text:p>2,29999999999997</text:p>
          </table:table-cell>
          <table:table-cell table:formula="of:=IF([.F741]=0;[.G740]+2+1/[.$H$2];[.G740]+1/[.$H$2])" office:value-type="float" office:value="12.3000000000002" calcext:value-type="float">
            <text:p>12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2]))" office:value-type="date" office:date-value="2019-10-19T09:18:55.07866" calcext:value-type="date">
            <text:p>2019-10-19 09:18:55</text:p>
          </table:table-cell>
          <table:table-cell table:style-name="ce7" table:formula="of:=[.A742]" office:value-type="date" office:date-value="2019-10-19T09:18:55.07866" calcext:value-type="date">
            <text:p>2019-10-19 09:18:55</text:p>
          </table:table-cell>
          <table:table-cell table:formula="of:=TRUNC([.A742])" office:value-type="float" office:value="43757" calcext:value-type="float">
            <text:p>43757</text:p>
          </table:table-cell>
          <table:table-cell table:style-name="ce12" table:formula="of:=[.B742]-[.C742]" office:value-type="date" office:date-value="1899-12-30T09:18:55.07866021246" calcext:value-type="date">
            <text:p>12/30/99 09:18 AM</text:p>
          </table:table-cell>
          <table:table-cell table:formula="of:=MOD([.E741]-[.$E$2];[.$H$2])+1+[.$E$2]" office:value-type="float" office:value="240" calcext:value-type="float">
            <text:p>240</text:p>
          </table:table-cell>
          <table:table-cell table:formula="of:=MOD([.F741]+1/[.$H$2];5)" office:value-type="float" office:value="2.31666666666664" calcext:value-type="float">
            <text:p>2,31666666666664</text:p>
          </table:table-cell>
          <table:table-cell table:formula="of:=IF([.F742]=0;[.G741]+2+1/[.$H$2];[.G741]+1/[.$H$2])" office:value-type="float" office:value="12.3166666666669" calcext:value-type="float">
            <text:p>12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3]))" office:value-type="date" office:date-value="2019-10-19T09:41:07.392893" calcext:value-type="date">
            <text:p>2019-10-19 09:41:07</text:p>
          </table:table-cell>
          <table:table-cell table:style-name="ce7" table:formula="of:=[.A743]" office:value-type="date" office:date-value="2019-10-19T09:41:07.392893" calcext:value-type="date">
            <text:p>2019-10-19 09:41:07</text:p>
          </table:table-cell>
          <table:table-cell table:formula="of:=TRUNC([.A743])" office:value-type="float" office:value="43757" calcext:value-type="float">
            <text:p>43757</text:p>
          </table:table-cell>
          <table:table-cell table:style-name="ce12" table:formula="of:=[.B743]-[.C743]" office:value-type="date" office:date-value="1899-12-30T09:41:07.39289313555" calcext:value-type="date">
            <text:p>12/30/99 09:41 AM</text:p>
          </table:table-cell>
          <table:table-cell table:formula="of:=MOD([.E742]-[.$E$2];[.$H$2])+1+[.$E$2]" office:value-type="float" office:value="241" calcext:value-type="float">
            <text:p>241</text:p>
          </table:table-cell>
          <table:table-cell table:formula="of:=MOD([.F742]+1/[.$H$2];5)" office:value-type="float" office:value="2.3333333333333" calcext:value-type="float">
            <text:p>2,3333333333333</text:p>
          </table:table-cell>
          <table:table-cell table:formula="of:=IF([.F743]=0;[.G742]+2+1/[.$H$2];[.G742]+1/[.$H$2])" office:value-type="float" office:value="12.3333333333335" calcext:value-type="float">
            <text:p>12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4]))" office:value-type="date" office:date-value="2019-10-19T09:09:25.026409" calcext:value-type="date">
            <text:p>2019-10-19 09:09:25</text:p>
          </table:table-cell>
          <table:table-cell table:style-name="ce7" table:formula="of:=[.A744]" office:value-type="date" office:date-value="2019-10-19T09:09:25.026409" calcext:value-type="date">
            <text:p>2019-10-19 09:09:25</text:p>
          </table:table-cell>
          <table:table-cell table:formula="of:=TRUNC([.A744])" office:value-type="float" office:value="43757" calcext:value-type="float">
            <text:p>43757</text:p>
          </table:table-cell>
          <table:table-cell table:style-name="ce12" table:formula="of:=[.B744]-[.C744]" office:value-type="date" office:date-value="1899-12-30T09:09:25.02640871331" calcext:value-type="date">
            <text:p>12/30/99 09:09 AM</text:p>
          </table:table-cell>
          <table:table-cell table:formula="of:=MOD([.E743]-[.$E$2];[.$H$2])+1+[.$E$2]" office:value-type="float" office:value="242" calcext:value-type="float">
            <text:p>242</text:p>
          </table:table-cell>
          <table:table-cell table:formula="of:=MOD([.F743]+1/[.$H$2];5)" office:value-type="float" office:value="2.34999999999997" calcext:value-type="float">
            <text:p>2,34999999999997</text:p>
          </table:table-cell>
          <table:table-cell table:formula="of:=IF([.F744]=0;[.G743]+2+1/[.$H$2];[.G743]+1/[.$H$2])" office:value-type="float" office:value="12.3500000000002" calcext:value-type="float">
            <text:p>12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5]))" office:value-type="date" office:date-value="2019-10-19T09:59:45.19616" calcext:value-type="date">
            <text:p>2019-10-19 09:59:45</text:p>
          </table:table-cell>
          <table:table-cell table:style-name="ce7" table:formula="of:=[.A745]" office:value-type="date" office:date-value="2019-10-19T09:59:45.19616" calcext:value-type="date">
            <text:p>2019-10-19 09:59:45</text:p>
          </table:table-cell>
          <table:table-cell table:formula="of:=TRUNC([.A745])" office:value-type="float" office:value="43757" calcext:value-type="float">
            <text:p>43757</text:p>
          </table:table-cell>
          <table:table-cell table:style-name="ce12" table:formula="of:=[.B745]-[.C745]" office:value-type="date" office:date-value="1899-12-30T09:59:45.19615984987" calcext:value-type="date">
            <text:p>12/30/99 09:59 AM</text:p>
          </table:table-cell>
          <table:table-cell table:formula="of:=MOD([.E744]-[.$E$2];[.$H$2])+1+[.$E$2]" office:value-type="float" office:value="243" calcext:value-type="float">
            <text:p>243</text:p>
          </table:table-cell>
          <table:table-cell table:formula="of:=MOD([.F744]+1/[.$H$2];5)" office:value-type="float" office:value="2.36666666666664" calcext:value-type="float">
            <text:p>2,36666666666664</text:p>
          </table:table-cell>
          <table:table-cell table:formula="of:=IF([.F745]=0;[.G744]+2+1/[.$H$2];[.G744]+1/[.$H$2])" office:value-type="float" office:value="12.3666666666669" calcext:value-type="float">
            <text:p>12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6]))" office:value-type="date" office:date-value="2019-10-19T09:39:20.820976" calcext:value-type="date">
            <text:p>2019-10-19 09:39:21</text:p>
          </table:table-cell>
          <table:table-cell table:style-name="ce7" table:formula="of:=[.A746]" office:value-type="date" office:date-value="2019-10-19T09:39:20.820976" calcext:value-type="date">
            <text:p>2019-10-19 09:39:21</text:p>
          </table:table-cell>
          <table:table-cell table:formula="of:=TRUNC([.A746])" office:value-type="float" office:value="43757" calcext:value-type="float">
            <text:p>43757</text:p>
          </table:table-cell>
          <table:table-cell table:style-name="ce12" table:formula="of:=[.B746]-[.C746]" office:value-type="date" office:date-value="1899-12-30T09:39:20.82097634207" calcext:value-type="date">
            <text:p>12/30/99 09:39 AM</text:p>
          </table:table-cell>
          <table:table-cell table:formula="of:=MOD([.E745]-[.$E$2];[.$H$2])+1+[.$E$2]" office:value-type="float" office:value="244" calcext:value-type="float">
            <text:p>244</text:p>
          </table:table-cell>
          <table:table-cell table:formula="of:=MOD([.F745]+1/[.$H$2];5)" office:value-type="float" office:value="2.3833333333333" calcext:value-type="float">
            <text:p>2,3833333333333</text:p>
          </table:table-cell>
          <table:table-cell table:formula="of:=IF([.F746]=0;[.G745]+2+1/[.$H$2];[.G745]+1/[.$H$2])" office:value-type="float" office:value="12.3833333333335" calcext:value-type="float">
            <text:p>12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7]))" office:value-type="date" office:date-value="2019-10-19T09:42:09.846286" calcext:value-type="date">
            <text:p>2019-10-19 09:42:10</text:p>
          </table:table-cell>
          <table:table-cell table:style-name="ce7" table:formula="of:=[.A747]" office:value-type="date" office:date-value="2019-10-19T09:42:09.846286" calcext:value-type="date">
            <text:p>2019-10-19 09:42:10</text:p>
          </table:table-cell>
          <table:table-cell table:formula="of:=TRUNC([.A747])" office:value-type="float" office:value="43757" calcext:value-type="float">
            <text:p>43757</text:p>
          </table:table-cell>
          <table:table-cell table:style-name="ce12" table:formula="of:=[.B747]-[.C747]" office:value-type="date" office:date-value="1899-12-30T09:42:09.84628602862" calcext:value-type="date">
            <text:p>12/30/99 09:42 AM</text:p>
          </table:table-cell>
          <table:table-cell table:formula="of:=MOD([.E746]-[.$E$2];[.$H$2])+1+[.$E$2]" office:value-type="float" office:value="245" calcext:value-type="float">
            <text:p>245</text:p>
          </table:table-cell>
          <table:table-cell table:formula="of:=MOD([.F746]+1/[.$H$2];5)" office:value-type="float" office:value="2.39999999999997" calcext:value-type="float">
            <text:p>2,39999999999997</text:p>
          </table:table-cell>
          <table:table-cell table:formula="of:=IF([.F747]=0;[.G746]+2+1/[.$H$2];[.G746]+1/[.$H$2])" office:value-type="float" office:value="12.4000000000002" calcext:value-type="float">
            <text:p>12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8]))" office:value-type="date" office:date-value="2019-10-19T09:02:11.646495" calcext:value-type="date">
            <text:p>2019-10-19 09:02:12</text:p>
          </table:table-cell>
          <table:table-cell table:style-name="ce7" table:formula="of:=[.A748]" office:value-type="date" office:date-value="2019-10-19T09:02:11.646495" calcext:value-type="date">
            <text:p>2019-10-19 09:02:12</text:p>
          </table:table-cell>
          <table:table-cell table:formula="of:=TRUNC([.A748])" office:value-type="float" office:value="43757" calcext:value-type="float">
            <text:p>43757</text:p>
          </table:table-cell>
          <table:table-cell table:style-name="ce12" table:formula="of:=[.B748]-[.C748]" office:value-type="date" office:date-value="1899-12-30T09:02:11.64649475366" calcext:value-type="date">
            <text:p>12/30/99 09:02 AM</text:p>
          </table:table-cell>
          <table:table-cell table:formula="of:=MOD([.E747]-[.$E$2];[.$H$2])+1+[.$E$2]" office:value-type="float" office:value="246" calcext:value-type="float">
            <text:p>246</text:p>
          </table:table-cell>
          <table:table-cell table:formula="of:=MOD([.F747]+1/[.$H$2];5)" office:value-type="float" office:value="2.41666666666664" calcext:value-type="float">
            <text:p>2,41666666666664</text:p>
          </table:table-cell>
          <table:table-cell table:formula="of:=IF([.F748]=0;[.G747]+2+1/[.$H$2];[.G747]+1/[.$H$2])" office:value-type="float" office:value="12.4166666666669" calcext:value-type="float">
            <text:p>12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9]))" office:value-type="date" office:date-value="2019-10-19T09:38:00.868609" calcext:value-type="date">
            <text:p>2019-10-19 09:38:01</text:p>
          </table:table-cell>
          <table:table-cell table:style-name="ce7" table:formula="of:=[.A749]" office:value-type="date" office:date-value="2019-10-19T09:38:00.868609" calcext:value-type="date">
            <text:p>2019-10-19 09:38:01</text:p>
          </table:table-cell>
          <table:table-cell table:formula="of:=TRUNC([.A749])" office:value-type="float" office:value="43757" calcext:value-type="float">
            <text:p>43757</text:p>
          </table:table-cell>
          <table:table-cell table:style-name="ce12" table:formula="of:=[.B749]-[.C749]" office:value-type="date" office:date-value="1899-12-30T09:38:00.86860938929" calcext:value-type="date">
            <text:p>12/30/99 09:38 AM</text:p>
          </table:table-cell>
          <table:table-cell table:formula="of:=MOD([.E748]-[.$E$2];[.$H$2])+1+[.$E$2]" office:value-type="float" office:value="247" calcext:value-type="float">
            <text:p>247</text:p>
          </table:table-cell>
          <table:table-cell table:formula="of:=MOD([.F748]+1/[.$H$2];5)" office:value-type="float" office:value="2.4333333333333" calcext:value-type="float">
            <text:p>2,4333333333333</text:p>
          </table:table-cell>
          <table:table-cell table:formula="of:=IF([.F749]=0;[.G748]+2+1/[.$H$2];[.G748]+1/[.$H$2])" office:value-type="float" office:value="12.4333333333335" calcext:value-type="float">
            <text:p>12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0]))" office:value-type="date" office:date-value="2019-10-19T09:57:24.948851" calcext:value-type="date">
            <text:p>2019-10-19 09:57:25</text:p>
          </table:table-cell>
          <table:table-cell table:style-name="ce7" table:formula="of:=[.A750]" office:value-type="date" office:date-value="2019-10-19T09:57:24.948851" calcext:value-type="date">
            <text:p>2019-10-19 09:57:25</text:p>
          </table:table-cell>
          <table:table-cell table:formula="of:=TRUNC([.A750])" office:value-type="float" office:value="43757" calcext:value-type="float">
            <text:p>43757</text:p>
          </table:table-cell>
          <table:table-cell table:style-name="ce12" table:formula="of:=[.B750]-[.C750]" office:value-type="date" office:date-value="1899-12-30T09:57:24.94885050226" calcext:value-type="date">
            <text:p>12/30/99 09:57 AM</text:p>
          </table:table-cell>
          <table:table-cell table:formula="of:=MOD([.E749]-[.$E$2];[.$H$2])+1+[.$E$2]" office:value-type="float" office:value="248" calcext:value-type="float">
            <text:p>248</text:p>
          </table:table-cell>
          <table:table-cell table:formula="of:=MOD([.F749]+1/[.$H$2];5)" office:value-type="float" office:value="2.44999999999997" calcext:value-type="float">
            <text:p>2,44999999999997</text:p>
          </table:table-cell>
          <table:table-cell table:formula="of:=IF([.F750]=0;[.G749]+2+1/[.$H$2];[.G749]+1/[.$H$2])" office:value-type="float" office:value="12.4500000000002" calcext:value-type="float">
            <text:p>12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1]))" office:value-type="date" office:date-value="2019-10-19T08:53:43.046741" calcext:value-type="date">
            <text:p>2019-10-19 08:53:43</text:p>
          </table:table-cell>
          <table:table-cell table:style-name="ce7" table:formula="of:=[.A751]" office:value-type="date" office:date-value="2019-10-19T08:53:43.046741" calcext:value-type="date">
            <text:p>2019-10-19 08:53:43</text:p>
          </table:table-cell>
          <table:table-cell table:formula="of:=TRUNC([.A751])" office:value-type="float" office:value="43757" calcext:value-type="float">
            <text:p>43757</text:p>
          </table:table-cell>
          <table:table-cell table:style-name="ce12" table:formula="of:=[.B751]-[.C751]" office:value-type="date" office:date-value="1899-12-30T08:53:43.04674072657" calcext:value-type="date">
            <text:p>12/30/99 08:53 AM</text:p>
          </table:table-cell>
          <table:table-cell table:formula="of:=MOD([.E750]-[.$E$2];[.$H$2])+1+[.$E$2]" office:value-type="float" office:value="249" calcext:value-type="float">
            <text:p>249</text:p>
          </table:table-cell>
          <table:table-cell table:formula="of:=MOD([.F750]+1/[.$H$2];5)" office:value-type="float" office:value="2.46666666666664" calcext:value-type="float">
            <text:p>2,46666666666664</text:p>
          </table:table-cell>
          <table:table-cell table:formula="of:=IF([.F751]=0;[.G750]+2+1/[.$H$2];[.G750]+1/[.$H$2])" office:value-type="float" office:value="12.4666666666669" calcext:value-type="float">
            <text:p>12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2]))" office:value-type="date" office:date-value="2019-10-19T09:25:20.588452" calcext:value-type="date">
            <text:p>2019-10-19 09:25:21</text:p>
          </table:table-cell>
          <table:table-cell table:style-name="ce7" table:formula="of:=[.A752]" office:value-type="date" office:date-value="2019-10-19T09:25:20.588452" calcext:value-type="date">
            <text:p>2019-10-19 09:25:21</text:p>
          </table:table-cell>
          <table:table-cell table:formula="of:=TRUNC([.A752])" office:value-type="float" office:value="43757" calcext:value-type="float">
            <text:p>43757</text:p>
          </table:table-cell>
          <table:table-cell table:style-name="ce12" table:formula="of:=[.B752]-[.C752]" office:value-type="date" office:date-value="1899-12-30T09:25:20.58845248539" calcext:value-type="date">
            <text:p>12/30/99 09:25 AM</text:p>
          </table:table-cell>
          <table:table-cell table:formula="of:=MOD([.E751]-[.$E$2];[.$H$2])+1+[.$E$2]" office:value-type="float" office:value="250" calcext:value-type="float">
            <text:p>250</text:p>
          </table:table-cell>
          <table:table-cell table:formula="of:=MOD([.F751]+1/[.$H$2];5)" office:value-type="float" office:value="2.4833333333333" calcext:value-type="float">
            <text:p>2,4833333333333</text:p>
          </table:table-cell>
          <table:table-cell table:formula="of:=IF([.F752]=0;[.G751]+2+1/[.$H$2];[.G751]+1/[.$H$2])" office:value-type="float" office:value="12.4833333333335" calcext:value-type="float">
            <text:p>12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3]))" office:value-type="date" office:date-value="2019-10-19T09:20:17.829188" calcext:value-type="date">
            <text:p>2019-10-19 09:20:18</text:p>
          </table:table-cell>
          <table:table-cell table:style-name="ce7" table:formula="of:=[.A753]" office:value-type="date" office:date-value="2019-10-19T09:20:17.829188" calcext:value-type="date">
            <text:p>2019-10-19 09:20:18</text:p>
          </table:table-cell>
          <table:table-cell table:formula="of:=TRUNC([.A753])" office:value-type="float" office:value="43757" calcext:value-type="float">
            <text:p>43757</text:p>
          </table:table-cell>
          <table:table-cell table:style-name="ce12" table:formula="of:=[.B753]-[.C753]" office:value-type="date" office:date-value="1899-12-30T09:20:17.8291882854" calcext:value-type="date">
            <text:p>12/30/99 09:20 AM</text:p>
          </table:table-cell>
          <table:table-cell table:formula="of:=MOD([.E752]-[.$E$2];[.$H$2])+1+[.$E$2]" office:value-type="float" office:value="251" calcext:value-type="float">
            <text:p>251</text:p>
          </table:table-cell>
          <table:table-cell table:formula="of:=MOD([.F752]+1/[.$H$2];5)" office:value-type="float" office:value="2.49999999999997" calcext:value-type="float">
            <text:p>2,49999999999997</text:p>
          </table:table-cell>
          <table:table-cell table:formula="of:=IF([.F753]=0;[.G752]+2+1/[.$H$2];[.G752]+1/[.$H$2])" office:value-type="float" office:value="12.5000000000002" calcext:value-type="float">
            <text:p>12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4]))" office:value-type="date" office:date-value="2019-10-19T08:55:16.024674" calcext:value-type="date">
            <text:p>2019-10-19 08:55:16</text:p>
          </table:table-cell>
          <table:table-cell table:style-name="ce7" table:formula="of:=[.A754]" office:value-type="date" office:date-value="2019-10-19T08:55:16.024674" calcext:value-type="date">
            <text:p>2019-10-19 08:55:16</text:p>
          </table:table-cell>
          <table:table-cell table:formula="of:=TRUNC([.A754])" office:value-type="float" office:value="43757" calcext:value-type="float">
            <text:p>43757</text:p>
          </table:table-cell>
          <table:table-cell table:style-name="ce12" table:formula="of:=[.B754]-[.C754]" office:value-type="date" office:date-value="1899-12-30T08:55:16.02467447519" calcext:value-type="date">
            <text:p>12/30/99 08:55 AM</text:p>
          </table:table-cell>
          <table:table-cell table:formula="of:=MOD([.E753]-[.$E$2];[.$H$2])+1+[.$E$2]" office:value-type="float" office:value="252" calcext:value-type="float">
            <text:p>252</text:p>
          </table:table-cell>
          <table:table-cell table:formula="of:=MOD([.F753]+1/[.$H$2];5)" office:value-type="float" office:value="2.51666666666664" calcext:value-type="float">
            <text:p>2,51666666666664</text:p>
          </table:table-cell>
          <table:table-cell table:formula="of:=IF([.F754]=0;[.G753]+2+1/[.$H$2];[.G753]+1/[.$H$2])" office:value-type="float" office:value="12.5166666666669" calcext:value-type="float">
            <text:p>12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5]))" office:value-type="date" office:date-value="2019-10-19T09:12:27.43528" calcext:value-type="date">
            <text:p>2019-10-19 09:12:27</text:p>
          </table:table-cell>
          <table:table-cell table:style-name="ce7" table:formula="of:=[.A755]" office:value-type="date" office:date-value="2019-10-19T09:12:27.43528" calcext:value-type="date">
            <text:p>2019-10-19 09:12:27</text:p>
          </table:table-cell>
          <table:table-cell table:formula="of:=TRUNC([.A755])" office:value-type="float" office:value="43757" calcext:value-type="float">
            <text:p>43757</text:p>
          </table:table-cell>
          <table:table-cell table:style-name="ce12" table:formula="of:=[.B755]-[.C755]" office:value-type="date" office:date-value="1899-12-30T09:12:27.43527963292" calcext:value-type="date">
            <text:p>12/30/99 09:12 AM</text:p>
          </table:table-cell>
          <table:table-cell table:formula="of:=MOD([.E754]-[.$E$2];[.$H$2])+1+[.$E$2]" office:value-type="float" office:value="253" calcext:value-type="float">
            <text:p>253</text:p>
          </table:table-cell>
          <table:table-cell table:formula="of:=MOD([.F754]+1/[.$H$2];5)" office:value-type="float" office:value="2.5333333333333" calcext:value-type="float">
            <text:p>2,5333333333333</text:p>
          </table:table-cell>
          <table:table-cell table:formula="of:=IF([.F755]=0;[.G754]+2+1/[.$H$2];[.G754]+1/[.$H$2])" office:value-type="float" office:value="12.5333333333335" calcext:value-type="float">
            <text:p>12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6]))" office:value-type="date" office:date-value="2019-10-19T09:46:05.48041" calcext:value-type="date">
            <text:p>2019-10-19 09:46:05</text:p>
          </table:table-cell>
          <table:table-cell table:style-name="ce7" table:formula="of:=[.A756]" office:value-type="date" office:date-value="2019-10-19T09:46:05.48041" calcext:value-type="date">
            <text:p>2019-10-19 09:46:05</text:p>
          </table:table-cell>
          <table:table-cell table:formula="of:=TRUNC([.A756])" office:value-type="float" office:value="43757" calcext:value-type="float">
            <text:p>43757</text:p>
          </table:table-cell>
          <table:table-cell table:style-name="ce12" table:formula="of:=[.B756]-[.C756]" office:value-type="date" office:date-value="1899-12-30T09:46:05.48040951602" calcext:value-type="date">
            <text:p>12/30/99 09:46 AM</text:p>
          </table:table-cell>
          <table:table-cell table:formula="of:=MOD([.E755]-[.$E$2];[.$H$2])+1+[.$E$2]" office:value-type="float" office:value="254" calcext:value-type="float">
            <text:p>254</text:p>
          </table:table-cell>
          <table:table-cell table:formula="of:=MOD([.F755]+1/[.$H$2];5)" office:value-type="float" office:value="2.54999999999997" calcext:value-type="float">
            <text:p>2,54999999999997</text:p>
          </table:table-cell>
          <table:table-cell table:formula="of:=IF([.F756]=0;[.G755]+2+1/[.$H$2];[.G755]+1/[.$H$2])" office:value-type="float" office:value="12.5500000000002" calcext:value-type="float">
            <text:p>12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7]))" office:value-type="date" office:date-value="2019-10-19T09:50:09.271365" calcext:value-type="date">
            <text:p>2019-10-19 09:50:09</text:p>
          </table:table-cell>
          <table:table-cell table:style-name="ce7" table:formula="of:=[.A757]" office:value-type="date" office:date-value="2019-10-19T09:50:09.271365" calcext:value-type="date">
            <text:p>2019-10-19 09:50:09</text:p>
          </table:table-cell>
          <table:table-cell table:formula="of:=TRUNC([.A757])" office:value-type="float" office:value="43757" calcext:value-type="float">
            <text:p>43757</text:p>
          </table:table-cell>
          <table:table-cell table:style-name="ce12" table:formula="of:=[.B757]-[.C757]" office:value-type="date" office:date-value="1899-12-30T09:50:09.2713648919" calcext:value-type="date">
            <text:p>12/30/99 09:50 AM</text:p>
          </table:table-cell>
          <table:table-cell table:formula="of:=MOD([.E756]-[.$E$2];[.$H$2])+1+[.$E$2]" office:value-type="float" office:value="255" calcext:value-type="float">
            <text:p>255</text:p>
          </table:table-cell>
          <table:table-cell table:formula="of:=MOD([.F756]+1/[.$H$2];5)" office:value-type="float" office:value="2.56666666666664" calcext:value-type="float">
            <text:p>2,56666666666664</text:p>
          </table:table-cell>
          <table:table-cell table:formula="of:=IF([.F757]=0;[.G756]+2+1/[.$H$2];[.G756]+1/[.$H$2])" office:value-type="float" office:value="12.5666666666669" calcext:value-type="float">
            <text:p>12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8]))" office:value-type="date" office:date-value="2019-10-19T09:19:48.418584" calcext:value-type="date">
            <text:p>2019-10-19 09:19:48</text:p>
          </table:table-cell>
          <table:table-cell table:style-name="ce7" table:formula="of:=[.A758]" office:value-type="date" office:date-value="2019-10-19T09:19:48.418584" calcext:value-type="date">
            <text:p>2019-10-19 09:19:48</text:p>
          </table:table-cell>
          <table:table-cell table:formula="of:=TRUNC([.A758])" office:value-type="float" office:value="43757" calcext:value-type="float">
            <text:p>43757</text:p>
          </table:table-cell>
          <table:table-cell table:style-name="ce12" table:formula="of:=[.B758]-[.C758]" office:value-type="date" office:date-value="1899-12-30T09:19:48.41858350206" calcext:value-type="date">
            <text:p>12/30/99 09:19 AM</text:p>
          </table:table-cell>
          <table:table-cell table:formula="of:=MOD([.E757]-[.$E$2];[.$H$2])+1+[.$E$2]" office:value-type="float" office:value="256" calcext:value-type="float">
            <text:p>256</text:p>
          </table:table-cell>
          <table:table-cell table:formula="of:=MOD([.F757]+1/[.$H$2];5)" office:value-type="float" office:value="2.5833333333333" calcext:value-type="float">
            <text:p>2,5833333333333</text:p>
          </table:table-cell>
          <table:table-cell table:formula="of:=IF([.F758]=0;[.G757]+2+1/[.$H$2];[.G757]+1/[.$H$2])" office:value-type="float" office:value="12.5833333333335" calcext:value-type="float">
            <text:p>12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9]))" office:value-type="date" office:date-value="2019-10-19T09:39:21.936051" calcext:value-type="date">
            <text:p>2019-10-19 09:39:22</text:p>
          </table:table-cell>
          <table:table-cell table:style-name="ce7" table:formula="of:=[.A759]" office:value-type="date" office:date-value="2019-10-19T09:39:21.936051" calcext:value-type="date">
            <text:p>2019-10-19 09:39:22</text:p>
          </table:table-cell>
          <table:table-cell table:formula="of:=TRUNC([.A759])" office:value-type="float" office:value="43757" calcext:value-type="float">
            <text:p>43757</text:p>
          </table:table-cell>
          <table:table-cell table:style-name="ce12" table:formula="of:=[.B759]-[.C759]" office:value-type="date" office:date-value="1899-12-30T09:39:21.93605088629" calcext:value-type="date">
            <text:p>12/30/99 09:39 AM</text:p>
          </table:table-cell>
          <table:table-cell table:formula="of:=MOD([.E758]-[.$E$2];[.$H$2])+1+[.$E$2]" office:value-type="float" office:value="257" calcext:value-type="float">
            <text:p>257</text:p>
          </table:table-cell>
          <table:table-cell table:formula="of:=MOD([.F758]+1/[.$H$2];5)" office:value-type="float" office:value="2.59999999999997" calcext:value-type="float">
            <text:p>2,59999999999997</text:p>
          </table:table-cell>
          <table:table-cell table:formula="of:=IF([.F759]=0;[.G758]+2+1/[.$H$2];[.G758]+1/[.$H$2])" office:value-type="float" office:value="12.6000000000002" calcext:value-type="float">
            <text:p>12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0]))" office:value-type="date" office:date-value="2019-10-19T09:30:16.888978" calcext:value-type="date">
            <text:p>2019-10-19 09:30:17</text:p>
          </table:table-cell>
          <table:table-cell table:style-name="ce7" table:formula="of:=[.A760]" office:value-type="date" office:date-value="2019-10-19T09:30:16.888978" calcext:value-type="date">
            <text:p>2019-10-19 09:30:17</text:p>
          </table:table-cell>
          <table:table-cell table:formula="of:=TRUNC([.A760])" office:value-type="float" office:value="43757" calcext:value-type="float">
            <text:p>43757</text:p>
          </table:table-cell>
          <table:table-cell table:style-name="ce12" table:formula="of:=[.B760]-[.C760]" office:value-type="date" office:date-value="1899-12-30T09:30:16.88897833228" calcext:value-type="date">
            <text:p>12/30/99 09:30 AM</text:p>
          </table:table-cell>
          <table:table-cell table:formula="of:=MOD([.E759]-[.$E$2];[.$H$2])+1+[.$E$2]" office:value-type="float" office:value="258" calcext:value-type="float">
            <text:p>258</text:p>
          </table:table-cell>
          <table:table-cell table:formula="of:=MOD([.F759]+1/[.$H$2];5)" office:value-type="float" office:value="2.61666666666664" calcext:value-type="float">
            <text:p>2,61666666666664</text:p>
          </table:table-cell>
          <table:table-cell table:formula="of:=IF([.F760]=0;[.G759]+2+1/[.$H$2];[.G759]+1/[.$H$2])" office:value-type="float" office:value="12.6166666666669" calcext:value-type="float">
            <text:p>12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1]))" office:value-type="date" office:date-value="2019-10-19T09:39:09.324371" calcext:value-type="date">
            <text:p>2019-10-19 09:39:09</text:p>
          </table:table-cell>
          <table:table-cell table:style-name="ce7" table:formula="of:=[.A761]" office:value-type="date" office:date-value="2019-10-19T09:39:09.324371" calcext:value-type="date">
            <text:p>2019-10-19 09:39:09</text:p>
          </table:table-cell>
          <table:table-cell table:formula="of:=TRUNC([.A761])" office:value-type="float" office:value="43757" calcext:value-type="float">
            <text:p>43757</text:p>
          </table:table-cell>
          <table:table-cell table:style-name="ce12" table:formula="of:=[.B761]-[.C761]" office:value-type="date" office:date-value="1899-12-30T09:39:09.32437115349" calcext:value-type="date">
            <text:p>12/30/99 09:39 AM</text:p>
          </table:table-cell>
          <table:table-cell table:formula="of:=MOD([.E760]-[.$E$2];[.$H$2])+1+[.$E$2]" office:value-type="float" office:value="259" calcext:value-type="float">
            <text:p>259</text:p>
          </table:table-cell>
          <table:table-cell table:formula="of:=MOD([.F760]+1/[.$H$2];5)" office:value-type="float" office:value="2.6333333333333" calcext:value-type="float">
            <text:p>2,6333333333333</text:p>
          </table:table-cell>
          <table:table-cell table:formula="of:=IF([.F761]=0;[.G760]+2+1/[.$H$2];[.G760]+1/[.$H$2])" office:value-type="float" office:value="12.6333333333335" calcext:value-type="float">
            <text:p>12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2]))" office:value-type="date" office:date-value="2019-10-19T09:46:46.978668" calcext:value-type="date">
            <text:p>2019-10-19 09:46:47</text:p>
          </table:table-cell>
          <table:table-cell table:style-name="ce7" table:formula="of:=[.A762]" office:value-type="date" office:date-value="2019-10-19T09:46:46.978668" calcext:value-type="date">
            <text:p>2019-10-19 09:46:47</text:p>
          </table:table-cell>
          <table:table-cell table:formula="of:=TRUNC([.A762])" office:value-type="float" office:value="43757" calcext:value-type="float">
            <text:p>43757</text:p>
          </table:table-cell>
          <table:table-cell table:style-name="ce12" table:formula="of:=[.B762]-[.C762]" office:value-type="date" office:date-value="1899-12-30T09:46:46.97866750415" calcext:value-type="date">
            <text:p>12/30/99 09:46 AM</text:p>
          </table:table-cell>
          <table:table-cell table:formula="of:=MOD([.E761]-[.$E$2];[.$H$2])+1+[.$E$2]" office:value-type="float" office:value="260" calcext:value-type="float">
            <text:p>260</text:p>
          </table:table-cell>
          <table:table-cell table:formula="of:=MOD([.F761]+1/[.$H$2];5)" office:value-type="float" office:value="2.64999999999997" calcext:value-type="float">
            <text:p>2,64999999999997</text:p>
          </table:table-cell>
          <table:table-cell table:formula="of:=IF([.F762]=0;[.G761]+2+1/[.$H$2];[.G761]+1/[.$H$2])" office:value-type="float" office:value="12.6500000000002" calcext:value-type="float">
            <text:p>12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3]))" office:value-type="date" office:date-value="2019-10-19T09:23:18.519329" calcext:value-type="date">
            <text:p>2019-10-19 09:23:19</text:p>
          </table:table-cell>
          <table:table-cell table:style-name="ce7" table:formula="of:=[.A763]" office:value-type="date" office:date-value="2019-10-19T09:23:18.519329" calcext:value-type="date">
            <text:p>2019-10-19 09:23:19</text:p>
          </table:table-cell>
          <table:table-cell table:formula="of:=TRUNC([.A763])" office:value-type="float" office:value="43757" calcext:value-type="float">
            <text:p>43757</text:p>
          </table:table-cell>
          <table:table-cell table:style-name="ce12" table:formula="of:=[.B763]-[.C763]" office:value-type="date" office:date-value="1899-12-30T09:23:18.51932921447" calcext:value-type="date">
            <text:p>12/30/99 09:23 AM</text:p>
          </table:table-cell>
          <table:table-cell table:formula="of:=MOD([.E762]-[.$E$2];[.$H$2])+1+[.$E$2]" office:value-type="float" office:value="261" calcext:value-type="float">
            <text:p>261</text:p>
          </table:table-cell>
          <table:table-cell table:formula="of:=MOD([.F762]+1/[.$H$2];5)" office:value-type="float" office:value="2.66666666666664" calcext:value-type="float">
            <text:p>2,66666666666664</text:p>
          </table:table-cell>
          <table:table-cell table:formula="of:=IF([.F763]=0;[.G762]+2+1/[.$H$2];[.G762]+1/[.$H$2])" office:value-type="float" office:value="12.6666666666669" calcext:value-type="float">
            <text:p>12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4]))" office:value-type="date" office:date-value="2019-10-19T09:39:25.308585" calcext:value-type="date">
            <text:p>2019-10-19 09:39:25</text:p>
          </table:table-cell>
          <table:table-cell table:style-name="ce7" table:formula="of:=[.A764]" office:value-type="date" office:date-value="2019-10-19T09:39:25.308585" calcext:value-type="date">
            <text:p>2019-10-19 09:39:25</text:p>
          </table:table-cell>
          <table:table-cell table:formula="of:=TRUNC([.A764])" office:value-type="float" office:value="43757" calcext:value-type="float">
            <text:p>43757</text:p>
          </table:table-cell>
          <table:table-cell table:style-name="ce12" table:formula="of:=[.B764]-[.C764]" office:value-type="date" office:date-value="1899-12-30T09:39:25.30858527403" calcext:value-type="date">
            <text:p>12/30/99 09:39 AM</text:p>
          </table:table-cell>
          <table:table-cell table:formula="of:=MOD([.E763]-[.$E$2];[.$H$2])+1+[.$E$2]" office:value-type="float" office:value="262" calcext:value-type="float">
            <text:p>262</text:p>
          </table:table-cell>
          <table:table-cell table:formula="of:=MOD([.F763]+1/[.$H$2];5)" office:value-type="float" office:value="2.6833333333333" calcext:value-type="float">
            <text:p>2,6833333333333</text:p>
          </table:table-cell>
          <table:table-cell table:formula="of:=IF([.F764]=0;[.G763]+2+1/[.$H$2];[.G763]+1/[.$H$2])" office:value-type="float" office:value="12.6833333333335" calcext:value-type="float">
            <text:p>12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5]))" office:value-type="date" office:date-value="2019-10-19T08:45:02.719748" calcext:value-type="date">
            <text:p>2019-10-19 08:45:03</text:p>
          </table:table-cell>
          <table:table-cell table:style-name="ce7" table:formula="of:=[.A765]" office:value-type="date" office:date-value="2019-10-19T08:45:02.719748" calcext:value-type="date">
            <text:p>2019-10-19 08:45:03</text:p>
          </table:table-cell>
          <table:table-cell table:formula="of:=TRUNC([.A765])" office:value-type="float" office:value="43757" calcext:value-type="float">
            <text:p>43757</text:p>
          </table:table-cell>
          <table:table-cell table:style-name="ce12" table:formula="of:=[.B765]-[.C765]" office:value-type="date" office:date-value="1899-12-30T08:45:02.71974820644" calcext:value-type="date">
            <text:p>12/30/99 08:45 AM</text:p>
          </table:table-cell>
          <table:table-cell table:formula="of:=MOD([.E764]-[.$E$2];[.$H$2])+1+[.$E$2]" office:value-type="float" office:value="263" calcext:value-type="float">
            <text:p>263</text:p>
          </table:table-cell>
          <table:table-cell table:formula="of:=MOD([.F764]+1/[.$H$2];5)" office:value-type="float" office:value="2.69999999999997" calcext:value-type="float">
            <text:p>2,69999999999997</text:p>
          </table:table-cell>
          <table:table-cell table:formula="of:=IF([.F765]=0;[.G764]+2+1/[.$H$2];[.G764]+1/[.$H$2])" office:value-type="float" office:value="12.7000000000002" calcext:value-type="float">
            <text:p>12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6]))" office:value-type="date" office:date-value="2019-10-19T09:37:58.429984" calcext:value-type="date">
            <text:p>2019-10-19 09:37:58</text:p>
          </table:table-cell>
          <table:table-cell table:style-name="ce7" table:formula="of:=[.A766]" office:value-type="date" office:date-value="2019-10-19T09:37:58.429984" calcext:value-type="date">
            <text:p>2019-10-19 09:37:58</text:p>
          </table:table-cell>
          <table:table-cell table:formula="of:=TRUNC([.A766])" office:value-type="float" office:value="43757" calcext:value-type="float">
            <text:p>43757</text:p>
          </table:table-cell>
          <table:table-cell table:style-name="ce12" table:formula="of:=[.B766]-[.C766]" office:value-type="date" office:date-value="1899-12-30T09:37:58.42998413835" calcext:value-type="date">
            <text:p>12/30/99 09:37 AM</text:p>
          </table:table-cell>
          <table:table-cell table:formula="of:=MOD([.E765]-[.$E$2];[.$H$2])+1+[.$E$2]" office:value-type="float" office:value="264" calcext:value-type="float">
            <text:p>264</text:p>
          </table:table-cell>
          <table:table-cell table:formula="of:=MOD([.F765]+1/[.$H$2];5)" office:value-type="float" office:value="2.71666666666664" calcext:value-type="float">
            <text:p>2,71666666666664</text:p>
          </table:table-cell>
          <table:table-cell table:formula="of:=IF([.F766]=0;[.G765]+2+1/[.$H$2];[.G765]+1/[.$H$2])" office:value-type="float" office:value="12.7166666666669" calcext:value-type="float">
            <text:p>12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7]))" office:value-type="date" office:date-value="2019-10-19T09:27:15.875545" calcext:value-type="date">
            <text:p>2019-10-19 09:27:16</text:p>
          </table:table-cell>
          <table:table-cell table:style-name="ce7" table:formula="of:=[.A767]" office:value-type="date" office:date-value="2019-10-19T09:27:15.875545" calcext:value-type="date">
            <text:p>2019-10-19 09:27:16</text:p>
          </table:table-cell>
          <table:table-cell table:formula="of:=TRUNC([.A767])" office:value-type="float" office:value="43757" calcext:value-type="float">
            <text:p>43757</text:p>
          </table:table-cell>
          <table:table-cell table:style-name="ce12" table:formula="of:=[.B767]-[.C767]" office:value-type="date" office:date-value="1899-12-30T09:27:15.87554467376" calcext:value-type="date">
            <text:p>12/30/99 09:27 AM</text:p>
          </table:table-cell>
          <table:table-cell table:formula="of:=MOD([.E766]-[.$E$2];[.$H$2])+1+[.$E$2]" office:value-type="float" office:value="265" calcext:value-type="float">
            <text:p>265</text:p>
          </table:table-cell>
          <table:table-cell table:formula="of:=MOD([.F766]+1/[.$H$2];5)" office:value-type="float" office:value="2.7333333333333" calcext:value-type="float">
            <text:p>2,7333333333333</text:p>
          </table:table-cell>
          <table:table-cell table:formula="of:=IF([.F767]=0;[.G766]+2+1/[.$H$2];[.G766]+1/[.$H$2])" office:value-type="float" office:value="12.7333333333335" calcext:value-type="float">
            <text:p>12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8]))" office:value-type="date" office:date-value="2019-10-19T09:36:28.042403" calcext:value-type="date">
            <text:p>2019-10-19 09:36:28</text:p>
          </table:table-cell>
          <table:table-cell table:style-name="ce7" table:formula="of:=[.A768]" office:value-type="date" office:date-value="2019-10-19T09:36:28.042403" calcext:value-type="date">
            <text:p>2019-10-19 09:36:28</text:p>
          </table:table-cell>
          <table:table-cell table:formula="of:=TRUNC([.A768])" office:value-type="float" office:value="43757" calcext:value-type="float">
            <text:p>43757</text:p>
          </table:table-cell>
          <table:table-cell table:style-name="ce12" table:formula="of:=[.B768]-[.C768]" office:value-type="date" office:date-value="1899-12-30T09:36:28.04240296595" calcext:value-type="date">
            <text:p>12/30/99 09:36 AM</text:p>
          </table:table-cell>
          <table:table-cell table:formula="of:=MOD([.E767]-[.$E$2];[.$H$2])+1+[.$E$2]" office:value-type="float" office:value="266" calcext:value-type="float">
            <text:p>266</text:p>
          </table:table-cell>
          <table:table-cell table:formula="of:=MOD([.F767]+1/[.$H$2];5)" office:value-type="float" office:value="2.74999999999997" calcext:value-type="float">
            <text:p>2,74999999999997</text:p>
          </table:table-cell>
          <table:table-cell table:formula="of:=IF([.F768]=0;[.G767]+2+1/[.$H$2];[.G767]+1/[.$H$2])" office:value-type="float" office:value="12.7500000000002" calcext:value-type="float">
            <text:p>12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9]))" office:value-type="date" office:date-value="2019-10-19T09:43:45.143705" calcext:value-type="date">
            <text:p>2019-10-19 09:43:45</text:p>
          </table:table-cell>
          <table:table-cell table:style-name="ce7" table:formula="of:=[.A769]" office:value-type="date" office:date-value="2019-10-19T09:43:45.143705" calcext:value-type="date">
            <text:p>2019-10-19 09:43:45</text:p>
          </table:table-cell>
          <table:table-cell table:formula="of:=TRUNC([.A769])" office:value-type="float" office:value="43757" calcext:value-type="float">
            <text:p>43757</text:p>
          </table:table-cell>
          <table:table-cell table:style-name="ce12" table:formula="of:=[.B769]-[.C769]" office:value-type="date" office:date-value="1899-12-30T09:43:45.14370528515" calcext:value-type="date">
            <text:p>12/30/99 09:43 AM</text:p>
          </table:table-cell>
          <table:table-cell table:formula="of:=MOD([.E768]-[.$E$2];[.$H$2])+1+[.$E$2]" office:value-type="float" office:value="267" calcext:value-type="float">
            <text:p>267</text:p>
          </table:table-cell>
          <table:table-cell table:formula="of:=MOD([.F768]+1/[.$H$2];5)" office:value-type="float" office:value="2.76666666666664" calcext:value-type="float">
            <text:p>2,76666666666664</text:p>
          </table:table-cell>
          <table:table-cell table:formula="of:=IF([.F769]=0;[.G768]+2+1/[.$H$2];[.G768]+1/[.$H$2])" office:value-type="float" office:value="12.7666666666669" calcext:value-type="float">
            <text:p>12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0]))" office:value-type="date" office:date-value="2019-10-19T09:16:44.100386" calcext:value-type="date">
            <text:p>2019-10-19 09:16:44</text:p>
          </table:table-cell>
          <table:table-cell table:style-name="ce7" table:formula="of:=[.A770]" office:value-type="date" office:date-value="2019-10-19T09:16:44.100386" calcext:value-type="date">
            <text:p>2019-10-19 09:16:44</text:p>
          </table:table-cell>
          <table:table-cell table:formula="of:=TRUNC([.A770])" office:value-type="float" office:value="43757" calcext:value-type="float">
            <text:p>43757</text:p>
          </table:table-cell>
          <table:table-cell table:style-name="ce12" table:formula="of:=[.B770]-[.C770]" office:value-type="date" office:date-value="1899-12-30T09:16:44.10038565751" calcext:value-type="date">
            <text:p>12/30/99 09:16 AM</text:p>
          </table:table-cell>
          <table:table-cell table:formula="of:=MOD([.E769]-[.$E$2];[.$H$2])+1+[.$E$2]" office:value-type="float" office:value="268" calcext:value-type="float">
            <text:p>268</text:p>
          </table:table-cell>
          <table:table-cell table:formula="of:=MOD([.F769]+1/[.$H$2];5)" office:value-type="float" office:value="2.7833333333333" calcext:value-type="float">
            <text:p>2,7833333333333</text:p>
          </table:table-cell>
          <table:table-cell table:formula="of:=IF([.F770]=0;[.G769]+2+1/[.$H$2];[.G769]+1/[.$H$2])" office:value-type="float" office:value="12.7833333333335" calcext:value-type="float">
            <text:p>12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1]))" office:value-type="date" office:date-value="2019-10-19T09:44:16.606209" calcext:value-type="date">
            <text:p>2019-10-19 09:44:17</text:p>
          </table:table-cell>
          <table:table-cell table:style-name="ce7" table:formula="of:=[.A771]" office:value-type="date" office:date-value="2019-10-19T09:44:16.606209" calcext:value-type="date">
            <text:p>2019-10-19 09:44:17</text:p>
          </table:table-cell>
          <table:table-cell table:formula="of:=TRUNC([.A771])" office:value-type="float" office:value="43757" calcext:value-type="float">
            <text:p>43757</text:p>
          </table:table-cell>
          <table:table-cell table:style-name="ce12" table:formula="of:=[.B771]-[.C771]" office:value-type="date" office:date-value="1899-12-30T09:44:16.60620876588" calcext:value-type="date">
            <text:p>12/30/99 09:44 AM</text:p>
          </table:table-cell>
          <table:table-cell table:formula="of:=MOD([.E770]-[.$E$2];[.$H$2])+1+[.$E$2]" office:value-type="float" office:value="269" calcext:value-type="float">
            <text:p>269</text:p>
          </table:table-cell>
          <table:table-cell table:formula="of:=MOD([.F770]+1/[.$H$2];5)" office:value-type="float" office:value="2.79999999999997" calcext:value-type="float">
            <text:p>2,79999999999997</text:p>
          </table:table-cell>
          <table:table-cell table:formula="of:=IF([.F771]=0;[.G770]+2+1/[.$H$2];[.G770]+1/[.$H$2])" office:value-type="float" office:value="12.8000000000002" calcext:value-type="float">
            <text:p>12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2]))" office:value-type="date" office:date-value="2019-10-19T09:23:55.968552" calcext:value-type="date">
            <text:p>2019-10-19 09:23:56</text:p>
          </table:table-cell>
          <table:table-cell table:style-name="ce7" table:formula="of:=[.A772]" office:value-type="date" office:date-value="2019-10-19T09:23:55.968552" calcext:value-type="date">
            <text:p>2019-10-19 09:23:56</text:p>
          </table:table-cell>
          <table:table-cell table:formula="of:=TRUNC([.A772])" office:value-type="float" office:value="43757" calcext:value-type="float">
            <text:p>43757</text:p>
          </table:table-cell>
          <table:table-cell table:style-name="ce12" table:formula="of:=[.B772]-[.C772]" office:value-type="date" office:date-value="1899-12-30T09:23:55.96855150536" calcext:value-type="date">
            <text:p>12/30/99 09:23 AM</text:p>
          </table:table-cell>
          <table:table-cell table:formula="of:=MOD([.E771]-[.$E$2];[.$H$2])+1+[.$E$2]" office:value-type="float" office:value="270" calcext:value-type="float">
            <text:p>270</text:p>
          </table:table-cell>
          <table:table-cell table:formula="of:=MOD([.F771]+1/[.$H$2];5)" office:value-type="float" office:value="2.81666666666664" calcext:value-type="float">
            <text:p>2,81666666666664</text:p>
          </table:table-cell>
          <table:table-cell table:formula="of:=IF([.F772]=0;[.G771]+2+1/[.$H$2];[.G771]+1/[.$H$2])" office:value-type="float" office:value="12.8166666666669" calcext:value-type="float">
            <text:p>12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3]))" office:value-type="date" office:date-value="2019-10-19T09:15:38.652283" calcext:value-type="date">
            <text:p>2019-10-19 09:15:39</text:p>
          </table:table-cell>
          <table:table-cell table:style-name="ce7" table:formula="of:=[.A773]" office:value-type="date" office:date-value="2019-10-19T09:15:38.652283" calcext:value-type="date">
            <text:p>2019-10-19 09:15:39</text:p>
          </table:table-cell>
          <table:table-cell table:formula="of:=TRUNC([.A773])" office:value-type="float" office:value="43757" calcext:value-type="float">
            <text:p>43757</text:p>
          </table:table-cell>
          <table:table-cell table:style-name="ce12" table:formula="of:=[.B773]-[.C773]" office:value-type="date" office:date-value="1899-12-30T09:15:38.65228334907" calcext:value-type="date">
            <text:p>12/30/99 09:15 AM</text:p>
          </table:table-cell>
          <table:table-cell table:formula="of:=MOD([.E772]-[.$E$2];[.$H$2])+1+[.$E$2]" office:value-type="float" office:value="271" calcext:value-type="float">
            <text:p>271</text:p>
          </table:table-cell>
          <table:table-cell table:formula="of:=MOD([.F772]+1/[.$H$2];5)" office:value-type="float" office:value="2.8333333333333" calcext:value-type="float">
            <text:p>2,8333333333333</text:p>
          </table:table-cell>
          <table:table-cell table:formula="of:=IF([.F773]=0;[.G772]+2+1/[.$H$2];[.G772]+1/[.$H$2])" office:value-type="float" office:value="12.8333333333336" calcext:value-type="float">
            <text:p>12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4]))" office:value-type="date" office:date-value="2019-10-19T09:39:09.945531" calcext:value-type="date">
            <text:p>2019-10-19 09:39:10</text:p>
          </table:table-cell>
          <table:table-cell table:style-name="ce7" table:formula="of:=[.A774]" office:value-type="date" office:date-value="2019-10-19T09:39:09.945531" calcext:value-type="date">
            <text:p>2019-10-19 09:39:10</text:p>
          </table:table-cell>
          <table:table-cell table:formula="of:=TRUNC([.A774])" office:value-type="float" office:value="43757" calcext:value-type="float">
            <text:p>43757</text:p>
          </table:table-cell>
          <table:table-cell table:style-name="ce12" table:formula="of:=[.B774]-[.C774]" office:value-type="date" office:date-value="1899-12-30T09:39:09.94553115685" calcext:value-type="date">
            <text:p>12/30/99 09:39 AM</text:p>
          </table:table-cell>
          <table:table-cell table:formula="of:=MOD([.E773]-[.$E$2];[.$H$2])+1+[.$E$2]" office:value-type="float" office:value="272" calcext:value-type="float">
            <text:p>272</text:p>
          </table:table-cell>
          <table:table-cell table:formula="of:=MOD([.F773]+1/[.$H$2];5)" office:value-type="float" office:value="2.84999999999997" calcext:value-type="float">
            <text:p>2,84999999999997</text:p>
          </table:table-cell>
          <table:table-cell table:formula="of:=IF([.F774]=0;[.G773]+2+1/[.$H$2];[.G773]+1/[.$H$2])" office:value-type="float" office:value="12.8500000000002" calcext:value-type="float">
            <text:p>12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5]))" office:value-type="date" office:date-value="2019-10-19T09:20:54.283204" calcext:value-type="date">
            <text:p>2019-10-19 09:20:54</text:p>
          </table:table-cell>
          <table:table-cell table:style-name="ce7" table:formula="of:=[.A775]" office:value-type="date" office:date-value="2019-10-19T09:20:54.283204" calcext:value-type="date">
            <text:p>2019-10-19 09:20:54</text:p>
          </table:table-cell>
          <table:table-cell table:formula="of:=TRUNC([.A775])" office:value-type="float" office:value="43757" calcext:value-type="float">
            <text:p>43757</text:p>
          </table:table-cell>
          <table:table-cell table:style-name="ce12" table:formula="of:=[.B775]-[.C775]" office:value-type="date" office:date-value="1899-12-30T09:20:54.28320437204" calcext:value-type="date">
            <text:p>12/30/99 09:20 AM</text:p>
          </table:table-cell>
          <table:table-cell table:formula="of:=MOD([.E774]-[.$E$2];[.$H$2])+1+[.$E$2]" office:value-type="float" office:value="273" calcext:value-type="float">
            <text:p>273</text:p>
          </table:table-cell>
          <table:table-cell table:formula="of:=MOD([.F774]+1/[.$H$2];5)" office:value-type="float" office:value="2.86666666666664" calcext:value-type="float">
            <text:p>2,86666666666664</text:p>
          </table:table-cell>
          <table:table-cell table:formula="of:=IF([.F775]=0;[.G774]+2+1/[.$H$2];[.G774]+1/[.$H$2])" office:value-type="float" office:value="12.8666666666669" calcext:value-type="float">
            <text:p>12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6]))" office:value-type="date" office:date-value="2019-10-19T09:28:07.393113" calcext:value-type="date">
            <text:p>2019-10-19 09:28:07</text:p>
          </table:table-cell>
          <table:table-cell table:style-name="ce7" table:formula="of:=[.A776]" office:value-type="date" office:date-value="2019-10-19T09:28:07.393113" calcext:value-type="date">
            <text:p>2019-10-19 09:28:07</text:p>
          </table:table-cell>
          <table:table-cell table:formula="of:=TRUNC([.A776])" office:value-type="float" office:value="43757" calcext:value-type="float">
            <text:p>43757</text:p>
          </table:table-cell>
          <table:table-cell table:style-name="ce12" table:formula="of:=[.B776]-[.C776]" office:value-type="date" office:date-value="1899-12-30T09:28:07.39311250392" calcext:value-type="date">
            <text:p>12/30/99 09:28 AM</text:p>
          </table:table-cell>
          <table:table-cell table:formula="of:=MOD([.E775]-[.$E$2];[.$H$2])+1+[.$E$2]" office:value-type="float" office:value="274" calcext:value-type="float">
            <text:p>274</text:p>
          </table:table-cell>
          <table:table-cell table:formula="of:=MOD([.F775]+1/[.$H$2];5)" office:value-type="float" office:value="2.8833333333333" calcext:value-type="float">
            <text:p>2,8833333333333</text:p>
          </table:table-cell>
          <table:table-cell table:formula="of:=IF([.F776]=0;[.G775]+2+1/[.$H$2];[.G775]+1/[.$H$2])" office:value-type="float" office:value="12.8833333333336" calcext:value-type="float">
            <text:p>12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7]))" office:value-type="date" office:date-value="2019-10-19T09:28:24.763198" calcext:value-type="date">
            <text:p>2019-10-19 09:28:25</text:p>
          </table:table-cell>
          <table:table-cell table:style-name="ce7" table:formula="of:=[.A777]" office:value-type="date" office:date-value="2019-10-19T09:28:24.763198" calcext:value-type="date">
            <text:p>2019-10-19 09:28:25</text:p>
          </table:table-cell>
          <table:table-cell table:formula="of:=TRUNC([.A777])" office:value-type="float" office:value="43757" calcext:value-type="float">
            <text:p>43757</text:p>
          </table:table-cell>
          <table:table-cell table:style-name="ce12" table:formula="of:=[.B777]-[.C777]" office:value-type="date" office:date-value="1899-12-30T09:28:24.76319845766" calcext:value-type="date">
            <text:p>12/30/99 09:28 AM</text:p>
          </table:table-cell>
          <table:table-cell table:formula="of:=MOD([.E776]-[.$E$2];[.$H$2])+1+[.$E$2]" office:value-type="float" office:value="275" calcext:value-type="float">
            <text:p>275</text:p>
          </table:table-cell>
          <table:table-cell table:formula="of:=MOD([.F776]+1/[.$H$2];5)" office:value-type="float" office:value="2.89999999999997" calcext:value-type="float">
            <text:p>2,89999999999997</text:p>
          </table:table-cell>
          <table:table-cell table:formula="of:=IF([.F777]=0;[.G776]+2+1/[.$H$2];[.G776]+1/[.$H$2])" office:value-type="float" office:value="12.9000000000002" calcext:value-type="float">
            <text:p>12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8]))" office:value-type="date" office:date-value="2019-10-19T09:23:34.919983" calcext:value-type="date">
            <text:p>2019-10-19 09:23:35</text:p>
          </table:table-cell>
          <table:table-cell table:style-name="ce7" table:formula="of:=[.A778]" office:value-type="date" office:date-value="2019-10-19T09:23:34.919983" calcext:value-type="date">
            <text:p>2019-10-19 09:23:35</text:p>
          </table:table-cell>
          <table:table-cell table:formula="of:=TRUNC([.A778])" office:value-type="float" office:value="43757" calcext:value-type="float">
            <text:p>43757</text:p>
          </table:table-cell>
          <table:table-cell table:style-name="ce12" table:formula="of:=[.B778]-[.C778]" office:value-type="date" office:date-value="1899-12-30T09:23:34.91998268757" calcext:value-type="date">
            <text:p>12/30/99 09:23 AM</text:p>
          </table:table-cell>
          <table:table-cell table:formula="of:=MOD([.E777]-[.$E$2];[.$H$2])+1+[.$E$2]" office:value-type="float" office:value="276" calcext:value-type="float">
            <text:p>276</text:p>
          </table:table-cell>
          <table:table-cell table:formula="of:=MOD([.F777]+1/[.$H$2];5)" office:value-type="float" office:value="2.91666666666664" calcext:value-type="float">
            <text:p>2,91666666666664</text:p>
          </table:table-cell>
          <table:table-cell table:formula="of:=IF([.F778]=0;[.G777]+2+1/[.$H$2];[.G777]+1/[.$H$2])" office:value-type="float" office:value="12.9166666666669" calcext:value-type="float">
            <text:p>12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9]))" office:value-type="date" office:date-value="2019-10-19T09:48:58.128291" calcext:value-type="date">
            <text:p>2019-10-19 09:48:58</text:p>
          </table:table-cell>
          <table:table-cell table:style-name="ce7" table:formula="of:=[.A779]" office:value-type="date" office:date-value="2019-10-19T09:48:58.128291" calcext:value-type="date">
            <text:p>2019-10-19 09:48:58</text:p>
          </table:table-cell>
          <table:table-cell table:formula="of:=TRUNC([.A779])" office:value-type="float" office:value="43757" calcext:value-type="float">
            <text:p>43757</text:p>
          </table:table-cell>
          <table:table-cell table:style-name="ce12" table:formula="of:=[.B779]-[.C779]" office:value-type="date" office:date-value="1899-12-30T09:48:58.12829121016" calcext:value-type="date">
            <text:p>12/30/99 09:48 AM</text:p>
          </table:table-cell>
          <table:table-cell table:formula="of:=MOD([.E778]-[.$E$2];[.$H$2])+1+[.$E$2]" office:value-type="float" office:value="277" calcext:value-type="float">
            <text:p>277</text:p>
          </table:table-cell>
          <table:table-cell table:formula="of:=MOD([.F778]+1/[.$H$2];5)" office:value-type="float" office:value="2.9333333333333" calcext:value-type="float">
            <text:p>2,9333333333333</text:p>
          </table:table-cell>
          <table:table-cell table:formula="of:=IF([.F779]=0;[.G778]+2+1/[.$H$2];[.G778]+1/[.$H$2])" office:value-type="float" office:value="12.9333333333336" calcext:value-type="float">
            <text:p>12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0]))" office:value-type="date" office:date-value="2019-10-19T09:29:48.663671" calcext:value-type="date">
            <text:p>2019-10-19 09:29:49</text:p>
          </table:table-cell>
          <table:table-cell table:style-name="ce7" table:formula="of:=[.A780]" office:value-type="date" office:date-value="2019-10-19T09:29:48.663671" calcext:value-type="date">
            <text:p>2019-10-19 09:29:49</text:p>
          </table:table-cell>
          <table:table-cell table:formula="of:=TRUNC([.A780])" office:value-type="float" office:value="43757" calcext:value-type="float">
            <text:p>43757</text:p>
          </table:table-cell>
          <table:table-cell table:style-name="ce12" table:formula="of:=[.B780]-[.C780]" office:value-type="date" office:date-value="1899-12-30T09:29:48.66367063019" calcext:value-type="date">
            <text:p>12/30/99 09:29 AM</text:p>
          </table:table-cell>
          <table:table-cell table:formula="of:=MOD([.E779]-[.$E$2];[.$H$2])+1+[.$E$2]" office:value-type="float" office:value="278" calcext:value-type="float">
            <text:p>278</text:p>
          </table:table-cell>
          <table:table-cell table:formula="of:=MOD([.F779]+1/[.$H$2];5)" office:value-type="float" office:value="2.94999999999997" calcext:value-type="float">
            <text:p>2,94999999999997</text:p>
          </table:table-cell>
          <table:table-cell table:formula="of:=IF([.F780]=0;[.G779]+2+1/[.$H$2];[.G779]+1/[.$H$2])" office:value-type="float" office:value="12.9500000000002" calcext:value-type="float">
            <text:p>12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1]))" office:value-type="date" office:date-value="2019-10-19T09:06:32.409334" calcext:value-type="date">
            <text:p>2019-10-19 09:06:32</text:p>
          </table:table-cell>
          <table:table-cell table:style-name="ce7" table:formula="of:=[.A781]" office:value-type="date" office:date-value="2019-10-19T09:06:32.409334" calcext:value-type="date">
            <text:p>2019-10-19 09:06:32</text:p>
          </table:table-cell>
          <table:table-cell table:formula="of:=TRUNC([.A781])" office:value-type="float" office:value="43757" calcext:value-type="float">
            <text:p>43757</text:p>
          </table:table-cell>
          <table:table-cell table:style-name="ce12" table:formula="of:=[.B781]-[.C781]" office:value-type="date" office:date-value="1899-12-30T09:06:32.40933428518" calcext:value-type="date">
            <text:p>12/30/99 09:06 AM</text:p>
          </table:table-cell>
          <table:table-cell table:formula="of:=MOD([.E780]-[.$E$2];[.$H$2])+1+[.$E$2]" office:value-type="float" office:value="279" calcext:value-type="float">
            <text:p>279</text:p>
          </table:table-cell>
          <table:table-cell table:formula="of:=MOD([.F780]+1/[.$H$2];5)" office:value-type="float" office:value="2.96666666666664" calcext:value-type="float">
            <text:p>2,96666666666664</text:p>
          </table:table-cell>
          <table:table-cell table:formula="of:=IF([.F781]=0;[.G780]+2+1/[.$H$2];[.G780]+1/[.$H$2])" office:value-type="float" office:value="12.9666666666669" calcext:value-type="float">
            <text:p>12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2]))" office:value-type="date" office:date-value="2019-10-19T09:13:19.37947" calcext:value-type="date">
            <text:p>2019-10-19 09:13:19</text:p>
          </table:table-cell>
          <table:table-cell table:style-name="ce7" table:formula="of:=[.A782]" office:value-type="date" office:date-value="2019-10-19T09:13:19.37947" calcext:value-type="date">
            <text:p>2019-10-19 09:13:19</text:p>
          </table:table-cell>
          <table:table-cell table:formula="of:=TRUNC([.A782])" office:value-type="float" office:value="43757" calcext:value-type="float">
            <text:p>43757</text:p>
          </table:table-cell>
          <table:table-cell table:style-name="ce12" table:formula="of:=[.B782]-[.C782]" office:value-type="date" office:date-value="1899-12-30T09:13:19.3794695707" calcext:value-type="date">
            <text:p>12/30/99 09:13 AM</text:p>
          </table:table-cell>
          <table:table-cell table:formula="of:=MOD([.E781]-[.$E$2];[.$H$2])+1+[.$E$2]" office:value-type="float" office:value="280" calcext:value-type="float">
            <text:p>280</text:p>
          </table:table-cell>
          <table:table-cell table:formula="of:=MOD([.F781]+1/[.$H$2];5)" office:value-type="float" office:value="2.9833333333333" calcext:value-type="float">
            <text:p>2,9833333333333</text:p>
          </table:table-cell>
          <table:table-cell table:formula="of:=IF([.F782]=0;[.G781]+2+1/[.$H$2];[.G781]+1/[.$H$2])" office:value-type="float" office:value="12.9833333333336" calcext:value-type="float">
            <text:p>12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3]))" office:value-type="date" office:date-value="2019-10-20T09:50:00.189525" calcext:value-type="date">
            <text:p>2019-10-20 09:50:00</text:p>
          </table:table-cell>
          <table:table-cell table:style-name="ce7" table:formula="of:=[.A783]" office:value-type="date" office:date-value="2019-10-20T09:50:00.189525" calcext:value-type="date">
            <text:p>2019-10-20 09:50:00</text:p>
          </table:table-cell>
          <table:table-cell table:formula="of:=TRUNC([.A783])" office:value-type="float" office:value="43758" calcext:value-type="float">
            <text:p>43758</text:p>
          </table:table-cell>
          <table:table-cell table:style-name="ce12" table:formula="of:=[.B783]-[.C783]" office:value-type="date" office:date-value="1899-12-30T09:50:00.18952544779" calcext:value-type="date">
            <text:p>12/30/99 09:50 AM</text:p>
          </table:table-cell>
          <table:table-cell table:formula="of:=MOD([.E782]-[.$E$2];[.$H$2])+1+[.$E$2]" office:value-type="float" office:value="221" calcext:value-type="float">
            <text:p>221</text:p>
          </table:table-cell>
          <table:table-cell table:formula="of:=MOD([.F782]+1/[.$H$2];5)" office:value-type="float" office:value="2.99999999999997" calcext:value-type="float">
            <text:p>2,99999999999997</text:p>
          </table:table-cell>
          <table:table-cell table:formula="of:=IF([.F783]=0;[.G782]+2+1/[.$H$2];[.G782]+1/[.$H$2])" office:value-type="float" office:value="13.0000000000002" calcext:value-type="float">
            <text:p>13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4]))" office:value-type="date" office:date-value="2019-10-20T09:12:35.485398" calcext:value-type="date">
            <text:p>2019-10-20 09:12:35</text:p>
          </table:table-cell>
          <table:table-cell table:style-name="ce7" table:formula="of:=[.A784]" office:value-type="date" office:date-value="2019-10-20T09:12:35.485398" calcext:value-type="date">
            <text:p>2019-10-20 09:12:35</text:p>
          </table:table-cell>
          <table:table-cell table:formula="of:=TRUNC([.A784])" office:value-type="float" office:value="43758" calcext:value-type="float">
            <text:p>43758</text:p>
          </table:table-cell>
          <table:table-cell table:style-name="ce12" table:formula="of:=[.B784]-[.C784]" office:value-type="date" office:date-value="1899-12-30T09:12:35.48539753072" calcext:value-type="date">
            <text:p>12/30/99 09:12 AM</text:p>
          </table:table-cell>
          <table:table-cell table:formula="of:=MOD([.E783]-[.$E$2];[.$H$2])+1+[.$E$2]" office:value-type="float" office:value="222" calcext:value-type="float">
            <text:p>222</text:p>
          </table:table-cell>
          <table:table-cell table:formula="of:=MOD([.F783]+1/[.$H$2];5)" office:value-type="float" office:value="3.01666666666664" calcext:value-type="float">
            <text:p>3,01666666666664</text:p>
          </table:table-cell>
          <table:table-cell table:formula="of:=IF([.F784]=0;[.G783]+2+1/[.$H$2];[.G783]+1/[.$H$2])" office:value-type="float" office:value="13.0166666666669" calcext:value-type="float">
            <text:p>13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5]))" office:value-type="date" office:date-value="2019-10-20T09:29:58.15522" calcext:value-type="date">
            <text:p>2019-10-20 09:29:58</text:p>
          </table:table-cell>
          <table:table-cell table:style-name="ce7" table:formula="of:=[.A785]" office:value-type="date" office:date-value="2019-10-20T09:29:58.15522" calcext:value-type="date">
            <text:p>2019-10-20 09:29:58</text:p>
          </table:table-cell>
          <table:table-cell table:formula="of:=TRUNC([.A785])" office:value-type="float" office:value="43758" calcext:value-type="float">
            <text:p>43758</text:p>
          </table:table-cell>
          <table:table-cell table:style-name="ce12" table:formula="of:=[.B785]-[.C785]" office:value-type="date" office:date-value="1899-12-30T09:29:58.15521980636" calcext:value-type="date">
            <text:p>12/30/99 09:29 AM</text:p>
          </table:table-cell>
          <table:table-cell table:formula="of:=MOD([.E784]-[.$E$2];[.$H$2])+1+[.$E$2]" office:value-type="float" office:value="223" calcext:value-type="float">
            <text:p>223</text:p>
          </table:table-cell>
          <table:table-cell table:formula="of:=MOD([.F784]+1/[.$H$2];5)" office:value-type="float" office:value="3.0333333333333" calcext:value-type="float">
            <text:p>3,0333333333333</text:p>
          </table:table-cell>
          <table:table-cell table:formula="of:=IF([.F785]=0;[.G784]+2+1/[.$H$2];[.G784]+1/[.$H$2])" office:value-type="float" office:value="13.0333333333336" calcext:value-type="float">
            <text:p>13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6]))" office:value-type="date" office:date-value="2019-10-20T09:43:58.086337" calcext:value-type="date">
            <text:p>2019-10-20 09:43:58</text:p>
          </table:table-cell>
          <table:table-cell table:style-name="ce7" table:formula="of:=[.A786]" office:value-type="date" office:date-value="2019-10-20T09:43:58.086337" calcext:value-type="date">
            <text:p>2019-10-20 09:43:58</text:p>
          </table:table-cell>
          <table:table-cell table:formula="of:=TRUNC([.A786])" office:value-type="float" office:value="43758" calcext:value-type="float">
            <text:p>43758</text:p>
          </table:table-cell>
          <table:table-cell table:style-name="ce12" table:formula="of:=[.B786]-[.C786]" office:value-type="date" office:date-value="1899-12-30T09:43:58.08633713052" calcext:value-type="date">
            <text:p>12/30/99 09:43 AM</text:p>
          </table:table-cell>
          <table:table-cell table:formula="of:=MOD([.E785]-[.$E$2];[.$H$2])+1+[.$E$2]" office:value-type="float" office:value="224" calcext:value-type="float">
            <text:p>224</text:p>
          </table:table-cell>
          <table:table-cell table:formula="of:=MOD([.F785]+1/[.$H$2];5)" office:value-type="float" office:value="3.04999999999997" calcext:value-type="float">
            <text:p>3,04999999999997</text:p>
          </table:table-cell>
          <table:table-cell table:formula="of:=IF([.F786]=0;[.G785]+2+1/[.$H$2];[.G785]+1/[.$H$2])" office:value-type="float" office:value="13.0500000000002" calcext:value-type="float">
            <text:p>13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7]))" office:value-type="date" office:date-value="2019-10-20T09:15:41.846235" calcext:value-type="date">
            <text:p>2019-10-20 09:15:42</text:p>
          </table:table-cell>
          <table:table-cell table:style-name="ce7" table:formula="of:=[.A787]" office:value-type="date" office:date-value="2019-10-20T09:15:41.846235" calcext:value-type="date">
            <text:p>2019-10-20 09:15:42</text:p>
          </table:table-cell>
          <table:table-cell table:formula="of:=TRUNC([.A787])" office:value-type="float" office:value="43758" calcext:value-type="float">
            <text:p>43758</text:p>
          </table:table-cell>
          <table:table-cell table:style-name="ce12" table:formula="of:=[.B787]-[.C787]" office:value-type="date" office:date-value="1899-12-30T09:15:41.84623479377" calcext:value-type="date">
            <text:p>12/30/99 09:15 AM</text:p>
          </table:table-cell>
          <table:table-cell table:formula="of:=MOD([.E786]-[.$E$2];[.$H$2])+1+[.$E$2]" office:value-type="float" office:value="225" calcext:value-type="float">
            <text:p>225</text:p>
          </table:table-cell>
          <table:table-cell table:formula="of:=MOD([.F786]+1/[.$H$2];5)" office:value-type="float" office:value="3.06666666666664" calcext:value-type="float">
            <text:p>3,06666666666664</text:p>
          </table:table-cell>
          <table:table-cell table:formula="of:=IF([.F787]=0;[.G786]+2+1/[.$H$2];[.G786]+1/[.$H$2])" office:value-type="float" office:value="13.0666666666669" calcext:value-type="float">
            <text:p>13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8]))" office:value-type="date" office:date-value="2019-10-20T09:34:05.52055" calcext:value-type="date">
            <text:p>2019-10-20 09:34:06</text:p>
          </table:table-cell>
          <table:table-cell table:style-name="ce7" table:formula="of:=[.A788]" office:value-type="date" office:date-value="2019-10-20T09:34:05.52055" calcext:value-type="date">
            <text:p>2019-10-20 09:34:06</text:p>
          </table:table-cell>
          <table:table-cell table:formula="of:=TRUNC([.A788])" office:value-type="float" office:value="43758" calcext:value-type="float">
            <text:p>43758</text:p>
          </table:table-cell>
          <table:table-cell table:style-name="ce12" table:formula="of:=[.B788]-[.C788]" office:value-type="date" office:date-value="1899-12-30T09:34:05.52054977976" calcext:value-type="date">
            <text:p>12/30/99 09:34 AM</text:p>
          </table:table-cell>
          <table:table-cell table:formula="of:=MOD([.E787]-[.$E$2];[.$H$2])+1+[.$E$2]" office:value-type="float" office:value="226" calcext:value-type="float">
            <text:p>226</text:p>
          </table:table-cell>
          <table:table-cell table:formula="of:=MOD([.F787]+1/[.$H$2];5)" office:value-type="float" office:value="3.0833333333333" calcext:value-type="float">
            <text:p>3,0833333333333</text:p>
          </table:table-cell>
          <table:table-cell table:formula="of:=IF([.F788]=0;[.G787]+2+1/[.$H$2];[.G787]+1/[.$H$2])" office:value-type="float" office:value="13.0833333333336" calcext:value-type="float">
            <text:p>13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9]))" office:value-type="date" office:date-value="2019-10-20T09:21:57.987518" calcext:value-type="date">
            <text:p>2019-10-20 09:21:58</text:p>
          </table:table-cell>
          <table:table-cell table:style-name="ce7" table:formula="of:=[.A789]" office:value-type="date" office:date-value="2019-10-20T09:21:57.987518" calcext:value-type="date">
            <text:p>2019-10-20 09:21:58</text:p>
          </table:table-cell>
          <table:table-cell table:formula="of:=TRUNC([.A789])" office:value-type="float" office:value="43758" calcext:value-type="float">
            <text:p>43758</text:p>
          </table:table-cell>
          <table:table-cell table:style-name="ce12" table:formula="of:=[.B789]-[.C789]" office:value-type="date" office:date-value="1899-12-30T09:21:57.98751836177" calcext:value-type="date">
            <text:p>12/30/99 09:21 AM</text:p>
          </table:table-cell>
          <table:table-cell table:formula="of:=MOD([.E788]-[.$E$2];[.$H$2])+1+[.$E$2]" office:value-type="float" office:value="227" calcext:value-type="float">
            <text:p>227</text:p>
          </table:table-cell>
          <table:table-cell table:formula="of:=MOD([.F788]+1/[.$H$2];5)" office:value-type="float" office:value="3.09999999999997" calcext:value-type="float">
            <text:p>3,09999999999997</text:p>
          </table:table-cell>
          <table:table-cell table:formula="of:=IF([.F789]=0;[.G788]+2+1/[.$H$2];[.G788]+1/[.$H$2])" office:value-type="float" office:value="13.1000000000002" calcext:value-type="float">
            <text:p>13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0]))" office:value-type="date" office:date-value="2019-10-20T09:10:25.262052" calcext:value-type="date">
            <text:p>2019-10-20 09:10:25</text:p>
          </table:table-cell>
          <table:table-cell table:style-name="ce7" table:formula="of:=[.A790]" office:value-type="date" office:date-value="2019-10-20T09:10:25.262052" calcext:value-type="date">
            <text:p>2019-10-20 09:10:25</text:p>
          </table:table-cell>
          <table:table-cell table:formula="of:=TRUNC([.A790])" office:value-type="float" office:value="43758" calcext:value-type="float">
            <text:p>43758</text:p>
          </table:table-cell>
          <table:table-cell table:style-name="ce12" table:formula="of:=[.B790]-[.C790]" office:value-type="date" office:date-value="1899-12-30T09:10:25.26205186732" calcext:value-type="date">
            <text:p>12/30/99 09:10 AM</text:p>
          </table:table-cell>
          <table:table-cell table:formula="of:=MOD([.E789]-[.$E$2];[.$H$2])+1+[.$E$2]" office:value-type="float" office:value="228" calcext:value-type="float">
            <text:p>228</text:p>
          </table:table-cell>
          <table:table-cell table:formula="of:=MOD([.F789]+1/[.$H$2];5)" office:value-type="float" office:value="3.11666666666664" calcext:value-type="float">
            <text:p>3,11666666666664</text:p>
          </table:table-cell>
          <table:table-cell table:formula="of:=IF([.F790]=0;[.G789]+2+1/[.$H$2];[.G789]+1/[.$H$2])" office:value-type="float" office:value="13.1166666666669" calcext:value-type="float">
            <text:p>13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1]))" office:value-type="date" office:date-value="2019-10-20T09:49:01.807968" calcext:value-type="date">
            <text:p>2019-10-20 09:49:02</text:p>
          </table:table-cell>
          <table:table-cell table:style-name="ce7" table:formula="of:=[.A791]" office:value-type="date" office:date-value="2019-10-20T09:49:01.807968" calcext:value-type="date">
            <text:p>2019-10-20 09:49:02</text:p>
          </table:table-cell>
          <table:table-cell table:formula="of:=TRUNC([.A791])" office:value-type="float" office:value="43758" calcext:value-type="float">
            <text:p>43758</text:p>
          </table:table-cell>
          <table:table-cell table:style-name="ce12" table:formula="of:=[.B791]-[.C791]" office:value-type="date" office:date-value="1899-12-30T09:49:01.80796786677" calcext:value-type="date">
            <text:p>12/30/99 09:49 AM</text:p>
          </table:table-cell>
          <table:table-cell table:formula="of:=MOD([.E790]-[.$E$2];[.$H$2])+1+[.$E$2]" office:value-type="float" office:value="229" calcext:value-type="float">
            <text:p>229</text:p>
          </table:table-cell>
          <table:table-cell table:formula="of:=MOD([.F790]+1/[.$H$2];5)" office:value-type="float" office:value="3.1333333333333" calcext:value-type="float">
            <text:p>3,1333333333333</text:p>
          </table:table-cell>
          <table:table-cell table:formula="of:=IF([.F791]=0;[.G790]+2+1/[.$H$2];[.G790]+1/[.$H$2])" office:value-type="float" office:value="13.1333333333336" calcext:value-type="float">
            <text:p>13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2]))" office:value-type="date" office:date-value="2019-10-20T09:17:31.384018" calcext:value-type="date">
            <text:p>2019-10-20 09:17:31</text:p>
          </table:table-cell>
          <table:table-cell table:style-name="ce7" table:formula="of:=[.A792]" office:value-type="date" office:date-value="2019-10-20T09:17:31.384018" calcext:value-type="date">
            <text:p>2019-10-20 09:17:31</text:p>
          </table:table-cell>
          <table:table-cell table:formula="of:=TRUNC([.A792])" office:value-type="float" office:value="43758" calcext:value-type="float">
            <text:p>43758</text:p>
          </table:table-cell>
          <table:table-cell table:style-name="ce12" table:formula="of:=[.B792]-[.C792]" office:value-type="date" office:date-value="1899-12-30T09:17:31.38401761651" calcext:value-type="date">
            <text:p>12/30/99 09:17 AM</text:p>
          </table:table-cell>
          <table:table-cell table:formula="of:=MOD([.E791]-[.$E$2];[.$H$2])+1+[.$E$2]" office:value-type="float" office:value="230" calcext:value-type="float">
            <text:p>230</text:p>
          </table:table-cell>
          <table:table-cell table:formula="of:=MOD([.F791]+1/[.$H$2];5)" office:value-type="float" office:value="3.14999999999997" calcext:value-type="float">
            <text:p>3,14999999999997</text:p>
          </table:table-cell>
          <table:table-cell table:formula="of:=IF([.F792]=0;[.G791]+2+1/[.$H$2];[.G791]+1/[.$H$2])" office:value-type="float" office:value="13.1500000000002" calcext:value-type="float">
            <text:p>13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3]))" office:value-type="date" office:date-value="2019-10-20T09:18:00.995577" calcext:value-type="date">
            <text:p>2019-10-20 09:18:01</text:p>
          </table:table-cell>
          <table:table-cell table:style-name="ce7" table:formula="of:=[.A793]" office:value-type="date" office:date-value="2019-10-20T09:18:00.995577" calcext:value-type="date">
            <text:p>2019-10-20 09:18:01</text:p>
          </table:table-cell>
          <table:table-cell table:formula="of:=TRUNC([.A793])" office:value-type="float" office:value="43758" calcext:value-type="float">
            <text:p>43758</text:p>
          </table:table-cell>
          <table:table-cell table:style-name="ce12" table:formula="of:=[.B793]-[.C793]" office:value-type="date" office:date-value="1899-12-30T09:18:00.995576852" calcext:value-type="date">
            <text:p>12/30/99 09:18 AM</text:p>
          </table:table-cell>
          <table:table-cell table:formula="of:=MOD([.E792]-[.$E$2];[.$H$2])+1+[.$E$2]" office:value-type="float" office:value="231" calcext:value-type="float">
            <text:p>231</text:p>
          </table:table-cell>
          <table:table-cell table:formula="of:=MOD([.F792]+1/[.$H$2];5)" office:value-type="float" office:value="3.16666666666664" calcext:value-type="float">
            <text:p>3,16666666666664</text:p>
          </table:table-cell>
          <table:table-cell table:formula="of:=IF([.F793]=0;[.G792]+2+1/[.$H$2];[.G792]+1/[.$H$2])" office:value-type="float" office:value="13.1666666666669" calcext:value-type="float">
            <text:p>13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4]))" office:value-type="date" office:date-value="2019-10-20T09:19:46.640005" calcext:value-type="date">
            <text:p>2019-10-20 09:19:47</text:p>
          </table:table-cell>
          <table:table-cell table:style-name="ce7" table:formula="of:=[.A794]" office:value-type="date" office:date-value="2019-10-20T09:19:46.640005" calcext:value-type="date">
            <text:p>2019-10-20 09:19:47</text:p>
          </table:table-cell>
          <table:table-cell table:formula="of:=TRUNC([.A794])" office:value-type="float" office:value="43758" calcext:value-type="float">
            <text:p>43758</text:p>
          </table:table-cell>
          <table:table-cell table:style-name="ce12" table:formula="of:=[.B794]-[.C794]" office:value-type="date" office:date-value="1899-12-30T09:19:46.64000483695" calcext:value-type="date">
            <text:p>12/30/99 09:19 AM</text:p>
          </table:table-cell>
          <table:table-cell table:formula="of:=MOD([.E793]-[.$E$2];[.$H$2])+1+[.$E$2]" office:value-type="float" office:value="232" calcext:value-type="float">
            <text:p>232</text:p>
          </table:table-cell>
          <table:table-cell table:formula="of:=MOD([.F793]+1/[.$H$2];5)" office:value-type="float" office:value="3.1833333333333" calcext:value-type="float">
            <text:p>3,1833333333333</text:p>
          </table:table-cell>
          <table:table-cell table:formula="of:=IF([.F794]=0;[.G793]+2+1/[.$H$2];[.G793]+1/[.$H$2])" office:value-type="float" office:value="13.1833333333336" calcext:value-type="float">
            <text:p>13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5]))" office:value-type="date" office:date-value="2019-10-20T09:20:05.291961" calcext:value-type="date">
            <text:p>2019-10-20 09:20:05</text:p>
          </table:table-cell>
          <table:table-cell table:style-name="ce7" table:formula="of:=[.A795]" office:value-type="date" office:date-value="2019-10-20T09:20:05.291961" calcext:value-type="date">
            <text:p>2019-10-20 09:20:05</text:p>
          </table:table-cell>
          <table:table-cell table:formula="of:=TRUNC([.A795])" office:value-type="float" office:value="43758" calcext:value-type="float">
            <text:p>43758</text:p>
          </table:table-cell>
          <table:table-cell table:style-name="ce12" table:formula="of:=[.B795]-[.C795]" office:value-type="date" office:date-value="1899-12-30T09:20:05.29196122661" calcext:value-type="date">
            <text:p>12/30/99 09:20 AM</text:p>
          </table:table-cell>
          <table:table-cell table:formula="of:=MOD([.E794]-[.$E$2];[.$H$2])+1+[.$E$2]" office:value-type="float" office:value="233" calcext:value-type="float">
            <text:p>233</text:p>
          </table:table-cell>
          <table:table-cell table:formula="of:=MOD([.F794]+1/[.$H$2];5)" office:value-type="float" office:value="3.19999999999997" calcext:value-type="float">
            <text:p>3,19999999999997</text:p>
          </table:table-cell>
          <table:table-cell table:formula="of:=IF([.F795]=0;[.G794]+2+1/[.$H$2];[.G794]+1/[.$H$2])" office:value-type="float" office:value="13.2000000000002" calcext:value-type="float">
            <text:p>13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6]))" office:value-type="date" office:date-value="2019-10-20T09:16:19.937417" calcext:value-type="date">
            <text:p>2019-10-20 09:16:20</text:p>
          </table:table-cell>
          <table:table-cell table:style-name="ce7" table:formula="of:=[.A796]" office:value-type="date" office:date-value="2019-10-20T09:16:19.937417" calcext:value-type="date">
            <text:p>2019-10-20 09:16:20</text:p>
          </table:table-cell>
          <table:table-cell table:formula="of:=TRUNC([.A796])" office:value-type="float" office:value="43758" calcext:value-type="float">
            <text:p>43758</text:p>
          </table:table-cell>
          <table:table-cell table:style-name="ce12" table:formula="of:=[.B796]-[.C796]" office:value-type="date" office:date-value="1899-12-30T09:16:19.93741699029" calcext:value-type="date">
            <text:p>12/30/99 09:16 AM</text:p>
          </table:table-cell>
          <table:table-cell table:formula="of:=MOD([.E795]-[.$E$2];[.$H$2])+1+[.$E$2]" office:value-type="float" office:value="234" calcext:value-type="float">
            <text:p>234</text:p>
          </table:table-cell>
          <table:table-cell table:formula="of:=MOD([.F795]+1/[.$H$2];5)" office:value-type="float" office:value="3.21666666666664" calcext:value-type="float">
            <text:p>3,21666666666664</text:p>
          </table:table-cell>
          <table:table-cell table:formula="of:=IF([.F796]=0;[.G795]+2+1/[.$H$2];[.G795]+1/[.$H$2])" office:value-type="float" office:value="13.2166666666669" calcext:value-type="float">
            <text:p>13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7]))" office:value-type="date" office:date-value="2019-10-20T09:36:10.558235" calcext:value-type="date">
            <text:p>2019-10-20 09:36:11</text:p>
          </table:table-cell>
          <table:table-cell table:style-name="ce7" table:formula="of:=[.A797]" office:value-type="date" office:date-value="2019-10-20T09:36:10.558235" calcext:value-type="date">
            <text:p>2019-10-20 09:36:11</text:p>
          </table:table-cell>
          <table:table-cell table:formula="of:=TRUNC([.A797])" office:value-type="float" office:value="43758" calcext:value-type="float">
            <text:p>43758</text:p>
          </table:table-cell>
          <table:table-cell table:style-name="ce12" table:formula="of:=[.B797]-[.C797]" office:value-type="date" office:date-value="1899-12-30T09:36:10.55823532864" calcext:value-type="date">
            <text:p>12/30/99 09:36 AM</text:p>
          </table:table-cell>
          <table:table-cell table:formula="of:=MOD([.E796]-[.$E$2];[.$H$2])+1+[.$E$2]" office:value-type="float" office:value="235" calcext:value-type="float">
            <text:p>235</text:p>
          </table:table-cell>
          <table:table-cell table:formula="of:=MOD([.F796]+1/[.$H$2];5)" office:value-type="float" office:value="3.2333333333333" calcext:value-type="float">
            <text:p>3,2333333333333</text:p>
          </table:table-cell>
          <table:table-cell table:formula="of:=IF([.F797]=0;[.G796]+2+1/[.$H$2];[.G796]+1/[.$H$2])" office:value-type="float" office:value="13.2333333333336" calcext:value-type="float">
            <text:p>13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8]))" office:value-type="date" office:date-value="2019-10-20T09:36:40.988677" calcext:value-type="date">
            <text:p>2019-10-20 09:36:41</text:p>
          </table:table-cell>
          <table:table-cell table:style-name="ce7" table:formula="of:=[.A798]" office:value-type="date" office:date-value="2019-10-20T09:36:40.988677" calcext:value-type="date">
            <text:p>2019-10-20 09:36:41</text:p>
          </table:table-cell>
          <table:table-cell table:formula="of:=TRUNC([.A798])" office:value-type="float" office:value="43758" calcext:value-type="float">
            <text:p>43758</text:p>
          </table:table-cell>
          <table:table-cell table:style-name="ce12" table:formula="of:=[.B798]-[.C798]" office:value-type="date" office:date-value="1899-12-30T09:36:40.98867653869" calcext:value-type="date">
            <text:p>12/30/99 09:36 AM</text:p>
          </table:table-cell>
          <table:table-cell table:formula="of:=MOD([.E797]-[.$E$2];[.$H$2])+1+[.$E$2]" office:value-type="float" office:value="236" calcext:value-type="float">
            <text:p>236</text:p>
          </table:table-cell>
          <table:table-cell table:formula="of:=MOD([.F797]+1/[.$H$2];5)" office:value-type="float" office:value="3.24999999999997" calcext:value-type="float">
            <text:p>3,24999999999997</text:p>
          </table:table-cell>
          <table:table-cell table:formula="of:=IF([.F798]=0;[.G797]+2+1/[.$H$2];[.G797]+1/[.$H$2])" office:value-type="float" office:value="13.2500000000002" calcext:value-type="float">
            <text:p>13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9]))" office:value-type="date" office:date-value="2019-10-20T09:53:43.762881" calcext:value-type="date">
            <text:p>2019-10-20 09:53:44</text:p>
          </table:table-cell>
          <table:table-cell table:style-name="ce7" table:formula="of:=[.A799]" office:value-type="date" office:date-value="2019-10-20T09:53:43.762881" calcext:value-type="date">
            <text:p>2019-10-20 09:53:44</text:p>
          </table:table-cell>
          <table:table-cell table:formula="of:=TRUNC([.A799])" office:value-type="float" office:value="43758" calcext:value-type="float">
            <text:p>43758</text:p>
          </table:table-cell>
          <table:table-cell table:style-name="ce12" table:formula="of:=[.B799]-[.C799]" office:value-type="date" office:date-value="1899-12-30T09:53:43.76288089436" calcext:value-type="date">
            <text:p>12/30/99 09:53 AM</text:p>
          </table:table-cell>
          <table:table-cell table:formula="of:=MOD([.E798]-[.$E$2];[.$H$2])+1+[.$E$2]" office:value-type="float" office:value="237" calcext:value-type="float">
            <text:p>237</text:p>
          </table:table-cell>
          <table:table-cell table:formula="of:=MOD([.F798]+1/[.$H$2];5)" office:value-type="float" office:value="3.26666666666663" calcext:value-type="float">
            <text:p>3,26666666666663</text:p>
          </table:table-cell>
          <table:table-cell table:formula="of:=IF([.F799]=0;[.G798]+2+1/[.$H$2];[.G798]+1/[.$H$2])" office:value-type="float" office:value="13.2666666666669" calcext:value-type="float">
            <text:p>13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0]))" office:value-type="date" office:date-value="2019-10-20T09:22:04.716359" calcext:value-type="date">
            <text:p>2019-10-20 09:22:05</text:p>
          </table:table-cell>
          <table:table-cell table:style-name="ce7" table:formula="of:=[.A800]" office:value-type="date" office:date-value="2019-10-20T09:22:04.716359" calcext:value-type="date">
            <text:p>2019-10-20 09:22:05</text:p>
          </table:table-cell>
          <table:table-cell table:formula="of:=TRUNC([.A800])" office:value-type="float" office:value="43758" calcext:value-type="float">
            <text:p>43758</text:p>
          </table:table-cell>
          <table:table-cell table:style-name="ce12" table:formula="of:=[.B800]-[.C800]" office:value-type="date" office:date-value="1899-12-30T09:22:04.71635935362" calcext:value-type="date">
            <text:p>12/30/99 09:22 AM</text:p>
          </table:table-cell>
          <table:table-cell table:formula="of:=MOD([.E799]-[.$E$2];[.$H$2])+1+[.$E$2]" office:value-type="float" office:value="238" calcext:value-type="float">
            <text:p>238</text:p>
          </table:table-cell>
          <table:table-cell table:formula="of:=MOD([.F799]+1/[.$H$2];5)" office:value-type="float" office:value="3.2833333333333" calcext:value-type="float">
            <text:p>3,2833333333333</text:p>
          </table:table-cell>
          <table:table-cell table:formula="of:=IF([.F800]=0;[.G799]+2+1/[.$H$2];[.G799]+1/[.$H$2])" office:value-type="float" office:value="13.2833333333336" calcext:value-type="float">
            <text:p>13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1]))" office:value-type="date" office:date-value="2019-10-20T09:23:15.600385" calcext:value-type="date">
            <text:p>2019-10-20 09:23:16</text:p>
          </table:table-cell>
          <table:table-cell table:style-name="ce7" table:formula="of:=[.A801]" office:value-type="date" office:date-value="2019-10-20T09:23:15.600385" calcext:value-type="date">
            <text:p>2019-10-20 09:23:16</text:p>
          </table:table-cell>
          <table:table-cell table:formula="of:=TRUNC([.A801])" office:value-type="float" office:value="43758" calcext:value-type="float">
            <text:p>43758</text:p>
          </table:table-cell>
          <table:table-cell table:style-name="ce12" table:formula="of:=[.B801]-[.C801]" office:value-type="date" office:date-value="1899-12-30T09:23:15.60038507916" calcext:value-type="date">
            <text:p>12/30/99 09:23 AM</text:p>
          </table:table-cell>
          <table:table-cell table:formula="of:=MOD([.E800]-[.$E$2];[.$H$2])+1+[.$E$2]" office:value-type="float" office:value="239" calcext:value-type="float">
            <text:p>239</text:p>
          </table:table-cell>
          <table:table-cell table:formula="of:=MOD([.F800]+1/[.$H$2];5)" office:value-type="float" office:value="3.29999999999997" calcext:value-type="float">
            <text:p>3,29999999999997</text:p>
          </table:table-cell>
          <table:table-cell table:formula="of:=IF([.F801]=0;[.G800]+2+1/[.$H$2];[.G800]+1/[.$H$2])" office:value-type="float" office:value="13.3000000000002" calcext:value-type="float">
            <text:p>13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2]))" office:value-type="date" office:date-value="2019-10-20T09:48:01.7725" calcext:value-type="date">
            <text:p>2019-10-20 09:48:02</text:p>
          </table:table-cell>
          <table:table-cell table:style-name="ce7" table:formula="of:=[.A802]" office:value-type="date" office:date-value="2019-10-20T09:48:01.7725" calcext:value-type="date">
            <text:p>2019-10-20 09:48:02</text:p>
          </table:table-cell>
          <table:table-cell table:formula="of:=TRUNC([.A802])" office:value-type="float" office:value="43758" calcext:value-type="float">
            <text:p>43758</text:p>
          </table:table-cell>
          <table:table-cell table:style-name="ce12" table:formula="of:=[.B802]-[.C802]" office:value-type="date" office:date-value="1899-12-30T09:48:01.77250027657" calcext:value-type="date">
            <text:p>12/30/99 09:48 AM</text:p>
          </table:table-cell>
          <table:table-cell table:formula="of:=MOD([.E801]-[.$E$2];[.$H$2])+1+[.$E$2]" office:value-type="float" office:value="240" calcext:value-type="float">
            <text:p>240</text:p>
          </table:table-cell>
          <table:table-cell table:formula="of:=MOD([.F801]+1/[.$H$2];5)" office:value-type="float" office:value="3.31666666666663" calcext:value-type="float">
            <text:p>3,31666666666663</text:p>
          </table:table-cell>
          <table:table-cell table:formula="of:=IF([.F802]=0;[.G801]+2+1/[.$H$2];[.G801]+1/[.$H$2])" office:value-type="float" office:value="13.3166666666669" calcext:value-type="float">
            <text:p>13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3]))" office:value-type="date" office:date-value="2019-10-20T09:15:47.111286" calcext:value-type="date">
            <text:p>2019-10-20 09:15:47</text:p>
          </table:table-cell>
          <table:table-cell table:style-name="ce7" table:formula="of:=[.A803]" office:value-type="date" office:date-value="2019-10-20T09:15:47.111286" calcext:value-type="date">
            <text:p>2019-10-20 09:15:47</text:p>
          </table:table-cell>
          <table:table-cell table:formula="of:=TRUNC([.A803])" office:value-type="float" office:value="43758" calcext:value-type="float">
            <text:p>43758</text:p>
          </table:table-cell>
          <table:table-cell table:style-name="ce12" table:formula="of:=[.B803]-[.C803]" office:value-type="date" office:date-value="1899-12-30T09:15:47.11128557101" calcext:value-type="date">
            <text:p>12/30/99 09:15 AM</text:p>
          </table:table-cell>
          <table:table-cell table:formula="of:=MOD([.E802]-[.$E$2];[.$H$2])+1+[.$E$2]" office:value-type="float" office:value="241" calcext:value-type="float">
            <text:p>241</text:p>
          </table:table-cell>
          <table:table-cell table:formula="of:=MOD([.F802]+1/[.$H$2];5)" office:value-type="float" office:value="3.3333333333333" calcext:value-type="float">
            <text:p>3,3333333333333</text:p>
          </table:table-cell>
          <table:table-cell table:formula="of:=IF([.F803]=0;[.G802]+2+1/[.$H$2];[.G802]+1/[.$H$2])" office:value-type="float" office:value="13.3333333333336" calcext:value-type="float">
            <text:p>13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4]))" office:value-type="date" office:date-value="2019-10-20T09:26:03.505227" calcext:value-type="date">
            <text:p>2019-10-20 09:26:04</text:p>
          </table:table-cell>
          <table:table-cell table:style-name="ce7" table:formula="of:=[.A804]" office:value-type="date" office:date-value="2019-10-20T09:26:03.505227" calcext:value-type="date">
            <text:p>2019-10-20 09:26:04</text:p>
          </table:table-cell>
          <table:table-cell table:formula="of:=TRUNC([.A804])" office:value-type="float" office:value="43758" calcext:value-type="float">
            <text:p>43758</text:p>
          </table:table-cell>
          <table:table-cell table:style-name="ce12" table:formula="of:=[.B804]-[.C804]" office:value-type="date" office:date-value="1899-12-30T09:26:03.50522709545" calcext:value-type="date">
            <text:p>12/30/99 09:26 AM</text:p>
          </table:table-cell>
          <table:table-cell table:formula="of:=MOD([.E803]-[.$E$2];[.$H$2])+1+[.$E$2]" office:value-type="float" office:value="242" calcext:value-type="float">
            <text:p>242</text:p>
          </table:table-cell>
          <table:table-cell table:formula="of:=MOD([.F803]+1/[.$H$2];5)" office:value-type="float" office:value="3.34999999999997" calcext:value-type="float">
            <text:p>3,34999999999997</text:p>
          </table:table-cell>
          <table:table-cell table:formula="of:=IF([.F804]=0;[.G803]+2+1/[.$H$2];[.G803]+1/[.$H$2])" office:value-type="float" office:value="13.3500000000002" calcext:value-type="float">
            <text:p>13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5]))" office:value-type="date" office:date-value="2019-10-20T09:40:45.948421" calcext:value-type="date">
            <text:p>2019-10-20 09:40:46</text:p>
          </table:table-cell>
          <table:table-cell table:style-name="ce7" table:formula="of:=[.A805]" office:value-type="date" office:date-value="2019-10-20T09:40:45.948421" calcext:value-type="date">
            <text:p>2019-10-20 09:40:46</text:p>
          </table:table-cell>
          <table:table-cell table:formula="of:=TRUNC([.A805])" office:value-type="float" office:value="43758" calcext:value-type="float">
            <text:p>43758</text:p>
          </table:table-cell>
          <table:table-cell table:style-name="ce12" table:formula="of:=[.B805]-[.C805]" office:value-type="date" office:date-value="1899-12-30T09:40:45.94842146616" calcext:value-type="date">
            <text:p>12/30/99 09:40 AM</text:p>
          </table:table-cell>
          <table:table-cell table:formula="of:=MOD([.E804]-[.$E$2];[.$H$2])+1+[.$E$2]" office:value-type="float" office:value="243" calcext:value-type="float">
            <text:p>243</text:p>
          </table:table-cell>
          <table:table-cell table:formula="of:=MOD([.F804]+1/[.$H$2];5)" office:value-type="float" office:value="3.36666666666663" calcext:value-type="float">
            <text:p>3,36666666666663</text:p>
          </table:table-cell>
          <table:table-cell table:formula="of:=IF([.F805]=0;[.G804]+2+1/[.$H$2];[.G804]+1/[.$H$2])" office:value-type="float" office:value="13.3666666666669" calcext:value-type="float">
            <text:p>13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6]))" office:value-type="date" office:date-value="2019-10-20T09:49:36.541275" calcext:value-type="date">
            <text:p>2019-10-20 09:49:37</text:p>
          </table:table-cell>
          <table:table-cell table:style-name="ce7" table:formula="of:=[.A806]" office:value-type="date" office:date-value="2019-10-20T09:49:36.541275" calcext:value-type="date">
            <text:p>2019-10-20 09:49:37</text:p>
          </table:table-cell>
          <table:table-cell table:formula="of:=TRUNC([.A806])" office:value-type="float" office:value="43758" calcext:value-type="float">
            <text:p>43758</text:p>
          </table:table-cell>
          <table:table-cell table:style-name="ce12" table:formula="of:=[.B806]-[.C806]" office:value-type="date" office:date-value="1899-12-30T09:49:36.54127499554" calcext:value-type="date">
            <text:p>12/30/99 09:49 AM</text:p>
          </table:table-cell>
          <table:table-cell table:formula="of:=MOD([.E805]-[.$E$2];[.$H$2])+1+[.$E$2]" office:value-type="float" office:value="244" calcext:value-type="float">
            <text:p>244</text:p>
          </table:table-cell>
          <table:table-cell table:formula="of:=MOD([.F805]+1/[.$H$2];5)" office:value-type="float" office:value="3.3833333333333" calcext:value-type="float">
            <text:p>3,3833333333333</text:p>
          </table:table-cell>
          <table:table-cell table:formula="of:=IF([.F806]=0;[.G805]+2+1/[.$H$2];[.G805]+1/[.$H$2])" office:value-type="float" office:value="13.3833333333336" calcext:value-type="float">
            <text:p>13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7]))" office:value-type="date" office:date-value="2019-10-20T09:29:11.209618" calcext:value-type="date">
            <text:p>2019-10-20 09:29:11</text:p>
          </table:table-cell>
          <table:table-cell table:style-name="ce7" table:formula="of:=[.A807]" office:value-type="date" office:date-value="2019-10-20T09:29:11.209618" calcext:value-type="date">
            <text:p>2019-10-20 09:29:11</text:p>
          </table:table-cell>
          <table:table-cell table:formula="of:=TRUNC([.A807])" office:value-type="float" office:value="43758" calcext:value-type="float">
            <text:p>43758</text:p>
          </table:table-cell>
          <table:table-cell table:style-name="ce12" table:formula="of:=[.B807]-[.C807]" office:value-type="date" office:date-value="1899-12-30T09:29:11.20961847715" calcext:value-type="date">
            <text:p>12/30/99 09:29 AM</text:p>
          </table:table-cell>
          <table:table-cell table:formula="of:=MOD([.E806]-[.$E$2];[.$H$2])+1+[.$E$2]" office:value-type="float" office:value="245" calcext:value-type="float">
            <text:p>245</text:p>
          </table:table-cell>
          <table:table-cell table:formula="of:=MOD([.F806]+1/[.$H$2];5)" office:value-type="float" office:value="3.39999999999997" calcext:value-type="float">
            <text:p>3,39999999999997</text:p>
          </table:table-cell>
          <table:table-cell table:formula="of:=IF([.F807]=0;[.G806]+2+1/[.$H$2];[.G806]+1/[.$H$2])" office:value-type="float" office:value="13.4000000000002" calcext:value-type="float">
            <text:p>13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8]))" office:value-type="date" office:date-value="2019-10-20T09:41:46.857481" calcext:value-type="date">
            <text:p>2019-10-20 09:41:47</text:p>
          </table:table-cell>
          <table:table-cell table:style-name="ce7" table:formula="of:=[.A808]" office:value-type="date" office:date-value="2019-10-20T09:41:46.857481" calcext:value-type="date">
            <text:p>2019-10-20 09:41:47</text:p>
          </table:table-cell>
          <table:table-cell table:formula="of:=TRUNC([.A808])" office:value-type="float" office:value="43758" calcext:value-type="float">
            <text:p>43758</text:p>
          </table:table-cell>
          <table:table-cell table:style-name="ce12" table:formula="of:=[.B808]-[.C808]" office:value-type="date" office:date-value="1899-12-30T09:41:46.85748055112" calcext:value-type="date">
            <text:p>12/30/99 09:41 AM</text:p>
          </table:table-cell>
          <table:table-cell table:formula="of:=MOD([.E807]-[.$E$2];[.$H$2])+1+[.$E$2]" office:value-type="float" office:value="246" calcext:value-type="float">
            <text:p>246</text:p>
          </table:table-cell>
          <table:table-cell table:formula="of:=MOD([.F807]+1/[.$H$2];5)" office:value-type="float" office:value="3.41666666666663" calcext:value-type="float">
            <text:p>3,41666666666663</text:p>
          </table:table-cell>
          <table:table-cell table:formula="of:=IF([.F808]=0;[.G807]+2+1/[.$H$2];[.G807]+1/[.$H$2])" office:value-type="float" office:value="13.4166666666669" calcext:value-type="float">
            <text:p>13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9]))" office:value-type="date" office:date-value="2019-10-20T09:17:42.182798" calcext:value-type="date">
            <text:p>2019-10-20 09:17:42</text:p>
          </table:table-cell>
          <table:table-cell table:style-name="ce7" table:formula="of:=[.A809]" office:value-type="date" office:date-value="2019-10-20T09:17:42.182798" calcext:value-type="date">
            <text:p>2019-10-20 09:17:42</text:p>
          </table:table-cell>
          <table:table-cell table:formula="of:=TRUNC([.A809])" office:value-type="float" office:value="43758" calcext:value-type="float">
            <text:p>43758</text:p>
          </table:table-cell>
          <table:table-cell table:style-name="ce12" table:formula="of:=[.B809]-[.C809]" office:value-type="date" office:date-value="1899-12-30T09:17:42.18279793393" calcext:value-type="date">
            <text:p>12/30/99 09:17 AM</text:p>
          </table:table-cell>
          <table:table-cell table:formula="of:=MOD([.E808]-[.$E$2];[.$H$2])+1+[.$E$2]" office:value-type="float" office:value="247" calcext:value-type="float">
            <text:p>247</text:p>
          </table:table-cell>
          <table:table-cell table:formula="of:=MOD([.F808]+1/[.$H$2];5)" office:value-type="float" office:value="3.4333333333333" calcext:value-type="float">
            <text:p>3,4333333333333</text:p>
          </table:table-cell>
          <table:table-cell table:formula="of:=IF([.F809]=0;[.G808]+2+1/[.$H$2];[.G808]+1/[.$H$2])" office:value-type="float" office:value="13.4333333333336" calcext:value-type="float">
            <text:p>13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0]))" office:value-type="date" office:date-value="2019-10-20T09:35:34.10507" calcext:value-type="date">
            <text:p>2019-10-20 09:35:34</text:p>
          </table:table-cell>
          <table:table-cell table:style-name="ce7" table:formula="of:=[.A810]" office:value-type="date" office:date-value="2019-10-20T09:35:34.10507" calcext:value-type="date">
            <text:p>2019-10-20 09:35:34</text:p>
          </table:table-cell>
          <table:table-cell table:formula="of:=TRUNC([.A810])" office:value-type="float" office:value="43758" calcext:value-type="float">
            <text:p>43758</text:p>
          </table:table-cell>
          <table:table-cell table:style-name="ce12" table:formula="of:=[.B810]-[.C810]" office:value-type="date" office:date-value="1899-12-30T09:35:34.10507042427" calcext:value-type="date">
            <text:p>12/30/99 09:35 AM</text:p>
          </table:table-cell>
          <table:table-cell table:formula="of:=MOD([.E809]-[.$E$2];[.$H$2])+1+[.$E$2]" office:value-type="float" office:value="248" calcext:value-type="float">
            <text:p>248</text:p>
          </table:table-cell>
          <table:table-cell table:formula="of:=MOD([.F809]+1/[.$H$2];5)" office:value-type="float" office:value="3.44999999999997" calcext:value-type="float">
            <text:p>3,44999999999997</text:p>
          </table:table-cell>
          <table:table-cell table:formula="of:=IF([.F810]=0;[.G809]+2+1/[.$H$2];[.G809]+1/[.$H$2])" office:value-type="float" office:value="13.4500000000002" calcext:value-type="float">
            <text:p>13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1]))" office:value-type="date" office:date-value="2019-10-20T09:21:38.789926" calcext:value-type="date">
            <text:p>2019-10-20 09:21:39</text:p>
          </table:table-cell>
          <table:table-cell table:style-name="ce7" table:formula="of:=[.A811]" office:value-type="date" office:date-value="2019-10-20T09:21:38.789926" calcext:value-type="date">
            <text:p>2019-10-20 09:21:39</text:p>
          </table:table-cell>
          <table:table-cell table:formula="of:=TRUNC([.A811])" office:value-type="float" office:value="43758" calcext:value-type="float">
            <text:p>43758</text:p>
          </table:table-cell>
          <table:table-cell table:style-name="ce12" table:formula="of:=[.B811]-[.C811]" office:value-type="date" office:date-value="1899-12-30T09:21:38.78992647864" calcext:value-type="date">
            <text:p>12/30/99 09:21 AM</text:p>
          </table:table-cell>
          <table:table-cell table:formula="of:=MOD([.E810]-[.$E$2];[.$H$2])+1+[.$E$2]" office:value-type="float" office:value="249" calcext:value-type="float">
            <text:p>249</text:p>
          </table:table-cell>
          <table:table-cell table:formula="of:=MOD([.F810]+1/[.$H$2];5)" office:value-type="float" office:value="3.46666666666663" calcext:value-type="float">
            <text:p>3,46666666666663</text:p>
          </table:table-cell>
          <table:table-cell table:formula="of:=IF([.F811]=0;[.G810]+2+1/[.$H$2];[.G810]+1/[.$H$2])" office:value-type="float" office:value="13.4666666666669" calcext:value-type="float">
            <text:p>13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2]))" office:value-type="date" office:date-value="2019-10-20T09:20:46.963796" calcext:value-type="date">
            <text:p>2019-10-20 09:20:47</text:p>
          </table:table-cell>
          <table:table-cell table:style-name="ce7" table:formula="of:=[.A812]" office:value-type="date" office:date-value="2019-10-20T09:20:46.963796" calcext:value-type="date">
            <text:p>2019-10-20 09:20:47</text:p>
          </table:table-cell>
          <table:table-cell table:formula="of:=TRUNC([.A812])" office:value-type="float" office:value="43758" calcext:value-type="float">
            <text:p>43758</text:p>
          </table:table-cell>
          <table:table-cell table:style-name="ce12" table:formula="of:=[.B812]-[.C812]" office:value-type="date" office:date-value="1899-12-30T09:20:46.96379627567" calcext:value-type="date">
            <text:p>12/30/99 09:20 AM</text:p>
          </table:table-cell>
          <table:table-cell table:formula="of:=MOD([.E811]-[.$E$2];[.$H$2])+1+[.$E$2]" office:value-type="float" office:value="250" calcext:value-type="float">
            <text:p>250</text:p>
          </table:table-cell>
          <table:table-cell table:formula="of:=MOD([.F811]+1/[.$H$2];5)" office:value-type="float" office:value="3.4833333333333" calcext:value-type="float">
            <text:p>3,4833333333333</text:p>
          </table:table-cell>
          <table:table-cell table:formula="of:=IF([.F812]=0;[.G811]+2+1/[.$H$2];[.G811]+1/[.$H$2])" office:value-type="float" office:value="13.4833333333336" calcext:value-type="float">
            <text:p>13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3]))" office:value-type="date" office:date-value="2019-10-20T09:21:31.280204" calcext:value-type="date">
            <text:p>2019-10-20 09:21:31</text:p>
          </table:table-cell>
          <table:table-cell table:style-name="ce7" table:formula="of:=[.A813]" office:value-type="date" office:date-value="2019-10-20T09:21:31.280204" calcext:value-type="date">
            <text:p>2019-10-20 09:21:31</text:p>
          </table:table-cell>
          <table:table-cell table:formula="of:=TRUNC([.A813])" office:value-type="float" office:value="43758" calcext:value-type="float">
            <text:p>43758</text:p>
          </table:table-cell>
          <table:table-cell table:style-name="ce12" table:formula="of:=[.B813]-[.C813]" office:value-type="date" office:date-value="1899-12-30T09:21:31.28020370845" calcext:value-type="date">
            <text:p>12/30/99 09:21 AM</text:p>
          </table:table-cell>
          <table:table-cell table:formula="of:=MOD([.E812]-[.$E$2];[.$H$2])+1+[.$E$2]" office:value-type="float" office:value="251" calcext:value-type="float">
            <text:p>251</text:p>
          </table:table-cell>
          <table:table-cell table:formula="of:=MOD([.F812]+1/[.$H$2];5)" office:value-type="float" office:value="3.49999999999997" calcext:value-type="float">
            <text:p>3,49999999999997</text:p>
          </table:table-cell>
          <table:table-cell table:formula="of:=IF([.F813]=0;[.G812]+2+1/[.$H$2];[.G812]+1/[.$H$2])" office:value-type="float" office:value="13.5000000000003" calcext:value-type="float">
            <text:p>13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4]))" office:value-type="date" office:date-value="2019-10-20T09:19:28.943905" calcext:value-type="date">
            <text:p>2019-10-20 09:19:29</text:p>
          </table:table-cell>
          <table:table-cell table:style-name="ce7" table:formula="of:=[.A814]" office:value-type="date" office:date-value="2019-10-20T09:19:28.943905" calcext:value-type="date">
            <text:p>2019-10-20 09:19:29</text:p>
          </table:table-cell>
          <table:table-cell table:formula="of:=TRUNC([.A814])" office:value-type="float" office:value="43758" calcext:value-type="float">
            <text:p>43758</text:p>
          </table:table-cell>
          <table:table-cell table:style-name="ce12" table:formula="of:=[.B814]-[.C814]" office:value-type="date" office:date-value="1899-12-30T09:19:28.94390475936" calcext:value-type="date">
            <text:p>12/30/99 09:19 AM</text:p>
          </table:table-cell>
          <table:table-cell table:formula="of:=MOD([.E813]-[.$E$2];[.$H$2])+1+[.$E$2]" office:value-type="float" office:value="252" calcext:value-type="float">
            <text:p>252</text:p>
          </table:table-cell>
          <table:table-cell table:formula="of:=MOD([.F813]+1/[.$H$2];5)" office:value-type="float" office:value="3.51666666666663" calcext:value-type="float">
            <text:p>3,51666666666663</text:p>
          </table:table-cell>
          <table:table-cell table:formula="of:=IF([.F814]=0;[.G813]+2+1/[.$H$2];[.G813]+1/[.$H$2])" office:value-type="float" office:value="13.5166666666669" calcext:value-type="float">
            <text:p>13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5]))" office:value-type="date" office:date-value="2019-10-20T09:23:27.821872" calcext:value-type="date">
            <text:p>2019-10-20 09:23:28</text:p>
          </table:table-cell>
          <table:table-cell table:style-name="ce7" table:formula="of:=[.A815]" office:value-type="date" office:date-value="2019-10-20T09:23:27.821872" calcext:value-type="date">
            <text:p>2019-10-20 09:23:28</text:p>
          </table:table-cell>
          <table:table-cell table:formula="of:=TRUNC([.A815])" office:value-type="float" office:value="43758" calcext:value-type="float">
            <text:p>43758</text:p>
          </table:table-cell>
          <table:table-cell table:style-name="ce12" table:formula="of:=[.B815]-[.C815]" office:value-type="date" office:date-value="1899-12-30T09:23:27.82187192235" calcext:value-type="date">
            <text:p>12/30/99 09:23 AM</text:p>
          </table:table-cell>
          <table:table-cell table:formula="of:=MOD([.E814]-[.$E$2];[.$H$2])+1+[.$E$2]" office:value-type="float" office:value="253" calcext:value-type="float">
            <text:p>253</text:p>
          </table:table-cell>
          <table:table-cell table:formula="of:=MOD([.F814]+1/[.$H$2];5)" office:value-type="float" office:value="3.5333333333333" calcext:value-type="float">
            <text:p>3,5333333333333</text:p>
          </table:table-cell>
          <table:table-cell table:formula="of:=IF([.F815]=0;[.G814]+2+1/[.$H$2];[.G814]+1/[.$H$2])" office:value-type="float" office:value="13.5333333333336" calcext:value-type="float">
            <text:p>13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6]))" office:value-type="date" office:date-value="2019-10-20T09:23:39.293885" calcext:value-type="date">
            <text:p>2019-10-20 09:23:39</text:p>
          </table:table-cell>
          <table:table-cell table:style-name="ce7" table:formula="of:=[.A816]" office:value-type="date" office:date-value="2019-10-20T09:23:39.293885" calcext:value-type="date">
            <text:p>2019-10-20 09:23:39</text:p>
          </table:table-cell>
          <table:table-cell table:formula="of:=TRUNC([.A816])" office:value-type="float" office:value="43758" calcext:value-type="float">
            <text:p>43758</text:p>
          </table:table-cell>
          <table:table-cell table:style-name="ce12" table:formula="of:=[.B816]-[.C816]" office:value-type="date" office:date-value="1899-12-30T09:23:39.29388523567" calcext:value-type="date">
            <text:p>12/30/99 09:23 AM</text:p>
          </table:table-cell>
          <table:table-cell table:formula="of:=MOD([.E815]-[.$E$2];[.$H$2])+1+[.$E$2]" office:value-type="float" office:value="254" calcext:value-type="float">
            <text:p>254</text:p>
          </table:table-cell>
          <table:table-cell table:formula="of:=MOD([.F815]+1/[.$H$2];5)" office:value-type="float" office:value="3.54999999999997" calcext:value-type="float">
            <text:p>3,54999999999997</text:p>
          </table:table-cell>
          <table:table-cell table:formula="of:=IF([.F816]=0;[.G815]+2+1/[.$H$2];[.G815]+1/[.$H$2])" office:value-type="float" office:value="13.5500000000003" calcext:value-type="float">
            <text:p>13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7]))" office:value-type="date" office:date-value="2019-10-20T09:28:38.405669" calcext:value-type="date">
            <text:p>2019-10-20 09:28:38</text:p>
          </table:table-cell>
          <table:table-cell table:style-name="ce7" table:formula="of:=[.A817]" office:value-type="date" office:date-value="2019-10-20T09:28:38.405669" calcext:value-type="date">
            <text:p>2019-10-20 09:28:38</text:p>
          </table:table-cell>
          <table:table-cell table:formula="of:=TRUNC([.A817])" office:value-type="float" office:value="43758" calcext:value-type="float">
            <text:p>43758</text:p>
          </table:table-cell>
          <table:table-cell table:style-name="ce12" table:formula="of:=[.B817]-[.C817]" office:value-type="date" office:date-value="1899-12-30T09:28:38.40566871688" calcext:value-type="date">
            <text:p>12/30/99 09:28 AM</text:p>
          </table:table-cell>
          <table:table-cell table:formula="of:=MOD([.E816]-[.$E$2];[.$H$2])+1+[.$E$2]" office:value-type="float" office:value="255" calcext:value-type="float">
            <text:p>255</text:p>
          </table:table-cell>
          <table:table-cell table:formula="of:=MOD([.F816]+1/[.$H$2];5)" office:value-type="float" office:value="3.56666666666663" calcext:value-type="float">
            <text:p>3,56666666666663</text:p>
          </table:table-cell>
          <table:table-cell table:formula="of:=IF([.F817]=0;[.G816]+2+1/[.$H$2];[.G816]+1/[.$H$2])" office:value-type="float" office:value="13.5666666666669" calcext:value-type="float">
            <text:p>13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8]))" office:value-type="date" office:date-value="2019-10-20T08:59:37.881252" calcext:value-type="date">
            <text:p>2019-10-20 08:59:38</text:p>
          </table:table-cell>
          <table:table-cell table:style-name="ce7" table:formula="of:=[.A818]" office:value-type="date" office:date-value="2019-10-20T08:59:37.881252" calcext:value-type="date">
            <text:p>2019-10-20 08:59:38</text:p>
          </table:table-cell>
          <table:table-cell table:formula="of:=TRUNC([.A818])" office:value-type="float" office:value="43758" calcext:value-type="float">
            <text:p>43758</text:p>
          </table:table-cell>
          <table:table-cell table:style-name="ce12" table:formula="of:=[.B818]-[.C818]" office:value-type="date" office:date-value="1899-12-30T08:59:37.88125241641" calcext:value-type="date">
            <text:p>12/30/99 08:59 AM</text:p>
          </table:table-cell>
          <table:table-cell table:formula="of:=MOD([.E817]-[.$E$2];[.$H$2])+1+[.$E$2]" office:value-type="float" office:value="256" calcext:value-type="float">
            <text:p>256</text:p>
          </table:table-cell>
          <table:table-cell table:formula="of:=MOD([.F817]+1/[.$H$2];5)" office:value-type="float" office:value="3.5833333333333" calcext:value-type="float">
            <text:p>3,5833333333333</text:p>
          </table:table-cell>
          <table:table-cell table:formula="of:=IF([.F818]=0;[.G817]+2+1/[.$H$2];[.G817]+1/[.$H$2])" office:value-type="float" office:value="13.5833333333336" calcext:value-type="float">
            <text:p>13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9]))" office:value-type="date" office:date-value="2019-10-20T09:36:48.226591" calcext:value-type="date">
            <text:p>2019-10-20 09:36:48</text:p>
          </table:table-cell>
          <table:table-cell table:style-name="ce7" table:formula="of:=[.A819]" office:value-type="date" office:date-value="2019-10-20T09:36:48.226591" calcext:value-type="date">
            <text:p>2019-10-20 09:36:48</text:p>
          </table:table-cell>
          <table:table-cell table:formula="of:=TRUNC([.A819])" office:value-type="float" office:value="43758" calcext:value-type="float">
            <text:p>43758</text:p>
          </table:table-cell>
          <table:table-cell table:style-name="ce12" table:formula="of:=[.B819]-[.C819]" office:value-type="date" office:date-value="1899-12-30T09:36:48.22659053374" calcext:value-type="date">
            <text:p>12/30/99 09:36 AM</text:p>
          </table:table-cell>
          <table:table-cell table:formula="of:=MOD([.E818]-[.$E$2];[.$H$2])+1+[.$E$2]" office:value-type="float" office:value="257" calcext:value-type="float">
            <text:p>257</text:p>
          </table:table-cell>
          <table:table-cell table:formula="of:=MOD([.F818]+1/[.$H$2];5)" office:value-type="float" office:value="3.59999999999997" calcext:value-type="float">
            <text:p>3,59999999999997</text:p>
          </table:table-cell>
          <table:table-cell table:formula="of:=IF([.F819]=0;[.G818]+2+1/[.$H$2];[.G818]+1/[.$H$2])" office:value-type="float" office:value="13.6000000000003" calcext:value-type="float">
            <text:p>13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0]))" office:value-type="date" office:date-value="2019-10-20T09:19:20.710539" calcext:value-type="date">
            <text:p>2019-10-20 09:19:21</text:p>
          </table:table-cell>
          <table:table-cell table:style-name="ce7" table:formula="of:=[.A820]" office:value-type="date" office:date-value="2019-10-20T09:19:20.710539" calcext:value-type="date">
            <text:p>2019-10-20 09:19:21</text:p>
          </table:table-cell>
          <table:table-cell table:formula="of:=TRUNC([.A820])" office:value-type="float" office:value="43758" calcext:value-type="float">
            <text:p>43758</text:p>
          </table:table-cell>
          <table:table-cell table:style-name="ce12" table:formula="of:=[.B820]-[.C820]" office:value-type="date" office:date-value="1899-12-30T09:19:20.71053876076" calcext:value-type="date">
            <text:p>12/30/99 09:19 AM</text:p>
          </table:table-cell>
          <table:table-cell table:formula="of:=MOD([.E819]-[.$E$2];[.$H$2])+1+[.$E$2]" office:value-type="float" office:value="258" calcext:value-type="float">
            <text:p>258</text:p>
          </table:table-cell>
          <table:table-cell table:formula="of:=MOD([.F819]+1/[.$H$2];5)" office:value-type="float" office:value="3.61666666666663" calcext:value-type="float">
            <text:p>3,61666666666663</text:p>
          </table:table-cell>
          <table:table-cell table:formula="of:=IF([.F820]=0;[.G819]+2+1/[.$H$2];[.G819]+1/[.$H$2])" office:value-type="float" office:value="13.6166666666669" calcext:value-type="float">
            <text:p>13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1]))" office:value-type="date" office:date-value="2019-10-20T09:24:17.446366" calcext:value-type="date">
            <text:p>2019-10-20 09:24:17</text:p>
          </table:table-cell>
          <table:table-cell table:style-name="ce7" table:formula="of:=[.A821]" office:value-type="date" office:date-value="2019-10-20T09:24:17.446366" calcext:value-type="date">
            <text:p>2019-10-20 09:24:17</text:p>
          </table:table-cell>
          <table:table-cell table:formula="of:=TRUNC([.A821])" office:value-type="float" office:value="43758" calcext:value-type="float">
            <text:p>43758</text:p>
          </table:table-cell>
          <table:table-cell table:style-name="ce12" table:formula="of:=[.B821]-[.C821]" office:value-type="date" office:date-value="1899-12-30T09:24:17.44636638556" calcext:value-type="date">
            <text:p>12/30/99 09:24 AM</text:p>
          </table:table-cell>
          <table:table-cell table:formula="of:=MOD([.E820]-[.$E$2];[.$H$2])+1+[.$E$2]" office:value-type="float" office:value="259" calcext:value-type="float">
            <text:p>259</text:p>
          </table:table-cell>
          <table:table-cell table:formula="of:=MOD([.F820]+1/[.$H$2];5)" office:value-type="float" office:value="3.6333333333333" calcext:value-type="float">
            <text:p>3,6333333333333</text:p>
          </table:table-cell>
          <table:table-cell table:formula="of:=IF([.F821]=0;[.G820]+2+1/[.$H$2];[.G820]+1/[.$H$2])" office:value-type="float" office:value="13.6333333333336" calcext:value-type="float">
            <text:p>13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2]))" office:value-type="date" office:date-value="2019-10-20T09:26:21.467676" calcext:value-type="date">
            <text:p>2019-10-20 09:26:21</text:p>
          </table:table-cell>
          <table:table-cell table:style-name="ce7" table:formula="of:=[.A822]" office:value-type="date" office:date-value="2019-10-20T09:26:21.467676" calcext:value-type="date">
            <text:p>2019-10-20 09:26:21</text:p>
          </table:table-cell>
          <table:table-cell table:formula="of:=TRUNC([.A822])" office:value-type="float" office:value="43758" calcext:value-type="float">
            <text:p>43758</text:p>
          </table:table-cell>
          <table:table-cell table:style-name="ce12" table:formula="of:=[.B822]-[.C822]" office:value-type="date" office:date-value="1899-12-30T09:26:21.467676186" calcext:value-type="date">
            <text:p>12/30/99 09:26 AM</text:p>
          </table:table-cell>
          <table:table-cell table:formula="of:=MOD([.E821]-[.$E$2];[.$H$2])+1+[.$E$2]" office:value-type="float" office:value="260" calcext:value-type="float">
            <text:p>260</text:p>
          </table:table-cell>
          <table:table-cell table:formula="of:=MOD([.F821]+1/[.$H$2];5)" office:value-type="float" office:value="3.64999999999997" calcext:value-type="float">
            <text:p>3,64999999999997</text:p>
          </table:table-cell>
          <table:table-cell table:formula="of:=IF([.F822]=0;[.G821]+2+1/[.$H$2];[.G821]+1/[.$H$2])" office:value-type="float" office:value="13.6500000000003" calcext:value-type="float">
            <text:p>13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3]))" office:value-type="date" office:date-value="2019-10-20T09:24:19.403153" calcext:value-type="date">
            <text:p>2019-10-20 09:24:19</text:p>
          </table:table-cell>
          <table:table-cell table:style-name="ce7" table:formula="of:=[.A823]" office:value-type="date" office:date-value="2019-10-20T09:24:19.403153" calcext:value-type="date">
            <text:p>2019-10-20 09:24:19</text:p>
          </table:table-cell>
          <table:table-cell table:formula="of:=TRUNC([.A823])" office:value-type="float" office:value="43758" calcext:value-type="float">
            <text:p>43758</text:p>
          </table:table-cell>
          <table:table-cell table:style-name="ce12" table:formula="of:=[.B823]-[.C823]" office:value-type="date" office:date-value="1899-12-30T09:24:19.40315269399" calcext:value-type="date">
            <text:p>12/30/99 09:24 AM</text:p>
          </table:table-cell>
          <table:table-cell table:formula="of:=MOD([.E822]-[.$E$2];[.$H$2])+1+[.$E$2]" office:value-type="float" office:value="261" calcext:value-type="float">
            <text:p>261</text:p>
          </table:table-cell>
          <table:table-cell table:formula="of:=MOD([.F822]+1/[.$H$2];5)" office:value-type="float" office:value="3.66666666666663" calcext:value-type="float">
            <text:p>3,66666666666663</text:p>
          </table:table-cell>
          <table:table-cell table:formula="of:=IF([.F823]=0;[.G822]+2+1/[.$H$2];[.G822]+1/[.$H$2])" office:value-type="float" office:value="13.6666666666669" calcext:value-type="float">
            <text:p>13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4]))" office:value-type="date" office:date-value="2019-10-20T09:26:51.278387" calcext:value-type="date">
            <text:p>2019-10-20 09:26:51</text:p>
          </table:table-cell>
          <table:table-cell table:style-name="ce7" table:formula="of:=[.A824]" office:value-type="date" office:date-value="2019-10-20T09:26:51.278387" calcext:value-type="date">
            <text:p>2019-10-20 09:26:51</text:p>
          </table:table-cell>
          <table:table-cell table:formula="of:=TRUNC([.A824])" office:value-type="float" office:value="43758" calcext:value-type="float">
            <text:p>43758</text:p>
          </table:table-cell>
          <table:table-cell table:style-name="ce12" table:formula="of:=[.B824]-[.C824]" office:value-type="date" office:date-value="1899-12-30T09:26:51.27838692628" calcext:value-type="date">
            <text:p>12/30/99 09:26 AM</text:p>
          </table:table-cell>
          <table:table-cell table:formula="of:=MOD([.E823]-[.$E$2];[.$H$2])+1+[.$E$2]" office:value-type="float" office:value="262" calcext:value-type="float">
            <text:p>262</text:p>
          </table:table-cell>
          <table:table-cell table:formula="of:=MOD([.F823]+1/[.$H$2];5)" office:value-type="float" office:value="3.6833333333333" calcext:value-type="float">
            <text:p>3,6833333333333</text:p>
          </table:table-cell>
          <table:table-cell table:formula="of:=IF([.F824]=0;[.G823]+2+1/[.$H$2];[.G823]+1/[.$H$2])" office:value-type="float" office:value="13.6833333333336" calcext:value-type="float">
            <text:p>13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5]))" office:value-type="date" office:date-value="2019-10-20T09:22:04.49961" calcext:value-type="date">
            <text:p>2019-10-20 09:22:04</text:p>
          </table:table-cell>
          <table:table-cell table:style-name="ce7" table:formula="of:=[.A825]" office:value-type="date" office:date-value="2019-10-20T09:22:04.49961" calcext:value-type="date">
            <text:p>2019-10-20 09:22:04</text:p>
          </table:table-cell>
          <table:table-cell table:formula="of:=TRUNC([.A825])" office:value-type="float" office:value="43758" calcext:value-type="float">
            <text:p>43758</text:p>
          </table:table-cell>
          <table:table-cell table:style-name="ce12" table:formula="of:=[.B825]-[.C825]" office:value-type="date" office:date-value="1899-12-30T09:22:04.49961025268" calcext:value-type="date">
            <text:p>12/30/99 09:22 AM</text:p>
          </table:table-cell>
          <table:table-cell table:formula="of:=MOD([.E824]-[.$E$2];[.$H$2])+1+[.$E$2]" office:value-type="float" office:value="263" calcext:value-type="float">
            <text:p>263</text:p>
          </table:table-cell>
          <table:table-cell table:formula="of:=MOD([.F824]+1/[.$H$2];5)" office:value-type="float" office:value="3.69999999999997" calcext:value-type="float">
            <text:p>3,69999999999997</text:p>
          </table:table-cell>
          <table:table-cell table:formula="of:=IF([.F825]=0;[.G824]+2+1/[.$H$2];[.G824]+1/[.$H$2])" office:value-type="float" office:value="13.7000000000003" calcext:value-type="float">
            <text:p>13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6]))" office:value-type="date" office:date-value="2019-10-20T10:02:57.897972" calcext:value-type="date">
            <text:p>2019-10-20 10:02:58</text:p>
          </table:table-cell>
          <table:table-cell table:style-name="ce7" table:formula="of:=[.A826]" office:value-type="date" office:date-value="2019-10-20T10:02:57.897972" calcext:value-type="date">
            <text:p>2019-10-20 10:02:58</text:p>
          </table:table-cell>
          <table:table-cell table:formula="of:=TRUNC([.A826])" office:value-type="float" office:value="43758" calcext:value-type="float">
            <text:p>43758</text:p>
          </table:table-cell>
          <table:table-cell table:style-name="ce12" table:formula="of:=[.B826]-[.C826]" office:value-type="date" office:date-value="1899-12-30T10:02:57.89797245059" calcext:value-type="date">
            <text:p>12/30/99 10:02 AM</text:p>
          </table:table-cell>
          <table:table-cell table:formula="of:=MOD([.E825]-[.$E$2];[.$H$2])+1+[.$E$2]" office:value-type="float" office:value="264" calcext:value-type="float">
            <text:p>264</text:p>
          </table:table-cell>
          <table:table-cell table:formula="of:=MOD([.F825]+1/[.$H$2];5)" office:value-type="float" office:value="3.71666666666663" calcext:value-type="float">
            <text:p>3,71666666666663</text:p>
          </table:table-cell>
          <table:table-cell table:formula="of:=IF([.F826]=0;[.G825]+2+1/[.$H$2];[.G825]+1/[.$H$2])" office:value-type="float" office:value="13.7166666666669" calcext:value-type="float">
            <text:p>13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7]))" office:value-type="date" office:date-value="2019-10-20T09:51:38.267331" calcext:value-type="date">
            <text:p>2019-10-20 09:51:38</text:p>
          </table:table-cell>
          <table:table-cell table:style-name="ce7" table:formula="of:=[.A827]" office:value-type="date" office:date-value="2019-10-20T09:51:38.267331" calcext:value-type="date">
            <text:p>2019-10-20 09:51:38</text:p>
          </table:table-cell>
          <table:table-cell table:formula="of:=TRUNC([.A827])" office:value-type="float" office:value="43758" calcext:value-type="float">
            <text:p>43758</text:p>
          </table:table-cell>
          <table:table-cell table:style-name="ce12" table:formula="of:=[.B827]-[.C827]" office:value-type="date" office:date-value="1899-12-30T09:51:38.26733095106" calcext:value-type="date">
            <text:p>12/30/99 09:51 AM</text:p>
          </table:table-cell>
          <table:table-cell table:formula="of:=MOD([.E826]-[.$E$2];[.$H$2])+1+[.$E$2]" office:value-type="float" office:value="265" calcext:value-type="float">
            <text:p>265</text:p>
          </table:table-cell>
          <table:table-cell table:formula="of:=MOD([.F826]+1/[.$H$2];5)" office:value-type="float" office:value="3.7333333333333" calcext:value-type="float">
            <text:p>3,7333333333333</text:p>
          </table:table-cell>
          <table:table-cell table:formula="of:=IF([.F827]=0;[.G826]+2+1/[.$H$2];[.G826]+1/[.$H$2])" office:value-type="float" office:value="13.7333333333336" calcext:value-type="float">
            <text:p>13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8]))" office:value-type="date" office:date-value="2019-10-20T09:42:09.485848" calcext:value-type="date">
            <text:p>2019-10-20 09:42:09</text:p>
          </table:table-cell>
          <table:table-cell table:style-name="ce7" table:formula="of:=[.A828]" office:value-type="date" office:date-value="2019-10-20T09:42:09.485848" calcext:value-type="date">
            <text:p>2019-10-20 09:42:09</text:p>
          </table:table-cell>
          <table:table-cell table:formula="of:=TRUNC([.A828])" office:value-type="float" office:value="43758" calcext:value-type="float">
            <text:p>43758</text:p>
          </table:table-cell>
          <table:table-cell table:style-name="ce12" table:formula="of:=[.B828]-[.C828]" office:value-type="date" office:date-value="1899-12-30T09:42:09.48584805708" calcext:value-type="date">
            <text:p>12/30/99 09:42 AM</text:p>
          </table:table-cell>
          <table:table-cell table:formula="of:=MOD([.E827]-[.$E$2];[.$H$2])+1+[.$E$2]" office:value-type="float" office:value="266" calcext:value-type="float">
            <text:p>266</text:p>
          </table:table-cell>
          <table:table-cell table:formula="of:=MOD([.F827]+1/[.$H$2];5)" office:value-type="float" office:value="3.74999999999997" calcext:value-type="float">
            <text:p>3,74999999999997</text:p>
          </table:table-cell>
          <table:table-cell table:formula="of:=IF([.F828]=0;[.G827]+2+1/[.$H$2];[.G827]+1/[.$H$2])" office:value-type="float" office:value="13.7500000000003" calcext:value-type="float">
            <text:p>13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9]))" office:value-type="date" office:date-value="2019-10-20T09:44:19.207593" calcext:value-type="date">
            <text:p>2019-10-20 09:44:19</text:p>
          </table:table-cell>
          <table:table-cell table:style-name="ce7" table:formula="of:=[.A829]" office:value-type="date" office:date-value="2019-10-20T09:44:19.207593" calcext:value-type="date">
            <text:p>2019-10-20 09:44:19</text:p>
          </table:table-cell>
          <table:table-cell table:formula="of:=TRUNC([.A829])" office:value-type="float" office:value="43758" calcext:value-type="float">
            <text:p>43758</text:p>
          </table:table-cell>
          <table:table-cell table:style-name="ce12" table:formula="of:=[.B829]-[.C829]" office:value-type="date" office:date-value="1899-12-30T09:44:19.20759276487" calcext:value-type="date">
            <text:p>12/30/99 09:44 AM</text:p>
          </table:table-cell>
          <table:table-cell table:formula="of:=MOD([.E828]-[.$E$2];[.$H$2])+1+[.$E$2]" office:value-type="float" office:value="267" calcext:value-type="float">
            <text:p>267</text:p>
          </table:table-cell>
          <table:table-cell table:formula="of:=MOD([.F828]+1/[.$H$2];5)" office:value-type="float" office:value="3.76666666666663" calcext:value-type="float">
            <text:p>3,76666666666663</text:p>
          </table:table-cell>
          <table:table-cell table:formula="of:=IF([.F829]=0;[.G828]+2+1/[.$H$2];[.G828]+1/[.$H$2])" office:value-type="float" office:value="13.7666666666669" calcext:value-type="float">
            <text:p>13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0]))" office:value-type="date" office:date-value="2019-10-20T09:41:39.021185" calcext:value-type="date">
            <text:p>2019-10-20 09:41:39</text:p>
          </table:table-cell>
          <table:table-cell table:style-name="ce7" table:formula="of:=[.A830]" office:value-type="date" office:date-value="2019-10-20T09:41:39.021185" calcext:value-type="date">
            <text:p>2019-10-20 09:41:39</text:p>
          </table:table-cell>
          <table:table-cell table:formula="of:=TRUNC([.A830])" office:value-type="float" office:value="43758" calcext:value-type="float">
            <text:p>43758</text:p>
          </table:table-cell>
          <table:table-cell table:style-name="ce12" table:formula="of:=[.B830]-[.C830]" office:value-type="date" office:date-value="1899-12-30T09:41:39.02118479367" calcext:value-type="date">
            <text:p>12/30/99 09:41 AM</text:p>
          </table:table-cell>
          <table:table-cell table:formula="of:=MOD([.E829]-[.$E$2];[.$H$2])+1+[.$E$2]" office:value-type="float" office:value="268" calcext:value-type="float">
            <text:p>268</text:p>
          </table:table-cell>
          <table:table-cell table:formula="of:=MOD([.F829]+1/[.$H$2];5)" office:value-type="float" office:value="3.7833333333333" calcext:value-type="float">
            <text:p>3,7833333333333</text:p>
          </table:table-cell>
          <table:table-cell table:formula="of:=IF([.F830]=0;[.G829]+2+1/[.$H$2];[.G829]+1/[.$H$2])" office:value-type="float" office:value="13.7833333333336" calcext:value-type="float">
            <text:p>13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1]))" office:value-type="date" office:date-value="2019-10-20T09:23:43.773987" calcext:value-type="date">
            <text:p>2019-10-20 09:23:44</text:p>
          </table:table-cell>
          <table:table-cell table:style-name="ce7" table:formula="of:=[.A831]" office:value-type="date" office:date-value="2019-10-20T09:23:43.773987" calcext:value-type="date">
            <text:p>2019-10-20 09:23:44</text:p>
          </table:table-cell>
          <table:table-cell table:formula="of:=TRUNC([.A831])" office:value-type="float" office:value="43758" calcext:value-type="float">
            <text:p>43758</text:p>
          </table:table-cell>
          <table:table-cell table:style-name="ce12" table:formula="of:=[.B831]-[.C831]" office:value-type="date" office:date-value="1899-12-30T09:23:43.77398691606" calcext:value-type="date">
            <text:p>12/30/99 09:23 AM</text:p>
          </table:table-cell>
          <table:table-cell table:formula="of:=MOD([.E830]-[.$E$2];[.$H$2])+1+[.$E$2]" office:value-type="float" office:value="269" calcext:value-type="float">
            <text:p>269</text:p>
          </table:table-cell>
          <table:table-cell table:formula="of:=MOD([.F830]+1/[.$H$2];5)" office:value-type="float" office:value="3.79999999999997" calcext:value-type="float">
            <text:p>3,79999999999997</text:p>
          </table:table-cell>
          <table:table-cell table:formula="of:=IF([.F831]=0;[.G830]+2+1/[.$H$2];[.G830]+1/[.$H$2])" office:value-type="float" office:value="13.8000000000003" calcext:value-type="float">
            <text:p>13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2]))" office:value-type="date" office:date-value="2019-10-20T09:37:09.514036" calcext:value-type="date">
            <text:p>2019-10-20 09:37:10</text:p>
          </table:table-cell>
          <table:table-cell table:style-name="ce7" table:formula="of:=[.A832]" office:value-type="date" office:date-value="2019-10-20T09:37:09.514036" calcext:value-type="date">
            <text:p>2019-10-20 09:37:10</text:p>
          </table:table-cell>
          <table:table-cell table:formula="of:=TRUNC([.A832])" office:value-type="float" office:value="43758" calcext:value-type="float">
            <text:p>43758</text:p>
          </table:table-cell>
          <table:table-cell table:style-name="ce12" table:formula="of:=[.B832]-[.C832]" office:value-type="date" office:date-value="1899-12-30T09:37:09.5140360482" calcext:value-type="date">
            <text:p>12/30/99 09:37 AM</text:p>
          </table:table-cell>
          <table:table-cell table:formula="of:=MOD([.E831]-[.$E$2];[.$H$2])+1+[.$E$2]" office:value-type="float" office:value="270" calcext:value-type="float">
            <text:p>270</text:p>
          </table:table-cell>
          <table:table-cell table:formula="of:=MOD([.F831]+1/[.$H$2];5)" office:value-type="float" office:value="3.81666666666663" calcext:value-type="float">
            <text:p>3,81666666666663</text:p>
          </table:table-cell>
          <table:table-cell table:formula="of:=IF([.F832]=0;[.G831]+2+1/[.$H$2];[.G831]+1/[.$H$2])" office:value-type="float" office:value="13.8166666666669" calcext:value-type="float">
            <text:p>13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3]))" office:value-type="date" office:date-value="2019-10-20T09:10:41.50696" calcext:value-type="date">
            <text:p>2019-10-20 09:10:42</text:p>
          </table:table-cell>
          <table:table-cell table:style-name="ce7" table:formula="of:=[.A833]" office:value-type="date" office:date-value="2019-10-20T09:10:41.50696" calcext:value-type="date">
            <text:p>2019-10-20 09:10:42</text:p>
          </table:table-cell>
          <table:table-cell table:formula="of:=TRUNC([.A833])" office:value-type="float" office:value="43758" calcext:value-type="float">
            <text:p>43758</text:p>
          </table:table-cell>
          <table:table-cell table:style-name="ce12" table:formula="of:=[.B833]-[.C833]" office:value-type="date" office:date-value="1899-12-30T09:10:41.5069603594" calcext:value-type="date">
            <text:p>12/30/99 09:10 AM</text:p>
          </table:table-cell>
          <table:table-cell table:formula="of:=MOD([.E832]-[.$E$2];[.$H$2])+1+[.$E$2]" office:value-type="float" office:value="271" calcext:value-type="float">
            <text:p>271</text:p>
          </table:table-cell>
          <table:table-cell table:formula="of:=MOD([.F832]+1/[.$H$2];5)" office:value-type="float" office:value="3.8333333333333" calcext:value-type="float">
            <text:p>3,8333333333333</text:p>
          </table:table-cell>
          <table:table-cell table:formula="of:=IF([.F833]=0;[.G832]+2+1/[.$H$2];[.G832]+1/[.$H$2])" office:value-type="float" office:value="13.8333333333336" calcext:value-type="float">
            <text:p>13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4]))" office:value-type="date" office:date-value="2019-10-20T09:13:51.148539" calcext:value-type="date">
            <text:p>2019-10-20 09:13:51</text:p>
          </table:table-cell>
          <table:table-cell table:style-name="ce7" table:formula="of:=[.A834]" office:value-type="date" office:date-value="2019-10-20T09:13:51.148539" calcext:value-type="date">
            <text:p>2019-10-20 09:13:51</text:p>
          </table:table-cell>
          <table:table-cell table:formula="of:=TRUNC([.A834])" office:value-type="float" office:value="43758" calcext:value-type="float">
            <text:p>43758</text:p>
          </table:table-cell>
          <table:table-cell table:style-name="ce12" table:formula="of:=[.B834]-[.C834]" office:value-type="date" office:date-value="1899-12-30T09:13:51.1485388549" calcext:value-type="date">
            <text:p>12/30/99 09:13 AM</text:p>
          </table:table-cell>
          <table:table-cell table:formula="of:=MOD([.E833]-[.$E$2];[.$H$2])+1+[.$E$2]" office:value-type="float" office:value="272" calcext:value-type="float">
            <text:p>272</text:p>
          </table:table-cell>
          <table:table-cell table:formula="of:=MOD([.F833]+1/[.$H$2];5)" office:value-type="float" office:value="3.84999999999997" calcext:value-type="float">
            <text:p>3,84999999999997</text:p>
          </table:table-cell>
          <table:table-cell table:formula="of:=IF([.F834]=0;[.G833]+2+1/[.$H$2];[.G833]+1/[.$H$2])" office:value-type="float" office:value="13.8500000000003" calcext:value-type="float">
            <text:p>13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5]))" office:value-type="date" office:date-value="2019-10-20T09:34:17.95248" calcext:value-type="date">
            <text:p>2019-10-20 09:34:18</text:p>
          </table:table-cell>
          <table:table-cell table:style-name="ce7" table:formula="of:=[.A835]" office:value-type="date" office:date-value="2019-10-20T09:34:17.95248" calcext:value-type="date">
            <text:p>2019-10-20 09:34:18</text:p>
          </table:table-cell>
          <table:table-cell table:formula="of:=TRUNC([.A835])" office:value-type="float" office:value="43758" calcext:value-type="float">
            <text:p>43758</text:p>
          </table:table-cell>
          <table:table-cell table:style-name="ce12" table:formula="of:=[.B835]-[.C835]" office:value-type="date" office:date-value="1899-12-30T09:34:17.95248043723" calcext:value-type="date">
            <text:p>12/30/99 09:34 AM</text:p>
          </table:table-cell>
          <table:table-cell table:formula="of:=MOD([.E834]-[.$E$2];[.$H$2])+1+[.$E$2]" office:value-type="float" office:value="273" calcext:value-type="float">
            <text:p>273</text:p>
          </table:table-cell>
          <table:table-cell table:formula="of:=MOD([.F834]+1/[.$H$2];5)" office:value-type="float" office:value="3.86666666666663" calcext:value-type="float">
            <text:p>3,86666666666663</text:p>
          </table:table-cell>
          <table:table-cell table:formula="of:=IF([.F835]=0;[.G834]+2+1/[.$H$2];[.G834]+1/[.$H$2])" office:value-type="float" office:value="13.8666666666669" calcext:value-type="float">
            <text:p>13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6]))" office:value-type="date" office:date-value="2019-10-20T09:41:45.400154" calcext:value-type="date">
            <text:p>2019-10-20 09:41:45</text:p>
          </table:table-cell>
          <table:table-cell table:style-name="ce7" table:formula="of:=[.A836]" office:value-type="date" office:date-value="2019-10-20T09:41:45.400154" calcext:value-type="date">
            <text:p>2019-10-20 09:41:45</text:p>
          </table:table-cell>
          <table:table-cell table:formula="of:=TRUNC([.A836])" office:value-type="float" office:value="43758" calcext:value-type="float">
            <text:p>43758</text:p>
          </table:table-cell>
          <table:table-cell table:style-name="ce12" table:formula="of:=[.B836]-[.C836]" office:value-type="date" office:date-value="1899-12-30T09:41:45.40015404113" calcext:value-type="date">
            <text:p>12/30/99 09:41 AM</text:p>
          </table:table-cell>
          <table:table-cell table:formula="of:=MOD([.E835]-[.$E$2];[.$H$2])+1+[.$E$2]" office:value-type="float" office:value="274" calcext:value-type="float">
            <text:p>274</text:p>
          </table:table-cell>
          <table:table-cell table:formula="of:=MOD([.F835]+1/[.$H$2];5)" office:value-type="float" office:value="3.8833333333333" calcext:value-type="float">
            <text:p>3,8833333333333</text:p>
          </table:table-cell>
          <table:table-cell table:formula="of:=IF([.F836]=0;[.G835]+2+1/[.$H$2];[.G835]+1/[.$H$2])" office:value-type="float" office:value="13.8833333333336" calcext:value-type="float">
            <text:p>13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7]))" office:value-type="date" office:date-value="2019-10-20T09:05:39.831574" calcext:value-type="date">
            <text:p>2019-10-20 09:05:40</text:p>
          </table:table-cell>
          <table:table-cell table:style-name="ce7" table:formula="of:=[.A837]" office:value-type="date" office:date-value="2019-10-20T09:05:39.831574" calcext:value-type="date">
            <text:p>2019-10-20 09:05:40</text:p>
          </table:table-cell>
          <table:table-cell table:formula="of:=TRUNC([.A837])" office:value-type="float" office:value="43758" calcext:value-type="float">
            <text:p>43758</text:p>
          </table:table-cell>
          <table:table-cell table:style-name="ce12" table:formula="of:=[.B837]-[.C837]" office:value-type="date" office:date-value="1899-12-30T09:05:39.83157430775" calcext:value-type="date">
            <text:p>12/30/99 09:05 AM</text:p>
          </table:table-cell>
          <table:table-cell table:formula="of:=MOD([.E836]-[.$E$2];[.$H$2])+1+[.$E$2]" office:value-type="float" office:value="275" calcext:value-type="float">
            <text:p>275</text:p>
          </table:table-cell>
          <table:table-cell table:formula="of:=MOD([.F836]+1/[.$H$2];5)" office:value-type="float" office:value="3.89999999999997" calcext:value-type="float">
            <text:p>3,89999999999997</text:p>
          </table:table-cell>
          <table:table-cell table:formula="of:=IF([.F837]=0;[.G836]+2+1/[.$H$2];[.G836]+1/[.$H$2])" office:value-type="float" office:value="13.9000000000003" calcext:value-type="float">
            <text:p>13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8]))" office:value-type="date" office:date-value="2019-10-20T09:10:31.113072" calcext:value-type="date">
            <text:p>2019-10-20 09:10:31</text:p>
          </table:table-cell>
          <table:table-cell table:style-name="ce7" table:formula="of:=[.A838]" office:value-type="date" office:date-value="2019-10-20T09:10:31.113072" calcext:value-type="date">
            <text:p>2019-10-20 09:10:31</text:p>
          </table:table-cell>
          <table:table-cell table:formula="of:=TRUNC([.A838])" office:value-type="float" office:value="43758" calcext:value-type="float">
            <text:p>43758</text:p>
          </table:table-cell>
          <table:table-cell table:style-name="ce12" table:formula="of:=[.B838]-[.C838]" office:value-type="date" office:date-value="1899-12-30T09:10:31.11307248473" calcext:value-type="date">
            <text:p>12/30/99 09:10 AM</text:p>
          </table:table-cell>
          <table:table-cell table:formula="of:=MOD([.E837]-[.$E$2];[.$H$2])+1+[.$E$2]" office:value-type="float" office:value="276" calcext:value-type="float">
            <text:p>276</text:p>
          </table:table-cell>
          <table:table-cell table:formula="of:=MOD([.F837]+1/[.$H$2];5)" office:value-type="float" office:value="3.91666666666663" calcext:value-type="float">
            <text:p>3,91666666666663</text:p>
          </table:table-cell>
          <table:table-cell table:formula="of:=IF([.F838]=0;[.G837]+2+1/[.$H$2];[.G837]+1/[.$H$2])" office:value-type="float" office:value="13.9166666666669" calcext:value-type="float">
            <text:p>13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9]))" office:value-type="date" office:date-value="2019-10-20T09:35:05.313252" calcext:value-type="date">
            <text:p>2019-10-20 09:35:05</text:p>
          </table:table-cell>
          <table:table-cell table:style-name="ce7" table:formula="of:=[.A839]" office:value-type="date" office:date-value="2019-10-20T09:35:05.313252" calcext:value-type="date">
            <text:p>2019-10-20 09:35:05</text:p>
          </table:table-cell>
          <table:table-cell table:formula="of:=TRUNC([.A839])" office:value-type="float" office:value="43758" calcext:value-type="float">
            <text:p>43758</text:p>
          </table:table-cell>
          <table:table-cell table:style-name="ce12" table:formula="of:=[.B839]-[.C839]" office:value-type="date" office:date-value="1899-12-30T09:35:05.31325188931" calcext:value-type="date">
            <text:p>12/30/99 09:35 AM</text:p>
          </table:table-cell>
          <table:table-cell table:formula="of:=MOD([.E838]-[.$E$2];[.$H$2])+1+[.$E$2]" office:value-type="float" office:value="277" calcext:value-type="float">
            <text:p>277</text:p>
          </table:table-cell>
          <table:table-cell table:formula="of:=MOD([.F838]+1/[.$H$2];5)" office:value-type="float" office:value="3.9333333333333" calcext:value-type="float">
            <text:p>3,9333333333333</text:p>
          </table:table-cell>
          <table:table-cell table:formula="of:=IF([.F839]=0;[.G838]+2+1/[.$H$2];[.G838]+1/[.$H$2])" office:value-type="float" office:value="13.9333333333336" calcext:value-type="float">
            <text:p>13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0]))" office:value-type="date" office:date-value="2019-10-20T09:38:22.340905" calcext:value-type="date">
            <text:p>2019-10-20 09:38:22</text:p>
          </table:table-cell>
          <table:table-cell table:style-name="ce7" table:formula="of:=[.A840]" office:value-type="date" office:date-value="2019-10-20T09:38:22.340905" calcext:value-type="date">
            <text:p>2019-10-20 09:38:22</text:p>
          </table:table-cell>
          <table:table-cell table:formula="of:=TRUNC([.A840])" office:value-type="float" office:value="43758" calcext:value-type="float">
            <text:p>43758</text:p>
          </table:table-cell>
          <table:table-cell table:style-name="ce12" table:formula="of:=[.B840]-[.C840]" office:value-type="date" office:date-value="1899-12-30T09:38:22.34090541489" calcext:value-type="date">
            <text:p>12/30/99 09:38 AM</text:p>
          </table:table-cell>
          <table:table-cell table:formula="of:=MOD([.E839]-[.$E$2];[.$H$2])+1+[.$E$2]" office:value-type="float" office:value="278" calcext:value-type="float">
            <text:p>278</text:p>
          </table:table-cell>
          <table:table-cell table:formula="of:=MOD([.F839]+1/[.$H$2];5)" office:value-type="float" office:value="3.94999999999997" calcext:value-type="float">
            <text:p>3,94999999999997</text:p>
          </table:table-cell>
          <table:table-cell table:formula="of:=IF([.F840]=0;[.G839]+2+1/[.$H$2];[.G839]+1/[.$H$2])" office:value-type="float" office:value="13.9500000000003" calcext:value-type="float">
            <text:p>13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1]))" office:value-type="date" office:date-value="2019-10-20T09:19:06.336149" calcext:value-type="date">
            <text:p>2019-10-20 09:19:06</text:p>
          </table:table-cell>
          <table:table-cell table:style-name="ce7" table:formula="of:=[.A841]" office:value-type="date" office:date-value="2019-10-20T09:19:06.336149" calcext:value-type="date">
            <text:p>2019-10-20 09:19:06</text:p>
          </table:table-cell>
          <table:table-cell table:formula="of:=TRUNC([.A841])" office:value-type="float" office:value="43758" calcext:value-type="float">
            <text:p>43758</text:p>
          </table:table-cell>
          <table:table-cell table:style-name="ce12" table:formula="of:=[.B841]-[.C841]" office:value-type="date" office:date-value="1899-12-30T09:19:06.33614856284" calcext:value-type="date">
            <text:p>12/30/99 09:19 AM</text:p>
          </table:table-cell>
          <table:table-cell table:formula="of:=MOD([.E840]-[.$E$2];[.$H$2])+1+[.$E$2]" office:value-type="float" office:value="279" calcext:value-type="float">
            <text:p>279</text:p>
          </table:table-cell>
          <table:table-cell table:formula="of:=MOD([.F840]+1/[.$H$2];5)" office:value-type="float" office:value="3.96666666666663" calcext:value-type="float">
            <text:p>3,96666666666663</text:p>
          </table:table-cell>
          <table:table-cell table:formula="of:=IF([.F841]=0;[.G840]+2+1/[.$H$2];[.G840]+1/[.$H$2])" office:value-type="float" office:value="13.9666666666669" calcext:value-type="float">
            <text:p>13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2]))" office:value-type="date" office:date-value="2019-10-20T09:12:41.25581" calcext:value-type="date">
            <text:p>2019-10-20 09:12:41</text:p>
          </table:table-cell>
          <table:table-cell table:style-name="ce7" table:formula="of:=[.A842]" office:value-type="date" office:date-value="2019-10-20T09:12:41.25581" calcext:value-type="date">
            <text:p>2019-10-20 09:12:41</text:p>
          </table:table-cell>
          <table:table-cell table:formula="of:=TRUNC([.A842])" office:value-type="float" office:value="43758" calcext:value-type="float">
            <text:p>43758</text:p>
          </table:table-cell>
          <table:table-cell table:style-name="ce12" table:formula="of:=[.B842]-[.C842]" office:value-type="date" office:date-value="1899-12-30T09:12:41.25581043307" calcext:value-type="date">
            <text:p>12/30/99 09:12 AM</text:p>
          </table:table-cell>
          <table:table-cell table:formula="of:=MOD([.E841]-[.$E$2];[.$H$2])+1+[.$E$2]" office:value-type="float" office:value="280" calcext:value-type="float">
            <text:p>280</text:p>
          </table:table-cell>
          <table:table-cell table:formula="of:=MOD([.F841]+1/[.$H$2];5)" office:value-type="float" office:value="3.9833333333333" calcext:value-type="float">
            <text:p>3,9833333333333</text:p>
          </table:table-cell>
          <table:table-cell table:formula="of:=IF([.F842]=0;[.G841]+2+1/[.$H$2];[.G841]+1/[.$H$2])" office:value-type="float" office:value="13.9833333333336" calcext:value-type="float">
            <text:p>13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3]))" office:value-type="date" office:date-value="2019-10-21T09:51:54.22192" calcext:value-type="date">
            <text:p>2019-10-21 09:51:54</text:p>
          </table:table-cell>
          <table:table-cell table:style-name="ce7" table:formula="of:=[.A843]" office:value-type="date" office:date-value="2019-10-21T09:51:54.22192" calcext:value-type="date">
            <text:p>2019-10-21 09:51:54</text:p>
          </table:table-cell>
          <table:table-cell table:formula="of:=TRUNC([.A843])" office:value-type="float" office:value="43759" calcext:value-type="float">
            <text:p>43759</text:p>
          </table:table-cell>
          <table:table-cell table:style-name="ce12" table:formula="of:=[.B843]-[.C843]" office:value-type="date" office:date-value="1899-12-30T09:51:54.22192028258" calcext:value-type="date">
            <text:p>12/30/99 09:51 AM</text:p>
          </table:table-cell>
          <table:table-cell table:formula="of:=MOD([.E842]-[.$E$2];[.$H$2])+1+[.$E$2]" office:value-type="float" office:value="221" calcext:value-type="float">
            <text:p>221</text:p>
          </table:table-cell>
          <table:table-cell table:formula="of:=MOD([.F842]+1/[.$H$2];5)" office:value-type="float" office:value="3.99999999999997" calcext:value-type="float">
            <text:p>3,99999999999997</text:p>
          </table:table-cell>
          <table:table-cell table:formula="of:=IF([.F843]=0;[.G842]+2+1/[.$H$2];[.G842]+1/[.$H$2])" office:value-type="float" office:value="14.0000000000003" calcext:value-type="float">
            <text:p>14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4]))" office:value-type="date" office:date-value="2019-10-21T09:30:57.597093" calcext:value-type="date">
            <text:p>2019-10-21 09:30:58</text:p>
          </table:table-cell>
          <table:table-cell table:style-name="ce7" table:formula="of:=[.A844]" office:value-type="date" office:date-value="2019-10-21T09:30:57.597093" calcext:value-type="date">
            <text:p>2019-10-21 09:30:58</text:p>
          </table:table-cell>
          <table:table-cell table:formula="of:=TRUNC([.A844])" office:value-type="float" office:value="43759" calcext:value-type="float">
            <text:p>43759</text:p>
          </table:table-cell>
          <table:table-cell table:style-name="ce12" table:formula="of:=[.B844]-[.C844]" office:value-type="date" office:date-value="1899-12-30T09:30:57.59709337726" calcext:value-type="date">
            <text:p>12/30/99 09:30 AM</text:p>
          </table:table-cell>
          <table:table-cell table:formula="of:=MOD([.E843]-[.$E$2];[.$H$2])+1+[.$E$2]" office:value-type="float" office:value="222" calcext:value-type="float">
            <text:p>222</text:p>
          </table:table-cell>
          <table:table-cell table:formula="of:=MOD([.F843]+1/[.$H$2];5)" office:value-type="float" office:value="4.01666666666663" calcext:value-type="float">
            <text:p>4,01666666666663</text:p>
          </table:table-cell>
          <table:table-cell table:formula="of:=IF([.F844]=0;[.G843]+2+1/[.$H$2];[.G843]+1/[.$H$2])" office:value-type="float" office:value="14.0166666666669" calcext:value-type="float">
            <text:p>14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5]))" office:value-type="date" office:date-value="2019-10-21T09:33:20.558913" calcext:value-type="date">
            <text:p>2019-10-21 09:33:21</text:p>
          </table:table-cell>
          <table:table-cell table:style-name="ce7" table:formula="of:=[.A845]" office:value-type="date" office:date-value="2019-10-21T09:33:20.558913" calcext:value-type="date">
            <text:p>2019-10-21 09:33:21</text:p>
          </table:table-cell>
          <table:table-cell table:formula="of:=TRUNC([.A845])" office:value-type="float" office:value="43759" calcext:value-type="float">
            <text:p>43759</text:p>
          </table:table-cell>
          <table:table-cell table:style-name="ce12" table:formula="of:=[.B845]-[.C845]" office:value-type="date" office:date-value="1899-12-30T09:33:20.55891349912" calcext:value-type="date">
            <text:p>12/30/99 09:33 AM</text:p>
          </table:table-cell>
          <table:table-cell table:formula="of:=MOD([.E844]-[.$E$2];[.$H$2])+1+[.$E$2]" office:value-type="float" office:value="223" calcext:value-type="float">
            <text:p>223</text:p>
          </table:table-cell>
          <table:table-cell table:formula="of:=MOD([.F844]+1/[.$H$2];5)" office:value-type="float" office:value="4.0333333333333" calcext:value-type="float">
            <text:p>4,0333333333333</text:p>
          </table:table-cell>
          <table:table-cell table:formula="of:=IF([.F845]=0;[.G844]+2+1/[.$H$2];[.G844]+1/[.$H$2])" office:value-type="float" office:value="14.0333333333336" calcext:value-type="float">
            <text:p>14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6]))" office:value-type="date" office:date-value="2019-10-21T09:28:11.8665" calcext:value-type="date">
            <text:p>2019-10-21 09:28:12</text:p>
          </table:table-cell>
          <table:table-cell table:style-name="ce7" table:formula="of:=[.A846]" office:value-type="date" office:date-value="2019-10-21T09:28:11.8665" calcext:value-type="date">
            <text:p>2019-10-21 09:28:12</text:p>
          </table:table-cell>
          <table:table-cell table:formula="of:=TRUNC([.A846])" office:value-type="float" office:value="43759" calcext:value-type="float">
            <text:p>43759</text:p>
          </table:table-cell>
          <table:table-cell table:style-name="ce12" table:formula="of:=[.B846]-[.C846]" office:value-type="date" office:date-value="1899-12-30T09:28:11.86649965122" calcext:value-type="date">
            <text:p>12/30/99 09:28 AM</text:p>
          </table:table-cell>
          <table:table-cell table:formula="of:=MOD([.E845]-[.$E$2];[.$H$2])+1+[.$E$2]" office:value-type="float" office:value="224" calcext:value-type="float">
            <text:p>224</text:p>
          </table:table-cell>
          <table:table-cell table:formula="of:=MOD([.F845]+1/[.$H$2];5)" office:value-type="float" office:value="4.04999999999997" calcext:value-type="float">
            <text:p>4,04999999999997</text:p>
          </table:table-cell>
          <table:table-cell table:formula="of:=IF([.F846]=0;[.G845]+2+1/[.$H$2];[.G845]+1/[.$H$2])" office:value-type="float" office:value="14.0500000000003" calcext:value-type="float">
            <text:p>14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7]))" office:value-type="date" office:date-value="2019-10-21T09:02:13.316555" calcext:value-type="date">
            <text:p>2019-10-21 09:02:13</text:p>
          </table:table-cell>
          <table:table-cell table:style-name="ce7" table:formula="of:=[.A847]" office:value-type="date" office:date-value="2019-10-21T09:02:13.316555" calcext:value-type="date">
            <text:p>2019-10-21 09:02:13</text:p>
          </table:table-cell>
          <table:table-cell table:formula="of:=TRUNC([.A847])" office:value-type="float" office:value="43759" calcext:value-type="float">
            <text:p>43759</text:p>
          </table:table-cell>
          <table:table-cell table:style-name="ce12" table:formula="of:=[.B847]-[.C847]" office:value-type="date" office:date-value="1899-12-30T09:02:13.31655522343" calcext:value-type="date">
            <text:p>12/30/99 09:02 AM</text:p>
          </table:table-cell>
          <table:table-cell table:formula="of:=MOD([.E846]-[.$E$2];[.$H$2])+1+[.$E$2]" office:value-type="float" office:value="225" calcext:value-type="float">
            <text:p>225</text:p>
          </table:table-cell>
          <table:table-cell table:formula="of:=MOD([.F846]+1/[.$H$2];5)" office:value-type="float" office:value="4.06666666666663" calcext:value-type="float">
            <text:p>4,06666666666663</text:p>
          </table:table-cell>
          <table:table-cell table:formula="of:=IF([.F847]=0;[.G846]+2+1/[.$H$2];[.G846]+1/[.$H$2])" office:value-type="float" office:value="14.0666666666669" calcext:value-type="float">
            <text:p>14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8]))" office:value-type="date" office:date-value="2019-10-21T09:19:51.191401" calcext:value-type="date">
            <text:p>2019-10-21 09:19:51</text:p>
          </table:table-cell>
          <table:table-cell table:style-name="ce7" table:formula="of:=[.A848]" office:value-type="date" office:date-value="2019-10-21T09:19:51.191401" calcext:value-type="date">
            <text:p>2019-10-21 09:19:51</text:p>
          </table:table-cell>
          <table:table-cell table:formula="of:=TRUNC([.A848])" office:value-type="float" office:value="43759" calcext:value-type="float">
            <text:p>43759</text:p>
          </table:table-cell>
          <table:table-cell table:style-name="ce12" table:formula="of:=[.B848]-[.C848]" office:value-type="date" office:date-value="1899-12-30T09:19:51.19140089024" calcext:value-type="date">
            <text:p>12/30/99 09:19 AM</text:p>
          </table:table-cell>
          <table:table-cell table:formula="of:=MOD([.E847]-[.$E$2];[.$H$2])+1+[.$E$2]" office:value-type="float" office:value="226" calcext:value-type="float">
            <text:p>226</text:p>
          </table:table-cell>
          <table:table-cell table:formula="of:=MOD([.F847]+1/[.$H$2];5)" office:value-type="float" office:value="4.0833333333333" calcext:value-type="float">
            <text:p>4,0833333333333</text:p>
          </table:table-cell>
          <table:table-cell table:formula="of:=IF([.F848]=0;[.G847]+2+1/[.$H$2];[.G847]+1/[.$H$2])" office:value-type="float" office:value="14.0833333333336" calcext:value-type="float">
            <text:p>14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9]))" office:value-type="date" office:date-value="2019-10-21T09:23:04.61539" calcext:value-type="date">
            <text:p>2019-10-21 09:23:05</text:p>
          </table:table-cell>
          <table:table-cell table:style-name="ce7" table:formula="of:=[.A849]" office:value-type="date" office:date-value="2019-10-21T09:23:04.61539" calcext:value-type="date">
            <text:p>2019-10-21 09:23:05</text:p>
          </table:table-cell>
          <table:table-cell table:formula="of:=TRUNC([.A849])" office:value-type="float" office:value="43759" calcext:value-type="float">
            <text:p>43759</text:p>
          </table:table-cell>
          <table:table-cell table:style-name="ce12" table:formula="of:=[.B849]-[.C849]" office:value-type="date" office:date-value="1899-12-30T09:23:04.61539009586" calcext:value-type="date">
            <text:p>12/30/99 09:23 AM</text:p>
          </table:table-cell>
          <table:table-cell table:formula="of:=MOD([.E848]-[.$E$2];[.$H$2])+1+[.$E$2]" office:value-type="float" office:value="227" calcext:value-type="float">
            <text:p>227</text:p>
          </table:table-cell>
          <table:table-cell table:formula="of:=MOD([.F848]+1/[.$H$2];5)" office:value-type="float" office:value="4.09999999999997" calcext:value-type="float">
            <text:p>4,09999999999997</text:p>
          </table:table-cell>
          <table:table-cell table:formula="of:=IF([.F849]=0;[.G848]+2+1/[.$H$2];[.G848]+1/[.$H$2])" office:value-type="float" office:value="14.1000000000003" calcext:value-type="float">
            <text:p>14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0]))" office:value-type="date" office:date-value="2019-10-21T09:28:36.351155" calcext:value-type="date">
            <text:p>2019-10-21 09:28:36</text:p>
          </table:table-cell>
          <table:table-cell table:style-name="ce7" table:formula="of:=[.A850]" office:value-type="date" office:date-value="2019-10-21T09:28:36.351155" calcext:value-type="date">
            <text:p>2019-10-21 09:28:36</text:p>
          </table:table-cell>
          <table:table-cell table:formula="of:=TRUNC([.A850])" office:value-type="float" office:value="43759" calcext:value-type="float">
            <text:p>43759</text:p>
          </table:table-cell>
          <table:table-cell table:style-name="ce12" table:formula="of:=[.B850]-[.C850]" office:value-type="date" office:date-value="1899-12-30T09:28:36.3511548657" calcext:value-type="date">
            <text:p>12/30/99 09:28 AM</text:p>
          </table:table-cell>
          <table:table-cell table:formula="of:=MOD([.E849]-[.$E$2];[.$H$2])+1+[.$E$2]" office:value-type="float" office:value="228" calcext:value-type="float">
            <text:p>228</text:p>
          </table:table-cell>
          <table:table-cell table:formula="of:=MOD([.F849]+1/[.$H$2];5)" office:value-type="float" office:value="4.11666666666663" calcext:value-type="float">
            <text:p>4,11666666666663</text:p>
          </table:table-cell>
          <table:table-cell table:formula="of:=IF([.F850]=0;[.G849]+2+1/[.$H$2];[.G849]+1/[.$H$2])" office:value-type="float" office:value="14.1166666666669" calcext:value-type="float">
            <text:p>14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1]))" office:value-type="date" office:date-value="2019-10-21T09:11:23.285161" calcext:value-type="date">
            <text:p>2019-10-21 09:11:23</text:p>
          </table:table-cell>
          <table:table-cell table:style-name="ce7" table:formula="of:=[.A851]" office:value-type="date" office:date-value="2019-10-21T09:11:23.285161" calcext:value-type="date">
            <text:p>2019-10-21 09:11:23</text:p>
          </table:table-cell>
          <table:table-cell table:formula="of:=TRUNC([.A851])" office:value-type="float" office:value="43759" calcext:value-type="float">
            <text:p>43759</text:p>
          </table:table-cell>
          <table:table-cell table:style-name="ce12" table:formula="of:=[.B851]-[.C851]" office:value-type="date" office:date-value="1899-12-30T09:11:23.28516113106" calcext:value-type="date">
            <text:p>12/30/99 09:11 AM</text:p>
          </table:table-cell>
          <table:table-cell table:formula="of:=MOD([.E850]-[.$E$2];[.$H$2])+1+[.$E$2]" office:value-type="float" office:value="229" calcext:value-type="float">
            <text:p>229</text:p>
          </table:table-cell>
          <table:table-cell table:formula="of:=MOD([.F850]+1/[.$H$2];5)" office:value-type="float" office:value="4.1333333333333" calcext:value-type="float">
            <text:p>4,1333333333333</text:p>
          </table:table-cell>
          <table:table-cell table:formula="of:=IF([.F851]=0;[.G850]+2+1/[.$H$2];[.G850]+1/[.$H$2])" office:value-type="float" office:value="14.1333333333336" calcext:value-type="float">
            <text:p>14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2]))" office:value-type="date" office:date-value="2019-10-21T09:24:42.545258" calcext:value-type="date">
            <text:p>2019-10-21 09:24:43</text:p>
          </table:table-cell>
          <table:table-cell table:style-name="ce7" table:formula="of:=[.A852]" office:value-type="date" office:date-value="2019-10-21T09:24:42.545258" calcext:value-type="date">
            <text:p>2019-10-21 09:24:43</text:p>
          </table:table-cell>
          <table:table-cell table:formula="of:=TRUNC([.A852])" office:value-type="float" office:value="43759" calcext:value-type="float">
            <text:p>43759</text:p>
          </table:table-cell>
          <table:table-cell table:style-name="ce12" table:formula="of:=[.B852]-[.C852]" office:value-type="date" office:date-value="1899-12-30T09:24:42.54525836091" calcext:value-type="date">
            <text:p>12/30/99 09:24 AM</text:p>
          </table:table-cell>
          <table:table-cell table:formula="of:=MOD([.E851]-[.$E$2];[.$H$2])+1+[.$E$2]" office:value-type="float" office:value="230" calcext:value-type="float">
            <text:p>230</text:p>
          </table:table-cell>
          <table:table-cell table:formula="of:=MOD([.F851]+1/[.$H$2];5)" office:value-type="float" office:value="4.14999999999997" calcext:value-type="float">
            <text:p>4,14999999999997</text:p>
          </table:table-cell>
          <table:table-cell table:formula="of:=IF([.F852]=0;[.G851]+2+1/[.$H$2];[.G851]+1/[.$H$2])" office:value-type="float" office:value="14.1500000000003" calcext:value-type="float">
            <text:p>14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3]))" office:value-type="date" office:date-value="2019-10-21T09:55:46.90495" calcext:value-type="date">
            <text:p>2019-10-21 09:55:47</text:p>
          </table:table-cell>
          <table:table-cell table:style-name="ce7" table:formula="of:=[.A853]" office:value-type="date" office:date-value="2019-10-21T09:55:46.90495" calcext:value-type="date">
            <text:p>2019-10-21 09:55:47</text:p>
          </table:table-cell>
          <table:table-cell table:formula="of:=TRUNC([.A853])" office:value-type="float" office:value="43759" calcext:value-type="float">
            <text:p>43759</text:p>
          </table:table-cell>
          <table:table-cell table:style-name="ce12" table:formula="of:=[.B853]-[.C853]" office:value-type="date" office:date-value="1899-12-30T09:55:46.90495021641" calcext:value-type="date">
            <text:p>12/30/99 09:55 AM</text:p>
          </table:table-cell>
          <table:table-cell table:formula="of:=MOD([.E852]-[.$E$2];[.$H$2])+1+[.$E$2]" office:value-type="float" office:value="231" calcext:value-type="float">
            <text:p>231</text:p>
          </table:table-cell>
          <table:table-cell table:formula="of:=MOD([.F852]+1/[.$H$2];5)" office:value-type="float" office:value="4.16666666666663" calcext:value-type="float">
            <text:p>4,16666666666663</text:p>
          </table:table-cell>
          <table:table-cell table:formula="of:=IF([.F853]=0;[.G852]+2+1/[.$H$2];[.G852]+1/[.$H$2])" office:value-type="float" office:value="14.166666666667" calcext:value-type="float">
            <text:p>14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4]))" office:value-type="date" office:date-value="2019-10-21T09:21:18.614307" calcext:value-type="date">
            <text:p>2019-10-21 09:21:19</text:p>
          </table:table-cell>
          <table:table-cell table:style-name="ce7" table:formula="of:=[.A854]" office:value-type="date" office:date-value="2019-10-21T09:21:18.614307" calcext:value-type="date">
            <text:p>2019-10-21 09:21:19</text:p>
          </table:table-cell>
          <table:table-cell table:formula="of:=TRUNC([.A854])" office:value-type="float" office:value="43759" calcext:value-type="float">
            <text:p>43759</text:p>
          </table:table-cell>
          <table:table-cell table:style-name="ce12" table:formula="of:=[.B854]-[.C854]" office:value-type="date" office:date-value="1899-12-30T09:21:18.61430668272" calcext:value-type="date">
            <text:p>12/30/99 09:21 AM</text:p>
          </table:table-cell>
          <table:table-cell table:formula="of:=MOD([.E853]-[.$E$2];[.$H$2])+1+[.$E$2]" office:value-type="float" office:value="232" calcext:value-type="float">
            <text:p>232</text:p>
          </table:table-cell>
          <table:table-cell table:formula="of:=MOD([.F853]+1/[.$H$2];5)" office:value-type="float" office:value="4.1833333333333" calcext:value-type="float">
            <text:p>4,1833333333333</text:p>
          </table:table-cell>
          <table:table-cell table:formula="of:=IF([.F854]=0;[.G853]+2+1/[.$H$2];[.G853]+1/[.$H$2])" office:value-type="float" office:value="14.1833333333336" calcext:value-type="float">
            <text:p>14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5]))" office:value-type="date" office:date-value="2019-10-21T09:54:41.567433" calcext:value-type="date">
            <text:p>2019-10-21 09:54:42</text:p>
          </table:table-cell>
          <table:table-cell table:style-name="ce7" table:formula="of:=[.A855]" office:value-type="date" office:date-value="2019-10-21T09:54:41.567433" calcext:value-type="date">
            <text:p>2019-10-21 09:54:42</text:p>
          </table:table-cell>
          <table:table-cell table:formula="of:=TRUNC([.A855])" office:value-type="float" office:value="43759" calcext:value-type="float">
            <text:p>43759</text:p>
          </table:table-cell>
          <table:table-cell table:style-name="ce12" table:formula="of:=[.B855]-[.C855]" office:value-type="date" office:date-value="1899-12-30T09:54:41.56743308064" calcext:value-type="date">
            <text:p>12/30/99 09:54 AM</text:p>
          </table:table-cell>
          <table:table-cell table:formula="of:=MOD([.E854]-[.$E$2];[.$H$2])+1+[.$E$2]" office:value-type="float" office:value="233" calcext:value-type="float">
            <text:p>233</text:p>
          </table:table-cell>
          <table:table-cell table:formula="of:=MOD([.F854]+1/[.$H$2];5)" office:value-type="float" office:value="4.19999999999997" calcext:value-type="float">
            <text:p>4,19999999999997</text:p>
          </table:table-cell>
          <table:table-cell table:formula="of:=IF([.F855]=0;[.G854]+2+1/[.$H$2];[.G854]+1/[.$H$2])" office:value-type="float" office:value="14.2000000000003" calcext:value-type="float">
            <text:p>14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6]))" office:value-type="date" office:date-value="2019-10-21T09:36:56.504977" calcext:value-type="date">
            <text:p>2019-10-21 09:36:57</text:p>
          </table:table-cell>
          <table:table-cell table:style-name="ce7" table:formula="of:=[.A856]" office:value-type="date" office:date-value="2019-10-21T09:36:56.504977" calcext:value-type="date">
            <text:p>2019-10-21 09:36:57</text:p>
          </table:table-cell>
          <table:table-cell table:formula="of:=TRUNC([.A856])" office:value-type="float" office:value="43759" calcext:value-type="float">
            <text:p>43759</text:p>
          </table:table-cell>
          <table:table-cell table:style-name="ce12" table:formula="of:=[.B856]-[.C856]" office:value-type="date" office:date-value="1899-12-30T09:36:56.50497741066" calcext:value-type="date">
            <text:p>12/30/99 09:36 AM</text:p>
          </table:table-cell>
          <table:table-cell table:formula="of:=MOD([.E855]-[.$E$2];[.$H$2])+1+[.$E$2]" office:value-type="float" office:value="234" calcext:value-type="float">
            <text:p>234</text:p>
          </table:table-cell>
          <table:table-cell table:formula="of:=MOD([.F855]+1/[.$H$2];5)" office:value-type="float" office:value="4.21666666666663" calcext:value-type="float">
            <text:p>4,21666666666663</text:p>
          </table:table-cell>
          <table:table-cell table:formula="of:=IF([.F856]=0;[.G855]+2+1/[.$H$2];[.G855]+1/[.$H$2])" office:value-type="float" office:value="14.216666666667" calcext:value-type="float">
            <text:p>14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7]))" office:value-type="date" office:date-value="2019-10-21T09:13:13.764698" calcext:value-type="date">
            <text:p>2019-10-21 09:13:14</text:p>
          </table:table-cell>
          <table:table-cell table:style-name="ce7" table:formula="of:=[.A857]" office:value-type="date" office:date-value="2019-10-21T09:13:13.764698" calcext:value-type="date">
            <text:p>2019-10-21 09:13:14</text:p>
          </table:table-cell>
          <table:table-cell table:formula="of:=TRUNC([.A857])" office:value-type="float" office:value="43759" calcext:value-type="float">
            <text:p>43759</text:p>
          </table:table-cell>
          <table:table-cell table:style-name="ce12" table:formula="of:=[.B857]-[.C857]" office:value-type="date" office:date-value="1899-12-30T09:13:13.76469792333" calcext:value-type="date">
            <text:p>12/30/99 09:13 AM</text:p>
          </table:table-cell>
          <table:table-cell table:formula="of:=MOD([.E856]-[.$E$2];[.$H$2])+1+[.$E$2]" office:value-type="float" office:value="235" calcext:value-type="float">
            <text:p>235</text:p>
          </table:table-cell>
          <table:table-cell table:formula="of:=MOD([.F856]+1/[.$H$2];5)" office:value-type="float" office:value="4.2333333333333" calcext:value-type="float">
            <text:p>4,2333333333333</text:p>
          </table:table-cell>
          <table:table-cell table:formula="of:=IF([.F857]=0;[.G856]+2+1/[.$H$2];[.G856]+1/[.$H$2])" office:value-type="float" office:value="14.2333333333336" calcext:value-type="float">
            <text:p>14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8]))" office:value-type="date" office:date-value="2019-10-21T09:26:25.726975" calcext:value-type="date">
            <text:p>2019-10-21 09:26:26</text:p>
          </table:table-cell>
          <table:table-cell table:style-name="ce7" table:formula="of:=[.A858]" office:value-type="date" office:date-value="2019-10-21T09:26:25.726975" calcext:value-type="date">
            <text:p>2019-10-21 09:26:26</text:p>
          </table:table-cell>
          <table:table-cell table:formula="of:=TRUNC([.A858])" office:value-type="float" office:value="43759" calcext:value-type="float">
            <text:p>43759</text:p>
          </table:table-cell>
          <table:table-cell table:style-name="ce12" table:formula="of:=[.B858]-[.C858]" office:value-type="date" office:date-value="1899-12-30T09:26:25.72697464842" calcext:value-type="date">
            <text:p>12/30/99 09:26 AM</text:p>
          </table:table-cell>
          <table:table-cell table:formula="of:=MOD([.E857]-[.$E$2];[.$H$2])+1+[.$E$2]" office:value-type="float" office:value="236" calcext:value-type="float">
            <text:p>236</text:p>
          </table:table-cell>
          <table:table-cell table:formula="of:=MOD([.F857]+1/[.$H$2];5)" office:value-type="float" office:value="4.24999999999997" calcext:value-type="float">
            <text:p>4,24999999999997</text:p>
          </table:table-cell>
          <table:table-cell table:formula="of:=IF([.F858]=0;[.G857]+2+1/[.$H$2];[.G857]+1/[.$H$2])" office:value-type="float" office:value="14.2500000000003" calcext:value-type="float">
            <text:p>14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9]))" office:value-type="date" office:date-value="2019-10-21T09:16:20.357901" calcext:value-type="date">
            <text:p>2019-10-21 09:16:20</text:p>
          </table:table-cell>
          <table:table-cell table:style-name="ce7" table:formula="of:=[.A859]" office:value-type="date" office:date-value="2019-10-21T09:16:20.357901" calcext:value-type="date">
            <text:p>2019-10-21 09:16:20</text:p>
          </table:table-cell>
          <table:table-cell table:formula="of:=TRUNC([.A859])" office:value-type="float" office:value="43759" calcext:value-type="float">
            <text:p>43759</text:p>
          </table:table-cell>
          <table:table-cell table:style-name="ce12" table:formula="of:=[.B859]-[.C859]" office:value-type="date" office:date-value="1899-12-30T09:16:20.35790103022" calcext:value-type="date">
            <text:p>12/30/99 09:16 AM</text:p>
          </table:table-cell>
          <table:table-cell table:formula="of:=MOD([.E858]-[.$E$2];[.$H$2])+1+[.$E$2]" office:value-type="float" office:value="237" calcext:value-type="float">
            <text:p>237</text:p>
          </table:table-cell>
          <table:table-cell table:formula="of:=MOD([.F858]+1/[.$H$2];5)" office:value-type="float" office:value="4.26666666666663" calcext:value-type="float">
            <text:p>4,26666666666663</text:p>
          </table:table-cell>
          <table:table-cell table:formula="of:=IF([.F859]=0;[.G858]+2+1/[.$H$2];[.G858]+1/[.$H$2])" office:value-type="float" office:value="14.266666666667" calcext:value-type="float">
            <text:p>14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0]))" office:value-type="date" office:date-value="2019-10-21T09:48:22.702628" calcext:value-type="date">
            <text:p>2019-10-21 09:48:23</text:p>
          </table:table-cell>
          <table:table-cell table:style-name="ce7" table:formula="of:=[.A860]" office:value-type="date" office:date-value="2019-10-21T09:48:22.702628" calcext:value-type="date">
            <text:p>2019-10-21 09:48:23</text:p>
          </table:table-cell>
          <table:table-cell table:formula="of:=TRUNC([.A860])" office:value-type="float" office:value="43759" calcext:value-type="float">
            <text:p>43759</text:p>
          </table:table-cell>
          <table:table-cell table:style-name="ce12" table:formula="of:=[.B860]-[.C860]" office:value-type="date" office:date-value="1899-12-30T09:48:22.7026277734" calcext:value-type="date">
            <text:p>12/30/99 09:48 AM</text:p>
          </table:table-cell>
          <table:table-cell table:formula="of:=MOD([.E859]-[.$E$2];[.$H$2])+1+[.$E$2]" office:value-type="float" office:value="238" calcext:value-type="float">
            <text:p>238</text:p>
          </table:table-cell>
          <table:table-cell table:formula="of:=MOD([.F859]+1/[.$H$2];5)" office:value-type="float" office:value="4.2833333333333" calcext:value-type="float">
            <text:p>4,2833333333333</text:p>
          </table:table-cell>
          <table:table-cell table:formula="of:=IF([.F860]=0;[.G859]+2+1/[.$H$2];[.G859]+1/[.$H$2])" office:value-type="float" office:value="14.2833333333336" calcext:value-type="float">
            <text:p>14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1]))" office:value-type="date" office:date-value="2019-10-21T09:57:12.197763" calcext:value-type="date">
            <text:p>2019-10-21 09:57:12</text:p>
          </table:table-cell>
          <table:table-cell table:style-name="ce7" table:formula="of:=[.A861]" office:value-type="date" office:date-value="2019-10-21T09:57:12.197763" calcext:value-type="date">
            <text:p>2019-10-21 09:57:12</text:p>
          </table:table-cell>
          <table:table-cell table:formula="of:=TRUNC([.A861])" office:value-type="float" office:value="43759" calcext:value-type="float">
            <text:p>43759</text:p>
          </table:table-cell>
          <table:table-cell table:style-name="ce12" table:formula="of:=[.B861]-[.C861]" office:value-type="date" office:date-value="1899-12-30T09:57:12.19776295591" calcext:value-type="date">
            <text:p>12/30/99 09:57 AM</text:p>
          </table:table-cell>
          <table:table-cell table:formula="of:=MOD([.E860]-[.$E$2];[.$H$2])+1+[.$E$2]" office:value-type="float" office:value="239" calcext:value-type="float">
            <text:p>239</text:p>
          </table:table-cell>
          <table:table-cell table:formula="of:=MOD([.F860]+1/[.$H$2];5)" office:value-type="float" office:value="4.29999999999997" calcext:value-type="float">
            <text:p>4,29999999999997</text:p>
          </table:table-cell>
          <table:table-cell table:formula="of:=IF([.F861]=0;[.G860]+2+1/[.$H$2];[.G860]+1/[.$H$2])" office:value-type="float" office:value="14.3000000000003" calcext:value-type="float">
            <text:p>14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2]))" office:value-type="date" office:date-value="2019-10-21T09:37:11.60537" calcext:value-type="date">
            <text:p>2019-10-21 09:37:12</text:p>
          </table:table-cell>
          <table:table-cell table:style-name="ce7" table:formula="of:=[.A862]" office:value-type="date" office:date-value="2019-10-21T09:37:11.60537" calcext:value-type="date">
            <text:p>2019-10-21 09:37:12</text:p>
          </table:table-cell>
          <table:table-cell table:formula="of:=TRUNC([.A862])" office:value-type="float" office:value="43759" calcext:value-type="float">
            <text:p>43759</text:p>
          </table:table-cell>
          <table:table-cell table:style-name="ce12" table:formula="of:=[.B862]-[.C862]" office:value-type="date" office:date-value="1899-12-30T09:37:11.60536950454" calcext:value-type="date">
            <text:p>12/30/99 09:37 AM</text:p>
          </table:table-cell>
          <table:table-cell table:formula="of:=MOD([.E861]-[.$E$2];[.$H$2])+1+[.$E$2]" office:value-type="float" office:value="240" calcext:value-type="float">
            <text:p>240</text:p>
          </table:table-cell>
          <table:table-cell table:formula="of:=MOD([.F861]+1/[.$H$2];5)" office:value-type="float" office:value="4.31666666666663" calcext:value-type="float">
            <text:p>4,31666666666663</text:p>
          </table:table-cell>
          <table:table-cell table:formula="of:=IF([.F862]=0;[.G861]+2+1/[.$H$2];[.G861]+1/[.$H$2])" office:value-type="float" office:value="14.316666666667" calcext:value-type="float">
            <text:p>14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3]))" office:value-type="date" office:date-value="2019-10-21T09:10:53.152619" calcext:value-type="date">
            <text:p>2019-10-21 09:10:53</text:p>
          </table:table-cell>
          <table:table-cell table:style-name="ce7" table:formula="of:=[.A863]" office:value-type="date" office:date-value="2019-10-21T09:10:53.152619" calcext:value-type="date">
            <text:p>2019-10-21 09:10:53</text:p>
          </table:table-cell>
          <table:table-cell table:formula="of:=TRUNC([.A863])" office:value-type="float" office:value="43759" calcext:value-type="float">
            <text:p>43759</text:p>
          </table:table-cell>
          <table:table-cell table:style-name="ce12" table:formula="of:=[.B863]-[.C863]" office:value-type="date" office:date-value="1899-12-30T09:10:53.15261862706" calcext:value-type="date">
            <text:p>12/30/99 09:10 AM</text:p>
          </table:table-cell>
          <table:table-cell table:formula="of:=MOD([.E862]-[.$E$2];[.$H$2])+1+[.$E$2]" office:value-type="float" office:value="241" calcext:value-type="float">
            <text:p>241</text:p>
          </table:table-cell>
          <table:table-cell table:formula="of:=MOD([.F862]+1/[.$H$2];5)" office:value-type="float" office:value="4.3333333333333" calcext:value-type="float">
            <text:p>4,3333333333333</text:p>
          </table:table-cell>
          <table:table-cell table:formula="of:=IF([.F863]=0;[.G862]+2+1/[.$H$2];[.G862]+1/[.$H$2])" office:value-type="float" office:value="14.3333333333336" calcext:value-type="float">
            <text:p>14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4]))" office:value-type="date" office:date-value="2019-10-21T09:19:26.227829" calcext:value-type="date">
            <text:p>2019-10-21 09:19:26</text:p>
          </table:table-cell>
          <table:table-cell table:style-name="ce7" table:formula="of:=[.A864]" office:value-type="date" office:date-value="2019-10-21T09:19:26.227829" calcext:value-type="date">
            <text:p>2019-10-21 09:19:26</text:p>
          </table:table-cell>
          <table:table-cell table:formula="of:=TRUNC([.A864])" office:value-type="float" office:value="43759" calcext:value-type="float">
            <text:p>43759</text:p>
          </table:table-cell>
          <table:table-cell table:style-name="ce12" table:formula="of:=[.B864]-[.C864]" office:value-type="date" office:date-value="1899-12-30T09:19:26.22782929335" calcext:value-type="date">
            <text:p>12/30/99 09:19 AM</text:p>
          </table:table-cell>
          <table:table-cell table:formula="of:=MOD([.E863]-[.$E$2];[.$H$2])+1+[.$E$2]" office:value-type="float" office:value="242" calcext:value-type="float">
            <text:p>242</text:p>
          </table:table-cell>
          <table:table-cell table:formula="of:=MOD([.F863]+1/[.$H$2];5)" office:value-type="float" office:value="4.34999999999997" calcext:value-type="float">
            <text:p>4,34999999999997</text:p>
          </table:table-cell>
          <table:table-cell table:formula="of:=IF([.F864]=0;[.G863]+2+1/[.$H$2];[.G863]+1/[.$H$2])" office:value-type="float" office:value="14.3500000000003" calcext:value-type="float">
            <text:p>14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5]))" office:value-type="date" office:date-value="2019-10-21T09:10:52.552515" calcext:value-type="date">
            <text:p>2019-10-21 09:10:53</text:p>
          </table:table-cell>
          <table:table-cell table:style-name="ce7" table:formula="of:=[.A865]" office:value-type="date" office:date-value="2019-10-21T09:10:52.552515" calcext:value-type="date">
            <text:p>2019-10-21 09:10:53</text:p>
          </table:table-cell>
          <table:table-cell table:formula="of:=TRUNC([.A865])" office:value-type="float" office:value="43759" calcext:value-type="float">
            <text:p>43759</text:p>
          </table:table-cell>
          <table:table-cell table:style-name="ce12" table:formula="of:=[.B865]-[.C865]" office:value-type="date" office:date-value="1899-12-30T09:10:52.55251501221" calcext:value-type="date">
            <text:p>12/30/99 09:10 AM</text:p>
          </table:table-cell>
          <table:table-cell table:formula="of:=MOD([.E864]-[.$E$2];[.$H$2])+1+[.$E$2]" office:value-type="float" office:value="243" calcext:value-type="float">
            <text:p>243</text:p>
          </table:table-cell>
          <table:table-cell table:formula="of:=MOD([.F864]+1/[.$H$2];5)" office:value-type="float" office:value="4.36666666666663" calcext:value-type="float">
            <text:p>4,36666666666663</text:p>
          </table:table-cell>
          <table:table-cell table:formula="of:=IF([.F865]=0;[.G864]+2+1/[.$H$2];[.G864]+1/[.$H$2])" office:value-type="float" office:value="14.366666666667" calcext:value-type="float">
            <text:p>14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6]))" office:value-type="date" office:date-value="2019-10-21T09:50:13.405321" calcext:value-type="date">
            <text:p>2019-10-21 09:50:13</text:p>
          </table:table-cell>
          <table:table-cell table:style-name="ce7" table:formula="of:=[.A866]" office:value-type="date" office:date-value="2019-10-21T09:50:13.405321" calcext:value-type="date">
            <text:p>2019-10-21 09:50:13</text:p>
          </table:table-cell>
          <table:table-cell table:formula="of:=TRUNC([.A866])" office:value-type="float" office:value="43759" calcext:value-type="float">
            <text:p>43759</text:p>
          </table:table-cell>
          <table:table-cell table:style-name="ce12" table:formula="of:=[.B866]-[.C866]" office:value-type="date" office:date-value="1899-12-30T09:50:13.40532079339" calcext:value-type="date">
            <text:p>12/30/99 09:50 AM</text:p>
          </table:table-cell>
          <table:table-cell table:formula="of:=MOD([.E865]-[.$E$2];[.$H$2])+1+[.$E$2]" office:value-type="float" office:value="244" calcext:value-type="float">
            <text:p>244</text:p>
          </table:table-cell>
          <table:table-cell table:formula="of:=MOD([.F865]+1/[.$H$2];5)" office:value-type="float" office:value="4.3833333333333" calcext:value-type="float">
            <text:p>4,3833333333333</text:p>
          </table:table-cell>
          <table:table-cell table:formula="of:=IF([.F866]=0;[.G865]+2+1/[.$H$2];[.G865]+1/[.$H$2])" office:value-type="float" office:value="14.3833333333336" calcext:value-type="float">
            <text:p>14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7]))" office:value-type="date" office:date-value="2019-10-21T09:30:26.135825" calcext:value-type="date">
            <text:p>2019-10-21 09:30:26</text:p>
          </table:table-cell>
          <table:table-cell table:style-name="ce7" table:formula="of:=[.A867]" office:value-type="date" office:date-value="2019-10-21T09:30:26.135825" calcext:value-type="date">
            <text:p>2019-10-21 09:30:26</text:p>
          </table:table-cell>
          <table:table-cell table:formula="of:=TRUNC([.A867])" office:value-type="float" office:value="43759" calcext:value-type="float">
            <text:p>43759</text:p>
          </table:table-cell>
          <table:table-cell table:style-name="ce12" table:formula="of:=[.B867]-[.C867]" office:value-type="date" office:date-value="1899-12-30T09:30:26.13582455087" calcext:value-type="date">
            <text:p>12/30/99 09:30 AM</text:p>
          </table:table-cell>
          <table:table-cell table:formula="of:=MOD([.E866]-[.$E$2];[.$H$2])+1+[.$E$2]" office:value-type="float" office:value="245" calcext:value-type="float">
            <text:p>245</text:p>
          </table:table-cell>
          <table:table-cell table:formula="of:=MOD([.F866]+1/[.$H$2];5)" office:value-type="float" office:value="4.39999999999997" calcext:value-type="float">
            <text:p>4,39999999999997</text:p>
          </table:table-cell>
          <table:table-cell table:formula="of:=IF([.F867]=0;[.G866]+2+1/[.$H$2];[.G866]+1/[.$H$2])" office:value-type="float" office:value="14.4000000000003" calcext:value-type="float">
            <text:p>14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8]))" office:value-type="date" office:date-value="2019-10-21T09:03:09.709228" calcext:value-type="date">
            <text:p>2019-10-21 09:03:10</text:p>
          </table:table-cell>
          <table:table-cell table:style-name="ce7" table:formula="of:=[.A868]" office:value-type="date" office:date-value="2019-10-21T09:03:09.709228" calcext:value-type="date">
            <text:p>2019-10-21 09:03:10</text:p>
          </table:table-cell>
          <table:table-cell table:formula="of:=TRUNC([.A868])" office:value-type="float" office:value="43759" calcext:value-type="float">
            <text:p>43759</text:p>
          </table:table-cell>
          <table:table-cell table:style-name="ce12" table:formula="of:=[.B868]-[.C868]" office:value-type="date" office:date-value="1899-12-30T09:03:09.70922799781" calcext:value-type="date">
            <text:p>12/30/99 09:03 AM</text:p>
          </table:table-cell>
          <table:table-cell table:formula="of:=MOD([.E867]-[.$E$2];[.$H$2])+1+[.$E$2]" office:value-type="float" office:value="246" calcext:value-type="float">
            <text:p>246</text:p>
          </table:table-cell>
          <table:table-cell table:formula="of:=MOD([.F867]+1/[.$H$2];5)" office:value-type="float" office:value="4.41666666666663" calcext:value-type="float">
            <text:p>4,41666666666663</text:p>
          </table:table-cell>
          <table:table-cell table:formula="of:=IF([.F868]=0;[.G867]+2+1/[.$H$2];[.G867]+1/[.$H$2])" office:value-type="float" office:value="14.416666666667" calcext:value-type="float">
            <text:p>14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9]))" office:value-type="date" office:date-value="2019-10-21T09:58:45.523195" calcext:value-type="date">
            <text:p>2019-10-21 09:58:46</text:p>
          </table:table-cell>
          <table:table-cell table:style-name="ce7" table:formula="of:=[.A869]" office:value-type="date" office:date-value="2019-10-21T09:58:45.523195" calcext:value-type="date">
            <text:p>2019-10-21 09:58:46</text:p>
          </table:table-cell>
          <table:table-cell table:formula="of:=TRUNC([.A869])" office:value-type="float" office:value="43759" calcext:value-type="float">
            <text:p>43759</text:p>
          </table:table-cell>
          <table:table-cell table:style-name="ce12" table:formula="of:=[.B869]-[.C869]" office:value-type="date" office:date-value="1899-12-30T09:58:45.52319469396" calcext:value-type="date">
            <text:p>12/30/99 09:58 AM</text:p>
          </table:table-cell>
          <table:table-cell table:formula="of:=MOD([.E868]-[.$E$2];[.$H$2])+1+[.$E$2]" office:value-type="float" office:value="247" calcext:value-type="float">
            <text:p>247</text:p>
          </table:table-cell>
          <table:table-cell table:formula="of:=MOD([.F868]+1/[.$H$2];5)" office:value-type="float" office:value="4.4333333333333" calcext:value-type="float">
            <text:p>4,4333333333333</text:p>
          </table:table-cell>
          <table:table-cell table:formula="of:=IF([.F869]=0;[.G868]+2+1/[.$H$2];[.G868]+1/[.$H$2])" office:value-type="float" office:value="14.4333333333336" calcext:value-type="float">
            <text:p>14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0]))" office:value-type="date" office:date-value="2019-10-21T09:33:12.292621" calcext:value-type="date">
            <text:p>2019-10-21 09:33:12</text:p>
          </table:table-cell>
          <table:table-cell table:style-name="ce7" table:formula="of:=[.A870]" office:value-type="date" office:date-value="2019-10-21T09:33:12.292621" calcext:value-type="date">
            <text:p>2019-10-21 09:33:12</text:p>
          </table:table-cell>
          <table:table-cell table:formula="of:=TRUNC([.A870])" office:value-type="float" office:value="43759" calcext:value-type="float">
            <text:p>43759</text:p>
          </table:table-cell>
          <table:table-cell table:style-name="ce12" table:formula="of:=[.B870]-[.C870]" office:value-type="date" office:date-value="1899-12-30T09:33:12.29262107983" calcext:value-type="date">
            <text:p>12/30/99 09:33 AM</text:p>
          </table:table-cell>
          <table:table-cell table:formula="of:=MOD([.E869]-[.$E$2];[.$H$2])+1+[.$E$2]" office:value-type="float" office:value="248" calcext:value-type="float">
            <text:p>248</text:p>
          </table:table-cell>
          <table:table-cell table:formula="of:=MOD([.F869]+1/[.$H$2];5)" office:value-type="float" office:value="4.44999999999996" calcext:value-type="float">
            <text:p>4,44999999999996</text:p>
          </table:table-cell>
          <table:table-cell table:formula="of:=IF([.F870]=0;[.G869]+2+1/[.$H$2];[.G869]+1/[.$H$2])" office:value-type="float" office:value="14.4500000000003" calcext:value-type="float">
            <text:p>14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1]))" office:value-type="date" office:date-value="2019-10-21T09:23:27.267085" calcext:value-type="date">
            <text:p>2019-10-21 09:23:27</text:p>
          </table:table-cell>
          <table:table-cell table:style-name="ce7" table:formula="of:=[.A871]" office:value-type="date" office:date-value="2019-10-21T09:23:27.267085" calcext:value-type="date">
            <text:p>2019-10-21 09:23:27</text:p>
          </table:table-cell>
          <table:table-cell table:formula="of:=TRUNC([.A871])" office:value-type="float" office:value="43759" calcext:value-type="float">
            <text:p>43759</text:p>
          </table:table-cell>
          <table:table-cell table:style-name="ce12" table:formula="of:=[.B871]-[.C871]" office:value-type="date" office:date-value="1899-12-30T09:23:27.2670846479" calcext:value-type="date">
            <text:p>12/30/99 09:23 AM</text:p>
          </table:table-cell>
          <table:table-cell table:formula="of:=MOD([.E870]-[.$E$2];[.$H$2])+1+[.$E$2]" office:value-type="float" office:value="249" calcext:value-type="float">
            <text:p>249</text:p>
          </table:table-cell>
          <table:table-cell table:formula="of:=MOD([.F870]+1/[.$H$2];5)" office:value-type="float" office:value="4.46666666666663" calcext:value-type="float">
            <text:p>4,46666666666663</text:p>
          </table:table-cell>
          <table:table-cell table:formula="of:=IF([.F871]=0;[.G870]+2+1/[.$H$2];[.G870]+1/[.$H$2])" office:value-type="float" office:value="14.466666666667" calcext:value-type="float">
            <text:p>14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2]))" office:value-type="date" office:date-value="2019-10-21T09:27:43.512066" calcext:value-type="date">
            <text:p>2019-10-21 09:27:44</text:p>
          </table:table-cell>
          <table:table-cell table:style-name="ce7" table:formula="of:=[.A872]" office:value-type="date" office:date-value="2019-10-21T09:27:43.512066" calcext:value-type="date">
            <text:p>2019-10-21 09:27:44</text:p>
          </table:table-cell>
          <table:table-cell table:formula="of:=TRUNC([.A872])" office:value-type="float" office:value="43759" calcext:value-type="float">
            <text:p>43759</text:p>
          </table:table-cell>
          <table:table-cell table:style-name="ce12" table:formula="of:=[.B872]-[.C872]" office:value-type="date" office:date-value="1899-12-30T09:27:43.51206621621" calcext:value-type="date">
            <text:p>12/30/99 09:27 AM</text:p>
          </table:table-cell>
          <table:table-cell table:formula="of:=MOD([.E871]-[.$E$2];[.$H$2])+1+[.$E$2]" office:value-type="float" office:value="250" calcext:value-type="float">
            <text:p>250</text:p>
          </table:table-cell>
          <table:table-cell table:formula="of:=MOD([.F871]+1/[.$H$2];5)" office:value-type="float" office:value="4.4833333333333" calcext:value-type="float">
            <text:p>4,4833333333333</text:p>
          </table:table-cell>
          <table:table-cell table:formula="of:=IF([.F872]=0;[.G871]+2+1/[.$H$2];[.G871]+1/[.$H$2])" office:value-type="float" office:value="14.4833333333336" calcext:value-type="float">
            <text:p>14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3]))" office:value-type="date" office:date-value="2019-10-21T09:41:35.929869" calcext:value-type="date">
            <text:p>2019-10-21 09:41:36</text:p>
          </table:table-cell>
          <table:table-cell table:style-name="ce7" table:formula="of:=[.A873]" office:value-type="date" office:date-value="2019-10-21T09:41:35.929869" calcext:value-type="date">
            <text:p>2019-10-21 09:41:36</text:p>
          </table:table-cell>
          <table:table-cell table:formula="of:=TRUNC([.A873])" office:value-type="float" office:value="43759" calcext:value-type="float">
            <text:p>43759</text:p>
          </table:table-cell>
          <table:table-cell table:style-name="ce12" table:formula="of:=[.B873]-[.C873]" office:value-type="date" office:date-value="1899-12-30T09:41:35.92986933421" calcext:value-type="date">
            <text:p>12/30/99 09:41 AM</text:p>
          </table:table-cell>
          <table:table-cell table:formula="of:=MOD([.E872]-[.$E$2];[.$H$2])+1+[.$E$2]" office:value-type="float" office:value="251" calcext:value-type="float">
            <text:p>251</text:p>
          </table:table-cell>
          <table:table-cell table:formula="of:=MOD([.F872]+1/[.$H$2];5)" office:value-type="float" office:value="4.49999999999996" calcext:value-type="float">
            <text:p>4,49999999999996</text:p>
          </table:table-cell>
          <table:table-cell table:formula="of:=IF([.F873]=0;[.G872]+2+1/[.$H$2];[.G872]+1/[.$H$2])" office:value-type="float" office:value="14.5000000000003" calcext:value-type="float">
            <text:p>14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4]))" office:value-type="date" office:date-value="2019-10-21T09:20:02.74193" calcext:value-type="date">
            <text:p>2019-10-21 09:20:03</text:p>
          </table:table-cell>
          <table:table-cell table:style-name="ce7" table:formula="of:=[.A874]" office:value-type="date" office:date-value="2019-10-21T09:20:02.74193" calcext:value-type="date">
            <text:p>2019-10-21 09:20:03</text:p>
          </table:table-cell>
          <table:table-cell table:formula="of:=TRUNC([.A874])" office:value-type="float" office:value="43759" calcext:value-type="float">
            <text:p>43759</text:p>
          </table:table-cell>
          <table:table-cell table:style-name="ce12" table:formula="of:=[.B874]-[.C874]" office:value-type="date" office:date-value="1899-12-30T09:20:02.74192979559" calcext:value-type="date">
            <text:p>12/30/99 09:20 AM</text:p>
          </table:table-cell>
          <table:table-cell table:formula="of:=MOD([.E873]-[.$E$2];[.$H$2])+1+[.$E$2]" office:value-type="float" office:value="252" calcext:value-type="float">
            <text:p>252</text:p>
          </table:table-cell>
          <table:table-cell table:formula="of:=MOD([.F873]+1/[.$H$2];5)" office:value-type="float" office:value="4.51666666666663" calcext:value-type="float">
            <text:p>4,51666666666663</text:p>
          </table:table-cell>
          <table:table-cell table:formula="of:=IF([.F874]=0;[.G873]+2+1/[.$H$2];[.G873]+1/[.$H$2])" office:value-type="float" office:value="14.516666666667" calcext:value-type="float">
            <text:p>14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5]))" office:value-type="date" office:date-value="2019-10-21T09:33:58.338114" calcext:value-type="date">
            <text:p>2019-10-21 09:33:58</text:p>
          </table:table-cell>
          <table:table-cell table:style-name="ce7" table:formula="of:=[.A875]" office:value-type="date" office:date-value="2019-10-21T09:33:58.338114" calcext:value-type="date">
            <text:p>2019-10-21 09:33:58</text:p>
          </table:table-cell>
          <table:table-cell table:formula="of:=TRUNC([.A875])" office:value-type="float" office:value="43759" calcext:value-type="float">
            <text:p>43759</text:p>
          </table:table-cell>
          <table:table-cell table:style-name="ce12" table:formula="of:=[.B875]-[.C875]" office:value-type="date" office:date-value="1899-12-30T09:33:58.33811413497" calcext:value-type="date">
            <text:p>12/30/99 09:33 AM</text:p>
          </table:table-cell>
          <table:table-cell table:formula="of:=MOD([.E874]-[.$E$2];[.$H$2])+1+[.$E$2]" office:value-type="float" office:value="253" calcext:value-type="float">
            <text:p>253</text:p>
          </table:table-cell>
          <table:table-cell table:formula="of:=MOD([.F874]+1/[.$H$2];5)" office:value-type="float" office:value="4.5333333333333" calcext:value-type="float">
            <text:p>4,5333333333333</text:p>
          </table:table-cell>
          <table:table-cell table:formula="of:=IF([.F875]=0;[.G874]+2+1/[.$H$2];[.G874]+1/[.$H$2])" office:value-type="float" office:value="14.5333333333336" calcext:value-type="float">
            <text:p>14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6]))" office:value-type="date" office:date-value="2019-10-21T09:43:30.125119" calcext:value-type="date">
            <text:p>2019-10-21 09:43:30</text:p>
          </table:table-cell>
          <table:table-cell table:style-name="ce7" table:formula="of:=[.A876]" office:value-type="date" office:date-value="2019-10-21T09:43:30.125119" calcext:value-type="date">
            <text:p>2019-10-21 09:43:30</text:p>
          </table:table-cell>
          <table:table-cell table:formula="of:=TRUNC([.A876])" office:value-type="float" office:value="43759" calcext:value-type="float">
            <text:p>43759</text:p>
          </table:table-cell>
          <table:table-cell table:style-name="ce12" table:formula="of:=[.B876]-[.C876]" office:value-type="date" office:date-value="1899-12-30T09:43:30.12511909939" calcext:value-type="date">
            <text:p>12/30/99 09:43 AM</text:p>
          </table:table-cell>
          <table:table-cell table:formula="of:=MOD([.E875]-[.$E$2];[.$H$2])+1+[.$E$2]" office:value-type="float" office:value="254" calcext:value-type="float">
            <text:p>254</text:p>
          </table:table-cell>
          <table:table-cell table:formula="of:=MOD([.F875]+1/[.$H$2];5)" office:value-type="float" office:value="4.54999999999996" calcext:value-type="float">
            <text:p>4,54999999999996</text:p>
          </table:table-cell>
          <table:table-cell table:formula="of:=IF([.F876]=0;[.G875]+2+1/[.$H$2];[.G875]+1/[.$H$2])" office:value-type="float" office:value="14.5500000000003" calcext:value-type="float">
            <text:p>14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7]))" office:value-type="date" office:date-value="2019-10-21T09:17:50.659171" calcext:value-type="date">
            <text:p>2019-10-21 09:17:51</text:p>
          </table:table-cell>
          <table:table-cell table:style-name="ce7" table:formula="of:=[.A877]" office:value-type="date" office:date-value="2019-10-21T09:17:50.659171" calcext:value-type="date">
            <text:p>2019-10-21 09:17:51</text:p>
          </table:table-cell>
          <table:table-cell table:formula="of:=TRUNC([.A877])" office:value-type="float" office:value="43759" calcext:value-type="float">
            <text:p>43759</text:p>
          </table:table-cell>
          <table:table-cell table:style-name="ce12" table:formula="of:=[.B877]-[.C877]" office:value-type="date" office:date-value="1899-12-30T09:17:50.65917144064" calcext:value-type="date">
            <text:p>12/30/99 09:17 AM</text:p>
          </table:table-cell>
          <table:table-cell table:formula="of:=MOD([.E876]-[.$E$2];[.$H$2])+1+[.$E$2]" office:value-type="float" office:value="255" calcext:value-type="float">
            <text:p>255</text:p>
          </table:table-cell>
          <table:table-cell table:formula="of:=MOD([.F876]+1/[.$H$2];5)" office:value-type="float" office:value="4.56666666666663" calcext:value-type="float">
            <text:p>4,56666666666663</text:p>
          </table:table-cell>
          <table:table-cell table:formula="of:=IF([.F877]=0;[.G876]+2+1/[.$H$2];[.G876]+1/[.$H$2])" office:value-type="float" office:value="14.566666666667" calcext:value-type="float">
            <text:p>14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8]))" office:value-type="date" office:date-value="2019-10-21T08:51:58.503712" calcext:value-type="date">
            <text:p>2019-10-21 08:51:59</text:p>
          </table:table-cell>
          <table:table-cell table:style-name="ce7" table:formula="of:=[.A878]" office:value-type="date" office:date-value="2019-10-21T08:51:58.503712" calcext:value-type="date">
            <text:p>2019-10-21 08:51:59</text:p>
          </table:table-cell>
          <table:table-cell table:formula="of:=TRUNC([.A878])" office:value-type="float" office:value="43759" calcext:value-type="float">
            <text:p>43759</text:p>
          </table:table-cell>
          <table:table-cell table:style-name="ce12" table:formula="of:=[.B878]-[.C878]" office:value-type="date" office:date-value="1899-12-30T08:51:58.50371242035" calcext:value-type="date">
            <text:p>12/30/99 08:51 AM</text:p>
          </table:table-cell>
          <table:table-cell table:formula="of:=MOD([.E877]-[.$E$2];[.$H$2])+1+[.$E$2]" office:value-type="float" office:value="256" calcext:value-type="float">
            <text:p>256</text:p>
          </table:table-cell>
          <table:table-cell table:formula="of:=MOD([.F877]+1/[.$H$2];5)" office:value-type="float" office:value="4.5833333333333" calcext:value-type="float">
            <text:p>4,5833333333333</text:p>
          </table:table-cell>
          <table:table-cell table:formula="of:=IF([.F878]=0;[.G877]+2+1/[.$H$2];[.G877]+1/[.$H$2])" office:value-type="float" office:value="14.5833333333336" calcext:value-type="float">
            <text:p>14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9]))" office:value-type="date" office:date-value="2019-10-21T09:13:09.642953" calcext:value-type="date">
            <text:p>2019-10-21 09:13:10</text:p>
          </table:table-cell>
          <table:table-cell table:style-name="ce7" table:formula="of:=[.A879]" office:value-type="date" office:date-value="2019-10-21T09:13:09.642953" calcext:value-type="date">
            <text:p>2019-10-21 09:13:10</text:p>
          </table:table-cell>
          <table:table-cell table:formula="of:=TRUNC([.A879])" office:value-type="float" office:value="43759" calcext:value-type="float">
            <text:p>43759</text:p>
          </table:table-cell>
          <table:table-cell table:style-name="ce12" table:formula="of:=[.B879]-[.C879]" office:value-type="date" office:date-value="1899-12-30T09:13:09.64295340702" calcext:value-type="date">
            <text:p>12/30/99 09:13 AM</text:p>
          </table:table-cell>
          <table:table-cell table:formula="of:=MOD([.E878]-[.$E$2];[.$H$2])+1+[.$E$2]" office:value-type="float" office:value="257" calcext:value-type="float">
            <text:p>257</text:p>
          </table:table-cell>
          <table:table-cell table:formula="of:=MOD([.F878]+1/[.$H$2];5)" office:value-type="float" office:value="4.59999999999996" calcext:value-type="float">
            <text:p>4,59999999999996</text:p>
          </table:table-cell>
          <table:table-cell table:formula="of:=IF([.F879]=0;[.G878]+2+1/[.$H$2];[.G878]+1/[.$H$2])" office:value-type="float" office:value="14.6000000000003" calcext:value-type="float">
            <text:p>14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0]))" office:value-type="date" office:date-value="2019-10-21T09:24:15.338384" calcext:value-type="date">
            <text:p>2019-10-21 09:24:15</text:p>
          </table:table-cell>
          <table:table-cell table:style-name="ce7" table:formula="of:=[.A880]" office:value-type="date" office:date-value="2019-10-21T09:24:15.338384" calcext:value-type="date">
            <text:p>2019-10-21 09:24:15</text:p>
          </table:table-cell>
          <table:table-cell table:formula="of:=TRUNC([.A880])" office:value-type="float" office:value="43759" calcext:value-type="float">
            <text:p>43759</text:p>
          </table:table-cell>
          <table:table-cell table:style-name="ce12" table:formula="of:=[.B880]-[.C880]" office:value-type="date" office:date-value="1899-12-30T09:24:15.33838395495" calcext:value-type="date">
            <text:p>12/30/99 09:24 AM</text:p>
          </table:table-cell>
          <table:table-cell table:formula="of:=MOD([.E879]-[.$E$2];[.$H$2])+1+[.$E$2]" office:value-type="float" office:value="258" calcext:value-type="float">
            <text:p>258</text:p>
          </table:table-cell>
          <table:table-cell table:formula="of:=MOD([.F879]+1/[.$H$2];5)" office:value-type="float" office:value="4.61666666666663" calcext:value-type="float">
            <text:p>4,61666666666663</text:p>
          </table:table-cell>
          <table:table-cell table:formula="of:=IF([.F880]=0;[.G879]+2+1/[.$H$2];[.G879]+1/[.$H$2])" office:value-type="float" office:value="14.616666666667" calcext:value-type="float">
            <text:p>14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1]))" office:value-type="date" office:date-value="2019-10-21T09:47:33.110391" calcext:value-type="date">
            <text:p>2019-10-21 09:47:33</text:p>
          </table:table-cell>
          <table:table-cell table:style-name="ce7" table:formula="of:=[.A881]" office:value-type="date" office:date-value="2019-10-21T09:47:33.110391" calcext:value-type="date">
            <text:p>2019-10-21 09:47:33</text:p>
          </table:table-cell>
          <table:table-cell table:formula="of:=TRUNC([.A881])" office:value-type="float" office:value="43759" calcext:value-type="float">
            <text:p>43759</text:p>
          </table:table-cell>
          <table:table-cell table:style-name="ce12" table:formula="of:=[.B881]-[.C881]" office:value-type="date" office:date-value="1899-12-30T09:47:33.110390855" calcext:value-type="date">
            <text:p>12/30/99 09:47 AM</text:p>
          </table:table-cell>
          <table:table-cell table:formula="of:=MOD([.E880]-[.$E$2];[.$H$2])+1+[.$E$2]" office:value-type="float" office:value="259" calcext:value-type="float">
            <text:p>259</text:p>
          </table:table-cell>
          <table:table-cell table:formula="of:=MOD([.F880]+1/[.$H$2];5)" office:value-type="float" office:value="4.6333333333333" calcext:value-type="float">
            <text:p>4,6333333333333</text:p>
          </table:table-cell>
          <table:table-cell table:formula="of:=IF([.F881]=0;[.G880]+2+1/[.$H$2];[.G880]+1/[.$H$2])" office:value-type="float" office:value="14.6333333333336" calcext:value-type="float">
            <text:p>14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2]))" office:value-type="date" office:date-value="2019-10-21T09:20:55.7395" calcext:value-type="date">
            <text:p>2019-10-21 09:20:56</text:p>
          </table:table-cell>
          <table:table-cell table:style-name="ce7" table:formula="of:=[.A882]" office:value-type="date" office:date-value="2019-10-21T09:20:55.7395" calcext:value-type="date">
            <text:p>2019-10-21 09:20:56</text:p>
          </table:table-cell>
          <table:table-cell table:formula="of:=TRUNC([.A882])" office:value-type="float" office:value="43759" calcext:value-type="float">
            <text:p>43759</text:p>
          </table:table-cell>
          <table:table-cell table:style-name="ce12" table:formula="of:=[.B882]-[.C882]" office:value-type="date" office:date-value="1899-12-30T09:20:55.73949990794" calcext:value-type="date">
            <text:p>12/30/99 09:20 AM</text:p>
          </table:table-cell>
          <table:table-cell table:formula="of:=MOD([.E881]-[.$E$2];[.$H$2])+1+[.$E$2]" office:value-type="float" office:value="260" calcext:value-type="float">
            <text:p>260</text:p>
          </table:table-cell>
          <table:table-cell table:formula="of:=MOD([.F881]+1/[.$H$2];5)" office:value-type="float" office:value="4.64999999999996" calcext:value-type="float">
            <text:p>4,64999999999996</text:p>
          </table:table-cell>
          <table:table-cell table:formula="of:=IF([.F882]=0;[.G881]+2+1/[.$H$2];[.G881]+1/[.$H$2])" office:value-type="float" office:value="14.6500000000003" calcext:value-type="float">
            <text:p>14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3]))" office:value-type="date" office:date-value="2019-10-21T09:26:44.023833" calcext:value-type="date">
            <text:p>2019-10-21 09:26:44</text:p>
          </table:table-cell>
          <table:table-cell table:style-name="ce7" table:formula="of:=[.A883]" office:value-type="date" office:date-value="2019-10-21T09:26:44.023833" calcext:value-type="date">
            <text:p>2019-10-21 09:26:44</text:p>
          </table:table-cell>
          <table:table-cell table:formula="of:=TRUNC([.A883])" office:value-type="float" office:value="43759" calcext:value-type="float">
            <text:p>43759</text:p>
          </table:table-cell>
          <table:table-cell table:style-name="ce12" table:formula="of:=[.B883]-[.C883]" office:value-type="date" office:date-value="1899-12-30T09:26:44.0238333866" calcext:value-type="date">
            <text:p>12/30/99 09:26 AM</text:p>
          </table:table-cell>
          <table:table-cell table:formula="of:=MOD([.E882]-[.$E$2];[.$H$2])+1+[.$E$2]" office:value-type="float" office:value="261" calcext:value-type="float">
            <text:p>261</text:p>
          </table:table-cell>
          <table:table-cell table:formula="of:=MOD([.F882]+1/[.$H$2];5)" office:value-type="float" office:value="4.66666666666663" calcext:value-type="float">
            <text:p>4,66666666666663</text:p>
          </table:table-cell>
          <table:table-cell table:formula="of:=IF([.F883]=0;[.G882]+2+1/[.$H$2];[.G882]+1/[.$H$2])" office:value-type="float" office:value="14.666666666667" calcext:value-type="float">
            <text:p>14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4]))" office:value-type="date" office:date-value="2019-10-21T10:07:34.240317" calcext:value-type="date">
            <text:p>2019-10-21 10:07:34</text:p>
          </table:table-cell>
          <table:table-cell table:style-name="ce7" table:formula="of:=[.A884]" office:value-type="date" office:date-value="2019-10-21T10:07:34.240317" calcext:value-type="date">
            <text:p>2019-10-21 10:07:34</text:p>
          </table:table-cell>
          <table:table-cell table:formula="of:=TRUNC([.A884])" office:value-type="float" office:value="43759" calcext:value-type="float">
            <text:p>43759</text:p>
          </table:table-cell>
          <table:table-cell table:style-name="ce12" table:formula="of:=[.B884]-[.C884]" office:value-type="date" office:date-value="1899-12-30T10:07:34.24031659495" calcext:value-type="date">
            <text:p>12/30/99 10:07 AM</text:p>
          </table:table-cell>
          <table:table-cell table:formula="of:=MOD([.E883]-[.$E$2];[.$H$2])+1+[.$E$2]" office:value-type="float" office:value="262" calcext:value-type="float">
            <text:p>262</text:p>
          </table:table-cell>
          <table:table-cell table:formula="of:=MOD([.F883]+1/[.$H$2];5)" office:value-type="float" office:value="4.6833333333333" calcext:value-type="float">
            <text:p>4,6833333333333</text:p>
          </table:table-cell>
          <table:table-cell table:formula="of:=IF([.F884]=0;[.G883]+2+1/[.$H$2];[.G883]+1/[.$H$2])" office:value-type="float" office:value="14.6833333333336" calcext:value-type="float">
            <text:p>14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5]))" office:value-type="date" office:date-value="2019-10-21T09:54:08.447549" calcext:value-type="date">
            <text:p>2019-10-21 09:54:08</text:p>
          </table:table-cell>
          <table:table-cell table:style-name="ce7" table:formula="of:=[.A885]" office:value-type="date" office:date-value="2019-10-21T09:54:08.447549" calcext:value-type="date">
            <text:p>2019-10-21 09:54:08</text:p>
          </table:table-cell>
          <table:table-cell table:formula="of:=TRUNC([.A885])" office:value-type="float" office:value="43759" calcext:value-type="float">
            <text:p>43759</text:p>
          </table:table-cell>
          <table:table-cell table:style-name="ce12" table:formula="of:=[.B885]-[.C885]" office:value-type="date" office:date-value="1899-12-30T09:54:08.44754948281" calcext:value-type="date">
            <text:p>12/30/99 09:54 AM</text:p>
          </table:table-cell>
          <table:table-cell table:formula="of:=MOD([.E884]-[.$E$2];[.$H$2])+1+[.$E$2]" office:value-type="float" office:value="263" calcext:value-type="float">
            <text:p>263</text:p>
          </table:table-cell>
          <table:table-cell table:formula="of:=MOD([.F884]+1/[.$H$2];5)" office:value-type="float" office:value="4.69999999999996" calcext:value-type="float">
            <text:p>4,69999999999996</text:p>
          </table:table-cell>
          <table:table-cell table:formula="of:=IF([.F885]=0;[.G884]+2+1/[.$H$2];[.G884]+1/[.$H$2])" office:value-type="float" office:value="14.7000000000003" calcext:value-type="float">
            <text:p>14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6]))" office:value-type="date" office:date-value="2019-10-21T09:29:01.024923" calcext:value-type="date">
            <text:p>2019-10-21 09:29:01</text:p>
          </table:table-cell>
          <table:table-cell table:style-name="ce7" table:formula="of:=[.A886]" office:value-type="date" office:date-value="2019-10-21T09:29:01.024923" calcext:value-type="date">
            <text:p>2019-10-21 09:29:01</text:p>
          </table:table-cell>
          <table:table-cell table:formula="of:=TRUNC([.A886])" office:value-type="float" office:value="43759" calcext:value-type="float">
            <text:p>43759</text:p>
          </table:table-cell>
          <table:table-cell table:style-name="ce12" table:formula="of:=[.B886]-[.C886]" office:value-type="date" office:date-value="1899-12-30T09:29:01.02492341772" calcext:value-type="date">
            <text:p>12/30/99 09:29 AM</text:p>
          </table:table-cell>
          <table:table-cell table:formula="of:=MOD([.E885]-[.$E$2];[.$H$2])+1+[.$E$2]" office:value-type="float" office:value="264" calcext:value-type="float">
            <text:p>264</text:p>
          </table:table-cell>
          <table:table-cell table:formula="of:=MOD([.F885]+1/[.$H$2];5)" office:value-type="float" office:value="4.71666666666663" calcext:value-type="float">
            <text:p>4,71666666666663</text:p>
          </table:table-cell>
          <table:table-cell table:formula="of:=IF([.F886]=0;[.G885]+2+1/[.$H$2];[.G885]+1/[.$H$2])" office:value-type="float" office:value="14.716666666667" calcext:value-type="float">
            <text:p>14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7]))" office:value-type="date" office:date-value="2019-10-21T09:48:43.163507" calcext:value-type="date">
            <text:p>2019-10-21 09:48:43</text:p>
          </table:table-cell>
          <table:table-cell table:style-name="ce7" table:formula="of:=[.A887]" office:value-type="date" office:date-value="2019-10-21T09:48:43.163507" calcext:value-type="date">
            <text:p>2019-10-21 09:48:43</text:p>
          </table:table-cell>
          <table:table-cell table:formula="of:=TRUNC([.A887])" office:value-type="float" office:value="43759" calcext:value-type="float">
            <text:p>43759</text:p>
          </table:table-cell>
          <table:table-cell table:style-name="ce12" table:formula="of:=[.B887]-[.C887]" office:value-type="date" office:date-value="1899-12-30T09:48:43.16350678448" calcext:value-type="date">
            <text:p>12/30/99 09:48 AM</text:p>
          </table:table-cell>
          <table:table-cell table:formula="of:=MOD([.E886]-[.$E$2];[.$H$2])+1+[.$E$2]" office:value-type="float" office:value="265" calcext:value-type="float">
            <text:p>265</text:p>
          </table:table-cell>
          <table:table-cell table:formula="of:=MOD([.F886]+1/[.$H$2];5)" office:value-type="float" office:value="4.7333333333333" calcext:value-type="float">
            <text:p>4,7333333333333</text:p>
          </table:table-cell>
          <table:table-cell table:formula="of:=IF([.F887]=0;[.G886]+2+1/[.$H$2];[.G886]+1/[.$H$2])" office:value-type="float" office:value="14.7333333333336" calcext:value-type="float">
            <text:p>14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8]))" office:value-type="date" office:date-value="2019-10-21T09:32:20.905904" calcext:value-type="date">
            <text:p>2019-10-21 09:32:21</text:p>
          </table:table-cell>
          <table:table-cell table:style-name="ce7" table:formula="of:=[.A888]" office:value-type="date" office:date-value="2019-10-21T09:32:20.905904" calcext:value-type="date">
            <text:p>2019-10-21 09:32:21</text:p>
          </table:table-cell>
          <table:table-cell table:formula="of:=TRUNC([.A888])" office:value-type="float" office:value="43759" calcext:value-type="float">
            <text:p>43759</text:p>
          </table:table-cell>
          <table:table-cell table:style-name="ce12" table:formula="of:=[.B888]-[.C888]" office:value-type="date" office:date-value="1899-12-30T09:32:20.90590397827" calcext:value-type="date">
            <text:p>12/30/99 09:32 AM</text:p>
          </table:table-cell>
          <table:table-cell table:formula="of:=MOD([.E887]-[.$E$2];[.$H$2])+1+[.$E$2]" office:value-type="float" office:value="266" calcext:value-type="float">
            <text:p>266</text:p>
          </table:table-cell>
          <table:table-cell table:formula="of:=MOD([.F887]+1/[.$H$2];5)" office:value-type="float" office:value="4.74999999999996" calcext:value-type="float">
            <text:p>4,74999999999996</text:p>
          </table:table-cell>
          <table:table-cell table:formula="of:=IF([.F888]=0;[.G887]+2+1/[.$H$2];[.G887]+1/[.$H$2])" office:value-type="float" office:value="14.7500000000003" calcext:value-type="float">
            <text:p>14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9]))" office:value-type="date" office:date-value="2019-10-21T09:32:51.345733" calcext:value-type="date">
            <text:p>2019-10-21 09:32:51</text:p>
          </table:table-cell>
          <table:table-cell table:style-name="ce7" table:formula="of:=[.A889]" office:value-type="date" office:date-value="2019-10-21T09:32:51.345733" calcext:value-type="date">
            <text:p>2019-10-21 09:32:51</text:p>
          </table:table-cell>
          <table:table-cell table:formula="of:=TRUNC([.A889])" office:value-type="float" office:value="43759" calcext:value-type="float">
            <text:p>43759</text:p>
          </table:table-cell>
          <table:table-cell table:style-name="ce12" table:formula="of:=[.B889]-[.C889]" office:value-type="date" office:date-value="1899-12-30T09:32:51.34573333897" calcext:value-type="date">
            <text:p>12/30/99 09:32 AM</text:p>
          </table:table-cell>
          <table:table-cell table:formula="of:=MOD([.E888]-[.$E$2];[.$H$2])+1+[.$E$2]" office:value-type="float" office:value="267" calcext:value-type="float">
            <text:p>267</text:p>
          </table:table-cell>
          <table:table-cell table:formula="of:=MOD([.F888]+1/[.$H$2];5)" office:value-type="float" office:value="4.76666666666663" calcext:value-type="float">
            <text:p>4,76666666666663</text:p>
          </table:table-cell>
          <table:table-cell table:formula="of:=IF([.F889]=0;[.G888]+2+1/[.$H$2];[.G888]+1/[.$H$2])" office:value-type="float" office:value="14.766666666667" calcext:value-type="float">
            <text:p>14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0]))" office:value-type="date" office:date-value="2019-10-21T09:31:22.79534" calcext:value-type="date">
            <text:p>2019-10-21 09:31:23</text:p>
          </table:table-cell>
          <table:table-cell table:style-name="ce7" table:formula="of:=[.A890]" office:value-type="date" office:date-value="2019-10-21T09:31:22.79534" calcext:value-type="date">
            <text:p>2019-10-21 09:31:23</text:p>
          </table:table-cell>
          <table:table-cell table:formula="of:=TRUNC([.A890])" office:value-type="float" office:value="43759" calcext:value-type="float">
            <text:p>43759</text:p>
          </table:table-cell>
          <table:table-cell table:style-name="ce12" table:formula="of:=[.B890]-[.C890]" office:value-type="date" office:date-value="1899-12-30T09:31:22.79534045141" calcext:value-type="date">
            <text:p>12/30/99 09:31 AM</text:p>
          </table:table-cell>
          <table:table-cell table:formula="of:=MOD([.E889]-[.$E$2];[.$H$2])+1+[.$E$2]" office:value-type="float" office:value="268" calcext:value-type="float">
            <text:p>268</text:p>
          </table:table-cell>
          <table:table-cell table:formula="of:=MOD([.F889]+1/[.$H$2];5)" office:value-type="float" office:value="4.7833333333333" calcext:value-type="float">
            <text:p>4,7833333333333</text:p>
          </table:table-cell>
          <table:table-cell table:formula="of:=IF([.F890]=0;[.G889]+2+1/[.$H$2];[.G889]+1/[.$H$2])" office:value-type="float" office:value="14.7833333333336" calcext:value-type="float">
            <text:p>14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1]))" office:value-type="date" office:date-value="2019-10-21T09:15:39.823371" calcext:value-type="date">
            <text:p>2019-10-21 09:15:40</text:p>
          </table:table-cell>
          <table:table-cell table:style-name="ce7" table:formula="of:=[.A891]" office:value-type="date" office:date-value="2019-10-21T09:15:39.823371" calcext:value-type="date">
            <text:p>2019-10-21 09:15:40</text:p>
          </table:table-cell>
          <table:table-cell table:formula="of:=TRUNC([.A891])" office:value-type="float" office:value="43759" calcext:value-type="float">
            <text:p>43759</text:p>
          </table:table-cell>
          <table:table-cell table:style-name="ce12" table:formula="of:=[.B891]-[.C891]" office:value-type="date" office:date-value="1899-12-30T09:15:39.82337058987" calcext:value-type="date">
            <text:p>12/30/99 09:15 AM</text:p>
          </table:table-cell>
          <table:table-cell table:formula="of:=MOD([.E890]-[.$E$2];[.$H$2])+1+[.$E$2]" office:value-type="float" office:value="269" calcext:value-type="float">
            <text:p>269</text:p>
          </table:table-cell>
          <table:table-cell table:formula="of:=MOD([.F890]+1/[.$H$2];5)" office:value-type="float" office:value="4.79999999999996" calcext:value-type="float">
            <text:p>4,79999999999996</text:p>
          </table:table-cell>
          <table:table-cell table:formula="of:=IF([.F891]=0;[.G890]+2+1/[.$H$2];[.G890]+1/[.$H$2])" office:value-type="float" office:value="14.8000000000003" calcext:value-type="float">
            <text:p>14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2]))" office:value-type="date" office:date-value="2019-10-21T09:37:00.584078" calcext:value-type="date">
            <text:p>2019-10-21 09:37:01</text:p>
          </table:table-cell>
          <table:table-cell table:style-name="ce7" table:formula="of:=[.A892]" office:value-type="date" office:date-value="2019-10-21T09:37:00.584078" calcext:value-type="date">
            <text:p>2019-10-21 09:37:01</text:p>
          </table:table-cell>
          <table:table-cell table:formula="of:=TRUNC([.A892])" office:value-type="float" office:value="43759" calcext:value-type="float">
            <text:p>43759</text:p>
          </table:table-cell>
          <table:table-cell table:style-name="ce12" table:formula="of:=[.B892]-[.C892]" office:value-type="date" office:date-value="1899-12-30T09:37:00.58407794684" calcext:value-type="date">
            <text:p>12/30/99 09:37 AM</text:p>
          </table:table-cell>
          <table:table-cell table:formula="of:=MOD([.E891]-[.$E$2];[.$H$2])+1+[.$E$2]" office:value-type="float" office:value="270" calcext:value-type="float">
            <text:p>270</text:p>
          </table:table-cell>
          <table:table-cell table:formula="of:=MOD([.F891]+1/[.$H$2];5)" office:value-type="float" office:value="4.81666666666663" calcext:value-type="float">
            <text:p>4,81666666666663</text:p>
          </table:table-cell>
          <table:table-cell table:formula="of:=IF([.F892]=0;[.G891]+2+1/[.$H$2];[.G891]+1/[.$H$2])" office:value-type="float" office:value="14.816666666667" calcext:value-type="float">
            <text:p>14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3]))" office:value-type="date" office:date-value="2019-10-21T09:26:22.557999" calcext:value-type="date">
            <text:p>2019-10-21 09:26:23</text:p>
          </table:table-cell>
          <table:table-cell table:style-name="ce7" table:formula="of:=[.A893]" office:value-type="date" office:date-value="2019-10-21T09:26:22.557999" calcext:value-type="date">
            <text:p>2019-10-21 09:26:23</text:p>
          </table:table-cell>
          <table:table-cell table:formula="of:=TRUNC([.A893])" office:value-type="float" office:value="43759" calcext:value-type="float">
            <text:p>43759</text:p>
          </table:table-cell>
          <table:table-cell table:style-name="ce12" table:formula="of:=[.B893]-[.C893]" office:value-type="date" office:date-value="1899-12-30T09:26:22.5579991797" calcext:value-type="date">
            <text:p>12/30/99 09:26 AM</text:p>
          </table:table-cell>
          <table:table-cell table:formula="of:=MOD([.E892]-[.$E$2];[.$H$2])+1+[.$E$2]" office:value-type="float" office:value="271" calcext:value-type="float">
            <text:p>271</text:p>
          </table:table-cell>
          <table:table-cell table:formula="of:=MOD([.F892]+1/[.$H$2];5)" office:value-type="float" office:value="4.8333333333333" calcext:value-type="float">
            <text:p>4,8333333333333</text:p>
          </table:table-cell>
          <table:table-cell table:formula="of:=IF([.F893]=0;[.G892]+2+1/[.$H$2];[.G892]+1/[.$H$2])" office:value-type="float" office:value="14.8333333333336" calcext:value-type="float">
            <text:p>14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4]))" office:value-type="date" office:date-value="2019-10-21T09:39:06.548422" calcext:value-type="date">
            <text:p>2019-10-21 09:39:07</text:p>
          </table:table-cell>
          <table:table-cell table:style-name="ce7" table:formula="of:=[.A894]" office:value-type="date" office:date-value="2019-10-21T09:39:06.548422" calcext:value-type="date">
            <text:p>2019-10-21 09:39:07</text:p>
          </table:table-cell>
          <table:table-cell table:formula="of:=TRUNC([.A894])" office:value-type="float" office:value="43759" calcext:value-type="float">
            <text:p>43759</text:p>
          </table:table-cell>
          <table:table-cell table:style-name="ce12" table:formula="of:=[.B894]-[.C894]" office:value-type="date" office:date-value="1899-12-30T09:39:06.54842249583" calcext:value-type="date">
            <text:p>12/30/99 09:39 AM</text:p>
          </table:table-cell>
          <table:table-cell table:formula="of:=MOD([.E893]-[.$E$2];[.$H$2])+1+[.$E$2]" office:value-type="float" office:value="272" calcext:value-type="float">
            <text:p>272</text:p>
          </table:table-cell>
          <table:table-cell table:formula="of:=MOD([.F893]+1/[.$H$2];5)" office:value-type="float" office:value="4.84999999999996" calcext:value-type="float">
            <text:p>4,84999999999996</text:p>
          </table:table-cell>
          <table:table-cell table:formula="of:=IF([.F894]=0;[.G893]+2+1/[.$H$2];[.G893]+1/[.$H$2])" office:value-type="float" office:value="14.8500000000003" calcext:value-type="float">
            <text:p>14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5]))" office:value-type="date" office:date-value="2019-10-21T09:41:15.884522" calcext:value-type="date">
            <text:p>2019-10-21 09:41:16</text:p>
          </table:table-cell>
          <table:table-cell table:style-name="ce7" table:formula="of:=[.A895]" office:value-type="date" office:date-value="2019-10-21T09:41:15.884522" calcext:value-type="date">
            <text:p>2019-10-21 09:41:16</text:p>
          </table:table-cell>
          <table:table-cell table:formula="of:=TRUNC([.A895])" office:value-type="float" office:value="43759" calcext:value-type="float">
            <text:p>43759</text:p>
          </table:table-cell>
          <table:table-cell table:style-name="ce12" table:formula="of:=[.B895]-[.C895]" office:value-type="date" office:date-value="1899-12-30T09:41:15.88452191558" calcext:value-type="date">
            <text:p>12/30/99 09:41 AM</text:p>
          </table:table-cell>
          <table:table-cell table:formula="of:=MOD([.E894]-[.$E$2];[.$H$2])+1+[.$E$2]" office:value-type="float" office:value="273" calcext:value-type="float">
            <text:p>273</text:p>
          </table:table-cell>
          <table:table-cell table:formula="of:=MOD([.F894]+1/[.$H$2];5)" office:value-type="float" office:value="4.86666666666663" calcext:value-type="float">
            <text:p>4,86666666666663</text:p>
          </table:table-cell>
          <table:table-cell table:formula="of:=IF([.F895]=0;[.G894]+2+1/[.$H$2];[.G894]+1/[.$H$2])" office:value-type="float" office:value="14.866666666667" calcext:value-type="float">
            <text:p>14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6]))" office:value-type="date" office:date-value="2019-10-21T09:22:19.044705" calcext:value-type="date">
            <text:p>2019-10-21 09:22:19</text:p>
          </table:table-cell>
          <table:table-cell table:style-name="ce7" table:formula="of:=[.A896]" office:value-type="date" office:date-value="2019-10-21T09:22:19.044705" calcext:value-type="date">
            <text:p>2019-10-21 09:22:19</text:p>
          </table:table-cell>
          <table:table-cell table:formula="of:=TRUNC([.A896])" office:value-type="float" office:value="43759" calcext:value-type="float">
            <text:p>43759</text:p>
          </table:table-cell>
          <table:table-cell table:style-name="ce12" table:formula="of:=[.B896]-[.C896]" office:value-type="date" office:date-value="1899-12-30T09:22:19.04470524285" calcext:value-type="date">
            <text:p>12/30/99 09:22 AM</text:p>
          </table:table-cell>
          <table:table-cell table:formula="of:=MOD([.E895]-[.$E$2];[.$H$2])+1+[.$E$2]" office:value-type="float" office:value="274" calcext:value-type="float">
            <text:p>274</text:p>
          </table:table-cell>
          <table:table-cell table:formula="of:=MOD([.F895]+1/[.$H$2];5)" office:value-type="float" office:value="4.8833333333333" calcext:value-type="float">
            <text:p>4,8833333333333</text:p>
          </table:table-cell>
          <table:table-cell table:formula="of:=IF([.F896]=0;[.G895]+2+1/[.$H$2];[.G895]+1/[.$H$2])" office:value-type="float" office:value="14.8833333333337" calcext:value-type="float">
            <text:p>14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7]))" office:value-type="date" office:date-value="2019-10-21T09:34:00.828823" calcext:value-type="date">
            <text:p>2019-10-21 09:34:01</text:p>
          </table:table-cell>
          <table:table-cell table:style-name="ce7" table:formula="of:=[.A897]" office:value-type="date" office:date-value="2019-10-21T09:34:00.828823" calcext:value-type="date">
            <text:p>2019-10-21 09:34:01</text:p>
          </table:table-cell>
          <table:table-cell table:formula="of:=TRUNC([.A897])" office:value-type="float" office:value="43759" calcext:value-type="float">
            <text:p>43759</text:p>
          </table:table-cell>
          <table:table-cell table:style-name="ce12" table:formula="of:=[.B897]-[.C897]" office:value-type="date" office:date-value="1899-12-30T09:34:00.82882306539" calcext:value-type="date">
            <text:p>12/30/99 09:34 AM</text:p>
          </table:table-cell>
          <table:table-cell table:formula="of:=MOD([.E896]-[.$E$2];[.$H$2])+1+[.$E$2]" office:value-type="float" office:value="275" calcext:value-type="float">
            <text:p>275</text:p>
          </table:table-cell>
          <table:table-cell table:formula="of:=MOD([.F896]+1/[.$H$2];5)" office:value-type="float" office:value="4.89999999999996" calcext:value-type="float">
            <text:p>4,89999999999996</text:p>
          </table:table-cell>
          <table:table-cell table:formula="of:=IF([.F897]=0;[.G896]+2+1/[.$H$2];[.G896]+1/[.$H$2])" office:value-type="float" office:value="14.9000000000003" calcext:value-type="float">
            <text:p>14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8]))" office:value-type="date" office:date-value="2019-10-21T09:31:34.555084" calcext:value-type="date">
            <text:p>2019-10-21 09:31:35</text:p>
          </table:table-cell>
          <table:table-cell table:style-name="ce7" table:formula="of:=[.A898]" office:value-type="date" office:date-value="2019-10-21T09:31:34.555084" calcext:value-type="date">
            <text:p>2019-10-21 09:31:35</text:p>
          </table:table-cell>
          <table:table-cell table:formula="of:=TRUNC([.A898])" office:value-type="float" office:value="43759" calcext:value-type="float">
            <text:p>43759</text:p>
          </table:table-cell>
          <table:table-cell table:style-name="ce12" table:formula="of:=[.B898]-[.C898]" office:value-type="date" office:date-value="1899-12-30T09:31:34.55508354586" calcext:value-type="date">
            <text:p>12/30/99 09:31 AM</text:p>
          </table:table-cell>
          <table:table-cell table:formula="of:=MOD([.E897]-[.$E$2];[.$H$2])+1+[.$E$2]" office:value-type="float" office:value="276" calcext:value-type="float">
            <text:p>276</text:p>
          </table:table-cell>
          <table:table-cell table:formula="of:=MOD([.F897]+1/[.$H$2];5)" office:value-type="float" office:value="4.91666666666663" calcext:value-type="float">
            <text:p>4,91666666666663</text:p>
          </table:table-cell>
          <table:table-cell table:formula="of:=IF([.F898]=0;[.G897]+2+1/[.$H$2];[.G897]+1/[.$H$2])" office:value-type="float" office:value="14.916666666667" calcext:value-type="float">
            <text:p>14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9]))" office:value-type="date" office:date-value="2019-10-21T09:22:47.726144" calcext:value-type="date">
            <text:p>2019-10-21 09:22:48</text:p>
          </table:table-cell>
          <table:table-cell table:style-name="ce7" table:formula="of:=[.A899]" office:value-type="date" office:date-value="2019-10-21T09:22:47.726144" calcext:value-type="date">
            <text:p>2019-10-21 09:22:48</text:p>
          </table:table-cell>
          <table:table-cell table:formula="of:=TRUNC([.A899])" office:value-type="float" office:value="43759" calcext:value-type="float">
            <text:p>43759</text:p>
          </table:table-cell>
          <table:table-cell table:style-name="ce12" table:formula="of:=[.B899]-[.C899]" office:value-type="date" office:date-value="1899-12-30T09:22:47.72614354268" calcext:value-type="date">
            <text:p>12/30/99 09:22 AM</text:p>
          </table:table-cell>
          <table:table-cell table:formula="of:=MOD([.E898]-[.$E$2];[.$H$2])+1+[.$E$2]" office:value-type="float" office:value="277" calcext:value-type="float">
            <text:p>277</text:p>
          </table:table-cell>
          <table:table-cell table:formula="of:=MOD([.F898]+1/[.$H$2];5)" office:value-type="float" office:value="4.9333333333333" calcext:value-type="float">
            <text:p>4,9333333333333</text:p>
          </table:table-cell>
          <table:table-cell table:formula="of:=IF([.F899]=0;[.G898]+2+1/[.$H$2];[.G898]+1/[.$H$2])" office:value-type="float" office:value="14.9333333333337" calcext:value-type="float">
            <text:p>14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0]))" office:value-type="date" office:date-value="2019-10-21T09:28:47.996765" calcext:value-type="date">
            <text:p>2019-10-21 09:28:48</text:p>
          </table:table-cell>
          <table:table-cell table:style-name="ce7" table:formula="of:=[.A900]" office:value-type="date" office:date-value="2019-10-21T09:28:47.996765" calcext:value-type="date">
            <text:p>2019-10-21 09:28:48</text:p>
          </table:table-cell>
          <table:table-cell table:formula="of:=TRUNC([.A900])" office:value-type="float" office:value="43759" calcext:value-type="float">
            <text:p>43759</text:p>
          </table:table-cell>
          <table:table-cell table:style-name="ce12" table:formula="of:=[.B900]-[.C900]" office:value-type="date" office:date-value="1899-12-30T09:28:47.99676535651" calcext:value-type="date">
            <text:p>12/30/99 09:28 AM</text:p>
          </table:table-cell>
          <table:table-cell table:formula="of:=MOD([.E899]-[.$E$2];[.$H$2])+1+[.$E$2]" office:value-type="float" office:value="278" calcext:value-type="float">
            <text:p>278</text:p>
          </table:table-cell>
          <table:table-cell table:formula="of:=MOD([.F899]+1/[.$H$2];5)" office:value-type="float" office:value="4.94999999999996" calcext:value-type="float">
            <text:p>4,94999999999996</text:p>
          </table:table-cell>
          <table:table-cell table:formula="of:=IF([.F900]=0;[.G899]+2+1/[.$H$2];[.G899]+1/[.$H$2])" office:value-type="float" office:value="14.9500000000003" calcext:value-type="float">
            <text:p>14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1]))" office:value-type="date" office:date-value="2019-10-21T09:51:59.094868" calcext:value-type="date">
            <text:p>2019-10-21 09:51:59</text:p>
          </table:table-cell>
          <table:table-cell table:style-name="ce7" table:formula="of:=[.A901]" office:value-type="date" office:date-value="2019-10-21T09:51:59.094868" calcext:value-type="date">
            <text:p>2019-10-21 09:51:59</text:p>
          </table:table-cell>
          <table:table-cell table:formula="of:=TRUNC([.A901])" office:value-type="float" office:value="43759" calcext:value-type="float">
            <text:p>43759</text:p>
          </table:table-cell>
          <table:table-cell table:style-name="ce12" table:formula="of:=[.B901]-[.C901]" office:value-type="date" office:date-value="1899-12-30T09:51:59.09486835357" calcext:value-type="date">
            <text:p>12/30/99 09:51 AM</text:p>
          </table:table-cell>
          <table:table-cell table:formula="of:=MOD([.E900]-[.$E$2];[.$H$2])+1+[.$E$2]" office:value-type="float" office:value="279" calcext:value-type="float">
            <text:p>279</text:p>
          </table:table-cell>
          <table:table-cell table:formula="of:=MOD([.F900]+1/[.$H$2];5)" office:value-type="float" office:value="4.96666666666663" calcext:value-type="float">
            <text:p>4,96666666666663</text:p>
          </table:table-cell>
          <table:table-cell table:formula="of:=IF([.F901]=0;[.G900]+2+1/[.$H$2];[.G900]+1/[.$H$2])" office:value-type="float" office:value="14.966666666667" calcext:value-type="float">
            <text:p>14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2]))" office:value-type="date" office:date-value="2019-10-21T09:37:43.241288" calcext:value-type="date">
            <text:p>2019-10-21 09:37:43</text:p>
          </table:table-cell>
          <table:table-cell table:style-name="ce7" table:formula="of:=[.A902]" office:value-type="date" office:date-value="2019-10-21T09:37:43.241288" calcext:value-type="date">
            <text:p>2019-10-21 09:37:43</text:p>
          </table:table-cell>
          <table:table-cell table:formula="of:=TRUNC([.A902])" office:value-type="float" office:value="43759" calcext:value-type="float">
            <text:p>43759</text:p>
          </table:table-cell>
          <table:table-cell table:style-name="ce12" table:formula="of:=[.B902]-[.C902]" office:value-type="date" office:date-value="1899-12-30T09:37:43.24128848501" calcext:value-type="date">
            <text:p>12/30/99 09:37 AM</text:p>
          </table:table-cell>
          <table:table-cell table:formula="of:=MOD([.E901]-[.$E$2];[.$H$2])+1+[.$E$2]" office:value-type="float" office:value="280" calcext:value-type="float">
            <text:p>280</text:p>
          </table:table-cell>
          <table:table-cell table:formula="of:=MOD([.F901]+1/[.$H$2];5)" office:value-type="float" office:value="4.9833333333333" calcext:value-type="float">
            <text:p>4,9833333333333</text:p>
          </table:table-cell>
          <table:table-cell table:formula="of:=IF([.F902]=0;[.G901]+2+1/[.$H$2];[.G901]+1/[.$H$2])" office:value-type="float" office:value="14.9833333333337" calcext:value-type="float">
            <text:p>14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3]))" office:value-type="date" office:date-value="2019-10-22T09:34:46.008211" calcext:value-type="date">
            <text:p>2019-10-22 09:34:46</text:p>
          </table:table-cell>
          <table:table-cell table:style-name="ce7" table:formula="of:=[.A903]" office:value-type="date" office:date-value="2019-10-22T09:34:46.008211" calcext:value-type="date">
            <text:p>2019-10-22 09:34:46</text:p>
          </table:table-cell>
          <table:table-cell table:formula="of:=TRUNC([.A903])" office:value-type="float" office:value="43760" calcext:value-type="float">
            <text:p>43760</text:p>
          </table:table-cell>
          <table:table-cell table:style-name="ce12" table:formula="of:=[.B903]-[.C903]" office:value-type="date" office:date-value="1899-12-30T09:34:46.0082105035" calcext:value-type="date">
            <text:p>12/30/99 09:34 AM</text:p>
          </table:table-cell>
          <table:table-cell table:formula="of:=MOD([.E902]-[.$E$2];[.$H$2])+1+[.$E$2]" office:value-type="float" office:value="221" calcext:value-type="float">
            <text:p>221</text:p>
          </table:table-cell>
          <table:table-cell table:formula="of:=MOD([.F902]+1/[.$H$2];5)" office:value-type="float" office:value="4.99999999999996" calcext:value-type="float">
            <text:p>4,99999999999996</text:p>
          </table:table-cell>
          <table:table-cell table:formula="of:=IF([.F903]=0;[.G902]+2+1/[.$H$2];[.G902]+1/[.$H$2])" office:value-type="float" office:value="15.0000000000003" calcext:value-type="float">
            <text:p>15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4]))" office:value-type="date" office:date-value="2019-10-22T09:36:30.77996" calcext:value-type="date">
            <text:p>2019-10-22 09:36:31</text:p>
          </table:table-cell>
          <table:table-cell table:style-name="ce7" table:formula="of:=[.A904]" office:value-type="date" office:date-value="2019-10-22T09:36:30.77996" calcext:value-type="date">
            <text:p>2019-10-22 09:36:31</text:p>
          </table:table-cell>
          <table:table-cell table:formula="of:=TRUNC([.A904])" office:value-type="float" office:value="43760" calcext:value-type="float">
            <text:p>43760</text:p>
          </table:table-cell>
          <table:table-cell table:style-name="ce12" table:formula="of:=[.B904]-[.C904]" office:value-type="date" office:date-value="1899-12-30T09:36:30.7799604116" calcext:value-type="date">
            <text:p>12/30/99 09:36 AM</text:p>
          </table:table-cell>
          <table:table-cell table:formula="of:=MOD([.E903]-[.$E$2];[.$H$2])+1+[.$E$2]" office:value-type="float" office:value="222" calcext:value-type="float">
            <text:p>222</text:p>
          </table:table-cell>
          <table:table-cell table:formula="of:=MOD([.F903]+1/[.$H$2];5)" office:value-type="float" office:value="0.0166666666666293" calcext:value-type="float">
            <text:p>0,016666666666629</text:p>
          </table:table-cell>
          <table:table-cell table:formula="of:=IF([.F904]=0;[.G903]+2+1/[.$H$2];[.G903]+1/[.$H$2])" office:value-type="float" office:value="15.016666666667" calcext:value-type="float">
            <text:p>15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5]))" office:value-type="date" office:date-value="2019-10-22T09:51:25.964493" calcext:value-type="date">
            <text:p>2019-10-22 09:51:26</text:p>
          </table:table-cell>
          <table:table-cell table:style-name="ce7" table:formula="of:=[.A905]" office:value-type="date" office:date-value="2019-10-22T09:51:25.964493" calcext:value-type="date">
            <text:p>2019-10-22 09:51:26</text:p>
          </table:table-cell>
          <table:table-cell table:formula="of:=TRUNC([.A905])" office:value-type="float" office:value="43760" calcext:value-type="float">
            <text:p>43760</text:p>
          </table:table-cell>
          <table:table-cell table:style-name="ce12" table:formula="of:=[.B905]-[.C905]" office:value-type="date" office:date-value="1899-12-30T09:51:25.96449333709" calcext:value-type="date">
            <text:p>12/30/99 09:51 AM</text:p>
          </table:table-cell>
          <table:table-cell table:formula="of:=MOD([.E904]-[.$E$2];[.$H$2])+1+[.$E$2]" office:value-type="float" office:value="223" calcext:value-type="float">
            <text:p>223</text:p>
          </table:table-cell>
          <table:table-cell table:formula="of:=MOD([.F904]+1/[.$H$2];5)" office:value-type="float" office:value="0.033333333333296" calcext:value-type="float">
            <text:p>0,033333333333296</text:p>
          </table:table-cell>
          <table:table-cell table:formula="of:=IF([.F905]=0;[.G904]+2+1/[.$H$2];[.G904]+1/[.$H$2])" office:value-type="float" office:value="15.0333333333337" calcext:value-type="float">
            <text:p>15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6]))" office:value-type="date" office:date-value="2019-10-22T09:42:24.791613" calcext:value-type="date">
            <text:p>2019-10-22 09:42:25</text:p>
          </table:table-cell>
          <table:table-cell table:style-name="ce7" table:formula="of:=[.A906]" office:value-type="date" office:date-value="2019-10-22T09:42:24.791613" calcext:value-type="date">
            <text:p>2019-10-22 09:42:25</text:p>
          </table:table-cell>
          <table:table-cell table:formula="of:=TRUNC([.A906])" office:value-type="float" office:value="43760" calcext:value-type="float">
            <text:p>43760</text:p>
          </table:table-cell>
          <table:table-cell table:style-name="ce12" table:formula="of:=[.B906]-[.C906]" office:value-type="date" office:date-value="1899-12-30T09:42:24.79161333293" calcext:value-type="date">
            <text:p>12/30/99 09:42 AM</text:p>
          </table:table-cell>
          <table:table-cell table:formula="of:=MOD([.E905]-[.$E$2];[.$H$2])+1+[.$E$2]" office:value-type="float" office:value="224" calcext:value-type="float">
            <text:p>224</text:p>
          </table:table-cell>
          <table:table-cell table:formula="of:=MOD([.F905]+1/[.$H$2];5)" office:value-type="float" office:value="0.0499999999999626" calcext:value-type="float">
            <text:p>0,049999999999963</text:p>
          </table:table-cell>
          <table:table-cell table:formula="of:=IF([.F906]=0;[.G905]+2+1/[.$H$2];[.G905]+1/[.$H$2])" office:value-type="float" office:value="15.0500000000003" calcext:value-type="float">
            <text:p>15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7]))" office:value-type="date" office:date-value="2019-10-22T09:29:41.19548" calcext:value-type="date">
            <text:p>2019-10-22 09:29:41</text:p>
          </table:table-cell>
          <table:table-cell table:style-name="ce7" table:formula="of:=[.A907]" office:value-type="date" office:date-value="2019-10-22T09:29:41.19548" calcext:value-type="date">
            <text:p>2019-10-22 09:29:41</text:p>
          </table:table-cell>
          <table:table-cell table:formula="of:=TRUNC([.A907])" office:value-type="float" office:value="43760" calcext:value-type="float">
            <text:p>43760</text:p>
          </table:table-cell>
          <table:table-cell table:style-name="ce12" table:formula="of:=[.B907]-[.C907]" office:value-type="date" office:date-value="1899-12-30T09:29:41.19547977112" calcext:value-type="date">
            <text:p>12/30/99 09:29 AM</text:p>
          </table:table-cell>
          <table:table-cell table:formula="of:=MOD([.E906]-[.$E$2];[.$H$2])+1+[.$E$2]" office:value-type="float" office:value="225" calcext:value-type="float">
            <text:p>225</text:p>
          </table:table-cell>
          <table:table-cell table:formula="of:=MOD([.F906]+1/[.$H$2];5)" office:value-type="float" office:value="0.0666666666666293" calcext:value-type="float">
            <text:p>0,066666666666629</text:p>
          </table:table-cell>
          <table:table-cell table:formula="of:=IF([.F907]=0;[.G906]+2+1/[.$H$2];[.G906]+1/[.$H$2])" office:value-type="float" office:value="15.066666666667" calcext:value-type="float">
            <text:p>15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8]))" office:value-type="date" office:date-value="2019-10-22T09:36:23.356161" calcext:value-type="date">
            <text:p>2019-10-22 09:36:23</text:p>
          </table:table-cell>
          <table:table-cell table:style-name="ce7" table:formula="of:=[.A908]" office:value-type="date" office:date-value="2019-10-22T09:36:23.356161" calcext:value-type="date">
            <text:p>2019-10-22 09:36:23</text:p>
          </table:table-cell>
          <table:table-cell table:formula="of:=TRUNC([.A908])" office:value-type="float" office:value="43760" calcext:value-type="float">
            <text:p>43760</text:p>
          </table:table-cell>
          <table:table-cell table:style-name="ce12" table:formula="of:=[.B908]-[.C908]" office:value-type="date" office:date-value="1899-12-30T09:36:23.35616053082" calcext:value-type="date">
            <text:p>12/30/99 09:36 AM</text:p>
          </table:table-cell>
          <table:table-cell table:formula="of:=MOD([.E907]-[.$E$2];[.$H$2])+1+[.$E$2]" office:value-type="float" office:value="226" calcext:value-type="float">
            <text:p>226</text:p>
          </table:table-cell>
          <table:table-cell table:formula="of:=MOD([.F907]+1/[.$H$2];5)" office:value-type="float" office:value="0.083333333333296" calcext:value-type="float">
            <text:p>0,083333333333296</text:p>
          </table:table-cell>
          <table:table-cell table:formula="of:=IF([.F908]=0;[.G907]+2+1/[.$H$2];[.G907]+1/[.$H$2])" office:value-type="float" office:value="15.0833333333337" calcext:value-type="float">
            <text:p>15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9]))" office:value-type="date" office:date-value="2019-10-22T09:19:51.736199" calcext:value-type="date">
            <text:p>2019-10-22 09:19:52</text:p>
          </table:table-cell>
          <table:table-cell table:style-name="ce7" table:formula="of:=[.A909]" office:value-type="date" office:date-value="2019-10-22T09:19:51.736199" calcext:value-type="date">
            <text:p>2019-10-22 09:19:52</text:p>
          </table:table-cell>
          <table:table-cell table:formula="of:=TRUNC([.A909])" office:value-type="float" office:value="43760" calcext:value-type="float">
            <text:p>43760</text:p>
          </table:table-cell>
          <table:table-cell table:style-name="ce12" table:formula="of:=[.B909]-[.C909]" office:value-type="date" office:date-value="1899-12-30T09:19:51.73619903158" calcext:value-type="date">
            <text:p>12/30/99 09:19 AM</text:p>
          </table:table-cell>
          <table:table-cell table:formula="of:=MOD([.E908]-[.$E$2];[.$H$2])+1+[.$E$2]" office:value-type="float" office:value="227" calcext:value-type="float">
            <text:p>227</text:p>
          </table:table-cell>
          <table:table-cell table:formula="of:=MOD([.F908]+1/[.$H$2];5)" office:value-type="float" office:value="0.0999999999999626" calcext:value-type="float">
            <text:p>0,099999999999963</text:p>
          </table:table-cell>
          <table:table-cell table:formula="of:=IF([.F909]=0;[.G908]+2+1/[.$H$2];[.G908]+1/[.$H$2])" office:value-type="float" office:value="15.1000000000003" calcext:value-type="float">
            <text:p>15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0]))" office:value-type="date" office:date-value="2019-10-22T09:26:07.317352" calcext:value-type="date">
            <text:p>2019-10-22 09:26:07</text:p>
          </table:table-cell>
          <table:table-cell table:style-name="ce7" table:formula="of:=[.A910]" office:value-type="date" office:date-value="2019-10-22T09:26:07.317352" calcext:value-type="date">
            <text:p>2019-10-22 09:26:07</text:p>
          </table:table-cell>
          <table:table-cell table:formula="of:=TRUNC([.A910])" office:value-type="float" office:value="43760" calcext:value-type="float">
            <text:p>43760</text:p>
          </table:table-cell>
          <table:table-cell table:style-name="ce12" table:formula="of:=[.B910]-[.C910]" office:value-type="date" office:date-value="1899-12-30T09:26:07.3173524905" calcext:value-type="date">
            <text:p>12/30/99 09:26 AM</text:p>
          </table:table-cell>
          <table:table-cell table:formula="of:=MOD([.E909]-[.$E$2];[.$H$2])+1+[.$E$2]" office:value-type="float" office:value="228" calcext:value-type="float">
            <text:p>228</text:p>
          </table:table-cell>
          <table:table-cell table:formula="of:=MOD([.F909]+1/[.$H$2];5)" office:value-type="float" office:value="0.116666666666629" calcext:value-type="float">
            <text:p>0,116666666666629</text:p>
          </table:table-cell>
          <table:table-cell table:formula="of:=IF([.F910]=0;[.G909]+2+1/[.$H$2];[.G909]+1/[.$H$2])" office:value-type="float" office:value="15.116666666667" calcext:value-type="float">
            <text:p>15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1]))" office:value-type="date" office:date-value="2019-10-22T09:23:19.33422" calcext:value-type="date">
            <text:p>2019-10-22 09:23:19</text:p>
          </table:table-cell>
          <table:table-cell table:style-name="ce7" table:formula="of:=[.A911]" office:value-type="date" office:date-value="2019-10-22T09:23:19.33422" calcext:value-type="date">
            <text:p>2019-10-22 09:23:19</text:p>
          </table:table-cell>
          <table:table-cell table:formula="of:=TRUNC([.A911])" office:value-type="float" office:value="43760" calcext:value-type="float">
            <text:p>43760</text:p>
          </table:table-cell>
          <table:table-cell table:style-name="ce12" table:formula="of:=[.B911]-[.C911]" office:value-type="date" office:date-value="1899-12-30T09:23:19.33421993628" calcext:value-type="date">
            <text:p>12/30/99 09:23 AM</text:p>
          </table:table-cell>
          <table:table-cell table:formula="of:=MOD([.E910]-[.$E$2];[.$H$2])+1+[.$E$2]" office:value-type="float" office:value="229" calcext:value-type="float">
            <text:p>229</text:p>
          </table:table-cell>
          <table:table-cell table:formula="of:=MOD([.F910]+1/[.$H$2];5)" office:value-type="float" office:value="0.133333333333296" calcext:value-type="float">
            <text:p>0,133333333333296</text:p>
          </table:table-cell>
          <table:table-cell table:formula="of:=IF([.F911]=0;[.G910]+2+1/[.$H$2];[.G910]+1/[.$H$2])" office:value-type="float" office:value="15.1333333333337" calcext:value-type="float">
            <text:p>15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2]))" office:value-type="date" office:date-value="2019-10-22T09:28:22.372687" calcext:value-type="date">
            <text:p>2019-10-22 09:28:22</text:p>
          </table:table-cell>
          <table:table-cell table:style-name="ce7" table:formula="of:=[.A912]" office:value-type="date" office:date-value="2019-10-22T09:28:22.372687" calcext:value-type="date">
            <text:p>2019-10-22 09:28:22</text:p>
          </table:table-cell>
          <table:table-cell table:formula="of:=TRUNC([.A912])" office:value-type="float" office:value="43760" calcext:value-type="float">
            <text:p>43760</text:p>
          </table:table-cell>
          <table:table-cell table:style-name="ce12" table:formula="of:=[.B912]-[.C912]" office:value-type="date" office:date-value="1899-12-30T09:28:22.3726870073" calcext:value-type="date">
            <text:p>12/30/99 09:28 AM</text:p>
          </table:table-cell>
          <table:table-cell table:formula="of:=MOD([.E911]-[.$E$2];[.$H$2])+1+[.$E$2]" office:value-type="float" office:value="230" calcext:value-type="float">
            <text:p>230</text:p>
          </table:table-cell>
          <table:table-cell table:formula="of:=MOD([.F911]+1/[.$H$2];5)" office:value-type="float" office:value="0.149999999999963" calcext:value-type="float">
            <text:p>0,149999999999963</text:p>
          </table:table-cell>
          <table:table-cell table:formula="of:=IF([.F912]=0;[.G911]+2+1/[.$H$2];[.G911]+1/[.$H$2])" office:value-type="float" office:value="15.1500000000003" calcext:value-type="float">
            <text:p>15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3]))" office:value-type="date" office:date-value="2019-10-22T09:34:03.05185" calcext:value-type="date">
            <text:p>2019-10-22 09:34:03</text:p>
          </table:table-cell>
          <table:table-cell table:style-name="ce7" table:formula="of:=[.A913]" office:value-type="date" office:date-value="2019-10-22T09:34:03.05185" calcext:value-type="date">
            <text:p>2019-10-22 09:34:03</text:p>
          </table:table-cell>
          <table:table-cell table:formula="of:=TRUNC([.A913])" office:value-type="float" office:value="43760" calcext:value-type="float">
            <text:p>43760</text:p>
          </table:table-cell>
          <table:table-cell table:style-name="ce12" table:formula="of:=[.B913]-[.C913]" office:value-type="date" office:date-value="1899-12-30T09:34:03.05184963159" calcext:value-type="date">
            <text:p>12/30/99 09:34 AM</text:p>
          </table:table-cell>
          <table:table-cell table:formula="of:=MOD([.E912]-[.$E$2];[.$H$2])+1+[.$E$2]" office:value-type="float" office:value="231" calcext:value-type="float">
            <text:p>231</text:p>
          </table:table-cell>
          <table:table-cell table:formula="of:=MOD([.F912]+1/[.$H$2];5)" office:value-type="float" office:value="0.166666666666629" calcext:value-type="float">
            <text:p>0,166666666666629</text:p>
          </table:table-cell>
          <table:table-cell table:formula="of:=IF([.F913]=0;[.G912]+2+1/[.$H$2];[.G912]+1/[.$H$2])" office:value-type="float" office:value="15.166666666667" calcext:value-type="float">
            <text:p>15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4]))" office:value-type="date" office:date-value="2019-10-22T09:23:25.261668" calcext:value-type="date">
            <text:p>2019-10-22 09:23:25</text:p>
          </table:table-cell>
          <table:table-cell table:style-name="ce7" table:formula="of:=[.A914]" office:value-type="date" office:date-value="2019-10-22T09:23:25.261668" calcext:value-type="date">
            <text:p>2019-10-22 09:23:25</text:p>
          </table:table-cell>
          <table:table-cell table:formula="of:=TRUNC([.A914])" office:value-type="float" office:value="43760" calcext:value-type="float">
            <text:p>43760</text:p>
          </table:table-cell>
          <table:table-cell table:style-name="ce12" table:formula="of:=[.B914]-[.C914]" office:value-type="date" office:date-value="1899-12-30T09:23:25.26166842319" calcext:value-type="date">
            <text:p>12/30/99 09:23 AM</text:p>
          </table:table-cell>
          <table:table-cell table:formula="of:=MOD([.E913]-[.$E$2];[.$H$2])+1+[.$E$2]" office:value-type="float" office:value="232" calcext:value-type="float">
            <text:p>232</text:p>
          </table:table-cell>
          <table:table-cell table:formula="of:=MOD([.F913]+1/[.$H$2];5)" office:value-type="float" office:value="0.183333333333296" calcext:value-type="float">
            <text:p>0,183333333333296</text:p>
          </table:table-cell>
          <table:table-cell table:formula="of:=IF([.F914]=0;[.G913]+2+1/[.$H$2];[.G913]+1/[.$H$2])" office:value-type="float" office:value="15.1833333333337" calcext:value-type="float">
            <text:p>15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5]))" office:value-type="date" office:date-value="2019-10-22T09:10:34.88086" calcext:value-type="date">
            <text:p>2019-10-22 09:10:35</text:p>
          </table:table-cell>
          <table:table-cell table:style-name="ce7" table:formula="of:=[.A915]" office:value-type="date" office:date-value="2019-10-22T09:10:34.88086" calcext:value-type="date">
            <text:p>2019-10-22 09:10:35</text:p>
          </table:table-cell>
          <table:table-cell table:formula="of:=TRUNC([.A915])" office:value-type="float" office:value="43760" calcext:value-type="float">
            <text:p>43760</text:p>
          </table:table-cell>
          <table:table-cell table:style-name="ce12" table:formula="of:=[.B915]-[.C915]" office:value-type="date" office:date-value="1899-12-30T09:10:34.88086033612" calcext:value-type="date">
            <text:p>12/30/99 09:10 AM</text:p>
          </table:table-cell>
          <table:table-cell table:formula="of:=MOD([.E914]-[.$E$2];[.$H$2])+1+[.$E$2]" office:value-type="float" office:value="233" calcext:value-type="float">
            <text:p>233</text:p>
          </table:table-cell>
          <table:table-cell table:formula="of:=MOD([.F914]+1/[.$H$2];5)" office:value-type="float" office:value="0.199999999999963" calcext:value-type="float">
            <text:p>0,199999999999963</text:p>
          </table:table-cell>
          <table:table-cell table:formula="of:=IF([.F915]=0;[.G914]+2+1/[.$H$2];[.G914]+1/[.$H$2])" office:value-type="float" office:value="15.2000000000003" calcext:value-type="float">
            <text:p>15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6]))" office:value-type="date" office:date-value="2019-10-22T10:00:29.854158" calcext:value-type="date">
            <text:p>2019-10-22 10:00:30</text:p>
          </table:table-cell>
          <table:table-cell table:style-name="ce7" table:formula="of:=[.A916]" office:value-type="date" office:date-value="2019-10-22T10:00:29.854158" calcext:value-type="date">
            <text:p>2019-10-22 10:00:30</text:p>
          </table:table-cell>
          <table:table-cell table:formula="of:=TRUNC([.A916])" office:value-type="float" office:value="43760" calcext:value-type="float">
            <text:p>43760</text:p>
          </table:table-cell>
          <table:table-cell table:style-name="ce12" table:formula="of:=[.B916]-[.C916]" office:value-type="date" office:date-value="1899-12-30T10:00:29.85415791627" calcext:value-type="date">
            <text:p>12/30/99 10:00 AM</text:p>
          </table:table-cell>
          <table:table-cell table:formula="of:=MOD([.E915]-[.$E$2];[.$H$2])+1+[.$E$2]" office:value-type="float" office:value="234" calcext:value-type="float">
            <text:p>234</text:p>
          </table:table-cell>
          <table:table-cell table:formula="of:=MOD([.F915]+1/[.$H$2];5)" office:value-type="float" office:value="0.216666666666629" calcext:value-type="float">
            <text:p>0,216666666666629</text:p>
          </table:table-cell>
          <table:table-cell table:formula="of:=IF([.F916]=0;[.G915]+2+1/[.$H$2];[.G915]+1/[.$H$2])" office:value-type="float" office:value="15.216666666667" calcext:value-type="float">
            <text:p>15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7]))" office:value-type="date" office:date-value="2019-10-22T09:17:57.952109" calcext:value-type="date">
            <text:p>2019-10-22 09:17:58</text:p>
          </table:table-cell>
          <table:table-cell table:style-name="ce7" table:formula="of:=[.A917]" office:value-type="date" office:date-value="2019-10-22T09:17:57.952109" calcext:value-type="date">
            <text:p>2019-10-22 09:17:58</text:p>
          </table:table-cell>
          <table:table-cell table:formula="of:=TRUNC([.A917])" office:value-type="float" office:value="43760" calcext:value-type="float">
            <text:p>43760</text:p>
          </table:table-cell>
          <table:table-cell table:style-name="ce12" table:formula="of:=[.B917]-[.C917]" office:value-type="date" office:date-value="1899-12-30T09:17:57.95210864861" calcext:value-type="date">
            <text:p>12/30/99 09:17 AM</text:p>
          </table:table-cell>
          <table:table-cell table:formula="of:=MOD([.E916]-[.$E$2];[.$H$2])+1+[.$E$2]" office:value-type="float" office:value="235" calcext:value-type="float">
            <text:p>235</text:p>
          </table:table-cell>
          <table:table-cell table:formula="of:=MOD([.F916]+1/[.$H$2];5)" office:value-type="float" office:value="0.233333333333296" calcext:value-type="float">
            <text:p>0,233333333333296</text:p>
          </table:table-cell>
          <table:table-cell table:formula="of:=IF([.F917]=0;[.G916]+2+1/[.$H$2];[.G916]+1/[.$H$2])" office:value-type="float" office:value="15.2333333333337" calcext:value-type="float">
            <text:p>15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8]))" office:value-type="date" office:date-value="2019-10-22T09:49:34.639499" calcext:value-type="date">
            <text:p>2019-10-22 09:49:35</text:p>
          </table:table-cell>
          <table:table-cell table:style-name="ce7" table:formula="of:=[.A918]" office:value-type="date" office:date-value="2019-10-22T09:49:34.639499" calcext:value-type="date">
            <text:p>2019-10-22 09:49:35</text:p>
          </table:table-cell>
          <table:table-cell table:formula="of:=TRUNC([.A918])" office:value-type="float" office:value="43760" calcext:value-type="float">
            <text:p>43760</text:p>
          </table:table-cell>
          <table:table-cell table:style-name="ce12" table:formula="of:=[.B918]-[.C918]" office:value-type="date" office:date-value="1899-12-30T09:49:34.63949869853" calcext:value-type="date">
            <text:p>12/30/99 09:49 AM</text:p>
          </table:table-cell>
          <table:table-cell table:formula="of:=MOD([.E917]-[.$E$2];[.$H$2])+1+[.$E$2]" office:value-type="float" office:value="236" calcext:value-type="float">
            <text:p>236</text:p>
          </table:table-cell>
          <table:table-cell table:formula="of:=MOD([.F917]+1/[.$H$2];5)" office:value-type="float" office:value="0.249999999999963" calcext:value-type="float">
            <text:p>0,249999999999963</text:p>
          </table:table-cell>
          <table:table-cell table:formula="of:=IF([.F918]=0;[.G917]+2+1/[.$H$2];[.G917]+1/[.$H$2])" office:value-type="float" office:value="15.2500000000003" calcext:value-type="float">
            <text:p>15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9]))" office:value-type="date" office:date-value="2019-10-22T09:03:36.55735" calcext:value-type="date">
            <text:p>2019-10-22 09:03:37</text:p>
          </table:table-cell>
          <table:table-cell table:style-name="ce7" table:formula="of:=[.A919]" office:value-type="date" office:date-value="2019-10-22T09:03:36.55735" calcext:value-type="date">
            <text:p>2019-10-22 09:03:37</text:p>
          </table:table-cell>
          <table:table-cell table:formula="of:=TRUNC([.A919])" office:value-type="float" office:value="43760" calcext:value-type="float">
            <text:p>43760</text:p>
          </table:table-cell>
          <table:table-cell table:style-name="ce12" table:formula="of:=[.B919]-[.C919]" office:value-type="date" office:date-value="1899-12-30T09:03:36.55734982342" calcext:value-type="date">
            <text:p>12/30/99 09:03 AM</text:p>
          </table:table-cell>
          <table:table-cell table:formula="of:=MOD([.E918]-[.$E$2];[.$H$2])+1+[.$E$2]" office:value-type="float" office:value="237" calcext:value-type="float">
            <text:p>237</text:p>
          </table:table-cell>
          <table:table-cell table:formula="of:=MOD([.F918]+1/[.$H$2];5)" office:value-type="float" office:value="0.266666666666629" calcext:value-type="float">
            <text:p>0,266666666666629</text:p>
          </table:table-cell>
          <table:table-cell table:formula="of:=IF([.F919]=0;[.G918]+2+1/[.$H$2];[.G918]+1/[.$H$2])" office:value-type="float" office:value="15.266666666667" calcext:value-type="float">
            <text:p>15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0]))" office:value-type="date" office:date-value="2019-10-22T09:19:51.518137" calcext:value-type="date">
            <text:p>2019-10-22 09:19:52</text:p>
          </table:table-cell>
          <table:table-cell table:style-name="ce7" table:formula="of:=[.A920]" office:value-type="date" office:date-value="2019-10-22T09:19:51.518137" calcext:value-type="date">
            <text:p>2019-10-22 09:19:52</text:p>
          </table:table-cell>
          <table:table-cell table:formula="of:=TRUNC([.A920])" office:value-type="float" office:value="43760" calcext:value-type="float">
            <text:p>43760</text:p>
          </table:table-cell>
          <table:table-cell table:style-name="ce12" table:formula="of:=[.B920]-[.C920]" office:value-type="date" office:date-value="1899-12-30T09:19:51.5181373246" calcext:value-type="date">
            <text:p>12/30/99 09:19 AM</text:p>
          </table:table-cell>
          <table:table-cell table:formula="of:=MOD([.E919]-[.$E$2];[.$H$2])+1+[.$E$2]" office:value-type="float" office:value="238" calcext:value-type="float">
            <text:p>238</text:p>
          </table:table-cell>
          <table:table-cell table:formula="of:=MOD([.F919]+1/[.$H$2];5)" office:value-type="float" office:value="0.283333333333296" calcext:value-type="float">
            <text:p>0,283333333333296</text:p>
          </table:table-cell>
          <table:table-cell table:formula="of:=IF([.F920]=0;[.G919]+2+1/[.$H$2];[.G919]+1/[.$H$2])" office:value-type="float" office:value="15.2833333333337" calcext:value-type="float">
            <text:p>15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1]))" office:value-type="date" office:date-value="2019-10-22T09:16:07.091083" calcext:value-type="date">
            <text:p>2019-10-22 09:16:07</text:p>
          </table:table-cell>
          <table:table-cell table:style-name="ce7" table:formula="of:=[.A921]" office:value-type="date" office:date-value="2019-10-22T09:16:07.091083" calcext:value-type="date">
            <text:p>2019-10-22 09:16:07</text:p>
          </table:table-cell>
          <table:table-cell table:formula="of:=TRUNC([.A921])" office:value-type="float" office:value="43760" calcext:value-type="float">
            <text:p>43760</text:p>
          </table:table-cell>
          <table:table-cell table:style-name="ce12" table:formula="of:=[.B921]-[.C921]" office:value-type="date" office:date-value="1899-12-30T09:16:07.09108315408" calcext:value-type="date">
            <text:p>12/30/99 09:16 AM</text:p>
          </table:table-cell>
          <table:table-cell table:formula="of:=MOD([.E920]-[.$E$2];[.$H$2])+1+[.$E$2]" office:value-type="float" office:value="239" calcext:value-type="float">
            <text:p>239</text:p>
          </table:table-cell>
          <table:table-cell table:formula="of:=MOD([.F920]+1/[.$H$2];5)" office:value-type="float" office:value="0.299999999999963" calcext:value-type="float">
            <text:p>0,299999999999963</text:p>
          </table:table-cell>
          <table:table-cell table:formula="of:=IF([.F921]=0;[.G920]+2+1/[.$H$2];[.G920]+1/[.$H$2])" office:value-type="float" office:value="15.3000000000003" calcext:value-type="float">
            <text:p>15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2]))" office:value-type="date" office:date-value="2019-10-22T09:31:10.981575" calcext:value-type="date">
            <text:p>2019-10-22 09:31:11</text:p>
          </table:table-cell>
          <table:table-cell table:style-name="ce7" table:formula="of:=[.A922]" office:value-type="date" office:date-value="2019-10-22T09:31:10.981575" calcext:value-type="date">
            <text:p>2019-10-22 09:31:11</text:p>
          </table:table-cell>
          <table:table-cell table:formula="of:=TRUNC([.A922])" office:value-type="float" office:value="43760" calcext:value-type="float">
            <text:p>43760</text:p>
          </table:table-cell>
          <table:table-cell table:style-name="ce12" table:formula="of:=[.B922]-[.C922]" office:value-type="date" office:date-value="1899-12-30T09:31:10.98157494329" calcext:value-type="date">
            <text:p>12/30/99 09:31 AM</text:p>
          </table:table-cell>
          <table:table-cell table:formula="of:=MOD([.E921]-[.$E$2];[.$H$2])+1+[.$E$2]" office:value-type="float" office:value="240" calcext:value-type="float">
            <text:p>240</text:p>
          </table:table-cell>
          <table:table-cell table:formula="of:=MOD([.F921]+1/[.$H$2];5)" office:value-type="float" office:value="0.316666666666629" calcext:value-type="float">
            <text:p>0,316666666666629</text:p>
          </table:table-cell>
          <table:table-cell table:formula="of:=IF([.F922]=0;[.G921]+2+1/[.$H$2];[.G921]+1/[.$H$2])" office:value-type="float" office:value="15.316666666667" calcext:value-type="float">
            <text:p>15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3]))" office:value-type="date" office:date-value="2019-10-22T09:30:27.616442" calcext:value-type="date">
            <text:p>2019-10-22 09:30:28</text:p>
          </table:table-cell>
          <table:table-cell table:style-name="ce7" table:formula="of:=[.A923]" office:value-type="date" office:date-value="2019-10-22T09:30:27.616442" calcext:value-type="date">
            <text:p>2019-10-22 09:30:28</text:p>
          </table:table-cell>
          <table:table-cell table:formula="of:=TRUNC([.A923])" office:value-type="float" office:value="43760" calcext:value-type="float">
            <text:p>43760</text:p>
          </table:table-cell>
          <table:table-cell table:style-name="ce12" table:formula="of:=[.B923]-[.C923]" office:value-type="date" office:date-value="1899-12-30T09:30:27.6164422743" calcext:value-type="date">
            <text:p>12/30/99 09:30 AM</text:p>
          </table:table-cell>
          <table:table-cell table:formula="of:=MOD([.E922]-[.$E$2];[.$H$2])+1+[.$E$2]" office:value-type="float" office:value="241" calcext:value-type="float">
            <text:p>241</text:p>
          </table:table-cell>
          <table:table-cell table:formula="of:=MOD([.F922]+1/[.$H$2];5)" office:value-type="float" office:value="0.333333333333296" calcext:value-type="float">
            <text:p>0,333333333333296</text:p>
          </table:table-cell>
          <table:table-cell table:formula="of:=IF([.F923]=0;[.G922]+2+1/[.$H$2];[.G922]+1/[.$H$2])" office:value-type="float" office:value="15.3333333333337" calcext:value-type="float">
            <text:p>15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4]))" office:value-type="date" office:date-value="2019-10-22T09:36:30.987501" calcext:value-type="date">
            <text:p>2019-10-22 09:36:31</text:p>
          </table:table-cell>
          <table:table-cell table:style-name="ce7" table:formula="of:=[.A924]" office:value-type="date" office:date-value="2019-10-22T09:36:30.987501" calcext:value-type="date">
            <text:p>2019-10-22 09:36:31</text:p>
          </table:table-cell>
          <table:table-cell table:formula="of:=TRUNC([.A924])" office:value-type="float" office:value="43760" calcext:value-type="float">
            <text:p>43760</text:p>
          </table:table-cell>
          <table:table-cell table:style-name="ce12" table:formula="of:=[.B924]-[.C924]" office:value-type="date" office:date-value="1899-12-30T09:36:30.98750052508" calcext:value-type="date">
            <text:p>12/30/99 09:36 AM</text:p>
          </table:table-cell>
          <table:table-cell table:formula="of:=MOD([.E923]-[.$E$2];[.$H$2])+1+[.$E$2]" office:value-type="float" office:value="242" calcext:value-type="float">
            <text:p>242</text:p>
          </table:table-cell>
          <table:table-cell table:formula="of:=MOD([.F923]+1/[.$H$2];5)" office:value-type="float" office:value="0.349999999999963" calcext:value-type="float">
            <text:p>0,349999999999963</text:p>
          </table:table-cell>
          <table:table-cell table:formula="of:=IF([.F924]=0;[.G923]+2+1/[.$H$2];[.G923]+1/[.$H$2])" office:value-type="float" office:value="15.3500000000003" calcext:value-type="float">
            <text:p>15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5]))" office:value-type="date" office:date-value="2019-10-22T09:20:20.23654" calcext:value-type="date">
            <text:p>2019-10-22 09:20:20</text:p>
          </table:table-cell>
          <table:table-cell table:style-name="ce7" table:formula="of:=[.A925]" office:value-type="date" office:date-value="2019-10-22T09:20:20.23654" calcext:value-type="date">
            <text:p>2019-10-22 09:20:20</text:p>
          </table:table-cell>
          <table:table-cell table:formula="of:=TRUNC([.A925])" office:value-type="float" office:value="43760" calcext:value-type="float">
            <text:p>43760</text:p>
          </table:table-cell>
          <table:table-cell table:style-name="ce12" table:formula="of:=[.B925]-[.C925]" office:value-type="date" office:date-value="1899-12-30T09:20:20.23653981742" calcext:value-type="date">
            <text:p>12/30/99 09:20 AM</text:p>
          </table:table-cell>
          <table:table-cell table:formula="of:=MOD([.E924]-[.$E$2];[.$H$2])+1+[.$E$2]" office:value-type="float" office:value="243" calcext:value-type="float">
            <text:p>243</text:p>
          </table:table-cell>
          <table:table-cell table:formula="of:=MOD([.F924]+1/[.$H$2];5)" office:value-type="float" office:value="0.366666666666629" calcext:value-type="float">
            <text:p>0,366666666666629</text:p>
          </table:table-cell>
          <table:table-cell table:formula="of:=IF([.F925]=0;[.G924]+2+1/[.$H$2];[.G924]+1/[.$H$2])" office:value-type="float" office:value="15.366666666667" calcext:value-type="float">
            <text:p>15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6]))" office:value-type="date" office:date-value="2019-10-22T09:20:35.590775" calcext:value-type="date">
            <text:p>2019-10-22 09:20:36</text:p>
          </table:table-cell>
          <table:table-cell table:style-name="ce7" table:formula="of:=[.A926]" office:value-type="date" office:date-value="2019-10-22T09:20:35.590775" calcext:value-type="date">
            <text:p>2019-10-22 09:20:36</text:p>
          </table:table-cell>
          <table:table-cell table:formula="of:=TRUNC([.A926])" office:value-type="float" office:value="43760" calcext:value-type="float">
            <text:p>43760</text:p>
          </table:table-cell>
          <table:table-cell table:style-name="ce12" table:formula="of:=[.B926]-[.C926]" office:value-type="date" office:date-value="1899-12-30T09:20:35.59077533428" calcext:value-type="date">
            <text:p>12/30/99 09:20 AM</text:p>
          </table:table-cell>
          <table:table-cell table:formula="of:=MOD([.E925]-[.$E$2];[.$H$2])+1+[.$E$2]" office:value-type="float" office:value="244" calcext:value-type="float">
            <text:p>244</text:p>
          </table:table-cell>
          <table:table-cell table:formula="of:=MOD([.F925]+1/[.$H$2];5)" office:value-type="float" office:value="0.383333333333296" calcext:value-type="float">
            <text:p>0,383333333333296</text:p>
          </table:table-cell>
          <table:table-cell table:formula="of:=IF([.F926]=0;[.G925]+2+1/[.$H$2];[.G925]+1/[.$H$2])" office:value-type="float" office:value="15.3833333333337" calcext:value-type="float">
            <text:p>15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7]))" office:value-type="date" office:date-value="2019-10-22T09:38:17.550547" calcext:value-type="date">
            <text:p>2019-10-22 09:38:18</text:p>
          </table:table-cell>
          <table:table-cell table:style-name="ce7" table:formula="of:=[.A927]" office:value-type="date" office:date-value="2019-10-22T09:38:17.550547" calcext:value-type="date">
            <text:p>2019-10-22 09:38:18</text:p>
          </table:table-cell>
          <table:table-cell table:formula="of:=TRUNC([.A927])" office:value-type="float" office:value="43760" calcext:value-type="float">
            <text:p>43760</text:p>
          </table:table-cell>
          <table:table-cell table:style-name="ce12" table:formula="of:=[.B927]-[.C927]" office:value-type="date" office:date-value="1899-12-30T09:38:17.55054716952" calcext:value-type="date">
            <text:p>12/30/99 09:38 AM</text:p>
          </table:table-cell>
          <table:table-cell table:formula="of:=MOD([.E926]-[.$E$2];[.$H$2])+1+[.$E$2]" office:value-type="float" office:value="245" calcext:value-type="float">
            <text:p>245</text:p>
          </table:table-cell>
          <table:table-cell table:formula="of:=MOD([.F926]+1/[.$H$2];5)" office:value-type="float" office:value="0.399999999999963" calcext:value-type="float">
            <text:p>0,399999999999963</text:p>
          </table:table-cell>
          <table:table-cell table:formula="of:=IF([.F927]=0;[.G926]+2+1/[.$H$2];[.G926]+1/[.$H$2])" office:value-type="float" office:value="15.4000000000003" calcext:value-type="float">
            <text:p>15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8]))" office:value-type="date" office:date-value="2019-10-22T09:09:45.466597" calcext:value-type="date">
            <text:p>2019-10-22 09:09:45</text:p>
          </table:table-cell>
          <table:table-cell table:style-name="ce7" table:formula="of:=[.A928]" office:value-type="date" office:date-value="2019-10-22T09:09:45.466597" calcext:value-type="date">
            <text:p>2019-10-22 09:09:45</text:p>
          </table:table-cell>
          <table:table-cell table:formula="of:=TRUNC([.A928])" office:value-type="float" office:value="43760" calcext:value-type="float">
            <text:p>43760</text:p>
          </table:table-cell>
          <table:table-cell table:style-name="ce12" table:formula="of:=[.B928]-[.C928]" office:value-type="date" office:date-value="1899-12-30T09:09:45.46659720596" calcext:value-type="date">
            <text:p>12/30/99 09:09 AM</text:p>
          </table:table-cell>
          <table:table-cell table:formula="of:=MOD([.E927]-[.$E$2];[.$H$2])+1+[.$E$2]" office:value-type="float" office:value="246" calcext:value-type="float">
            <text:p>246</text:p>
          </table:table-cell>
          <table:table-cell table:formula="of:=MOD([.F927]+1/[.$H$2];5)" office:value-type="float" office:value="0.416666666666629" calcext:value-type="float">
            <text:p>0,416666666666629</text:p>
          </table:table-cell>
          <table:table-cell table:formula="of:=IF([.F928]=0;[.G927]+2+1/[.$H$2];[.G927]+1/[.$H$2])" office:value-type="float" office:value="15.416666666667" calcext:value-type="float">
            <text:p>15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9]))" office:value-type="date" office:date-value="2019-10-22T09:34:49.729539" calcext:value-type="date">
            <text:p>2019-10-22 09:34:50</text:p>
          </table:table-cell>
          <table:table-cell table:style-name="ce7" table:formula="of:=[.A929]" office:value-type="date" office:date-value="2019-10-22T09:34:49.729539" calcext:value-type="date">
            <text:p>2019-10-22 09:34:50</text:p>
          </table:table-cell>
          <table:table-cell table:formula="of:=TRUNC([.A929])" office:value-type="float" office:value="43760" calcext:value-type="float">
            <text:p>43760</text:p>
          </table:table-cell>
          <table:table-cell table:style-name="ce12" table:formula="of:=[.B929]-[.C929]" office:value-type="date" office:date-value="1899-12-30T09:34:49.72953851335" calcext:value-type="date">
            <text:p>12/30/99 09:34 AM</text:p>
          </table:table-cell>
          <table:table-cell table:formula="of:=MOD([.E928]-[.$E$2];[.$H$2])+1+[.$E$2]" office:value-type="float" office:value="247" calcext:value-type="float">
            <text:p>247</text:p>
          </table:table-cell>
          <table:table-cell table:formula="of:=MOD([.F928]+1/[.$H$2];5)" office:value-type="float" office:value="0.433333333333296" calcext:value-type="float">
            <text:p>0,433333333333296</text:p>
          </table:table-cell>
          <table:table-cell table:formula="of:=IF([.F929]=0;[.G928]+2+1/[.$H$2];[.G928]+1/[.$H$2])" office:value-type="float" office:value="15.4333333333337" calcext:value-type="float">
            <text:p>15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0]))" office:value-type="date" office:date-value="2019-10-22T09:26:06.140164" calcext:value-type="date">
            <text:p>2019-10-22 09:26:06</text:p>
          </table:table-cell>
          <table:table-cell table:style-name="ce7" table:formula="of:=[.A930]" office:value-type="date" office:date-value="2019-10-22T09:26:06.140164" calcext:value-type="date">
            <text:p>2019-10-22 09:26:06</text:p>
          </table:table-cell>
          <table:table-cell table:formula="of:=TRUNC([.A930])" office:value-type="float" office:value="43760" calcext:value-type="float">
            <text:p>43760</text:p>
          </table:table-cell>
          <table:table-cell table:style-name="ce12" table:formula="of:=[.B930]-[.C930]" office:value-type="date" office:date-value="1899-12-30T09:26:06.14016427193" calcext:value-type="date">
            <text:p>12/30/99 09:26 AM</text:p>
          </table:table-cell>
          <table:table-cell table:formula="of:=MOD([.E929]-[.$E$2];[.$H$2])+1+[.$E$2]" office:value-type="float" office:value="248" calcext:value-type="float">
            <text:p>248</text:p>
          </table:table-cell>
          <table:table-cell table:formula="of:=MOD([.F929]+1/[.$H$2];5)" office:value-type="float" office:value="0.449999999999963" calcext:value-type="float">
            <text:p>0,449999999999963</text:p>
          </table:table-cell>
          <table:table-cell table:formula="of:=IF([.F930]=0;[.G929]+2+1/[.$H$2];[.G929]+1/[.$H$2])" office:value-type="float" office:value="15.4500000000003" calcext:value-type="float">
            <text:p>15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1]))" office:value-type="date" office:date-value="2019-10-22T08:55:19.126055" calcext:value-type="date">
            <text:p>2019-10-22 08:55:19</text:p>
          </table:table-cell>
          <table:table-cell table:style-name="ce7" table:formula="of:=[.A931]" office:value-type="date" office:date-value="2019-10-22T08:55:19.126055" calcext:value-type="date">
            <text:p>2019-10-22 08:55:19</text:p>
          </table:table-cell>
          <table:table-cell table:formula="of:=TRUNC([.A931])" office:value-type="float" office:value="43760" calcext:value-type="float">
            <text:p>43760</text:p>
          </table:table-cell>
          <table:table-cell table:style-name="ce12" table:formula="of:=[.B931]-[.C931]" office:value-type="date" office:date-value="1899-12-30T08:55:19.12605513353" calcext:value-type="date">
            <text:p>12/30/99 08:55 AM</text:p>
          </table:table-cell>
          <table:table-cell table:formula="of:=MOD([.E930]-[.$E$2];[.$H$2])+1+[.$E$2]" office:value-type="float" office:value="249" calcext:value-type="float">
            <text:p>249</text:p>
          </table:table-cell>
          <table:table-cell table:formula="of:=MOD([.F930]+1/[.$H$2];5)" office:value-type="float" office:value="0.466666666666629" calcext:value-type="float">
            <text:p>0,466666666666629</text:p>
          </table:table-cell>
          <table:table-cell table:formula="of:=IF([.F931]=0;[.G930]+2+1/[.$H$2];[.G930]+1/[.$H$2])" office:value-type="float" office:value="15.466666666667" calcext:value-type="float">
            <text:p>15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2]))" office:value-type="date" office:date-value="2019-10-22T09:37:36.614518" calcext:value-type="date">
            <text:p>2019-10-22 09:37:37</text:p>
          </table:table-cell>
          <table:table-cell table:style-name="ce7" table:formula="of:=[.A932]" office:value-type="date" office:date-value="2019-10-22T09:37:36.614518" calcext:value-type="date">
            <text:p>2019-10-22 09:37:37</text:p>
          </table:table-cell>
          <table:table-cell table:formula="of:=TRUNC([.A932])" office:value-type="float" office:value="43760" calcext:value-type="float">
            <text:p>43760</text:p>
          </table:table-cell>
          <table:table-cell table:style-name="ce12" table:formula="of:=[.B932]-[.C932]" office:value-type="date" office:date-value="1899-12-30T09:37:36.61451769993" calcext:value-type="date">
            <text:p>12/30/99 09:37 AM</text:p>
          </table:table-cell>
          <table:table-cell table:formula="of:=MOD([.E931]-[.$E$2];[.$H$2])+1+[.$E$2]" office:value-type="float" office:value="250" calcext:value-type="float">
            <text:p>250</text:p>
          </table:table-cell>
          <table:table-cell table:formula="of:=MOD([.F931]+1/[.$H$2];5)" office:value-type="float" office:value="0.483333333333296" calcext:value-type="float">
            <text:p>0,483333333333296</text:p>
          </table:table-cell>
          <table:table-cell table:formula="of:=IF([.F932]=0;[.G931]+2+1/[.$H$2];[.G931]+1/[.$H$2])" office:value-type="float" office:value="15.4833333333337" calcext:value-type="float">
            <text:p>15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3]))" office:value-type="date" office:date-value="2019-10-22T09:20:08.441334" calcext:value-type="date">
            <text:p>2019-10-22 09:20:08</text:p>
          </table:table-cell>
          <table:table-cell table:style-name="ce7" table:formula="of:=[.A933]" office:value-type="date" office:date-value="2019-10-22T09:20:08.441334" calcext:value-type="date">
            <text:p>2019-10-22 09:20:08</text:p>
          </table:table-cell>
          <table:table-cell table:formula="of:=TRUNC([.A933])" office:value-type="float" office:value="43760" calcext:value-type="float">
            <text:p>43760</text:p>
          </table:table-cell>
          <table:table-cell table:style-name="ce12" table:formula="of:=[.B933]-[.C933]" office:value-type="date" office:date-value="1899-12-30T09:20:08.44133372884" calcext:value-type="date">
            <text:p>12/30/99 09:20 AM</text:p>
          </table:table-cell>
          <table:table-cell table:formula="of:=MOD([.E932]-[.$E$2];[.$H$2])+1+[.$E$2]" office:value-type="float" office:value="251" calcext:value-type="float">
            <text:p>251</text:p>
          </table:table-cell>
          <table:table-cell table:formula="of:=MOD([.F932]+1/[.$H$2];5)" office:value-type="float" office:value="0.499999999999963" calcext:value-type="float">
            <text:p>0,499999999999963</text:p>
          </table:table-cell>
          <table:table-cell table:formula="of:=IF([.F933]=0;[.G932]+2+1/[.$H$2];[.G932]+1/[.$H$2])" office:value-type="float" office:value="15.5000000000003" calcext:value-type="float">
            <text:p>15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4]))" office:value-type="date" office:date-value="2019-10-22T09:20:42.973796" calcext:value-type="date">
            <text:p>2019-10-22 09:20:43</text:p>
          </table:table-cell>
          <table:table-cell table:style-name="ce7" table:formula="of:=[.A934]" office:value-type="date" office:date-value="2019-10-22T09:20:42.973796" calcext:value-type="date">
            <text:p>2019-10-22 09:20:43</text:p>
          </table:table-cell>
          <table:table-cell table:formula="of:=TRUNC([.A934])" office:value-type="float" office:value="43760" calcext:value-type="float">
            <text:p>43760</text:p>
          </table:table-cell>
          <table:table-cell table:style-name="ce12" table:formula="of:=[.B934]-[.C934]" office:value-type="date" office:date-value="1899-12-30T09:20:42.97379641794" calcext:value-type="date">
            <text:p>12/30/99 09:20 AM</text:p>
          </table:table-cell>
          <table:table-cell table:formula="of:=MOD([.E933]-[.$E$2];[.$H$2])+1+[.$E$2]" office:value-type="float" office:value="252" calcext:value-type="float">
            <text:p>252</text:p>
          </table:table-cell>
          <table:table-cell table:formula="of:=MOD([.F933]+1/[.$H$2];5)" office:value-type="float" office:value="0.516666666666629" calcext:value-type="float">
            <text:p>0,516666666666629</text:p>
          </table:table-cell>
          <table:table-cell table:formula="of:=IF([.F934]=0;[.G933]+2+1/[.$H$2];[.G933]+1/[.$H$2])" office:value-type="float" office:value="15.516666666667" calcext:value-type="float">
            <text:p>15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5]))" office:value-type="date" office:date-value="2019-10-22T09:47:45.247775" calcext:value-type="date">
            <text:p>2019-10-22 09:47:45</text:p>
          </table:table-cell>
          <table:table-cell table:style-name="ce7" table:formula="of:=[.A935]" office:value-type="date" office:date-value="2019-10-22T09:47:45.247775" calcext:value-type="date">
            <text:p>2019-10-22 09:47:45</text:p>
          </table:table-cell>
          <table:table-cell table:formula="of:=TRUNC([.A935])" office:value-type="float" office:value="43760" calcext:value-type="float">
            <text:p>43760</text:p>
          </table:table-cell>
          <table:table-cell table:style-name="ce12" table:formula="of:=[.B935]-[.C935]" office:value-type="date" office:date-value="1899-12-30T09:47:45.24777535815" calcext:value-type="date">
            <text:p>12/30/99 09:47 AM</text:p>
          </table:table-cell>
          <table:table-cell table:formula="of:=MOD([.E934]-[.$E$2];[.$H$2])+1+[.$E$2]" office:value-type="float" office:value="253" calcext:value-type="float">
            <text:p>253</text:p>
          </table:table-cell>
          <table:table-cell table:formula="of:=MOD([.F934]+1/[.$H$2];5)" office:value-type="float" office:value="0.533333333333296" calcext:value-type="float">
            <text:p>0,533333333333296</text:p>
          </table:table-cell>
          <table:table-cell table:formula="of:=IF([.F935]=0;[.G934]+2+1/[.$H$2];[.G934]+1/[.$H$2])" office:value-type="float" office:value="15.5333333333337" calcext:value-type="float">
            <text:p>15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6]))" office:value-type="date" office:date-value="2019-10-22T09:24:45.232943" calcext:value-type="date">
            <text:p>2019-10-22 09:24:45</text:p>
          </table:table-cell>
          <table:table-cell table:style-name="ce7" table:formula="of:=[.A936]" office:value-type="date" office:date-value="2019-10-22T09:24:45.232943" calcext:value-type="date">
            <text:p>2019-10-22 09:24:45</text:p>
          </table:table-cell>
          <table:table-cell table:formula="of:=TRUNC([.A936])" office:value-type="float" office:value="43760" calcext:value-type="float">
            <text:p>43760</text:p>
          </table:table-cell>
          <table:table-cell table:style-name="ce12" table:formula="of:=[.B936]-[.C936]" office:value-type="date" office:date-value="1899-12-30T09:24:45.2329430636" calcext:value-type="date">
            <text:p>12/30/99 09:24 AM</text:p>
          </table:table-cell>
          <table:table-cell table:formula="of:=MOD([.E935]-[.$E$2];[.$H$2])+1+[.$E$2]" office:value-type="float" office:value="254" calcext:value-type="float">
            <text:p>254</text:p>
          </table:table-cell>
          <table:table-cell table:formula="of:=MOD([.F935]+1/[.$H$2];5)" office:value-type="float" office:value="0.549999999999963" calcext:value-type="float">
            <text:p>0,549999999999963</text:p>
          </table:table-cell>
          <table:table-cell table:formula="of:=IF([.F936]=0;[.G935]+2+1/[.$H$2];[.G935]+1/[.$H$2])" office:value-type="float" office:value="15.5500000000004" calcext:value-type="float">
            <text:p>15,5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7]))" office:value-type="date" office:date-value="2019-10-22T09:12:31.159225" calcext:value-type="date">
            <text:p>2019-10-22 09:12:31</text:p>
          </table:table-cell>
          <table:table-cell table:style-name="ce7" table:formula="of:=[.A937]" office:value-type="date" office:date-value="2019-10-22T09:12:31.159225" calcext:value-type="date">
            <text:p>2019-10-22 09:12:31</text:p>
          </table:table-cell>
          <table:table-cell table:formula="of:=TRUNC([.A937])" office:value-type="float" office:value="43760" calcext:value-type="float">
            <text:p>43760</text:p>
          </table:table-cell>
          <table:table-cell table:style-name="ce12" table:formula="of:=[.B937]-[.C937]" office:value-type="date" office:date-value="1899-12-30T09:12:31.15922531113" calcext:value-type="date">
            <text:p>12/30/99 09:12 AM</text:p>
          </table:table-cell>
          <table:table-cell table:formula="of:=MOD([.E936]-[.$E$2];[.$H$2])+1+[.$E$2]" office:value-type="float" office:value="255" calcext:value-type="float">
            <text:p>255</text:p>
          </table:table-cell>
          <table:table-cell table:formula="of:=MOD([.F936]+1/[.$H$2];5)" office:value-type="float" office:value="0.566666666666629" calcext:value-type="float">
            <text:p>0,566666666666629</text:p>
          </table:table-cell>
          <table:table-cell table:formula="of:=IF([.F937]=0;[.G936]+2+1/[.$H$2];[.G936]+1/[.$H$2])" office:value-type="float" office:value="15.566666666667" calcext:value-type="float">
            <text:p>15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8]))" office:value-type="date" office:date-value="2019-10-22T09:25:47.808632" calcext:value-type="date">
            <text:p>2019-10-22 09:25:48</text:p>
          </table:table-cell>
          <table:table-cell table:style-name="ce7" table:formula="of:=[.A938]" office:value-type="date" office:date-value="2019-10-22T09:25:47.808632" calcext:value-type="date">
            <text:p>2019-10-22 09:25:48</text:p>
          </table:table-cell>
          <table:table-cell table:formula="of:=TRUNC([.A938])" office:value-type="float" office:value="43760" calcext:value-type="float">
            <text:p>43760</text:p>
          </table:table-cell>
          <table:table-cell table:style-name="ce12" table:formula="of:=[.B938]-[.C938]" office:value-type="date" office:date-value="1899-12-30T09:25:47.8086321149" calcext:value-type="date">
            <text:p>12/30/99 09:25 AM</text:p>
          </table:table-cell>
          <table:table-cell table:formula="of:=MOD([.E937]-[.$E$2];[.$H$2])+1+[.$E$2]" office:value-type="float" office:value="256" calcext:value-type="float">
            <text:p>256</text:p>
          </table:table-cell>
          <table:table-cell table:formula="of:=MOD([.F937]+1/[.$H$2];5)" office:value-type="float" office:value="0.583333333333296" calcext:value-type="float">
            <text:p>0,583333333333296</text:p>
          </table:table-cell>
          <table:table-cell table:formula="of:=IF([.F938]=0;[.G937]+2+1/[.$H$2];[.G937]+1/[.$H$2])" office:value-type="float" office:value="15.5833333333337" calcext:value-type="float">
            <text:p>15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9]))" office:value-type="date" office:date-value="2019-10-22T09:29:34.406276" calcext:value-type="date">
            <text:p>2019-10-22 09:29:34</text:p>
          </table:table-cell>
          <table:table-cell table:style-name="ce7" table:formula="of:=[.A939]" office:value-type="date" office:date-value="2019-10-22T09:29:34.406276" calcext:value-type="date">
            <text:p>2019-10-22 09:29:34</text:p>
          </table:table-cell>
          <table:table-cell table:formula="of:=TRUNC([.A939])" office:value-type="float" office:value="43760" calcext:value-type="float">
            <text:p>43760</text:p>
          </table:table-cell>
          <table:table-cell table:style-name="ce12" table:formula="of:=[.B939]-[.C939]" office:value-type="date" office:date-value="1899-12-30T09:29:34.40627587494" calcext:value-type="date">
            <text:p>12/30/99 09:29 AM</text:p>
          </table:table-cell>
          <table:table-cell table:formula="of:=MOD([.E938]-[.$E$2];[.$H$2])+1+[.$E$2]" office:value-type="float" office:value="257" calcext:value-type="float">
            <text:p>257</text:p>
          </table:table-cell>
          <table:table-cell table:formula="of:=MOD([.F938]+1/[.$H$2];5)" office:value-type="float" office:value="0.599999999999963" calcext:value-type="float">
            <text:p>0,599999999999963</text:p>
          </table:table-cell>
          <table:table-cell table:formula="of:=IF([.F939]=0;[.G938]+2+1/[.$H$2];[.G938]+1/[.$H$2])" office:value-type="float" office:value="15.6000000000004" calcext:value-type="float">
            <text:p>15,6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0]))" office:value-type="date" office:date-value="2019-10-22T09:37:31.517094" calcext:value-type="date">
            <text:p>2019-10-22 09:37:32</text:p>
          </table:table-cell>
          <table:table-cell table:style-name="ce7" table:formula="of:=[.A940]" office:value-type="date" office:date-value="2019-10-22T09:37:31.517094" calcext:value-type="date">
            <text:p>2019-10-22 09:37:32</text:p>
          </table:table-cell>
          <table:table-cell table:formula="of:=TRUNC([.A940])" office:value-type="float" office:value="43760" calcext:value-type="float">
            <text:p>43760</text:p>
          </table:table-cell>
          <table:table-cell table:style-name="ce12" table:formula="of:=[.B940]-[.C940]" office:value-type="date" office:date-value="1899-12-30T09:37:31.5170938801" calcext:value-type="date">
            <text:p>12/30/99 09:37 AM</text:p>
          </table:table-cell>
          <table:table-cell table:formula="of:=MOD([.E939]-[.$E$2];[.$H$2])+1+[.$E$2]" office:value-type="float" office:value="258" calcext:value-type="float">
            <text:p>258</text:p>
          </table:table-cell>
          <table:table-cell table:formula="of:=MOD([.F939]+1/[.$H$2];5)" office:value-type="float" office:value="0.61666666666663" calcext:value-type="float">
            <text:p>0,61666666666663</text:p>
          </table:table-cell>
          <table:table-cell table:formula="of:=IF([.F940]=0;[.G939]+2+1/[.$H$2];[.G939]+1/[.$H$2])" office:value-type="float" office:value="15.616666666667" calcext:value-type="float">
            <text:p>15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1]))" office:value-type="date" office:date-value="2019-10-22T09:23:15.282641" calcext:value-type="date">
            <text:p>2019-10-22 09:23:15</text:p>
          </table:table-cell>
          <table:table-cell table:style-name="ce7" table:formula="of:=[.A941]" office:value-type="date" office:date-value="2019-10-22T09:23:15.282641" calcext:value-type="date">
            <text:p>2019-10-22 09:23:15</text:p>
          </table:table-cell>
          <table:table-cell table:formula="of:=TRUNC([.A941])" office:value-type="float" office:value="43760" calcext:value-type="float">
            <text:p>43760</text:p>
          </table:table-cell>
          <table:table-cell table:style-name="ce12" table:formula="of:=[.B941]-[.C941]" office:value-type="date" office:date-value="1899-12-30T09:23:15.28264075052" calcext:value-type="date">
            <text:p>12/30/99 09:23 AM</text:p>
          </table:table-cell>
          <table:table-cell table:formula="of:=MOD([.E940]-[.$E$2];[.$H$2])+1+[.$E$2]" office:value-type="float" office:value="259" calcext:value-type="float">
            <text:p>259</text:p>
          </table:table-cell>
          <table:table-cell table:formula="of:=MOD([.F940]+1/[.$H$2];5)" office:value-type="float" office:value="0.633333333333296" calcext:value-type="float">
            <text:p>0,633333333333296</text:p>
          </table:table-cell>
          <table:table-cell table:formula="of:=IF([.F941]=0;[.G940]+2+1/[.$H$2];[.G940]+1/[.$H$2])" office:value-type="float" office:value="15.6333333333337" calcext:value-type="float">
            <text:p>15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2]))" office:value-type="date" office:date-value="2019-10-22T09:27:49.497649" calcext:value-type="date">
            <text:p>2019-10-22 09:27:49</text:p>
          </table:table-cell>
          <table:table-cell table:style-name="ce7" table:formula="of:=[.A942]" office:value-type="date" office:date-value="2019-10-22T09:27:49.497649" calcext:value-type="date">
            <text:p>2019-10-22 09:27:49</text:p>
          </table:table-cell>
          <table:table-cell table:formula="of:=TRUNC([.A942])" office:value-type="float" office:value="43760" calcext:value-type="float">
            <text:p>43760</text:p>
          </table:table-cell>
          <table:table-cell table:style-name="ce12" table:formula="of:=[.B942]-[.C942]" office:value-type="date" office:date-value="1899-12-30T09:27:49.49764906894" calcext:value-type="date">
            <text:p>12/30/99 09:27 AM</text:p>
          </table:table-cell>
          <table:table-cell table:formula="of:=MOD([.E941]-[.$E$2];[.$H$2])+1+[.$E$2]" office:value-type="float" office:value="260" calcext:value-type="float">
            <text:p>260</text:p>
          </table:table-cell>
          <table:table-cell table:formula="of:=MOD([.F941]+1/[.$H$2];5)" office:value-type="float" office:value="0.649999999999963" calcext:value-type="float">
            <text:p>0,649999999999963</text:p>
          </table:table-cell>
          <table:table-cell table:formula="of:=IF([.F942]=0;[.G941]+2+1/[.$H$2];[.G941]+1/[.$H$2])" office:value-type="float" office:value="15.6500000000004" calcext:value-type="float">
            <text:p>15,6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3]))" office:value-type="date" office:date-value="2019-10-22T09:41:47.026747" calcext:value-type="date">
            <text:p>2019-10-22 09:41:47</text:p>
          </table:table-cell>
          <table:table-cell table:style-name="ce7" table:formula="of:=[.A943]" office:value-type="date" office:date-value="2019-10-22T09:41:47.026747" calcext:value-type="date">
            <text:p>2019-10-22 09:41:47</text:p>
          </table:table-cell>
          <table:table-cell table:formula="of:=TRUNC([.A943])" office:value-type="float" office:value="43760" calcext:value-type="float">
            <text:p>43760</text:p>
          </table:table-cell>
          <table:table-cell table:style-name="ce12" table:formula="of:=[.B943]-[.C943]" office:value-type="date" office:date-value="1899-12-30T09:41:47.02674700879" calcext:value-type="date">
            <text:p>12/30/99 09:41 AM</text:p>
          </table:table-cell>
          <table:table-cell table:formula="of:=MOD([.E942]-[.$E$2];[.$H$2])+1+[.$E$2]" office:value-type="float" office:value="261" calcext:value-type="float">
            <text:p>261</text:p>
          </table:table-cell>
          <table:table-cell table:formula="of:=MOD([.F942]+1/[.$H$2];5)" office:value-type="float" office:value="0.66666666666663" calcext:value-type="float">
            <text:p>0,66666666666663</text:p>
          </table:table-cell>
          <table:table-cell table:formula="of:=IF([.F943]=0;[.G942]+2+1/[.$H$2];[.G942]+1/[.$H$2])" office:value-type="float" office:value="15.666666666667" calcext:value-type="float">
            <text:p>15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4]))" office:value-type="date" office:date-value="2019-10-22T09:40:05.563331" calcext:value-type="date">
            <text:p>2019-10-22 09:40:06</text:p>
          </table:table-cell>
          <table:table-cell table:style-name="ce7" table:formula="of:=[.A944]" office:value-type="date" office:date-value="2019-10-22T09:40:05.563331" calcext:value-type="date">
            <text:p>2019-10-22 09:40:06</text:p>
          </table:table-cell>
          <table:table-cell table:formula="of:=TRUNC([.A944])" office:value-type="float" office:value="43760" calcext:value-type="float">
            <text:p>43760</text:p>
          </table:table-cell>
          <table:table-cell table:style-name="ce12" table:formula="of:=[.B944]-[.C944]" office:value-type="date" office:date-value="1899-12-30T09:40:05.56333134882" calcext:value-type="date">
            <text:p>12/30/99 09:40 AM</text:p>
          </table:table-cell>
          <table:table-cell table:formula="of:=MOD([.E943]-[.$E$2];[.$H$2])+1+[.$E$2]" office:value-type="float" office:value="262" calcext:value-type="float">
            <text:p>262</text:p>
          </table:table-cell>
          <table:table-cell table:formula="of:=MOD([.F943]+1/[.$H$2];5)" office:value-type="float" office:value="0.683333333333296" calcext:value-type="float">
            <text:p>0,683333333333296</text:p>
          </table:table-cell>
          <table:table-cell table:formula="of:=IF([.F944]=0;[.G943]+2+1/[.$H$2];[.G943]+1/[.$H$2])" office:value-type="float" office:value="15.6833333333337" calcext:value-type="float">
            <text:p>15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5]))" office:value-type="date" office:date-value="2019-10-22T09:18:11.81994" calcext:value-type="date">
            <text:p>2019-10-22 09:18:12</text:p>
          </table:table-cell>
          <table:table-cell table:style-name="ce7" table:formula="of:=[.A945]" office:value-type="date" office:date-value="2019-10-22T09:18:11.81994" calcext:value-type="date">
            <text:p>2019-10-22 09:18:12</text:p>
          </table:table-cell>
          <table:table-cell table:formula="of:=TRUNC([.A945])" office:value-type="float" office:value="43760" calcext:value-type="float">
            <text:p>43760</text:p>
          </table:table-cell>
          <table:table-cell table:style-name="ce12" table:formula="of:=[.B945]-[.C945]" office:value-type="date" office:date-value="1899-12-30T09:18:11.81993978564" calcext:value-type="date">
            <text:p>12/30/99 09:18 AM</text:p>
          </table:table-cell>
          <table:table-cell table:formula="of:=MOD([.E944]-[.$E$2];[.$H$2])+1+[.$E$2]" office:value-type="float" office:value="263" calcext:value-type="float">
            <text:p>263</text:p>
          </table:table-cell>
          <table:table-cell table:formula="of:=MOD([.F944]+1/[.$H$2];5)" office:value-type="float" office:value="0.699999999999963" calcext:value-type="float">
            <text:p>0,699999999999963</text:p>
          </table:table-cell>
          <table:table-cell table:formula="of:=IF([.F945]=0;[.G944]+2+1/[.$H$2];[.G944]+1/[.$H$2])" office:value-type="float" office:value="15.7000000000004" calcext:value-type="float">
            <text:p>15,7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6]))" office:value-type="date" office:date-value="2019-10-22T09:05:39.205595" calcext:value-type="date">
            <text:p>2019-10-22 09:05:39</text:p>
          </table:table-cell>
          <table:table-cell table:style-name="ce7" table:formula="of:=[.A946]" office:value-type="date" office:date-value="2019-10-22T09:05:39.205595" calcext:value-type="date">
            <text:p>2019-10-22 09:05:39</text:p>
          </table:table-cell>
          <table:table-cell table:formula="of:=TRUNC([.A946])" office:value-type="float" office:value="43760" calcext:value-type="float">
            <text:p>43760</text:p>
          </table:table-cell>
          <table:table-cell table:style-name="ce12" table:formula="of:=[.B946]-[.C946]" office:value-type="date" office:date-value="1899-12-30T09:05:39.20559450053" calcext:value-type="date">
            <text:p>12/30/99 09:05 AM</text:p>
          </table:table-cell>
          <table:table-cell table:formula="of:=MOD([.E945]-[.$E$2];[.$H$2])+1+[.$E$2]" office:value-type="float" office:value="264" calcext:value-type="float">
            <text:p>264</text:p>
          </table:table-cell>
          <table:table-cell table:formula="of:=MOD([.F945]+1/[.$H$2];5)" office:value-type="float" office:value="0.71666666666663" calcext:value-type="float">
            <text:p>0,71666666666663</text:p>
          </table:table-cell>
          <table:table-cell table:formula="of:=IF([.F946]=0;[.G945]+2+1/[.$H$2];[.G945]+1/[.$H$2])" office:value-type="float" office:value="15.716666666667" calcext:value-type="float">
            <text:p>15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7]))" office:value-type="date" office:date-value="2019-10-22T09:56:01.069858" calcext:value-type="date">
            <text:p>2019-10-22 09:56:01</text:p>
          </table:table-cell>
          <table:table-cell table:style-name="ce7" table:formula="of:=[.A947]" office:value-type="date" office:date-value="2019-10-22T09:56:01.069858" calcext:value-type="date">
            <text:p>2019-10-22 09:56:01</text:p>
          </table:table-cell>
          <table:table-cell table:formula="of:=TRUNC([.A947])" office:value-type="float" office:value="43760" calcext:value-type="float">
            <text:p>43760</text:p>
          </table:table-cell>
          <table:table-cell table:style-name="ce12" table:formula="of:=[.B947]-[.C947]" office:value-type="date" office:date-value="1899-12-30T09:56:01.06985779479" calcext:value-type="date">
            <text:p>12/30/99 09:56 AM</text:p>
          </table:table-cell>
          <table:table-cell table:formula="of:=MOD([.E946]-[.$E$2];[.$H$2])+1+[.$E$2]" office:value-type="float" office:value="265" calcext:value-type="float">
            <text:p>265</text:p>
          </table:table-cell>
          <table:table-cell table:formula="of:=MOD([.F946]+1/[.$H$2];5)" office:value-type="float" office:value="0.733333333333297" calcext:value-type="float">
            <text:p>0,733333333333297</text:p>
          </table:table-cell>
          <table:table-cell table:formula="of:=IF([.F947]=0;[.G946]+2+1/[.$H$2];[.G946]+1/[.$H$2])" office:value-type="float" office:value="15.7333333333337" calcext:value-type="float">
            <text:p>15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8]))" office:value-type="date" office:date-value="2019-10-22T09:33:51.996726" calcext:value-type="date">
            <text:p>2019-10-22 09:33:52</text:p>
          </table:table-cell>
          <table:table-cell table:style-name="ce7" table:formula="of:=[.A948]" office:value-type="date" office:date-value="2019-10-22T09:33:51.996726" calcext:value-type="date">
            <text:p>2019-10-22 09:33:52</text:p>
          </table:table-cell>
          <table:table-cell table:formula="of:=TRUNC([.A948])" office:value-type="float" office:value="43760" calcext:value-type="float">
            <text:p>43760</text:p>
          </table:table-cell>
          <table:table-cell table:style-name="ce12" table:formula="of:=[.B948]-[.C948]" office:value-type="date" office:date-value="1899-12-30T09:33:51.99672577903" calcext:value-type="date">
            <text:p>12/30/99 09:33 AM</text:p>
          </table:table-cell>
          <table:table-cell table:formula="of:=MOD([.E947]-[.$E$2];[.$H$2])+1+[.$E$2]" office:value-type="float" office:value="266" calcext:value-type="float">
            <text:p>266</text:p>
          </table:table-cell>
          <table:table-cell table:formula="of:=MOD([.F947]+1/[.$H$2];5)" office:value-type="float" office:value="0.749999999999963" calcext:value-type="float">
            <text:p>0,749999999999963</text:p>
          </table:table-cell>
          <table:table-cell table:formula="of:=IF([.F948]=0;[.G947]+2+1/[.$H$2];[.G947]+1/[.$H$2])" office:value-type="float" office:value="15.7500000000004" calcext:value-type="float">
            <text:p>15,7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9]))" office:value-type="date" office:date-value="2019-10-22T09:15:11.709467" calcext:value-type="date">
            <text:p>2019-10-22 09:15:12</text:p>
          </table:table-cell>
          <table:table-cell table:style-name="ce7" table:formula="of:=[.A949]" office:value-type="date" office:date-value="2019-10-22T09:15:11.709467" calcext:value-type="date">
            <text:p>2019-10-22 09:15:12</text:p>
          </table:table-cell>
          <table:table-cell table:formula="of:=TRUNC([.A949])" office:value-type="float" office:value="43760" calcext:value-type="float">
            <text:p>43760</text:p>
          </table:table-cell>
          <table:table-cell table:style-name="ce12" table:formula="of:=[.B949]-[.C949]" office:value-type="date" office:date-value="1899-12-30T09:15:11.70946718194" calcext:value-type="date">
            <text:p>12/30/99 09:15 AM</text:p>
          </table:table-cell>
          <table:table-cell table:formula="of:=MOD([.E948]-[.$E$2];[.$H$2])+1+[.$E$2]" office:value-type="float" office:value="267" calcext:value-type="float">
            <text:p>267</text:p>
          </table:table-cell>
          <table:table-cell table:formula="of:=MOD([.F948]+1/[.$H$2];5)" office:value-type="float" office:value="0.76666666666663" calcext:value-type="float">
            <text:p>0,76666666666663</text:p>
          </table:table-cell>
          <table:table-cell table:formula="of:=IF([.F949]=0;[.G948]+2+1/[.$H$2];[.G948]+1/[.$H$2])" office:value-type="float" office:value="15.766666666667" calcext:value-type="float">
            <text:p>15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0]))" office:value-type="date" office:date-value="2019-10-22T09:23:40.15602" calcext:value-type="date">
            <text:p>2019-10-22 09:23:40</text:p>
          </table:table-cell>
          <table:table-cell table:style-name="ce7" table:formula="of:=[.A950]" office:value-type="date" office:date-value="2019-10-22T09:23:40.15602" calcext:value-type="date">
            <text:p>2019-10-22 09:23:40</text:p>
          </table:table-cell>
          <table:table-cell table:formula="of:=TRUNC([.A950])" office:value-type="float" office:value="43760" calcext:value-type="float">
            <text:p>43760</text:p>
          </table:table-cell>
          <table:table-cell table:style-name="ce12" table:formula="of:=[.B950]-[.C950]" office:value-type="date" office:date-value="1899-12-30T09:23:40.15602034517" calcext:value-type="date">
            <text:p>12/30/99 09:23 AM</text:p>
          </table:table-cell>
          <table:table-cell table:formula="of:=MOD([.E949]-[.$E$2];[.$H$2])+1+[.$E$2]" office:value-type="float" office:value="268" calcext:value-type="float">
            <text:p>268</text:p>
          </table:table-cell>
          <table:table-cell table:formula="of:=MOD([.F949]+1/[.$H$2];5)" office:value-type="float" office:value="0.783333333333297" calcext:value-type="float">
            <text:p>0,783333333333297</text:p>
          </table:table-cell>
          <table:table-cell table:formula="of:=IF([.F950]=0;[.G949]+2+1/[.$H$2];[.G949]+1/[.$H$2])" office:value-type="float" office:value="15.7833333333337" calcext:value-type="float">
            <text:p>15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1]))" office:value-type="date" office:date-value="2019-10-22T09:47:00.21051" calcext:value-type="date">
            <text:p>2019-10-22 09:47:00</text:p>
          </table:table-cell>
          <table:table-cell table:style-name="ce7" table:formula="of:=[.A951]" office:value-type="date" office:date-value="2019-10-22T09:47:00.21051" calcext:value-type="date">
            <text:p>2019-10-22 09:47:00</text:p>
          </table:table-cell>
          <table:table-cell table:formula="of:=TRUNC([.A951])" office:value-type="float" office:value="43760" calcext:value-type="float">
            <text:p>43760</text:p>
          </table:table-cell>
          <table:table-cell table:style-name="ce12" table:formula="of:=[.B951]-[.C951]" office:value-type="date" office:date-value="1899-12-30T09:47:00.21051021293" calcext:value-type="date">
            <text:p>12/30/99 09:47 AM</text:p>
          </table:table-cell>
          <table:table-cell table:formula="of:=MOD([.E950]-[.$E$2];[.$H$2])+1+[.$E$2]" office:value-type="float" office:value="269" calcext:value-type="float">
            <text:p>269</text:p>
          </table:table-cell>
          <table:table-cell table:formula="of:=MOD([.F950]+1/[.$H$2];5)" office:value-type="float" office:value="0.799999999999963" calcext:value-type="float">
            <text:p>0,799999999999963</text:p>
          </table:table-cell>
          <table:table-cell table:formula="of:=IF([.F951]=0;[.G950]+2+1/[.$H$2];[.G950]+1/[.$H$2])" office:value-type="float" office:value="15.8000000000004" calcext:value-type="float">
            <text:p>15,8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2]))" office:value-type="date" office:date-value="2019-10-22T09:18:04.640327" calcext:value-type="date">
            <text:p>2019-10-22 09:18:05</text:p>
          </table:table-cell>
          <table:table-cell table:style-name="ce7" table:formula="of:=[.A952]" office:value-type="date" office:date-value="2019-10-22T09:18:04.640327" calcext:value-type="date">
            <text:p>2019-10-22 09:18:05</text:p>
          </table:table-cell>
          <table:table-cell table:formula="of:=TRUNC([.A952])" office:value-type="float" office:value="43760" calcext:value-type="float">
            <text:p>43760</text:p>
          </table:table-cell>
          <table:table-cell table:style-name="ce12" table:formula="of:=[.B952]-[.C952]" office:value-type="date" office:date-value="1899-12-30T09:18:04.64032737538" calcext:value-type="date">
            <text:p>12/30/99 09:18 AM</text:p>
          </table:table-cell>
          <table:table-cell table:formula="of:=MOD([.E951]-[.$E$2];[.$H$2])+1+[.$E$2]" office:value-type="float" office:value="270" calcext:value-type="float">
            <text:p>270</text:p>
          </table:table-cell>
          <table:table-cell table:formula="of:=MOD([.F951]+1/[.$H$2];5)" office:value-type="float" office:value="0.81666666666663" calcext:value-type="float">
            <text:p>0,81666666666663</text:p>
          </table:table-cell>
          <table:table-cell table:formula="of:=IF([.F952]=0;[.G951]+2+1/[.$H$2];[.G951]+1/[.$H$2])" office:value-type="float" office:value="15.816666666667" calcext:value-type="float">
            <text:p>15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3]))" office:value-type="date" office:date-value="2019-10-22T09:41:20.055387" calcext:value-type="date">
            <text:p>2019-10-22 09:41:20</text:p>
          </table:table-cell>
          <table:table-cell table:style-name="ce7" table:formula="of:=[.A953]" office:value-type="date" office:date-value="2019-10-22T09:41:20.055387" calcext:value-type="date">
            <text:p>2019-10-22 09:41:20</text:p>
          </table:table-cell>
          <table:table-cell table:formula="of:=TRUNC([.A953])" office:value-type="float" office:value="43760" calcext:value-type="float">
            <text:p>43760</text:p>
          </table:table-cell>
          <table:table-cell table:style-name="ce12" table:formula="of:=[.B953]-[.C953]" office:value-type="date" office:date-value="1899-12-30T09:41:20.05538731813" calcext:value-type="date">
            <text:p>12/30/99 09:41 AM</text:p>
          </table:table-cell>
          <table:table-cell table:formula="of:=MOD([.E952]-[.$E$2];[.$H$2])+1+[.$E$2]" office:value-type="float" office:value="271" calcext:value-type="float">
            <text:p>271</text:p>
          </table:table-cell>
          <table:table-cell table:formula="of:=MOD([.F952]+1/[.$H$2];5)" office:value-type="float" office:value="0.833333333333297" calcext:value-type="float">
            <text:p>0,833333333333297</text:p>
          </table:table-cell>
          <table:table-cell table:formula="of:=IF([.F953]=0;[.G952]+2+1/[.$H$2];[.G952]+1/[.$H$2])" office:value-type="float" office:value="15.8333333333337" calcext:value-type="float">
            <text:p>15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4]))" office:value-type="date" office:date-value="2019-10-22T09:35:44.396512" calcext:value-type="date">
            <text:p>2019-10-22 09:35:44</text:p>
          </table:table-cell>
          <table:table-cell table:style-name="ce7" table:formula="of:=[.A954]" office:value-type="date" office:date-value="2019-10-22T09:35:44.396512" calcext:value-type="date">
            <text:p>2019-10-22 09:35:44</text:p>
          </table:table-cell>
          <table:table-cell table:formula="of:=TRUNC([.A954])" office:value-type="float" office:value="43760" calcext:value-type="float">
            <text:p>43760</text:p>
          </table:table-cell>
          <table:table-cell table:style-name="ce12" table:formula="of:=[.B954]-[.C954]" office:value-type="date" office:date-value="1899-12-30T09:35:44.39651153516" calcext:value-type="date">
            <text:p>12/30/99 09:35 AM</text:p>
          </table:table-cell>
          <table:table-cell table:formula="of:=MOD([.E953]-[.$E$2];[.$H$2])+1+[.$E$2]" office:value-type="float" office:value="272" calcext:value-type="float">
            <text:p>272</text:p>
          </table:table-cell>
          <table:table-cell table:formula="of:=MOD([.F953]+1/[.$H$2];5)" office:value-type="float" office:value="0.849999999999964" calcext:value-type="float">
            <text:p>0,849999999999964</text:p>
          </table:table-cell>
          <table:table-cell table:formula="of:=IF([.F954]=0;[.G953]+2+1/[.$H$2];[.G953]+1/[.$H$2])" office:value-type="float" office:value="15.8500000000004" calcext:value-type="float">
            <text:p>15,8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5]))" office:value-type="date" office:date-value="2019-10-22T09:36:51.214982" calcext:value-type="date">
            <text:p>2019-10-22 09:36:51</text:p>
          </table:table-cell>
          <table:table-cell table:style-name="ce7" table:formula="of:=[.A955]" office:value-type="date" office:date-value="2019-10-22T09:36:51.214982" calcext:value-type="date">
            <text:p>2019-10-22 09:36:51</text:p>
          </table:table-cell>
          <table:table-cell table:formula="of:=TRUNC([.A955])" office:value-type="float" office:value="43760" calcext:value-type="float">
            <text:p>43760</text:p>
          </table:table-cell>
          <table:table-cell table:style-name="ce12" table:formula="of:=[.B955]-[.C955]" office:value-type="date" office:date-value="1899-12-30T09:36:51.21498208959" calcext:value-type="date">
            <text:p>12/30/99 09:36 AM</text:p>
          </table:table-cell>
          <table:table-cell table:formula="of:=MOD([.E954]-[.$E$2];[.$H$2])+1+[.$E$2]" office:value-type="float" office:value="273" calcext:value-type="float">
            <text:p>273</text:p>
          </table:table-cell>
          <table:table-cell table:formula="of:=MOD([.F954]+1/[.$H$2];5)" office:value-type="float" office:value="0.86666666666663" calcext:value-type="float">
            <text:p>0,86666666666663</text:p>
          </table:table-cell>
          <table:table-cell table:formula="of:=IF([.F955]=0;[.G954]+2+1/[.$H$2];[.G954]+1/[.$H$2])" office:value-type="float" office:value="15.866666666667" calcext:value-type="float">
            <text:p>15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6]))" office:value-type="date" office:date-value="2019-10-22T09:35:43.407157" calcext:value-type="date">
            <text:p>2019-10-22 09:35:43</text:p>
          </table:table-cell>
          <table:table-cell table:style-name="ce7" table:formula="of:=[.A956]" office:value-type="date" office:date-value="2019-10-22T09:35:43.407157" calcext:value-type="date">
            <text:p>2019-10-22 09:35:43</text:p>
          </table:table-cell>
          <table:table-cell table:formula="of:=TRUNC([.A956])" office:value-type="float" office:value="43760" calcext:value-type="float">
            <text:p>43760</text:p>
          </table:table-cell>
          <table:table-cell table:style-name="ce12" table:formula="of:=[.B956]-[.C956]" office:value-type="date" office:date-value="1899-12-30T09:35:43.40715673752" calcext:value-type="date">
            <text:p>12/30/99 09:35 AM</text:p>
          </table:table-cell>
          <table:table-cell table:formula="of:=MOD([.E955]-[.$E$2];[.$H$2])+1+[.$E$2]" office:value-type="float" office:value="274" calcext:value-type="float">
            <text:p>274</text:p>
          </table:table-cell>
          <table:table-cell table:formula="of:=MOD([.F955]+1/[.$H$2];5)" office:value-type="float" office:value="0.883333333333297" calcext:value-type="float">
            <text:p>0,883333333333297</text:p>
          </table:table-cell>
          <table:table-cell table:formula="of:=IF([.F956]=0;[.G955]+2+1/[.$H$2];[.G955]+1/[.$H$2])" office:value-type="float" office:value="15.8833333333337" calcext:value-type="float">
            <text:p>15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7]))" office:value-type="date" office:date-value="2019-10-22T09:55:06.330981" calcext:value-type="date">
            <text:p>2019-10-22 09:55:06</text:p>
          </table:table-cell>
          <table:table-cell table:style-name="ce7" table:formula="of:=[.A957]" office:value-type="date" office:date-value="2019-10-22T09:55:06.330981" calcext:value-type="date">
            <text:p>2019-10-22 09:55:06</text:p>
          </table:table-cell>
          <table:table-cell table:formula="of:=TRUNC([.A957])" office:value-type="float" office:value="43760" calcext:value-type="float">
            <text:p>43760</text:p>
          </table:table-cell>
          <table:table-cell table:style-name="ce12" table:formula="of:=[.B957]-[.C957]" office:value-type="date" office:date-value="1899-12-30T09:55:06.33098061662" calcext:value-type="date">
            <text:p>12/30/99 09:55 AM</text:p>
          </table:table-cell>
          <table:table-cell table:formula="of:=MOD([.E956]-[.$E$2];[.$H$2])+1+[.$E$2]" office:value-type="float" office:value="275" calcext:value-type="float">
            <text:p>275</text:p>
          </table:table-cell>
          <table:table-cell table:formula="of:=MOD([.F956]+1/[.$H$2];5)" office:value-type="float" office:value="0.899999999999964" calcext:value-type="float">
            <text:p>0,899999999999964</text:p>
          </table:table-cell>
          <table:table-cell table:formula="of:=IF([.F957]=0;[.G956]+2+1/[.$H$2];[.G956]+1/[.$H$2])" office:value-type="float" office:value="15.9000000000004" calcext:value-type="float">
            <text:p>15,9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8]))" office:value-type="date" office:date-value="2019-10-22T08:56:51.50766" calcext:value-type="date">
            <text:p>2019-10-22 08:56:52</text:p>
          </table:table-cell>
          <table:table-cell table:style-name="ce7" table:formula="of:=[.A958]" office:value-type="date" office:date-value="2019-10-22T08:56:51.50766" calcext:value-type="date">
            <text:p>2019-10-22 08:56:52</text:p>
          </table:table-cell>
          <table:table-cell table:formula="of:=TRUNC([.A958])" office:value-type="float" office:value="43760" calcext:value-type="float">
            <text:p>43760</text:p>
          </table:table-cell>
          <table:table-cell table:style-name="ce12" table:formula="of:=[.B958]-[.C958]" office:value-type="date" office:date-value="1899-12-30T08:56:51.5076596383" calcext:value-type="date">
            <text:p>12/30/99 08:56 AM</text:p>
          </table:table-cell>
          <table:table-cell table:formula="of:=MOD([.E957]-[.$E$2];[.$H$2])+1+[.$E$2]" office:value-type="float" office:value="276" calcext:value-type="float">
            <text:p>276</text:p>
          </table:table-cell>
          <table:table-cell table:formula="of:=MOD([.F957]+1/[.$H$2];5)" office:value-type="float" office:value="0.91666666666663" calcext:value-type="float">
            <text:p>0,91666666666663</text:p>
          </table:table-cell>
          <table:table-cell table:formula="of:=IF([.F958]=0;[.G957]+2+1/[.$H$2];[.G957]+1/[.$H$2])" office:value-type="float" office:value="15.916666666667" calcext:value-type="float">
            <text:p>15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9]))" office:value-type="date" office:date-value="2019-10-22T09:55:06.947651" calcext:value-type="date">
            <text:p>2019-10-22 09:55:07</text:p>
          </table:table-cell>
          <table:table-cell table:style-name="ce7" table:formula="of:=[.A959]" office:value-type="date" office:date-value="2019-10-22T09:55:06.947651" calcext:value-type="date">
            <text:p>2019-10-22 09:55:07</text:p>
          </table:table-cell>
          <table:table-cell table:formula="of:=TRUNC([.A959])" office:value-type="float" office:value="43760" calcext:value-type="float">
            <text:p>43760</text:p>
          </table:table-cell>
          <table:table-cell table:style-name="ce12" table:formula="of:=[.B959]-[.C959]" office:value-type="date" office:date-value="1899-12-30T09:55:06.94765148219" calcext:value-type="date">
            <text:p>12/30/99 09:55 AM</text:p>
          </table:table-cell>
          <table:table-cell table:formula="of:=MOD([.E958]-[.$E$2];[.$H$2])+1+[.$E$2]" office:value-type="float" office:value="277" calcext:value-type="float">
            <text:p>277</text:p>
          </table:table-cell>
          <table:table-cell table:formula="of:=MOD([.F958]+1/[.$H$2];5)" office:value-type="float" office:value="0.933333333333297" calcext:value-type="float">
            <text:p>0,933333333333297</text:p>
          </table:table-cell>
          <table:table-cell table:formula="of:=IF([.F959]=0;[.G958]+2+1/[.$H$2];[.G958]+1/[.$H$2])" office:value-type="float" office:value="15.9333333333337" calcext:value-type="float">
            <text:p>15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0]))" office:value-type="date" office:date-value="2019-10-22T09:34:41.436161" calcext:value-type="date">
            <text:p>2019-10-22 09:34:41</text:p>
          </table:table-cell>
          <table:table-cell table:style-name="ce7" table:formula="of:=[.A960]" office:value-type="date" office:date-value="2019-10-22T09:34:41.436161" calcext:value-type="date">
            <text:p>2019-10-22 09:34:41</text:p>
          </table:table-cell>
          <table:table-cell table:formula="of:=TRUNC([.A960])" office:value-type="float" office:value="43760" calcext:value-type="float">
            <text:p>43760</text:p>
          </table:table-cell>
          <table:table-cell table:style-name="ce12" table:formula="of:=[.B960]-[.C960]" office:value-type="date" office:date-value="1899-12-30T09:34:41.4361610217" calcext:value-type="date">
            <text:p>12/30/99 09:34 AM</text:p>
          </table:table-cell>
          <table:table-cell table:formula="of:=MOD([.E959]-[.$E$2];[.$H$2])+1+[.$E$2]" office:value-type="float" office:value="278" calcext:value-type="float">
            <text:p>278</text:p>
          </table:table-cell>
          <table:table-cell table:formula="of:=MOD([.F959]+1/[.$H$2];5)" office:value-type="float" office:value="0.949999999999964" calcext:value-type="float">
            <text:p>0,949999999999964</text:p>
          </table:table-cell>
          <table:table-cell table:formula="of:=IF([.F960]=0;[.G959]+2+1/[.$H$2];[.G959]+1/[.$H$2])" office:value-type="float" office:value="15.9500000000004" calcext:value-type="float">
            <text:p>15,9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1]))" office:value-type="date" office:date-value="2019-10-22T09:10:25.107417" calcext:value-type="date">
            <text:p>2019-10-22 09:10:25</text:p>
          </table:table-cell>
          <table:table-cell table:style-name="ce7" table:formula="of:=[.A961]" office:value-type="date" office:date-value="2019-10-22T09:10:25.107417" calcext:value-type="date">
            <text:p>2019-10-22 09:10:25</text:p>
          </table:table-cell>
          <table:table-cell table:formula="of:=TRUNC([.A961])" office:value-type="float" office:value="43760" calcext:value-type="float">
            <text:p>43760</text:p>
          </table:table-cell>
          <table:table-cell table:style-name="ce12" table:formula="of:=[.B961]-[.C961]" office:value-type="date" office:date-value="1899-12-30T09:10:25.10741706938" calcext:value-type="date">
            <text:p>12/30/99 09:10 AM</text:p>
          </table:table-cell>
          <table:table-cell table:formula="of:=MOD([.E960]-[.$E$2];[.$H$2])+1+[.$E$2]" office:value-type="float" office:value="279" calcext:value-type="float">
            <text:p>279</text:p>
          </table:table-cell>
          <table:table-cell table:formula="of:=MOD([.F960]+1/[.$H$2];5)" office:value-type="float" office:value="0.966666666666631" calcext:value-type="float">
            <text:p>0,966666666666631</text:p>
          </table:table-cell>
          <table:table-cell table:formula="of:=IF([.F961]=0;[.G960]+2+1/[.$H$2];[.G960]+1/[.$H$2])" office:value-type="float" office:value="15.966666666667" calcext:value-type="float">
            <text:p>15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2]))" office:value-type="date" office:date-value="2019-10-22T09:27:36.065481" calcext:value-type="date">
            <text:p>2019-10-22 09:27:36</text:p>
          </table:table-cell>
          <table:table-cell table:style-name="ce7" table:formula="of:=[.A962]" office:value-type="date" office:date-value="2019-10-22T09:27:36.065481" calcext:value-type="date">
            <text:p>2019-10-22 09:27:36</text:p>
          </table:table-cell>
          <table:table-cell table:formula="of:=TRUNC([.A962])" office:value-type="float" office:value="43760" calcext:value-type="float">
            <text:p>43760</text:p>
          </table:table-cell>
          <table:table-cell table:style-name="ce12" table:formula="of:=[.B962]-[.C962]" office:value-type="date" office:date-value="1899-12-30T09:27:36.06548055075" calcext:value-type="date">
            <text:p>12/30/99 09:27 AM</text:p>
          </table:table-cell>
          <table:table-cell table:formula="of:=MOD([.E961]-[.$E$2];[.$H$2])+1+[.$E$2]" office:value-type="float" office:value="280" calcext:value-type="float">
            <text:p>280</text:p>
          </table:table-cell>
          <table:table-cell table:formula="of:=MOD([.F961]+1/[.$H$2];5)" office:value-type="float" office:value="0.983333333333297" calcext:value-type="float">
            <text:p>0,983333333333297</text:p>
          </table:table-cell>
          <table:table-cell table:formula="of:=IF([.F962]=0;[.G961]+2+1/[.$H$2];[.G961]+1/[.$H$2])" office:value-type="float" office:value="15.9833333333337" calcext:value-type="float">
            <text:p>15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3]))" office:value-type="date" office:date-value="2019-10-23T08:59:19.678189" calcext:value-type="date">
            <text:p>2019-10-23 08:59:20</text:p>
          </table:table-cell>
          <table:table-cell table:style-name="ce7" table:formula="of:=[.A963]" office:value-type="date" office:date-value="2019-10-23T08:59:19.678189" calcext:value-type="date">
            <text:p>2019-10-23 08:59:20</text:p>
          </table:table-cell>
          <table:table-cell table:formula="of:=TRUNC([.A963])" office:value-type="float" office:value="43761" calcext:value-type="float">
            <text:p>43761</text:p>
          </table:table-cell>
          <table:table-cell table:style-name="ce12" table:formula="of:=[.B963]-[.C963]" office:value-type="date" office:date-value="1899-12-30T08:59:19.67818906065" calcext:value-type="date">
            <text:p>12/30/99 08:59 AM</text:p>
          </table:table-cell>
          <table:table-cell table:formula="of:=MOD([.E962]-[.$E$2];[.$H$2])+1+[.$E$2]" office:value-type="float" office:value="221" calcext:value-type="float">
            <text:p>221</text:p>
          </table:table-cell>
          <table:table-cell table:formula="of:=MOD([.F962]+1/[.$H$2];5)" office:value-type="float" office:value="0.999999999999964" calcext:value-type="float">
            <text:p>0,999999999999964</text:p>
          </table:table-cell>
          <table:table-cell table:formula="of:=IF([.F963]=0;[.G962]+2+1/[.$H$2];[.G962]+1/[.$H$2])" office:value-type="float" office:value="16.0000000000004" calcext:value-type="float">
            <text:p>16,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4]))" office:value-type="date" office:date-value="2019-10-23T09:42:04.355168" calcext:value-type="date">
            <text:p>2019-10-23 09:42:04</text:p>
          </table:table-cell>
          <table:table-cell table:style-name="ce7" table:formula="of:=[.A964]" office:value-type="date" office:date-value="2019-10-23T09:42:04.355168" calcext:value-type="date">
            <text:p>2019-10-23 09:42:04</text:p>
          </table:table-cell>
          <table:table-cell table:formula="of:=TRUNC([.A964])" office:value-type="float" office:value="43761" calcext:value-type="float">
            <text:p>43761</text:p>
          </table:table-cell>
          <table:table-cell table:style-name="ce12" table:formula="of:=[.B964]-[.C964]" office:value-type="date" office:date-value="1899-12-30T09:42:04.35516840778" calcext:value-type="date">
            <text:p>12/30/99 09:42 AM</text:p>
          </table:table-cell>
          <table:table-cell table:formula="of:=MOD([.E963]-[.$E$2];[.$H$2])+1+[.$E$2]" office:value-type="float" office:value="222" calcext:value-type="float">
            <text:p>222</text:p>
          </table:table-cell>
          <table:table-cell table:formula="of:=MOD([.F963]+1/[.$H$2];5)" office:value-type="float" office:value="1.01666666666663" calcext:value-type="float">
            <text:p>1,01666666666663</text:p>
          </table:table-cell>
          <table:table-cell table:formula="of:=IF([.F964]=0;[.G963]+2+1/[.$H$2];[.G963]+1/[.$H$2])" office:value-type="float" office:value="16.016666666667" calcext:value-type="float">
            <text:p>16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5]))" office:value-type="date" office:date-value="2019-10-23T09:31:31.519241" calcext:value-type="date">
            <text:p>2019-10-23 09:31:32</text:p>
          </table:table-cell>
          <table:table-cell table:style-name="ce7" table:formula="of:=[.A965]" office:value-type="date" office:date-value="2019-10-23T09:31:31.519241" calcext:value-type="date">
            <text:p>2019-10-23 09:31:32</text:p>
          </table:table-cell>
          <table:table-cell table:formula="of:=TRUNC([.A965])" office:value-type="float" office:value="43761" calcext:value-type="float">
            <text:p>43761</text:p>
          </table:table-cell>
          <table:table-cell table:style-name="ce12" table:formula="of:=[.B965]-[.C965]" office:value-type="date" office:date-value="1899-12-30T09:31:31.51924140751" calcext:value-type="date">
            <text:p>12/30/99 09:31 AM</text:p>
          </table:table-cell>
          <table:table-cell table:formula="of:=MOD([.E964]-[.$E$2];[.$H$2])+1+[.$E$2]" office:value-type="float" office:value="223" calcext:value-type="float">
            <text:p>223</text:p>
          </table:table-cell>
          <table:table-cell table:formula="of:=MOD([.F964]+1/[.$H$2];5)" office:value-type="float" office:value="1.0333333333333" calcext:value-type="float">
            <text:p>1,0333333333333</text:p>
          </table:table-cell>
          <table:table-cell table:formula="of:=IF([.F965]=0;[.G964]+2+1/[.$H$2];[.G964]+1/[.$H$2])" office:value-type="float" office:value="16.0333333333337" calcext:value-type="float">
            <text:p>16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6]))" office:value-type="date" office:date-value="2019-10-23T09:38:13.18064" calcext:value-type="date">
            <text:p>2019-10-23 09:38:13</text:p>
          </table:table-cell>
          <table:table-cell table:style-name="ce7" table:formula="of:=[.A966]" office:value-type="date" office:date-value="2019-10-23T09:38:13.18064" calcext:value-type="date">
            <text:p>2019-10-23 09:38:13</text:p>
          </table:table-cell>
          <table:table-cell table:formula="of:=TRUNC([.A966])" office:value-type="float" office:value="43761" calcext:value-type="float">
            <text:p>43761</text:p>
          </table:table-cell>
          <table:table-cell table:style-name="ce12" table:formula="of:=[.B966]-[.C966]" office:value-type="date" office:date-value="1899-12-30T09:38:13.18064027466" calcext:value-type="date">
            <text:p>12/30/99 09:38 AM</text:p>
          </table:table-cell>
          <table:table-cell table:formula="of:=MOD([.E965]-[.$E$2];[.$H$2])+1+[.$E$2]" office:value-type="float" office:value="224" calcext:value-type="float">
            <text:p>224</text:p>
          </table:table-cell>
          <table:table-cell table:formula="of:=MOD([.F965]+1/[.$H$2];5)" office:value-type="float" office:value="1.04999999999996" calcext:value-type="float">
            <text:p>1,04999999999996</text:p>
          </table:table-cell>
          <table:table-cell table:formula="of:=IF([.F966]=0;[.G965]+2+1/[.$H$2];[.G965]+1/[.$H$2])" office:value-type="float" office:value="16.0500000000004" calcext:value-type="float">
            <text:p>16,0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7]))" office:value-type="date" office:date-value="2019-10-23T09:29:19.798591" calcext:value-type="date">
            <text:p>2019-10-23 09:29:20</text:p>
          </table:table-cell>
          <table:table-cell table:style-name="ce7" table:formula="of:=[.A967]" office:value-type="date" office:date-value="2019-10-23T09:29:19.798591" calcext:value-type="date">
            <text:p>2019-10-23 09:29:20</text:p>
          </table:table-cell>
          <table:table-cell table:formula="of:=TRUNC([.A967])" office:value-type="float" office:value="43761" calcext:value-type="float">
            <text:p>43761</text:p>
          </table:table-cell>
          <table:table-cell table:style-name="ce12" table:formula="of:=[.B967]-[.C967]" office:value-type="date" office:date-value="1899-12-30T09:29:19.79859132785" calcext:value-type="date">
            <text:p>12/30/99 09:29 AM</text:p>
          </table:table-cell>
          <table:table-cell table:formula="of:=MOD([.E966]-[.$E$2];[.$H$2])+1+[.$E$2]" office:value-type="float" office:value="225" calcext:value-type="float">
            <text:p>225</text:p>
          </table:table-cell>
          <table:table-cell table:formula="of:=MOD([.F966]+1/[.$H$2];5)" office:value-type="float" office:value="1.06666666666663" calcext:value-type="float">
            <text:p>1,06666666666663</text:p>
          </table:table-cell>
          <table:table-cell table:formula="of:=IF([.F967]=0;[.G966]+2+1/[.$H$2];[.G966]+1/[.$H$2])" office:value-type="float" office:value="16.066666666667" calcext:value-type="float">
            <text:p>16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8]))" office:value-type="date" office:date-value="2019-10-23T09:37:50.560317" calcext:value-type="date">
            <text:p>2019-10-23 09:37:51</text:p>
          </table:table-cell>
          <table:table-cell table:style-name="ce7" table:formula="of:=[.A968]" office:value-type="date" office:date-value="2019-10-23T09:37:50.560317" calcext:value-type="date">
            <text:p>2019-10-23 09:37:51</text:p>
          </table:table-cell>
          <table:table-cell table:formula="of:=TRUNC([.A968])" office:value-type="float" office:value="43761" calcext:value-type="float">
            <text:p>43761</text:p>
          </table:table-cell>
          <table:table-cell table:style-name="ce12" table:formula="of:=[.B968]-[.C968]" office:value-type="date" office:date-value="1899-12-30T09:37:50.56031688116" calcext:value-type="date">
            <text:p>12/30/99 09:37 AM</text:p>
          </table:table-cell>
          <table:table-cell table:formula="of:=MOD([.E967]-[.$E$2];[.$H$2])+1+[.$E$2]" office:value-type="float" office:value="226" calcext:value-type="float">
            <text:p>226</text:p>
          </table:table-cell>
          <table:table-cell table:formula="of:=MOD([.F967]+1/[.$H$2];5)" office:value-type="float" office:value="1.0833333333333" calcext:value-type="float">
            <text:p>1,0833333333333</text:p>
          </table:table-cell>
          <table:table-cell table:formula="of:=IF([.F968]=0;[.G967]+2+1/[.$H$2];[.G967]+1/[.$H$2])" office:value-type="float" office:value="16.0833333333337" calcext:value-type="float">
            <text:p>16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9]))" office:value-type="date" office:date-value="2019-10-23T09:12:50.381654" calcext:value-type="date">
            <text:p>2019-10-23 09:12:50</text:p>
          </table:table-cell>
          <table:table-cell table:style-name="ce7" table:formula="of:=[.A969]" office:value-type="date" office:date-value="2019-10-23T09:12:50.381654" calcext:value-type="date">
            <text:p>2019-10-23 09:12:50</text:p>
          </table:table-cell>
          <table:table-cell table:formula="of:=TRUNC([.A969])" office:value-type="float" office:value="43761" calcext:value-type="float">
            <text:p>43761</text:p>
          </table:table-cell>
          <table:table-cell table:style-name="ce12" table:formula="of:=[.B969]-[.C969]" office:value-type="date" office:date-value="1899-12-30T09:12:50.38165424019" calcext:value-type="date">
            <text:p>12/30/99 09:12 AM</text:p>
          </table:table-cell>
          <table:table-cell table:formula="of:=MOD([.E968]-[.$E$2];[.$H$2])+1+[.$E$2]" office:value-type="float" office:value="227" calcext:value-type="float">
            <text:p>227</text:p>
          </table:table-cell>
          <table:table-cell table:formula="of:=MOD([.F968]+1/[.$H$2];5)" office:value-type="float" office:value="1.09999999999996" calcext:value-type="float">
            <text:p>1,09999999999996</text:p>
          </table:table-cell>
          <table:table-cell table:formula="of:=IF([.F969]=0;[.G968]+2+1/[.$H$2];[.G968]+1/[.$H$2])" office:value-type="float" office:value="16.1000000000004" calcext:value-type="float">
            <text:p>16,1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0]))" office:value-type="date" office:date-value="2019-10-23T09:18:17.675273" calcext:value-type="date">
            <text:p>2019-10-23 09:18:18</text:p>
          </table:table-cell>
          <table:table-cell table:style-name="ce7" table:formula="of:=[.A970]" office:value-type="date" office:date-value="2019-10-23T09:18:17.675273" calcext:value-type="date">
            <text:p>2019-10-23 09:18:18</text:p>
          </table:table-cell>
          <table:table-cell table:formula="of:=TRUNC([.A970])" office:value-type="float" office:value="43761" calcext:value-type="float">
            <text:p>43761</text:p>
          </table:table-cell>
          <table:table-cell table:style-name="ce12" table:formula="of:=[.B970]-[.C970]" office:value-type="date" office:date-value="1899-12-30T09:18:17.67527289223" calcext:value-type="date">
            <text:p>12/30/99 09:18 AM</text:p>
          </table:table-cell>
          <table:table-cell table:formula="of:=MOD([.E969]-[.$E$2];[.$H$2])+1+[.$E$2]" office:value-type="float" office:value="228" calcext:value-type="float">
            <text:p>228</text:p>
          </table:table-cell>
          <table:table-cell table:formula="of:=MOD([.F969]+1/[.$H$2];5)" office:value-type="float" office:value="1.11666666666663" calcext:value-type="float">
            <text:p>1,11666666666663</text:p>
          </table:table-cell>
          <table:table-cell table:formula="of:=IF([.F970]=0;[.G969]+2+1/[.$H$2];[.G969]+1/[.$H$2])" office:value-type="float" office:value="16.116666666667" calcext:value-type="float">
            <text:p>16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1]))" office:value-type="date" office:date-value="2019-10-23T09:27:26.713348" calcext:value-type="date">
            <text:p>2019-10-23 09:27:27</text:p>
          </table:table-cell>
          <table:table-cell table:style-name="ce7" table:formula="of:=[.A971]" office:value-type="date" office:date-value="2019-10-23T09:27:26.713348" calcext:value-type="date">
            <text:p>2019-10-23 09:27:27</text:p>
          </table:table-cell>
          <table:table-cell table:formula="of:=TRUNC([.A971])" office:value-type="float" office:value="43761" calcext:value-type="float">
            <text:p>43761</text:p>
          </table:table-cell>
          <table:table-cell table:style-name="ce12" table:formula="of:=[.B971]-[.C971]" office:value-type="date" office:date-value="1899-12-30T09:27:26.71334798913" calcext:value-type="date">
            <text:p>12/30/99 09:27 AM</text:p>
          </table:table-cell>
          <table:table-cell table:formula="of:=MOD([.E970]-[.$E$2];[.$H$2])+1+[.$E$2]" office:value-type="float" office:value="229" calcext:value-type="float">
            <text:p>229</text:p>
          </table:table-cell>
          <table:table-cell table:formula="of:=MOD([.F970]+1/[.$H$2];5)" office:value-type="float" office:value="1.1333333333333" calcext:value-type="float">
            <text:p>1,1333333333333</text:p>
          </table:table-cell>
          <table:table-cell table:formula="of:=IF([.F971]=0;[.G970]+2+1/[.$H$2];[.G970]+1/[.$H$2])" office:value-type="float" office:value="16.1333333333337" calcext:value-type="float">
            <text:p>16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2]))" office:value-type="date" office:date-value="2019-10-23T09:24:09.709297" calcext:value-type="date">
            <text:p>2019-10-23 09:24:10</text:p>
          </table:table-cell>
          <table:table-cell table:style-name="ce7" table:formula="of:=[.A972]" office:value-type="date" office:date-value="2019-10-23T09:24:09.709297" calcext:value-type="date">
            <text:p>2019-10-23 09:24:10</text:p>
          </table:table-cell>
          <table:table-cell table:formula="of:=TRUNC([.A972])" office:value-type="float" office:value="43761" calcext:value-type="float">
            <text:p>43761</text:p>
          </table:table-cell>
          <table:table-cell table:style-name="ce12" table:formula="of:=[.B972]-[.C972]" office:value-type="date" office:date-value="1899-12-30T09:24:09.70929748379" calcext:value-type="date">
            <text:p>12/30/99 09:24 AM</text:p>
          </table:table-cell>
          <table:table-cell table:formula="of:=MOD([.E971]-[.$E$2];[.$H$2])+1+[.$E$2]" office:value-type="float" office:value="230" calcext:value-type="float">
            <text:p>230</text:p>
          </table:table-cell>
          <table:table-cell table:formula="of:=MOD([.F971]+1/[.$H$2];5)" office:value-type="float" office:value="1.14999999999996" calcext:value-type="float">
            <text:p>1,14999999999996</text:p>
          </table:table-cell>
          <table:table-cell table:formula="of:=IF([.F972]=0;[.G971]+2+1/[.$H$2];[.G971]+1/[.$H$2])" office:value-type="float" office:value="16.1500000000004" calcext:value-type="float">
            <text:p>16,1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3]))" office:value-type="date" office:date-value="2019-10-23T09:44:52.390013" calcext:value-type="date">
            <text:p>2019-10-23 09:44:52</text:p>
          </table:table-cell>
          <table:table-cell table:style-name="ce7" table:formula="of:=[.A973]" office:value-type="date" office:date-value="2019-10-23T09:44:52.390013" calcext:value-type="date">
            <text:p>2019-10-23 09:44:52</text:p>
          </table:table-cell>
          <table:table-cell table:formula="of:=TRUNC([.A973])" office:value-type="float" office:value="43761" calcext:value-type="float">
            <text:p>43761</text:p>
          </table:table-cell>
          <table:table-cell table:style-name="ce12" table:formula="of:=[.B973]-[.C973]" office:value-type="date" office:date-value="1899-12-30T09:44:52.39001311362" calcext:value-type="date">
            <text:p>12/30/99 09:44 AM</text:p>
          </table:table-cell>
          <table:table-cell table:formula="of:=MOD([.E972]-[.$E$2];[.$H$2])+1+[.$E$2]" office:value-type="float" office:value="231" calcext:value-type="float">
            <text:p>231</text:p>
          </table:table-cell>
          <table:table-cell table:formula="of:=MOD([.F972]+1/[.$H$2];5)" office:value-type="float" office:value="1.16666666666663" calcext:value-type="float">
            <text:p>1,16666666666663</text:p>
          </table:table-cell>
          <table:table-cell table:formula="of:=IF([.F973]=0;[.G972]+2+1/[.$H$2];[.G972]+1/[.$H$2])" office:value-type="float" office:value="16.166666666667" calcext:value-type="float">
            <text:p>16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4]))" office:value-type="date" office:date-value="2019-10-23T09:38:43.520267" calcext:value-type="date">
            <text:p>2019-10-23 09:38:44</text:p>
          </table:table-cell>
          <table:table-cell table:style-name="ce7" table:formula="of:=[.A974]" office:value-type="date" office:date-value="2019-10-23T09:38:43.520267" calcext:value-type="date">
            <text:p>2019-10-23 09:38:44</text:p>
          </table:table-cell>
          <table:table-cell table:formula="of:=TRUNC([.A974])" office:value-type="float" office:value="43761" calcext:value-type="float">
            <text:p>43761</text:p>
          </table:table-cell>
          <table:table-cell table:style-name="ce12" table:formula="of:=[.B974]-[.C974]" office:value-type="date" office:date-value="1899-12-30T09:38:43.52026712615" calcext:value-type="date">
            <text:p>12/30/99 09:38 AM</text:p>
          </table:table-cell>
          <table:table-cell table:formula="of:=MOD([.E973]-[.$E$2];[.$H$2])+1+[.$E$2]" office:value-type="float" office:value="232" calcext:value-type="float">
            <text:p>232</text:p>
          </table:table-cell>
          <table:table-cell table:formula="of:=MOD([.F973]+1/[.$H$2];5)" office:value-type="float" office:value="1.1833333333333" calcext:value-type="float">
            <text:p>1,1833333333333</text:p>
          </table:table-cell>
          <table:table-cell table:formula="of:=IF([.F974]=0;[.G973]+2+1/[.$H$2];[.G973]+1/[.$H$2])" office:value-type="float" office:value="16.1833333333337" calcext:value-type="float">
            <text:p>16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5]))" office:value-type="date" office:date-value="2019-10-23T09:20:27.389216" calcext:value-type="date">
            <text:p>2019-10-23 09:20:27</text:p>
          </table:table-cell>
          <table:table-cell table:style-name="ce7" table:formula="of:=[.A975]" office:value-type="date" office:date-value="2019-10-23T09:20:27.389216" calcext:value-type="date">
            <text:p>2019-10-23 09:20:27</text:p>
          </table:table-cell>
          <table:table-cell table:formula="of:=TRUNC([.A975])" office:value-type="float" office:value="43761" calcext:value-type="float">
            <text:p>43761</text:p>
          </table:table-cell>
          <table:table-cell table:style-name="ce12" table:formula="of:=[.B975]-[.C975]" office:value-type="date" office:date-value="1899-12-30T09:20:27.389215515" calcext:value-type="date">
            <text:p>12/30/99 09:20 AM</text:p>
          </table:table-cell>
          <table:table-cell table:formula="of:=MOD([.E974]-[.$E$2];[.$H$2])+1+[.$E$2]" office:value-type="float" office:value="233" calcext:value-type="float">
            <text:p>233</text:p>
          </table:table-cell>
          <table:table-cell table:formula="of:=MOD([.F974]+1/[.$H$2];5)" office:value-type="float" office:value="1.19999999999996" calcext:value-type="float">
            <text:p>1,19999999999996</text:p>
          </table:table-cell>
          <table:table-cell table:formula="of:=IF([.F975]=0;[.G974]+2+1/[.$H$2];[.G974]+1/[.$H$2])" office:value-type="float" office:value="16.2000000000004" calcext:value-type="float">
            <text:p>16,2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6]))" office:value-type="date" office:date-value="2019-10-23T09:50:17.572244" calcext:value-type="date">
            <text:p>2019-10-23 09:50:18</text:p>
          </table:table-cell>
          <table:table-cell table:style-name="ce7" table:formula="of:=[.A976]" office:value-type="date" office:date-value="2019-10-23T09:50:17.572244" calcext:value-type="date">
            <text:p>2019-10-23 09:50:18</text:p>
          </table:table-cell>
          <table:table-cell table:formula="of:=TRUNC([.A976])" office:value-type="float" office:value="43761" calcext:value-type="float">
            <text:p>43761</text:p>
          </table:table-cell>
          <table:table-cell table:style-name="ce12" table:formula="of:=[.B976]-[.C976]" office:value-type="date" office:date-value="1899-12-30T09:50:17.57224397734" calcext:value-type="date">
            <text:p>12/30/99 09:50 AM</text:p>
          </table:table-cell>
          <table:table-cell table:formula="of:=MOD([.E975]-[.$E$2];[.$H$2])+1+[.$E$2]" office:value-type="float" office:value="234" calcext:value-type="float">
            <text:p>234</text:p>
          </table:table-cell>
          <table:table-cell table:formula="of:=MOD([.F975]+1/[.$H$2];5)" office:value-type="float" office:value="1.21666666666663" calcext:value-type="float">
            <text:p>1,21666666666663</text:p>
          </table:table-cell>
          <table:table-cell table:formula="of:=IF([.F976]=0;[.G975]+2+1/[.$H$2];[.G975]+1/[.$H$2])" office:value-type="float" office:value="16.216666666667" calcext:value-type="float">
            <text:p>16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7]))" office:value-type="date" office:date-value="2019-10-23T09:10:21.162835" calcext:value-type="date">
            <text:p>2019-10-23 09:10:21</text:p>
          </table:table-cell>
          <table:table-cell table:style-name="ce7" table:formula="of:=[.A977]" office:value-type="date" office:date-value="2019-10-23T09:10:21.162835" calcext:value-type="date">
            <text:p>2019-10-23 09:10:21</text:p>
          </table:table-cell>
          <table:table-cell table:formula="of:=TRUNC([.A977])" office:value-type="float" office:value="43761" calcext:value-type="float">
            <text:p>43761</text:p>
          </table:table-cell>
          <table:table-cell table:style-name="ce12" table:formula="of:=[.B977]-[.C977]" office:value-type="date" office:date-value="1899-12-30T09:10:21.16283539217" calcext:value-type="date">
            <text:p>12/30/99 09:10 AM</text:p>
          </table:table-cell>
          <table:table-cell table:formula="of:=MOD([.E976]-[.$E$2];[.$H$2])+1+[.$E$2]" office:value-type="float" office:value="235" calcext:value-type="float">
            <text:p>235</text:p>
          </table:table-cell>
          <table:table-cell table:formula="of:=MOD([.F976]+1/[.$H$2];5)" office:value-type="float" office:value="1.2333333333333" calcext:value-type="float">
            <text:p>1,2333333333333</text:p>
          </table:table-cell>
          <table:table-cell table:formula="of:=IF([.F977]=0;[.G976]+2+1/[.$H$2];[.G976]+1/[.$H$2])" office:value-type="float" office:value="16.2333333333337" calcext:value-type="float">
            <text:p>16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8]))" office:value-type="date" office:date-value="2019-10-23T09:47:09.291962" calcext:value-type="date">
            <text:p>2019-10-23 09:47:09</text:p>
          </table:table-cell>
          <table:table-cell table:style-name="ce7" table:formula="of:=[.A978]" office:value-type="date" office:date-value="2019-10-23T09:47:09.291962" calcext:value-type="date">
            <text:p>2019-10-23 09:47:09</text:p>
          </table:table-cell>
          <table:table-cell table:formula="of:=TRUNC([.A978])" office:value-type="float" office:value="43761" calcext:value-type="float">
            <text:p>43761</text:p>
          </table:table-cell>
          <table:table-cell table:style-name="ce12" table:formula="of:=[.B978]-[.C978]" office:value-type="date" office:date-value="1899-12-30T09:47:09.29196178447" calcext:value-type="date">
            <text:p>12/30/99 09:47 AM</text:p>
          </table:table-cell>
          <table:table-cell table:formula="of:=MOD([.E977]-[.$E$2];[.$H$2])+1+[.$E$2]" office:value-type="float" office:value="236" calcext:value-type="float">
            <text:p>236</text:p>
          </table:table-cell>
          <table:table-cell table:formula="of:=MOD([.F977]+1/[.$H$2];5)" office:value-type="float" office:value="1.24999999999996" calcext:value-type="float">
            <text:p>1,24999999999996</text:p>
          </table:table-cell>
          <table:table-cell table:formula="of:=IF([.F978]=0;[.G977]+2+1/[.$H$2];[.G977]+1/[.$H$2])" office:value-type="float" office:value="16.2500000000004" calcext:value-type="float">
            <text:p>16,2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9]))" office:value-type="date" office:date-value="2019-10-23T09:27:17.982368" calcext:value-type="date">
            <text:p>2019-10-23 09:27:18</text:p>
          </table:table-cell>
          <table:table-cell table:style-name="ce7" table:formula="of:=[.A979]" office:value-type="date" office:date-value="2019-10-23T09:27:17.982368" calcext:value-type="date">
            <text:p>2019-10-23 09:27:18</text:p>
          </table:table-cell>
          <table:table-cell table:formula="of:=TRUNC([.A979])" office:value-type="float" office:value="43761" calcext:value-type="float">
            <text:p>43761</text:p>
          </table:table-cell>
          <table:table-cell table:style-name="ce12" table:formula="of:=[.B979]-[.C979]" office:value-type="date" office:date-value="1899-12-30T09:27:17.98236788716" calcext:value-type="date">
            <text:p>12/30/99 09:27 AM</text:p>
          </table:table-cell>
          <table:table-cell table:formula="of:=MOD([.E978]-[.$E$2];[.$H$2])+1+[.$E$2]" office:value-type="float" office:value="237" calcext:value-type="float">
            <text:p>237</text:p>
          </table:table-cell>
          <table:table-cell table:formula="of:=MOD([.F978]+1/[.$H$2];5)" office:value-type="float" office:value="1.26666666666663" calcext:value-type="float">
            <text:p>1,26666666666663</text:p>
          </table:table-cell>
          <table:table-cell table:formula="of:=IF([.F979]=0;[.G978]+2+1/[.$H$2];[.G978]+1/[.$H$2])" office:value-type="float" office:value="16.266666666667" calcext:value-type="float">
            <text:p>16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0]))" office:value-type="date" office:date-value="2019-10-23T09:14:58.717758" calcext:value-type="date">
            <text:p>2019-10-23 09:14:59</text:p>
          </table:table-cell>
          <table:table-cell table:style-name="ce7" table:formula="of:=[.A980]" office:value-type="date" office:date-value="2019-10-23T09:14:58.717758" calcext:value-type="date">
            <text:p>2019-10-23 09:14:59</text:p>
          </table:table-cell>
          <table:table-cell table:formula="of:=TRUNC([.A980])" office:value-type="float" office:value="43761" calcext:value-type="float">
            <text:p>43761</text:p>
          </table:table-cell>
          <table:table-cell table:style-name="ce12" table:formula="of:=[.B980]-[.C980]" office:value-type="date" office:date-value="1899-12-30T09:14:58.71775845531" calcext:value-type="date">
            <text:p>12/30/99 09:14 AM</text:p>
          </table:table-cell>
          <table:table-cell table:formula="of:=MOD([.E979]-[.$E$2];[.$H$2])+1+[.$E$2]" office:value-type="float" office:value="238" calcext:value-type="float">
            <text:p>238</text:p>
          </table:table-cell>
          <table:table-cell table:formula="of:=MOD([.F979]+1/[.$H$2];5)" office:value-type="float" office:value="1.2833333333333" calcext:value-type="float">
            <text:p>1,2833333333333</text:p>
          </table:table-cell>
          <table:table-cell table:formula="of:=IF([.F980]=0;[.G979]+2+1/[.$H$2];[.G979]+1/[.$H$2])" office:value-type="float" office:value="16.2833333333337" calcext:value-type="float">
            <text:p>16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1]))" office:value-type="date" office:date-value="2019-10-23T09:31:46.350718" calcext:value-type="date">
            <text:p>2019-10-23 09:31:46</text:p>
          </table:table-cell>
          <table:table-cell table:style-name="ce7" table:formula="of:=[.A981]" office:value-type="date" office:date-value="2019-10-23T09:31:46.350718" calcext:value-type="date">
            <text:p>2019-10-23 09:31:46</text:p>
          </table:table-cell>
          <table:table-cell table:formula="of:=TRUNC([.A981])" office:value-type="float" office:value="43761" calcext:value-type="float">
            <text:p>43761</text:p>
          </table:table-cell>
          <table:table-cell table:style-name="ce12" table:formula="of:=[.B981]-[.C981]" office:value-type="date" office:date-value="1899-12-30T09:31:46.35071774013" calcext:value-type="date">
            <text:p>12/30/99 09:31 AM</text:p>
          </table:table-cell>
          <table:table-cell table:formula="of:=MOD([.E980]-[.$E$2];[.$H$2])+1+[.$E$2]" office:value-type="float" office:value="239" calcext:value-type="float">
            <text:p>239</text:p>
          </table:table-cell>
          <table:table-cell table:formula="of:=MOD([.F980]+1/[.$H$2];5)" office:value-type="float" office:value="1.29999999999996" calcext:value-type="float">
            <text:p>1,29999999999996</text:p>
          </table:table-cell>
          <table:table-cell table:formula="of:=IF([.F981]=0;[.G980]+2+1/[.$H$2];[.G980]+1/[.$H$2])" office:value-type="float" office:value="16.3000000000004" calcext:value-type="float">
            <text:p>16,3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2]))" office:value-type="date" office:date-value="2019-10-23T09:17:07.738861" calcext:value-type="date">
            <text:p>2019-10-23 09:17:08</text:p>
          </table:table-cell>
          <table:table-cell table:style-name="ce7" table:formula="of:=[.A982]" office:value-type="date" office:date-value="2019-10-23T09:17:07.738861" calcext:value-type="date">
            <text:p>2019-10-23 09:17:08</text:p>
          </table:table-cell>
          <table:table-cell table:formula="of:=TRUNC([.A982])" office:value-type="float" office:value="43761" calcext:value-type="float">
            <text:p>43761</text:p>
          </table:table-cell>
          <table:table-cell table:style-name="ce12" table:formula="of:=[.B982]-[.C982]" office:value-type="date" office:date-value="1899-12-30T09:17:07.73886134382" calcext:value-type="date">
            <text:p>12/30/99 09:17 AM</text:p>
          </table:table-cell>
          <table:table-cell table:formula="of:=MOD([.E981]-[.$E$2];[.$H$2])+1+[.$E$2]" office:value-type="float" office:value="240" calcext:value-type="float">
            <text:p>240</text:p>
          </table:table-cell>
          <table:table-cell table:formula="of:=MOD([.F981]+1/[.$H$2];5)" office:value-type="float" office:value="1.31666666666663" calcext:value-type="float">
            <text:p>1,31666666666663</text:p>
          </table:table-cell>
          <table:table-cell table:formula="of:=IF([.F982]=0;[.G981]+2+1/[.$H$2];[.G981]+1/[.$H$2])" office:value-type="float" office:value="16.316666666667" calcext:value-type="float">
            <text:p>16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3]))" office:value-type="date" office:date-value="2019-10-23T09:22:02.522688" calcext:value-type="date">
            <text:p>2019-10-23 09:22:03</text:p>
          </table:table-cell>
          <table:table-cell table:style-name="ce7" table:formula="of:=[.A983]" office:value-type="date" office:date-value="2019-10-23T09:22:02.522688" calcext:value-type="date">
            <text:p>2019-10-23 09:22:03</text:p>
          </table:table-cell>
          <table:table-cell table:formula="of:=TRUNC([.A983])" office:value-type="float" office:value="43761" calcext:value-type="float">
            <text:p>43761</text:p>
          </table:table-cell>
          <table:table-cell table:style-name="ce12" table:formula="of:=[.B983]-[.C983]" office:value-type="date" office:date-value="1899-12-30T09:22:02.5226878887" calcext:value-type="date">
            <text:p>12/30/99 09:22 AM</text:p>
          </table:table-cell>
          <table:table-cell table:formula="of:=MOD([.E982]-[.$E$2];[.$H$2])+1+[.$E$2]" office:value-type="float" office:value="241" calcext:value-type="float">
            <text:p>241</text:p>
          </table:table-cell>
          <table:table-cell table:formula="of:=MOD([.F982]+1/[.$H$2];5)" office:value-type="float" office:value="1.3333333333333" calcext:value-type="float">
            <text:p>1,3333333333333</text:p>
          </table:table-cell>
          <table:table-cell table:formula="of:=IF([.F983]=0;[.G982]+2+1/[.$H$2];[.G982]+1/[.$H$2])" office:value-type="float" office:value="16.3333333333337" calcext:value-type="float">
            <text:p>16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4]))" office:value-type="date" office:date-value="2019-10-23T09:23:03.331651" calcext:value-type="date">
            <text:p>2019-10-23 09:23:03</text:p>
          </table:table-cell>
          <table:table-cell table:style-name="ce7" table:formula="of:=[.A984]" office:value-type="date" office:date-value="2019-10-23T09:23:03.331651" calcext:value-type="date">
            <text:p>2019-10-23 09:23:03</text:p>
          </table:table-cell>
          <table:table-cell table:formula="of:=TRUNC([.A984])" office:value-type="float" office:value="43761" calcext:value-type="float">
            <text:p>43761</text:p>
          </table:table-cell>
          <table:table-cell table:style-name="ce12" table:formula="of:=[.B984]-[.C984]" office:value-type="date" office:date-value="1899-12-30T09:23:03.33165133372" calcext:value-type="date">
            <text:p>12/30/99 09:23 AM</text:p>
          </table:table-cell>
          <table:table-cell table:formula="of:=MOD([.E983]-[.$E$2];[.$H$2])+1+[.$E$2]" office:value-type="float" office:value="242" calcext:value-type="float">
            <text:p>242</text:p>
          </table:table-cell>
          <table:table-cell table:formula="of:=MOD([.F983]+1/[.$H$2];5)" office:value-type="float" office:value="1.34999999999996" calcext:value-type="float">
            <text:p>1,34999999999996</text:p>
          </table:table-cell>
          <table:table-cell table:formula="of:=IF([.F984]=0;[.G983]+2+1/[.$H$2];[.G983]+1/[.$H$2])" office:value-type="float" office:value="16.3500000000004" calcext:value-type="float">
            <text:p>16,3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5]))" office:value-type="date" office:date-value="2019-10-23T09:20:27.912097" calcext:value-type="date">
            <text:p>2019-10-23 09:20:28</text:p>
          </table:table-cell>
          <table:table-cell table:style-name="ce7" table:formula="of:=[.A985]" office:value-type="date" office:date-value="2019-10-23T09:20:27.912097" calcext:value-type="date">
            <text:p>2019-10-23 09:20:28</text:p>
          </table:table-cell>
          <table:table-cell table:formula="of:=TRUNC([.A985])" office:value-type="float" office:value="43761" calcext:value-type="float">
            <text:p>43761</text:p>
          </table:table-cell>
          <table:table-cell table:style-name="ce12" table:formula="of:=[.B985]-[.C985]" office:value-type="date" office:date-value="1899-12-30T09:20:27.91209665593" calcext:value-type="date">
            <text:p>12/30/99 09:20 AM</text:p>
          </table:table-cell>
          <table:table-cell table:formula="of:=MOD([.E984]-[.$E$2];[.$H$2])+1+[.$E$2]" office:value-type="float" office:value="243" calcext:value-type="float">
            <text:p>243</text:p>
          </table:table-cell>
          <table:table-cell table:formula="of:=MOD([.F984]+1/[.$H$2];5)" office:value-type="float" office:value="1.36666666666663" calcext:value-type="float">
            <text:p>1,36666666666663</text:p>
          </table:table-cell>
          <table:table-cell table:formula="of:=IF([.F985]=0;[.G984]+2+1/[.$H$2];[.G984]+1/[.$H$2])" office:value-type="float" office:value="16.366666666667" calcext:value-type="float">
            <text:p>16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6]))" office:value-type="date" office:date-value="2019-10-23T09:05:47.084924" calcext:value-type="date">
            <text:p>2019-10-23 09:05:47</text:p>
          </table:table-cell>
          <table:table-cell table:style-name="ce7" table:formula="of:=[.A986]" office:value-type="date" office:date-value="2019-10-23T09:05:47.084924" calcext:value-type="date">
            <text:p>2019-10-23 09:05:47</text:p>
          </table:table-cell>
          <table:table-cell table:formula="of:=TRUNC([.A986])" office:value-type="float" office:value="43761" calcext:value-type="float">
            <text:p>43761</text:p>
          </table:table-cell>
          <table:table-cell table:style-name="ce12" table:formula="of:=[.B986]-[.C986]" office:value-type="date" office:date-value="1899-12-30T09:05:47.08492399659" calcext:value-type="date">
            <text:p>12/30/99 09:05 AM</text:p>
          </table:table-cell>
          <table:table-cell table:formula="of:=MOD([.E985]-[.$E$2];[.$H$2])+1+[.$E$2]" office:value-type="float" office:value="244" calcext:value-type="float">
            <text:p>244</text:p>
          </table:table-cell>
          <table:table-cell table:formula="of:=MOD([.F985]+1/[.$H$2];5)" office:value-type="float" office:value="1.3833333333333" calcext:value-type="float">
            <text:p>1,3833333333333</text:p>
          </table:table-cell>
          <table:table-cell table:formula="of:=IF([.F986]=0;[.G985]+2+1/[.$H$2];[.G985]+1/[.$H$2])" office:value-type="float" office:value="16.3833333333337" calcext:value-type="float">
            <text:p>16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7]))" office:value-type="date" office:date-value="2019-10-23T09:40:50.928309" calcext:value-type="date">
            <text:p>2019-10-23 09:40:51</text:p>
          </table:table-cell>
          <table:table-cell table:style-name="ce7" table:formula="of:=[.A987]" office:value-type="date" office:date-value="2019-10-23T09:40:50.928309" calcext:value-type="date">
            <text:p>2019-10-23 09:40:51</text:p>
          </table:table-cell>
          <table:table-cell table:formula="of:=TRUNC([.A987])" office:value-type="float" office:value="43761" calcext:value-type="float">
            <text:p>43761</text:p>
          </table:table-cell>
          <table:table-cell table:style-name="ce12" table:formula="of:=[.B987]-[.C987]" office:value-type="date" office:date-value="1899-12-30T09:40:50.92830858193" calcext:value-type="date">
            <text:p>12/30/99 09:40 AM</text:p>
          </table:table-cell>
          <table:table-cell table:formula="of:=MOD([.E986]-[.$E$2];[.$H$2])+1+[.$E$2]" office:value-type="float" office:value="245" calcext:value-type="float">
            <text:p>245</text:p>
          </table:table-cell>
          <table:table-cell table:formula="of:=MOD([.F986]+1/[.$H$2];5)" office:value-type="float" office:value="1.39999999999996" calcext:value-type="float">
            <text:p>1,39999999999996</text:p>
          </table:table-cell>
          <table:table-cell table:formula="of:=IF([.F987]=0;[.G986]+2+1/[.$H$2];[.G986]+1/[.$H$2])" office:value-type="float" office:value="16.4000000000004" calcext:value-type="float">
            <text:p>16,4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8]))" office:value-type="date" office:date-value="2019-10-23T09:25:29.567605" calcext:value-type="date">
            <text:p>2019-10-23 09:25:30</text:p>
          </table:table-cell>
          <table:table-cell table:style-name="ce7" table:formula="of:=[.A988]" office:value-type="date" office:date-value="2019-10-23T09:25:29.567605" calcext:value-type="date">
            <text:p>2019-10-23 09:25:30</text:p>
          </table:table-cell>
          <table:table-cell table:formula="of:=TRUNC([.A988])" office:value-type="float" office:value="43761" calcext:value-type="float">
            <text:p>43761</text:p>
          </table:table-cell>
          <table:table-cell table:style-name="ce12" table:formula="of:=[.B988]-[.C988]" office:value-type="date" office:date-value="1899-12-30T09:25:29.5676050242" calcext:value-type="date">
            <text:p>12/30/99 09:25 AM</text:p>
          </table:table-cell>
          <table:table-cell table:formula="of:=MOD([.E987]-[.$E$2];[.$H$2])+1+[.$E$2]" office:value-type="float" office:value="246" calcext:value-type="float">
            <text:p>246</text:p>
          </table:table-cell>
          <table:table-cell table:formula="of:=MOD([.F987]+1/[.$H$2];5)" office:value-type="float" office:value="1.41666666666663" calcext:value-type="float">
            <text:p>1,41666666666663</text:p>
          </table:table-cell>
          <table:table-cell table:formula="of:=IF([.F988]=0;[.G987]+2+1/[.$H$2];[.G987]+1/[.$H$2])" office:value-type="float" office:value="16.416666666667" calcext:value-type="float">
            <text:p>16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9]))" office:value-type="date" office:date-value="2019-10-23T09:10:08.535159" calcext:value-type="date">
            <text:p>2019-10-23 09:10:09</text:p>
          </table:table-cell>
          <table:table-cell table:style-name="ce7" table:formula="of:=[.A989]" office:value-type="date" office:date-value="2019-10-23T09:10:08.535159" calcext:value-type="date">
            <text:p>2019-10-23 09:10:09</text:p>
          </table:table-cell>
          <table:table-cell table:formula="of:=TRUNC([.A989])" office:value-type="float" office:value="43761" calcext:value-type="float">
            <text:p>43761</text:p>
          </table:table-cell>
          <table:table-cell table:style-name="ce12" table:formula="of:=[.B989]-[.C989]" office:value-type="date" office:date-value="1899-12-30T09:10:08.53515921626" calcext:value-type="date">
            <text:p>12/30/99 09:10 AM</text:p>
          </table:table-cell>
          <table:table-cell table:formula="of:=MOD([.E988]-[.$E$2];[.$H$2])+1+[.$E$2]" office:value-type="float" office:value="247" calcext:value-type="float">
            <text:p>247</text:p>
          </table:table-cell>
          <table:table-cell table:formula="of:=MOD([.F988]+1/[.$H$2];5)" office:value-type="float" office:value="1.4333333333333" calcext:value-type="float">
            <text:p>1,4333333333333</text:p>
          </table:table-cell>
          <table:table-cell table:formula="of:=IF([.F989]=0;[.G988]+2+1/[.$H$2];[.G988]+1/[.$H$2])" office:value-type="float" office:value="16.4333333333337" calcext:value-type="float">
            <text:p>16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0]))" office:value-type="date" office:date-value="2019-10-23T09:22:19.045898" calcext:value-type="date">
            <text:p>2019-10-23 09:22:19</text:p>
          </table:table-cell>
          <table:table-cell table:style-name="ce7" table:formula="of:=[.A990]" office:value-type="date" office:date-value="2019-10-23T09:22:19.045898" calcext:value-type="date">
            <text:p>2019-10-23 09:22:19</text:p>
          </table:table-cell>
          <table:table-cell table:formula="of:=TRUNC([.A990])" office:value-type="float" office:value="43761" calcext:value-type="float">
            <text:p>43761</text:p>
          </table:table-cell>
          <table:table-cell table:style-name="ce12" table:formula="of:=[.B990]-[.C990]" office:value-type="date" office:date-value="1899-12-30T09:22:19.04589840677" calcext:value-type="date">
            <text:p>12/30/99 09:22 AM</text:p>
          </table:table-cell>
          <table:table-cell table:formula="of:=MOD([.E989]-[.$E$2];[.$H$2])+1+[.$E$2]" office:value-type="float" office:value="248" calcext:value-type="float">
            <text:p>248</text:p>
          </table:table-cell>
          <table:table-cell table:formula="of:=MOD([.F989]+1/[.$H$2];5)" office:value-type="float" office:value="1.44999999999996" calcext:value-type="float">
            <text:p>1,44999999999996</text:p>
          </table:table-cell>
          <table:table-cell table:formula="of:=IF([.F990]=0;[.G989]+2+1/[.$H$2];[.G989]+1/[.$H$2])" office:value-type="float" office:value="16.4500000000003" calcext:value-type="float">
            <text:p>16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1]))" office:value-type="date" office:date-value="2019-10-23T09:51:15.866479" calcext:value-type="date">
            <text:p>2019-10-23 09:51:16</text:p>
          </table:table-cell>
          <table:table-cell table:style-name="ce7" table:formula="of:=[.A991]" office:value-type="date" office:date-value="2019-10-23T09:51:15.866479" calcext:value-type="date">
            <text:p>2019-10-23 09:51:16</text:p>
          </table:table-cell>
          <table:table-cell table:formula="of:=TRUNC([.A991])" office:value-type="float" office:value="43761" calcext:value-type="float">
            <text:p>43761</text:p>
          </table:table-cell>
          <table:table-cell table:style-name="ce12" table:formula="of:=[.B991]-[.C991]" office:value-type="date" office:date-value="1899-12-30T09:51:15.86647931021" calcext:value-type="date">
            <text:p>12/30/99 09:51 AM</text:p>
          </table:table-cell>
          <table:table-cell table:formula="of:=MOD([.E990]-[.$E$2];[.$H$2])+1+[.$E$2]" office:value-type="float" office:value="249" calcext:value-type="float">
            <text:p>249</text:p>
          </table:table-cell>
          <table:table-cell table:formula="of:=MOD([.F990]+1/[.$H$2];5)" office:value-type="float" office:value="1.46666666666663" calcext:value-type="float">
            <text:p>1,46666666666663</text:p>
          </table:table-cell>
          <table:table-cell table:formula="of:=IF([.F991]=0;[.G990]+2+1/[.$H$2];[.G990]+1/[.$H$2])" office:value-type="float" office:value="16.466666666667" calcext:value-type="float">
            <text:p>16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2]))" office:value-type="date" office:date-value="2019-10-23T09:42:22.934246" calcext:value-type="date">
            <text:p>2019-10-23 09:42:23</text:p>
          </table:table-cell>
          <table:table-cell table:style-name="ce7" table:formula="of:=[.A992]" office:value-type="date" office:date-value="2019-10-23T09:42:22.934246" calcext:value-type="date">
            <text:p>2019-10-23 09:42:23</text:p>
          </table:table-cell>
          <table:table-cell table:formula="of:=TRUNC([.A992])" office:value-type="float" office:value="43761" calcext:value-type="float">
            <text:p>43761</text:p>
          </table:table-cell>
          <table:table-cell table:style-name="ce12" table:formula="of:=[.B992]-[.C992]" office:value-type="date" office:date-value="1899-12-30T09:42:22.93424624484" calcext:value-type="date">
            <text:p>12/30/99 09:42 AM</text:p>
          </table:table-cell>
          <table:table-cell table:formula="of:=MOD([.E991]-[.$E$2];[.$H$2])+1+[.$E$2]" office:value-type="float" office:value="250" calcext:value-type="float">
            <text:p>250</text:p>
          </table:table-cell>
          <table:table-cell table:formula="of:=MOD([.F991]+1/[.$H$2];5)" office:value-type="float" office:value="1.4833333333333" calcext:value-type="float">
            <text:p>1,4833333333333</text:p>
          </table:table-cell>
          <table:table-cell table:formula="of:=IF([.F992]=0;[.G991]+2+1/[.$H$2];[.G991]+1/[.$H$2])" office:value-type="float" office:value="16.4833333333337" calcext:value-type="float">
            <text:p>16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3]))" office:value-type="date" office:date-value="2019-10-23T09:56:37.19872" calcext:value-type="date">
            <text:p>2019-10-23 09:56:37</text:p>
          </table:table-cell>
          <table:table-cell table:style-name="ce7" table:formula="of:=[.A993]" office:value-type="date" office:date-value="2019-10-23T09:56:37.19872" calcext:value-type="date">
            <text:p>2019-10-23 09:56:37</text:p>
          </table:table-cell>
          <table:table-cell table:formula="of:=TRUNC([.A993])" office:value-type="float" office:value="43761" calcext:value-type="float">
            <text:p>43761</text:p>
          </table:table-cell>
          <table:table-cell table:style-name="ce12" table:formula="of:=[.B993]-[.C993]" office:value-type="date" office:date-value="1899-12-30T09:56:37.19872036949" calcext:value-type="date">
            <text:p>12/30/99 09:56 AM</text:p>
          </table:table-cell>
          <table:table-cell table:formula="of:=MOD([.E992]-[.$E$2];[.$H$2])+1+[.$E$2]" office:value-type="float" office:value="251" calcext:value-type="float">
            <text:p>251</text:p>
          </table:table-cell>
          <table:table-cell table:formula="of:=MOD([.F992]+1/[.$H$2];5)" office:value-type="float" office:value="1.49999999999996" calcext:value-type="float">
            <text:p>1,49999999999996</text:p>
          </table:table-cell>
          <table:table-cell table:formula="of:=IF([.F993]=0;[.G992]+2+1/[.$H$2];[.G992]+1/[.$H$2])" office:value-type="float" office:value="16.5000000000003" calcext:value-type="float">
            <text:p>16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4]))" office:value-type="date" office:date-value="2019-10-23T09:11:04.065626" calcext:value-type="date">
            <text:p>2019-10-23 09:11:04</text:p>
          </table:table-cell>
          <table:table-cell table:style-name="ce7" table:formula="of:=[.A994]" office:value-type="date" office:date-value="2019-10-23T09:11:04.065626" calcext:value-type="date">
            <text:p>2019-10-23 09:11:04</text:p>
          </table:table-cell>
          <table:table-cell table:formula="of:=TRUNC([.A994])" office:value-type="float" office:value="43761" calcext:value-type="float">
            <text:p>43761</text:p>
          </table:table-cell>
          <table:table-cell table:style-name="ce12" table:formula="of:=[.B994]-[.C994]" office:value-type="date" office:date-value="1899-12-30T09:11:04.06562647317" calcext:value-type="date">
            <text:p>12/30/99 09:11 AM</text:p>
          </table:table-cell>
          <table:table-cell table:formula="of:=MOD([.E993]-[.$E$2];[.$H$2])+1+[.$E$2]" office:value-type="float" office:value="252" calcext:value-type="float">
            <text:p>252</text:p>
          </table:table-cell>
          <table:table-cell table:formula="of:=MOD([.F993]+1/[.$H$2];5)" office:value-type="float" office:value="1.51666666666663" calcext:value-type="float">
            <text:p>1,51666666666663</text:p>
          </table:table-cell>
          <table:table-cell table:formula="of:=IF([.F994]=0;[.G993]+2+1/[.$H$2];[.G993]+1/[.$H$2])" office:value-type="float" office:value="16.516666666667" calcext:value-type="float">
            <text:p>16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5]))" office:value-type="date" office:date-value="2019-10-23T09:11:25.371733" calcext:value-type="date">
            <text:p>2019-10-23 09:11:25</text:p>
          </table:table-cell>
          <table:table-cell table:style-name="ce7" table:formula="of:=[.A995]" office:value-type="date" office:date-value="2019-10-23T09:11:25.371733" calcext:value-type="date">
            <text:p>2019-10-23 09:11:25</text:p>
          </table:table-cell>
          <table:table-cell table:formula="of:=TRUNC([.A995])" office:value-type="float" office:value="43761" calcext:value-type="float">
            <text:p>43761</text:p>
          </table:table-cell>
          <table:table-cell table:style-name="ce12" table:formula="of:=[.B995]-[.C995]" office:value-type="date" office:date-value="1899-12-30T09:11:25.3717332473" calcext:value-type="date">
            <text:p>12/30/99 09:11 AM</text:p>
          </table:table-cell>
          <table:table-cell table:formula="of:=MOD([.E994]-[.$E$2];[.$H$2])+1+[.$E$2]" office:value-type="float" office:value="253" calcext:value-type="float">
            <text:p>253</text:p>
          </table:table-cell>
          <table:table-cell table:formula="of:=MOD([.F994]+1/[.$H$2];5)" office:value-type="float" office:value="1.5333333333333" calcext:value-type="float">
            <text:p>1,5333333333333</text:p>
          </table:table-cell>
          <table:table-cell table:formula="of:=IF([.F995]=0;[.G994]+2+1/[.$H$2];[.G994]+1/[.$H$2])" office:value-type="float" office:value="16.5333333333337" calcext:value-type="float">
            <text:p>16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6]))" office:value-type="date" office:date-value="2019-10-23T09:12:17.941508" calcext:value-type="date">
            <text:p>2019-10-23 09:12:18</text:p>
          </table:table-cell>
          <table:table-cell table:style-name="ce7" table:formula="of:=[.A996]" office:value-type="date" office:date-value="2019-10-23T09:12:17.941508" calcext:value-type="date">
            <text:p>2019-10-23 09:12:18</text:p>
          </table:table-cell>
          <table:table-cell table:formula="of:=TRUNC([.A996])" office:value-type="float" office:value="43761" calcext:value-type="float">
            <text:p>43761</text:p>
          </table:table-cell>
          <table:table-cell table:style-name="ce12" table:formula="of:=[.B996]-[.C996]" office:value-type="date" office:date-value="1899-12-30T09:12:17.94150820468" calcext:value-type="date">
            <text:p>12/30/99 09:12 AM</text:p>
          </table:table-cell>
          <table:table-cell table:formula="of:=MOD([.E995]-[.$E$2];[.$H$2])+1+[.$E$2]" office:value-type="float" office:value="254" calcext:value-type="float">
            <text:p>254</text:p>
          </table:table-cell>
          <table:table-cell table:formula="of:=MOD([.F995]+1/[.$H$2];5)" office:value-type="float" office:value="1.54999999999996" calcext:value-type="float">
            <text:p>1,54999999999996</text:p>
          </table:table-cell>
          <table:table-cell table:formula="of:=IF([.F996]=0;[.G995]+2+1/[.$H$2];[.G995]+1/[.$H$2])" office:value-type="float" office:value="16.5500000000003" calcext:value-type="float">
            <text:p>16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7]))" office:value-type="date" office:date-value="2019-10-23T08:59:47.712924" calcext:value-type="date">
            <text:p>2019-10-23 08:59:48</text:p>
          </table:table-cell>
          <table:table-cell table:style-name="ce7" table:formula="of:=[.A997]" office:value-type="date" office:date-value="2019-10-23T08:59:47.712924" calcext:value-type="date">
            <text:p>2019-10-23 08:59:48</text:p>
          </table:table-cell>
          <table:table-cell table:formula="of:=TRUNC([.A997])" office:value-type="float" office:value="43761" calcext:value-type="float">
            <text:p>43761</text:p>
          </table:table-cell>
          <table:table-cell table:style-name="ce12" table:formula="of:=[.B997]-[.C997]" office:value-type="date" office:date-value="1899-12-30T08:59:47.71292371675" calcext:value-type="date">
            <text:p>12/30/99 08:59 AM</text:p>
          </table:table-cell>
          <table:table-cell table:formula="of:=MOD([.E996]-[.$E$2];[.$H$2])+1+[.$E$2]" office:value-type="float" office:value="255" calcext:value-type="float">
            <text:p>255</text:p>
          </table:table-cell>
          <table:table-cell table:formula="of:=MOD([.F996]+1/[.$H$2];5)" office:value-type="float" office:value="1.56666666666663" calcext:value-type="float">
            <text:p>1,56666666666663</text:p>
          </table:table-cell>
          <table:table-cell table:formula="of:=IF([.F997]=0;[.G996]+2+1/[.$H$2];[.G996]+1/[.$H$2])" office:value-type="float" office:value="16.566666666667" calcext:value-type="float">
            <text:p>16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8]))" office:value-type="date" office:date-value="2019-10-23T09:50:42.632036" calcext:value-type="date">
            <text:p>2019-10-23 09:50:43</text:p>
          </table:table-cell>
          <table:table-cell table:style-name="ce7" table:formula="of:=[.A998]" office:value-type="date" office:date-value="2019-10-23T09:50:42.632036" calcext:value-type="date">
            <text:p>2019-10-23 09:50:43</text:p>
          </table:table-cell>
          <table:table-cell table:formula="of:=TRUNC([.A998])" office:value-type="float" office:value="43761" calcext:value-type="float">
            <text:p>43761</text:p>
          </table:table-cell>
          <table:table-cell table:style-name="ce12" table:formula="of:=[.B998]-[.C998]" office:value-type="date" office:date-value="1899-12-30T09:50:42.63203626033" calcext:value-type="date">
            <text:p>12/30/99 09:50 AM</text:p>
          </table:table-cell>
          <table:table-cell table:formula="of:=MOD([.E997]-[.$E$2];[.$H$2])+1+[.$E$2]" office:value-type="float" office:value="256" calcext:value-type="float">
            <text:p>256</text:p>
          </table:table-cell>
          <table:table-cell table:formula="of:=MOD([.F997]+1/[.$H$2];5)" office:value-type="float" office:value="1.5833333333333" calcext:value-type="float">
            <text:p>1,5833333333333</text:p>
          </table:table-cell>
          <table:table-cell table:formula="of:=IF([.F998]=0;[.G997]+2+1/[.$H$2];[.G997]+1/[.$H$2])" office:value-type="float" office:value="16.5833333333337" calcext:value-type="float">
            <text:p>16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9]))" office:value-type="date" office:date-value="2019-10-23T09:15:56.128575" calcext:value-type="date">
            <text:p>2019-10-23 09:15:56</text:p>
          </table:table-cell>
          <table:table-cell table:style-name="ce7" table:formula="of:=[.A999]" office:value-type="date" office:date-value="2019-10-23T09:15:56.128575" calcext:value-type="date">
            <text:p>2019-10-23 09:15:56</text:p>
          </table:table-cell>
          <table:table-cell table:formula="of:=TRUNC([.A999])" office:value-type="float" office:value="43761" calcext:value-type="float">
            <text:p>43761</text:p>
          </table:table-cell>
          <table:table-cell table:style-name="ce12" table:formula="of:=[.B999]-[.C999]" office:value-type="date" office:date-value="1899-12-30T09:15:56.12857472152" calcext:value-type="date">
            <text:p>12/30/99 09:15 AM</text:p>
          </table:table-cell>
          <table:table-cell table:formula="of:=MOD([.E998]-[.$E$2];[.$H$2])+1+[.$E$2]" office:value-type="float" office:value="257" calcext:value-type="float">
            <text:p>257</text:p>
          </table:table-cell>
          <table:table-cell table:formula="of:=MOD([.F998]+1/[.$H$2];5)" office:value-type="float" office:value="1.59999999999996" calcext:value-type="float">
            <text:p>1,59999999999996</text:p>
          </table:table-cell>
          <table:table-cell table:formula="of:=IF([.F999]=0;[.G998]+2+1/[.$H$2];[.G998]+1/[.$H$2])" office:value-type="float" office:value="16.6000000000003" calcext:value-type="float">
            <text:p>16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0]))" office:value-type="date" office:date-value="2019-10-23T09:28:06.01172" calcext:value-type="date">
            <text:p>2019-10-23 09:28:06</text:p>
          </table:table-cell>
          <table:table-cell table:style-name="ce7" table:formula="of:=[.A1000]" office:value-type="date" office:date-value="2019-10-23T09:28:06.01172" calcext:value-type="date">
            <text:p>2019-10-23 09:28:06</text:p>
          </table:table-cell>
          <table:table-cell table:formula="of:=TRUNC([.A1000])" office:value-type="float" office:value="43761" calcext:value-type="float">
            <text:p>43761</text:p>
          </table:table-cell>
          <table:table-cell table:style-name="ce12" table:formula="of:=[.B1000]-[.C1000]" office:value-type="date" office:date-value="1899-12-30T09:28:06.01171975024" calcext:value-type="date">
            <text:p>12/30/99 09:28 AM</text:p>
          </table:table-cell>
          <table:table-cell table:formula="of:=MOD([.E999]-[.$E$2];[.$H$2])+1+[.$E$2]" office:value-type="float" office:value="258" calcext:value-type="float">
            <text:p>258</text:p>
          </table:table-cell>
          <table:table-cell table:formula="of:=MOD([.F999]+1/[.$H$2];5)" office:value-type="float" office:value="1.61666666666663" calcext:value-type="float">
            <text:p>1,61666666666663</text:p>
          </table:table-cell>
          <table:table-cell table:formula="of:=IF([.F1000]=0;[.G999]+2+1/[.$H$2];[.G999]+1/[.$H$2])" office:value-type="float" office:value="16.616666666667" calcext:value-type="float">
            <text:p>16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1]))" office:value-type="date" office:date-value="2019-10-23T09:37:41.690251" calcext:value-type="date">
            <text:p>2019-10-23 09:37:42</text:p>
          </table:table-cell>
          <table:table-cell table:style-name="ce7" table:formula="of:=[.A1001]" office:value-type="date" office:date-value="2019-10-23T09:37:41.690251" calcext:value-type="date">
            <text:p>2019-10-23 09:37:42</text:p>
          </table:table-cell>
          <table:table-cell table:formula="of:=TRUNC([.A1001])" office:value-type="float" office:value="43761" calcext:value-type="float">
            <text:p>43761</text:p>
          </table:table-cell>
          <table:table-cell table:style-name="ce12" table:formula="of:=[.B1001]-[.C1001]" office:value-type="date" office:date-value="1899-12-30T09:37:41.69025083072" calcext:value-type="date">
            <text:p>12/30/99 09:37 AM</text:p>
          </table:table-cell>
          <table:table-cell table:formula="of:=MOD([.E1000]-[.$E$2];[.$H$2])+1+[.$E$2]" office:value-type="float" office:value="259" calcext:value-type="float">
            <text:p>259</text:p>
          </table:table-cell>
          <table:table-cell table:formula="of:=MOD([.F1000]+1/[.$H$2];5)" office:value-type="float" office:value="1.6333333333333" calcext:value-type="float">
            <text:p>1,6333333333333</text:p>
          </table:table-cell>
          <table:table-cell table:formula="of:=IF([.F1001]=0;[.G1000]+2+1/[.$H$2];[.G1000]+1/[.$H$2])" office:value-type="float" office:value="16.6333333333337" calcext:value-type="float">
            <text:p>16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2]))" office:value-type="date" office:date-value="2019-10-23T09:22:18.97723" calcext:value-type="date">
            <text:p>2019-10-23 09:22:19</text:p>
          </table:table-cell>
          <table:table-cell table:style-name="ce7" table:formula="of:=[.A1002]" office:value-type="date" office:date-value="2019-10-23T09:22:18.97723" calcext:value-type="date">
            <text:p>2019-10-23 09:22:19</text:p>
          </table:table-cell>
          <table:table-cell table:formula="of:=TRUNC([.A1002])" office:value-type="float" office:value="43761" calcext:value-type="float">
            <text:p>43761</text:p>
          </table:table-cell>
          <table:table-cell table:style-name="ce12" table:formula="of:=[.B1002]-[.C1002]" office:value-type="date" office:date-value="1899-12-30T09:22:18.97722987458" calcext:value-type="date">
            <text:p>12/30/99 09:22 AM</text:p>
          </table:table-cell>
          <table:table-cell table:formula="of:=MOD([.E1001]-[.$E$2];[.$H$2])+1+[.$E$2]" office:value-type="float" office:value="260" calcext:value-type="float">
            <text:p>260</text:p>
          </table:table-cell>
          <table:table-cell table:formula="of:=MOD([.F1001]+1/[.$H$2];5)" office:value-type="float" office:value="1.64999999999996" calcext:value-type="float">
            <text:p>1,64999999999996</text:p>
          </table:table-cell>
          <table:table-cell table:formula="of:=IF([.F1002]=0;[.G1001]+2+1/[.$H$2];[.G1001]+1/[.$H$2])" office:value-type="float" office:value="16.6500000000003" calcext:value-type="float">
            <text:p>16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3]))" office:value-type="date" office:date-value="2019-10-23T09:37:02.392437" calcext:value-type="date">
            <text:p>2019-10-23 09:37:02</text:p>
          </table:table-cell>
          <table:table-cell table:style-name="ce7" table:formula="of:=[.A1003]" office:value-type="date" office:date-value="2019-10-23T09:37:02.392437" calcext:value-type="date">
            <text:p>2019-10-23 09:37:02</text:p>
          </table:table-cell>
          <table:table-cell table:formula="of:=TRUNC([.A1003])" office:value-type="float" office:value="43761" calcext:value-type="float">
            <text:p>43761</text:p>
          </table:table-cell>
          <table:table-cell table:style-name="ce12" table:formula="of:=[.B1003]-[.C1003]" office:value-type="date" office:date-value="1899-12-30T09:37:02.39243730437" calcext:value-type="date">
            <text:p>12/30/99 09:37 AM</text:p>
          </table:table-cell>
          <table:table-cell table:formula="of:=MOD([.E1002]-[.$E$2];[.$H$2])+1+[.$E$2]" office:value-type="float" office:value="261" calcext:value-type="float">
            <text:p>261</text:p>
          </table:table-cell>
          <table:table-cell table:formula="of:=MOD([.F1002]+1/[.$H$2];5)" office:value-type="float" office:value="1.66666666666663" calcext:value-type="float">
            <text:p>1,66666666666663</text:p>
          </table:table-cell>
          <table:table-cell table:formula="of:=IF([.F1003]=0;[.G1002]+2+1/[.$H$2];[.G1002]+1/[.$H$2])" office:value-type="float" office:value="16.666666666667" calcext:value-type="float">
            <text:p>16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4]))" office:value-type="date" office:date-value="2019-10-23T09:34:15.013728" calcext:value-type="date">
            <text:p>2019-10-23 09:34:15</text:p>
          </table:table-cell>
          <table:table-cell table:style-name="ce7" table:formula="of:=[.A1004]" office:value-type="date" office:date-value="2019-10-23T09:34:15.013728" calcext:value-type="date">
            <text:p>2019-10-23 09:34:15</text:p>
          </table:table-cell>
          <table:table-cell table:formula="of:=TRUNC([.A1004])" office:value-type="float" office:value="43761" calcext:value-type="float">
            <text:p>43761</text:p>
          </table:table-cell>
          <table:table-cell table:style-name="ce12" table:formula="of:=[.B1004]-[.C1004]" office:value-type="date" office:date-value="1899-12-30T09:34:15.01372776926" calcext:value-type="date">
            <text:p>12/30/99 09:34 AM</text:p>
          </table:table-cell>
          <table:table-cell table:formula="of:=MOD([.E1003]-[.$E$2];[.$H$2])+1+[.$E$2]" office:value-type="float" office:value="262" calcext:value-type="float">
            <text:p>262</text:p>
          </table:table-cell>
          <table:table-cell table:formula="of:=MOD([.F1003]+1/[.$H$2];5)" office:value-type="float" office:value="1.68333333333329" calcext:value-type="float">
            <text:p>1,68333333333329</text:p>
          </table:table-cell>
          <table:table-cell table:formula="of:=IF([.F1004]=0;[.G1003]+2+1/[.$H$2];[.G1003]+1/[.$H$2])" office:value-type="float" office:value="16.6833333333337" calcext:value-type="float">
            <text:p>16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5]))" office:value-type="date" office:date-value="2019-10-23T08:59:11.574047" calcext:value-type="date">
            <text:p>2019-10-23 08:59:12</text:p>
          </table:table-cell>
          <table:table-cell table:style-name="ce7" table:formula="of:=[.A1005]" office:value-type="date" office:date-value="2019-10-23T08:59:11.574047" calcext:value-type="date">
            <text:p>2019-10-23 08:59:12</text:p>
          </table:table-cell>
          <table:table-cell table:formula="of:=TRUNC([.A1005])" office:value-type="float" office:value="43761" calcext:value-type="float">
            <text:p>43761</text:p>
          </table:table-cell>
          <table:table-cell table:style-name="ce12" table:formula="of:=[.B1005]-[.C1005]" office:value-type="date" office:date-value="1899-12-30T08:59:11.57404686324" calcext:value-type="date">
            <text:p>12/30/99 08:59 AM</text:p>
          </table:table-cell>
          <table:table-cell table:formula="of:=MOD([.E1004]-[.$E$2];[.$H$2])+1+[.$E$2]" office:value-type="float" office:value="263" calcext:value-type="float">
            <text:p>263</text:p>
          </table:table-cell>
          <table:table-cell table:formula="of:=MOD([.F1004]+1/[.$H$2];5)" office:value-type="float" office:value="1.69999999999996" calcext:value-type="float">
            <text:p>1,69999999999996</text:p>
          </table:table-cell>
          <table:table-cell table:formula="of:=IF([.F1005]=0;[.G1004]+2+1/[.$H$2];[.G1004]+1/[.$H$2])" office:value-type="float" office:value="16.7000000000003" calcext:value-type="float">
            <text:p>16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6]))" office:value-type="date" office:date-value="2019-10-23T09:10:37.361639" calcext:value-type="date">
            <text:p>2019-10-23 09:10:37</text:p>
          </table:table-cell>
          <table:table-cell table:style-name="ce7" table:formula="of:=[.A1006]" office:value-type="date" office:date-value="2019-10-23T09:10:37.361639" calcext:value-type="date">
            <text:p>2019-10-23 09:10:37</text:p>
          </table:table-cell>
          <table:table-cell table:formula="of:=TRUNC([.A1006])" office:value-type="float" office:value="43761" calcext:value-type="float">
            <text:p>43761</text:p>
          </table:table-cell>
          <table:table-cell table:style-name="ce12" table:formula="of:=[.B1006]-[.C1006]" office:value-type="date" office:date-value="1899-12-30T09:10:37.36163859721" calcext:value-type="date">
            <text:p>12/30/99 09:10 AM</text:p>
          </table:table-cell>
          <table:table-cell table:formula="of:=MOD([.E1005]-[.$E$2];[.$H$2])+1+[.$E$2]" office:value-type="float" office:value="264" calcext:value-type="float">
            <text:p>264</text:p>
          </table:table-cell>
          <table:table-cell table:formula="of:=MOD([.F1005]+1/[.$H$2];5)" office:value-type="float" office:value="1.71666666666663" calcext:value-type="float">
            <text:p>1,71666666666663</text:p>
          </table:table-cell>
          <table:table-cell table:formula="of:=IF([.F1006]=0;[.G1005]+2+1/[.$H$2];[.G1005]+1/[.$H$2])" office:value-type="float" office:value="16.716666666667" calcext:value-type="float">
            <text:p>16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7]))" office:value-type="date" office:date-value="2019-10-23T09:10:54.938661" calcext:value-type="date">
            <text:p>2019-10-23 09:10:55</text:p>
          </table:table-cell>
          <table:table-cell table:style-name="ce7" table:formula="of:=[.A1007]" office:value-type="date" office:date-value="2019-10-23T09:10:54.938661" calcext:value-type="date">
            <text:p>2019-10-23 09:10:55</text:p>
          </table:table-cell>
          <table:table-cell table:formula="of:=TRUNC([.A1007])" office:value-type="float" office:value="43761" calcext:value-type="float">
            <text:p>43761</text:p>
          </table:table-cell>
          <table:table-cell table:style-name="ce12" table:formula="of:=[.B1007]-[.C1007]" office:value-type="date" office:date-value="1899-12-30T09:10:54.9386611674" calcext:value-type="date">
            <text:p>12/30/99 09:10 AM</text:p>
          </table:table-cell>
          <table:table-cell table:formula="of:=MOD([.E1006]-[.$E$2];[.$H$2])+1+[.$E$2]" office:value-type="float" office:value="265" calcext:value-type="float">
            <text:p>265</text:p>
          </table:table-cell>
          <table:table-cell table:formula="of:=MOD([.F1006]+1/[.$H$2];5)" office:value-type="float" office:value="1.73333333333329" calcext:value-type="float">
            <text:p>1,73333333333329</text:p>
          </table:table-cell>
          <table:table-cell table:formula="of:=IF([.F1007]=0;[.G1006]+2+1/[.$H$2];[.G1006]+1/[.$H$2])" office:value-type="float" office:value="16.7333333333337" calcext:value-type="float">
            <text:p>16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8]))" office:value-type="date" office:date-value="2019-10-23T09:47:04.218773" calcext:value-type="date">
            <text:p>2019-10-23 09:47:04</text:p>
          </table:table-cell>
          <table:table-cell table:style-name="ce7" table:formula="of:=[.A1008]" office:value-type="date" office:date-value="2019-10-23T09:47:04.218773" calcext:value-type="date">
            <text:p>2019-10-23 09:47:04</text:p>
          </table:table-cell>
          <table:table-cell table:formula="of:=TRUNC([.A1008])" office:value-type="float" office:value="43761" calcext:value-type="float">
            <text:p>43761</text:p>
          </table:table-cell>
          <table:table-cell table:style-name="ce12" table:formula="of:=[.B1008]-[.C1008]" office:value-type="date" office:date-value="1899-12-30T09:47:04.21877277084" calcext:value-type="date">
            <text:p>12/30/99 09:47 AM</text:p>
          </table:table-cell>
          <table:table-cell table:formula="of:=MOD([.E1007]-[.$E$2];[.$H$2])+1+[.$E$2]" office:value-type="float" office:value="266" calcext:value-type="float">
            <text:p>266</text:p>
          </table:table-cell>
          <table:table-cell table:formula="of:=MOD([.F1007]+1/[.$H$2];5)" office:value-type="float" office:value="1.74999999999996" calcext:value-type="float">
            <text:p>1,74999999999996</text:p>
          </table:table-cell>
          <table:table-cell table:formula="of:=IF([.F1008]=0;[.G1007]+2+1/[.$H$2];[.G1007]+1/[.$H$2])" office:value-type="float" office:value="16.7500000000003" calcext:value-type="float">
            <text:p>16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9]))" office:value-type="date" office:date-value="2019-10-23T09:40:24.335816" calcext:value-type="date">
            <text:p>2019-10-23 09:40:24</text:p>
          </table:table-cell>
          <table:table-cell table:style-name="ce7" table:formula="of:=[.A1009]" office:value-type="date" office:date-value="2019-10-23T09:40:24.335816" calcext:value-type="date">
            <text:p>2019-10-23 09:40:24</text:p>
          </table:table-cell>
          <table:table-cell table:formula="of:=TRUNC([.A1009])" office:value-type="float" office:value="43761" calcext:value-type="float">
            <text:p>43761</text:p>
          </table:table-cell>
          <table:table-cell table:style-name="ce12" table:formula="of:=[.B1009]-[.C1009]" office:value-type="date" office:date-value="1899-12-30T09:40:24.33581615333" calcext:value-type="date">
            <text:p>12/30/99 09:40 AM</text:p>
          </table:table-cell>
          <table:table-cell table:formula="of:=MOD([.E1008]-[.$E$2];[.$H$2])+1+[.$E$2]" office:value-type="float" office:value="267" calcext:value-type="float">
            <text:p>267</text:p>
          </table:table-cell>
          <table:table-cell table:formula="of:=MOD([.F1008]+1/[.$H$2];5)" office:value-type="float" office:value="1.76666666666663" calcext:value-type="float">
            <text:p>1,76666666666663</text:p>
          </table:table-cell>
          <table:table-cell table:formula="of:=IF([.F1009]=0;[.G1008]+2+1/[.$H$2];[.G1008]+1/[.$H$2])" office:value-type="float" office:value="16.766666666667" calcext:value-type="float">
            <text:p>16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0]))" office:value-type="date" office:date-value="2019-10-23T09:21:05.543142" calcext:value-type="date">
            <text:p>2019-10-23 09:21:06</text:p>
          </table:table-cell>
          <table:table-cell table:style-name="ce7" table:formula="of:=[.A1010]" office:value-type="date" office:date-value="2019-10-23T09:21:05.543142" calcext:value-type="date">
            <text:p>2019-10-23 09:21:06</text:p>
          </table:table-cell>
          <table:table-cell table:formula="of:=TRUNC([.A1010])" office:value-type="float" office:value="43761" calcext:value-type="float">
            <text:p>43761</text:p>
          </table:table-cell>
          <table:table-cell table:style-name="ce12" table:formula="of:=[.B1010]-[.C1010]" office:value-type="date" office:date-value="1899-12-30T09:21:05.54314191453" calcext:value-type="date">
            <text:p>12/30/99 09:21 AM</text:p>
          </table:table-cell>
          <table:table-cell table:formula="of:=MOD([.E1009]-[.$E$2];[.$H$2])+1+[.$E$2]" office:value-type="float" office:value="268" calcext:value-type="float">
            <text:p>268</text:p>
          </table:table-cell>
          <table:table-cell table:formula="of:=MOD([.F1009]+1/[.$H$2];5)" office:value-type="float" office:value="1.78333333333329" calcext:value-type="float">
            <text:p>1,78333333333329</text:p>
          </table:table-cell>
          <table:table-cell table:formula="of:=IF([.F1010]=0;[.G1009]+2+1/[.$H$2];[.G1009]+1/[.$H$2])" office:value-type="float" office:value="16.7833333333337" calcext:value-type="float">
            <text:p>16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1]))" office:value-type="date" office:date-value="2019-10-23T09:12:01.814937" calcext:value-type="date">
            <text:p>2019-10-23 09:12:02</text:p>
          </table:table-cell>
          <table:table-cell table:style-name="ce7" table:formula="of:=[.A1011]" office:value-type="date" office:date-value="2019-10-23T09:12:01.814937" calcext:value-type="date">
            <text:p>2019-10-23 09:12:02</text:p>
          </table:table-cell>
          <table:table-cell table:formula="of:=TRUNC([.A1011])" office:value-type="float" office:value="43761" calcext:value-type="float">
            <text:p>43761</text:p>
          </table:table-cell>
          <table:table-cell table:style-name="ce12" table:formula="of:=[.B1011]-[.C1011]" office:value-type="date" office:date-value="1899-12-30T09:12:01.8149373075" calcext:value-type="date">
            <text:p>12/30/99 09:12 AM</text:p>
          </table:table-cell>
          <table:table-cell table:formula="of:=MOD([.E1010]-[.$E$2];[.$H$2])+1+[.$E$2]" office:value-type="float" office:value="269" calcext:value-type="float">
            <text:p>269</text:p>
          </table:table-cell>
          <table:table-cell table:formula="of:=MOD([.F1010]+1/[.$H$2];5)" office:value-type="float" office:value="1.79999999999996" calcext:value-type="float">
            <text:p>1,79999999999996</text:p>
          </table:table-cell>
          <table:table-cell table:formula="of:=IF([.F1011]=0;[.G1010]+2+1/[.$H$2];[.G1010]+1/[.$H$2])" office:value-type="float" office:value="16.8000000000003" calcext:value-type="float">
            <text:p>16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2]))" office:value-type="date" office:date-value="2019-10-23T09:24:56.956081" calcext:value-type="date">
            <text:p>2019-10-23 09:24:57</text:p>
          </table:table-cell>
          <table:table-cell table:style-name="ce7" table:formula="of:=[.A1012]" office:value-type="date" office:date-value="2019-10-23T09:24:56.956081" calcext:value-type="date">
            <text:p>2019-10-23 09:24:57</text:p>
          </table:table-cell>
          <table:table-cell table:formula="of:=TRUNC([.A1012])" office:value-type="float" office:value="43761" calcext:value-type="float">
            <text:p>43761</text:p>
          </table:table-cell>
          <table:table-cell table:style-name="ce12" table:formula="of:=[.B1012]-[.C1012]" office:value-type="date" office:date-value="1899-12-30T09:24:56.95608092006" calcext:value-type="date">
            <text:p>12/30/99 09:24 AM</text:p>
          </table:table-cell>
          <table:table-cell table:formula="of:=MOD([.E1011]-[.$E$2];[.$H$2])+1+[.$E$2]" office:value-type="float" office:value="270" calcext:value-type="float">
            <text:p>270</text:p>
          </table:table-cell>
          <table:table-cell table:formula="of:=MOD([.F1011]+1/[.$H$2];5)" office:value-type="float" office:value="1.81666666666663" calcext:value-type="float">
            <text:p>1,81666666666663</text:p>
          </table:table-cell>
          <table:table-cell table:formula="of:=IF([.F1012]=0;[.G1011]+2+1/[.$H$2];[.G1011]+1/[.$H$2])" office:value-type="float" office:value="16.816666666667" calcext:value-type="float">
            <text:p>16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3]))" office:value-type="date" office:date-value="2019-10-23T09:18:05.023874" calcext:value-type="date">
            <text:p>2019-10-23 09:18:05</text:p>
          </table:table-cell>
          <table:table-cell table:style-name="ce7" table:formula="of:=[.A1013]" office:value-type="date" office:date-value="2019-10-23T09:18:05.023874" calcext:value-type="date">
            <text:p>2019-10-23 09:18:05</text:p>
          </table:table-cell>
          <table:table-cell table:formula="of:=TRUNC([.A1013])" office:value-type="float" office:value="43761" calcext:value-type="float">
            <text:p>43761</text:p>
          </table:table-cell>
          <table:table-cell table:style-name="ce12" table:formula="of:=[.B1013]-[.C1013]" office:value-type="date" office:date-value="1899-12-30T09:18:05.02387362532" calcext:value-type="date">
            <text:p>12/30/99 09:18 AM</text:p>
          </table:table-cell>
          <table:table-cell table:formula="of:=MOD([.E1012]-[.$E$2];[.$H$2])+1+[.$E$2]" office:value-type="float" office:value="271" calcext:value-type="float">
            <text:p>271</text:p>
          </table:table-cell>
          <table:table-cell table:formula="of:=MOD([.F1012]+1/[.$H$2];5)" office:value-type="float" office:value="1.83333333333329" calcext:value-type="float">
            <text:p>1,83333333333329</text:p>
          </table:table-cell>
          <table:table-cell table:formula="of:=IF([.F1013]=0;[.G1012]+2+1/[.$H$2];[.G1012]+1/[.$H$2])" office:value-type="float" office:value="16.8333333333337" calcext:value-type="float">
            <text:p>16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4]))" office:value-type="date" office:date-value="2019-10-23T09:45:55.564828" calcext:value-type="date">
            <text:p>2019-10-23 09:45:56</text:p>
          </table:table-cell>
          <table:table-cell table:style-name="ce7" table:formula="of:=[.A1014]" office:value-type="date" office:date-value="2019-10-23T09:45:55.564828" calcext:value-type="date">
            <text:p>2019-10-23 09:45:56</text:p>
          </table:table-cell>
          <table:table-cell table:formula="of:=TRUNC([.A1014])" office:value-type="float" office:value="43761" calcext:value-type="float">
            <text:p>43761</text:p>
          </table:table-cell>
          <table:table-cell table:style-name="ce12" table:formula="of:=[.B1014]-[.C1014]" office:value-type="date" office:date-value="1899-12-30T09:45:55.56482761167" calcext:value-type="date">
            <text:p>12/30/99 09:45 AM</text:p>
          </table:table-cell>
          <table:table-cell table:formula="of:=MOD([.E1013]-[.$E$2];[.$H$2])+1+[.$E$2]" office:value-type="float" office:value="272" calcext:value-type="float">
            <text:p>272</text:p>
          </table:table-cell>
          <table:table-cell table:formula="of:=MOD([.F1013]+1/[.$H$2];5)" office:value-type="float" office:value="1.84999999999996" calcext:value-type="float">
            <text:p>1,84999999999996</text:p>
          </table:table-cell>
          <table:table-cell table:formula="of:=IF([.F1014]=0;[.G1013]+2+1/[.$H$2];[.G1013]+1/[.$H$2])" office:value-type="float" office:value="16.8500000000003" calcext:value-type="float">
            <text:p>16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5]))" office:value-type="date" office:date-value="2019-10-23T09:39:07.281514" calcext:value-type="date">
            <text:p>2019-10-23 09:39:07</text:p>
          </table:table-cell>
          <table:table-cell table:style-name="ce7" table:formula="of:=[.A1015]" office:value-type="date" office:date-value="2019-10-23T09:39:07.281514" calcext:value-type="date">
            <text:p>2019-10-23 09:39:07</text:p>
          </table:table-cell>
          <table:table-cell table:formula="of:=TRUNC([.A1015])" office:value-type="float" office:value="43761" calcext:value-type="float">
            <text:p>43761</text:p>
          </table:table-cell>
          <table:table-cell table:style-name="ce12" table:formula="of:=[.B1015]-[.C1015]" office:value-type="date" office:date-value="1899-12-30T09:39:07.28151359595" calcext:value-type="date">
            <text:p>12/30/99 09:39 AM</text:p>
          </table:table-cell>
          <table:table-cell table:formula="of:=MOD([.E1014]-[.$E$2];[.$H$2])+1+[.$E$2]" office:value-type="float" office:value="273" calcext:value-type="float">
            <text:p>273</text:p>
          </table:table-cell>
          <table:table-cell table:formula="of:=MOD([.F1014]+1/[.$H$2];5)" office:value-type="float" office:value="1.86666666666663" calcext:value-type="float">
            <text:p>1,86666666666663</text:p>
          </table:table-cell>
          <table:table-cell table:formula="of:=IF([.F1015]=0;[.G1014]+2+1/[.$H$2];[.G1014]+1/[.$H$2])" office:value-type="float" office:value="16.866666666667" calcext:value-type="float">
            <text:p>16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6]))" office:value-type="date" office:date-value="2019-10-23T09:07:51.037978" calcext:value-type="date">
            <text:p>2019-10-23 09:07:51</text:p>
          </table:table-cell>
          <table:table-cell table:style-name="ce7" table:formula="of:=[.A1016]" office:value-type="date" office:date-value="2019-10-23T09:07:51.037978" calcext:value-type="date">
            <text:p>2019-10-23 09:07:51</text:p>
          </table:table-cell>
          <table:table-cell table:formula="of:=TRUNC([.A1016])" office:value-type="float" office:value="43761" calcext:value-type="float">
            <text:p>43761</text:p>
          </table:table-cell>
          <table:table-cell table:style-name="ce12" table:formula="of:=[.B1016]-[.C1016]" office:value-type="date" office:date-value="1899-12-30T09:07:51.03797765449" calcext:value-type="date">
            <text:p>12/30/99 09:07 AM</text:p>
          </table:table-cell>
          <table:table-cell table:formula="of:=MOD([.E1015]-[.$E$2];[.$H$2])+1+[.$E$2]" office:value-type="float" office:value="274" calcext:value-type="float">
            <text:p>274</text:p>
          </table:table-cell>
          <table:table-cell table:formula="of:=MOD([.F1015]+1/[.$H$2];5)" office:value-type="float" office:value="1.88333333333329" calcext:value-type="float">
            <text:p>1,88333333333329</text:p>
          </table:table-cell>
          <table:table-cell table:formula="of:=IF([.F1016]=0;[.G1015]+2+1/[.$H$2];[.G1015]+1/[.$H$2])" office:value-type="float" office:value="16.8833333333337" calcext:value-type="float">
            <text:p>16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7]))" office:value-type="date" office:date-value="2019-10-23T09:31:25.683649" calcext:value-type="date">
            <text:p>2019-10-23 09:31:26</text:p>
          </table:table-cell>
          <table:table-cell table:style-name="ce7" table:formula="of:=[.A1017]" office:value-type="date" office:date-value="2019-10-23T09:31:25.683649" calcext:value-type="date">
            <text:p>2019-10-23 09:31:26</text:p>
          </table:table-cell>
          <table:table-cell table:formula="of:=TRUNC([.A1017])" office:value-type="float" office:value="43761" calcext:value-type="float">
            <text:p>43761</text:p>
          </table:table-cell>
          <table:table-cell table:style-name="ce12" table:formula="of:=[.B1017]-[.C1017]" office:value-type="date" office:date-value="1899-12-30T09:31:25.68364894018" calcext:value-type="date">
            <text:p>12/30/99 09:31 AM</text:p>
          </table:table-cell>
          <table:table-cell table:formula="of:=MOD([.E1016]-[.$E$2];[.$H$2])+1+[.$E$2]" office:value-type="float" office:value="275" calcext:value-type="float">
            <text:p>275</text:p>
          </table:table-cell>
          <table:table-cell table:formula="of:=MOD([.F1016]+1/[.$H$2];5)" office:value-type="float" office:value="1.89999999999996" calcext:value-type="float">
            <text:p>1,89999999999996</text:p>
          </table:table-cell>
          <table:table-cell table:formula="of:=IF([.F1017]=0;[.G1016]+2+1/[.$H$2];[.G1016]+1/[.$H$2])" office:value-type="float" office:value="16.9000000000003" calcext:value-type="float">
            <text:p>16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8]))" office:value-type="date" office:date-value="2019-10-23T09:35:05.48515" calcext:value-type="date">
            <text:p>2019-10-23 09:35:05</text:p>
          </table:table-cell>
          <table:table-cell table:style-name="ce7" table:formula="of:=[.A1018]" office:value-type="date" office:date-value="2019-10-23T09:35:05.48515" calcext:value-type="date">
            <text:p>2019-10-23 09:35:05</text:p>
          </table:table-cell>
          <table:table-cell table:formula="of:=TRUNC([.A1018])" office:value-type="float" office:value="43761" calcext:value-type="float">
            <text:p>43761</text:p>
          </table:table-cell>
          <table:table-cell table:style-name="ce12" table:formula="of:=[.B1018]-[.C1018]" office:value-type="date" office:date-value="1899-12-30T09:35:05.48514984548" calcext:value-type="date">
            <text:p>12/30/99 09:35 AM</text:p>
          </table:table-cell>
          <table:table-cell table:formula="of:=MOD([.E1017]-[.$E$2];[.$H$2])+1+[.$E$2]" office:value-type="float" office:value="276" calcext:value-type="float">
            <text:p>276</text:p>
          </table:table-cell>
          <table:table-cell table:formula="of:=MOD([.F1017]+1/[.$H$2];5)" office:value-type="float" office:value="1.91666666666663" calcext:value-type="float">
            <text:p>1,91666666666663</text:p>
          </table:table-cell>
          <table:table-cell table:formula="of:=IF([.F1018]=0;[.G1017]+2+1/[.$H$2];[.G1017]+1/[.$H$2])" office:value-type="float" office:value="16.916666666667" calcext:value-type="float">
            <text:p>16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9]))" office:value-type="date" office:date-value="2019-10-23T09:08:55.038096" calcext:value-type="date">
            <text:p>2019-10-23 09:08:55</text:p>
          </table:table-cell>
          <table:table-cell table:style-name="ce7" table:formula="of:=[.A1019]" office:value-type="date" office:date-value="2019-10-23T09:08:55.038096" calcext:value-type="date">
            <text:p>2019-10-23 09:08:55</text:p>
          </table:table-cell>
          <table:table-cell table:formula="of:=TRUNC([.A1019])" office:value-type="float" office:value="43761" calcext:value-type="float">
            <text:p>43761</text:p>
          </table:table-cell>
          <table:table-cell table:style-name="ce12" table:formula="of:=[.B1019]-[.C1019]" office:value-type="date" office:date-value="1899-12-30T09:08:55.0380963413" calcext:value-type="date">
            <text:p>12/30/99 09:08 AM</text:p>
          </table:table-cell>
          <table:table-cell table:formula="of:=MOD([.E1018]-[.$E$2];[.$H$2])+1+[.$E$2]" office:value-type="float" office:value="277" calcext:value-type="float">
            <text:p>277</text:p>
          </table:table-cell>
          <table:table-cell table:formula="of:=MOD([.F1018]+1/[.$H$2];5)" office:value-type="float" office:value="1.93333333333329" calcext:value-type="float">
            <text:p>1,93333333333329</text:p>
          </table:table-cell>
          <table:table-cell table:formula="of:=IF([.F1019]=0;[.G1018]+2+1/[.$H$2];[.G1018]+1/[.$H$2])" office:value-type="float" office:value="16.9333333333337" calcext:value-type="float">
            <text:p>16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0]))" office:value-type="date" office:date-value="2019-10-23T09:47:13.925576" calcext:value-type="date">
            <text:p>2019-10-23 09:47:14</text:p>
          </table:table-cell>
          <table:table-cell table:style-name="ce7" table:formula="of:=[.A1020]" office:value-type="date" office:date-value="2019-10-23T09:47:13.925576" calcext:value-type="date">
            <text:p>2019-10-23 09:47:14</text:p>
          </table:table-cell>
          <table:table-cell table:formula="of:=TRUNC([.A1020])" office:value-type="float" office:value="43761" calcext:value-type="float">
            <text:p>43761</text:p>
          </table:table-cell>
          <table:table-cell table:style-name="ce12" table:formula="of:=[.B1020]-[.C1020]" office:value-type="date" office:date-value="1899-12-30T09:47:13.92557550687" calcext:value-type="date">
            <text:p>12/30/99 09:47 AM</text:p>
          </table:table-cell>
          <table:table-cell table:formula="of:=MOD([.E1019]-[.$E$2];[.$H$2])+1+[.$E$2]" office:value-type="float" office:value="278" calcext:value-type="float">
            <text:p>278</text:p>
          </table:table-cell>
          <table:table-cell table:formula="of:=MOD([.F1019]+1/[.$H$2];5)" office:value-type="float" office:value="1.94999999999996" calcext:value-type="float">
            <text:p>1,94999999999996</text:p>
          </table:table-cell>
          <table:table-cell table:formula="of:=IF([.F1020]=0;[.G1019]+2+1/[.$H$2];[.G1019]+1/[.$H$2])" office:value-type="float" office:value="16.9500000000003" calcext:value-type="float">
            <text:p>16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1]))" office:value-type="date" office:date-value="2019-10-23T09:36:51.317888" calcext:value-type="date">
            <text:p>2019-10-23 09:36:51</text:p>
          </table:table-cell>
          <table:table-cell table:style-name="ce7" table:formula="of:=[.A1021]" office:value-type="date" office:date-value="2019-10-23T09:36:51.317888" calcext:value-type="date">
            <text:p>2019-10-23 09:36:51</text:p>
          </table:table-cell>
          <table:table-cell table:formula="of:=TRUNC([.A1021])" office:value-type="float" office:value="43761" calcext:value-type="float">
            <text:p>43761</text:p>
          </table:table-cell>
          <table:table-cell table:style-name="ce12" table:formula="of:=[.B1021]-[.C1021]" office:value-type="date" office:date-value="1899-12-30T09:36:51.3178883912" calcext:value-type="date">
            <text:p>12/30/99 09:36 AM</text:p>
          </table:table-cell>
          <table:table-cell table:formula="of:=MOD([.E1020]-[.$E$2];[.$H$2])+1+[.$E$2]" office:value-type="float" office:value="279" calcext:value-type="float">
            <text:p>279</text:p>
          </table:table-cell>
          <table:table-cell table:formula="of:=MOD([.F1020]+1/[.$H$2];5)" office:value-type="float" office:value="1.96666666666663" calcext:value-type="float">
            <text:p>1,96666666666663</text:p>
          </table:table-cell>
          <table:table-cell table:formula="of:=IF([.F1021]=0;[.G1020]+2+1/[.$H$2];[.G1020]+1/[.$H$2])" office:value-type="float" office:value="16.966666666667" calcext:value-type="float">
            <text:p>16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2]))" office:value-type="date" office:date-value="2019-10-23T09:38:28.938521" calcext:value-type="date">
            <text:p>2019-10-23 09:38:29</text:p>
          </table:table-cell>
          <table:table-cell table:style-name="ce7" table:formula="of:=[.A1022]" office:value-type="date" office:date-value="2019-10-23T09:38:28.938521" calcext:value-type="date">
            <text:p>2019-10-23 09:38:29</text:p>
          </table:table-cell>
          <table:table-cell table:formula="of:=TRUNC([.A1022])" office:value-type="float" office:value="43761" calcext:value-type="float">
            <text:p>43761</text:p>
          </table:table-cell>
          <table:table-cell table:style-name="ce12" table:formula="of:=[.B1022]-[.C1022]" office:value-type="date" office:date-value="1899-12-30T09:38:28.93852100708" calcext:value-type="date">
            <text:p>12/30/99 09:38 AM</text:p>
          </table:table-cell>
          <table:table-cell table:formula="of:=MOD([.E1021]-[.$E$2];[.$H$2])+1+[.$E$2]" office:value-type="float" office:value="280" calcext:value-type="float">
            <text:p>280</text:p>
          </table:table-cell>
          <table:table-cell table:formula="of:=MOD([.F1021]+1/[.$H$2];5)" office:value-type="float" office:value="1.98333333333329" calcext:value-type="float">
            <text:p>1,98333333333329</text:p>
          </table:table-cell>
          <table:table-cell table:formula="of:=IF([.F1022]=0;[.G1021]+2+1/[.$H$2];[.G1021]+1/[.$H$2])" office:value-type="float" office:value="16.9833333333337" calcext:value-type="float">
            <text:p>16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3]))" office:value-type="date" office:date-value="2019-10-24T09:30:37.447685" calcext:value-type="date">
            <text:p>2019-10-24 09:30:37</text:p>
          </table:table-cell>
          <table:table-cell table:style-name="ce7" table:formula="of:=[.A1023]" office:value-type="date" office:date-value="2019-10-24T09:30:37.447685" calcext:value-type="date">
            <text:p>2019-10-24 09:30:37</text:p>
          </table:table-cell>
          <table:table-cell table:formula="of:=TRUNC([.A1023])" office:value-type="float" office:value="43762" calcext:value-type="float">
            <text:p>43762</text:p>
          </table:table-cell>
          <table:table-cell table:style-name="ce12" table:formula="of:=[.B1023]-[.C1023]" office:value-type="date" office:date-value="1899-12-30T09:30:37.4476848403" calcext:value-type="date">
            <text:p>12/30/99 09:30 AM</text:p>
          </table:table-cell>
          <table:table-cell table:formula="of:=MOD([.E1022]-[.$E$2];[.$H$2])+1+[.$E$2]" office:value-type="float" office:value="221" calcext:value-type="float">
            <text:p>221</text:p>
          </table:table-cell>
          <table:table-cell table:formula="of:=MOD([.F1022]+1/[.$H$2];5)" office:value-type="float" office:value="1.99999999999996" calcext:value-type="float">
            <text:p>1,99999999999996</text:p>
          </table:table-cell>
          <table:table-cell table:formula="of:=IF([.F1023]=0;[.G1022]+2+1/[.$H$2];[.G1022]+1/[.$H$2])" office:value-type="float" office:value="17.0000000000003" calcext:value-type="float">
            <text:p>17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4]))" office:value-type="date" office:date-value="2019-10-24T09:38:07.212481" calcext:value-type="date">
            <text:p>2019-10-24 09:38:07</text:p>
          </table:table-cell>
          <table:table-cell table:style-name="ce7" table:formula="of:=[.A1024]" office:value-type="date" office:date-value="2019-10-24T09:38:07.212481" calcext:value-type="date">
            <text:p>2019-10-24 09:38:07</text:p>
          </table:table-cell>
          <table:table-cell table:formula="of:=TRUNC([.A1024])" office:value-type="float" office:value="43762" calcext:value-type="float">
            <text:p>43762</text:p>
          </table:table-cell>
          <table:table-cell table:style-name="ce12" table:formula="of:=[.B1024]-[.C1024]" office:value-type="date" office:date-value="1899-12-30T09:38:07.21248088405" calcext:value-type="date">
            <text:p>12/30/99 09:38 AM</text:p>
          </table:table-cell>
          <table:table-cell table:formula="of:=MOD([.E1023]-[.$E$2];[.$H$2])+1+[.$E$2]" office:value-type="float" office:value="222" calcext:value-type="float">
            <text:p>222</text:p>
          </table:table-cell>
          <table:table-cell table:formula="of:=MOD([.F1023]+1/[.$H$2];5)" office:value-type="float" office:value="2.01666666666663" calcext:value-type="float">
            <text:p>2,01666666666663</text:p>
          </table:table-cell>
          <table:table-cell table:formula="of:=IF([.F1024]=0;[.G1023]+2+1/[.$H$2];[.G1023]+1/[.$H$2])" office:value-type="float" office:value="17.016666666667" calcext:value-type="float">
            <text:p>17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5]))" office:value-type="date" office:date-value="2019-10-24T08:52:22.533311" calcext:value-type="date">
            <text:p>2019-10-24 08:52:23</text:p>
          </table:table-cell>
          <table:table-cell table:style-name="ce7" table:formula="of:=[.A1025]" office:value-type="date" office:date-value="2019-10-24T08:52:22.533311" calcext:value-type="date">
            <text:p>2019-10-24 08:52:23</text:p>
          </table:table-cell>
          <table:table-cell table:formula="of:=TRUNC([.A1025])" office:value-type="float" office:value="43762" calcext:value-type="float">
            <text:p>43762</text:p>
          </table:table-cell>
          <table:table-cell table:style-name="ce12" table:formula="of:=[.B1025]-[.C1025]" office:value-type="date" office:date-value="1899-12-30T08:52:22.53331075888" calcext:value-type="date">
            <text:p>12/30/99 08:52 AM</text:p>
          </table:table-cell>
          <table:table-cell table:formula="of:=MOD([.E1024]-[.$E$2];[.$H$2])+1+[.$E$2]" office:value-type="float" office:value="223" calcext:value-type="float">
            <text:p>223</text:p>
          </table:table-cell>
          <table:table-cell table:formula="of:=MOD([.F1024]+1/[.$H$2];5)" office:value-type="float" office:value="2.03333333333329" calcext:value-type="float">
            <text:p>2,03333333333329</text:p>
          </table:table-cell>
          <table:table-cell table:formula="of:=IF([.F1025]=0;[.G1024]+2+1/[.$H$2];[.G1024]+1/[.$H$2])" office:value-type="float" office:value="17.0333333333336" calcext:value-type="float">
            <text:p>17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6]))" office:value-type="date" office:date-value="2019-10-24T09:44:15.772711" calcext:value-type="date">
            <text:p>2019-10-24 09:44:16</text:p>
          </table:table-cell>
          <table:table-cell table:style-name="ce7" table:formula="of:=[.A1026]" office:value-type="date" office:date-value="2019-10-24T09:44:15.772711" calcext:value-type="date">
            <text:p>2019-10-24 09:44:16</text:p>
          </table:table-cell>
          <table:table-cell table:formula="of:=TRUNC([.A1026])" office:value-type="float" office:value="43762" calcext:value-type="float">
            <text:p>43762</text:p>
          </table:table-cell>
          <table:table-cell table:style-name="ce12" table:formula="of:=[.B1026]-[.C1026]" office:value-type="date" office:date-value="1899-12-30T09:44:15.77271147631" calcext:value-type="date">
            <text:p>12/30/99 09:44 AM</text:p>
          </table:table-cell>
          <table:table-cell table:formula="of:=MOD([.E1025]-[.$E$2];[.$H$2])+1+[.$E$2]" office:value-type="float" office:value="224" calcext:value-type="float">
            <text:p>224</text:p>
          </table:table-cell>
          <table:table-cell table:formula="of:=MOD([.F1025]+1/[.$H$2];5)" office:value-type="float" office:value="2.04999999999996" calcext:value-type="float">
            <text:p>2,04999999999996</text:p>
          </table:table-cell>
          <table:table-cell table:formula="of:=IF([.F1026]=0;[.G1025]+2+1/[.$H$2];[.G1025]+1/[.$H$2])" office:value-type="float" office:value="17.0500000000003" calcext:value-type="float">
            <text:p>17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7]))" office:value-type="date" office:date-value="2019-10-24T09:45:41.202345" calcext:value-type="date">
            <text:p>2019-10-24 09:45:41</text:p>
          </table:table-cell>
          <table:table-cell table:style-name="ce7" table:formula="of:=[.A1027]" office:value-type="date" office:date-value="2019-10-24T09:45:41.202345" calcext:value-type="date">
            <text:p>2019-10-24 09:45:41</text:p>
          </table:table-cell>
          <table:table-cell table:formula="of:=TRUNC([.A1027])" office:value-type="float" office:value="43762" calcext:value-type="float">
            <text:p>43762</text:p>
          </table:table-cell>
          <table:table-cell table:style-name="ce12" table:formula="of:=[.B1027]-[.C1027]" office:value-type="date" office:date-value="1899-12-30T09:45:41.20234453585" calcext:value-type="date">
            <text:p>12/30/99 09:45 AM</text:p>
          </table:table-cell>
          <table:table-cell table:formula="of:=MOD([.E1026]-[.$E$2];[.$H$2])+1+[.$E$2]" office:value-type="float" office:value="225" calcext:value-type="float">
            <text:p>225</text:p>
          </table:table-cell>
          <table:table-cell table:formula="of:=MOD([.F1026]+1/[.$H$2];5)" office:value-type="float" office:value="2.06666666666663" calcext:value-type="float">
            <text:p>2,06666666666663</text:p>
          </table:table-cell>
          <table:table-cell table:formula="of:=IF([.F1027]=0;[.G1026]+2+1/[.$H$2];[.G1026]+1/[.$H$2])" office:value-type="float" office:value="17.066666666667" calcext:value-type="float">
            <text:p>17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8]))" office:value-type="date" office:date-value="2019-10-24T09:44:01.183905" calcext:value-type="date">
            <text:p>2019-10-24 09:44:01</text:p>
          </table:table-cell>
          <table:table-cell table:style-name="ce7" table:formula="of:=[.A1028]" office:value-type="date" office:date-value="2019-10-24T09:44:01.183905" calcext:value-type="date">
            <text:p>2019-10-24 09:44:01</text:p>
          </table:table-cell>
          <table:table-cell table:formula="of:=TRUNC([.A1028])" office:value-type="float" office:value="43762" calcext:value-type="float">
            <text:p>43762</text:p>
          </table:table-cell>
          <table:table-cell table:style-name="ce12" table:formula="of:=[.B1028]-[.C1028]" office:value-type="date" office:date-value="1899-12-30T09:44:01.18390507065" calcext:value-type="date">
            <text:p>12/30/99 09:44 AM</text:p>
          </table:table-cell>
          <table:table-cell table:formula="of:=MOD([.E1027]-[.$E$2];[.$H$2])+1+[.$E$2]" office:value-type="float" office:value="226" calcext:value-type="float">
            <text:p>226</text:p>
          </table:table-cell>
          <table:table-cell table:formula="of:=MOD([.F1027]+1/[.$H$2];5)" office:value-type="float" office:value="2.08333333333329" calcext:value-type="float">
            <text:p>2,08333333333329</text:p>
          </table:table-cell>
          <table:table-cell table:formula="of:=IF([.F1028]=0;[.G1027]+2+1/[.$H$2];[.G1027]+1/[.$H$2])" office:value-type="float" office:value="17.0833333333336" calcext:value-type="float">
            <text:p>17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9]))" office:value-type="date" office:date-value="2019-10-24T09:52:03.949068" calcext:value-type="date">
            <text:p>2019-10-24 09:52:04</text:p>
          </table:table-cell>
          <table:table-cell table:style-name="ce7" table:formula="of:=[.A1029]" office:value-type="date" office:date-value="2019-10-24T09:52:03.949068" calcext:value-type="date">
            <text:p>2019-10-24 09:52:04</text:p>
          </table:table-cell>
          <table:table-cell table:formula="of:=TRUNC([.A1029])" office:value-type="float" office:value="43762" calcext:value-type="float">
            <text:p>43762</text:p>
          </table:table-cell>
          <table:table-cell table:style-name="ce12" table:formula="of:=[.B1029]-[.C1029]" office:value-type="date" office:date-value="1899-12-30T09:52:03.94906841218" calcext:value-type="date">
            <text:p>12/30/99 09:52 AM</text:p>
          </table:table-cell>
          <table:table-cell table:formula="of:=MOD([.E1028]-[.$E$2];[.$H$2])+1+[.$E$2]" office:value-type="float" office:value="227" calcext:value-type="float">
            <text:p>227</text:p>
          </table:table-cell>
          <table:table-cell table:formula="of:=MOD([.F1028]+1/[.$H$2];5)" office:value-type="float" office:value="2.09999999999996" calcext:value-type="float">
            <text:p>2,09999999999996</text:p>
          </table:table-cell>
          <table:table-cell table:formula="of:=IF([.F1029]=0;[.G1028]+2+1/[.$H$2];[.G1028]+1/[.$H$2])" office:value-type="float" office:value="17.1000000000003" calcext:value-type="float">
            <text:p>17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0]))" office:value-type="date" office:date-value="2019-10-24T09:12:18.36344" calcext:value-type="date">
            <text:p>2019-10-24 09:12:18</text:p>
          </table:table-cell>
          <table:table-cell table:style-name="ce7" table:formula="of:=[.A1030]" office:value-type="date" office:date-value="2019-10-24T09:12:18.36344" calcext:value-type="date">
            <text:p>2019-10-24 09:12:18</text:p>
          </table:table-cell>
          <table:table-cell table:formula="of:=TRUNC([.A1030])" office:value-type="float" office:value="43762" calcext:value-type="float">
            <text:p>43762</text:p>
          </table:table-cell>
          <table:table-cell table:style-name="ce12" table:formula="of:=[.B1030]-[.C1030]" office:value-type="date" office:date-value="1899-12-30T09:12:18.36344000883" calcext:value-type="date">
            <text:p>12/30/99 09:12 AM</text:p>
          </table:table-cell>
          <table:table-cell table:formula="of:=MOD([.E1029]-[.$E$2];[.$H$2])+1+[.$E$2]" office:value-type="float" office:value="228" calcext:value-type="float">
            <text:p>228</text:p>
          </table:table-cell>
          <table:table-cell table:formula="of:=MOD([.F1029]+1/[.$H$2];5)" office:value-type="float" office:value="2.11666666666663" calcext:value-type="float">
            <text:p>2,11666666666663</text:p>
          </table:table-cell>
          <table:table-cell table:formula="of:=IF([.F1030]=0;[.G1029]+2+1/[.$H$2];[.G1029]+1/[.$H$2])" office:value-type="float" office:value="17.116666666667" calcext:value-type="float">
            <text:p>17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1]))" office:value-type="date" office:date-value="2019-10-24T09:49:23.841819" calcext:value-type="date">
            <text:p>2019-10-24 09:49:24</text:p>
          </table:table-cell>
          <table:table-cell table:style-name="ce7" table:formula="of:=[.A1031]" office:value-type="date" office:date-value="2019-10-24T09:49:23.841819" calcext:value-type="date">
            <text:p>2019-10-24 09:49:24</text:p>
          </table:table-cell>
          <table:table-cell table:formula="of:=TRUNC([.A1031])" office:value-type="float" office:value="43762" calcext:value-type="float">
            <text:p>43762</text:p>
          </table:table-cell>
          <table:table-cell table:style-name="ce12" table:formula="of:=[.B1031]-[.C1031]" office:value-type="date" office:date-value="1899-12-30T09:49:23.8418185059" calcext:value-type="date">
            <text:p>12/30/99 09:49 AM</text:p>
          </table:table-cell>
          <table:table-cell table:formula="of:=MOD([.E1030]-[.$E$2];[.$H$2])+1+[.$E$2]" office:value-type="float" office:value="229" calcext:value-type="float">
            <text:p>229</text:p>
          </table:table-cell>
          <table:table-cell table:formula="of:=MOD([.F1030]+1/[.$H$2];5)" office:value-type="float" office:value="2.13333333333329" calcext:value-type="float">
            <text:p>2,13333333333329</text:p>
          </table:table-cell>
          <table:table-cell table:formula="of:=IF([.F1031]=0;[.G1030]+2+1/[.$H$2];[.G1030]+1/[.$H$2])" office:value-type="float" office:value="17.1333333333336" calcext:value-type="float">
            <text:p>17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2]))" office:value-type="date" office:date-value="2019-10-24T09:41:14.225798" calcext:value-type="date">
            <text:p>2019-10-24 09:41:14</text:p>
          </table:table-cell>
          <table:table-cell table:style-name="ce7" table:formula="of:=[.A1032]" office:value-type="date" office:date-value="2019-10-24T09:41:14.225798" calcext:value-type="date">
            <text:p>2019-10-24 09:41:14</text:p>
          </table:table-cell>
          <table:table-cell table:formula="of:=TRUNC([.A1032])" office:value-type="float" office:value="43762" calcext:value-type="float">
            <text:p>43762</text:p>
          </table:table-cell>
          <table:table-cell table:style-name="ce12" table:formula="of:=[.B1032]-[.C1032]" office:value-type="date" office:date-value="1899-12-30T09:41:14.22579838894" calcext:value-type="date">
            <text:p>12/30/99 09:41 AM</text:p>
          </table:table-cell>
          <table:table-cell table:formula="of:=MOD([.E1031]-[.$E$2];[.$H$2])+1+[.$E$2]" office:value-type="float" office:value="230" calcext:value-type="float">
            <text:p>230</text:p>
          </table:table-cell>
          <table:table-cell table:formula="of:=MOD([.F1031]+1/[.$H$2];5)" office:value-type="float" office:value="2.14999999999996" calcext:value-type="float">
            <text:p>2,14999999999996</text:p>
          </table:table-cell>
          <table:table-cell table:formula="of:=IF([.F1032]=0;[.G1031]+2+1/[.$H$2];[.G1031]+1/[.$H$2])" office:value-type="float" office:value="17.1500000000003" calcext:value-type="float">
            <text:p>17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3]))" office:value-type="date" office:date-value="2019-10-24T09:44:28.256544" calcext:value-type="date">
            <text:p>2019-10-24 09:44:28</text:p>
          </table:table-cell>
          <table:table-cell table:style-name="ce7" table:formula="of:=[.A1033]" office:value-type="date" office:date-value="2019-10-24T09:44:28.256544" calcext:value-type="date">
            <text:p>2019-10-24 09:44:28</text:p>
          </table:table-cell>
          <table:table-cell table:formula="of:=TRUNC([.A1033])" office:value-type="float" office:value="43762" calcext:value-type="float">
            <text:p>43762</text:p>
          </table:table-cell>
          <table:table-cell table:style-name="ce12" table:formula="of:=[.B1033]-[.C1033]" office:value-type="date" office:date-value="1899-12-30T09:44:28.25654350687" calcext:value-type="date">
            <text:p>12/30/99 09:44 AM</text:p>
          </table:table-cell>
          <table:table-cell table:formula="of:=MOD([.E1032]-[.$E$2];[.$H$2])+1+[.$E$2]" office:value-type="float" office:value="231" calcext:value-type="float">
            <text:p>231</text:p>
          </table:table-cell>
          <table:table-cell table:formula="of:=MOD([.F1032]+1/[.$H$2];5)" office:value-type="float" office:value="2.16666666666663" calcext:value-type="float">
            <text:p>2,16666666666663</text:p>
          </table:table-cell>
          <table:table-cell table:formula="of:=IF([.F1033]=0;[.G1032]+2+1/[.$H$2];[.G1032]+1/[.$H$2])" office:value-type="float" office:value="17.166666666667" calcext:value-type="float">
            <text:p>17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4]))" office:value-type="date" office:date-value="2019-10-24T08:57:57.04641" calcext:value-type="date">
            <text:p>2019-10-24 08:57:57</text:p>
          </table:table-cell>
          <table:table-cell table:style-name="ce7" table:formula="of:=[.A1034]" office:value-type="date" office:date-value="2019-10-24T08:57:57.04641" calcext:value-type="date">
            <text:p>2019-10-24 08:57:57</text:p>
          </table:table-cell>
          <table:table-cell table:formula="of:=TRUNC([.A1034])" office:value-type="float" office:value="43762" calcext:value-type="float">
            <text:p>43762</text:p>
          </table:table-cell>
          <table:table-cell table:style-name="ce12" table:formula="of:=[.B1034]-[.C1034]" office:value-type="date" office:date-value="1899-12-30T08:57:57.04640971497" calcext:value-type="date">
            <text:p>12/30/99 08:57 AM</text:p>
          </table:table-cell>
          <table:table-cell table:formula="of:=MOD([.E1033]-[.$E$2];[.$H$2])+1+[.$E$2]" office:value-type="float" office:value="232" calcext:value-type="float">
            <text:p>232</text:p>
          </table:table-cell>
          <table:table-cell table:formula="of:=MOD([.F1033]+1/[.$H$2];5)" office:value-type="float" office:value="2.18333333333329" calcext:value-type="float">
            <text:p>2,18333333333329</text:p>
          </table:table-cell>
          <table:table-cell table:formula="of:=IF([.F1034]=0;[.G1033]+2+1/[.$H$2];[.G1033]+1/[.$H$2])" office:value-type="float" office:value="17.1833333333336" calcext:value-type="float">
            <text:p>17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5]))" office:value-type="date" office:date-value="2019-10-24T09:28:12.208352" calcext:value-type="date">
            <text:p>2019-10-24 09:28:12</text:p>
          </table:table-cell>
          <table:table-cell table:style-name="ce7" table:formula="of:=[.A1035]" office:value-type="date" office:date-value="2019-10-24T09:28:12.208352" calcext:value-type="date">
            <text:p>2019-10-24 09:28:12</text:p>
          </table:table-cell>
          <table:table-cell table:formula="of:=TRUNC([.A1035])" office:value-type="float" office:value="43762" calcext:value-type="float">
            <text:p>43762</text:p>
          </table:table-cell>
          <table:table-cell table:style-name="ce12" table:formula="of:=[.B1035]-[.C1035]" office:value-type="date" office:date-value="1899-12-30T09:28:12.20835242886" calcext:value-type="date">
            <text:p>12/30/99 09:28 AM</text:p>
          </table:table-cell>
          <table:table-cell table:formula="of:=MOD([.E1034]-[.$E$2];[.$H$2])+1+[.$E$2]" office:value-type="float" office:value="233" calcext:value-type="float">
            <text:p>233</text:p>
          </table:table-cell>
          <table:table-cell table:formula="of:=MOD([.F1034]+1/[.$H$2];5)" office:value-type="float" office:value="2.19999999999996" calcext:value-type="float">
            <text:p>2,19999999999996</text:p>
          </table:table-cell>
          <table:table-cell table:formula="of:=IF([.F1035]=0;[.G1034]+2+1/[.$H$2];[.G1034]+1/[.$H$2])" office:value-type="float" office:value="17.2000000000003" calcext:value-type="float">
            <text:p>17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6]))" office:value-type="date" office:date-value="2019-10-24T09:39:02.008827" calcext:value-type="date">
            <text:p>2019-10-24 09:39:02</text:p>
          </table:table-cell>
          <table:table-cell table:style-name="ce7" table:formula="of:=[.A1036]" office:value-type="date" office:date-value="2019-10-24T09:39:02.008827" calcext:value-type="date">
            <text:p>2019-10-24 09:39:02</text:p>
          </table:table-cell>
          <table:table-cell table:formula="of:=TRUNC([.A1036])" office:value-type="float" office:value="43762" calcext:value-type="float">
            <text:p>43762</text:p>
          </table:table-cell>
          <table:table-cell table:style-name="ce12" table:formula="of:=[.B1036]-[.C1036]" office:value-type="date" office:date-value="1899-12-30T09:39:02.00882669538" calcext:value-type="date">
            <text:p>12/30/99 09:39 AM</text:p>
          </table:table-cell>
          <table:table-cell table:formula="of:=MOD([.E1035]-[.$E$2];[.$H$2])+1+[.$E$2]" office:value-type="float" office:value="234" calcext:value-type="float">
            <text:p>234</text:p>
          </table:table-cell>
          <table:table-cell table:formula="of:=MOD([.F1035]+1/[.$H$2];5)" office:value-type="float" office:value="2.21666666666663" calcext:value-type="float">
            <text:p>2,21666666666663</text:p>
          </table:table-cell>
          <table:table-cell table:formula="of:=IF([.F1036]=0;[.G1035]+2+1/[.$H$2];[.G1035]+1/[.$H$2])" office:value-type="float" office:value="17.216666666667" calcext:value-type="float">
            <text:p>17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7]))" office:value-type="date" office:date-value="2019-10-24T09:56:00.769862" calcext:value-type="date">
            <text:p>2019-10-24 09:56:01</text:p>
          </table:table-cell>
          <table:table-cell table:style-name="ce7" table:formula="of:=[.A1037]" office:value-type="date" office:date-value="2019-10-24T09:56:00.769862" calcext:value-type="date">
            <text:p>2019-10-24 09:56:01</text:p>
          </table:table-cell>
          <table:table-cell table:formula="of:=TRUNC([.A1037])" office:value-type="float" office:value="43762" calcext:value-type="float">
            <text:p>43762</text:p>
          </table:table-cell>
          <table:table-cell table:style-name="ce12" table:formula="of:=[.B1037]-[.C1037]" office:value-type="date" office:date-value="1899-12-30T09:56:00.76986193657" calcext:value-type="date">
            <text:p>12/30/99 09:56 AM</text:p>
          </table:table-cell>
          <table:table-cell table:formula="of:=MOD([.E1036]-[.$E$2];[.$H$2])+1+[.$E$2]" office:value-type="float" office:value="235" calcext:value-type="float">
            <text:p>235</text:p>
          </table:table-cell>
          <table:table-cell table:formula="of:=MOD([.F1036]+1/[.$H$2];5)" office:value-type="float" office:value="2.23333333333329" calcext:value-type="float">
            <text:p>2,23333333333329</text:p>
          </table:table-cell>
          <table:table-cell table:formula="of:=IF([.F1037]=0;[.G1036]+2+1/[.$H$2];[.G1036]+1/[.$H$2])" office:value-type="float" office:value="17.2333333333336" calcext:value-type="float">
            <text:p>17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8]))" office:value-type="date" office:date-value="2019-10-24T08:51:46.081568" calcext:value-type="date">
            <text:p>2019-10-24 08:51:46</text:p>
          </table:table-cell>
          <table:table-cell table:style-name="ce7" table:formula="of:=[.A1038]" office:value-type="date" office:date-value="2019-10-24T08:51:46.081568" calcext:value-type="date">
            <text:p>2019-10-24 08:51:46</text:p>
          </table:table-cell>
          <table:table-cell table:formula="of:=TRUNC([.A1038])" office:value-type="float" office:value="43762" calcext:value-type="float">
            <text:p>43762</text:p>
          </table:table-cell>
          <table:table-cell table:style-name="ce12" table:formula="of:=[.B1038]-[.C1038]" office:value-type="date" office:date-value="1899-12-30T08:51:46.08156784438" calcext:value-type="date">
            <text:p>12/30/99 08:51 AM</text:p>
          </table:table-cell>
          <table:table-cell table:formula="of:=MOD([.E1037]-[.$E$2];[.$H$2])+1+[.$E$2]" office:value-type="float" office:value="236" calcext:value-type="float">
            <text:p>236</text:p>
          </table:table-cell>
          <table:table-cell table:formula="of:=MOD([.F1037]+1/[.$H$2];5)" office:value-type="float" office:value="2.24999999999996" calcext:value-type="float">
            <text:p>2,24999999999996</text:p>
          </table:table-cell>
          <table:table-cell table:formula="of:=IF([.F1038]=0;[.G1037]+2+1/[.$H$2];[.G1037]+1/[.$H$2])" office:value-type="float" office:value="17.2500000000003" calcext:value-type="float">
            <text:p>17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9]))" office:value-type="date" office:date-value="2019-10-24T09:14:24.575921" calcext:value-type="date">
            <text:p>2019-10-24 09:14:25</text:p>
          </table:table-cell>
          <table:table-cell table:style-name="ce7" table:formula="of:=[.A1039]" office:value-type="date" office:date-value="2019-10-24T09:14:24.575921" calcext:value-type="date">
            <text:p>2019-10-24 09:14:25</text:p>
          </table:table-cell>
          <table:table-cell table:formula="of:=TRUNC([.A1039])" office:value-type="float" office:value="43762" calcext:value-type="float">
            <text:p>43762</text:p>
          </table:table-cell>
          <table:table-cell table:style-name="ce12" table:formula="of:=[.B1039]-[.C1039]" office:value-type="date" office:date-value="1899-12-30T09:14:24.57592116203" calcext:value-type="date">
            <text:p>12/30/99 09:14 AM</text:p>
          </table:table-cell>
          <table:table-cell table:formula="of:=MOD([.E1038]-[.$E$2];[.$H$2])+1+[.$E$2]" office:value-type="float" office:value="237" calcext:value-type="float">
            <text:p>237</text:p>
          </table:table-cell>
          <table:table-cell table:formula="of:=MOD([.F1038]+1/[.$H$2];5)" office:value-type="float" office:value="2.26666666666663" calcext:value-type="float">
            <text:p>2,26666666666663</text:p>
          </table:table-cell>
          <table:table-cell table:formula="of:=IF([.F1039]=0;[.G1038]+2+1/[.$H$2];[.G1038]+1/[.$H$2])" office:value-type="float" office:value="17.266666666667" calcext:value-type="float">
            <text:p>17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0]))" office:value-type="date" office:date-value="2019-10-24T09:05:00.906507" calcext:value-type="date">
            <text:p>2019-10-24 09:05:01</text:p>
          </table:table-cell>
          <table:table-cell table:style-name="ce7" table:formula="of:=[.A1040]" office:value-type="date" office:date-value="2019-10-24T09:05:00.906507" calcext:value-type="date">
            <text:p>2019-10-24 09:05:01</text:p>
          </table:table-cell>
          <table:table-cell table:formula="of:=TRUNC([.A1040])" office:value-type="float" office:value="43762" calcext:value-type="float">
            <text:p>43762</text:p>
          </table:table-cell>
          <table:table-cell table:style-name="ce12" table:formula="of:=[.B1040]-[.C1040]" office:value-type="date" office:date-value="1899-12-30T09:05:00.9065069491" calcext:value-type="date">
            <text:p>12/30/99 09:05 AM</text:p>
          </table:table-cell>
          <table:table-cell table:formula="of:=MOD([.E1039]-[.$E$2];[.$H$2])+1+[.$E$2]" office:value-type="float" office:value="238" calcext:value-type="float">
            <text:p>238</text:p>
          </table:table-cell>
          <table:table-cell table:formula="of:=MOD([.F1039]+1/[.$H$2];5)" office:value-type="float" office:value="2.28333333333329" calcext:value-type="float">
            <text:p>2,28333333333329</text:p>
          </table:table-cell>
          <table:table-cell table:formula="of:=IF([.F1040]=0;[.G1039]+2+1/[.$H$2];[.G1039]+1/[.$H$2])" office:value-type="float" office:value="17.2833333333336" calcext:value-type="float">
            <text:p>17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1]))" office:value-type="date" office:date-value="2019-10-24T09:15:01.208998" calcext:value-type="date">
            <text:p>2019-10-24 09:15:01</text:p>
          </table:table-cell>
          <table:table-cell table:style-name="ce7" table:formula="of:=[.A1041]" office:value-type="date" office:date-value="2019-10-24T09:15:01.208998" calcext:value-type="date">
            <text:p>2019-10-24 09:15:01</text:p>
          </table:table-cell>
          <table:table-cell table:formula="of:=TRUNC([.A1041])" office:value-type="float" office:value="43762" calcext:value-type="float">
            <text:p>43762</text:p>
          </table:table-cell>
          <table:table-cell table:style-name="ce12" table:formula="of:=[.B1041]-[.C1041]" office:value-type="date" office:date-value="1899-12-30T09:15:01.2089979602" calcext:value-type="date">
            <text:p>12/30/99 09:15 AM</text:p>
          </table:table-cell>
          <table:table-cell table:formula="of:=MOD([.E1040]-[.$E$2];[.$H$2])+1+[.$E$2]" office:value-type="float" office:value="239" calcext:value-type="float">
            <text:p>239</text:p>
          </table:table-cell>
          <table:table-cell table:formula="of:=MOD([.F1040]+1/[.$H$2];5)" office:value-type="float" office:value="2.29999999999996" calcext:value-type="float">
            <text:p>2,29999999999996</text:p>
          </table:table-cell>
          <table:table-cell table:formula="of:=IF([.F1041]=0;[.G1040]+2+1/[.$H$2];[.G1040]+1/[.$H$2])" office:value-type="float" office:value="17.3000000000003" calcext:value-type="float">
            <text:p>17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2]))" office:value-type="date" office:date-value="2019-10-24T09:47:48.041764" calcext:value-type="date">
            <text:p>2019-10-24 09:47:48</text:p>
          </table:table-cell>
          <table:table-cell table:style-name="ce7" table:formula="of:=[.A1042]" office:value-type="date" office:date-value="2019-10-24T09:47:48.041764" calcext:value-type="date">
            <text:p>2019-10-24 09:47:48</text:p>
          </table:table-cell>
          <table:table-cell table:formula="of:=TRUNC([.A1042])" office:value-type="float" office:value="43762" calcext:value-type="float">
            <text:p>43762</text:p>
          </table:table-cell>
          <table:table-cell table:style-name="ce12" table:formula="of:=[.B1042]-[.C1042]" office:value-type="date" office:date-value="1899-12-30T09:47:48.04176417645" calcext:value-type="date">
            <text:p>12/30/99 09:47 AM</text:p>
          </table:table-cell>
          <table:table-cell table:formula="of:=MOD([.E1041]-[.$E$2];[.$H$2])+1+[.$E$2]" office:value-type="float" office:value="240" calcext:value-type="float">
            <text:p>240</text:p>
          </table:table-cell>
          <table:table-cell table:formula="of:=MOD([.F1041]+1/[.$H$2];5)" office:value-type="float" office:value="2.31666666666663" calcext:value-type="float">
            <text:p>2,31666666666663</text:p>
          </table:table-cell>
          <table:table-cell table:formula="of:=IF([.F1042]=0;[.G1041]+2+1/[.$H$2];[.G1041]+1/[.$H$2])" office:value-type="float" office:value="17.316666666667" calcext:value-type="float">
            <text:p>17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3]))" office:value-type="date" office:date-value="2019-10-24T09:05:39.888066" calcext:value-type="date">
            <text:p>2019-10-24 09:05:40</text:p>
          </table:table-cell>
          <table:table-cell table:style-name="ce7" table:formula="of:=[.A1043]" office:value-type="date" office:date-value="2019-10-24T09:05:39.888066" calcext:value-type="date">
            <text:p>2019-10-24 09:05:40</text:p>
          </table:table-cell>
          <table:table-cell table:formula="of:=TRUNC([.A1043])" office:value-type="float" office:value="43762" calcext:value-type="float">
            <text:p>43762</text:p>
          </table:table-cell>
          <table:table-cell table:style-name="ce12" table:formula="of:=[.B1043]-[.C1043]" office:value-type="date" office:date-value="1899-12-30T09:05:39.88806603011" calcext:value-type="date">
            <text:p>12/30/99 09:05 AM</text:p>
          </table:table-cell>
          <table:table-cell table:formula="of:=MOD([.E1042]-[.$E$2];[.$H$2])+1+[.$E$2]" office:value-type="float" office:value="241" calcext:value-type="float">
            <text:p>241</text:p>
          </table:table-cell>
          <table:table-cell table:formula="of:=MOD([.F1042]+1/[.$H$2];5)" office:value-type="float" office:value="2.33333333333329" calcext:value-type="float">
            <text:p>2,33333333333329</text:p>
          </table:table-cell>
          <table:table-cell table:formula="of:=IF([.F1043]=0;[.G1042]+2+1/[.$H$2];[.G1042]+1/[.$H$2])" office:value-type="float" office:value="17.3333333333336" calcext:value-type="float">
            <text:p>17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4]))" office:value-type="date" office:date-value="2019-10-24T09:12:36.885213" calcext:value-type="date">
            <text:p>2019-10-24 09:12:37</text:p>
          </table:table-cell>
          <table:table-cell table:style-name="ce7" table:formula="of:=[.A1044]" office:value-type="date" office:date-value="2019-10-24T09:12:36.885213" calcext:value-type="date">
            <text:p>2019-10-24 09:12:37</text:p>
          </table:table-cell>
          <table:table-cell table:formula="of:=TRUNC([.A1044])" office:value-type="float" office:value="43762" calcext:value-type="float">
            <text:p>43762</text:p>
          </table:table-cell>
          <table:table-cell table:style-name="ce12" table:formula="of:=[.B1044]-[.C1044]" office:value-type="date" office:date-value="1899-12-30T09:12:36.88521328848" calcext:value-type="date">
            <text:p>12/30/99 09:12 AM</text:p>
          </table:table-cell>
          <table:table-cell table:formula="of:=MOD([.E1043]-[.$E$2];[.$H$2])+1+[.$E$2]" office:value-type="float" office:value="242" calcext:value-type="float">
            <text:p>242</text:p>
          </table:table-cell>
          <table:table-cell table:formula="of:=MOD([.F1043]+1/[.$H$2];5)" office:value-type="float" office:value="2.34999999999996" calcext:value-type="float">
            <text:p>2,34999999999996</text:p>
          </table:table-cell>
          <table:table-cell table:formula="of:=IF([.F1044]=0;[.G1043]+2+1/[.$H$2];[.G1043]+1/[.$H$2])" office:value-type="float" office:value="17.3500000000003" calcext:value-type="float">
            <text:p>17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5]))" office:value-type="date" office:date-value="2019-10-24T09:30:57.709671" calcext:value-type="date">
            <text:p>2019-10-24 09:30:58</text:p>
          </table:table-cell>
          <table:table-cell table:style-name="ce7" table:formula="of:=[.A1045]" office:value-type="date" office:date-value="2019-10-24T09:30:57.709671" calcext:value-type="date">
            <text:p>2019-10-24 09:30:58</text:p>
          </table:table-cell>
          <table:table-cell table:formula="of:=TRUNC([.A1045])" office:value-type="float" office:value="43762" calcext:value-type="float">
            <text:p>43762</text:p>
          </table:table-cell>
          <table:table-cell table:style-name="ce12" table:formula="of:=[.B1045]-[.C1045]" office:value-type="date" office:date-value="1899-12-30T09:30:57.70967071876" calcext:value-type="date">
            <text:p>12/30/99 09:30 AM</text:p>
          </table:table-cell>
          <table:table-cell table:formula="of:=MOD([.E1044]-[.$E$2];[.$H$2])+1+[.$E$2]" office:value-type="float" office:value="243" calcext:value-type="float">
            <text:p>243</text:p>
          </table:table-cell>
          <table:table-cell table:formula="of:=MOD([.F1044]+1/[.$H$2];5)" office:value-type="float" office:value="2.36666666666663" calcext:value-type="float">
            <text:p>2,36666666666663</text:p>
          </table:table-cell>
          <table:table-cell table:formula="of:=IF([.F1045]=0;[.G1044]+2+1/[.$H$2];[.G1044]+1/[.$H$2])" office:value-type="float" office:value="17.366666666667" calcext:value-type="float">
            <text:p>17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6]))" office:value-type="date" office:date-value="2019-10-24T09:39:17.440036" calcext:value-type="date">
            <text:p>2019-10-24 09:39:17</text:p>
          </table:table-cell>
          <table:table-cell table:style-name="ce7" table:formula="of:=[.A1046]" office:value-type="date" office:date-value="2019-10-24T09:39:17.440036" calcext:value-type="date">
            <text:p>2019-10-24 09:39:17</text:p>
          </table:table-cell>
          <table:table-cell table:formula="of:=TRUNC([.A1046])" office:value-type="float" office:value="43762" calcext:value-type="float">
            <text:p>43762</text:p>
          </table:table-cell>
          <table:table-cell table:style-name="ce12" table:formula="of:=[.B1046]-[.C1046]" office:value-type="date" office:date-value="1899-12-30T09:39:17.44003574364" calcext:value-type="date">
            <text:p>12/30/99 09:39 AM</text:p>
          </table:table-cell>
          <table:table-cell table:formula="of:=MOD([.E1045]-[.$E$2];[.$H$2])+1+[.$E$2]" office:value-type="float" office:value="244" calcext:value-type="float">
            <text:p>244</text:p>
          </table:table-cell>
          <table:table-cell table:formula="of:=MOD([.F1045]+1/[.$H$2];5)" office:value-type="float" office:value="2.38333333333329" calcext:value-type="float">
            <text:p>2,38333333333329</text:p>
          </table:table-cell>
          <table:table-cell table:formula="of:=IF([.F1046]=0;[.G1045]+2+1/[.$H$2];[.G1045]+1/[.$H$2])" office:value-type="float" office:value="17.3833333333336" calcext:value-type="float">
            <text:p>17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7]))" office:value-type="date" office:date-value="2019-10-24T09:29:29.464771" calcext:value-type="date">
            <text:p>2019-10-24 09:29:29</text:p>
          </table:table-cell>
          <table:table-cell table:style-name="ce7" table:formula="of:=[.A1047]" office:value-type="date" office:date-value="2019-10-24T09:29:29.464771" calcext:value-type="date">
            <text:p>2019-10-24 09:29:29</text:p>
          </table:table-cell>
          <table:table-cell table:formula="of:=TRUNC([.A1047])" office:value-type="float" office:value="43762" calcext:value-type="float">
            <text:p>43762</text:p>
          </table:table-cell>
          <table:table-cell table:style-name="ce12" table:formula="of:=[.B1047]-[.C1047]" office:value-type="date" office:date-value="1899-12-30T09:29:29.46477117017" calcext:value-type="date">
            <text:p>12/30/99 09:29 AM</text:p>
          </table:table-cell>
          <table:table-cell table:formula="of:=MOD([.E1046]-[.$E$2];[.$H$2])+1+[.$E$2]" office:value-type="float" office:value="245" calcext:value-type="float">
            <text:p>245</text:p>
          </table:table-cell>
          <table:table-cell table:formula="of:=MOD([.F1046]+1/[.$H$2];5)" office:value-type="float" office:value="2.39999999999996" calcext:value-type="float">
            <text:p>2,39999999999996</text:p>
          </table:table-cell>
          <table:table-cell table:formula="of:=IF([.F1047]=0;[.G1046]+2+1/[.$H$2];[.G1046]+1/[.$H$2])" office:value-type="float" office:value="17.4000000000003" calcext:value-type="float">
            <text:p>17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8]))" office:value-type="date" office:date-value="2019-10-24T09:40:42.163447" calcext:value-type="date">
            <text:p>2019-10-24 09:40:42</text:p>
          </table:table-cell>
          <table:table-cell table:style-name="ce7" table:formula="of:=[.A1048]" office:value-type="date" office:date-value="2019-10-24T09:40:42.163447" calcext:value-type="date">
            <text:p>2019-10-24 09:40:42</text:p>
          </table:table-cell>
          <table:table-cell table:formula="of:=TRUNC([.A1048])" office:value-type="float" office:value="43762" calcext:value-type="float">
            <text:p>43762</text:p>
          </table:table-cell>
          <table:table-cell table:style-name="ce12" table:formula="of:=[.B1048]-[.C1048]" office:value-type="date" office:date-value="1899-12-30T09:40:42.16344652232" calcext:value-type="date">
            <text:p>12/30/99 09:40 AM</text:p>
          </table:table-cell>
          <table:table-cell table:formula="of:=MOD([.E1047]-[.$E$2];[.$H$2])+1+[.$E$2]" office:value-type="float" office:value="246" calcext:value-type="float">
            <text:p>246</text:p>
          </table:table-cell>
          <table:table-cell table:formula="of:=MOD([.F1047]+1/[.$H$2];5)" office:value-type="float" office:value="2.41666666666663" calcext:value-type="float">
            <text:p>2,41666666666663</text:p>
          </table:table-cell>
          <table:table-cell table:formula="of:=IF([.F1048]=0;[.G1047]+2+1/[.$H$2];[.G1047]+1/[.$H$2])" office:value-type="float" office:value="17.416666666667" calcext:value-type="float">
            <text:p>17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9]))" office:value-type="date" office:date-value="2019-10-24T09:26:19.994006" calcext:value-type="date">
            <text:p>2019-10-24 09:26:20</text:p>
          </table:table-cell>
          <table:table-cell table:style-name="ce7" table:formula="of:=[.A1049]" office:value-type="date" office:date-value="2019-10-24T09:26:19.994006" calcext:value-type="date">
            <text:p>2019-10-24 09:26:20</text:p>
          </table:table-cell>
          <table:table-cell table:formula="of:=TRUNC([.A1049])" office:value-type="float" office:value="43762" calcext:value-type="float">
            <text:p>43762</text:p>
          </table:table-cell>
          <table:table-cell table:style-name="ce12" table:formula="of:=[.B1049]-[.C1049]" office:value-type="date" office:date-value="1899-12-30T09:26:19.99400622211" calcext:value-type="date">
            <text:p>12/30/99 09:26 AM</text:p>
          </table:table-cell>
          <table:table-cell table:formula="of:=MOD([.E1048]-[.$E$2];[.$H$2])+1+[.$E$2]" office:value-type="float" office:value="247" calcext:value-type="float">
            <text:p>247</text:p>
          </table:table-cell>
          <table:table-cell table:formula="of:=MOD([.F1048]+1/[.$H$2];5)" office:value-type="float" office:value="2.43333333333329" calcext:value-type="float">
            <text:p>2,43333333333329</text:p>
          </table:table-cell>
          <table:table-cell table:formula="of:=IF([.F1049]=0;[.G1048]+2+1/[.$H$2];[.G1048]+1/[.$H$2])" office:value-type="float" office:value="17.4333333333336" calcext:value-type="float">
            <text:p>17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0]))" office:value-type="date" office:date-value="2019-10-24T09:30:05.970257" calcext:value-type="date">
            <text:p>2019-10-24 09:30:06</text:p>
          </table:table-cell>
          <table:table-cell table:style-name="ce7" table:formula="of:=[.A1050]" office:value-type="date" office:date-value="2019-10-24T09:30:05.970257" calcext:value-type="date">
            <text:p>2019-10-24 09:30:06</text:p>
          </table:table-cell>
          <table:table-cell table:formula="of:=TRUNC([.A1050])" office:value-type="float" office:value="43762" calcext:value-type="float">
            <text:p>43762</text:p>
          </table:table-cell>
          <table:table-cell table:style-name="ce12" table:formula="of:=[.B1050]-[.C1050]" office:value-type="date" office:date-value="1899-12-30T09:30:05.97025675233" calcext:value-type="date">
            <text:p>12/30/99 09:30 AM</text:p>
          </table:table-cell>
          <table:table-cell table:formula="of:=MOD([.E1049]-[.$E$2];[.$H$2])+1+[.$E$2]" office:value-type="float" office:value="248" calcext:value-type="float">
            <text:p>248</text:p>
          </table:table-cell>
          <table:table-cell table:formula="of:=MOD([.F1049]+1/[.$H$2];5)" office:value-type="float" office:value="2.44999999999996" calcext:value-type="float">
            <text:p>2,44999999999996</text:p>
          </table:table-cell>
          <table:table-cell table:formula="of:=IF([.F1050]=0;[.G1049]+2+1/[.$H$2];[.G1049]+1/[.$H$2])" office:value-type="float" office:value="17.4500000000003" calcext:value-type="float">
            <text:p>17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1]))" office:value-type="date" office:date-value="2019-10-24T09:25:05.968442" calcext:value-type="date">
            <text:p>2019-10-24 09:25:06</text:p>
          </table:table-cell>
          <table:table-cell table:style-name="ce7" table:formula="of:=[.A1051]" office:value-type="date" office:date-value="2019-10-24T09:25:05.968442" calcext:value-type="date">
            <text:p>2019-10-24 09:25:06</text:p>
          </table:table-cell>
          <table:table-cell table:formula="of:=TRUNC([.A1051])" office:value-type="float" office:value="43762" calcext:value-type="float">
            <text:p>43762</text:p>
          </table:table-cell>
          <table:table-cell table:style-name="ce12" table:formula="of:=[.B1051]-[.C1051]" office:value-type="date" office:date-value="1899-12-30T09:25:05.9684415115" calcext:value-type="date">
            <text:p>12/30/99 09:25 AM</text:p>
          </table:table-cell>
          <table:table-cell table:formula="of:=MOD([.E1050]-[.$E$2];[.$H$2])+1+[.$E$2]" office:value-type="float" office:value="249" calcext:value-type="float">
            <text:p>249</text:p>
          </table:table-cell>
          <table:table-cell table:formula="of:=MOD([.F1050]+1/[.$H$2];5)" office:value-type="float" office:value="2.46666666666663" calcext:value-type="float">
            <text:p>2,46666666666663</text:p>
          </table:table-cell>
          <table:table-cell table:formula="of:=IF([.F1051]=0;[.G1050]+2+1/[.$H$2];[.G1050]+1/[.$H$2])" office:value-type="float" office:value="17.466666666667" calcext:value-type="float">
            <text:p>17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2]))" office:value-type="date" office:date-value="2019-10-24T09:45:39.794685" calcext:value-type="date">
            <text:p>2019-10-24 09:45:40</text:p>
          </table:table-cell>
          <table:table-cell table:style-name="ce7" table:formula="of:=[.A1052]" office:value-type="date" office:date-value="2019-10-24T09:45:39.794685" calcext:value-type="date">
            <text:p>2019-10-24 09:45:40</text:p>
          </table:table-cell>
          <table:table-cell table:formula="of:=TRUNC([.A1052])" office:value-type="float" office:value="43762" calcext:value-type="float">
            <text:p>43762</text:p>
          </table:table-cell>
          <table:table-cell table:style-name="ce12" table:formula="of:=[.B1052]-[.C1052]" office:value-type="date" office:date-value="1899-12-30T09:45:39.79468520265" calcext:value-type="date">
            <text:p>12/30/99 09:45 AM</text:p>
          </table:table-cell>
          <table:table-cell table:formula="of:=MOD([.E1051]-[.$E$2];[.$H$2])+1+[.$E$2]" office:value-type="float" office:value="250" calcext:value-type="float">
            <text:p>250</text:p>
          </table:table-cell>
          <table:table-cell table:formula="of:=MOD([.F1051]+1/[.$H$2];5)" office:value-type="float" office:value="2.48333333333329" calcext:value-type="float">
            <text:p>2,48333333333329</text:p>
          </table:table-cell>
          <table:table-cell table:formula="of:=IF([.F1052]=0;[.G1051]+2+1/[.$H$2];[.G1051]+1/[.$H$2])" office:value-type="float" office:value="17.4833333333336" calcext:value-type="float">
            <text:p>17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3]))" office:value-type="date" office:date-value="2019-10-24T09:25:50.392303" calcext:value-type="date">
            <text:p>2019-10-24 09:25:50</text:p>
          </table:table-cell>
          <table:table-cell table:style-name="ce7" table:formula="of:=[.A1053]" office:value-type="date" office:date-value="2019-10-24T09:25:50.392303" calcext:value-type="date">
            <text:p>2019-10-24 09:25:50</text:p>
          </table:table-cell>
          <table:table-cell table:formula="of:=TRUNC([.A1053])" office:value-type="float" office:value="43762" calcext:value-type="float">
            <text:p>43762</text:p>
          </table:table-cell>
          <table:table-cell table:style-name="ce12" table:formula="of:=[.B1053]-[.C1053]" office:value-type="date" office:date-value="1899-12-30T09:25:50.39230284747" calcext:value-type="date">
            <text:p>12/30/99 09:25 AM</text:p>
          </table:table-cell>
          <table:table-cell table:formula="of:=MOD([.E1052]-[.$E$2];[.$H$2])+1+[.$E$2]" office:value-type="float" office:value="251" calcext:value-type="float">
            <text:p>251</text:p>
          </table:table-cell>
          <table:table-cell table:formula="of:=MOD([.F1052]+1/[.$H$2];5)" office:value-type="float" office:value="2.49999999999996" calcext:value-type="float">
            <text:p>2,49999999999996</text:p>
          </table:table-cell>
          <table:table-cell table:formula="of:=IF([.F1053]=0;[.G1052]+2+1/[.$H$2];[.G1052]+1/[.$H$2])" office:value-type="float" office:value="17.5000000000003" calcext:value-type="float">
            <text:p>17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4]))" office:value-type="date" office:date-value="2019-10-24T09:22:40.088756" calcext:value-type="date">
            <text:p>2019-10-24 09:22:40</text:p>
          </table:table-cell>
          <table:table-cell table:style-name="ce7" table:formula="of:=[.A1054]" office:value-type="date" office:date-value="2019-10-24T09:22:40.088756" calcext:value-type="date">
            <text:p>2019-10-24 09:22:40</text:p>
          </table:table-cell>
          <table:table-cell table:formula="of:=TRUNC([.A1054])" office:value-type="float" office:value="43762" calcext:value-type="float">
            <text:p>43762</text:p>
          </table:table-cell>
          <table:table-cell table:style-name="ce12" table:formula="of:=[.B1054]-[.C1054]" office:value-type="date" office:date-value="1899-12-30T09:22:40.08875600528" calcext:value-type="date">
            <text:p>12/30/99 09:22 AM</text:p>
          </table:table-cell>
          <table:table-cell table:formula="of:=MOD([.E1053]-[.$E$2];[.$H$2])+1+[.$E$2]" office:value-type="float" office:value="252" calcext:value-type="float">
            <text:p>252</text:p>
          </table:table-cell>
          <table:table-cell table:formula="of:=MOD([.F1053]+1/[.$H$2];5)" office:value-type="float" office:value="2.51666666666663" calcext:value-type="float">
            <text:p>2,51666666666663</text:p>
          </table:table-cell>
          <table:table-cell table:formula="of:=IF([.F1054]=0;[.G1053]+2+1/[.$H$2];[.G1053]+1/[.$H$2])" office:value-type="float" office:value="17.516666666667" calcext:value-type="float">
            <text:p>17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5]))" office:value-type="date" office:date-value="2019-10-24T09:09:29.082245" calcext:value-type="date">
            <text:p>2019-10-24 09:09:29</text:p>
          </table:table-cell>
          <table:table-cell table:style-name="ce7" table:formula="of:=[.A1055]" office:value-type="date" office:date-value="2019-10-24T09:09:29.082245" calcext:value-type="date">
            <text:p>2019-10-24 09:09:29</text:p>
          </table:table-cell>
          <table:table-cell table:formula="of:=TRUNC([.A1055])" office:value-type="float" office:value="43762" calcext:value-type="float">
            <text:p>43762</text:p>
          </table:table-cell>
          <table:table-cell table:style-name="ce12" table:formula="of:=[.B1055]-[.C1055]" office:value-type="date" office:date-value="1899-12-30T09:09:29.08224506769" calcext:value-type="date">
            <text:p>12/30/99 09:09 AM</text:p>
          </table:table-cell>
          <table:table-cell table:formula="of:=MOD([.E1054]-[.$E$2];[.$H$2])+1+[.$E$2]" office:value-type="float" office:value="253" calcext:value-type="float">
            <text:p>253</text:p>
          </table:table-cell>
          <table:table-cell table:formula="of:=MOD([.F1054]+1/[.$H$2];5)" office:value-type="float" office:value="2.53333333333329" calcext:value-type="float">
            <text:p>2,53333333333329</text:p>
          </table:table-cell>
          <table:table-cell table:formula="of:=IF([.F1055]=0;[.G1054]+2+1/[.$H$2];[.G1054]+1/[.$H$2])" office:value-type="float" office:value="17.5333333333336" calcext:value-type="float">
            <text:p>17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6]))" office:value-type="date" office:date-value="2019-10-24T09:33:48.746115" calcext:value-type="date">
            <text:p>2019-10-24 09:33:49</text:p>
          </table:table-cell>
          <table:table-cell table:style-name="ce7" table:formula="of:=[.A1056]" office:value-type="date" office:date-value="2019-10-24T09:33:48.746115" calcext:value-type="date">
            <text:p>2019-10-24 09:33:49</text:p>
          </table:table-cell>
          <table:table-cell table:formula="of:=TRUNC([.A1056])" office:value-type="float" office:value="43762" calcext:value-type="float">
            <text:p>43762</text:p>
          </table:table-cell>
          <table:table-cell table:style-name="ce12" table:formula="of:=[.B1056]-[.C1056]" office:value-type="date" office:date-value="1899-12-30T09:33:48.74611539301" calcext:value-type="date">
            <text:p>12/30/99 09:33 AM</text:p>
          </table:table-cell>
          <table:table-cell table:formula="of:=MOD([.E1055]-[.$E$2];[.$H$2])+1+[.$E$2]" office:value-type="float" office:value="254" calcext:value-type="float">
            <text:p>254</text:p>
          </table:table-cell>
          <table:table-cell table:formula="of:=MOD([.F1055]+1/[.$H$2];5)" office:value-type="float" office:value="2.54999999999996" calcext:value-type="float">
            <text:p>2,54999999999996</text:p>
          </table:table-cell>
          <table:table-cell table:formula="of:=IF([.F1056]=0;[.G1055]+2+1/[.$H$2];[.G1055]+1/[.$H$2])" office:value-type="float" office:value="17.5500000000003" calcext:value-type="float">
            <text:p>17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7]))" office:value-type="date" office:date-value="2019-10-24T09:18:38.722972" calcext:value-type="date">
            <text:p>2019-10-24 09:18:39</text:p>
          </table:table-cell>
          <table:table-cell table:style-name="ce7" table:formula="of:=[.A1057]" office:value-type="date" office:date-value="2019-10-24T09:18:38.722972" calcext:value-type="date">
            <text:p>2019-10-24 09:18:39</text:p>
          </table:table-cell>
          <table:table-cell table:formula="of:=TRUNC([.A1057])" office:value-type="float" office:value="43762" calcext:value-type="float">
            <text:p>43762</text:p>
          </table:table-cell>
          <table:table-cell table:style-name="ce12" table:formula="of:=[.B1057]-[.C1057]" office:value-type="date" office:date-value="1899-12-30T09:18:38.72297166847" calcext:value-type="date">
            <text:p>12/30/99 09:18 AM</text:p>
          </table:table-cell>
          <table:table-cell table:formula="of:=MOD([.E1056]-[.$E$2];[.$H$2])+1+[.$E$2]" office:value-type="float" office:value="255" calcext:value-type="float">
            <text:p>255</text:p>
          </table:table-cell>
          <table:table-cell table:formula="of:=MOD([.F1056]+1/[.$H$2];5)" office:value-type="float" office:value="2.56666666666663" calcext:value-type="float">
            <text:p>2,56666666666663</text:p>
          </table:table-cell>
          <table:table-cell table:formula="of:=IF([.F1057]=0;[.G1056]+2+1/[.$H$2];[.G1056]+1/[.$H$2])" office:value-type="float" office:value="17.566666666667" calcext:value-type="float">
            <text:p>17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8]))" office:value-type="date" office:date-value="2019-10-24T09:50:00.75843" calcext:value-type="date">
            <text:p>2019-10-24 09:50:01</text:p>
          </table:table-cell>
          <table:table-cell table:style-name="ce7" table:formula="of:=[.A1058]" office:value-type="date" office:date-value="2019-10-24T09:50:00.75843" calcext:value-type="date">
            <text:p>2019-10-24 09:50:01</text:p>
          </table:table-cell>
          <table:table-cell table:formula="of:=TRUNC([.A1058])" office:value-type="float" office:value="43762" calcext:value-type="float">
            <text:p>43762</text:p>
          </table:table-cell>
          <table:table-cell table:style-name="ce12" table:formula="of:=[.B1058]-[.C1058]" office:value-type="date" office:date-value="1899-12-30T09:50:00.75842952356" calcext:value-type="date">
            <text:p>12/30/99 09:50 AM</text:p>
          </table:table-cell>
          <table:table-cell table:formula="of:=MOD([.E1057]-[.$E$2];[.$H$2])+1+[.$E$2]" office:value-type="float" office:value="256" calcext:value-type="float">
            <text:p>256</text:p>
          </table:table-cell>
          <table:table-cell table:formula="of:=MOD([.F1057]+1/[.$H$2];5)" office:value-type="float" office:value="2.58333333333329" calcext:value-type="float">
            <text:p>2,58333333333329</text:p>
          </table:table-cell>
          <table:table-cell table:formula="of:=IF([.F1058]=0;[.G1057]+2+1/[.$H$2];[.G1057]+1/[.$H$2])" office:value-type="float" office:value="17.5833333333336" calcext:value-type="float">
            <text:p>17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9]))" office:value-type="date" office:date-value="2019-10-24T09:39:21.328391" calcext:value-type="date">
            <text:p>2019-10-24 09:39:21</text:p>
          </table:table-cell>
          <table:table-cell table:style-name="ce7" table:formula="of:=[.A1059]" office:value-type="date" office:date-value="2019-10-24T09:39:21.328391" calcext:value-type="date">
            <text:p>2019-10-24 09:39:21</text:p>
          </table:table-cell>
          <table:table-cell table:formula="of:=TRUNC([.A1059])" office:value-type="float" office:value="43762" calcext:value-type="float">
            <text:p>43762</text:p>
          </table:table-cell>
          <table:table-cell table:style-name="ce12" table:formula="of:=[.B1059]-[.C1059]" office:value-type="date" office:date-value="1899-12-30T09:39:21.32839098573" calcext:value-type="date">
            <text:p>12/30/99 09:39 AM</text:p>
          </table:table-cell>
          <table:table-cell table:formula="of:=MOD([.E1058]-[.$E$2];[.$H$2])+1+[.$E$2]" office:value-type="float" office:value="257" calcext:value-type="float">
            <text:p>257</text:p>
          </table:table-cell>
          <table:table-cell table:formula="of:=MOD([.F1058]+1/[.$H$2];5)" office:value-type="float" office:value="2.59999999999996" calcext:value-type="float">
            <text:p>2,59999999999996</text:p>
          </table:table-cell>
          <table:table-cell table:formula="of:=IF([.F1059]=0;[.G1058]+2+1/[.$H$2];[.G1058]+1/[.$H$2])" office:value-type="float" office:value="17.6000000000003" calcext:value-type="float">
            <text:p>17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0]))" office:value-type="date" office:date-value="2019-10-24T09:19:27.608683" calcext:value-type="date">
            <text:p>2019-10-24 09:19:28</text:p>
          </table:table-cell>
          <table:table-cell table:style-name="ce7" table:formula="of:=[.A1060]" office:value-type="date" office:date-value="2019-10-24T09:19:27.608683" calcext:value-type="date">
            <text:p>2019-10-24 09:19:28</text:p>
          </table:table-cell>
          <table:table-cell table:formula="of:=TRUNC([.A1060])" office:value-type="float" office:value="43762" calcext:value-type="float">
            <text:p>43762</text:p>
          </table:table-cell>
          <table:table-cell table:style-name="ce12" table:formula="of:=[.B1060]-[.C1060]" office:value-type="date" office:date-value="1899-12-30T09:19:27.6086833002" calcext:value-type="date">
            <text:p>12/30/99 09:19 AM</text:p>
          </table:table-cell>
          <table:table-cell table:formula="of:=MOD([.E1059]-[.$E$2];[.$H$2])+1+[.$E$2]" office:value-type="float" office:value="258" calcext:value-type="float">
            <text:p>258</text:p>
          </table:table-cell>
          <table:table-cell table:formula="of:=MOD([.F1059]+1/[.$H$2];5)" office:value-type="float" office:value="2.61666666666662" calcext:value-type="float">
            <text:p>2,61666666666662</text:p>
          </table:table-cell>
          <table:table-cell table:formula="of:=IF([.F1060]=0;[.G1059]+2+1/[.$H$2];[.G1059]+1/[.$H$2])" office:value-type="float" office:value="17.6166666666669" calcext:value-type="float">
            <text:p>17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1]))" office:value-type="date" office:date-value="2019-10-24T09:30:57.082011" calcext:value-type="date">
            <text:p>2019-10-24 09:30:57</text:p>
          </table:table-cell>
          <table:table-cell table:style-name="ce7" table:formula="of:=[.A1061]" office:value-type="date" office:date-value="2019-10-24T09:30:57.082011" calcext:value-type="date">
            <text:p>2019-10-24 09:30:57</text:p>
          </table:table-cell>
          <table:table-cell table:formula="of:=TRUNC([.A1061])" office:value-type="float" office:value="43762" calcext:value-type="float">
            <text:p>43762</text:p>
          </table:table-cell>
          <table:table-cell table:style-name="ce12" table:formula="of:=[.B1061]-[.C1061]" office:value-type="date" office:date-value="1899-12-30T09:30:57.08201054949" calcext:value-type="date">
            <text:p>12/30/99 09:30 AM</text:p>
          </table:table-cell>
          <table:table-cell table:formula="of:=MOD([.E1060]-[.$E$2];[.$H$2])+1+[.$E$2]" office:value-type="float" office:value="259" calcext:value-type="float">
            <text:p>259</text:p>
          </table:table-cell>
          <table:table-cell table:formula="of:=MOD([.F1060]+1/[.$H$2];5)" office:value-type="float" office:value="2.63333333333329" calcext:value-type="float">
            <text:p>2,63333333333329</text:p>
          </table:table-cell>
          <table:table-cell table:formula="of:=IF([.F1061]=0;[.G1060]+2+1/[.$H$2];[.G1060]+1/[.$H$2])" office:value-type="float" office:value="17.6333333333336" calcext:value-type="float">
            <text:p>17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2]))" office:value-type="date" office:date-value="2019-10-24T09:20:56.932268" calcext:value-type="date">
            <text:p>2019-10-24 09:20:57</text:p>
          </table:table-cell>
          <table:table-cell table:style-name="ce7" table:formula="of:=[.A1062]" office:value-type="date" office:date-value="2019-10-24T09:20:56.932268" calcext:value-type="date">
            <text:p>2019-10-24 09:20:57</text:p>
          </table:table-cell>
          <table:table-cell table:formula="of:=TRUNC([.A1062])" office:value-type="float" office:value="43762" calcext:value-type="float">
            <text:p>43762</text:p>
          </table:table-cell>
          <table:table-cell table:style-name="ce12" table:formula="of:=[.B1062]-[.C1062]" office:value-type="date" office:date-value="1899-12-30T09:20:56.93226840813" calcext:value-type="date">
            <text:p>12/30/99 09:20 AM</text:p>
          </table:table-cell>
          <table:table-cell table:formula="of:=MOD([.E1061]-[.$E$2];[.$H$2])+1+[.$E$2]" office:value-type="float" office:value="260" calcext:value-type="float">
            <text:p>260</text:p>
          </table:table-cell>
          <table:table-cell table:formula="of:=MOD([.F1061]+1/[.$H$2];5)" office:value-type="float" office:value="2.64999999999996" calcext:value-type="float">
            <text:p>2,64999999999996</text:p>
          </table:table-cell>
          <table:table-cell table:formula="of:=IF([.F1062]=0;[.G1061]+2+1/[.$H$2];[.G1061]+1/[.$H$2])" office:value-type="float" office:value="17.6500000000003" calcext:value-type="float">
            <text:p>17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3]))" office:value-type="date" office:date-value="2019-10-24T09:10:09.032199" calcext:value-type="date">
            <text:p>2019-10-24 09:10:09</text:p>
          </table:table-cell>
          <table:table-cell table:style-name="ce7" table:formula="of:=[.A1063]" office:value-type="date" office:date-value="2019-10-24T09:10:09.032199" calcext:value-type="date">
            <text:p>2019-10-24 09:10:09</text:p>
          </table:table-cell>
          <table:table-cell table:formula="of:=TRUNC([.A1063])" office:value-type="float" office:value="43762" calcext:value-type="float">
            <text:p>43762</text:p>
          </table:table-cell>
          <table:table-cell table:style-name="ce12" table:formula="of:=[.B1063]-[.C1063]" office:value-type="date" office:date-value="1899-12-30T09:10:09.03219936881" calcext:value-type="date">
            <text:p>12/30/99 09:10 AM</text:p>
          </table:table-cell>
          <table:table-cell table:formula="of:=MOD([.E1062]-[.$E$2];[.$H$2])+1+[.$E$2]" office:value-type="float" office:value="261" calcext:value-type="float">
            <text:p>261</text:p>
          </table:table-cell>
          <table:table-cell table:formula="of:=MOD([.F1062]+1/[.$H$2];5)" office:value-type="float" office:value="2.66666666666662" calcext:value-type="float">
            <text:p>2,66666666666662</text:p>
          </table:table-cell>
          <table:table-cell table:formula="of:=IF([.F1063]=0;[.G1062]+2+1/[.$H$2];[.G1062]+1/[.$H$2])" office:value-type="float" office:value="17.6666666666669" calcext:value-type="float">
            <text:p>17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4]))" office:value-type="date" office:date-value="2019-10-24T09:19:30.555781" calcext:value-type="date">
            <text:p>2019-10-24 09:19:31</text:p>
          </table:table-cell>
          <table:table-cell table:style-name="ce7" table:formula="of:=[.A1064]" office:value-type="date" office:date-value="2019-10-24T09:19:30.555781" calcext:value-type="date">
            <text:p>2019-10-24 09:19:31</text:p>
          </table:table-cell>
          <table:table-cell table:formula="of:=TRUNC([.A1064])" office:value-type="float" office:value="43762" calcext:value-type="float">
            <text:p>43762</text:p>
          </table:table-cell>
          <table:table-cell table:style-name="ce12" table:formula="of:=[.B1064]-[.C1064]" office:value-type="date" office:date-value="1899-12-30T09:19:30.55578120053" calcext:value-type="date">
            <text:p>12/30/99 09:19 AM</text:p>
          </table:table-cell>
          <table:table-cell table:formula="of:=MOD([.E1063]-[.$E$2];[.$H$2])+1+[.$E$2]" office:value-type="float" office:value="262" calcext:value-type="float">
            <text:p>262</text:p>
          </table:table-cell>
          <table:table-cell table:formula="of:=MOD([.F1063]+1/[.$H$2];5)" office:value-type="float" office:value="2.68333333333329" calcext:value-type="float">
            <text:p>2,68333333333329</text:p>
          </table:table-cell>
          <table:table-cell table:formula="of:=IF([.F1064]=0;[.G1063]+2+1/[.$H$2];[.G1063]+1/[.$H$2])" office:value-type="float" office:value="17.6833333333336" calcext:value-type="float">
            <text:p>17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5]))" office:value-type="date" office:date-value="2019-10-24T09:18:44.152963" calcext:value-type="date">
            <text:p>2019-10-24 09:18:44</text:p>
          </table:table-cell>
          <table:table-cell table:style-name="ce7" table:formula="of:=[.A1065]" office:value-type="date" office:date-value="2019-10-24T09:18:44.152963" calcext:value-type="date">
            <text:p>2019-10-24 09:18:44</text:p>
          </table:table-cell>
          <table:table-cell table:formula="of:=TRUNC([.A1065])" office:value-type="float" office:value="43762" calcext:value-type="float">
            <text:p>43762</text:p>
          </table:table-cell>
          <table:table-cell table:style-name="ce12" table:formula="of:=[.B1065]-[.C1065]" office:value-type="date" office:date-value="1899-12-30T09:18:44.15296258405" calcext:value-type="date">
            <text:p>12/30/99 09:18 AM</text:p>
          </table:table-cell>
          <table:table-cell table:formula="of:=MOD([.E1064]-[.$E$2];[.$H$2])+1+[.$E$2]" office:value-type="float" office:value="263" calcext:value-type="float">
            <text:p>263</text:p>
          </table:table-cell>
          <table:table-cell table:formula="of:=MOD([.F1064]+1/[.$H$2];5)" office:value-type="float" office:value="2.69999999999996" calcext:value-type="float">
            <text:p>2,69999999999996</text:p>
          </table:table-cell>
          <table:table-cell table:formula="of:=IF([.F1065]=0;[.G1064]+2+1/[.$H$2];[.G1064]+1/[.$H$2])" office:value-type="float" office:value="17.7000000000003" calcext:value-type="float">
            <text:p>17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6]))" office:value-type="date" office:date-value="2019-10-24T09:37:38.081092" calcext:value-type="date">
            <text:p>2019-10-24 09:37:38</text:p>
          </table:table-cell>
          <table:table-cell table:style-name="ce7" table:formula="of:=[.A1066]" office:value-type="date" office:date-value="2019-10-24T09:37:38.081092" calcext:value-type="date">
            <text:p>2019-10-24 09:37:38</text:p>
          </table:table-cell>
          <table:table-cell table:formula="of:=TRUNC([.A1066])" office:value-type="float" office:value="43762" calcext:value-type="float">
            <text:p>43762</text:p>
          </table:table-cell>
          <table:table-cell table:style-name="ce12" table:formula="of:=[.B1066]-[.C1066]" office:value-type="date" office:date-value="1899-12-30T09:37:38.08109217323" calcext:value-type="date">
            <text:p>12/30/99 09:37 AM</text:p>
          </table:table-cell>
          <table:table-cell table:formula="of:=MOD([.E1065]-[.$E$2];[.$H$2])+1+[.$E$2]" office:value-type="float" office:value="264" calcext:value-type="float">
            <text:p>264</text:p>
          </table:table-cell>
          <table:table-cell table:formula="of:=MOD([.F1065]+1/[.$H$2];5)" office:value-type="float" office:value="2.71666666666662" calcext:value-type="float">
            <text:p>2,71666666666662</text:p>
          </table:table-cell>
          <table:table-cell table:formula="of:=IF([.F1066]=0;[.G1065]+2+1/[.$H$2];[.G1065]+1/[.$H$2])" office:value-type="float" office:value="17.7166666666669" calcext:value-type="float">
            <text:p>17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7]))" office:value-type="date" office:date-value="2019-10-24T09:42:11.563278" calcext:value-type="date">
            <text:p>2019-10-24 09:42:12</text:p>
          </table:table-cell>
          <table:table-cell table:style-name="ce7" table:formula="of:=[.A1067]" office:value-type="date" office:date-value="2019-10-24T09:42:11.563278" calcext:value-type="date">
            <text:p>2019-10-24 09:42:12</text:p>
          </table:table-cell>
          <table:table-cell table:formula="of:=TRUNC([.A1067])" office:value-type="float" office:value="43762" calcext:value-type="float">
            <text:p>43762</text:p>
          </table:table-cell>
          <table:table-cell table:style-name="ce12" table:formula="of:=[.B1067]-[.C1067]" office:value-type="date" office:date-value="1899-12-30T09:42:11.56327782199" calcext:value-type="date">
            <text:p>12/30/99 09:42 AM</text:p>
          </table:table-cell>
          <table:table-cell table:formula="of:=MOD([.E1066]-[.$E$2];[.$H$2])+1+[.$E$2]" office:value-type="float" office:value="265" calcext:value-type="float">
            <text:p>265</text:p>
          </table:table-cell>
          <table:table-cell table:formula="of:=MOD([.F1066]+1/[.$H$2];5)" office:value-type="float" office:value="2.73333333333329" calcext:value-type="float">
            <text:p>2,73333333333329</text:p>
          </table:table-cell>
          <table:table-cell table:formula="of:=IF([.F1067]=0;[.G1066]+2+1/[.$H$2];[.G1066]+1/[.$H$2])" office:value-type="float" office:value="17.7333333333336" calcext:value-type="float">
            <text:p>17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8]))" office:value-type="date" office:date-value="2019-10-24T09:27:23.379002" calcext:value-type="date">
            <text:p>2019-10-24 09:27:23</text:p>
          </table:table-cell>
          <table:table-cell table:style-name="ce7" table:formula="of:=[.A1068]" office:value-type="date" office:date-value="2019-10-24T09:27:23.379002" calcext:value-type="date">
            <text:p>2019-10-24 09:27:23</text:p>
          </table:table-cell>
          <table:table-cell table:formula="of:=TRUNC([.A1068])" office:value-type="float" office:value="43762" calcext:value-type="float">
            <text:p>43762</text:p>
          </table:table-cell>
          <table:table-cell table:style-name="ce12" table:formula="of:=[.B1068]-[.C1068]" office:value-type="date" office:date-value="1899-12-30T09:27:23.37900176179" calcext:value-type="date">
            <text:p>12/30/99 09:27 AM</text:p>
          </table:table-cell>
          <table:table-cell table:formula="of:=MOD([.E1067]-[.$E$2];[.$H$2])+1+[.$E$2]" office:value-type="float" office:value="266" calcext:value-type="float">
            <text:p>266</text:p>
          </table:table-cell>
          <table:table-cell table:formula="of:=MOD([.F1067]+1/[.$H$2];5)" office:value-type="float" office:value="2.74999999999996" calcext:value-type="float">
            <text:p>2,74999999999996</text:p>
          </table:table-cell>
          <table:table-cell table:formula="of:=IF([.F1068]=0;[.G1067]+2+1/[.$H$2];[.G1067]+1/[.$H$2])" office:value-type="float" office:value="17.7500000000003" calcext:value-type="float">
            <text:p>17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9]))" office:value-type="date" office:date-value="2019-10-24T09:06:21.683306" calcext:value-type="date">
            <text:p>2019-10-24 09:06:22</text:p>
          </table:table-cell>
          <table:table-cell table:style-name="ce7" table:formula="of:=[.A1069]" office:value-type="date" office:date-value="2019-10-24T09:06:21.683306" calcext:value-type="date">
            <text:p>2019-10-24 09:06:22</text:p>
          </table:table-cell>
          <table:table-cell table:formula="of:=TRUNC([.A1069])" office:value-type="float" office:value="43762" calcext:value-type="float">
            <text:p>43762</text:p>
          </table:table-cell>
          <table:table-cell table:style-name="ce12" table:formula="of:=[.B1069]-[.C1069]" office:value-type="date" office:date-value="1899-12-30T09:06:21.68330616318" calcext:value-type="date">
            <text:p>12/30/99 09:06 AM</text:p>
          </table:table-cell>
          <table:table-cell table:formula="of:=MOD([.E1068]-[.$E$2];[.$H$2])+1+[.$E$2]" office:value-type="float" office:value="267" calcext:value-type="float">
            <text:p>267</text:p>
          </table:table-cell>
          <table:table-cell table:formula="of:=MOD([.F1068]+1/[.$H$2];5)" office:value-type="float" office:value="2.76666666666662" calcext:value-type="float">
            <text:p>2,76666666666662</text:p>
          </table:table-cell>
          <table:table-cell table:formula="of:=IF([.F1069]=0;[.G1068]+2+1/[.$H$2];[.G1068]+1/[.$H$2])" office:value-type="float" office:value="17.7666666666669" calcext:value-type="float">
            <text:p>17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0]))" office:value-type="date" office:date-value="2019-10-24T09:11:14.138353" calcext:value-type="date">
            <text:p>2019-10-24 09:11:14</text:p>
          </table:table-cell>
          <table:table-cell table:style-name="ce7" table:formula="of:=[.A1070]" office:value-type="date" office:date-value="2019-10-24T09:11:14.138353" calcext:value-type="date">
            <text:p>2019-10-24 09:11:14</text:p>
          </table:table-cell>
          <table:table-cell table:formula="of:=TRUNC([.A1070])" office:value-type="float" office:value="43762" calcext:value-type="float">
            <text:p>43762</text:p>
          </table:table-cell>
          <table:table-cell table:style-name="ce12" table:formula="of:=[.B1070]-[.C1070]" office:value-type="date" office:date-value="1899-12-30T09:11:14.13835271727" calcext:value-type="date">
            <text:p>12/30/99 09:11 AM</text:p>
          </table:table-cell>
          <table:table-cell table:formula="of:=MOD([.E1069]-[.$E$2];[.$H$2])+1+[.$E$2]" office:value-type="float" office:value="268" calcext:value-type="float">
            <text:p>268</text:p>
          </table:table-cell>
          <table:table-cell table:formula="of:=MOD([.F1069]+1/[.$H$2];5)" office:value-type="float" office:value="2.78333333333329" calcext:value-type="float">
            <text:p>2,78333333333329</text:p>
          </table:table-cell>
          <table:table-cell table:formula="of:=IF([.F1070]=0;[.G1069]+2+1/[.$H$2];[.G1069]+1/[.$H$2])" office:value-type="float" office:value="17.7833333333336" calcext:value-type="float">
            <text:p>17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1]))" office:value-type="date" office:date-value="2019-10-24T09:30:36.848082" calcext:value-type="date">
            <text:p>2019-10-24 09:30:37</text:p>
          </table:table-cell>
          <table:table-cell table:style-name="ce7" table:formula="of:=[.A1071]" office:value-type="date" office:date-value="2019-10-24T09:30:36.848082" calcext:value-type="date">
            <text:p>2019-10-24 09:30:37</text:p>
          </table:table-cell>
          <table:table-cell table:formula="of:=TRUNC([.A1071])" office:value-type="float" office:value="43762" calcext:value-type="float">
            <text:p>43762</text:p>
          </table:table-cell>
          <table:table-cell table:style-name="ce12" table:formula="of:=[.B1071]-[.C1071]" office:value-type="date" office:date-value="1899-12-30T09:30:36.84808162507" calcext:value-type="date">
            <text:p>12/30/99 09:30 AM</text:p>
          </table:table-cell>
          <table:table-cell table:formula="of:=MOD([.E1070]-[.$E$2];[.$H$2])+1+[.$E$2]" office:value-type="float" office:value="269" calcext:value-type="float">
            <text:p>269</text:p>
          </table:table-cell>
          <table:table-cell table:formula="of:=MOD([.F1070]+1/[.$H$2];5)" office:value-type="float" office:value="2.79999999999996" calcext:value-type="float">
            <text:p>2,79999999999996</text:p>
          </table:table-cell>
          <table:table-cell table:formula="of:=IF([.F1071]=0;[.G1070]+2+1/[.$H$2];[.G1070]+1/[.$H$2])" office:value-type="float" office:value="17.8000000000003" calcext:value-type="float">
            <text:p>17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2]))" office:value-type="date" office:date-value="2019-10-24T09:29:16.004885" calcext:value-type="date">
            <text:p>2019-10-24 09:29:16</text:p>
          </table:table-cell>
          <table:table-cell table:style-name="ce7" table:formula="of:=[.A1072]" office:value-type="date" office:date-value="2019-10-24T09:29:16.004885" calcext:value-type="date">
            <text:p>2019-10-24 09:29:16</text:p>
          </table:table-cell>
          <table:table-cell table:formula="of:=TRUNC([.A1072])" office:value-type="float" office:value="43762" calcext:value-type="float">
            <text:p>43762</text:p>
          </table:table-cell>
          <table:table-cell table:style-name="ce12" table:formula="of:=[.B1072]-[.C1072]" office:value-type="date" office:date-value="1899-12-30T09:29:16.00488516502" calcext:value-type="date">
            <text:p>12/30/99 09:29 AM</text:p>
          </table:table-cell>
          <table:table-cell table:formula="of:=MOD([.E1071]-[.$E$2];[.$H$2])+1+[.$E$2]" office:value-type="float" office:value="270" calcext:value-type="float">
            <text:p>270</text:p>
          </table:table-cell>
          <table:table-cell table:formula="of:=MOD([.F1071]+1/[.$H$2];5)" office:value-type="float" office:value="2.81666666666662" calcext:value-type="float">
            <text:p>2,81666666666662</text:p>
          </table:table-cell>
          <table:table-cell table:formula="of:=IF([.F1072]=0;[.G1071]+2+1/[.$H$2];[.G1071]+1/[.$H$2])" office:value-type="float" office:value="17.8166666666669" calcext:value-type="float">
            <text:p>17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3]))" office:value-type="date" office:date-value="2019-10-24T09:26:47.351618" calcext:value-type="date">
            <text:p>2019-10-24 09:26:47</text:p>
          </table:table-cell>
          <table:table-cell table:style-name="ce7" table:formula="of:=[.A1073]" office:value-type="date" office:date-value="2019-10-24T09:26:47.351618" calcext:value-type="date">
            <text:p>2019-10-24 09:26:47</text:p>
          </table:table-cell>
          <table:table-cell table:formula="of:=TRUNC([.A1073])" office:value-type="float" office:value="43762" calcext:value-type="float">
            <text:p>43762</text:p>
          </table:table-cell>
          <table:table-cell table:style-name="ce12" table:formula="of:=[.B1073]-[.C1073]" office:value-type="date" office:date-value="1899-12-30T09:26:47.35161784105" calcext:value-type="date">
            <text:p>12/30/99 09:26 AM</text:p>
          </table:table-cell>
          <table:table-cell table:formula="of:=MOD([.E1072]-[.$E$2];[.$H$2])+1+[.$E$2]" office:value-type="float" office:value="271" calcext:value-type="float">
            <text:p>271</text:p>
          </table:table-cell>
          <table:table-cell table:formula="of:=MOD([.F1072]+1/[.$H$2];5)" office:value-type="float" office:value="2.83333333333329" calcext:value-type="float">
            <text:p>2,83333333333329</text:p>
          </table:table-cell>
          <table:table-cell table:formula="of:=IF([.F1073]=0;[.G1072]+2+1/[.$H$2];[.G1072]+1/[.$H$2])" office:value-type="float" office:value="17.8333333333336" calcext:value-type="float">
            <text:p>17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4]))" office:value-type="date" office:date-value="2019-10-24T09:32:04.013088" calcext:value-type="date">
            <text:p>2019-10-24 09:32:04</text:p>
          </table:table-cell>
          <table:table-cell table:style-name="ce7" table:formula="of:=[.A1074]" office:value-type="date" office:date-value="2019-10-24T09:32:04.013088" calcext:value-type="date">
            <text:p>2019-10-24 09:32:04</text:p>
          </table:table-cell>
          <table:table-cell table:formula="of:=TRUNC([.A1074])" office:value-type="float" office:value="43762" calcext:value-type="float">
            <text:p>43762</text:p>
          </table:table-cell>
          <table:table-cell table:style-name="ce12" table:formula="of:=[.B1074]-[.C1074]" office:value-type="date" office:date-value="1899-12-30T09:32:04.01308799163" calcext:value-type="date">
            <text:p>12/30/99 09:32 AM</text:p>
          </table:table-cell>
          <table:table-cell table:formula="of:=MOD([.E1073]-[.$E$2];[.$H$2])+1+[.$E$2]" office:value-type="float" office:value="272" calcext:value-type="float">
            <text:p>272</text:p>
          </table:table-cell>
          <table:table-cell table:formula="of:=MOD([.F1073]+1/[.$H$2];5)" office:value-type="float" office:value="2.84999999999996" calcext:value-type="float">
            <text:p>2,84999999999996</text:p>
          </table:table-cell>
          <table:table-cell table:formula="of:=IF([.F1074]=0;[.G1073]+2+1/[.$H$2];[.G1073]+1/[.$H$2])" office:value-type="float" office:value="17.8500000000003" calcext:value-type="float">
            <text:p>17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5]))" office:value-type="date" office:date-value="2019-10-24T09:19:34.631476" calcext:value-type="date">
            <text:p>2019-10-24 09:19:35</text:p>
          </table:table-cell>
          <table:table-cell table:style-name="ce7" table:formula="of:=[.A1075]" office:value-type="date" office:date-value="2019-10-24T09:19:34.631476" calcext:value-type="date">
            <text:p>2019-10-24 09:19:35</text:p>
          </table:table-cell>
          <table:table-cell table:formula="of:=TRUNC([.A1075])" office:value-type="float" office:value="43762" calcext:value-type="float">
            <text:p>43762</text:p>
          </table:table-cell>
          <table:table-cell table:style-name="ce12" table:formula="of:=[.B1075]-[.C1075]" office:value-type="date" office:date-value="1899-12-30T09:19:34.63147575036" calcext:value-type="date">
            <text:p>12/30/99 09:19 AM</text:p>
          </table:table-cell>
          <table:table-cell table:formula="of:=MOD([.E1074]-[.$E$2];[.$H$2])+1+[.$E$2]" office:value-type="float" office:value="273" calcext:value-type="float">
            <text:p>273</text:p>
          </table:table-cell>
          <table:table-cell table:formula="of:=MOD([.F1074]+1/[.$H$2];5)" office:value-type="float" office:value="2.86666666666662" calcext:value-type="float">
            <text:p>2,86666666666662</text:p>
          </table:table-cell>
          <table:table-cell table:formula="of:=IF([.F1075]=0;[.G1074]+2+1/[.$H$2];[.G1074]+1/[.$H$2])" office:value-type="float" office:value="17.8666666666669" calcext:value-type="float">
            <text:p>17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6]))" office:value-type="date" office:date-value="2019-10-24T09:25:40.961877" calcext:value-type="date">
            <text:p>2019-10-24 09:25:41</text:p>
          </table:table-cell>
          <table:table-cell table:style-name="ce7" table:formula="of:=[.A1076]" office:value-type="date" office:date-value="2019-10-24T09:25:40.961877" calcext:value-type="date">
            <text:p>2019-10-24 09:25:41</text:p>
          </table:table-cell>
          <table:table-cell table:formula="of:=TRUNC([.A1076])" office:value-type="float" office:value="43762" calcext:value-type="float">
            <text:p>43762</text:p>
          </table:table-cell>
          <table:table-cell table:style-name="ce12" table:formula="of:=[.B1076]-[.C1076]" office:value-type="date" office:date-value="1899-12-30T09:25:40.96187723335" calcext:value-type="date">
            <text:p>12/30/99 09:25 AM</text:p>
          </table:table-cell>
          <table:table-cell table:formula="of:=MOD([.E1075]-[.$E$2];[.$H$2])+1+[.$E$2]" office:value-type="float" office:value="274" calcext:value-type="float">
            <text:p>274</text:p>
          </table:table-cell>
          <table:table-cell table:formula="of:=MOD([.F1075]+1/[.$H$2];5)" office:value-type="float" office:value="2.88333333333329" calcext:value-type="float">
            <text:p>2,88333333333329</text:p>
          </table:table-cell>
          <table:table-cell table:formula="of:=IF([.F1076]=0;[.G1075]+2+1/[.$H$2];[.G1075]+1/[.$H$2])" office:value-type="float" office:value="17.8833333333336" calcext:value-type="float">
            <text:p>17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7]))" office:value-type="date" office:date-value="2019-10-24T09:52:35.238107" calcext:value-type="date">
            <text:p>2019-10-24 09:52:35</text:p>
          </table:table-cell>
          <table:table-cell table:style-name="ce7" table:formula="of:=[.A1077]" office:value-type="date" office:date-value="2019-10-24T09:52:35.238107" calcext:value-type="date">
            <text:p>2019-10-24 09:52:35</text:p>
          </table:table-cell>
          <table:table-cell table:formula="of:=TRUNC([.A1077])" office:value-type="float" office:value="43762" calcext:value-type="float">
            <text:p>43762</text:p>
          </table:table-cell>
          <table:table-cell table:style-name="ce12" table:formula="of:=[.B1077]-[.C1077]" office:value-type="date" office:date-value="1899-12-30T09:52:35.23810673039" calcext:value-type="date">
            <text:p>12/30/99 09:52 AM</text:p>
          </table:table-cell>
          <table:table-cell table:formula="of:=MOD([.E1076]-[.$E$2];[.$H$2])+1+[.$E$2]" office:value-type="float" office:value="275" calcext:value-type="float">
            <text:p>275</text:p>
          </table:table-cell>
          <table:table-cell table:formula="of:=MOD([.F1076]+1/[.$H$2];5)" office:value-type="float" office:value="2.89999999999996" calcext:value-type="float">
            <text:p>2,89999999999996</text:p>
          </table:table-cell>
          <table:table-cell table:formula="of:=IF([.F1077]=0;[.G1076]+2+1/[.$H$2];[.G1076]+1/[.$H$2])" office:value-type="float" office:value="17.9000000000003" calcext:value-type="float">
            <text:p>17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8]))" office:value-type="date" office:date-value="2019-10-24T09:29:55.361785" calcext:value-type="date">
            <text:p>2019-10-24 09:29:55</text:p>
          </table:table-cell>
          <table:table-cell table:style-name="ce7" table:formula="of:=[.A1078]" office:value-type="date" office:date-value="2019-10-24T09:29:55.361785" calcext:value-type="date">
            <text:p>2019-10-24 09:29:55</text:p>
          </table:table-cell>
          <table:table-cell table:formula="of:=TRUNC([.A1078])" office:value-type="float" office:value="43762" calcext:value-type="float">
            <text:p>43762</text:p>
          </table:table-cell>
          <table:table-cell table:style-name="ce12" table:formula="of:=[.B1078]-[.C1078]" office:value-type="date" office:date-value="1899-12-30T09:29:55.36178482231" calcext:value-type="date">
            <text:p>12/30/99 09:29 AM</text:p>
          </table:table-cell>
          <table:table-cell table:formula="of:=MOD([.E1077]-[.$E$2];[.$H$2])+1+[.$E$2]" office:value-type="float" office:value="276" calcext:value-type="float">
            <text:p>276</text:p>
          </table:table-cell>
          <table:table-cell table:formula="of:=MOD([.F1077]+1/[.$H$2];5)" office:value-type="float" office:value="2.91666666666662" calcext:value-type="float">
            <text:p>2,91666666666662</text:p>
          </table:table-cell>
          <table:table-cell table:formula="of:=IF([.F1078]=0;[.G1077]+2+1/[.$H$2];[.G1077]+1/[.$H$2])" office:value-type="float" office:value="17.9166666666669" calcext:value-type="float">
            <text:p>17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9]))" office:value-type="date" office:date-value="2019-10-24T09:44:08.174339" calcext:value-type="date">
            <text:p>2019-10-24 09:44:08</text:p>
          </table:table-cell>
          <table:table-cell table:style-name="ce7" table:formula="of:=[.A1079]" office:value-type="date" office:date-value="2019-10-24T09:44:08.174339" calcext:value-type="date">
            <text:p>2019-10-24 09:44:08</text:p>
          </table:table-cell>
          <table:table-cell table:formula="of:=TRUNC([.A1079])" office:value-type="float" office:value="43762" calcext:value-type="float">
            <text:p>43762</text:p>
          </table:table-cell>
          <table:table-cell table:style-name="ce12" table:formula="of:=[.B1079]-[.C1079]" office:value-type="date" office:date-value="1899-12-30T09:44:08.17433876451" calcext:value-type="date">
            <text:p>12/30/99 09:44 AM</text:p>
          </table:table-cell>
          <table:table-cell table:formula="of:=MOD([.E1078]-[.$E$2];[.$H$2])+1+[.$E$2]" office:value-type="float" office:value="277" calcext:value-type="float">
            <text:p>277</text:p>
          </table:table-cell>
          <table:table-cell table:formula="of:=MOD([.F1078]+1/[.$H$2];5)" office:value-type="float" office:value="2.93333333333329" calcext:value-type="float">
            <text:p>2,93333333333329</text:p>
          </table:table-cell>
          <table:table-cell table:formula="of:=IF([.F1079]=0;[.G1078]+2+1/[.$H$2];[.G1078]+1/[.$H$2])" office:value-type="float" office:value="17.9333333333336" calcext:value-type="float">
            <text:p>17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0]))" office:value-type="date" office:date-value="2019-10-24T09:44:59.140695" calcext:value-type="date">
            <text:p>2019-10-24 09:44:59</text:p>
          </table:table-cell>
          <table:table-cell table:style-name="ce7" table:formula="of:=[.A1080]" office:value-type="date" office:date-value="2019-10-24T09:44:59.140695" calcext:value-type="date">
            <text:p>2019-10-24 09:44:59</text:p>
          </table:table-cell>
          <table:table-cell table:formula="of:=TRUNC([.A1080])" office:value-type="float" office:value="43762" calcext:value-type="float">
            <text:p>43762</text:p>
          </table:table-cell>
          <table:table-cell table:style-name="ce12" table:formula="of:=[.B1080]-[.C1080]" office:value-type="date" office:date-value="1899-12-30T09:44:59.14069504011" calcext:value-type="date">
            <text:p>12/30/99 09:44 AM</text:p>
          </table:table-cell>
          <table:table-cell table:formula="of:=MOD([.E1079]-[.$E$2];[.$H$2])+1+[.$E$2]" office:value-type="float" office:value="278" calcext:value-type="float">
            <text:p>278</text:p>
          </table:table-cell>
          <table:table-cell table:formula="of:=MOD([.F1079]+1/[.$H$2];5)" office:value-type="float" office:value="2.94999999999996" calcext:value-type="float">
            <text:p>2,94999999999996</text:p>
          </table:table-cell>
          <table:table-cell table:formula="of:=IF([.F1080]=0;[.G1079]+2+1/[.$H$2];[.G1079]+1/[.$H$2])" office:value-type="float" office:value="17.9500000000003" calcext:value-type="float">
            <text:p>17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1]))" office:value-type="date" office:date-value="2019-10-24T09:13:03.8555" calcext:value-type="date">
            <text:p>2019-10-24 09:13:04</text:p>
          </table:table-cell>
          <table:table-cell table:style-name="ce7" table:formula="of:=[.A1081]" office:value-type="date" office:date-value="2019-10-24T09:13:03.8555" calcext:value-type="date">
            <text:p>2019-10-24 09:13:04</text:p>
          </table:table-cell>
          <table:table-cell table:formula="of:=TRUNC([.A1081])" office:value-type="float" office:value="43762" calcext:value-type="float">
            <text:p>43762</text:p>
          </table:table-cell>
          <table:table-cell table:style-name="ce12" table:formula="of:=[.B1081]-[.C1081]" office:value-type="date" office:date-value="1899-12-30T09:13:03.85549988598" calcext:value-type="date">
            <text:p>12/30/99 09:13 AM</text:p>
          </table:table-cell>
          <table:table-cell table:formula="of:=MOD([.E1080]-[.$E$2];[.$H$2])+1+[.$E$2]" office:value-type="float" office:value="279" calcext:value-type="float">
            <text:p>279</text:p>
          </table:table-cell>
          <table:table-cell table:formula="of:=MOD([.F1080]+1/[.$H$2];5)" office:value-type="float" office:value="2.96666666666662" calcext:value-type="float">
            <text:p>2,96666666666662</text:p>
          </table:table-cell>
          <table:table-cell table:formula="of:=IF([.F1081]=0;[.G1080]+2+1/[.$H$2];[.G1080]+1/[.$H$2])" office:value-type="float" office:value="17.9666666666669" calcext:value-type="float">
            <text:p>17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2]))" office:value-type="date" office:date-value="2019-10-24T09:42:16.646554" calcext:value-type="date">
            <text:p>2019-10-24 09:42:17</text:p>
          </table:table-cell>
          <table:table-cell table:style-name="ce7" table:formula="of:=[.A1082]" office:value-type="date" office:date-value="2019-10-24T09:42:16.646554" calcext:value-type="date">
            <text:p>2019-10-24 09:42:17</text:p>
          </table:table-cell>
          <table:table-cell table:formula="of:=TRUNC([.A1082])" office:value-type="float" office:value="43762" calcext:value-type="float">
            <text:p>43762</text:p>
          </table:table-cell>
          <table:table-cell table:style-name="ce12" table:formula="of:=[.B1082]-[.C1082]" office:value-type="date" office:date-value="1899-12-30T09:42:16.646554037" calcext:value-type="date">
            <text:p>12/30/99 09:42 AM</text:p>
          </table:table-cell>
          <table:table-cell table:formula="of:=MOD([.E1081]-[.$E$2];[.$H$2])+1+[.$E$2]" office:value-type="float" office:value="280" calcext:value-type="float">
            <text:p>280</text:p>
          </table:table-cell>
          <table:table-cell table:formula="of:=MOD([.F1081]+1/[.$H$2];5)" office:value-type="float" office:value="2.98333333333329" calcext:value-type="float">
            <text:p>2,98333333333329</text:p>
          </table:table-cell>
          <table:table-cell table:formula="of:=IF([.F1082]=0;[.G1081]+2+1/[.$H$2];[.G1081]+1/[.$H$2])" office:value-type="float" office:value="17.9833333333336" calcext:value-type="float">
            <text:p>17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3]))" office:value-type="date" office:date-value="2019-10-25T09:22:33.041001" calcext:value-type="date">
            <text:p>2019-10-25 09:22:33</text:p>
          </table:table-cell>
          <table:table-cell table:style-name="ce7" table:formula="of:=[.A1083]" office:value-type="date" office:date-value="2019-10-25T09:22:33.041001" calcext:value-type="date">
            <text:p>2019-10-25 09:22:33</text:p>
          </table:table-cell>
          <table:table-cell table:formula="of:=TRUNC([.A1083])" office:value-type="float" office:value="43763" calcext:value-type="float">
            <text:p>43763</text:p>
          </table:table-cell>
          <table:table-cell table:style-name="ce12" table:formula="of:=[.B1083]-[.C1083]" office:value-type="date" office:date-value="1899-12-30T09:22:33.04100078065" calcext:value-type="date">
            <text:p>12/30/99 09:22 AM</text:p>
          </table:table-cell>
          <table:table-cell table:formula="of:=MOD([.E1082]-[.$E$2];[.$H$2])+1+[.$E$2]" office:value-type="float" office:value="221" calcext:value-type="float">
            <text:p>221</text:p>
          </table:table-cell>
          <table:table-cell table:formula="of:=MOD([.F1082]+1/[.$H$2];5)" office:value-type="float" office:value="2.99999999999996" calcext:value-type="float">
            <text:p>2,99999999999996</text:p>
          </table:table-cell>
          <table:table-cell table:formula="of:=IF([.F1083]=0;[.G1082]+2+1/[.$H$2];[.G1082]+1/[.$H$2])" office:value-type="float" office:value="18.0000000000003" calcext:value-type="float">
            <text:p>18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4]))" office:value-type="date" office:date-value="2019-10-25T09:34:28.915525" calcext:value-type="date">
            <text:p>2019-10-25 09:34:29</text:p>
          </table:table-cell>
          <table:table-cell table:style-name="ce7" table:formula="of:=[.A1084]" office:value-type="date" office:date-value="2019-10-25T09:34:28.915525" calcext:value-type="date">
            <text:p>2019-10-25 09:34:29</text:p>
          </table:table-cell>
          <table:table-cell table:formula="of:=TRUNC([.A1084])" office:value-type="float" office:value="43763" calcext:value-type="float">
            <text:p>43763</text:p>
          </table:table-cell>
          <table:table-cell table:style-name="ce12" table:formula="of:=[.B1084]-[.C1084]" office:value-type="date" office:date-value="1899-12-30T09:34:28.91552510206" calcext:value-type="date">
            <text:p>12/30/99 09:34 AM</text:p>
          </table:table-cell>
          <table:table-cell table:formula="of:=MOD([.E1083]-[.$E$2];[.$H$2])+1+[.$E$2]" office:value-type="float" office:value="222" calcext:value-type="float">
            <text:p>222</text:p>
          </table:table-cell>
          <table:table-cell table:formula="of:=MOD([.F1083]+1/[.$H$2];5)" office:value-type="float" office:value="3.01666666666662" calcext:value-type="float">
            <text:p>3,01666666666662</text:p>
          </table:table-cell>
          <table:table-cell table:formula="of:=IF([.F1084]=0;[.G1083]+2+1/[.$H$2];[.G1083]+1/[.$H$2])" office:value-type="float" office:value="18.0166666666669" calcext:value-type="float">
            <text:p>18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5]))" office:value-type="date" office:date-value="2019-10-25T09:30:50.090958" calcext:value-type="date">
            <text:p>2019-10-25 09:30:50</text:p>
          </table:table-cell>
          <table:table-cell table:style-name="ce7" table:formula="of:=[.A1085]" office:value-type="date" office:date-value="2019-10-25T09:30:50.090958" calcext:value-type="date">
            <text:p>2019-10-25 09:30:50</text:p>
          </table:table-cell>
          <table:table-cell table:formula="of:=TRUNC([.A1085])" office:value-type="float" office:value="43763" calcext:value-type="float">
            <text:p>43763</text:p>
          </table:table-cell>
          <table:table-cell table:style-name="ce12" table:formula="of:=[.B1085]-[.C1085]" office:value-type="date" office:date-value="1899-12-30T09:30:50.09095827118" calcext:value-type="date">
            <text:p>12/30/99 09:30 AM</text:p>
          </table:table-cell>
          <table:table-cell table:formula="of:=MOD([.E1084]-[.$E$2];[.$H$2])+1+[.$E$2]" office:value-type="float" office:value="223" calcext:value-type="float">
            <text:p>223</text:p>
          </table:table-cell>
          <table:table-cell table:formula="of:=MOD([.F1084]+1/[.$H$2];5)" office:value-type="float" office:value="3.03333333333329" calcext:value-type="float">
            <text:p>3,03333333333329</text:p>
          </table:table-cell>
          <table:table-cell table:formula="of:=IF([.F1085]=0;[.G1084]+2+1/[.$H$2];[.G1084]+1/[.$H$2])" office:value-type="float" office:value="18.0333333333336" calcext:value-type="float">
            <text:p>18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6]))" office:value-type="date" office:date-value="2019-10-25T09:53:18.534173" calcext:value-type="date">
            <text:p>2019-10-25 09:53:19</text:p>
          </table:table-cell>
          <table:table-cell table:style-name="ce7" table:formula="of:=[.A1086]" office:value-type="date" office:date-value="2019-10-25T09:53:18.534173" calcext:value-type="date">
            <text:p>2019-10-25 09:53:19</text:p>
          </table:table-cell>
          <table:table-cell table:formula="of:=TRUNC([.A1086])" office:value-type="float" office:value="43763" calcext:value-type="float">
            <text:p>43763</text:p>
          </table:table-cell>
          <table:table-cell table:style-name="ce12" table:formula="of:=[.B1086]-[.C1086]" office:value-type="date" office:date-value="1899-12-30T09:53:18.53417293634" calcext:value-type="date">
            <text:p>12/30/99 09:53 AM</text:p>
          </table:table-cell>
          <table:table-cell table:formula="of:=MOD([.E1085]-[.$E$2];[.$H$2])+1+[.$E$2]" office:value-type="float" office:value="224" calcext:value-type="float">
            <text:p>224</text:p>
          </table:table-cell>
          <table:table-cell table:formula="of:=MOD([.F1085]+1/[.$H$2];5)" office:value-type="float" office:value="3.04999999999996" calcext:value-type="float">
            <text:p>3,04999999999996</text:p>
          </table:table-cell>
          <table:table-cell table:formula="of:=IF([.F1086]=0;[.G1085]+2+1/[.$H$2];[.G1085]+1/[.$H$2])" office:value-type="float" office:value="18.0500000000003" calcext:value-type="float">
            <text:p>18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7]))" office:value-type="date" office:date-value="2019-10-25T09:15:03.375171" calcext:value-type="date">
            <text:p>2019-10-25 09:15:03</text:p>
          </table:table-cell>
          <table:table-cell table:style-name="ce7" table:formula="of:=[.A1087]" office:value-type="date" office:date-value="2019-10-25T09:15:03.375171" calcext:value-type="date">
            <text:p>2019-10-25 09:15:03</text:p>
          </table:table-cell>
          <table:table-cell table:formula="of:=TRUNC([.A1087])" office:value-type="float" office:value="43763" calcext:value-type="float">
            <text:p>43763</text:p>
          </table:table-cell>
          <table:table-cell table:style-name="ce12" table:formula="of:=[.B1087]-[.C1087]" office:value-type="date" office:date-value="1899-12-30T09:15:03.37517070584" calcext:value-type="date">
            <text:p>12/30/99 09:15 AM</text:p>
          </table:table-cell>
          <table:table-cell table:formula="of:=MOD([.E1086]-[.$E$2];[.$H$2])+1+[.$E$2]" office:value-type="float" office:value="225" calcext:value-type="float">
            <text:p>225</text:p>
          </table:table-cell>
          <table:table-cell table:formula="of:=MOD([.F1086]+1/[.$H$2];5)" office:value-type="float" office:value="3.06666666666662" calcext:value-type="float">
            <text:p>3,06666666666662</text:p>
          </table:table-cell>
          <table:table-cell table:formula="of:=IF([.F1087]=0;[.G1086]+2+1/[.$H$2];[.G1086]+1/[.$H$2])" office:value-type="float" office:value="18.0666666666669" calcext:value-type="float">
            <text:p>18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8]))" office:value-type="date" office:date-value="2019-10-25T09:33:30.377242" calcext:value-type="date">
            <text:p>2019-10-25 09:33:30</text:p>
          </table:table-cell>
          <table:table-cell table:style-name="ce7" table:formula="of:=[.A1088]" office:value-type="date" office:date-value="2019-10-25T09:33:30.377242" calcext:value-type="date">
            <text:p>2019-10-25 09:33:30</text:p>
          </table:table-cell>
          <table:table-cell table:formula="of:=TRUNC([.A1088])" office:value-type="float" office:value="43763" calcext:value-type="float">
            <text:p>43763</text:p>
          </table:table-cell>
          <table:table-cell table:style-name="ce12" table:formula="of:=[.B1088]-[.C1088]" office:value-type="date" office:date-value="1899-12-30T09:33:30.37724185735" calcext:value-type="date">
            <text:p>12/30/99 09:33 AM</text:p>
          </table:table-cell>
          <table:table-cell table:formula="of:=MOD([.E1087]-[.$E$2];[.$H$2])+1+[.$E$2]" office:value-type="float" office:value="226" calcext:value-type="float">
            <text:p>226</text:p>
          </table:table-cell>
          <table:table-cell table:formula="of:=MOD([.F1087]+1/[.$H$2];5)" office:value-type="float" office:value="3.08333333333329" calcext:value-type="float">
            <text:p>3,08333333333329</text:p>
          </table:table-cell>
          <table:table-cell table:formula="of:=IF([.F1088]=0;[.G1087]+2+1/[.$H$2];[.G1087]+1/[.$H$2])" office:value-type="float" office:value="18.0833333333336" calcext:value-type="float">
            <text:p>18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9]))" office:value-type="date" office:date-value="2019-10-25T09:32:06.727404" calcext:value-type="date">
            <text:p>2019-10-25 09:32:07</text:p>
          </table:table-cell>
          <table:table-cell table:style-name="ce7" table:formula="of:=[.A1089]" office:value-type="date" office:date-value="2019-10-25T09:32:06.727404" calcext:value-type="date">
            <text:p>2019-10-25 09:32:07</text:p>
          </table:table-cell>
          <table:table-cell table:formula="of:=TRUNC([.A1089])" office:value-type="float" office:value="43763" calcext:value-type="float">
            <text:p>43763</text:p>
          </table:table-cell>
          <table:table-cell table:style-name="ce12" table:formula="of:=[.B1089]-[.C1089]" office:value-type="date" office:date-value="1899-12-30T09:32:06.72740388662" calcext:value-type="date">
            <text:p>12/30/99 09:32 AM</text:p>
          </table:table-cell>
          <table:table-cell table:formula="of:=MOD([.E1088]-[.$E$2];[.$H$2])+1+[.$E$2]" office:value-type="float" office:value="227" calcext:value-type="float">
            <text:p>227</text:p>
          </table:table-cell>
          <table:table-cell table:formula="of:=MOD([.F1088]+1/[.$H$2];5)" office:value-type="float" office:value="3.09999999999996" calcext:value-type="float">
            <text:p>3,09999999999996</text:p>
          </table:table-cell>
          <table:table-cell table:formula="of:=IF([.F1089]=0;[.G1088]+2+1/[.$H$2];[.G1088]+1/[.$H$2])" office:value-type="float" office:value="18.1000000000003" calcext:value-type="float">
            <text:p>18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0]))" office:value-type="date" office:date-value="2019-10-25T09:29:24.544683" calcext:value-type="date">
            <text:p>2019-10-25 09:29:25</text:p>
          </table:table-cell>
          <table:table-cell table:style-name="ce7" table:formula="of:=[.A1090]" office:value-type="date" office:date-value="2019-10-25T09:29:24.544683" calcext:value-type="date">
            <text:p>2019-10-25 09:29:25</text:p>
          </table:table-cell>
          <table:table-cell table:formula="of:=TRUNC([.A1090])" office:value-type="float" office:value="43763" calcext:value-type="float">
            <text:p>43763</text:p>
          </table:table-cell>
          <table:table-cell table:style-name="ce12" table:formula="of:=[.B1090]-[.C1090]" office:value-type="date" office:date-value="1899-12-30T09:29:24.5446830662" calcext:value-type="date">
            <text:p>12/30/99 09:29 AM</text:p>
          </table:table-cell>
          <table:table-cell table:formula="of:=MOD([.E1089]-[.$E$2];[.$H$2])+1+[.$E$2]" office:value-type="float" office:value="228" calcext:value-type="float">
            <text:p>228</text:p>
          </table:table-cell>
          <table:table-cell table:formula="of:=MOD([.F1089]+1/[.$H$2];5)" office:value-type="float" office:value="3.11666666666662" calcext:value-type="float">
            <text:p>3,11666666666662</text:p>
          </table:table-cell>
          <table:table-cell table:formula="of:=IF([.F1090]=0;[.G1089]+2+1/[.$H$2];[.G1089]+1/[.$H$2])" office:value-type="float" office:value="18.1166666666669" calcext:value-type="float">
            <text:p>18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1]))" office:value-type="date" office:date-value="2019-10-25T09:18:45.150694" calcext:value-type="date">
            <text:p>2019-10-25 09:18:45</text:p>
          </table:table-cell>
          <table:table-cell table:style-name="ce7" table:formula="of:=[.A1091]" office:value-type="date" office:date-value="2019-10-25T09:18:45.150694" calcext:value-type="date">
            <text:p>2019-10-25 09:18:45</text:p>
          </table:table-cell>
          <table:table-cell table:formula="of:=TRUNC([.A1091])" office:value-type="float" office:value="43763" calcext:value-type="float">
            <text:p>43763</text:p>
          </table:table-cell>
          <table:table-cell table:style-name="ce12" table:formula="of:=[.B1091]-[.C1091]" office:value-type="date" office:date-value="1899-12-30T09:18:45.15069404617" calcext:value-type="date">
            <text:p>12/30/99 09:18 AM</text:p>
          </table:table-cell>
          <table:table-cell table:formula="of:=MOD([.E1090]-[.$E$2];[.$H$2])+1+[.$E$2]" office:value-type="float" office:value="229" calcext:value-type="float">
            <text:p>229</text:p>
          </table:table-cell>
          <table:table-cell table:formula="of:=MOD([.F1090]+1/[.$H$2];5)" office:value-type="float" office:value="3.13333333333329" calcext:value-type="float">
            <text:p>3,13333333333329</text:p>
          </table:table-cell>
          <table:table-cell table:formula="of:=IF([.F1091]=0;[.G1090]+2+1/[.$H$2];[.G1090]+1/[.$H$2])" office:value-type="float" office:value="18.1333333333336" calcext:value-type="float">
            <text:p>18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2]))" office:value-type="date" office:date-value="2019-10-25T09:34:05.425074" calcext:value-type="date">
            <text:p>2019-10-25 09:34:05</text:p>
          </table:table-cell>
          <table:table-cell table:style-name="ce7" table:formula="of:=[.A1092]" office:value-type="date" office:date-value="2019-10-25T09:34:05.425074" calcext:value-type="date">
            <text:p>2019-10-25 09:34:05</text:p>
          </table:table-cell>
          <table:table-cell table:formula="of:=TRUNC([.A1092])" office:value-type="float" office:value="43763" calcext:value-type="float">
            <text:p>43763</text:p>
          </table:table-cell>
          <table:table-cell table:style-name="ce12" table:formula="of:=[.B1092]-[.C1092]" office:value-type="date" office:date-value="1899-12-30T09:34:05.4250740353" calcext:value-type="date">
            <text:p>12/30/99 09:34 AM</text:p>
          </table:table-cell>
          <table:table-cell table:formula="of:=MOD([.E1091]-[.$E$2];[.$H$2])+1+[.$E$2]" office:value-type="float" office:value="230" calcext:value-type="float">
            <text:p>230</text:p>
          </table:table-cell>
          <table:table-cell table:formula="of:=MOD([.F1091]+1/[.$H$2];5)" office:value-type="float" office:value="3.14999999999996" calcext:value-type="float">
            <text:p>3,14999999999996</text:p>
          </table:table-cell>
          <table:table-cell table:formula="of:=IF([.F1092]=0;[.G1091]+2+1/[.$H$2];[.G1091]+1/[.$H$2])" office:value-type="float" office:value="18.1500000000003" calcext:value-type="float">
            <text:p>18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3]))" office:value-type="date" office:date-value="2019-10-25T09:23:24.47344" calcext:value-type="date">
            <text:p>2019-10-25 09:23:24</text:p>
          </table:table-cell>
          <table:table-cell table:style-name="ce7" table:formula="of:=[.A1093]" office:value-type="date" office:date-value="2019-10-25T09:23:24.47344" calcext:value-type="date">
            <text:p>2019-10-25 09:23:24</text:p>
          </table:table-cell>
          <table:table-cell table:formula="of:=TRUNC([.A1093])" office:value-type="float" office:value="43763" calcext:value-type="float">
            <text:p>43763</text:p>
          </table:table-cell>
          <table:table-cell table:style-name="ce12" table:formula="of:=[.B1093]-[.C1093]" office:value-type="date" office:date-value="1899-12-30T09:23:24.47343969718" calcext:value-type="date">
            <text:p>12/30/99 09:23 AM</text:p>
          </table:table-cell>
          <table:table-cell table:formula="of:=MOD([.E1092]-[.$E$2];[.$H$2])+1+[.$E$2]" office:value-type="float" office:value="231" calcext:value-type="float">
            <text:p>231</text:p>
          </table:table-cell>
          <table:table-cell table:formula="of:=MOD([.F1092]+1/[.$H$2];5)" office:value-type="float" office:value="3.16666666666662" calcext:value-type="float">
            <text:p>3,16666666666662</text:p>
          </table:table-cell>
          <table:table-cell table:formula="of:=IF([.F1093]=0;[.G1092]+2+1/[.$H$2];[.G1092]+1/[.$H$2])" office:value-type="float" office:value="18.1666666666669" calcext:value-type="float">
            <text:p>18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4]))" office:value-type="date" office:date-value="2019-10-25T09:36:23.116805" calcext:value-type="date">
            <text:p>2019-10-25 09:36:23</text:p>
          </table:table-cell>
          <table:table-cell table:style-name="ce7" table:formula="of:=[.A1094]" office:value-type="date" office:date-value="2019-10-25T09:36:23.116805" calcext:value-type="date">
            <text:p>2019-10-25 09:36:23</text:p>
          </table:table-cell>
          <table:table-cell table:formula="of:=TRUNC([.A1094])" office:value-type="float" office:value="43763" calcext:value-type="float">
            <text:p>43763</text:p>
          </table:table-cell>
          <table:table-cell table:style-name="ce12" table:formula="of:=[.B1094]-[.C1094]" office:value-type="date" office:date-value="1899-12-30T09:36:23.11680480838" calcext:value-type="date">
            <text:p>12/30/99 09:36 AM</text:p>
          </table:table-cell>
          <table:table-cell table:formula="of:=MOD([.E1093]-[.$E$2];[.$H$2])+1+[.$E$2]" office:value-type="float" office:value="232" calcext:value-type="float">
            <text:p>232</text:p>
          </table:table-cell>
          <table:table-cell table:formula="of:=MOD([.F1093]+1/[.$H$2];5)" office:value-type="float" office:value="3.18333333333329" calcext:value-type="float">
            <text:p>3,18333333333329</text:p>
          </table:table-cell>
          <table:table-cell table:formula="of:=IF([.F1094]=0;[.G1093]+2+1/[.$H$2];[.G1093]+1/[.$H$2])" office:value-type="float" office:value="18.1833333333336" calcext:value-type="float">
            <text:p>18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5]))" office:value-type="date" office:date-value="2019-10-25T09:23:28.885105" calcext:value-type="date">
            <text:p>2019-10-25 09:23:29</text:p>
          </table:table-cell>
          <table:table-cell table:style-name="ce7" table:formula="of:=[.A1095]" office:value-type="date" office:date-value="2019-10-25T09:23:28.885105" calcext:value-type="date">
            <text:p>2019-10-25 09:23:29</text:p>
          </table:table-cell>
          <table:table-cell table:formula="of:=TRUNC([.A1095])" office:value-type="float" office:value="43763" calcext:value-type="float">
            <text:p>43763</text:p>
          </table:table-cell>
          <table:table-cell table:style-name="ce12" table:formula="of:=[.B1095]-[.C1095]" office:value-type="date" office:date-value="1899-12-30T09:23:28.88510544319" calcext:value-type="date">
            <text:p>12/30/99 09:23 AM</text:p>
          </table:table-cell>
          <table:table-cell table:formula="of:=MOD([.E1094]-[.$E$2];[.$H$2])+1+[.$E$2]" office:value-type="float" office:value="233" calcext:value-type="float">
            <text:p>233</text:p>
          </table:table-cell>
          <table:table-cell table:formula="of:=MOD([.F1094]+1/[.$H$2];5)" office:value-type="float" office:value="3.19999999999996" calcext:value-type="float">
            <text:p>3,19999999999996</text:p>
          </table:table-cell>
          <table:table-cell table:formula="of:=IF([.F1095]=0;[.G1094]+2+1/[.$H$2];[.G1094]+1/[.$H$2])" office:value-type="float" office:value="18.2000000000002" calcext:value-type="float">
            <text:p>18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6]))" office:value-type="date" office:date-value="2019-10-25T09:18:00.66539" calcext:value-type="date">
            <text:p>2019-10-25 09:18:01</text:p>
          </table:table-cell>
          <table:table-cell table:style-name="ce7" table:formula="of:=[.A1096]" office:value-type="date" office:date-value="2019-10-25T09:18:00.66539" calcext:value-type="date">
            <text:p>2019-10-25 09:18:01</text:p>
          </table:table-cell>
          <table:table-cell table:formula="of:=TRUNC([.A1096])" office:value-type="float" office:value="43763" calcext:value-type="float">
            <text:p>43763</text:p>
          </table:table-cell>
          <table:table-cell table:style-name="ce12" table:formula="of:=[.B1096]-[.C1096]" office:value-type="date" office:date-value="1899-12-30T09:18:00.66538979765" calcext:value-type="date">
            <text:p>12/30/99 09:18 AM</text:p>
          </table:table-cell>
          <table:table-cell table:formula="of:=MOD([.E1095]-[.$E$2];[.$H$2])+1+[.$E$2]" office:value-type="float" office:value="234" calcext:value-type="float">
            <text:p>234</text:p>
          </table:table-cell>
          <table:table-cell table:formula="of:=MOD([.F1095]+1/[.$H$2];5)" office:value-type="float" office:value="3.21666666666662" calcext:value-type="float">
            <text:p>3,21666666666662</text:p>
          </table:table-cell>
          <table:table-cell table:formula="of:=IF([.F1096]=0;[.G1095]+2+1/[.$H$2];[.G1095]+1/[.$H$2])" office:value-type="float" office:value="18.2166666666669" calcext:value-type="float">
            <text:p>18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7]))" office:value-type="date" office:date-value="2019-10-25T09:28:50.991493" calcext:value-type="date">
            <text:p>2019-10-25 09:28:51</text:p>
          </table:table-cell>
          <table:table-cell table:style-name="ce7" table:formula="of:=[.A1097]" office:value-type="date" office:date-value="2019-10-25T09:28:50.991493" calcext:value-type="date">
            <text:p>2019-10-25 09:28:51</text:p>
          </table:table-cell>
          <table:table-cell table:formula="of:=TRUNC([.A1097])" office:value-type="float" office:value="43763" calcext:value-type="float">
            <text:p>43763</text:p>
          </table:table-cell>
          <table:table-cell table:style-name="ce12" table:formula="of:=[.B1097]-[.C1097]" office:value-type="date" office:date-value="1899-12-30T09:28:50.99149300251" calcext:value-type="date">
            <text:p>12/30/99 09:28 AM</text:p>
          </table:table-cell>
          <table:table-cell table:formula="of:=MOD([.E1096]-[.$E$2];[.$H$2])+1+[.$E$2]" office:value-type="float" office:value="235" calcext:value-type="float">
            <text:p>235</text:p>
          </table:table-cell>
          <table:table-cell table:formula="of:=MOD([.F1096]+1/[.$H$2];5)" office:value-type="float" office:value="3.23333333333329" calcext:value-type="float">
            <text:p>3,23333333333329</text:p>
          </table:table-cell>
          <table:table-cell table:formula="of:=IF([.F1097]=0;[.G1096]+2+1/[.$H$2];[.G1096]+1/[.$H$2])" office:value-type="float" office:value="18.2333333333336" calcext:value-type="float">
            <text:p>18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8]))" office:value-type="date" office:date-value="2019-10-25T09:40:49.105489" calcext:value-type="date">
            <text:p>2019-10-25 09:40:49</text:p>
          </table:table-cell>
          <table:table-cell table:style-name="ce7" table:formula="of:=[.A1098]" office:value-type="date" office:date-value="2019-10-25T09:40:49.105489" calcext:value-type="date">
            <text:p>2019-10-25 09:40:49</text:p>
          </table:table-cell>
          <table:table-cell table:formula="of:=TRUNC([.A1098])" office:value-type="float" office:value="43763" calcext:value-type="float">
            <text:p>43763</text:p>
          </table:table-cell>
          <table:table-cell table:style-name="ce12" table:formula="of:=[.B1098]-[.C1098]" office:value-type="date" office:date-value="1899-12-30T09:40:49.10548918415" calcext:value-type="date">
            <text:p>12/30/99 09:40 AM</text:p>
          </table:table-cell>
          <table:table-cell table:formula="of:=MOD([.E1097]-[.$E$2];[.$H$2])+1+[.$E$2]" office:value-type="float" office:value="236" calcext:value-type="float">
            <text:p>236</text:p>
          </table:table-cell>
          <table:table-cell table:formula="of:=MOD([.F1097]+1/[.$H$2];5)" office:value-type="float" office:value="3.24999999999996" calcext:value-type="float">
            <text:p>3,24999999999996</text:p>
          </table:table-cell>
          <table:table-cell table:formula="of:=IF([.F1098]=0;[.G1097]+2+1/[.$H$2];[.G1097]+1/[.$H$2])" office:value-type="float" office:value="18.2500000000002" calcext:value-type="float">
            <text:p>18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9]))" office:value-type="date" office:date-value="2019-10-25T09:15:43.478828" calcext:value-type="date">
            <text:p>2019-10-25 09:15:43</text:p>
          </table:table-cell>
          <table:table-cell table:style-name="ce7" table:formula="of:=[.A1099]" office:value-type="date" office:date-value="2019-10-25T09:15:43.478828" calcext:value-type="date">
            <text:p>2019-10-25 09:15:43</text:p>
          </table:table-cell>
          <table:table-cell table:formula="of:=TRUNC([.A1099])" office:value-type="float" office:value="43763" calcext:value-type="float">
            <text:p>43763</text:p>
          </table:table-cell>
          <table:table-cell table:style-name="ce12" table:formula="of:=[.B1099]-[.C1099]" office:value-type="date" office:date-value="1899-12-30T09:15:43.47882815637" calcext:value-type="date">
            <text:p>12/30/99 09:15 AM</text:p>
          </table:table-cell>
          <table:table-cell table:formula="of:=MOD([.E1098]-[.$E$2];[.$H$2])+1+[.$E$2]" office:value-type="float" office:value="237" calcext:value-type="float">
            <text:p>237</text:p>
          </table:table-cell>
          <table:table-cell table:formula="of:=MOD([.F1098]+1/[.$H$2];5)" office:value-type="float" office:value="3.26666666666662" calcext:value-type="float">
            <text:p>3,26666666666662</text:p>
          </table:table-cell>
          <table:table-cell table:formula="of:=IF([.F1099]=0;[.G1098]+2+1/[.$H$2];[.G1098]+1/[.$H$2])" office:value-type="float" office:value="18.2666666666669" calcext:value-type="float">
            <text:p>18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0]))" office:value-type="date" office:date-value="2019-10-25T09:55:22.267981" calcext:value-type="date">
            <text:p>2019-10-25 09:55:22</text:p>
          </table:table-cell>
          <table:table-cell table:style-name="ce7" table:formula="of:=[.A1100]" office:value-type="date" office:date-value="2019-10-25T09:55:22.267981" calcext:value-type="date">
            <text:p>2019-10-25 09:55:22</text:p>
          </table:table-cell>
          <table:table-cell table:formula="of:=TRUNC([.A1100])" office:value-type="float" office:value="43763" calcext:value-type="float">
            <text:p>43763</text:p>
          </table:table-cell>
          <table:table-cell table:style-name="ce12" table:formula="of:=[.B1100]-[.C1100]" office:value-type="date" office:date-value="1899-12-30T09:55:22.26798115298" calcext:value-type="date">
            <text:p>12/30/99 09:55 AM</text:p>
          </table:table-cell>
          <table:table-cell table:formula="of:=MOD([.E1099]-[.$E$2];[.$H$2])+1+[.$E$2]" office:value-type="float" office:value="238" calcext:value-type="float">
            <text:p>238</text:p>
          </table:table-cell>
          <table:table-cell table:formula="of:=MOD([.F1099]+1/[.$H$2];5)" office:value-type="float" office:value="3.28333333333329" calcext:value-type="float">
            <text:p>3,28333333333329</text:p>
          </table:table-cell>
          <table:table-cell table:formula="of:=IF([.F1100]=0;[.G1099]+2+1/[.$H$2];[.G1099]+1/[.$H$2])" office:value-type="float" office:value="18.2833333333336" calcext:value-type="float">
            <text:p>18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1]))" office:value-type="date" office:date-value="2019-10-25T09:31:39.678399" calcext:value-type="date">
            <text:p>2019-10-25 09:31:40</text:p>
          </table:table-cell>
          <table:table-cell table:style-name="ce7" table:formula="of:=[.A1101]" office:value-type="date" office:date-value="2019-10-25T09:31:39.678399" calcext:value-type="date">
            <text:p>2019-10-25 09:31:40</text:p>
          </table:table-cell>
          <table:table-cell table:formula="of:=TRUNC([.A1101])" office:value-type="float" office:value="43763" calcext:value-type="float">
            <text:p>43763</text:p>
          </table:table-cell>
          <table:table-cell table:style-name="ce12" table:formula="of:=[.B1101]-[.C1101]" office:value-type="date" office:date-value="1899-12-30T09:31:39.67839927413" calcext:value-type="date">
            <text:p>12/30/99 09:31 AM</text:p>
          </table:table-cell>
          <table:table-cell table:formula="of:=MOD([.E1100]-[.$E$2];[.$H$2])+1+[.$E$2]" office:value-type="float" office:value="239" calcext:value-type="float">
            <text:p>239</text:p>
          </table:table-cell>
          <table:table-cell table:formula="of:=MOD([.F1100]+1/[.$H$2];5)" office:value-type="float" office:value="3.29999999999996" calcext:value-type="float">
            <text:p>3,29999999999996</text:p>
          </table:table-cell>
          <table:table-cell table:formula="of:=IF([.F1101]=0;[.G1100]+2+1/[.$H$2];[.G1100]+1/[.$H$2])" office:value-type="float" office:value="18.3000000000002" calcext:value-type="float">
            <text:p>18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2]))" office:value-type="date" office:date-value="2019-10-25T09:03:19.171719" calcext:value-type="date">
            <text:p>2019-10-25 09:03:19</text:p>
          </table:table-cell>
          <table:table-cell table:style-name="ce7" table:formula="of:=[.A1102]" office:value-type="date" office:date-value="2019-10-25T09:03:19.171719" calcext:value-type="date">
            <text:p>2019-10-25 09:03:19</text:p>
          </table:table-cell>
          <table:table-cell table:formula="of:=TRUNC([.A1102])" office:value-type="float" office:value="43763" calcext:value-type="float">
            <text:p>43763</text:p>
          </table:table-cell>
          <table:table-cell table:style-name="ce12" table:formula="of:=[.B1102]-[.C1102]" office:value-type="date" office:date-value="1899-12-30T09:03:19.17171879206" calcext:value-type="date">
            <text:p>12/30/99 09:03 AM</text:p>
          </table:table-cell>
          <table:table-cell table:formula="of:=MOD([.E1101]-[.$E$2];[.$H$2])+1+[.$E$2]" office:value-type="float" office:value="240" calcext:value-type="float">
            <text:p>240</text:p>
          </table:table-cell>
          <table:table-cell table:formula="of:=MOD([.F1101]+1/[.$H$2];5)" office:value-type="float" office:value="3.31666666666662" calcext:value-type="float">
            <text:p>3,31666666666662</text:p>
          </table:table-cell>
          <table:table-cell table:formula="of:=IF([.F1102]=0;[.G1101]+2+1/[.$H$2];[.G1101]+1/[.$H$2])" office:value-type="float" office:value="18.3166666666669" calcext:value-type="float">
            <text:p>18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3]))" office:value-type="date" office:date-value="2019-10-25T09:17:14.728756" calcext:value-type="date">
            <text:p>2019-10-25 09:17:15</text:p>
          </table:table-cell>
          <table:table-cell table:style-name="ce7" table:formula="of:=[.A1103]" office:value-type="date" office:date-value="2019-10-25T09:17:14.728756" calcext:value-type="date">
            <text:p>2019-10-25 09:17:15</text:p>
          </table:table-cell>
          <table:table-cell table:formula="of:=TRUNC([.A1103])" office:value-type="float" office:value="43763" calcext:value-type="float">
            <text:p>43763</text:p>
          </table:table-cell>
          <table:table-cell table:style-name="ce12" table:formula="of:=[.B1103]-[.C1103]" office:value-type="date" office:date-value="1899-12-30T09:17:14.72875629086" calcext:value-type="date">
            <text:p>12/30/99 09:17 AM</text:p>
          </table:table-cell>
          <table:table-cell table:formula="of:=MOD([.E1102]-[.$E$2];[.$H$2])+1+[.$E$2]" office:value-type="float" office:value="241" calcext:value-type="float">
            <text:p>241</text:p>
          </table:table-cell>
          <table:table-cell table:formula="of:=MOD([.F1102]+1/[.$H$2];5)" office:value-type="float" office:value="3.33333333333329" calcext:value-type="float">
            <text:p>3,33333333333329</text:p>
          </table:table-cell>
          <table:table-cell table:formula="of:=IF([.F1103]=0;[.G1102]+2+1/[.$H$2];[.G1102]+1/[.$H$2])" office:value-type="float" office:value="18.3333333333336" calcext:value-type="float">
            <text:p>18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4]))" office:value-type="date" office:date-value="2019-10-25T09:53:09.381846" calcext:value-type="date">
            <text:p>2019-10-25 09:53:09</text:p>
          </table:table-cell>
          <table:table-cell table:style-name="ce7" table:formula="of:=[.A1104]" office:value-type="date" office:date-value="2019-10-25T09:53:09.381846" calcext:value-type="date">
            <text:p>2019-10-25 09:53:09</text:p>
          </table:table-cell>
          <table:table-cell table:formula="of:=TRUNC([.A1104])" office:value-type="float" office:value="43763" calcext:value-type="float">
            <text:p>43763</text:p>
          </table:table-cell>
          <table:table-cell table:style-name="ce12" table:formula="of:=[.B1104]-[.C1104]" office:value-type="date" office:date-value="1899-12-30T09:53:09.38184566796" calcext:value-type="date">
            <text:p>12/30/99 09:53 AM</text:p>
          </table:table-cell>
          <table:table-cell table:formula="of:=MOD([.E1103]-[.$E$2];[.$H$2])+1+[.$E$2]" office:value-type="float" office:value="242" calcext:value-type="float">
            <text:p>242</text:p>
          </table:table-cell>
          <table:table-cell table:formula="of:=MOD([.F1103]+1/[.$H$2];5)" office:value-type="float" office:value="3.34999999999996" calcext:value-type="float">
            <text:p>3,34999999999996</text:p>
          </table:table-cell>
          <table:table-cell table:formula="of:=IF([.F1104]=0;[.G1103]+2+1/[.$H$2];[.G1103]+1/[.$H$2])" office:value-type="float" office:value="18.3500000000002" calcext:value-type="float">
            <text:p>18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5]))" office:value-type="date" office:date-value="2019-10-25T09:41:03.697047" calcext:value-type="date">
            <text:p>2019-10-25 09:41:04</text:p>
          </table:table-cell>
          <table:table-cell table:style-name="ce7" table:formula="of:=[.A1105]" office:value-type="date" office:date-value="2019-10-25T09:41:03.697047" calcext:value-type="date">
            <text:p>2019-10-25 09:41:04</text:p>
          </table:table-cell>
          <table:table-cell table:formula="of:=TRUNC([.A1105])" office:value-type="float" office:value="43763" calcext:value-type="float">
            <text:p>43763</text:p>
          </table:table-cell>
          <table:table-cell table:style-name="ce12" table:formula="of:=[.B1105]-[.C1105]" office:value-type="date" office:date-value="1899-12-30T09:41:03.69704715908" calcext:value-type="date">
            <text:p>12/30/99 09:41 AM</text:p>
          </table:table-cell>
          <table:table-cell table:formula="of:=MOD([.E1104]-[.$E$2];[.$H$2])+1+[.$E$2]" office:value-type="float" office:value="243" calcext:value-type="float">
            <text:p>243</text:p>
          </table:table-cell>
          <table:table-cell table:formula="of:=MOD([.F1104]+1/[.$H$2];5)" office:value-type="float" office:value="3.36666666666662" calcext:value-type="float">
            <text:p>3,36666666666662</text:p>
          </table:table-cell>
          <table:table-cell table:formula="of:=IF([.F1105]=0;[.G1104]+2+1/[.$H$2];[.G1104]+1/[.$H$2])" office:value-type="float" office:value="18.3666666666669" calcext:value-type="float">
            <text:p>18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6]))" office:value-type="date" office:date-value="2019-10-25T09:29:24.063425" calcext:value-type="date">
            <text:p>2019-10-25 09:29:24</text:p>
          </table:table-cell>
          <table:table-cell table:style-name="ce7" table:formula="of:=[.A1106]" office:value-type="date" office:date-value="2019-10-25T09:29:24.063425" calcext:value-type="date">
            <text:p>2019-10-25 09:29:24</text:p>
          </table:table-cell>
          <table:table-cell table:formula="of:=TRUNC([.A1106])" office:value-type="float" office:value="43763" calcext:value-type="float">
            <text:p>43763</text:p>
          </table:table-cell>
          <table:table-cell table:style-name="ce12" table:formula="of:=[.B1106]-[.C1106]" office:value-type="date" office:date-value="1899-12-30T09:29:24.06342498958" calcext:value-type="date">
            <text:p>12/30/99 09:29 AM</text:p>
          </table:table-cell>
          <table:table-cell table:formula="of:=MOD([.E1105]-[.$E$2];[.$H$2])+1+[.$E$2]" office:value-type="float" office:value="244" calcext:value-type="float">
            <text:p>244</text:p>
          </table:table-cell>
          <table:table-cell table:formula="of:=MOD([.F1105]+1/[.$H$2];5)" office:value-type="float" office:value="3.38333333333329" calcext:value-type="float">
            <text:p>3,38333333333329</text:p>
          </table:table-cell>
          <table:table-cell table:formula="of:=IF([.F1106]=0;[.G1105]+2+1/[.$H$2];[.G1105]+1/[.$H$2])" office:value-type="float" office:value="18.3833333333336" calcext:value-type="float">
            <text:p>18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7]))" office:value-type="date" office:date-value="2019-10-25T09:40:05.162569" calcext:value-type="date">
            <text:p>2019-10-25 09:40:05</text:p>
          </table:table-cell>
          <table:table-cell table:style-name="ce7" table:formula="of:=[.A1107]" office:value-type="date" office:date-value="2019-10-25T09:40:05.162569" calcext:value-type="date">
            <text:p>2019-10-25 09:40:05</text:p>
          </table:table-cell>
          <table:table-cell table:formula="of:=TRUNC([.A1107])" office:value-type="float" office:value="43763" calcext:value-type="float">
            <text:p>43763</text:p>
          </table:table-cell>
          <table:table-cell table:style-name="ce12" table:formula="of:=[.B1107]-[.C1107]" office:value-type="date" office:date-value="1899-12-30T09:40:05.16256908886" calcext:value-type="date">
            <text:p>12/30/99 09:40 AM</text:p>
          </table:table-cell>
          <table:table-cell table:formula="of:=MOD([.E1106]-[.$E$2];[.$H$2])+1+[.$E$2]" office:value-type="float" office:value="245" calcext:value-type="float">
            <text:p>245</text:p>
          </table:table-cell>
          <table:table-cell table:formula="of:=MOD([.F1106]+1/[.$H$2];5)" office:value-type="float" office:value="3.39999999999996" calcext:value-type="float">
            <text:p>3,39999999999996</text:p>
          </table:table-cell>
          <table:table-cell table:formula="of:=IF([.F1107]=0;[.G1106]+2+1/[.$H$2];[.G1106]+1/[.$H$2])" office:value-type="float" office:value="18.4000000000002" calcext:value-type="float">
            <text:p>18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8]))" office:value-type="date" office:date-value="2019-10-25T09:32:46.894384" calcext:value-type="date">
            <text:p>2019-10-25 09:32:47</text:p>
          </table:table-cell>
          <table:table-cell table:style-name="ce7" table:formula="of:=[.A1108]" office:value-type="date" office:date-value="2019-10-25T09:32:46.894384" calcext:value-type="date">
            <text:p>2019-10-25 09:32:47</text:p>
          </table:table-cell>
          <table:table-cell table:formula="of:=TRUNC([.A1108])" office:value-type="float" office:value="43763" calcext:value-type="float">
            <text:p>43763</text:p>
          </table:table-cell>
          <table:table-cell table:style-name="ce12" table:formula="of:=[.B1108]-[.C1108]" office:value-type="date" office:date-value="1899-12-30T09:32:46.89438389149" calcext:value-type="date">
            <text:p>12/30/99 09:32 AM</text:p>
          </table:table-cell>
          <table:table-cell table:formula="of:=MOD([.E1107]-[.$E$2];[.$H$2])+1+[.$E$2]" office:value-type="float" office:value="246" calcext:value-type="float">
            <text:p>246</text:p>
          </table:table-cell>
          <table:table-cell table:formula="of:=MOD([.F1107]+1/[.$H$2];5)" office:value-type="float" office:value="3.41666666666662" calcext:value-type="float">
            <text:p>3,41666666666662</text:p>
          </table:table-cell>
          <table:table-cell table:formula="of:=IF([.F1108]=0;[.G1107]+2+1/[.$H$2];[.G1107]+1/[.$H$2])" office:value-type="float" office:value="18.4166666666669" calcext:value-type="float">
            <text:p>18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9]))" office:value-type="date" office:date-value="2019-10-25T09:35:39.209017" calcext:value-type="date">
            <text:p>2019-10-25 09:35:39</text:p>
          </table:table-cell>
          <table:table-cell table:style-name="ce7" table:formula="of:=[.A1109]" office:value-type="date" office:date-value="2019-10-25T09:35:39.209017" calcext:value-type="date">
            <text:p>2019-10-25 09:35:39</text:p>
          </table:table-cell>
          <table:table-cell table:formula="of:=TRUNC([.A1109])" office:value-type="float" office:value="43763" calcext:value-type="float">
            <text:p>43763</text:p>
          </table:table-cell>
          <table:table-cell table:style-name="ce12" table:formula="of:=[.B1109]-[.C1109]" office:value-type="date" office:date-value="1899-12-30T09:35:39.20901704114" calcext:value-type="date">
            <text:p>12/30/99 09:35 AM</text:p>
          </table:table-cell>
          <table:table-cell table:formula="of:=MOD([.E1108]-[.$E$2];[.$H$2])+1+[.$E$2]" office:value-type="float" office:value="247" calcext:value-type="float">
            <text:p>247</text:p>
          </table:table-cell>
          <table:table-cell table:formula="of:=MOD([.F1108]+1/[.$H$2];5)" office:value-type="float" office:value="3.43333333333329" calcext:value-type="float">
            <text:p>3,43333333333329</text:p>
          </table:table-cell>
          <table:table-cell table:formula="of:=IF([.F1109]=0;[.G1108]+2+1/[.$H$2];[.G1108]+1/[.$H$2])" office:value-type="float" office:value="18.4333333333336" calcext:value-type="float">
            <text:p>18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0]))" office:value-type="date" office:date-value="2019-10-25T09:39:51.893648" calcext:value-type="date">
            <text:p>2019-10-25 09:39:52</text:p>
          </table:table-cell>
          <table:table-cell table:style-name="ce7" table:formula="of:=[.A1110]" office:value-type="date" office:date-value="2019-10-25T09:39:51.893648" calcext:value-type="date">
            <text:p>2019-10-25 09:39:52</text:p>
          </table:table-cell>
          <table:table-cell table:formula="of:=TRUNC([.A1110])" office:value-type="float" office:value="43763" calcext:value-type="float">
            <text:p>43763</text:p>
          </table:table-cell>
          <table:table-cell table:style-name="ce12" table:formula="of:=[.B1110]-[.C1110]" office:value-type="date" office:date-value="1899-12-30T09:39:51.89364777412" calcext:value-type="date">
            <text:p>12/30/99 09:39 AM</text:p>
          </table:table-cell>
          <table:table-cell table:formula="of:=MOD([.E1109]-[.$E$2];[.$H$2])+1+[.$E$2]" office:value-type="float" office:value="248" calcext:value-type="float">
            <text:p>248</text:p>
          </table:table-cell>
          <table:table-cell table:formula="of:=MOD([.F1109]+1/[.$H$2];5)" office:value-type="float" office:value="3.44999999999996" calcext:value-type="float">
            <text:p>3,44999999999996</text:p>
          </table:table-cell>
          <table:table-cell table:formula="of:=IF([.F1110]=0;[.G1109]+2+1/[.$H$2];[.G1109]+1/[.$H$2])" office:value-type="float" office:value="18.4500000000002" calcext:value-type="float">
            <text:p>18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1]))" office:value-type="date" office:date-value="2019-10-25T09:43:15.441758" calcext:value-type="date">
            <text:p>2019-10-25 09:43:15</text:p>
          </table:table-cell>
          <table:table-cell table:style-name="ce7" table:formula="of:=[.A1111]" office:value-type="date" office:date-value="2019-10-25T09:43:15.441758" calcext:value-type="date">
            <text:p>2019-10-25 09:43:15</text:p>
          </table:table-cell>
          <table:table-cell table:formula="of:=TRUNC([.A1111])" office:value-type="float" office:value="43763" calcext:value-type="float">
            <text:p>43763</text:p>
          </table:table-cell>
          <table:table-cell table:style-name="ce12" table:formula="of:=[.B1111]-[.C1111]" office:value-type="date" office:date-value="1899-12-30T09:43:15.44175791088" calcext:value-type="date">
            <text:p>12/30/99 09:43 AM</text:p>
          </table:table-cell>
          <table:table-cell table:formula="of:=MOD([.E1110]-[.$E$2];[.$H$2])+1+[.$E$2]" office:value-type="float" office:value="249" calcext:value-type="float">
            <text:p>249</text:p>
          </table:table-cell>
          <table:table-cell table:formula="of:=MOD([.F1110]+1/[.$H$2];5)" office:value-type="float" office:value="3.46666666666662" calcext:value-type="float">
            <text:p>3,46666666666662</text:p>
          </table:table-cell>
          <table:table-cell table:formula="of:=IF([.F1111]=0;[.G1110]+2+1/[.$H$2];[.G1110]+1/[.$H$2])" office:value-type="float" office:value="18.4666666666669" calcext:value-type="float">
            <text:p>18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2]))" office:value-type="date" office:date-value="2019-10-25T09:03:57.753691" calcext:value-type="date">
            <text:p>2019-10-25 09:03:58</text:p>
          </table:table-cell>
          <table:table-cell table:style-name="ce7" table:formula="of:=[.A1112]" office:value-type="date" office:date-value="2019-10-25T09:03:57.753691" calcext:value-type="date">
            <text:p>2019-10-25 09:03:58</text:p>
          </table:table-cell>
          <table:table-cell table:formula="of:=TRUNC([.A1112])" office:value-type="float" office:value="43763" calcext:value-type="float">
            <text:p>43763</text:p>
          </table:table-cell>
          <table:table-cell table:style-name="ce12" table:formula="of:=[.B1112]-[.C1112]" office:value-type="date" office:date-value="1899-12-30T09:03:57.75369117502" calcext:value-type="date">
            <text:p>12/30/99 09:03 AM</text:p>
          </table:table-cell>
          <table:table-cell table:formula="of:=MOD([.E1111]-[.$E$2];[.$H$2])+1+[.$E$2]" office:value-type="float" office:value="250" calcext:value-type="float">
            <text:p>250</text:p>
          </table:table-cell>
          <table:table-cell table:formula="of:=MOD([.F1111]+1/[.$H$2];5)" office:value-type="float" office:value="3.48333333333329" calcext:value-type="float">
            <text:p>3,48333333333329</text:p>
          </table:table-cell>
          <table:table-cell table:formula="of:=IF([.F1112]=0;[.G1111]+2+1/[.$H$2];[.G1111]+1/[.$H$2])" office:value-type="float" office:value="18.4833333333336" calcext:value-type="float">
            <text:p>18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3]))" office:value-type="date" office:date-value="2019-10-25T09:17:56.813693" calcext:value-type="date">
            <text:p>2019-10-25 09:17:57</text:p>
          </table:table-cell>
          <table:table-cell table:style-name="ce7" table:formula="of:=[.A1113]" office:value-type="date" office:date-value="2019-10-25T09:17:56.813693" calcext:value-type="date">
            <text:p>2019-10-25 09:17:57</text:p>
          </table:table-cell>
          <table:table-cell table:formula="of:=TRUNC([.A1113])" office:value-type="float" office:value="43763" calcext:value-type="float">
            <text:p>43763</text:p>
          </table:table-cell>
          <table:table-cell table:style-name="ce12" table:formula="of:=[.B1113]-[.C1113]" office:value-type="date" office:date-value="1899-12-30T09:17:56.81369322818" calcext:value-type="date">
            <text:p>12/30/99 09:17 AM</text:p>
          </table:table-cell>
          <table:table-cell table:formula="of:=MOD([.E1112]-[.$E$2];[.$H$2])+1+[.$E$2]" office:value-type="float" office:value="251" calcext:value-type="float">
            <text:p>251</text:p>
          </table:table-cell>
          <table:table-cell table:formula="of:=MOD([.F1112]+1/[.$H$2];5)" office:value-type="float" office:value="3.49999999999996" calcext:value-type="float">
            <text:p>3,49999999999996</text:p>
          </table:table-cell>
          <table:table-cell table:formula="of:=IF([.F1113]=0;[.G1112]+2+1/[.$H$2];[.G1112]+1/[.$H$2])" office:value-type="float" office:value="18.5000000000002" calcext:value-type="float">
            <text:p>18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4]))" office:value-type="date" office:date-value="2019-10-25T09:14:01.677538" calcext:value-type="date">
            <text:p>2019-10-25 09:14:02</text:p>
          </table:table-cell>
          <table:table-cell table:style-name="ce7" table:formula="of:=[.A1114]" office:value-type="date" office:date-value="2019-10-25T09:14:01.677538" calcext:value-type="date">
            <text:p>2019-10-25 09:14:02</text:p>
          </table:table-cell>
          <table:table-cell table:formula="of:=TRUNC([.A1114])" office:value-type="float" office:value="43763" calcext:value-type="float">
            <text:p>43763</text:p>
          </table:table-cell>
          <table:table-cell table:style-name="ce12" table:formula="of:=[.B1114]-[.C1114]" office:value-type="date" office:date-value="1899-12-30T09:14:01.67753777001" calcext:value-type="date">
            <text:p>12/30/99 09:14 AM</text:p>
          </table:table-cell>
          <table:table-cell table:formula="of:=MOD([.E1113]-[.$E$2];[.$H$2])+1+[.$E$2]" office:value-type="float" office:value="252" calcext:value-type="float">
            <text:p>252</text:p>
          </table:table-cell>
          <table:table-cell table:formula="of:=MOD([.F1113]+1/[.$H$2];5)" office:value-type="float" office:value="3.51666666666662" calcext:value-type="float">
            <text:p>3,51666666666662</text:p>
          </table:table-cell>
          <table:table-cell table:formula="of:=IF([.F1114]=0;[.G1113]+2+1/[.$H$2];[.G1113]+1/[.$H$2])" office:value-type="float" office:value="18.5166666666669" calcext:value-type="float">
            <text:p>18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5]))" office:value-type="date" office:date-value="2019-10-25T09:42:53.874852" calcext:value-type="date">
            <text:p>2019-10-25 09:42:54</text:p>
          </table:table-cell>
          <table:table-cell table:style-name="ce7" table:formula="of:=[.A1115]" office:value-type="date" office:date-value="2019-10-25T09:42:53.874852" calcext:value-type="date">
            <text:p>2019-10-25 09:42:54</text:p>
          </table:table-cell>
          <table:table-cell table:formula="of:=TRUNC([.A1115])" office:value-type="float" office:value="43763" calcext:value-type="float">
            <text:p>43763</text:p>
          </table:table-cell>
          <table:table-cell table:style-name="ce12" table:formula="of:=[.B1115]-[.C1115]" office:value-type="date" office:date-value="1899-12-30T09:42:53.87485178187" calcext:value-type="date">
            <text:p>12/30/99 09:42 AM</text:p>
          </table:table-cell>
          <table:table-cell table:formula="of:=MOD([.E1114]-[.$E$2];[.$H$2])+1+[.$E$2]" office:value-type="float" office:value="253" calcext:value-type="float">
            <text:p>253</text:p>
          </table:table-cell>
          <table:table-cell table:formula="of:=MOD([.F1114]+1/[.$H$2];5)" office:value-type="float" office:value="3.53333333333329" calcext:value-type="float">
            <text:p>3,53333333333329</text:p>
          </table:table-cell>
          <table:table-cell table:formula="of:=IF([.F1115]=0;[.G1114]+2+1/[.$H$2];[.G1114]+1/[.$H$2])" office:value-type="float" office:value="18.5333333333336" calcext:value-type="float">
            <text:p>18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6]))" office:value-type="date" office:date-value="2019-10-25T09:50:31.840081" calcext:value-type="date">
            <text:p>2019-10-25 09:50:32</text:p>
          </table:table-cell>
          <table:table-cell table:style-name="ce7" table:formula="of:=[.A1116]" office:value-type="date" office:date-value="2019-10-25T09:50:31.840081" calcext:value-type="date">
            <text:p>2019-10-25 09:50:32</text:p>
          </table:table-cell>
          <table:table-cell table:formula="of:=TRUNC([.A1116])" office:value-type="float" office:value="43763" calcext:value-type="float">
            <text:p>43763</text:p>
          </table:table-cell>
          <table:table-cell table:style-name="ce12" table:formula="of:=[.B1116]-[.C1116]" office:value-type="date" office:date-value="1899-12-30T09:50:31.84008111712" calcext:value-type="date">
            <text:p>12/30/99 09:50 AM</text:p>
          </table:table-cell>
          <table:table-cell table:formula="of:=MOD([.E1115]-[.$E$2];[.$H$2])+1+[.$E$2]" office:value-type="float" office:value="254" calcext:value-type="float">
            <text:p>254</text:p>
          </table:table-cell>
          <table:table-cell table:formula="of:=MOD([.F1115]+1/[.$H$2];5)" office:value-type="float" office:value="3.54999999999995" calcext:value-type="float">
            <text:p>3,54999999999995</text:p>
          </table:table-cell>
          <table:table-cell table:formula="of:=IF([.F1116]=0;[.G1115]+2+1/[.$H$2];[.G1115]+1/[.$H$2])" office:value-type="float" office:value="18.5500000000002" calcext:value-type="float">
            <text:p>18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7]))" office:value-type="date" office:date-value="2019-10-25T09:41:32.406935" calcext:value-type="date">
            <text:p>2019-10-25 09:41:32</text:p>
          </table:table-cell>
          <table:table-cell table:style-name="ce7" table:formula="of:=[.A1117]" office:value-type="date" office:date-value="2019-10-25T09:41:32.406935" calcext:value-type="date">
            <text:p>2019-10-25 09:41:32</text:p>
          </table:table-cell>
          <table:table-cell table:formula="of:=TRUNC([.A1117])" office:value-type="float" office:value="43763" calcext:value-type="float">
            <text:p>43763</text:p>
          </table:table-cell>
          <table:table-cell table:style-name="ce12" table:formula="of:=[.B1117]-[.C1117]" office:value-type="date" office:date-value="1899-12-30T09:41:32.40693468601" calcext:value-type="date">
            <text:p>12/30/99 09:41 AM</text:p>
          </table:table-cell>
          <table:table-cell table:formula="of:=MOD([.E1116]-[.$E$2];[.$H$2])+1+[.$E$2]" office:value-type="float" office:value="255" calcext:value-type="float">
            <text:p>255</text:p>
          </table:table-cell>
          <table:table-cell table:formula="of:=MOD([.F1116]+1/[.$H$2];5)" office:value-type="float" office:value="3.56666666666662" calcext:value-type="float">
            <text:p>3,56666666666662</text:p>
          </table:table-cell>
          <table:table-cell table:formula="of:=IF([.F1117]=0;[.G1116]+2+1/[.$H$2];[.G1116]+1/[.$H$2])" office:value-type="float" office:value="18.5666666666669" calcext:value-type="float">
            <text:p>18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8]))" office:value-type="date" office:date-value="2019-10-25T09:54:01.953219" calcext:value-type="date">
            <text:p>2019-10-25 09:54:02</text:p>
          </table:table-cell>
          <table:table-cell table:style-name="ce7" table:formula="of:=[.A1118]" office:value-type="date" office:date-value="2019-10-25T09:54:01.953219" calcext:value-type="date">
            <text:p>2019-10-25 09:54:02</text:p>
          </table:table-cell>
          <table:table-cell table:formula="of:=TRUNC([.A1118])" office:value-type="float" office:value="43763" calcext:value-type="float">
            <text:p>43763</text:p>
          </table:table-cell>
          <table:table-cell table:style-name="ce12" table:formula="of:=[.B1118]-[.C1118]" office:value-type="date" office:date-value="1899-12-30T09:54:01.95321863517" calcext:value-type="date">
            <text:p>12/30/99 09:54 AM</text:p>
          </table:table-cell>
          <table:table-cell table:formula="of:=MOD([.E1117]-[.$E$2];[.$H$2])+1+[.$E$2]" office:value-type="float" office:value="256" calcext:value-type="float">
            <text:p>256</text:p>
          </table:table-cell>
          <table:table-cell table:formula="of:=MOD([.F1117]+1/[.$H$2];5)" office:value-type="float" office:value="3.58333333333329" calcext:value-type="float">
            <text:p>3,58333333333329</text:p>
          </table:table-cell>
          <table:table-cell table:formula="of:=IF([.F1118]=0;[.G1117]+2+1/[.$H$2];[.G1117]+1/[.$H$2])" office:value-type="float" office:value="18.5833333333336" calcext:value-type="float">
            <text:p>18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9]))" office:value-type="date" office:date-value="2019-10-25T09:15:04.307095" calcext:value-type="date">
            <text:p>2019-10-25 09:15:04</text:p>
          </table:table-cell>
          <table:table-cell table:style-name="ce7" table:formula="of:=[.A1119]" office:value-type="date" office:date-value="2019-10-25T09:15:04.307095" calcext:value-type="date">
            <text:p>2019-10-25 09:15:04</text:p>
          </table:table-cell>
          <table:table-cell table:formula="of:=TRUNC([.A1119])" office:value-type="float" office:value="43763" calcext:value-type="float">
            <text:p>43763</text:p>
          </table:table-cell>
          <table:table-cell table:style-name="ce12" table:formula="of:=[.B1119]-[.C1119]" office:value-type="date" office:date-value="1899-12-30T09:15:04.30709458888" calcext:value-type="date">
            <text:p>12/30/99 09:15 AM</text:p>
          </table:table-cell>
          <table:table-cell table:formula="of:=MOD([.E1118]-[.$E$2];[.$H$2])+1+[.$E$2]" office:value-type="float" office:value="257" calcext:value-type="float">
            <text:p>257</text:p>
          </table:table-cell>
          <table:table-cell table:formula="of:=MOD([.F1118]+1/[.$H$2];5)" office:value-type="float" office:value="3.59999999999995" calcext:value-type="float">
            <text:p>3,59999999999995</text:p>
          </table:table-cell>
          <table:table-cell table:formula="of:=IF([.F1119]=0;[.G1118]+2+1/[.$H$2];[.G1118]+1/[.$H$2])" office:value-type="float" office:value="18.6000000000002" calcext:value-type="float">
            <text:p>18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0]))" office:value-type="date" office:date-value="2019-10-25T09:50:08.237881" calcext:value-type="date">
            <text:p>2019-10-25 09:50:08</text:p>
          </table:table-cell>
          <table:table-cell table:style-name="ce7" table:formula="of:=[.A1120]" office:value-type="date" office:date-value="2019-10-25T09:50:08.237881" calcext:value-type="date">
            <text:p>2019-10-25 09:50:08</text:p>
          </table:table-cell>
          <table:table-cell table:formula="of:=TRUNC([.A1120])" office:value-type="float" office:value="43763" calcext:value-type="float">
            <text:p>43763</text:p>
          </table:table-cell>
          <table:table-cell table:style-name="ce12" table:formula="of:=[.B1120]-[.C1120]" office:value-type="date" office:date-value="1899-12-30T09:50:08.23788063135" calcext:value-type="date">
            <text:p>12/30/99 09:50 AM</text:p>
          </table:table-cell>
          <table:table-cell table:formula="of:=MOD([.E1119]-[.$E$2];[.$H$2])+1+[.$E$2]" office:value-type="float" office:value="258" calcext:value-type="float">
            <text:p>258</text:p>
          </table:table-cell>
          <table:table-cell table:formula="of:=MOD([.F1119]+1/[.$H$2];5)" office:value-type="float" office:value="3.61666666666662" calcext:value-type="float">
            <text:p>3,61666666666662</text:p>
          </table:table-cell>
          <table:table-cell table:formula="of:=IF([.F1120]=0;[.G1119]+2+1/[.$H$2];[.G1119]+1/[.$H$2])" office:value-type="float" office:value="18.6166666666669" calcext:value-type="float">
            <text:p>18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1]))" office:value-type="date" office:date-value="2019-10-25T09:54:42.064115" calcext:value-type="date">
            <text:p>2019-10-25 09:54:42</text:p>
          </table:table-cell>
          <table:table-cell table:style-name="ce7" table:formula="of:=[.A1121]" office:value-type="date" office:date-value="2019-10-25T09:54:42.064115" calcext:value-type="date">
            <text:p>2019-10-25 09:54:42</text:p>
          </table:table-cell>
          <table:table-cell table:formula="of:=TRUNC([.A1121])" office:value-type="float" office:value="43763" calcext:value-type="float">
            <text:p>43763</text:p>
          </table:table-cell>
          <table:table-cell table:style-name="ce12" table:formula="of:=[.B1121]-[.C1121]" office:value-type="date" office:date-value="1899-12-30T09:54:42.06411490683" calcext:value-type="date">
            <text:p>12/30/99 09:54 AM</text:p>
          </table:table-cell>
          <table:table-cell table:formula="of:=MOD([.E1120]-[.$E$2];[.$H$2])+1+[.$E$2]" office:value-type="float" office:value="259" calcext:value-type="float">
            <text:p>259</text:p>
          </table:table-cell>
          <table:table-cell table:formula="of:=MOD([.F1120]+1/[.$H$2];5)" office:value-type="float" office:value="3.63333333333329" calcext:value-type="float">
            <text:p>3,63333333333329</text:p>
          </table:table-cell>
          <table:table-cell table:formula="of:=IF([.F1121]=0;[.G1120]+2+1/[.$H$2];[.G1120]+1/[.$H$2])" office:value-type="float" office:value="18.6333333333336" calcext:value-type="float">
            <text:p>18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2]))" office:value-type="date" office:date-value="2019-10-25T09:14:30.48288" calcext:value-type="date">
            <text:p>2019-10-25 09:14:30</text:p>
          </table:table-cell>
          <table:table-cell table:style-name="ce7" table:formula="of:=[.A1122]" office:value-type="date" office:date-value="2019-10-25T09:14:30.48288" calcext:value-type="date">
            <text:p>2019-10-25 09:14:30</text:p>
          </table:table-cell>
          <table:table-cell table:formula="of:=TRUNC([.A1122])" office:value-type="float" office:value="43763" calcext:value-type="float">
            <text:p>43763</text:p>
          </table:table-cell>
          <table:table-cell table:style-name="ce12" table:formula="of:=[.B1122]-[.C1122]" office:value-type="date" office:date-value="1899-12-30T09:14:30.48287966754" calcext:value-type="date">
            <text:p>12/30/99 09:14 AM</text:p>
          </table:table-cell>
          <table:table-cell table:formula="of:=MOD([.E1121]-[.$E$2];[.$H$2])+1+[.$E$2]" office:value-type="float" office:value="260" calcext:value-type="float">
            <text:p>260</text:p>
          </table:table-cell>
          <table:table-cell table:formula="of:=MOD([.F1121]+1/[.$H$2];5)" office:value-type="float" office:value="3.64999999999995" calcext:value-type="float">
            <text:p>3,64999999999995</text:p>
          </table:table-cell>
          <table:table-cell table:formula="of:=IF([.F1122]=0;[.G1121]+2+1/[.$H$2];[.G1121]+1/[.$H$2])" office:value-type="float" office:value="18.6500000000002" calcext:value-type="float">
            <text:p>18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3]))" office:value-type="date" office:date-value="2019-10-25T09:26:05.981968" calcext:value-type="date">
            <text:p>2019-10-25 09:26:06</text:p>
          </table:table-cell>
          <table:table-cell table:style-name="ce7" table:formula="of:=[.A1123]" office:value-type="date" office:date-value="2019-10-25T09:26:05.981968" calcext:value-type="date">
            <text:p>2019-10-25 09:26:06</text:p>
          </table:table-cell>
          <table:table-cell table:formula="of:=TRUNC([.A1123])" office:value-type="float" office:value="43763" calcext:value-type="float">
            <text:p>43763</text:p>
          </table:table-cell>
          <table:table-cell table:style-name="ce12" table:formula="of:=[.B1123]-[.C1123]" office:value-type="date" office:date-value="1899-12-30T09:26:05.98196821287" calcext:value-type="date">
            <text:p>12/30/99 09:26 AM</text:p>
          </table:table-cell>
          <table:table-cell table:formula="of:=MOD([.E1122]-[.$E$2];[.$H$2])+1+[.$E$2]" office:value-type="float" office:value="261" calcext:value-type="float">
            <text:p>261</text:p>
          </table:table-cell>
          <table:table-cell table:formula="of:=MOD([.F1122]+1/[.$H$2];5)" office:value-type="float" office:value="3.66666666666662" calcext:value-type="float">
            <text:p>3,66666666666662</text:p>
          </table:table-cell>
          <table:table-cell table:formula="of:=IF([.F1123]=0;[.G1122]+2+1/[.$H$2];[.G1122]+1/[.$H$2])" office:value-type="float" office:value="18.6666666666669" calcext:value-type="float">
            <text:p>18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4]))" office:value-type="date" office:date-value="2019-10-25T09:35:25.211068" calcext:value-type="date">
            <text:p>2019-10-25 09:35:25</text:p>
          </table:table-cell>
          <table:table-cell table:style-name="ce7" table:formula="of:=[.A1124]" office:value-type="date" office:date-value="2019-10-25T09:35:25.211068" calcext:value-type="date">
            <text:p>2019-10-25 09:35:25</text:p>
          </table:table-cell>
          <table:table-cell table:formula="of:=TRUNC([.A1124])" office:value-type="float" office:value="43763" calcext:value-type="float">
            <text:p>43763</text:p>
          </table:table-cell>
          <table:table-cell table:style-name="ce12" table:formula="of:=[.B1124]-[.C1124]" office:value-type="date" office:date-value="1899-12-30T09:35:25.21106817294" calcext:value-type="date">
            <text:p>12/30/99 09:35 AM</text:p>
          </table:table-cell>
          <table:table-cell table:formula="of:=MOD([.E1123]-[.$E$2];[.$H$2])+1+[.$E$2]" office:value-type="float" office:value="262" calcext:value-type="float">
            <text:p>262</text:p>
          </table:table-cell>
          <table:table-cell table:formula="of:=MOD([.F1123]+1/[.$H$2];5)" office:value-type="float" office:value="3.68333333333329" calcext:value-type="float">
            <text:p>3,68333333333329</text:p>
          </table:table-cell>
          <table:table-cell table:formula="of:=IF([.F1124]=0;[.G1123]+2+1/[.$H$2];[.G1123]+1/[.$H$2])" office:value-type="float" office:value="18.6833333333336" calcext:value-type="float">
            <text:p>18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5]))" office:value-type="date" office:date-value="2019-10-25T08:51:52.380479" calcext:value-type="date">
            <text:p>2019-10-25 08:51:52</text:p>
          </table:table-cell>
          <table:table-cell table:style-name="ce7" table:formula="of:=[.A1125]" office:value-type="date" office:date-value="2019-10-25T08:51:52.380479" calcext:value-type="date">
            <text:p>2019-10-25 08:51:52</text:p>
          </table:table-cell>
          <table:table-cell table:formula="of:=TRUNC([.A1125])" office:value-type="float" office:value="43763" calcext:value-type="float">
            <text:p>43763</text:p>
          </table:table-cell>
          <table:table-cell table:style-name="ce12" table:formula="of:=[.B1125]-[.C1125]" office:value-type="date" office:date-value="1899-12-30T08:51:52.38047881052" calcext:value-type="date">
            <text:p>12/30/99 08:51 AM</text:p>
          </table:table-cell>
          <table:table-cell table:formula="of:=MOD([.E1124]-[.$E$2];[.$H$2])+1+[.$E$2]" office:value-type="float" office:value="263" calcext:value-type="float">
            <text:p>263</text:p>
          </table:table-cell>
          <table:table-cell table:formula="of:=MOD([.F1124]+1/[.$H$2];5)" office:value-type="float" office:value="3.69999999999995" calcext:value-type="float">
            <text:p>3,69999999999995</text:p>
          </table:table-cell>
          <table:table-cell table:formula="of:=IF([.F1125]=0;[.G1124]+2+1/[.$H$2];[.G1124]+1/[.$H$2])" office:value-type="float" office:value="18.7000000000002" calcext:value-type="float">
            <text:p>18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6]))" office:value-type="date" office:date-value="2019-10-25T09:53:20.426508" calcext:value-type="date">
            <text:p>2019-10-25 09:53:20</text:p>
          </table:table-cell>
          <table:table-cell table:style-name="ce7" table:formula="of:=[.A1126]" office:value-type="date" office:date-value="2019-10-25T09:53:20.426508" calcext:value-type="date">
            <text:p>2019-10-25 09:53:20</text:p>
          </table:table-cell>
          <table:table-cell table:formula="of:=TRUNC([.A1126])" office:value-type="float" office:value="43763" calcext:value-type="float">
            <text:p>43763</text:p>
          </table:table-cell>
          <table:table-cell table:style-name="ce12" table:formula="of:=[.B1126]-[.C1126]" office:value-type="date" office:date-value="1899-12-30T09:53:20.42650764808" calcext:value-type="date">
            <text:p>12/30/99 09:53 AM</text:p>
          </table:table-cell>
          <table:table-cell table:formula="of:=MOD([.E1125]-[.$E$2];[.$H$2])+1+[.$E$2]" office:value-type="float" office:value="264" calcext:value-type="float">
            <text:p>264</text:p>
          </table:table-cell>
          <table:table-cell table:formula="of:=MOD([.F1125]+1/[.$H$2];5)" office:value-type="float" office:value="3.71666666666662" calcext:value-type="float">
            <text:p>3,71666666666662</text:p>
          </table:table-cell>
          <table:table-cell table:formula="of:=IF([.F1126]=0;[.G1125]+2+1/[.$H$2];[.G1125]+1/[.$H$2])" office:value-type="float" office:value="18.7166666666669" calcext:value-type="float">
            <text:p>18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7]))" office:value-type="date" office:date-value="2019-10-25T09:28:24.634528" calcext:value-type="date">
            <text:p>2019-10-25 09:28:25</text:p>
          </table:table-cell>
          <table:table-cell table:style-name="ce7" table:formula="of:=[.A1127]" office:value-type="date" office:date-value="2019-10-25T09:28:24.634528" calcext:value-type="date">
            <text:p>2019-10-25 09:28:25</text:p>
          </table:table-cell>
          <table:table-cell table:formula="of:=TRUNC([.A1127])" office:value-type="float" office:value="43763" calcext:value-type="float">
            <text:p>43763</text:p>
          </table:table-cell>
          <table:table-cell table:style-name="ce12" table:formula="of:=[.B1127]-[.C1127]" office:value-type="date" office:date-value="1899-12-30T09:28:24.63452849071" calcext:value-type="date">
            <text:p>12/30/99 09:28 AM</text:p>
          </table:table-cell>
          <table:table-cell table:formula="of:=MOD([.E1126]-[.$E$2];[.$H$2])+1+[.$E$2]" office:value-type="float" office:value="265" calcext:value-type="float">
            <text:p>265</text:p>
          </table:table-cell>
          <table:table-cell table:formula="of:=MOD([.F1126]+1/[.$H$2];5)" office:value-type="float" office:value="3.73333333333329" calcext:value-type="float">
            <text:p>3,73333333333329</text:p>
          </table:table-cell>
          <table:table-cell table:formula="of:=IF([.F1127]=0;[.G1126]+2+1/[.$H$2];[.G1126]+1/[.$H$2])" office:value-type="float" office:value="18.7333333333336" calcext:value-type="float">
            <text:p>18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8]))" office:value-type="date" office:date-value="2019-10-25T09:39:36.758767" calcext:value-type="date">
            <text:p>2019-10-25 09:39:37</text:p>
          </table:table-cell>
          <table:table-cell table:style-name="ce7" table:formula="of:=[.A1128]" office:value-type="date" office:date-value="2019-10-25T09:39:36.758767" calcext:value-type="date">
            <text:p>2019-10-25 09:39:37</text:p>
          </table:table-cell>
          <table:table-cell table:formula="of:=TRUNC([.A1128])" office:value-type="float" office:value="43763" calcext:value-type="float">
            <text:p>43763</text:p>
          </table:table-cell>
          <table:table-cell table:style-name="ce12" table:formula="of:=[.B1128]-[.C1128]" office:value-type="date" office:date-value="1899-12-30T09:39:36.75876708236" calcext:value-type="date">
            <text:p>12/30/99 09:39 AM</text:p>
          </table:table-cell>
          <table:table-cell table:formula="of:=MOD([.E1127]-[.$E$2];[.$H$2])+1+[.$E$2]" office:value-type="float" office:value="266" calcext:value-type="float">
            <text:p>266</text:p>
          </table:table-cell>
          <table:table-cell table:formula="of:=MOD([.F1127]+1/[.$H$2];5)" office:value-type="float" office:value="3.74999999999995" calcext:value-type="float">
            <text:p>3,74999999999995</text:p>
          </table:table-cell>
          <table:table-cell table:formula="of:=IF([.F1128]=0;[.G1127]+2+1/[.$H$2];[.G1127]+1/[.$H$2])" office:value-type="float" office:value="18.7500000000002" calcext:value-type="float">
            <text:p>18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9]))" office:value-type="date" office:date-value="2019-10-25T09:09:51.721901" calcext:value-type="date">
            <text:p>2019-10-25 09:09:52</text:p>
          </table:table-cell>
          <table:table-cell table:style-name="ce7" table:formula="of:=[.A1129]" office:value-type="date" office:date-value="2019-10-25T09:09:51.721901" calcext:value-type="date">
            <text:p>2019-10-25 09:09:52</text:p>
          </table:table-cell>
          <table:table-cell table:formula="of:=TRUNC([.A1129])" office:value-type="float" office:value="43763" calcext:value-type="float">
            <text:p>43763</text:p>
          </table:table-cell>
          <table:table-cell table:style-name="ce12" table:formula="of:=[.B1129]-[.C1129]" office:value-type="date" office:date-value="1899-12-30T09:09:51.7219011113" calcext:value-type="date">
            <text:p>12/30/99 09:09 AM</text:p>
          </table:table-cell>
          <table:table-cell table:formula="of:=MOD([.E1128]-[.$E$2];[.$H$2])+1+[.$E$2]" office:value-type="float" office:value="267" calcext:value-type="float">
            <text:p>267</text:p>
          </table:table-cell>
          <table:table-cell table:formula="of:=MOD([.F1128]+1/[.$H$2];5)" office:value-type="float" office:value="3.76666666666662" calcext:value-type="float">
            <text:p>3,76666666666662</text:p>
          </table:table-cell>
          <table:table-cell table:formula="of:=IF([.F1129]=0;[.G1128]+2+1/[.$H$2];[.G1128]+1/[.$H$2])" office:value-type="float" office:value="18.7666666666669" calcext:value-type="float">
            <text:p>18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0]))" office:value-type="date" office:date-value="2019-10-25T09:44:05.125479" calcext:value-type="date">
            <text:p>2019-10-25 09:44:05</text:p>
          </table:table-cell>
          <table:table-cell table:style-name="ce7" table:formula="of:=[.A1130]" office:value-type="date" office:date-value="2019-10-25T09:44:05.125479" calcext:value-type="date">
            <text:p>2019-10-25 09:44:05</text:p>
          </table:table-cell>
          <table:table-cell table:formula="of:=TRUNC([.A1130])" office:value-type="float" office:value="43763" calcext:value-type="float">
            <text:p>43763</text:p>
          </table:table-cell>
          <table:table-cell table:style-name="ce12" table:formula="of:=[.B1130]-[.C1130]" office:value-type="date" office:date-value="1899-12-30T09:44:05.125479321" calcext:value-type="date">
            <text:p>12/30/99 09:44 AM</text:p>
          </table:table-cell>
          <table:table-cell table:formula="of:=MOD([.E1129]-[.$E$2];[.$H$2])+1+[.$E$2]" office:value-type="float" office:value="268" calcext:value-type="float">
            <text:p>268</text:p>
          </table:table-cell>
          <table:table-cell table:formula="of:=MOD([.F1129]+1/[.$H$2];5)" office:value-type="float" office:value="3.78333333333329" calcext:value-type="float">
            <text:p>3,78333333333329</text:p>
          </table:table-cell>
          <table:table-cell table:formula="of:=IF([.F1130]=0;[.G1129]+2+1/[.$H$2];[.G1129]+1/[.$H$2])" office:value-type="float" office:value="18.7833333333335" calcext:value-type="float">
            <text:p>18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1]))" office:value-type="date" office:date-value="2019-10-25T09:37:05.447606" calcext:value-type="date">
            <text:p>2019-10-25 09:37:05</text:p>
          </table:table-cell>
          <table:table-cell table:style-name="ce7" table:formula="of:=[.A1131]" office:value-type="date" office:date-value="2019-10-25T09:37:05.447606" calcext:value-type="date">
            <text:p>2019-10-25 09:37:05</text:p>
          </table:table-cell>
          <table:table-cell table:formula="of:=TRUNC([.A1131])" office:value-type="float" office:value="43763" calcext:value-type="float">
            <text:p>43763</text:p>
          </table:table-cell>
          <table:table-cell table:style-name="ce12" table:formula="of:=[.B1131]-[.C1131]" office:value-type="date" office:date-value="1899-12-30T09:37:05.4476058064" calcext:value-type="date">
            <text:p>12/30/99 09:37 AM</text:p>
          </table:table-cell>
          <table:table-cell table:formula="of:=MOD([.E1130]-[.$E$2];[.$H$2])+1+[.$E$2]" office:value-type="float" office:value="269" calcext:value-type="float">
            <text:p>269</text:p>
          </table:table-cell>
          <table:table-cell table:formula="of:=MOD([.F1130]+1/[.$H$2];5)" office:value-type="float" office:value="3.79999999999995" calcext:value-type="float">
            <text:p>3,79999999999995</text:p>
          </table:table-cell>
          <table:table-cell table:formula="of:=IF([.F1131]=0;[.G1130]+2+1/[.$H$2];[.G1130]+1/[.$H$2])" office:value-type="float" office:value="18.8000000000002" calcext:value-type="float">
            <text:p>18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2]))" office:value-type="date" office:date-value="2019-10-25T09:47:30.066777" calcext:value-type="date">
            <text:p>2019-10-25 09:47:30</text:p>
          </table:table-cell>
          <table:table-cell table:style-name="ce7" table:formula="of:=[.A1132]" office:value-type="date" office:date-value="2019-10-25T09:47:30.066777" calcext:value-type="date">
            <text:p>2019-10-25 09:47:30</text:p>
          </table:table-cell>
          <table:table-cell table:formula="of:=TRUNC([.A1132])" office:value-type="float" office:value="43763" calcext:value-type="float">
            <text:p>43763</text:p>
          </table:table-cell>
          <table:table-cell table:style-name="ce12" table:formula="of:=[.B1132]-[.C1132]" office:value-type="date" office:date-value="1899-12-30T09:47:30.06677680649" calcext:value-type="date">
            <text:p>12/30/99 09:47 AM</text:p>
          </table:table-cell>
          <table:table-cell table:formula="of:=MOD([.E1131]-[.$E$2];[.$H$2])+1+[.$E$2]" office:value-type="float" office:value="270" calcext:value-type="float">
            <text:p>270</text:p>
          </table:table-cell>
          <table:table-cell table:formula="of:=MOD([.F1131]+1/[.$H$2];5)" office:value-type="float" office:value="3.81666666666662" calcext:value-type="float">
            <text:p>3,81666666666662</text:p>
          </table:table-cell>
          <table:table-cell table:formula="of:=IF([.F1132]=0;[.G1131]+2+1/[.$H$2];[.G1131]+1/[.$H$2])" office:value-type="float" office:value="18.8166666666669" calcext:value-type="float">
            <text:p>18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3]))" office:value-type="date" office:date-value="2019-10-25T09:39:02.413597" calcext:value-type="date">
            <text:p>2019-10-25 09:39:02</text:p>
          </table:table-cell>
          <table:table-cell table:style-name="ce7" table:formula="of:=[.A1133]" office:value-type="date" office:date-value="2019-10-25T09:39:02.413597" calcext:value-type="date">
            <text:p>2019-10-25 09:39:02</text:p>
          </table:table-cell>
          <table:table-cell table:formula="of:=TRUNC([.A1133])" office:value-type="float" office:value="43763" calcext:value-type="float">
            <text:p>43763</text:p>
          </table:table-cell>
          <table:table-cell table:style-name="ce12" table:formula="of:=[.B1133]-[.C1133]" office:value-type="date" office:date-value="1899-12-30T09:39:02.4135965528" calcext:value-type="date">
            <text:p>12/30/99 09:39 AM</text:p>
          </table:table-cell>
          <table:table-cell table:formula="of:=MOD([.E1132]-[.$E$2];[.$H$2])+1+[.$E$2]" office:value-type="float" office:value="271" calcext:value-type="float">
            <text:p>271</text:p>
          </table:table-cell>
          <table:table-cell table:formula="of:=MOD([.F1132]+1/[.$H$2];5)" office:value-type="float" office:value="3.83333333333329" calcext:value-type="float">
            <text:p>3,83333333333329</text:p>
          </table:table-cell>
          <table:table-cell table:formula="of:=IF([.F1133]=0;[.G1132]+2+1/[.$H$2];[.G1132]+1/[.$H$2])" office:value-type="float" office:value="18.8333333333335" calcext:value-type="float">
            <text:p>18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4]))" office:value-type="date" office:date-value="2019-10-25T09:44:16.40003" calcext:value-type="date">
            <text:p>2019-10-25 09:44:16</text:p>
          </table:table-cell>
          <table:table-cell table:style-name="ce7" table:formula="of:=[.A1134]" office:value-type="date" office:date-value="2019-10-25T09:44:16.40003" calcext:value-type="date">
            <text:p>2019-10-25 09:44:16</text:p>
          </table:table-cell>
          <table:table-cell table:formula="of:=TRUNC([.A1134])" office:value-type="float" office:value="43763" calcext:value-type="float">
            <text:p>43763</text:p>
          </table:table-cell>
          <table:table-cell table:style-name="ce12" table:formula="of:=[.B1134]-[.C1134]" office:value-type="date" office:date-value="1899-12-30T09:44:16.40002966393" calcext:value-type="date">
            <text:p>12/30/99 09:44 AM</text:p>
          </table:table-cell>
          <table:table-cell table:formula="of:=MOD([.E1133]-[.$E$2];[.$H$2])+1+[.$E$2]" office:value-type="float" office:value="272" calcext:value-type="float">
            <text:p>272</text:p>
          </table:table-cell>
          <table:table-cell table:formula="of:=MOD([.F1133]+1/[.$H$2];5)" office:value-type="float" office:value="3.84999999999995" calcext:value-type="float">
            <text:p>3,84999999999995</text:p>
          </table:table-cell>
          <table:table-cell table:formula="of:=IF([.F1134]=0;[.G1133]+2+1/[.$H$2];[.G1133]+1/[.$H$2])" office:value-type="float" office:value="18.8500000000002" calcext:value-type="float">
            <text:p>18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5]))" office:value-type="date" office:date-value="2019-10-25T09:06:55.724298" calcext:value-type="date">
            <text:p>2019-10-25 09:06:56</text:p>
          </table:table-cell>
          <table:table-cell table:style-name="ce7" table:formula="of:=[.A1135]" office:value-type="date" office:date-value="2019-10-25T09:06:55.724298" calcext:value-type="date">
            <text:p>2019-10-25 09:06:56</text:p>
          </table:table-cell>
          <table:table-cell table:formula="of:=TRUNC([.A1135])" office:value-type="float" office:value="43763" calcext:value-type="float">
            <text:p>43763</text:p>
          </table:table-cell>
          <table:table-cell table:style-name="ce12" table:formula="of:=[.B1135]-[.C1135]" office:value-type="date" office:date-value="1899-12-30T09:06:55.72429847438" calcext:value-type="date">
            <text:p>12/30/99 09:06 AM</text:p>
          </table:table-cell>
          <table:table-cell table:formula="of:=MOD([.E1134]-[.$E$2];[.$H$2])+1+[.$E$2]" office:value-type="float" office:value="273" calcext:value-type="float">
            <text:p>273</text:p>
          </table:table-cell>
          <table:table-cell table:formula="of:=MOD([.F1134]+1/[.$H$2];5)" office:value-type="float" office:value="3.86666666666662" calcext:value-type="float">
            <text:p>3,86666666666662</text:p>
          </table:table-cell>
          <table:table-cell table:formula="of:=IF([.F1135]=0;[.G1134]+2+1/[.$H$2];[.G1134]+1/[.$H$2])" office:value-type="float" office:value="18.8666666666669" calcext:value-type="float">
            <text:p>18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6]))" office:value-type="date" office:date-value="2019-10-25T09:39:26.100201" calcext:value-type="date">
            <text:p>2019-10-25 09:39:26</text:p>
          </table:table-cell>
          <table:table-cell table:style-name="ce7" table:formula="of:=[.A1136]" office:value-type="date" office:date-value="2019-10-25T09:39:26.100201" calcext:value-type="date">
            <text:p>2019-10-25 09:39:26</text:p>
          </table:table-cell>
          <table:table-cell table:formula="of:=TRUNC([.A1136])" office:value-type="float" office:value="43763" calcext:value-type="float">
            <text:p>43763</text:p>
          </table:table-cell>
          <table:table-cell table:style-name="ce12" table:formula="of:=[.B1136]-[.C1136]" office:value-type="date" office:date-value="1899-12-30T09:39:26.10020112712" calcext:value-type="date">
            <text:p>12/30/99 09:39 AM</text:p>
          </table:table-cell>
          <table:table-cell table:formula="of:=MOD([.E1135]-[.$E$2];[.$H$2])+1+[.$E$2]" office:value-type="float" office:value="274" calcext:value-type="float">
            <text:p>274</text:p>
          </table:table-cell>
          <table:table-cell table:formula="of:=MOD([.F1135]+1/[.$H$2];5)" office:value-type="float" office:value="3.88333333333329" calcext:value-type="float">
            <text:p>3,88333333333329</text:p>
          </table:table-cell>
          <table:table-cell table:formula="of:=IF([.F1136]=0;[.G1135]+2+1/[.$H$2];[.G1135]+1/[.$H$2])" office:value-type="float" office:value="18.8833333333335" calcext:value-type="float">
            <text:p>18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7]))" office:value-type="date" office:date-value="2019-10-25T09:42:09.783899" calcext:value-type="date">
            <text:p>2019-10-25 09:42:10</text:p>
          </table:table-cell>
          <table:table-cell table:style-name="ce7" table:formula="of:=[.A1137]" office:value-type="date" office:date-value="2019-10-25T09:42:09.783899" calcext:value-type="date">
            <text:p>2019-10-25 09:42:10</text:p>
          </table:table-cell>
          <table:table-cell table:formula="of:=TRUNC([.A1137])" office:value-type="float" office:value="43763" calcext:value-type="float">
            <text:p>43763</text:p>
          </table:table-cell>
          <table:table-cell table:style-name="ce12" table:formula="of:=[.B1137]-[.C1137]" office:value-type="date" office:date-value="1899-12-30T09:42:09.78389889468" calcext:value-type="date">
            <text:p>12/30/99 09:42 AM</text:p>
          </table:table-cell>
          <table:table-cell table:formula="of:=MOD([.E1136]-[.$E$2];[.$H$2])+1+[.$E$2]" office:value-type="float" office:value="275" calcext:value-type="float">
            <text:p>275</text:p>
          </table:table-cell>
          <table:table-cell table:formula="of:=MOD([.F1136]+1/[.$H$2];5)" office:value-type="float" office:value="3.89999999999995" calcext:value-type="float">
            <text:p>3,89999999999995</text:p>
          </table:table-cell>
          <table:table-cell table:formula="of:=IF([.F1137]=0;[.G1136]+2+1/[.$H$2];[.G1136]+1/[.$H$2])" office:value-type="float" office:value="18.9000000000002" calcext:value-type="float">
            <text:p>18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8]))" office:value-type="date" office:date-value="2019-10-25T09:41:12.917472" calcext:value-type="date">
            <text:p>2019-10-25 09:41:13</text:p>
          </table:table-cell>
          <table:table-cell table:style-name="ce7" table:formula="of:=[.A1138]" office:value-type="date" office:date-value="2019-10-25T09:41:12.917472" calcext:value-type="date">
            <text:p>2019-10-25 09:41:13</text:p>
          </table:table-cell>
          <table:table-cell table:formula="of:=TRUNC([.A1138])" office:value-type="float" office:value="43763" calcext:value-type="float">
            <text:p>43763</text:p>
          </table:table-cell>
          <table:table-cell table:style-name="ce12" table:formula="of:=[.B1138]-[.C1138]" office:value-type="date" office:date-value="1899-12-30T09:41:12.91747215204" calcext:value-type="date">
            <text:p>12/30/99 09:41 AM</text:p>
          </table:table-cell>
          <table:table-cell table:formula="of:=MOD([.E1137]-[.$E$2];[.$H$2])+1+[.$E$2]" office:value-type="float" office:value="276" calcext:value-type="float">
            <text:p>276</text:p>
          </table:table-cell>
          <table:table-cell table:formula="of:=MOD([.F1137]+1/[.$H$2];5)" office:value-type="float" office:value="3.91666666666662" calcext:value-type="float">
            <text:p>3,91666666666662</text:p>
          </table:table-cell>
          <table:table-cell table:formula="of:=IF([.F1138]=0;[.G1137]+2+1/[.$H$2];[.G1137]+1/[.$H$2])" office:value-type="float" office:value="18.9166666666669" calcext:value-type="float">
            <text:p>18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9]))" office:value-type="date" office:date-value="2019-10-25T09:35:19.038433" calcext:value-type="date">
            <text:p>2019-10-25 09:35:19</text:p>
          </table:table-cell>
          <table:table-cell table:style-name="ce7" table:formula="of:=[.A1139]" office:value-type="date" office:date-value="2019-10-25T09:35:19.038433" calcext:value-type="date">
            <text:p>2019-10-25 09:35:19</text:p>
          </table:table-cell>
          <table:table-cell table:formula="of:=TRUNC([.A1139])" office:value-type="float" office:value="43763" calcext:value-type="float">
            <text:p>43763</text:p>
          </table:table-cell>
          <table:table-cell table:style-name="ce12" table:formula="of:=[.B1139]-[.C1139]" office:value-type="date" office:date-value="1899-12-30T09:35:19.03843330219" calcext:value-type="date">
            <text:p>12/30/99 09:35 AM</text:p>
          </table:table-cell>
          <table:table-cell table:formula="of:=MOD([.E1138]-[.$E$2];[.$H$2])+1+[.$E$2]" office:value-type="float" office:value="277" calcext:value-type="float">
            <text:p>277</text:p>
          </table:table-cell>
          <table:table-cell table:formula="of:=MOD([.F1138]+1/[.$H$2];5)" office:value-type="float" office:value="3.93333333333329" calcext:value-type="float">
            <text:p>3,93333333333329</text:p>
          </table:table-cell>
          <table:table-cell table:formula="of:=IF([.F1139]=0;[.G1138]+2+1/[.$H$2];[.G1138]+1/[.$H$2])" office:value-type="float" office:value="18.9333333333335" calcext:value-type="float">
            <text:p>18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0]))" office:value-type="date" office:date-value="2019-10-25T09:13:35.401431" calcext:value-type="date">
            <text:p>2019-10-25 09:13:35</text:p>
          </table:table-cell>
          <table:table-cell table:style-name="ce7" table:formula="of:=[.A1140]" office:value-type="date" office:date-value="2019-10-25T09:13:35.401431" calcext:value-type="date">
            <text:p>2019-10-25 09:13:35</text:p>
          </table:table-cell>
          <table:table-cell table:formula="of:=TRUNC([.A1140])" office:value-type="float" office:value="43763" calcext:value-type="float">
            <text:p>43763</text:p>
          </table:table-cell>
          <table:table-cell table:style-name="ce12" table:formula="of:=[.B1140]-[.C1140]" office:value-type="date" office:date-value="1899-12-30T09:13:35.40143117309" calcext:value-type="date">
            <text:p>12/30/99 09:13 AM</text:p>
          </table:table-cell>
          <table:table-cell table:formula="of:=MOD([.E1139]-[.$E$2];[.$H$2])+1+[.$E$2]" office:value-type="float" office:value="278" calcext:value-type="float">
            <text:p>278</text:p>
          </table:table-cell>
          <table:table-cell table:formula="of:=MOD([.F1139]+1/[.$H$2];5)" office:value-type="float" office:value="3.94999999999995" calcext:value-type="float">
            <text:p>3,94999999999995</text:p>
          </table:table-cell>
          <table:table-cell table:formula="of:=IF([.F1140]=0;[.G1139]+2+1/[.$H$2];[.G1139]+1/[.$H$2])" office:value-type="float" office:value="18.9500000000002" calcext:value-type="float">
            <text:p>18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1]))" office:value-type="date" office:date-value="2019-10-25T09:16:37.810429" calcext:value-type="date">
            <text:p>2019-10-25 09:16:38</text:p>
          </table:table-cell>
          <table:table-cell table:style-name="ce7" table:formula="of:=[.A1141]" office:value-type="date" office:date-value="2019-10-25T09:16:37.810429" calcext:value-type="date">
            <text:p>2019-10-25 09:16:38</text:p>
          </table:table-cell>
          <table:table-cell table:formula="of:=TRUNC([.A1141])" office:value-type="float" office:value="43763" calcext:value-type="float">
            <text:p>43763</text:p>
          </table:table-cell>
          <table:table-cell table:style-name="ce12" table:formula="of:=[.B1141]-[.C1141]" office:value-type="date" office:date-value="1899-12-30T09:16:37.81042907853" calcext:value-type="date">
            <text:p>12/30/99 09:16 AM</text:p>
          </table:table-cell>
          <table:table-cell table:formula="of:=MOD([.E1140]-[.$E$2];[.$H$2])+1+[.$E$2]" office:value-type="float" office:value="279" calcext:value-type="float">
            <text:p>279</text:p>
          </table:table-cell>
          <table:table-cell table:formula="of:=MOD([.F1140]+1/[.$H$2];5)" office:value-type="float" office:value="3.96666666666662" calcext:value-type="float">
            <text:p>3,96666666666662</text:p>
          </table:table-cell>
          <table:table-cell table:formula="of:=IF([.F1141]=0;[.G1140]+2+1/[.$H$2];[.G1140]+1/[.$H$2])" office:value-type="float" office:value="18.9666666666669" calcext:value-type="float">
            <text:p>18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2]))" office:value-type="date" office:date-value="2019-10-25T09:32:08.480253" calcext:value-type="date">
            <text:p>2019-10-25 09:32:08</text:p>
          </table:table-cell>
          <table:table-cell table:style-name="ce7" table:formula="of:=[.A1142]" office:value-type="date" office:date-value="2019-10-25T09:32:08.480253" calcext:value-type="date">
            <text:p>2019-10-25 09:32:08</text:p>
          </table:table-cell>
          <table:table-cell table:formula="of:=TRUNC([.A1142])" office:value-type="float" office:value="43763" calcext:value-type="float">
            <text:p>43763</text:p>
          </table:table-cell>
          <table:table-cell table:style-name="ce12" table:formula="of:=[.B1142]-[.C1142]" office:value-type="date" office:date-value="1899-12-30T09:32:08.48025346175" calcext:value-type="date">
            <text:p>12/30/99 09:32 AM</text:p>
          </table:table-cell>
          <table:table-cell table:formula="of:=MOD([.E1141]-[.$E$2];[.$H$2])+1+[.$E$2]" office:value-type="float" office:value="280" calcext:value-type="float">
            <text:p>280</text:p>
          </table:table-cell>
          <table:table-cell table:formula="of:=MOD([.F1141]+1/[.$H$2];5)" office:value-type="float" office:value="3.98333333333329" calcext:value-type="float">
            <text:p>3,98333333333329</text:p>
          </table:table-cell>
          <table:table-cell table:formula="of:=IF([.F1142]=0;[.G1141]+2+1/[.$H$2];[.G1141]+1/[.$H$2])" office:value-type="float" office:value="18.9833333333335" calcext:value-type="float">
            <text:p>18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3]))" office:value-type="date" office:date-value="2019-10-26T09:30:59.143811" calcext:value-type="date">
            <text:p>2019-10-26 09:30:59</text:p>
          </table:table-cell>
          <table:table-cell table:style-name="ce7" table:formula="of:=[.A1143]" office:value-type="date" office:date-value="2019-10-26T09:30:59.143811" calcext:value-type="date">
            <text:p>2019-10-26 09:30:59</text:p>
          </table:table-cell>
          <table:table-cell table:formula="of:=TRUNC([.A1143])" office:value-type="float" office:value="43764" calcext:value-type="float">
            <text:p>43764</text:p>
          </table:table-cell>
          <table:table-cell table:style-name="ce12" table:formula="of:=[.B1143]-[.C1143]" office:value-type="date" office:date-value="1899-12-30T09:30:59.14381099865" calcext:value-type="date">
            <text:p>12/30/99 09:30 AM</text:p>
          </table:table-cell>
          <table:table-cell table:formula="of:=MOD([.E1142]-[.$E$2];[.$H$2])+1+[.$E$2]" office:value-type="float" office:value="221" calcext:value-type="float">
            <text:p>221</text:p>
          </table:table-cell>
          <table:table-cell table:formula="of:=MOD([.F1142]+1/[.$H$2];5)" office:value-type="float" office:value="3.99999999999995" calcext:value-type="float">
            <text:p>3,99999999999995</text:p>
          </table:table-cell>
          <table:table-cell table:formula="of:=IF([.F1143]=0;[.G1142]+2+1/[.$H$2];[.G1142]+1/[.$H$2])" office:value-type="float" office:value="19.0000000000002" calcext:value-type="float">
            <text:p>19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4]))" office:value-type="date" office:date-value="2019-10-26T09:27:35.269758" calcext:value-type="date">
            <text:p>2019-10-26 09:27:35</text:p>
          </table:table-cell>
          <table:table-cell table:style-name="ce7" table:formula="of:=[.A1144]" office:value-type="date" office:date-value="2019-10-26T09:27:35.269758" calcext:value-type="date">
            <text:p>2019-10-26 09:27:35</text:p>
          </table:table-cell>
          <table:table-cell table:formula="of:=TRUNC([.A1144])" office:value-type="float" office:value="43764" calcext:value-type="float">
            <text:p>43764</text:p>
          </table:table-cell>
          <table:table-cell table:style-name="ce12" table:formula="of:=[.B1144]-[.C1144]" office:value-type="date" office:date-value="1899-12-30T09:27:35.2697584033" calcext:value-type="date">
            <text:p>12/30/99 09:27 AM</text:p>
          </table:table-cell>
          <table:table-cell table:formula="of:=MOD([.E1143]-[.$E$2];[.$H$2])+1+[.$E$2]" office:value-type="float" office:value="222" calcext:value-type="float">
            <text:p>222</text:p>
          </table:table-cell>
          <table:table-cell table:formula="of:=MOD([.F1143]+1/[.$H$2];5)" office:value-type="float" office:value="4.01666666666662" calcext:value-type="float">
            <text:p>4,01666666666662</text:p>
          </table:table-cell>
          <table:table-cell table:formula="of:=IF([.F1144]=0;[.G1143]+2+1/[.$H$2];[.G1143]+1/[.$H$2])" office:value-type="float" office:value="19.0166666666669" calcext:value-type="float">
            <text:p>19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5]))" office:value-type="date" office:date-value="2019-10-26T09:30:07.26398" calcext:value-type="date">
            <text:p>2019-10-26 09:30:07</text:p>
          </table:table-cell>
          <table:table-cell table:style-name="ce7" table:formula="of:=[.A1145]" office:value-type="date" office:date-value="2019-10-26T09:30:07.26398" calcext:value-type="date">
            <text:p>2019-10-26 09:30:07</text:p>
          </table:table-cell>
          <table:table-cell table:formula="of:=TRUNC([.A1145])" office:value-type="float" office:value="43764" calcext:value-type="float">
            <text:p>43764</text:p>
          </table:table-cell>
          <table:table-cell table:style-name="ce12" table:formula="of:=[.B1145]-[.C1145]" office:value-type="date" office:date-value="1899-12-30T09:30:07.26398024708" calcext:value-type="date">
            <text:p>12/30/99 09:30 AM</text:p>
          </table:table-cell>
          <table:table-cell table:formula="of:=MOD([.E1144]-[.$E$2];[.$H$2])+1+[.$E$2]" office:value-type="float" office:value="223" calcext:value-type="float">
            <text:p>223</text:p>
          </table:table-cell>
          <table:table-cell table:formula="of:=MOD([.F1144]+1/[.$H$2];5)" office:value-type="float" office:value="4.03333333333329" calcext:value-type="float">
            <text:p>4,03333333333329</text:p>
          </table:table-cell>
          <table:table-cell table:formula="of:=IF([.F1145]=0;[.G1144]+2+1/[.$H$2];[.G1144]+1/[.$H$2])" office:value-type="float" office:value="19.0333333333335" calcext:value-type="float">
            <text:p>19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6]))" office:value-type="date" office:date-value="2019-10-26T09:30:46.894833" calcext:value-type="date">
            <text:p>2019-10-26 09:30:47</text:p>
          </table:table-cell>
          <table:table-cell table:style-name="ce7" table:formula="of:=[.A1146]" office:value-type="date" office:date-value="2019-10-26T09:30:46.894833" calcext:value-type="date">
            <text:p>2019-10-26 09:30:47</text:p>
          </table:table-cell>
          <table:table-cell table:formula="of:=TRUNC([.A1146])" office:value-type="float" office:value="43764" calcext:value-type="float">
            <text:p>43764</text:p>
          </table:table-cell>
          <table:table-cell table:style-name="ce12" table:formula="of:=[.B1146]-[.C1146]" office:value-type="date" office:date-value="1899-12-30T09:30:46.89483297989" calcext:value-type="date">
            <text:p>12/30/99 09:30 AM</text:p>
          </table:table-cell>
          <table:table-cell table:formula="of:=MOD([.E1145]-[.$E$2];[.$H$2])+1+[.$E$2]" office:value-type="float" office:value="224" calcext:value-type="float">
            <text:p>224</text:p>
          </table:table-cell>
          <table:table-cell table:formula="of:=MOD([.F1145]+1/[.$H$2];5)" office:value-type="float" office:value="4.04999999999995" calcext:value-type="float">
            <text:p>4,04999999999995</text:p>
          </table:table-cell>
          <table:table-cell table:formula="of:=IF([.F1146]=0;[.G1145]+2+1/[.$H$2];[.G1145]+1/[.$H$2])" office:value-type="float" office:value="19.0500000000002" calcext:value-type="float">
            <text:p>19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7]))" office:value-type="date" office:date-value="2019-10-26T09:12:56.621797" calcext:value-type="date">
            <text:p>2019-10-26 09:12:57</text:p>
          </table:table-cell>
          <table:table-cell table:style-name="ce7" table:formula="of:=[.A1147]" office:value-type="date" office:date-value="2019-10-26T09:12:56.621797" calcext:value-type="date">
            <text:p>2019-10-26 09:12:57</text:p>
          </table:table-cell>
          <table:table-cell table:formula="of:=TRUNC([.A1147])" office:value-type="float" office:value="43764" calcext:value-type="float">
            <text:p>43764</text:p>
          </table:table-cell>
          <table:table-cell table:style-name="ce12" table:formula="of:=[.B1147]-[.C1147]" office:value-type="date" office:date-value="1899-12-30T09:12:56.62179716863" calcext:value-type="date">
            <text:p>12/30/99 09:12 AM</text:p>
          </table:table-cell>
          <table:table-cell table:formula="of:=MOD([.E1146]-[.$E$2];[.$H$2])+1+[.$E$2]" office:value-type="float" office:value="225" calcext:value-type="float">
            <text:p>225</text:p>
          </table:table-cell>
          <table:table-cell table:formula="of:=MOD([.F1146]+1/[.$H$2];5)" office:value-type="float" office:value="4.06666666666662" calcext:value-type="float">
            <text:p>4,06666666666662</text:p>
          </table:table-cell>
          <table:table-cell table:formula="of:=IF([.F1147]=0;[.G1146]+2+1/[.$H$2];[.G1146]+1/[.$H$2])" office:value-type="float" office:value="19.0666666666669" calcext:value-type="float">
            <text:p>19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8]))" office:value-type="date" office:date-value="2019-10-26T09:35:30.130601" calcext:value-type="date">
            <text:p>2019-10-26 09:35:30</text:p>
          </table:table-cell>
          <table:table-cell table:style-name="ce7" table:formula="of:=[.A1148]" office:value-type="date" office:date-value="2019-10-26T09:35:30.130601" calcext:value-type="date">
            <text:p>2019-10-26 09:35:30</text:p>
          </table:table-cell>
          <table:table-cell table:formula="of:=TRUNC([.A1148])" office:value-type="float" office:value="43764" calcext:value-type="float">
            <text:p>43764</text:p>
          </table:table-cell>
          <table:table-cell table:style-name="ce12" table:formula="of:=[.B1148]-[.C1148]" office:value-type="date" office:date-value="1899-12-30T09:35:30.13060055673" calcext:value-type="date">
            <text:p>12/30/99 09:35 AM</text:p>
          </table:table-cell>
          <table:table-cell table:formula="of:=MOD([.E1147]-[.$E$2];[.$H$2])+1+[.$E$2]" office:value-type="float" office:value="226" calcext:value-type="float">
            <text:p>226</text:p>
          </table:table-cell>
          <table:table-cell table:formula="of:=MOD([.F1147]+1/[.$H$2];5)" office:value-type="float" office:value="4.08333333333329" calcext:value-type="float">
            <text:p>4,08333333333329</text:p>
          </table:table-cell>
          <table:table-cell table:formula="of:=IF([.F1148]=0;[.G1147]+2+1/[.$H$2];[.G1147]+1/[.$H$2])" office:value-type="float" office:value="19.0833333333335" calcext:value-type="float">
            <text:p>19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9]))" office:value-type="date" office:date-value="2019-10-26T09:35:07.388786" calcext:value-type="date">
            <text:p>2019-10-26 09:35:07</text:p>
          </table:table-cell>
          <table:table-cell table:style-name="ce7" table:formula="of:=[.A1149]" office:value-type="date" office:date-value="2019-10-26T09:35:07.388786" calcext:value-type="date">
            <text:p>2019-10-26 09:35:07</text:p>
          </table:table-cell>
          <table:table-cell table:formula="of:=TRUNC([.A1149])" office:value-type="float" office:value="43764" calcext:value-type="float">
            <text:p>43764</text:p>
          </table:table-cell>
          <table:table-cell table:style-name="ce12" table:formula="of:=[.B1149]-[.C1149]" office:value-type="date" office:date-value="1899-12-30T09:35:07.38878629636" calcext:value-type="date">
            <text:p>12/30/99 09:35 AM</text:p>
          </table:table-cell>
          <table:table-cell table:formula="of:=MOD([.E1148]-[.$E$2];[.$H$2])+1+[.$E$2]" office:value-type="float" office:value="227" calcext:value-type="float">
            <text:p>227</text:p>
          </table:table-cell>
          <table:table-cell table:formula="of:=MOD([.F1148]+1/[.$H$2];5)" office:value-type="float" office:value="4.09999999999995" calcext:value-type="float">
            <text:p>4,09999999999995</text:p>
          </table:table-cell>
          <table:table-cell table:formula="of:=IF([.F1149]=0;[.G1148]+2+1/[.$H$2];[.G1148]+1/[.$H$2])" office:value-type="float" office:value="19.1000000000002" calcext:value-type="float">
            <text:p>19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0]))" office:value-type="date" office:date-value="2019-10-26T09:35:05.672893" calcext:value-type="date">
            <text:p>2019-10-26 09:35:06</text:p>
          </table:table-cell>
          <table:table-cell table:style-name="ce7" table:formula="of:=[.A1150]" office:value-type="date" office:date-value="2019-10-26T09:35:05.672893" calcext:value-type="date">
            <text:p>2019-10-26 09:35:06</text:p>
          </table:table-cell>
          <table:table-cell table:formula="of:=TRUNC([.A1150])" office:value-type="float" office:value="43764" calcext:value-type="float">
            <text:p>43764</text:p>
          </table:table-cell>
          <table:table-cell table:style-name="ce12" table:formula="of:=[.B1150]-[.C1150]" office:value-type="date" office:date-value="1899-12-30T09:35:05.67289274186" calcext:value-type="date">
            <text:p>12/30/99 09:35 AM</text:p>
          </table:table-cell>
          <table:table-cell table:formula="of:=MOD([.E1149]-[.$E$2];[.$H$2])+1+[.$E$2]" office:value-type="float" office:value="228" calcext:value-type="float">
            <text:p>228</text:p>
          </table:table-cell>
          <table:table-cell table:formula="of:=MOD([.F1149]+1/[.$H$2];5)" office:value-type="float" office:value="4.11666666666662" calcext:value-type="float">
            <text:p>4,11666666666662</text:p>
          </table:table-cell>
          <table:table-cell table:formula="of:=IF([.F1150]=0;[.G1149]+2+1/[.$H$2];[.G1149]+1/[.$H$2])" office:value-type="float" office:value="19.1166666666669" calcext:value-type="float">
            <text:p>19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1]))" office:value-type="date" office:date-value="2019-10-26T09:16:01.362266" calcext:value-type="date">
            <text:p>2019-10-26 09:16:01</text:p>
          </table:table-cell>
          <table:table-cell table:style-name="ce7" table:formula="of:=[.A1151]" office:value-type="date" office:date-value="2019-10-26T09:16:01.362266" calcext:value-type="date">
            <text:p>2019-10-26 09:16:01</text:p>
          </table:table-cell>
          <table:table-cell table:formula="of:=TRUNC([.A1151])" office:value-type="float" office:value="43764" calcext:value-type="float">
            <text:p>43764</text:p>
          </table:table-cell>
          <table:table-cell table:style-name="ce12" table:formula="of:=[.B1151]-[.C1151]" office:value-type="date" office:date-value="1899-12-30T09:16:01.36226628441" calcext:value-type="date">
            <text:p>12/30/99 09:16 AM</text:p>
          </table:table-cell>
          <table:table-cell table:formula="of:=MOD([.E1150]-[.$E$2];[.$H$2])+1+[.$E$2]" office:value-type="float" office:value="229" calcext:value-type="float">
            <text:p>229</text:p>
          </table:table-cell>
          <table:table-cell table:formula="of:=MOD([.F1150]+1/[.$H$2];5)" office:value-type="float" office:value="4.13333333333329" calcext:value-type="float">
            <text:p>4,13333333333329</text:p>
          </table:table-cell>
          <table:table-cell table:formula="of:=IF([.F1151]=0;[.G1150]+2+1/[.$H$2];[.G1150]+1/[.$H$2])" office:value-type="float" office:value="19.1333333333335" calcext:value-type="float">
            <text:p>19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2]))" office:value-type="date" office:date-value="2019-10-26T09:22:17.772953" calcext:value-type="date">
            <text:p>2019-10-26 09:22:18</text:p>
          </table:table-cell>
          <table:table-cell table:style-name="ce7" table:formula="of:=[.A1152]" office:value-type="date" office:date-value="2019-10-26T09:22:17.772953" calcext:value-type="date">
            <text:p>2019-10-26 09:22:18</text:p>
          </table:table-cell>
          <table:table-cell table:formula="of:=TRUNC([.A1152])" office:value-type="float" office:value="43764" calcext:value-type="float">
            <text:p>43764</text:p>
          </table:table-cell>
          <table:table-cell table:style-name="ce12" table:formula="of:=[.B1152]-[.C1152]" office:value-type="date" office:date-value="1899-12-30T09:22:17.77295281179" calcext:value-type="date">
            <text:p>12/30/99 09:22 AM</text:p>
          </table:table-cell>
          <table:table-cell table:formula="of:=MOD([.E1151]-[.$E$2];[.$H$2])+1+[.$E$2]" office:value-type="float" office:value="230" calcext:value-type="float">
            <text:p>230</text:p>
          </table:table-cell>
          <table:table-cell table:formula="of:=MOD([.F1151]+1/[.$H$2];5)" office:value-type="float" office:value="4.14999999999995" calcext:value-type="float">
            <text:p>4,14999999999995</text:p>
          </table:table-cell>
          <table:table-cell table:formula="of:=IF([.F1152]=0;[.G1151]+2+1/[.$H$2];[.G1151]+1/[.$H$2])" office:value-type="float" office:value="19.1500000000002" calcext:value-type="float">
            <text:p>19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3]))" office:value-type="date" office:date-value="2019-10-26T09:47:20.466384" calcext:value-type="date">
            <text:p>2019-10-26 09:47:20</text:p>
          </table:table-cell>
          <table:table-cell table:style-name="ce7" table:formula="of:=[.A1153]" office:value-type="date" office:date-value="2019-10-26T09:47:20.466384" calcext:value-type="date">
            <text:p>2019-10-26 09:47:20</text:p>
          </table:table-cell>
          <table:table-cell table:formula="of:=TRUNC([.A1153])" office:value-type="float" office:value="43764" calcext:value-type="float">
            <text:p>43764</text:p>
          </table:table-cell>
          <table:table-cell table:style-name="ce12" table:formula="of:=[.B1153]-[.C1153]" office:value-type="date" office:date-value="1899-12-30T09:47:20.46638379805" calcext:value-type="date">
            <text:p>12/30/99 09:47 AM</text:p>
          </table:table-cell>
          <table:table-cell table:formula="of:=MOD([.E1152]-[.$E$2];[.$H$2])+1+[.$E$2]" office:value-type="float" office:value="231" calcext:value-type="float">
            <text:p>231</text:p>
          </table:table-cell>
          <table:table-cell table:formula="of:=MOD([.F1152]+1/[.$H$2];5)" office:value-type="float" office:value="4.16666666666662" calcext:value-type="float">
            <text:p>4,16666666666662</text:p>
          </table:table-cell>
          <table:table-cell table:formula="of:=IF([.F1153]=0;[.G1152]+2+1/[.$H$2];[.G1152]+1/[.$H$2])" office:value-type="float" office:value="19.1666666666669" calcext:value-type="float">
            <text:p>19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4]))" office:value-type="date" office:date-value="2019-10-26T09:53:48.877873" calcext:value-type="date">
            <text:p>2019-10-26 09:53:49</text:p>
          </table:table-cell>
          <table:table-cell table:style-name="ce7" table:formula="of:=[.A1154]" office:value-type="date" office:date-value="2019-10-26T09:53:48.877873" calcext:value-type="date">
            <text:p>2019-10-26 09:53:49</text:p>
          </table:table-cell>
          <table:table-cell table:formula="of:=TRUNC([.A1154])" office:value-type="float" office:value="43764" calcext:value-type="float">
            <text:p>43764</text:p>
          </table:table-cell>
          <table:table-cell table:style-name="ce12" table:formula="of:=[.B1154]-[.C1154]" office:value-type="date" office:date-value="1899-12-30T09:53:48.87787276413" calcext:value-type="date">
            <text:p>12/30/99 09:53 AM</text:p>
          </table:table-cell>
          <table:table-cell table:formula="of:=MOD([.E1153]-[.$E$2];[.$H$2])+1+[.$E$2]" office:value-type="float" office:value="232" calcext:value-type="float">
            <text:p>232</text:p>
          </table:table-cell>
          <table:table-cell table:formula="of:=MOD([.F1153]+1/[.$H$2];5)" office:value-type="float" office:value="4.18333333333329" calcext:value-type="float">
            <text:p>4,18333333333329</text:p>
          </table:table-cell>
          <table:table-cell table:formula="of:=IF([.F1154]=0;[.G1153]+2+1/[.$H$2];[.G1153]+1/[.$H$2])" office:value-type="float" office:value="19.1833333333335" calcext:value-type="float">
            <text:p>19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5]))" office:value-type="date" office:date-value="2019-10-26T09:25:39.599985" calcext:value-type="date">
            <text:p>2019-10-26 09:25:40</text:p>
          </table:table-cell>
          <table:table-cell table:style-name="ce7" table:formula="of:=[.A1155]" office:value-type="date" office:date-value="2019-10-26T09:25:39.599985" calcext:value-type="date">
            <text:p>2019-10-26 09:25:40</text:p>
          </table:table-cell>
          <table:table-cell table:formula="of:=TRUNC([.A1155])" office:value-type="float" office:value="43764" calcext:value-type="float">
            <text:p>43764</text:p>
          </table:table-cell>
          <table:table-cell table:style-name="ce12" table:formula="of:=[.B1155]-[.C1155]" office:value-type="date" office:date-value="1899-12-30T09:25:39.59998497739" calcext:value-type="date">
            <text:p>12/30/99 09:25 AM</text:p>
          </table:table-cell>
          <table:table-cell table:formula="of:=MOD([.E1154]-[.$E$2];[.$H$2])+1+[.$E$2]" office:value-type="float" office:value="233" calcext:value-type="float">
            <text:p>233</text:p>
          </table:table-cell>
          <table:table-cell table:formula="of:=MOD([.F1154]+1/[.$H$2];5)" office:value-type="float" office:value="4.19999999999995" calcext:value-type="float">
            <text:p>4,19999999999995</text:p>
          </table:table-cell>
          <table:table-cell table:formula="of:=IF([.F1155]=0;[.G1154]+2+1/[.$H$2];[.G1154]+1/[.$H$2])" office:value-type="float" office:value="19.2000000000002" calcext:value-type="float">
            <text:p>19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6]))" office:value-type="date" office:date-value="2019-10-26T09:50:06.186768" calcext:value-type="date">
            <text:p>2019-10-26 09:50:06</text:p>
          </table:table-cell>
          <table:table-cell table:style-name="ce7" table:formula="of:=[.A1156]" office:value-type="date" office:date-value="2019-10-26T09:50:06.186768" calcext:value-type="date">
            <text:p>2019-10-26 09:50:06</text:p>
          </table:table-cell>
          <table:table-cell table:formula="of:=TRUNC([.A1156])" office:value-type="float" office:value="43764" calcext:value-type="float">
            <text:p>43764</text:p>
          </table:table-cell>
          <table:table-cell table:style-name="ce12" table:formula="of:=[.B1156]-[.C1156]" office:value-type="date" office:date-value="1899-12-30T09:50:06.18676836602" calcext:value-type="date">
            <text:p>12/30/99 09:50 AM</text:p>
          </table:table-cell>
          <table:table-cell table:formula="of:=MOD([.E1155]-[.$E$2];[.$H$2])+1+[.$E$2]" office:value-type="float" office:value="234" calcext:value-type="float">
            <text:p>234</text:p>
          </table:table-cell>
          <table:table-cell table:formula="of:=MOD([.F1155]+1/[.$H$2];5)" office:value-type="float" office:value="4.21666666666662" calcext:value-type="float">
            <text:p>4,21666666666662</text:p>
          </table:table-cell>
          <table:table-cell table:formula="of:=IF([.F1156]=0;[.G1155]+2+1/[.$H$2];[.G1155]+1/[.$H$2])" office:value-type="float" office:value="19.2166666666669" calcext:value-type="float">
            <text:p>19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7]))" office:value-type="date" office:date-value="2019-10-26T09:43:19.478003" calcext:value-type="date">
            <text:p>2019-10-26 09:43:19</text:p>
          </table:table-cell>
          <table:table-cell table:style-name="ce7" table:formula="of:=[.A1157]" office:value-type="date" office:date-value="2019-10-26T09:43:19.478003" calcext:value-type="date">
            <text:p>2019-10-26 09:43:19</text:p>
          </table:table-cell>
          <table:table-cell table:formula="of:=TRUNC([.A1157])" office:value-type="float" office:value="43764" calcext:value-type="float">
            <text:p>43764</text:p>
          </table:table-cell>
          <table:table-cell table:style-name="ce12" table:formula="of:=[.B1157]-[.C1157]" office:value-type="date" office:date-value="1899-12-30T09:43:19.47800261434" calcext:value-type="date">
            <text:p>12/30/99 09:43 AM</text:p>
          </table:table-cell>
          <table:table-cell table:formula="of:=MOD([.E1156]-[.$E$2];[.$H$2])+1+[.$E$2]" office:value-type="float" office:value="235" calcext:value-type="float">
            <text:p>235</text:p>
          </table:table-cell>
          <table:table-cell table:formula="of:=MOD([.F1156]+1/[.$H$2];5)" office:value-type="float" office:value="4.23333333333329" calcext:value-type="float">
            <text:p>4,23333333333329</text:p>
          </table:table-cell>
          <table:table-cell table:formula="of:=IF([.F1157]=0;[.G1156]+2+1/[.$H$2];[.G1156]+1/[.$H$2])" office:value-type="float" office:value="19.2333333333335" calcext:value-type="float">
            <text:p>19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8]))" office:value-type="date" office:date-value="2019-10-26T09:19:02.6388" calcext:value-type="date">
            <text:p>2019-10-26 09:19:03</text:p>
          </table:table-cell>
          <table:table-cell table:style-name="ce7" table:formula="of:=[.A1158]" office:value-type="date" office:date-value="2019-10-26T09:19:02.6388" calcext:value-type="date">
            <text:p>2019-10-26 09:19:03</text:p>
          </table:table-cell>
          <table:table-cell table:formula="of:=TRUNC([.A1158])" office:value-type="float" office:value="43764" calcext:value-type="float">
            <text:p>43764</text:p>
          </table:table-cell>
          <table:table-cell table:style-name="ce12" table:formula="of:=[.B1158]-[.C1158]" office:value-type="date" office:date-value="1899-12-30T09:19:02.63880013023" calcext:value-type="date">
            <text:p>12/30/99 09:19 AM</text:p>
          </table:table-cell>
          <table:table-cell table:formula="of:=MOD([.E1157]-[.$E$2];[.$H$2])+1+[.$E$2]" office:value-type="float" office:value="236" calcext:value-type="float">
            <text:p>236</text:p>
          </table:table-cell>
          <table:table-cell table:formula="of:=MOD([.F1157]+1/[.$H$2];5)" office:value-type="float" office:value="4.24999999999995" calcext:value-type="float">
            <text:p>4,24999999999995</text:p>
          </table:table-cell>
          <table:table-cell table:formula="of:=IF([.F1158]=0;[.G1157]+2+1/[.$H$2];[.G1157]+1/[.$H$2])" office:value-type="float" office:value="19.2500000000002" calcext:value-type="float">
            <text:p>19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9]))" office:value-type="date" office:date-value="2019-10-26T09:22:10.96739" calcext:value-type="date">
            <text:p>2019-10-26 09:22:11</text:p>
          </table:table-cell>
          <table:table-cell table:style-name="ce7" table:formula="of:=[.A1159]" office:value-type="date" office:date-value="2019-10-26T09:22:10.96739" calcext:value-type="date">
            <text:p>2019-10-26 09:22:11</text:p>
          </table:table-cell>
          <table:table-cell table:formula="of:=TRUNC([.A1159])" office:value-type="float" office:value="43764" calcext:value-type="float">
            <text:p>43764</text:p>
          </table:table-cell>
          <table:table-cell table:style-name="ce12" table:formula="of:=[.B1159]-[.C1159]" office:value-type="date" office:date-value="1899-12-30T09:22:10.96738974564" calcext:value-type="date">
            <text:p>12/30/99 09:22 AM</text:p>
          </table:table-cell>
          <table:table-cell table:formula="of:=MOD([.E1158]-[.$E$2];[.$H$2])+1+[.$E$2]" office:value-type="float" office:value="237" calcext:value-type="float">
            <text:p>237</text:p>
          </table:table-cell>
          <table:table-cell table:formula="of:=MOD([.F1158]+1/[.$H$2];5)" office:value-type="float" office:value="4.26666666666662" calcext:value-type="float">
            <text:p>4,26666666666662</text:p>
          </table:table-cell>
          <table:table-cell table:formula="of:=IF([.F1159]=0;[.G1158]+2+1/[.$H$2];[.G1158]+1/[.$H$2])" office:value-type="float" office:value="19.2666666666669" calcext:value-type="float">
            <text:p>19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0]))" office:value-type="date" office:date-value="2019-10-26T09:52:30.219648" calcext:value-type="date">
            <text:p>2019-10-26 09:52:30</text:p>
          </table:table-cell>
          <table:table-cell table:style-name="ce7" table:formula="of:=[.A1160]" office:value-type="date" office:date-value="2019-10-26T09:52:30.219648" calcext:value-type="date">
            <text:p>2019-10-26 09:52:30</text:p>
          </table:table-cell>
          <table:table-cell table:formula="of:=TRUNC([.A1160])" office:value-type="float" office:value="43764" calcext:value-type="float">
            <text:p>43764</text:p>
          </table:table-cell>
          <table:table-cell table:style-name="ce12" table:formula="of:=[.B1160]-[.C1160]" office:value-type="date" office:date-value="1899-12-30T09:52:30.21964798216" calcext:value-type="date">
            <text:p>12/30/99 09:52 AM</text:p>
          </table:table-cell>
          <table:table-cell table:formula="of:=MOD([.E1159]-[.$E$2];[.$H$2])+1+[.$E$2]" office:value-type="float" office:value="238" calcext:value-type="float">
            <text:p>238</text:p>
          </table:table-cell>
          <table:table-cell table:formula="of:=MOD([.F1159]+1/[.$H$2];5)" office:value-type="float" office:value="4.28333333333329" calcext:value-type="float">
            <text:p>4,28333333333329</text:p>
          </table:table-cell>
          <table:table-cell table:formula="of:=IF([.F1160]=0;[.G1159]+2+1/[.$H$2];[.G1159]+1/[.$H$2])" office:value-type="float" office:value="19.2833333333335" calcext:value-type="float">
            <text:p>19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1]))" office:value-type="date" office:date-value="2019-10-26T09:10:08.419151" calcext:value-type="date">
            <text:p>2019-10-26 09:10:08</text:p>
          </table:table-cell>
          <table:table-cell table:style-name="ce7" table:formula="of:=[.A1161]" office:value-type="date" office:date-value="2019-10-26T09:10:08.419151" calcext:value-type="date">
            <text:p>2019-10-26 09:10:08</text:p>
          </table:table-cell>
          <table:table-cell table:formula="of:=TRUNC([.A1161])" office:value-type="float" office:value="43764" calcext:value-type="float">
            <text:p>43764</text:p>
          </table:table-cell>
          <table:table-cell table:style-name="ce12" table:formula="of:=[.B1161]-[.C1161]" office:value-type="date" office:date-value="1899-12-30T09:10:08.4191507427" calcext:value-type="date">
            <text:p>12/30/99 09:10 AM</text:p>
          </table:table-cell>
          <table:table-cell table:formula="of:=MOD([.E1160]-[.$E$2];[.$H$2])+1+[.$E$2]" office:value-type="float" office:value="239" calcext:value-type="float">
            <text:p>239</text:p>
          </table:table-cell>
          <table:table-cell table:formula="of:=MOD([.F1160]+1/[.$H$2];5)" office:value-type="float" office:value="4.29999999999995" calcext:value-type="float">
            <text:p>4,29999999999995</text:p>
          </table:table-cell>
          <table:table-cell table:formula="of:=IF([.F1161]=0;[.G1160]+2+1/[.$H$2];[.G1160]+1/[.$H$2])" office:value-type="float" office:value="19.3000000000002" calcext:value-type="float">
            <text:p>19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2]))" office:value-type="date" office:date-value="2019-10-26T09:36:48.99319" calcext:value-type="date">
            <text:p>2019-10-26 09:36:49</text:p>
          </table:table-cell>
          <table:table-cell table:style-name="ce7" table:formula="of:=[.A1162]" office:value-type="date" office:date-value="2019-10-26T09:36:48.99319" calcext:value-type="date">
            <text:p>2019-10-26 09:36:49</text:p>
          </table:table-cell>
          <table:table-cell table:formula="of:=TRUNC([.A1162])" office:value-type="float" office:value="43764" calcext:value-type="float">
            <text:p>43764</text:p>
          </table:table-cell>
          <table:table-cell table:style-name="ce12" table:formula="of:=[.B1162]-[.C1162]" office:value-type="date" office:date-value="1899-12-30T09:36:48.99318954907" calcext:value-type="date">
            <text:p>12/30/99 09:36 AM</text:p>
          </table:table-cell>
          <table:table-cell table:formula="of:=MOD([.E1161]-[.$E$2];[.$H$2])+1+[.$E$2]" office:value-type="float" office:value="240" calcext:value-type="float">
            <text:p>240</text:p>
          </table:table-cell>
          <table:table-cell table:formula="of:=MOD([.F1161]+1/[.$H$2];5)" office:value-type="float" office:value="4.31666666666662" calcext:value-type="float">
            <text:p>4,31666666666662</text:p>
          </table:table-cell>
          <table:table-cell table:formula="of:=IF([.F1162]=0;[.G1161]+2+1/[.$H$2];[.G1161]+1/[.$H$2])" office:value-type="float" office:value="19.3166666666669" calcext:value-type="float">
            <text:p>19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3]))" office:value-type="date" office:date-value="2019-10-26T09:17:53.396709" calcext:value-type="date">
            <text:p>2019-10-26 09:17:53</text:p>
          </table:table-cell>
          <table:table-cell table:style-name="ce7" table:formula="of:=[.A1163]" office:value-type="date" office:date-value="2019-10-26T09:17:53.396709" calcext:value-type="date">
            <text:p>2019-10-26 09:17:53</text:p>
          </table:table-cell>
          <table:table-cell table:formula="of:=TRUNC([.A1163])" office:value-type="float" office:value="43764" calcext:value-type="float">
            <text:p>43764</text:p>
          </table:table-cell>
          <table:table-cell table:style-name="ce12" table:formula="of:=[.B1163]-[.C1163]" office:value-type="date" office:date-value="1899-12-30T09:17:53.39670939837" calcext:value-type="date">
            <text:p>12/30/99 09:17 AM</text:p>
          </table:table-cell>
          <table:table-cell table:formula="of:=MOD([.E1162]-[.$E$2];[.$H$2])+1+[.$E$2]" office:value-type="float" office:value="241" calcext:value-type="float">
            <text:p>241</text:p>
          </table:table-cell>
          <table:table-cell table:formula="of:=MOD([.F1162]+1/[.$H$2];5)" office:value-type="float" office:value="4.33333333333329" calcext:value-type="float">
            <text:p>4,33333333333329</text:p>
          </table:table-cell>
          <table:table-cell table:formula="of:=IF([.F1163]=0;[.G1162]+2+1/[.$H$2];[.G1162]+1/[.$H$2])" office:value-type="float" office:value="19.3333333333335" calcext:value-type="float">
            <text:p>19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4]))" office:value-type="date" office:date-value="2019-10-26T09:07:37.218605" calcext:value-type="date">
            <text:p>2019-10-26 09:07:37</text:p>
          </table:table-cell>
          <table:table-cell table:style-name="ce7" table:formula="of:=[.A1164]" office:value-type="date" office:date-value="2019-10-26T09:07:37.218605" calcext:value-type="date">
            <text:p>2019-10-26 09:07:37</text:p>
          </table:table-cell>
          <table:table-cell table:formula="of:=TRUNC([.A1164])" office:value-type="float" office:value="43764" calcext:value-type="float">
            <text:p>43764</text:p>
          </table:table-cell>
          <table:table-cell table:style-name="ce12" table:formula="of:=[.B1164]-[.C1164]" office:value-type="date" office:date-value="1899-12-30T09:07:37.21860481426" calcext:value-type="date">
            <text:p>12/30/99 09:07 AM</text:p>
          </table:table-cell>
          <table:table-cell table:formula="of:=MOD([.E1163]-[.$E$2];[.$H$2])+1+[.$E$2]" office:value-type="float" office:value="242" calcext:value-type="float">
            <text:p>242</text:p>
          </table:table-cell>
          <table:table-cell table:formula="of:=MOD([.F1163]+1/[.$H$2];5)" office:value-type="float" office:value="4.34999999999995" calcext:value-type="float">
            <text:p>4,34999999999995</text:p>
          </table:table-cell>
          <table:table-cell table:formula="of:=IF([.F1164]=0;[.G1163]+2+1/[.$H$2];[.G1163]+1/[.$H$2])" office:value-type="float" office:value="19.3500000000002" calcext:value-type="float">
            <text:p>19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5]))" office:value-type="date" office:date-value="2019-10-26T09:49:59.041384" calcext:value-type="date">
            <text:p>2019-10-26 09:49:59</text:p>
          </table:table-cell>
          <table:table-cell table:style-name="ce7" table:formula="of:=[.A1165]" office:value-type="date" office:date-value="2019-10-26T09:49:59.041384" calcext:value-type="date">
            <text:p>2019-10-26 09:49:59</text:p>
          </table:table-cell>
          <table:table-cell table:formula="of:=TRUNC([.A1165])" office:value-type="float" office:value="43764" calcext:value-type="float">
            <text:p>43764</text:p>
          </table:table-cell>
          <table:table-cell table:style-name="ce12" table:formula="of:=[.B1165]-[.C1165]" office:value-type="date" office:date-value="1899-12-30T09:49:59.04138429556" calcext:value-type="date">
            <text:p>12/30/99 09:49 AM</text:p>
          </table:table-cell>
          <table:table-cell table:formula="of:=MOD([.E1164]-[.$E$2];[.$H$2])+1+[.$E$2]" office:value-type="float" office:value="243" calcext:value-type="float">
            <text:p>243</text:p>
          </table:table-cell>
          <table:table-cell table:formula="of:=MOD([.F1164]+1/[.$H$2];5)" office:value-type="float" office:value="4.36666666666662" calcext:value-type="float">
            <text:p>4,36666666666662</text:p>
          </table:table-cell>
          <table:table-cell table:formula="of:=IF([.F1165]=0;[.G1164]+2+1/[.$H$2];[.G1164]+1/[.$H$2])" office:value-type="float" office:value="19.3666666666668" calcext:value-type="float">
            <text:p>19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6]))" office:value-type="date" office:date-value="2019-10-26T09:20:10.688054" calcext:value-type="date">
            <text:p>2019-10-26 09:20:11</text:p>
          </table:table-cell>
          <table:table-cell table:style-name="ce7" table:formula="of:=[.A1166]" office:value-type="date" office:date-value="2019-10-26T09:20:10.688054" calcext:value-type="date">
            <text:p>2019-10-26 09:20:11</text:p>
          </table:table-cell>
          <table:table-cell table:formula="of:=TRUNC([.A1166])" office:value-type="float" office:value="43764" calcext:value-type="float">
            <text:p>43764</text:p>
          </table:table-cell>
          <table:table-cell table:style-name="ce12" table:formula="of:=[.B1166]-[.C1166]" office:value-type="date" office:date-value="1899-12-30T09:20:10.68805446848" calcext:value-type="date">
            <text:p>12/30/99 09:20 AM</text:p>
          </table:table-cell>
          <table:table-cell table:formula="of:=MOD([.E1165]-[.$E$2];[.$H$2])+1+[.$E$2]" office:value-type="float" office:value="244" calcext:value-type="float">
            <text:p>244</text:p>
          </table:table-cell>
          <table:table-cell table:formula="of:=MOD([.F1165]+1/[.$H$2];5)" office:value-type="float" office:value="4.38333333333329" calcext:value-type="float">
            <text:p>4,38333333333329</text:p>
          </table:table-cell>
          <table:table-cell table:formula="of:=IF([.F1166]=0;[.G1165]+2+1/[.$H$2];[.G1165]+1/[.$H$2])" office:value-type="float" office:value="19.3833333333335" calcext:value-type="float">
            <text:p>19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7]))" office:value-type="date" office:date-value="2019-10-26T09:27:39.449105" calcext:value-type="date">
            <text:p>2019-10-26 09:27:39</text:p>
          </table:table-cell>
          <table:table-cell table:style-name="ce7" table:formula="of:=[.A1167]" office:value-type="date" office:date-value="2019-10-26T09:27:39.449105" calcext:value-type="date">
            <text:p>2019-10-26 09:27:39</text:p>
          </table:table-cell>
          <table:table-cell table:formula="of:=TRUNC([.A1167])" office:value-type="float" office:value="43764" calcext:value-type="float">
            <text:p>43764</text:p>
          </table:table-cell>
          <table:table-cell table:style-name="ce12" table:formula="of:=[.B1167]-[.C1167]" office:value-type="date" office:date-value="1899-12-30T09:27:39.44910545368" calcext:value-type="date">
            <text:p>12/30/99 09:27 AM</text:p>
          </table:table-cell>
          <table:table-cell table:formula="of:=MOD([.E1166]-[.$E$2];[.$H$2])+1+[.$E$2]" office:value-type="float" office:value="245" calcext:value-type="float">
            <text:p>245</text:p>
          </table:table-cell>
          <table:table-cell table:formula="of:=MOD([.F1166]+1/[.$H$2];5)" office:value-type="float" office:value="4.39999999999995" calcext:value-type="float">
            <text:p>4,39999999999995</text:p>
          </table:table-cell>
          <table:table-cell table:formula="of:=IF([.F1167]=0;[.G1166]+2+1/[.$H$2];[.G1166]+1/[.$H$2])" office:value-type="float" office:value="19.4000000000002" calcext:value-type="float">
            <text:p>19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8]))" office:value-type="date" office:date-value="2019-10-26T10:03:54.271661" calcext:value-type="date">
            <text:p>2019-10-26 10:03:54</text:p>
          </table:table-cell>
          <table:table-cell table:style-name="ce7" table:formula="of:=[.A1168]" office:value-type="date" office:date-value="2019-10-26T10:03:54.271661" calcext:value-type="date">
            <text:p>2019-10-26 10:03:54</text:p>
          </table:table-cell>
          <table:table-cell table:formula="of:=TRUNC([.A1168])" office:value-type="float" office:value="43764" calcext:value-type="float">
            <text:p>43764</text:p>
          </table:table-cell>
          <table:table-cell table:style-name="ce12" table:formula="of:=[.B1168]-[.C1168]" office:value-type="date" office:date-value="1899-12-30T10:03:54.27166147158" calcext:value-type="date">
            <text:p>12/30/99 10:03 AM</text:p>
          </table:table-cell>
          <table:table-cell table:formula="of:=MOD([.E1167]-[.$E$2];[.$H$2])+1+[.$E$2]" office:value-type="float" office:value="246" calcext:value-type="float">
            <text:p>246</text:p>
          </table:table-cell>
          <table:table-cell table:formula="of:=MOD([.F1167]+1/[.$H$2];5)" office:value-type="float" office:value="4.41666666666662" calcext:value-type="float">
            <text:p>4,41666666666662</text:p>
          </table:table-cell>
          <table:table-cell table:formula="of:=IF([.F1168]=0;[.G1167]+2+1/[.$H$2];[.G1167]+1/[.$H$2])" office:value-type="float" office:value="19.4166666666668" calcext:value-type="float">
            <text:p>19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9]))" office:value-type="date" office:date-value="2019-10-26T09:26:20.846595" calcext:value-type="date">
            <text:p>2019-10-26 09:26:21</text:p>
          </table:table-cell>
          <table:table-cell table:style-name="ce7" table:formula="of:=[.A1169]" office:value-type="date" office:date-value="2019-10-26T09:26:20.846595" calcext:value-type="date">
            <text:p>2019-10-26 09:26:21</text:p>
          </table:table-cell>
          <table:table-cell table:formula="of:=TRUNC([.A1169])" office:value-type="float" office:value="43764" calcext:value-type="float">
            <text:p>43764</text:p>
          </table:table-cell>
          <table:table-cell table:style-name="ce12" table:formula="of:=[.B1169]-[.C1169]" office:value-type="date" office:date-value="1899-12-30T09:26:20.84659476299" calcext:value-type="date">
            <text:p>12/30/99 09:26 AM</text:p>
          </table:table-cell>
          <table:table-cell table:formula="of:=MOD([.E1168]-[.$E$2];[.$H$2])+1+[.$E$2]" office:value-type="float" office:value="247" calcext:value-type="float">
            <text:p>247</text:p>
          </table:table-cell>
          <table:table-cell table:formula="of:=MOD([.F1168]+1/[.$H$2];5)" office:value-type="float" office:value="4.43333333333329" calcext:value-type="float">
            <text:p>4,43333333333329</text:p>
          </table:table-cell>
          <table:table-cell table:formula="of:=IF([.F1169]=0;[.G1168]+2+1/[.$H$2];[.G1168]+1/[.$H$2])" office:value-type="float" office:value="19.4333333333335" calcext:value-type="float">
            <text:p>19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0]))" office:value-type="date" office:date-value="2019-10-26T09:14:09.087095" calcext:value-type="date">
            <text:p>2019-10-26 09:14:09</text:p>
          </table:table-cell>
          <table:table-cell table:style-name="ce7" table:formula="of:=[.A1170]" office:value-type="date" office:date-value="2019-10-26T09:14:09.087095" calcext:value-type="date">
            <text:p>2019-10-26 09:14:09</text:p>
          </table:table-cell>
          <table:table-cell table:formula="of:=TRUNC([.A1170])" office:value-type="float" office:value="43764" calcext:value-type="float">
            <text:p>43764</text:p>
          </table:table-cell>
          <table:table-cell table:style-name="ce12" table:formula="of:=[.B1170]-[.C1170]" office:value-type="date" office:date-value="1899-12-30T09:14:09.08709512092" calcext:value-type="date">
            <text:p>12/30/99 09:14 AM</text:p>
          </table:table-cell>
          <table:table-cell table:formula="of:=MOD([.E1169]-[.$E$2];[.$H$2])+1+[.$E$2]" office:value-type="float" office:value="248" calcext:value-type="float">
            <text:p>248</text:p>
          </table:table-cell>
          <table:table-cell table:formula="of:=MOD([.F1169]+1/[.$H$2];5)" office:value-type="float" office:value="4.44999999999995" calcext:value-type="float">
            <text:p>4,44999999999995</text:p>
          </table:table-cell>
          <table:table-cell table:formula="of:=IF([.F1170]=0;[.G1169]+2+1/[.$H$2];[.G1169]+1/[.$H$2])" office:value-type="float" office:value="19.4500000000002" calcext:value-type="float">
            <text:p>19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1]))" office:value-type="date" office:date-value="2019-10-26T09:20:09.702368" calcext:value-type="date">
            <text:p>2019-10-26 09:20:10</text:p>
          </table:table-cell>
          <table:table-cell table:style-name="ce7" table:formula="of:=[.A1171]" office:value-type="date" office:date-value="2019-10-26T09:20:09.702368" calcext:value-type="date">
            <text:p>2019-10-26 09:20:10</text:p>
          </table:table-cell>
          <table:table-cell table:formula="of:=TRUNC([.A1171])" office:value-type="float" office:value="43764" calcext:value-type="float">
            <text:p>43764</text:p>
          </table:table-cell>
          <table:table-cell table:style-name="ce12" table:formula="of:=[.B1171]-[.C1171]" office:value-type="date" office:date-value="1899-12-30T09:20:09.70236780122" calcext:value-type="date">
            <text:p>12/30/99 09:20 AM</text:p>
          </table:table-cell>
          <table:table-cell table:formula="of:=MOD([.E1170]-[.$E$2];[.$H$2])+1+[.$E$2]" office:value-type="float" office:value="249" calcext:value-type="float">
            <text:p>249</text:p>
          </table:table-cell>
          <table:table-cell table:formula="of:=MOD([.F1170]+1/[.$H$2];5)" office:value-type="float" office:value="4.46666666666662" calcext:value-type="float">
            <text:p>4,46666666666662</text:p>
          </table:table-cell>
          <table:table-cell table:formula="of:=IF([.F1171]=0;[.G1170]+2+1/[.$H$2];[.G1170]+1/[.$H$2])" office:value-type="float" office:value="19.4666666666668" calcext:value-type="float">
            <text:p>19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2]))" office:value-type="date" office:date-value="2019-10-26T09:23:36.826709" calcext:value-type="date">
            <text:p>2019-10-26 09:23:37</text:p>
          </table:table-cell>
          <table:table-cell table:style-name="ce7" table:formula="of:=[.A1172]" office:value-type="date" office:date-value="2019-10-26T09:23:36.826709" calcext:value-type="date">
            <text:p>2019-10-26 09:23:37</text:p>
          </table:table-cell>
          <table:table-cell table:formula="of:=TRUNC([.A1172])" office:value-type="float" office:value="43764" calcext:value-type="float">
            <text:p>43764</text:p>
          </table:table-cell>
          <table:table-cell table:style-name="ce12" table:formula="of:=[.B1172]-[.C1172]" office:value-type="date" office:date-value="1899-12-30T09:23:36.82670891751" calcext:value-type="date">
            <text:p>12/30/99 09:23 AM</text:p>
          </table:table-cell>
          <table:table-cell table:formula="of:=MOD([.E1171]-[.$E$2];[.$H$2])+1+[.$E$2]" office:value-type="float" office:value="250" calcext:value-type="float">
            <text:p>250</text:p>
          </table:table-cell>
          <table:table-cell table:formula="of:=MOD([.F1171]+1/[.$H$2];5)" office:value-type="float" office:value="4.48333333333329" calcext:value-type="float">
            <text:p>4,48333333333329</text:p>
          </table:table-cell>
          <table:table-cell table:formula="of:=IF([.F1172]=0;[.G1171]+2+1/[.$H$2];[.G1171]+1/[.$H$2])" office:value-type="float" office:value="19.4833333333335" calcext:value-type="float">
            <text:p>19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3]))" office:value-type="date" office:date-value="2019-10-26T09:59:08.917818" calcext:value-type="date">
            <text:p>2019-10-26 09:59:09</text:p>
          </table:table-cell>
          <table:table-cell table:style-name="ce7" table:formula="of:=[.A1173]" office:value-type="date" office:date-value="2019-10-26T09:59:08.917818" calcext:value-type="date">
            <text:p>2019-10-26 09:59:09</text:p>
          </table:table-cell>
          <table:table-cell table:formula="of:=TRUNC([.A1173])" office:value-type="float" office:value="43764" calcext:value-type="float">
            <text:p>43764</text:p>
          </table:table-cell>
          <table:table-cell table:style-name="ce12" table:formula="of:=[.B1173]-[.C1173]" office:value-type="date" office:date-value="1899-12-30T09:59:08.91781797633" calcext:value-type="date">
            <text:p>12/30/99 09:59 AM</text:p>
          </table:table-cell>
          <table:table-cell table:formula="of:=MOD([.E1172]-[.$E$2];[.$H$2])+1+[.$E$2]" office:value-type="float" office:value="251" calcext:value-type="float">
            <text:p>251</text:p>
          </table:table-cell>
          <table:table-cell table:formula="of:=MOD([.F1172]+1/[.$H$2];5)" office:value-type="float" office:value="4.49999999999995" calcext:value-type="float">
            <text:p>4,49999999999995</text:p>
          </table:table-cell>
          <table:table-cell table:formula="of:=IF([.F1173]=0;[.G1172]+2+1/[.$H$2];[.G1172]+1/[.$H$2])" office:value-type="float" office:value="19.5000000000002" calcext:value-type="float">
            <text:p>19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4]))" office:value-type="date" office:date-value="2019-10-26T09:15:10.661223" calcext:value-type="date">
            <text:p>2019-10-26 09:15:11</text:p>
          </table:table-cell>
          <table:table-cell table:style-name="ce7" table:formula="of:=[.A1174]" office:value-type="date" office:date-value="2019-10-26T09:15:10.661223" calcext:value-type="date">
            <text:p>2019-10-26 09:15:11</text:p>
          </table:table-cell>
          <table:table-cell table:formula="of:=TRUNC([.A1174])" office:value-type="float" office:value="43764" calcext:value-type="float">
            <text:p>43764</text:p>
          </table:table-cell>
          <table:table-cell table:style-name="ce12" table:formula="of:=[.B1174]-[.C1174]" office:value-type="date" office:date-value="1899-12-30T09:15:10.66122301854" calcext:value-type="date">
            <text:p>12/30/99 09:15 AM</text:p>
          </table:table-cell>
          <table:table-cell table:formula="of:=MOD([.E1173]-[.$E$2];[.$H$2])+1+[.$E$2]" office:value-type="float" office:value="252" calcext:value-type="float">
            <text:p>252</text:p>
          </table:table-cell>
          <table:table-cell table:formula="of:=MOD([.F1173]+1/[.$H$2];5)" office:value-type="float" office:value="4.51666666666662" calcext:value-type="float">
            <text:p>4,51666666666662</text:p>
          </table:table-cell>
          <table:table-cell table:formula="of:=IF([.F1174]=0;[.G1173]+2+1/[.$H$2];[.G1173]+1/[.$H$2])" office:value-type="float" office:value="19.5166666666668" calcext:value-type="float">
            <text:p>19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5]))" office:value-type="date" office:date-value="2019-10-26T09:42:32.832524" calcext:value-type="date">
            <text:p>2019-10-26 09:42:33</text:p>
          </table:table-cell>
          <table:table-cell table:style-name="ce7" table:formula="of:=[.A1175]" office:value-type="date" office:date-value="2019-10-26T09:42:32.832524" calcext:value-type="date">
            <text:p>2019-10-26 09:42:33</text:p>
          </table:table-cell>
          <table:table-cell table:formula="of:=TRUNC([.A1175])" office:value-type="float" office:value="43764" calcext:value-type="float">
            <text:p>43764</text:p>
          </table:table-cell>
          <table:table-cell table:style-name="ce12" table:formula="of:=[.B1175]-[.C1175]" office:value-type="date" office:date-value="1899-12-30T09:42:32.83252350055" calcext:value-type="date">
            <text:p>12/30/99 09:42 AM</text:p>
          </table:table-cell>
          <table:table-cell table:formula="of:=MOD([.E1174]-[.$E$2];[.$H$2])+1+[.$E$2]" office:value-type="float" office:value="253" calcext:value-type="float">
            <text:p>253</text:p>
          </table:table-cell>
          <table:table-cell table:formula="of:=MOD([.F1174]+1/[.$H$2];5)" office:value-type="float" office:value="4.53333333333329" calcext:value-type="float">
            <text:p>4,53333333333329</text:p>
          </table:table-cell>
          <table:table-cell table:formula="of:=IF([.F1175]=0;[.G1174]+2+1/[.$H$2];[.G1174]+1/[.$H$2])" office:value-type="float" office:value="19.5333333333335" calcext:value-type="float">
            <text:p>19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6]))" office:value-type="date" office:date-value="2019-10-26T09:25:37.60454" calcext:value-type="date">
            <text:p>2019-10-26 09:25:38</text:p>
          </table:table-cell>
          <table:table-cell table:style-name="ce7" table:formula="of:=[.A1176]" office:value-type="date" office:date-value="2019-10-26T09:25:37.60454" calcext:value-type="date">
            <text:p>2019-10-26 09:25:38</text:p>
          </table:table-cell>
          <table:table-cell table:formula="of:=TRUNC([.A1176])" office:value-type="float" office:value="43764" calcext:value-type="float">
            <text:p>43764</text:p>
          </table:table-cell>
          <table:table-cell table:style-name="ce12" table:formula="of:=[.B1176]-[.C1176]" office:value-type="date" office:date-value="1899-12-30T09:25:37.60453965515" calcext:value-type="date">
            <text:p>12/30/99 09:25 AM</text:p>
          </table:table-cell>
          <table:table-cell table:formula="of:=MOD([.E1175]-[.$E$2];[.$H$2])+1+[.$E$2]" office:value-type="float" office:value="254" calcext:value-type="float">
            <text:p>254</text:p>
          </table:table-cell>
          <table:table-cell table:formula="of:=MOD([.F1175]+1/[.$H$2];5)" office:value-type="float" office:value="4.54999999999995" calcext:value-type="float">
            <text:p>4,54999999999995</text:p>
          </table:table-cell>
          <table:table-cell table:formula="of:=IF([.F1176]=0;[.G1175]+2+1/[.$H$2];[.G1175]+1/[.$H$2])" office:value-type="float" office:value="19.5500000000002" calcext:value-type="float">
            <text:p>19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7]))" office:value-type="date" office:date-value="2019-10-26T09:33:47.17856" calcext:value-type="date">
            <text:p>2019-10-26 09:33:47</text:p>
          </table:table-cell>
          <table:table-cell table:style-name="ce7" table:formula="of:=[.A1177]" office:value-type="date" office:date-value="2019-10-26T09:33:47.17856" calcext:value-type="date">
            <text:p>2019-10-26 09:33:47</text:p>
          </table:table-cell>
          <table:table-cell table:formula="of:=TRUNC([.A1177])" office:value-type="float" office:value="43764" calcext:value-type="float">
            <text:p>43764</text:p>
          </table:table-cell>
          <table:table-cell table:style-name="ce12" table:formula="of:=[.B1177]-[.C1177]" office:value-type="date" office:date-value="1899-12-30T09:33:47.17856015079" calcext:value-type="date">
            <text:p>12/30/99 09:33 AM</text:p>
          </table:table-cell>
          <table:table-cell table:formula="of:=MOD([.E1176]-[.$E$2];[.$H$2])+1+[.$E$2]" office:value-type="float" office:value="255" calcext:value-type="float">
            <text:p>255</text:p>
          </table:table-cell>
          <table:table-cell table:formula="of:=MOD([.F1176]+1/[.$H$2];5)" office:value-type="float" office:value="4.56666666666662" calcext:value-type="float">
            <text:p>4,56666666666662</text:p>
          </table:table-cell>
          <table:table-cell table:formula="of:=IF([.F1177]=0;[.G1176]+2+1/[.$H$2];[.G1176]+1/[.$H$2])" office:value-type="float" office:value="19.5666666666668" calcext:value-type="float">
            <text:p>19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8]))" office:value-type="date" office:date-value="2019-10-26T09:54:21.732014" calcext:value-type="date">
            <text:p>2019-10-26 09:54:22</text:p>
          </table:table-cell>
          <table:table-cell table:style-name="ce7" table:formula="of:=[.A1178]" office:value-type="date" office:date-value="2019-10-26T09:54:21.732014" calcext:value-type="date">
            <text:p>2019-10-26 09:54:22</text:p>
          </table:table-cell>
          <table:table-cell table:formula="of:=TRUNC([.A1178])" office:value-type="float" office:value="43764" calcext:value-type="float">
            <text:p>43764</text:p>
          </table:table-cell>
          <table:table-cell table:style-name="ce12" table:formula="of:=[.B1178]-[.C1178]" office:value-type="date" office:date-value="1899-12-30T09:54:21.73201398924" calcext:value-type="date">
            <text:p>12/30/99 09:54 AM</text:p>
          </table:table-cell>
          <table:table-cell table:formula="of:=MOD([.E1177]-[.$E$2];[.$H$2])+1+[.$E$2]" office:value-type="float" office:value="256" calcext:value-type="float">
            <text:p>256</text:p>
          </table:table-cell>
          <table:table-cell table:formula="of:=MOD([.F1177]+1/[.$H$2];5)" office:value-type="float" office:value="4.58333333333329" calcext:value-type="float">
            <text:p>4,58333333333329</text:p>
          </table:table-cell>
          <table:table-cell table:formula="of:=IF([.F1178]=0;[.G1177]+2+1/[.$H$2];[.G1177]+1/[.$H$2])" office:value-type="float" office:value="19.5833333333335" calcext:value-type="float">
            <text:p>19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9]))" office:value-type="date" office:date-value="2019-10-26T09:14:14.444439" calcext:value-type="date">
            <text:p>2019-10-26 09:14:14</text:p>
          </table:table-cell>
          <table:table-cell table:style-name="ce7" table:formula="of:=[.A1179]" office:value-type="date" office:date-value="2019-10-26T09:14:14.444439" calcext:value-type="date">
            <text:p>2019-10-26 09:14:14</text:p>
          </table:table-cell>
          <table:table-cell table:formula="of:=TRUNC([.A1179])" office:value-type="float" office:value="43764" calcext:value-type="float">
            <text:p>43764</text:p>
          </table:table-cell>
          <table:table-cell table:style-name="ce12" table:formula="of:=[.B1179]-[.C1179]" office:value-type="date" office:date-value="1899-12-30T09:14:14.44443882443" calcext:value-type="date">
            <text:p>12/30/99 09:14 AM</text:p>
          </table:table-cell>
          <table:table-cell table:formula="of:=MOD([.E1178]-[.$E$2];[.$H$2])+1+[.$E$2]" office:value-type="float" office:value="257" calcext:value-type="float">
            <text:p>257</text:p>
          </table:table-cell>
          <table:table-cell table:formula="of:=MOD([.F1178]+1/[.$H$2];5)" office:value-type="float" office:value="4.59999999999995" calcext:value-type="float">
            <text:p>4,59999999999995</text:p>
          </table:table-cell>
          <table:table-cell table:formula="of:=IF([.F1179]=0;[.G1178]+2+1/[.$H$2];[.G1178]+1/[.$H$2])" office:value-type="float" office:value="19.6000000000002" calcext:value-type="float">
            <text:p>19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0]))" office:value-type="date" office:date-value="2019-10-26T09:27:36.12448" calcext:value-type="date">
            <text:p>2019-10-26 09:27:36</text:p>
          </table:table-cell>
          <table:table-cell table:style-name="ce7" table:formula="of:=[.A1180]" office:value-type="date" office:date-value="2019-10-26T09:27:36.12448" calcext:value-type="date">
            <text:p>2019-10-26 09:27:36</text:p>
          </table:table-cell>
          <table:table-cell table:formula="of:=TRUNC([.A1180])" office:value-type="float" office:value="43764" calcext:value-type="float">
            <text:p>43764</text:p>
          </table:table-cell>
          <table:table-cell table:style-name="ce12" table:formula="of:=[.B1180]-[.C1180]" office:value-type="date" office:date-value="1899-12-30T09:27:36.12447992899" calcext:value-type="date">
            <text:p>12/30/99 09:27 AM</text:p>
          </table:table-cell>
          <table:table-cell table:formula="of:=MOD([.E1179]-[.$E$2];[.$H$2])+1+[.$E$2]" office:value-type="float" office:value="258" calcext:value-type="float">
            <text:p>258</text:p>
          </table:table-cell>
          <table:table-cell table:formula="of:=MOD([.F1179]+1/[.$H$2];5)" office:value-type="float" office:value="4.61666666666662" calcext:value-type="float">
            <text:p>4,61666666666662</text:p>
          </table:table-cell>
          <table:table-cell table:formula="of:=IF([.F1180]=0;[.G1179]+2+1/[.$H$2];[.G1179]+1/[.$H$2])" office:value-type="float" office:value="19.6166666666668" calcext:value-type="float">
            <text:p>19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1]))" office:value-type="date" office:date-value="2019-10-26T09:31:47.128756" calcext:value-type="date">
            <text:p>2019-10-26 09:31:47</text:p>
          </table:table-cell>
          <table:table-cell table:style-name="ce7" table:formula="of:=[.A1181]" office:value-type="date" office:date-value="2019-10-26T09:31:47.128756" calcext:value-type="date">
            <text:p>2019-10-26 09:31:47</text:p>
          </table:table-cell>
          <table:table-cell table:formula="of:=TRUNC([.A1181])" office:value-type="float" office:value="43764" calcext:value-type="float">
            <text:p>43764</text:p>
          </table:table-cell>
          <table:table-cell table:style-name="ce12" table:formula="of:=[.B1181]-[.C1181]" office:value-type="date" office:date-value="1899-12-30T09:31:47.12875553872" calcext:value-type="date">
            <text:p>12/30/99 09:31 AM</text:p>
          </table:table-cell>
          <table:table-cell table:formula="of:=MOD([.E1180]-[.$E$2];[.$H$2])+1+[.$E$2]" office:value-type="float" office:value="259" calcext:value-type="float">
            <text:p>259</text:p>
          </table:table-cell>
          <table:table-cell table:formula="of:=MOD([.F1180]+1/[.$H$2];5)" office:value-type="float" office:value="4.63333333333329" calcext:value-type="float">
            <text:p>4,63333333333329</text:p>
          </table:table-cell>
          <table:table-cell table:formula="of:=IF([.F1181]=0;[.G1180]+2+1/[.$H$2];[.G1180]+1/[.$H$2])" office:value-type="float" office:value="19.6333333333335" calcext:value-type="float">
            <text:p>19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2]))" office:value-type="date" office:date-value="2019-10-26T09:47:40.67087" calcext:value-type="date">
            <text:p>2019-10-26 09:47:41</text:p>
          </table:table-cell>
          <table:table-cell table:style-name="ce7" table:formula="of:=[.A1182]" office:value-type="date" office:date-value="2019-10-26T09:47:40.67087" calcext:value-type="date">
            <text:p>2019-10-26 09:47:41</text:p>
          </table:table-cell>
          <table:table-cell table:formula="of:=TRUNC([.A1182])" office:value-type="float" office:value="43764" calcext:value-type="float">
            <text:p>43764</text:p>
          </table:table-cell>
          <table:table-cell table:style-name="ce12" table:formula="of:=[.B1182]-[.C1182]" office:value-type="date" office:date-value="1899-12-30T09:47:40.6708696112" calcext:value-type="date">
            <text:p>12/30/99 09:47 AM</text:p>
          </table:table-cell>
          <table:table-cell table:formula="of:=MOD([.E1181]-[.$E$2];[.$H$2])+1+[.$E$2]" office:value-type="float" office:value="260" calcext:value-type="float">
            <text:p>260</text:p>
          </table:table-cell>
          <table:table-cell table:formula="of:=MOD([.F1181]+1/[.$H$2];5)" office:value-type="float" office:value="4.64999999999995" calcext:value-type="float">
            <text:p>4,64999999999995</text:p>
          </table:table-cell>
          <table:table-cell table:formula="of:=IF([.F1182]=0;[.G1181]+2+1/[.$H$2];[.G1181]+1/[.$H$2])" office:value-type="float" office:value="19.6500000000002" calcext:value-type="float">
            <text:p>19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3]))" office:value-type="date" office:date-value="2019-10-26T09:28:38.423125" calcext:value-type="date">
            <text:p>2019-10-26 09:28:38</text:p>
          </table:table-cell>
          <table:table-cell table:style-name="ce7" table:formula="of:=[.A1183]" office:value-type="date" office:date-value="2019-10-26T09:28:38.423125" calcext:value-type="date">
            <text:p>2019-10-26 09:28:38</text:p>
          </table:table-cell>
          <table:table-cell table:formula="of:=TRUNC([.A1183])" office:value-type="float" office:value="43764" calcext:value-type="float">
            <text:p>43764</text:p>
          </table:table-cell>
          <table:table-cell table:style-name="ce12" table:formula="of:=[.B1183]-[.C1183]" office:value-type="date" office:date-value="1899-12-30T09:28:38.42312549707" calcext:value-type="date">
            <text:p>12/30/99 09:28 AM</text:p>
          </table:table-cell>
          <table:table-cell table:formula="of:=MOD([.E1182]-[.$E$2];[.$H$2])+1+[.$E$2]" office:value-type="float" office:value="261" calcext:value-type="float">
            <text:p>261</text:p>
          </table:table-cell>
          <table:table-cell table:formula="of:=MOD([.F1182]+1/[.$H$2];5)" office:value-type="float" office:value="4.66666666666662" calcext:value-type="float">
            <text:p>4,66666666666662</text:p>
          </table:table-cell>
          <table:table-cell table:formula="of:=IF([.F1183]=0;[.G1182]+2+1/[.$H$2];[.G1182]+1/[.$H$2])" office:value-type="float" office:value="19.6666666666668" calcext:value-type="float">
            <text:p>19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4]))" office:value-type="date" office:date-value="2019-10-26T09:49:57.460123" calcext:value-type="date">
            <text:p>2019-10-26 09:49:57</text:p>
          </table:table-cell>
          <table:table-cell table:style-name="ce7" table:formula="of:=[.A1184]" office:value-type="date" office:date-value="2019-10-26T09:49:57.460123" calcext:value-type="date">
            <text:p>2019-10-26 09:49:57</text:p>
          </table:table-cell>
          <table:table-cell table:formula="of:=TRUNC([.A1184])" office:value-type="float" office:value="43764" calcext:value-type="float">
            <text:p>43764</text:p>
          </table:table-cell>
          <table:table-cell table:style-name="ce12" table:formula="of:=[.B1184]-[.C1184]" office:value-type="date" office:date-value="1899-12-30T09:49:57.46012338437" calcext:value-type="date">
            <text:p>12/30/99 09:49 AM</text:p>
          </table:table-cell>
          <table:table-cell table:formula="of:=MOD([.E1183]-[.$E$2];[.$H$2])+1+[.$E$2]" office:value-type="float" office:value="262" calcext:value-type="float">
            <text:p>262</text:p>
          </table:table-cell>
          <table:table-cell table:formula="of:=MOD([.F1183]+1/[.$H$2];5)" office:value-type="float" office:value="4.68333333333329" calcext:value-type="float">
            <text:p>4,68333333333329</text:p>
          </table:table-cell>
          <table:table-cell table:formula="of:=IF([.F1184]=0;[.G1183]+2+1/[.$H$2];[.G1183]+1/[.$H$2])" office:value-type="float" office:value="19.6833333333335" calcext:value-type="float">
            <text:p>19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5]))" office:value-type="date" office:date-value="2019-10-26T09:36:28.028338" calcext:value-type="date">
            <text:p>2019-10-26 09:36:28</text:p>
          </table:table-cell>
          <table:table-cell table:style-name="ce7" table:formula="of:=[.A1185]" office:value-type="date" office:date-value="2019-10-26T09:36:28.028338" calcext:value-type="date">
            <text:p>2019-10-26 09:36:28</text:p>
          </table:table-cell>
          <table:table-cell table:formula="of:=TRUNC([.A1185])" office:value-type="float" office:value="43764" calcext:value-type="float">
            <text:p>43764</text:p>
          </table:table-cell>
          <table:table-cell table:style-name="ce12" table:formula="of:=[.B1185]-[.C1185]" office:value-type="date" office:date-value="1899-12-30T09:36:28.02833834197" calcext:value-type="date">
            <text:p>12/30/99 09:36 AM</text:p>
          </table:table-cell>
          <table:table-cell table:formula="of:=MOD([.E1184]-[.$E$2];[.$H$2])+1+[.$E$2]" office:value-type="float" office:value="263" calcext:value-type="float">
            <text:p>263</text:p>
          </table:table-cell>
          <table:table-cell table:formula="of:=MOD([.F1184]+1/[.$H$2];5)" office:value-type="float" office:value="4.69999999999995" calcext:value-type="float">
            <text:p>4,69999999999995</text:p>
          </table:table-cell>
          <table:table-cell table:formula="of:=IF([.F1185]=0;[.G1184]+2+1/[.$H$2];[.G1184]+1/[.$H$2])" office:value-type="float" office:value="19.7000000000002" calcext:value-type="float">
            <text:p>19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6]))" office:value-type="date" office:date-value="2019-10-26T09:14:27.478459" calcext:value-type="date">
            <text:p>2019-10-26 09:14:27</text:p>
          </table:table-cell>
          <table:table-cell table:style-name="ce7" table:formula="of:=[.A1186]" office:value-type="date" office:date-value="2019-10-26T09:14:27.478459" calcext:value-type="date">
            <text:p>2019-10-26 09:14:27</text:p>
          </table:table-cell>
          <table:table-cell table:formula="of:=TRUNC([.A1186])" office:value-type="float" office:value="43764" calcext:value-type="float">
            <text:p>43764</text:p>
          </table:table-cell>
          <table:table-cell table:style-name="ce12" table:formula="of:=[.B1186]-[.C1186]" office:value-type="date" office:date-value="1899-12-30T09:14:27.47845897917" calcext:value-type="date">
            <text:p>12/30/99 09:14 AM</text:p>
          </table:table-cell>
          <table:table-cell table:formula="of:=MOD([.E1185]-[.$E$2];[.$H$2])+1+[.$E$2]" office:value-type="float" office:value="264" calcext:value-type="float">
            <text:p>264</text:p>
          </table:table-cell>
          <table:table-cell table:formula="of:=MOD([.F1185]+1/[.$H$2];5)" office:value-type="float" office:value="4.71666666666662" calcext:value-type="float">
            <text:p>4,71666666666662</text:p>
          </table:table-cell>
          <table:table-cell table:formula="of:=IF([.F1186]=0;[.G1185]+2+1/[.$H$2];[.G1185]+1/[.$H$2])" office:value-type="float" office:value="19.7166666666668" calcext:value-type="float">
            <text:p>19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7]))" office:value-type="date" office:date-value="2019-10-26T09:10:39.469982" calcext:value-type="date">
            <text:p>2019-10-26 09:10:39</text:p>
          </table:table-cell>
          <table:table-cell table:style-name="ce7" table:formula="of:=[.A1187]" office:value-type="date" office:date-value="2019-10-26T09:10:39.469982" calcext:value-type="date">
            <text:p>2019-10-26 09:10:39</text:p>
          </table:table-cell>
          <table:table-cell table:formula="of:=TRUNC([.A1187])" office:value-type="float" office:value="43764" calcext:value-type="float">
            <text:p>43764</text:p>
          </table:table-cell>
          <table:table-cell table:style-name="ce12" table:formula="of:=[.B1187]-[.C1187]" office:value-type="date" office:date-value="1899-12-30T09:10:39.46998249739" calcext:value-type="date">
            <text:p>12/30/99 09:10 AM</text:p>
          </table:table-cell>
          <table:table-cell table:formula="of:=MOD([.E1186]-[.$E$2];[.$H$2])+1+[.$E$2]" office:value-type="float" office:value="265" calcext:value-type="float">
            <text:p>265</text:p>
          </table:table-cell>
          <table:table-cell table:formula="of:=MOD([.F1186]+1/[.$H$2];5)" office:value-type="float" office:value="4.73333333333328" calcext:value-type="float">
            <text:p>4,73333333333328</text:p>
          </table:table-cell>
          <table:table-cell table:formula="of:=IF([.F1187]=0;[.G1186]+2+1/[.$H$2];[.G1186]+1/[.$H$2])" office:value-type="float" office:value="19.7333333333335" calcext:value-type="float">
            <text:p>19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8]))" office:value-type="date" office:date-value="2019-10-26T09:39:28.473783" calcext:value-type="date">
            <text:p>2019-10-26 09:39:28</text:p>
          </table:table-cell>
          <table:table-cell table:style-name="ce7" table:formula="of:=[.A1188]" office:value-type="date" office:date-value="2019-10-26T09:39:28.473783" calcext:value-type="date">
            <text:p>2019-10-26 09:39:28</text:p>
          </table:table-cell>
          <table:table-cell table:formula="of:=TRUNC([.A1188])" office:value-type="float" office:value="43764" calcext:value-type="float">
            <text:p>43764</text:p>
          </table:table-cell>
          <table:table-cell table:style-name="ce12" table:formula="of:=[.B1188]-[.C1188]" office:value-type="date" office:date-value="1899-12-30T09:39:28.47378322855" calcext:value-type="date">
            <text:p>12/30/99 09:39 AM</text:p>
          </table:table-cell>
          <table:table-cell table:formula="of:=MOD([.E1187]-[.$E$2];[.$H$2])+1+[.$E$2]" office:value-type="float" office:value="266" calcext:value-type="float">
            <text:p>266</text:p>
          </table:table-cell>
          <table:table-cell table:formula="of:=MOD([.F1187]+1/[.$H$2];5)" office:value-type="float" office:value="4.74999999999995" calcext:value-type="float">
            <text:p>4,74999999999995</text:p>
          </table:table-cell>
          <table:table-cell table:formula="of:=IF([.F1188]=0;[.G1187]+2+1/[.$H$2];[.G1187]+1/[.$H$2])" office:value-type="float" office:value="19.7500000000002" calcext:value-type="float">
            <text:p>19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9]))" office:value-type="date" office:date-value="2019-10-26T09:29:28.30196" calcext:value-type="date">
            <text:p>2019-10-26 09:29:28</text:p>
          </table:table-cell>
          <table:table-cell table:style-name="ce7" table:formula="of:=[.A1189]" office:value-type="date" office:date-value="2019-10-26T09:29:28.30196" calcext:value-type="date">
            <text:p>2019-10-26 09:29:28</text:p>
          </table:table-cell>
          <table:table-cell table:formula="of:=TRUNC([.A1189])" office:value-type="float" office:value="43764" calcext:value-type="float">
            <text:p>43764</text:p>
          </table:table-cell>
          <table:table-cell table:style-name="ce12" table:formula="of:=[.B1189]-[.C1189]" office:value-type="date" office:date-value="1899-12-30T09:29:28.30196001101" calcext:value-type="date">
            <text:p>12/30/99 09:29 AM</text:p>
          </table:table-cell>
          <table:table-cell table:formula="of:=MOD([.E1188]-[.$E$2];[.$H$2])+1+[.$E$2]" office:value-type="float" office:value="267" calcext:value-type="float">
            <text:p>267</text:p>
          </table:table-cell>
          <table:table-cell table:formula="of:=MOD([.F1188]+1/[.$H$2];5)" office:value-type="float" office:value="4.76666666666662" calcext:value-type="float">
            <text:p>4,76666666666662</text:p>
          </table:table-cell>
          <table:table-cell table:formula="of:=IF([.F1189]=0;[.G1188]+2+1/[.$H$2];[.G1188]+1/[.$H$2])" office:value-type="float" office:value="19.7666666666668" calcext:value-type="float">
            <text:p>19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0]))" office:value-type="date" office:date-value="2019-10-26T09:16:26.360724" calcext:value-type="date">
            <text:p>2019-10-26 09:16:26</text:p>
          </table:table-cell>
          <table:table-cell table:style-name="ce7" table:formula="of:=[.A1190]" office:value-type="date" office:date-value="2019-10-26T09:16:26.360724" calcext:value-type="date">
            <text:p>2019-10-26 09:16:26</text:p>
          </table:table-cell>
          <table:table-cell table:formula="of:=TRUNC([.A1190])" office:value-type="float" office:value="43764" calcext:value-type="float">
            <text:p>43764</text:p>
          </table:table-cell>
          <table:table-cell table:style-name="ce12" table:formula="of:=[.B1190]-[.C1190]" office:value-type="date" office:date-value="1899-12-30T09:16:26.36072441004" calcext:value-type="date">
            <text:p>12/30/99 09:16 AM</text:p>
          </table:table-cell>
          <table:table-cell table:formula="of:=MOD([.E1189]-[.$E$2];[.$H$2])+1+[.$E$2]" office:value-type="float" office:value="268" calcext:value-type="float">
            <text:p>268</text:p>
          </table:table-cell>
          <table:table-cell table:formula="of:=MOD([.F1189]+1/[.$H$2];5)" office:value-type="float" office:value="4.78333333333328" calcext:value-type="float">
            <text:p>4,78333333333328</text:p>
          </table:table-cell>
          <table:table-cell table:formula="of:=IF([.F1190]=0;[.G1189]+2+1/[.$H$2];[.G1189]+1/[.$H$2])" office:value-type="float" office:value="19.7833333333335" calcext:value-type="float">
            <text:p>19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1]))" office:value-type="date" office:date-value="2019-10-26T09:16:11.751869" calcext:value-type="date">
            <text:p>2019-10-26 09:16:12</text:p>
          </table:table-cell>
          <table:table-cell table:style-name="ce7" table:formula="of:=[.A1191]" office:value-type="date" office:date-value="2019-10-26T09:16:11.751869" calcext:value-type="date">
            <text:p>2019-10-26 09:16:12</text:p>
          </table:table-cell>
          <table:table-cell table:formula="of:=TRUNC([.A1191])" office:value-type="float" office:value="43764" calcext:value-type="float">
            <text:p>43764</text:p>
          </table:table-cell>
          <table:table-cell table:style-name="ce12" table:formula="of:=[.B1191]-[.C1191]" office:value-type="date" office:date-value="1899-12-30T09:16:11.75186870154" calcext:value-type="date">
            <text:p>12/30/99 09:16 AM</text:p>
          </table:table-cell>
          <table:table-cell table:formula="of:=MOD([.E1190]-[.$E$2];[.$H$2])+1+[.$E$2]" office:value-type="float" office:value="269" calcext:value-type="float">
            <text:p>269</text:p>
          </table:table-cell>
          <table:table-cell table:formula="of:=MOD([.F1190]+1/[.$H$2];5)" office:value-type="float" office:value="4.79999999999995" calcext:value-type="float">
            <text:p>4,79999999999995</text:p>
          </table:table-cell>
          <table:table-cell table:formula="of:=IF([.F1191]=0;[.G1190]+2+1/[.$H$2];[.G1190]+1/[.$H$2])" office:value-type="float" office:value="19.8000000000002" calcext:value-type="float">
            <text:p>19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2]))" office:value-type="date" office:date-value="2019-10-26T09:31:32.412178" calcext:value-type="date">
            <text:p>2019-10-26 09:31:32</text:p>
          </table:table-cell>
          <table:table-cell table:style-name="ce7" table:formula="of:=[.A1192]" office:value-type="date" office:date-value="2019-10-26T09:31:32.412178" calcext:value-type="date">
            <text:p>2019-10-26 09:31:32</text:p>
          </table:table-cell>
          <table:table-cell table:formula="of:=TRUNC([.A1192])" office:value-type="float" office:value="43764" calcext:value-type="float">
            <text:p>43764</text:p>
          </table:table-cell>
          <table:table-cell table:style-name="ce12" table:formula="of:=[.B1192]-[.C1192]" office:value-type="date" office:date-value="1899-12-30T09:31:32.41217812523" calcext:value-type="date">
            <text:p>12/30/99 09:31 AM</text:p>
          </table:table-cell>
          <table:table-cell table:formula="of:=MOD([.E1191]-[.$E$2];[.$H$2])+1+[.$E$2]" office:value-type="float" office:value="270" calcext:value-type="float">
            <text:p>270</text:p>
          </table:table-cell>
          <table:table-cell table:formula="of:=MOD([.F1191]+1/[.$H$2];5)" office:value-type="float" office:value="4.81666666666662" calcext:value-type="float">
            <text:p>4,81666666666662</text:p>
          </table:table-cell>
          <table:table-cell table:formula="of:=IF([.F1192]=0;[.G1191]+2+1/[.$H$2];[.G1191]+1/[.$H$2])" office:value-type="float" office:value="19.8166666666668" calcext:value-type="float">
            <text:p>19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3]))" office:value-type="date" office:date-value="2019-10-26T09:32:24.8921" calcext:value-type="date">
            <text:p>2019-10-26 09:32:25</text:p>
          </table:table-cell>
          <table:table-cell table:style-name="ce7" table:formula="of:=[.A1193]" office:value-type="date" office:date-value="2019-10-26T09:32:24.8921" calcext:value-type="date">
            <text:p>2019-10-26 09:32:25</text:p>
          </table:table-cell>
          <table:table-cell table:formula="of:=TRUNC([.A1193])" office:value-type="float" office:value="43764" calcext:value-type="float">
            <text:p>43764</text:p>
          </table:table-cell>
          <table:table-cell table:style-name="ce12" table:formula="of:=[.B1193]-[.C1193]" office:value-type="date" office:date-value="1899-12-30T09:32:24.8920999188" calcext:value-type="date">
            <text:p>12/30/99 09:32 AM</text:p>
          </table:table-cell>
          <table:table-cell table:formula="of:=MOD([.E1192]-[.$E$2];[.$H$2])+1+[.$E$2]" office:value-type="float" office:value="271" calcext:value-type="float">
            <text:p>271</text:p>
          </table:table-cell>
          <table:table-cell table:formula="of:=MOD([.F1192]+1/[.$H$2];5)" office:value-type="float" office:value="4.83333333333328" calcext:value-type="float">
            <text:p>4,83333333333328</text:p>
          </table:table-cell>
          <table:table-cell table:formula="of:=IF([.F1193]=0;[.G1192]+2+1/[.$H$2];[.G1192]+1/[.$H$2])" office:value-type="float" office:value="19.8333333333335" calcext:value-type="float">
            <text:p>19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4]))" office:value-type="date" office:date-value="2019-10-26T09:32:33.951704" calcext:value-type="date">
            <text:p>2019-10-26 09:32:34</text:p>
          </table:table-cell>
          <table:table-cell table:style-name="ce7" table:formula="of:=[.A1194]" office:value-type="date" office:date-value="2019-10-26T09:32:33.951704" calcext:value-type="date">
            <text:p>2019-10-26 09:32:34</text:p>
          </table:table-cell>
          <table:table-cell table:formula="of:=TRUNC([.A1194])" office:value-type="float" office:value="43764" calcext:value-type="float">
            <text:p>43764</text:p>
          </table:table-cell>
          <table:table-cell table:style-name="ce12" table:formula="of:=[.B1194]-[.C1194]" office:value-type="date" office:date-value="1899-12-30T09:32:33.95170426928" calcext:value-type="date">
            <text:p>12/30/99 09:32 AM</text:p>
          </table:table-cell>
          <table:table-cell table:formula="of:=MOD([.E1193]-[.$E$2];[.$H$2])+1+[.$E$2]" office:value-type="float" office:value="272" calcext:value-type="float">
            <text:p>272</text:p>
          </table:table-cell>
          <table:table-cell table:formula="of:=MOD([.F1193]+1/[.$H$2];5)" office:value-type="float" office:value="4.84999999999995" calcext:value-type="float">
            <text:p>4,84999999999995</text:p>
          </table:table-cell>
          <table:table-cell table:formula="of:=IF([.F1194]=0;[.G1193]+2+1/[.$H$2];[.G1193]+1/[.$H$2])" office:value-type="float" office:value="19.8500000000002" calcext:value-type="float">
            <text:p>19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5]))" office:value-type="date" office:date-value="2019-10-26T09:39:47.407253" calcext:value-type="date">
            <text:p>2019-10-26 09:39:47</text:p>
          </table:table-cell>
          <table:table-cell table:style-name="ce7" table:formula="of:=[.A1195]" office:value-type="date" office:date-value="2019-10-26T09:39:47.407253" calcext:value-type="date">
            <text:p>2019-10-26 09:39:47</text:p>
          </table:table-cell>
          <table:table-cell table:formula="of:=TRUNC([.A1195])" office:value-type="float" office:value="43764" calcext:value-type="float">
            <text:p>43764</text:p>
          </table:table-cell>
          <table:table-cell table:style-name="ce12" table:formula="of:=[.B1195]-[.C1195]" office:value-type="date" office:date-value="1899-12-30T09:39:47.40725275129" calcext:value-type="date">
            <text:p>12/30/99 09:39 AM</text:p>
          </table:table-cell>
          <table:table-cell table:formula="of:=MOD([.E1194]-[.$E$2];[.$H$2])+1+[.$E$2]" office:value-type="float" office:value="273" calcext:value-type="float">
            <text:p>273</text:p>
          </table:table-cell>
          <table:table-cell table:formula="of:=MOD([.F1194]+1/[.$H$2];5)" office:value-type="float" office:value="4.86666666666662" calcext:value-type="float">
            <text:p>4,86666666666662</text:p>
          </table:table-cell>
          <table:table-cell table:formula="of:=IF([.F1195]=0;[.G1194]+2+1/[.$H$2];[.G1194]+1/[.$H$2])" office:value-type="float" office:value="19.8666666666668" calcext:value-type="float">
            <text:p>19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6]))" office:value-type="date" office:date-value="2019-10-26T09:11:57.674942" calcext:value-type="date">
            <text:p>2019-10-26 09:11:58</text:p>
          </table:table-cell>
          <table:table-cell table:style-name="ce7" table:formula="of:=[.A1196]" office:value-type="date" office:date-value="2019-10-26T09:11:57.674942" calcext:value-type="date">
            <text:p>2019-10-26 09:11:58</text:p>
          </table:table-cell>
          <table:table-cell table:formula="of:=TRUNC([.A1196])" office:value-type="float" office:value="43764" calcext:value-type="float">
            <text:p>43764</text:p>
          </table:table-cell>
          <table:table-cell table:style-name="ce12" table:formula="of:=[.B1196]-[.C1196]" office:value-type="date" office:date-value="1899-12-30T09:11:57.67494203523" calcext:value-type="date">
            <text:p>12/30/99 09:11 AM</text:p>
          </table:table-cell>
          <table:table-cell table:formula="of:=MOD([.E1195]-[.$E$2];[.$H$2])+1+[.$E$2]" office:value-type="float" office:value="274" calcext:value-type="float">
            <text:p>274</text:p>
          </table:table-cell>
          <table:table-cell table:formula="of:=MOD([.F1195]+1/[.$H$2];5)" office:value-type="float" office:value="4.88333333333328" calcext:value-type="float">
            <text:p>4,88333333333328</text:p>
          </table:table-cell>
          <table:table-cell table:formula="of:=IF([.F1196]=0;[.G1195]+2+1/[.$H$2];[.G1195]+1/[.$H$2])" office:value-type="float" office:value="19.8833333333335" calcext:value-type="float">
            <text:p>19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7]))" office:value-type="date" office:date-value="2019-10-26T09:07:04.859105" calcext:value-type="date">
            <text:p>2019-10-26 09:07:05</text:p>
          </table:table-cell>
          <table:table-cell table:style-name="ce7" table:formula="of:=[.A1197]" office:value-type="date" office:date-value="2019-10-26T09:07:04.859105" calcext:value-type="date">
            <text:p>2019-10-26 09:07:05</text:p>
          </table:table-cell>
          <table:table-cell table:formula="of:=TRUNC([.A1197])" office:value-type="float" office:value="43764" calcext:value-type="float">
            <text:p>43764</text:p>
          </table:table-cell>
          <table:table-cell table:style-name="ce12" table:formula="of:=[.B1197]-[.C1197]" office:value-type="date" office:date-value="1899-12-30T09:07:04.85910484102" calcext:value-type="date">
            <text:p>12/30/99 09:07 AM</text:p>
          </table:table-cell>
          <table:table-cell table:formula="of:=MOD([.E1196]-[.$E$2];[.$H$2])+1+[.$E$2]" office:value-type="float" office:value="275" calcext:value-type="float">
            <text:p>275</text:p>
          </table:table-cell>
          <table:table-cell table:formula="of:=MOD([.F1196]+1/[.$H$2];5)" office:value-type="float" office:value="4.89999999999995" calcext:value-type="float">
            <text:p>4,89999999999995</text:p>
          </table:table-cell>
          <table:table-cell table:formula="of:=IF([.F1197]=0;[.G1196]+2+1/[.$H$2];[.G1196]+1/[.$H$2])" office:value-type="float" office:value="19.9000000000002" calcext:value-type="float">
            <text:p>19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8]))" office:value-type="date" office:date-value="2019-10-26T09:35:46.951656" calcext:value-type="date">
            <text:p>2019-10-26 09:35:47</text:p>
          </table:table-cell>
          <table:table-cell table:style-name="ce7" table:formula="of:=[.A1198]" office:value-type="date" office:date-value="2019-10-26T09:35:46.951656" calcext:value-type="date">
            <text:p>2019-10-26 09:35:47</text:p>
          </table:table-cell>
          <table:table-cell table:formula="of:=TRUNC([.A1198])" office:value-type="float" office:value="43764" calcext:value-type="float">
            <text:p>43764</text:p>
          </table:table-cell>
          <table:table-cell table:style-name="ce12" table:formula="of:=[.B1198]-[.C1198]" office:value-type="date" office:date-value="1899-12-30T09:35:46.95165571757" calcext:value-type="date">
            <text:p>12/30/99 09:35 AM</text:p>
          </table:table-cell>
          <table:table-cell table:formula="of:=MOD([.E1197]-[.$E$2];[.$H$2])+1+[.$E$2]" office:value-type="float" office:value="276" calcext:value-type="float">
            <text:p>276</text:p>
          </table:table-cell>
          <table:table-cell table:formula="of:=MOD([.F1197]+1/[.$H$2];5)" office:value-type="float" office:value="4.91666666666662" calcext:value-type="float">
            <text:p>4,91666666666662</text:p>
          </table:table-cell>
          <table:table-cell table:formula="of:=IF([.F1198]=0;[.G1197]+2+1/[.$H$2];[.G1197]+1/[.$H$2])" office:value-type="float" office:value="19.9166666666668" calcext:value-type="float">
            <text:p>19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9]))" office:value-type="date" office:date-value="2019-10-26T09:16:46.829269" calcext:value-type="date">
            <text:p>2019-10-26 09:16:47</text:p>
          </table:table-cell>
          <table:table-cell table:style-name="ce7" table:formula="of:=[.A1199]" office:value-type="date" office:date-value="2019-10-26T09:16:46.829269" calcext:value-type="date">
            <text:p>2019-10-26 09:16:47</text:p>
          </table:table-cell>
          <table:table-cell table:formula="of:=TRUNC([.A1199])" office:value-type="float" office:value="43764" calcext:value-type="float">
            <text:p>43764</text:p>
          </table:table-cell>
          <table:table-cell table:style-name="ce12" table:formula="of:=[.B1199]-[.C1199]" office:value-type="date" office:date-value="1899-12-30T09:16:46.82926909067" calcext:value-type="date">
            <text:p>12/30/99 09:16 AM</text:p>
          </table:table-cell>
          <table:table-cell table:formula="of:=MOD([.E1198]-[.$E$2];[.$H$2])+1+[.$E$2]" office:value-type="float" office:value="277" calcext:value-type="float">
            <text:p>277</text:p>
          </table:table-cell>
          <table:table-cell table:formula="of:=MOD([.F1198]+1/[.$H$2];5)" office:value-type="float" office:value="4.93333333333328" calcext:value-type="float">
            <text:p>4,93333333333328</text:p>
          </table:table-cell>
          <table:table-cell table:formula="of:=IF([.F1199]=0;[.G1198]+2+1/[.$H$2];[.G1198]+1/[.$H$2])" office:value-type="float" office:value="19.9333333333335" calcext:value-type="float">
            <text:p>19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0]))" office:value-type="date" office:date-value="2019-10-26T09:19:57.601497" calcext:value-type="date">
            <text:p>2019-10-26 09:19:58</text:p>
          </table:table-cell>
          <table:table-cell table:style-name="ce7" table:formula="of:=[.A1200]" office:value-type="date" office:date-value="2019-10-26T09:19:57.601497" calcext:value-type="date">
            <text:p>2019-10-26 09:19:58</text:p>
          </table:table-cell>
          <table:table-cell table:formula="of:=TRUNC([.A1200])" office:value-type="float" office:value="43764" calcext:value-type="float">
            <text:p>43764</text:p>
          </table:table-cell>
          <table:table-cell table:style-name="ce12" table:formula="of:=[.B1200]-[.C1200]" office:value-type="date" office:date-value="1899-12-30T09:19:57.60149675421" calcext:value-type="date">
            <text:p>12/30/99 09:19 AM</text:p>
          </table:table-cell>
          <table:table-cell table:formula="of:=MOD([.E1199]-[.$E$2];[.$H$2])+1+[.$E$2]" office:value-type="float" office:value="278" calcext:value-type="float">
            <text:p>278</text:p>
          </table:table-cell>
          <table:table-cell table:formula="of:=MOD([.F1199]+1/[.$H$2];5)" office:value-type="float" office:value="4.94999999999995" calcext:value-type="float">
            <text:p>4,94999999999995</text:p>
          </table:table-cell>
          <table:table-cell table:formula="of:=IF([.F1200]=0;[.G1199]+2+1/[.$H$2];[.G1199]+1/[.$H$2])" office:value-type="float" office:value="19.9500000000001" calcext:value-type="float">
            <text:p>19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1]))" office:value-type="date" office:date-value="2019-10-26T09:46:38.217514" calcext:value-type="date">
            <text:p>2019-10-26 09:46:38</text:p>
          </table:table-cell>
          <table:table-cell table:style-name="ce7" table:formula="of:=[.A1201]" office:value-type="date" office:date-value="2019-10-26T09:46:38.217514" calcext:value-type="date">
            <text:p>2019-10-26 09:46:38</text:p>
          </table:table-cell>
          <table:table-cell table:formula="of:=TRUNC([.A1201])" office:value-type="float" office:value="43764" calcext:value-type="float">
            <text:p>43764</text:p>
          </table:table-cell>
          <table:table-cell table:style-name="ce12" table:formula="of:=[.B1201]-[.C1201]" office:value-type="date" office:date-value="1899-12-30T09:46:38.21751380805" calcext:value-type="date">
            <text:p>12/30/99 09:46 AM</text:p>
          </table:table-cell>
          <table:table-cell table:formula="of:=MOD([.E1200]-[.$E$2];[.$H$2])+1+[.$E$2]" office:value-type="float" office:value="279" calcext:value-type="float">
            <text:p>279</text:p>
          </table:table-cell>
          <table:table-cell table:formula="of:=MOD([.F1200]+1/[.$H$2];5)" office:value-type="float" office:value="4.96666666666662" calcext:value-type="float">
            <text:p>4,96666666666662</text:p>
          </table:table-cell>
          <table:table-cell table:formula="of:=IF([.F1201]=0;[.G1200]+2+1/[.$H$2];[.G1200]+1/[.$H$2])" office:value-type="float" office:value="19.9666666666668" calcext:value-type="float">
            <text:p>19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2]))" office:value-type="date" office:date-value="2019-10-26T09:14:09.884376" calcext:value-type="date">
            <text:p>2019-10-26 09:14:10</text:p>
          </table:table-cell>
          <table:table-cell table:style-name="ce7" table:formula="of:=[.A1202]" office:value-type="date" office:date-value="2019-10-26T09:14:09.884376" calcext:value-type="date">
            <text:p>2019-10-26 09:14:10</text:p>
          </table:table-cell>
          <table:table-cell table:formula="of:=TRUNC([.A1202])" office:value-type="float" office:value="43764" calcext:value-type="float">
            <text:p>43764</text:p>
          </table:table-cell>
          <table:table-cell table:style-name="ce12" table:formula="of:=[.B1202]-[.C1202]" office:value-type="date" office:date-value="1899-12-30T09:14:09.88437630236" calcext:value-type="date">
            <text:p>12/30/99 09:14 AM</text:p>
          </table:table-cell>
          <table:table-cell table:formula="of:=MOD([.E1201]-[.$E$2];[.$H$2])+1+[.$E$2]" office:value-type="float" office:value="280" calcext:value-type="float">
            <text:p>280</text:p>
          </table:table-cell>
          <table:table-cell table:formula="of:=MOD([.F1201]+1/[.$H$2];5)" office:value-type="float" office:value="4.98333333333328" calcext:value-type="float">
            <text:p>4,98333333333328</text:p>
          </table:table-cell>
          <table:table-cell table:formula="of:=IF([.F1202]=0;[.G1201]+2+1/[.$H$2];[.G1201]+1/[.$H$2])" office:value-type="float" office:value="19.9833333333335" calcext:value-type="float">
            <text:p>19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3]))" office:value-type="date" office:date-value="2019-10-27T09:31:34.632658" calcext:value-type="date">
            <text:p>2019-10-27 09:31:35</text:p>
          </table:table-cell>
          <table:table-cell table:style-name="ce7" table:formula="of:=[.A1203]" office:value-type="date" office:date-value="2019-10-27T09:31:34.632658" calcext:value-type="date">
            <text:p>2019-10-27 09:31:35</text:p>
          </table:table-cell>
          <table:table-cell table:formula="of:=TRUNC([.A1203])" office:value-type="float" office:value="43765" calcext:value-type="float">
            <text:p>43765</text:p>
          </table:table-cell>
          <table:table-cell table:style-name="ce12" table:formula="of:=[.B1203]-[.C1203]" office:value-type="date" office:date-value="1899-12-30T09:31:34.63265805971" calcext:value-type="date">
            <text:p>12/30/99 09:31 AM</text:p>
          </table:table-cell>
          <table:table-cell table:formula="of:=MOD([.E1202]-[.$E$2];[.$H$2])+1+[.$E$2]" office:value-type="float" office:value="221" calcext:value-type="float">
            <text:p>221</text:p>
          </table:table-cell>
          <table:table-cell table:formula="of:=MOD([.F1202]+1/[.$H$2];5)" office:value-type="float" office:value="4.99999999999995" calcext:value-type="float">
            <text:p>4,99999999999995</text:p>
          </table:table-cell>
          <table:table-cell table:formula="of:=IF([.F1203]=0;[.G1202]+2+1/[.$H$2];[.G1202]+1/[.$H$2])" office:value-type="float" office:value="20.0000000000001" calcext:value-type="float">
            <text:p>2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4]))" office:value-type="date" office:date-value="2019-10-27T09:59:42.666547" calcext:value-type="date">
            <text:p>2019-10-27 09:59:43</text:p>
          </table:table-cell>
          <table:table-cell table:style-name="ce7" table:formula="of:=[.A1204]" office:value-type="date" office:date-value="2019-10-27T09:59:42.666547" calcext:value-type="date">
            <text:p>2019-10-27 09:59:43</text:p>
          </table:table-cell>
          <table:table-cell table:formula="of:=TRUNC([.A1204])" office:value-type="float" office:value="43765" calcext:value-type="float">
            <text:p>43765</text:p>
          </table:table-cell>
          <table:table-cell table:style-name="ce12" table:formula="of:=[.B1204]-[.C1204]" office:value-type="date" office:date-value="1899-12-30T09:59:42.66654736362" calcext:value-type="date">
            <text:p>12/30/99 09:59 AM</text:p>
          </table:table-cell>
          <table:table-cell table:formula="of:=MOD([.E1203]-[.$E$2];[.$H$2])+1+[.$E$2]" office:value-type="float" office:value="222" calcext:value-type="float">
            <text:p>222</text:p>
          </table:table-cell>
          <table:table-cell table:formula="of:=MOD([.F1203]+1/[.$H$2];5)" office:value-type="float" office:value="0.0166666666666169" calcext:value-type="float">
            <text:p>0,016666666666617</text:p>
          </table:table-cell>
          <table:table-cell table:formula="of:=IF([.F1204]=0;[.G1203]+2+1/[.$H$2];[.G1203]+1/[.$H$2])" office:value-type="float" office:value="20.0166666666668" calcext:value-type="float">
            <text:p>20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5]))" office:value-type="date" office:date-value="2019-10-27T09:25:13.285898" calcext:value-type="date">
            <text:p>2019-10-27 09:25:13</text:p>
          </table:table-cell>
          <table:table-cell table:style-name="ce7" table:formula="of:=[.A1205]" office:value-type="date" office:date-value="2019-10-27T09:25:13.285898" calcext:value-type="date">
            <text:p>2019-10-27 09:25:13</text:p>
          </table:table-cell>
          <table:table-cell table:formula="of:=TRUNC([.A1205])" office:value-type="float" office:value="43765" calcext:value-type="float">
            <text:p>43765</text:p>
          </table:table-cell>
          <table:table-cell table:style-name="ce12" table:formula="of:=[.B1205]-[.C1205]" office:value-type="date" office:date-value="1899-12-30T09:25:13.28589830082" calcext:value-type="date">
            <text:p>12/30/99 09:25 AM</text:p>
          </table:table-cell>
          <table:table-cell table:formula="of:=MOD([.E1204]-[.$E$2];[.$H$2])+1+[.$E$2]" office:value-type="float" office:value="223" calcext:value-type="float">
            <text:p>223</text:p>
          </table:table-cell>
          <table:table-cell table:formula="of:=MOD([.F1204]+1/[.$H$2];5)" office:value-type="float" office:value="0.0333333333332835" calcext:value-type="float">
            <text:p>0,033333333333284</text:p>
          </table:table-cell>
          <table:table-cell table:formula="of:=IF([.F1205]=0;[.G1204]+2+1/[.$H$2];[.G1204]+1/[.$H$2])" office:value-type="float" office:value="20.0333333333335" calcext:value-type="float">
            <text:p>20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6]))" office:value-type="date" office:date-value="2019-10-27T08:57:43.173474" calcext:value-type="date">
            <text:p>2019-10-27 08:57:43</text:p>
          </table:table-cell>
          <table:table-cell table:style-name="ce7" table:formula="of:=[.A1206]" office:value-type="date" office:date-value="2019-10-27T08:57:43.173474" calcext:value-type="date">
            <text:p>2019-10-27 08:57:43</text:p>
          </table:table-cell>
          <table:table-cell table:formula="of:=TRUNC([.A1206])" office:value-type="float" office:value="43765" calcext:value-type="float">
            <text:p>43765</text:p>
          </table:table-cell>
          <table:table-cell table:style-name="ce12" table:formula="of:=[.B1206]-[.C1206]" office:value-type="date" office:date-value="1899-12-30T08:57:43.1734739989" calcext:value-type="date">
            <text:p>12/30/99 08:57 AM</text:p>
          </table:table-cell>
          <table:table-cell table:formula="of:=MOD([.E1205]-[.$E$2];[.$H$2])+1+[.$E$2]" office:value-type="float" office:value="224" calcext:value-type="float">
            <text:p>224</text:p>
          </table:table-cell>
          <table:table-cell table:formula="of:=MOD([.F1205]+1/[.$H$2];5)" office:value-type="float" office:value="0.0499999999999502" calcext:value-type="float">
            <text:p>0,04999999999995</text:p>
          </table:table-cell>
          <table:table-cell table:formula="of:=IF([.F1206]=0;[.G1205]+2+1/[.$H$2];[.G1205]+1/[.$H$2])" office:value-type="float" office:value="20.0500000000001" calcext:value-type="float">
            <text:p>2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7]))" office:value-type="date" office:date-value="2019-10-27T09:30:01.64111" calcext:value-type="date">
            <text:p>2019-10-27 09:30:02</text:p>
          </table:table-cell>
          <table:table-cell table:style-name="ce7" table:formula="of:=[.A1207]" office:value-type="date" office:date-value="2019-10-27T09:30:01.64111" calcext:value-type="date">
            <text:p>2019-10-27 09:30:02</text:p>
          </table:table-cell>
          <table:table-cell table:formula="of:=TRUNC([.A1207])" office:value-type="float" office:value="43765" calcext:value-type="float">
            <text:p>43765</text:p>
          </table:table-cell>
          <table:table-cell table:style-name="ce12" table:formula="of:=[.B1207]-[.C1207]" office:value-type="date" office:date-value="1899-12-30T09:30:01.64110979531" calcext:value-type="date">
            <text:p>12/30/99 09:30 AM</text:p>
          </table:table-cell>
          <table:table-cell table:formula="of:=MOD([.E1206]-[.$E$2];[.$H$2])+1+[.$E$2]" office:value-type="float" office:value="225" calcext:value-type="float">
            <text:p>225</text:p>
          </table:table-cell>
          <table:table-cell table:formula="of:=MOD([.F1206]+1/[.$H$2];5)" office:value-type="float" office:value="0.0666666666666169" calcext:value-type="float">
            <text:p>0,066666666666617</text:p>
          </table:table-cell>
          <table:table-cell table:formula="of:=IF([.F1207]=0;[.G1206]+2+1/[.$H$2];[.G1206]+1/[.$H$2])" office:value-type="float" office:value="20.0666666666668" calcext:value-type="float">
            <text:p>20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8]))" office:value-type="date" office:date-value="2019-10-27T09:18:02.853512" calcext:value-type="date">
            <text:p>2019-10-27 09:18:03</text:p>
          </table:table-cell>
          <table:table-cell table:style-name="ce7" table:formula="of:=[.A1208]" office:value-type="date" office:date-value="2019-10-27T09:18:02.853512" calcext:value-type="date">
            <text:p>2019-10-27 09:18:03</text:p>
          </table:table-cell>
          <table:table-cell table:formula="of:=TRUNC([.A1208])" office:value-type="float" office:value="43765" calcext:value-type="float">
            <text:p>43765</text:p>
          </table:table-cell>
          <table:table-cell table:style-name="ce12" table:formula="of:=[.B1208]-[.C1208]" office:value-type="date" office:date-value="1899-12-30T09:18:02.85351223312" calcext:value-type="date">
            <text:p>12/30/99 09:18 AM</text:p>
          </table:table-cell>
          <table:table-cell table:formula="of:=MOD([.E1207]-[.$E$2];[.$H$2])+1+[.$E$2]" office:value-type="float" office:value="226" calcext:value-type="float">
            <text:p>226</text:p>
          </table:table-cell>
          <table:table-cell table:formula="of:=MOD([.F1207]+1/[.$H$2];5)" office:value-type="float" office:value="0.0833333333332835" calcext:value-type="float">
            <text:p>0,083333333333284</text:p>
          </table:table-cell>
          <table:table-cell table:formula="of:=IF([.F1208]=0;[.G1207]+2+1/[.$H$2];[.G1207]+1/[.$H$2])" office:value-type="float" office:value="20.0833333333335" calcext:value-type="float">
            <text:p>20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9]))" office:value-type="date" office:date-value="2019-10-27T09:22:14.426627" calcext:value-type="date">
            <text:p>2019-10-27 09:22:14</text:p>
          </table:table-cell>
          <table:table-cell table:style-name="ce7" table:formula="of:=[.A1209]" office:value-type="date" office:date-value="2019-10-27T09:22:14.426627" calcext:value-type="date">
            <text:p>2019-10-27 09:22:14</text:p>
          </table:table-cell>
          <table:table-cell table:formula="of:=TRUNC([.A1209])" office:value-type="float" office:value="43765" calcext:value-type="float">
            <text:p>43765</text:p>
          </table:table-cell>
          <table:table-cell table:style-name="ce12" table:formula="of:=[.B1209]-[.C1209]" office:value-type="date" office:date-value="1899-12-30T09:22:14.42662653979" calcext:value-type="date">
            <text:p>12/30/99 09:22 AM</text:p>
          </table:table-cell>
          <table:table-cell table:formula="of:=MOD([.E1208]-[.$E$2];[.$H$2])+1+[.$E$2]" office:value-type="float" office:value="227" calcext:value-type="float">
            <text:p>227</text:p>
          </table:table-cell>
          <table:table-cell table:formula="of:=MOD([.F1208]+1/[.$H$2];5)" office:value-type="float" office:value="0.0999999999999502" calcext:value-type="float">
            <text:p>0,09999999999995</text:p>
          </table:table-cell>
          <table:table-cell table:formula="of:=IF([.F1209]=0;[.G1208]+2+1/[.$H$2];[.G1208]+1/[.$H$2])" office:value-type="float" office:value="20.1000000000001" calcext:value-type="float">
            <text:p>2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0]))" office:value-type="date" office:date-value="2019-10-27T09:41:43.15713" calcext:value-type="date">
            <text:p>2019-10-27 09:41:43</text:p>
          </table:table-cell>
          <table:table-cell table:style-name="ce7" table:formula="of:=[.A1210]" office:value-type="date" office:date-value="2019-10-27T09:41:43.15713" calcext:value-type="date">
            <text:p>2019-10-27 09:41:43</text:p>
          </table:table-cell>
          <table:table-cell table:formula="of:=TRUNC([.A1210])" office:value-type="float" office:value="43765" calcext:value-type="float">
            <text:p>43765</text:p>
          </table:table-cell>
          <table:table-cell table:style-name="ce12" table:formula="of:=[.B1210]-[.C1210]" office:value-type="date" office:date-value="1899-12-30T09:41:43.15713034943" calcext:value-type="date">
            <text:p>12/30/99 09:41 AM</text:p>
          </table:table-cell>
          <table:table-cell table:formula="of:=MOD([.E1209]-[.$E$2];[.$H$2])+1+[.$E$2]" office:value-type="float" office:value="228" calcext:value-type="float">
            <text:p>228</text:p>
          </table:table-cell>
          <table:table-cell table:formula="of:=MOD([.F1209]+1/[.$H$2];5)" office:value-type="float" office:value="0.116666666666617" calcext:value-type="float">
            <text:p>0,116666666666617</text:p>
          </table:table-cell>
          <table:table-cell table:formula="of:=IF([.F1210]=0;[.G1209]+2+1/[.$H$2];[.G1209]+1/[.$H$2])" office:value-type="float" office:value="20.1166666666668" calcext:value-type="float">
            <text:p>2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1]))" office:value-type="date" office:date-value="2019-10-27T09:24:33.362983" calcext:value-type="date">
            <text:p>2019-10-27 09:24:33</text:p>
          </table:table-cell>
          <table:table-cell table:style-name="ce7" table:formula="of:=[.A1211]" office:value-type="date" office:date-value="2019-10-27T09:24:33.362983" calcext:value-type="date">
            <text:p>2019-10-27 09:24:33</text:p>
          </table:table-cell>
          <table:table-cell table:formula="of:=TRUNC([.A1211])" office:value-type="float" office:value="43765" calcext:value-type="float">
            <text:p>43765</text:p>
          </table:table-cell>
          <table:table-cell table:style-name="ce12" table:formula="of:=[.B1211]-[.C1211]" office:value-type="date" office:date-value="1899-12-30T09:24:33.3629825525" calcext:value-type="date">
            <text:p>12/30/99 09:24 AM</text:p>
          </table:table-cell>
          <table:table-cell table:formula="of:=MOD([.E1210]-[.$E$2];[.$H$2])+1+[.$E$2]" office:value-type="float" office:value="229" calcext:value-type="float">
            <text:p>229</text:p>
          </table:table-cell>
          <table:table-cell table:formula="of:=MOD([.F1210]+1/[.$H$2];5)" office:value-type="float" office:value="0.133333333333284" calcext:value-type="float">
            <text:p>0,133333333333284</text:p>
          </table:table-cell>
          <table:table-cell table:formula="of:=IF([.F1211]=0;[.G1210]+2+1/[.$H$2];[.G1210]+1/[.$H$2])" office:value-type="float" office:value="20.1333333333335" calcext:value-type="float">
            <text:p>20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2]))" office:value-type="date" office:date-value="2019-10-27T09:00:23.995741" calcext:value-type="date">
            <text:p>2019-10-27 09:00:24</text:p>
          </table:table-cell>
          <table:table-cell table:style-name="ce7" table:formula="of:=[.A1212]" office:value-type="date" office:date-value="2019-10-27T09:00:23.995741" calcext:value-type="date">
            <text:p>2019-10-27 09:00:24</text:p>
          </table:table-cell>
          <table:table-cell table:formula="of:=TRUNC([.A1212])" office:value-type="float" office:value="43765" calcext:value-type="float">
            <text:p>43765</text:p>
          </table:table-cell>
          <table:table-cell table:style-name="ce12" table:formula="of:=[.B1212]-[.C1212]" office:value-type="date" office:date-value="1899-12-30T09:00:23.99574089795" calcext:value-type="date">
            <text:p>12/30/99 09:00 AM</text:p>
          </table:table-cell>
          <table:table-cell table:formula="of:=MOD([.E1211]-[.$E$2];[.$H$2])+1+[.$E$2]" office:value-type="float" office:value="230" calcext:value-type="float">
            <text:p>230</text:p>
          </table:table-cell>
          <table:table-cell table:formula="of:=MOD([.F1211]+1/[.$H$2];5)" office:value-type="float" office:value="0.14999999999995" calcext:value-type="float">
            <text:p>0,14999999999995</text:p>
          </table:table-cell>
          <table:table-cell table:formula="of:=IF([.F1212]=0;[.G1211]+2+1/[.$H$2];[.G1211]+1/[.$H$2])" office:value-type="float" office:value="20.1500000000001" calcext:value-type="float">
            <text:p>2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3]))" office:value-type="date" office:date-value="2019-10-27T09:35:21.682081" calcext:value-type="date">
            <text:p>2019-10-27 09:35:22</text:p>
          </table:table-cell>
          <table:table-cell table:style-name="ce7" table:formula="of:=[.A1213]" office:value-type="date" office:date-value="2019-10-27T09:35:21.682081" calcext:value-type="date">
            <text:p>2019-10-27 09:35:22</text:p>
          </table:table-cell>
          <table:table-cell table:formula="of:=TRUNC([.A1213])" office:value-type="float" office:value="43765" calcext:value-type="float">
            <text:p>43765</text:p>
          </table:table-cell>
          <table:table-cell table:style-name="ce12" table:formula="of:=[.B1213]-[.C1213]" office:value-type="date" office:date-value="1899-12-30T09:35:21.68208095245" calcext:value-type="date">
            <text:p>12/30/99 09:35 AM</text:p>
          </table:table-cell>
          <table:table-cell table:formula="of:=MOD([.E1212]-[.$E$2];[.$H$2])+1+[.$E$2]" office:value-type="float" office:value="231" calcext:value-type="float">
            <text:p>231</text:p>
          </table:table-cell>
          <table:table-cell table:formula="of:=MOD([.F1212]+1/[.$H$2];5)" office:value-type="float" office:value="0.166666666666617" calcext:value-type="float">
            <text:p>0,166666666666617</text:p>
          </table:table-cell>
          <table:table-cell table:formula="of:=IF([.F1213]=0;[.G1212]+2+1/[.$H$2];[.G1212]+1/[.$H$2])" office:value-type="float" office:value="20.1666666666668" calcext:value-type="float">
            <text:p>2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4]))" office:value-type="date" office:date-value="2019-10-27T09:43:18.4951" calcext:value-type="date">
            <text:p>2019-10-27 09:43:18</text:p>
          </table:table-cell>
          <table:table-cell table:style-name="ce7" table:formula="of:=[.A1214]" office:value-type="date" office:date-value="2019-10-27T09:43:18.4951" calcext:value-type="date">
            <text:p>2019-10-27 09:43:18</text:p>
          </table:table-cell>
          <table:table-cell table:formula="of:=TRUNC([.A1214])" office:value-type="float" office:value="43765" calcext:value-type="float">
            <text:p>43765</text:p>
          </table:table-cell>
          <table:table-cell table:style-name="ce12" table:formula="of:=[.B1214]-[.C1214]" office:value-type="date" office:date-value="1899-12-30T09:43:18.49509957712" calcext:value-type="date">
            <text:p>12/30/99 09:43 AM</text:p>
          </table:table-cell>
          <table:table-cell table:formula="of:=MOD([.E1213]-[.$E$2];[.$H$2])+1+[.$E$2]" office:value-type="float" office:value="232" calcext:value-type="float">
            <text:p>232</text:p>
          </table:table-cell>
          <table:table-cell table:formula="of:=MOD([.F1213]+1/[.$H$2];5)" office:value-type="float" office:value="0.183333333333284" calcext:value-type="float">
            <text:p>0,183333333333284</text:p>
          </table:table-cell>
          <table:table-cell table:formula="of:=IF([.F1214]=0;[.G1213]+2+1/[.$H$2];[.G1213]+1/[.$H$2])" office:value-type="float" office:value="20.1833333333335" calcext:value-type="float">
            <text:p>20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5]))" office:value-type="date" office:date-value="2019-10-27T09:59:30.417538" calcext:value-type="date">
            <text:p>2019-10-27 09:59:30</text:p>
          </table:table-cell>
          <table:table-cell table:style-name="ce7" table:formula="of:=[.A1215]" office:value-type="date" office:date-value="2019-10-27T09:59:30.417538" calcext:value-type="date">
            <text:p>2019-10-27 09:59:30</text:p>
          </table:table-cell>
          <table:table-cell table:formula="of:=TRUNC([.A1215])" office:value-type="float" office:value="43765" calcext:value-type="float">
            <text:p>43765</text:p>
          </table:table-cell>
          <table:table-cell table:style-name="ce12" table:formula="of:=[.B1215]-[.C1215]" office:value-type="date" office:date-value="1899-12-30T09:59:30.41753791273" calcext:value-type="date">
            <text:p>12/30/99 09:59 AM</text:p>
          </table:table-cell>
          <table:table-cell table:formula="of:=MOD([.E1214]-[.$E$2];[.$H$2])+1+[.$E$2]" office:value-type="float" office:value="233" calcext:value-type="float">
            <text:p>233</text:p>
          </table:table-cell>
          <table:table-cell table:formula="of:=MOD([.F1214]+1/[.$H$2];5)" office:value-type="float" office:value="0.19999999999995" calcext:value-type="float">
            <text:p>0,19999999999995</text:p>
          </table:table-cell>
          <table:table-cell table:formula="of:=IF([.F1215]=0;[.G1214]+2+1/[.$H$2];[.G1214]+1/[.$H$2])" office:value-type="float" office:value="20.2000000000001" calcext:value-type="float">
            <text:p>2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6]))" office:value-type="date" office:date-value="2019-10-27T09:21:25.636096" calcext:value-type="date">
            <text:p>2019-10-27 09:21:26</text:p>
          </table:table-cell>
          <table:table-cell table:style-name="ce7" table:formula="of:=[.A1216]" office:value-type="date" office:date-value="2019-10-27T09:21:25.636096" calcext:value-type="date">
            <text:p>2019-10-27 09:21:26</text:p>
          </table:table-cell>
          <table:table-cell table:formula="of:=TRUNC([.A1216])" office:value-type="float" office:value="43765" calcext:value-type="float">
            <text:p>43765</text:p>
          </table:table-cell>
          <table:table-cell table:style-name="ce12" table:formula="of:=[.B1216]-[.C1216]" office:value-type="date" office:date-value="1899-12-30T09:21:25.63609581906" calcext:value-type="date">
            <text:p>12/30/99 09:21 AM</text:p>
          </table:table-cell>
          <table:table-cell table:formula="of:=MOD([.E1215]-[.$E$2];[.$H$2])+1+[.$E$2]" office:value-type="float" office:value="234" calcext:value-type="float">
            <text:p>234</text:p>
          </table:table-cell>
          <table:table-cell table:formula="of:=MOD([.F1215]+1/[.$H$2];5)" office:value-type="float" office:value="0.216666666666617" calcext:value-type="float">
            <text:p>0,216666666666617</text:p>
          </table:table-cell>
          <table:table-cell table:formula="of:=IF([.F1216]=0;[.G1215]+2+1/[.$H$2];[.G1215]+1/[.$H$2])" office:value-type="float" office:value="20.2166666666668" calcext:value-type="float">
            <text:p>2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7]))" office:value-type="date" office:date-value="2019-10-27T09:03:06.746553" calcext:value-type="date">
            <text:p>2019-10-27 09:03:07</text:p>
          </table:table-cell>
          <table:table-cell table:style-name="ce7" table:formula="of:=[.A1217]" office:value-type="date" office:date-value="2019-10-27T09:03:06.746553" calcext:value-type="date">
            <text:p>2019-10-27 09:03:07</text:p>
          </table:table-cell>
          <table:table-cell table:formula="of:=TRUNC([.A1217])" office:value-type="float" office:value="43765" calcext:value-type="float">
            <text:p>43765</text:p>
          </table:table-cell>
          <table:table-cell table:style-name="ce12" table:formula="of:=[.B1217]-[.C1217]" office:value-type="date" office:date-value="1899-12-30T09:03:06.74655295908" calcext:value-type="date">
            <text:p>12/30/99 09:03 AM</text:p>
          </table:table-cell>
          <table:table-cell table:formula="of:=MOD([.E1216]-[.$E$2];[.$H$2])+1+[.$E$2]" office:value-type="float" office:value="235" calcext:value-type="float">
            <text:p>235</text:p>
          </table:table-cell>
          <table:table-cell table:formula="of:=MOD([.F1216]+1/[.$H$2];5)" office:value-type="float" office:value="0.233333333333283" calcext:value-type="float">
            <text:p>0,233333333333283</text:p>
          </table:table-cell>
          <table:table-cell table:formula="of:=IF([.F1217]=0;[.G1216]+2+1/[.$H$2];[.G1216]+1/[.$H$2])" office:value-type="float" office:value="20.2333333333335" calcext:value-type="float">
            <text:p>20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8]))" office:value-type="date" office:date-value="2019-10-27T09:40:21.234881" calcext:value-type="date">
            <text:p>2019-10-27 09:40:21</text:p>
          </table:table-cell>
          <table:table-cell table:style-name="ce7" table:formula="of:=[.A1218]" office:value-type="date" office:date-value="2019-10-27T09:40:21.234881" calcext:value-type="date">
            <text:p>2019-10-27 09:40:21</text:p>
          </table:table-cell>
          <table:table-cell table:formula="of:=TRUNC([.A1218])" office:value-type="float" office:value="43765" calcext:value-type="float">
            <text:p>43765</text:p>
          </table:table-cell>
          <table:table-cell table:style-name="ce12" table:formula="of:=[.B1218]-[.C1218]" office:value-type="date" office:date-value="1899-12-30T09:40:21.23488057405" calcext:value-type="date">
            <text:p>12/30/99 09:40 AM</text:p>
          </table:table-cell>
          <table:table-cell table:formula="of:=MOD([.E1217]-[.$E$2];[.$H$2])+1+[.$E$2]" office:value-type="float" office:value="236" calcext:value-type="float">
            <text:p>236</text:p>
          </table:table-cell>
          <table:table-cell table:formula="of:=MOD([.F1217]+1/[.$H$2];5)" office:value-type="float" office:value="0.24999999999995" calcext:value-type="float">
            <text:p>0,24999999999995</text:p>
          </table:table-cell>
          <table:table-cell table:formula="of:=IF([.F1218]=0;[.G1217]+2+1/[.$H$2];[.G1217]+1/[.$H$2])" office:value-type="float" office:value="20.2500000000001" calcext:value-type="float">
            <text:p>2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9]))" office:value-type="date" office:date-value="2019-10-27T09:01:04.165811" calcext:value-type="date">
            <text:p>2019-10-27 09:01:04</text:p>
          </table:table-cell>
          <table:table-cell table:style-name="ce7" table:formula="of:=[.A1219]" office:value-type="date" office:date-value="2019-10-27T09:01:04.165811" calcext:value-type="date">
            <text:p>2019-10-27 09:01:04</text:p>
          </table:table-cell>
          <table:table-cell table:formula="of:=TRUNC([.A1219])" office:value-type="float" office:value="43765" calcext:value-type="float">
            <text:p>43765</text:p>
          </table:table-cell>
          <table:table-cell table:style-name="ce12" table:formula="of:=[.B1219]-[.C1219]" office:value-type="date" office:date-value="1899-12-30T09:01:04.16581068188" calcext:value-type="date">
            <text:p>12/30/99 09:01 AM</text:p>
          </table:table-cell>
          <table:table-cell table:formula="of:=MOD([.E1218]-[.$E$2];[.$H$2])+1+[.$E$2]" office:value-type="float" office:value="237" calcext:value-type="float">
            <text:p>237</text:p>
          </table:table-cell>
          <table:table-cell table:formula="of:=MOD([.F1218]+1/[.$H$2];5)" office:value-type="float" office:value="0.266666666666617" calcext:value-type="float">
            <text:p>0,266666666666617</text:p>
          </table:table-cell>
          <table:table-cell table:formula="of:=IF([.F1219]=0;[.G1218]+2+1/[.$H$2];[.G1218]+1/[.$H$2])" office:value-type="float" office:value="20.2666666666668" calcext:value-type="float">
            <text:p>2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0]))" office:value-type="date" office:date-value="2019-10-27T09:50:18.784275" calcext:value-type="date">
            <text:p>2019-10-27 09:50:19</text:p>
          </table:table-cell>
          <table:table-cell table:style-name="ce7" table:formula="of:=[.A1220]" office:value-type="date" office:date-value="2019-10-27T09:50:18.784275" calcext:value-type="date">
            <text:p>2019-10-27 09:50:19</text:p>
          </table:table-cell>
          <table:table-cell table:formula="of:=TRUNC([.A1220])" office:value-type="float" office:value="43765" calcext:value-type="float">
            <text:p>43765</text:p>
          </table:table-cell>
          <table:table-cell table:style-name="ce12" table:formula="of:=[.B1220]-[.C1220]" office:value-type="date" office:date-value="1899-12-30T09:50:18.7842753483" calcext:value-type="date">
            <text:p>12/30/99 09:50 AM</text:p>
          </table:table-cell>
          <table:table-cell table:formula="of:=MOD([.E1219]-[.$E$2];[.$H$2])+1+[.$E$2]" office:value-type="float" office:value="238" calcext:value-type="float">
            <text:p>238</text:p>
          </table:table-cell>
          <table:table-cell table:formula="of:=MOD([.F1219]+1/[.$H$2];5)" office:value-type="float" office:value="0.283333333333283" calcext:value-type="float">
            <text:p>0,283333333333283</text:p>
          </table:table-cell>
          <table:table-cell table:formula="of:=IF([.F1220]=0;[.G1219]+2+1/[.$H$2];[.G1219]+1/[.$H$2])" office:value-type="float" office:value="20.2833333333335" calcext:value-type="float">
            <text:p>20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1]))" office:value-type="date" office:date-value="2019-10-27T09:34:04.096216" calcext:value-type="date">
            <text:p>2019-10-27 09:34:04</text:p>
          </table:table-cell>
          <table:table-cell table:style-name="ce7" table:formula="of:=[.A1221]" office:value-type="date" office:date-value="2019-10-27T09:34:04.096216" calcext:value-type="date">
            <text:p>2019-10-27 09:34:04</text:p>
          </table:table-cell>
          <table:table-cell table:formula="of:=TRUNC([.A1221])" office:value-type="float" office:value="43765" calcext:value-type="float">
            <text:p>43765</text:p>
          </table:table-cell>
          <table:table-cell table:style-name="ce12" table:formula="of:=[.B1221]-[.C1221]" office:value-type="date" office:date-value="1899-12-30T09:34:04.09621632658" calcext:value-type="date">
            <text:p>12/30/99 09:34 AM</text:p>
          </table:table-cell>
          <table:table-cell table:formula="of:=MOD([.E1220]-[.$E$2];[.$H$2])+1+[.$E$2]" office:value-type="float" office:value="239" calcext:value-type="float">
            <text:p>239</text:p>
          </table:table-cell>
          <table:table-cell table:formula="of:=MOD([.F1220]+1/[.$H$2];5)" office:value-type="float" office:value="0.29999999999995" calcext:value-type="float">
            <text:p>0,29999999999995</text:p>
          </table:table-cell>
          <table:table-cell table:formula="of:=IF([.F1221]=0;[.G1220]+2+1/[.$H$2];[.G1220]+1/[.$H$2])" office:value-type="float" office:value="20.3000000000001" calcext:value-type="float">
            <text:p>2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2]))" office:value-type="date" office:date-value="2019-10-27T09:14:24.779454" calcext:value-type="date">
            <text:p>2019-10-27 09:14:25</text:p>
          </table:table-cell>
          <table:table-cell table:style-name="ce7" table:formula="of:=[.A1222]" office:value-type="date" office:date-value="2019-10-27T09:14:24.779454" calcext:value-type="date">
            <text:p>2019-10-27 09:14:25</text:p>
          </table:table-cell>
          <table:table-cell table:formula="of:=TRUNC([.A1222])" office:value-type="float" office:value="43765" calcext:value-type="float">
            <text:p>43765</text:p>
          </table:table-cell>
          <table:table-cell table:style-name="ce12" table:formula="of:=[.B1222]-[.C1222]" office:value-type="date" office:date-value="1899-12-30T09:14:24.77945367806" calcext:value-type="date">
            <text:p>12/30/99 09:14 AM</text:p>
          </table:table-cell>
          <table:table-cell table:formula="of:=MOD([.E1221]-[.$E$2];[.$H$2])+1+[.$E$2]" office:value-type="float" office:value="240" calcext:value-type="float">
            <text:p>240</text:p>
          </table:table-cell>
          <table:table-cell table:formula="of:=MOD([.F1221]+1/[.$H$2];5)" office:value-type="float" office:value="0.316666666666617" calcext:value-type="float">
            <text:p>0,316666666666617</text:p>
          </table:table-cell>
          <table:table-cell table:formula="of:=IF([.F1222]=0;[.G1221]+2+1/[.$H$2];[.G1221]+1/[.$H$2])" office:value-type="float" office:value="20.3166666666668" calcext:value-type="float">
            <text:p>2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3]))" office:value-type="date" office:date-value="2019-10-27T09:40:21.865904" calcext:value-type="date">
            <text:p>2019-10-27 09:40:22</text:p>
          </table:table-cell>
          <table:table-cell table:style-name="ce7" table:formula="of:=[.A1223]" office:value-type="date" office:date-value="2019-10-27T09:40:21.865904" calcext:value-type="date">
            <text:p>2019-10-27 09:40:22</text:p>
          </table:table-cell>
          <table:table-cell table:formula="of:=TRUNC([.A1223])" office:value-type="float" office:value="43765" calcext:value-type="float">
            <text:p>43765</text:p>
          </table:table-cell>
          <table:table-cell table:style-name="ce12" table:formula="of:=[.B1223]-[.C1223]" office:value-type="date" office:date-value="1899-12-30T09:40:21.86590398196" calcext:value-type="date">
            <text:p>12/30/99 09:40 AM</text:p>
          </table:table-cell>
          <table:table-cell table:formula="of:=MOD([.E1222]-[.$E$2];[.$H$2])+1+[.$E$2]" office:value-type="float" office:value="241" calcext:value-type="float">
            <text:p>241</text:p>
          </table:table-cell>
          <table:table-cell table:formula="of:=MOD([.F1222]+1/[.$H$2];5)" office:value-type="float" office:value="0.333333333333283" calcext:value-type="float">
            <text:p>0,333333333333283</text:p>
          </table:table-cell>
          <table:table-cell table:formula="of:=IF([.F1223]=0;[.G1222]+2+1/[.$H$2];[.G1222]+1/[.$H$2])" office:value-type="float" office:value="20.3333333333335" calcext:value-type="float">
            <text:p>20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4]))" office:value-type="date" office:date-value="2019-10-27T09:39:39.77147" calcext:value-type="date">
            <text:p>2019-10-27 09:39:40</text:p>
          </table:table-cell>
          <table:table-cell table:style-name="ce7" table:formula="of:=[.A1224]" office:value-type="date" office:date-value="2019-10-27T09:39:39.77147" calcext:value-type="date">
            <text:p>2019-10-27 09:39:40</text:p>
          </table:table-cell>
          <table:table-cell table:formula="of:=TRUNC([.A1224])" office:value-type="float" office:value="43765" calcext:value-type="float">
            <text:p>43765</text:p>
          </table:table-cell>
          <table:table-cell table:style-name="ce12" table:formula="of:=[.B1224]-[.C1224]" office:value-type="date" office:date-value="1899-12-30T09:39:39.77146951016" calcext:value-type="date">
            <text:p>12/30/99 09:39 AM</text:p>
          </table:table-cell>
          <table:table-cell table:formula="of:=MOD([.E1223]-[.$E$2];[.$H$2])+1+[.$E$2]" office:value-type="float" office:value="242" calcext:value-type="float">
            <text:p>242</text:p>
          </table:table-cell>
          <table:table-cell table:formula="of:=MOD([.F1223]+1/[.$H$2];5)" office:value-type="float" office:value="0.34999999999995" calcext:value-type="float">
            <text:p>0,34999999999995</text:p>
          </table:table-cell>
          <table:table-cell table:formula="of:=IF([.F1224]=0;[.G1223]+2+1/[.$H$2];[.G1223]+1/[.$H$2])" office:value-type="float" office:value="20.3500000000001" calcext:value-type="float">
            <text:p>2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5]))" office:value-type="date" office:date-value="2019-10-27T09:06:56.48702" calcext:value-type="date">
            <text:p>2019-10-27 09:06:56</text:p>
          </table:table-cell>
          <table:table-cell table:style-name="ce7" table:formula="of:=[.A1225]" office:value-type="date" office:date-value="2019-10-27T09:06:56.48702" calcext:value-type="date">
            <text:p>2019-10-27 09:06:56</text:p>
          </table:table-cell>
          <table:table-cell table:formula="of:=TRUNC([.A1225])" office:value-type="float" office:value="43765" calcext:value-type="float">
            <text:p>43765</text:p>
          </table:table-cell>
          <table:table-cell table:style-name="ce12" table:formula="of:=[.B1225]-[.C1225]" office:value-type="date" office:date-value="1899-12-30T09:06:56.4870200213" calcext:value-type="date">
            <text:p>12/30/99 09:06 AM</text:p>
          </table:table-cell>
          <table:table-cell table:formula="of:=MOD([.E1224]-[.$E$2];[.$H$2])+1+[.$E$2]" office:value-type="float" office:value="243" calcext:value-type="float">
            <text:p>243</text:p>
          </table:table-cell>
          <table:table-cell table:formula="of:=MOD([.F1224]+1/[.$H$2];5)" office:value-type="float" office:value="0.366666666666617" calcext:value-type="float">
            <text:p>0,366666666666617</text:p>
          </table:table-cell>
          <table:table-cell table:formula="of:=IF([.F1225]=0;[.G1224]+2+1/[.$H$2];[.G1224]+1/[.$H$2])" office:value-type="float" office:value="20.3666666666668" calcext:value-type="float">
            <text:p>2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6]))" office:value-type="date" office:date-value="2019-10-27T09:20:47.505876" calcext:value-type="date">
            <text:p>2019-10-27 09:20:48</text:p>
          </table:table-cell>
          <table:table-cell table:style-name="ce7" table:formula="of:=[.A1226]" office:value-type="date" office:date-value="2019-10-27T09:20:47.505876" calcext:value-type="date">
            <text:p>2019-10-27 09:20:48</text:p>
          </table:table-cell>
          <table:table-cell table:formula="of:=TRUNC([.A1226])" office:value-type="float" office:value="43765" calcext:value-type="float">
            <text:p>43765</text:p>
          </table:table-cell>
          <table:table-cell table:style-name="ce12" table:formula="of:=[.B1226]-[.C1226]" office:value-type="date" office:date-value="1899-12-30T09:20:47.50587553717" calcext:value-type="date">
            <text:p>12/30/99 09:20 AM</text:p>
          </table:table-cell>
          <table:table-cell table:formula="of:=MOD([.E1225]-[.$E$2];[.$H$2])+1+[.$E$2]" office:value-type="float" office:value="244" calcext:value-type="float">
            <text:p>244</text:p>
          </table:table-cell>
          <table:table-cell table:formula="of:=MOD([.F1225]+1/[.$H$2];5)" office:value-type="float" office:value="0.383333333333283" calcext:value-type="float">
            <text:p>0,383333333333283</text:p>
          </table:table-cell>
          <table:table-cell table:formula="of:=IF([.F1226]=0;[.G1225]+2+1/[.$H$2];[.G1225]+1/[.$H$2])" office:value-type="float" office:value="20.3833333333335" calcext:value-type="float">
            <text:p>20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7]))" office:value-type="date" office:date-value="2019-10-27T09:16:31.098587" calcext:value-type="date">
            <text:p>2019-10-27 09:16:31</text:p>
          </table:table-cell>
          <table:table-cell table:style-name="ce7" table:formula="of:=[.A1227]" office:value-type="date" office:date-value="2019-10-27T09:16:31.098587" calcext:value-type="date">
            <text:p>2019-10-27 09:16:31</text:p>
          </table:table-cell>
          <table:table-cell table:formula="of:=TRUNC([.A1227])" office:value-type="float" office:value="43765" calcext:value-type="float">
            <text:p>43765</text:p>
          </table:table-cell>
          <table:table-cell table:style-name="ce12" table:formula="of:=[.B1227]-[.C1227]" office:value-type="date" office:date-value="1899-12-30T09:16:31.0985865863" calcext:value-type="date">
            <text:p>12/30/99 09:16 AM</text:p>
          </table:table-cell>
          <table:table-cell table:formula="of:=MOD([.E1226]-[.$E$2];[.$H$2])+1+[.$E$2]" office:value-type="float" office:value="245" calcext:value-type="float">
            <text:p>245</text:p>
          </table:table-cell>
          <table:table-cell table:formula="of:=MOD([.F1226]+1/[.$H$2];5)" office:value-type="float" office:value="0.39999999999995" calcext:value-type="float">
            <text:p>0,39999999999995</text:p>
          </table:table-cell>
          <table:table-cell table:formula="of:=IF([.F1227]=0;[.G1226]+2+1/[.$H$2];[.G1226]+1/[.$H$2])" office:value-type="float" office:value="20.4000000000001" calcext:value-type="float">
            <text:p>2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8]))" office:value-type="date" office:date-value="2019-10-27T09:19:55.276198" calcext:value-type="date">
            <text:p>2019-10-27 09:19:55</text:p>
          </table:table-cell>
          <table:table-cell table:style-name="ce7" table:formula="of:=[.A1228]" office:value-type="date" office:date-value="2019-10-27T09:19:55.276198" calcext:value-type="date">
            <text:p>2019-10-27 09:19:55</text:p>
          </table:table-cell>
          <table:table-cell table:formula="of:=TRUNC([.A1228])" office:value-type="float" office:value="43765" calcext:value-type="float">
            <text:p>43765</text:p>
          </table:table-cell>
          <table:table-cell table:style-name="ce12" table:formula="of:=[.B1228]-[.C1228]" office:value-type="date" office:date-value="1899-12-30T09:19:55.27619818691" calcext:value-type="date">
            <text:p>12/30/99 09:19 AM</text:p>
          </table:table-cell>
          <table:table-cell table:formula="of:=MOD([.E1227]-[.$E$2];[.$H$2])+1+[.$E$2]" office:value-type="float" office:value="246" calcext:value-type="float">
            <text:p>246</text:p>
          </table:table-cell>
          <table:table-cell table:formula="of:=MOD([.F1227]+1/[.$H$2];5)" office:value-type="float" office:value="0.416666666666617" calcext:value-type="float">
            <text:p>0,416666666666617</text:p>
          </table:table-cell>
          <table:table-cell table:formula="of:=IF([.F1228]=0;[.G1227]+2+1/[.$H$2];[.G1227]+1/[.$H$2])" office:value-type="float" office:value="20.4166666666668" calcext:value-type="float">
            <text:p>2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9]))" office:value-type="date" office:date-value="2019-10-27T09:06:22.977641" calcext:value-type="date">
            <text:p>2019-10-27 09:06:23</text:p>
          </table:table-cell>
          <table:table-cell table:style-name="ce7" table:formula="of:=[.A1229]" office:value-type="date" office:date-value="2019-10-27T09:06:22.977641" calcext:value-type="date">
            <text:p>2019-10-27 09:06:23</text:p>
          </table:table-cell>
          <table:table-cell table:formula="of:=TRUNC([.A1229])" office:value-type="float" office:value="43765" calcext:value-type="float">
            <text:p>43765</text:p>
          </table:table-cell>
          <table:table-cell table:style-name="ce12" table:formula="of:=[.B1229]-[.C1229]" office:value-type="date" office:date-value="1899-12-30T09:06:22.97764132731" calcext:value-type="date">
            <text:p>12/30/99 09:06 AM</text:p>
          </table:table-cell>
          <table:table-cell table:formula="of:=MOD([.E1228]-[.$E$2];[.$H$2])+1+[.$E$2]" office:value-type="float" office:value="247" calcext:value-type="float">
            <text:p>247</text:p>
          </table:table-cell>
          <table:table-cell table:formula="of:=MOD([.F1228]+1/[.$H$2];5)" office:value-type="float" office:value="0.433333333333283" calcext:value-type="float">
            <text:p>0,433333333333283</text:p>
          </table:table-cell>
          <table:table-cell table:formula="of:=IF([.F1229]=0;[.G1228]+2+1/[.$H$2];[.G1228]+1/[.$H$2])" office:value-type="float" office:value="20.4333333333335" calcext:value-type="float">
            <text:p>20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0]))" office:value-type="date" office:date-value="2019-10-27T09:26:53.711231" calcext:value-type="date">
            <text:p>2019-10-27 09:26:54</text:p>
          </table:table-cell>
          <table:table-cell table:style-name="ce7" table:formula="of:=[.A1230]" office:value-type="date" office:date-value="2019-10-27T09:26:53.711231" calcext:value-type="date">
            <text:p>2019-10-27 09:26:54</text:p>
          </table:table-cell>
          <table:table-cell table:formula="of:=TRUNC([.A1230])" office:value-type="float" office:value="43765" calcext:value-type="float">
            <text:p>43765</text:p>
          </table:table-cell>
          <table:table-cell table:style-name="ce12" table:formula="of:=[.B1230]-[.C1230]" office:value-type="date" office:date-value="1899-12-30T09:26:53.71123054996" calcext:value-type="date">
            <text:p>12/30/99 09:26 AM</text:p>
          </table:table-cell>
          <table:table-cell table:formula="of:=MOD([.E1229]-[.$E$2];[.$H$2])+1+[.$E$2]" office:value-type="float" office:value="248" calcext:value-type="float">
            <text:p>248</text:p>
          </table:table-cell>
          <table:table-cell table:formula="of:=MOD([.F1229]+1/[.$H$2];5)" office:value-type="float" office:value="0.44999999999995" calcext:value-type="float">
            <text:p>0,44999999999995</text:p>
          </table:table-cell>
          <table:table-cell table:formula="of:=IF([.F1230]=0;[.G1229]+2+1/[.$H$2];[.G1229]+1/[.$H$2])" office:value-type="float" office:value="20.4500000000001" calcext:value-type="float">
            <text:p>2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1]))" office:value-type="date" office:date-value="2019-10-27T09:20:51.520858" calcext:value-type="date">
            <text:p>2019-10-27 09:20:52</text:p>
          </table:table-cell>
          <table:table-cell table:style-name="ce7" table:formula="of:=[.A1231]" office:value-type="date" office:date-value="2019-10-27T09:20:51.520858" calcext:value-type="date">
            <text:p>2019-10-27 09:20:52</text:p>
          </table:table-cell>
          <table:table-cell table:formula="of:=TRUNC([.A1231])" office:value-type="float" office:value="43765" calcext:value-type="float">
            <text:p>43765</text:p>
          </table:table-cell>
          <table:table-cell table:style-name="ce12" table:formula="of:=[.B1231]-[.C1231]" office:value-type="date" office:date-value="1899-12-30T09:20:51.52085765731" calcext:value-type="date">
            <text:p>12/30/99 09:20 AM</text:p>
          </table:table-cell>
          <table:table-cell table:formula="of:=MOD([.E1230]-[.$E$2];[.$H$2])+1+[.$E$2]" office:value-type="float" office:value="249" calcext:value-type="float">
            <text:p>249</text:p>
          </table:table-cell>
          <table:table-cell table:formula="of:=MOD([.F1230]+1/[.$H$2];5)" office:value-type="float" office:value="0.466666666666617" calcext:value-type="float">
            <text:p>0,466666666666617</text:p>
          </table:table-cell>
          <table:table-cell table:formula="of:=IF([.F1231]=0;[.G1230]+2+1/[.$H$2];[.G1230]+1/[.$H$2])" office:value-type="float" office:value="20.4666666666668" calcext:value-type="float">
            <text:p>2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2]))" office:value-type="date" office:date-value="2019-10-27T09:51:02.423944" calcext:value-type="date">
            <text:p>2019-10-27 09:51:02</text:p>
          </table:table-cell>
          <table:table-cell table:style-name="ce7" table:formula="of:=[.A1232]" office:value-type="date" office:date-value="2019-10-27T09:51:02.423944" calcext:value-type="date">
            <text:p>2019-10-27 09:51:02</text:p>
          </table:table-cell>
          <table:table-cell table:formula="of:=TRUNC([.A1232])" office:value-type="float" office:value="43765" calcext:value-type="float">
            <text:p>43765</text:p>
          </table:table-cell>
          <table:table-cell table:style-name="ce12" table:formula="of:=[.B1232]-[.C1232]" office:value-type="date" office:date-value="1899-12-30T09:51:02.42394447327" calcext:value-type="date">
            <text:p>12/30/99 09:51 AM</text:p>
          </table:table-cell>
          <table:table-cell table:formula="of:=MOD([.E1231]-[.$E$2];[.$H$2])+1+[.$E$2]" office:value-type="float" office:value="250" calcext:value-type="float">
            <text:p>250</text:p>
          </table:table-cell>
          <table:table-cell table:formula="of:=MOD([.F1231]+1/[.$H$2];5)" office:value-type="float" office:value="0.483333333333283" calcext:value-type="float">
            <text:p>0,483333333333283</text:p>
          </table:table-cell>
          <table:table-cell table:formula="of:=IF([.F1232]=0;[.G1231]+2+1/[.$H$2];[.G1231]+1/[.$H$2])" office:value-type="float" office:value="20.4833333333335" calcext:value-type="float">
            <text:p>20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3]))" office:value-type="date" office:date-value="2019-10-27T09:24:49.211785" calcext:value-type="date">
            <text:p>2019-10-27 09:24:49</text:p>
          </table:table-cell>
          <table:table-cell table:style-name="ce7" table:formula="of:=[.A1233]" office:value-type="date" office:date-value="2019-10-27T09:24:49.211785" calcext:value-type="date">
            <text:p>2019-10-27 09:24:49</text:p>
          </table:table-cell>
          <table:table-cell table:formula="of:=TRUNC([.A1233])" office:value-type="float" office:value="43765" calcext:value-type="float">
            <text:p>43765</text:p>
          </table:table-cell>
          <table:table-cell table:style-name="ce12" table:formula="of:=[.B1233]-[.C1233]" office:value-type="date" office:date-value="1899-12-30T09:24:49.21178514138" calcext:value-type="date">
            <text:p>12/30/99 09:24 AM</text:p>
          </table:table-cell>
          <table:table-cell table:formula="of:=MOD([.E1232]-[.$E$2];[.$H$2])+1+[.$E$2]" office:value-type="float" office:value="251" calcext:value-type="float">
            <text:p>251</text:p>
          </table:table-cell>
          <table:table-cell table:formula="of:=MOD([.F1232]+1/[.$H$2];5)" office:value-type="float" office:value="0.49999999999995" calcext:value-type="float">
            <text:p>0,49999999999995</text:p>
          </table:table-cell>
          <table:table-cell table:formula="of:=IF([.F1233]=0;[.G1232]+2+1/[.$H$2];[.G1232]+1/[.$H$2])" office:value-type="float" office:value="20.5000000000001" calcext:value-type="float">
            <text:p>2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4]))" office:value-type="date" office:date-value="2019-10-27T09:18:22.866847" calcext:value-type="date">
            <text:p>2019-10-27 09:18:23</text:p>
          </table:table-cell>
          <table:table-cell table:style-name="ce7" table:formula="of:=[.A1234]" office:value-type="date" office:date-value="2019-10-27T09:18:22.866847" calcext:value-type="date">
            <text:p>2019-10-27 09:18:23</text:p>
          </table:table-cell>
          <table:table-cell table:formula="of:=TRUNC([.A1234])" office:value-type="float" office:value="43765" calcext:value-type="float">
            <text:p>43765</text:p>
          </table:table-cell>
          <table:table-cell table:style-name="ce12" table:formula="of:=[.B1234]-[.C1234]" office:value-type="date" office:date-value="1899-12-30T09:18:22.86684727762" calcext:value-type="date">
            <text:p>12/30/99 09:18 AM</text:p>
          </table:table-cell>
          <table:table-cell table:formula="of:=MOD([.E1233]-[.$E$2];[.$H$2])+1+[.$E$2]" office:value-type="float" office:value="252" calcext:value-type="float">
            <text:p>252</text:p>
          </table:table-cell>
          <table:table-cell table:formula="of:=MOD([.F1233]+1/[.$H$2];5)" office:value-type="float" office:value="0.516666666666617" calcext:value-type="float">
            <text:p>0,516666666666617</text:p>
          </table:table-cell>
          <table:table-cell table:formula="of:=IF([.F1234]=0;[.G1233]+2+1/[.$H$2];[.G1233]+1/[.$H$2])" office:value-type="float" office:value="20.5166666666668" calcext:value-type="float">
            <text:p>2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5]))" office:value-type="date" office:date-value="2019-10-27T09:44:30.295764" calcext:value-type="date">
            <text:p>2019-10-27 09:44:30</text:p>
          </table:table-cell>
          <table:table-cell table:style-name="ce7" table:formula="of:=[.A1235]" office:value-type="date" office:date-value="2019-10-27T09:44:30.295764" calcext:value-type="date">
            <text:p>2019-10-27 09:44:30</text:p>
          </table:table-cell>
          <table:table-cell table:formula="of:=TRUNC([.A1235])" office:value-type="float" office:value="43765" calcext:value-type="float">
            <text:p>43765</text:p>
          </table:table-cell>
          <table:table-cell table:style-name="ce12" table:formula="of:=[.B1235]-[.C1235]" office:value-type="date" office:date-value="1899-12-30T09:44:30.29576436616" calcext:value-type="date">
            <text:p>12/30/99 09:44 AM</text:p>
          </table:table-cell>
          <table:table-cell table:formula="of:=MOD([.E1234]-[.$E$2];[.$H$2])+1+[.$E$2]" office:value-type="float" office:value="253" calcext:value-type="float">
            <text:p>253</text:p>
          </table:table-cell>
          <table:table-cell table:formula="of:=MOD([.F1234]+1/[.$H$2];5)" office:value-type="float" office:value="0.533333333333284" calcext:value-type="float">
            <text:p>0,533333333333284</text:p>
          </table:table-cell>
          <table:table-cell table:formula="of:=IF([.F1235]=0;[.G1234]+2+1/[.$H$2];[.G1234]+1/[.$H$2])" office:value-type="float" office:value="20.5333333333334" calcext:value-type="float">
            <text:p>2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6]))" office:value-type="date" office:date-value="2019-10-27T09:28:07.954162" calcext:value-type="date">
            <text:p>2019-10-27 09:28:08</text:p>
          </table:table-cell>
          <table:table-cell table:style-name="ce7" table:formula="of:=[.A1236]" office:value-type="date" office:date-value="2019-10-27T09:28:07.954162" calcext:value-type="date">
            <text:p>2019-10-27 09:28:08</text:p>
          </table:table-cell>
          <table:table-cell table:formula="of:=TRUNC([.A1236])" office:value-type="float" office:value="43765" calcext:value-type="float">
            <text:p>43765</text:p>
          </table:table-cell>
          <table:table-cell table:style-name="ce12" table:formula="of:=[.B1236]-[.C1236]" office:value-type="date" office:date-value="1899-12-30T09:28:07.95416231733" calcext:value-type="date">
            <text:p>12/30/99 09:28 AM</text:p>
          </table:table-cell>
          <table:table-cell table:formula="of:=MOD([.E1235]-[.$E$2];[.$H$2])+1+[.$E$2]" office:value-type="float" office:value="254" calcext:value-type="float">
            <text:p>254</text:p>
          </table:table-cell>
          <table:table-cell table:formula="of:=MOD([.F1235]+1/[.$H$2];5)" office:value-type="float" office:value="0.54999999999995" calcext:value-type="float">
            <text:p>0,54999999999995</text:p>
          </table:table-cell>
          <table:table-cell table:formula="of:=IF([.F1236]=0;[.G1235]+2+1/[.$H$2];[.G1235]+1/[.$H$2])" office:value-type="float" office:value="20.5500000000001" calcext:value-type="float">
            <text:p>2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7]))" office:value-type="date" office:date-value="2019-10-27T09:16:13.862913" calcext:value-type="date">
            <text:p>2019-10-27 09:16:14</text:p>
          </table:table-cell>
          <table:table-cell table:style-name="ce7" table:formula="of:=[.A1237]" office:value-type="date" office:date-value="2019-10-27T09:16:13.862913" calcext:value-type="date">
            <text:p>2019-10-27 09:16:14</text:p>
          </table:table-cell>
          <table:table-cell table:formula="of:=TRUNC([.A1237])" office:value-type="float" office:value="43765" calcext:value-type="float">
            <text:p>43765</text:p>
          </table:table-cell>
          <table:table-cell table:style-name="ce12" table:formula="of:=[.B1237]-[.C1237]" office:value-type="date" office:date-value="1899-12-30T09:16:13.86291262228" calcext:value-type="date">
            <text:p>12/30/99 09:16 AM</text:p>
          </table:table-cell>
          <table:table-cell table:formula="of:=MOD([.E1236]-[.$E$2];[.$H$2])+1+[.$E$2]" office:value-type="float" office:value="255" calcext:value-type="float">
            <text:p>255</text:p>
          </table:table-cell>
          <table:table-cell table:formula="of:=MOD([.F1236]+1/[.$H$2];5)" office:value-type="float" office:value="0.566666666666617" calcext:value-type="float">
            <text:p>0,566666666666617</text:p>
          </table:table-cell>
          <table:table-cell table:formula="of:=IF([.F1237]=0;[.G1236]+2+1/[.$H$2];[.G1236]+1/[.$H$2])" office:value-type="float" office:value="20.5666666666668" calcext:value-type="float">
            <text:p>2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8]))" office:value-type="date" office:date-value="2019-10-27T09:27:58.653639" calcext:value-type="date">
            <text:p>2019-10-27 09:27:59</text:p>
          </table:table-cell>
          <table:table-cell table:style-name="ce7" table:formula="of:=[.A1238]" office:value-type="date" office:date-value="2019-10-27T09:27:58.653639" calcext:value-type="date">
            <text:p>2019-10-27 09:27:59</text:p>
          </table:table-cell>
          <table:table-cell table:formula="of:=TRUNC([.A1238])" office:value-type="float" office:value="43765" calcext:value-type="float">
            <text:p>43765</text:p>
          </table:table-cell>
          <table:table-cell table:style-name="ce12" table:formula="of:=[.B1238]-[.C1238]" office:value-type="date" office:date-value="1899-12-30T09:27:58.65363943856" calcext:value-type="date">
            <text:p>12/30/99 09:27 AM</text:p>
          </table:table-cell>
          <table:table-cell table:formula="of:=MOD([.E1237]-[.$E$2];[.$H$2])+1+[.$E$2]" office:value-type="float" office:value="256" calcext:value-type="float">
            <text:p>256</text:p>
          </table:table-cell>
          <table:table-cell table:formula="of:=MOD([.F1237]+1/[.$H$2];5)" office:value-type="float" office:value="0.583333333333284" calcext:value-type="float">
            <text:p>0,583333333333284</text:p>
          </table:table-cell>
          <table:table-cell table:formula="of:=IF([.F1238]=0;[.G1237]+2+1/[.$H$2];[.G1237]+1/[.$H$2])" office:value-type="float" office:value="20.5833333333334" calcext:value-type="float">
            <text:p>2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9]))" office:value-type="date" office:date-value="2019-10-27T09:35:24.068931" calcext:value-type="date">
            <text:p>2019-10-27 09:35:24</text:p>
          </table:table-cell>
          <table:table-cell table:style-name="ce7" table:formula="of:=[.A1239]" office:value-type="date" office:date-value="2019-10-27T09:35:24.068931" calcext:value-type="date">
            <text:p>2019-10-27 09:35:24</text:p>
          </table:table-cell>
          <table:table-cell table:formula="of:=TRUNC([.A1239])" office:value-type="float" office:value="43765" calcext:value-type="float">
            <text:p>43765</text:p>
          </table:table-cell>
          <table:table-cell table:style-name="ce12" table:formula="of:=[.B1239]-[.C1239]" office:value-type="date" office:date-value="1899-12-30T09:35:24.06893055886" calcext:value-type="date">
            <text:p>12/30/99 09:35 AM</text:p>
          </table:table-cell>
          <table:table-cell table:formula="of:=MOD([.E1238]-[.$E$2];[.$H$2])+1+[.$E$2]" office:value-type="float" office:value="257" calcext:value-type="float">
            <text:p>257</text:p>
          </table:table-cell>
          <table:table-cell table:formula="of:=MOD([.F1238]+1/[.$H$2];5)" office:value-type="float" office:value="0.59999999999995" calcext:value-type="float">
            <text:p>0,59999999999995</text:p>
          </table:table-cell>
          <table:table-cell table:formula="of:=IF([.F1239]=0;[.G1238]+2+1/[.$H$2];[.G1238]+1/[.$H$2])" office:value-type="float" office:value="20.6000000000001" calcext:value-type="float">
            <text:p>2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0]))" office:value-type="date" office:date-value="2019-10-27T09:51:46.922323" calcext:value-type="date">
            <text:p>2019-10-27 09:51:47</text:p>
          </table:table-cell>
          <table:table-cell table:style-name="ce7" table:formula="of:=[.A1240]" office:value-type="date" office:date-value="2019-10-27T09:51:46.922323" calcext:value-type="date">
            <text:p>2019-10-27 09:51:47</text:p>
          </table:table-cell>
          <table:table-cell table:formula="of:=TRUNC([.A1240])" office:value-type="float" office:value="43765" calcext:value-type="float">
            <text:p>43765</text:p>
          </table:table-cell>
          <table:table-cell table:style-name="ce12" table:formula="of:=[.B1240]-[.C1240]" office:value-type="date" office:date-value="1899-12-30T09:51:46.92232323345" calcext:value-type="date">
            <text:p>12/30/99 09:51 AM</text:p>
          </table:table-cell>
          <table:table-cell table:formula="of:=MOD([.E1239]-[.$E$2];[.$H$2])+1+[.$E$2]" office:value-type="float" office:value="258" calcext:value-type="float">
            <text:p>258</text:p>
          </table:table-cell>
          <table:table-cell table:formula="of:=MOD([.F1239]+1/[.$H$2];5)" office:value-type="float" office:value="0.616666666666617" calcext:value-type="float">
            <text:p>0,616666666666617</text:p>
          </table:table-cell>
          <table:table-cell table:formula="of:=IF([.F1240]=0;[.G1239]+2+1/[.$H$2];[.G1239]+1/[.$H$2])" office:value-type="float" office:value="20.6166666666668" calcext:value-type="float">
            <text:p>2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1]))" office:value-type="date" office:date-value="2019-10-27T09:16:35.922685" calcext:value-type="date">
            <text:p>2019-10-27 09:16:36</text:p>
          </table:table-cell>
          <table:table-cell table:style-name="ce7" table:formula="of:=[.A1241]" office:value-type="date" office:date-value="2019-10-27T09:16:35.922685" calcext:value-type="date">
            <text:p>2019-10-27 09:16:36</text:p>
          </table:table-cell>
          <table:table-cell table:formula="of:=TRUNC([.A1241])" office:value-type="float" office:value="43765" calcext:value-type="float">
            <text:p>43765</text:p>
          </table:table-cell>
          <table:table-cell table:style-name="ce12" table:formula="of:=[.B1241]-[.C1241]" office:value-type="date" office:date-value="1899-12-30T09:16:35.9226853447" calcext:value-type="date">
            <text:p>12/30/99 09:16 AM</text:p>
          </table:table-cell>
          <table:table-cell table:formula="of:=MOD([.E1240]-[.$E$2];[.$H$2])+1+[.$E$2]" office:value-type="float" office:value="259" calcext:value-type="float">
            <text:p>259</text:p>
          </table:table-cell>
          <table:table-cell table:formula="of:=MOD([.F1240]+1/[.$H$2];5)" office:value-type="float" office:value="0.633333333333284" calcext:value-type="float">
            <text:p>0,633333333333284</text:p>
          </table:table-cell>
          <table:table-cell table:formula="of:=IF([.F1241]=0;[.G1240]+2+1/[.$H$2];[.G1240]+1/[.$H$2])" office:value-type="float" office:value="20.6333333333334" calcext:value-type="float">
            <text:p>2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2]))" office:value-type="date" office:date-value="2019-10-27T09:19:44.428289" calcext:value-type="date">
            <text:p>2019-10-27 09:19:44</text:p>
          </table:table-cell>
          <table:table-cell table:style-name="ce7" table:formula="of:=[.A1242]" office:value-type="date" office:date-value="2019-10-27T09:19:44.428289" calcext:value-type="date">
            <text:p>2019-10-27 09:19:44</text:p>
          </table:table-cell>
          <table:table-cell table:formula="of:=TRUNC([.A1242])" office:value-type="float" office:value="43765" calcext:value-type="float">
            <text:p>43765</text:p>
          </table:table-cell>
          <table:table-cell table:style-name="ce12" table:formula="of:=[.B1242]-[.C1242]" office:value-type="date" office:date-value="1899-12-30T09:19:44.42828881089" calcext:value-type="date">
            <text:p>12/30/99 09:19 AM</text:p>
          </table:table-cell>
          <table:table-cell table:formula="of:=MOD([.E1241]-[.$E$2];[.$H$2])+1+[.$E$2]" office:value-type="float" office:value="260" calcext:value-type="float">
            <text:p>260</text:p>
          </table:table-cell>
          <table:table-cell table:formula="of:=MOD([.F1241]+1/[.$H$2];5)" office:value-type="float" office:value="0.64999999999995" calcext:value-type="float">
            <text:p>0,64999999999995</text:p>
          </table:table-cell>
          <table:table-cell table:formula="of:=IF([.F1242]=0;[.G1241]+2+1/[.$H$2];[.G1241]+1/[.$H$2])" office:value-type="float" office:value="20.6500000000001" calcext:value-type="float">
            <text:p>2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3]))" office:value-type="date" office:date-value="2019-10-27T09:32:03.164421" calcext:value-type="date">
            <text:p>2019-10-27 09:32:03</text:p>
          </table:table-cell>
          <table:table-cell table:style-name="ce7" table:formula="of:=[.A1243]" office:value-type="date" office:date-value="2019-10-27T09:32:03.164421" calcext:value-type="date">
            <text:p>2019-10-27 09:32:03</text:p>
          </table:table-cell>
          <table:table-cell table:formula="of:=TRUNC([.A1243])" office:value-type="float" office:value="43765" calcext:value-type="float">
            <text:p>43765</text:p>
          </table:table-cell>
          <table:table-cell table:style-name="ce12" table:formula="of:=[.B1243]-[.C1243]" office:value-type="date" office:date-value="1899-12-30T09:32:03.16442092415" calcext:value-type="date">
            <text:p>12/30/99 09:32 AM</text:p>
          </table:table-cell>
          <table:table-cell table:formula="of:=MOD([.E1242]-[.$E$2];[.$H$2])+1+[.$E$2]" office:value-type="float" office:value="261" calcext:value-type="float">
            <text:p>261</text:p>
          </table:table-cell>
          <table:table-cell table:formula="of:=MOD([.F1242]+1/[.$H$2];5)" office:value-type="float" office:value="0.666666666666617" calcext:value-type="float">
            <text:p>0,666666666666617</text:p>
          </table:table-cell>
          <table:table-cell table:formula="of:=IF([.F1243]=0;[.G1242]+2+1/[.$H$2];[.G1242]+1/[.$H$2])" office:value-type="float" office:value="20.6666666666668" calcext:value-type="float">
            <text:p>2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4]))" office:value-type="date" office:date-value="2019-10-27T09:35:36.947001" calcext:value-type="date">
            <text:p>2019-10-27 09:35:37</text:p>
          </table:table-cell>
          <table:table-cell table:style-name="ce7" table:formula="of:=[.A1244]" office:value-type="date" office:date-value="2019-10-27T09:35:36.947001" calcext:value-type="date">
            <text:p>2019-10-27 09:35:37</text:p>
          </table:table-cell>
          <table:table-cell table:formula="of:=TRUNC([.A1244])" office:value-type="float" office:value="43765" calcext:value-type="float">
            <text:p>43765</text:p>
          </table:table-cell>
          <table:table-cell table:style-name="ce12" table:formula="of:=[.B1244]-[.C1244]" office:value-type="date" office:date-value="1899-12-30T09:35:36.94700142369" calcext:value-type="date">
            <text:p>12/30/99 09:35 AM</text:p>
          </table:table-cell>
          <table:table-cell table:formula="of:=MOD([.E1243]-[.$E$2];[.$H$2])+1+[.$E$2]" office:value-type="float" office:value="262" calcext:value-type="float">
            <text:p>262</text:p>
          </table:table-cell>
          <table:table-cell table:formula="of:=MOD([.F1243]+1/[.$H$2];5)" office:value-type="float" office:value="0.683333333333284" calcext:value-type="float">
            <text:p>0,683333333333284</text:p>
          </table:table-cell>
          <table:table-cell table:formula="of:=IF([.F1244]=0;[.G1243]+2+1/[.$H$2];[.G1243]+1/[.$H$2])" office:value-type="float" office:value="20.6833333333334" calcext:value-type="float">
            <text:p>2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5]))" office:value-type="date" office:date-value="2019-10-27T09:20:55.712869" calcext:value-type="date">
            <text:p>2019-10-27 09:20:56</text:p>
          </table:table-cell>
          <table:table-cell table:style-name="ce7" table:formula="of:=[.A1245]" office:value-type="date" office:date-value="2019-10-27T09:20:55.712869" calcext:value-type="date">
            <text:p>2019-10-27 09:20:56</text:p>
          </table:table-cell>
          <table:table-cell table:formula="of:=TRUNC([.A1245])" office:value-type="float" office:value="43765" calcext:value-type="float">
            <text:p>43765</text:p>
          </table:table-cell>
          <table:table-cell table:style-name="ce12" table:formula="of:=[.B1245]-[.C1245]" office:value-type="date" office:date-value="1899-12-30T09:20:55.71286871564" calcext:value-type="date">
            <text:p>12/30/99 09:20 AM</text:p>
          </table:table-cell>
          <table:table-cell table:formula="of:=MOD([.E1244]-[.$E$2];[.$H$2])+1+[.$E$2]" office:value-type="float" office:value="263" calcext:value-type="float">
            <text:p>263</text:p>
          </table:table-cell>
          <table:table-cell table:formula="of:=MOD([.F1244]+1/[.$H$2];5)" office:value-type="float" office:value="0.699999999999951" calcext:value-type="float">
            <text:p>0,699999999999951</text:p>
          </table:table-cell>
          <table:table-cell table:formula="of:=IF([.F1245]=0;[.G1244]+2+1/[.$H$2];[.G1244]+1/[.$H$2])" office:value-type="float" office:value="20.7000000000001" calcext:value-type="float">
            <text:p>2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6]))" office:value-type="date" office:date-value="2019-10-27T09:42:34.202197" calcext:value-type="date">
            <text:p>2019-10-27 09:42:34</text:p>
          </table:table-cell>
          <table:table-cell table:style-name="ce7" table:formula="of:=[.A1246]" office:value-type="date" office:date-value="2019-10-27T09:42:34.202197" calcext:value-type="date">
            <text:p>2019-10-27 09:42:34</text:p>
          </table:table-cell>
          <table:table-cell table:formula="of:=TRUNC([.A1246])" office:value-type="float" office:value="43765" calcext:value-type="float">
            <text:p>43765</text:p>
          </table:table-cell>
          <table:table-cell table:style-name="ce12" table:formula="of:=[.B1246]-[.C1246]" office:value-type="date" office:date-value="1899-12-30T09:42:34.20219709631" calcext:value-type="date">
            <text:p>12/30/99 09:42 AM</text:p>
          </table:table-cell>
          <table:table-cell table:formula="of:=MOD([.E1245]-[.$E$2];[.$H$2])+1+[.$E$2]" office:value-type="float" office:value="264" calcext:value-type="float">
            <text:p>264</text:p>
          </table:table-cell>
          <table:table-cell table:formula="of:=MOD([.F1245]+1/[.$H$2];5)" office:value-type="float" office:value="0.716666666666617" calcext:value-type="float">
            <text:p>0,716666666666617</text:p>
          </table:table-cell>
          <table:table-cell table:formula="of:=IF([.F1246]=0;[.G1245]+2+1/[.$H$2];[.G1245]+1/[.$H$2])" office:value-type="float" office:value="20.7166666666668" calcext:value-type="float">
            <text:p>2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7]))" office:value-type="date" office:date-value="2019-10-27T09:35:31.520149" calcext:value-type="date">
            <text:p>2019-10-27 09:35:32</text:p>
          </table:table-cell>
          <table:table-cell table:style-name="ce7" table:formula="of:=[.A1247]" office:value-type="date" office:date-value="2019-10-27T09:35:31.520149" calcext:value-type="date">
            <text:p>2019-10-27 09:35:32</text:p>
          </table:table-cell>
          <table:table-cell table:formula="of:=TRUNC([.A1247])" office:value-type="float" office:value="43765" calcext:value-type="float">
            <text:p>43765</text:p>
          </table:table-cell>
          <table:table-cell table:style-name="ce12" table:formula="of:=[.B1247]-[.C1247]" office:value-type="date" office:date-value="1899-12-30T09:35:31.52014869265" calcext:value-type="date">
            <text:p>12/30/99 09:35 AM</text:p>
          </table:table-cell>
          <table:table-cell table:formula="of:=MOD([.E1246]-[.$E$2];[.$H$2])+1+[.$E$2]" office:value-type="float" office:value="265" calcext:value-type="float">
            <text:p>265</text:p>
          </table:table-cell>
          <table:table-cell table:formula="of:=MOD([.F1246]+1/[.$H$2];5)" office:value-type="float" office:value="0.733333333333284" calcext:value-type="float">
            <text:p>0,733333333333284</text:p>
          </table:table-cell>
          <table:table-cell table:formula="of:=IF([.F1247]=0;[.G1246]+2+1/[.$H$2];[.G1246]+1/[.$H$2])" office:value-type="float" office:value="20.7333333333334" calcext:value-type="float">
            <text:p>2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8]))" office:value-type="date" office:date-value="2019-10-27T09:26:41.266223" calcext:value-type="date">
            <text:p>2019-10-27 09:26:41</text:p>
          </table:table-cell>
          <table:table-cell table:style-name="ce7" table:formula="of:=[.A1248]" office:value-type="date" office:date-value="2019-10-27T09:26:41.266223" calcext:value-type="date">
            <text:p>2019-10-27 09:26:41</text:p>
          </table:table-cell>
          <table:table-cell table:formula="of:=TRUNC([.A1248])" office:value-type="float" office:value="43765" calcext:value-type="float">
            <text:p>43765</text:p>
          </table:table-cell>
          <table:table-cell table:style-name="ce12" table:formula="of:=[.B1248]-[.C1248]" office:value-type="date" office:date-value="1899-12-30T09:26:41.26622286625" calcext:value-type="date">
            <text:p>12/30/99 09:26 AM</text:p>
          </table:table-cell>
          <table:table-cell table:formula="of:=MOD([.E1247]-[.$E$2];[.$H$2])+1+[.$E$2]" office:value-type="float" office:value="266" calcext:value-type="float">
            <text:p>266</text:p>
          </table:table-cell>
          <table:table-cell table:formula="of:=MOD([.F1247]+1/[.$H$2];5)" office:value-type="float" office:value="0.749999999999951" calcext:value-type="float">
            <text:p>0,749999999999951</text:p>
          </table:table-cell>
          <table:table-cell table:formula="of:=IF([.F1248]=0;[.G1247]+2+1/[.$H$2];[.G1247]+1/[.$H$2])" office:value-type="float" office:value="20.7500000000001" calcext:value-type="float">
            <text:p>2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9]))" office:value-type="date" office:date-value="2019-10-27T09:44:20.493361" calcext:value-type="date">
            <text:p>2019-10-27 09:44:20</text:p>
          </table:table-cell>
          <table:table-cell table:style-name="ce7" table:formula="of:=[.A1249]" office:value-type="date" office:date-value="2019-10-27T09:44:20.493361" calcext:value-type="date">
            <text:p>2019-10-27 09:44:20</text:p>
          </table:table-cell>
          <table:table-cell table:formula="of:=TRUNC([.A1249])" office:value-type="float" office:value="43765" calcext:value-type="float">
            <text:p>43765</text:p>
          </table:table-cell>
          <table:table-cell table:style-name="ce12" table:formula="of:=[.B1249]-[.C1249]" office:value-type="date" office:date-value="1899-12-30T09:44:20.49336078577" calcext:value-type="date">
            <text:p>12/30/99 09:44 AM</text:p>
          </table:table-cell>
          <table:table-cell table:formula="of:=MOD([.E1248]-[.$E$2];[.$H$2])+1+[.$E$2]" office:value-type="float" office:value="267" calcext:value-type="float">
            <text:p>267</text:p>
          </table:table-cell>
          <table:table-cell table:formula="of:=MOD([.F1248]+1/[.$H$2];5)" office:value-type="float" office:value="0.766666666666618" calcext:value-type="float">
            <text:p>0,766666666666618</text:p>
          </table:table-cell>
          <table:table-cell table:formula="of:=IF([.F1249]=0;[.G1248]+2+1/[.$H$2];[.G1248]+1/[.$H$2])" office:value-type="float" office:value="20.7666666666668" calcext:value-type="float">
            <text:p>2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0]))" office:value-type="date" office:date-value="2019-10-27T09:14:38.405283" calcext:value-type="date">
            <text:p>2019-10-27 09:14:38</text:p>
          </table:table-cell>
          <table:table-cell table:style-name="ce7" table:formula="of:=[.A1250]" office:value-type="date" office:date-value="2019-10-27T09:14:38.405283" calcext:value-type="date">
            <text:p>2019-10-27 09:14:38</text:p>
          </table:table-cell>
          <table:table-cell table:formula="of:=TRUNC([.A1250])" office:value-type="float" office:value="43765" calcext:value-type="float">
            <text:p>43765</text:p>
          </table:table-cell>
          <table:table-cell table:style-name="ce12" table:formula="of:=[.B1250]-[.C1250]" office:value-type="date" office:date-value="1899-12-30T09:14:38.40528313536" calcext:value-type="date">
            <text:p>12/30/99 09:14 AM</text:p>
          </table:table-cell>
          <table:table-cell table:formula="of:=MOD([.E1249]-[.$E$2];[.$H$2])+1+[.$E$2]" office:value-type="float" office:value="268" calcext:value-type="float">
            <text:p>268</text:p>
          </table:table-cell>
          <table:table-cell table:formula="of:=MOD([.F1249]+1/[.$H$2];5)" office:value-type="float" office:value="0.783333333333284" calcext:value-type="float">
            <text:p>0,783333333333284</text:p>
          </table:table-cell>
          <table:table-cell table:formula="of:=IF([.F1250]=0;[.G1249]+2+1/[.$H$2];[.G1249]+1/[.$H$2])" office:value-type="float" office:value="20.7833333333334" calcext:value-type="float">
            <text:p>20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1]))" office:value-type="date" office:date-value="2019-10-27T09:50:33.47156" calcext:value-type="date">
            <text:p>2019-10-27 09:50:33</text:p>
          </table:table-cell>
          <table:table-cell table:style-name="ce7" table:formula="of:=[.A1251]" office:value-type="date" office:date-value="2019-10-27T09:50:33.47156" calcext:value-type="date">
            <text:p>2019-10-27 09:50:33</text:p>
          </table:table-cell>
          <table:table-cell table:formula="of:=TRUNC([.A1251])" office:value-type="float" office:value="43765" calcext:value-type="float">
            <text:p>43765</text:p>
          </table:table-cell>
          <table:table-cell table:style-name="ce12" table:formula="of:=[.B1251]-[.C1251]" office:value-type="date" office:date-value="1899-12-30T09:50:33.47155989613" calcext:value-type="date">
            <text:p>12/30/99 09:50 AM</text:p>
          </table:table-cell>
          <table:table-cell table:formula="of:=MOD([.E1250]-[.$E$2];[.$H$2])+1+[.$E$2]" office:value-type="float" office:value="269" calcext:value-type="float">
            <text:p>269</text:p>
          </table:table-cell>
          <table:table-cell table:formula="of:=MOD([.F1250]+1/[.$H$2];5)" office:value-type="float" office:value="0.799999999999951" calcext:value-type="float">
            <text:p>0,799999999999951</text:p>
          </table:table-cell>
          <table:table-cell table:formula="of:=IF([.F1251]=0;[.G1250]+2+1/[.$H$2];[.G1250]+1/[.$H$2])" office:value-type="float" office:value="20.8000000000001" calcext:value-type="float">
            <text:p>2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2]))" office:value-type="date" office:date-value="2019-10-27T09:53:43.89295" calcext:value-type="date">
            <text:p>2019-10-27 09:53:44</text:p>
          </table:table-cell>
          <table:table-cell table:style-name="ce7" table:formula="of:=[.A1252]" office:value-type="date" office:date-value="2019-10-27T09:53:43.89295" calcext:value-type="date">
            <text:p>2019-10-27 09:53:44</text:p>
          </table:table-cell>
          <table:table-cell table:formula="of:=TRUNC([.A1252])" office:value-type="float" office:value="43765" calcext:value-type="float">
            <text:p>43765</text:p>
          </table:table-cell>
          <table:table-cell table:style-name="ce12" table:formula="of:=[.B1252]-[.C1252]" office:value-type="date" office:date-value="1899-12-30T09:53:43.89294959139" calcext:value-type="date">
            <text:p>12/30/99 09:53 AM</text:p>
          </table:table-cell>
          <table:table-cell table:formula="of:=MOD([.E1251]-[.$E$2];[.$H$2])+1+[.$E$2]" office:value-type="float" office:value="270" calcext:value-type="float">
            <text:p>270</text:p>
          </table:table-cell>
          <table:table-cell table:formula="of:=MOD([.F1251]+1/[.$H$2];5)" office:value-type="float" office:value="0.816666666666618" calcext:value-type="float">
            <text:p>0,816666666666618</text:p>
          </table:table-cell>
          <table:table-cell table:formula="of:=IF([.F1252]=0;[.G1251]+2+1/[.$H$2];[.G1251]+1/[.$H$2])" office:value-type="float" office:value="20.8166666666668" calcext:value-type="float">
            <text:p>2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3]))" office:value-type="date" office:date-value="2019-10-27T09:40:31.691579" calcext:value-type="date">
            <text:p>2019-10-27 09:40:32</text:p>
          </table:table-cell>
          <table:table-cell table:style-name="ce7" table:formula="of:=[.A1253]" office:value-type="date" office:date-value="2019-10-27T09:40:31.691579" calcext:value-type="date">
            <text:p>2019-10-27 09:40:32</text:p>
          </table:table-cell>
          <table:table-cell table:formula="of:=TRUNC([.A1253])" office:value-type="float" office:value="43765" calcext:value-type="float">
            <text:p>43765</text:p>
          </table:table-cell>
          <table:table-cell table:style-name="ce12" table:formula="of:=[.B1253]-[.C1253]" office:value-type="date" office:date-value="1899-12-30T09:40:31.69157928787" calcext:value-type="date">
            <text:p>12/30/99 09:40 AM</text:p>
          </table:table-cell>
          <table:table-cell table:formula="of:=MOD([.E1252]-[.$E$2];[.$H$2])+1+[.$E$2]" office:value-type="float" office:value="271" calcext:value-type="float">
            <text:p>271</text:p>
          </table:table-cell>
          <table:table-cell table:formula="of:=MOD([.F1252]+1/[.$H$2];5)" office:value-type="float" office:value="0.833333333333284" calcext:value-type="float">
            <text:p>0,833333333333284</text:p>
          </table:table-cell>
          <table:table-cell table:formula="of:=IF([.F1253]=0;[.G1252]+2+1/[.$H$2];[.G1252]+1/[.$H$2])" office:value-type="float" office:value="20.8333333333334" calcext:value-type="float">
            <text:p>20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4]))" office:value-type="date" office:date-value="2019-10-27T09:33:36.696514" calcext:value-type="date">
            <text:p>2019-10-27 09:33:37</text:p>
          </table:table-cell>
          <table:table-cell table:style-name="ce7" table:formula="of:=[.A1254]" office:value-type="date" office:date-value="2019-10-27T09:33:36.696514" calcext:value-type="date">
            <text:p>2019-10-27 09:33:37</text:p>
          </table:table-cell>
          <table:table-cell table:formula="of:=TRUNC([.A1254])" office:value-type="float" office:value="43765" calcext:value-type="float">
            <text:p>43765</text:p>
          </table:table-cell>
          <table:table-cell table:style-name="ce12" table:formula="of:=[.B1254]-[.C1254]" office:value-type="date" office:date-value="1899-12-30T09:33:36.69651393313" calcext:value-type="date">
            <text:p>12/30/99 09:33 AM</text:p>
          </table:table-cell>
          <table:table-cell table:formula="of:=MOD([.E1253]-[.$E$2];[.$H$2])+1+[.$E$2]" office:value-type="float" office:value="272" calcext:value-type="float">
            <text:p>272</text:p>
          </table:table-cell>
          <table:table-cell table:formula="of:=MOD([.F1253]+1/[.$H$2];5)" office:value-type="float" office:value="0.849999999999951" calcext:value-type="float">
            <text:p>0,849999999999951</text:p>
          </table:table-cell>
          <table:table-cell table:formula="of:=IF([.F1254]=0;[.G1253]+2+1/[.$H$2];[.G1253]+1/[.$H$2])" office:value-type="float" office:value="20.8500000000001" calcext:value-type="float">
            <text:p>2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5]))" office:value-type="date" office:date-value="2019-10-27T09:19:34.466254" calcext:value-type="date">
            <text:p>2019-10-27 09:19:34</text:p>
          </table:table-cell>
          <table:table-cell table:style-name="ce7" table:formula="of:=[.A1255]" office:value-type="date" office:date-value="2019-10-27T09:19:34.466254" calcext:value-type="date">
            <text:p>2019-10-27 09:19:34</text:p>
          </table:table-cell>
          <table:table-cell table:formula="of:=TRUNC([.A1255])" office:value-type="float" office:value="43765" calcext:value-type="float">
            <text:p>43765</text:p>
          </table:table-cell>
          <table:table-cell table:style-name="ce12" table:formula="of:=[.B1255]-[.C1255]" office:value-type="date" office:date-value="1899-12-30T09:19:34.46625398006" calcext:value-type="date">
            <text:p>12/30/99 09:19 AM</text:p>
          </table:table-cell>
          <table:table-cell table:formula="of:=MOD([.E1254]-[.$E$2];[.$H$2])+1+[.$E$2]" office:value-type="float" office:value="273" calcext:value-type="float">
            <text:p>273</text:p>
          </table:table-cell>
          <table:table-cell table:formula="of:=MOD([.F1254]+1/[.$H$2];5)" office:value-type="float" office:value="0.866666666666618" calcext:value-type="float">
            <text:p>0,866666666666618</text:p>
          </table:table-cell>
          <table:table-cell table:formula="of:=IF([.F1255]=0;[.G1254]+2+1/[.$H$2];[.G1254]+1/[.$H$2])" office:value-type="float" office:value="20.8666666666668" calcext:value-type="float">
            <text:p>2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6]))" office:value-type="date" office:date-value="2019-10-27T09:31:28.903199" calcext:value-type="date">
            <text:p>2019-10-27 09:31:29</text:p>
          </table:table-cell>
          <table:table-cell table:style-name="ce7" table:formula="of:=[.A1256]" office:value-type="date" office:date-value="2019-10-27T09:31:28.903199" calcext:value-type="date">
            <text:p>2019-10-27 09:31:29</text:p>
          </table:table-cell>
          <table:table-cell table:formula="of:=TRUNC([.A1256])" office:value-type="float" office:value="43765" calcext:value-type="float">
            <text:p>43765</text:p>
          </table:table-cell>
          <table:table-cell table:style-name="ce12" table:formula="of:=[.B1256]-[.C1256]" office:value-type="date" office:date-value="1899-12-30T09:31:28.90319871716" calcext:value-type="date">
            <text:p>12/30/99 09:31 AM</text:p>
          </table:table-cell>
          <table:table-cell table:formula="of:=MOD([.E1255]-[.$E$2];[.$H$2])+1+[.$E$2]" office:value-type="float" office:value="274" calcext:value-type="float">
            <text:p>274</text:p>
          </table:table-cell>
          <table:table-cell table:formula="of:=MOD([.F1255]+1/[.$H$2];5)" office:value-type="float" office:value="0.883333333333285" calcext:value-type="float">
            <text:p>0,883333333333285</text:p>
          </table:table-cell>
          <table:table-cell table:formula="of:=IF([.F1256]=0;[.G1255]+2+1/[.$H$2];[.G1255]+1/[.$H$2])" office:value-type="float" office:value="20.8833333333334" calcext:value-type="float">
            <text:p>20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7]))" office:value-type="date" office:date-value="2019-10-27T09:16:24.63937" calcext:value-type="date">
            <text:p>2019-10-27 09:16:25</text:p>
          </table:table-cell>
          <table:table-cell table:style-name="ce7" table:formula="of:=[.A1257]" office:value-type="date" office:date-value="2019-10-27T09:16:24.63937" calcext:value-type="date">
            <text:p>2019-10-27 09:16:25</text:p>
          </table:table-cell>
          <table:table-cell table:formula="of:=TRUNC([.A1257])" office:value-type="float" office:value="43765" calcext:value-type="float">
            <text:p>43765</text:p>
          </table:table-cell>
          <table:table-cell table:style-name="ce12" table:formula="of:=[.B1257]-[.C1257]" office:value-type="date" office:date-value="1899-12-30T09:16:24.63936983608" calcext:value-type="date">
            <text:p>12/30/99 09:16 AM</text:p>
          </table:table-cell>
          <table:table-cell table:formula="of:=MOD([.E1256]-[.$E$2];[.$H$2])+1+[.$E$2]" office:value-type="float" office:value="275" calcext:value-type="float">
            <text:p>275</text:p>
          </table:table-cell>
          <table:table-cell table:formula="of:=MOD([.F1256]+1/[.$H$2];5)" office:value-type="float" office:value="0.899999999999951" calcext:value-type="float">
            <text:p>0,899999999999951</text:p>
          </table:table-cell>
          <table:table-cell table:formula="of:=IF([.F1257]=0;[.G1256]+2+1/[.$H$2];[.G1256]+1/[.$H$2])" office:value-type="float" office:value="20.9000000000001" calcext:value-type="float">
            <text:p>2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8]))" office:value-type="date" office:date-value="2019-10-27T09:54:01.891841" calcext:value-type="date">
            <text:p>2019-10-27 09:54:02</text:p>
          </table:table-cell>
          <table:table-cell table:style-name="ce7" table:formula="of:=[.A1258]" office:value-type="date" office:date-value="2019-10-27T09:54:01.891841" calcext:value-type="date">
            <text:p>2019-10-27 09:54:02</text:p>
          </table:table-cell>
          <table:table-cell table:formula="of:=TRUNC([.A1258])" office:value-type="float" office:value="43765" calcext:value-type="float">
            <text:p>43765</text:p>
          </table:table-cell>
          <table:table-cell table:style-name="ce12" table:formula="of:=[.B1258]-[.C1258]" office:value-type="date" office:date-value="1899-12-30T09:54:01.89184110146" calcext:value-type="date">
            <text:p>12/30/99 09:54 AM</text:p>
          </table:table-cell>
          <table:table-cell table:formula="of:=MOD([.E1257]-[.$E$2];[.$H$2])+1+[.$E$2]" office:value-type="float" office:value="276" calcext:value-type="float">
            <text:p>276</text:p>
          </table:table-cell>
          <table:table-cell table:formula="of:=MOD([.F1257]+1/[.$H$2];5)" office:value-type="float" office:value="0.916666666666618" calcext:value-type="float">
            <text:p>0,916666666666618</text:p>
          </table:table-cell>
          <table:table-cell table:formula="of:=IF([.F1258]=0;[.G1257]+2+1/[.$H$2];[.G1257]+1/[.$H$2])" office:value-type="float" office:value="20.9166666666668" calcext:value-type="float">
            <text:p>2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9]))" office:value-type="date" office:date-value="2019-10-27T09:33:35.6928" calcext:value-type="date">
            <text:p>2019-10-27 09:33:36</text:p>
          </table:table-cell>
          <table:table-cell table:style-name="ce7" table:formula="of:=[.A1259]" office:value-type="date" office:date-value="2019-10-27T09:33:35.6928" calcext:value-type="date">
            <text:p>2019-10-27 09:33:36</text:p>
          </table:table-cell>
          <table:table-cell table:formula="of:=TRUNC([.A1259])" office:value-type="float" office:value="43765" calcext:value-type="float">
            <text:p>43765</text:p>
          </table:table-cell>
          <table:table-cell table:style-name="ce12" table:formula="of:=[.B1259]-[.C1259]" office:value-type="date" office:date-value="1899-12-30T09:33:35.69280030672" calcext:value-type="date">
            <text:p>12/30/99 09:33 AM</text:p>
          </table:table-cell>
          <table:table-cell table:formula="of:=MOD([.E1258]-[.$E$2];[.$H$2])+1+[.$E$2]" office:value-type="float" office:value="277" calcext:value-type="float">
            <text:p>277</text:p>
          </table:table-cell>
          <table:table-cell table:formula="of:=MOD([.F1258]+1/[.$H$2];5)" office:value-type="float" office:value="0.933333333333285" calcext:value-type="float">
            <text:p>0,933333333333285</text:p>
          </table:table-cell>
          <table:table-cell table:formula="of:=IF([.F1259]=0;[.G1258]+2+1/[.$H$2];[.G1258]+1/[.$H$2])" office:value-type="float" office:value="20.9333333333334" calcext:value-type="float">
            <text:p>20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0]))" office:value-type="date" office:date-value="2019-10-27T09:41:01.578942" calcext:value-type="date">
            <text:p>2019-10-27 09:41:02</text:p>
          </table:table-cell>
          <table:table-cell table:style-name="ce7" table:formula="of:=[.A1260]" office:value-type="date" office:date-value="2019-10-27T09:41:01.578942" calcext:value-type="date">
            <text:p>2019-10-27 09:41:02</text:p>
          </table:table-cell>
          <table:table-cell table:formula="of:=TRUNC([.A1260])" office:value-type="float" office:value="43765" calcext:value-type="float">
            <text:p>43765</text:p>
          </table:table-cell>
          <table:table-cell table:style-name="ce12" table:formula="of:=[.B1260]-[.C1260]" office:value-type="date" office:date-value="1899-12-30T09:41:01.57894169446" calcext:value-type="date">
            <text:p>12/30/99 09:41 AM</text:p>
          </table:table-cell>
          <table:table-cell table:formula="of:=MOD([.E1259]-[.$E$2];[.$H$2])+1+[.$E$2]" office:value-type="float" office:value="278" calcext:value-type="float">
            <text:p>278</text:p>
          </table:table-cell>
          <table:table-cell table:formula="of:=MOD([.F1259]+1/[.$H$2];5)" office:value-type="float" office:value="0.949999999999951" calcext:value-type="float">
            <text:p>0,949999999999951</text:p>
          </table:table-cell>
          <table:table-cell table:formula="of:=IF([.F1260]=0;[.G1259]+2+1/[.$H$2];[.G1259]+1/[.$H$2])" office:value-type="float" office:value="20.9500000000001" calcext:value-type="float">
            <text:p>2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1]))" office:value-type="date" office:date-value="2019-10-27T09:21:24.302027" calcext:value-type="date">
            <text:p>2019-10-27 09:21:24</text:p>
          </table:table-cell>
          <table:table-cell table:style-name="ce7" table:formula="of:=[.A1261]" office:value-type="date" office:date-value="2019-10-27T09:21:24.302027" calcext:value-type="date">
            <text:p>2019-10-27 09:21:24</text:p>
          </table:table-cell>
          <table:table-cell table:formula="of:=TRUNC([.A1261])" office:value-type="float" office:value="43765" calcext:value-type="float">
            <text:p>43765</text:p>
          </table:table-cell>
          <table:table-cell table:style-name="ce12" table:formula="of:=[.B1261]-[.C1261]" office:value-type="date" office:date-value="1899-12-30T09:21:24.30202729069" calcext:value-type="date">
            <text:p>12/30/99 09:21 AM</text:p>
          </table:table-cell>
          <table:table-cell table:formula="of:=MOD([.E1260]-[.$E$2];[.$H$2])+1+[.$E$2]" office:value-type="float" office:value="279" calcext:value-type="float">
            <text:p>279</text:p>
          </table:table-cell>
          <table:table-cell table:formula="of:=MOD([.F1260]+1/[.$H$2];5)" office:value-type="float" office:value="0.966666666666618" calcext:value-type="float">
            <text:p>0,966666666666618</text:p>
          </table:table-cell>
          <table:table-cell table:formula="of:=IF([.F1261]=0;[.G1260]+2+1/[.$H$2];[.G1260]+1/[.$H$2])" office:value-type="float" office:value="20.9666666666668" calcext:value-type="float">
            <text:p>2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2]))" office:value-type="date" office:date-value="2019-10-27T09:27:23.755637" calcext:value-type="date">
            <text:p>2019-10-27 09:27:24</text:p>
          </table:table-cell>
          <table:table-cell table:style-name="ce7" table:formula="of:=[.A1262]" office:value-type="date" office:date-value="2019-10-27T09:27:23.755637" calcext:value-type="date">
            <text:p>2019-10-27 09:27:24</text:p>
          </table:table-cell>
          <table:table-cell table:formula="of:=TRUNC([.A1262])" office:value-type="float" office:value="43765" calcext:value-type="float">
            <text:p>43765</text:p>
          </table:table-cell>
          <table:table-cell table:style-name="ce12" table:formula="of:=[.B1262]-[.C1262]" office:value-type="date" office:date-value="1899-12-30T09:27:23.75563671347" calcext:value-type="date">
            <text:p>12/30/99 09:27 AM</text:p>
          </table:table-cell>
          <table:table-cell table:formula="of:=MOD([.E1261]-[.$E$2];[.$H$2])+1+[.$E$2]" office:value-type="float" office:value="280" calcext:value-type="float">
            <text:p>280</text:p>
          </table:table-cell>
          <table:table-cell table:formula="of:=MOD([.F1261]+1/[.$H$2];5)" office:value-type="float" office:value="0.983333333333285" calcext:value-type="float">
            <text:p>0,983333333333285</text:p>
          </table:table-cell>
          <table:table-cell table:formula="of:=IF([.F1262]=0;[.G1261]+2+1/[.$H$2];[.G1261]+1/[.$H$2])" office:value-type="float" office:value="20.9833333333334" calcext:value-type="float">
            <text:p>20,9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3]))" office:value-type="date" office:date-value="2019-10-28T09:41:00.627745" calcext:value-type="date">
            <text:p>2019-10-28 09:41:01</text:p>
          </table:table-cell>
          <table:table-cell table:style-name="ce7" table:formula="of:=[.A1263]" office:value-type="date" office:date-value="2019-10-28T09:41:00.627745" calcext:value-type="date">
            <text:p>2019-10-28 09:41:01</text:p>
          </table:table-cell>
          <table:table-cell table:formula="of:=TRUNC([.A1263])" office:value-type="float" office:value="43766" calcext:value-type="float">
            <text:p>43766</text:p>
          </table:table-cell>
          <table:table-cell table:style-name="ce12" table:formula="of:=[.B1263]-[.C1263]" office:value-type="date" office:date-value="1899-12-30T09:41:00.62774488237" calcext:value-type="date">
            <text:p>12/30/99 09:41 AM</text:p>
          </table:table-cell>
          <table:table-cell table:formula="of:=MOD([.E1262]-[.$E$2];[.$H$2])+1+[.$E$2]" office:value-type="float" office:value="221" calcext:value-type="float">
            <text:p>221</text:p>
          </table:table-cell>
          <table:table-cell table:formula="of:=MOD([.F1262]+1/[.$H$2];5)" office:value-type="float" office:value="0.999999999999952" calcext:value-type="float">
            <text:p>0,999999999999952</text:p>
          </table:table-cell>
          <table:table-cell table:formula="of:=IF([.F1263]=0;[.G1262]+2+1/[.$H$2];[.G1262]+1/[.$H$2])" office:value-type="float" office:value="21.0000000000001" calcext:value-type="float">
            <text:p>2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4]))" office:value-type="date" office:date-value="2019-10-28T09:21:09.803347" calcext:value-type="date">
            <text:p>2019-10-28 09:21:10</text:p>
          </table:table-cell>
          <table:table-cell table:style-name="ce7" table:formula="of:=[.A1264]" office:value-type="date" office:date-value="2019-10-28T09:21:09.803347" calcext:value-type="date">
            <text:p>2019-10-28 09:21:10</text:p>
          </table:table-cell>
          <table:table-cell table:formula="of:=TRUNC([.A1264])" office:value-type="float" office:value="43766" calcext:value-type="float">
            <text:p>43766</text:p>
          </table:table-cell>
          <table:table-cell table:style-name="ce12" table:formula="of:=[.B1264]-[.C1264]" office:value-type="date" office:date-value="1899-12-30T09:21:09.80334687978" calcext:value-type="date">
            <text:p>12/30/99 09:21 AM</text:p>
          </table:table-cell>
          <table:table-cell table:formula="of:=MOD([.E1263]-[.$E$2];[.$H$2])+1+[.$E$2]" office:value-type="float" office:value="222" calcext:value-type="float">
            <text:p>222</text:p>
          </table:table-cell>
          <table:table-cell table:formula="of:=MOD([.F1263]+1/[.$H$2];5)" office:value-type="float" office:value="1.01666666666662" calcext:value-type="float">
            <text:p>1,01666666666662</text:p>
          </table:table-cell>
          <table:table-cell table:formula="of:=IF([.F1264]=0;[.G1263]+2+1/[.$H$2];[.G1263]+1/[.$H$2])" office:value-type="float" office:value="21.0166666666668" calcext:value-type="float">
            <text:p>2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5]))" office:value-type="date" office:date-value="2019-10-28T09:35:04.174654" calcext:value-type="date">
            <text:p>2019-10-28 09:35:04</text:p>
          </table:table-cell>
          <table:table-cell table:style-name="ce7" table:formula="of:=[.A1265]" office:value-type="date" office:date-value="2019-10-28T09:35:04.174654" calcext:value-type="date">
            <text:p>2019-10-28 09:35:04</text:p>
          </table:table-cell>
          <table:table-cell table:formula="of:=TRUNC([.A1265])" office:value-type="float" office:value="43766" calcext:value-type="float">
            <text:p>43766</text:p>
          </table:table-cell>
          <table:table-cell table:style-name="ce12" table:formula="of:=[.B1265]-[.C1265]" office:value-type="date" office:date-value="1899-12-30T09:35:04.17465416249" calcext:value-type="date">
            <text:p>12/30/99 09:35 AM</text:p>
          </table:table-cell>
          <table:table-cell table:formula="of:=MOD([.E1264]-[.$E$2];[.$H$2])+1+[.$E$2]" office:value-type="float" office:value="223" calcext:value-type="float">
            <text:p>223</text:p>
          </table:table-cell>
          <table:table-cell table:formula="of:=MOD([.F1264]+1/[.$H$2];5)" office:value-type="float" office:value="1.03333333333328" calcext:value-type="float">
            <text:p>1,03333333333328</text:p>
          </table:table-cell>
          <table:table-cell table:formula="of:=IF([.F1265]=0;[.G1264]+2+1/[.$H$2];[.G1264]+1/[.$H$2])" office:value-type="float" office:value="21.0333333333334" calcext:value-type="float">
            <text:p>21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6]))" office:value-type="date" office:date-value="2019-10-28T09:29:55.079556" calcext:value-type="date">
            <text:p>2019-10-28 09:29:55</text:p>
          </table:table-cell>
          <table:table-cell table:style-name="ce7" table:formula="of:=[.A1266]" office:value-type="date" office:date-value="2019-10-28T09:29:55.079556" calcext:value-type="date">
            <text:p>2019-10-28 09:29:55</text:p>
          </table:table-cell>
          <table:table-cell table:formula="of:=TRUNC([.A1266])" office:value-type="float" office:value="43766" calcext:value-type="float">
            <text:p>43766</text:p>
          </table:table-cell>
          <table:table-cell table:style-name="ce12" table:formula="of:=[.B1266]-[.C1266]" office:value-type="date" office:date-value="1899-12-30T09:29:55.07955566514" calcext:value-type="date">
            <text:p>12/30/99 09:29 AM</text:p>
          </table:table-cell>
          <table:table-cell table:formula="of:=MOD([.E1265]-[.$E$2];[.$H$2])+1+[.$E$2]" office:value-type="float" office:value="224" calcext:value-type="float">
            <text:p>224</text:p>
          </table:table-cell>
          <table:table-cell table:formula="of:=MOD([.F1265]+1/[.$H$2];5)" office:value-type="float" office:value="1.04999999999995" calcext:value-type="float">
            <text:p>1,04999999999995</text:p>
          </table:table-cell>
          <table:table-cell table:formula="of:=IF([.F1266]=0;[.G1265]+2+1/[.$H$2];[.G1265]+1/[.$H$2])" office:value-type="float" office:value="21.0500000000001" calcext:value-type="float">
            <text:p>2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7]))" office:value-type="date" office:date-value="2019-10-28T09:50:00.148352" calcext:value-type="date">
            <text:p>2019-10-28 09:50:00</text:p>
          </table:table-cell>
          <table:table-cell table:style-name="ce7" table:formula="of:=[.A1267]" office:value-type="date" office:date-value="2019-10-28T09:50:00.148352" calcext:value-type="date">
            <text:p>2019-10-28 09:50:00</text:p>
          </table:table-cell>
          <table:table-cell table:formula="of:=TRUNC([.A1267])" office:value-type="float" office:value="43766" calcext:value-type="float">
            <text:p>43766</text:p>
          </table:table-cell>
          <table:table-cell table:style-name="ce12" table:formula="of:=[.B1267]-[.C1267]" office:value-type="date" office:date-value="1899-12-30T09:50:00.14835186303" calcext:value-type="date">
            <text:p>12/30/99 09:50 AM</text:p>
          </table:table-cell>
          <table:table-cell table:formula="of:=MOD([.E1266]-[.$E$2];[.$H$2])+1+[.$E$2]" office:value-type="float" office:value="225" calcext:value-type="float">
            <text:p>225</text:p>
          </table:table-cell>
          <table:table-cell table:formula="of:=MOD([.F1266]+1/[.$H$2];5)" office:value-type="float" office:value="1.06666666666662" calcext:value-type="float">
            <text:p>1,06666666666662</text:p>
          </table:table-cell>
          <table:table-cell table:formula="of:=IF([.F1267]=0;[.G1266]+2+1/[.$H$2];[.G1266]+1/[.$H$2])" office:value-type="float" office:value="21.0666666666668" calcext:value-type="float">
            <text:p>2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8]))" office:value-type="date" office:date-value="2019-10-28T09:19:11.506393" calcext:value-type="date">
            <text:p>2019-10-28 09:19:12</text:p>
          </table:table-cell>
          <table:table-cell table:style-name="ce7" table:formula="of:=[.A1268]" office:value-type="date" office:date-value="2019-10-28T09:19:11.506393" calcext:value-type="date">
            <text:p>2019-10-28 09:19:12</text:p>
          </table:table-cell>
          <table:table-cell table:formula="of:=TRUNC([.A1268])" office:value-type="float" office:value="43766" calcext:value-type="float">
            <text:p>43766</text:p>
          </table:table-cell>
          <table:table-cell table:style-name="ce12" table:formula="of:=[.B1268]-[.C1268]" office:value-type="date" office:date-value="1899-12-30T09:19:11.50639310014" calcext:value-type="date">
            <text:p>12/30/99 09:19 AM</text:p>
          </table:table-cell>
          <table:table-cell table:formula="of:=MOD([.E1267]-[.$E$2];[.$H$2])+1+[.$E$2]" office:value-type="float" office:value="226" calcext:value-type="float">
            <text:p>226</text:p>
          </table:table-cell>
          <table:table-cell table:formula="of:=MOD([.F1267]+1/[.$H$2];5)" office:value-type="float" office:value="1.08333333333328" calcext:value-type="float">
            <text:p>1,08333333333328</text:p>
          </table:table-cell>
          <table:table-cell table:formula="of:=IF([.F1268]=0;[.G1267]+2+1/[.$H$2];[.G1267]+1/[.$H$2])" office:value-type="float" office:value="21.0833333333334" calcext:value-type="float">
            <text:p>21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9]))" office:value-type="date" office:date-value="2019-10-28T09:45:41.317225" calcext:value-type="date">
            <text:p>2019-10-28 09:45:41</text:p>
          </table:table-cell>
          <table:table-cell table:style-name="ce7" table:formula="of:=[.A1269]" office:value-type="date" office:date-value="2019-10-28T09:45:41.317225" calcext:value-type="date">
            <text:p>2019-10-28 09:45:41</text:p>
          </table:table-cell>
          <table:table-cell table:formula="of:=TRUNC([.A1269])" office:value-type="float" office:value="43766" calcext:value-type="float">
            <text:p>43766</text:p>
          </table:table-cell>
          <table:table-cell table:style-name="ce12" table:formula="of:=[.B1269]-[.C1269]" office:value-type="date" office:date-value="1899-12-30T09:45:41.31722522434" calcext:value-type="date">
            <text:p>12/30/99 09:45 AM</text:p>
          </table:table-cell>
          <table:table-cell table:formula="of:=MOD([.E1268]-[.$E$2];[.$H$2])+1+[.$E$2]" office:value-type="float" office:value="227" calcext:value-type="float">
            <text:p>227</text:p>
          </table:table-cell>
          <table:table-cell table:formula="of:=MOD([.F1268]+1/[.$H$2];5)" office:value-type="float" office:value="1.09999999999995" calcext:value-type="float">
            <text:p>1,09999999999995</text:p>
          </table:table-cell>
          <table:table-cell table:formula="of:=IF([.F1269]=0;[.G1268]+2+1/[.$H$2];[.G1268]+1/[.$H$2])" office:value-type="float" office:value="21.1000000000001" calcext:value-type="float">
            <text:p>2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0]))" office:value-type="date" office:date-value="2019-10-28T09:40:03.050652" calcext:value-type="date">
            <text:p>2019-10-28 09:40:03</text:p>
          </table:table-cell>
          <table:table-cell table:style-name="ce7" table:formula="of:=[.A1270]" office:value-type="date" office:date-value="2019-10-28T09:40:03.050652" calcext:value-type="date">
            <text:p>2019-10-28 09:40:03</text:p>
          </table:table-cell>
          <table:table-cell table:formula="of:=TRUNC([.A1270])" office:value-type="float" office:value="43766" calcext:value-type="float">
            <text:p>43766</text:p>
          </table:table-cell>
          <table:table-cell table:style-name="ce12" table:formula="of:=[.B1270]-[.C1270]" office:value-type="date" office:date-value="1899-12-30T09:40:03.05065198336" calcext:value-type="date">
            <text:p>12/30/99 09:40 AM</text:p>
          </table:table-cell>
          <table:table-cell table:formula="of:=MOD([.E1269]-[.$E$2];[.$H$2])+1+[.$E$2]" office:value-type="float" office:value="228" calcext:value-type="float">
            <text:p>228</text:p>
          </table:table-cell>
          <table:table-cell table:formula="of:=MOD([.F1269]+1/[.$H$2];5)" office:value-type="float" office:value="1.11666666666662" calcext:value-type="float">
            <text:p>1,11666666666662</text:p>
          </table:table-cell>
          <table:table-cell table:formula="of:=IF([.F1270]=0;[.G1269]+2+1/[.$H$2];[.G1269]+1/[.$H$2])" office:value-type="float" office:value="21.1166666666667" calcext:value-type="float">
            <text:p>21,1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1]))" office:value-type="date" office:date-value="2019-10-28T09:39:31.505283" calcext:value-type="date">
            <text:p>2019-10-28 09:39:32</text:p>
          </table:table-cell>
          <table:table-cell table:style-name="ce7" table:formula="of:=[.A1271]" office:value-type="date" office:date-value="2019-10-28T09:39:31.505283" calcext:value-type="date">
            <text:p>2019-10-28 09:39:32</text:p>
          </table:table-cell>
          <table:table-cell table:formula="of:=TRUNC([.A1271])" office:value-type="float" office:value="43766" calcext:value-type="float">
            <text:p>43766</text:p>
          </table:table-cell>
          <table:table-cell table:style-name="ce12" table:formula="of:=[.B1271]-[.C1271]" office:value-type="date" office:date-value="1899-12-30T09:39:31.5052833315" calcext:value-type="date">
            <text:p>12/30/99 09:39 AM</text:p>
          </table:table-cell>
          <table:table-cell table:formula="of:=MOD([.E1270]-[.$E$2];[.$H$2])+1+[.$E$2]" office:value-type="float" office:value="229" calcext:value-type="float">
            <text:p>229</text:p>
          </table:table-cell>
          <table:table-cell table:formula="of:=MOD([.F1270]+1/[.$H$2];5)" office:value-type="float" office:value="1.13333333333328" calcext:value-type="float">
            <text:p>1,13333333333328</text:p>
          </table:table-cell>
          <table:table-cell table:formula="of:=IF([.F1271]=0;[.G1270]+2+1/[.$H$2];[.G1270]+1/[.$H$2])" office:value-type="float" office:value="21.1333333333334" calcext:value-type="float">
            <text:p>21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2]))" office:value-type="date" office:date-value="2019-10-28T09:35:47.543215" calcext:value-type="date">
            <text:p>2019-10-28 09:35:48</text:p>
          </table:table-cell>
          <table:table-cell table:style-name="ce7" table:formula="of:=[.A1272]" office:value-type="date" office:date-value="2019-10-28T09:35:47.543215" calcext:value-type="date">
            <text:p>2019-10-28 09:35:48</text:p>
          </table:table-cell>
          <table:table-cell table:formula="of:=TRUNC([.A1272])" office:value-type="float" office:value="43766" calcext:value-type="float">
            <text:p>43766</text:p>
          </table:table-cell>
          <table:table-cell table:style-name="ce12" table:formula="of:=[.B1272]-[.C1272]" office:value-type="date" office:date-value="1899-12-30T09:35:47.54321544897" calcext:value-type="date">
            <text:p>12/30/99 09:35 AM</text:p>
          </table:table-cell>
          <table:table-cell table:formula="of:=MOD([.E1271]-[.$E$2];[.$H$2])+1+[.$E$2]" office:value-type="float" office:value="230" calcext:value-type="float">
            <text:p>230</text:p>
          </table:table-cell>
          <table:table-cell table:formula="of:=MOD([.F1271]+1/[.$H$2];5)" office:value-type="float" office:value="1.14999999999995" calcext:value-type="float">
            <text:p>1,14999999999995</text:p>
          </table:table-cell>
          <table:table-cell table:formula="of:=IF([.F1272]=0;[.G1271]+2+1/[.$H$2];[.G1271]+1/[.$H$2])" office:value-type="float" office:value="21.1500000000001" calcext:value-type="float">
            <text:p>2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3]))" office:value-type="date" office:date-value="2019-10-28T09:13:57.08989" calcext:value-type="date">
            <text:p>2019-10-28 09:13:57</text:p>
          </table:table-cell>
          <table:table-cell table:style-name="ce7" table:formula="of:=[.A1273]" office:value-type="date" office:date-value="2019-10-28T09:13:57.08989" calcext:value-type="date">
            <text:p>2019-10-28 09:13:57</text:p>
          </table:table-cell>
          <table:table-cell table:formula="of:=TRUNC([.A1273])" office:value-type="float" office:value="43766" calcext:value-type="float">
            <text:p>43766</text:p>
          </table:table-cell>
          <table:table-cell table:style-name="ce12" table:formula="of:=[.B1273]-[.C1273]" office:value-type="date" office:date-value="1899-12-30T09:13:57.0898904046" calcext:value-type="date">
            <text:p>12/30/99 09:13 AM</text:p>
          </table:table-cell>
          <table:table-cell table:formula="of:=MOD([.E1272]-[.$E$2];[.$H$2])+1+[.$E$2]" office:value-type="float" office:value="231" calcext:value-type="float">
            <text:p>231</text:p>
          </table:table-cell>
          <table:table-cell table:formula="of:=MOD([.F1272]+1/[.$H$2];5)" office:value-type="float" office:value="1.16666666666662" calcext:value-type="float">
            <text:p>1,16666666666662</text:p>
          </table:table-cell>
          <table:table-cell table:formula="of:=IF([.F1273]=0;[.G1272]+2+1/[.$H$2];[.G1272]+1/[.$H$2])" office:value-type="float" office:value="21.1666666666667" calcext:value-type="float">
            <text:p>21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4]))" office:value-type="date" office:date-value="2019-10-28T09:18:00.120906" calcext:value-type="date">
            <text:p>2019-10-28 09:18:00</text:p>
          </table:table-cell>
          <table:table-cell table:style-name="ce7" table:formula="of:=[.A1274]" office:value-type="date" office:date-value="2019-10-28T09:18:00.120906" calcext:value-type="date">
            <text:p>2019-10-28 09:18:00</text:p>
          </table:table-cell>
          <table:table-cell table:formula="of:=TRUNC([.A1274])" office:value-type="float" office:value="43766" calcext:value-type="float">
            <text:p>43766</text:p>
          </table:table-cell>
          <table:table-cell table:style-name="ce12" table:formula="of:=[.B1274]-[.C1274]" office:value-type="date" office:date-value="1899-12-30T09:18:00.12090597767" calcext:value-type="date">
            <text:p>12/30/99 09:18 AM</text:p>
          </table:table-cell>
          <table:table-cell table:formula="of:=MOD([.E1273]-[.$E$2];[.$H$2])+1+[.$E$2]" office:value-type="float" office:value="232" calcext:value-type="float">
            <text:p>232</text:p>
          </table:table-cell>
          <table:table-cell table:formula="of:=MOD([.F1273]+1/[.$H$2];5)" office:value-type="float" office:value="1.18333333333328" calcext:value-type="float">
            <text:p>1,18333333333328</text:p>
          </table:table-cell>
          <table:table-cell table:formula="of:=IF([.F1274]=0;[.G1273]+2+1/[.$H$2];[.G1273]+1/[.$H$2])" office:value-type="float" office:value="21.1833333333334" calcext:value-type="float">
            <text:p>21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5]))" office:value-type="date" office:date-value="2019-10-28T09:21:28.636763" calcext:value-type="date">
            <text:p>2019-10-28 09:21:29</text:p>
          </table:table-cell>
          <table:table-cell table:style-name="ce7" table:formula="of:=[.A1275]" office:value-type="date" office:date-value="2019-10-28T09:21:28.636763" calcext:value-type="date">
            <text:p>2019-10-28 09:21:29</text:p>
          </table:table-cell>
          <table:table-cell table:formula="of:=TRUNC([.A1275])" office:value-type="float" office:value="43766" calcext:value-type="float">
            <text:p>43766</text:p>
          </table:table-cell>
          <table:table-cell table:style-name="ce12" table:formula="of:=[.B1275]-[.C1275]" office:value-type="date" office:date-value="1899-12-30T09:21:28.63676288165" calcext:value-type="date">
            <text:p>12/30/99 09:21 AM</text:p>
          </table:table-cell>
          <table:table-cell table:formula="of:=MOD([.E1274]-[.$E$2];[.$H$2])+1+[.$E$2]" office:value-type="float" office:value="233" calcext:value-type="float">
            <text:p>233</text:p>
          </table:table-cell>
          <table:table-cell table:formula="of:=MOD([.F1274]+1/[.$H$2];5)" office:value-type="float" office:value="1.19999999999995" calcext:value-type="float">
            <text:p>1,19999999999995</text:p>
          </table:table-cell>
          <table:table-cell table:formula="of:=IF([.F1275]=0;[.G1274]+2+1/[.$H$2];[.G1274]+1/[.$H$2])" office:value-type="float" office:value="21.2000000000001" calcext:value-type="float">
            <text:p>2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6]))" office:value-type="date" office:date-value="2019-10-28T09:29:57.046671" calcext:value-type="date">
            <text:p>2019-10-28 09:29:57</text:p>
          </table:table-cell>
          <table:table-cell table:style-name="ce7" table:formula="of:=[.A1276]" office:value-type="date" office:date-value="2019-10-28T09:29:57.046671" calcext:value-type="date">
            <text:p>2019-10-28 09:29:57</text:p>
          </table:table-cell>
          <table:table-cell table:formula="of:=TRUNC([.A1276])" office:value-type="float" office:value="43766" calcext:value-type="float">
            <text:p>43766</text:p>
          </table:table-cell>
          <table:table-cell table:style-name="ce12" table:formula="of:=[.B1276]-[.C1276]" office:value-type="date" office:date-value="1899-12-30T09:29:57.04667120241" calcext:value-type="date">
            <text:p>12/30/99 09:29 AM</text:p>
          </table:table-cell>
          <table:table-cell table:formula="of:=MOD([.E1275]-[.$E$2];[.$H$2])+1+[.$E$2]" office:value-type="float" office:value="234" calcext:value-type="float">
            <text:p>234</text:p>
          </table:table-cell>
          <table:table-cell table:formula="of:=MOD([.F1275]+1/[.$H$2];5)" office:value-type="float" office:value="1.21666666666662" calcext:value-type="float">
            <text:p>1,21666666666662</text:p>
          </table:table-cell>
          <table:table-cell table:formula="of:=IF([.F1276]=0;[.G1275]+2+1/[.$H$2];[.G1275]+1/[.$H$2])" office:value-type="float" office:value="21.2166666666667" calcext:value-type="float">
            <text:p>21,2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7]))" office:value-type="date" office:date-value="2019-10-28T09:22:24.157367" calcext:value-type="date">
            <text:p>2019-10-28 09:22:24</text:p>
          </table:table-cell>
          <table:table-cell table:style-name="ce7" table:formula="of:=[.A1277]" office:value-type="date" office:date-value="2019-10-28T09:22:24.157367" calcext:value-type="date">
            <text:p>2019-10-28 09:22:24</text:p>
          </table:table-cell>
          <table:table-cell table:formula="of:=TRUNC([.A1277])" office:value-type="float" office:value="43766" calcext:value-type="float">
            <text:p>43766</text:p>
          </table:table-cell>
          <table:table-cell table:style-name="ce12" table:formula="of:=[.B1277]-[.C1277]" office:value-type="date" office:date-value="1899-12-30T09:22:24.157366734" calcext:value-type="date">
            <text:p>12/30/99 09:22 AM</text:p>
          </table:table-cell>
          <table:table-cell table:formula="of:=MOD([.E1276]-[.$E$2];[.$H$2])+1+[.$E$2]" office:value-type="float" office:value="235" calcext:value-type="float">
            <text:p>235</text:p>
          </table:table-cell>
          <table:table-cell table:formula="of:=MOD([.F1276]+1/[.$H$2];5)" office:value-type="float" office:value="1.23333333333328" calcext:value-type="float">
            <text:p>1,23333333333328</text:p>
          </table:table-cell>
          <table:table-cell table:formula="of:=IF([.F1277]=0;[.G1276]+2+1/[.$H$2];[.G1276]+1/[.$H$2])" office:value-type="float" office:value="21.2333333333334" calcext:value-type="float">
            <text:p>21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8]))" office:value-type="date" office:date-value="2019-10-28T09:40:32.644933" calcext:value-type="date">
            <text:p>2019-10-28 09:40:33</text:p>
          </table:table-cell>
          <table:table-cell table:style-name="ce7" table:formula="of:=[.A1278]" office:value-type="date" office:date-value="2019-10-28T09:40:32.644933" calcext:value-type="date">
            <text:p>2019-10-28 09:40:33</text:p>
          </table:table-cell>
          <table:table-cell table:formula="of:=TRUNC([.A1278])" office:value-type="float" office:value="43766" calcext:value-type="float">
            <text:p>43766</text:p>
          </table:table-cell>
          <table:table-cell table:style-name="ce12" table:formula="of:=[.B1278]-[.C1278]" office:value-type="date" office:date-value="1899-12-30T09:40:32.6449329732" calcext:value-type="date">
            <text:p>12/30/99 09:40 AM</text:p>
          </table:table-cell>
          <table:table-cell table:formula="of:=MOD([.E1277]-[.$E$2];[.$H$2])+1+[.$E$2]" office:value-type="float" office:value="236" calcext:value-type="float">
            <text:p>236</text:p>
          </table:table-cell>
          <table:table-cell table:formula="of:=MOD([.F1277]+1/[.$H$2];5)" office:value-type="float" office:value="1.24999999999995" calcext:value-type="float">
            <text:p>1,24999999999995</text:p>
          </table:table-cell>
          <table:table-cell table:formula="of:=IF([.F1278]=0;[.G1277]+2+1/[.$H$2];[.G1277]+1/[.$H$2])" office:value-type="float" office:value="21.2500000000001" calcext:value-type="float">
            <text:p>2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9]))" office:value-type="date" office:date-value="2019-10-28T09:31:23.226539" calcext:value-type="date">
            <text:p>2019-10-28 09:31:23</text:p>
          </table:table-cell>
          <table:table-cell table:style-name="ce7" table:formula="of:=[.A1279]" office:value-type="date" office:date-value="2019-10-28T09:31:23.226539" calcext:value-type="date">
            <text:p>2019-10-28 09:31:23</text:p>
          </table:table-cell>
          <table:table-cell table:formula="of:=TRUNC([.A1279])" office:value-type="float" office:value="43766" calcext:value-type="float">
            <text:p>43766</text:p>
          </table:table-cell>
          <table:table-cell table:style-name="ce12" table:formula="of:=[.B1279]-[.C1279]" office:value-type="date" office:date-value="1899-12-30T09:31:23.22653907817" calcext:value-type="date">
            <text:p>12/30/99 09:31 AM</text:p>
          </table:table-cell>
          <table:table-cell table:formula="of:=MOD([.E1278]-[.$E$2];[.$H$2])+1+[.$E$2]" office:value-type="float" office:value="237" calcext:value-type="float">
            <text:p>237</text:p>
          </table:table-cell>
          <table:table-cell table:formula="of:=MOD([.F1278]+1/[.$H$2];5)" office:value-type="float" office:value="1.26666666666662" calcext:value-type="float">
            <text:p>1,26666666666662</text:p>
          </table:table-cell>
          <table:table-cell table:formula="of:=IF([.F1279]=0;[.G1278]+2+1/[.$H$2];[.G1278]+1/[.$H$2])" office:value-type="float" office:value="21.2666666666667" calcext:value-type="float">
            <text:p>21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0]))" office:value-type="date" office:date-value="2019-10-28T09:26:49.76605" calcext:value-type="date">
            <text:p>2019-10-28 09:26:50</text:p>
          </table:table-cell>
          <table:table-cell table:style-name="ce7" table:formula="of:=[.A1280]" office:value-type="date" office:date-value="2019-10-28T09:26:49.76605" calcext:value-type="date">
            <text:p>2019-10-28 09:26:50</text:p>
          </table:table-cell>
          <table:table-cell table:formula="of:=TRUNC([.A1280])" office:value-type="float" office:value="43766" calcext:value-type="float">
            <text:p>43766</text:p>
          </table:table-cell>
          <table:table-cell table:style-name="ce12" table:formula="of:=[.B1280]-[.C1280]" office:value-type="date" office:date-value="1899-12-30T09:26:49.76604977623" calcext:value-type="date">
            <text:p>12/30/99 09:26 AM</text:p>
          </table:table-cell>
          <table:table-cell table:formula="of:=MOD([.E1279]-[.$E$2];[.$H$2])+1+[.$E$2]" office:value-type="float" office:value="238" calcext:value-type="float">
            <text:p>238</text:p>
          </table:table-cell>
          <table:table-cell table:formula="of:=MOD([.F1279]+1/[.$H$2];5)" office:value-type="float" office:value="1.28333333333328" calcext:value-type="float">
            <text:p>1,28333333333328</text:p>
          </table:table-cell>
          <table:table-cell table:formula="of:=IF([.F1280]=0;[.G1279]+2+1/[.$H$2];[.G1279]+1/[.$H$2])" office:value-type="float" office:value="21.2833333333334" calcext:value-type="float">
            <text:p>21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1]))" office:value-type="date" office:date-value="2019-10-28T09:12:33.166591" calcext:value-type="date">
            <text:p>2019-10-28 09:12:33</text:p>
          </table:table-cell>
          <table:table-cell table:style-name="ce7" table:formula="of:=[.A1281]" office:value-type="date" office:date-value="2019-10-28T09:12:33.166591" calcext:value-type="date">
            <text:p>2019-10-28 09:12:33</text:p>
          </table:table-cell>
          <table:table-cell table:formula="of:=TRUNC([.A1281])" office:value-type="float" office:value="43766" calcext:value-type="float">
            <text:p>43766</text:p>
          </table:table-cell>
          <table:table-cell table:style-name="ce12" table:formula="of:=[.B1281]-[.C1281]" office:value-type="date" office:date-value="1899-12-30T09:12:33.16659095697" calcext:value-type="date">
            <text:p>12/30/99 09:12 AM</text:p>
          </table:table-cell>
          <table:table-cell table:formula="of:=MOD([.E1280]-[.$E$2];[.$H$2])+1+[.$E$2]" office:value-type="float" office:value="239" calcext:value-type="float">
            <text:p>239</text:p>
          </table:table-cell>
          <table:table-cell table:formula="of:=MOD([.F1280]+1/[.$H$2];5)" office:value-type="float" office:value="1.29999999999995" calcext:value-type="float">
            <text:p>1,29999999999995</text:p>
          </table:table-cell>
          <table:table-cell table:formula="of:=IF([.F1281]=0;[.G1280]+2+1/[.$H$2];[.G1280]+1/[.$H$2])" office:value-type="float" office:value="21.3000000000001" calcext:value-type="float">
            <text:p>2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2]))" office:value-type="date" office:date-value="2019-10-28T09:37:58.722611" calcext:value-type="date">
            <text:p>2019-10-28 09:37:59</text:p>
          </table:table-cell>
          <table:table-cell table:style-name="ce7" table:formula="of:=[.A1282]" office:value-type="date" office:date-value="2019-10-28T09:37:58.722611" calcext:value-type="date">
            <text:p>2019-10-28 09:37:59</text:p>
          </table:table-cell>
          <table:table-cell table:formula="of:=TRUNC([.A1282])" office:value-type="float" office:value="43766" calcext:value-type="float">
            <text:p>43766</text:p>
          </table:table-cell>
          <table:table-cell table:style-name="ce12" table:formula="of:=[.B1282]-[.C1282]" office:value-type="date" office:date-value="1899-12-30T09:37:58.7226110464" calcext:value-type="date">
            <text:p>12/30/99 09:37 AM</text:p>
          </table:table-cell>
          <table:table-cell table:formula="of:=MOD([.E1281]-[.$E$2];[.$H$2])+1+[.$E$2]" office:value-type="float" office:value="240" calcext:value-type="float">
            <text:p>240</text:p>
          </table:table-cell>
          <table:table-cell table:formula="of:=MOD([.F1281]+1/[.$H$2];5)" office:value-type="float" office:value="1.31666666666662" calcext:value-type="float">
            <text:p>1,31666666666662</text:p>
          </table:table-cell>
          <table:table-cell table:formula="of:=IF([.F1282]=0;[.G1281]+2+1/[.$H$2];[.G1281]+1/[.$H$2])" office:value-type="float" office:value="21.3166666666667" calcext:value-type="float">
            <text:p>21,3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3]))" office:value-type="date" office:date-value="2019-10-28T09:43:10.621401" calcext:value-type="date">
            <text:p>2019-10-28 09:43:11</text:p>
          </table:table-cell>
          <table:table-cell table:style-name="ce7" table:formula="of:=[.A1283]" office:value-type="date" office:date-value="2019-10-28T09:43:10.621401" calcext:value-type="date">
            <text:p>2019-10-28 09:43:11</text:p>
          </table:table-cell>
          <table:table-cell table:formula="of:=TRUNC([.A1283])" office:value-type="float" office:value="43766" calcext:value-type="float">
            <text:p>43766</text:p>
          </table:table-cell>
          <table:table-cell table:style-name="ce12" table:formula="of:=[.B1283]-[.C1283]" office:value-type="date" office:date-value="1899-12-30T09:43:10.6214014627" calcext:value-type="date">
            <text:p>12/30/99 09:43 AM</text:p>
          </table:table-cell>
          <table:table-cell table:formula="of:=MOD([.E1282]-[.$E$2];[.$H$2])+1+[.$E$2]" office:value-type="float" office:value="241" calcext:value-type="float">
            <text:p>241</text:p>
          </table:table-cell>
          <table:table-cell table:formula="of:=MOD([.F1282]+1/[.$H$2];5)" office:value-type="float" office:value="1.33333333333328" calcext:value-type="float">
            <text:p>1,33333333333328</text:p>
          </table:table-cell>
          <table:table-cell table:formula="of:=IF([.F1283]=0;[.G1282]+2+1/[.$H$2];[.G1282]+1/[.$H$2])" office:value-type="float" office:value="21.3333333333334" calcext:value-type="float">
            <text:p>21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4]))" office:value-type="date" office:date-value="2019-10-28T09:29:24.277609" calcext:value-type="date">
            <text:p>2019-10-28 09:29:24</text:p>
          </table:table-cell>
          <table:table-cell table:style-name="ce7" table:formula="of:=[.A1284]" office:value-type="date" office:date-value="2019-10-28T09:29:24.277609" calcext:value-type="date">
            <text:p>2019-10-28 09:29:24</text:p>
          </table:table-cell>
          <table:table-cell table:formula="of:=TRUNC([.A1284])" office:value-type="float" office:value="43766" calcext:value-type="float">
            <text:p>43766</text:p>
          </table:table-cell>
          <table:table-cell table:style-name="ce12" table:formula="of:=[.B1284]-[.C1284]" office:value-type="date" office:date-value="1899-12-30T09:29:24.27760859951" calcext:value-type="date">
            <text:p>12/30/99 09:29 AM</text:p>
          </table:table-cell>
          <table:table-cell table:formula="of:=MOD([.E1283]-[.$E$2];[.$H$2])+1+[.$E$2]" office:value-type="float" office:value="242" calcext:value-type="float">
            <text:p>242</text:p>
          </table:table-cell>
          <table:table-cell table:formula="of:=MOD([.F1283]+1/[.$H$2];5)" office:value-type="float" office:value="1.34999999999995" calcext:value-type="float">
            <text:p>1,34999999999995</text:p>
          </table:table-cell>
          <table:table-cell table:formula="of:=IF([.F1284]=0;[.G1283]+2+1/[.$H$2];[.G1283]+1/[.$H$2])" office:value-type="float" office:value="21.3500000000001" calcext:value-type="float">
            <text:p>2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5]))" office:value-type="date" office:date-value="2019-10-28T09:37:57.03477" calcext:value-type="date">
            <text:p>2019-10-28 09:37:57</text:p>
          </table:table-cell>
          <table:table-cell table:style-name="ce7" table:formula="of:=[.A1285]" office:value-type="date" office:date-value="2019-10-28T09:37:57.03477" calcext:value-type="date">
            <text:p>2019-10-28 09:37:57</text:p>
          </table:table-cell>
          <table:table-cell table:formula="of:=TRUNC([.A1285])" office:value-type="float" office:value="43766" calcext:value-type="float">
            <text:p>43766</text:p>
          </table:table-cell>
          <table:table-cell table:style-name="ce12" table:formula="of:=[.B1285]-[.C1285]" office:value-type="date" office:date-value="1899-12-30T09:37:57.03477004543" calcext:value-type="date">
            <text:p>12/30/99 09:37 AM</text:p>
          </table:table-cell>
          <table:table-cell table:formula="of:=MOD([.E1284]-[.$E$2];[.$H$2])+1+[.$E$2]" office:value-type="float" office:value="243" calcext:value-type="float">
            <text:p>243</text:p>
          </table:table-cell>
          <table:table-cell table:formula="of:=MOD([.F1284]+1/[.$H$2];5)" office:value-type="float" office:value="1.36666666666662" calcext:value-type="float">
            <text:p>1,36666666666662</text:p>
          </table:table-cell>
          <table:table-cell table:formula="of:=IF([.F1285]=0;[.G1284]+2+1/[.$H$2];[.G1284]+1/[.$H$2])" office:value-type="float" office:value="21.3666666666667" calcext:value-type="float">
            <text:p>21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6]))" office:value-type="date" office:date-value="2019-10-28T09:11:53.004659" calcext:value-type="date">
            <text:p>2019-10-28 09:11:53</text:p>
          </table:table-cell>
          <table:table-cell table:style-name="ce7" table:formula="of:=[.A1286]" office:value-type="date" office:date-value="2019-10-28T09:11:53.004659" calcext:value-type="date">
            <text:p>2019-10-28 09:11:53</text:p>
          </table:table-cell>
          <table:table-cell table:formula="of:=TRUNC([.A1286])" office:value-type="float" office:value="43766" calcext:value-type="float">
            <text:p>43766</text:p>
          </table:table-cell>
          <table:table-cell table:style-name="ce12" table:formula="of:=[.B1286]-[.C1286]" office:value-type="date" office:date-value="1899-12-30T09:11:53.00465895329" calcext:value-type="date">
            <text:p>12/30/99 09:11 AM</text:p>
          </table:table-cell>
          <table:table-cell table:formula="of:=MOD([.E1285]-[.$E$2];[.$H$2])+1+[.$E$2]" office:value-type="float" office:value="244" calcext:value-type="float">
            <text:p>244</text:p>
          </table:table-cell>
          <table:table-cell table:formula="of:=MOD([.F1285]+1/[.$H$2];5)" office:value-type="float" office:value="1.38333333333328" calcext:value-type="float">
            <text:p>1,38333333333328</text:p>
          </table:table-cell>
          <table:table-cell table:formula="of:=IF([.F1286]=0;[.G1285]+2+1/[.$H$2];[.G1285]+1/[.$H$2])" office:value-type="float" office:value="21.3833333333334" calcext:value-type="float">
            <text:p>21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7]))" office:value-type="date" office:date-value="2019-10-28T09:44:38.667677" calcext:value-type="date">
            <text:p>2019-10-28 09:44:39</text:p>
          </table:table-cell>
          <table:table-cell table:style-name="ce7" table:formula="of:=[.A1287]" office:value-type="date" office:date-value="2019-10-28T09:44:38.667677" calcext:value-type="date">
            <text:p>2019-10-28 09:44:39</text:p>
          </table:table-cell>
          <table:table-cell table:formula="of:=TRUNC([.A1287])" office:value-type="float" office:value="43766" calcext:value-type="float">
            <text:p>43766</text:p>
          </table:table-cell>
          <table:table-cell table:style-name="ce12" table:formula="of:=[.B1287]-[.C1287]" office:value-type="date" office:date-value="1899-12-30T09:44:38.66767693777" calcext:value-type="date">
            <text:p>12/30/99 09:44 AM</text:p>
          </table:table-cell>
          <table:table-cell table:formula="of:=MOD([.E1286]-[.$E$2];[.$H$2])+1+[.$E$2]" office:value-type="float" office:value="245" calcext:value-type="float">
            <text:p>245</text:p>
          </table:table-cell>
          <table:table-cell table:formula="of:=MOD([.F1286]+1/[.$H$2];5)" office:value-type="float" office:value="1.39999999999995" calcext:value-type="float">
            <text:p>1,39999999999995</text:p>
          </table:table-cell>
          <table:table-cell table:formula="of:=IF([.F1287]=0;[.G1286]+2+1/[.$H$2];[.G1286]+1/[.$H$2])" office:value-type="float" office:value="21.4000000000001" calcext:value-type="float">
            <text:p>2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8]))" office:value-type="date" office:date-value="2019-10-28T09:10:49.460457" calcext:value-type="date">
            <text:p>2019-10-28 09:10:49</text:p>
          </table:table-cell>
          <table:table-cell table:style-name="ce7" table:formula="of:=[.A1288]" office:value-type="date" office:date-value="2019-10-28T09:10:49.460457" calcext:value-type="date">
            <text:p>2019-10-28 09:10:49</text:p>
          </table:table-cell>
          <table:table-cell table:formula="of:=TRUNC([.A1288])" office:value-type="float" office:value="43766" calcext:value-type="float">
            <text:p>43766</text:p>
          </table:table-cell>
          <table:table-cell table:style-name="ce12" table:formula="of:=[.B1288]-[.C1288]" office:value-type="date" office:date-value="1899-12-30T09:10:49.46045712568" calcext:value-type="date">
            <text:p>12/30/99 09:10 AM</text:p>
          </table:table-cell>
          <table:table-cell table:formula="of:=MOD([.E1287]-[.$E$2];[.$H$2])+1+[.$E$2]" office:value-type="float" office:value="246" calcext:value-type="float">
            <text:p>246</text:p>
          </table:table-cell>
          <table:table-cell table:formula="of:=MOD([.F1287]+1/[.$H$2];5)" office:value-type="float" office:value="1.41666666666662" calcext:value-type="float">
            <text:p>1,41666666666662</text:p>
          </table:table-cell>
          <table:table-cell table:formula="of:=IF([.F1288]=0;[.G1287]+2+1/[.$H$2];[.G1287]+1/[.$H$2])" office:value-type="float" office:value="21.4166666666667" calcext:value-type="float">
            <text:p>21,4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9]))" office:value-type="date" office:date-value="2019-10-28T09:24:18.935478" calcext:value-type="date">
            <text:p>2019-10-28 09:24:19</text:p>
          </table:table-cell>
          <table:table-cell table:style-name="ce7" table:formula="of:=[.A1289]" office:value-type="date" office:date-value="2019-10-28T09:24:18.935478" calcext:value-type="date">
            <text:p>2019-10-28 09:24:19</text:p>
          </table:table-cell>
          <table:table-cell table:formula="of:=TRUNC([.A1289])" office:value-type="float" office:value="43766" calcext:value-type="float">
            <text:p>43766</text:p>
          </table:table-cell>
          <table:table-cell table:style-name="ce12" table:formula="of:=[.B1289]-[.C1289]" office:value-type="date" office:date-value="1899-12-30T09:24:18.93547832966" calcext:value-type="date">
            <text:p>12/30/99 09:24 AM</text:p>
          </table:table-cell>
          <table:table-cell table:formula="of:=MOD([.E1288]-[.$E$2];[.$H$2])+1+[.$E$2]" office:value-type="float" office:value="247" calcext:value-type="float">
            <text:p>247</text:p>
          </table:table-cell>
          <table:table-cell table:formula="of:=MOD([.F1288]+1/[.$H$2];5)" office:value-type="float" office:value="1.43333333333328" calcext:value-type="float">
            <text:p>1,43333333333328</text:p>
          </table:table-cell>
          <table:table-cell table:formula="of:=IF([.F1289]=0;[.G1288]+2+1/[.$H$2];[.G1288]+1/[.$H$2])" office:value-type="float" office:value="21.4333333333334" calcext:value-type="float">
            <text:p>21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0]))" office:value-type="date" office:date-value="2019-10-28T09:41:05.849553" calcext:value-type="date">
            <text:p>2019-10-28 09:41:06</text:p>
          </table:table-cell>
          <table:table-cell table:style-name="ce7" table:formula="of:=[.A1290]" office:value-type="date" office:date-value="2019-10-28T09:41:05.849553" calcext:value-type="date">
            <text:p>2019-10-28 09:41:06</text:p>
          </table:table-cell>
          <table:table-cell table:formula="of:=TRUNC([.A1290])" office:value-type="float" office:value="43766" calcext:value-type="float">
            <text:p>43766</text:p>
          </table:table-cell>
          <table:table-cell table:style-name="ce12" table:formula="of:=[.B1290]-[.C1290]" office:value-type="date" office:date-value="1899-12-30T09:41:05.84955258295" calcext:value-type="date">
            <text:p>12/30/99 09:41 AM</text:p>
          </table:table-cell>
          <table:table-cell table:formula="of:=MOD([.E1289]-[.$E$2];[.$H$2])+1+[.$E$2]" office:value-type="float" office:value="248" calcext:value-type="float">
            <text:p>248</text:p>
          </table:table-cell>
          <table:table-cell table:formula="of:=MOD([.F1289]+1/[.$H$2];5)" office:value-type="float" office:value="1.44999999999995" calcext:value-type="float">
            <text:p>1,44999999999995</text:p>
          </table:table-cell>
          <table:table-cell table:formula="of:=IF([.F1290]=0;[.G1289]+2+1/[.$H$2];[.G1289]+1/[.$H$2])" office:value-type="float" office:value="21.4500000000001" calcext:value-type="float">
            <text:p>21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1]))" office:value-type="date" office:date-value="2019-10-28T09:13:38.596394" calcext:value-type="date">
            <text:p>2019-10-28 09:13:39</text:p>
          </table:table-cell>
          <table:table-cell table:style-name="ce7" table:formula="of:=[.A1291]" office:value-type="date" office:date-value="2019-10-28T09:13:38.596394" calcext:value-type="date">
            <text:p>2019-10-28 09:13:39</text:p>
          </table:table-cell>
          <table:table-cell table:formula="of:=TRUNC([.A1291])" office:value-type="float" office:value="43766" calcext:value-type="float">
            <text:p>43766</text:p>
          </table:table-cell>
          <table:table-cell table:style-name="ce12" table:formula="of:=[.B1291]-[.C1291]" office:value-type="date" office:date-value="1899-12-30T09:13:38.59639410395" calcext:value-type="date">
            <text:p>12/30/99 09:13 AM</text:p>
          </table:table-cell>
          <table:table-cell table:formula="of:=MOD([.E1290]-[.$E$2];[.$H$2])+1+[.$E$2]" office:value-type="float" office:value="249" calcext:value-type="float">
            <text:p>249</text:p>
          </table:table-cell>
          <table:table-cell table:formula="of:=MOD([.F1290]+1/[.$H$2];5)" office:value-type="float" office:value="1.46666666666662" calcext:value-type="float">
            <text:p>1,46666666666662</text:p>
          </table:table-cell>
          <table:table-cell table:formula="of:=IF([.F1291]=0;[.G1290]+2+1/[.$H$2];[.G1290]+1/[.$H$2])" office:value-type="float" office:value="21.4666666666667" calcext:value-type="float">
            <text:p>21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2]))" office:value-type="date" office:date-value="2019-10-28T09:32:18.988512" calcext:value-type="date">
            <text:p>2019-10-28 09:32:19</text:p>
          </table:table-cell>
          <table:table-cell table:style-name="ce7" table:formula="of:=[.A1292]" office:value-type="date" office:date-value="2019-10-28T09:32:18.988512" calcext:value-type="date">
            <text:p>2019-10-28 09:32:19</text:p>
          </table:table-cell>
          <table:table-cell table:formula="of:=TRUNC([.A1292])" office:value-type="float" office:value="43766" calcext:value-type="float">
            <text:p>43766</text:p>
          </table:table-cell>
          <table:table-cell table:style-name="ce12" table:formula="of:=[.B1292]-[.C1292]" office:value-type="date" office:date-value="1899-12-30T09:32:18.988511567" calcext:value-type="date">
            <text:p>12/30/99 09:32 AM</text:p>
          </table:table-cell>
          <table:table-cell table:formula="of:=MOD([.E1291]-[.$E$2];[.$H$2])+1+[.$E$2]" office:value-type="float" office:value="250" calcext:value-type="float">
            <text:p>250</text:p>
          </table:table-cell>
          <table:table-cell table:formula="of:=MOD([.F1291]+1/[.$H$2];5)" office:value-type="float" office:value="1.48333333333328" calcext:value-type="float">
            <text:p>1,48333333333328</text:p>
          </table:table-cell>
          <table:table-cell table:formula="of:=IF([.F1292]=0;[.G1291]+2+1/[.$H$2];[.G1291]+1/[.$H$2])" office:value-type="float" office:value="21.4833333333334" calcext:value-type="float">
            <text:p>21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3]))" office:value-type="date" office:date-value="2019-10-28T09:42:42.964265" calcext:value-type="date">
            <text:p>2019-10-28 09:42:43</text:p>
          </table:table-cell>
          <table:table-cell table:style-name="ce7" table:formula="of:=[.A1293]" office:value-type="date" office:date-value="2019-10-28T09:42:42.964265" calcext:value-type="date">
            <text:p>2019-10-28 09:42:43</text:p>
          </table:table-cell>
          <table:table-cell table:formula="of:=TRUNC([.A1293])" office:value-type="float" office:value="43766" calcext:value-type="float">
            <text:p>43766</text:p>
          </table:table-cell>
          <table:table-cell table:style-name="ce12" table:formula="of:=[.B1293]-[.C1293]" office:value-type="date" office:date-value="1899-12-30T09:42:42.96426483896" calcext:value-type="date">
            <text:p>12/30/99 09:42 AM</text:p>
          </table:table-cell>
          <table:table-cell table:formula="of:=MOD([.E1292]-[.$E$2];[.$H$2])+1+[.$E$2]" office:value-type="float" office:value="251" calcext:value-type="float">
            <text:p>251</text:p>
          </table:table-cell>
          <table:table-cell table:formula="of:=MOD([.F1292]+1/[.$H$2];5)" office:value-type="float" office:value="1.49999999999995" calcext:value-type="float">
            <text:p>1,49999999999995</text:p>
          </table:table-cell>
          <table:table-cell table:formula="of:=IF([.F1293]=0;[.G1292]+2+1/[.$H$2];[.G1292]+1/[.$H$2])" office:value-type="float" office:value="21.5000000000001" calcext:value-type="float">
            <text:p>21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4]))" office:value-type="date" office:date-value="2019-10-28T09:16:24.027749" calcext:value-type="date">
            <text:p>2019-10-28 09:16:24</text:p>
          </table:table-cell>
          <table:table-cell table:style-name="ce7" table:formula="of:=[.A1294]" office:value-type="date" office:date-value="2019-10-28T09:16:24.027749" calcext:value-type="date">
            <text:p>2019-10-28 09:16:24</text:p>
          </table:table-cell>
          <table:table-cell table:formula="of:=TRUNC([.A1294])" office:value-type="float" office:value="43766" calcext:value-type="float">
            <text:p>43766</text:p>
          </table:table-cell>
          <table:table-cell table:style-name="ce12" table:formula="of:=[.B1294]-[.C1294]" office:value-type="date" office:date-value="1899-12-30T09:16:24.02774948627" calcext:value-type="date">
            <text:p>12/30/99 09:16 AM</text:p>
          </table:table-cell>
          <table:table-cell table:formula="of:=MOD([.E1293]-[.$E$2];[.$H$2])+1+[.$E$2]" office:value-type="float" office:value="252" calcext:value-type="float">
            <text:p>252</text:p>
          </table:table-cell>
          <table:table-cell table:formula="of:=MOD([.F1293]+1/[.$H$2];5)" office:value-type="float" office:value="1.51666666666662" calcext:value-type="float">
            <text:p>1,51666666666662</text:p>
          </table:table-cell>
          <table:table-cell table:formula="of:=IF([.F1294]=0;[.G1293]+2+1/[.$H$2];[.G1293]+1/[.$H$2])" office:value-type="float" office:value="21.5166666666667" calcext:value-type="float">
            <text:p>21,5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5]))" office:value-type="date" office:date-value="2019-10-28T09:12:16.860691" calcext:value-type="date">
            <text:p>2019-10-28 09:12:17</text:p>
          </table:table-cell>
          <table:table-cell table:style-name="ce7" table:formula="of:=[.A1295]" office:value-type="date" office:date-value="2019-10-28T09:12:16.860691" calcext:value-type="date">
            <text:p>2019-10-28 09:12:17</text:p>
          </table:table-cell>
          <table:table-cell table:formula="of:=TRUNC([.A1295])" office:value-type="float" office:value="43766" calcext:value-type="float">
            <text:p>43766</text:p>
          </table:table-cell>
          <table:table-cell table:style-name="ce12" table:formula="of:=[.B1295]-[.C1295]" office:value-type="date" office:date-value="1899-12-30T09:12:16.86069091782" calcext:value-type="date">
            <text:p>12/30/99 09:12 AM</text:p>
          </table:table-cell>
          <table:table-cell table:formula="of:=MOD([.E1294]-[.$E$2];[.$H$2])+1+[.$E$2]" office:value-type="float" office:value="253" calcext:value-type="float">
            <text:p>253</text:p>
          </table:table-cell>
          <table:table-cell table:formula="of:=MOD([.F1294]+1/[.$H$2];5)" office:value-type="float" office:value="1.53333333333328" calcext:value-type="float">
            <text:p>1,53333333333328</text:p>
          </table:table-cell>
          <table:table-cell table:formula="of:=IF([.F1295]=0;[.G1294]+2+1/[.$H$2];[.G1294]+1/[.$H$2])" office:value-type="float" office:value="21.5333333333334" calcext:value-type="float">
            <text:p>21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6]))" office:value-type="date" office:date-value="2019-10-28T09:44:31.236139" calcext:value-type="date">
            <text:p>2019-10-28 09:44:31</text:p>
          </table:table-cell>
          <table:table-cell table:style-name="ce7" table:formula="of:=[.A1296]" office:value-type="date" office:date-value="2019-10-28T09:44:31.236139" calcext:value-type="date">
            <text:p>2019-10-28 09:44:31</text:p>
          </table:table-cell>
          <table:table-cell table:formula="of:=TRUNC([.A1296])" office:value-type="float" office:value="43766" calcext:value-type="float">
            <text:p>43766</text:p>
          </table:table-cell>
          <table:table-cell table:style-name="ce12" table:formula="of:=[.B1296]-[.C1296]" office:value-type="date" office:date-value="1899-12-30T09:44:31.23613909353" calcext:value-type="date">
            <text:p>12/30/99 09:44 AM</text:p>
          </table:table-cell>
          <table:table-cell table:formula="of:=MOD([.E1295]-[.$E$2];[.$H$2])+1+[.$E$2]" office:value-type="float" office:value="254" calcext:value-type="float">
            <text:p>254</text:p>
          </table:table-cell>
          <table:table-cell table:formula="of:=MOD([.F1295]+1/[.$H$2];5)" office:value-type="float" office:value="1.54999999999995" calcext:value-type="float">
            <text:p>1,54999999999995</text:p>
          </table:table-cell>
          <table:table-cell table:formula="of:=IF([.F1296]=0;[.G1295]+2+1/[.$H$2];[.G1295]+1/[.$H$2])" office:value-type="float" office:value="21.5500000000001" calcext:value-type="float">
            <text:p>21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7]))" office:value-type="date" office:date-value="2019-10-28T09:43:28.925113" calcext:value-type="date">
            <text:p>2019-10-28 09:43:29</text:p>
          </table:table-cell>
          <table:table-cell table:style-name="ce7" table:formula="of:=[.A1297]" office:value-type="date" office:date-value="2019-10-28T09:43:28.925113" calcext:value-type="date">
            <text:p>2019-10-28 09:43:29</text:p>
          </table:table-cell>
          <table:table-cell table:formula="of:=TRUNC([.A1297])" office:value-type="float" office:value="43766" calcext:value-type="float">
            <text:p>43766</text:p>
          </table:table-cell>
          <table:table-cell table:style-name="ce12" table:formula="of:=[.B1297]-[.C1297]" office:value-type="date" office:date-value="1899-12-30T09:43:28.92511303537" calcext:value-type="date">
            <text:p>12/30/99 09:43 AM</text:p>
          </table:table-cell>
          <table:table-cell table:formula="of:=MOD([.E1296]-[.$E$2];[.$H$2])+1+[.$E$2]" office:value-type="float" office:value="255" calcext:value-type="float">
            <text:p>255</text:p>
          </table:table-cell>
          <table:table-cell table:formula="of:=MOD([.F1296]+1/[.$H$2];5)" office:value-type="float" office:value="1.56666666666662" calcext:value-type="float">
            <text:p>1,56666666666662</text:p>
          </table:table-cell>
          <table:table-cell table:formula="of:=IF([.F1297]=0;[.G1296]+2+1/[.$H$2];[.G1296]+1/[.$H$2])" office:value-type="float" office:value="21.5666666666667" calcext:value-type="float">
            <text:p>21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8]))" office:value-type="date" office:date-value="2019-10-28T09:00:24.833471" calcext:value-type="date">
            <text:p>2019-10-28 09:00:25</text:p>
          </table:table-cell>
          <table:table-cell table:style-name="ce7" table:formula="of:=[.A1298]" office:value-type="date" office:date-value="2019-10-28T09:00:24.833471" calcext:value-type="date">
            <text:p>2019-10-28 09:00:25</text:p>
          </table:table-cell>
          <table:table-cell table:formula="of:=TRUNC([.A1298])" office:value-type="float" office:value="43766" calcext:value-type="float">
            <text:p>43766</text:p>
          </table:table-cell>
          <table:table-cell table:style-name="ce12" table:formula="of:=[.B1298]-[.C1298]" office:value-type="date" office:date-value="1899-12-30T09:00:24.83347146772" calcext:value-type="date">
            <text:p>12/30/99 09:00 AM</text:p>
          </table:table-cell>
          <table:table-cell table:formula="of:=MOD([.E1297]-[.$E$2];[.$H$2])+1+[.$E$2]" office:value-type="float" office:value="256" calcext:value-type="float">
            <text:p>256</text:p>
          </table:table-cell>
          <table:table-cell table:formula="of:=MOD([.F1297]+1/[.$H$2];5)" office:value-type="float" office:value="1.58333333333328" calcext:value-type="float">
            <text:p>1,58333333333328</text:p>
          </table:table-cell>
          <table:table-cell table:formula="of:=IF([.F1298]=0;[.G1297]+2+1/[.$H$2];[.G1297]+1/[.$H$2])" office:value-type="float" office:value="21.5833333333334" calcext:value-type="float">
            <text:p>21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9]))" office:value-type="date" office:date-value="2019-10-28T09:39:46.144887" calcext:value-type="date">
            <text:p>2019-10-28 09:39:46</text:p>
          </table:table-cell>
          <table:table-cell table:style-name="ce7" table:formula="of:=[.A1299]" office:value-type="date" office:date-value="2019-10-28T09:39:46.144887" calcext:value-type="date">
            <text:p>2019-10-28 09:39:46</text:p>
          </table:table-cell>
          <table:table-cell table:formula="of:=TRUNC([.A1299])" office:value-type="float" office:value="43766" calcext:value-type="float">
            <text:p>43766</text:p>
          </table:table-cell>
          <table:table-cell table:style-name="ce12" table:formula="of:=[.B1299]-[.C1299]" office:value-type="date" office:date-value="1899-12-30T09:39:46.14488658495" calcext:value-type="date">
            <text:p>12/30/99 09:39 AM</text:p>
          </table:table-cell>
          <table:table-cell table:formula="of:=MOD([.E1298]-[.$E$2];[.$H$2])+1+[.$E$2]" office:value-type="float" office:value="257" calcext:value-type="float">
            <text:p>257</text:p>
          </table:table-cell>
          <table:table-cell table:formula="of:=MOD([.F1298]+1/[.$H$2];5)" office:value-type="float" office:value="1.59999999999995" calcext:value-type="float">
            <text:p>1,59999999999995</text:p>
          </table:table-cell>
          <table:table-cell table:formula="of:=IF([.F1299]=0;[.G1298]+2+1/[.$H$2];[.G1298]+1/[.$H$2])" office:value-type="float" office:value="21.6000000000001" calcext:value-type="float">
            <text:p>21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0]))" office:value-type="date" office:date-value="2019-10-28T09:24:59.886979" calcext:value-type="date">
            <text:p>2019-10-28 09:25:00</text:p>
          </table:table-cell>
          <table:table-cell table:style-name="ce7" table:formula="of:=[.A1300]" office:value-type="date" office:date-value="2019-10-28T09:24:59.886979" calcext:value-type="date">
            <text:p>2019-10-28 09:25:00</text:p>
          </table:table-cell>
          <table:table-cell table:formula="of:=TRUNC([.A1300])" office:value-type="float" office:value="43766" calcext:value-type="float">
            <text:p>43766</text:p>
          </table:table-cell>
          <table:table-cell table:style-name="ce12" table:formula="of:=[.B1300]-[.C1300]" office:value-type="date" office:date-value="1899-12-30T09:24:59.88697869703" calcext:value-type="date">
            <text:p>12/30/99 09:25 AM</text:p>
          </table:table-cell>
          <table:table-cell table:formula="of:=MOD([.E1299]-[.$E$2];[.$H$2])+1+[.$E$2]" office:value-type="float" office:value="258" calcext:value-type="float">
            <text:p>258</text:p>
          </table:table-cell>
          <table:table-cell table:formula="of:=MOD([.F1299]+1/[.$H$2];5)" office:value-type="float" office:value="1.61666666666662" calcext:value-type="float">
            <text:p>1,61666666666662</text:p>
          </table:table-cell>
          <table:table-cell table:formula="of:=IF([.F1300]=0;[.G1299]+2+1/[.$H$2];[.G1299]+1/[.$H$2])" office:value-type="float" office:value="21.6166666666667" calcext:value-type="float">
            <text:p>21,6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1]))" office:value-type="date" office:date-value="2019-10-28T09:29:43.005051" calcext:value-type="date">
            <text:p>2019-10-28 09:29:43</text:p>
          </table:table-cell>
          <table:table-cell table:style-name="ce7" table:formula="of:=[.A1301]" office:value-type="date" office:date-value="2019-10-28T09:29:43.005051" calcext:value-type="date">
            <text:p>2019-10-28 09:29:43</text:p>
          </table:table-cell>
          <table:table-cell table:formula="of:=TRUNC([.A1301])" office:value-type="float" office:value="43766" calcext:value-type="float">
            <text:p>43766</text:p>
          </table:table-cell>
          <table:table-cell table:style-name="ce12" table:formula="of:=[.B1301]-[.C1301]" office:value-type="date" office:date-value="1899-12-30T09:29:43.00505115185" calcext:value-type="date">
            <text:p>12/30/99 09:29 AM</text:p>
          </table:table-cell>
          <table:table-cell table:formula="of:=MOD([.E1300]-[.$E$2];[.$H$2])+1+[.$E$2]" office:value-type="float" office:value="259" calcext:value-type="float">
            <text:p>259</text:p>
          </table:table-cell>
          <table:table-cell table:formula="of:=MOD([.F1300]+1/[.$H$2];5)" office:value-type="float" office:value="1.63333333333328" calcext:value-type="float">
            <text:p>1,63333333333328</text:p>
          </table:table-cell>
          <table:table-cell table:formula="of:=IF([.F1301]=0;[.G1300]+2+1/[.$H$2];[.G1300]+1/[.$H$2])" office:value-type="float" office:value="21.6333333333334" calcext:value-type="float">
            <text:p>21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2]))" office:value-type="date" office:date-value="2019-10-28T09:24:27.698028" calcext:value-type="date">
            <text:p>2019-10-28 09:24:28</text:p>
          </table:table-cell>
          <table:table-cell table:style-name="ce7" table:formula="of:=[.A1302]" office:value-type="date" office:date-value="2019-10-28T09:24:27.698028" calcext:value-type="date">
            <text:p>2019-10-28 09:24:28</text:p>
          </table:table-cell>
          <table:table-cell table:formula="of:=TRUNC([.A1302])" office:value-type="float" office:value="43766" calcext:value-type="float">
            <text:p>43766</text:p>
          </table:table-cell>
          <table:table-cell table:style-name="ce12" table:formula="of:=[.B1302]-[.C1302]" office:value-type="date" office:date-value="1899-12-30T09:24:27.69802761264" calcext:value-type="date">
            <text:p>12/30/99 09:24 AM</text:p>
          </table:table-cell>
          <table:table-cell table:formula="of:=MOD([.E1301]-[.$E$2];[.$H$2])+1+[.$E$2]" office:value-type="float" office:value="260" calcext:value-type="float">
            <text:p>260</text:p>
          </table:table-cell>
          <table:table-cell table:formula="of:=MOD([.F1301]+1/[.$H$2];5)" office:value-type="float" office:value="1.64999999999995" calcext:value-type="float">
            <text:p>1,64999999999995</text:p>
          </table:table-cell>
          <table:table-cell table:formula="of:=IF([.F1302]=0;[.G1301]+2+1/[.$H$2];[.G1301]+1/[.$H$2])" office:value-type="float" office:value="21.6500000000001" calcext:value-type="float">
            <text:p>21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3]))" office:value-type="date" office:date-value="2019-10-28T09:41:36.060002" calcext:value-type="date">
            <text:p>2019-10-28 09:41:36</text:p>
          </table:table-cell>
          <table:table-cell table:style-name="ce7" table:formula="of:=[.A1303]" office:value-type="date" office:date-value="2019-10-28T09:41:36.060002" calcext:value-type="date">
            <text:p>2019-10-28 09:41:36</text:p>
          </table:table-cell>
          <table:table-cell table:formula="of:=TRUNC([.A1303])" office:value-type="float" office:value="43766" calcext:value-type="float">
            <text:p>43766</text:p>
          </table:table-cell>
          <table:table-cell table:style-name="ce12" table:formula="of:=[.B1303]-[.C1303]" office:value-type="date" office:date-value="1899-12-30T09:41:36.06000152417" calcext:value-type="date">
            <text:p>12/30/99 09:41 AM</text:p>
          </table:table-cell>
          <table:table-cell table:formula="of:=MOD([.E1302]-[.$E$2];[.$H$2])+1+[.$E$2]" office:value-type="float" office:value="261" calcext:value-type="float">
            <text:p>261</text:p>
          </table:table-cell>
          <table:table-cell table:formula="of:=MOD([.F1302]+1/[.$H$2];5)" office:value-type="float" office:value="1.66666666666662" calcext:value-type="float">
            <text:p>1,66666666666662</text:p>
          </table:table-cell>
          <table:table-cell table:formula="of:=IF([.F1303]=0;[.G1302]+2+1/[.$H$2];[.G1302]+1/[.$H$2])" office:value-type="float" office:value="21.6666666666667" calcext:value-type="float">
            <text:p>21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4]))" office:value-type="date" office:date-value="2019-10-28T09:58:50.897959" calcext:value-type="date">
            <text:p>2019-10-28 09:58:51</text:p>
          </table:table-cell>
          <table:table-cell table:style-name="ce7" table:formula="of:=[.A1304]" office:value-type="date" office:date-value="2019-10-28T09:58:50.897959" calcext:value-type="date">
            <text:p>2019-10-28 09:58:51</text:p>
          </table:table-cell>
          <table:table-cell table:formula="of:=TRUNC([.A1304])" office:value-type="float" office:value="43766" calcext:value-type="float">
            <text:p>43766</text:p>
          </table:table-cell>
          <table:table-cell table:style-name="ce12" table:formula="of:=[.B1304]-[.C1304]" office:value-type="date" office:date-value="1899-12-30T09:58:50.89795934502" calcext:value-type="date">
            <text:p>12/30/99 09:58 AM</text:p>
          </table:table-cell>
          <table:table-cell table:formula="of:=MOD([.E1303]-[.$E$2];[.$H$2])+1+[.$E$2]" office:value-type="float" office:value="262" calcext:value-type="float">
            <text:p>262</text:p>
          </table:table-cell>
          <table:table-cell table:formula="of:=MOD([.F1303]+1/[.$H$2];5)" office:value-type="float" office:value="1.68333333333328" calcext:value-type="float">
            <text:p>1,68333333333328</text:p>
          </table:table-cell>
          <table:table-cell table:formula="of:=IF([.F1304]=0;[.G1303]+2+1/[.$H$2];[.G1303]+1/[.$H$2])" office:value-type="float" office:value="21.6833333333334" calcext:value-type="float">
            <text:p>21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5]))" office:value-type="date" office:date-value="2019-10-28T09:39:33.85799" calcext:value-type="date">
            <text:p>2019-10-28 09:39:34</text:p>
          </table:table-cell>
          <table:table-cell table:style-name="ce7" table:formula="of:=[.A1305]" office:value-type="date" office:date-value="2019-10-28T09:39:33.85799" calcext:value-type="date">
            <text:p>2019-10-28 09:39:34</text:p>
          </table:table-cell>
          <table:table-cell table:formula="of:=TRUNC([.A1305])" office:value-type="float" office:value="43766" calcext:value-type="float">
            <text:p>43766</text:p>
          </table:table-cell>
          <table:table-cell table:style-name="ce12" table:formula="of:=[.B1305]-[.C1305]" office:value-type="date" office:date-value="1899-12-30T09:39:33.85799009353" calcext:value-type="date">
            <text:p>12/30/99 09:39 AM</text:p>
          </table:table-cell>
          <table:table-cell table:formula="of:=MOD([.E1304]-[.$E$2];[.$H$2])+1+[.$E$2]" office:value-type="float" office:value="263" calcext:value-type="float">
            <text:p>263</text:p>
          </table:table-cell>
          <table:table-cell table:formula="of:=MOD([.F1304]+1/[.$H$2];5)" office:value-type="float" office:value="1.69999999999995" calcext:value-type="float">
            <text:p>1,69999999999995</text:p>
          </table:table-cell>
          <table:table-cell table:formula="of:=IF([.F1305]=0;[.G1304]+2+1/[.$H$2];[.G1304]+1/[.$H$2])" office:value-type="float" office:value="21.7" calcext:value-type="float">
            <text:p>21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6]))" office:value-type="date" office:date-value="2019-10-28T09:41:28.806034" calcext:value-type="date">
            <text:p>2019-10-28 09:41:29</text:p>
          </table:table-cell>
          <table:table-cell table:style-name="ce7" table:formula="of:=[.A1306]" office:value-type="date" office:date-value="2019-10-28T09:41:28.806034" calcext:value-type="date">
            <text:p>2019-10-28 09:41:29</text:p>
          </table:table-cell>
          <table:table-cell table:formula="of:=TRUNC([.A1306])" office:value-type="float" office:value="43766" calcext:value-type="float">
            <text:p>43766</text:p>
          </table:table-cell>
          <table:table-cell table:style-name="ce12" table:formula="of:=[.B1306]-[.C1306]" office:value-type="date" office:date-value="1899-12-30T09:41:28.80603387952" calcext:value-type="date">
            <text:p>12/30/99 09:41 AM</text:p>
          </table:table-cell>
          <table:table-cell table:formula="of:=MOD([.E1305]-[.$E$2];[.$H$2])+1+[.$E$2]" office:value-type="float" office:value="264" calcext:value-type="float">
            <text:p>264</text:p>
          </table:table-cell>
          <table:table-cell table:formula="of:=MOD([.F1305]+1/[.$H$2];5)" office:value-type="float" office:value="1.71666666666662" calcext:value-type="float">
            <text:p>1,71666666666662</text:p>
          </table:table-cell>
          <table:table-cell table:formula="of:=IF([.F1306]=0;[.G1305]+2+1/[.$H$2];[.G1305]+1/[.$H$2])" office:value-type="float" office:value="21.7166666666667" calcext:value-type="float">
            <text:p>21,7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7]))" office:value-type="date" office:date-value="2019-10-28T09:41:17.597724" calcext:value-type="date">
            <text:p>2019-10-28 09:41:18</text:p>
          </table:table-cell>
          <table:table-cell table:style-name="ce7" table:formula="of:=[.A1307]" office:value-type="date" office:date-value="2019-10-28T09:41:17.597724" calcext:value-type="date">
            <text:p>2019-10-28 09:41:18</text:p>
          </table:table-cell>
          <table:table-cell table:formula="of:=TRUNC([.A1307])" office:value-type="float" office:value="43766" calcext:value-type="float">
            <text:p>43766</text:p>
          </table:table-cell>
          <table:table-cell table:style-name="ce12" table:formula="of:=[.B1307]-[.C1307]" office:value-type="date" office:date-value="1899-12-30T09:41:17.59772425052" calcext:value-type="date">
            <text:p>12/30/99 09:41 AM</text:p>
          </table:table-cell>
          <table:table-cell table:formula="of:=MOD([.E1306]-[.$E$2];[.$H$2])+1+[.$E$2]" office:value-type="float" office:value="265" calcext:value-type="float">
            <text:p>265</text:p>
          </table:table-cell>
          <table:table-cell table:formula="of:=MOD([.F1306]+1/[.$H$2];5)" office:value-type="float" office:value="1.73333333333328" calcext:value-type="float">
            <text:p>1,73333333333328</text:p>
          </table:table-cell>
          <table:table-cell table:formula="of:=IF([.F1307]=0;[.G1306]+2+1/[.$H$2];[.G1306]+1/[.$H$2])" office:value-type="float" office:value="21.7333333333334" calcext:value-type="float">
            <text:p>21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8]))" office:value-type="date" office:date-value="2019-10-28T09:21:17.777562" calcext:value-type="date">
            <text:p>2019-10-28 09:21:18</text:p>
          </table:table-cell>
          <table:table-cell table:style-name="ce7" table:formula="of:=[.A1308]" office:value-type="date" office:date-value="2019-10-28T09:21:17.777562" calcext:value-type="date">
            <text:p>2019-10-28 09:21:18</text:p>
          </table:table-cell>
          <table:table-cell table:formula="of:=TRUNC([.A1308])" office:value-type="float" office:value="43766" calcext:value-type="float">
            <text:p>43766</text:p>
          </table:table-cell>
          <table:table-cell table:style-name="ce12" table:formula="of:=[.B1308]-[.C1308]" office:value-type="date" office:date-value="1899-12-30T09:21:17.77756182477" calcext:value-type="date">
            <text:p>12/30/99 09:21 AM</text:p>
          </table:table-cell>
          <table:table-cell table:formula="of:=MOD([.E1307]-[.$E$2];[.$H$2])+1+[.$E$2]" office:value-type="float" office:value="266" calcext:value-type="float">
            <text:p>266</text:p>
          </table:table-cell>
          <table:table-cell table:formula="of:=MOD([.F1307]+1/[.$H$2];5)" office:value-type="float" office:value="1.74999999999995" calcext:value-type="float">
            <text:p>1,74999999999995</text:p>
          </table:table-cell>
          <table:table-cell table:formula="of:=IF([.F1308]=0;[.G1307]+2+1/[.$H$2];[.G1307]+1/[.$H$2])" office:value-type="float" office:value="21.75" calcext:value-type="float">
            <text:p>21,7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9]))" office:value-type="date" office:date-value="2019-10-28T09:11:09.978196" calcext:value-type="date">
            <text:p>2019-10-28 09:11:10</text:p>
          </table:table-cell>
          <table:table-cell table:style-name="ce7" table:formula="of:=[.A1309]" office:value-type="date" office:date-value="2019-10-28T09:11:09.978196" calcext:value-type="date">
            <text:p>2019-10-28 09:11:10</text:p>
          </table:table-cell>
          <table:table-cell table:formula="of:=TRUNC([.A1309])" office:value-type="float" office:value="43766" calcext:value-type="float">
            <text:p>43766</text:p>
          </table:table-cell>
          <table:table-cell table:style-name="ce12" table:formula="of:=[.B1309]-[.C1309]" office:value-type="date" office:date-value="1899-12-30T09:11:09.97819561511" calcext:value-type="date">
            <text:p>12/30/99 09:11 AM</text:p>
          </table:table-cell>
          <table:table-cell table:formula="of:=MOD([.E1308]-[.$E$2];[.$H$2])+1+[.$E$2]" office:value-type="float" office:value="267" calcext:value-type="float">
            <text:p>267</text:p>
          </table:table-cell>
          <table:table-cell table:formula="of:=MOD([.F1308]+1/[.$H$2];5)" office:value-type="float" office:value="1.76666666666662" calcext:value-type="float">
            <text:p>1,76666666666662</text:p>
          </table:table-cell>
          <table:table-cell table:formula="of:=IF([.F1309]=0;[.G1308]+2+1/[.$H$2];[.G1308]+1/[.$H$2])" office:value-type="float" office:value="21.7666666666667" calcext:value-type="float">
            <text:p>21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0]))" office:value-type="date" office:date-value="2019-10-28T09:41:48.61306" calcext:value-type="date">
            <text:p>2019-10-28 09:41:49</text:p>
          </table:table-cell>
          <table:table-cell table:style-name="ce7" table:formula="of:=[.A1310]" office:value-type="date" office:date-value="2019-10-28T09:41:48.61306" calcext:value-type="date">
            <text:p>2019-10-28 09:41:49</text:p>
          </table:table-cell>
          <table:table-cell table:formula="of:=TRUNC([.A1310])" office:value-type="float" office:value="43766" calcext:value-type="float">
            <text:p>43766</text:p>
          </table:table-cell>
          <table:table-cell table:style-name="ce12" table:formula="of:=[.B1310]-[.C1310]" office:value-type="date" office:date-value="1899-12-30T09:41:48.61305969302" calcext:value-type="date">
            <text:p>12/30/99 09:41 AM</text:p>
          </table:table-cell>
          <table:table-cell table:formula="of:=MOD([.E1309]-[.$E$2];[.$H$2])+1+[.$E$2]" office:value-type="float" office:value="268" calcext:value-type="float">
            <text:p>268</text:p>
          </table:table-cell>
          <table:table-cell table:formula="of:=MOD([.F1309]+1/[.$H$2];5)" office:value-type="float" office:value="1.78333333333328" calcext:value-type="float">
            <text:p>1,78333333333328</text:p>
          </table:table-cell>
          <table:table-cell table:formula="of:=IF([.F1310]=0;[.G1309]+2+1/[.$H$2];[.G1309]+1/[.$H$2])" office:value-type="float" office:value="21.7833333333334" calcext:value-type="float">
            <text:p>21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1]))" office:value-type="date" office:date-value="2019-10-28T09:37:13.244271" calcext:value-type="date">
            <text:p>2019-10-28 09:37:13</text:p>
          </table:table-cell>
          <table:table-cell table:style-name="ce7" table:formula="of:=[.A1311]" office:value-type="date" office:date-value="2019-10-28T09:37:13.244271" calcext:value-type="date">
            <text:p>2019-10-28 09:37:13</text:p>
          </table:table-cell>
          <table:table-cell table:formula="of:=TRUNC([.A1311])" office:value-type="float" office:value="43766" calcext:value-type="float">
            <text:p>43766</text:p>
          </table:table-cell>
          <table:table-cell table:style-name="ce12" table:formula="of:=[.B1311]-[.C1311]" office:value-type="date" office:date-value="1899-12-30T09:37:13.24427129701" calcext:value-type="date">
            <text:p>12/30/99 09:37 AM</text:p>
          </table:table-cell>
          <table:table-cell table:formula="of:=MOD([.E1310]-[.$E$2];[.$H$2])+1+[.$E$2]" office:value-type="float" office:value="269" calcext:value-type="float">
            <text:p>269</text:p>
          </table:table-cell>
          <table:table-cell table:formula="of:=MOD([.F1310]+1/[.$H$2];5)" office:value-type="float" office:value="1.79999999999995" calcext:value-type="float">
            <text:p>1,79999999999995</text:p>
          </table:table-cell>
          <table:table-cell table:formula="of:=IF([.F1311]=0;[.G1310]+2+1/[.$H$2];[.G1310]+1/[.$H$2])" office:value-type="float" office:value="21.8" calcext:value-type="float">
            <text:p>21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2]))" office:value-type="date" office:date-value="2019-10-28T09:07:28.805307" calcext:value-type="date">
            <text:p>2019-10-28 09:07:29</text:p>
          </table:table-cell>
          <table:table-cell table:style-name="ce7" table:formula="of:=[.A1312]" office:value-type="date" office:date-value="2019-10-28T09:07:28.805307" calcext:value-type="date">
            <text:p>2019-10-28 09:07:29</text:p>
          </table:table-cell>
          <table:table-cell table:formula="of:=TRUNC([.A1312])" office:value-type="float" office:value="43766" calcext:value-type="float">
            <text:p>43766</text:p>
          </table:table-cell>
          <table:table-cell table:style-name="ce12" table:formula="of:=[.B1312]-[.C1312]" office:value-type="date" office:date-value="1899-12-30T09:07:28.80530743394" calcext:value-type="date">
            <text:p>12/30/99 09:07 AM</text:p>
          </table:table-cell>
          <table:table-cell table:formula="of:=MOD([.E1311]-[.$E$2];[.$H$2])+1+[.$E$2]" office:value-type="float" office:value="270" calcext:value-type="float">
            <text:p>270</text:p>
          </table:table-cell>
          <table:table-cell table:formula="of:=MOD([.F1311]+1/[.$H$2];5)" office:value-type="float" office:value="1.81666666666662" calcext:value-type="float">
            <text:p>1,81666666666662</text:p>
          </table:table-cell>
          <table:table-cell table:formula="of:=IF([.F1312]=0;[.G1311]+2+1/[.$H$2];[.G1311]+1/[.$H$2])" office:value-type="float" office:value="21.8166666666667" calcext:value-type="float">
            <text:p>21,8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3]))" office:value-type="date" office:date-value="2019-10-28T09:35:59.204533" calcext:value-type="date">
            <text:p>2019-10-28 09:35:59</text:p>
          </table:table-cell>
          <table:table-cell table:style-name="ce7" table:formula="of:=[.A1313]" office:value-type="date" office:date-value="2019-10-28T09:35:59.204533" calcext:value-type="date">
            <text:p>2019-10-28 09:35:59</text:p>
          </table:table-cell>
          <table:table-cell table:formula="of:=TRUNC([.A1313])" office:value-type="float" office:value="43766" calcext:value-type="float">
            <text:p>43766</text:p>
          </table:table-cell>
          <table:table-cell table:style-name="ce12" table:formula="of:=[.B1313]-[.C1313]" office:value-type="date" office:date-value="1899-12-30T09:35:59.20453320723" calcext:value-type="date">
            <text:p>12/30/99 09:35 AM</text:p>
          </table:table-cell>
          <table:table-cell table:formula="of:=MOD([.E1312]-[.$E$2];[.$H$2])+1+[.$E$2]" office:value-type="float" office:value="271" calcext:value-type="float">
            <text:p>271</text:p>
          </table:table-cell>
          <table:table-cell table:formula="of:=MOD([.F1312]+1/[.$H$2];5)" office:value-type="float" office:value="1.83333333333328" calcext:value-type="float">
            <text:p>1,83333333333328</text:p>
          </table:table-cell>
          <table:table-cell table:formula="of:=IF([.F1313]=0;[.G1312]+2+1/[.$H$2];[.G1312]+1/[.$H$2])" office:value-type="float" office:value="21.8333333333334" calcext:value-type="float">
            <text:p>21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4]))" office:value-type="date" office:date-value="2019-10-28T09:49:40.400195" calcext:value-type="date">
            <text:p>2019-10-28 09:49:40</text:p>
          </table:table-cell>
          <table:table-cell table:style-name="ce7" table:formula="of:=[.A1314]" office:value-type="date" office:date-value="2019-10-28T09:49:40.400195" calcext:value-type="date">
            <text:p>2019-10-28 09:49:40</text:p>
          </table:table-cell>
          <table:table-cell table:formula="of:=TRUNC([.A1314])" office:value-type="float" office:value="43766" calcext:value-type="float">
            <text:p>43766</text:p>
          </table:table-cell>
          <table:table-cell table:style-name="ce12" table:formula="of:=[.B1314]-[.C1314]" office:value-type="date" office:date-value="1899-12-30T09:49:40.40019529872" calcext:value-type="date">
            <text:p>12/30/99 09:49 AM</text:p>
          </table:table-cell>
          <table:table-cell table:formula="of:=MOD([.E1313]-[.$E$2];[.$H$2])+1+[.$E$2]" office:value-type="float" office:value="272" calcext:value-type="float">
            <text:p>272</text:p>
          </table:table-cell>
          <table:table-cell table:formula="of:=MOD([.F1313]+1/[.$H$2];5)" office:value-type="float" office:value="1.84999999999995" calcext:value-type="float">
            <text:p>1,84999999999995</text:p>
          </table:table-cell>
          <table:table-cell table:formula="of:=IF([.F1314]=0;[.G1313]+2+1/[.$H$2];[.G1313]+1/[.$H$2])" office:value-type="float" office:value="21.85" calcext:value-type="float">
            <text:p>21,8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5]))" office:value-type="date" office:date-value="2019-10-28T09:36:57.386837" calcext:value-type="date">
            <text:p>2019-10-28 09:36:57</text:p>
          </table:table-cell>
          <table:table-cell table:style-name="ce7" table:formula="of:=[.A1315]" office:value-type="date" office:date-value="2019-10-28T09:36:57.386837" calcext:value-type="date">
            <text:p>2019-10-28 09:36:57</text:p>
          </table:table-cell>
          <table:table-cell table:formula="of:=TRUNC([.A1315])" office:value-type="float" office:value="43766" calcext:value-type="float">
            <text:p>43766</text:p>
          </table:table-cell>
          <table:table-cell table:style-name="ce12" table:formula="of:=[.B1315]-[.C1315]" office:value-type="date" office:date-value="1899-12-30T09:36:57.38683744334" calcext:value-type="date">
            <text:p>12/30/99 09:36 AM</text:p>
          </table:table-cell>
          <table:table-cell table:formula="of:=MOD([.E1314]-[.$E$2];[.$H$2])+1+[.$E$2]" office:value-type="float" office:value="273" calcext:value-type="float">
            <text:p>273</text:p>
          </table:table-cell>
          <table:table-cell table:formula="of:=MOD([.F1314]+1/[.$H$2];5)" office:value-type="float" office:value="1.86666666666662" calcext:value-type="float">
            <text:p>1,86666666666662</text:p>
          </table:table-cell>
          <table:table-cell table:formula="of:=IF([.F1315]=0;[.G1314]+2+1/[.$H$2];[.G1314]+1/[.$H$2])" office:value-type="float" office:value="21.8666666666667" calcext:value-type="float">
            <text:p>21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6]))" office:value-type="date" office:date-value="2019-10-28T09:37:16.266812" calcext:value-type="date">
            <text:p>2019-10-28 09:37:16</text:p>
          </table:table-cell>
          <table:table-cell table:style-name="ce7" table:formula="of:=[.A1316]" office:value-type="date" office:date-value="2019-10-28T09:37:16.266812" calcext:value-type="date">
            <text:p>2019-10-28 09:37:16</text:p>
          </table:table-cell>
          <table:table-cell table:formula="of:=TRUNC([.A1316])" office:value-type="float" office:value="43766" calcext:value-type="float">
            <text:p>43766</text:p>
          </table:table-cell>
          <table:table-cell table:style-name="ce12" table:formula="of:=[.B1316]-[.C1316]" office:value-type="date" office:date-value="1899-12-30T09:37:16.26681198366" calcext:value-type="date">
            <text:p>12/30/99 09:37 AM</text:p>
          </table:table-cell>
          <table:table-cell table:formula="of:=MOD([.E1315]-[.$E$2];[.$H$2])+1+[.$E$2]" office:value-type="float" office:value="274" calcext:value-type="float">
            <text:p>274</text:p>
          </table:table-cell>
          <table:table-cell table:formula="of:=MOD([.F1315]+1/[.$H$2];5)" office:value-type="float" office:value="1.88333333333328" calcext:value-type="float">
            <text:p>1,88333333333328</text:p>
          </table:table-cell>
          <table:table-cell table:formula="of:=IF([.F1316]=0;[.G1315]+2+1/[.$H$2];[.G1315]+1/[.$H$2])" office:value-type="float" office:value="21.8833333333334" calcext:value-type="float">
            <text:p>21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7]))" office:value-type="date" office:date-value="2019-10-28T09:23:15.993633" calcext:value-type="date">
            <text:p>2019-10-28 09:23:16</text:p>
          </table:table-cell>
          <table:table-cell table:style-name="ce7" table:formula="of:=[.A1317]" office:value-type="date" office:date-value="2019-10-28T09:23:15.993633" calcext:value-type="date">
            <text:p>2019-10-28 09:23:16</text:p>
          </table:table-cell>
          <table:table-cell table:formula="of:=TRUNC([.A1317])" office:value-type="float" office:value="43766" calcext:value-type="float">
            <text:p>43766</text:p>
          </table:table-cell>
          <table:table-cell table:style-name="ce12" table:formula="of:=[.B1317]-[.C1317]" office:value-type="date" office:date-value="1899-12-30T09:23:15.99363317247" calcext:value-type="date">
            <text:p>12/30/99 09:23 AM</text:p>
          </table:table-cell>
          <table:table-cell table:formula="of:=MOD([.E1316]-[.$E$2];[.$H$2])+1+[.$E$2]" office:value-type="float" office:value="275" calcext:value-type="float">
            <text:p>275</text:p>
          </table:table-cell>
          <table:table-cell table:formula="of:=MOD([.F1316]+1/[.$H$2];5)" office:value-type="float" office:value="1.89999999999995" calcext:value-type="float">
            <text:p>1,89999999999995</text:p>
          </table:table-cell>
          <table:table-cell table:formula="of:=IF([.F1317]=0;[.G1316]+2+1/[.$H$2];[.G1316]+1/[.$H$2])" office:value-type="float" office:value="21.9" calcext:value-type="float">
            <text:p>21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8]))" office:value-type="date" office:date-value="2019-10-28T09:06:57.259635" calcext:value-type="date">
            <text:p>2019-10-28 09:06:57</text:p>
          </table:table-cell>
          <table:table-cell table:style-name="ce7" table:formula="of:=[.A1318]" office:value-type="date" office:date-value="2019-10-28T09:06:57.259635" calcext:value-type="date">
            <text:p>2019-10-28 09:06:57</text:p>
          </table:table-cell>
          <table:table-cell table:formula="of:=TRUNC([.A1318])" office:value-type="float" office:value="43766" calcext:value-type="float">
            <text:p>43766</text:p>
          </table:table-cell>
          <table:table-cell table:style-name="ce12" table:formula="of:=[.B1318]-[.C1318]" office:value-type="date" office:date-value="1899-12-30T09:06:57.25963514764" calcext:value-type="date">
            <text:p>12/30/99 09:06 AM</text:p>
          </table:table-cell>
          <table:table-cell table:formula="of:=MOD([.E1317]-[.$E$2];[.$H$2])+1+[.$E$2]" office:value-type="float" office:value="276" calcext:value-type="float">
            <text:p>276</text:p>
          </table:table-cell>
          <table:table-cell table:formula="of:=MOD([.F1317]+1/[.$H$2];5)" office:value-type="float" office:value="1.91666666666662" calcext:value-type="float">
            <text:p>1,91666666666662</text:p>
          </table:table-cell>
          <table:table-cell table:formula="of:=IF([.F1318]=0;[.G1317]+2+1/[.$H$2];[.G1317]+1/[.$H$2])" office:value-type="float" office:value="21.9166666666667" calcext:value-type="float">
            <text:p>21,9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9]))" office:value-type="date" office:date-value="2019-10-28T09:25:28.226585" calcext:value-type="date">
            <text:p>2019-10-28 09:25:28</text:p>
          </table:table-cell>
          <table:table-cell table:style-name="ce7" table:formula="of:=[.A1319]" office:value-type="date" office:date-value="2019-10-28T09:25:28.226585" calcext:value-type="date">
            <text:p>2019-10-28 09:25:28</text:p>
          </table:table-cell>
          <table:table-cell table:formula="of:=TRUNC([.A1319])" office:value-type="float" office:value="43766" calcext:value-type="float">
            <text:p>43766</text:p>
          </table:table-cell>
          <table:table-cell table:style-name="ce12" table:formula="of:=[.B1319]-[.C1319]" office:value-type="date" office:date-value="1899-12-30T09:25:28.22658496443" calcext:value-type="date">
            <text:p>12/30/99 09:25 AM</text:p>
          </table:table-cell>
          <table:table-cell table:formula="of:=MOD([.E1318]-[.$E$2];[.$H$2])+1+[.$E$2]" office:value-type="float" office:value="277" calcext:value-type="float">
            <text:p>277</text:p>
          </table:table-cell>
          <table:table-cell table:formula="of:=MOD([.F1318]+1/[.$H$2];5)" office:value-type="float" office:value="1.93333333333328" calcext:value-type="float">
            <text:p>1,93333333333328</text:p>
          </table:table-cell>
          <table:table-cell table:formula="of:=IF([.F1319]=0;[.G1318]+2+1/[.$H$2];[.G1318]+1/[.$H$2])" office:value-type="float" office:value="21.9333333333334" calcext:value-type="float">
            <text:p>21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0]))" office:value-type="date" office:date-value="2019-10-28T09:26:16.004688" calcext:value-type="date">
            <text:p>2019-10-28 09:26:16</text:p>
          </table:table-cell>
          <table:table-cell table:style-name="ce7" table:formula="of:=[.A1320]" office:value-type="date" office:date-value="2019-10-28T09:26:16.004688" calcext:value-type="date">
            <text:p>2019-10-28 09:26:16</text:p>
          </table:table-cell>
          <table:table-cell table:formula="of:=TRUNC([.A1320])" office:value-type="float" office:value="43766" calcext:value-type="float">
            <text:p>43766</text:p>
          </table:table-cell>
          <table:table-cell table:style-name="ce12" table:formula="of:=[.B1320]-[.C1320]" office:value-type="date" office:date-value="1899-12-30T09:26:16.00468844175" calcext:value-type="date">
            <text:p>12/30/99 09:26 AM</text:p>
          </table:table-cell>
          <table:table-cell table:formula="of:=MOD([.E1319]-[.$E$2];[.$H$2])+1+[.$E$2]" office:value-type="float" office:value="278" calcext:value-type="float">
            <text:p>278</text:p>
          </table:table-cell>
          <table:table-cell table:formula="of:=MOD([.F1319]+1/[.$H$2];5)" office:value-type="float" office:value="1.94999999999995" calcext:value-type="float">
            <text:p>1,94999999999995</text:p>
          </table:table-cell>
          <table:table-cell table:formula="of:=IF([.F1320]=0;[.G1319]+2+1/[.$H$2];[.G1319]+1/[.$H$2])" office:value-type="float" office:value="21.95" calcext:value-type="float">
            <text:p>21,9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1]))" office:value-type="date" office:date-value="2019-10-28T09:21:12.955042" calcext:value-type="date">
            <text:p>2019-10-28 09:21:13</text:p>
          </table:table-cell>
          <table:table-cell table:style-name="ce7" table:formula="of:=[.A1321]" office:value-type="date" office:date-value="2019-10-28T09:21:12.955042" calcext:value-type="date">
            <text:p>2019-10-28 09:21:13</text:p>
          </table:table-cell>
          <table:table-cell table:formula="of:=TRUNC([.A1321])" office:value-type="float" office:value="43766" calcext:value-type="float">
            <text:p>43766</text:p>
          </table:table-cell>
          <table:table-cell table:style-name="ce12" table:formula="of:=[.B1321]-[.C1321]" office:value-type="date" office:date-value="1899-12-30T09:21:12.95504158828" calcext:value-type="date">
            <text:p>12/30/99 09:21 AM</text:p>
          </table:table-cell>
          <table:table-cell table:formula="of:=MOD([.E1320]-[.$E$2];[.$H$2])+1+[.$E$2]" office:value-type="float" office:value="279" calcext:value-type="float">
            <text:p>279</text:p>
          </table:table-cell>
          <table:table-cell table:formula="of:=MOD([.F1320]+1/[.$H$2];5)" office:value-type="float" office:value="1.96666666666661" calcext:value-type="float">
            <text:p>1,96666666666661</text:p>
          </table:table-cell>
          <table:table-cell table:formula="of:=IF([.F1321]=0;[.G1320]+2+1/[.$H$2];[.G1320]+1/[.$H$2])" office:value-type="float" office:value="21.9666666666667" calcext:value-type="float">
            <text:p>21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2]))" office:value-type="date" office:date-value="2019-10-28T09:31:50.312402" calcext:value-type="date">
            <text:p>2019-10-28 09:31:50</text:p>
          </table:table-cell>
          <table:table-cell table:style-name="ce7" table:formula="of:=[.A1322]" office:value-type="date" office:date-value="2019-10-28T09:31:50.312402" calcext:value-type="date">
            <text:p>2019-10-28 09:31:50</text:p>
          </table:table-cell>
          <table:table-cell table:formula="of:=TRUNC([.A1322])" office:value-type="float" office:value="43766" calcext:value-type="float">
            <text:p>43766</text:p>
          </table:table-cell>
          <table:table-cell table:style-name="ce12" table:formula="of:=[.B1322]-[.C1322]" office:value-type="date" office:date-value="1899-12-30T09:31:50.31240164302" calcext:value-type="date">
            <text:p>12/30/99 09:31 AM</text:p>
          </table:table-cell>
          <table:table-cell table:formula="of:=MOD([.E1321]-[.$E$2];[.$H$2])+1+[.$E$2]" office:value-type="float" office:value="280" calcext:value-type="float">
            <text:p>280</text:p>
          </table:table-cell>
          <table:table-cell table:formula="of:=MOD([.F1321]+1/[.$H$2];5)" office:value-type="float" office:value="1.98333333333328" calcext:value-type="float">
            <text:p>1,98333333333328</text:p>
          </table:table-cell>
          <table:table-cell table:formula="of:=IF([.F1322]=0;[.G1321]+2+1/[.$H$2];[.G1321]+1/[.$H$2])" office:value-type="float" office:value="21.9833333333334" calcext:value-type="float">
            <text:p>21,9833333333334</text:p>
          </table:table-cell>
          <table:table-cell table:number-columns-repeated="13"/>
        </table:table-row>
        <table:table-row table:style-name="ro1" table:number-rows-repeated="30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11:33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3T18:11:58.279000000</dc:date>
    <meta:editing-duration>PT5H24M20S</meta:editing-duration>
    <meta:editing-cycles>35</meta:editing-cycles>
    <meta:generator>LibreOffice/6.0.1.1$Windows_X86_64 LibreOffice_project/60bfb1526849283ce2491346ed2aa51c465abfe6</meta:generator>
    <meta:document-statistic meta:table-count="1" meta:cell-count="11649" meta:object-count="0"/>
  </office:meta>
</office:document-meta>
</file>